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mbria" svg:font-family="Cambria"/>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66cm"/>
    </style:style>
    <style:style style:name="co2" style:family="table-column">
      <style:table-column-properties fo:break-before="auto" style:column-width="0.961cm"/>
    </style:style>
    <style:style style:name="co3" style:family="table-column">
      <style:table-column-properties fo:break-before="auto" style:column-width="9.576cm"/>
    </style:style>
    <style:style style:name="co4" style:family="table-column">
      <style:table-column-properties fo:break-before="auto" style:column-width="7.262cm"/>
    </style:style>
    <style:style style:name="co5" style:family="table-column">
      <style:table-column-properties fo:break-before="auto" style:column-width="3.51cm"/>
    </style:style>
    <style:style style:name="co6" style:family="table-column">
      <style:table-column-properties fo:break-before="auto" style:column-width="8.472cm"/>
    </style:style>
    <style:style style:name="co7" style:family="table-column">
      <style:table-column-properties fo:break-before="auto" style:column-width="12.668cm"/>
    </style:style>
    <style:style style:name="co8" style:family="table-column">
      <style:table-column-properties fo:break-before="auto" style:column-width="9.416cm"/>
    </style:style>
    <style:style style:name="co9" style:family="table-column">
      <style:table-column-properties fo:break-before="auto" style:column-width="2.081cm"/>
    </style:style>
    <style:style style:name="co10" style:family="table-column">
      <style:table-column-properties fo:break-before="auto" style:column-width="1.655cm"/>
    </style:style>
    <style:style style:name="co11" style:family="table-column">
      <style:table-column-properties fo:break-before="auto" style:column-width="3.311cm"/>
    </style:style>
    <style:style style:name="co12" style:family="table-column">
      <style:table-column-properties fo:break-before="auto" style:column-width="1.672cm"/>
    </style:style>
    <style:style style:name="ro1" style:family="table-row">
      <style:table-row-properties style:row-height="0.487cm" fo:break-before="auto" style:use-optimal-row-height="true"/>
    </style:style>
    <style:style style:name="ro2" style:family="table-row">
      <style:table-row-properties style:row-height="1.252cm" fo:break-before="auto" style:use-optimal-row-height="true"/>
    </style:style>
    <style:style style:name="ro3" style:family="table-row">
      <style:table-row-properties style:row-height="1.656cm" fo:break-before="auto" style:use-optimal-row-height="true"/>
    </style:style>
    <style:style style:name="ro4" style:family="table-row">
      <style:table-row-properties style:row-height="2.06cm" fo:break-before="auto" style:use-optimal-row-height="true"/>
    </style:style>
    <style:style style:name="ta1" style:family="table" style:master-page-name="PageStyle_5f_Sheet1">
      <style:table-properties table:display="true" style:writing-mode="lr-tb"/>
    </style:style>
    <number:boolean-style style:name="N99">
      <number:boolean/>
    </number:boolean-style>
    <number:text-style style:name="N100">
      <number:text-content/>
    </number:text-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6" style:family="table-cell" style:parent-style-name="Default" style:data-style-name="N133">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4" style:family="table-cell" style:parent-style-name="Default" style:data-style-name="N13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9" style:family="table-cell" style:parent-style-name="Default" style:data-style-name="N13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style:vertical-align="middle"/>
    </style:style>
    <style:style style:name="ce15" style:family="table-cell" style:parent-style-name="Default" style:data-style-name="N10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data-style-name="N10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data-style-name="N10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4" style:family="table-cell" style:parent-style-name="Default">
      <style:table-cell-properties style:text-align-source="fix" style:repeat-content="false" style:vertical-align="middle"/>
      <style:paragraph-properties fo:text-align="center" fo:margin-left="0cm"/>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data-style-name="N9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2" style:family="table-cell" style:parent-style-name="Default" style:data-style-name="N9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3" style:family="table-cell" style:parent-style-name="Default" style:data-style-name="N99">
      <style:table-cell-properties style:vertical-align="middle"/>
    </style:style>
    <style:style style:name="gr1" style:family="graphic">
      <style:graphic-properties draw:stroke="solid" svg:stroke-width="0cm" svg:stroke-color="#3465a4" draw:marker-start="msArrowEnd_20_5" draw:marker-start-width="0.21cm" draw:marker-start-center="false" draw:stroke-linejoin="round" svg:stroke-linecap="butt" draw:fill="solid" draw:fill-color="#ffffc0" draw:textarea-horizontal-align="justify" draw:textarea-vertical-align="top" draw:auto-grow-height="true" draw:auto-grow-width="false" draw:fit-to-size="false" style:shrink-to-fit="false" fo:min-height="7.111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fo:font-family="Arial"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Arial"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solid" svg:stroke-width="0cm" svg:stroke-color="#3465a4" draw:marker-start="msArrowEnd_20_5" draw:marker-start-width="0.21cm" draw:marker-start-center="false" draw:stroke-linejoin="round" svg:stroke-linecap="butt" draw:fill="solid" draw:fill-color="#ffffc0" draw:textarea-horizontal-align="justify" draw:textarea-vertical-align="top" draw:auto-grow-height="true" draw:auto-grow-width="false" draw:fit-to-size="false" style:shrink-to-fit="false" fo:min-height="5.136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fo:font-family="Arial"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Arial"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cm" svg:stroke-color="#3465a4" draw:marker-start="msArrowEnd_20_5" draw:marker-start-width="0.21cm" draw:marker-start-center="false" draw:stroke-linejoin="round" svg:stroke-linecap="butt" draw:fill="solid" draw:fill-color="#ffffc0" draw:textarea-horizontal-align="justify" draw:textarea-vertical-align="top" draw:auto-grow-height="true" draw:auto-grow-width="false" draw:fit-to-size="false" style:shrink-to-fit="false" fo:min-height="2.371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fo:font-family="Arial"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Arial"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cm" svg:stroke-color="#3465a4" draw:marker-start="msArrowEnd_20_5" draw:marker-start-width="0.21cm" draw:marker-start-center="false" draw:stroke-linejoin="round" svg:stroke-linecap="butt" draw:fill="solid" draw:fill-color="#ffffc0" draw:textarea-horizontal-align="justify" draw:textarea-vertical-align="top" draw:auto-grow-height="true" draw:auto-grow-width="false" draw:fit-to-size="false" style:shrink-to-fit="false" fo:min-height="9.086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fo:font-family="Arial"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Arial"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cm" svg:stroke-color="#3465a4" draw:marker-start="msArrowEnd_20_5" draw:marker-start-width="0.21cm" draw:marker-start-center="false" draw:stroke-linejoin="round" svg:stroke-linecap="butt" draw:fill="solid" draw:fill-color="#ffffc0" draw:textarea-horizontal-align="justify" draw:textarea-vertical-align="top" draw:auto-grow-height="true" draw:auto-grow-width="false" draw:fit-to-size="false" style:shrink-to-fit="false" fo:min-height="4.346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fo:font-family="Arial"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Arial"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cm" svg:stroke-color="#3465a4" draw:marker-start="msArrowEnd_20_5" draw:marker-start-width="0.21cm" draw:marker-start-center="false" draw:stroke-linejoin="round" svg:stroke-linecap="butt" draw:fill="solid" draw:fill-color="#ffffc0" draw:textarea-horizontal-align="justify" draw:textarea-vertical-align="top" draw:auto-grow-height="true" draw:auto-grow-width="false" draw:fit-to-size="false" style:shrink-to-fit="false" fo:min-height="4.323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fo:font-family="Arial"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Arial"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solid" svg:stroke-width="0cm" svg:stroke-color="#3465a4" draw:marker-start="msArrowEnd_20_5" draw:marker-start-width="0.21cm" draw:marker-start-center="false" draw:stroke-linejoin="round" svg:stroke-linecap="butt" draw:fill="solid" draw:fill-color="#ffffc0" draw:textarea-horizontal-align="justify" draw:textarea-vertical-align="top" draw:auto-grow-height="true" draw:auto-grow-width="false" draw:fit-to-size="false" style:shrink-to-fit="false" fo:min-height="1.862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fo:font-family="Arial"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Arial"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stroke="solid" svg:stroke-width="0cm" svg:stroke-color="#3465a4" draw:marker-start="msArrowEnd_20_5" draw:marker-start-width="0.21cm" draw:marker-start-center="false" draw:stroke-linejoin="round" svg:stroke-linecap="butt" draw:fill="solid" draw:fill-color="#ffffc0" draw:textarea-horizontal-align="justify" draw:textarea-vertical-align="top" draw:auto-grow-height="true" draw:auto-grow-width="false" draw:fit-to-size="false" style:shrink-to-fit="false" fo:min-height="2.207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fo:font-family="Arial"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Arial"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stroke="solid" svg:stroke-width="0cm" svg:stroke-color="#3465a4" draw:marker-start="msArrowEnd_20_5" draw:marker-start-width="0.21cm" draw:marker-start-center="false" draw:stroke-linejoin="round" svg:stroke-linecap="butt" draw:fill="solid" draw:fill-color="#ffffc0" draw:textarea-horizontal-align="justify" draw:textarea-vertical-align="top" draw:auto-grow-height="true" draw:auto-grow-width="false" draw:fit-to-size="false" style:shrink-to-fit="false" fo:min-height="3.01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fo:font-family="Arial"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Arial"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stroke="solid" svg:stroke-width="0cm" svg:stroke-color="#3465a4" draw:marker-start="msArrowEnd_20_5" draw:marker-start-width="0.21cm" draw:marker-start-center="false" draw:stroke-linejoin="round" svg:stroke-linecap="butt" draw:fill="solid" draw:fill-color="#ffffc0" draw:textarea-horizontal-align="justify" draw:textarea-vertical-align="top" draw:auto-grow-height="true" draw:auto-grow-width="false" draw:fit-to-size="false" style:shrink-to-fit="false" fo:min-height="4.932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fo:font-family="Arial"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Arial"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stroke="solid" svg:stroke-width="0cm" svg:stroke-color="#3465a4" draw:marker-start="msArrowEnd_20_5" draw:marker-start-width="0.21cm" draw:marker-start-center="false" draw:stroke-linejoin="round" svg:stroke-linecap="butt" draw:fill="solid" draw:fill-color="#ffffc0" draw:textarea-horizontal-align="justify" draw:textarea-vertical-align="top" draw:auto-grow-height="true" draw:auto-grow-width="false" draw:fit-to-size="false" style:shrink-to-fit="false" fo:min-height="1.581cm" fo:padding-top="0.1cm" fo:padding-bottom="0.1cm" fo:padding-left="0.1cm" fo:padding-right="0.1cm" draw:shadow="hidden" draw:shadow-offset-x="0.1cm" draw:shadow-offset-y="0.1cm"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fo:font-family="Arial"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Arial"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use-window-font-color="true" loext:opacity="0%" style:text-outline="false" style:text-line-through-style="none" style:text-line-through-type="none" style:text-position="0% 100%" fo:font-family="Arial"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Arial"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use-window-font-color="true" loext:opacity="0%" style:text-outline="false" style:text-line-through-style="none" style:text-line-through-type="none" style:text-position="0% 100%" fo:font-family="Arial"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Arial"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loext:opacity="0%" style:text-outline="false" style:text-line-through-style="none" style:text-line-through-type="none" style:text-position="0% 100%" fo:font-family="Arial"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Arial" style:font-family-generic-complex="swiss" style:font-pitch-complex="variable"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1"/>
        <table:table-column table:style-name="co6" table:default-cell-style-name="ce26"/>
        <table:table-column table:style-name="co7" table:default-cell-style-name="ce2"/>
        <table:table-column table:style-name="co8" table:default-cell-style-name="ce2"/>
        <table:table-column table:style-name="co9" table:default-cell-style-name="ce17"/>
        <table:table-column table:style-name="co10" table:default-cell-style-name="ce2"/>
        <table:table-column table:style-name="co11" table:default-cell-style-name="ce32"/>
        <table:table-column table:style-name="co12" table:number-columns-repeated="1009" table:default-cell-style-name="ce2"/>
        <table:table-column table:style-name="co12" table:number-columns-repeated="2" table:default-cell-style-name="Default"/>
        <table:table-row table:style-name="ro1">
          <table:table-cell table:style-name="ce3" office:value-type="string" calcext:value-type="string">
            <text:p>A1</text:p>
          </table:table-cell>
          <table:table-cell table:style-name="ce6" office:value-type="string" calcext:value-type="string">
            <text:p>A2</text:p>
          </table:table-cell>
          <table:table-cell table:style-name="ce3" office:value-type="string" calcext:value-type="string">
            <text:p>B1</text:p>
          </table:table-cell>
          <table:table-cell table:style-name="ce9" office:value-type="string" calcext:value-type="string">
            <text:p>B2</text:p>
          </table:table-cell>
          <table:table-cell table:style-name="ce10" office:value-type="string" calcext:value-type="string">
            <text:p>column_a</text:p>
          </table:table-cell>
          <table:table-cell table:style-name="ce10" office:value-type="string" calcext:value-type="string">
            <text:p>column_b</text:p>
          </table:table-cell>
          <table:table-cell table:style-name="ce15" office:value-type="string" calcext:value-type="string">
            <text:p>group</text:p>
          </table:table-cell>
          <table:table-cell table:style-name="ce23" office:value-type="string" calcext:value-type="string">
            <text:p>Group (base)</text:p>
          </table:table-cell>
          <table:table-cell table:style-name="ce10" office:value-type="string" calcext:value-type="string">
            <text:p>reason</text:p>
          </table:table-cell>
          <table:table-cell table:style-name="ce10" office:value-type="string" calcext:value-type="string">
            <text:p>hint</text:p>
          </table:table-cell>
          <table:table-cell table:style-name="ce31" office:value-type="string" calcext:value-type="string">
            <text:p>hyperlink</text:p>
          </table:table-cell>
          <table:table-cell table:style-name="ce10" office:value-type="string" calcext:value-type="string">
            <text:p>method</text:p>
          </table:table-cell>
          <table:table-cell table:style-name="ce35" office:value-type="string" calcext:value-type="string">
            <text:p>Opposing Trend</text:p>
          </table:table-cell>
          <table:table-cell office:value-type="string" calcext:value-type="string">
            <text:p>Onesided Trend</text:p>
          </table:table-cell>
          <table:table-cell table:number-columns-repeated="1010"/>
        </table:table-row>
        <table:table-row table:style-name="ro2" table:visibility="filter">
          <table:table-cell table:formula="of:=ORG.LIBREOFFICE.REGEX([.E2]; &quot;[A-Z]+&quot;)" office:value-type="string" office:string-value="B" calcext:value-type="string">
            <text:p>B</text:p>
          </table:table-cell>
          <table:table-cell table:style-name="ce4" table:formula="of:=VALUE(ORG.LIBREOFFICE.REGEX([.E2]; &quot;[\d\.]+&quot;))" office:value-type="float" office:value="1" calcext:value-type="float">
            <text:p>1.0</text:p>
          </table:table-cell>
          <table:table-cell table:formula="of:=ORG.LIBREOFFICE.REGEX([.F2]; &quot;[A-Z]+&quot;)" office:value-type="string" office:string-value="C" calcext:value-type="string">
            <text:p>C</text:p>
          </table:table-cell>
          <table:table-cell table:style-name="ce4" table:formula="of:=VALUE(ORG.LIBREOFFICE.REGEX([.F2]; &quot;[\d\.]+&quot;))" office:value-type="float" office:value="3" calcext:value-type="float">
            <text:p>3.0</text:p>
          </table:table-cell>
          <table:table-cell office:value-type="string" calcext:value-type="string">
            <text:p>B1 - Build tools</text:p>
          </table:table-cell>
          <table:table-cell office:value-type="string" calcext:value-type="string">
            <text:p>C3 - # Files changed</text:p>
          </table:table-cell>
          <table:table-cell table:style-name="ce20" office:value-type="string" calcext:value-type="string">
            <text:p>3.1 (pd)</text:p>
          </table:table-cell>
          <table:table-cell table:style-name="ce1" table:formula="of:=ORG.LIBREOFFICE.REGEX([.G2]; &quot;^(\d+|\w)&quot;)" office:value-type="string" office:string-value="3" calcext:value-type="string">
            <text:p>3</text:p>
          </table:table-cell>
          <table:table-cell office:value-type="string" calcext:value-type="string">
            <text:p>BG and CG: multiple relations; strong project influence on variable pair (?)</text:p>
          </table:table-cell>
          <table:table-cell table:style-name="ce12" office:value-type="string" calcext:value-type="string">
            <text:p>BG: Kruskal-Wallis - Significant difference True</text:p>
            <text:p>CG: Kruskal-Wallis - Significant difference False</text:p>
            <text:p>Abs. count: 71 (BG); 70 (CG)</text:p>
          </table:table-cell>
          <table:table-cell table:formula="of:=HYPERLINK(&quot;figures/boxplots/B1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 &quot;[A-Z]+&quot;)" office:value-type="string" office:string-value="B" calcext:value-type="string">
            <text:p>B</text:p>
          </table:table-cell>
          <table:table-cell table:style-name="ce4" table:formula="of:=VALUE(ORG.LIBREOFFICE.REGEX([.E3]; &quot;[\d\.]+&quot;))" office:value-type="float" office:value="1" calcext:value-type="float">
            <text:p>1.0</text:p>
          </table:table-cell>
          <table:table-cell table:formula="of:=ORG.LIBREOFFICE.REGEX([.F3]; &quot;[A-Z]+&quot;)" office:value-type="string" office:string-value="C" calcext:value-type="string">
            <text:p>C</text:p>
          </table:table-cell>
          <table:table-cell table:style-name="ce4" table:formula="of:=VALUE(ORG.LIBREOFFICE.REGEX([.F3]; &quot;[\d\.]+&quot;))" office:value-type="float" office:value="4" calcext:value-type="float">
            <text:p>4.0</text:p>
          </table:table-cell>
          <table:table-cell office:value-type="string" calcext:value-type="string">
            <text:p>B1 - Build tools</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3]; &quot;^(\d+|\w)&quot;)" office:value-type="string" office:string-value="32" calcext:value-type="string">
            <text:p>32</text:p>
          </table:table-cell>
          <table:table-cell office:value-type="string" calcext:value-type="string">
            <text:p>BG: multiple relations; strong project influence on variable pair (?)</text:p>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B1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 &quot;[A-Z]+&quot;)" office:value-type="string" office:string-value="B" calcext:value-type="string">
            <text:p>B</text:p>
          </table:table-cell>
          <table:table-cell table:style-name="ce4" table:formula="of:=VALUE(ORG.LIBREOFFICE.REGEX([.E4]; &quot;[\d\.]+&quot;))" office:value-type="float" office:value="1" calcext:value-type="float">
            <text:p>1.0</text:p>
          </table:table-cell>
          <table:table-cell table:formula="of:=ORG.LIBREOFFICE.REGEX([.F4]; &quot;[A-Z]+&quot;)" office:value-type="string" office:string-value="C" calcext:value-type="string">
            <text:p>C</text:p>
          </table:table-cell>
          <table:table-cell table:style-name="ce4" table:formula="of:=VALUE(ORG.LIBREOFFICE.REGEX([.F4]; &quot;[\d\.]+&quot;))" office:value-type="float" office:value="5" calcext:value-type="float">
            <text:p>5.0</text:p>
          </table:table-cell>
          <table:table-cell office:value-type="string" calcext:value-type="string">
            <text:p>B1 - Build tools</text:p>
          </table:table-cell>
          <table:table-cell office:value-type="string" calcext:value-type="string">
            <text:p>C5 - Commit total line bugginess</text:p>
          </table:table-cell>
          <table:table-cell office:value-type="string" calcext:value-type="string">
            <text:p>32</text:p>
          </table:table-cell>
          <table:table-cell table:style-name="ce1" table:formula="of:=ORG.LIBREOFFICE.REGEX([.G4]; &quot;^(\d+|\w)&quot;)" office:value-type="string" office:string-value="32" calcext:value-type="string">
            <text:p>32</text:p>
          </table:table-cell>
          <table:table-cell office:value-type="string" calcext:value-type="string">
            <text:p>BG: multiple relations; strong project influence on variable pair (?)</text:p>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B1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 &quot;[A-Z]+&quot;)" office:value-type="string" office:string-value="B" calcext:value-type="string">
            <text:p>B</text:p>
          </table:table-cell>
          <table:table-cell table:style-name="ce4" table:formula="of:=VALUE(ORG.LIBREOFFICE.REGEX([.E5]; &quot;[\d\.]+&quot;))" office:value-type="float" office:value="1" calcext:value-type="float">
            <text:p>1.0</text:p>
          </table:table-cell>
          <table:table-cell table:formula="of:=ORG.LIBREOFFICE.REGEX([.F5]; &quot;[A-Z]+&quot;)" office:value-type="string" office:string-value="C" calcext:value-type="string">
            <text:p>C</text:p>
          </table:table-cell>
          <table:table-cell table:style-name="ce4" table:formula="of:=VALUE(ORG.LIBREOFFICE.REGEX([.F5]; &quot;[\d\.]+&quot;))" office:value-type="float" office:value="6" calcext:value-type="float">
            <text:p>6.0</text:p>
          </table:table-cell>
          <table:table-cell office:value-type="string" calcext:value-type="string">
            <text:p>B1 - Build tools</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5]; &quot;^(\d+|\w)&quot;)" office:value-type="string" office:string-value="32" calcext:value-type="string">
            <text:p>32</text:p>
          </table:table-cell>
          <table:table-cell office:value-type="string" calcext:value-type="string">
            <text:p>BG: multiple relations; strong project influence on variable pair (?)</text:p>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B1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 &quot;[A-Z]+&quot;)" office:value-type="string" office:string-value="B" calcext:value-type="string">
            <text:p>B</text:p>
          </table:table-cell>
          <table:table-cell table:style-name="ce4" table:formula="of:=VALUE(ORG.LIBREOFFICE.REGEX([.E6]; &quot;[\d\.]+&quot;))" office:value-type="float" office:value="1" calcext:value-type="float">
            <text:p>1.0</text:p>
          </table:table-cell>
          <table:table-cell table:formula="of:=ORG.LIBREOFFICE.REGEX([.F6]; &quot;[A-Z]+&quot;)" office:value-type="string" office:string-value="F" calcext:value-type="string">
            <text:p>F</text:p>
          </table:table-cell>
          <table:table-cell table:style-name="ce4" table:formula="of:=VALUE(ORG.LIBREOFFICE.REGEX([.F6]; &quot;[\d\.]+&quot;))" office:value-type="float" office:value="4" calcext:value-type="float">
            <text:p>4.0</text:p>
          </table:table-cell>
          <table:table-cell office:value-type="string" calcext:value-type="string">
            <text:p>B1 - Build tools</text:p>
          </table:table-cell>
          <table:table-cell office:value-type="string" calcext:value-type="string">
            <text:p>F4 - # Bug discussants</text:p>
          </table:table-cell>
          <table:table-cell office:value-type="string" calcext:value-type="string">
            <text:p>32</text:p>
          </table:table-cell>
          <table:table-cell table:style-name="ce1" table:formula="of:=ORG.LIBREOFFICE.REGEX([.G6]; &quot;^(\d+|\w)&quot;)" office:value-type="string" office:string-value="32" calcext:value-type="string">
            <text:p>32</text:p>
          </table:table-cell>
          <table:table-cell office:value-type="string" calcext:value-type="string">
            <text:p>BG: multiple relations; strong project influence on variable pair (?)</text:p>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B1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7]; &quot;[A-Z]+&quot;)" office:value-type="string" office:string-value="B" calcext:value-type="string">
            <text:p>B</text:p>
          </table:table-cell>
          <table:table-cell table:style-name="ce4" table:formula="of:=VALUE(ORG.LIBREOFFICE.REGEX([.E7]; &quot;[\d\.]+&quot;))" office:value-type="float" office:value="1" calcext:value-type="float">
            <text:p>1.0</text:p>
          </table:table-cell>
          <table:table-cell table:formula="of:=ORG.LIBREOFFICE.REGEX([.F7]; &quot;[A-Z]+&quot;)" office:value-type="string" office:string-value="F" calcext:value-type="string">
            <text:p>F</text:p>
          </table:table-cell>
          <table:table-cell table:style-name="ce4" table:formula="of:=VALUE(ORG.LIBREOFFICE.REGEX([.F7]; &quot;[\d\.]+&quot;))" office:value-type="float" office:value="9" calcext:value-type="float">
            <text:p>9.0</text:p>
          </table:table-cell>
          <table:table-cell office:value-type="string" calcext:value-type="string">
            <text:p>B1 - Build tools</text:p>
          </table:table-cell>
          <table:table-cell office:value-type="string" calcext:value-type="string">
            <text:p>F9 - # Bug comments [sum]</text:p>
          </table:table-cell>
          <table:table-cell office:value-type="string" calcext:value-type="string">
            <text:p>32</text:p>
          </table:table-cell>
          <table:table-cell table:style-name="ce1" table:formula="of:=ORG.LIBREOFFICE.REGEX([.G7]; &quot;^(\d+|\w)&quot;)" office:value-type="string" office:string-value="32" calcext:value-type="string">
            <text:p>32</text:p>
          </table:table-cell>
          <table:table-cell office:value-type="string" calcext:value-type="string">
            <text:p>BG: multiple relations; strong project influence on variable pair (?)</text:p>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B1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table-cell table:formula="of:=ORG.LIBREOFFICE.REGEX([.E8]; &quot;[A-Z]+&quot;)" office:value-type="string" office:string-value="B" calcext:value-type="string">
            <text:p>B</text:p>
          </table:table-cell>
          <table:table-cell table:style-name="ce4" table:formula="of:=VALUE(ORG.LIBREOFFICE.REGEX([.E8]; &quot;[\d\.]+&quot;))" office:value-type="float" office:value="1" calcext:value-type="float">
            <text:p>1.0</text:p>
          </table:table-cell>
          <table:table-cell table:formula="of:=ORG.LIBREOFFICE.REGEX([.F8]; &quot;[A-Z]+&quot;)" office:value-type="string" office:string-value="I" calcext:value-type="string">
            <text:p>I</text:p>
          </table:table-cell>
          <table:table-cell table:style-name="ce4" table:formula="of:=VALUE(ORG.LIBREOFFICE.REGEX([.F8]; &quot;[\d\.]+&quot;))" office:value-type="float" office:value="5" calcext:value-type="float">
            <text:p>5.0</text:p>
          </table:table-cell>
          <table:table-cell office:value-type="string" calcext:value-type="string">
            <text:p>B1 - Build tools</text:p>
          </table:table-cell>
          <table:table-cell office:value-type="string" calcext:value-type="string">
            <text:p>I5 - # Introducing issue discussants [sum]</text:p>
          </table:table-cell>
          <table:table-cell table:style-name="ce20" office:value-type="string" calcext:value-type="string">
            <text:p>3.3 (nc, pd)</text:p>
          </table:table-cell>
          <table:table-cell table:style-name="ce1" table:formula="of:=ORG.LIBREOFFICE.REGEX([.G8]; &quot;^(\d+|\w)&quot;)" office:value-type="string" office:string-value="3" calcext:value-type="string">
            <text:p>3</text:p>
          </table:table-cell>
          <table:table-cell table:style-name="ce12" office:value-type="string" calcext:value-type="string">
            <text:p>BG: jenkins relates to more discussants; others fairly random</text:p>
            <text:p>CG: fairly random, abs. Number low</text:p>
          </table:table-cell>
          <table:table-cell table:style-name="ce12" office:value-type="string" calcext:value-type="string">
            <text:p>BG: Kruskal-Wallis - Significant difference True</text:p>
            <text:p>CG: Kruskal-Wallis - Significant difference False</text:p>
            <text:p>Abs. count: 36 (BG); 17 (CG)</text:p>
          </table:table-cell>
          <table:table-cell table:formula="of:=HYPERLINK(&quot;figures/boxplots/B1_I5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2" table:visibility="filter">
          <table:table-cell table:formula="of:=ORG.LIBREOFFICE.REGEX([.E9]; &quot;[A-Z]+&quot;)" office:value-type="string" office:string-value="B" calcext:value-type="string">
            <text:p>B</text:p>
          </table:table-cell>
          <table:table-cell table:style-name="ce4" table:formula="of:=VALUE(ORG.LIBREOFFICE.REGEX([.E9]; &quot;[\d\.]+&quot;))" office:value-type="float" office:value="1" calcext:value-type="float">
            <text:p>1.0</text:p>
          </table:table-cell>
          <table:table-cell table:formula="of:=ORG.LIBREOFFICE.REGEX([.F9]; &quot;[A-Z]+&quot;)" office:value-type="string" office:string-value="I" calcext:value-type="string">
            <text:p>I</text:p>
          </table:table-cell>
          <table:table-cell table:style-name="ce4" table:formula="of:=VALUE(ORG.LIBREOFFICE.REGEX([.F9]; &quot;[\d\.]+&quot;))" office:value-type="float" office:value="7" calcext:value-type="float">
            <text:p>7.0</text:p>
          </table:table-cell>
          <table:table-cell office:value-type="string" calcext:value-type="string">
            <text:p>B1 - Build tools</text:p>
          </table:table-cell>
          <table:table-cell office:value-type="string" calcext:value-type="string">
            <text:p>I7 - # Introducing issue commits [sum]</text:p>
          </table:table-cell>
          <table:table-cell table:style-name="ce20" office:value-type="string" calcext:value-type="string">
            <text:p>3.3 (pd)</text:p>
          </table:table-cell>
          <table:table-cell table:style-name="ce1" table:formula="of:=ORG.LIBREOFFICE.REGEX([.G9]; &quot;^(\d+|\w)&quot;)" office:value-type="string" office:string-value="3" calcext:value-type="string">
            <text:p>3</text:p>
          </table:table-cell>
          <table:table-cell table:style-name="ce12" office:value-type="string" calcext:value-type="string">
            <text:p>BG: no clear relation</text:p>
            <text:p>CG: multiple relations; strong project influence on variable pair (?)</text:p>
          </table:table-cell>
          <table:table-cell table:style-name="ce12" office:value-type="string" calcext:value-type="string">
            <text:p>BG: Kruskal-Wallis - Significant difference False</text:p>
            <text:p>CG: Kruskal-Wallis - Significant difference True</text:p>
            <text:p>Abs. count: 51 (BG); 28 (CG)</text:p>
          </table:table-cell>
          <table:table-cell table:formula="of:=HYPERLINK(&quot;figures/boxplots/B1_I7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2" table:visibility="filter">
          <table:table-cell table:formula="of:=ORG.LIBREOFFICE.REGEX([.E10]; &quot;[A-Z]+&quot;)" office:value-type="string" office:string-value="B" calcext:value-type="string">
            <text:p>B</text:p>
          </table:table-cell>
          <table:table-cell table:style-name="ce4" table:formula="of:=VALUE(ORG.LIBREOFFICE.REGEX([.E10]; &quot;[\d\.]+&quot;))" office:value-type="float" office:value="1" calcext:value-type="float">
            <text:p>1.0</text:p>
          </table:table-cell>
          <table:table-cell table:formula="of:=ORG.LIBREOFFICE.REGEX([.F10]; &quot;[A-Z]+&quot;)" office:value-type="string" office:string-value="I" calcext:value-type="string">
            <text:p>I</text:p>
          </table:table-cell>
          <table:table-cell table:style-name="ce4" table:formula="of:=VALUE(ORG.LIBREOFFICE.REGEX([.F10]; &quot;[\d\.]+&quot;))" office:value-type="float" office:value="10" calcext:value-type="float">
            <text:p>10.0</text:p>
          </table:table-cell>
          <table:table-cell office:value-type="string" calcext:value-type="string">
            <text:p>B1 - Build tools</text:p>
          </table:table-cell>
          <table:table-cell office:value-type="string" calcext:value-type="string">
            <text:p>I10 - # Introducing issue comments [sum]</text:p>
          </table:table-cell>
          <table:table-cell table:style-name="ce20" office:value-type="string" calcext:value-type="string">
            <text:p>3.1 (pd)</text:p>
          </table:table-cell>
          <table:table-cell table:style-name="ce1" table:formula="of:=ORG.LIBREOFFICE.REGEX([.G10]; &quot;^(\d+|\w)&quot;)" office:value-type="string" office:string-value="3" calcext:value-type="string">
            <text:p>3</text:p>
          </table:table-cell>
          <table:table-cell office:value-type="string" calcext:value-type="string">
            <text:p>BG and CG: multiple relations; strong project influence on variable pair (?)</text:p>
          </table:table-cell>
          <table:table-cell table:style-name="ce12" office:value-type="string" calcext:value-type="string">
            <text:p>BG: Kruskal-Wallis - Significant difference True</text:p>
            <text:p>CG: Kruskal-Wallis - Significant difference False</text:p>
            <text:p>Abs. count: 36 (BG); 17 (CG)</text:p>
          </table:table-cell>
          <table:table-cell table:formula="of:=HYPERLINK(&quot;figures/boxplots/B1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11]; &quot;[A-Z]+&quot;)" office:value-type="string" office:string-value="B" calcext:value-type="string">
            <text:p>B</text:p>
          </table:table-cell>
          <table:table-cell table:style-name="ce4" table:formula="of:=VALUE(ORG.LIBREOFFICE.REGEX([.E11]; &quot;[\d\.]+&quot;))" office:value-type="float" office:value="1" calcext:value-type="float">
            <text:p>1.0</text:p>
          </table:table-cell>
          <table:table-cell table:formula="of:=ORG.LIBREOFFICE.REGEX([.F11]; &quot;[A-Z]+&quot;)" office:value-type="string" office:string-value="ML" calcext:value-type="string">
            <text:p>ML</text:p>
          </table:table-cell>
          <table:table-cell table:style-name="ce4" table:formula="of:=VALUE(ORG.LIBREOFFICE.REGEX([.F11]; &quot;[\d\.]+&quot;))" office:value-type="float" office:value="2" calcext:value-type="float">
            <text:p>2.0</text:p>
          </table:table-cell>
          <table:table-cell office:value-type="string" calcext:value-type="string">
            <text:p>B1 - Build tool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1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12]; &quot;[A-Z]+&quot;)" office:value-type="string" office:string-value="B" calcext:value-type="string">
            <text:p>B</text:p>
          </table:table-cell>
          <table:table-cell table:style-name="ce4" table:formula="of:=VALUE(ORG.LIBREOFFICE.REGEX([.E12]; &quot;[\d\.]+&quot;))" office:value-type="float" office:value="1" calcext:value-type="float">
            <text:p>1.0</text:p>
          </table:table-cell>
          <table:table-cell table:formula="of:=ORG.LIBREOFFICE.REGEX([.F12]; &quot;[A-Z]+&quot;)" office:value-type="string" office:string-value="ML" calcext:value-type="string">
            <text:p>ML</text:p>
          </table:table-cell>
          <table:table-cell table:style-name="ce4" table:formula="of:=VALUE(ORG.LIBREOFFICE.REGEX([.F12]; &quot;[\d\.]+&quot;))" office:value-type="float" office:value="5" calcext:value-type="float">
            <text:p>5.0</text:p>
          </table:table-cell>
          <table:table-cell office:value-type="string" calcext:value-type="string">
            <text:p>B1 - Build tool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1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3]; &quot;[A-Z]+&quot;)" office:value-type="string" office:string-value="B" calcext:value-type="string">
            <text:p>B</text:p>
          </table:table-cell>
          <table:table-cell table:style-name="ce4" table:formula="of:=VALUE(ORG.LIBREOFFICE.REGEX([.E13]; &quot;[\d\.]+&quot;))" office:value-type="float" office:value="1" calcext:value-type="float">
            <text:p>1.0</text:p>
          </table:table-cell>
          <table:table-cell table:formula="of:=ORG.LIBREOFFICE.REGEX([.F13]; &quot;[A-Z]+&quot;)" office:value-type="string" office:string-value="O" calcext:value-type="string">
            <text:p>O</text:p>
          </table:table-cell>
          <table:table-cell table:style-name="ce4" table:formula="of:=VALUE(ORG.LIBREOFFICE.REGEX([.F13]; &quot;[\d\.]+&quot;))" office:value-type="float" office:value="3" calcext:value-type="float">
            <text:p>3.0</text:p>
          </table:table-cell>
          <table:table-cell office:value-type="string" calcext:value-type="string">
            <text:p>B1 - Build tool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1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2" table:visibility="filter">
          <table:table-cell table:formula="of:=ORG.LIBREOFFICE.REGEX([.E14]; &quot;[A-Z]+&quot;)" office:value-type="string" office:string-value="B" calcext:value-type="string">
            <text:p>B</text:p>
          </table:table-cell>
          <table:table-cell table:style-name="ce4" table:formula="of:=VALUE(ORG.LIBREOFFICE.REGEX([.E14]; &quot;[\d\.]+&quot;))" office:value-type="float" office:value="1" calcext:value-type="float">
            <text:p>1.0</text:p>
          </table:table-cell>
          <table:table-cell table:formula="of:=ORG.LIBREOFFICE.REGEX([.F14]; &quot;[A-Z]+&quot;)" office:value-type="string" office:string-value="R" calcext:value-type="string">
            <text:p>R</text:p>
          </table:table-cell>
          <table:table-cell table:style-name="ce4" table:formula="of:=VALUE(ORG.LIBREOFFICE.REGEX([.F14]; &quot;[\d\.]+&quot;))" office:value-type="float" office:value="3" calcext:value-type="float">
            <text:p>3.0</text:p>
          </table:table-cell>
          <table:table-cell office:value-type="string" calcext:value-type="string">
            <text:p>B1 - Build tools</text:p>
          </table:table-cell>
          <table:table-cell office:value-type="string" calcext:value-type="string">
            <text:p>R3 - # Reviewers [sum]</text:p>
          </table:table-cell>
          <table:table-cell table:style-name="ce20" office:value-type="string" calcext:value-type="string">
            <text:p>3.2 (pd)</text:p>
          </table:table-cell>
          <table:table-cell table:style-name="ce1" table:formula="of:=ORG.LIBREOFFICE.REGEX([.G14]; &quot;^(\d+|\w)&quot;)" office:value-type="string" office:string-value="3" calcext:value-type="string">
            <text:p>3</text:p>
          </table:table-cell>
          <table:table-cell office:value-type="string" calcext:value-type="string">
            <text:p>BG and CG: multiple relations; strong project influence on variable pair (?)</text:p>
          </table:table-cell>
          <table:table-cell table:style-name="ce12" office:value-type="string" calcext:value-type="string">
            <text:p>BG: Kruskal-Wallis - Significant difference True</text:p>
            <text:p>CG: Kruskal-Wallis - Significant difference True</text:p>
            <text:p>Abs. count: 38 (BG); 39 (CG)</text:p>
          </table:table-cell>
          <table:table-cell table:formula="of:=HYPERLINK(&quot;figures/boxplots/B1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15]; &quot;[A-Z]+&quot;)" office:value-type="string" office:string-value="B" calcext:value-type="string">
            <text:p>B</text:p>
          </table:table-cell>
          <table:table-cell table:style-name="ce4" table:formula="of:=VALUE(ORG.LIBREOFFICE.REGEX([.E15]; &quot;[\d\.]+&quot;))" office:value-type="float" office:value="1" calcext:value-type="float">
            <text:p>1.0</text:p>
          </table:table-cell>
          <table:table-cell table:formula="of:=ORG.LIBREOFFICE.REGEX([.F15]; &quot;[A-Z]+&quot;)" office:value-type="string" office:string-value="R" calcext:value-type="string">
            <text:p>R</text:p>
          </table:table-cell>
          <table:table-cell table:style-name="ce4" table:formula="of:=VALUE(ORG.LIBREOFFICE.REGEX([.F15]; &quot;[\d\.]+&quot;))" office:value-type="float" office:value="5" calcext:value-type="float">
            <text:p>5.0</text:p>
          </table:table-cell>
          <table:table-cell office:value-type="string" calcext:value-type="string">
            <text:p>B1 - Build tools</text:p>
          </table:table-cell>
          <table:table-cell office:value-type="string" calcext:value-type="string">
            <text:p>R5 - # Review comments [sum]</text:p>
          </table:table-cell>
          <table:table-cell table:style-name="ce20" office:value-type="string" calcext:value-type="string">
            <text:p>3.1 (pd)</text:p>
          </table:table-cell>
          <table:table-cell table:style-name="ce1" table:formula="of:=ORG.LIBREOFFICE.REGEX([.G15]; &quot;^(\d+|\w)&quot;)" office:value-type="string" office:string-value="3" calcext:value-type="string">
            <text:p>3</text:p>
          </table:table-cell>
          <table:table-cell office:value-type="string" calcext:value-type="string">
            <text:p>BG and CG: multiple relations; strong project influence on variable pair (?)</text:p>
          </table:table-cell>
          <table:table-cell table:style-name="ce12" office:value-type="string" calcext:value-type="string">
            <text:p>BG: Kruskal-Wallis - Significant difference False</text:p>
            <text:p>CG: Kruskal-Wallis - Significant difference True</text:p>
            <text:p>Abs. count: 38 (BG); 39 (CG)</text:p>
          </table:table-cell>
          <table:table-cell table:formula="of:=HYPERLINK(&quot;figures/boxplots/B1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16]; &quot;[A-Z]+&quot;)" office:value-type="string" office:string-value="B" calcext:value-type="string">
            <text:p>B</text:p>
          </table:table-cell>
          <table:table-cell table:style-name="ce4" table:formula="of:=VALUE(ORG.LIBREOFFICE.REGEX([.E16]; &quot;[\d\.]+&quot;))" office:value-type="float" office:value="1" calcext:value-type="float">
            <text:p>1.0</text:p>
          </table:table-cell>
          <table:table-cell table:formula="of:=ORG.LIBREOFFICE.REGEX([.F16]; &quot;[A-Z]+&quot;)" office:value-type="string" office:string-value="R" calcext:value-type="string">
            <text:p>R</text:p>
          </table:table-cell>
          <table:table-cell table:style-name="ce4" table:formula="of:=VALUE(ORG.LIBREOFFICE.REGEX([.F16]; &quot;[\d\.]+&quot;))" office:value-type="float" office:value="6" calcext:value-type="float">
            <text:p>6.0</text:p>
          </table:table-cell>
          <table:table-cell office:value-type="string" calcext:value-type="string">
            <text:p>B1 - Build tools</text:p>
          </table:table-cell>
          <table:table-cell office:value-type="string" calcext:value-type="string">
            <text:p>R6 - # Rounds of code review [sum]</text:p>
          </table:table-cell>
          <table:table-cell table:style-name="ce20" office:value-type="string" calcext:value-type="string">
            <text:p>3.1 (pd)</text:p>
          </table:table-cell>
          <table:table-cell table:style-name="ce1" table:formula="of:=ORG.LIBREOFFICE.REGEX([.G16]; &quot;^(\d+|\w)&quot;)" office:value-type="string" office:string-value="3" calcext:value-type="string">
            <text:p>3</text:p>
          </table:table-cell>
          <table:table-cell office:value-type="string" calcext:value-type="string">
            <text:p>BG and CG: multiple relations; strong project influence on variable pair (?)</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B1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17]; &quot;[A-Z]+&quot;)" office:value-type="string" office:string-value="B" calcext:value-type="string">
            <text:p>B</text:p>
          </table:table-cell>
          <table:table-cell table:style-name="ce4" table:formula="of:=VALUE(ORG.LIBREOFFICE.REGEX([.E17]; &quot;[\d\.]+&quot;))" office:value-type="float" office:value="2" calcext:value-type="float">
            <text:p>2.0</text:p>
          </table:table-cell>
          <table:table-cell table:formula="of:=ORG.LIBREOFFICE.REGEX([.F17]; &quot;[A-Z]+&quot;)" office:value-type="string" office:string-value="C" calcext:value-type="string">
            <text:p>C</text:p>
          </table:table-cell>
          <table:table-cell table:style-name="ce4" table:formula="of:=VALUE(ORG.LIBREOFFICE.REGEX([.F17]; &quot;[\d\.]+&quot;))" office:value-type="float" office:value="3" calcext:value-type="float">
            <text:p>3.0</text:p>
          </table:table-cell>
          <table:table-cell office:value-type="string" calcext:value-type="string">
            <text:p>B2 - Dependency resolution</text:p>
          </table:table-cell>
          <table:table-cell office:value-type="string" calcext:value-type="string">
            <text:p>C3 - # Files changed</text:p>
          </table:table-cell>
          <table:table-cell table:style-name="ce20" office:value-type="string" calcext:value-type="string">
            <text:p>1</text:p>
          </table:table-cell>
          <table:table-cell table:style-name="ce1" table:formula="of:=ORG.LIBREOFFICE.REGEX([.G17]; &quot;^(\d+|\w)&quot;)" office:value-type="string" office:string-value="1" calcext:value-type="string">
            <text:p>1</text:p>
          </table:table-cell>
          <table:table-cell office:value-type="string" calcext:value-type="string">
            <text:p>BG and CG: no relation</text:p>
          </table:table-cell>
          <table:table-cell table:style-name="ce12" office:value-type="string" calcext:value-type="string">
            <text:p>BG: Kruskal-Wallis - Significant difference False</text:p>
            <text:p>CG: Kruskal-Wallis - Significant difference False</text:p>
            <text:p>Abs. count: 70 (BG); 70 (CG)</text:p>
          </table:table-cell>
          <table:table-cell table:formula="of:=HYPERLINK(&quot;figures/boxplots/B2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8]; &quot;[A-Z]+&quot;)" office:value-type="string" office:string-value="B" calcext:value-type="string">
            <text:p>B</text:p>
          </table:table-cell>
          <table:table-cell table:style-name="ce4" table:formula="of:=VALUE(ORG.LIBREOFFICE.REGEX([.E18]; &quot;[\d\.]+&quot;))" office:value-type="float" office:value="2" calcext:value-type="float">
            <text:p>2.0</text:p>
          </table:table-cell>
          <table:table-cell table:formula="of:=ORG.LIBREOFFICE.REGEX([.F18]; &quot;[A-Z]+&quot;)" office:value-type="string" office:string-value="C" calcext:value-type="string">
            <text:p>C</text:p>
          </table:table-cell>
          <table:table-cell table:style-name="ce4" table:formula="of:=VALUE(ORG.LIBREOFFICE.REGEX([.F18]; &quot;[\d\.]+&quot;))" office:value-type="float" office:value="4" calcext:value-type="float">
            <text:p>4.0</text:p>
          </table:table-cell>
          <table:table-cell office:value-type="string" calcext:value-type="string">
            <text:p>B2 - Dependency resolution</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1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0 (BG); 0 (CG)</text:p>
          </table:table-cell>
          <table:table-cell table:formula="of:=HYPERLINK(&quot;figures/boxplots/B2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9]; &quot;[A-Z]+&quot;)" office:value-type="string" office:string-value="B" calcext:value-type="string">
            <text:p>B</text:p>
          </table:table-cell>
          <table:table-cell table:style-name="ce4" table:formula="of:=VALUE(ORG.LIBREOFFICE.REGEX([.E19]; &quot;[\d\.]+&quot;))" office:value-type="float" office:value="2" calcext:value-type="float">
            <text:p>2.0</text:p>
          </table:table-cell>
          <table:table-cell table:formula="of:=ORG.LIBREOFFICE.REGEX([.F19]; &quot;[A-Z]+&quot;)" office:value-type="string" office:string-value="C" calcext:value-type="string">
            <text:p>C</text:p>
          </table:table-cell>
          <table:table-cell table:style-name="ce4" table:formula="of:=VALUE(ORG.LIBREOFFICE.REGEX([.F19]; &quot;[\d\.]+&quot;))" office:value-type="float" office:value="5" calcext:value-type="float">
            <text:p>5.0</text:p>
          </table:table-cell>
          <table:table-cell office:value-type="string" calcext:value-type="string">
            <text:p>B2 - Dependency resolution</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1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0 (BG); 0 (CG)</text:p>
          </table:table-cell>
          <table:table-cell table:formula="of:=HYPERLINK(&quot;figures/boxplots/B2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0]; &quot;[A-Z]+&quot;)" office:value-type="string" office:string-value="B" calcext:value-type="string">
            <text:p>B</text:p>
          </table:table-cell>
          <table:table-cell table:style-name="ce4" table:formula="of:=VALUE(ORG.LIBREOFFICE.REGEX([.E20]; &quot;[\d\.]+&quot;))" office:value-type="float" office:value="2" calcext:value-type="float">
            <text:p>2.0</text:p>
          </table:table-cell>
          <table:table-cell table:formula="of:=ORG.LIBREOFFICE.REGEX([.F20]; &quot;[A-Z]+&quot;)" office:value-type="string" office:string-value="C" calcext:value-type="string">
            <text:p>C</text:p>
          </table:table-cell>
          <table:table-cell table:style-name="ce4" table:formula="of:=VALUE(ORG.LIBREOFFICE.REGEX([.F20]; &quot;[\d\.]+&quot;))" office:value-type="float" office:value="6" calcext:value-type="float">
            <text:p>6.0</text:p>
          </table:table-cell>
          <table:table-cell office:value-type="string" calcext:value-type="string">
            <text:p>B2 - Dependency resolution</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2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0 (BG); 0 (CG)</text:p>
          </table:table-cell>
          <table:table-cell table:formula="of:=HYPERLINK(&quot;figures/boxplots/B2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1]; &quot;[A-Z]+&quot;)" office:value-type="string" office:string-value="B" calcext:value-type="string">
            <text:p>B</text:p>
          </table:table-cell>
          <table:table-cell table:style-name="ce4" table:formula="of:=VALUE(ORG.LIBREOFFICE.REGEX([.E21]; &quot;[\d\.]+&quot;))" office:value-type="float" office:value="2" calcext:value-type="float">
            <text:p>2.0</text:p>
          </table:table-cell>
          <table:table-cell table:formula="of:=ORG.LIBREOFFICE.REGEX([.F21]; &quot;[A-Z]+&quot;)" office:value-type="string" office:string-value="F" calcext:value-type="string">
            <text:p>F</text:p>
          </table:table-cell>
          <table:table-cell table:style-name="ce4" table:formula="of:=VALUE(ORG.LIBREOFFICE.REGEX([.F21]; &quot;[\d\.]+&quot;))" office:value-type="float" office:value="4" calcext:value-type="float">
            <text:p>4.0</text:p>
          </table:table-cell>
          <table:table-cell office:value-type="string" calcext:value-type="string">
            <text:p>B2 - Dependency resolution</text:p>
          </table:table-cell>
          <table:table-cell office:value-type="string" calcext:value-type="string">
            <text:p>F4 - # Bug discussants</text:p>
          </table:table-cell>
          <table:table-cell office:value-type="string" calcext:value-type="string">
            <text:p>32</text:p>
          </table:table-cell>
          <table:table-cell table:style-name="ce1" table:formula="of:=ORG.LIBREOFFICE.REGEX([.G21];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0 (BG); 0 (CG)</text:p>
          </table:table-cell>
          <table:table-cell table:formula="of:=HYPERLINK(&quot;figures/boxplots/B2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2]; &quot;[A-Z]+&quot;)" office:value-type="string" office:string-value="B" calcext:value-type="string">
            <text:p>B</text:p>
          </table:table-cell>
          <table:table-cell table:style-name="ce4" table:formula="of:=VALUE(ORG.LIBREOFFICE.REGEX([.E22]; &quot;[\d\.]+&quot;))" office:value-type="float" office:value="2" calcext:value-type="float">
            <text:p>2.0</text:p>
          </table:table-cell>
          <table:table-cell table:formula="of:=ORG.LIBREOFFICE.REGEX([.F22]; &quot;[A-Z]+&quot;)" office:value-type="string" office:string-value="F" calcext:value-type="string">
            <text:p>F</text:p>
          </table:table-cell>
          <table:table-cell table:style-name="ce4" table:formula="of:=VALUE(ORG.LIBREOFFICE.REGEX([.F22]; &quot;[\d\.]+&quot;))" office:value-type="float" office:value="9" calcext:value-type="float">
            <text:p>9.0</text:p>
          </table:table-cell>
          <table:table-cell office:value-type="string" calcext:value-type="string">
            <text:p>B2 - Dependency resolution</text:p>
          </table:table-cell>
          <table:table-cell office:value-type="string" calcext:value-type="string">
            <text:p>F9 - # Bug comments [sum]</text:p>
          </table:table-cell>
          <table:table-cell office:value-type="string" calcext:value-type="string">
            <text:p>32</text:p>
          </table:table-cell>
          <table:table-cell table:style-name="ce1" table:formula="of:=ORG.LIBREOFFICE.REGEX([.G22];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0 (BG); 0 (CG)</text:p>
          </table:table-cell>
          <table:table-cell table:formula="of:=HYPERLINK(&quot;figures/boxplots/B2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table-cell table:formula="of:=ORG.LIBREOFFICE.REGEX([.E23]; &quot;[A-Z]+&quot;)" office:value-type="string" office:string-value="B" calcext:value-type="string">
            <text:p>B</text:p>
          </table:table-cell>
          <table:table-cell table:style-name="ce4" table:formula="of:=VALUE(ORG.LIBREOFFICE.REGEX([.E23]; &quot;[\d\.]+&quot;))" office:value-type="float" office:value="2" calcext:value-type="float">
            <text:p>2.0</text:p>
          </table:table-cell>
          <table:table-cell table:formula="of:=ORG.LIBREOFFICE.REGEX([.F23]; &quot;[A-Z]+&quot;)" office:value-type="string" office:string-value="I" calcext:value-type="string">
            <text:p>I</text:p>
          </table:table-cell>
          <table:table-cell table:style-name="ce4" table:formula="of:=VALUE(ORG.LIBREOFFICE.REGEX([.F23]; &quot;[\d\.]+&quot;))" office:value-type="float" office:value="5" calcext:value-type="float">
            <text:p>5.0</text:p>
          </table:table-cell>
          <table:table-cell office:value-type="string" calcext:value-type="string">
            <text:p>B2 - Dependency resolution</text:p>
          </table:table-cell>
          <table:table-cell office:value-type="string" calcext:value-type="string">
            <text:p>I5 - # Introducing issue discussants [sum]</text:p>
          </table:table-cell>
          <table:table-cell office:value-type="string" calcext:value-type="string">
            <text:p>32</text:p>
          </table:table-cell>
          <table:table-cell table:style-name="ce1" table:formula="of:=ORG.LIBREOFFICE.REGEX([.G23]; &quot;^(\d+|\w)&quot;)" office:value-type="string" office:string-value="32" calcext:value-type="string">
            <text:p>32</text:p>
          </table:table-cell>
          <table:table-cell office:value-type="string" calcext:value-type="string">
            <text:p>BG: mixed relates to less discussants (very weak)</text:p>
          </table:table-cell>
          <table:table-cell table:style-name="ce12" office:value-type="string" calcext:value-type="string">
            <text:p>BG and CG: no common fully valid labels</text:p>
            <text:p>CG: no fully valid labels</text:p>
            <text:p>BG: Kruskal-Wallis - Significant difference True</text:p>
            <text:p>Not enough data for Kruskal-Wallis</text:p>
            <text:p>Abs. count: 36 (BG); 17 (CG)</text:p>
          </table:table-cell>
          <table:table-cell table:formula="of:=HYPERLINK(&quot;figures/boxplots/B2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24]; &quot;[A-Z]+&quot;)" office:value-type="string" office:string-value="B" calcext:value-type="string">
            <text:p>B</text:p>
          </table:table-cell>
          <table:table-cell table:style-name="ce4" table:formula="of:=VALUE(ORG.LIBREOFFICE.REGEX([.E24]; &quot;[\d\.]+&quot;))" office:value-type="float" office:value="2" calcext:value-type="float">
            <text:p>2.0</text:p>
          </table:table-cell>
          <table:table-cell table:formula="of:=ORG.LIBREOFFICE.REGEX([.F24]; &quot;[A-Z]+&quot;)" office:value-type="string" office:string-value="I" calcext:value-type="string">
            <text:p>I</text:p>
          </table:table-cell>
          <table:table-cell table:style-name="ce4" table:formula="of:=VALUE(ORG.LIBREOFFICE.REGEX([.F24]; &quot;[\d\.]+&quot;))" office:value-type="float" office:value="7" calcext:value-type="float">
            <text:p>7.0</text:p>
          </table:table-cell>
          <table:table-cell office:value-type="string" calcext:value-type="string">
            <text:p>B2 - Dependency resolution</text:p>
          </table:table-cell>
          <table:table-cell office:value-type="string" calcext:value-type="string">
            <text:p>I7 - # Introducing issue commits [sum]</text:p>
          </table:table-cell>
          <table:table-cell office:value-type="string" calcext:value-type="string">
            <text:p>32</text:p>
          </table:table-cell>
          <table:table-cell table:style-name="ce1" table:formula="of:=ORG.LIBREOFFICE.REGEX([.G24]; &quot;^(\d+|\w)&quot;)" office:value-type="string" office:string-value="32" calcext:value-type="string">
            <text:p>32</text:p>
          </table:table-cell>
          <table:table-cell office:value-type="string" calcext:value-type="string">
            <text:p>BG: mixed relates to less discussants (very weak)</text:p>
          </table:table-cell>
          <table:table-cell table:style-name="ce12" office:value-type="string" calcext:value-type="string">
            <text:p>BG and CG: no common fully valid labels</text:p>
            <text:p>CG: no fully valid labels</text:p>
            <text:p>BG: Kruskal-Wallis - Significant difference True</text:p>
            <text:p>Not enough data for Kruskal-Wallis</text:p>
            <text:p>Abs. count: 51 (BG); 28 (CG)</text:p>
          </table:table-cell>
          <table:table-cell table:formula="of:=HYPERLINK(&quot;figures/boxplots/B2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25]; &quot;[A-Z]+&quot;)" office:value-type="string" office:string-value="B" calcext:value-type="string">
            <text:p>B</text:p>
          </table:table-cell>
          <table:table-cell table:style-name="ce4" table:formula="of:=VALUE(ORG.LIBREOFFICE.REGEX([.E25]; &quot;[\d\.]+&quot;))" office:value-type="float" office:value="2" calcext:value-type="float">
            <text:p>2.0</text:p>
          </table:table-cell>
          <table:table-cell table:formula="of:=ORG.LIBREOFFICE.REGEX([.F25]; &quot;[A-Z]+&quot;)" office:value-type="string" office:string-value="I" calcext:value-type="string">
            <text:p>I</text:p>
          </table:table-cell>
          <table:table-cell table:style-name="ce4" table:formula="of:=VALUE(ORG.LIBREOFFICE.REGEX([.F25]; &quot;[\d\.]+&quot;))" office:value-type="float" office:value="10" calcext:value-type="float">
            <text:p>10.0</text:p>
          </table:table-cell>
          <table:table-cell office:value-type="string" calcext:value-type="string">
            <text:p>B2 - Dependency resolution</text:p>
          </table:table-cell>
          <table:table-cell office:value-type="string" calcext:value-type="string">
            <text:p>I10 - # Introducing issue comments [sum]</text:p>
          </table:table-cell>
          <table:table-cell office:value-type="string" calcext:value-type="string">
            <text:p>32</text:p>
          </table:table-cell>
          <table:table-cell table:style-name="ce1" table:formula="of:=ORG.LIBREOFFICE.REGEX([.G25]; &quot;^(\d+|\w)&quot;)" office:value-type="string" office:string-value="32" calcext:value-type="string">
            <text:p>32</text:p>
          </table:table-cell>
          <table:table-cell office:value-type="string" calcext:value-type="string">
            <text:p>BG: mixed relates to less discussants (very weak)</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6 (BG); 17 (CG)</text:p>
          </table:table-cell>
          <table:table-cell table:formula="of:=HYPERLINK(&quot;figures/boxplots/B2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26]; &quot;[A-Z]+&quot;)" office:value-type="string" office:string-value="B" calcext:value-type="string">
            <text:p>B</text:p>
          </table:table-cell>
          <table:table-cell table:style-name="ce4" table:formula="of:=VALUE(ORG.LIBREOFFICE.REGEX([.E26]; &quot;[\d\.]+&quot;))" office:value-type="float" office:value="2" calcext:value-type="float">
            <text:p>2.0</text:p>
          </table:table-cell>
          <table:table-cell table:formula="of:=ORG.LIBREOFFICE.REGEX([.F26]; &quot;[A-Z]+&quot;)" office:value-type="string" office:string-value="ML" calcext:value-type="string">
            <text:p>ML</text:p>
          </table:table-cell>
          <table:table-cell table:style-name="ce4" table:formula="of:=VALUE(ORG.LIBREOFFICE.REGEX([.F26]; &quot;[\d\.]+&quot;))" office:value-type="float" office:value="2" calcext:value-type="float">
            <text:p>2.0</text:p>
          </table:table-cell>
          <table:table-cell office:value-type="string" calcext:value-type="string">
            <text:p>B2 - Dependency resolution</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2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27]; &quot;[A-Z]+&quot;)" office:value-type="string" office:string-value="B" calcext:value-type="string">
            <text:p>B</text:p>
          </table:table-cell>
          <table:table-cell table:style-name="ce4" table:formula="of:=VALUE(ORG.LIBREOFFICE.REGEX([.E27]; &quot;[\d\.]+&quot;))" office:value-type="float" office:value="2" calcext:value-type="float">
            <text:p>2.0</text:p>
          </table:table-cell>
          <table:table-cell table:formula="of:=ORG.LIBREOFFICE.REGEX([.F27]; &quot;[A-Z]+&quot;)" office:value-type="string" office:string-value="ML" calcext:value-type="string">
            <text:p>ML</text:p>
          </table:table-cell>
          <table:table-cell table:style-name="ce4" table:formula="of:=VALUE(ORG.LIBREOFFICE.REGEX([.F27]; &quot;[\d\.]+&quot;))" office:value-type="float" office:value="5" calcext:value-type="float">
            <text:p>5.0</text:p>
          </table:table-cell>
          <table:table-cell office:value-type="string" calcext:value-type="string">
            <text:p>B2 - Dependency resolution</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2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28]; &quot;[A-Z]+&quot;)" office:value-type="string" office:string-value="B" calcext:value-type="string">
            <text:p>B</text:p>
          </table:table-cell>
          <table:table-cell table:style-name="ce4" table:formula="of:=VALUE(ORG.LIBREOFFICE.REGEX([.E28]; &quot;[\d\.]+&quot;))" office:value-type="float" office:value="2" calcext:value-type="float">
            <text:p>2.0</text:p>
          </table:table-cell>
          <table:table-cell table:formula="of:=ORG.LIBREOFFICE.REGEX([.F28]; &quot;[A-Z]+&quot;)" office:value-type="string" office:string-value="O" calcext:value-type="string">
            <text:p>O</text:p>
          </table:table-cell>
          <table:table-cell table:style-name="ce4" table:formula="of:=VALUE(ORG.LIBREOFFICE.REGEX([.F28]; &quot;[\d\.]+&quot;))" office:value-type="float" office:value="3" calcext:value-type="float">
            <text:p>3.0</text:p>
          </table:table-cell>
          <table:table-cell office:value-type="string" calcext:value-type="string">
            <text:p>B2 - Dependency resolution</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2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29]; &quot;[A-Z]+&quot;)" office:value-type="string" office:string-value="B" calcext:value-type="string">
            <text:p>B</text:p>
          </table:table-cell>
          <table:table-cell table:style-name="ce4" table:formula="of:=VALUE(ORG.LIBREOFFICE.REGEX([.E29]; &quot;[\d\.]+&quot;))" office:value-type="float" office:value="2" calcext:value-type="float">
            <text:p>2.0</text:p>
          </table:table-cell>
          <table:table-cell table:formula="of:=ORG.LIBREOFFICE.REGEX([.F29]; &quot;[A-Z]+&quot;)" office:value-type="string" office:string-value="R" calcext:value-type="string">
            <text:p>R</text:p>
          </table:table-cell>
          <table:table-cell table:style-name="ce4" table:formula="of:=VALUE(ORG.LIBREOFFICE.REGEX([.F29]; &quot;[\d\.]+&quot;))" office:value-type="float" office:value="3" calcext:value-type="float">
            <text:p>3.0</text:p>
          </table:table-cell>
          <table:table-cell office:value-type="string" calcext:value-type="string">
            <text:p>B2 - Dependency resolution</text:p>
          </table:table-cell>
          <table:table-cell office:value-type="string" calcext:value-type="string">
            <text:p>R3 - # Reviewers [sum]</text:p>
          </table:table-cell>
          <table:table-cell office:value-type="string" calcext:value-type="string">
            <text:p>E</text:p>
          </table:table-cell>
          <table:table-cell table:style-name="ce1" table:formula="of:=ORG.LIBREOFFICE.REGEX([.G2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30]; &quot;[A-Z]+&quot;)" office:value-type="string" office:string-value="B" calcext:value-type="string">
            <text:p>B</text:p>
          </table:table-cell>
          <table:table-cell table:style-name="ce4" table:formula="of:=VALUE(ORG.LIBREOFFICE.REGEX([.E30]; &quot;[\d\.]+&quot;))" office:value-type="float" office:value="2" calcext:value-type="float">
            <text:p>2.0</text:p>
          </table:table-cell>
          <table:table-cell table:formula="of:=ORG.LIBREOFFICE.REGEX([.F30]; &quot;[A-Z]+&quot;)" office:value-type="string" office:string-value="R" calcext:value-type="string">
            <text:p>R</text:p>
          </table:table-cell>
          <table:table-cell table:style-name="ce4" table:formula="of:=VALUE(ORG.LIBREOFFICE.REGEX([.F30]; &quot;[\d\.]+&quot;))" office:value-type="float" office:value="5" calcext:value-type="float">
            <text:p>5.0</text:p>
          </table:table-cell>
          <table:table-cell office:value-type="string" calcext:value-type="string">
            <text:p>B2 - Dependency resolution</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3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31]; &quot;[A-Z]+&quot;)" office:value-type="string" office:string-value="B" calcext:value-type="string">
            <text:p>B</text:p>
          </table:table-cell>
          <table:table-cell table:style-name="ce4" table:formula="of:=VALUE(ORG.LIBREOFFICE.REGEX([.E31]; &quot;[\d\.]+&quot;))" office:value-type="float" office:value="2" calcext:value-type="float">
            <text:p>2.0</text:p>
          </table:table-cell>
          <table:table-cell table:formula="of:=ORG.LIBREOFFICE.REGEX([.F31]; &quot;[A-Z]+&quot;)" office:value-type="string" office:string-value="R" calcext:value-type="string">
            <text:p>R</text:p>
          </table:table-cell>
          <table:table-cell table:style-name="ce4" table:formula="of:=VALUE(ORG.LIBREOFFICE.REGEX([.F31]; &quot;[\d\.]+&quot;))" office:value-type="float" office:value="6" calcext:value-type="float">
            <text:p>6.0</text:p>
          </table:table-cell>
          <table:table-cell office:value-type="string" calcext:value-type="string">
            <text:p>B2 - Dependency resolution</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31];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2" table:visibility="filter">
          <table:table-cell table:formula="of:=ORG.LIBREOFFICE.REGEX([.E32]; &quot;[A-Z]+&quot;)" office:value-type="string" office:string-value="B" calcext:value-type="string">
            <text:p>B</text:p>
          </table:table-cell>
          <table:table-cell table:style-name="ce4" table:formula="of:=VALUE(ORG.LIBREOFFICE.REGEX([.E32]; &quot;[\d\.]+&quot;))" office:value-type="float" office:value="3" calcext:value-type="float">
            <text:p>3.0</text:p>
          </table:table-cell>
          <table:table-cell table:formula="of:=ORG.LIBREOFFICE.REGEX([.F32]; &quot;[A-Z]+&quot;)" office:value-type="string" office:string-value="C" calcext:value-type="string">
            <text:p>C</text:p>
          </table:table-cell>
          <table:table-cell table:style-name="ce4" table:formula="of:=VALUE(ORG.LIBREOFFICE.REGEX([.F32]; &quot;[\d\.]+&quot;))" office:value-type="float" office:value="3" calcext:value-type="float">
            <text:p>3.0</text:p>
          </table:table-cell>
          <table:table-cell office:value-type="string" calcext:value-type="string">
            <text:p>B3 - Build practices</text:p>
          </table:table-cell>
          <table:table-cell office:value-type="string" calcext:value-type="string">
            <text:p>C3 - # Files changed</text:p>
          </table:table-cell>
          <table:table-cell office:value-type="string" calcext:value-type="string">
            <text:p>3.3</text:p>
          </table:table-cell>
          <table:table-cell table:style-name="ce1" table:formula="of:=ORG.LIBREOFFICE.REGEX([.G32]; &quot;^(\d+|\w)&quot;)" office:value-type="string" office:string-value="3" calcext:value-type="string">
            <text:p>3</text:p>
          </table:table-cell>
          <table:table-cell office:value-type="string" calcext:value-type="string">
            <text:p>BG: higher upper quartiles</text:p>
          </table:table-cell>
          <table:table-cell table:style-name="ce12" office:value-type="string" calcext:value-type="string">
            <text:p>BG: Kruskal-Wallis - Significant difference True</text:p>
            <text:p>CG: Kruskal-Wallis - Significant difference False</text:p>
            <text:p>Abs. count: 71 (BG); 70 (CG)</text:p>
          </table:table-cell>
          <table:table-cell table:formula="of:=HYPERLINK(&quot;figures/boxplots/B3_C3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3" table:visibility="filter">
          <table:table-cell table:formula="of:=ORG.LIBREOFFICE.REGEX([.E33]; &quot;[A-Z]+&quot;)" office:value-type="string" office:string-value="B" calcext:value-type="string">
            <text:p>B</text:p>
          </table:table-cell>
          <table:table-cell table:style-name="ce4" table:formula="of:=VALUE(ORG.LIBREOFFICE.REGEX([.E33]; &quot;[\d\.]+&quot;))" office:value-type="float" office:value="3" calcext:value-type="float">
            <text:p>3.0</text:p>
          </table:table-cell>
          <table:table-cell table:formula="of:=ORG.LIBREOFFICE.REGEX([.F33]; &quot;[A-Z]+&quot;)" office:value-type="string" office:string-value="C" calcext:value-type="string">
            <text:p>C</text:p>
          </table:table-cell>
          <table:table-cell table:style-name="ce4" table:formula="of:=VALUE(ORG.LIBREOFFICE.REGEX([.F33]; &quot;[\d\.]+&quot;))" office:value-type="float" office:value="4" calcext:value-type="float">
            <text:p>4.0</text:p>
          </table:table-cell>
          <table:table-cell office:value-type="string" calcext:value-type="string">
            <text:p>B3 - Build practices</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33];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B3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4]; &quot;[A-Z]+&quot;)" office:value-type="string" office:string-value="B" calcext:value-type="string">
            <text:p>B</text:p>
          </table:table-cell>
          <table:table-cell table:style-name="ce4" table:formula="of:=VALUE(ORG.LIBREOFFICE.REGEX([.E34]; &quot;[\d\.]+&quot;))" office:value-type="float" office:value="3" calcext:value-type="float">
            <text:p>3.0</text:p>
          </table:table-cell>
          <table:table-cell table:formula="of:=ORG.LIBREOFFICE.REGEX([.F34]; &quot;[A-Z]+&quot;)" office:value-type="string" office:string-value="C" calcext:value-type="string">
            <text:p>C</text:p>
          </table:table-cell>
          <table:table-cell table:style-name="ce4" table:formula="of:=VALUE(ORG.LIBREOFFICE.REGEX([.F34]; &quot;[\d\.]+&quot;))" office:value-type="float" office:value="5" calcext:value-type="float">
            <text:p>5.0</text:p>
          </table:table-cell>
          <table:table-cell office:value-type="string" calcext:value-type="string">
            <text:p>B3 - Build practices</text:p>
          </table:table-cell>
          <table:table-cell office:value-type="string" calcext:value-type="string">
            <text:p>C5 - Commit total line bugginess</text:p>
          </table:table-cell>
          <table:table-cell office:value-type="string" calcext:value-type="string">
            <text:p>32</text:p>
          </table:table-cell>
          <table:table-cell table:style-name="ce1" table:formula="of:=ORG.LIBREOFFICE.REGEX([.G34];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B3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5]; &quot;[A-Z]+&quot;)" office:value-type="string" office:string-value="B" calcext:value-type="string">
            <text:p>B</text:p>
          </table:table-cell>
          <table:table-cell table:style-name="ce4" table:formula="of:=VALUE(ORG.LIBREOFFICE.REGEX([.E35]; &quot;[\d\.]+&quot;))" office:value-type="float" office:value="3" calcext:value-type="float">
            <text:p>3.0</text:p>
          </table:table-cell>
          <table:table-cell table:formula="of:=ORG.LIBREOFFICE.REGEX([.F35]; &quot;[A-Z]+&quot;)" office:value-type="string" office:string-value="C" calcext:value-type="string">
            <text:p>C</text:p>
          </table:table-cell>
          <table:table-cell table:style-name="ce4" table:formula="of:=VALUE(ORG.LIBREOFFICE.REGEX([.F35]; &quot;[\d\.]+&quot;))" office:value-type="float" office:value="6" calcext:value-type="float">
            <text:p>6.0</text:p>
          </table:table-cell>
          <table:table-cell office:value-type="string" calcext:value-type="string">
            <text:p>B3 - Build practices</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35];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B3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6]; &quot;[A-Z]+&quot;)" office:value-type="string" office:string-value="B" calcext:value-type="string">
            <text:p>B</text:p>
          </table:table-cell>
          <table:table-cell table:style-name="ce4" table:formula="of:=VALUE(ORG.LIBREOFFICE.REGEX([.E36]; &quot;[\d\.]+&quot;))" office:value-type="float" office:value="3" calcext:value-type="float">
            <text:p>3.0</text:p>
          </table:table-cell>
          <table:table-cell table:formula="of:=ORG.LIBREOFFICE.REGEX([.F36]; &quot;[A-Z]+&quot;)" office:value-type="string" office:string-value="F" calcext:value-type="string">
            <text:p>F</text:p>
          </table:table-cell>
          <table:table-cell table:style-name="ce4" table:formula="of:=VALUE(ORG.LIBREOFFICE.REGEX([.F36]; &quot;[\d\.]+&quot;))" office:value-type="float" office:value="4" calcext:value-type="float">
            <text:p>4.0</text:p>
          </table:table-cell>
          <table:table-cell office:value-type="string" calcext:value-type="string">
            <text:p>B3 - Build practices</text:p>
          </table:table-cell>
          <table:table-cell office:value-type="string" calcext:value-type="string">
            <text:p>F4 - # Bug discussants</text:p>
          </table:table-cell>
          <table:table-cell office:value-type="string" calcext:value-type="string">
            <text:p>32</text:p>
          </table:table-cell>
          <table:table-cell table:style-name="ce1" table:formula="of:=ORG.LIBREOFFICE.REGEX([.G36];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B3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7]; &quot;[A-Z]+&quot;)" office:value-type="string" office:string-value="B" calcext:value-type="string">
            <text:p>B</text:p>
          </table:table-cell>
          <table:table-cell table:style-name="ce4" table:formula="of:=VALUE(ORG.LIBREOFFICE.REGEX([.E37]; &quot;[\d\.]+&quot;))" office:value-type="float" office:value="3" calcext:value-type="float">
            <text:p>3.0</text:p>
          </table:table-cell>
          <table:table-cell table:formula="of:=ORG.LIBREOFFICE.REGEX([.F37]; &quot;[A-Z]+&quot;)" office:value-type="string" office:string-value="F" calcext:value-type="string">
            <text:p>F</text:p>
          </table:table-cell>
          <table:table-cell table:style-name="ce4" table:formula="of:=VALUE(ORG.LIBREOFFICE.REGEX([.F37]; &quot;[\d\.]+&quot;))" office:value-type="float" office:value="9" calcext:value-type="float">
            <text:p>9.0</text:p>
          </table:table-cell>
          <table:table-cell office:value-type="string" calcext:value-type="string">
            <text:p>B3 - Build practices</text:p>
          </table:table-cell>
          <table:table-cell office:value-type="string" calcext:value-type="string">
            <text:p>F9 - # Bug comments [sum]</text:p>
          </table:table-cell>
          <table:table-cell office:value-type="string" calcext:value-type="string">
            <text:p>32</text:p>
          </table:table-cell>
          <table:table-cell table:style-name="ce1" table:formula="of:=ORG.LIBREOFFICE.REGEX([.G37];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B3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table-cell table:formula="of:=ORG.LIBREOFFICE.REGEX([.E38]; &quot;[A-Z]+&quot;)" office:value-type="string" office:string-value="B" calcext:value-type="string">
            <text:p>B</text:p>
          </table:table-cell>
          <table:table-cell table:style-name="ce4" table:formula="of:=VALUE(ORG.LIBREOFFICE.REGEX([.E38]; &quot;[\d\.]+&quot;))" office:value-type="float" office:value="3" calcext:value-type="float">
            <text:p>3.0</text:p>
          </table:table-cell>
          <table:table-cell table:formula="of:=ORG.LIBREOFFICE.REGEX([.F38]; &quot;[A-Z]+&quot;)" office:value-type="string" office:string-value="I" calcext:value-type="string">
            <text:p>I</text:p>
          </table:table-cell>
          <table:table-cell table:style-name="ce4" table:formula="of:=VALUE(ORG.LIBREOFFICE.REGEX([.F38]; &quot;[\d\.]+&quot;))" office:value-type="float" office:value="5" calcext:value-type="float">
            <text:p>5.0</text:p>
          </table:table-cell>
          <table:table-cell office:value-type="string" calcext:value-type="string">
            <text:p>B3 - Build practices</text:p>
          </table:table-cell>
          <table:table-cell office:value-type="string" calcext:value-type="string">
            <text:p>I5 - # Introducing issue discussants [sum]</text:p>
          </table:table-cell>
          <table:table-cell table:style-name="ce20" office:value-type="string" calcext:value-type="string">
            <text:p>3.3 (pd)</text:p>
          </table:table-cell>
          <table:table-cell table:style-name="ce1" table:formula="of:=ORG.LIBREOFFICE.REGEX([.G38]; &quot;^(\d+|\w)&quot;)" office:value-type="string" office:string-value="3" calcext:value-type="string">
            <text:p>3</text:p>
          </table:table-cell>
          <table:table-cell office:value-type="string" calcext:value-type="string">
            <text:p>BG and CG: multiple relations; strong project influence on variable pair (?)</text:p>
            <text:p>BG: more clear</text:p>
          </table:table-cell>
          <table:table-cell table:style-name="ce12" office:value-type="string" calcext:value-type="string">
            <text:p>BG: Kruskal-Wallis - Significant difference True</text:p>
            <text:p>CG: Kruskal-Wallis - Significant difference False</text:p>
            <text:p>Abs. count: 36 (BG); 17 (CG)</text:p>
          </table:table-cell>
          <table:table-cell table:formula="of:=HYPERLINK(&quot;figures/boxplots/B3_I5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2" table:visibility="filter">
          <table:table-cell table:formula="of:=ORG.LIBREOFFICE.REGEX([.E39]; &quot;[A-Z]+&quot;)" office:value-type="string" office:string-value="B" calcext:value-type="string">
            <text:p>B</text:p>
          </table:table-cell>
          <table:table-cell table:style-name="ce4" table:formula="of:=VALUE(ORG.LIBREOFFICE.REGEX([.E39]; &quot;[\d\.]+&quot;))" office:value-type="float" office:value="3" calcext:value-type="float">
            <text:p>3.0</text:p>
          </table:table-cell>
          <table:table-cell table:formula="of:=ORG.LIBREOFFICE.REGEX([.F39]; &quot;[A-Z]+&quot;)" office:value-type="string" office:string-value="I" calcext:value-type="string">
            <text:p>I</text:p>
          </table:table-cell>
          <table:table-cell table:style-name="ce4" table:formula="of:=VALUE(ORG.LIBREOFFICE.REGEX([.F39]; &quot;[\d\.]+&quot;))" office:value-type="float" office:value="7" calcext:value-type="float">
            <text:p>7.0</text:p>
          </table:table-cell>
          <table:table-cell office:value-type="string" calcext:value-type="string">
            <text:p>B3 - Build practices</text:p>
          </table:table-cell>
          <table:table-cell office:value-type="string" calcext:value-type="string">
            <text:p>I7 - # Introducing issue commits [sum]</text:p>
          </table:table-cell>
          <table:table-cell table:style-name="ce20" office:value-type="string" calcext:value-type="string">
            <text:p>3.3 (pd)</text:p>
          </table:table-cell>
          <table:table-cell table:style-name="ce1" table:formula="of:=ORG.LIBREOFFICE.REGEX([.G39]; &quot;^(\d+|\w)&quot;)" office:value-type="string" office:string-value="3" calcext:value-type="string">
            <text:p>3</text:p>
          </table:table-cell>
          <table:table-cell office:value-type="string" calcext:value-type="string">
            <text:p>BG and CG: multiple relations; strong project influence on variable pair (?)</text:p>
            <text:p>CG: more clear</text:p>
          </table:table-cell>
          <table:table-cell table:style-name="ce12" office:value-type="string" calcext:value-type="string">
            <text:p>BG: Kruskal-Wallis - Significant difference False</text:p>
            <text:p>CG: Kruskal-Wallis - Significant difference False</text:p>
            <text:p>Abs. count: 51 (BG); 28 (CG)</text:p>
          </table:table-cell>
          <table:table-cell table:formula="of:=HYPERLINK(&quot;figures/boxplots/B3_I7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2" table:visibility="filter">
          <table:table-cell table:formula="of:=ORG.LIBREOFFICE.REGEX([.E40]; &quot;[A-Z]+&quot;)" office:value-type="string" office:string-value="B" calcext:value-type="string">
            <text:p>B</text:p>
          </table:table-cell>
          <table:table-cell table:style-name="ce4" table:formula="of:=VALUE(ORG.LIBREOFFICE.REGEX([.E40]; &quot;[\d\.]+&quot;))" office:value-type="float" office:value="3" calcext:value-type="float">
            <text:p>3.0</text:p>
          </table:table-cell>
          <table:table-cell table:formula="of:=ORG.LIBREOFFICE.REGEX([.F40]; &quot;[A-Z]+&quot;)" office:value-type="string" office:string-value="I" calcext:value-type="string">
            <text:p>I</text:p>
          </table:table-cell>
          <table:table-cell table:style-name="ce4" table:formula="of:=VALUE(ORG.LIBREOFFICE.REGEX([.F40]; &quot;[\d\.]+&quot;))" office:value-type="float" office:value="10" calcext:value-type="float">
            <text:p>10.0</text:p>
          </table:table-cell>
          <table:table-cell office:value-type="string" calcext:value-type="string">
            <text:p>B3 - Build practices</text:p>
          </table:table-cell>
          <table:table-cell office:value-type="string" calcext:value-type="string">
            <text:p>I10 - # Introducing issue comments [sum]</text:p>
          </table:table-cell>
          <table:table-cell table:style-name="ce20" office:value-type="string" calcext:value-type="string">
            <text:p>3.3 (pd)</text:p>
          </table:table-cell>
          <table:table-cell table:style-name="ce1" table:formula="of:=ORG.LIBREOFFICE.REGEX([.G40]; &quot;^(\d+|\w)&quot;)" office:value-type="string" office:string-value="3" calcext:value-type="string">
            <text:p>3</text:p>
          </table:table-cell>
          <table:table-cell office:value-type="string" calcext:value-type="string">
            <text:p>BG and CG: multiple relations; strong project influence on variable pair (?)</text:p>
            <text:p>BG: more clear</text:p>
          </table:table-cell>
          <table:table-cell table:style-name="ce12" office:value-type="string" calcext:value-type="string">
            <text:p>BG: Kruskal-Wallis - Significant difference False</text:p>
            <text:p>CG: Kruskal-Wallis - Significant difference False</text:p>
            <text:p>Abs. count: 36 (BG); 17 (CG)</text:p>
          </table:table-cell>
          <table:table-cell table:formula="of:=HYPERLINK(&quot;figures/boxplots/B3_I10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1" table:visibility="filter">
          <table:table-cell table:formula="of:=ORG.LIBREOFFICE.REGEX([.E41]; &quot;[A-Z]+&quot;)" office:value-type="string" office:string-value="B" calcext:value-type="string">
            <text:p>B</text:p>
          </table:table-cell>
          <table:table-cell table:style-name="ce4" table:formula="of:=VALUE(ORG.LIBREOFFICE.REGEX([.E41]; &quot;[\d\.]+&quot;))" office:value-type="float" office:value="3" calcext:value-type="float">
            <text:p>3.0</text:p>
          </table:table-cell>
          <table:table-cell table:formula="of:=ORG.LIBREOFFICE.REGEX([.F41]; &quot;[A-Z]+&quot;)" office:value-type="string" office:string-value="ML" calcext:value-type="string">
            <text:p>ML</text:p>
          </table:table-cell>
          <table:table-cell table:style-name="ce4" table:formula="of:=VALUE(ORG.LIBREOFFICE.REGEX([.F41]; &quot;[\d\.]+&quot;))" office:value-type="float" office:value="2" calcext:value-type="float">
            <text:p>2.0</text:p>
          </table:table-cell>
          <table:table-cell office:value-type="string" calcext:value-type="string">
            <text:p>B3 - Build practice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4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42]; &quot;[A-Z]+&quot;)" office:value-type="string" office:string-value="B" calcext:value-type="string">
            <text:p>B</text:p>
          </table:table-cell>
          <table:table-cell table:style-name="ce4" table:formula="of:=VALUE(ORG.LIBREOFFICE.REGEX([.E42]; &quot;[\d\.]+&quot;))" office:value-type="float" office:value="3" calcext:value-type="float">
            <text:p>3.0</text:p>
          </table:table-cell>
          <table:table-cell table:formula="of:=ORG.LIBREOFFICE.REGEX([.F42]; &quot;[A-Z]+&quot;)" office:value-type="string" office:string-value="ML" calcext:value-type="string">
            <text:p>ML</text:p>
          </table:table-cell>
          <table:table-cell table:style-name="ce4" table:formula="of:=VALUE(ORG.LIBREOFFICE.REGEX([.F42]; &quot;[\d\.]+&quot;))" office:value-type="float" office:value="5" calcext:value-type="float">
            <text:p>5.0</text:p>
          </table:table-cell>
          <table:table-cell office:value-type="string" calcext:value-type="string">
            <text:p>B3 - Build practice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4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43]; &quot;[A-Z]+&quot;)" office:value-type="string" office:string-value="B" calcext:value-type="string">
            <text:p>B</text:p>
          </table:table-cell>
          <table:table-cell table:style-name="ce4" table:formula="of:=VALUE(ORG.LIBREOFFICE.REGEX([.E43]; &quot;[\d\.]+&quot;))" office:value-type="float" office:value="3" calcext:value-type="float">
            <text:p>3.0</text:p>
          </table:table-cell>
          <table:table-cell table:formula="of:=ORG.LIBREOFFICE.REGEX([.F43]; &quot;[A-Z]+&quot;)" office:value-type="string" office:string-value="O" calcext:value-type="string">
            <text:p>O</text:p>
          </table:table-cell>
          <table:table-cell table:style-name="ce4" table:formula="of:=VALUE(ORG.LIBREOFFICE.REGEX([.F43]; &quot;[\d\.]+&quot;))" office:value-type="float" office:value="3" calcext:value-type="float">
            <text:p>3.0</text:p>
          </table:table-cell>
          <table:table-cell office:value-type="string" calcext:value-type="string">
            <text:p>B3 - Build practice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4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2" table:visibility="filter">
          <table:table-cell table:formula="of:=ORG.LIBREOFFICE.REGEX([.E44]; &quot;[A-Z]+&quot;)" office:value-type="string" office:string-value="B" calcext:value-type="string">
            <text:p>B</text:p>
          </table:table-cell>
          <table:table-cell table:style-name="ce4" table:formula="of:=VALUE(ORG.LIBREOFFICE.REGEX([.E44]; &quot;[\d\.]+&quot;))" office:value-type="float" office:value="3" calcext:value-type="float">
            <text:p>3.0</text:p>
          </table:table-cell>
          <table:table-cell table:formula="of:=ORG.LIBREOFFICE.REGEX([.F44]; &quot;[A-Z]+&quot;)" office:value-type="string" office:string-value="R" calcext:value-type="string">
            <text:p>R</text:p>
          </table:table-cell>
          <table:table-cell table:style-name="ce4" table:formula="of:=VALUE(ORG.LIBREOFFICE.REGEX([.F44]; &quot;[\d\.]+&quot;))" office:value-type="float" office:value="3" calcext:value-type="float">
            <text:p>3.0</text:p>
          </table:table-cell>
          <table:table-cell office:value-type="string" calcext:value-type="string">
            <text:p>B3 - Build practices</text:p>
          </table:table-cell>
          <table:table-cell office:value-type="string" calcext:value-type="string">
            <text:p>R3 - # Reviewers [sum]</text:p>
          </table:table-cell>
          <table:table-cell table:style-name="ce20" office:value-type="string" calcext:value-type="string">
            <text:p>2.1 (pd)</text:p>
          </table:table-cell>
          <table:table-cell table:style-name="ce1" table:formula="of:=ORG.LIBREOFFICE.REGEX([.G44]; &quot;^(\d+|\w)&quot;)" office:value-type="string" office:string-value="2" calcext:value-type="string">
            <text:p>2</text:p>
          </table:table-cell>
          <table:table-cell office:value-type="string" calcext:value-type="string">
            <text:p>BG and CG: multiple similar relations; strong project influence on variable pair (?)</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B3_R3_histogram_boxplot.pdf&quot;; &quot;CLICK&quot;)" office:value-type="string" office:string-value="CLICK" calcext:value-type="string">
            <text:p>CLICK</text:p>
          </table:table-cell>
          <table:table-cell table:number-columns-repeated="1013"/>
        </table:table-row>
        <table:table-row table:style-name="ro2" table:visibility="filter">
          <table:table-cell table:formula="of:=ORG.LIBREOFFICE.REGEX([.E45]; &quot;[A-Z]+&quot;)" office:value-type="string" office:string-value="B" calcext:value-type="string">
            <text:p>B</text:p>
          </table:table-cell>
          <table:table-cell table:style-name="ce4" table:formula="of:=VALUE(ORG.LIBREOFFICE.REGEX([.E45]; &quot;[\d\.]+&quot;))" office:value-type="float" office:value="3" calcext:value-type="float">
            <text:p>3.0</text:p>
          </table:table-cell>
          <table:table-cell table:formula="of:=ORG.LIBREOFFICE.REGEX([.F45]; &quot;[A-Z]+&quot;)" office:value-type="string" office:string-value="R" calcext:value-type="string">
            <text:p>R</text:p>
          </table:table-cell>
          <table:table-cell table:style-name="ce4" table:formula="of:=VALUE(ORG.LIBREOFFICE.REGEX([.F45]; &quot;[\d\.]+&quot;))" office:value-type="float" office:value="5" calcext:value-type="float">
            <text:p>5.0</text:p>
          </table:table-cell>
          <table:table-cell office:value-type="string" calcext:value-type="string">
            <text:p>B3 - Build practices</text:p>
          </table:table-cell>
          <table:table-cell office:value-type="string" calcext:value-type="string">
            <text:p>R5 - # Review comments [sum]</text:p>
          </table:table-cell>
          <table:table-cell table:style-name="ce20" office:value-type="string" calcext:value-type="string">
            <text:p>3.3 (pd)</text:p>
          </table:table-cell>
          <table:table-cell table:style-name="ce1" table:formula="of:=ORG.LIBREOFFICE.REGEX([.G45]; &quot;^(\d+|\w)&quot;)" office:value-type="string" office:string-value="3" calcext:value-type="string">
            <text:p>3</text:p>
          </table:table-cell>
          <table:table-cell office:value-type="string" calcext:value-type="string">
            <text:p>BG and CG: multiple relations; strong project influence on variable pair (?)</text:p>
            <text:p>CG: more clear</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B3_R5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2" table:visibility="filter">
          <table:table-cell table:formula="of:=ORG.LIBREOFFICE.REGEX([.E46]; &quot;[A-Z]+&quot;)" office:value-type="string" office:string-value="B" calcext:value-type="string">
            <text:p>B</text:p>
          </table:table-cell>
          <table:table-cell table:style-name="ce4" table:formula="of:=VALUE(ORG.LIBREOFFICE.REGEX([.E46]; &quot;[\d\.]+&quot;))" office:value-type="float" office:value="3" calcext:value-type="float">
            <text:p>3.0</text:p>
          </table:table-cell>
          <table:table-cell table:formula="of:=ORG.LIBREOFFICE.REGEX([.F46]; &quot;[A-Z]+&quot;)" office:value-type="string" office:string-value="R" calcext:value-type="string">
            <text:p>R</text:p>
          </table:table-cell>
          <table:table-cell table:style-name="ce4" table:formula="of:=VALUE(ORG.LIBREOFFICE.REGEX([.F46]; &quot;[\d\.]+&quot;))" office:value-type="float" office:value="6" calcext:value-type="float">
            <text:p>6.0</text:p>
          </table:table-cell>
          <table:table-cell office:value-type="string" calcext:value-type="string">
            <text:p>B3 - Build practices</text:p>
          </table:table-cell>
          <table:table-cell office:value-type="string" calcext:value-type="string">
            <text:p>R6 - # Rounds of code review [sum]</text:p>
          </table:table-cell>
          <table:table-cell table:style-name="ce20" office:value-type="string" calcext:value-type="string">
            <text:p>3.3 (pd)</text:p>
          </table:table-cell>
          <table:table-cell table:style-name="ce1" table:formula="of:=ORG.LIBREOFFICE.REGEX([.G46]; &quot;^(\d+|\w)&quot;)" office:value-type="string" office:string-value="3" calcext:value-type="string">
            <text:p>3</text:p>
          </table:table-cell>
          <table:table-cell office:value-type="string" calcext:value-type="string">
            <text:p>BG and CG: multiple relations; strong project influence on variable pair (?)</text:p>
            <text:p>BG: more clear</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B3_R6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2" table:visibility="filter">
          <table:table-cell table:formula="of:=ORG.LIBREOFFICE.REGEX([.E47]; &quot;[A-Z]+&quot;)" office:value-type="string" office:string-value="C" calcext:value-type="string">
            <text:p>C</text:p>
          </table:table-cell>
          <table:table-cell table:style-name="ce4" table:formula="of:=VALUE(ORG.LIBREOFFICE.REGEX([.E47]; &quot;[\d\.]+&quot;))" office:value-type="float" office:value="2.1" calcext:value-type="float">
            <text:p>2.1</text:p>
          </table:table-cell>
          <table:table-cell table:formula="of:=ORG.LIBREOFFICE.REGEX([.F47]; &quot;[A-Z]+&quot;)" office:value-type="string" office:string-value="C" calcext:value-type="string">
            <text:p>C</text:p>
          </table:table-cell>
          <table:table-cell table:style-name="ce4" table:formula="of:=VALUE(ORG.LIBREOFFICE.REGEX([.F47]; &quot;[\d\.]+&quot;))" office:value-type="float" office:value="3" calcext:value-type="float">
            <text:p>3.0</text:p>
          </table:table-cell>
          <table:table-cell office:value-type="string" calcext:value-type="string">
            <text:p>C2.1 - Commit type (current)</text:p>
          </table:table-cell>
          <table:table-cell office:value-type="string" calcext:value-type="string">
            <text:p>C3 - # Files changed</text:p>
          </table:table-cell>
          <table:table-cell table:style-name="ce20" office:value-type="string" calcext:value-type="string">
            <text:p>3.3 (pd)</text:p>
          </table:table-cell>
          <table:table-cell table:style-name="ce1" table:formula="of:=ORG.LIBREOFFICE.REGEX([.G47]; &quot;^(\d+|\w)&quot;)" office:value-type="string" office:string-value="3" calcext:value-type="string">
            <text:p>3</text:p>
          </table:table-cell>
          <table:table-cell office:value-type="string" calcext:value-type="string">
            <text:p>BG: rebase relates to more files changed</text:p>
          </table:table-cell>
          <table:table-cell table:style-name="ce12" office:value-type="string" calcext:value-type="string">
            <text:p>BG: Kruskal-Wallis - Significant difference True</text:p>
            <text:p>CG: Kruskal-Wallis - Significant difference False</text:p>
            <text:p>Abs. count: 71 (BG); 71 (CG)</text:p>
          </table:table-cell>
          <table:table-cell table:formula="of:=HYPERLINK(&quot;figures/boxplots/C2.1_C3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3" table:visibility="filter">
          <table:table-cell table:formula="of:=ORG.LIBREOFFICE.REGEX([.E48]; &quot;[A-Z]+&quot;)" office:value-type="string" office:string-value="C" calcext:value-type="string">
            <text:p>C</text:p>
          </table:table-cell>
          <table:table-cell table:style-name="ce4" table:formula="of:=VALUE(ORG.LIBREOFFICE.REGEX([.E48]; &quot;[\d\.]+&quot;))" office:value-type="float" office:value="2.1" calcext:value-type="float">
            <text:p>2.1</text:p>
          </table:table-cell>
          <table:table-cell table:formula="of:=ORG.LIBREOFFICE.REGEX([.F48]; &quot;[A-Z]+&quot;)" office:value-type="string" office:string-value="C" calcext:value-type="string">
            <text:p>C</text:p>
          </table:table-cell>
          <table:table-cell table:style-name="ce4" table:formula="of:=VALUE(ORG.LIBREOFFICE.REGEX([.F48]; &quot;[\d\.]+&quot;))" office:value-type="float" office:value="4" calcext:value-type="float">
            <text:p>4.0</text:p>
          </table:table-cell>
          <table:table-cell office:value-type="string" calcext:value-type="string">
            <text:p>C2.1 - Commit type (current)</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48];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2.1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9]; &quot;[A-Z]+&quot;)" office:value-type="string" office:string-value="C" calcext:value-type="string">
            <text:p>C</text:p>
          </table:table-cell>
          <table:table-cell table:style-name="ce4" table:formula="of:=VALUE(ORG.LIBREOFFICE.REGEX([.E49]; &quot;[\d\.]+&quot;))" office:value-type="float" office:value="2.1" calcext:value-type="float">
            <text:p>2.1</text:p>
          </table:table-cell>
          <table:table-cell table:formula="of:=ORG.LIBREOFFICE.REGEX([.F49]; &quot;[A-Z]+&quot;)" office:value-type="string" office:string-value="C" calcext:value-type="string">
            <text:p>C</text:p>
          </table:table-cell>
          <table:table-cell table:style-name="ce4" table:formula="of:=VALUE(ORG.LIBREOFFICE.REGEX([.F49]; &quot;[\d\.]+&quot;))" office:value-type="float" office:value="5" calcext:value-type="float">
            <text:p>5.0</text:p>
          </table:table-cell>
          <table:table-cell office:value-type="string" calcext:value-type="string">
            <text:p>C2.1 - Commit type (current)</text:p>
          </table:table-cell>
          <table:table-cell office:value-type="string" calcext:value-type="string">
            <text:p>C5 - Commit total line bugginess</text:p>
          </table:table-cell>
          <table:table-cell office:value-type="string" calcext:value-type="string">
            <text:p>32</text:p>
          </table:table-cell>
          <table:table-cell table:style-name="ce1" table:formula="of:=ORG.LIBREOFFICE.REGEX([.G49];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2.1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0]; &quot;[A-Z]+&quot;)" office:value-type="string" office:string-value="C" calcext:value-type="string">
            <text:p>C</text:p>
          </table:table-cell>
          <table:table-cell table:style-name="ce4" table:formula="of:=VALUE(ORG.LIBREOFFICE.REGEX([.E50]; &quot;[\d\.]+&quot;))" office:value-type="float" office:value="2.1" calcext:value-type="float">
            <text:p>2.1</text:p>
          </table:table-cell>
          <table:table-cell table:formula="of:=ORG.LIBREOFFICE.REGEX([.F50]; &quot;[A-Z]+&quot;)" office:value-type="string" office:string-value="C" calcext:value-type="string">
            <text:p>C</text:p>
          </table:table-cell>
          <table:table-cell table:style-name="ce4" table:formula="of:=VALUE(ORG.LIBREOFFICE.REGEX([.F50]; &quot;[\d\.]+&quot;))" office:value-type="float" office:value="6" calcext:value-type="float">
            <text:p>6.0</text:p>
          </table:table-cell>
          <table:table-cell office:value-type="string" calcext:value-type="string">
            <text:p>C2.1 - Commit type (current)</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50];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2.1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1]; &quot;[A-Z]+&quot;)" office:value-type="string" office:string-value="C" calcext:value-type="string">
            <text:p>C</text:p>
          </table:table-cell>
          <table:table-cell table:style-name="ce4" table:formula="of:=VALUE(ORG.LIBREOFFICE.REGEX([.E51]; &quot;[\d\.]+&quot;))" office:value-type="float" office:value="2.1" calcext:value-type="float">
            <text:p>2.1</text:p>
          </table:table-cell>
          <table:table-cell table:formula="of:=ORG.LIBREOFFICE.REGEX([.F51]; &quot;[A-Z]+&quot;)" office:value-type="string" office:string-value="F" calcext:value-type="string">
            <text:p>F</text:p>
          </table:table-cell>
          <table:table-cell table:style-name="ce4" table:formula="of:=VALUE(ORG.LIBREOFFICE.REGEX([.F51]; &quot;[\d\.]+&quot;))" office:value-type="float" office:value="4" calcext:value-type="float">
            <text:p>4.0</text:p>
          </table:table-cell>
          <table:table-cell office:value-type="string" calcext:value-type="string">
            <text:p>C2.1 - Commit type (current)</text:p>
          </table:table-cell>
          <table:table-cell office:value-type="string" calcext:value-type="string">
            <text:p>F4 - # Bug discussants</text:p>
          </table:table-cell>
          <table:table-cell office:value-type="string" calcext:value-type="string">
            <text:p>32</text:p>
          </table:table-cell>
          <table:table-cell table:style-name="ce1" table:formula="of:=ORG.LIBREOFFICE.REGEX([.G51];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2.1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2]; &quot;[A-Z]+&quot;)" office:value-type="string" office:string-value="C" calcext:value-type="string">
            <text:p>C</text:p>
          </table:table-cell>
          <table:table-cell table:style-name="ce4" table:formula="of:=VALUE(ORG.LIBREOFFICE.REGEX([.E52]; &quot;[\d\.]+&quot;))" office:value-type="float" office:value="2.1" calcext:value-type="float">
            <text:p>2.1</text:p>
          </table:table-cell>
          <table:table-cell table:formula="of:=ORG.LIBREOFFICE.REGEX([.F52]; &quot;[A-Z]+&quot;)" office:value-type="string" office:string-value="F" calcext:value-type="string">
            <text:p>F</text:p>
          </table:table-cell>
          <table:table-cell table:style-name="ce4" table:formula="of:=VALUE(ORG.LIBREOFFICE.REGEX([.F52]; &quot;[\d\.]+&quot;))" office:value-type="float" office:value="9" calcext:value-type="float">
            <text:p>9.0</text:p>
          </table:table-cell>
          <table:table-cell office:value-type="string" calcext:value-type="string">
            <text:p>C2.1 - Commit type (current)</text:p>
          </table:table-cell>
          <table:table-cell office:value-type="string" calcext:value-type="string">
            <text:p>F9 - # Bug comments [sum]</text:p>
          </table:table-cell>
          <table:table-cell office:value-type="string" calcext:value-type="string">
            <text:p>32</text:p>
          </table:table-cell>
          <table:table-cell table:style-name="ce1" table:formula="of:=ORG.LIBREOFFICE.REGEX([.G52];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2.1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table-cell table:formula="of:=ORG.LIBREOFFICE.REGEX([.E53]; &quot;[A-Z]+&quot;)" office:value-type="string" office:string-value="C" calcext:value-type="string">
            <text:p>C</text:p>
          </table:table-cell>
          <table:table-cell table:style-name="ce4" table:formula="of:=VALUE(ORG.LIBREOFFICE.REGEX([.E53]; &quot;[\d\.]+&quot;))" office:value-type="float" office:value="2.1" calcext:value-type="float">
            <text:p>2.1</text:p>
          </table:table-cell>
          <table:table-cell table:formula="of:=ORG.LIBREOFFICE.REGEX([.F53]; &quot;[A-Z]+&quot;)" office:value-type="string" office:string-value="I" calcext:value-type="string">
            <text:p>I</text:p>
          </table:table-cell>
          <table:table-cell table:style-name="ce4" table:formula="of:=VALUE(ORG.LIBREOFFICE.REGEX([.F53]; &quot;[\d\.]+&quot;))" office:value-type="float" office:value="5" calcext:value-type="float">
            <text:p>5.0</text:p>
          </table:table-cell>
          <table:table-cell office:value-type="string" calcext:value-type="string">
            <text:p>C2.1 - Commit type (current)</text:p>
          </table:table-cell>
          <table:table-cell office:value-type="string" calcext:value-type="string">
            <text:p>I5 - # Introducing issue discussants [sum]</text:p>
          </table:table-cell>
          <table:table-cell table:style-name="ce20" office:value-type="string" calcext:value-type="string">
            <text:p>32 (pd)</text:p>
          </table:table-cell>
          <table:table-cell table:style-name="ce1" table:formula="of:=ORG.LIBREOFFICE.REGEX([.G53]; &quot;^(\d+|\w)&quot;)" office:value-type="string" office:string-value="32" calcext:value-type="string">
            <text:p>32</text:p>
          </table:table-cell>
          <table:table-cell office:value-type="string" calcext:value-type="string">
            <text:p>BG direct::commit relates to less, rebase::ammend to more discussants</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6 (BG); 17 (CG)</text:p>
          </table:table-cell>
          <table:table-cell table:formula="of:=HYPERLINK(&quot;figures/boxplots/C2.1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54]; &quot;[A-Z]+&quot;)" office:value-type="string" office:string-value="C" calcext:value-type="string">
            <text:p>C</text:p>
          </table:table-cell>
          <table:table-cell table:style-name="ce4" table:formula="of:=VALUE(ORG.LIBREOFFICE.REGEX([.E54]; &quot;[\d\.]+&quot;))" office:value-type="float" office:value="2.1" calcext:value-type="float">
            <text:p>2.1</text:p>
          </table:table-cell>
          <table:table-cell table:formula="of:=ORG.LIBREOFFICE.REGEX([.F54]; &quot;[A-Z]+&quot;)" office:value-type="string" office:string-value="I" calcext:value-type="string">
            <text:p>I</text:p>
          </table:table-cell>
          <table:table-cell table:style-name="ce4" table:formula="of:=VALUE(ORG.LIBREOFFICE.REGEX([.F54]; &quot;[\d\.]+&quot;))" office:value-type="float" office:value="7" calcext:value-type="float">
            <text:p>7.0</text:p>
          </table:table-cell>
          <table:table-cell office:value-type="string" calcext:value-type="string">
            <text:p>C2.1 - Commit type (current)</text:p>
          </table:table-cell>
          <table:table-cell office:value-type="string" calcext:value-type="string">
            <text:p>I7 - # Introducing issue commits [sum]</text:p>
          </table:table-cell>
          <table:table-cell table:style-name="ce20" office:value-type="string" calcext:value-type="string">
            <text:p>3.1 (nc, pd)</text:p>
          </table:table-cell>
          <table:table-cell table:style-name="ce1" table:formula="of:=ORG.LIBREOFFICE.REGEX([.G54]; &quot;^(\d+|\w)&quot;)" office:value-type="string" office:string-value="3" calcext:value-type="string">
            <text:p>3</text:p>
          </table:table-cell>
          <table:table-cell table:style-name="ce12" office:value-type="string" calcext:value-type="string">
            <text:p>BG: ammend relates to more, direct::commit, rebase::ammend to less commits</text:p>
            <text:p>CG direct commit relates to less; rebase:ammend to more commits</text:p>
          </table:table-cell>
          <table:table-cell table:style-name="ce12" office:value-type="string" calcext:value-type="string">
            <text:p>BG: Kruskal-Wallis - Significant difference True</text:p>
            <text:p>CG: Kruskal-Wallis - Significant difference False</text:p>
            <text:p>Abs. count: 51 (BG); 28 (CG)</text:p>
          </table:table-cell>
          <table:table-cell table:formula="of:=HYPERLINK(&quot;figures/boxplots/C2.1_I7_histogram_boxplot.pdf&quot;; &quot;CLICK&quot;)" office:value-type="string" office:string-value="CLICK" calcext:value-type="string">
            <text:p>CLICK</text:p>
          </table:table-cell>
          <table:table-cell/>
          <table:table-cell table:style-name="ce33" office:value-type="boolean" office:boolean-value="true" calcext:value-type="boolean">
            <text:p>TRUE</text:p>
          </table:table-cell>
          <table:table-cell table:number-columns-repeated="1011"/>
        </table:table-row>
        <table:table-row table:style-name="ro4" table:visibility="filter">
          <table:table-cell table:formula="of:=ORG.LIBREOFFICE.REGEX([.E55]; &quot;[A-Z]+&quot;)" office:value-type="string" office:string-value="C" calcext:value-type="string">
            <text:p>C</text:p>
          </table:table-cell>
          <table:table-cell table:style-name="ce4" table:formula="of:=VALUE(ORG.LIBREOFFICE.REGEX([.E55]; &quot;[\d\.]+&quot;))" office:value-type="float" office:value="2.1" calcext:value-type="float">
            <text:p>2.1</text:p>
          </table:table-cell>
          <table:table-cell table:formula="of:=ORG.LIBREOFFICE.REGEX([.F55]; &quot;[A-Z]+&quot;)" office:value-type="string" office:string-value="I" calcext:value-type="string">
            <text:p>I</text:p>
          </table:table-cell>
          <table:table-cell table:style-name="ce4" table:formula="of:=VALUE(ORG.LIBREOFFICE.REGEX([.F55]; &quot;[\d\.]+&quot;))" office:value-type="float" office:value="10" calcext:value-type="float">
            <text:p>10.0</text:p>
          </table:table-cell>
          <table:table-cell office:value-type="string" calcext:value-type="string">
            <text:p>C2.1 - Commit type (current)</text:p>
          </table:table-cell>
          <table:table-cell office:value-type="string" calcext:value-type="string">
            <text:p>I10 - # Introducing issue comments [sum]</text:p>
          </table:table-cell>
          <table:table-cell table:style-name="ce20" office:value-type="string" calcext:value-type="string">
            <text:p>32 (pd)</text:p>
          </table:table-cell>
          <table:table-cell table:style-name="ce1" table:formula="of:=ORG.LIBREOFFICE.REGEX([.G55]; &quot;^(\d+|\w)&quot;)" office:value-type="string" office:string-value="32" calcext:value-type="string">
            <text:p>32</text:p>
          </table:table-cell>
          <table:table-cell office:value-type="string" calcext:value-type="string">
            <text:p>BG; some relation</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6 (BG); 17 (CG)</text:p>
          </table:table-cell>
          <table:table-cell table:formula="of:=HYPERLINK(&quot;figures/boxplots/C2.1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56]; &quot;[A-Z]+&quot;)" office:value-type="string" office:string-value="C" calcext:value-type="string">
            <text:p>C</text:p>
          </table:table-cell>
          <table:table-cell table:style-name="ce4" table:formula="of:=VALUE(ORG.LIBREOFFICE.REGEX([.E56]; &quot;[\d\.]+&quot;))" office:value-type="float" office:value="2.1" calcext:value-type="float">
            <text:p>2.1</text:p>
          </table:table-cell>
          <table:table-cell table:formula="of:=ORG.LIBREOFFICE.REGEX([.F56]; &quot;[A-Z]+&quot;)" office:value-type="string" office:string-value="ML" calcext:value-type="string">
            <text:p>ML</text:p>
          </table:table-cell>
          <table:table-cell table:style-name="ce4" table:formula="of:=VALUE(ORG.LIBREOFFICE.REGEX([.F56]; &quot;[\d\.]+&quot;))" office:value-type="float" office:value="2" calcext:value-type="float">
            <text:p>2.0</text:p>
          </table:table-cell>
          <table:table-cell office:value-type="string" calcext:value-type="string">
            <text:p>C2.1 - Commit type (current)</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5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57]; &quot;[A-Z]+&quot;)" office:value-type="string" office:string-value="C" calcext:value-type="string">
            <text:p>C</text:p>
          </table:table-cell>
          <table:table-cell table:style-name="ce4" table:formula="of:=VALUE(ORG.LIBREOFFICE.REGEX([.E57]; &quot;[\d\.]+&quot;))" office:value-type="float" office:value="2.1" calcext:value-type="float">
            <text:p>2.1</text:p>
          </table:table-cell>
          <table:table-cell table:formula="of:=ORG.LIBREOFFICE.REGEX([.F57]; &quot;[A-Z]+&quot;)" office:value-type="string" office:string-value="ML" calcext:value-type="string">
            <text:p>ML</text:p>
          </table:table-cell>
          <table:table-cell table:style-name="ce4" table:formula="of:=VALUE(ORG.LIBREOFFICE.REGEX([.F57]; &quot;[\d\.]+&quot;))" office:value-type="float" office:value="5" calcext:value-type="float">
            <text:p>5.0</text:p>
          </table:table-cell>
          <table:table-cell office:value-type="string" calcext:value-type="string">
            <text:p>C2.1 - Commit type (current)</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5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8]; &quot;[A-Z]+&quot;)" office:value-type="string" office:string-value="C" calcext:value-type="string">
            <text:p>C</text:p>
          </table:table-cell>
          <table:table-cell table:style-name="ce4" table:formula="of:=VALUE(ORG.LIBREOFFICE.REGEX([.E58]; &quot;[\d\.]+&quot;))" office:value-type="float" office:value="2.1" calcext:value-type="float">
            <text:p>2.1</text:p>
          </table:table-cell>
          <table:table-cell table:formula="of:=ORG.LIBREOFFICE.REGEX([.F58]; &quot;[A-Z]+&quot;)" office:value-type="string" office:string-value="O" calcext:value-type="string">
            <text:p>O</text:p>
          </table:table-cell>
          <table:table-cell table:style-name="ce4" table:formula="of:=VALUE(ORG.LIBREOFFICE.REGEX([.F58]; &quot;[\d\.]+&quot;))" office:value-type="float" office:value="3" calcext:value-type="float">
            <text:p>3.0</text:p>
          </table:table-cell>
          <table:table-cell office:value-type="string" calcext:value-type="string">
            <text:p>C2.1 - Commit type (current)</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5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2" table:visibility="filter">
          <table:table-cell table:formula="of:=ORG.LIBREOFFICE.REGEX([.E59]; &quot;[A-Z]+&quot;)" office:value-type="string" office:string-value="C" calcext:value-type="string">
            <text:p>C</text:p>
          </table:table-cell>
          <table:table-cell table:style-name="ce4" table:formula="of:=VALUE(ORG.LIBREOFFICE.REGEX([.E59]; &quot;[\d\.]+&quot;))" office:value-type="float" office:value="2.1" calcext:value-type="float">
            <text:p>2.1</text:p>
          </table:table-cell>
          <table:table-cell table:formula="of:=ORG.LIBREOFFICE.REGEX([.F59]; &quot;[A-Z]+&quot;)" office:value-type="string" office:string-value="R" calcext:value-type="string">
            <text:p>R</text:p>
          </table:table-cell>
          <table:table-cell table:style-name="ce4" table:formula="of:=VALUE(ORG.LIBREOFFICE.REGEX([.F59]; &quot;[\d\.]+&quot;))" office:value-type="float" office:value="3" calcext:value-type="float">
            <text:p>3.0</text:p>
          </table:table-cell>
          <table:table-cell office:value-type="string" calcext:value-type="string">
            <text:p>C2.1 - Commit type (current)</text:p>
          </table:table-cell>
          <table:table-cell office:value-type="string" calcext:value-type="string">
            <text:p>R3 - # Reviewers [sum]</text:p>
          </table:table-cell>
          <table:table-cell office:value-type="string" calcext:value-type="string">
            <text:p>32 (pd)</text:p>
          </table:table-cell>
          <table:table-cell table:style-name="ce1" table:formula="of:=ORG.LIBREOFFICE.REGEX([.G59]; &quot;^(\d+|\w)&quot;)" office:value-type="string" office:string-value="32" calcext:value-type="string">
            <text:p>32</text:p>
          </table:table-cell>
          <table:table-cell table:style-name="ce12" office:value-type="string" calcext:value-type="string">
            <text:p>BG: no relation</text:p>
            <text:p>CG: direct::commit relates to less reviewers</text:p>
          </table:table-cell>
          <table:table-cell table:style-name="ce12" office:value-type="string" calcext:value-type="string">
            <text:p>BG: Kruskal-Wallis - Significant difference False</text:p>
            <text:p>CG: Kruskal-Wallis - Significant difference True</text:p>
            <text:p>Abs. count: 38 (BG); 39 (CG)</text:p>
          </table:table-cell>
          <table:table-cell table:formula="of:=HYPERLINK(&quot;figures/boxplots/C2.1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60]; &quot;[A-Z]+&quot;)" office:value-type="string" office:string-value="C" calcext:value-type="string">
            <text:p>C</text:p>
          </table:table-cell>
          <table:table-cell table:style-name="ce4" table:formula="of:=VALUE(ORG.LIBREOFFICE.REGEX([.E60]; &quot;[\d\.]+&quot;))" office:value-type="float" office:value="2.1" calcext:value-type="float">
            <text:p>2.1</text:p>
          </table:table-cell>
          <table:table-cell table:formula="of:=ORG.LIBREOFFICE.REGEX([.F60]; &quot;[A-Z]+&quot;)" office:value-type="string" office:string-value="R" calcext:value-type="string">
            <text:p>R</text:p>
          </table:table-cell>
          <table:table-cell table:style-name="ce4" table:formula="of:=VALUE(ORG.LIBREOFFICE.REGEX([.F60]; &quot;[\d\.]+&quot;))" office:value-type="float" office:value="5" calcext:value-type="float">
            <text:p>5.0</text:p>
          </table:table-cell>
          <table:table-cell office:value-type="string" calcext:value-type="string">
            <text:p>C2.1 - Commit type (current)</text:p>
          </table:table-cell>
          <table:table-cell office:value-type="string" calcext:value-type="string">
            <text:p>R5 - # Review comments [sum]</text:p>
          </table:table-cell>
          <table:table-cell office:value-type="string" calcext:value-type="string">
            <text:p>2.1 (pd, ovr)</text:p>
          </table:table-cell>
          <table:table-cell table:style-name="ce1" table:formula="of:=ORG.LIBREOFFICE.REGEX([.G60]; &quot;^(\d+|\w)&quot;)" office:value-type="string" office:string-value="2" calcext:value-type="string">
            <text:p>2</text:p>
          </table:table-cell>
          <table:table-cell office:value-type="string" calcext:value-type="string">
            <text:p>BG and CG: rebase ammend relates to more review comments</text:p>
          </table:table-cell>
          <table:table-cell table:style-name="ce12" office:value-type="string" calcext:value-type="string">
            <text:p>BG: Kruskal-Wallis - Significant difference False</text:p>
            <text:p>CG: Kruskal-Wallis - Significant difference True</text:p>
            <text:p>Abs. count: 38 (BG); 39 (CG)</text:p>
          </table:table-cell>
          <table:table-cell table:formula="of:=HYPERLINK(&quot;figures/boxplots/C2.1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61]; &quot;[A-Z]+&quot;)" office:value-type="string" office:string-value="C" calcext:value-type="string">
            <text:p>C</text:p>
          </table:table-cell>
          <table:table-cell table:style-name="ce4" table:formula="of:=VALUE(ORG.LIBREOFFICE.REGEX([.E61]; &quot;[\d\.]+&quot;))" office:value-type="float" office:value="2.1" calcext:value-type="float">
            <text:p>2.1</text:p>
          </table:table-cell>
          <table:table-cell table:formula="of:=ORG.LIBREOFFICE.REGEX([.F61]; &quot;[A-Z]+&quot;)" office:value-type="string" office:string-value="R" calcext:value-type="string">
            <text:p>R</text:p>
          </table:table-cell>
          <table:table-cell table:style-name="ce4" table:formula="of:=VALUE(ORG.LIBREOFFICE.REGEX([.F61]; &quot;[\d\.]+&quot;))" office:value-type="float" office:value="6" calcext:value-type="float">
            <text:p>6.0</text:p>
          </table:table-cell>
          <table:table-cell office:value-type="string" calcext:value-type="string">
            <text:p>C2.1 - Commit type (current)</text:p>
          </table:table-cell>
          <table:table-cell office:value-type="string" calcext:value-type="string">
            <text:p>R6 - # Rounds of code review [sum]</text:p>
          </table:table-cell>
          <table:table-cell office:value-type="string" calcext:value-type="string">
            <text:p>2.1 (pd, ovr)</text:p>
          </table:table-cell>
          <table:table-cell table:style-name="ce1" table:formula="of:=ORG.LIBREOFFICE.REGEX([.G61]; &quot;^(\d+|\w)&quot;)" office:value-type="string" office:string-value="2" calcext:value-type="string">
            <text:p>2</text:p>
          </table:table-cell>
          <table:table-cell office:value-type="string" calcext:value-type="string">
            <text:p>BG and CG: rebase ammend relates to more rounds of review</text:p>
          </table:table-cell>
          <table:table-cell table:style-name="ce12" office:value-type="string" calcext:value-type="string">
            <text:p>BG: Kruskal-Wallis - Significant difference False</text:p>
            <text:p>CG: Kruskal-Wallis - Significant difference True</text:p>
            <text:p>Abs. count: 38 (BG); 39 (CG)</text:p>
          </table:table-cell>
          <table:table-cell table:formula="of:=HYPERLINK(&quot;figures/boxplots/C2.1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62]; &quot;[A-Z]+&quot;)" office:value-type="string" office:string-value="C" calcext:value-type="string">
            <text:p>C</text:p>
          </table:table-cell>
          <table:table-cell table:style-name="ce4" table:formula="of:=VALUE(ORG.LIBREOFFICE.REGEX([.E62]; &quot;[\d\.]+&quot;))" office:value-type="float" office:value="2.2" calcext:value-type="float">
            <text:p>2.2</text:p>
          </table:table-cell>
          <table:table-cell table:formula="of:=ORG.LIBREOFFICE.REGEX([.F62]; &quot;[A-Z]+&quot;)" office:value-type="string" office:string-value="C" calcext:value-type="string">
            <text:p>C</text:p>
          </table:table-cell>
          <table:table-cell table:style-name="ce4" table:formula="of:=VALUE(ORG.LIBREOFFICE.REGEX([.F62]; &quot;[\d\.]+&quot;))" office:value-type="float" office:value="3" calcext:value-type="float">
            <text:p>3.0</text:p>
          </table:table-cell>
          <table:table-cell office:value-type="string" calcext:value-type="string">
            <text:p>C2.2 - Commit types (children)</text:p>
          </table:table-cell>
          <table:table-cell office:value-type="string" calcext:value-type="string">
            <text:p>C3 - # Files changed</text:p>
          </table:table-cell>
          <table:table-cell table:style-name="ce20" office:value-type="string" calcext:value-type="string">
            <text:p>3.3 (pd, ovr)</text:p>
          </table:table-cell>
          <table:table-cell table:style-name="ce1" table:formula="of:=ORG.LIBREOFFICE.REGEX([.G62]; &quot;^(\d+|\w)&quot;)" office:value-type="string" office:string-value="3" calcext:value-type="string">
            <text:p>3</text:p>
          </table:table-cell>
          <table:table-cell table:style-name="ce12" office:value-type="string" calcext:value-type="string">
            <text:p>BG: direct commit relates to more files changed; merge to less</text:p>
            <text:p>CG: no relation</text:p>
          </table:table-cell>
          <table:table-cell table:style-name="ce12" office:value-type="string" calcext:value-type="string">
            <text:p>BG: Kruskal-Wallis - Significant difference True</text:p>
            <text:p>CG: Kruskal-Wallis - Significant difference False</text:p>
            <text:p>Abs. count: 71 (BG); 71 (CG)</text:p>
          </table:table-cell>
          <table:table-cell table:formula="of:=HYPERLINK(&quot;figures/boxplots/C2.2_C3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3" table:visibility="filter">
          <table:table-cell table:formula="of:=ORG.LIBREOFFICE.REGEX([.E63]; &quot;[A-Z]+&quot;)" office:value-type="string" office:string-value="C" calcext:value-type="string">
            <text:p>C</text:p>
          </table:table-cell>
          <table:table-cell table:style-name="ce4" table:formula="of:=VALUE(ORG.LIBREOFFICE.REGEX([.E63]; &quot;[\d\.]+&quot;))" office:value-type="float" office:value="2.2" calcext:value-type="float">
            <text:p>2.2</text:p>
          </table:table-cell>
          <table:table-cell table:formula="of:=ORG.LIBREOFFICE.REGEX([.F63]; &quot;[A-Z]+&quot;)" office:value-type="string" office:string-value="C" calcext:value-type="string">
            <text:p>C</text:p>
          </table:table-cell>
          <table:table-cell table:style-name="ce4" table:formula="of:=VALUE(ORG.LIBREOFFICE.REGEX([.F63]; &quot;[\d\.]+&quot;))" office:value-type="float" office:value="4" calcext:value-type="float">
            <text:p>4.0</text:p>
          </table:table-cell>
          <table:table-cell office:value-type="string" calcext:value-type="string">
            <text:p>C2.2 - Commit types (children)</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63];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2.2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4]; &quot;[A-Z]+&quot;)" office:value-type="string" office:string-value="C" calcext:value-type="string">
            <text:p>C</text:p>
          </table:table-cell>
          <table:table-cell table:style-name="ce4" table:formula="of:=VALUE(ORG.LIBREOFFICE.REGEX([.E64]; &quot;[\d\.]+&quot;))" office:value-type="float" office:value="2.2" calcext:value-type="float">
            <text:p>2.2</text:p>
          </table:table-cell>
          <table:table-cell table:formula="of:=ORG.LIBREOFFICE.REGEX([.F64]; &quot;[A-Z]+&quot;)" office:value-type="string" office:string-value="C" calcext:value-type="string">
            <text:p>C</text:p>
          </table:table-cell>
          <table:table-cell table:style-name="ce4" table:formula="of:=VALUE(ORG.LIBREOFFICE.REGEX([.F64]; &quot;[\d\.]+&quot;))" office:value-type="float" office:value="5" calcext:value-type="float">
            <text:p>5.0</text:p>
          </table:table-cell>
          <table:table-cell office:value-type="string" calcext:value-type="string">
            <text:p>C2.2 - Commit types (children)</text:p>
          </table:table-cell>
          <table:table-cell office:value-type="string" calcext:value-type="string">
            <text:p>C5 - Commit total line bugginess</text:p>
          </table:table-cell>
          <table:table-cell office:value-type="string" calcext:value-type="string">
            <text:p>32</text:p>
          </table:table-cell>
          <table:table-cell table:style-name="ce1" table:formula="of:=ORG.LIBREOFFICE.REGEX([.G64];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2.2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5]; &quot;[A-Z]+&quot;)" office:value-type="string" office:string-value="C" calcext:value-type="string">
            <text:p>C</text:p>
          </table:table-cell>
          <table:table-cell table:style-name="ce4" table:formula="of:=VALUE(ORG.LIBREOFFICE.REGEX([.E65]; &quot;[\d\.]+&quot;))" office:value-type="float" office:value="2.2" calcext:value-type="float">
            <text:p>2.2</text:p>
          </table:table-cell>
          <table:table-cell table:formula="of:=ORG.LIBREOFFICE.REGEX([.F65]; &quot;[A-Z]+&quot;)" office:value-type="string" office:string-value="C" calcext:value-type="string">
            <text:p>C</text:p>
          </table:table-cell>
          <table:table-cell table:style-name="ce4" table:formula="of:=VALUE(ORG.LIBREOFFICE.REGEX([.F65]; &quot;[\d\.]+&quot;))" office:value-type="float" office:value="6" calcext:value-type="float">
            <text:p>6.0</text:p>
          </table:table-cell>
          <table:table-cell office:value-type="string" calcext:value-type="string">
            <text:p>C2.2 - Commit types (children)</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65];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2.2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6]; &quot;[A-Z]+&quot;)" office:value-type="string" office:string-value="C" calcext:value-type="string">
            <text:p>C</text:p>
          </table:table-cell>
          <table:table-cell table:style-name="ce4" table:formula="of:=VALUE(ORG.LIBREOFFICE.REGEX([.E66]; &quot;[\d\.]+&quot;))" office:value-type="float" office:value="2.2" calcext:value-type="float">
            <text:p>2.2</text:p>
          </table:table-cell>
          <table:table-cell table:formula="of:=ORG.LIBREOFFICE.REGEX([.F66]; &quot;[A-Z]+&quot;)" office:value-type="string" office:string-value="F" calcext:value-type="string">
            <text:p>F</text:p>
          </table:table-cell>
          <table:table-cell table:style-name="ce4" table:formula="of:=VALUE(ORG.LIBREOFFICE.REGEX([.F66]; &quot;[\d\.]+&quot;))" office:value-type="float" office:value="4" calcext:value-type="float">
            <text:p>4.0</text:p>
          </table:table-cell>
          <table:table-cell office:value-type="string" calcext:value-type="string">
            <text:p>C2.2 - Commit types (children)</text:p>
          </table:table-cell>
          <table:table-cell office:value-type="string" calcext:value-type="string">
            <text:p>F4 - # Bug discussants</text:p>
          </table:table-cell>
          <table:table-cell office:value-type="string" calcext:value-type="string">
            <text:p>32</text:p>
          </table:table-cell>
          <table:table-cell table:style-name="ce1" table:formula="of:=ORG.LIBREOFFICE.REGEX([.G66];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2.2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7]; &quot;[A-Z]+&quot;)" office:value-type="string" office:string-value="C" calcext:value-type="string">
            <text:p>C</text:p>
          </table:table-cell>
          <table:table-cell table:style-name="ce4" table:formula="of:=VALUE(ORG.LIBREOFFICE.REGEX([.E67]; &quot;[\d\.]+&quot;))" office:value-type="float" office:value="2.2" calcext:value-type="float">
            <text:p>2.2</text:p>
          </table:table-cell>
          <table:table-cell table:formula="of:=ORG.LIBREOFFICE.REGEX([.F67]; &quot;[A-Z]+&quot;)" office:value-type="string" office:string-value="F" calcext:value-type="string">
            <text:p>F</text:p>
          </table:table-cell>
          <table:table-cell table:style-name="ce4" table:formula="of:=VALUE(ORG.LIBREOFFICE.REGEX([.F67]; &quot;[\d\.]+&quot;))" office:value-type="float" office:value="9" calcext:value-type="float">
            <text:p>9.0</text:p>
          </table:table-cell>
          <table:table-cell office:value-type="string" calcext:value-type="string">
            <text:p>C2.2 - Commit types (children)</text:p>
          </table:table-cell>
          <table:table-cell office:value-type="string" calcext:value-type="string">
            <text:p>F9 - # Bug comments [sum]</text:p>
          </table:table-cell>
          <table:table-cell office:value-type="string" calcext:value-type="string">
            <text:p>32</text:p>
          </table:table-cell>
          <table:table-cell table:style-name="ce1" table:formula="of:=ORG.LIBREOFFICE.REGEX([.G67];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2.2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table-cell table:formula="of:=ORG.LIBREOFFICE.REGEX([.E68]; &quot;[A-Z]+&quot;)" office:value-type="string" office:string-value="C" calcext:value-type="string">
            <text:p>C</text:p>
          </table:table-cell>
          <table:table-cell table:style-name="ce4" table:formula="of:=VALUE(ORG.LIBREOFFICE.REGEX([.E68]; &quot;[\d\.]+&quot;))" office:value-type="float" office:value="2.2" calcext:value-type="float">
            <text:p>2.2</text:p>
          </table:table-cell>
          <table:table-cell table:formula="of:=ORG.LIBREOFFICE.REGEX([.F68]; &quot;[A-Z]+&quot;)" office:value-type="string" office:string-value="I" calcext:value-type="string">
            <text:p>I</text:p>
          </table:table-cell>
          <table:table-cell table:style-name="ce4" table:formula="of:=VALUE(ORG.LIBREOFFICE.REGEX([.F68]; &quot;[\d\.]+&quot;))" office:value-type="float" office:value="5" calcext:value-type="float">
            <text:p>5.0</text:p>
          </table:table-cell>
          <table:table-cell office:value-type="string" calcext:value-type="string">
            <text:p>C2.2 - Commit types (children)</text:p>
          </table:table-cell>
          <table:table-cell office:value-type="string" calcext:value-type="string">
            <text:p>I5 - # Introducing issue discussants [sum]</text:p>
          </table:table-cell>
          <table:table-cell office:value-type="string" calcext:value-type="string">
            <text:p>31</text:p>
          </table:table-cell>
          <table:table-cell table:style-name="ce1" table:formula="of:=ORG.LIBREOFFICE.REGEX([.G6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17 (CG)</text:p>
          </table:table-cell>
          <table:table-cell table:formula="of:=HYPERLINK(&quot;figures/boxplots/C2.2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69]; &quot;[A-Z]+&quot;)" office:value-type="string" office:string-value="C" calcext:value-type="string">
            <text:p>C</text:p>
          </table:table-cell>
          <table:table-cell table:style-name="ce4" table:formula="of:=VALUE(ORG.LIBREOFFICE.REGEX([.E69]; &quot;[\d\.]+&quot;))" office:value-type="float" office:value="2.2" calcext:value-type="float">
            <text:p>2.2</text:p>
          </table:table-cell>
          <table:table-cell table:formula="of:=ORG.LIBREOFFICE.REGEX([.F69]; &quot;[A-Z]+&quot;)" office:value-type="string" office:string-value="I" calcext:value-type="string">
            <text:p>I</text:p>
          </table:table-cell>
          <table:table-cell table:style-name="ce4" table:formula="of:=VALUE(ORG.LIBREOFFICE.REGEX([.F69]; &quot;[\d\.]+&quot;))" office:value-type="float" office:value="7" calcext:value-type="float">
            <text:p>7.0</text:p>
          </table:table-cell>
          <table:table-cell office:value-type="string" calcext:value-type="string">
            <text:p>C2.2 - Commit types (children)</text:p>
          </table:table-cell>
          <table:table-cell office:value-type="string" calcext:value-type="string">
            <text:p>I7 - # Introducing issue commits [sum]</text:p>
          </table:table-cell>
          <table:table-cell table:style-name="ce20" office:value-type="string" calcext:value-type="string">
            <text:p>3.3 (pd, ovr)</text:p>
          </table:table-cell>
          <table:table-cell table:style-name="ce1" table:formula="of:=ORG.LIBREOFFICE.REGEX([.G69]; &quot;^(\d+|\w)&quot;)" office:value-type="string" office:string-value="3" calcext:value-type="string">
            <text:p>3</text:p>
          </table:table-cell>
          <table:table-cell table:style-name="ce12" office:value-type="string" calcext:value-type="string">
            <text:p>BG: no clear relation</text:p>
            <text:p>CG: merge relates to more commits</text:p>
          </table:table-cell>
          <table:table-cell table:style-name="ce12" office:value-type="string" calcext:value-type="string">
            <text:p>BG: Kruskal-Wallis - Significant difference False</text:p>
            <text:p>Not enough data for Kruskal-Wallis</text:p>
            <text:p>Abs. count: 51 (BG); 28 (CG)</text:p>
          </table:table-cell>
          <table:table-cell table:formula="of:=HYPERLINK(&quot;figures/boxplots/C2.2_I7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3" table:visibility="filter">
          <table:table-cell table:formula="of:=ORG.LIBREOFFICE.REGEX([.E70]; &quot;[A-Z]+&quot;)" office:value-type="string" office:string-value="C" calcext:value-type="string">
            <text:p>C</text:p>
          </table:table-cell>
          <table:table-cell table:style-name="ce4" table:formula="of:=VALUE(ORG.LIBREOFFICE.REGEX([.E70]; &quot;[\d\.]+&quot;))" office:value-type="float" office:value="2.2" calcext:value-type="float">
            <text:p>2.2</text:p>
          </table:table-cell>
          <table:table-cell table:formula="of:=ORG.LIBREOFFICE.REGEX([.F70]; &quot;[A-Z]+&quot;)" office:value-type="string" office:string-value="I" calcext:value-type="string">
            <text:p>I</text:p>
          </table:table-cell>
          <table:table-cell table:style-name="ce4" table:formula="of:=VALUE(ORG.LIBREOFFICE.REGEX([.F70]; &quot;[\d\.]+&quot;))" office:value-type="float" office:value="10" calcext:value-type="float">
            <text:p>10.0</text:p>
          </table:table-cell>
          <table:table-cell office:value-type="string" calcext:value-type="string">
            <text:p>C2.2 - Commit types (children)</text:p>
          </table:table-cell>
          <table:table-cell office:value-type="string" calcext:value-type="string">
            <text:p>I10 - # Introducing issue comments [sum]</text:p>
          </table:table-cell>
          <table:table-cell office:value-type="string" calcext:value-type="string">
            <text:p>31</text:p>
          </table:table-cell>
          <table:table-cell table:style-name="ce1" table:formula="of:=ORG.LIBREOFFICE.REGEX([.G7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17 (CG)</text:p>
          </table:table-cell>
          <table:table-cell table:formula="of:=HYPERLINK(&quot;figures/boxplots/C2.2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71]; &quot;[A-Z]+&quot;)" office:value-type="string" office:string-value="C" calcext:value-type="string">
            <text:p>C</text:p>
          </table:table-cell>
          <table:table-cell table:style-name="ce4" table:formula="of:=VALUE(ORG.LIBREOFFICE.REGEX([.E71]; &quot;[\d\.]+&quot;))" office:value-type="float" office:value="2.2" calcext:value-type="float">
            <text:p>2.2</text:p>
          </table:table-cell>
          <table:table-cell table:formula="of:=ORG.LIBREOFFICE.REGEX([.F71]; &quot;[A-Z]+&quot;)" office:value-type="string" office:string-value="ML" calcext:value-type="string">
            <text:p>ML</text:p>
          </table:table-cell>
          <table:table-cell table:style-name="ce4" table:formula="of:=VALUE(ORG.LIBREOFFICE.REGEX([.F71]; &quot;[\d\.]+&quot;))" office:value-type="float" office:value="2" calcext:value-type="float">
            <text:p>2.0</text:p>
          </table:table-cell>
          <table:table-cell office:value-type="string" calcext:value-type="string">
            <text:p>C2.2 - Commit types (children)</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7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2]; &quot;[A-Z]+&quot;)" office:value-type="string" office:string-value="C" calcext:value-type="string">
            <text:p>C</text:p>
          </table:table-cell>
          <table:table-cell table:style-name="ce4" table:formula="of:=VALUE(ORG.LIBREOFFICE.REGEX([.E72]; &quot;[\d\.]+&quot;))" office:value-type="float" office:value="2.2" calcext:value-type="float">
            <text:p>2.2</text:p>
          </table:table-cell>
          <table:table-cell table:formula="of:=ORG.LIBREOFFICE.REGEX([.F72]; &quot;[A-Z]+&quot;)" office:value-type="string" office:string-value="ML" calcext:value-type="string">
            <text:p>ML</text:p>
          </table:table-cell>
          <table:table-cell table:style-name="ce4" table:formula="of:=VALUE(ORG.LIBREOFFICE.REGEX([.F72]; &quot;[\d\.]+&quot;))" office:value-type="float" office:value="5" calcext:value-type="float">
            <text:p>5.0</text:p>
          </table:table-cell>
          <table:table-cell office:value-type="string" calcext:value-type="string">
            <text:p>C2.2 - Commit types (children)</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7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3]; &quot;[A-Z]+&quot;)" office:value-type="string" office:string-value="C" calcext:value-type="string">
            <text:p>C</text:p>
          </table:table-cell>
          <table:table-cell table:style-name="ce4" table:formula="of:=VALUE(ORG.LIBREOFFICE.REGEX([.E73]; &quot;[\d\.]+&quot;))" office:value-type="float" office:value="2.2" calcext:value-type="float">
            <text:p>2.2</text:p>
          </table:table-cell>
          <table:table-cell table:formula="of:=ORG.LIBREOFFICE.REGEX([.F73]; &quot;[A-Z]+&quot;)" office:value-type="string" office:string-value="O" calcext:value-type="string">
            <text:p>O</text:p>
          </table:table-cell>
          <table:table-cell table:style-name="ce4" table:formula="of:=VALUE(ORG.LIBREOFFICE.REGEX([.F73]; &quot;[\d\.]+&quot;))" office:value-type="float" office:value="3" calcext:value-type="float">
            <text:p>3.0</text:p>
          </table:table-cell>
          <table:table-cell office:value-type="string" calcext:value-type="string">
            <text:p>C2.2 - Commit types (children)</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7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2" table:visibility="filter">
          <table:table-cell table:formula="of:=ORG.LIBREOFFICE.REGEX([.E74]; &quot;[A-Z]+&quot;)" office:value-type="string" office:string-value="C" calcext:value-type="string">
            <text:p>C</text:p>
          </table:table-cell>
          <table:table-cell table:style-name="ce4" table:formula="of:=VALUE(ORG.LIBREOFFICE.REGEX([.E74]; &quot;[\d\.]+&quot;))" office:value-type="float" office:value="2.2" calcext:value-type="float">
            <text:p>2.2</text:p>
          </table:table-cell>
          <table:table-cell table:formula="of:=ORG.LIBREOFFICE.REGEX([.F74]; &quot;[A-Z]+&quot;)" office:value-type="string" office:string-value="R" calcext:value-type="string">
            <text:p>R</text:p>
          </table:table-cell>
          <table:table-cell table:style-name="ce4" table:formula="of:=VALUE(ORG.LIBREOFFICE.REGEX([.F74]; &quot;[\d\.]+&quot;))" office:value-type="float" office:value="3" calcext:value-type="float">
            <text:p>3.0</text:p>
          </table:table-cell>
          <table:table-cell office:value-type="string" calcext:value-type="string">
            <text:p>C2.2 - Commit types (children)</text:p>
          </table:table-cell>
          <table:table-cell office:value-type="string" calcext:value-type="string">
            <text:p>R3 - # Reviewers [sum]</text:p>
          </table:table-cell>
          <table:table-cell table:style-name="ce20" office:value-type="string" calcext:value-type="string">
            <text:p>2.2 (pd, ovr)</text:p>
          </table:table-cell>
          <table:table-cell table:style-name="ce1" table:formula="of:=ORG.LIBREOFFICE.REGEX([.G74]; &quot;^(\d+|\w)&quot;)" office:value-type="string" office:string-value="2" calcext:value-type="string">
            <text:p>2</text:p>
          </table:table-cell>
          <table:table-cell office:value-type="string" calcext:value-type="string">
            <text:p>BG and CG: merge relates to more reviewers</text:p>
          </table:table-cell>
          <table:table-cell table:style-name="ce12" office:value-type="string" calcext:value-type="string">
            <text:p>Not enough data for Kruskal-Wallis</text:p>
            <text:p>Not enough data for Kruskal-Wallis</text:p>
            <text:p>Abs. count: 38 (BG); 39 (CG)</text:p>
          </table:table-cell>
          <table:table-cell table:formula="of:=HYPERLINK(&quot;figures/boxplots/C2.2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75]; &quot;[A-Z]+&quot;)" office:value-type="string" office:string-value="C" calcext:value-type="string">
            <text:p>C</text:p>
          </table:table-cell>
          <table:table-cell table:style-name="ce4" table:formula="of:=VALUE(ORG.LIBREOFFICE.REGEX([.E75]; &quot;[\d\.]+&quot;))" office:value-type="float" office:value="2.2" calcext:value-type="float">
            <text:p>2.2</text:p>
          </table:table-cell>
          <table:table-cell table:formula="of:=ORG.LIBREOFFICE.REGEX([.F75]; &quot;[A-Z]+&quot;)" office:value-type="string" office:string-value="R" calcext:value-type="string">
            <text:p>R</text:p>
          </table:table-cell>
          <table:table-cell table:style-name="ce4" table:formula="of:=VALUE(ORG.LIBREOFFICE.REGEX([.F75]; &quot;[\d\.]+&quot;))" office:value-type="float" office:value="5" calcext:value-type="float">
            <text:p>5.0</text:p>
          </table:table-cell>
          <table:table-cell office:value-type="string" calcext:value-type="string">
            <text:p>C2.2 - Commit types (children)</text:p>
          </table:table-cell>
          <table:table-cell office:value-type="string" calcext:value-type="string">
            <text:p>R5 - # Review comments [sum]</text:p>
          </table:table-cell>
          <table:table-cell table:style-name="ce20" office:value-type="string" calcext:value-type="string">
            <text:p>2.2 (pd, ovr)</text:p>
          </table:table-cell>
          <table:table-cell table:style-name="ce1" table:formula="of:=ORG.LIBREOFFICE.REGEX([.G75]; &quot;^(\d+|\w)&quot;)" office:value-type="string" office:string-value="2" calcext:value-type="string">
            <text:p>2</text:p>
          </table:table-cell>
          <table:table-cell office:value-type="string" calcext:value-type="string">
            <text:p>BG and CG: merge relates to more comments</text:p>
          </table:table-cell>
          <table:table-cell table:style-name="ce12" office:value-type="string" calcext:value-type="string">
            <text:p>Not enough data for Kruskal-Wallis</text:p>
            <text:p>Not enough data for Kruskal-Wallis</text:p>
            <text:p>Abs. count: 38 (BG); 39 (CG)</text:p>
          </table:table-cell>
          <table:table-cell table:formula="of:=HYPERLINK(&quot;figures/boxplots/C2.2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76]; &quot;[A-Z]+&quot;)" office:value-type="string" office:string-value="C" calcext:value-type="string">
            <text:p>C</text:p>
          </table:table-cell>
          <table:table-cell table:style-name="ce4" table:formula="of:=VALUE(ORG.LIBREOFFICE.REGEX([.E76]; &quot;[\d\.]+&quot;))" office:value-type="float" office:value="2.2" calcext:value-type="float">
            <text:p>2.2</text:p>
          </table:table-cell>
          <table:table-cell table:formula="of:=ORG.LIBREOFFICE.REGEX([.F76]; &quot;[A-Z]+&quot;)" office:value-type="string" office:string-value="R" calcext:value-type="string">
            <text:p>R</text:p>
          </table:table-cell>
          <table:table-cell table:style-name="ce4" table:formula="of:=VALUE(ORG.LIBREOFFICE.REGEX([.F76]; &quot;[\d\.]+&quot;))" office:value-type="float" office:value="6" calcext:value-type="float">
            <text:p>6.0</text:p>
          </table:table-cell>
          <table:table-cell office:value-type="string" calcext:value-type="string">
            <text:p>C2.2 - Commit types (children)</text:p>
          </table:table-cell>
          <table:table-cell office:value-type="string" calcext:value-type="string">
            <text:p>R6 - # Rounds of code review [sum]</text:p>
          </table:table-cell>
          <table:table-cell table:style-name="ce20" office:value-type="string" calcext:value-type="string">
            <text:p>2.2 (pd, ovr)</text:p>
          </table:table-cell>
          <table:table-cell table:style-name="ce1" table:formula="of:=ORG.LIBREOFFICE.REGEX([.G76]; &quot;^(\d+|\w)&quot;)" office:value-type="string" office:string-value="2" calcext:value-type="string">
            <text:p>2</text:p>
          </table:table-cell>
          <table:table-cell office:value-type="string" calcext:value-type="string">
            <text:p>BG and CG: merge relates to more rounds of review</text:p>
          </table:table-cell>
          <table:table-cell table:style-name="ce12" office:value-type="string" calcext:value-type="string">
            <text:p>Not enough data for Kruskal-Wallis</text:p>
            <text:p>Not enough data for Kruskal-Wallis</text:p>
            <text:p>Abs. count: 38 (BG); 39 (CG)</text:p>
          </table:table-cell>
          <table:table-cell table:formula="of:=HYPERLINK(&quot;figures/boxplots/C2.2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77]; &quot;[A-Z]+&quot;)" office:value-type="string" office:string-value="C" calcext:value-type="string">
            <text:p>C</text:p>
          </table:table-cell>
          <table:table-cell table:style-name="ce4" table:formula="of:=VALUE(ORG.LIBREOFFICE.REGEX([.E77]; &quot;[\d\.]+&quot;))" office:value-type="float" office:value="2.3" calcext:value-type="float">
            <text:p>2.3</text:p>
          </table:table-cell>
          <table:table-cell table:formula="of:=ORG.LIBREOFFICE.REGEX([.F77]; &quot;[A-Z]+&quot;)" office:value-type="string" office:string-value="C" calcext:value-type="string">
            <text:p>C</text:p>
          </table:table-cell>
          <table:table-cell table:style-name="ce4" table:formula="of:=VALUE(ORG.LIBREOFFICE.REGEX([.F77]; &quot;[\d\.]+&quot;))" office:value-type="float" office:value="3" calcext:value-type="float">
            <text:p>3.0</text:p>
          </table:table-cell>
          <table:table-cell office:value-type="string" calcext:value-type="string">
            <text:p>C2.3 - Commit types (parents)</text:p>
          </table:table-cell>
          <table:table-cell office:value-type="string" calcext:value-type="string">
            <text:p>C3 - # Files changed</text:p>
          </table:table-cell>
          <table:table-cell table:style-name="ce20" office:value-type="string" calcext:value-type="string">
            <text:p>3.3 (pd, ovr)</text:p>
          </table:table-cell>
          <table:table-cell table:style-name="ce1" table:formula="of:=ORG.LIBREOFFICE.REGEX([.G77]; &quot;^(\d+|\w)&quot;)" office:value-type="string" office:string-value="3" calcext:value-type="string">
            <text:p>3</text:p>
          </table:table-cell>
          <table:table-cell table:style-name="ce12" office:value-type="string" calcext:value-type="string">
            <text:p>BG: direct commit relates to more files changed; merge to less (weak)</text:p>
            <text:p>CG: no relation</text:p>
          </table:table-cell>
          <table:table-cell table:style-name="ce12" office:value-type="string" calcext:value-type="string">
            <text:p>BG: Kruskal-Wallis - Significant difference True</text:p>
            <text:p>CG: Kruskal-Wallis - Significant difference False</text:p>
            <text:p>Abs. count: 71 (BG); 71 (CG)</text:p>
          </table:table-cell>
          <table:table-cell table:formula="of:=HYPERLINK(&quot;figures/boxplots/C2.3_C3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3" table:visibility="filter">
          <table:table-cell table:formula="of:=ORG.LIBREOFFICE.REGEX([.E78]; &quot;[A-Z]+&quot;)" office:value-type="string" office:string-value="C" calcext:value-type="string">
            <text:p>C</text:p>
          </table:table-cell>
          <table:table-cell table:style-name="ce4" table:formula="of:=VALUE(ORG.LIBREOFFICE.REGEX([.E78]; &quot;[\d\.]+&quot;))" office:value-type="float" office:value="2.3" calcext:value-type="float">
            <text:p>2.3</text:p>
          </table:table-cell>
          <table:table-cell table:formula="of:=ORG.LIBREOFFICE.REGEX([.F78]; &quot;[A-Z]+&quot;)" office:value-type="string" office:string-value="C" calcext:value-type="string">
            <text:p>C</text:p>
          </table:table-cell>
          <table:table-cell table:style-name="ce4" table:formula="of:=VALUE(ORG.LIBREOFFICE.REGEX([.F78]; &quot;[\d\.]+&quot;))" office:value-type="float" office:value="4" calcext:value-type="float">
            <text:p>4.0</text:p>
          </table:table-cell>
          <table:table-cell office:value-type="string" calcext:value-type="string">
            <text:p>C2.3 - Commit types (parents)</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7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2.3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79]; &quot;[A-Z]+&quot;)" office:value-type="string" office:string-value="C" calcext:value-type="string">
            <text:p>C</text:p>
          </table:table-cell>
          <table:table-cell table:style-name="ce4" table:formula="of:=VALUE(ORG.LIBREOFFICE.REGEX([.E79]; &quot;[\d\.]+&quot;))" office:value-type="float" office:value="2.3" calcext:value-type="float">
            <text:p>2.3</text:p>
          </table:table-cell>
          <table:table-cell table:formula="of:=ORG.LIBREOFFICE.REGEX([.F79]; &quot;[A-Z]+&quot;)" office:value-type="string" office:string-value="C" calcext:value-type="string">
            <text:p>C</text:p>
          </table:table-cell>
          <table:table-cell table:style-name="ce4" table:formula="of:=VALUE(ORG.LIBREOFFICE.REGEX([.F79]; &quot;[\d\.]+&quot;))" office:value-type="float" office:value="5" calcext:value-type="float">
            <text:p>5.0</text:p>
          </table:table-cell>
          <table:table-cell office:value-type="string" calcext:value-type="string">
            <text:p>C2.3 - Commit types (parents)</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7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2.3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80]; &quot;[A-Z]+&quot;)" office:value-type="string" office:string-value="C" calcext:value-type="string">
            <text:p>C</text:p>
          </table:table-cell>
          <table:table-cell table:style-name="ce4" table:formula="of:=VALUE(ORG.LIBREOFFICE.REGEX([.E80]; &quot;[\d\.]+&quot;))" office:value-type="float" office:value="2.3" calcext:value-type="float">
            <text:p>2.3</text:p>
          </table:table-cell>
          <table:table-cell table:formula="of:=ORG.LIBREOFFICE.REGEX([.F80]; &quot;[A-Z]+&quot;)" office:value-type="string" office:string-value="C" calcext:value-type="string">
            <text:p>C</text:p>
          </table:table-cell>
          <table:table-cell table:style-name="ce4" table:formula="of:=VALUE(ORG.LIBREOFFICE.REGEX([.F80]; &quot;[\d\.]+&quot;))" office:value-type="float" office:value="6" calcext:value-type="float">
            <text:p>6.0</text:p>
          </table:table-cell>
          <table:table-cell office:value-type="string" calcext:value-type="string">
            <text:p>C2.3 - Commit types (parents)</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80];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2.3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81]; &quot;[A-Z]+&quot;)" office:value-type="string" office:string-value="C" calcext:value-type="string">
            <text:p>C</text:p>
          </table:table-cell>
          <table:table-cell table:style-name="ce4" table:formula="of:=VALUE(ORG.LIBREOFFICE.REGEX([.E81]; &quot;[\d\.]+&quot;))" office:value-type="float" office:value="2.3" calcext:value-type="float">
            <text:p>2.3</text:p>
          </table:table-cell>
          <table:table-cell table:formula="of:=ORG.LIBREOFFICE.REGEX([.F81]; &quot;[A-Z]+&quot;)" office:value-type="string" office:string-value="F" calcext:value-type="string">
            <text:p>F</text:p>
          </table:table-cell>
          <table:table-cell table:style-name="ce4" table:formula="of:=VALUE(ORG.LIBREOFFICE.REGEX([.F81]; &quot;[\d\.]+&quot;))" office:value-type="float" office:value="4" calcext:value-type="float">
            <text:p>4.0</text:p>
          </table:table-cell>
          <table:table-cell office:value-type="string" calcext:value-type="string">
            <text:p>C2.3 - Commit types (parents)</text:p>
          </table:table-cell>
          <table:table-cell office:value-type="string" calcext:value-type="string">
            <text:p>F4 - # Bug discussants</text:p>
          </table:table-cell>
          <table:table-cell office:value-type="string" calcext:value-type="string">
            <text:p>32</text:p>
          </table:table-cell>
          <table:table-cell table:style-name="ce1" table:formula="of:=ORG.LIBREOFFICE.REGEX([.G81];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2.3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82]; &quot;[A-Z]+&quot;)" office:value-type="string" office:string-value="C" calcext:value-type="string">
            <text:p>C</text:p>
          </table:table-cell>
          <table:table-cell table:style-name="ce4" table:formula="of:=VALUE(ORG.LIBREOFFICE.REGEX([.E82]; &quot;[\d\.]+&quot;))" office:value-type="float" office:value="2.3" calcext:value-type="float">
            <text:p>2.3</text:p>
          </table:table-cell>
          <table:table-cell table:formula="of:=ORG.LIBREOFFICE.REGEX([.F82]; &quot;[A-Z]+&quot;)" office:value-type="string" office:string-value="F" calcext:value-type="string">
            <text:p>F</text:p>
          </table:table-cell>
          <table:table-cell table:style-name="ce4" table:formula="of:=VALUE(ORG.LIBREOFFICE.REGEX([.F82]; &quot;[\d\.]+&quot;))" office:value-type="float" office:value="9" calcext:value-type="float">
            <text:p>9.0</text:p>
          </table:table-cell>
          <table:table-cell office:value-type="string" calcext:value-type="string">
            <text:p>C2.3 - Commit types (parents)</text:p>
          </table:table-cell>
          <table:table-cell office:value-type="string" calcext:value-type="string">
            <text:p>F9 - # Bug comments [sum]</text:p>
          </table:table-cell>
          <table:table-cell office:value-type="string" calcext:value-type="string">
            <text:p>32</text:p>
          </table:table-cell>
          <table:table-cell table:style-name="ce1" table:formula="of:=ORG.LIBREOFFICE.REGEX([.G82];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2.3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table-cell table:formula="of:=ORG.LIBREOFFICE.REGEX([.E83]; &quot;[A-Z]+&quot;)" office:value-type="string" office:string-value="C" calcext:value-type="string">
            <text:p>C</text:p>
          </table:table-cell>
          <table:table-cell table:style-name="ce4" table:formula="of:=VALUE(ORG.LIBREOFFICE.REGEX([.E83]; &quot;[\d\.]+&quot;))" office:value-type="float" office:value="2.3" calcext:value-type="float">
            <text:p>2.3</text:p>
          </table:table-cell>
          <table:table-cell table:formula="of:=ORG.LIBREOFFICE.REGEX([.F83]; &quot;[A-Z]+&quot;)" office:value-type="string" office:string-value="I" calcext:value-type="string">
            <text:p>I</text:p>
          </table:table-cell>
          <table:table-cell table:style-name="ce4" table:formula="of:=VALUE(ORG.LIBREOFFICE.REGEX([.F83]; &quot;[\d\.]+&quot;))" office:value-type="float" office:value="5" calcext:value-type="float">
            <text:p>5.0</text:p>
          </table:table-cell>
          <table:table-cell office:value-type="string" calcext:value-type="string">
            <text:p>C2.3 - Commit types (parents)</text:p>
          </table:table-cell>
          <table:table-cell office:value-type="string" calcext:value-type="string">
            <text:p>I5 - # Introducing issue discussants [sum]</text:p>
          </table:table-cell>
          <table:table-cell office:value-type="string" calcext:value-type="string">
            <text:p>32</text:p>
          </table:table-cell>
          <table:table-cell table:style-name="ce1" table:formula="of:=ORG.LIBREOFFICE.REGEX([.G83];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False</text:p>
            <text:p>Abs. count: 36 (BG); 17 (CG)</text:p>
          </table:table-cell>
          <table:table-cell table:formula="of:=HYPERLINK(&quot;figures/boxplots/C2.3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84]; &quot;[A-Z]+&quot;)" office:value-type="string" office:string-value="C" calcext:value-type="string">
            <text:p>C</text:p>
          </table:table-cell>
          <table:table-cell table:style-name="ce4" table:formula="of:=VALUE(ORG.LIBREOFFICE.REGEX([.E84]; &quot;[\d\.]+&quot;))" office:value-type="float" office:value="2.3" calcext:value-type="float">
            <text:p>2.3</text:p>
          </table:table-cell>
          <table:table-cell table:formula="of:=ORG.LIBREOFFICE.REGEX([.F84]; &quot;[A-Z]+&quot;)" office:value-type="string" office:string-value="I" calcext:value-type="string">
            <text:p>I</text:p>
          </table:table-cell>
          <table:table-cell table:style-name="ce4" table:formula="of:=VALUE(ORG.LIBREOFFICE.REGEX([.F84]; &quot;[\d\.]+&quot;))" office:value-type="float" office:value="7" calcext:value-type="float">
            <text:p>7.0</text:p>
          </table:table-cell>
          <table:table-cell office:value-type="string" calcext:value-type="string">
            <text:p>C2.3 - Commit types (parents)</text:p>
          </table:table-cell>
          <table:table-cell office:value-type="string" calcext:value-type="string">
            <text:p>I7 - # Introducing issue commits [sum]</text:p>
          </table:table-cell>
          <table:table-cell table:style-name="ce20" office:value-type="string" calcext:value-type="string">
            <text:p>1 (pd, ovr)</text:p>
          </table:table-cell>
          <table:table-cell table:style-name="ce1" table:formula="of:=ORG.LIBREOFFICE.REGEX([.G84]; &quot;^(\d+|\w)&quot;)" office:value-type="string" office:string-value="1" calcext:value-type="string">
            <text:p>1</text:p>
          </table:table-cell>
          <table:table-cell office:value-type="string" calcext:value-type="string">
            <text:p>BG and CG: no relation</text:p>
          </table:table-cell>
          <table:table-cell table:style-name="ce12" office:value-type="string" calcext:value-type="string">
            <text:p>BG: Kruskal-Wallis - Significant difference False</text:p>
            <text:p>CG: Kruskal-Wallis - Significant difference False</text:p>
            <text:p>Abs. count: 51 (BG); 28 (CG)</text:p>
          </table:table-cell>
          <table:table-cell table:formula="of:=HYPERLINK(&quot;figures/boxplots/C2.3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85]; &quot;[A-Z]+&quot;)" office:value-type="string" office:string-value="C" calcext:value-type="string">
            <text:p>C</text:p>
          </table:table-cell>
          <table:table-cell table:style-name="ce4" table:formula="of:=VALUE(ORG.LIBREOFFICE.REGEX([.E85]; &quot;[\d\.]+&quot;))" office:value-type="float" office:value="2.3" calcext:value-type="float">
            <text:p>2.3</text:p>
          </table:table-cell>
          <table:table-cell table:formula="of:=ORG.LIBREOFFICE.REGEX([.F85]; &quot;[A-Z]+&quot;)" office:value-type="string" office:string-value="I" calcext:value-type="string">
            <text:p>I</text:p>
          </table:table-cell>
          <table:table-cell table:style-name="ce4" table:formula="of:=VALUE(ORG.LIBREOFFICE.REGEX([.F85]; &quot;[\d\.]+&quot;))" office:value-type="float" office:value="10" calcext:value-type="float">
            <text:p>10.0</text:p>
          </table:table-cell>
          <table:table-cell office:value-type="string" calcext:value-type="string">
            <text:p>C2.3 - Commit types (parents)</text:p>
          </table:table-cell>
          <table:table-cell office:value-type="string" calcext:value-type="string">
            <text:p>I10 - # Introducing issue comments [sum]</text:p>
          </table:table-cell>
          <table:table-cell office:value-type="string" calcext:value-type="string">
            <text:p>31</text:p>
          </table:table-cell>
          <table:table-cell table:style-name="ce1" table:formula="of:=ORG.LIBREOFFICE.REGEX([.G85];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17 (CG)</text:p>
          </table:table-cell>
          <table:table-cell table:formula="of:=HYPERLINK(&quot;figures/boxplots/C2.3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86]; &quot;[A-Z]+&quot;)" office:value-type="string" office:string-value="C" calcext:value-type="string">
            <text:p>C</text:p>
          </table:table-cell>
          <table:table-cell table:style-name="ce4" table:formula="of:=VALUE(ORG.LIBREOFFICE.REGEX([.E86]; &quot;[\d\.]+&quot;))" office:value-type="float" office:value="2.3" calcext:value-type="float">
            <text:p>2.3</text:p>
          </table:table-cell>
          <table:table-cell table:formula="of:=ORG.LIBREOFFICE.REGEX([.F86]; &quot;[A-Z]+&quot;)" office:value-type="string" office:string-value="ML" calcext:value-type="string">
            <text:p>ML</text:p>
          </table:table-cell>
          <table:table-cell table:style-name="ce4" table:formula="of:=VALUE(ORG.LIBREOFFICE.REGEX([.F86]; &quot;[\d\.]+&quot;))" office:value-type="float" office:value="2" calcext:value-type="float">
            <text:p>2.0</text:p>
          </table:table-cell>
          <table:table-cell office:value-type="string" calcext:value-type="string">
            <text:p>C2.3 - Commit types (parent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8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7]; &quot;[A-Z]+&quot;)" office:value-type="string" office:string-value="C" calcext:value-type="string">
            <text:p>C</text:p>
          </table:table-cell>
          <table:table-cell table:style-name="ce4" table:formula="of:=VALUE(ORG.LIBREOFFICE.REGEX([.E87]; &quot;[\d\.]+&quot;))" office:value-type="float" office:value="2.3" calcext:value-type="float">
            <text:p>2.3</text:p>
          </table:table-cell>
          <table:table-cell table:formula="of:=ORG.LIBREOFFICE.REGEX([.F87]; &quot;[A-Z]+&quot;)" office:value-type="string" office:string-value="ML" calcext:value-type="string">
            <text:p>ML</text:p>
          </table:table-cell>
          <table:table-cell table:style-name="ce4" table:formula="of:=VALUE(ORG.LIBREOFFICE.REGEX([.F87]; &quot;[\d\.]+&quot;))" office:value-type="float" office:value="5" calcext:value-type="float">
            <text:p>5.0</text:p>
          </table:table-cell>
          <table:table-cell office:value-type="string" calcext:value-type="string">
            <text:p>C2.3 - Commit types (parent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8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8]; &quot;[A-Z]+&quot;)" office:value-type="string" office:string-value="C" calcext:value-type="string">
            <text:p>C</text:p>
          </table:table-cell>
          <table:table-cell table:style-name="ce4" table:formula="of:=VALUE(ORG.LIBREOFFICE.REGEX([.E88]; &quot;[\d\.]+&quot;))" office:value-type="float" office:value="2.3" calcext:value-type="float">
            <text:p>2.3</text:p>
          </table:table-cell>
          <table:table-cell table:formula="of:=ORG.LIBREOFFICE.REGEX([.F88]; &quot;[A-Z]+&quot;)" office:value-type="string" office:string-value="O" calcext:value-type="string">
            <text:p>O</text:p>
          </table:table-cell>
          <table:table-cell table:style-name="ce4" table:formula="of:=VALUE(ORG.LIBREOFFICE.REGEX([.F88]; &quot;[\d\.]+&quot;))" office:value-type="float" office:value="3" calcext:value-type="float">
            <text:p>3.0</text:p>
          </table:table-cell>
          <table:table-cell office:value-type="string" calcext:value-type="string">
            <text:p>C2.3 - Commit types (parent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8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2" table:visibility="filter">
          <table:table-cell table:formula="of:=ORG.LIBREOFFICE.REGEX([.E89]; &quot;[A-Z]+&quot;)" office:value-type="string" office:string-value="C" calcext:value-type="string">
            <text:p>C</text:p>
          </table:table-cell>
          <table:table-cell table:style-name="ce4" table:formula="of:=VALUE(ORG.LIBREOFFICE.REGEX([.E89]; &quot;[\d\.]+&quot;))" office:value-type="float" office:value="2.3" calcext:value-type="float">
            <text:p>2.3</text:p>
          </table:table-cell>
          <table:table-cell table:formula="of:=ORG.LIBREOFFICE.REGEX([.F89]; &quot;[A-Z]+&quot;)" office:value-type="string" office:string-value="R" calcext:value-type="string">
            <text:p>R</text:p>
          </table:table-cell>
          <table:table-cell table:style-name="ce4" table:formula="of:=VALUE(ORG.LIBREOFFICE.REGEX([.F89]; &quot;[\d\.]+&quot;))" office:value-type="float" office:value="3" calcext:value-type="float">
            <text:p>3.0</text:p>
          </table:table-cell>
          <table:table-cell office:value-type="string" calcext:value-type="string">
            <text:p>C2.3 - Commit types (parents)</text:p>
          </table:table-cell>
          <table:table-cell office:value-type="string" calcext:value-type="string">
            <text:p>R3 - # Reviewers [sum]</text:p>
          </table:table-cell>
          <table:table-cell table:style-name="ce20" office:value-type="string" calcext:value-type="string">
            <text:p>2.2 (pd, ovr)</text:p>
          </table:table-cell>
          <table:table-cell table:style-name="ce1" table:formula="of:=ORG.LIBREOFFICE.REGEX([.G89]; &quot;^(\d+|\w)&quot;)" office:value-type="string" office:string-value="2" calcext:value-type="string">
            <text:p>2</text:p>
          </table:table-cell>
          <table:table-cell office:value-type="string" calcext:value-type="string">
            <text:p>BG and CG: merge relates to more reviewers</text:p>
          </table:table-cell>
          <table:table-cell table:style-name="ce12" office:value-type="string" calcext:value-type="string">
            <text:p>Not enough data for Kruskal-Wallis</text:p>
            <text:p>Not enough data for Kruskal-Wallis</text:p>
            <text:p>Abs. count: 38 (BG); 39 (CG)</text:p>
          </table:table-cell>
          <table:table-cell table:formula="of:=HYPERLINK(&quot;figures/boxplots/C2.3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90]; &quot;[A-Z]+&quot;)" office:value-type="string" office:string-value="C" calcext:value-type="string">
            <text:p>C</text:p>
          </table:table-cell>
          <table:table-cell table:style-name="ce4" table:formula="of:=VALUE(ORG.LIBREOFFICE.REGEX([.E90]; &quot;[\d\.]+&quot;))" office:value-type="float" office:value="2.3" calcext:value-type="float">
            <text:p>2.3</text:p>
          </table:table-cell>
          <table:table-cell table:formula="of:=ORG.LIBREOFFICE.REGEX([.F90]; &quot;[A-Z]+&quot;)" office:value-type="string" office:string-value="R" calcext:value-type="string">
            <text:p>R</text:p>
          </table:table-cell>
          <table:table-cell table:style-name="ce4" table:formula="of:=VALUE(ORG.LIBREOFFICE.REGEX([.F90]; &quot;[\d\.]+&quot;))" office:value-type="float" office:value="5" calcext:value-type="float">
            <text:p>5.0</text:p>
          </table:table-cell>
          <table:table-cell office:value-type="string" calcext:value-type="string">
            <text:p>C2.3 - Commit types (parents)</text:p>
          </table:table-cell>
          <table:table-cell office:value-type="string" calcext:value-type="string">
            <text:p>R5 - # Review comments [sum]</text:p>
          </table:table-cell>
          <table:table-cell table:style-name="ce20" office:value-type="string" calcext:value-type="string">
            <text:p>2.2 (pd, ovr)</text:p>
          </table:table-cell>
          <table:table-cell table:style-name="ce1" table:formula="of:=ORG.LIBREOFFICE.REGEX([.G90]; &quot;^(\d+|\w)&quot;)" office:value-type="string" office:string-value="2" calcext:value-type="string">
            <text:p>2</text:p>
          </table:table-cell>
          <table:table-cell office:value-type="string" calcext:value-type="string">
            <text:p>BG and CG: merge relates to more comments</text:p>
          </table:table-cell>
          <table:table-cell table:style-name="ce12" office:value-type="string" calcext:value-type="string">
            <text:p>Not enough data for Kruskal-Wallis</text:p>
            <text:p>Not enough data for Kruskal-Wallis</text:p>
            <text:p>Abs. count: 38 (BG); 39 (CG)</text:p>
          </table:table-cell>
          <table:table-cell table:formula="of:=HYPERLINK(&quot;figures/boxplots/C2.3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91]; &quot;[A-Z]+&quot;)" office:value-type="string" office:string-value="C" calcext:value-type="string">
            <text:p>C</text:p>
          </table:table-cell>
          <table:table-cell table:style-name="ce4" table:formula="of:=VALUE(ORG.LIBREOFFICE.REGEX([.E91]; &quot;[\d\.]+&quot;))" office:value-type="float" office:value="2.3" calcext:value-type="float">
            <text:p>2.3</text:p>
          </table:table-cell>
          <table:table-cell table:formula="of:=ORG.LIBREOFFICE.REGEX([.F91]; &quot;[A-Z]+&quot;)" office:value-type="string" office:string-value="R" calcext:value-type="string">
            <text:p>R</text:p>
          </table:table-cell>
          <table:table-cell table:style-name="ce4" table:formula="of:=VALUE(ORG.LIBREOFFICE.REGEX([.F91]; &quot;[\d\.]+&quot;))" office:value-type="float" office:value="6" calcext:value-type="float">
            <text:p>6.0</text:p>
          </table:table-cell>
          <table:table-cell office:value-type="string" calcext:value-type="string">
            <text:p>C2.3 - Commit types (parents)</text:p>
          </table:table-cell>
          <table:table-cell office:value-type="string" calcext:value-type="string">
            <text:p>R6 - # Rounds of code review [sum]</text:p>
          </table:table-cell>
          <table:table-cell table:style-name="ce20" office:value-type="string" calcext:value-type="string">
            <text:p>2.2 (pd, ovr)</text:p>
          </table:table-cell>
          <table:table-cell table:style-name="ce1" table:formula="of:=ORG.LIBREOFFICE.REGEX([.G91]; &quot;^(\d+|\w)&quot;)" office:value-type="string" office:string-value="2" calcext:value-type="string">
            <text:p>2</text:p>
          </table:table-cell>
          <table:table-cell office:value-type="string" calcext:value-type="string">
            <text:p>BG and CG: merge relates to more rounds of review</text:p>
          </table:table-cell>
          <table:table-cell table:style-name="ce12" office:value-type="string" calcext:value-type="string">
            <text:p>Not enough data for Kruskal-Wallis</text:p>
            <text:p>Not enough data for Kruskal-Wallis</text:p>
            <text:p>Abs. count: 38 (BG); 39 (CG)</text:p>
          </table:table-cell>
          <table:table-cell table:formula="of:=HYPERLINK(&quot;figures/boxplots/C2.3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92]; &quot;[A-Z]+&quot;)" office:value-type="string" office:string-value="C" calcext:value-type="string">
            <text:p>C</text:p>
          </table:table-cell>
          <table:table-cell table:style-name="ce4" table:formula="of:=VALUE(ORG.LIBREOFFICE.REGEX([.E92]; &quot;[\d\.]+&quot;))" office:value-type="float" office:value="7" calcext:value-type="float">
            <text:p>7.0</text:p>
          </table:table-cell>
          <table:table-cell table:formula="of:=ORG.LIBREOFFICE.REGEX([.F92]; &quot;[A-Z]+&quot;)" office:value-type="string" office:string-value="C" calcext:value-type="string">
            <text:p>C</text:p>
          </table:table-cell>
          <table:table-cell table:style-name="ce4" table:formula="of:=VALUE(ORG.LIBREOFFICE.REGEX([.F92]; &quot;[\d\.]+&quot;))" office:value-type="float" office:value="3" calcext:value-type="float">
            <text:p>3.0</text:p>
          </table:table-cell>
          <table:table-cell office:value-type="string" calcext:value-type="string">
            <text:p>C7 - Committer type</text:p>
          </table:table-cell>
          <table:table-cell office:value-type="string" calcext:value-type="string">
            <text:p>C3 - # Files changed</text:p>
          </table:table-cell>
          <table:table-cell table:style-name="ce20" office:value-type="string" calcext:value-type="string">
            <text:p>1</text:p>
          </table:table-cell>
          <table:table-cell table:style-name="ce1" table:formula="of:=ORG.LIBREOFFICE.REGEX([.G92]; &quot;^(\d+|\w)&quot;)" office:value-type="string" office:string-value="1" calcext:value-type="string">
            <text:p>1</text:p>
          </table:table-cell>
          <table:table-cell table:style-name="ce12" office:value-type="string" calcext:value-type="string">
            <text:p>BG: core relates to more files changed (very weak)</text:p>
            <text:p>CG: no relation</text:p>
          </table:table-cell>
          <table:table-cell table:style-name="ce12" office:value-type="string" calcext:value-type="string">
            <text:p>BG: Kruskal-Wallis - Significant difference False</text:p>
            <text:p>CG: Kruskal-Wallis - Significant difference False</text:p>
            <text:p>Abs. count: 71 (BG); 71 (CG)</text:p>
          </table:table-cell>
          <table:table-cell table:formula="of:=HYPERLINK(&quot;figures/boxplots/C7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3]; &quot;[A-Z]+&quot;)" office:value-type="string" office:string-value="C" calcext:value-type="string">
            <text:p>C</text:p>
          </table:table-cell>
          <table:table-cell table:style-name="ce4" table:formula="of:=VALUE(ORG.LIBREOFFICE.REGEX([.E93]; &quot;[\d\.]+&quot;))" office:value-type="float" office:value="7" calcext:value-type="float">
            <text:p>7.0</text:p>
          </table:table-cell>
          <table:table-cell table:formula="of:=ORG.LIBREOFFICE.REGEX([.F93]; &quot;[A-Z]+&quot;)" office:value-type="string" office:string-value="C" calcext:value-type="string">
            <text:p>C</text:p>
          </table:table-cell>
          <table:table-cell table:style-name="ce4" table:formula="of:=VALUE(ORG.LIBREOFFICE.REGEX([.F93]; &quot;[\d\.]+&quot;))" office:value-type="float" office:value="4" calcext:value-type="float">
            <text:p>4.0</text:p>
          </table:table-cell>
          <table:table-cell office:value-type="string" calcext:value-type="string">
            <text:p>C7 - Committer type</text:p>
          </table:table-cell>
          <table:table-cell office:value-type="string" calcext:value-type="string">
            <text:p>C4 - Commit file bugginess</text:p>
          </table:table-cell>
          <table:table-cell table:style-name="ce20" office:value-type="string" calcext:value-type="string">
            <text:p>31</text:p>
          </table:table-cell>
          <table:table-cell table:style-name="ce1" table:formula="of:=ORG.LIBREOFFICE.REGEX([.G93];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7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4]; &quot;[A-Z]+&quot;)" office:value-type="string" office:string-value="C" calcext:value-type="string">
            <text:p>C</text:p>
          </table:table-cell>
          <table:table-cell table:style-name="ce4" table:formula="of:=VALUE(ORG.LIBREOFFICE.REGEX([.E94]; &quot;[\d\.]+&quot;))" office:value-type="float" office:value="7" calcext:value-type="float">
            <text:p>7.0</text:p>
          </table:table-cell>
          <table:table-cell table:formula="of:=ORG.LIBREOFFICE.REGEX([.F94]; &quot;[A-Z]+&quot;)" office:value-type="string" office:string-value="C" calcext:value-type="string">
            <text:p>C</text:p>
          </table:table-cell>
          <table:table-cell table:style-name="ce4" table:formula="of:=VALUE(ORG.LIBREOFFICE.REGEX([.F94]; &quot;[\d\.]+&quot;))" office:value-type="float" office:value="5" calcext:value-type="float">
            <text:p>5.0</text:p>
          </table:table-cell>
          <table:table-cell office:value-type="string" calcext:value-type="string">
            <text:p>C7 - Committer type</text:p>
          </table:table-cell>
          <table:table-cell office:value-type="string" calcext:value-type="string">
            <text:p>C5 - Commit total line bugginess</text:p>
          </table:table-cell>
          <table:table-cell table:style-name="ce20" office:value-type="string" calcext:value-type="string">
            <text:p>31</text:p>
          </table:table-cell>
          <table:table-cell table:style-name="ce1" table:formula="of:=ORG.LIBREOFFICE.REGEX([.G94];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7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5]; &quot;[A-Z]+&quot;)" office:value-type="string" office:string-value="C" calcext:value-type="string">
            <text:p>C</text:p>
          </table:table-cell>
          <table:table-cell table:style-name="ce4" table:formula="of:=VALUE(ORG.LIBREOFFICE.REGEX([.E95]; &quot;[\d\.]+&quot;))" office:value-type="float" office:value="7" calcext:value-type="float">
            <text:p>7.0</text:p>
          </table:table-cell>
          <table:table-cell table:formula="of:=ORG.LIBREOFFICE.REGEX([.F95]; &quot;[A-Z]+&quot;)" office:value-type="string" office:string-value="C" calcext:value-type="string">
            <text:p>C</text:p>
          </table:table-cell>
          <table:table-cell table:style-name="ce4" table:formula="of:=VALUE(ORG.LIBREOFFICE.REGEX([.F95]; &quot;[\d\.]+&quot;))" office:value-type="float" office:value="6" calcext:value-type="float">
            <text:p>6.0</text:p>
          </table:table-cell>
          <table:table-cell office:value-type="string" calcext:value-type="string">
            <text:p>C7 - Committer type</text:p>
          </table:table-cell>
          <table:table-cell office:value-type="string" calcext:value-type="string">
            <text:p>C6 - Commit file line bugginess</text:p>
          </table:table-cell>
          <table:table-cell table:style-name="ce20" office:value-type="string" calcext:value-type="string">
            <text:p>31</text:p>
          </table:table-cell>
          <table:table-cell table:style-name="ce1" table:formula="of:=ORG.LIBREOFFICE.REGEX([.G95];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7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6]; &quot;[A-Z]+&quot;)" office:value-type="string" office:string-value="C" calcext:value-type="string">
            <text:p>C</text:p>
          </table:table-cell>
          <table:table-cell table:style-name="ce4" table:formula="of:=VALUE(ORG.LIBREOFFICE.REGEX([.E96]; &quot;[\d\.]+&quot;))" office:value-type="float" office:value="7" calcext:value-type="float">
            <text:p>7.0</text:p>
          </table:table-cell>
          <table:table-cell table:formula="of:=ORG.LIBREOFFICE.REGEX([.F96]; &quot;[A-Z]+&quot;)" office:value-type="string" office:string-value="F" calcext:value-type="string">
            <text:p>F</text:p>
          </table:table-cell>
          <table:table-cell table:style-name="ce4" table:formula="of:=VALUE(ORG.LIBREOFFICE.REGEX([.F96]; &quot;[\d\.]+&quot;))" office:value-type="float" office:value="4" calcext:value-type="float">
            <text:p>4.0</text:p>
          </table:table-cell>
          <table:table-cell office:value-type="string" calcext:value-type="string">
            <text:p>C7 - Committer type</text:p>
          </table:table-cell>
          <table:table-cell office:value-type="string" calcext:value-type="string">
            <text:p>F4 - # Bug discussants</text:p>
          </table:table-cell>
          <table:table-cell table:style-name="ce20" office:value-type="string" calcext:value-type="string">
            <text:p>31</text:p>
          </table:table-cell>
          <table:table-cell table:style-name="ce1" table:formula="of:=ORG.LIBREOFFICE.REGEX([.G9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7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7]; &quot;[A-Z]+&quot;)" office:value-type="string" office:string-value="C" calcext:value-type="string">
            <text:p>C</text:p>
          </table:table-cell>
          <table:table-cell table:style-name="ce4" table:formula="of:=VALUE(ORG.LIBREOFFICE.REGEX([.E97]; &quot;[\d\.]+&quot;))" office:value-type="float" office:value="7" calcext:value-type="float">
            <text:p>7.0</text:p>
          </table:table-cell>
          <table:table-cell table:formula="of:=ORG.LIBREOFFICE.REGEX([.F97]; &quot;[A-Z]+&quot;)" office:value-type="string" office:string-value="F" calcext:value-type="string">
            <text:p>F</text:p>
          </table:table-cell>
          <table:table-cell table:style-name="ce4" table:formula="of:=VALUE(ORG.LIBREOFFICE.REGEX([.F97]; &quot;[\d\.]+&quot;))" office:value-type="float" office:value="9" calcext:value-type="float">
            <text:p>9.0</text:p>
          </table:table-cell>
          <table:table-cell office:value-type="string" calcext:value-type="string">
            <text:p>C7 - Committer type</text:p>
          </table:table-cell>
          <table:table-cell office:value-type="string" calcext:value-type="string">
            <text:p>F9 - # Bug comments [sum]</text:p>
          </table:table-cell>
          <table:table-cell table:style-name="ce20" office:value-type="string" calcext:value-type="string">
            <text:p>31</text:p>
          </table:table-cell>
          <table:table-cell table:style-name="ce1" table:formula="of:=ORG.LIBREOFFICE.REGEX([.G9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7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table-cell table:formula="of:=ORG.LIBREOFFICE.REGEX([.E98]; &quot;[A-Z]+&quot;)" office:value-type="string" office:string-value="C" calcext:value-type="string">
            <text:p>C</text:p>
          </table:table-cell>
          <table:table-cell table:style-name="ce4" table:formula="of:=VALUE(ORG.LIBREOFFICE.REGEX([.E98]; &quot;[\d\.]+&quot;))" office:value-type="float" office:value="7" calcext:value-type="float">
            <text:p>7.0</text:p>
          </table:table-cell>
          <table:table-cell table:formula="of:=ORG.LIBREOFFICE.REGEX([.F98]; &quot;[A-Z]+&quot;)" office:value-type="string" office:string-value="I" calcext:value-type="string">
            <text:p>I</text:p>
          </table:table-cell>
          <table:table-cell table:style-name="ce4" table:formula="of:=VALUE(ORG.LIBREOFFICE.REGEX([.F98]; &quot;[\d\.]+&quot;))" office:value-type="float" office:value="5" calcext:value-type="float">
            <text:p>5.0</text:p>
          </table:table-cell>
          <table:table-cell office:value-type="string" calcext:value-type="string">
            <text:p>C7 - Committer type</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9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4" table:visibility="filter">
          <table:table-cell table:formula="of:=ORG.LIBREOFFICE.REGEX([.E99]; &quot;[A-Z]+&quot;)" office:value-type="string" office:string-value="C" calcext:value-type="string">
            <text:p>C</text:p>
          </table:table-cell>
          <table:table-cell table:style-name="ce4" table:formula="of:=VALUE(ORG.LIBREOFFICE.REGEX([.E99]; &quot;[\d\.]+&quot;))" office:value-type="float" office:value="7" calcext:value-type="float">
            <text:p>7.0</text:p>
          </table:table-cell>
          <table:table-cell table:formula="of:=ORG.LIBREOFFICE.REGEX([.F99]; &quot;[A-Z]+&quot;)" office:value-type="string" office:string-value="I" calcext:value-type="string">
            <text:p>I</text:p>
          </table:table-cell>
          <table:table-cell table:style-name="ce4" table:formula="of:=VALUE(ORG.LIBREOFFICE.REGEX([.F99]; &quot;[\d\.]+&quot;))" office:value-type="float" office:value="7" calcext:value-type="float">
            <text:p>7.0</text:p>
          </table:table-cell>
          <table:table-cell office:value-type="string" calcext:value-type="string">
            <text:p>C7 - Committer type</text:p>
          </table:table-cell>
          <table:table-cell office:value-type="string" calcext:value-type="string">
            <text:p>I7 - # Introducing issue commits [sum]</text:p>
          </table:table-cell>
          <table:table-cell table:style-name="ce20" office:value-type="string" calcext:value-type="string">
            <text:p>32</text:p>
          </table:table-cell>
          <table:table-cell table:style-name="ce1" table:formula="of:=ORG.LIBREOFFICE.REGEX([.G99]; &quot;^(\d+|\w)&quot;)" office:value-type="string" office:string-value="32" calcext:value-type="string">
            <text:p>32</text:p>
          </table:table-cell>
          <table:table-cell table:style-name="ce12" office:value-type="string" calcext:value-type="string">
            <text:p>BG: core relates to more commits</text:p>
            <text:p/>
          </table:table-cell>
          <table:table-cell table:style-name="ce12" office:value-type="string" calcext:value-type="string">
            <text:p>BG and CG: no common fully valid labels</text:p>
            <text:p>CG: no fully valid labels</text:p>
            <text:p>BG: Kruskal-Wallis - Significant difference True</text:p>
            <text:p>Not enough data for Kruskal-Wallis</text:p>
            <text:p>Abs. count: 51 (BG); 28 (CG)</text:p>
          </table:table-cell>
          <table:table-cell table:formula="of:=HYPERLINK(&quot;figures/boxplots/C7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100]; &quot;[A-Z]+&quot;)" office:value-type="string" office:string-value="C" calcext:value-type="string">
            <text:p>C</text:p>
          </table:table-cell>
          <table:table-cell table:style-name="ce4" table:formula="of:=VALUE(ORG.LIBREOFFICE.REGEX([.E100]; &quot;[\d\.]+&quot;))" office:value-type="float" office:value="7" calcext:value-type="float">
            <text:p>7.0</text:p>
          </table:table-cell>
          <table:table-cell table:formula="of:=ORG.LIBREOFFICE.REGEX([.F100]; &quot;[A-Z]+&quot;)" office:value-type="string" office:string-value="I" calcext:value-type="string">
            <text:p>I</text:p>
          </table:table-cell>
          <table:table-cell table:style-name="ce4" table:formula="of:=VALUE(ORG.LIBREOFFICE.REGEX([.F100]; &quot;[\d\.]+&quot;))" office:value-type="float" office:value="10" calcext:value-type="float">
            <text:p>10.0</text:p>
          </table:table-cell>
          <table:table-cell office:value-type="string" calcext:value-type="string">
            <text:p>C7 - Committer type</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10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1]; &quot;[A-Z]+&quot;)" office:value-type="string" office:string-value="C" calcext:value-type="string">
            <text:p>C</text:p>
          </table:table-cell>
          <table:table-cell table:style-name="ce4" table:formula="of:=VALUE(ORG.LIBREOFFICE.REGEX([.E101]; &quot;[\d\.]+&quot;))" office:value-type="float" office:value="7" calcext:value-type="float">
            <text:p>7.0</text:p>
          </table:table-cell>
          <table:table-cell table:formula="of:=ORG.LIBREOFFICE.REGEX([.F101]; &quot;[A-Z]+&quot;)" office:value-type="string" office:string-value="ML" calcext:value-type="string">
            <text:p>ML</text:p>
          </table:table-cell>
          <table:table-cell table:style-name="ce4" table:formula="of:=VALUE(ORG.LIBREOFFICE.REGEX([.F101]; &quot;[\d\.]+&quot;))" office:value-type="float" office:value="2" calcext:value-type="float">
            <text:p>2.0</text:p>
          </table:table-cell>
          <table:table-cell office:value-type="string" calcext:value-type="string">
            <text:p>C7 - Committer type</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10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102]; &quot;[A-Z]+&quot;)" office:value-type="string" office:string-value="C" calcext:value-type="string">
            <text:p>C</text:p>
          </table:table-cell>
          <table:table-cell table:style-name="ce4" table:formula="of:=VALUE(ORG.LIBREOFFICE.REGEX([.E102]; &quot;[\d\.]+&quot;))" office:value-type="float" office:value="7" calcext:value-type="float">
            <text:p>7.0</text:p>
          </table:table-cell>
          <table:table-cell table:formula="of:=ORG.LIBREOFFICE.REGEX([.F102]; &quot;[A-Z]+&quot;)" office:value-type="string" office:string-value="ML" calcext:value-type="string">
            <text:p>ML</text:p>
          </table:table-cell>
          <table:table-cell table:style-name="ce4" table:formula="of:=VALUE(ORG.LIBREOFFICE.REGEX([.F102]; &quot;[\d\.]+&quot;))" office:value-type="float" office:value="5" calcext:value-type="float">
            <text:p>5.0</text:p>
          </table:table-cell>
          <table:table-cell office:value-type="string" calcext:value-type="string">
            <text:p>C7 - Committer type</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10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3]; &quot;[A-Z]+&quot;)" office:value-type="string" office:string-value="C" calcext:value-type="string">
            <text:p>C</text:p>
          </table:table-cell>
          <table:table-cell table:style-name="ce4" table:formula="of:=VALUE(ORG.LIBREOFFICE.REGEX([.E103]; &quot;[\d\.]+&quot;))" office:value-type="float" office:value="7" calcext:value-type="float">
            <text:p>7.0</text:p>
          </table:table-cell>
          <table:table-cell table:formula="of:=ORG.LIBREOFFICE.REGEX([.F103]; &quot;[A-Z]+&quot;)" office:value-type="string" office:string-value="O" calcext:value-type="string">
            <text:p>O</text:p>
          </table:table-cell>
          <table:table-cell table:style-name="ce4" table:formula="of:=VALUE(ORG.LIBREOFFICE.REGEX([.F103]; &quot;[\d\.]+&quot;))" office:value-type="float" office:value="3" calcext:value-type="float">
            <text:p>3.0</text:p>
          </table:table-cell>
          <table:table-cell office:value-type="string" calcext:value-type="string">
            <text:p>C7 - Committer type</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10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2" table:visibility="filter">
          <table:table-cell table:formula="of:=ORG.LIBREOFFICE.REGEX([.E104]; &quot;[A-Z]+&quot;)" office:value-type="string" office:string-value="C" calcext:value-type="string">
            <text:p>C</text:p>
          </table:table-cell>
          <table:table-cell table:style-name="ce4" table:formula="of:=VALUE(ORG.LIBREOFFICE.REGEX([.E104]; &quot;[\d\.]+&quot;))" office:value-type="float" office:value="7" calcext:value-type="float">
            <text:p>7.0</text:p>
          </table:table-cell>
          <table:table-cell table:formula="of:=ORG.LIBREOFFICE.REGEX([.F104]; &quot;[A-Z]+&quot;)" office:value-type="string" office:string-value="R" calcext:value-type="string">
            <text:p>R</text:p>
          </table:table-cell>
          <table:table-cell table:style-name="ce4" table:formula="of:=VALUE(ORG.LIBREOFFICE.REGEX([.F104]; &quot;[\d\.]+&quot;))" office:value-type="float" office:value="3" calcext:value-type="float">
            <text:p>3.0</text:p>
          </table:table-cell>
          <table:table-cell office:value-type="string" calcext:value-type="string">
            <text:p>C7 - Committer type</text:p>
          </table:table-cell>
          <table:table-cell office:value-type="string" calcext:value-type="string">
            <text:p>R3 - # Reviewers [sum]</text:p>
          </table:table-cell>
          <table:table-cell table:style-name="ce20" office:value-type="string" calcext:value-type="string">
            <text:p>2.1</text:p>
          </table:table-cell>
          <table:table-cell table:style-name="ce1" table:formula="of:=ORG.LIBREOFFICE.REGEX([.G104]; &quot;^(\d+|\w)&quot;)" office:value-type="string" office:string-value="2" calcext:value-type="string">
            <text:p>2</text:p>
          </table:table-cell>
          <table:table-cell office:value-type="string" calcext:value-type="string">
            <text:p>BG and CG: core relates to less reviewers (weak)</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C7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105]; &quot;[A-Z]+&quot;)" office:value-type="string" office:string-value="C" calcext:value-type="string">
            <text:p>C</text:p>
          </table:table-cell>
          <table:table-cell table:style-name="ce4" table:formula="of:=VALUE(ORG.LIBREOFFICE.REGEX([.E105]; &quot;[\d\.]+&quot;))" office:value-type="float" office:value="7" calcext:value-type="float">
            <text:p>7.0</text:p>
          </table:table-cell>
          <table:table-cell table:formula="of:=ORG.LIBREOFFICE.REGEX([.F105]; &quot;[A-Z]+&quot;)" office:value-type="string" office:string-value="R" calcext:value-type="string">
            <text:p>R</text:p>
          </table:table-cell>
          <table:table-cell table:style-name="ce4" table:formula="of:=VALUE(ORG.LIBREOFFICE.REGEX([.F105]; &quot;[\d\.]+&quot;))" office:value-type="float" office:value="5" calcext:value-type="float">
            <text:p>5.0</text:p>
          </table:table-cell>
          <table:table-cell office:value-type="string" calcext:value-type="string">
            <text:p>C7 - Committer type</text:p>
          </table:table-cell>
          <table:table-cell office:value-type="string" calcext:value-type="string">
            <text:p>R5 - # Review comments [sum]</text:p>
          </table:table-cell>
          <table:table-cell table:style-name="ce20" office:value-type="string" calcext:value-type="string">
            <text:p>3.3</text:p>
          </table:table-cell>
          <table:table-cell table:style-name="ce1" table:formula="of:=ORG.LIBREOFFICE.REGEX([.G105]; &quot;^(\d+|\w)&quot;)" office:value-type="string" office:string-value="3" calcext:value-type="string">
            <text:p>3</text:p>
          </table:table-cell>
          <table:table-cell table:style-name="ce12" office:value-type="string" calcext:value-type="string">
            <text:p>BG: similar range</text:p>
            <text:p>CG: peripheral tends to relate to more comments</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C7_R5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2" table:visibility="filter">
          <table:table-cell table:formula="of:=ORG.LIBREOFFICE.REGEX([.E106]; &quot;[A-Z]+&quot;)" office:value-type="string" office:string-value="C" calcext:value-type="string">
            <text:p>C</text:p>
          </table:table-cell>
          <table:table-cell table:style-name="ce4" table:formula="of:=VALUE(ORG.LIBREOFFICE.REGEX([.E106]; &quot;[\d\.]+&quot;))" office:value-type="float" office:value="7" calcext:value-type="float">
            <text:p>7.0</text:p>
          </table:table-cell>
          <table:table-cell table:formula="of:=ORG.LIBREOFFICE.REGEX([.F106]; &quot;[A-Z]+&quot;)" office:value-type="string" office:string-value="R" calcext:value-type="string">
            <text:p>R</text:p>
          </table:table-cell>
          <table:table-cell table:style-name="ce4" table:formula="of:=VALUE(ORG.LIBREOFFICE.REGEX([.F106]; &quot;[\d\.]+&quot;))" office:value-type="float" office:value="6" calcext:value-type="float">
            <text:p>6.0</text:p>
          </table:table-cell>
          <table:table-cell office:value-type="string" calcext:value-type="string">
            <text:p>C7 - Committer type</text:p>
          </table:table-cell>
          <table:table-cell office:value-type="string" calcext:value-type="string">
            <text:p>R6 - # Rounds of code review [sum]</text:p>
          </table:table-cell>
          <table:table-cell table:style-name="ce20" office:value-type="string" calcext:value-type="string">
            <text:p>1</text:p>
          </table:table-cell>
          <table:table-cell table:style-name="ce1" table:formula="of:=ORG.LIBREOFFICE.REGEX([.G106]; &quot;^(\d+|\w)&quot;)" office:value-type="string" office:string-value="1" calcext:value-type="string">
            <text:p>1</text:p>
          </table:table-cell>
          <table:table-cell office:value-type="string" calcext:value-type="string">
            <text:p>BG and CG: no clear relation</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C7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107]; &quot;[A-Z]+&quot;)" office:value-type="string" office:string-value="C" calcext:value-type="string">
            <text:p>C</text:p>
          </table:table-cell>
          <table:table-cell table:style-name="ce4" table:formula="of:=VALUE(ORG.LIBREOFFICE.REGEX([.E107]; &quot;[\d\.]+&quot;))" office:value-type="float" office:value="8" calcext:value-type="float">
            <text:p>8.0</text:p>
          </table:table-cell>
          <table:table-cell table:formula="of:=ORG.LIBREOFFICE.REGEX([.F107]; &quot;[A-Z]+&quot;)" office:value-type="string" office:string-value="C" calcext:value-type="string">
            <text:p>C</text:p>
          </table:table-cell>
          <table:table-cell table:style-name="ce4" table:formula="of:=VALUE(ORG.LIBREOFFICE.REGEX([.F107]; &quot;[\d\.]+&quot;))" office:value-type="float" office:value="3" calcext:value-type="float">
            <text:p>3.0</text:p>
          </table:table-cell>
          <table:table-cell office:value-type="string" calcext:value-type="string">
            <text:p>C8 - Multiple concerns</text:p>
          </table:table-cell>
          <table:table-cell office:value-type="string" calcext:value-type="string">
            <text:p>C3 - # Files changed</text:p>
          </table:table-cell>
          <table:table-cell table:style-name="ce20" office:value-type="string" calcext:value-type="string">
            <text:p>32</text:p>
          </table:table-cell>
          <table:table-cell table:style-name="ce1" table:formula="of:=ORG.LIBREOFFICE.REGEX([.G107]; &quot;^(\d+|\w)&quot;)" office:value-type="string" office:string-value="32" calcext:value-type="string">
            <text:p>32</text:p>
          </table:table-cell>
          <table:table-cell office:value-type="string" calcext:value-type="string">
            <text:p>BG: true relates to more files changed</text:p>
          </table:table-cell>
          <table:table-cell table:style-name="ce12" office:value-type="string" calcext:value-type="string">
            <text:p>BG and CG: no common fully valid labels</text:p>
            <text:p>CG: no fully valid labels</text:p>
            <text:p>BG: Kruskal-Wallis - Significant difference True</text:p>
            <text:p>Not enough data for Kruskal-Wallis</text:p>
            <text:p>Abs. count: 71 (BG); 71 (CG)</text:p>
          </table:table-cell>
          <table:table-cell table:formula="of:=HYPERLINK(&quot;figures/boxplots/C8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08]; &quot;[A-Z]+&quot;)" office:value-type="string" office:string-value="C" calcext:value-type="string">
            <text:p>C</text:p>
          </table:table-cell>
          <table:table-cell table:style-name="ce4" table:formula="of:=VALUE(ORG.LIBREOFFICE.REGEX([.E108]; &quot;[\d\.]+&quot;))" office:value-type="float" office:value="8" calcext:value-type="float">
            <text:p>8.0</text:p>
          </table:table-cell>
          <table:table-cell table:formula="of:=ORG.LIBREOFFICE.REGEX([.F108]; &quot;[A-Z]+&quot;)" office:value-type="string" office:string-value="C" calcext:value-type="string">
            <text:p>C</text:p>
          </table:table-cell>
          <table:table-cell table:style-name="ce4" table:formula="of:=VALUE(ORG.LIBREOFFICE.REGEX([.F108]; &quot;[\d\.]+&quot;))" office:value-type="float" office:value="4" calcext:value-type="float">
            <text:p>4.0</text:p>
          </table:table-cell>
          <table:table-cell office:value-type="string" calcext:value-type="string">
            <text:p>C8 - Multiple concerns</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108];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8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09]; &quot;[A-Z]+&quot;)" office:value-type="string" office:string-value="C" calcext:value-type="string">
            <text:p>C</text:p>
          </table:table-cell>
          <table:table-cell table:style-name="ce4" table:formula="of:=VALUE(ORG.LIBREOFFICE.REGEX([.E109]; &quot;[\d\.]+&quot;))" office:value-type="float" office:value="8" calcext:value-type="float">
            <text:p>8.0</text:p>
          </table:table-cell>
          <table:table-cell table:formula="of:=ORG.LIBREOFFICE.REGEX([.F109]; &quot;[A-Z]+&quot;)" office:value-type="string" office:string-value="C" calcext:value-type="string">
            <text:p>C</text:p>
          </table:table-cell>
          <table:table-cell table:style-name="ce4" table:formula="of:=VALUE(ORG.LIBREOFFICE.REGEX([.F109]; &quot;[\d\.]+&quot;))" office:value-type="float" office:value="5" calcext:value-type="float">
            <text:p>5.0</text:p>
          </table:table-cell>
          <table:table-cell office:value-type="string" calcext:value-type="string">
            <text:p>C8 - Multiple concerns</text:p>
          </table:table-cell>
          <table:table-cell office:value-type="string" calcext:value-type="string">
            <text:p>C5 - Commit total line bugginess</text:p>
          </table:table-cell>
          <table:table-cell office:value-type="string" calcext:value-type="string">
            <text:p>32</text:p>
          </table:table-cell>
          <table:table-cell table:style-name="ce1" table:formula="of:=ORG.LIBREOFFICE.REGEX([.G109];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8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10]; &quot;[A-Z]+&quot;)" office:value-type="string" office:string-value="C" calcext:value-type="string">
            <text:p>C</text:p>
          </table:table-cell>
          <table:table-cell table:style-name="ce4" table:formula="of:=VALUE(ORG.LIBREOFFICE.REGEX([.E110]; &quot;[\d\.]+&quot;))" office:value-type="float" office:value="8" calcext:value-type="float">
            <text:p>8.0</text:p>
          </table:table-cell>
          <table:table-cell table:formula="of:=ORG.LIBREOFFICE.REGEX([.F110]; &quot;[A-Z]+&quot;)" office:value-type="string" office:string-value="C" calcext:value-type="string">
            <text:p>C</text:p>
          </table:table-cell>
          <table:table-cell table:style-name="ce4" table:formula="of:=VALUE(ORG.LIBREOFFICE.REGEX([.F110]; &quot;[\d\.]+&quot;))" office:value-type="float" office:value="6" calcext:value-type="float">
            <text:p>6.0</text:p>
          </table:table-cell>
          <table:table-cell office:value-type="string" calcext:value-type="string">
            <text:p>C8 - Multiple concerns</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110];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8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11]; &quot;[A-Z]+&quot;)" office:value-type="string" office:string-value="C" calcext:value-type="string">
            <text:p>C</text:p>
          </table:table-cell>
          <table:table-cell table:style-name="ce4" table:formula="of:=VALUE(ORG.LIBREOFFICE.REGEX([.E111]; &quot;[\d\.]+&quot;))" office:value-type="float" office:value="8" calcext:value-type="float">
            <text:p>8.0</text:p>
          </table:table-cell>
          <table:table-cell table:formula="of:=ORG.LIBREOFFICE.REGEX([.F111]; &quot;[A-Z]+&quot;)" office:value-type="string" office:string-value="F" calcext:value-type="string">
            <text:p>F</text:p>
          </table:table-cell>
          <table:table-cell table:style-name="ce4" table:formula="of:=VALUE(ORG.LIBREOFFICE.REGEX([.F111]; &quot;[\d\.]+&quot;))" office:value-type="float" office:value="4" calcext:value-type="float">
            <text:p>4.0</text:p>
          </table:table-cell>
          <table:table-cell office:value-type="string" calcext:value-type="string">
            <text:p>C8 - Multiple concerns</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11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8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12]; &quot;[A-Z]+&quot;)" office:value-type="string" office:string-value="C" calcext:value-type="string">
            <text:p>C</text:p>
          </table:table-cell>
          <table:table-cell table:style-name="ce4" table:formula="of:=VALUE(ORG.LIBREOFFICE.REGEX([.E112]; &quot;[\d\.]+&quot;))" office:value-type="float" office:value="8" calcext:value-type="float">
            <text:p>8.0</text:p>
          </table:table-cell>
          <table:table-cell table:formula="of:=ORG.LIBREOFFICE.REGEX([.F112]; &quot;[A-Z]+&quot;)" office:value-type="string" office:string-value="F" calcext:value-type="string">
            <text:p>F</text:p>
          </table:table-cell>
          <table:table-cell table:style-name="ce4" table:formula="of:=VALUE(ORG.LIBREOFFICE.REGEX([.F112]; &quot;[\d\.]+&quot;))" office:value-type="float" office:value="9" calcext:value-type="float">
            <text:p>9.0</text:p>
          </table:table-cell>
          <table:table-cell office:value-type="string" calcext:value-type="string">
            <text:p>C8 - Multiple concerns</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112];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8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table-cell table:formula="of:=ORG.LIBREOFFICE.REGEX([.E113]; &quot;[A-Z]+&quot;)" office:value-type="string" office:string-value="C" calcext:value-type="string">
            <text:p>C</text:p>
          </table:table-cell>
          <table:table-cell table:style-name="ce4" table:formula="of:=VALUE(ORG.LIBREOFFICE.REGEX([.E113]; &quot;[\d\.]+&quot;))" office:value-type="float" office:value="8" calcext:value-type="float">
            <text:p>8.0</text:p>
          </table:table-cell>
          <table:table-cell table:formula="of:=ORG.LIBREOFFICE.REGEX([.F113]; &quot;[A-Z]+&quot;)" office:value-type="string" office:string-value="I" calcext:value-type="string">
            <text:p>I</text:p>
          </table:table-cell>
          <table:table-cell table:style-name="ce4" table:formula="of:=VALUE(ORG.LIBREOFFICE.REGEX([.F113]; &quot;[\d\.]+&quot;))" office:value-type="float" office:value="5" calcext:value-type="float">
            <text:p>5.0</text:p>
          </table:table-cell>
          <table:table-cell office:value-type="string" calcext:value-type="string">
            <text:p>C8 - Multiple concerns</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11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4" table:visibility="filter">
          <table:table-cell table:formula="of:=ORG.LIBREOFFICE.REGEX([.E114]; &quot;[A-Z]+&quot;)" office:value-type="string" office:string-value="C" calcext:value-type="string">
            <text:p>C</text:p>
          </table:table-cell>
          <table:table-cell table:style-name="ce4" table:formula="of:=VALUE(ORG.LIBREOFFICE.REGEX([.E114]; &quot;[\d\.]+&quot;))" office:value-type="float" office:value="8" calcext:value-type="float">
            <text:p>8.0</text:p>
          </table:table-cell>
          <table:table-cell table:formula="of:=ORG.LIBREOFFICE.REGEX([.F114]; &quot;[A-Z]+&quot;)" office:value-type="string" office:string-value="I" calcext:value-type="string">
            <text:p>I</text:p>
          </table:table-cell>
          <table:table-cell table:style-name="ce4" table:formula="of:=VALUE(ORG.LIBREOFFICE.REGEX([.F114]; &quot;[\d\.]+&quot;))" office:value-type="float" office:value="7" calcext:value-type="float">
            <text:p>7.0</text:p>
          </table:table-cell>
          <table:table-cell office:value-type="string" calcext:value-type="string">
            <text:p>C8 - Multiple concerns</text:p>
          </table:table-cell>
          <table:table-cell office:value-type="string" calcext:value-type="string">
            <text:p>I7 - # Introducing issue commits [sum]</text:p>
          </table:table-cell>
          <table:table-cell table:style-name="ce20" office:value-type="string" calcext:value-type="string">
            <text:p>31</text:p>
          </table:table-cell>
          <table:table-cell table:style-name="ce1" table:formula="of:=ORG.LIBREOFFICE.REGEX([.G114]; &quot;^(\d+|\w)&quot;)" office:value-type="string" office:string-value="31" calcext:value-type="string">
            <text:p>31</text:p>
          </table:table-cell>
          <table:table-cell office:value-type="string" calcext:value-type="string">
            <text:p>BG: no relation</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51 (BG); 28 (CG)</text:p>
          </table:table-cell>
          <table:table-cell table:formula="of:=HYPERLINK(&quot;figures/boxplots/C8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115]; &quot;[A-Z]+&quot;)" office:value-type="string" office:string-value="C" calcext:value-type="string">
            <text:p>C</text:p>
          </table:table-cell>
          <table:table-cell table:style-name="ce4" table:formula="of:=VALUE(ORG.LIBREOFFICE.REGEX([.E115]; &quot;[\d\.]+&quot;))" office:value-type="float" office:value="8" calcext:value-type="float">
            <text:p>8.0</text:p>
          </table:table-cell>
          <table:table-cell table:formula="of:=ORG.LIBREOFFICE.REGEX([.F115]; &quot;[A-Z]+&quot;)" office:value-type="string" office:string-value="I" calcext:value-type="string">
            <text:p>I</text:p>
          </table:table-cell>
          <table:table-cell table:style-name="ce4" table:formula="of:=VALUE(ORG.LIBREOFFICE.REGEX([.F115]; &quot;[\d\.]+&quot;))" office:value-type="float" office:value="10" calcext:value-type="float">
            <text:p>10.0</text:p>
          </table:table-cell>
          <table:table-cell office:value-type="string" calcext:value-type="string">
            <text:p>C8 - Multiple concerns</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11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16]; &quot;[A-Z]+&quot;)" office:value-type="string" office:string-value="C" calcext:value-type="string">
            <text:p>C</text:p>
          </table:table-cell>
          <table:table-cell table:style-name="ce4" table:formula="of:=VALUE(ORG.LIBREOFFICE.REGEX([.E116]; &quot;[\d\.]+&quot;))" office:value-type="float" office:value="8" calcext:value-type="float">
            <text:p>8.0</text:p>
          </table:table-cell>
          <table:table-cell table:formula="of:=ORG.LIBREOFFICE.REGEX([.F116]; &quot;[A-Z]+&quot;)" office:value-type="string" office:string-value="ML" calcext:value-type="string">
            <text:p>ML</text:p>
          </table:table-cell>
          <table:table-cell table:style-name="ce4" table:formula="of:=VALUE(ORG.LIBREOFFICE.REGEX([.F116]; &quot;[\d\.]+&quot;))" office:value-type="float" office:value="2" calcext:value-type="float">
            <text:p>2.0</text:p>
          </table:table-cell>
          <table:table-cell office:value-type="string" calcext:value-type="string">
            <text:p>C8 - Multiple concern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11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117]; &quot;[A-Z]+&quot;)" office:value-type="string" office:string-value="C" calcext:value-type="string">
            <text:p>C</text:p>
          </table:table-cell>
          <table:table-cell table:style-name="ce4" table:formula="of:=VALUE(ORG.LIBREOFFICE.REGEX([.E117]; &quot;[\d\.]+&quot;))" office:value-type="float" office:value="8" calcext:value-type="float">
            <text:p>8.0</text:p>
          </table:table-cell>
          <table:table-cell table:formula="of:=ORG.LIBREOFFICE.REGEX([.F117]; &quot;[A-Z]+&quot;)" office:value-type="string" office:string-value="ML" calcext:value-type="string">
            <text:p>ML</text:p>
          </table:table-cell>
          <table:table-cell table:style-name="ce4" table:formula="of:=VALUE(ORG.LIBREOFFICE.REGEX([.F117]; &quot;[\d\.]+&quot;))" office:value-type="float" office:value="5" calcext:value-type="float">
            <text:p>5.0</text:p>
          </table:table-cell>
          <table:table-cell office:value-type="string" calcext:value-type="string">
            <text:p>C8 - Multiple concern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11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18]; &quot;[A-Z]+&quot;)" office:value-type="string" office:string-value="C" calcext:value-type="string">
            <text:p>C</text:p>
          </table:table-cell>
          <table:table-cell table:style-name="ce4" table:formula="of:=VALUE(ORG.LIBREOFFICE.REGEX([.E118]; &quot;[\d\.]+&quot;))" office:value-type="float" office:value="8" calcext:value-type="float">
            <text:p>8.0</text:p>
          </table:table-cell>
          <table:table-cell table:formula="of:=ORG.LIBREOFFICE.REGEX([.F118]; &quot;[A-Z]+&quot;)" office:value-type="string" office:string-value="O" calcext:value-type="string">
            <text:p>O</text:p>
          </table:table-cell>
          <table:table-cell table:style-name="ce4" table:formula="of:=VALUE(ORG.LIBREOFFICE.REGEX([.F118]; &quot;[\d\.]+&quot;))" office:value-type="float" office:value="3" calcext:value-type="float">
            <text:p>3.0</text:p>
          </table:table-cell>
          <table:table-cell office:value-type="string" calcext:value-type="string">
            <text:p>C8 - Multiple concern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11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4" table:visibility="filter">
          <table:table-cell table:formula="of:=ORG.LIBREOFFICE.REGEX([.E119]; &quot;[A-Z]+&quot;)" office:value-type="string" office:string-value="C" calcext:value-type="string">
            <text:p>C</text:p>
          </table:table-cell>
          <table:table-cell table:style-name="ce4" table:formula="of:=VALUE(ORG.LIBREOFFICE.REGEX([.E119]; &quot;[\d\.]+&quot;))" office:value-type="float" office:value="8" calcext:value-type="float">
            <text:p>8.0</text:p>
          </table:table-cell>
          <table:table-cell table:formula="of:=ORG.LIBREOFFICE.REGEX([.F119]; &quot;[A-Z]+&quot;)" office:value-type="string" office:string-value="R" calcext:value-type="string">
            <text:p>R</text:p>
          </table:table-cell>
          <table:table-cell table:style-name="ce4" table:formula="of:=VALUE(ORG.LIBREOFFICE.REGEX([.F119]; &quot;[\d\.]+&quot;))" office:value-type="float" office:value="3" calcext:value-type="float">
            <text:p>3.0</text:p>
          </table:table-cell>
          <table:table-cell office:value-type="string" calcext:value-type="string">
            <text:p>C8 - Multiple concerns</text:p>
          </table:table-cell>
          <table:table-cell office:value-type="string" calcext:value-type="string">
            <text:p>R3 - # Reviewers [sum]</text:p>
          </table:table-cell>
          <table:table-cell office:value-type="string" calcext:value-type="string">
            <text:p>31</text:p>
          </table:table-cell>
          <table:table-cell table:style-name="ce1" table:formula="of:=ORG.LIBREOFFICE.REGEX([.G119]; &quot;^(\d+|\w)&quot;)" office:value-type="string" office:string-value="31" calcext:value-type="string">
            <text:p>31</text:p>
          </table:table-cell>
          <table:table-cell office:value-type="string" calcext:value-type="string">
            <text:p>BG: no clear relation</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8 (BG); 39 (CG)</text:p>
          </table:table-cell>
          <table:table-cell table:formula="of:=HYPERLINK(&quot;figures/boxplots/C8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120]; &quot;[A-Z]+&quot;)" office:value-type="string" office:string-value="C" calcext:value-type="string">
            <text:p>C</text:p>
          </table:table-cell>
          <table:table-cell table:style-name="ce4" table:formula="of:=VALUE(ORG.LIBREOFFICE.REGEX([.E120]; &quot;[\d\.]+&quot;))" office:value-type="float" office:value="8" calcext:value-type="float">
            <text:p>8.0</text:p>
          </table:table-cell>
          <table:table-cell table:formula="of:=ORG.LIBREOFFICE.REGEX([.F120]; &quot;[A-Z]+&quot;)" office:value-type="string" office:string-value="R" calcext:value-type="string">
            <text:p>R</text:p>
          </table:table-cell>
          <table:table-cell table:style-name="ce4" table:formula="of:=VALUE(ORG.LIBREOFFICE.REGEX([.F120]; &quot;[\d\.]+&quot;))" office:value-type="float" office:value="5" calcext:value-type="float">
            <text:p>5.0</text:p>
          </table:table-cell>
          <table:table-cell office:value-type="string" calcext:value-type="string">
            <text:p>C8 - Multiple concerns</text:p>
          </table:table-cell>
          <table:table-cell office:value-type="string" calcext:value-type="string">
            <text:p>R5 - # Review comments [sum]</text:p>
          </table:table-cell>
          <table:table-cell table:style-name="ce20" office:value-type="string" calcext:value-type="string">
            <text:p>32</text:p>
          </table:table-cell>
          <table:table-cell table:style-name="ce1" table:formula="of:=ORG.LIBREOFFICE.REGEX([.G120]; &quot;^(\d+|\w)&quot;)" office:value-type="string" office:string-value="32" calcext:value-type="string">
            <text:p>32</text:p>
          </table:table-cell>
          <table:table-cell office:value-type="string" calcext:value-type="string">
            <text:p>BG: true relates to more comments</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8 (BG); 39 (CG)</text:p>
          </table:table-cell>
          <table:table-cell table:formula="of:=HYPERLINK(&quot;figures/boxplots/C8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121]; &quot;[A-Z]+&quot;)" office:value-type="string" office:string-value="C" calcext:value-type="string">
            <text:p>C</text:p>
          </table:table-cell>
          <table:table-cell table:style-name="ce4" table:formula="of:=VALUE(ORG.LIBREOFFICE.REGEX([.E121]; &quot;[\d\.]+&quot;))" office:value-type="float" office:value="8" calcext:value-type="float">
            <text:p>8.0</text:p>
          </table:table-cell>
          <table:table-cell table:formula="of:=ORG.LIBREOFFICE.REGEX([.F121]; &quot;[A-Z]+&quot;)" office:value-type="string" office:string-value="R" calcext:value-type="string">
            <text:p>R</text:p>
          </table:table-cell>
          <table:table-cell table:style-name="ce4" table:formula="of:=VALUE(ORG.LIBREOFFICE.REGEX([.F121]; &quot;[\d\.]+&quot;))" office:value-type="float" office:value="6" calcext:value-type="float">
            <text:p>6.0</text:p>
          </table:table-cell>
          <table:table-cell office:value-type="string" calcext:value-type="string">
            <text:p>C8 - Multiple concerns</text:p>
          </table:table-cell>
          <table:table-cell office:value-type="string" calcext:value-type="string">
            <text:p>R6 - # Rounds of code review [sum]</text:p>
          </table:table-cell>
          <table:table-cell table:style-name="ce20" office:value-type="string" calcext:value-type="string">
            <text:p>32</text:p>
          </table:table-cell>
          <table:table-cell table:style-name="ce1" table:formula="of:=ORG.LIBREOFFICE.REGEX([.G121]; &quot;^(\d+|\w)&quot;)" office:value-type="string" office:string-value="32" calcext:value-type="string">
            <text:p>32</text:p>
          </table:table-cell>
          <table:table-cell office:value-type="string" calcext:value-type="string">
            <text:p>BG: true relates to more rounds of review</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8 (BG); 39 (CG)</text:p>
          </table:table-cell>
          <table:table-cell table:formula="of:=HYPERLINK(&quot;figures/boxplots/C8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122]; &quot;[A-Z]+&quot;)" office:value-type="string" office:string-value="C" calcext:value-type="string">
            <text:p>C</text:p>
          </table:table-cell>
          <table:table-cell table:style-name="ce4" table:formula="of:=VALUE(ORG.LIBREOFFICE.REGEX([.E122]; &quot;[\d\.]+&quot;))" office:value-type="float" office:value="9" calcext:value-type="float">
            <text:p>9.0</text:p>
          </table:table-cell>
          <table:table-cell table:formula="of:=ORG.LIBREOFFICE.REGEX([.F122]; &quot;[A-Z]+&quot;)" office:value-type="string" office:string-value="C" calcext:value-type="string">
            <text:p>C</text:p>
          </table:table-cell>
          <table:table-cell table:style-name="ce4" table:formula="of:=VALUE(ORG.LIBREOFFICE.REGEX([.F122]; &quot;[\d\.]+&quot;))" office:value-type="float" office:value="3" calcext:value-type="float">
            <text:p>3.0</text:p>
          </table:table-cell>
          <table:table-cell office:value-type="string" calcext:value-type="string">
            <text:p>C9 - Commit type Swanson</text:p>
          </table:table-cell>
          <table:table-cell office:value-type="string" calcext:value-type="string">
            <text:p>C3 - # Files changed</text:p>
          </table:table-cell>
          <table:table-cell office:value-type="string" calcext:value-type="string">
            <text:p>3.3</text:p>
          </table:table-cell>
          <table:table-cell table:style-name="ce1" table:formula="of:=ORG.LIBREOFFICE.REGEX([.G122]; &quot;^(\d+|\w)&quot;)" office:value-type="string" office:string-value="3" calcext:value-type="string">
            <text:p>3</text:p>
          </table:table-cell>
          <table:table-cell table:style-name="ce12" office:value-type="string" calcext:value-type="string">
            <text:p>BG: corrective relates to less files changed, perfective to more</text:p>
            <text:p>CG: no clear reation</text:p>
          </table:table-cell>
          <table:table-cell table:style-name="ce12" office:value-type="string" calcext:value-type="string">
            <text:p>BG: Kruskal-Wallis - Significant difference True</text:p>
            <text:p>CG: Kruskal-Wallis - Significant difference False</text:p>
            <text:p>Abs. count: 71 (BG); 71 (CG)</text:p>
          </table:table-cell>
          <table:table-cell table:formula="of:=HYPERLINK(&quot;figures/boxplots/C9_C3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3" table:visibility="filter">
          <table:table-cell table:formula="of:=ORG.LIBREOFFICE.REGEX([.E123]; &quot;[A-Z]+&quot;)" office:value-type="string" office:string-value="C" calcext:value-type="string">
            <text:p>C</text:p>
          </table:table-cell>
          <table:table-cell table:style-name="ce4" table:formula="of:=VALUE(ORG.LIBREOFFICE.REGEX([.E123]; &quot;[\d\.]+&quot;))" office:value-type="float" office:value="9" calcext:value-type="float">
            <text:p>9.0</text:p>
          </table:table-cell>
          <table:table-cell table:formula="of:=ORG.LIBREOFFICE.REGEX([.F123]; &quot;[A-Z]+&quot;)" office:value-type="string" office:string-value="C" calcext:value-type="string">
            <text:p>C</text:p>
          </table:table-cell>
          <table:table-cell table:style-name="ce4" table:formula="of:=VALUE(ORG.LIBREOFFICE.REGEX([.F123]; &quot;[\d\.]+&quot;))" office:value-type="float" office:value="4" calcext:value-type="float">
            <text:p>4.0</text:p>
          </table:table-cell>
          <table:table-cell office:value-type="string" calcext:value-type="string">
            <text:p>C9 - Commit type Swanson</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123];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9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24]; &quot;[A-Z]+&quot;)" office:value-type="string" office:string-value="C" calcext:value-type="string">
            <text:p>C</text:p>
          </table:table-cell>
          <table:table-cell table:style-name="ce4" table:formula="of:=VALUE(ORG.LIBREOFFICE.REGEX([.E124]; &quot;[\d\.]+&quot;))" office:value-type="float" office:value="9" calcext:value-type="float">
            <text:p>9.0</text:p>
          </table:table-cell>
          <table:table-cell table:formula="of:=ORG.LIBREOFFICE.REGEX([.F124]; &quot;[A-Z]+&quot;)" office:value-type="string" office:string-value="C" calcext:value-type="string">
            <text:p>C</text:p>
          </table:table-cell>
          <table:table-cell table:style-name="ce4" table:formula="of:=VALUE(ORG.LIBREOFFICE.REGEX([.F124]; &quot;[\d\.]+&quot;))" office:value-type="float" office:value="5" calcext:value-type="float">
            <text:p>5.0</text:p>
          </table:table-cell>
          <table:table-cell office:value-type="string" calcext:value-type="string">
            <text:p>C9 - Commit type Swanson</text:p>
          </table:table-cell>
          <table:table-cell office:value-type="string" calcext:value-type="string">
            <text:p>C5 - Commit total line bugginess</text:p>
          </table:table-cell>
          <table:table-cell office:value-type="string" calcext:value-type="string">
            <text:p>32</text:p>
          </table:table-cell>
          <table:table-cell table:style-name="ce1" table:formula="of:=ORG.LIBREOFFICE.REGEX([.G124];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9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25]; &quot;[A-Z]+&quot;)" office:value-type="string" office:string-value="C" calcext:value-type="string">
            <text:p>C</text:p>
          </table:table-cell>
          <table:table-cell table:style-name="ce4" table:formula="of:=VALUE(ORG.LIBREOFFICE.REGEX([.E125]; &quot;[\d\.]+&quot;))" office:value-type="float" office:value="9" calcext:value-type="float">
            <text:p>9.0</text:p>
          </table:table-cell>
          <table:table-cell table:formula="of:=ORG.LIBREOFFICE.REGEX([.F125]; &quot;[A-Z]+&quot;)" office:value-type="string" office:string-value="C" calcext:value-type="string">
            <text:p>C</text:p>
          </table:table-cell>
          <table:table-cell table:style-name="ce4" table:formula="of:=VALUE(ORG.LIBREOFFICE.REGEX([.F125]; &quot;[\d\.]+&quot;))" office:value-type="float" office:value="6" calcext:value-type="float">
            <text:p>6.0</text:p>
          </table:table-cell>
          <table:table-cell office:value-type="string" calcext:value-type="string">
            <text:p>C9 - Commit type Swanson</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125];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9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26]; &quot;[A-Z]+&quot;)" office:value-type="string" office:string-value="C" calcext:value-type="string">
            <text:p>C</text:p>
          </table:table-cell>
          <table:table-cell table:style-name="ce4" table:formula="of:=VALUE(ORG.LIBREOFFICE.REGEX([.E126]; &quot;[\d\.]+&quot;))" office:value-type="float" office:value="9" calcext:value-type="float">
            <text:p>9.0</text:p>
          </table:table-cell>
          <table:table-cell table:formula="of:=ORG.LIBREOFFICE.REGEX([.F126]; &quot;[A-Z]+&quot;)" office:value-type="string" office:string-value="F" calcext:value-type="string">
            <text:p>F</text:p>
          </table:table-cell>
          <table:table-cell table:style-name="ce4" table:formula="of:=VALUE(ORG.LIBREOFFICE.REGEX([.F126]; &quot;[\d\.]+&quot;))" office:value-type="float" office:value="4" calcext:value-type="float">
            <text:p>4.0</text:p>
          </table:table-cell>
          <table:table-cell office:value-type="string" calcext:value-type="string">
            <text:p>C9 - Commit type Swanson</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12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9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27]; &quot;[A-Z]+&quot;)" office:value-type="string" office:string-value="C" calcext:value-type="string">
            <text:p>C</text:p>
          </table:table-cell>
          <table:table-cell table:style-name="ce4" table:formula="of:=VALUE(ORG.LIBREOFFICE.REGEX([.E127]; &quot;[\d\.]+&quot;))" office:value-type="float" office:value="9" calcext:value-type="float">
            <text:p>9.0</text:p>
          </table:table-cell>
          <table:table-cell table:formula="of:=ORG.LIBREOFFICE.REGEX([.F127]; &quot;[A-Z]+&quot;)" office:value-type="string" office:string-value="F" calcext:value-type="string">
            <text:p>F</text:p>
          </table:table-cell>
          <table:table-cell table:style-name="ce4" table:formula="of:=VALUE(ORG.LIBREOFFICE.REGEX([.F127]; &quot;[\d\.]+&quot;))" office:value-type="float" office:value="9" calcext:value-type="float">
            <text:p>9.0</text:p>
          </table:table-cell>
          <table:table-cell office:value-type="string" calcext:value-type="string">
            <text:p>C9 - Commit type Swanson</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12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9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table-cell table:formula="of:=ORG.LIBREOFFICE.REGEX([.E128]; &quot;[A-Z]+&quot;)" office:value-type="string" office:string-value="C" calcext:value-type="string">
            <text:p>C</text:p>
          </table:table-cell>
          <table:table-cell table:style-name="ce4" table:formula="of:=VALUE(ORG.LIBREOFFICE.REGEX([.E128]; &quot;[\d\.]+&quot;))" office:value-type="float" office:value="9" calcext:value-type="float">
            <text:p>9.0</text:p>
          </table:table-cell>
          <table:table-cell table:formula="of:=ORG.LIBREOFFICE.REGEX([.F128]; &quot;[A-Z]+&quot;)" office:value-type="string" office:string-value="I" calcext:value-type="string">
            <text:p>I</text:p>
          </table:table-cell>
          <table:table-cell table:style-name="ce4" table:formula="of:=VALUE(ORG.LIBREOFFICE.REGEX([.F128]; &quot;[\d\.]+&quot;))" office:value-type="float" office:value="5" calcext:value-type="float">
            <text:p>5.0</text:p>
          </table:table-cell>
          <table:table-cell office:value-type="string" calcext:value-type="string">
            <text:p>C9 - Commit type Swanson</text:p>
          </table:table-cell>
          <table:table-cell office:value-type="string" calcext:value-type="string">
            <text:p>I5 - # Introducing issue discussants [sum]</text:p>
          </table:table-cell>
          <table:table-cell table:style-name="ce20" office:value-type="string" calcext:value-type="string">
            <text:p>1 (ovr)</text:p>
          </table:table-cell>
          <table:table-cell table:style-name="ce1" table:formula="of:=ORG.LIBREOFFICE.REGEX([.G128]; &quot;^(\d+|\w)&quot;)" office:value-type="string" office:string-value="1" calcext:value-type="string">
            <text:p>1</text:p>
          </table:table-cell>
          <table:table-cell office:value-type="string" calcext:value-type="string">
            <text:p>BG and CG: no clear relation</text:p>
          </table:table-cell>
          <table:table-cell table:style-name="ce12" office:value-type="string" calcext:value-type="string">
            <text:p>BG: Kruskal-Wallis - Significant difference False</text:p>
            <text:p>Not enough data for Kruskal-Wallis</text:p>
            <text:p>Abs. count: 36 (BG); 17 (CG)</text:p>
          </table:table-cell>
          <table:table-cell table:formula="of:=HYPERLINK(&quot;figures/boxplots/C9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129]; &quot;[A-Z]+&quot;)" office:value-type="string" office:string-value="C" calcext:value-type="string">
            <text:p>C</text:p>
          </table:table-cell>
          <table:table-cell table:style-name="ce4" table:formula="of:=VALUE(ORG.LIBREOFFICE.REGEX([.E129]; &quot;[\d\.]+&quot;))" office:value-type="float" office:value="9" calcext:value-type="float">
            <text:p>9.0</text:p>
          </table:table-cell>
          <table:table-cell table:formula="of:=ORG.LIBREOFFICE.REGEX([.F129]; &quot;[A-Z]+&quot;)" office:value-type="string" office:string-value="I" calcext:value-type="string">
            <text:p>I</text:p>
          </table:table-cell>
          <table:table-cell table:style-name="ce4" table:formula="of:=VALUE(ORG.LIBREOFFICE.REGEX([.F129]; &quot;[\d\.]+&quot;))" office:value-type="float" office:value="7" calcext:value-type="float">
            <text:p>7.0</text:p>
          </table:table-cell>
          <table:table-cell office:value-type="string" calcext:value-type="string">
            <text:p>C9 - Commit type Swanson</text:p>
          </table:table-cell>
          <table:table-cell office:value-type="string" calcext:value-type="string">
            <text:p>I7 - # Introducing issue commits [sum]</text:p>
          </table:table-cell>
          <table:table-cell table:style-name="ce20" office:value-type="string" calcext:value-type="string">
            <text:p>3.3 (ovr)</text:p>
          </table:table-cell>
          <table:table-cell table:style-name="ce1" table:formula="of:=ORG.LIBREOFFICE.REGEX([.G129]; &quot;^(\d+|\w)&quot;)" office:value-type="string" office:string-value="3" calcext:value-type="string">
            <text:p>3</text:p>
          </table:table-cell>
          <table:table-cell table:style-name="ce12" office:value-type="string" calcext:value-type="string">
            <text:p>BG: no relation</text:p>
            <text:p>CG: perfective relates to more commits</text:p>
          </table:table-cell>
          <table:table-cell table:style-name="ce12" office:value-type="string" calcext:value-type="string">
            <text:p>BG: Kruskal-Wallis - Significant difference False</text:p>
            <text:p>CG: Kruskal-Wallis - Significant difference True</text:p>
            <text:p>Abs. count: 51 (BG); 28 (CG)</text:p>
          </table:table-cell>
          <table:table-cell table:formula="of:=HYPERLINK(&quot;figures/boxplots/C9_I7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2" table:visibility="filter">
          <table:table-cell table:formula="of:=ORG.LIBREOFFICE.REGEX([.E130]; &quot;[A-Z]+&quot;)" office:value-type="string" office:string-value="C" calcext:value-type="string">
            <text:p>C</text:p>
          </table:table-cell>
          <table:table-cell table:style-name="ce4" table:formula="of:=VALUE(ORG.LIBREOFFICE.REGEX([.E130]; &quot;[\d\.]+&quot;))" office:value-type="float" office:value="9" calcext:value-type="float">
            <text:p>9.0</text:p>
          </table:table-cell>
          <table:table-cell table:formula="of:=ORG.LIBREOFFICE.REGEX([.F130]; &quot;[A-Z]+&quot;)" office:value-type="string" office:string-value="I" calcext:value-type="string">
            <text:p>I</text:p>
          </table:table-cell>
          <table:table-cell table:style-name="ce4" table:formula="of:=VALUE(ORG.LIBREOFFICE.REGEX([.F130]; &quot;[\d\.]+&quot;))" office:value-type="float" office:value="10" calcext:value-type="float">
            <text:p>10.0</text:p>
          </table:table-cell>
          <table:table-cell office:value-type="string" calcext:value-type="string">
            <text:p>C9 - Commit type Swanson</text:p>
          </table:table-cell>
          <table:table-cell office:value-type="string" calcext:value-type="string">
            <text:p>I10 - # Introducing issue comments [sum]</text:p>
          </table:table-cell>
          <table:table-cell table:style-name="ce20" office:value-type="string" calcext:value-type="string">
            <text:p>3.1 (nc, ovr)</text:p>
          </table:table-cell>
          <table:table-cell table:style-name="ce1" table:formula="of:=ORG.LIBREOFFICE.REGEX([.G130]; &quot;^(\d+|\w)&quot;)" office:value-type="string" office:string-value="3" calcext:value-type="string">
            <text:p>3</text:p>
          </table:table-cell>
          <table:table-cell table:style-name="ce12" office:value-type="string" calcext:value-type="string">
            <text:p>BG: perfective relates to less comments</text:p>
            <text:p>CG: corrective relates to more comments</text:p>
          </table:table-cell>
          <table:table-cell table:style-name="ce12" office:value-type="string" calcext:value-type="string">
            <text:p>BG: Kruskal-Wallis - Significant difference False</text:p>
            <text:p>Not enough data for Kruskal-Wallis</text:p>
            <text:p>Abs. count: 36 (BG); 17 (CG)</text:p>
          </table:table-cell>
          <table:table-cell table:formula="of:=HYPERLINK(&quot;figures/boxplots/C9_I10_histogram_boxplot.pdf&quot;; &quot;CLICK&quot;)" office:value-type="string" office:string-value="CLICK" calcext:value-type="string">
            <text:p>CLICK</text:p>
          </table:table-cell>
          <table:table-cell table:number-columns-repeated="1013"/>
        </table:table-row>
        <table:table-row table:style-name="ro1" table:visibility="filter">
          <table:table-cell table:formula="of:=ORG.LIBREOFFICE.REGEX([.E131]; &quot;[A-Z]+&quot;)" office:value-type="string" office:string-value="C" calcext:value-type="string">
            <text:p>C</text:p>
          </table:table-cell>
          <table:table-cell table:style-name="ce4" table:formula="of:=VALUE(ORG.LIBREOFFICE.REGEX([.E131]; &quot;[\d\.]+&quot;))" office:value-type="float" office:value="9" calcext:value-type="float">
            <text:p>9.0</text:p>
          </table:table-cell>
          <table:table-cell table:formula="of:=ORG.LIBREOFFICE.REGEX([.F131]; &quot;[A-Z]+&quot;)" office:value-type="string" office:string-value="ML" calcext:value-type="string">
            <text:p>ML</text:p>
          </table:table-cell>
          <table:table-cell table:style-name="ce4" table:formula="of:=VALUE(ORG.LIBREOFFICE.REGEX([.F131]; &quot;[\d\.]+&quot;))" office:value-type="float" office:value="2" calcext:value-type="float">
            <text:p>2.0</text:p>
          </table:table-cell>
          <table:table-cell office:value-type="string" calcext:value-type="string">
            <text:p>C9 - Commit type Swanson</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13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132]; &quot;[A-Z]+&quot;)" office:value-type="string" office:string-value="C" calcext:value-type="string">
            <text:p>C</text:p>
          </table:table-cell>
          <table:table-cell table:style-name="ce4" table:formula="of:=VALUE(ORG.LIBREOFFICE.REGEX([.E132]; &quot;[\d\.]+&quot;))" office:value-type="float" office:value="9" calcext:value-type="float">
            <text:p>9.0</text:p>
          </table:table-cell>
          <table:table-cell table:formula="of:=ORG.LIBREOFFICE.REGEX([.F132]; &quot;[A-Z]+&quot;)" office:value-type="string" office:string-value="ML" calcext:value-type="string">
            <text:p>ML</text:p>
          </table:table-cell>
          <table:table-cell table:style-name="ce4" table:formula="of:=VALUE(ORG.LIBREOFFICE.REGEX([.F132]; &quot;[\d\.]+&quot;))" office:value-type="float" office:value="5" calcext:value-type="float">
            <text:p>5.0</text:p>
          </table:table-cell>
          <table:table-cell office:value-type="string" calcext:value-type="string">
            <text:p>C9 - Commit type Swanson</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13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33]; &quot;[A-Z]+&quot;)" office:value-type="string" office:string-value="C" calcext:value-type="string">
            <text:p>C</text:p>
          </table:table-cell>
          <table:table-cell table:style-name="ce4" table:formula="of:=VALUE(ORG.LIBREOFFICE.REGEX([.E133]; &quot;[\d\.]+&quot;))" office:value-type="float" office:value="9" calcext:value-type="float">
            <text:p>9.0</text:p>
          </table:table-cell>
          <table:table-cell table:formula="of:=ORG.LIBREOFFICE.REGEX([.F133]; &quot;[A-Z]+&quot;)" office:value-type="string" office:string-value="O" calcext:value-type="string">
            <text:p>O</text:p>
          </table:table-cell>
          <table:table-cell table:style-name="ce4" table:formula="of:=VALUE(ORG.LIBREOFFICE.REGEX([.F133]; &quot;[\d\.]+&quot;))" office:value-type="float" office:value="3" calcext:value-type="float">
            <text:p>3.0</text:p>
          </table:table-cell>
          <table:table-cell office:value-type="string" calcext:value-type="string">
            <text:p>C9 - Commit type Swanson</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13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2" table:visibility="filter">
          <table:table-cell table:formula="of:=ORG.LIBREOFFICE.REGEX([.E134]; &quot;[A-Z]+&quot;)" office:value-type="string" office:string-value="C" calcext:value-type="string">
            <text:p>C</text:p>
          </table:table-cell>
          <table:table-cell table:style-name="ce4" table:formula="of:=VALUE(ORG.LIBREOFFICE.REGEX([.E134]; &quot;[\d\.]+&quot;))" office:value-type="float" office:value="9" calcext:value-type="float">
            <text:p>9.0</text:p>
          </table:table-cell>
          <table:table-cell table:formula="of:=ORG.LIBREOFFICE.REGEX([.F134]; &quot;[A-Z]+&quot;)" office:value-type="string" office:string-value="R" calcext:value-type="string">
            <text:p>R</text:p>
          </table:table-cell>
          <table:table-cell table:style-name="ce4" table:formula="of:=VALUE(ORG.LIBREOFFICE.REGEX([.F134]; &quot;[\d\.]+&quot;))" office:value-type="float" office:value="3" calcext:value-type="float">
            <text:p>3.0</text:p>
          </table:table-cell>
          <table:table-cell office:value-type="string" calcext:value-type="string">
            <text:p>C9 - Commit type Swanson</text:p>
          </table:table-cell>
          <table:table-cell office:value-type="string" calcext:value-type="string">
            <text:p>R3 - # Reviewers [sum]</text:p>
          </table:table-cell>
          <table:table-cell table:style-name="ce20" office:value-type="string" calcext:value-type="string">
            <text:p>3.4 (nc, ocr)</text:p>
          </table:table-cell>
          <table:table-cell table:style-name="ce1" table:formula="of:=ORG.LIBREOFFICE.REGEX([.G134]; &quot;^(\d+|\w)&quot;)" office:value-type="string" office:string-value="3" calcext:value-type="string">
            <text:p>3</text:p>
          </table:table-cell>
          <table:table-cell table:style-name="ce12" office:value-type="string" calcext:value-type="string">
            <text:p>BG: corrective relates to less reviewers (weak)</text:p>
            <text:p>CG: no relation</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C9_R3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2" table:visibility="filter">
          <table:table-cell table:formula="of:=ORG.LIBREOFFICE.REGEX([.E135]; &quot;[A-Z]+&quot;)" office:value-type="string" office:string-value="C" calcext:value-type="string">
            <text:p>C</text:p>
          </table:table-cell>
          <table:table-cell table:style-name="ce4" table:formula="of:=VALUE(ORG.LIBREOFFICE.REGEX([.E135]; &quot;[\d\.]+&quot;))" office:value-type="float" office:value="9" calcext:value-type="float">
            <text:p>9.0</text:p>
          </table:table-cell>
          <table:table-cell table:formula="of:=ORG.LIBREOFFICE.REGEX([.F135]; &quot;[A-Z]+&quot;)" office:value-type="string" office:string-value="R" calcext:value-type="string">
            <text:p>R</text:p>
          </table:table-cell>
          <table:table-cell table:style-name="ce4" table:formula="of:=VALUE(ORG.LIBREOFFICE.REGEX([.F135]; &quot;[\d\.]+&quot;))" office:value-type="float" office:value="5" calcext:value-type="float">
            <text:p>5.0</text:p>
          </table:table-cell>
          <table:table-cell office:value-type="string" calcext:value-type="string">
            <text:p>C9 - Commit type Swanson</text:p>
          </table:table-cell>
          <table:table-cell office:value-type="string" calcext:value-type="string">
            <text:p>R5 - # Review comments [sum]</text:p>
          </table:table-cell>
          <table:table-cell table:style-name="ce20" office:value-type="string" calcext:value-type="string">
            <text:p>3.3</text:p>
          </table:table-cell>
          <table:table-cell table:style-name="ce1" table:formula="of:=ORG.LIBREOFFICE.REGEX([.G135]; &quot;^(\d+|\w)&quot;)" office:value-type="string" office:string-value="3" calcext:value-type="string">
            <text:p>3</text:p>
          </table:table-cell>
          <table:table-cell table:style-name="ce12" office:value-type="string" calcext:value-type="string">
            <text:p>BG: corrective relates to less comments, perfective to more</text:p>
            <text:p>CG: no clear relation</text:p>
          </table:table-cell>
          <table:table-cell table:style-name="ce12" office:value-type="string" calcext:value-type="string">
            <text:p>BG: Kruskal-Wallis - Significant difference True</text:p>
            <text:p>CG: Kruskal-Wallis - Significant difference False</text:p>
            <text:p>Abs. count: 38 (BG); 39 (CG)</text:p>
          </table:table-cell>
          <table:table-cell table:formula="of:=HYPERLINK(&quot;figures/boxplots/C9_R5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2" table:visibility="filter">
          <table:table-cell table:formula="of:=ORG.LIBREOFFICE.REGEX([.E136]; &quot;[A-Z]+&quot;)" office:value-type="string" office:string-value="C" calcext:value-type="string">
            <text:p>C</text:p>
          </table:table-cell>
          <table:table-cell table:style-name="ce4" table:formula="of:=VALUE(ORG.LIBREOFFICE.REGEX([.E136]; &quot;[\d\.]+&quot;))" office:value-type="float" office:value="9" calcext:value-type="float">
            <text:p>9.0</text:p>
          </table:table-cell>
          <table:table-cell table:formula="of:=ORG.LIBREOFFICE.REGEX([.F136]; &quot;[A-Z]+&quot;)" office:value-type="string" office:string-value="R" calcext:value-type="string">
            <text:p>R</text:p>
          </table:table-cell>
          <table:table-cell table:style-name="ce4" table:formula="of:=VALUE(ORG.LIBREOFFICE.REGEX([.F136]; &quot;[\d\.]+&quot;))" office:value-type="float" office:value="6" calcext:value-type="float">
            <text:p>6.0</text:p>
          </table:table-cell>
          <table:table-cell office:value-type="string" calcext:value-type="string">
            <text:p>C9 - Commit type Swanson</text:p>
          </table:table-cell>
          <table:table-cell office:value-type="string" calcext:value-type="string">
            <text:p>R6 - # Rounds of code review [sum]</text:p>
          </table:table-cell>
          <table:table-cell table:style-name="ce20" office:value-type="string" calcext:value-type="string">
            <text:p>3.3</text:p>
          </table:table-cell>
          <table:table-cell table:style-name="ce1" table:formula="of:=ORG.LIBREOFFICE.REGEX([.G136]; &quot;^(\d+|\w)&quot;)" office:value-type="string" office:string-value="3" calcext:value-type="string">
            <text:p>3</text:p>
          </table:table-cell>
          <table:table-cell table:style-name="ce12" office:value-type="string" calcext:value-type="string">
            <text:p>BG: corrective relates to less comments, perfective to more</text:p>
            <text:p>CG: no clear relation</text:p>
          </table:table-cell>
          <table:table-cell table:style-name="ce12" office:value-type="string" calcext:value-type="string">
            <text:p>BG: Kruskal-Wallis - Significant difference True</text:p>
            <text:p>CG: Kruskal-Wallis - Significant difference False</text:p>
            <text:p>Abs. count: 38 (BG); 39 (CG)</text:p>
          </table:table-cell>
          <table:table-cell table:formula="of:=HYPERLINK(&quot;figures/boxplots/C9_R6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2" table:visibility="filter">
          <table:table-cell table:formula="of:=ORG.LIBREOFFICE.REGEX([.E137]; &quot;[A-Z]+&quot;)" office:value-type="string" office:string-value="C" calcext:value-type="string">
            <text:p>C</text:p>
          </table:table-cell>
          <table:table-cell table:style-name="ce4" table:formula="of:=VALUE(ORG.LIBREOFFICE.REGEX([.E137]; &quot;[\d\.]+&quot;))" office:value-type="float" office:value="10" calcext:value-type="float">
            <text:p>10.0</text:p>
          </table:table-cell>
          <table:table-cell table:formula="of:=ORG.LIBREOFFICE.REGEX([.F137]; &quot;[A-Z]+&quot;)" office:value-type="string" office:string-value="C" calcext:value-type="string">
            <text:p>C</text:p>
          </table:table-cell>
          <table:table-cell table:style-name="ce4" table:formula="of:=VALUE(ORG.LIBREOFFICE.REGEX([.F137]; &quot;[\d\.]+&quot;))" office:value-type="float" office:value="3" calcext:value-type="float">
            <text:p>3.0</text:p>
          </table:table-cell>
          <table:table-cell office:value-type="string" calcext:value-type="string">
            <text:p>C10 - Test changes</text:p>
          </table:table-cell>
          <table:table-cell office:value-type="string" calcext:value-type="string">
            <text:p>C3 - # Files changed</text:p>
          </table:table-cell>
          <table:table-cell table:style-name="ce20" office:value-type="string" calcext:value-type="string">
            <text:p>2.1</text:p>
          </table:table-cell>
          <table:table-cell table:style-name="ce1" table:formula="of:=ORG.LIBREOFFICE.REGEX([.G137]; &quot;^(\d+|\w)&quot;)" office:value-type="string" office:string-value="2" calcext:value-type="string">
            <text:p>2</text:p>
          </table:table-cell>
          <table:table-cell office:value-type="string" calcext:value-type="string">
            <text:p>BG and CG: true relates to more files changed (weak)</text:p>
          </table:table-cell>
          <table:table-cell table:style-name="ce12" office:value-type="string" calcext:value-type="string">
            <text:p>BG: Kruskal-Wallis - Significant difference True</text:p>
            <text:p>CG: Kruskal-Wallis - Significant difference True</text:p>
            <text:p>Abs. count: 71 (BG); 71 (CG)</text:p>
          </table:table-cell>
          <table:table-cell table:formula="of:=HYPERLINK(&quot;figures/boxplots/C10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38]; &quot;[A-Z]+&quot;)" office:value-type="string" office:string-value="C" calcext:value-type="string">
            <text:p>C</text:p>
          </table:table-cell>
          <table:table-cell table:style-name="ce4" table:formula="of:=VALUE(ORG.LIBREOFFICE.REGEX([.E138]; &quot;[\d\.]+&quot;))" office:value-type="float" office:value="10" calcext:value-type="float">
            <text:p>10.0</text:p>
          </table:table-cell>
          <table:table-cell table:formula="of:=ORG.LIBREOFFICE.REGEX([.F138]; &quot;[A-Z]+&quot;)" office:value-type="string" office:string-value="C" calcext:value-type="string">
            <text:p>C</text:p>
          </table:table-cell>
          <table:table-cell table:style-name="ce4" table:formula="of:=VALUE(ORG.LIBREOFFICE.REGEX([.F138]; &quot;[\d\.]+&quot;))" office:value-type="float" office:value="4" calcext:value-type="float">
            <text:p>4.0</text:p>
          </table:table-cell>
          <table:table-cell office:value-type="string" calcext:value-type="string">
            <text:p>C10 - Test changes</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138];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10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39]; &quot;[A-Z]+&quot;)" office:value-type="string" office:string-value="C" calcext:value-type="string">
            <text:p>C</text:p>
          </table:table-cell>
          <table:table-cell table:style-name="ce4" table:formula="of:=VALUE(ORG.LIBREOFFICE.REGEX([.E139]; &quot;[\d\.]+&quot;))" office:value-type="float" office:value="10" calcext:value-type="float">
            <text:p>10.0</text:p>
          </table:table-cell>
          <table:table-cell table:formula="of:=ORG.LIBREOFFICE.REGEX([.F139]; &quot;[A-Z]+&quot;)" office:value-type="string" office:string-value="C" calcext:value-type="string">
            <text:p>C</text:p>
          </table:table-cell>
          <table:table-cell table:style-name="ce4" table:formula="of:=VALUE(ORG.LIBREOFFICE.REGEX([.F139]; &quot;[\d\.]+&quot;))" office:value-type="float" office:value="5" calcext:value-type="float">
            <text:p>5.0</text:p>
          </table:table-cell>
          <table:table-cell office:value-type="string" calcext:value-type="string">
            <text:p>C10 - Test changes</text:p>
          </table:table-cell>
          <table:table-cell office:value-type="string" calcext:value-type="string">
            <text:p>C5 - Commit total line bugginess</text:p>
          </table:table-cell>
          <table:table-cell office:value-type="string" calcext:value-type="string">
            <text:p>32</text:p>
          </table:table-cell>
          <table:table-cell table:style-name="ce1" table:formula="of:=ORG.LIBREOFFICE.REGEX([.G139];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10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40]; &quot;[A-Z]+&quot;)" office:value-type="string" office:string-value="C" calcext:value-type="string">
            <text:p>C</text:p>
          </table:table-cell>
          <table:table-cell table:style-name="ce4" table:formula="of:=VALUE(ORG.LIBREOFFICE.REGEX([.E140]; &quot;[\d\.]+&quot;))" office:value-type="float" office:value="10" calcext:value-type="float">
            <text:p>10.0</text:p>
          </table:table-cell>
          <table:table-cell table:formula="of:=ORG.LIBREOFFICE.REGEX([.F140]; &quot;[A-Z]+&quot;)" office:value-type="string" office:string-value="C" calcext:value-type="string">
            <text:p>C</text:p>
          </table:table-cell>
          <table:table-cell table:style-name="ce4" table:formula="of:=VALUE(ORG.LIBREOFFICE.REGEX([.F140]; &quot;[\d\.]+&quot;))" office:value-type="float" office:value="6" calcext:value-type="float">
            <text:p>6.0</text:p>
          </table:table-cell>
          <table:table-cell office:value-type="string" calcext:value-type="string">
            <text:p>C10 - Test changes</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14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10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41]; &quot;[A-Z]+&quot;)" office:value-type="string" office:string-value="C" calcext:value-type="string">
            <text:p>C</text:p>
          </table:table-cell>
          <table:table-cell table:style-name="ce4" table:formula="of:=VALUE(ORG.LIBREOFFICE.REGEX([.E141]; &quot;[\d\.]+&quot;))" office:value-type="float" office:value="10" calcext:value-type="float">
            <text:p>10.0</text:p>
          </table:table-cell>
          <table:table-cell table:formula="of:=ORG.LIBREOFFICE.REGEX([.F141]; &quot;[A-Z]+&quot;)" office:value-type="string" office:string-value="F" calcext:value-type="string">
            <text:p>F</text:p>
          </table:table-cell>
          <table:table-cell table:style-name="ce4" table:formula="of:=VALUE(ORG.LIBREOFFICE.REGEX([.F141]; &quot;[\d\.]+&quot;))" office:value-type="float" office:value="4" calcext:value-type="float">
            <text:p>4.0</text:p>
          </table:table-cell>
          <table:table-cell office:value-type="string" calcext:value-type="string">
            <text:p>C10 - Test changes</text:p>
          </table:table-cell>
          <table:table-cell office:value-type="string" calcext:value-type="string">
            <text:p>F4 - # Bug discussants</text:p>
          </table:table-cell>
          <table:table-cell office:value-type="string" calcext:value-type="string">
            <text:p>32</text:p>
          </table:table-cell>
          <table:table-cell table:style-name="ce1" table:formula="of:=ORG.LIBREOFFICE.REGEX([.G141];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10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42]; &quot;[A-Z]+&quot;)" office:value-type="string" office:string-value="C" calcext:value-type="string">
            <text:p>C</text:p>
          </table:table-cell>
          <table:table-cell table:style-name="ce4" table:formula="of:=VALUE(ORG.LIBREOFFICE.REGEX([.E142]; &quot;[\d\.]+&quot;))" office:value-type="float" office:value="10" calcext:value-type="float">
            <text:p>10.0</text:p>
          </table:table-cell>
          <table:table-cell table:formula="of:=ORG.LIBREOFFICE.REGEX([.F142]; &quot;[A-Z]+&quot;)" office:value-type="string" office:string-value="F" calcext:value-type="string">
            <text:p>F</text:p>
          </table:table-cell>
          <table:table-cell table:style-name="ce4" table:formula="of:=VALUE(ORG.LIBREOFFICE.REGEX([.F142]; &quot;[\d\.]+&quot;))" office:value-type="float" office:value="9" calcext:value-type="float">
            <text:p>9.0</text:p>
          </table:table-cell>
          <table:table-cell office:value-type="string" calcext:value-type="string">
            <text:p>C10 - Test changes</text:p>
          </table:table-cell>
          <table:table-cell office:value-type="string" calcext:value-type="string">
            <text:p>F9 - # Bug comments [sum]</text:p>
          </table:table-cell>
          <table:table-cell office:value-type="string" calcext:value-type="string">
            <text:p>32</text:p>
          </table:table-cell>
          <table:table-cell table:style-name="ce1" table:formula="of:=ORG.LIBREOFFICE.REGEX([.G142];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10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table-cell table:formula="of:=ORG.LIBREOFFICE.REGEX([.E143]; &quot;[A-Z]+&quot;)" office:value-type="string" office:string-value="C" calcext:value-type="string">
            <text:p>C</text:p>
          </table:table-cell>
          <table:table-cell table:style-name="ce4" table:formula="of:=VALUE(ORG.LIBREOFFICE.REGEX([.E143]; &quot;[\d\.]+&quot;))" office:value-type="float" office:value="10" calcext:value-type="float">
            <text:p>10.0</text:p>
          </table:table-cell>
          <table:table-cell table:formula="of:=ORG.LIBREOFFICE.REGEX([.F143]; &quot;[A-Z]+&quot;)" office:value-type="string" office:string-value="I" calcext:value-type="string">
            <text:p>I</text:p>
          </table:table-cell>
          <table:table-cell table:style-name="ce4" table:formula="of:=VALUE(ORG.LIBREOFFICE.REGEX([.F143]; &quot;[\d\.]+&quot;))" office:value-type="float" office:value="5" calcext:value-type="float">
            <text:p>5.0</text:p>
          </table:table-cell>
          <table:table-cell office:value-type="string" calcext:value-type="string">
            <text:p>C10 - Test changes</text:p>
          </table:table-cell>
          <table:table-cell office:value-type="string" calcext:value-type="string">
            <text:p>I5 - # Introducing issue discussants [sum]</text:p>
          </table:table-cell>
          <table:table-cell table:style-name="ce20" office:value-type="string" calcext:value-type="string">
            <text:p>31</text:p>
          </table:table-cell>
          <table:table-cell table:style-name="ce1" table:formula="of:=ORG.LIBREOFFICE.REGEX([.G143]; &quot;^(\d+|\w)&quot;)" office:value-type="string" office:string-value="31" calcext:value-type="string">
            <text:p>31</text:p>
          </table:table-cell>
          <table:table-cell office:value-type="string" calcext:value-type="string">
            <text:p>CG: no clear relation (very weak)</text:p>
          </table:table-cell>
          <table:table-cell table:style-name="ce12" office:value-type="string" calcext:value-type="string">
            <text:p>BG and CG: no common fully valid labels</text:p>
            <text:p>BG: no fully valid labels</text:p>
            <text:p>Not enough data for Kruskal-Wallis</text:p>
            <text:p>CG: Kruskal-Wallis - Significant difference False</text:p>
            <text:p>Abs. count: 36 (BG); 17 (CG)</text:p>
          </table:table-cell>
          <table:table-cell table:formula="of:=HYPERLINK(&quot;figures/boxplots/C10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144]; &quot;[A-Z]+&quot;)" office:value-type="string" office:string-value="C" calcext:value-type="string">
            <text:p>C</text:p>
          </table:table-cell>
          <table:table-cell table:style-name="ce4" table:formula="of:=VALUE(ORG.LIBREOFFICE.REGEX([.E144]; &quot;[\d\.]+&quot;))" office:value-type="float" office:value="10" calcext:value-type="float">
            <text:p>10.0</text:p>
          </table:table-cell>
          <table:table-cell table:formula="of:=ORG.LIBREOFFICE.REGEX([.F144]; &quot;[A-Z]+&quot;)" office:value-type="string" office:string-value="I" calcext:value-type="string">
            <text:p>I</text:p>
          </table:table-cell>
          <table:table-cell table:style-name="ce4" table:formula="of:=VALUE(ORG.LIBREOFFICE.REGEX([.F144]; &quot;[\d\.]+&quot;))" office:value-type="float" office:value="7" calcext:value-type="float">
            <text:p>7.0</text:p>
          </table:table-cell>
          <table:table-cell office:value-type="string" calcext:value-type="string">
            <text:p>C10 - Test changes</text:p>
          </table:table-cell>
          <table:table-cell office:value-type="string" calcext:value-type="string">
            <text:p>I7 - # Introducing issue commits [sum]</text:p>
          </table:table-cell>
          <table:table-cell table:style-name="ce20" office:value-type="string" calcext:value-type="string">
            <text:p>31</text:p>
          </table:table-cell>
          <table:table-cell table:style-name="ce1" table:formula="of:=ORG.LIBREOFFICE.REGEX([.G144]; &quot;^(\d+|\w)&quot;)" office:value-type="string" office:string-value="31" calcext:value-type="string">
            <text:p>31</text:p>
          </table:table-cell>
          <table:table-cell office:value-type="string" calcext:value-type="string">
            <text:p>CG: no clear relation (very weak)</text:p>
          </table:table-cell>
          <table:table-cell table:style-name="ce12" office:value-type="string" calcext:value-type="string">
            <text:p>BG and CG: no common fully valid labels</text:p>
            <text:p>BG: no fully valid labels</text:p>
            <text:p>Not enough data for Kruskal-Wallis</text:p>
            <text:p>CG: Kruskal-Wallis - Significant difference False</text:p>
            <text:p>Abs. count: 51 (BG); 28 (CG)</text:p>
          </table:table-cell>
          <table:table-cell table:formula="of:=HYPERLINK(&quot;figures/boxplots/C10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145]; &quot;[A-Z]+&quot;)" office:value-type="string" office:string-value="C" calcext:value-type="string">
            <text:p>C</text:p>
          </table:table-cell>
          <table:table-cell table:style-name="ce4" table:formula="of:=VALUE(ORG.LIBREOFFICE.REGEX([.E145]; &quot;[\d\.]+&quot;))" office:value-type="float" office:value="10" calcext:value-type="float">
            <text:p>10.0</text:p>
          </table:table-cell>
          <table:table-cell table:formula="of:=ORG.LIBREOFFICE.REGEX([.F145]; &quot;[A-Z]+&quot;)" office:value-type="string" office:string-value="I" calcext:value-type="string">
            <text:p>I</text:p>
          </table:table-cell>
          <table:table-cell table:style-name="ce4" table:formula="of:=VALUE(ORG.LIBREOFFICE.REGEX([.F145]; &quot;[\d\.]+&quot;))" office:value-type="float" office:value="10" calcext:value-type="float">
            <text:p>10.0</text:p>
          </table:table-cell>
          <table:table-cell office:value-type="string" calcext:value-type="string">
            <text:p>C10 - Test changes</text:p>
          </table:table-cell>
          <table:table-cell office:value-type="string" calcext:value-type="string">
            <text:p>I10 - # Introducing issue comments [sum]</text:p>
          </table:table-cell>
          <table:table-cell table:style-name="ce20" office:value-type="string" calcext:value-type="string">
            <text:p>32</text:p>
          </table:table-cell>
          <table:table-cell table:style-name="ce1" table:formula="of:=ORG.LIBREOFFICE.REGEX([.G145]; &quot;^(\d+|\w)&quot;)" office:value-type="string" office:string-value="32" calcext:value-type="string">
            <text:p>32</text:p>
          </table:table-cell>
          <table:table-cell office:value-type="string" calcext:value-type="string">
            <text:p>CG: true relates to more comments (weak)</text:p>
          </table:table-cell>
          <table:table-cell table:style-name="ce12" office:value-type="string" calcext:value-type="string">
            <text:p>BG and CG: no common fully valid labels</text:p>
            <text:p>BG: no fully valid labels</text:p>
            <text:p>Not enough data for Kruskal-Wallis</text:p>
            <text:p>CG: Kruskal-Wallis - Significant difference False</text:p>
            <text:p>Abs. count: 36 (BG); 17 (CG)</text:p>
          </table:table-cell>
          <table:table-cell table:formula="of:=HYPERLINK(&quot;figures/boxplots/C10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146]; &quot;[A-Z]+&quot;)" office:value-type="string" office:string-value="C" calcext:value-type="string">
            <text:p>C</text:p>
          </table:table-cell>
          <table:table-cell table:style-name="ce4" table:formula="of:=VALUE(ORG.LIBREOFFICE.REGEX([.E146]; &quot;[\d\.]+&quot;))" office:value-type="float" office:value="10" calcext:value-type="float">
            <text:p>10.0</text:p>
          </table:table-cell>
          <table:table-cell table:formula="of:=ORG.LIBREOFFICE.REGEX([.F146]; &quot;[A-Z]+&quot;)" office:value-type="string" office:string-value="ML" calcext:value-type="string">
            <text:p>ML</text:p>
          </table:table-cell>
          <table:table-cell table:style-name="ce4" table:formula="of:=VALUE(ORG.LIBREOFFICE.REGEX([.F146]; &quot;[\d\.]+&quot;))" office:value-type="float" office:value="2" calcext:value-type="float">
            <text:p>2.0</text:p>
          </table:table-cell>
          <table:table-cell office:value-type="string" calcext:value-type="string">
            <text:p>C10 - Test change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14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147]; &quot;[A-Z]+&quot;)" office:value-type="string" office:string-value="C" calcext:value-type="string">
            <text:p>C</text:p>
          </table:table-cell>
          <table:table-cell table:style-name="ce4" table:formula="of:=VALUE(ORG.LIBREOFFICE.REGEX([.E147]; &quot;[\d\.]+&quot;))" office:value-type="float" office:value="10" calcext:value-type="float">
            <text:p>10.0</text:p>
          </table:table-cell>
          <table:table-cell table:formula="of:=ORG.LIBREOFFICE.REGEX([.F147]; &quot;[A-Z]+&quot;)" office:value-type="string" office:string-value="ML" calcext:value-type="string">
            <text:p>ML</text:p>
          </table:table-cell>
          <table:table-cell table:style-name="ce4" table:formula="of:=VALUE(ORG.LIBREOFFICE.REGEX([.F147]; &quot;[\d\.]+&quot;))" office:value-type="float" office:value="5" calcext:value-type="float">
            <text:p>5.0</text:p>
          </table:table-cell>
          <table:table-cell office:value-type="string" calcext:value-type="string">
            <text:p>C10 - Test change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14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48]; &quot;[A-Z]+&quot;)" office:value-type="string" office:string-value="C" calcext:value-type="string">
            <text:p>C</text:p>
          </table:table-cell>
          <table:table-cell table:style-name="ce4" table:formula="of:=VALUE(ORG.LIBREOFFICE.REGEX([.E148]; &quot;[\d\.]+&quot;))" office:value-type="float" office:value="10" calcext:value-type="float">
            <text:p>10.0</text:p>
          </table:table-cell>
          <table:table-cell table:formula="of:=ORG.LIBREOFFICE.REGEX([.F148]; &quot;[A-Z]+&quot;)" office:value-type="string" office:string-value="O" calcext:value-type="string">
            <text:p>O</text:p>
          </table:table-cell>
          <table:table-cell table:style-name="ce4" table:formula="of:=VALUE(ORG.LIBREOFFICE.REGEX([.F148]; &quot;[\d\.]+&quot;))" office:value-type="float" office:value="3" calcext:value-type="float">
            <text:p>3.0</text:p>
          </table:table-cell>
          <table:table-cell office:value-type="string" calcext:value-type="string">
            <text:p>C10 - Test change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14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4" table:visibility="filter">
          <table:table-cell table:formula="of:=ORG.LIBREOFFICE.REGEX([.E149]; &quot;[A-Z]+&quot;)" office:value-type="string" office:string-value="C" calcext:value-type="string">
            <text:p>C</text:p>
          </table:table-cell>
          <table:table-cell table:style-name="ce4" table:formula="of:=VALUE(ORG.LIBREOFFICE.REGEX([.E149]; &quot;[\d\.]+&quot;))" office:value-type="float" office:value="10" calcext:value-type="float">
            <text:p>10.0</text:p>
          </table:table-cell>
          <table:table-cell table:formula="of:=ORG.LIBREOFFICE.REGEX([.F149]; &quot;[A-Z]+&quot;)" office:value-type="string" office:string-value="R" calcext:value-type="string">
            <text:p>R</text:p>
          </table:table-cell>
          <table:table-cell table:style-name="ce4" table:formula="of:=VALUE(ORG.LIBREOFFICE.REGEX([.F149]; &quot;[\d\.]+&quot;))" office:value-type="float" office:value="3" calcext:value-type="float">
            <text:p>3.0</text:p>
          </table:table-cell>
          <table:table-cell office:value-type="string" calcext:value-type="string">
            <text:p>C10 - Test changes</text:p>
          </table:table-cell>
          <table:table-cell office:value-type="string" calcext:value-type="string">
            <text:p>R3 - # Reviewers [sum]</text:p>
          </table:table-cell>
          <table:table-cell table:style-name="ce20" office:value-type="string" calcext:value-type="string">
            <text:p>32</text:p>
          </table:table-cell>
          <table:table-cell table:style-name="ce1" table:formula="of:=ORG.LIBREOFFICE.REGEX([.G149]; &quot;^(\d+|\w)&quot;)" office:value-type="string" office:string-value="32" calcext:value-type="string">
            <text:p>32</text:p>
          </table:table-cell>
          <table:table-cell/>
          <table:table-cell table:style-name="ce12" office:value-type="string" calcext:value-type="string">
            <text:p>BG and CG: no common fully valid labels</text:p>
            <text:p>BG: no fully valid labels</text:p>
            <text:p>Not enough data for Kruskal-Wallis</text:p>
            <text:p>CG: Kruskal-Wallis - Significant difference False</text:p>
            <text:p>Abs. count: 38 (BG); 39 (CG)</text:p>
          </table:table-cell>
          <table:table-cell table:formula="of:=HYPERLINK(&quot;figures/boxplots/C10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150]; &quot;[A-Z]+&quot;)" office:value-type="string" office:string-value="C" calcext:value-type="string">
            <text:p>C</text:p>
          </table:table-cell>
          <table:table-cell table:style-name="ce4" table:formula="of:=VALUE(ORG.LIBREOFFICE.REGEX([.E150]; &quot;[\d\.]+&quot;))" office:value-type="float" office:value="10" calcext:value-type="float">
            <text:p>10.0</text:p>
          </table:table-cell>
          <table:table-cell table:formula="of:=ORG.LIBREOFFICE.REGEX([.F150]; &quot;[A-Z]+&quot;)" office:value-type="string" office:string-value="R" calcext:value-type="string">
            <text:p>R</text:p>
          </table:table-cell>
          <table:table-cell table:style-name="ce4" table:formula="of:=VALUE(ORG.LIBREOFFICE.REGEX([.F150]; &quot;[\d\.]+&quot;))" office:value-type="float" office:value="5" calcext:value-type="float">
            <text:p>5.0</text:p>
          </table:table-cell>
          <table:table-cell office:value-type="string" calcext:value-type="string">
            <text:p>C10 - Test changes</text:p>
          </table:table-cell>
          <table:table-cell office:value-type="string" calcext:value-type="string">
            <text:p>R5 - # Review comments [sum]</text:p>
          </table:table-cell>
          <table:table-cell table:style-name="ce20" office:value-type="string" calcext:value-type="string">
            <text:p>32</text:p>
          </table:table-cell>
          <table:table-cell table:style-name="ce1" table:formula="of:=ORG.LIBREOFFICE.REGEX([.G150]; &quot;^(\d+|\w)&quot;)" office:value-type="string" office:string-value="32" calcext:value-type="string">
            <text:p>32</text:p>
          </table:table-cell>
          <table:table-cell/>
          <table:table-cell table:style-name="ce12" office:value-type="string" calcext:value-type="string">
            <text:p>BG and CG: no common fully valid labels</text:p>
            <text:p>BG: no fully valid labels</text:p>
            <text:p>Not enough data for Kruskal-Wallis</text:p>
            <text:p>CG: Kruskal-Wallis - Significant difference True</text:p>
            <text:p>Abs. count: 38 (BG); 39 (CG)</text:p>
          </table:table-cell>
          <table:table-cell table:formula="of:=HYPERLINK(&quot;figures/boxplots/C10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151]; &quot;[A-Z]+&quot;)" office:value-type="string" office:string-value="C" calcext:value-type="string">
            <text:p>C</text:p>
          </table:table-cell>
          <table:table-cell table:style-name="ce4" table:formula="of:=VALUE(ORG.LIBREOFFICE.REGEX([.E151]; &quot;[\d\.]+&quot;))" office:value-type="float" office:value="10" calcext:value-type="float">
            <text:p>10.0</text:p>
          </table:table-cell>
          <table:table-cell table:formula="of:=ORG.LIBREOFFICE.REGEX([.F151]; &quot;[A-Z]+&quot;)" office:value-type="string" office:string-value="R" calcext:value-type="string">
            <text:p>R</text:p>
          </table:table-cell>
          <table:table-cell table:style-name="ce4" table:formula="of:=VALUE(ORG.LIBREOFFICE.REGEX([.F151]; &quot;[\d\.]+&quot;))" office:value-type="float" office:value="6" calcext:value-type="float">
            <text:p>6.0</text:p>
          </table:table-cell>
          <table:table-cell office:value-type="string" calcext:value-type="string">
            <text:p>C10 - Test changes</text:p>
          </table:table-cell>
          <table:table-cell office:value-type="string" calcext:value-type="string">
            <text:p>R6 - # Rounds of code review [sum]</text:p>
          </table:table-cell>
          <table:table-cell table:style-name="ce20" office:value-type="string" calcext:value-type="string">
            <text:p>32</text:p>
          </table:table-cell>
          <table:table-cell table:style-name="ce1" table:formula="of:=ORG.LIBREOFFICE.REGEX([.G151]; &quot;^(\d+|\w)&quot;)" office:value-type="string" office:string-value="32" calcext:value-type="string">
            <text:p>32</text:p>
          </table:table-cell>
          <table:table-cell/>
          <table:table-cell table:style-name="ce12" office:value-type="string" calcext:value-type="string">
            <text:p>BG and CG: no common fully valid labels</text:p>
            <text:p>BG: no fully valid labels</text:p>
            <text:p>Not enough data for Kruskal-Wallis</text:p>
            <text:p>CG: Kruskal-Wallis - Significant difference True</text:p>
            <text:p>Abs. count: 38 (BG); 39 (CG)</text:p>
          </table:table-cell>
          <table:table-cell table:formula="of:=HYPERLINK(&quot;figures/boxplots/C10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52]; &quot;[A-Z]+&quot;)" office:value-type="string" office:string-value="C" calcext:value-type="string">
            <text:p>C</text:p>
          </table:table-cell>
          <table:table-cell table:style-name="ce4" table:formula="of:=VALUE(ORG.LIBREOFFICE.REGEX([.E152]; &quot;[\d\.]+&quot;))" office:value-type="float" office:value="11" calcext:value-type="float">
            <text:p>11.0</text:p>
          </table:table-cell>
          <table:table-cell table:formula="of:=ORG.LIBREOFFICE.REGEX([.F152]; &quot;[A-Z]+&quot;)" office:value-type="string" office:string-value="C" calcext:value-type="string">
            <text:p>C</text:p>
          </table:table-cell>
          <table:table-cell table:style-name="ce4" table:formula="of:=VALUE(ORG.LIBREOFFICE.REGEX([.F152]; &quot;[\d\.]+&quot;))" office:value-type="float" office:value="3" calcext:value-type="float">
            <text:p>3.0</text:p>
          </table:table-cell>
          <table:table-cell office:value-type="string" calcext:value-type="string">
            <text:p>C11 - Bug-covering test changes</text:p>
          </table:table-cell>
          <table:table-cell office:value-type="string" calcext:value-type="string">
            <text:p>C3 - # Files changed</text:p>
          </table:table-cell>
          <table:table-cell office:value-type="string" calcext:value-type="string">
            <text:p>31</text:p>
          </table:table-cell>
          <table:table-cell table:style-name="ce1" table:formula="of:=ORG.LIBREOFFICE.REGEX([.G152];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11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53]; &quot;[A-Z]+&quot;)" office:value-type="string" office:string-value="C" calcext:value-type="string">
            <text:p>C</text:p>
          </table:table-cell>
          <table:table-cell table:style-name="ce4" table:formula="of:=VALUE(ORG.LIBREOFFICE.REGEX([.E153]; &quot;[\d\.]+&quot;))" office:value-type="float" office:value="11" calcext:value-type="float">
            <text:p>11.0</text:p>
          </table:table-cell>
          <table:table-cell table:formula="of:=ORG.LIBREOFFICE.REGEX([.F153]; &quot;[A-Z]+&quot;)" office:value-type="string" office:string-value="C" calcext:value-type="string">
            <text:p>C</text:p>
          </table:table-cell>
          <table:table-cell table:style-name="ce4" table:formula="of:=VALUE(ORG.LIBREOFFICE.REGEX([.F153]; &quot;[\d\.]+&quot;))" office:value-type="float" office:value="4" calcext:value-type="float">
            <text:p>4.0</text:p>
          </table:table-cell>
          <table:table-cell office:value-type="string" calcext:value-type="string">
            <text:p>C11 - Bug-covering test changes</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153];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11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54]; &quot;[A-Z]+&quot;)" office:value-type="string" office:string-value="C" calcext:value-type="string">
            <text:p>C</text:p>
          </table:table-cell>
          <table:table-cell table:style-name="ce4" table:formula="of:=VALUE(ORG.LIBREOFFICE.REGEX([.E154]; &quot;[\d\.]+&quot;))" office:value-type="float" office:value="11" calcext:value-type="float">
            <text:p>11.0</text:p>
          </table:table-cell>
          <table:table-cell table:formula="of:=ORG.LIBREOFFICE.REGEX([.F154]; &quot;[A-Z]+&quot;)" office:value-type="string" office:string-value="C" calcext:value-type="string">
            <text:p>C</text:p>
          </table:table-cell>
          <table:table-cell table:style-name="ce4" table:formula="of:=VALUE(ORG.LIBREOFFICE.REGEX([.F154]; &quot;[\d\.]+&quot;))" office:value-type="float" office:value="5" calcext:value-type="float">
            <text:p>5.0</text:p>
          </table:table-cell>
          <table:table-cell office:value-type="string" calcext:value-type="string">
            <text:p>C11 - Bug-covering test changes</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154];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11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55]; &quot;[A-Z]+&quot;)" office:value-type="string" office:string-value="C" calcext:value-type="string">
            <text:p>C</text:p>
          </table:table-cell>
          <table:table-cell table:style-name="ce4" table:formula="of:=VALUE(ORG.LIBREOFFICE.REGEX([.E155]; &quot;[\d\.]+&quot;))" office:value-type="float" office:value="11" calcext:value-type="float">
            <text:p>11.0</text:p>
          </table:table-cell>
          <table:table-cell table:formula="of:=ORG.LIBREOFFICE.REGEX([.F155]; &quot;[A-Z]+&quot;)" office:value-type="string" office:string-value="C" calcext:value-type="string">
            <text:p>C</text:p>
          </table:table-cell>
          <table:table-cell table:style-name="ce4" table:formula="of:=VALUE(ORG.LIBREOFFICE.REGEX([.F155]; &quot;[\d\.]+&quot;))" office:value-type="float" office:value="6" calcext:value-type="float">
            <text:p>6.0</text:p>
          </table:table-cell>
          <table:table-cell office:value-type="string" calcext:value-type="string">
            <text:p>C11 - Bug-covering test changes</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155];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11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56]; &quot;[A-Z]+&quot;)" office:value-type="string" office:string-value="C" calcext:value-type="string">
            <text:p>C</text:p>
          </table:table-cell>
          <table:table-cell table:style-name="ce4" table:formula="of:=VALUE(ORG.LIBREOFFICE.REGEX([.E156]; &quot;[\d\.]+&quot;))" office:value-type="float" office:value="11" calcext:value-type="float">
            <text:p>11.0</text:p>
          </table:table-cell>
          <table:table-cell table:formula="of:=ORG.LIBREOFFICE.REGEX([.F156]; &quot;[A-Z]+&quot;)" office:value-type="string" office:string-value="F" calcext:value-type="string">
            <text:p>F</text:p>
          </table:table-cell>
          <table:table-cell table:style-name="ce4" table:formula="of:=VALUE(ORG.LIBREOFFICE.REGEX([.F156]; &quot;[\d\.]+&quot;))" office:value-type="float" office:value="4" calcext:value-type="float">
            <text:p>4.0</text:p>
          </table:table-cell>
          <table:table-cell office:value-type="string" calcext:value-type="string">
            <text:p>C11 - Bug-covering test changes</text:p>
          </table:table-cell>
          <table:table-cell office:value-type="string" calcext:value-type="string">
            <text:p>F4 - # Bug discussants</text:p>
          </table:table-cell>
          <table:table-cell office:value-type="string" calcext:value-type="string">
            <text:p>32</text:p>
          </table:table-cell>
          <table:table-cell table:style-name="ce1" table:formula="of:=ORG.LIBREOFFICE.REGEX([.G156];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11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57]; &quot;[A-Z]+&quot;)" office:value-type="string" office:string-value="C" calcext:value-type="string">
            <text:p>C</text:p>
          </table:table-cell>
          <table:table-cell table:style-name="ce4" table:formula="of:=VALUE(ORG.LIBREOFFICE.REGEX([.E157]; &quot;[\d\.]+&quot;))" office:value-type="float" office:value="11" calcext:value-type="float">
            <text:p>11.0</text:p>
          </table:table-cell>
          <table:table-cell table:formula="of:=ORG.LIBREOFFICE.REGEX([.F157]; &quot;[A-Z]+&quot;)" office:value-type="string" office:string-value="F" calcext:value-type="string">
            <text:p>F</text:p>
          </table:table-cell>
          <table:table-cell table:style-name="ce4" table:formula="of:=VALUE(ORG.LIBREOFFICE.REGEX([.F157]; &quot;[\d\.]+&quot;))" office:value-type="float" office:value="9" calcext:value-type="float">
            <text:p>9.0</text:p>
          </table:table-cell>
          <table:table-cell office:value-type="string" calcext:value-type="string">
            <text:p>C11 - Bug-covering test changes</text:p>
          </table:table-cell>
          <table:table-cell office:value-type="string" calcext:value-type="string">
            <text:p>F9 - # Bug comments [sum]</text:p>
          </table:table-cell>
          <table:table-cell office:value-type="string" calcext:value-type="string">
            <text:p>32</text:p>
          </table:table-cell>
          <table:table-cell table:style-name="ce1" table:formula="of:=ORG.LIBREOFFICE.REGEX([.G157];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11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table-cell table:formula="of:=ORG.LIBREOFFICE.REGEX([.E158]; &quot;[A-Z]+&quot;)" office:value-type="string" office:string-value="C" calcext:value-type="string">
            <text:p>C</text:p>
          </table:table-cell>
          <table:table-cell table:style-name="ce4" table:formula="of:=VALUE(ORG.LIBREOFFICE.REGEX([.E158]; &quot;[\d\.]+&quot;))" office:value-type="float" office:value="11" calcext:value-type="float">
            <text:p>11.0</text:p>
          </table:table-cell>
          <table:table-cell table:formula="of:=ORG.LIBREOFFICE.REGEX([.F158]; &quot;[A-Z]+&quot;)" office:value-type="string" office:string-value="I" calcext:value-type="string">
            <text:p>I</text:p>
          </table:table-cell>
          <table:table-cell table:style-name="ce4" table:formula="of:=VALUE(ORG.LIBREOFFICE.REGEX([.F158]; &quot;[\d\.]+&quot;))" office:value-type="float" office:value="5" calcext:value-type="float">
            <text:p>5.0</text:p>
          </table:table-cell>
          <table:table-cell office:value-type="string" calcext:value-type="string">
            <text:p>C11 - Bug-covering test changes</text:p>
          </table:table-cell>
          <table:table-cell office:value-type="string" calcext:value-type="string">
            <text:p>I5 - # Introducing issue discussants [sum]</text:p>
          </table:table-cell>
          <table:table-cell office:value-type="string" calcext:value-type="string">
            <text:p>31</text:p>
          </table:table-cell>
          <table:table-cell table:style-name="ce1" table:formula="of:=ORG.LIBREOFFICE.REGEX([.G15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C11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59]; &quot;[A-Z]+&quot;)" office:value-type="string" office:string-value="C" calcext:value-type="string">
            <text:p>C</text:p>
          </table:table-cell>
          <table:table-cell table:style-name="ce4" table:formula="of:=VALUE(ORG.LIBREOFFICE.REGEX([.E159]; &quot;[\d\.]+&quot;))" office:value-type="float" office:value="11" calcext:value-type="float">
            <text:p>11.0</text:p>
          </table:table-cell>
          <table:table-cell table:formula="of:=ORG.LIBREOFFICE.REGEX([.F159]; &quot;[A-Z]+&quot;)" office:value-type="string" office:string-value="I" calcext:value-type="string">
            <text:p>I</text:p>
          </table:table-cell>
          <table:table-cell table:style-name="ce4" table:formula="of:=VALUE(ORG.LIBREOFFICE.REGEX([.F159]; &quot;[\d\.]+&quot;))" office:value-type="float" office:value="7" calcext:value-type="float">
            <text:p>7.0</text:p>
          </table:table-cell>
          <table:table-cell office:value-type="string" calcext:value-type="string">
            <text:p>C11 - Bug-covering test changes</text:p>
          </table:table-cell>
          <table:table-cell office:value-type="string" calcext:value-type="string">
            <text:p>I7 - # Introducing issue commits [sum]</text:p>
          </table:table-cell>
          <table:table-cell office:value-type="string" calcext:value-type="string">
            <text:p>31</text:p>
          </table:table-cell>
          <table:table-cell table:style-name="ce1" table:formula="of:=ORG.LIBREOFFICE.REGEX([.G15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C11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60]; &quot;[A-Z]+&quot;)" office:value-type="string" office:string-value="C" calcext:value-type="string">
            <text:p>C</text:p>
          </table:table-cell>
          <table:table-cell table:style-name="ce4" table:formula="of:=VALUE(ORG.LIBREOFFICE.REGEX([.E160]; &quot;[\d\.]+&quot;))" office:value-type="float" office:value="11" calcext:value-type="float">
            <text:p>11.0</text:p>
          </table:table-cell>
          <table:table-cell table:formula="of:=ORG.LIBREOFFICE.REGEX([.F160]; &quot;[A-Z]+&quot;)" office:value-type="string" office:string-value="I" calcext:value-type="string">
            <text:p>I</text:p>
          </table:table-cell>
          <table:table-cell table:style-name="ce4" table:formula="of:=VALUE(ORG.LIBREOFFICE.REGEX([.F160]; &quot;[\d\.]+&quot;))" office:value-type="float" office:value="10" calcext:value-type="float">
            <text:p>10.0</text:p>
          </table:table-cell>
          <table:table-cell office:value-type="string" calcext:value-type="string">
            <text:p>C11 - Bug-covering test changes</text:p>
          </table:table-cell>
          <table:table-cell office:value-type="string" calcext:value-type="string">
            <text:p>I10 - # Introducing issue comments [sum]</text:p>
          </table:table-cell>
          <table:table-cell office:value-type="string" calcext:value-type="string">
            <text:p>31</text:p>
          </table:table-cell>
          <table:table-cell table:style-name="ce1" table:formula="of:=ORG.LIBREOFFICE.REGEX([.G16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C11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161]; &quot;[A-Z]+&quot;)" office:value-type="string" office:string-value="C" calcext:value-type="string">
            <text:p>C</text:p>
          </table:table-cell>
          <table:table-cell table:style-name="ce4" table:formula="of:=VALUE(ORG.LIBREOFFICE.REGEX([.E161]; &quot;[\d\.]+&quot;))" office:value-type="float" office:value="11" calcext:value-type="float">
            <text:p>11.0</text:p>
          </table:table-cell>
          <table:table-cell table:formula="of:=ORG.LIBREOFFICE.REGEX([.F161]; &quot;[A-Z]+&quot;)" office:value-type="string" office:string-value="ML" calcext:value-type="string">
            <text:p>ML</text:p>
          </table:table-cell>
          <table:table-cell table:style-name="ce4" table:formula="of:=VALUE(ORG.LIBREOFFICE.REGEX([.F161]; &quot;[\d\.]+&quot;))" office:value-type="float" office:value="2" calcext:value-type="float">
            <text:p>2.0</text:p>
          </table:table-cell>
          <table:table-cell office:value-type="string" calcext:value-type="string">
            <text:p>C11 - Bug-covering test change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16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162]; &quot;[A-Z]+&quot;)" office:value-type="string" office:string-value="C" calcext:value-type="string">
            <text:p>C</text:p>
          </table:table-cell>
          <table:table-cell table:style-name="ce4" table:formula="of:=VALUE(ORG.LIBREOFFICE.REGEX([.E162]; &quot;[\d\.]+&quot;))" office:value-type="float" office:value="11" calcext:value-type="float">
            <text:p>11.0</text:p>
          </table:table-cell>
          <table:table-cell table:formula="of:=ORG.LIBREOFFICE.REGEX([.F162]; &quot;[A-Z]+&quot;)" office:value-type="string" office:string-value="ML" calcext:value-type="string">
            <text:p>ML</text:p>
          </table:table-cell>
          <table:table-cell table:style-name="ce4" table:formula="of:=VALUE(ORG.LIBREOFFICE.REGEX([.F162]; &quot;[\d\.]+&quot;))" office:value-type="float" office:value="5" calcext:value-type="float">
            <text:p>5.0</text:p>
          </table:table-cell>
          <table:table-cell office:value-type="string" calcext:value-type="string">
            <text:p>C11 - Bug-covering test change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162];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163]; &quot;[A-Z]+&quot;)" office:value-type="string" office:string-value="C" calcext:value-type="string">
            <text:p>C</text:p>
          </table:table-cell>
          <table:table-cell table:style-name="ce4" table:formula="of:=VALUE(ORG.LIBREOFFICE.REGEX([.E163]; &quot;[\d\.]+&quot;))" office:value-type="float" office:value="11" calcext:value-type="float">
            <text:p>11.0</text:p>
          </table:table-cell>
          <table:table-cell table:formula="of:=ORG.LIBREOFFICE.REGEX([.F163]; &quot;[A-Z]+&quot;)" office:value-type="string" office:string-value="O" calcext:value-type="string">
            <text:p>O</text:p>
          </table:table-cell>
          <table:table-cell table:style-name="ce4" table:formula="of:=VALUE(ORG.LIBREOFFICE.REGEX([.F163]; &quot;[\d\.]+&quot;))" office:value-type="float" office:value="3" calcext:value-type="float">
            <text:p>3.0</text:p>
          </table:table-cell>
          <table:table-cell office:value-type="string" calcext:value-type="string">
            <text:p>C11 - Bug-covering test change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16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3" table:visibility="filter">
          <table:table-cell table:formula="of:=ORG.LIBREOFFICE.REGEX([.E164]; &quot;[A-Z]+&quot;)" office:value-type="string" office:string-value="C" calcext:value-type="string">
            <text:p>C</text:p>
          </table:table-cell>
          <table:table-cell table:style-name="ce4" table:formula="of:=VALUE(ORG.LIBREOFFICE.REGEX([.E164]; &quot;[\d\.]+&quot;))" office:value-type="float" office:value="11" calcext:value-type="float">
            <text:p>11.0</text:p>
          </table:table-cell>
          <table:table-cell table:formula="of:=ORG.LIBREOFFICE.REGEX([.F164]; &quot;[A-Z]+&quot;)" office:value-type="string" office:string-value="R" calcext:value-type="string">
            <text:p>R</text:p>
          </table:table-cell>
          <table:table-cell table:style-name="ce4" table:formula="of:=VALUE(ORG.LIBREOFFICE.REGEX([.F164]; &quot;[\d\.]+&quot;))" office:value-type="float" office:value="3" calcext:value-type="float">
            <text:p>3.0</text:p>
          </table:table-cell>
          <table:table-cell office:value-type="string" calcext:value-type="string">
            <text:p>C11 - Bug-covering test changes</text:p>
          </table:table-cell>
          <table:table-cell office:value-type="string" calcext:value-type="string">
            <text:p>R3 - # Reviewers [sum]</text:p>
          </table:table-cell>
          <table:table-cell office:value-type="string" calcext:value-type="string">
            <text:p>32</text:p>
          </table:table-cell>
          <table:table-cell table:style-name="ce1" table:formula="of:=ORG.LIBREOFFICE.REGEX([.G164];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C11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65]; &quot;[A-Z]+&quot;)" office:value-type="string" office:string-value="C" calcext:value-type="string">
            <text:p>C</text:p>
          </table:table-cell>
          <table:table-cell table:style-name="ce4" table:formula="of:=VALUE(ORG.LIBREOFFICE.REGEX([.E165]; &quot;[\d\.]+&quot;))" office:value-type="float" office:value="11" calcext:value-type="float">
            <text:p>11.0</text:p>
          </table:table-cell>
          <table:table-cell table:formula="of:=ORG.LIBREOFFICE.REGEX([.F165]; &quot;[A-Z]+&quot;)" office:value-type="string" office:string-value="R" calcext:value-type="string">
            <text:p>R</text:p>
          </table:table-cell>
          <table:table-cell table:style-name="ce4" table:formula="of:=VALUE(ORG.LIBREOFFICE.REGEX([.F165]; &quot;[\d\.]+&quot;))" office:value-type="float" office:value="5" calcext:value-type="float">
            <text:p>5.0</text:p>
          </table:table-cell>
          <table:table-cell office:value-type="string" calcext:value-type="string">
            <text:p>C11 - Bug-covering test changes</text:p>
          </table:table-cell>
          <table:table-cell office:value-type="string" calcext:value-type="string">
            <text:p>R5 - # Review comments [sum]</text:p>
          </table:table-cell>
          <table:table-cell office:value-type="string" calcext:value-type="string">
            <text:p>32</text:p>
          </table:table-cell>
          <table:table-cell table:style-name="ce1" table:formula="of:=ORG.LIBREOFFICE.REGEX([.G165];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C11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66]; &quot;[A-Z]+&quot;)" office:value-type="string" office:string-value="C" calcext:value-type="string">
            <text:p>C</text:p>
          </table:table-cell>
          <table:table-cell table:style-name="ce4" table:formula="of:=VALUE(ORG.LIBREOFFICE.REGEX([.E166]; &quot;[\d\.]+&quot;))" office:value-type="float" office:value="11" calcext:value-type="float">
            <text:p>11.0</text:p>
          </table:table-cell>
          <table:table-cell table:formula="of:=ORG.LIBREOFFICE.REGEX([.F166]; &quot;[A-Z]+&quot;)" office:value-type="string" office:string-value="R" calcext:value-type="string">
            <text:p>R</text:p>
          </table:table-cell>
          <table:table-cell table:style-name="ce4" table:formula="of:=VALUE(ORG.LIBREOFFICE.REGEX([.F166]; &quot;[\d\.]+&quot;))" office:value-type="float" office:value="6" calcext:value-type="float">
            <text:p>6.0</text:p>
          </table:table-cell>
          <table:table-cell office:value-type="string" calcext:value-type="string">
            <text:p>C11 - Bug-covering test changes</text:p>
          </table:table-cell>
          <table:table-cell office:value-type="string" calcext:value-type="string">
            <text:p>R6 - # Rounds of code review [sum]</text:p>
          </table:table-cell>
          <table:table-cell office:value-type="string" calcext:value-type="string">
            <text:p>31</text:p>
          </table:table-cell>
          <table:table-cell table:style-name="ce1" table:formula="of:=ORG.LIBREOFFICE.REGEX([.G16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C11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67]; &quot;[A-Z]+&quot;)" office:value-type="string" office:string-value="C" calcext:value-type="string">
            <text:p>C</text:p>
          </table:table-cell>
          <table:table-cell table:style-name="ce4" table:formula="of:=VALUE(ORG.LIBREOFFICE.REGEX([.E167]; &quot;[\d\.]+&quot;))" office:value-type="float" office:value="12" calcext:value-type="float">
            <text:p>12.0</text:p>
          </table:table-cell>
          <table:table-cell table:formula="of:=ORG.LIBREOFFICE.REGEX([.F167]; &quot;[A-Z]+&quot;)" office:value-type="string" office:string-value="C" calcext:value-type="string">
            <text:p>C</text:p>
          </table:table-cell>
          <table:table-cell table:style-name="ce4" table:formula="of:=VALUE(ORG.LIBREOFFICE.REGEX([.F167]; &quot;[\d\.]+&quot;))" office:value-type="float" office:value="3" calcext:value-type="float">
            <text:p>3.0</text:p>
          </table:table-cell>
          <table:table-cell office:value-type="string" calcext:value-type="string">
            <text:p>C12 - Bug-covering changes prior or subsequent commit</text:p>
          </table:table-cell>
          <table:table-cell office:value-type="string" calcext:value-type="string">
            <text:p>C3 - # Files changed</text:p>
          </table:table-cell>
          <table:table-cell table:style-name="ce24" office:value-type="float" office:value="32" calcext:value-type="float">
            <text:p>32</text:p>
          </table:table-cell>
          <table:table-cell table:style-name="ce1" table:formula="of:=ORG.LIBREOFFICE.REGEX([.G167]; &quot;^(\d+|\w)&quot;)" office:value-type="string" office:string-value="32" calcext:value-type="string">
            <text:p>32</text:p>
          </table:table-cell>
          <table:table-cell table:style-name="Default" office:value-type="string" calcext:value-type="string">
            <text:p>BG: no, covered relates to less than rest</text:p>
          </table:table-cell>
          <table:table-cell table:style-name="Default"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12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68]; &quot;[A-Z]+&quot;)" office:value-type="string" office:string-value="C" calcext:value-type="string">
            <text:p>C</text:p>
          </table:table-cell>
          <table:table-cell table:style-name="ce4" table:formula="of:=VALUE(ORG.LIBREOFFICE.REGEX([.E168]; &quot;[\d\.]+&quot;))" office:value-type="float" office:value="12" calcext:value-type="float">
            <text:p>12.0</text:p>
          </table:table-cell>
          <table:table-cell table:formula="of:=ORG.LIBREOFFICE.REGEX([.F168]; &quot;[A-Z]+&quot;)" office:value-type="string" office:string-value="C" calcext:value-type="string">
            <text:p>C</text:p>
          </table:table-cell>
          <table:table-cell table:style-name="ce4" table:formula="of:=VALUE(ORG.LIBREOFFICE.REGEX([.F168]; &quot;[\d\.]+&quot;))" office:value-type="float" office:value="4" calcext:value-type="float">
            <text:p>4.0</text:p>
          </table:table-cell>
          <table:table-cell office:value-type="string" calcext:value-type="string">
            <text:p>C12 - Bug-covering changes prior or subsequent commit</text:p>
          </table:table-cell>
          <table:table-cell office:value-type="string" calcext:value-type="string">
            <text:p>C4 - Commit file bugginess</text:p>
          </table:table-cell>
          <table:table-cell table:style-name="ce24" office:value-type="float" office:value="32" calcext:value-type="float">
            <text:p>32</text:p>
          </table:table-cell>
          <table:table-cell table:style-name="ce1" table:formula="of:=ORG.LIBREOFFICE.REGEX([.G168]; &quot;^(\d+|\w)&quot;)" office:value-type="string" office:string-value="32" calcext:value-type="string">
            <text:p>32</text:p>
          </table:table-cell>
          <table:table-cell table:style-name="Default" office:value-type="string" calcext:value-type="string">
            <text:p>BG: no, covered relates to more; no, no to less</text:p>
          </table:table-cell>
          <table:table-cell table:style-name="Default"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12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69]; &quot;[A-Z]+&quot;)" office:value-type="string" office:string-value="C" calcext:value-type="string">
            <text:p>C</text:p>
          </table:table-cell>
          <table:table-cell table:style-name="ce4" table:formula="of:=VALUE(ORG.LIBREOFFICE.REGEX([.E169]; &quot;[\d\.]+&quot;))" office:value-type="float" office:value="12" calcext:value-type="float">
            <text:p>12.0</text:p>
          </table:table-cell>
          <table:table-cell table:formula="of:=ORG.LIBREOFFICE.REGEX([.F169]; &quot;[A-Z]+&quot;)" office:value-type="string" office:string-value="C" calcext:value-type="string">
            <text:p>C</text:p>
          </table:table-cell>
          <table:table-cell table:style-name="ce4" table:formula="of:=VALUE(ORG.LIBREOFFICE.REGEX([.F169]; &quot;[\d\.]+&quot;))" office:value-type="float" office:value="5" calcext:value-type="float">
            <text:p>5.0</text:p>
          </table:table-cell>
          <table:table-cell office:value-type="string" calcext:value-type="string">
            <text:p>C12 - Bug-covering changes prior or subsequent commit</text:p>
          </table:table-cell>
          <table:table-cell office:value-type="string" calcext:value-type="string">
            <text:p>C5 - Commit total line bugginess</text:p>
          </table:table-cell>
          <table:table-cell table:style-name="ce24" office:value-type="float" office:value="32" calcext:value-type="float">
            <text:p>32</text:p>
          </table:table-cell>
          <table:table-cell table:style-name="ce1" table:formula="of:=ORG.LIBREOFFICE.REGEX([.G169]; &quot;^(\d+|\w)&quot;)" office:value-type="string" office:string-value="32" calcext:value-type="string">
            <text:p>32</text:p>
          </table:table-cell>
          <table:table-cell table:style-name="Default" office:value-type="string" calcext:value-type="string">
            <text:p>BG: no, no relates to less</text:p>
          </table:table-cell>
          <table:table-cell table:style-name="Default"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12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70]; &quot;[A-Z]+&quot;)" office:value-type="string" office:string-value="C" calcext:value-type="string">
            <text:p>C</text:p>
          </table:table-cell>
          <table:table-cell table:style-name="ce4" table:formula="of:=VALUE(ORG.LIBREOFFICE.REGEX([.E170]; &quot;[\d\.]+&quot;))" office:value-type="float" office:value="12" calcext:value-type="float">
            <text:p>12.0</text:p>
          </table:table-cell>
          <table:table-cell table:formula="of:=ORG.LIBREOFFICE.REGEX([.F170]; &quot;[A-Z]+&quot;)" office:value-type="string" office:string-value="C" calcext:value-type="string">
            <text:p>C</text:p>
          </table:table-cell>
          <table:table-cell table:style-name="ce4" table:formula="of:=VALUE(ORG.LIBREOFFICE.REGEX([.F170]; &quot;[\d\.]+&quot;))" office:value-type="float" office:value="6" calcext:value-type="float">
            <text:p>6.0</text:p>
          </table:table-cell>
          <table:table-cell office:value-type="string" calcext:value-type="string">
            <text:p>C12 - Bug-covering changes prior or subsequent commit</text:p>
          </table:table-cell>
          <table:table-cell office:value-type="string" calcext:value-type="string">
            <text:p>C6 - Commit file line bugginess</text:p>
          </table:table-cell>
          <table:table-cell table:style-name="ce24" office:value-type="float" office:value="32" calcext:value-type="float">
            <text:p>32</text:p>
          </table:table-cell>
          <table:table-cell table:style-name="ce1" table:formula="of:=ORG.LIBREOFFICE.REGEX([.G170]; &quot;^(\d+|\w)&quot;)" office:value-type="string" office:string-value="32" calcext:value-type="string">
            <text:p>32</text:p>
          </table:table-cell>
          <table:table-cell table:style-name="Default" office:value-type="string" calcext:value-type="string">
            <text:p>BG: no, covered relates to less</text:p>
          </table:table-cell>
          <table:table-cell table:style-name="Default"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12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71]; &quot;[A-Z]+&quot;)" office:value-type="string" office:string-value="C" calcext:value-type="string">
            <text:p>C</text:p>
          </table:table-cell>
          <table:table-cell table:style-name="ce4" table:formula="of:=VALUE(ORG.LIBREOFFICE.REGEX([.E171]; &quot;[\d\.]+&quot;))" office:value-type="float" office:value="12" calcext:value-type="float">
            <text:p>12.0</text:p>
          </table:table-cell>
          <table:table-cell table:formula="of:=ORG.LIBREOFFICE.REGEX([.F171]; &quot;[A-Z]+&quot;)" office:value-type="string" office:string-value="F" calcext:value-type="string">
            <text:p>F</text:p>
          </table:table-cell>
          <table:table-cell table:style-name="ce4" table:formula="of:=VALUE(ORG.LIBREOFFICE.REGEX([.F171]; &quot;[\d\.]+&quot;))" office:value-type="float" office:value="4" calcext:value-type="float">
            <text:p>4.0</text:p>
          </table:table-cell>
          <table:table-cell office:value-type="string" calcext:value-type="string">
            <text:p>C12 - Bug-covering changes prior or subsequent commit</text:p>
          </table:table-cell>
          <table:table-cell office:value-type="string" calcext:value-type="string">
            <text:p>F4 - # Bug discussants</text:p>
          </table:table-cell>
          <table:table-cell table:style-name="ce24" office:value-type="float" office:value="32" calcext:value-type="float">
            <text:p>32</text:p>
          </table:table-cell>
          <table:table-cell table:style-name="ce1" table:formula="of:=ORG.LIBREOFFICE.REGEX([.G171]; &quot;^(\d+|\w)&quot;)" office:value-type="string" office:string-value="32" calcext:value-type="string">
            <text:p>32</text:p>
          </table:table-cell>
          <table:table-cell table:style-name="Default" office:value-type="string" calcext:value-type="string">
            <text:p>BG: no, covered relates to more; no, no to less</text:p>
          </table:table-cell>
          <table:table-cell table:style-name="Default"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12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72]; &quot;[A-Z]+&quot;)" office:value-type="string" office:string-value="C" calcext:value-type="string">
            <text:p>C</text:p>
          </table:table-cell>
          <table:table-cell table:style-name="ce4" table:formula="of:=VALUE(ORG.LIBREOFFICE.REGEX([.E172]; &quot;[\d\.]+&quot;))" office:value-type="float" office:value="12" calcext:value-type="float">
            <text:p>12.0</text:p>
          </table:table-cell>
          <table:table-cell table:formula="of:=ORG.LIBREOFFICE.REGEX([.F172]; &quot;[A-Z]+&quot;)" office:value-type="string" office:string-value="F" calcext:value-type="string">
            <text:p>F</text:p>
          </table:table-cell>
          <table:table-cell table:style-name="ce4" table:formula="of:=VALUE(ORG.LIBREOFFICE.REGEX([.F172]; &quot;[\d\.]+&quot;))" office:value-type="float" office:value="9" calcext:value-type="float">
            <text:p>9.0</text:p>
          </table:table-cell>
          <table:table-cell office:value-type="string" calcext:value-type="string">
            <text:p>C12 - Bug-covering changes prior or subsequent commit</text:p>
          </table:table-cell>
          <table:table-cell office:value-type="string" calcext:value-type="string">
            <text:p>F9 - # Bug comments [sum]</text:p>
          </table:table-cell>
          <table:table-cell table:style-name="ce24" office:value-type="float" office:value="32" calcext:value-type="float">
            <text:p>32</text:p>
          </table:table-cell>
          <table:table-cell table:style-name="ce1" table:formula="of:=ORG.LIBREOFFICE.REGEX([.G172]; &quot;^(\d+|\w)&quot;)" office:value-type="string" office:string-value="32" calcext:value-type="string">
            <text:p>32</text:p>
          </table:table-cell>
          <table:table-cell table:style-name="Default" office:value-type="string" calcext:value-type="string">
            <text:p>BG: no, covered relates to more; no, no to less</text:p>
          </table:table-cell>
          <table:table-cell table:style-name="Default"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12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table-cell table:formula="of:=ORG.LIBREOFFICE.REGEX([.E173]; &quot;[A-Z]+&quot;)" office:value-type="string" office:string-value="C" calcext:value-type="string">
            <text:p>C</text:p>
          </table:table-cell>
          <table:table-cell table:style-name="ce4" table:formula="of:=VALUE(ORG.LIBREOFFICE.REGEX([.E173]; &quot;[\d\.]+&quot;))" office:value-type="float" office:value="12" calcext:value-type="float">
            <text:p>12.0</text:p>
          </table:table-cell>
          <table:table-cell table:formula="of:=ORG.LIBREOFFICE.REGEX([.F173]; &quot;[A-Z]+&quot;)" office:value-type="string" office:string-value="I" calcext:value-type="string">
            <text:p>I</text:p>
          </table:table-cell>
          <table:table-cell table:style-name="ce4" table:formula="of:=VALUE(ORG.LIBREOFFICE.REGEX([.F173]; &quot;[\d\.]+&quot;))" office:value-type="float" office:value="5" calcext:value-type="float">
            <text:p>5.0</text:p>
          </table:table-cell>
          <table:table-cell office:value-type="string" calcext:value-type="string">
            <text:p>C12 - Bug-covering changes prior or subsequent commit</text:p>
          </table:table-cell>
          <table:table-cell office:value-type="string" calcext:value-type="string">
            <text:p>I5 - # Introducing issue discussants [sum]</text:p>
          </table:table-cell>
          <table:table-cell table:style-name="ce24" office:value-type="float" office:value="31" calcext:value-type="float">
            <text:p>31</text:p>
          </table:table-cell>
          <table:table-cell table:style-name="ce1" table:formula="of:=ORG.LIBREOFFICE.REGEX([.G173]; &quot;^(\d+|\w)&quot;)" office:value-type="string" office:string-value="31" calcext:value-type="string">
            <text:p>31</text:p>
          </table:table-cell>
          <table:table-cell table:style-name="Default" office:value-type="string" calcext:value-type="string">
            <text:p>BG: no clear relation</text:p>
          </table:table-cell>
          <table:table-cell table:style-name="Default"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C12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74]; &quot;[A-Z]+&quot;)" office:value-type="string" office:string-value="C" calcext:value-type="string">
            <text:p>C</text:p>
          </table:table-cell>
          <table:table-cell table:style-name="ce4" table:formula="of:=VALUE(ORG.LIBREOFFICE.REGEX([.E174]; &quot;[\d\.]+&quot;))" office:value-type="float" office:value="12" calcext:value-type="float">
            <text:p>12.0</text:p>
          </table:table-cell>
          <table:table-cell table:formula="of:=ORG.LIBREOFFICE.REGEX([.F174]; &quot;[A-Z]+&quot;)" office:value-type="string" office:string-value="I" calcext:value-type="string">
            <text:p>I</text:p>
          </table:table-cell>
          <table:table-cell table:style-name="ce4" table:formula="of:=VALUE(ORG.LIBREOFFICE.REGEX([.F174]; &quot;[\d\.]+&quot;))" office:value-type="float" office:value="7" calcext:value-type="float">
            <text:p>7.0</text:p>
          </table:table-cell>
          <table:table-cell office:value-type="string" calcext:value-type="string">
            <text:p>C12 - Bug-covering changes prior or subsequent commit</text:p>
          </table:table-cell>
          <table:table-cell office:value-type="string" calcext:value-type="string">
            <text:p>I7 - # Introducing issue commits [sum]</text:p>
          </table:table-cell>
          <table:table-cell table:style-name="ce24" office:value-type="float" office:value="31" calcext:value-type="float">
            <text:p>31</text:p>
          </table:table-cell>
          <table:table-cell table:style-name="ce1" table:formula="of:=ORG.LIBREOFFICE.REGEX([.G174]; &quot;^(\d+|\w)&quot;)" office:value-type="string" office:string-value="31" calcext:value-type="string">
            <text:p>31</text:p>
          </table:table-cell>
          <table:table-cell table:style-name="Default" office:value-type="string" calcext:value-type="string">
            <text:p>BG: no clear relation</text:p>
          </table:table-cell>
          <table:table-cell table:style-name="Default"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C12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75]; &quot;[A-Z]+&quot;)" office:value-type="string" office:string-value="C" calcext:value-type="string">
            <text:p>C</text:p>
          </table:table-cell>
          <table:table-cell table:style-name="ce4" table:formula="of:=VALUE(ORG.LIBREOFFICE.REGEX([.E175]; &quot;[\d\.]+&quot;))" office:value-type="float" office:value="12" calcext:value-type="float">
            <text:p>12.0</text:p>
          </table:table-cell>
          <table:table-cell table:formula="of:=ORG.LIBREOFFICE.REGEX([.F175]; &quot;[A-Z]+&quot;)" office:value-type="string" office:string-value="I" calcext:value-type="string">
            <text:p>I</text:p>
          </table:table-cell>
          <table:table-cell table:style-name="ce4" table:formula="of:=VALUE(ORG.LIBREOFFICE.REGEX([.F175]; &quot;[\d\.]+&quot;))" office:value-type="float" office:value="10" calcext:value-type="float">
            <text:p>10.0</text:p>
          </table:table-cell>
          <table:table-cell office:value-type="string" calcext:value-type="string">
            <text:p>C12 - Bug-covering changes prior or subsequent commit</text:p>
          </table:table-cell>
          <table:table-cell office:value-type="string" calcext:value-type="string">
            <text:p>I10 - # Introducing issue comments [sum]</text:p>
          </table:table-cell>
          <table:table-cell table:style-name="ce24" office:value-type="float" office:value="31" calcext:value-type="float">
            <text:p>31</text:p>
          </table:table-cell>
          <table:table-cell table:style-name="ce1" table:formula="of:=ORG.LIBREOFFICE.REGEX([.G175]; &quot;^(\d+|\w)&quot;)" office:value-type="string" office:string-value="31" calcext:value-type="string">
            <text:p>31</text:p>
          </table:table-cell>
          <table:table-cell table:style-name="Default" office:value-type="string" calcext:value-type="string">
            <text:p>BG: no clear relation</text:p>
          </table:table-cell>
          <table:table-cell table:style-name="Default"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C12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176]; &quot;[A-Z]+&quot;)" office:value-type="string" office:string-value="C" calcext:value-type="string">
            <text:p>C</text:p>
          </table:table-cell>
          <table:table-cell table:style-name="ce4" table:formula="of:=VALUE(ORG.LIBREOFFICE.REGEX([.E176]; &quot;[\d\.]+&quot;))" office:value-type="float" office:value="12" calcext:value-type="float">
            <text:p>12.0</text:p>
          </table:table-cell>
          <table:table-cell table:formula="of:=ORG.LIBREOFFICE.REGEX([.F176]; &quot;[A-Z]+&quot;)" office:value-type="string" office:string-value="ML" calcext:value-type="string">
            <text:p>ML</text:p>
          </table:table-cell>
          <table:table-cell table:style-name="ce4" table:formula="of:=VALUE(ORG.LIBREOFFICE.REGEX([.F176]; &quot;[\d\.]+&quot;))" office:value-type="float" office:value="2" calcext:value-type="float">
            <text:p>2.0</text:p>
          </table:table-cell>
          <table:table-cell office:value-type="string" calcext:value-type="string">
            <text:p>C12 - Bug-covering changes prior or subsequent commit</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17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177]; &quot;[A-Z]+&quot;)" office:value-type="string" office:string-value="C" calcext:value-type="string">
            <text:p>C</text:p>
          </table:table-cell>
          <table:table-cell table:style-name="ce4" table:formula="of:=VALUE(ORG.LIBREOFFICE.REGEX([.E177]; &quot;[\d\.]+&quot;))" office:value-type="float" office:value="12" calcext:value-type="float">
            <text:p>12.0</text:p>
          </table:table-cell>
          <table:table-cell table:formula="of:=ORG.LIBREOFFICE.REGEX([.F177]; &quot;[A-Z]+&quot;)" office:value-type="string" office:string-value="ML" calcext:value-type="string">
            <text:p>ML</text:p>
          </table:table-cell>
          <table:table-cell table:style-name="ce4" table:formula="of:=VALUE(ORG.LIBREOFFICE.REGEX([.F177]; &quot;[\d\.]+&quot;))" office:value-type="float" office:value="5" calcext:value-type="float">
            <text:p>5.0</text:p>
          </table:table-cell>
          <table:table-cell office:value-type="string" calcext:value-type="string">
            <text:p>C12 - Bug-covering changes prior or subsequent commit</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17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178]; &quot;[A-Z]+&quot;)" office:value-type="string" office:string-value="C" calcext:value-type="string">
            <text:p>C</text:p>
          </table:table-cell>
          <table:table-cell table:style-name="ce4" table:formula="of:=VALUE(ORG.LIBREOFFICE.REGEX([.E178]; &quot;[\d\.]+&quot;))" office:value-type="float" office:value="12" calcext:value-type="float">
            <text:p>12.0</text:p>
          </table:table-cell>
          <table:table-cell table:formula="of:=ORG.LIBREOFFICE.REGEX([.F178]; &quot;[A-Z]+&quot;)" office:value-type="string" office:string-value="O" calcext:value-type="string">
            <text:p>O</text:p>
          </table:table-cell>
          <table:table-cell table:style-name="ce4" table:formula="of:=VALUE(ORG.LIBREOFFICE.REGEX([.F178]; &quot;[\d\.]+&quot;))" office:value-type="float" office:value="3" calcext:value-type="float">
            <text:p>3.0</text:p>
          </table:table-cell>
          <table:table-cell office:value-type="string" calcext:value-type="string">
            <text:p>C12 - Bug-covering changes prior or subsequent commit</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17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3" table:visibility="filter">
          <table:table-cell table:formula="of:=ORG.LIBREOFFICE.REGEX([.E179]; &quot;[A-Z]+&quot;)" office:value-type="string" office:string-value="C" calcext:value-type="string">
            <text:p>C</text:p>
          </table:table-cell>
          <table:table-cell table:style-name="ce4" table:formula="of:=VALUE(ORG.LIBREOFFICE.REGEX([.E179]; &quot;[\d\.]+&quot;))" office:value-type="float" office:value="12" calcext:value-type="float">
            <text:p>12.0</text:p>
          </table:table-cell>
          <table:table-cell table:formula="of:=ORG.LIBREOFFICE.REGEX([.F179]; &quot;[A-Z]+&quot;)" office:value-type="string" office:string-value="R" calcext:value-type="string">
            <text:p>R</text:p>
          </table:table-cell>
          <table:table-cell table:style-name="ce4" table:formula="of:=VALUE(ORG.LIBREOFFICE.REGEX([.F179]; &quot;[\d\.]+&quot;))" office:value-type="float" office:value="3" calcext:value-type="float">
            <text:p>3.0</text:p>
          </table:table-cell>
          <table:table-cell office:value-type="string" calcext:value-type="string">
            <text:p>C12 - Bug-covering changes prior or subsequent commit</text:p>
          </table:table-cell>
          <table:table-cell office:value-type="string" calcext:value-type="string">
            <text:p>R3 - # Reviewers [sum]</text:p>
          </table:table-cell>
          <table:table-cell office:value-type="string" calcext:value-type="string">
            <text:p>31</text:p>
          </table:table-cell>
          <table:table-cell table:style-name="ce1" office:value-type="float" office:value="32" calcext:value-type="float">
            <text:p>32</text:p>
          </table:table-cell>
          <table:table-cell table:style-name="Default" office:value-type="string" calcext:value-type="string">
            <text:p>BG: no, covered relates to more than rest</text:p>
          </table:table-cell>
          <table:table-cell table:style-name="Default"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C12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80]; &quot;[A-Z]+&quot;)" office:value-type="string" office:string-value="C" calcext:value-type="string">
            <text:p>C</text:p>
          </table:table-cell>
          <table:table-cell table:style-name="ce4" table:formula="of:=VALUE(ORG.LIBREOFFICE.REGEX([.E180]; &quot;[\d\.]+&quot;))" office:value-type="float" office:value="12" calcext:value-type="float">
            <text:p>12.0</text:p>
          </table:table-cell>
          <table:table-cell table:formula="of:=ORG.LIBREOFFICE.REGEX([.F180]; &quot;[A-Z]+&quot;)" office:value-type="string" office:string-value="R" calcext:value-type="string">
            <text:p>R</text:p>
          </table:table-cell>
          <table:table-cell table:style-name="ce4" table:formula="of:=VALUE(ORG.LIBREOFFICE.REGEX([.F180]; &quot;[\d\.]+&quot;))" office:value-type="float" office:value="5" calcext:value-type="float">
            <text:p>5.0</text:p>
          </table:table-cell>
          <table:table-cell office:value-type="string" calcext:value-type="string">
            <text:p>C12 - Bug-covering changes prior or subsequent commit</text:p>
          </table:table-cell>
          <table:table-cell office:value-type="string" calcext:value-type="string">
            <text:p>R5 - # Review comments [sum]</text:p>
          </table:table-cell>
          <table:table-cell office:value-type="string" calcext:value-type="string">
            <text:p>31</text:p>
          </table:table-cell>
          <table:table-cell table:style-name="ce1" office:value-type="float" office:value="32" calcext:value-type="float">
            <text:p>32</text:p>
          </table:table-cell>
          <table:table-cell table:style-name="Default" office:value-type="string" calcext:value-type="string">
            <text:p>BG: no, covered relates to more than rest</text:p>
          </table:table-cell>
          <table:table-cell table:style-name="Default"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C12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81]; &quot;[A-Z]+&quot;)" office:value-type="string" office:string-value="C" calcext:value-type="string">
            <text:p>C</text:p>
          </table:table-cell>
          <table:table-cell table:style-name="ce4" table:formula="of:=VALUE(ORG.LIBREOFFICE.REGEX([.E181]; &quot;[\d\.]+&quot;))" office:value-type="float" office:value="12" calcext:value-type="float">
            <text:p>12.0</text:p>
          </table:table-cell>
          <table:table-cell table:formula="of:=ORG.LIBREOFFICE.REGEX([.F181]; &quot;[A-Z]+&quot;)" office:value-type="string" office:string-value="R" calcext:value-type="string">
            <text:p>R</text:p>
          </table:table-cell>
          <table:table-cell table:style-name="ce4" table:formula="of:=VALUE(ORG.LIBREOFFICE.REGEX([.F181]; &quot;[\d\.]+&quot;))" office:value-type="float" office:value="6" calcext:value-type="float">
            <text:p>6.0</text:p>
          </table:table-cell>
          <table:table-cell office:value-type="string" calcext:value-type="string">
            <text:p>C12 - Bug-covering changes prior or subsequent commit</text:p>
          </table:table-cell>
          <table:table-cell office:value-type="string" calcext:value-type="string">
            <text:p>R6 - # Rounds of code review [sum]</text:p>
          </table:table-cell>
          <table:table-cell office:value-type="string" calcext:value-type="string">
            <text:p>32</text:p>
          </table:table-cell>
          <table:table-cell table:style-name="ce1" office:value-type="float" office:value="32" calcext:value-type="float">
            <text:p>32</text:p>
          </table:table-cell>
          <table:table-cell table:style-name="Default" office:value-type="string" calcext:value-type="string">
            <text:p>BG: no, covered relates to more than rest</text:p>
          </table:table-cell>
          <table:table-cell table:style-name="Default"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C12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182]; &quot;[A-Z]+&quot;)" office:value-type="string" office:string-value="C" calcext:value-type="string">
            <text:p>C</text:p>
          </table:table-cell>
          <table:table-cell table:style-name="ce4" table:formula="of:=VALUE(ORG.LIBREOFFICE.REGEX([.E182]; &quot;[\d\.]+&quot;))" office:value-type="float" office:value="13" calcext:value-type="float">
            <text:p>13.0</text:p>
          </table:table-cell>
          <table:table-cell table:formula="of:=ORG.LIBREOFFICE.REGEX([.F182]; &quot;[A-Z]+&quot;)" office:value-type="string" office:string-value="C" calcext:value-type="string">
            <text:p>C</text:p>
          </table:table-cell>
          <table:table-cell table:style-name="ce4" table:formula="of:=VALUE(ORG.LIBREOFFICE.REGEX([.F182]; &quot;[\d\.]+&quot;))" office:value-type="float" office:value="3" calcext:value-type="float">
            <text:p>3.0</text:p>
          </table:table-cell>
          <table:table-cell table:style-name="ce17" office:value-type="string" calcext:value-type="string">
            <text:p>C13 - Test failures</text:p>
          </table:table-cell>
          <table:table-cell table:style-name="ce17" office:value-type="string" calcext:value-type="string">
            <text:p>C3 - # Files changed</text:p>
          </table:table-cell>
          <table:table-cell table:style-name="ce24" office:value-type="float" office:value="32" calcext:value-type="float">
            <text:p>32</text:p>
          </table:table-cell>
          <table:table-cell table:style-name="ce1" table:formula="of:=ORG.LIBREOFFICE.REGEX([.G182]; &quot;^(\d+|\w)&quot;)" office:value-type="string" office:string-value="32" calcext:value-type="string">
            <text:p>32</text:p>
          </table:table-cell>
          <table:table-cell table:style-name="ce17" office:value-type="string" calcext:value-type="string">
            <text:p>CG: true relates to more </text:p>
          </table:table-cell>
          <table:table-cell table:style-name="ce17" office:value-type="string" calcext:value-type="string">
            <text:p>BG and CG: no common fully valid labels</text:p>
            <text:p>BG: no fully valid labels</text:p>
            <text:p>Not enough data for Kruskal-Wallis</text:p>
            <text:p>CG: Kruskal-Wallis - Significant difference True</text:p>
            <text:p>Abs. Count: 33 (BG); 33 (CG)</text:p>
          </table:table-cell>
          <table:table-cell table:formula="of:=HYPERLINK(&quot;figures/boxplots/C13_C3_histogram_boxplot.pdf&quot;; &quot;CLICK&quot;)" office:value-type="string" office:string-value="CLICK" calcext:value-type="string">
            <text:p>CLICK</text:p>
          </table:table-cell>
          <table:table-cell table:number-columns-repeated="1013"/>
        </table:table-row>
        <table:table-row table:style-name="ro1" table:visibility="filter">
          <table:table-cell table:formula="of:=ORG.LIBREOFFICE.REGEX([.E183]; &quot;[A-Z]+&quot;)" office:value-type="string" office:string-value="C" calcext:value-type="string">
            <text:p>C</text:p>
          </table:table-cell>
          <table:table-cell table:style-name="ce4" table:formula="of:=VALUE(ORG.LIBREOFFICE.REGEX([.E183]; &quot;[\d\.]+&quot;))" office:value-type="float" office:value="13" calcext:value-type="float">
            <text:p>13.0</text:p>
          </table:table-cell>
          <table:table-cell table:formula="of:=ORG.LIBREOFFICE.REGEX([.F183]; &quot;[A-Z]+&quot;)" office:value-type="string" office:string-value="C" calcext:value-type="string">
            <text:p>C</text:p>
          </table:table-cell>
          <table:table-cell table:style-name="ce4" table:formula="of:=VALUE(ORG.LIBREOFFICE.REGEX([.F183]; &quot;[\d\.]+&quot;))" office:value-type="float" office:value="4" calcext:value-type="float">
            <text:p>4.0</text:p>
          </table:table-cell>
          <table:table-cell table:style-name="ce17" office:value-type="string" calcext:value-type="string">
            <text:p>C13 - Test failures</text:p>
          </table:table-cell>
          <table:table-cell table:style-name="ce17" office:value-type="string" calcext:value-type="string">
            <text:p>C4 - Commit file bugginess</text:p>
          </table:table-cell>
          <table:table-cell table:style-name="ce24" office:value-type="string" calcext:value-type="string">
            <text:p>E</text:p>
          </table:table-cell>
          <table:table-cell table:style-name="ce1" table:formula="of:=ORG.LIBREOFFICE.REGEX([.G183]; &quot;^(\d+|\w)&quot;)" office:value-type="string" office:string-value="E" calcext:value-type="string">
            <text:p>E</text:p>
          </table:table-cell>
          <table:table-cell table:style-name="ce17" office:value-type="string" calcext:value-type="string">
            <text:p>No fully valid labels for both groups. Cannot compare.</text:p>
          </table:table-cell>
          <table:table-cell table:style-name="ce17"/>
          <table:table-cell table:number-columns-repeated="1014"/>
        </table:table-row>
        <table:table-row table:style-name="ro1" table:visibility="filter">
          <table:table-cell table:formula="of:=ORG.LIBREOFFICE.REGEX([.E184]; &quot;[A-Z]+&quot;)" office:value-type="string" office:string-value="C" calcext:value-type="string">
            <text:p>C</text:p>
          </table:table-cell>
          <table:table-cell table:style-name="ce4" table:formula="of:=VALUE(ORG.LIBREOFFICE.REGEX([.E184]; &quot;[\d\.]+&quot;))" office:value-type="float" office:value="13" calcext:value-type="float">
            <text:p>13.0</text:p>
          </table:table-cell>
          <table:table-cell table:formula="of:=ORG.LIBREOFFICE.REGEX([.F184]; &quot;[A-Z]+&quot;)" office:value-type="string" office:string-value="C" calcext:value-type="string">
            <text:p>C</text:p>
          </table:table-cell>
          <table:table-cell table:style-name="ce4" table:formula="of:=VALUE(ORG.LIBREOFFICE.REGEX([.F184]; &quot;[\d\.]+&quot;))" office:value-type="float" office:value="5" calcext:value-type="float">
            <text:p>5.0</text:p>
          </table:table-cell>
          <table:table-cell table:style-name="ce17" office:value-type="string" calcext:value-type="string">
            <text:p>C13 - Test failures</text:p>
          </table:table-cell>
          <table:table-cell table:style-name="ce17" office:value-type="string" calcext:value-type="string">
            <text:p>C5 - Commit total line bugginess</text:p>
          </table:table-cell>
          <table:table-cell table:style-name="ce24" office:value-type="string" calcext:value-type="string">
            <text:p>E</text:p>
          </table:table-cell>
          <table:table-cell table:style-name="ce1" table:formula="of:=ORG.LIBREOFFICE.REGEX([.G184]; &quot;^(\d+|\w)&quot;)" office:value-type="string" office:string-value="E" calcext:value-type="string">
            <text:p>E</text:p>
          </table:table-cell>
          <table:table-cell table:style-name="ce17" office:value-type="string" calcext:value-type="string">
            <text:p>No fully valid labels for both groups. Cannot compare.</text:p>
          </table:table-cell>
          <table:table-cell table:style-name="ce17"/>
          <table:table-cell table:number-columns-repeated="1014"/>
        </table:table-row>
        <table:table-row table:style-name="ro1" table:visibility="filter">
          <table:table-cell table:formula="of:=ORG.LIBREOFFICE.REGEX([.E185]; &quot;[A-Z]+&quot;)" office:value-type="string" office:string-value="C" calcext:value-type="string">
            <text:p>C</text:p>
          </table:table-cell>
          <table:table-cell table:style-name="ce4" table:formula="of:=VALUE(ORG.LIBREOFFICE.REGEX([.E185]; &quot;[\d\.]+&quot;))" office:value-type="float" office:value="13" calcext:value-type="float">
            <text:p>13.0</text:p>
          </table:table-cell>
          <table:table-cell table:formula="of:=ORG.LIBREOFFICE.REGEX([.F185]; &quot;[A-Z]+&quot;)" office:value-type="string" office:string-value="C" calcext:value-type="string">
            <text:p>C</text:p>
          </table:table-cell>
          <table:table-cell table:style-name="ce4" table:formula="of:=VALUE(ORG.LIBREOFFICE.REGEX([.F185]; &quot;[\d\.]+&quot;))" office:value-type="float" office:value="6" calcext:value-type="float">
            <text:p>6.0</text:p>
          </table:table-cell>
          <table:table-cell table:style-name="ce17" office:value-type="string" calcext:value-type="string">
            <text:p>C13 - Test failures</text:p>
          </table:table-cell>
          <table:table-cell table:style-name="ce17" office:value-type="string" calcext:value-type="string">
            <text:p>C6 - Commit file line bugginess</text:p>
          </table:table-cell>
          <table:table-cell table:style-name="ce24" office:value-type="string" calcext:value-type="string">
            <text:p>E</text:p>
          </table:table-cell>
          <table:table-cell table:style-name="ce1" table:formula="of:=ORG.LIBREOFFICE.REGEX([.G185]; &quot;^(\d+|\w)&quot;)" office:value-type="string" office:string-value="E" calcext:value-type="string">
            <text:p>E</text:p>
          </table:table-cell>
          <table:table-cell table:style-name="ce17" office:value-type="string" calcext:value-type="string">
            <text:p>No fully valid labels for both groups. Cannot compare.</text:p>
          </table:table-cell>
          <table:table-cell table:style-name="ce17"/>
          <table:table-cell table:number-columns-repeated="1014"/>
        </table:table-row>
        <table:table-row table:style-name="ro1" table:visibility="filter">
          <table:table-cell table:formula="of:=ORG.LIBREOFFICE.REGEX([.E186]; &quot;[A-Z]+&quot;)" office:value-type="string" office:string-value="C" calcext:value-type="string">
            <text:p>C</text:p>
          </table:table-cell>
          <table:table-cell table:style-name="ce4" table:formula="of:=VALUE(ORG.LIBREOFFICE.REGEX([.E186]; &quot;[\d\.]+&quot;))" office:value-type="float" office:value="13" calcext:value-type="float">
            <text:p>13.0</text:p>
          </table:table-cell>
          <table:table-cell table:formula="of:=ORG.LIBREOFFICE.REGEX([.F186]; &quot;[A-Z]+&quot;)" office:value-type="string" office:string-value="F" calcext:value-type="string">
            <text:p>F</text:p>
          </table:table-cell>
          <table:table-cell table:style-name="ce4" table:formula="of:=VALUE(ORG.LIBREOFFICE.REGEX([.F186]; &quot;[\d\.]+&quot;))" office:value-type="float" office:value="4" calcext:value-type="float">
            <text:p>4.0</text:p>
          </table:table-cell>
          <table:table-cell table:style-name="ce17" office:value-type="string" calcext:value-type="string">
            <text:p>C13 - Test failures</text:p>
          </table:table-cell>
          <table:table-cell table:style-name="ce17" office:value-type="string" calcext:value-type="string">
            <text:p>F4 - # Bug discussants</text:p>
          </table:table-cell>
          <table:table-cell table:style-name="ce24" office:value-type="string" calcext:value-type="string">
            <text:p>E</text:p>
          </table:table-cell>
          <table:table-cell table:style-name="ce1" table:formula="of:=ORG.LIBREOFFICE.REGEX([.G186]; &quot;^(\d+|\w)&quot;)" office:value-type="string" office:string-value="E" calcext:value-type="string">
            <text:p>E</text:p>
          </table:table-cell>
          <table:table-cell table:style-name="ce17" office:value-type="string" calcext:value-type="string">
            <text:p>No fully valid labels for both groups. Cannot compare.</text:p>
          </table:table-cell>
          <table:table-cell table:style-name="ce17"/>
          <table:table-cell table:number-columns-repeated="1014"/>
        </table:table-row>
        <table:table-row table:style-name="ro1" table:visibility="filter">
          <table:table-cell table:formula="of:=ORG.LIBREOFFICE.REGEX([.E187]; &quot;[A-Z]+&quot;)" office:value-type="string" office:string-value="C" calcext:value-type="string">
            <text:p>C</text:p>
          </table:table-cell>
          <table:table-cell table:style-name="ce4" table:formula="of:=VALUE(ORG.LIBREOFFICE.REGEX([.E187]; &quot;[\d\.]+&quot;))" office:value-type="float" office:value="13" calcext:value-type="float">
            <text:p>13.0</text:p>
          </table:table-cell>
          <table:table-cell table:formula="of:=ORG.LIBREOFFICE.REGEX([.F187]; &quot;[A-Z]+&quot;)" office:value-type="string" office:string-value="F" calcext:value-type="string">
            <text:p>F</text:p>
          </table:table-cell>
          <table:table-cell table:style-name="ce4" table:formula="of:=VALUE(ORG.LIBREOFFICE.REGEX([.F187]; &quot;[\d\.]+&quot;))" office:value-type="float" office:value="9" calcext:value-type="float">
            <text:p>9.0</text:p>
          </table:table-cell>
          <table:table-cell table:style-name="ce17" office:value-type="string" calcext:value-type="string">
            <text:p>C13 - Test failures</text:p>
          </table:table-cell>
          <table:table-cell table:style-name="ce17" office:value-type="string" calcext:value-type="string">
            <text:p>F9 - # Bug comments [sum]</text:p>
          </table:table-cell>
          <table:table-cell table:style-name="ce24" office:value-type="string" calcext:value-type="string">
            <text:p>E</text:p>
          </table:table-cell>
          <table:table-cell table:style-name="ce1" table:formula="of:=ORG.LIBREOFFICE.REGEX([.G187]; &quot;^(\d+|\w)&quot;)" office:value-type="string" office:string-value="E" calcext:value-type="string">
            <text:p>E</text:p>
          </table:table-cell>
          <table:table-cell table:style-name="ce17" office:value-type="string" calcext:value-type="string">
            <text:p>No fully valid labels for both groups. Cannot compare.</text:p>
          </table:table-cell>
          <table:table-cell table:style-name="ce17"/>
          <table:table-cell table:number-columns-repeated="1014"/>
        </table:table-row>
        <table:table-row table:style-name="ro1">
          <table:table-cell table:formula="of:=ORG.LIBREOFFICE.REGEX([.E188]; &quot;[A-Z]+&quot;)" office:value-type="string" office:string-value="C" calcext:value-type="string">
            <text:p>C</text:p>
          </table:table-cell>
          <table:table-cell table:style-name="ce4" table:formula="of:=VALUE(ORG.LIBREOFFICE.REGEX([.E188]; &quot;[\d\.]+&quot;))" office:value-type="float" office:value="13" calcext:value-type="float">
            <text:p>13.0</text:p>
          </table:table-cell>
          <table:table-cell table:formula="of:=ORG.LIBREOFFICE.REGEX([.F188]; &quot;[A-Z]+&quot;)" office:value-type="string" office:string-value="I" calcext:value-type="string">
            <text:p>I</text:p>
          </table:table-cell>
          <table:table-cell table:style-name="ce4" table:formula="of:=VALUE(ORG.LIBREOFFICE.REGEX([.F188]; &quot;[\d\.]+&quot;))" office:value-type="float" office:value="5" calcext:value-type="float">
            <text:p>5.0</text:p>
          </table:table-cell>
          <table:table-cell table:style-name="ce17" office:value-type="string" calcext:value-type="string">
            <text:p>C13 - Test failures</text:p>
          </table:table-cell>
          <table:table-cell table:style-name="ce17" office:value-type="string" calcext:value-type="string">
            <text:p>I5 - # Introducing issue discussants [sum]</text:p>
          </table:table-cell>
          <table:table-cell table:style-name="ce24" office:value-type="string" calcext:value-type="string">
            <text:p>E</text:p>
          </table:table-cell>
          <table:table-cell table:style-name="ce1" table:formula="of:=ORG.LIBREOFFICE.REGEX([.G188]; &quot;^(\d+|\w)&quot;)" office:value-type="string" office:string-value="E" calcext:value-type="string">
            <text:p>E</text:p>
          </table:table-cell>
          <table:table-cell table:style-name="ce17" office:value-type="string" calcext:value-type="string">
            <text:p>No fully valid labels for both groups. Cannot compare.</text:p>
          </table:table-cell>
          <table:table-cell table:style-name="ce17"/>
          <table:table-cell table:number-columns-repeated="1014"/>
        </table:table-row>
        <table:table-row table:style-name="ro1" table:visibility="filter">
          <table:table-cell table:formula="of:=ORG.LIBREOFFICE.REGEX([.E189]; &quot;[A-Z]+&quot;)" office:value-type="string" office:string-value="C" calcext:value-type="string">
            <text:p>C</text:p>
          </table:table-cell>
          <table:table-cell table:style-name="ce4" table:formula="of:=VALUE(ORG.LIBREOFFICE.REGEX([.E189]; &quot;[\d\.]+&quot;))" office:value-type="float" office:value="13" calcext:value-type="float">
            <text:p>13.0</text:p>
          </table:table-cell>
          <table:table-cell table:formula="of:=ORG.LIBREOFFICE.REGEX([.F189]; &quot;[A-Z]+&quot;)" office:value-type="string" office:string-value="I" calcext:value-type="string">
            <text:p>I</text:p>
          </table:table-cell>
          <table:table-cell table:style-name="ce4" table:formula="of:=VALUE(ORG.LIBREOFFICE.REGEX([.F189]; &quot;[\d\.]+&quot;))" office:value-type="float" office:value="7" calcext:value-type="float">
            <text:p>7.0</text:p>
          </table:table-cell>
          <table:table-cell table:style-name="ce17" office:value-type="string" calcext:value-type="string">
            <text:p>C13 - Test failures</text:p>
          </table:table-cell>
          <table:table-cell table:style-name="ce17" office:value-type="string" calcext:value-type="string">
            <text:p>I7 - # Introducing issue commits [sum]</text:p>
          </table:table-cell>
          <table:table-cell table:style-name="ce24" office:value-type="string" calcext:value-type="string">
            <text:p>E</text:p>
          </table:table-cell>
          <table:table-cell table:style-name="ce1" table:formula="of:=ORG.LIBREOFFICE.REGEX([.G189]; &quot;^(\d+|\w)&quot;)" office:value-type="string" office:string-value="E" calcext:value-type="string">
            <text:p>E</text:p>
          </table:table-cell>
          <table:table-cell table:style-name="ce17" office:value-type="string" calcext:value-type="string">
            <text:p>No fully valid labels for both groups. Cannot compare.</text:p>
          </table:table-cell>
          <table:table-cell table:style-name="ce17"/>
          <table:table-cell table:number-columns-repeated="1014"/>
        </table:table-row>
        <table:table-row table:style-name="ro1" table:visibility="filter">
          <table:table-cell table:formula="of:=ORG.LIBREOFFICE.REGEX([.E190]; &quot;[A-Z]+&quot;)" office:value-type="string" office:string-value="C" calcext:value-type="string">
            <text:p>C</text:p>
          </table:table-cell>
          <table:table-cell table:style-name="ce4" table:formula="of:=VALUE(ORG.LIBREOFFICE.REGEX([.E190]; &quot;[\d\.]+&quot;))" office:value-type="float" office:value="13" calcext:value-type="float">
            <text:p>13.0</text:p>
          </table:table-cell>
          <table:table-cell table:formula="of:=ORG.LIBREOFFICE.REGEX([.F190]; &quot;[A-Z]+&quot;)" office:value-type="string" office:string-value="I" calcext:value-type="string">
            <text:p>I</text:p>
          </table:table-cell>
          <table:table-cell table:style-name="ce4" table:formula="of:=VALUE(ORG.LIBREOFFICE.REGEX([.F190]; &quot;[\d\.]+&quot;))" office:value-type="float" office:value="10" calcext:value-type="float">
            <text:p>10.0</text:p>
          </table:table-cell>
          <table:table-cell table:style-name="ce17" office:value-type="string" calcext:value-type="string">
            <text:p>C13 - Test failures</text:p>
          </table:table-cell>
          <table:table-cell table:style-name="ce17" office:value-type="string" calcext:value-type="string">
            <text:p>I10 - # Introducing issue comments [sum]</text:p>
          </table:table-cell>
          <table:table-cell table:style-name="ce24" office:value-type="string" calcext:value-type="string">
            <text:p>E</text:p>
          </table:table-cell>
          <table:table-cell table:style-name="ce1" table:formula="of:=ORG.LIBREOFFICE.REGEX([.G190]; &quot;^(\d+|\w)&quot;)" office:value-type="string" office:string-value="E" calcext:value-type="string">
            <text:p>E</text:p>
          </table:table-cell>
          <table:table-cell table:style-name="ce17" office:value-type="string" calcext:value-type="string">
            <text:p>No fully valid labels for both groups. Cannot compare.</text:p>
          </table:table-cell>
          <table:table-cell table:style-name="ce17"/>
          <table:table-cell table:number-columns-repeated="1014"/>
        </table:table-row>
        <table:table-row table:style-name="ro1" table:visibility="filter">
          <table:table-cell table:formula="of:=ORG.LIBREOFFICE.REGEX([.E191]; &quot;[A-Z]+&quot;)" office:value-type="string" office:string-value="C" calcext:value-type="string">
            <text:p>C</text:p>
          </table:table-cell>
          <table:table-cell table:style-name="ce4" table:formula="of:=VALUE(ORG.LIBREOFFICE.REGEX([.E191]; &quot;[\d\.]+&quot;))" office:value-type="float" office:value="13" calcext:value-type="float">
            <text:p>13.0</text:p>
          </table:table-cell>
          <table:table-cell table:formula="of:=ORG.LIBREOFFICE.REGEX([.F191]; &quot;[A-Z]+&quot;)" office:value-type="string" office:string-value="ML" calcext:value-type="string">
            <text:p>ML</text:p>
          </table:table-cell>
          <table:table-cell table:style-name="ce4" table:formula="of:=VALUE(ORG.LIBREOFFICE.REGEX([.F191]; &quot;[\d\.]+&quot;))" office:value-type="float" office:value="2" calcext:value-type="float">
            <text:p>2.0</text:p>
          </table:table-cell>
          <table:table-cell table:style-name="ce17" office:value-type="string" calcext:value-type="string">
            <text:p>C13 - Test failures</text:p>
          </table:table-cell>
          <table:table-cell table:style-name="ce17" office:value-type="string" calcext:value-type="string">
            <text:p>ML2 - # ML bug discussants [sum]</text:p>
          </table:table-cell>
          <table:table-cell table:style-name="ce24" office:value-type="string" calcext:value-type="string">
            <text:p>E</text:p>
          </table:table-cell>
          <table:table-cell table:style-name="ce1" table:formula="of:=ORG.LIBREOFFICE.REGEX([.G191]; &quot;^(\d+|\w)&quot;)" office:value-type="string" office:string-value="E" calcext:value-type="string">
            <text:p>E</text:p>
          </table:table-cell>
          <table:table-cell table:style-name="ce17" office:value-type="string" calcext:value-type="string">
            <text:p>No frequent labels for both groups</text:p>
          </table:table-cell>
          <table:table-cell table:style-name="ce17"/>
          <table:table-cell table:number-columns-repeated="1014"/>
        </table:table-row>
        <table:table-row table:style-name="ro1" table:visibility="filter">
          <table:table-cell table:formula="of:=ORG.LIBREOFFICE.REGEX([.E192]; &quot;[A-Z]+&quot;)" office:value-type="string" office:string-value="C" calcext:value-type="string">
            <text:p>C</text:p>
          </table:table-cell>
          <table:table-cell table:style-name="ce4" table:formula="of:=VALUE(ORG.LIBREOFFICE.REGEX([.E192]; &quot;[\d\.]+&quot;))" office:value-type="float" office:value="13" calcext:value-type="float">
            <text:p>13.0</text:p>
          </table:table-cell>
          <table:table-cell table:formula="of:=ORG.LIBREOFFICE.REGEX([.F192]; &quot;[A-Z]+&quot;)" office:value-type="string" office:string-value="ML" calcext:value-type="string">
            <text:p>ML</text:p>
          </table:table-cell>
          <table:table-cell table:style-name="ce4" table:formula="of:=VALUE(ORG.LIBREOFFICE.REGEX([.F192]; &quot;[\d\.]+&quot;))" office:value-type="float" office:value="5" calcext:value-type="float">
            <text:p>5.0</text:p>
          </table:table-cell>
          <table:table-cell table:style-name="ce17" office:value-type="string" calcext:value-type="string">
            <text:p>C13 - Test failures</text:p>
          </table:table-cell>
          <table:table-cell table:style-name="ce17" office:value-type="string" calcext:value-type="string">
            <text:p>ML5 - # ML introducing change discussants [sum]</text:p>
          </table:table-cell>
          <table:table-cell table:style-name="ce24" office:value-type="string" calcext:value-type="string">
            <text:p>E</text:p>
          </table:table-cell>
          <table:table-cell table:style-name="ce1" table:formula="of:=ORG.LIBREOFFICE.REGEX([.G192]; &quot;^(\d+|\w)&quot;)" office:value-type="string" office:string-value="E" calcext:value-type="string">
            <text:p>E</text:p>
          </table:table-cell>
          <table:table-cell table:style-name="ce17" office:value-type="string" calcext:value-type="string">
            <text:p>No fully valid labels for both groups. Cannot compare.</text:p>
          </table:table-cell>
          <table:table-cell table:style-name="ce17"/>
          <table:table-cell table:number-columns-repeated="1014"/>
        </table:table-row>
        <table:table-row table:style-name="ro1" table:visibility="filter">
          <table:table-cell table:formula="of:=ORG.LIBREOFFICE.REGEX([.E193]; &quot;[A-Z]+&quot;)" office:value-type="string" office:string-value="C" calcext:value-type="string">
            <text:p>C</text:p>
          </table:table-cell>
          <table:table-cell table:style-name="ce4" table:formula="of:=VALUE(ORG.LIBREOFFICE.REGEX([.E193]; &quot;[\d\.]+&quot;))" office:value-type="float" office:value="13" calcext:value-type="float">
            <text:p>13.0</text:p>
          </table:table-cell>
          <table:table-cell table:formula="of:=ORG.LIBREOFFICE.REGEX([.F193]; &quot;[A-Z]+&quot;)" office:value-type="string" office:string-value="O" calcext:value-type="string">
            <text:p>O</text:p>
          </table:table-cell>
          <table:table-cell table:style-name="ce4" table:formula="of:=VALUE(ORG.LIBREOFFICE.REGEX([.F193]; &quot;[\d\.]+&quot;))" office:value-type="float" office:value="3" calcext:value-type="float">
            <text:p>3.0</text:p>
          </table:table-cell>
          <table:table-cell table:style-name="ce17" office:value-type="string" calcext:value-type="string">
            <text:p>C13 - Test failures</text:p>
          </table:table-cell>
          <table:table-cell table:style-name="ce17" office:value-type="string" calcext:value-type="string">
            <text:p>O3 - # Discussants in other media [sum]</text:p>
          </table:table-cell>
          <table:table-cell table:style-name="ce24" office:value-type="string" calcext:value-type="string">
            <text:p>E</text:p>
          </table:table-cell>
          <table:table-cell table:style-name="ce1" table:formula="of:=ORG.LIBREOFFICE.REGEX([.G193]; &quot;^(\d+|\w)&quot;)" office:value-type="string" office:string-value="E" calcext:value-type="string">
            <text:p>E</text:p>
          </table:table-cell>
          <table:table-cell table:style-name="ce17" office:value-type="string" calcext:value-type="string">
            <text:p>No frequent labels for both groups</text:p>
          </table:table-cell>
          <table:table-cell table:style-name="ce17"/>
          <table:table-cell table:number-columns-repeated="1014"/>
        </table:table-row>
        <table:table-row table:style-name="ro1" table:visibility="filter">
          <table:table-cell table:formula="of:=ORG.LIBREOFFICE.REGEX([.E194]; &quot;[A-Z]+&quot;)" office:value-type="string" office:string-value="C" calcext:value-type="string">
            <text:p>C</text:p>
          </table:table-cell>
          <table:table-cell table:style-name="ce4" table:formula="of:=VALUE(ORG.LIBREOFFICE.REGEX([.E194]; &quot;[\d\.]+&quot;))" office:value-type="float" office:value="13" calcext:value-type="float">
            <text:p>13.0</text:p>
          </table:table-cell>
          <table:table-cell table:formula="of:=ORG.LIBREOFFICE.REGEX([.F194]; &quot;[A-Z]+&quot;)" office:value-type="string" office:string-value="R" calcext:value-type="string">
            <text:p>R</text:p>
          </table:table-cell>
          <table:table-cell table:style-name="ce4" table:formula="of:=VALUE(ORG.LIBREOFFICE.REGEX([.F194]; &quot;[\d\.]+&quot;))" office:value-type="float" office:value="3" calcext:value-type="float">
            <text:p>3.0</text:p>
          </table:table-cell>
          <table:table-cell table:style-name="ce17" office:value-type="string" calcext:value-type="string">
            <text:p>C13 - Test failures</text:p>
          </table:table-cell>
          <table:table-cell table:style-name="ce17" office:value-type="string" calcext:value-type="string">
            <text:p>R3 - # Reviewers [sum]</text:p>
          </table:table-cell>
          <table:table-cell table:style-name="ce24" office:value-type="string" calcext:value-type="string">
            <text:p>E</text:p>
          </table:table-cell>
          <table:table-cell table:style-name="ce1" table:formula="of:=ORG.LIBREOFFICE.REGEX([.G194]; &quot;^(\d+|\w)&quot;)" office:value-type="string" office:string-value="E" calcext:value-type="string">
            <text:p>E</text:p>
          </table:table-cell>
          <table:table-cell table:style-name="ce17" office:value-type="string" calcext:value-type="string">
            <text:p>No fully valid labels for both groups. Cannot compare.</text:p>
          </table:table-cell>
          <table:table-cell table:style-name="ce17"/>
          <table:table-cell table:number-columns-repeated="1014"/>
        </table:table-row>
        <table:table-row table:style-name="ro1" table:visibility="filter">
          <table:table-cell table:formula="of:=ORG.LIBREOFFICE.REGEX([.E195]; &quot;[A-Z]+&quot;)" office:value-type="string" office:string-value="C" calcext:value-type="string">
            <text:p>C</text:p>
          </table:table-cell>
          <table:table-cell table:style-name="ce4" table:formula="of:=VALUE(ORG.LIBREOFFICE.REGEX([.E195]; &quot;[\d\.]+&quot;))" office:value-type="float" office:value="13" calcext:value-type="float">
            <text:p>13.0</text:p>
          </table:table-cell>
          <table:table-cell table:formula="of:=ORG.LIBREOFFICE.REGEX([.F195]; &quot;[A-Z]+&quot;)" office:value-type="string" office:string-value="R" calcext:value-type="string">
            <text:p>R</text:p>
          </table:table-cell>
          <table:table-cell table:style-name="ce4" table:formula="of:=VALUE(ORG.LIBREOFFICE.REGEX([.F195]; &quot;[\d\.]+&quot;))" office:value-type="float" office:value="5" calcext:value-type="float">
            <text:p>5.0</text:p>
          </table:table-cell>
          <table:table-cell table:style-name="ce17" office:value-type="string" calcext:value-type="string">
            <text:p>C13 - Test failures</text:p>
          </table:table-cell>
          <table:table-cell table:style-name="ce17" office:value-type="string" calcext:value-type="string">
            <text:p>R5 - # Review comments [sum]</text:p>
          </table:table-cell>
          <table:table-cell table:style-name="ce24" office:value-type="string" calcext:value-type="string">
            <text:p>E</text:p>
          </table:table-cell>
          <table:table-cell table:style-name="ce1" table:formula="of:=ORG.LIBREOFFICE.REGEX([.G195]; &quot;^(\d+|\w)&quot;)" office:value-type="string" office:string-value="E" calcext:value-type="string">
            <text:p>E</text:p>
          </table:table-cell>
          <table:table-cell table:style-name="ce17" office:value-type="string" calcext:value-type="string">
            <text:p>No fully valid labels for both groups. Cannot compare.</text:p>
          </table:table-cell>
          <table:table-cell table:style-name="ce17"/>
          <table:table-cell table:number-columns-repeated="1014"/>
        </table:table-row>
        <table:table-row table:style-name="ro1" table:visibility="filter">
          <table:table-cell table:formula="of:=ORG.LIBREOFFICE.REGEX([.E196]; &quot;[A-Z]+&quot;)" office:value-type="string" office:string-value="C" calcext:value-type="string">
            <text:p>C</text:p>
          </table:table-cell>
          <table:table-cell table:style-name="ce4" table:formula="of:=VALUE(ORG.LIBREOFFICE.REGEX([.E196]; &quot;[\d\.]+&quot;))" office:value-type="float" office:value="13" calcext:value-type="float">
            <text:p>13.0</text:p>
          </table:table-cell>
          <table:table-cell table:formula="of:=ORG.LIBREOFFICE.REGEX([.F196]; &quot;[A-Z]+&quot;)" office:value-type="string" office:string-value="R" calcext:value-type="string">
            <text:p>R</text:p>
          </table:table-cell>
          <table:table-cell table:style-name="ce4" table:formula="of:=VALUE(ORG.LIBREOFFICE.REGEX([.F196]; &quot;[\d\.]+&quot;))" office:value-type="float" office:value="6" calcext:value-type="float">
            <text:p>6.0</text:p>
          </table:table-cell>
          <table:table-cell table:style-name="ce17" office:value-type="string" calcext:value-type="string">
            <text:p>C13 - Test failures</text:p>
          </table:table-cell>
          <table:table-cell table:style-name="ce17" office:value-type="string" calcext:value-type="string">
            <text:p>R6 - # Rounds of code review [sum]</text:p>
          </table:table-cell>
          <table:table-cell table:style-name="ce24" office:value-type="string" calcext:value-type="string">
            <text:p>E</text:p>
          </table:table-cell>
          <table:table-cell table:style-name="ce1" table:formula="of:=ORG.LIBREOFFICE.REGEX([.G196]; &quot;^(\d+|\w)&quot;)" office:value-type="string" office:string-value="E" calcext:value-type="string">
            <text:p>E</text:p>
          </table:table-cell>
          <table:table-cell table:style-name="ce17" office:value-type="string" calcext:value-type="string">
            <text:p>No fully valid labels for both groups. Cannot compare.</text:p>
          </table:table-cell>
          <table:table-cell table:style-name="ce17"/>
          <table:table-cell table:number-columns-repeated="1014"/>
        </table:table-row>
        <table:table-row table:style-name="ro2" table:visibility="filter">
          <table:table-cell table:formula="of:=ORG.LIBREOFFICE.REGEX([.E197]; &quot;[A-Z]+&quot;)" office:value-type="string" office:string-value="C" calcext:value-type="string">
            <text:p>C</text:p>
          </table:table-cell>
          <table:table-cell table:style-name="ce4" table:formula="of:=VALUE(ORG.LIBREOFFICE.REGEX([.E197]; &quot;[\d\.]+&quot;))" office:value-type="float" office:value="15" calcext:value-type="float">
            <text:p>15.0</text:p>
          </table:table-cell>
          <table:table-cell table:formula="of:=ORG.LIBREOFFICE.REGEX([.F197]; &quot;[A-Z]+&quot;)" office:value-type="string" office:string-value="C" calcext:value-type="string">
            <text:p>C</text:p>
          </table:table-cell>
          <table:table-cell table:style-name="ce4" table:formula="of:=VALUE(ORG.LIBREOFFICE.REGEX([.F197]; &quot;[\d\.]+&quot;))" office:value-type="float" office:value="3" calcext:value-type="float">
            <text:p>3.0</text:p>
          </table:table-cell>
          <table:table-cell office:value-type="string" calcext:value-type="string">
            <text:p>C15 - Documentation changes</text:p>
          </table:table-cell>
          <table:table-cell office:value-type="string" calcext:value-type="string">
            <text:p>C3 - # Files changed</text:p>
          </table:table-cell>
          <table:table-cell table:style-name="ce20" office:value-type="string" calcext:value-type="string">
            <text:p>3.3</text:p>
          </table:table-cell>
          <table:table-cell table:style-name="ce1" table:formula="of:=ORG.LIBREOFFICE.REGEX([.G197]; &quot;^(\d+|\w)&quot;)" office:value-type="string" office:string-value="3" calcext:value-type="string">
            <text:p>3</text:p>
          </table:table-cell>
          <table:table-cell table:style-name="ce12" office:value-type="string" calcext:value-type="string">
            <office:annotation draw:style-name="gr1" draw:text-style-name="P2" svg:width="2.256cm" svg:height="7.311cm" svg:x="26.041cm" svg:y="1334.133cm" draw:caption-point-x="18.891cm" draw:caption-point-y="-1315.613cm">
              <dc:creator>Lukas Schulte</dc:creator>
              <dc:date>2025-03-10T00:00:00</dc:date>
              <text:p text:style-name="P1"><text:span text:style-name="T1">Bug introducing commits are more likely to be documented when they are big, while for non bug-introducing commits whether or not its documented does not relate to the size...</text:span></text:p>
            </office:annotation>
            <text:p>BG: true relates to more files changed</text:p>
            <text:p>CG: no relation</text:p>
          </table:table-cell>
          <table:table-cell table:style-name="ce12" office:value-type="string" calcext:value-type="string">
            <text:p>BG: Kruskal-Wallis - Significant difference True</text:p>
            <text:p>CG: Kruskal-Wallis - Significant difference False</text:p>
            <text:p>Abs. count: 71 (BG); 71 (CG)</text:p>
          </table:table-cell>
          <table:table-cell table:formula="of:=HYPERLINK(&quot;figures/boxplots/C15_C3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3" table:visibility="filter">
          <table:table-cell table:formula="of:=ORG.LIBREOFFICE.REGEX([.E198]; &quot;[A-Z]+&quot;)" office:value-type="string" office:string-value="C" calcext:value-type="string">
            <text:p>C</text:p>
          </table:table-cell>
          <table:table-cell table:style-name="ce4" table:formula="of:=VALUE(ORG.LIBREOFFICE.REGEX([.E198]; &quot;[\d\.]+&quot;))" office:value-type="float" office:value="15" calcext:value-type="float">
            <text:p>15.0</text:p>
          </table:table-cell>
          <table:table-cell table:formula="of:=ORG.LIBREOFFICE.REGEX([.F198]; &quot;[A-Z]+&quot;)" office:value-type="string" office:string-value="C" calcext:value-type="string">
            <text:p>C</text:p>
          </table:table-cell>
          <table:table-cell table:style-name="ce4" table:formula="of:=VALUE(ORG.LIBREOFFICE.REGEX([.F198]; &quot;[\d\.]+&quot;))" office:value-type="float" office:value="4" calcext:value-type="float">
            <text:p>4.0</text:p>
          </table:table-cell>
          <table:table-cell office:value-type="string" calcext:value-type="string">
            <text:p>C15 - Documentation changes</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198];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15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99]; &quot;[A-Z]+&quot;)" office:value-type="string" office:string-value="C" calcext:value-type="string">
            <text:p>C</text:p>
          </table:table-cell>
          <table:table-cell table:style-name="ce4" table:formula="of:=VALUE(ORG.LIBREOFFICE.REGEX([.E199]; &quot;[\d\.]+&quot;))" office:value-type="float" office:value="15" calcext:value-type="float">
            <text:p>15.0</text:p>
          </table:table-cell>
          <table:table-cell table:formula="of:=ORG.LIBREOFFICE.REGEX([.F199]; &quot;[A-Z]+&quot;)" office:value-type="string" office:string-value="C" calcext:value-type="string">
            <text:p>C</text:p>
          </table:table-cell>
          <table:table-cell table:style-name="ce4" table:formula="of:=VALUE(ORG.LIBREOFFICE.REGEX([.F199]; &quot;[\d\.]+&quot;))" office:value-type="float" office:value="5" calcext:value-type="float">
            <text:p>5.0</text:p>
          </table:table-cell>
          <table:table-cell office:value-type="string" calcext:value-type="string">
            <text:p>C15 - Documentation changes</text:p>
          </table:table-cell>
          <table:table-cell office:value-type="string" calcext:value-type="string">
            <text:p>C5 - Commit total line bugginess</text:p>
          </table:table-cell>
          <table:table-cell office:value-type="string" calcext:value-type="string">
            <text:p>32</text:p>
          </table:table-cell>
          <table:table-cell table:style-name="ce1" table:formula="of:=ORG.LIBREOFFICE.REGEX([.G199];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15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00]; &quot;[A-Z]+&quot;)" office:value-type="string" office:string-value="C" calcext:value-type="string">
            <text:p>C</text:p>
          </table:table-cell>
          <table:table-cell table:style-name="ce4" table:formula="of:=VALUE(ORG.LIBREOFFICE.REGEX([.E200]; &quot;[\d\.]+&quot;))" office:value-type="float" office:value="15" calcext:value-type="float">
            <text:p>15.0</text:p>
          </table:table-cell>
          <table:table-cell table:formula="of:=ORG.LIBREOFFICE.REGEX([.F200]; &quot;[A-Z]+&quot;)" office:value-type="string" office:string-value="C" calcext:value-type="string">
            <text:p>C</text:p>
          </table:table-cell>
          <table:table-cell table:style-name="ce4" table:formula="of:=VALUE(ORG.LIBREOFFICE.REGEX([.F200]; &quot;[\d\.]+&quot;))" office:value-type="float" office:value="6" calcext:value-type="float">
            <text:p>6.0</text:p>
          </table:table-cell>
          <table:table-cell office:value-type="string" calcext:value-type="string">
            <text:p>C15 - Documentation changes</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200];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15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01]; &quot;[A-Z]+&quot;)" office:value-type="string" office:string-value="C" calcext:value-type="string">
            <text:p>C</text:p>
          </table:table-cell>
          <table:table-cell table:style-name="ce4" table:formula="of:=VALUE(ORG.LIBREOFFICE.REGEX([.E201]; &quot;[\d\.]+&quot;))" office:value-type="float" office:value="15" calcext:value-type="float">
            <text:p>15.0</text:p>
          </table:table-cell>
          <table:table-cell table:formula="of:=ORG.LIBREOFFICE.REGEX([.F201]; &quot;[A-Z]+&quot;)" office:value-type="string" office:string-value="F" calcext:value-type="string">
            <text:p>F</text:p>
          </table:table-cell>
          <table:table-cell table:style-name="ce4" table:formula="of:=VALUE(ORG.LIBREOFFICE.REGEX([.F201]; &quot;[\d\.]+&quot;))" office:value-type="float" office:value="4" calcext:value-type="float">
            <text:p>4.0</text:p>
          </table:table-cell>
          <table:table-cell office:value-type="string" calcext:value-type="string">
            <text:p>C15 - Documentation changes</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20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15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02]; &quot;[A-Z]+&quot;)" office:value-type="string" office:string-value="C" calcext:value-type="string">
            <text:p>C</text:p>
          </table:table-cell>
          <table:table-cell table:style-name="ce4" table:formula="of:=VALUE(ORG.LIBREOFFICE.REGEX([.E202]; &quot;[\d\.]+&quot;))" office:value-type="float" office:value="15" calcext:value-type="float">
            <text:p>15.0</text:p>
          </table:table-cell>
          <table:table-cell table:formula="of:=ORG.LIBREOFFICE.REGEX([.F202]; &quot;[A-Z]+&quot;)" office:value-type="string" office:string-value="F" calcext:value-type="string">
            <text:p>F</text:p>
          </table:table-cell>
          <table:table-cell table:style-name="ce4" table:formula="of:=VALUE(ORG.LIBREOFFICE.REGEX([.F202]; &quot;[\d\.]+&quot;))" office:value-type="float" office:value="9" calcext:value-type="float">
            <text:p>9.0</text:p>
          </table:table-cell>
          <table:table-cell office:value-type="string" calcext:value-type="string">
            <text:p>C15 - Documentation changes</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202];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15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table-cell table:formula="of:=ORG.LIBREOFFICE.REGEX([.E203]; &quot;[A-Z]+&quot;)" office:value-type="string" office:string-value="C" calcext:value-type="string">
            <text:p>C</text:p>
          </table:table-cell>
          <table:table-cell table:style-name="ce4" table:formula="of:=VALUE(ORG.LIBREOFFICE.REGEX([.E203]; &quot;[\d\.]+&quot;))" office:value-type="float" office:value="15" calcext:value-type="float">
            <text:p>15.0</text:p>
          </table:table-cell>
          <table:table-cell table:formula="of:=ORG.LIBREOFFICE.REGEX([.F203]; &quot;[A-Z]+&quot;)" office:value-type="string" office:string-value="I" calcext:value-type="string">
            <text:p>I</text:p>
          </table:table-cell>
          <table:table-cell table:style-name="ce4" table:formula="of:=VALUE(ORG.LIBREOFFICE.REGEX([.F203]; &quot;[\d\.]+&quot;))" office:value-type="float" office:value="5" calcext:value-type="float">
            <text:p>5.0</text:p>
          </table:table-cell>
          <table:table-cell office:value-type="string" calcext:value-type="string">
            <text:p>C15 - Documentation changes</text:p>
          </table:table-cell>
          <table:table-cell office:value-type="string" calcext:value-type="string">
            <text:p>I5 - # Introducing issue discussants [sum]</text:p>
          </table:table-cell>
          <table:table-cell table:style-name="ce20" office:value-type="string" calcext:value-type="string">
            <text:p>31</text:p>
          </table:table-cell>
          <table:table-cell table:style-name="ce1" table:formula="of:=ORG.LIBREOFFICE.REGEX([.G203]; &quot;^(\d+|\w)&quot;)" office:value-type="string" office:string-value="31" calcext:value-type="string">
            <text:p>31</text:p>
          </table:table-cell>
          <table:table-cell office:value-type="string" calcext:value-type="string">
            <text:p>CG: true relates to more discussants (too weak)</text:p>
          </table:table-cell>
          <table:table-cell table:style-name="ce12" office:value-type="string" calcext:value-type="string">
            <text:p>BG and CG: no common fully valid labels</text:p>
            <text:p>BG: no fully valid labels</text:p>
            <text:p>Not enough data for Kruskal-Wallis</text:p>
            <text:p>CG: Kruskal-Wallis - Significant difference False</text:p>
            <text:p>Abs. count: 36 (BG); 17 (CG)</text:p>
          </table:table-cell>
          <table:table-cell table:formula="of:=HYPERLINK(&quot;figures/boxplots/C15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204]; &quot;[A-Z]+&quot;)" office:value-type="string" office:string-value="C" calcext:value-type="string">
            <text:p>C</text:p>
          </table:table-cell>
          <table:table-cell table:style-name="ce4" table:formula="of:=VALUE(ORG.LIBREOFFICE.REGEX([.E204]; &quot;[\d\.]+&quot;))" office:value-type="float" office:value="15" calcext:value-type="float">
            <text:p>15.0</text:p>
          </table:table-cell>
          <table:table-cell table:formula="of:=ORG.LIBREOFFICE.REGEX([.F204]; &quot;[A-Z]+&quot;)" office:value-type="string" office:string-value="I" calcext:value-type="string">
            <text:p>I</text:p>
          </table:table-cell>
          <table:table-cell table:style-name="ce4" table:formula="of:=VALUE(ORG.LIBREOFFICE.REGEX([.F204]; &quot;[\d\.]+&quot;))" office:value-type="float" office:value="7" calcext:value-type="float">
            <text:p>7.0</text:p>
          </table:table-cell>
          <table:table-cell office:value-type="string" calcext:value-type="string">
            <text:p>C15 - Documentation changes</text:p>
          </table:table-cell>
          <table:table-cell office:value-type="string" calcext:value-type="string">
            <text:p>I7 - # Introducing issue commits [sum]</text:p>
          </table:table-cell>
          <table:table-cell table:style-name="ce20" office:value-type="string" calcext:value-type="string">
            <text:p>31</text:p>
          </table:table-cell>
          <table:table-cell table:style-name="ce1" table:formula="of:=ORG.LIBREOFFICE.REGEX([.G204]; &quot;^(\d+|\w)&quot;)" office:value-type="string" office:string-value="31" calcext:value-type="string">
            <text:p>31</text:p>
          </table:table-cell>
          <table:table-cell office:value-type="string" calcext:value-type="string">
            <text:p>CG: no relation</text:p>
          </table:table-cell>
          <table:table-cell table:style-name="ce12" office:value-type="string" calcext:value-type="string">
            <text:p>BG and CG: no common fully valid labels</text:p>
            <text:p>BG: no fully valid labels</text:p>
            <text:p>Not enough data for Kruskal-Wallis</text:p>
            <text:p>CG: Kruskal-Wallis - Significant difference False</text:p>
            <text:p>Abs. count: 51 (BG); 28 (CG)</text:p>
          </table:table-cell>
          <table:table-cell table:formula="of:=HYPERLINK(&quot;figures/boxplots/C15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205]; &quot;[A-Z]+&quot;)" office:value-type="string" office:string-value="C" calcext:value-type="string">
            <text:p>C</text:p>
          </table:table-cell>
          <table:table-cell table:style-name="ce4" table:formula="of:=VALUE(ORG.LIBREOFFICE.REGEX([.E205]; &quot;[\d\.]+&quot;))" office:value-type="float" office:value="15" calcext:value-type="float">
            <text:p>15.0</text:p>
          </table:table-cell>
          <table:table-cell table:formula="of:=ORG.LIBREOFFICE.REGEX([.F205]; &quot;[A-Z]+&quot;)" office:value-type="string" office:string-value="I" calcext:value-type="string">
            <text:p>I</text:p>
          </table:table-cell>
          <table:table-cell table:style-name="ce4" table:formula="of:=VALUE(ORG.LIBREOFFICE.REGEX([.F205]; &quot;[\d\.]+&quot;))" office:value-type="float" office:value="10" calcext:value-type="float">
            <text:p>10.0</text:p>
          </table:table-cell>
          <table:table-cell office:value-type="string" calcext:value-type="string">
            <text:p>C15 - Documentation changes</text:p>
          </table:table-cell>
          <table:table-cell office:value-type="string" calcext:value-type="string">
            <text:p>I10 - # Introducing issue comments [sum]</text:p>
          </table:table-cell>
          <table:table-cell table:style-name="ce20" office:value-type="string" calcext:value-type="string">
            <text:p>31</text:p>
          </table:table-cell>
          <table:table-cell table:style-name="ce1" table:formula="of:=ORG.LIBREOFFICE.REGEX([.G205]; &quot;^(\d+|\w)&quot;)" office:value-type="string" office:string-value="31" calcext:value-type="string">
            <text:p>31</text:p>
          </table:table-cell>
          <table:table-cell office:value-type="string" calcext:value-type="string">
            <text:p>CG: no relation</text:p>
          </table:table-cell>
          <table:table-cell table:style-name="ce12" office:value-type="string" calcext:value-type="string">
            <text:p>BG and CG: no common fully valid labels</text:p>
            <text:p>BG: no fully valid labels</text:p>
            <text:p>Not enough data for Kruskal-Wallis</text:p>
            <text:p>CG: Kruskal-Wallis - Significant difference False</text:p>
            <text:p>Abs. count: 36 (BG); 17 (CG)</text:p>
          </table:table-cell>
          <table:table-cell table:formula="of:=HYPERLINK(&quot;figures/boxplots/C15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206]; &quot;[A-Z]+&quot;)" office:value-type="string" office:string-value="C" calcext:value-type="string">
            <text:p>C</text:p>
          </table:table-cell>
          <table:table-cell table:style-name="ce4" table:formula="of:=VALUE(ORG.LIBREOFFICE.REGEX([.E206]; &quot;[\d\.]+&quot;))" office:value-type="float" office:value="15" calcext:value-type="float">
            <text:p>15.0</text:p>
          </table:table-cell>
          <table:table-cell table:formula="of:=ORG.LIBREOFFICE.REGEX([.F206]; &quot;[A-Z]+&quot;)" office:value-type="string" office:string-value="ML" calcext:value-type="string">
            <text:p>ML</text:p>
          </table:table-cell>
          <table:table-cell table:style-name="ce4" table:formula="of:=VALUE(ORG.LIBREOFFICE.REGEX([.F206]; &quot;[\d\.]+&quot;))" office:value-type="float" office:value="2" calcext:value-type="float">
            <text:p>2.0</text:p>
          </table:table-cell>
          <table:table-cell office:value-type="string" calcext:value-type="string">
            <text:p>C15 - Documentation change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20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207]; &quot;[A-Z]+&quot;)" office:value-type="string" office:string-value="C" calcext:value-type="string">
            <text:p>C</text:p>
          </table:table-cell>
          <table:table-cell table:style-name="ce4" table:formula="of:=VALUE(ORG.LIBREOFFICE.REGEX([.E207]; &quot;[\d\.]+&quot;))" office:value-type="float" office:value="15" calcext:value-type="float">
            <text:p>15.0</text:p>
          </table:table-cell>
          <table:table-cell table:formula="of:=ORG.LIBREOFFICE.REGEX([.F207]; &quot;[A-Z]+&quot;)" office:value-type="string" office:string-value="ML" calcext:value-type="string">
            <text:p>ML</text:p>
          </table:table-cell>
          <table:table-cell table:style-name="ce4" table:formula="of:=VALUE(ORG.LIBREOFFICE.REGEX([.F207]; &quot;[\d\.]+&quot;))" office:value-type="float" office:value="5" calcext:value-type="float">
            <text:p>5.0</text:p>
          </table:table-cell>
          <table:table-cell office:value-type="string" calcext:value-type="string">
            <text:p>C15 - Documentation change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20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208]; &quot;[A-Z]+&quot;)" office:value-type="string" office:string-value="C" calcext:value-type="string">
            <text:p>C</text:p>
          </table:table-cell>
          <table:table-cell table:style-name="ce4" table:formula="of:=VALUE(ORG.LIBREOFFICE.REGEX([.E208]; &quot;[\d\.]+&quot;))" office:value-type="float" office:value="15" calcext:value-type="float">
            <text:p>15.0</text:p>
          </table:table-cell>
          <table:table-cell table:formula="of:=ORG.LIBREOFFICE.REGEX([.F208]; &quot;[A-Z]+&quot;)" office:value-type="string" office:string-value="O" calcext:value-type="string">
            <text:p>O</text:p>
          </table:table-cell>
          <table:table-cell table:style-name="ce4" table:formula="of:=VALUE(ORG.LIBREOFFICE.REGEX([.F208]; &quot;[\d\.]+&quot;))" office:value-type="float" office:value="3" calcext:value-type="float">
            <text:p>3.0</text:p>
          </table:table-cell>
          <table:table-cell office:value-type="string" calcext:value-type="string">
            <text:p>C15 - Documentation change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20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4" table:visibility="filter">
          <table:table-cell table:formula="of:=ORG.LIBREOFFICE.REGEX([.E209]; &quot;[A-Z]+&quot;)" office:value-type="string" office:string-value="C" calcext:value-type="string">
            <text:p>C</text:p>
          </table:table-cell>
          <table:table-cell table:style-name="ce4" table:formula="of:=VALUE(ORG.LIBREOFFICE.REGEX([.E209]; &quot;[\d\.]+&quot;))" office:value-type="float" office:value="15" calcext:value-type="float">
            <text:p>15.0</text:p>
          </table:table-cell>
          <table:table-cell table:formula="of:=ORG.LIBREOFFICE.REGEX([.F209]; &quot;[A-Z]+&quot;)" office:value-type="string" office:string-value="R" calcext:value-type="string">
            <text:p>R</text:p>
          </table:table-cell>
          <table:table-cell table:style-name="ce4" table:formula="of:=VALUE(ORG.LIBREOFFICE.REGEX([.F209]; &quot;[\d\.]+&quot;))" office:value-type="float" office:value="3" calcext:value-type="float">
            <text:p>3.0</text:p>
          </table:table-cell>
          <table:table-cell office:value-type="string" calcext:value-type="string">
            <text:p>C15 - Documentation changes</text:p>
          </table:table-cell>
          <table:table-cell office:value-type="string" calcext:value-type="string">
            <text:p>R3 - # Reviewers [sum]</text:p>
          </table:table-cell>
          <table:table-cell table:style-name="ce20" office:value-type="string" calcext:value-type="string">
            <text:p>31</text:p>
          </table:table-cell>
          <table:table-cell table:style-name="ce1" table:formula="of:=ORG.LIBREOFFICE.REGEX([.G209]; &quot;^(\d+|\w)&quot;)" office:value-type="string" office:string-value="31" calcext:value-type="string">
            <text:p>31</text:p>
          </table:table-cell>
          <table:table-cell office:value-type="string" calcext:value-type="string">
            <text:p>CG: no relation</text:p>
          </table:table-cell>
          <table:table-cell table:style-name="ce12" office:value-type="string" calcext:value-type="string">
            <text:p>BG and CG: no common fully valid labels</text:p>
            <text:p>BG: no fully valid labels</text:p>
            <text:p>Not enough data for Kruskal-Wallis</text:p>
            <text:p>CG: Kruskal-Wallis - Significant difference False</text:p>
            <text:p>Abs. count: 38 (BG); 39 (CG)</text:p>
          </table:table-cell>
          <table:table-cell table:formula="of:=HYPERLINK(&quot;figures/boxplots/C15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210]; &quot;[A-Z]+&quot;)" office:value-type="string" office:string-value="C" calcext:value-type="string">
            <text:p>C</text:p>
          </table:table-cell>
          <table:table-cell table:style-name="ce4" table:formula="of:=VALUE(ORG.LIBREOFFICE.REGEX([.E210]; &quot;[\d\.]+&quot;))" office:value-type="float" office:value="15" calcext:value-type="float">
            <text:p>15.0</text:p>
          </table:table-cell>
          <table:table-cell table:formula="of:=ORG.LIBREOFFICE.REGEX([.F210]; &quot;[A-Z]+&quot;)" office:value-type="string" office:string-value="R" calcext:value-type="string">
            <text:p>R</text:p>
          </table:table-cell>
          <table:table-cell table:style-name="ce4" table:formula="of:=VALUE(ORG.LIBREOFFICE.REGEX([.F210]; &quot;[\d\.]+&quot;))" office:value-type="float" office:value="5" calcext:value-type="float">
            <text:p>5.0</text:p>
          </table:table-cell>
          <table:table-cell office:value-type="string" calcext:value-type="string">
            <text:p>C15 - Documentation changes</text:p>
          </table:table-cell>
          <table:table-cell office:value-type="string" calcext:value-type="string">
            <text:p>R5 - # Review comments [sum]</text:p>
          </table:table-cell>
          <table:table-cell table:style-name="ce20" office:value-type="string" calcext:value-type="string">
            <text:p>31</text:p>
          </table:table-cell>
          <table:table-cell table:style-name="ce1" table:formula="of:=ORG.LIBREOFFICE.REGEX([.G210]; &quot;^(\d+|\w)&quot;)" office:value-type="string" office:string-value="31" calcext:value-type="string">
            <text:p>31</text:p>
          </table:table-cell>
          <table:table-cell table:style-name="ce12" office:value-type="string" calcext:value-type="string">
            <office:annotation draw:style-name="gr2" draw:text-style-name="P2" svg:width="2.256cm" svg:height="5.336cm" svg:x="26.041cm" svg:y="2005.103cm" draw:caption-point-x="18.891cm" draw:caption-point-y="-1984.523cm">
              <dc:creator>Lukas Schulte</dc:creator>
              <dc:date>2025-03-10T00:00:00</dc:date>
              <text:p text:style-name="P1"><text:span text:style-name="T1">In the control group, undocumented changes do not seem to attract more review comments… Would be interesting to have more data on the bug group...</text:span></text:p>
            </office:annotation>
            <text:p>CG: no relation</text:p>
            <text:p>[example]</text:p>
          </table:table-cell>
          <table:table-cell table:style-name="ce12" office:value-type="string" calcext:value-type="string">
            <text:p>BG and CG: no common fully valid labels</text:p>
            <text:p>BG: no fully valid labels</text:p>
            <text:p>Not enough data for Kruskal-Wallis</text:p>
            <text:p>CG: Kruskal-Wallis - Significant difference False</text:p>
            <text:p>Abs. count: 38 (BG); 39 (CG)</text:p>
          </table:table-cell>
          <table:table-cell table:formula="of:=HYPERLINK(&quot;figures/boxplots/C15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211]; &quot;[A-Z]+&quot;)" office:value-type="string" office:string-value="C" calcext:value-type="string">
            <text:p>C</text:p>
          </table:table-cell>
          <table:table-cell table:style-name="ce4" table:formula="of:=VALUE(ORG.LIBREOFFICE.REGEX([.E211]; &quot;[\d\.]+&quot;))" office:value-type="float" office:value="15" calcext:value-type="float">
            <text:p>15.0</text:p>
          </table:table-cell>
          <table:table-cell table:formula="of:=ORG.LIBREOFFICE.REGEX([.F211]; &quot;[A-Z]+&quot;)" office:value-type="string" office:string-value="R" calcext:value-type="string">
            <text:p>R</text:p>
          </table:table-cell>
          <table:table-cell table:style-name="ce4" table:formula="of:=VALUE(ORG.LIBREOFFICE.REGEX([.F211]; &quot;[\d\.]+&quot;))" office:value-type="float" office:value="6" calcext:value-type="float">
            <text:p>6.0</text:p>
          </table:table-cell>
          <table:table-cell office:value-type="string" calcext:value-type="string">
            <text:p>C15 - Documentation changes</text:p>
          </table:table-cell>
          <table:table-cell office:value-type="string" calcext:value-type="string">
            <text:p>R6 - # Rounds of code review [sum]</text:p>
          </table:table-cell>
          <table:table-cell table:style-name="ce20" office:value-type="string" calcext:value-type="string">
            <text:p>31</text:p>
          </table:table-cell>
          <table:table-cell table:style-name="ce1" table:formula="of:=ORG.LIBREOFFICE.REGEX([.G211]; &quot;^(\d+|\w)&quot;)" office:value-type="string" office:string-value="31" calcext:value-type="string">
            <text:p>31</text:p>
          </table:table-cell>
          <table:table-cell office:value-type="string" calcext:value-type="string">
            <text:p>CG: no clear relation</text:p>
          </table:table-cell>
          <table:table-cell table:style-name="ce12" office:value-type="string" calcext:value-type="string">
            <text:p>BG and CG: no common fully valid labels</text:p>
            <text:p>BG: no fully valid labels</text:p>
            <text:p>Not enough data for Kruskal-Wallis</text:p>
            <text:p>CG: Kruskal-Wallis - Significant difference False</text:p>
            <text:p>Abs. count: 38 (BG); 39 (CG)</text:p>
          </table:table-cell>
          <table:table-cell table:formula="of:=HYPERLINK(&quot;figures/boxplots/C15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12]; &quot;[A-Z]+&quot;)" office:value-type="string" office:string-value="C" calcext:value-type="string">
            <text:p>C</text:p>
          </table:table-cell>
          <table:table-cell table:style-name="ce4" table:formula="of:=VALUE(ORG.LIBREOFFICE.REGEX([.E212]; &quot;[\d\.]+&quot;))" office:value-type="float" office:value="16" calcext:value-type="float">
            <text:p>16.0</text:p>
          </table:table-cell>
          <table:table-cell table:formula="of:=ORG.LIBREOFFICE.REGEX([.F212]; &quot;[A-Z]+&quot;)" office:value-type="string" office:string-value="C" calcext:value-type="string">
            <text:p>C</text:p>
          </table:table-cell>
          <table:table-cell table:style-name="ce4" table:formula="of:=VALUE(ORG.LIBREOFFICE.REGEX([.F212]; &quot;[\d\.]+&quot;))" office:value-type="float" office:value="3" calcext:value-type="float">
            <text:p>3.0</text:p>
          </table:table-cell>
          <table:table-cell office:value-type="string" calcext:value-type="string">
            <text:p>C16 - Bug affecting documentation</text:p>
          </table:table-cell>
          <table:table-cell office:value-type="string" calcext:value-type="string">
            <text:p>C3 - # Files changed</text:p>
          </table:table-cell>
          <table:table-cell office:value-type="string" calcext:value-type="string">
            <text:p>32</text:p>
          </table:table-cell>
          <table:table-cell table:style-name="ce1" table:formula="of:=ORG.LIBREOFFICE.REGEX([.G212];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0 (BG); 0 (CG)</text:p>
          </table:table-cell>
          <table:table-cell table:formula="of:=HYPERLINK(&quot;figures/boxplots/C16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13]; &quot;[A-Z]+&quot;)" office:value-type="string" office:string-value="C" calcext:value-type="string">
            <text:p>C</text:p>
          </table:table-cell>
          <table:table-cell table:style-name="ce4" table:formula="of:=VALUE(ORG.LIBREOFFICE.REGEX([.E213]; &quot;[\d\.]+&quot;))" office:value-type="float" office:value="16" calcext:value-type="float">
            <text:p>16.0</text:p>
          </table:table-cell>
          <table:table-cell table:formula="of:=ORG.LIBREOFFICE.REGEX([.F213]; &quot;[A-Z]+&quot;)" office:value-type="string" office:string-value="C" calcext:value-type="string">
            <text:p>C</text:p>
          </table:table-cell>
          <table:table-cell table:style-name="ce4" table:formula="of:=VALUE(ORG.LIBREOFFICE.REGEX([.F213]; &quot;[\d\.]+&quot;))" office:value-type="float" office:value="4" calcext:value-type="float">
            <text:p>4.0</text:p>
          </table:table-cell>
          <table:table-cell office:value-type="string" calcext:value-type="string">
            <text:p>C16 - Bug affecting documentation</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213];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0 (BG); 0 (CG)</text:p>
          </table:table-cell>
          <table:table-cell table:formula="of:=HYPERLINK(&quot;figures/boxplots/C16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14]; &quot;[A-Z]+&quot;)" office:value-type="string" office:string-value="C" calcext:value-type="string">
            <text:p>C</text:p>
          </table:table-cell>
          <table:table-cell table:style-name="ce4" table:formula="of:=VALUE(ORG.LIBREOFFICE.REGEX([.E214]; &quot;[\d\.]+&quot;))" office:value-type="float" office:value="16" calcext:value-type="float">
            <text:p>16.0</text:p>
          </table:table-cell>
          <table:table-cell table:formula="of:=ORG.LIBREOFFICE.REGEX([.F214]; &quot;[A-Z]+&quot;)" office:value-type="string" office:string-value="C" calcext:value-type="string">
            <text:p>C</text:p>
          </table:table-cell>
          <table:table-cell table:style-name="ce4" table:formula="of:=VALUE(ORG.LIBREOFFICE.REGEX([.F214]; &quot;[\d\.]+&quot;))" office:value-type="float" office:value="5" calcext:value-type="float">
            <text:p>5.0</text:p>
          </table:table-cell>
          <table:table-cell office:value-type="string" calcext:value-type="string">
            <text:p>C16 - Bug affecting documentation</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214];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0 (BG); 0 (CG)</text:p>
          </table:table-cell>
          <table:table-cell table:formula="of:=HYPERLINK(&quot;figures/boxplots/C16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15]; &quot;[A-Z]+&quot;)" office:value-type="string" office:string-value="C" calcext:value-type="string">
            <text:p>C</text:p>
          </table:table-cell>
          <table:table-cell table:style-name="ce4" table:formula="of:=VALUE(ORG.LIBREOFFICE.REGEX([.E215]; &quot;[\d\.]+&quot;))" office:value-type="float" office:value="16" calcext:value-type="float">
            <text:p>16.0</text:p>
          </table:table-cell>
          <table:table-cell table:formula="of:=ORG.LIBREOFFICE.REGEX([.F215]; &quot;[A-Z]+&quot;)" office:value-type="string" office:string-value="C" calcext:value-type="string">
            <text:p>C</text:p>
          </table:table-cell>
          <table:table-cell table:style-name="ce4" table:formula="of:=VALUE(ORG.LIBREOFFICE.REGEX([.F215]; &quot;[\d\.]+&quot;))" office:value-type="float" office:value="6" calcext:value-type="float">
            <text:p>6.0</text:p>
          </table:table-cell>
          <table:table-cell office:value-type="string" calcext:value-type="string">
            <text:p>C16 - Bug affecting documentation</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215];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0 (BG); 0 (CG)</text:p>
          </table:table-cell>
          <table:table-cell table:formula="of:=HYPERLINK(&quot;figures/boxplots/C16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16]; &quot;[A-Z]+&quot;)" office:value-type="string" office:string-value="C" calcext:value-type="string">
            <text:p>C</text:p>
          </table:table-cell>
          <table:table-cell table:style-name="ce4" table:formula="of:=VALUE(ORG.LIBREOFFICE.REGEX([.E216]; &quot;[\d\.]+&quot;))" office:value-type="float" office:value="16" calcext:value-type="float">
            <text:p>16.0</text:p>
          </table:table-cell>
          <table:table-cell table:formula="of:=ORG.LIBREOFFICE.REGEX([.F216]; &quot;[A-Z]+&quot;)" office:value-type="string" office:string-value="F" calcext:value-type="string">
            <text:p>F</text:p>
          </table:table-cell>
          <table:table-cell table:style-name="ce4" table:formula="of:=VALUE(ORG.LIBREOFFICE.REGEX([.F216]; &quot;[\d\.]+&quot;))" office:value-type="float" office:value="4" calcext:value-type="float">
            <text:p>4.0</text:p>
          </table:table-cell>
          <table:table-cell office:value-type="string" calcext:value-type="string">
            <text:p>C16 - Bug affecting documentation</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21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0 (BG); 0 (CG)</text:p>
          </table:table-cell>
          <table:table-cell table:formula="of:=HYPERLINK(&quot;figures/boxplots/C16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17]; &quot;[A-Z]+&quot;)" office:value-type="string" office:string-value="C" calcext:value-type="string">
            <text:p>C</text:p>
          </table:table-cell>
          <table:table-cell table:style-name="ce4" table:formula="of:=VALUE(ORG.LIBREOFFICE.REGEX([.E217]; &quot;[\d\.]+&quot;))" office:value-type="float" office:value="16" calcext:value-type="float">
            <text:p>16.0</text:p>
          </table:table-cell>
          <table:table-cell table:formula="of:=ORG.LIBREOFFICE.REGEX([.F217]; &quot;[A-Z]+&quot;)" office:value-type="string" office:string-value="F" calcext:value-type="string">
            <text:p>F</text:p>
          </table:table-cell>
          <table:table-cell table:style-name="ce4" table:formula="of:=VALUE(ORG.LIBREOFFICE.REGEX([.F217]; &quot;[\d\.]+&quot;))" office:value-type="float" office:value="9" calcext:value-type="float">
            <text:p>9.0</text:p>
          </table:table-cell>
          <table:table-cell office:value-type="string" calcext:value-type="string">
            <text:p>C16 - Bug affecting documentation</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21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0 (BG); 0 (CG)</text:p>
          </table:table-cell>
          <table:table-cell table:formula="of:=HYPERLINK(&quot;figures/boxplots/C16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table-cell table:formula="of:=ORG.LIBREOFFICE.REGEX([.E218]; &quot;[A-Z]+&quot;)" office:value-type="string" office:string-value="C" calcext:value-type="string">
            <text:p>C</text:p>
          </table:table-cell>
          <table:table-cell table:style-name="ce4" table:formula="of:=VALUE(ORG.LIBREOFFICE.REGEX([.E218]; &quot;[\d\.]+&quot;))" office:value-type="float" office:value="16" calcext:value-type="float">
            <text:p>16.0</text:p>
          </table:table-cell>
          <table:table-cell table:formula="of:=ORG.LIBREOFFICE.REGEX([.F218]; &quot;[A-Z]+&quot;)" office:value-type="string" office:string-value="I" calcext:value-type="string">
            <text:p>I</text:p>
          </table:table-cell>
          <table:table-cell table:style-name="ce4" table:formula="of:=VALUE(ORG.LIBREOFFICE.REGEX([.F218]; &quot;[\d\.]+&quot;))" office:value-type="float" office:value="5" calcext:value-type="float">
            <text:p>5.0</text:p>
          </table:table-cell>
          <table:table-cell office:value-type="string" calcext:value-type="string">
            <text:p>C16 - Bug affecting documentation</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21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3" table:visibility="filter">
          <table:table-cell table:formula="of:=ORG.LIBREOFFICE.REGEX([.E219]; &quot;[A-Z]+&quot;)" office:value-type="string" office:string-value="C" calcext:value-type="string">
            <text:p>C</text:p>
          </table:table-cell>
          <table:table-cell table:style-name="ce4" table:formula="of:=VALUE(ORG.LIBREOFFICE.REGEX([.E219]; &quot;[\d\.]+&quot;))" office:value-type="float" office:value="16" calcext:value-type="float">
            <text:p>16.0</text:p>
          </table:table-cell>
          <table:table-cell table:formula="of:=ORG.LIBREOFFICE.REGEX([.F219]; &quot;[A-Z]+&quot;)" office:value-type="string" office:string-value="I" calcext:value-type="string">
            <text:p>I</text:p>
          </table:table-cell>
          <table:table-cell table:style-name="ce4" table:formula="of:=VALUE(ORG.LIBREOFFICE.REGEX([.F219]; &quot;[\d\.]+&quot;))" office:value-type="float" office:value="7" calcext:value-type="float">
            <text:p>7.0</text:p>
          </table:table-cell>
          <table:table-cell office:value-type="string" calcext:value-type="string">
            <text:p>C16 - Bug affecting documentation</text:p>
          </table:table-cell>
          <table:table-cell office:value-type="string" calcext:value-type="string">
            <text:p>I7 - # Introducing issue commits [sum]</text:p>
          </table:table-cell>
          <table:table-cell office:value-type="string" calcext:value-type="string">
            <text:p>31</text:p>
          </table:table-cell>
          <table:table-cell table:style-name="ce1" table:formula="of:=ORG.LIBREOFFICE.REGEX([.G21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0 (BG); 0 (CG)</text:p>
          </table:table-cell>
          <table:table-cell table:formula="of:=HYPERLINK(&quot;figures/boxplots/C16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220]; &quot;[A-Z]+&quot;)" office:value-type="string" office:string-value="C" calcext:value-type="string">
            <text:p>C</text:p>
          </table:table-cell>
          <table:table-cell table:style-name="ce4" table:formula="of:=VALUE(ORG.LIBREOFFICE.REGEX([.E220]; &quot;[\d\.]+&quot;))" office:value-type="float" office:value="16" calcext:value-type="float">
            <text:p>16.0</text:p>
          </table:table-cell>
          <table:table-cell table:formula="of:=ORG.LIBREOFFICE.REGEX([.F220]; &quot;[A-Z]+&quot;)" office:value-type="string" office:string-value="I" calcext:value-type="string">
            <text:p>I</text:p>
          </table:table-cell>
          <table:table-cell table:style-name="ce4" table:formula="of:=VALUE(ORG.LIBREOFFICE.REGEX([.F220]; &quot;[\d\.]+&quot;))" office:value-type="float" office:value="10" calcext:value-type="float">
            <text:p>10.0</text:p>
          </table:table-cell>
          <table:table-cell office:value-type="string" calcext:value-type="string">
            <text:p>C16 - Bug affecting documentation</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22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221]; &quot;[A-Z]+&quot;)" office:value-type="string" office:string-value="C" calcext:value-type="string">
            <text:p>C</text:p>
          </table:table-cell>
          <table:table-cell table:style-name="ce4" table:formula="of:=VALUE(ORG.LIBREOFFICE.REGEX([.E221]; &quot;[\d\.]+&quot;))" office:value-type="float" office:value="16" calcext:value-type="float">
            <text:p>16.0</text:p>
          </table:table-cell>
          <table:table-cell table:formula="of:=ORG.LIBREOFFICE.REGEX([.F221]; &quot;[A-Z]+&quot;)" office:value-type="string" office:string-value="ML" calcext:value-type="string">
            <text:p>ML</text:p>
          </table:table-cell>
          <table:table-cell table:style-name="ce4" table:formula="of:=VALUE(ORG.LIBREOFFICE.REGEX([.F221]; &quot;[\d\.]+&quot;))" office:value-type="float" office:value="2" calcext:value-type="float">
            <text:p>2.0</text:p>
          </table:table-cell>
          <table:table-cell office:value-type="string" calcext:value-type="string">
            <text:p>C16 - Bug affecting documentation</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22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222]; &quot;[A-Z]+&quot;)" office:value-type="string" office:string-value="C" calcext:value-type="string">
            <text:p>C</text:p>
          </table:table-cell>
          <table:table-cell table:style-name="ce4" table:formula="of:=VALUE(ORG.LIBREOFFICE.REGEX([.E222]; &quot;[\d\.]+&quot;))" office:value-type="float" office:value="16" calcext:value-type="float">
            <text:p>16.0</text:p>
          </table:table-cell>
          <table:table-cell table:formula="of:=ORG.LIBREOFFICE.REGEX([.F222]; &quot;[A-Z]+&quot;)" office:value-type="string" office:string-value="ML" calcext:value-type="string">
            <text:p>ML</text:p>
          </table:table-cell>
          <table:table-cell table:style-name="ce4" table:formula="of:=VALUE(ORG.LIBREOFFICE.REGEX([.F222]; &quot;[\d\.]+&quot;))" office:value-type="float" office:value="5" calcext:value-type="float">
            <text:p>5.0</text:p>
          </table:table-cell>
          <table:table-cell office:value-type="string" calcext:value-type="string">
            <text:p>C16 - Bug affecting documentation</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22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223]; &quot;[A-Z]+&quot;)" office:value-type="string" office:string-value="C" calcext:value-type="string">
            <text:p>C</text:p>
          </table:table-cell>
          <table:table-cell table:style-name="ce4" table:formula="of:=VALUE(ORG.LIBREOFFICE.REGEX([.E223]; &quot;[\d\.]+&quot;))" office:value-type="float" office:value="16" calcext:value-type="float">
            <text:p>16.0</text:p>
          </table:table-cell>
          <table:table-cell table:formula="of:=ORG.LIBREOFFICE.REGEX([.F223]; &quot;[A-Z]+&quot;)" office:value-type="string" office:string-value="O" calcext:value-type="string">
            <text:p>O</text:p>
          </table:table-cell>
          <table:table-cell table:style-name="ce4" table:formula="of:=VALUE(ORG.LIBREOFFICE.REGEX([.F223]; &quot;[\d\.]+&quot;))" office:value-type="float" office:value="3" calcext:value-type="float">
            <text:p>3.0</text:p>
          </table:table-cell>
          <table:table-cell office:value-type="string" calcext:value-type="string">
            <text:p>C16 - Bug affecting documentation</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22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224]; &quot;[A-Z]+&quot;)" office:value-type="string" office:string-value="C" calcext:value-type="string">
            <text:p>C</text:p>
          </table:table-cell>
          <table:table-cell table:style-name="ce4" table:formula="of:=VALUE(ORG.LIBREOFFICE.REGEX([.E224]; &quot;[\d\.]+&quot;))" office:value-type="float" office:value="16" calcext:value-type="float">
            <text:p>16.0</text:p>
          </table:table-cell>
          <table:table-cell table:formula="of:=ORG.LIBREOFFICE.REGEX([.F224]; &quot;[A-Z]+&quot;)" office:value-type="string" office:string-value="R" calcext:value-type="string">
            <text:p>R</text:p>
          </table:table-cell>
          <table:table-cell table:style-name="ce4" table:formula="of:=VALUE(ORG.LIBREOFFICE.REGEX([.F224]; &quot;[\d\.]+&quot;))" office:value-type="float" office:value="3" calcext:value-type="float">
            <text:p>3.0</text:p>
          </table:table-cell>
          <table:table-cell office:value-type="string" calcext:value-type="string">
            <text:p>C16 - Bug affecting documentation</text:p>
          </table:table-cell>
          <table:table-cell office:value-type="string" calcext:value-type="string">
            <text:p>R3 - # Reviewers [sum]</text:p>
          </table:table-cell>
          <table:table-cell office:value-type="string" calcext:value-type="string">
            <text:p>E</text:p>
          </table:table-cell>
          <table:table-cell table:style-name="ce1" table:formula="of:=ORG.LIBREOFFICE.REGEX([.G22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225]; &quot;[A-Z]+&quot;)" office:value-type="string" office:string-value="C" calcext:value-type="string">
            <text:p>C</text:p>
          </table:table-cell>
          <table:table-cell table:style-name="ce4" table:formula="of:=VALUE(ORG.LIBREOFFICE.REGEX([.E225]; &quot;[\d\.]+&quot;))" office:value-type="float" office:value="16" calcext:value-type="float">
            <text:p>16.0</text:p>
          </table:table-cell>
          <table:table-cell table:formula="of:=ORG.LIBREOFFICE.REGEX([.F225]; &quot;[A-Z]+&quot;)" office:value-type="string" office:string-value="R" calcext:value-type="string">
            <text:p>R</text:p>
          </table:table-cell>
          <table:table-cell table:style-name="ce4" table:formula="of:=VALUE(ORG.LIBREOFFICE.REGEX([.F225]; &quot;[\d\.]+&quot;))" office:value-type="float" office:value="5" calcext:value-type="float">
            <text:p>5.0</text:p>
          </table:table-cell>
          <table:table-cell office:value-type="string" calcext:value-type="string">
            <text:p>C16 - Bug affecting documentation</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22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226]; &quot;[A-Z]+&quot;)" office:value-type="string" office:string-value="C" calcext:value-type="string">
            <text:p>C</text:p>
          </table:table-cell>
          <table:table-cell table:style-name="ce4" table:formula="of:=VALUE(ORG.LIBREOFFICE.REGEX([.E226]; &quot;[\d\.]+&quot;))" office:value-type="float" office:value="16" calcext:value-type="float">
            <text:p>16.0</text:p>
          </table:table-cell>
          <table:table-cell table:formula="of:=ORG.LIBREOFFICE.REGEX([.F226]; &quot;[A-Z]+&quot;)" office:value-type="string" office:string-value="R" calcext:value-type="string">
            <text:p>R</text:p>
          </table:table-cell>
          <table:table-cell table:style-name="ce4" table:formula="of:=VALUE(ORG.LIBREOFFICE.REGEX([.F226]; &quot;[\d\.]+&quot;))" office:value-type="float" office:value="6" calcext:value-type="float">
            <text:p>6.0</text:p>
          </table:table-cell>
          <table:table-cell office:value-type="string" calcext:value-type="string">
            <text:p>C16 - Bug affecting documentation</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226];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2" table:visibility="filter">
          <table:table-cell table:formula="of:=ORG.LIBREOFFICE.REGEX([.E227]; &quot;[A-Z]+&quot;)" office:value-type="string" office:string-value="C" calcext:value-type="string">
            <text:p>C</text:p>
          </table:table-cell>
          <table:table-cell table:style-name="ce4" table:formula="of:=VALUE(ORG.LIBREOFFICE.REGEX([.E227]; &quot;[\d\.]+&quot;))" office:value-type="float" office:value="17" calcext:value-type="float">
            <text:p>17.0</text:p>
          </table:table-cell>
          <table:table-cell table:formula="of:=ORG.LIBREOFFICE.REGEX([.F227]; &quot;[A-Z]+&quot;)" office:value-type="string" office:string-value="C" calcext:value-type="string">
            <text:p>C</text:p>
          </table:table-cell>
          <table:table-cell table:style-name="ce4" table:formula="of:=VALUE(ORG.LIBREOFFICE.REGEX([.F227]; &quot;[\d\.]+&quot;))" office:value-type="float" office:value="3" calcext:value-type="float">
            <text:p>3.0</text:p>
          </table:table-cell>
          <table:table-cell office:value-type="string" calcext:value-type="string">
            <text:p>C17 - Refactorings</text:p>
          </table:table-cell>
          <table:table-cell office:value-type="string" calcext:value-type="string">
            <text:p>C3 - # Files changed</text:p>
          </table:table-cell>
          <table:table-cell office:value-type="string" calcext:value-type="string">
            <text:p>3.3</text:p>
          </table:table-cell>
          <table:table-cell table:style-name="ce1" table:formula="of:=ORG.LIBREOFFICE.REGEX([.G227]; &quot;^(\d+|\w)&quot;)" office:value-type="string" office:string-value="3" calcext:value-type="string">
            <text:p>3</text:p>
          </table:table-cell>
          <table:table-cell office:value-type="string" calcext:value-type="string">
            <text:p>CG: true relates to more </text:p>
          </table:table-cell>
          <table:table-cell table:style-name="ce12" office:value-type="string" calcext:value-type="string">
            <text:p>BG: Kruskal-Wallis - Significant difference False</text:p>
            <text:p>CG: Kruskal-Wallis - Significant difference True</text:p>
            <text:p>Abs. count: 71 (BG); 71 (CG)</text:p>
          </table:table-cell>
          <table:table-cell table:formula="of:=HYPERLINK(&quot;figures/boxplots/C17_C3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3" table:visibility="filter">
          <table:table-cell table:formula="of:=ORG.LIBREOFFICE.REGEX([.E228]; &quot;[A-Z]+&quot;)" office:value-type="string" office:string-value="C" calcext:value-type="string">
            <text:p>C</text:p>
          </table:table-cell>
          <table:table-cell table:style-name="ce4" table:formula="of:=VALUE(ORG.LIBREOFFICE.REGEX([.E228]; &quot;[\d\.]+&quot;))" office:value-type="float" office:value="17" calcext:value-type="float">
            <text:p>17.0</text:p>
          </table:table-cell>
          <table:table-cell table:formula="of:=ORG.LIBREOFFICE.REGEX([.F228]; &quot;[A-Z]+&quot;)" office:value-type="string" office:string-value="C" calcext:value-type="string">
            <text:p>C</text:p>
          </table:table-cell>
          <table:table-cell table:style-name="ce4" table:formula="of:=VALUE(ORG.LIBREOFFICE.REGEX([.F228]; &quot;[\d\.]+&quot;))" office:value-type="float" office:value="4" calcext:value-type="float">
            <text:p>4.0</text:p>
          </table:table-cell>
          <table:table-cell office:value-type="string" calcext:value-type="string">
            <text:p>C17 - Refactorings</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22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17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29]; &quot;[A-Z]+&quot;)" office:value-type="string" office:string-value="C" calcext:value-type="string">
            <text:p>C</text:p>
          </table:table-cell>
          <table:table-cell table:style-name="ce4" table:formula="of:=VALUE(ORG.LIBREOFFICE.REGEX([.E229]; &quot;[\d\.]+&quot;))" office:value-type="float" office:value="17" calcext:value-type="float">
            <text:p>17.0</text:p>
          </table:table-cell>
          <table:table-cell table:formula="of:=ORG.LIBREOFFICE.REGEX([.F229]; &quot;[A-Z]+&quot;)" office:value-type="string" office:string-value="C" calcext:value-type="string">
            <text:p>C</text:p>
          </table:table-cell>
          <table:table-cell table:style-name="ce4" table:formula="of:=VALUE(ORG.LIBREOFFICE.REGEX([.F229]; &quot;[\d\.]+&quot;))" office:value-type="float" office:value="5" calcext:value-type="float">
            <text:p>5.0</text:p>
          </table:table-cell>
          <table:table-cell office:value-type="string" calcext:value-type="string">
            <text:p>C17 - Refactorings</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22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17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30]; &quot;[A-Z]+&quot;)" office:value-type="string" office:string-value="C" calcext:value-type="string">
            <text:p>C</text:p>
          </table:table-cell>
          <table:table-cell table:style-name="ce4" table:formula="of:=VALUE(ORG.LIBREOFFICE.REGEX([.E230]; &quot;[\d\.]+&quot;))" office:value-type="float" office:value="17" calcext:value-type="float">
            <text:p>17.0</text:p>
          </table:table-cell>
          <table:table-cell table:formula="of:=ORG.LIBREOFFICE.REGEX([.F230]; &quot;[A-Z]+&quot;)" office:value-type="string" office:string-value="C" calcext:value-type="string">
            <text:p>C</text:p>
          </table:table-cell>
          <table:table-cell table:style-name="ce4" table:formula="of:=VALUE(ORG.LIBREOFFICE.REGEX([.F230]; &quot;[\d\.]+&quot;))" office:value-type="float" office:value="6" calcext:value-type="float">
            <text:p>6.0</text:p>
          </table:table-cell>
          <table:table-cell office:value-type="string" calcext:value-type="string">
            <text:p>C17 - Refactorings</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23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17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31]; &quot;[A-Z]+&quot;)" office:value-type="string" office:string-value="C" calcext:value-type="string">
            <text:p>C</text:p>
          </table:table-cell>
          <table:table-cell table:style-name="ce4" table:formula="of:=VALUE(ORG.LIBREOFFICE.REGEX([.E231]; &quot;[\d\.]+&quot;))" office:value-type="float" office:value="17" calcext:value-type="float">
            <text:p>17.0</text:p>
          </table:table-cell>
          <table:table-cell table:formula="of:=ORG.LIBREOFFICE.REGEX([.F231]; &quot;[A-Z]+&quot;)" office:value-type="string" office:string-value="F" calcext:value-type="string">
            <text:p>F</text:p>
          </table:table-cell>
          <table:table-cell table:style-name="ce4" table:formula="of:=VALUE(ORG.LIBREOFFICE.REGEX([.F231]; &quot;[\d\.]+&quot;))" office:value-type="float" office:value="4" calcext:value-type="float">
            <text:p>4.0</text:p>
          </table:table-cell>
          <table:table-cell office:value-type="string" calcext:value-type="string">
            <text:p>C17 - Refactorings</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23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17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32]; &quot;[A-Z]+&quot;)" office:value-type="string" office:string-value="C" calcext:value-type="string">
            <text:p>C</text:p>
          </table:table-cell>
          <table:table-cell table:style-name="ce4" table:formula="of:=VALUE(ORG.LIBREOFFICE.REGEX([.E232]; &quot;[\d\.]+&quot;))" office:value-type="float" office:value="17" calcext:value-type="float">
            <text:p>17.0</text:p>
          </table:table-cell>
          <table:table-cell table:formula="of:=ORG.LIBREOFFICE.REGEX([.F232]; &quot;[A-Z]+&quot;)" office:value-type="string" office:string-value="F" calcext:value-type="string">
            <text:p>F</text:p>
          </table:table-cell>
          <table:table-cell table:style-name="ce4" table:formula="of:=VALUE(ORG.LIBREOFFICE.REGEX([.F232]; &quot;[\d\.]+&quot;))" office:value-type="float" office:value="9" calcext:value-type="float">
            <text:p>9.0</text:p>
          </table:table-cell>
          <table:table-cell office:value-type="string" calcext:value-type="string">
            <text:p>C17 - Refactorings</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232];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17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table-cell table:formula="of:=ORG.LIBREOFFICE.REGEX([.E233]; &quot;[A-Z]+&quot;)" office:value-type="string" office:string-value="C" calcext:value-type="string">
            <text:p>C</text:p>
          </table:table-cell>
          <table:table-cell table:style-name="ce4" table:formula="of:=VALUE(ORG.LIBREOFFICE.REGEX([.E233]; &quot;[\d\.]+&quot;))" office:value-type="float" office:value="17" calcext:value-type="float">
            <text:p>17.0</text:p>
          </table:table-cell>
          <table:table-cell table:formula="of:=ORG.LIBREOFFICE.REGEX([.F233]; &quot;[A-Z]+&quot;)" office:value-type="string" office:string-value="I" calcext:value-type="string">
            <text:p>I</text:p>
          </table:table-cell>
          <table:table-cell table:style-name="ce4" table:formula="of:=VALUE(ORG.LIBREOFFICE.REGEX([.F233]; &quot;[\d\.]+&quot;))" office:value-type="float" office:value="5" calcext:value-type="float">
            <text:p>5.0</text:p>
          </table:table-cell>
          <table:table-cell office:value-type="string" calcext:value-type="string">
            <text:p>C17 - Refactorings</text:p>
          </table:table-cell>
          <table:table-cell office:value-type="string" calcext:value-type="string">
            <text:p>I5 - # Introducing issue discussants [sum]</text:p>
          </table:table-cell>
          <table:table-cell table:style-name="ce20" office:value-type="string" calcext:value-type="string">
            <text:p>31</text:p>
          </table:table-cell>
          <table:table-cell table:style-name="ce1" table:formula="of:=ORG.LIBREOFFICE.REGEX([.G233]; &quot;^(\d+|\w)&quot;)" office:value-type="string" office:string-value="31" calcext:value-type="string">
            <text:p>31</text:p>
          </table:table-cell>
          <table:table-cell office:value-type="string" calcext:value-type="string">
            <text:p>BG: true relates to less discussants (too weak)</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6 (BG); 17 (CG)</text:p>
          </table:table-cell>
          <table:table-cell table:formula="of:=HYPERLINK(&quot;figures/boxplots/C17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234]; &quot;[A-Z]+&quot;)" office:value-type="string" office:string-value="C" calcext:value-type="string">
            <text:p>C</text:p>
          </table:table-cell>
          <table:table-cell table:style-name="ce4" table:formula="of:=VALUE(ORG.LIBREOFFICE.REGEX([.E234]; &quot;[\d\.]+&quot;))" office:value-type="float" office:value="17" calcext:value-type="float">
            <text:p>17.0</text:p>
          </table:table-cell>
          <table:table-cell table:formula="of:=ORG.LIBREOFFICE.REGEX([.F234]; &quot;[A-Z]+&quot;)" office:value-type="string" office:string-value="I" calcext:value-type="string">
            <text:p>I</text:p>
          </table:table-cell>
          <table:table-cell table:style-name="ce4" table:formula="of:=VALUE(ORG.LIBREOFFICE.REGEX([.F234]; &quot;[\d\.]+&quot;))" office:value-type="float" office:value="7" calcext:value-type="float">
            <text:p>7.0</text:p>
          </table:table-cell>
          <table:table-cell office:value-type="string" calcext:value-type="string">
            <text:p>C17 - Refactorings</text:p>
          </table:table-cell>
          <table:table-cell office:value-type="string" calcext:value-type="string">
            <text:p>I7 - # Introducing issue commits [sum]</text:p>
          </table:table-cell>
          <table:table-cell table:style-name="ce20" office:value-type="string" calcext:value-type="string">
            <text:p>3.3</text:p>
          </table:table-cell>
          <table:table-cell table:style-name="ce1" table:formula="of:=ORG.LIBREOFFICE.REGEX([.G234]; &quot;^(\d+|\w)&quot;)" office:value-type="string" office:string-value="3" calcext:value-type="string">
            <text:p>3</text:p>
          </table:table-cell>
          <table:table-cell table:style-name="ce12" office:value-type="string" calcext:value-type="string">
            <office:annotation draw:style-name="gr3" draw:text-style-name="P2" svg:width="2.256cm" svg:height="2.571cm" svg:x="26.041cm" svg:y="1590.157cm" draw:caption-point-x="18.891cm" draw:caption-point-y="-1567.029cm">
              <dc:creator>Lukas Schulte</dc:creator>
              <dc:date>2025-03-10T00:00:00</dc:date>
              <text:p text:style-name="P1"><text:span text:style-name="T1">Refactoring tasks can be large while not introducing bugs</text:span></text:p>
            </office:annotation>
            <text:p>BG: no relation</text:p>
            <text:p>CG: true relates to more commits</text:p>
          </table:table-cell>
          <table:table-cell table:style-name="ce12" office:value-type="string" calcext:value-type="string">
            <text:p>BG: Kruskal-Wallis - Significant difference False</text:p>
            <text:p>CG: Kruskal-Wallis - Significant difference True</text:p>
            <text:p>Abs. count: 51 (BG); 28 (CG)</text:p>
          </table:table-cell>
          <table:table-cell table:formula="of:=HYPERLINK(&quot;figures/boxplots/C17_I7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4" table:visibility="filter">
          <table:table-cell table:formula="of:=ORG.LIBREOFFICE.REGEX([.E235]; &quot;[A-Z]+&quot;)" office:value-type="string" office:string-value="C" calcext:value-type="string">
            <text:p>C</text:p>
          </table:table-cell>
          <table:table-cell table:style-name="ce4" table:formula="of:=VALUE(ORG.LIBREOFFICE.REGEX([.E235]; &quot;[\d\.]+&quot;))" office:value-type="float" office:value="17" calcext:value-type="float">
            <text:p>17.0</text:p>
          </table:table-cell>
          <table:table-cell table:formula="of:=ORG.LIBREOFFICE.REGEX([.F235]; &quot;[A-Z]+&quot;)" office:value-type="string" office:string-value="I" calcext:value-type="string">
            <text:p>I</text:p>
          </table:table-cell>
          <table:table-cell table:style-name="ce4" table:formula="of:=VALUE(ORG.LIBREOFFICE.REGEX([.F235]; &quot;[\d\.]+&quot;))" office:value-type="float" office:value="10" calcext:value-type="float">
            <text:p>10.0</text:p>
          </table:table-cell>
          <table:table-cell office:value-type="string" calcext:value-type="string">
            <text:p>C17 - Refactorings</text:p>
          </table:table-cell>
          <table:table-cell office:value-type="string" calcext:value-type="string">
            <text:p>I10 - # Introducing issue comments [sum]</text:p>
          </table:table-cell>
          <table:table-cell table:style-name="ce20" office:value-type="string" calcext:value-type="string">
            <text:p>31</text:p>
          </table:table-cell>
          <table:table-cell table:style-name="ce1" table:formula="of:=ORG.LIBREOFFICE.REGEX([.G235]; &quot;^(\d+|\w)&quot;)" office:value-type="string" office:string-value="31" calcext:value-type="string">
            <text:p>31</text:p>
          </table:table-cell>
          <table:table-cell office:value-type="string" calcext:value-type="string">
            <text:p>BG: true relates to more comments (too weak)</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6 (BG); 17 (CG)</text:p>
          </table:table-cell>
          <table:table-cell table:formula="of:=HYPERLINK(&quot;figures/boxplots/C17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236]; &quot;[A-Z]+&quot;)" office:value-type="string" office:string-value="C" calcext:value-type="string">
            <text:p>C</text:p>
          </table:table-cell>
          <table:table-cell table:style-name="ce4" table:formula="of:=VALUE(ORG.LIBREOFFICE.REGEX([.E236]; &quot;[\d\.]+&quot;))" office:value-type="float" office:value="17" calcext:value-type="float">
            <text:p>17.0</text:p>
          </table:table-cell>
          <table:table-cell table:formula="of:=ORG.LIBREOFFICE.REGEX([.F236]; &quot;[A-Z]+&quot;)" office:value-type="string" office:string-value="ML" calcext:value-type="string">
            <text:p>ML</text:p>
          </table:table-cell>
          <table:table-cell table:style-name="ce4" table:formula="of:=VALUE(ORG.LIBREOFFICE.REGEX([.F236]; &quot;[\d\.]+&quot;))" office:value-type="float" office:value="2" calcext:value-type="float">
            <text:p>2.0</text:p>
          </table:table-cell>
          <table:table-cell office:value-type="string" calcext:value-type="string">
            <text:p>C17 - Refactoring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23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237]; &quot;[A-Z]+&quot;)" office:value-type="string" office:string-value="C" calcext:value-type="string">
            <text:p>C</text:p>
          </table:table-cell>
          <table:table-cell table:style-name="ce4" table:formula="of:=VALUE(ORG.LIBREOFFICE.REGEX([.E237]; &quot;[\d\.]+&quot;))" office:value-type="float" office:value="17" calcext:value-type="float">
            <text:p>17.0</text:p>
          </table:table-cell>
          <table:table-cell table:formula="of:=ORG.LIBREOFFICE.REGEX([.F237]; &quot;[A-Z]+&quot;)" office:value-type="string" office:string-value="ML" calcext:value-type="string">
            <text:p>ML</text:p>
          </table:table-cell>
          <table:table-cell table:style-name="ce4" table:formula="of:=VALUE(ORG.LIBREOFFICE.REGEX([.F237]; &quot;[\d\.]+&quot;))" office:value-type="float" office:value="5" calcext:value-type="float">
            <text:p>5.0</text:p>
          </table:table-cell>
          <table:table-cell office:value-type="string" calcext:value-type="string">
            <text:p>C17 - Refactoring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23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238]; &quot;[A-Z]+&quot;)" office:value-type="string" office:string-value="C" calcext:value-type="string">
            <text:p>C</text:p>
          </table:table-cell>
          <table:table-cell table:style-name="ce4" table:formula="of:=VALUE(ORG.LIBREOFFICE.REGEX([.E238]; &quot;[\d\.]+&quot;))" office:value-type="float" office:value="17" calcext:value-type="float">
            <text:p>17.0</text:p>
          </table:table-cell>
          <table:table-cell table:formula="of:=ORG.LIBREOFFICE.REGEX([.F238]; &quot;[A-Z]+&quot;)" office:value-type="string" office:string-value="O" calcext:value-type="string">
            <text:p>O</text:p>
          </table:table-cell>
          <table:table-cell table:style-name="ce4" table:formula="of:=VALUE(ORG.LIBREOFFICE.REGEX([.F238]; &quot;[\d\.]+&quot;))" office:value-type="float" office:value="3" calcext:value-type="float">
            <text:p>3.0</text:p>
          </table:table-cell>
          <table:table-cell office:value-type="string" calcext:value-type="string">
            <text:p>C17 - Refactoring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23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2" table:visibility="filter">
          <table:table-cell table:formula="of:=ORG.LIBREOFFICE.REGEX([.E239]; &quot;[A-Z]+&quot;)" office:value-type="string" office:string-value="C" calcext:value-type="string">
            <text:p>C</text:p>
          </table:table-cell>
          <table:table-cell table:style-name="ce4" table:formula="of:=VALUE(ORG.LIBREOFFICE.REGEX([.E239]; &quot;[\d\.]+&quot;))" office:value-type="float" office:value="17" calcext:value-type="float">
            <text:p>17.0</text:p>
          </table:table-cell>
          <table:table-cell table:formula="of:=ORG.LIBREOFFICE.REGEX([.F239]; &quot;[A-Z]+&quot;)" office:value-type="string" office:string-value="R" calcext:value-type="string">
            <text:p>R</text:p>
          </table:table-cell>
          <table:table-cell table:style-name="ce4" table:formula="of:=VALUE(ORG.LIBREOFFICE.REGEX([.F239]; &quot;[\d\.]+&quot;))" office:value-type="float" office:value="3" calcext:value-type="float">
            <text:p>3.0</text:p>
          </table:table-cell>
          <table:table-cell office:value-type="string" calcext:value-type="string">
            <text:p>C17 - Refactorings</text:p>
          </table:table-cell>
          <table:table-cell office:value-type="string" calcext:value-type="string">
            <text:p>R3 - # Reviewers [sum]</text:p>
          </table:table-cell>
          <table:table-cell office:value-type="string" calcext:value-type="string">
            <text:p>31</text:p>
          </table:table-cell>
          <table:table-cell table:style-name="ce1" table:formula="of:=ORG.LIBREOFFICE.REGEX([.G239]; &quot;^(\d+|\w)&quot;)" office:value-type="string" office:string-value="31" calcext:value-type="string">
            <text:p>31</text:p>
          </table:table-cell>
          <table:table-cell office:value-type="string" calcext:value-type="string">
            <text:p>BG and CG: no clear relation</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C17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240]; &quot;[A-Z]+&quot;)" office:value-type="string" office:string-value="C" calcext:value-type="string">
            <text:p>C</text:p>
          </table:table-cell>
          <table:table-cell table:style-name="ce4" table:formula="of:=VALUE(ORG.LIBREOFFICE.REGEX([.E240]; &quot;[\d\.]+&quot;))" office:value-type="float" office:value="17" calcext:value-type="float">
            <text:p>17.0</text:p>
          </table:table-cell>
          <table:table-cell table:formula="of:=ORG.LIBREOFFICE.REGEX([.F240]; &quot;[A-Z]+&quot;)" office:value-type="string" office:string-value="R" calcext:value-type="string">
            <text:p>R</text:p>
          </table:table-cell>
          <table:table-cell table:style-name="ce4" table:formula="of:=VALUE(ORG.LIBREOFFICE.REGEX([.F240]; &quot;[\d\.]+&quot;))" office:value-type="float" office:value="5" calcext:value-type="float">
            <text:p>5.0</text:p>
          </table:table-cell>
          <table:table-cell office:value-type="string" calcext:value-type="string">
            <text:p>C17 - Refactorings</text:p>
          </table:table-cell>
          <table:table-cell office:value-type="string" calcext:value-type="string">
            <text:p>R5 - # Review comments [sum]</text:p>
          </table:table-cell>
          <table:table-cell table:style-name="ce20" office:value-type="string" calcext:value-type="string">
            <text:p>3.3</text:p>
          </table:table-cell>
          <table:table-cell table:style-name="ce1" table:formula="of:=ORG.LIBREOFFICE.REGEX([.G240]; &quot;^(\d+|\w)&quot;)" office:value-type="string" office:string-value="3" calcext:value-type="string">
            <text:p>3</text:p>
          </table:table-cell>
          <table:table-cell table:style-name="ce12" office:value-type="string" calcext:value-type="string">
            <office:annotation draw:style-name="gr4" draw:text-style-name="P2" svg:width="2.274cm" svg:height="9.286cm" svg:x="26.023cm" svg:y="1609.084cm" draw:caption-point-x="18.909cm" draw:caption-point-y="-1585.956cm">
              <dc:creator>Lukas Schulte</dc:creator>
              <dc:date>2025-03-10T00:00:00</dc:date>
              <text:p text:style-name="P1"><text:span text:style-name="T1">Overall the number of comments in the CG is lower. BG commits might be more complex to begin with and therefore attract more discussion from the same number of reviewers independent of whether there is a refactoring or not.</text:span></text:p>
            </office:annotation>
            <text:p>BG: no clear relation</text:p>
            <text:p>CG: true relates to more comments</text:p>
          </table:table-cell>
          <table:table-cell table:style-name="ce12" office:value-type="string" calcext:value-type="string">
            <text:p>BG: Kruskal-Wallis - Significant difference False</text:p>
            <text:p>CG: Kruskal-Wallis - Significant difference True</text:p>
            <text:p>Abs. count: 38 (BG); 39 (CG)</text:p>
          </table:table-cell>
          <table:table-cell table:formula="of:=HYPERLINK(&quot;figures/boxplots/C17_R5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2" table:visibility="filter">
          <table:table-cell table:formula="of:=ORG.LIBREOFFICE.REGEX([.E241]; &quot;[A-Z]+&quot;)" office:value-type="string" office:string-value="C" calcext:value-type="string">
            <text:p>C</text:p>
          </table:table-cell>
          <table:table-cell table:style-name="ce4" table:formula="of:=VALUE(ORG.LIBREOFFICE.REGEX([.E241]; &quot;[\d\.]+&quot;))" office:value-type="float" office:value="17" calcext:value-type="float">
            <text:p>17.0</text:p>
          </table:table-cell>
          <table:table-cell table:formula="of:=ORG.LIBREOFFICE.REGEX([.F241]; &quot;[A-Z]+&quot;)" office:value-type="string" office:string-value="R" calcext:value-type="string">
            <text:p>R</text:p>
          </table:table-cell>
          <table:table-cell table:style-name="ce4" table:formula="of:=VALUE(ORG.LIBREOFFICE.REGEX([.F241]; &quot;[\d\.]+&quot;))" office:value-type="float" office:value="6" calcext:value-type="float">
            <text:p>6.0</text:p>
          </table:table-cell>
          <table:table-cell office:value-type="string" calcext:value-type="string">
            <text:p>C17 - Refactorings</text:p>
          </table:table-cell>
          <table:table-cell office:value-type="string" calcext:value-type="string">
            <text:p>R6 - # Rounds of code review [sum]</text:p>
          </table:table-cell>
          <table:table-cell table:style-name="ce20" office:value-type="string" calcext:value-type="string">
            <text:p>3.3</text:p>
          </table:table-cell>
          <table:table-cell table:style-name="ce1" table:formula="of:=ORG.LIBREOFFICE.REGEX([.G241]; &quot;^(\d+|\w)&quot;)" office:value-type="string" office:string-value="3" calcext:value-type="string">
            <text:p>3</text:p>
          </table:table-cell>
          <table:table-cell table:style-name="ce12" office:value-type="string" calcext:value-type="string">
            <text:p>BG: true relates to more rounds of review (too weak)</text:p>
            <text:p>CG: true relates to more rounds or review</text:p>
          </table:table-cell>
          <table:table-cell table:style-name="ce12" office:value-type="string" calcext:value-type="string">
            <text:p>BG: Kruskal-Wallis - Significant difference False</text:p>
            <text:p>CG: Kruskal-Wallis - Significant difference True</text:p>
            <text:p>Abs. count: 38 (BG); 39 (CG)</text:p>
          </table:table-cell>
          <table:table-cell table:formula="of:=HYPERLINK(&quot;figures/boxplots/C17_R6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3" table:visibility="filter">
          <table:table-cell table:formula="of:=ORG.LIBREOFFICE.REGEX([.E242]; &quot;[A-Z]+&quot;)" office:value-type="string" office:string-value="C" calcext:value-type="string">
            <text:p>C</text:p>
          </table:table-cell>
          <table:table-cell table:style-name="ce4" table:formula="of:=VALUE(ORG.LIBREOFFICE.REGEX([.E242]; &quot;[\d\.]+&quot;))" office:value-type="float" office:value="18" calcext:value-type="float">
            <text:p>18.0</text:p>
          </table:table-cell>
          <table:table-cell table:formula="of:=ORG.LIBREOFFICE.REGEX([.F242]; &quot;[A-Z]+&quot;)" office:value-type="string" office:string-value="C" calcext:value-type="string">
            <text:p>C</text:p>
          </table:table-cell>
          <table:table-cell table:style-name="ce4" table:formula="of:=VALUE(ORG.LIBREOFFICE.REGEX([.F242]; &quot;[\d\.]+&quot;))" office:value-type="float" office:value="3" calcext:value-type="float">
            <text:p>3.0</text:p>
          </table:table-cell>
          <table:table-cell office:value-type="string" calcext:value-type="string">
            <text:p>C18 - Bug-introducing refactorings</text:p>
          </table:table-cell>
          <table:table-cell office:value-type="string" calcext:value-type="string">
            <text:p>C3 - # Files changed</text:p>
          </table:table-cell>
          <table:table-cell office:value-type="string" calcext:value-type="string">
            <text:p>31</text:p>
          </table:table-cell>
          <table:table-cell table:style-name="ce1" table:formula="of:=ORG.LIBREOFFICE.REGEX([.G242];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0 (BG); 0 (CG)</text:p>
          </table:table-cell>
          <table:table-cell table:formula="of:=HYPERLINK(&quot;figures/boxplots/C18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43]; &quot;[A-Z]+&quot;)" office:value-type="string" office:string-value="C" calcext:value-type="string">
            <text:p>C</text:p>
          </table:table-cell>
          <table:table-cell table:style-name="ce4" table:formula="of:=VALUE(ORG.LIBREOFFICE.REGEX([.E243]; &quot;[\d\.]+&quot;))" office:value-type="float" office:value="18" calcext:value-type="float">
            <text:p>18.0</text:p>
          </table:table-cell>
          <table:table-cell table:formula="of:=ORG.LIBREOFFICE.REGEX([.F243]; &quot;[A-Z]+&quot;)" office:value-type="string" office:string-value="C" calcext:value-type="string">
            <text:p>C</text:p>
          </table:table-cell>
          <table:table-cell table:style-name="ce4" table:formula="of:=VALUE(ORG.LIBREOFFICE.REGEX([.F243]; &quot;[\d\.]+&quot;))" office:value-type="float" office:value="4" calcext:value-type="float">
            <text:p>4.0</text:p>
          </table:table-cell>
          <table:table-cell office:value-type="string" calcext:value-type="string">
            <text:p>C18 - Bug-introducing refactorings</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243];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0 (BG); 0 (CG)</text:p>
          </table:table-cell>
          <table:table-cell table:formula="of:=HYPERLINK(&quot;figures/boxplots/C18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44]; &quot;[A-Z]+&quot;)" office:value-type="string" office:string-value="C" calcext:value-type="string">
            <text:p>C</text:p>
          </table:table-cell>
          <table:table-cell table:style-name="ce4" table:formula="of:=VALUE(ORG.LIBREOFFICE.REGEX([.E244]; &quot;[\d\.]+&quot;))" office:value-type="float" office:value="18" calcext:value-type="float">
            <text:p>18.0</text:p>
          </table:table-cell>
          <table:table-cell table:formula="of:=ORG.LIBREOFFICE.REGEX([.F244]; &quot;[A-Z]+&quot;)" office:value-type="string" office:string-value="C" calcext:value-type="string">
            <text:p>C</text:p>
          </table:table-cell>
          <table:table-cell table:style-name="ce4" table:formula="of:=VALUE(ORG.LIBREOFFICE.REGEX([.F244]; &quot;[\d\.]+&quot;))" office:value-type="float" office:value="5" calcext:value-type="float">
            <text:p>5.0</text:p>
          </table:table-cell>
          <table:table-cell office:value-type="string" calcext:value-type="string">
            <text:p>C18 - Bug-introducing refactorings</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244];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0 (BG); 0 (CG)</text:p>
          </table:table-cell>
          <table:table-cell table:formula="of:=HYPERLINK(&quot;figures/boxplots/C18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45]; &quot;[A-Z]+&quot;)" office:value-type="string" office:string-value="C" calcext:value-type="string">
            <text:p>C</text:p>
          </table:table-cell>
          <table:table-cell table:style-name="ce4" table:formula="of:=VALUE(ORG.LIBREOFFICE.REGEX([.E245]; &quot;[\d\.]+&quot;))" office:value-type="float" office:value="18" calcext:value-type="float">
            <text:p>18.0</text:p>
          </table:table-cell>
          <table:table-cell table:formula="of:=ORG.LIBREOFFICE.REGEX([.F245]; &quot;[A-Z]+&quot;)" office:value-type="string" office:string-value="C" calcext:value-type="string">
            <text:p>C</text:p>
          </table:table-cell>
          <table:table-cell table:style-name="ce4" table:formula="of:=VALUE(ORG.LIBREOFFICE.REGEX([.F245]; &quot;[\d\.]+&quot;))" office:value-type="float" office:value="6" calcext:value-type="float">
            <text:p>6.0</text:p>
          </table:table-cell>
          <table:table-cell office:value-type="string" calcext:value-type="string">
            <text:p>C18 - Bug-introducing refactorings</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245];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False</text:p>
            <text:p>Abs. count: 70 (BG); 0 (CG)</text:p>
          </table:table-cell>
          <table:table-cell table:formula="of:=HYPERLINK(&quot;figures/boxplots/C18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46]; &quot;[A-Z]+&quot;)" office:value-type="string" office:string-value="C" calcext:value-type="string">
            <text:p>C</text:p>
          </table:table-cell>
          <table:table-cell table:style-name="ce4" table:formula="of:=VALUE(ORG.LIBREOFFICE.REGEX([.E246]; &quot;[\d\.]+&quot;))" office:value-type="float" office:value="18" calcext:value-type="float">
            <text:p>18.0</text:p>
          </table:table-cell>
          <table:table-cell table:formula="of:=ORG.LIBREOFFICE.REGEX([.F246]; &quot;[A-Z]+&quot;)" office:value-type="string" office:string-value="F" calcext:value-type="string">
            <text:p>F</text:p>
          </table:table-cell>
          <table:table-cell table:style-name="ce4" table:formula="of:=VALUE(ORG.LIBREOFFICE.REGEX([.F246]; &quot;[\d\.]+&quot;))" office:value-type="float" office:value="4" calcext:value-type="float">
            <text:p>4.0</text:p>
          </table:table-cell>
          <table:table-cell office:value-type="string" calcext:value-type="string">
            <text:p>C18 - Bug-introducing refactorings</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24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0 (BG); 0 (CG)</text:p>
          </table:table-cell>
          <table:table-cell table:formula="of:=HYPERLINK(&quot;figures/boxplots/C18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47]; &quot;[A-Z]+&quot;)" office:value-type="string" office:string-value="C" calcext:value-type="string">
            <text:p>C</text:p>
          </table:table-cell>
          <table:table-cell table:style-name="ce4" table:formula="of:=VALUE(ORG.LIBREOFFICE.REGEX([.E247]; &quot;[\d\.]+&quot;))" office:value-type="float" office:value="18" calcext:value-type="float">
            <text:p>18.0</text:p>
          </table:table-cell>
          <table:table-cell table:formula="of:=ORG.LIBREOFFICE.REGEX([.F247]; &quot;[A-Z]+&quot;)" office:value-type="string" office:string-value="F" calcext:value-type="string">
            <text:p>F</text:p>
          </table:table-cell>
          <table:table-cell table:style-name="ce4" table:formula="of:=VALUE(ORG.LIBREOFFICE.REGEX([.F247]; &quot;[\d\.]+&quot;))" office:value-type="float" office:value="9" calcext:value-type="float">
            <text:p>9.0</text:p>
          </table:table-cell>
          <table:table-cell office:value-type="string" calcext:value-type="string">
            <text:p>C18 - Bug-introducing refactorings</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24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0 (BG); 0 (CG)</text:p>
          </table:table-cell>
          <table:table-cell table:formula="of:=HYPERLINK(&quot;figures/boxplots/C18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table-cell table:formula="of:=ORG.LIBREOFFICE.REGEX([.E248]; &quot;[A-Z]+&quot;)" office:value-type="string" office:string-value="C" calcext:value-type="string">
            <text:p>C</text:p>
          </table:table-cell>
          <table:table-cell table:style-name="ce4" table:formula="of:=VALUE(ORG.LIBREOFFICE.REGEX([.E248]; &quot;[\d\.]+&quot;))" office:value-type="float" office:value="18" calcext:value-type="float">
            <text:p>18.0</text:p>
          </table:table-cell>
          <table:table-cell table:formula="of:=ORG.LIBREOFFICE.REGEX([.F248]; &quot;[A-Z]+&quot;)" office:value-type="string" office:string-value="I" calcext:value-type="string">
            <text:p>I</text:p>
          </table:table-cell>
          <table:table-cell table:style-name="ce4" table:formula="of:=VALUE(ORG.LIBREOFFICE.REGEX([.F248]; &quot;[\d\.]+&quot;))" office:value-type="float" office:value="5" calcext:value-type="float">
            <text:p>5.0</text:p>
          </table:table-cell>
          <table:table-cell office:value-type="string" calcext:value-type="string">
            <text:p>C18 - Bug-introducing refactorings</text:p>
          </table:table-cell>
          <table:table-cell office:value-type="string" calcext:value-type="string">
            <text:p>I5 - # Introducing issue discussants [sum]</text:p>
          </table:table-cell>
          <table:table-cell office:value-type="string" calcext:value-type="string">
            <text:p>31</text:p>
          </table:table-cell>
          <table:table-cell table:style-name="ce1" table:formula="of:=ORG.LIBREOFFICE.REGEX([.G24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C18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49]; &quot;[A-Z]+&quot;)" office:value-type="string" office:string-value="C" calcext:value-type="string">
            <text:p>C</text:p>
          </table:table-cell>
          <table:table-cell table:style-name="ce4" table:formula="of:=VALUE(ORG.LIBREOFFICE.REGEX([.E249]; &quot;[\d\.]+&quot;))" office:value-type="float" office:value="18" calcext:value-type="float">
            <text:p>18.0</text:p>
          </table:table-cell>
          <table:table-cell table:formula="of:=ORG.LIBREOFFICE.REGEX([.F249]; &quot;[A-Z]+&quot;)" office:value-type="string" office:string-value="I" calcext:value-type="string">
            <text:p>I</text:p>
          </table:table-cell>
          <table:table-cell table:style-name="ce4" table:formula="of:=VALUE(ORG.LIBREOFFICE.REGEX([.F249]; &quot;[\d\.]+&quot;))" office:value-type="float" office:value="7" calcext:value-type="float">
            <text:p>7.0</text:p>
          </table:table-cell>
          <table:table-cell office:value-type="string" calcext:value-type="string">
            <text:p>C18 - Bug-introducing refactorings</text:p>
          </table:table-cell>
          <table:table-cell office:value-type="string" calcext:value-type="string">
            <text:p>I7 - # Introducing issue commits [sum]</text:p>
          </table:table-cell>
          <table:table-cell office:value-type="string" calcext:value-type="string">
            <text:p>31</text:p>
          </table:table-cell>
          <table:table-cell table:style-name="ce1" table:formula="of:=ORG.LIBREOFFICE.REGEX([.G24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0 (BG); 0 (CG)</text:p>
          </table:table-cell>
          <table:table-cell table:formula="of:=HYPERLINK(&quot;figures/boxplots/C18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50]; &quot;[A-Z]+&quot;)" office:value-type="string" office:string-value="C" calcext:value-type="string">
            <text:p>C</text:p>
          </table:table-cell>
          <table:table-cell table:style-name="ce4" table:formula="of:=VALUE(ORG.LIBREOFFICE.REGEX([.E250]; &quot;[\d\.]+&quot;))" office:value-type="float" office:value="18" calcext:value-type="float">
            <text:p>18.0</text:p>
          </table:table-cell>
          <table:table-cell table:formula="of:=ORG.LIBREOFFICE.REGEX([.F250]; &quot;[A-Z]+&quot;)" office:value-type="string" office:string-value="I" calcext:value-type="string">
            <text:p>I</text:p>
          </table:table-cell>
          <table:table-cell table:style-name="ce4" table:formula="of:=VALUE(ORG.LIBREOFFICE.REGEX([.F250]; &quot;[\d\.]+&quot;))" office:value-type="float" office:value="10" calcext:value-type="float">
            <text:p>10.0</text:p>
          </table:table-cell>
          <table:table-cell office:value-type="string" calcext:value-type="string">
            <text:p>C18 - Bug-introducing refactorings</text:p>
          </table:table-cell>
          <table:table-cell office:value-type="string" calcext:value-type="string">
            <text:p>I10 - # Introducing issue comments [sum]</text:p>
          </table:table-cell>
          <table:table-cell office:value-type="string" calcext:value-type="string">
            <text:p>31</text:p>
          </table:table-cell>
          <table:table-cell table:style-name="ce1" table:formula="of:=ORG.LIBREOFFICE.REGEX([.G25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C18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251]; &quot;[A-Z]+&quot;)" office:value-type="string" office:string-value="C" calcext:value-type="string">
            <text:p>C</text:p>
          </table:table-cell>
          <table:table-cell table:style-name="ce4" table:formula="of:=VALUE(ORG.LIBREOFFICE.REGEX([.E251]; &quot;[\d\.]+&quot;))" office:value-type="float" office:value="18" calcext:value-type="float">
            <text:p>18.0</text:p>
          </table:table-cell>
          <table:table-cell table:formula="of:=ORG.LIBREOFFICE.REGEX([.F251]; &quot;[A-Z]+&quot;)" office:value-type="string" office:string-value="ML" calcext:value-type="string">
            <text:p>ML</text:p>
          </table:table-cell>
          <table:table-cell table:style-name="ce4" table:formula="of:=VALUE(ORG.LIBREOFFICE.REGEX([.F251]; &quot;[\d\.]+&quot;))" office:value-type="float" office:value="2" calcext:value-type="float">
            <text:p>2.0</text:p>
          </table:table-cell>
          <table:table-cell office:value-type="string" calcext:value-type="string">
            <text:p>C18 - Bug-introducing refactoring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25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252]; &quot;[A-Z]+&quot;)" office:value-type="string" office:string-value="C" calcext:value-type="string">
            <text:p>C</text:p>
          </table:table-cell>
          <table:table-cell table:style-name="ce4" table:formula="of:=VALUE(ORG.LIBREOFFICE.REGEX([.E252]; &quot;[\d\.]+&quot;))" office:value-type="float" office:value="18" calcext:value-type="float">
            <text:p>18.0</text:p>
          </table:table-cell>
          <table:table-cell table:formula="of:=ORG.LIBREOFFICE.REGEX([.F252]; &quot;[A-Z]+&quot;)" office:value-type="string" office:string-value="ML" calcext:value-type="string">
            <text:p>ML</text:p>
          </table:table-cell>
          <table:table-cell table:style-name="ce4" table:formula="of:=VALUE(ORG.LIBREOFFICE.REGEX([.F252]; &quot;[\d\.]+&quot;))" office:value-type="float" office:value="5" calcext:value-type="float">
            <text:p>5.0</text:p>
          </table:table-cell>
          <table:table-cell office:value-type="string" calcext:value-type="string">
            <text:p>C18 - Bug-introducing refactoring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25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253]; &quot;[A-Z]+&quot;)" office:value-type="string" office:string-value="C" calcext:value-type="string">
            <text:p>C</text:p>
          </table:table-cell>
          <table:table-cell table:style-name="ce4" table:formula="of:=VALUE(ORG.LIBREOFFICE.REGEX([.E253]; &quot;[\d\.]+&quot;))" office:value-type="float" office:value="18" calcext:value-type="float">
            <text:p>18.0</text:p>
          </table:table-cell>
          <table:table-cell table:formula="of:=ORG.LIBREOFFICE.REGEX([.F253]; &quot;[A-Z]+&quot;)" office:value-type="string" office:string-value="O" calcext:value-type="string">
            <text:p>O</text:p>
          </table:table-cell>
          <table:table-cell table:style-name="ce4" table:formula="of:=VALUE(ORG.LIBREOFFICE.REGEX([.F253]; &quot;[\d\.]+&quot;))" office:value-type="float" office:value="3" calcext:value-type="float">
            <text:p>3.0</text:p>
          </table:table-cell>
          <table:table-cell office:value-type="string" calcext:value-type="string">
            <text:p>C18 - Bug-introducing refactoring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25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3" table:visibility="filter">
          <table:table-cell table:formula="of:=ORG.LIBREOFFICE.REGEX([.E254]; &quot;[A-Z]+&quot;)" office:value-type="string" office:string-value="C" calcext:value-type="string">
            <text:p>C</text:p>
          </table:table-cell>
          <table:table-cell table:style-name="ce4" table:formula="of:=VALUE(ORG.LIBREOFFICE.REGEX([.E254]; &quot;[\d\.]+&quot;))" office:value-type="float" office:value="18" calcext:value-type="float">
            <text:p>18.0</text:p>
          </table:table-cell>
          <table:table-cell table:formula="of:=ORG.LIBREOFFICE.REGEX([.F254]; &quot;[A-Z]+&quot;)" office:value-type="string" office:string-value="R" calcext:value-type="string">
            <text:p>R</text:p>
          </table:table-cell>
          <table:table-cell table:style-name="ce4" table:formula="of:=VALUE(ORG.LIBREOFFICE.REGEX([.F254]; &quot;[\d\.]+&quot;))" office:value-type="float" office:value="3" calcext:value-type="float">
            <text:p>3.0</text:p>
          </table:table-cell>
          <table:table-cell office:value-type="string" calcext:value-type="string">
            <text:p>C18 - Bug-introducing refactorings</text:p>
          </table:table-cell>
          <table:table-cell office:value-type="string" calcext:value-type="string">
            <text:p>R3 - # Reviewers [sum]</text:p>
          </table:table-cell>
          <table:table-cell office:value-type="string" calcext:value-type="string">
            <text:p>31</text:p>
          </table:table-cell>
          <table:table-cell table:style-name="ce1" table:formula="of:=ORG.LIBREOFFICE.REGEX([.G254];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7 (BG); 0 (CG)</text:p>
          </table:table-cell>
          <table:table-cell table:formula="of:=HYPERLINK(&quot;figures/boxplots/C18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55]; &quot;[A-Z]+&quot;)" office:value-type="string" office:string-value="C" calcext:value-type="string">
            <text:p>C</text:p>
          </table:table-cell>
          <table:table-cell table:style-name="ce4" table:formula="of:=VALUE(ORG.LIBREOFFICE.REGEX([.E255]; &quot;[\d\.]+&quot;))" office:value-type="float" office:value="18" calcext:value-type="float">
            <text:p>18.0</text:p>
          </table:table-cell>
          <table:table-cell table:formula="of:=ORG.LIBREOFFICE.REGEX([.F255]; &quot;[A-Z]+&quot;)" office:value-type="string" office:string-value="R" calcext:value-type="string">
            <text:p>R</text:p>
          </table:table-cell>
          <table:table-cell table:style-name="ce4" table:formula="of:=VALUE(ORG.LIBREOFFICE.REGEX([.F255]; &quot;[\d\.]+&quot;))" office:value-type="float" office:value="5" calcext:value-type="float">
            <text:p>5.0</text:p>
          </table:table-cell>
          <table:table-cell office:value-type="string" calcext:value-type="string">
            <text:p>C18 - Bug-introducing refactorings</text:p>
          </table:table-cell>
          <table:table-cell office:value-type="string" calcext:value-type="string">
            <text:p>R5 - # Review comments [sum]</text:p>
          </table:table-cell>
          <table:table-cell office:value-type="string" calcext:value-type="string">
            <text:p>31</text:p>
          </table:table-cell>
          <table:table-cell table:style-name="ce1" table:formula="of:=ORG.LIBREOFFICE.REGEX([.G255];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7 (BG); 0 (CG)</text:p>
          </table:table-cell>
          <table:table-cell table:formula="of:=HYPERLINK(&quot;figures/boxplots/C18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56]; &quot;[A-Z]+&quot;)" office:value-type="string" office:string-value="C" calcext:value-type="string">
            <text:p>C</text:p>
          </table:table-cell>
          <table:table-cell table:style-name="ce4" table:formula="of:=VALUE(ORG.LIBREOFFICE.REGEX([.E256]; &quot;[\d\.]+&quot;))" office:value-type="float" office:value="18" calcext:value-type="float">
            <text:p>18.0</text:p>
          </table:table-cell>
          <table:table-cell table:formula="of:=ORG.LIBREOFFICE.REGEX([.F256]; &quot;[A-Z]+&quot;)" office:value-type="string" office:string-value="R" calcext:value-type="string">
            <text:p>R</text:p>
          </table:table-cell>
          <table:table-cell table:style-name="ce4" table:formula="of:=VALUE(ORG.LIBREOFFICE.REGEX([.F256]; &quot;[\d\.]+&quot;))" office:value-type="float" office:value="6" calcext:value-type="float">
            <text:p>6.0</text:p>
          </table:table-cell>
          <table:table-cell office:value-type="string" calcext:value-type="string">
            <text:p>C18 - Bug-introducing refactorings</text:p>
          </table:table-cell>
          <table:table-cell office:value-type="string" calcext:value-type="string">
            <text:p>R6 - # Rounds of code review [sum]</text:p>
          </table:table-cell>
          <table:table-cell office:value-type="string" calcext:value-type="string">
            <text:p>31</text:p>
          </table:table-cell>
          <table:table-cell table:style-name="ce1" table:formula="of:=ORG.LIBREOFFICE.REGEX([.G25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7 (BG); 0 (CG)</text:p>
          </table:table-cell>
          <table:table-cell table:formula="of:=HYPERLINK(&quot;figures/boxplots/C18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257]; &quot;[A-Z]+&quot;)" office:value-type="string" office:string-value="C" calcext:value-type="string">
            <text:p>C</text:p>
          </table:table-cell>
          <table:table-cell table:style-name="ce4" table:formula="of:=VALUE(ORG.LIBREOFFICE.REGEX([.E257]; &quot;[\d\.]+&quot;))" office:value-type="float" office:value="19" calcext:value-type="float">
            <text:p>19.0</text:p>
          </table:table-cell>
          <table:table-cell table:formula="of:=ORG.LIBREOFFICE.REGEX([.F257]; &quot;[A-Z]+&quot;)" office:value-type="string" office:string-value="C" calcext:value-type="string">
            <text:p>C</text:p>
          </table:table-cell>
          <table:table-cell table:style-name="ce4" table:formula="of:=VALUE(ORG.LIBREOFFICE.REGEX([.F257]; &quot;[\d\.]+&quot;))" office:value-type="float" office:value="3" calcext:value-type="float">
            <text:p>3.0</text:p>
          </table:table-cell>
          <table:table-cell office:value-type="string" calcext:value-type="string">
            <text:p>C19 - Design changes</text:p>
          </table:table-cell>
          <table:table-cell office:value-type="string" calcext:value-type="string">
            <text:p>C3 - # Files changed</text:p>
          </table:table-cell>
          <table:table-cell table:style-name="ce20" office:value-type="string" calcext:value-type="string">
            <text:p>2.1</text:p>
          </table:table-cell>
          <table:table-cell table:style-name="ce1" table:formula="of:=ORG.LIBREOFFICE.REGEX([.G257]; &quot;^(\d+|\w)&quot;)" office:value-type="string" office:string-value="2" calcext:value-type="string">
            <text:p>2</text:p>
          </table:table-cell>
          <table:table-cell table:style-name="ce12" office:value-type="string" calcext:value-type="string">
            <office:annotation draw:style-name="gr5" draw:text-style-name="P2" svg:width="2.274cm" svg:height="4.546cm" svg:x="26.058cm" svg:y="2051.694cm" draw:caption-point-x="18.874cm" draw:caption-point-y="-2026.91cm">
              <dc:creator>Lukas Schulte</dc:creator>
              <dc:date>2025-03-10T00:00:00</dc:date>
              <text:p text:style-name="P1"><text:span text:style-name="T1">CG commits change less files in general.</text:span></text:p>
              <text:p text:style-name="P1"><text:span text:style-name="T1">Huge outlier in BG (over 8000 files changed) includes a design change.</text:span></text:p>
            </office:annotation>
            <text:p>BG: true relates to more files changed</text:p>
            <text:p>CG: true relates to more files changed (weak)</text:p>
          </table:table-cell>
          <table:table-cell table:style-name="ce12" office:value-type="string" calcext:value-type="string">
            <text:p>BG: Kruskal-Wallis - Significant difference True</text:p>
            <text:p>CG: Kruskal-Wallis - Significant difference True</text:p>
            <text:p>Abs. count: 71 (BG); 71 (CG)</text:p>
          </table:table-cell>
          <table:table-cell table:formula="of:=HYPERLINK(&quot;figures/boxplots/C19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58]; &quot;[A-Z]+&quot;)" office:value-type="string" office:string-value="C" calcext:value-type="string">
            <text:p>C</text:p>
          </table:table-cell>
          <table:table-cell table:style-name="ce4" table:formula="of:=VALUE(ORG.LIBREOFFICE.REGEX([.E258]; &quot;[\d\.]+&quot;))" office:value-type="float" office:value="19" calcext:value-type="float">
            <text:p>19.0</text:p>
          </table:table-cell>
          <table:table-cell table:formula="of:=ORG.LIBREOFFICE.REGEX([.F258]; &quot;[A-Z]+&quot;)" office:value-type="string" office:string-value="C" calcext:value-type="string">
            <text:p>C</text:p>
          </table:table-cell>
          <table:table-cell table:style-name="ce4" table:formula="of:=VALUE(ORG.LIBREOFFICE.REGEX([.F258]; &quot;[\d\.]+&quot;))" office:value-type="float" office:value="4" calcext:value-type="float">
            <text:p>4.0</text:p>
          </table:table-cell>
          <table:table-cell office:value-type="string" calcext:value-type="string">
            <text:p>C19 - Design changes</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258];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19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59]; &quot;[A-Z]+&quot;)" office:value-type="string" office:string-value="C" calcext:value-type="string">
            <text:p>C</text:p>
          </table:table-cell>
          <table:table-cell table:style-name="ce4" table:formula="of:=VALUE(ORG.LIBREOFFICE.REGEX([.E259]; &quot;[\d\.]+&quot;))" office:value-type="float" office:value="19" calcext:value-type="float">
            <text:p>19.0</text:p>
          </table:table-cell>
          <table:table-cell table:formula="of:=ORG.LIBREOFFICE.REGEX([.F259]; &quot;[A-Z]+&quot;)" office:value-type="string" office:string-value="C" calcext:value-type="string">
            <text:p>C</text:p>
          </table:table-cell>
          <table:table-cell table:style-name="ce4" table:formula="of:=VALUE(ORG.LIBREOFFICE.REGEX([.F259]; &quot;[\d\.]+&quot;))" office:value-type="float" office:value="5" calcext:value-type="float">
            <text:p>5.0</text:p>
          </table:table-cell>
          <table:table-cell office:value-type="string" calcext:value-type="string">
            <text:p>C19 - Design changes</text:p>
          </table:table-cell>
          <table:table-cell office:value-type="string" calcext:value-type="string">
            <text:p>C5 - Commit total line bugginess</text:p>
          </table:table-cell>
          <table:table-cell office:value-type="string" calcext:value-type="string">
            <text:p>32</text:p>
          </table:table-cell>
          <table:table-cell table:style-name="ce1" table:formula="of:=ORG.LIBREOFFICE.REGEX([.G259];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19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60]; &quot;[A-Z]+&quot;)" office:value-type="string" office:string-value="C" calcext:value-type="string">
            <text:p>C</text:p>
          </table:table-cell>
          <table:table-cell table:style-name="ce4" table:formula="of:=VALUE(ORG.LIBREOFFICE.REGEX([.E260]; &quot;[\d\.]+&quot;))" office:value-type="float" office:value="19" calcext:value-type="float">
            <text:p>19.0</text:p>
          </table:table-cell>
          <table:table-cell table:formula="of:=ORG.LIBREOFFICE.REGEX([.F260]; &quot;[A-Z]+&quot;)" office:value-type="string" office:string-value="C" calcext:value-type="string">
            <text:p>C</text:p>
          </table:table-cell>
          <table:table-cell table:style-name="ce4" table:formula="of:=VALUE(ORG.LIBREOFFICE.REGEX([.F260]; &quot;[\d\.]+&quot;))" office:value-type="float" office:value="6" calcext:value-type="float">
            <text:p>6.0</text:p>
          </table:table-cell>
          <table:table-cell office:value-type="string" calcext:value-type="string">
            <text:p>C19 - Design changes</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260];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19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61]; &quot;[A-Z]+&quot;)" office:value-type="string" office:string-value="C" calcext:value-type="string">
            <text:p>C</text:p>
          </table:table-cell>
          <table:table-cell table:style-name="ce4" table:formula="of:=VALUE(ORG.LIBREOFFICE.REGEX([.E261]; &quot;[\d\.]+&quot;))" office:value-type="float" office:value="19" calcext:value-type="float">
            <text:p>19.0</text:p>
          </table:table-cell>
          <table:table-cell table:formula="of:=ORG.LIBREOFFICE.REGEX([.F261]; &quot;[A-Z]+&quot;)" office:value-type="string" office:string-value="F" calcext:value-type="string">
            <text:p>F</text:p>
          </table:table-cell>
          <table:table-cell table:style-name="ce4" table:formula="of:=VALUE(ORG.LIBREOFFICE.REGEX([.F261]; &quot;[\d\.]+&quot;))" office:value-type="float" office:value="4" calcext:value-type="float">
            <text:p>4.0</text:p>
          </table:table-cell>
          <table:table-cell office:value-type="string" calcext:value-type="string">
            <text:p>C19 - Design changes</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26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19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62]; &quot;[A-Z]+&quot;)" office:value-type="string" office:string-value="C" calcext:value-type="string">
            <text:p>C</text:p>
          </table:table-cell>
          <table:table-cell table:style-name="ce4" table:formula="of:=VALUE(ORG.LIBREOFFICE.REGEX([.E262]; &quot;[\d\.]+&quot;))" office:value-type="float" office:value="19" calcext:value-type="float">
            <text:p>19.0</text:p>
          </table:table-cell>
          <table:table-cell table:formula="of:=ORG.LIBREOFFICE.REGEX([.F262]; &quot;[A-Z]+&quot;)" office:value-type="string" office:string-value="F" calcext:value-type="string">
            <text:p>F</text:p>
          </table:table-cell>
          <table:table-cell table:style-name="ce4" table:formula="of:=VALUE(ORG.LIBREOFFICE.REGEX([.F262]; &quot;[\d\.]+&quot;))" office:value-type="float" office:value="9" calcext:value-type="float">
            <text:p>9.0</text:p>
          </table:table-cell>
          <table:table-cell office:value-type="string" calcext:value-type="string">
            <text:p>C19 - Design changes</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262];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19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table-cell table:formula="of:=ORG.LIBREOFFICE.REGEX([.E263]; &quot;[A-Z]+&quot;)" office:value-type="string" office:string-value="C" calcext:value-type="string">
            <text:p>C</text:p>
          </table:table-cell>
          <table:table-cell table:style-name="ce4" table:formula="of:=VALUE(ORG.LIBREOFFICE.REGEX([.E263]; &quot;[\d\.]+&quot;))" office:value-type="float" office:value="19" calcext:value-type="float">
            <text:p>19.0</text:p>
          </table:table-cell>
          <table:table-cell table:formula="of:=ORG.LIBREOFFICE.REGEX([.F263]; &quot;[A-Z]+&quot;)" office:value-type="string" office:string-value="I" calcext:value-type="string">
            <text:p>I</text:p>
          </table:table-cell>
          <table:table-cell table:style-name="ce4" table:formula="of:=VALUE(ORG.LIBREOFFICE.REGEX([.F263]; &quot;[\d\.]+&quot;))" office:value-type="float" office:value="5" calcext:value-type="float">
            <text:p>5.0</text:p>
          </table:table-cell>
          <table:table-cell office:value-type="string" calcext:value-type="string">
            <text:p>C19 - Design changes</text:p>
          </table:table-cell>
          <table:table-cell office:value-type="string" calcext:value-type="string">
            <text:p>I5 - # Introducing issue discussants [sum]</text:p>
          </table:table-cell>
          <table:table-cell table:style-name="ce20" office:value-type="string" calcext:value-type="string">
            <text:p>31</text:p>
          </table:table-cell>
          <table:table-cell table:style-name="ce1" table:formula="of:=ORG.LIBREOFFICE.REGEX([.G263]; &quot;^(\d+|\w)&quot;)" office:value-type="string" office:string-value="31" calcext:value-type="string">
            <text:p>31</text:p>
          </table:table-cell>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6 (BG); 17 (CG)</text:p>
          </table:table-cell>
          <table:table-cell table:formula="of:=HYPERLINK(&quot;figures/boxplots/C19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264]; &quot;[A-Z]+&quot;)" office:value-type="string" office:string-value="C" calcext:value-type="string">
            <text:p>C</text:p>
          </table:table-cell>
          <table:table-cell table:style-name="ce4" table:formula="of:=VALUE(ORG.LIBREOFFICE.REGEX([.E264]; &quot;[\d\.]+&quot;))" office:value-type="float" office:value="19" calcext:value-type="float">
            <text:p>19.0</text:p>
          </table:table-cell>
          <table:table-cell table:formula="of:=ORG.LIBREOFFICE.REGEX([.F264]; &quot;[A-Z]+&quot;)" office:value-type="string" office:string-value="I" calcext:value-type="string">
            <text:p>I</text:p>
          </table:table-cell>
          <table:table-cell table:style-name="ce4" table:formula="of:=VALUE(ORG.LIBREOFFICE.REGEX([.F264]; &quot;[\d\.]+&quot;))" office:value-type="float" office:value="7" calcext:value-type="float">
            <text:p>7.0</text:p>
          </table:table-cell>
          <table:table-cell office:value-type="string" calcext:value-type="string">
            <text:p>C19 - Design changes</text:p>
          </table:table-cell>
          <table:table-cell office:value-type="string" calcext:value-type="string">
            <text:p>I7 - # Introducing issue commits [sum]</text:p>
          </table:table-cell>
          <table:table-cell table:style-name="ce20" office:value-type="string" calcext:value-type="string">
            <text:p>1</text:p>
          </table:table-cell>
          <table:table-cell table:style-name="ce1" table:formula="of:=ORG.LIBREOFFICE.REGEX([.G264]; &quot;^(\d+|\w)&quot;)" office:value-type="string" office:string-value="1" calcext:value-type="string">
            <text:p>1</text:p>
          </table:table-cell>
          <table:table-cell/>
          <table:table-cell table:style-name="ce12" office:value-type="string" calcext:value-type="string">
            <text:p>BG: Kruskal-Wallis - Significant difference False</text:p>
            <text:p>CG: Kruskal-Wallis - Significant difference False</text:p>
            <text:p>Abs. count: 51 (BG); 28 (CG)</text:p>
          </table:table-cell>
          <table:table-cell table:formula="of:=HYPERLINK(&quot;figures/boxplots/C19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265]; &quot;[A-Z]+&quot;)" office:value-type="string" office:string-value="C" calcext:value-type="string">
            <text:p>C</text:p>
          </table:table-cell>
          <table:table-cell table:style-name="ce4" table:formula="of:=VALUE(ORG.LIBREOFFICE.REGEX([.E265]; &quot;[\d\.]+&quot;))" office:value-type="float" office:value="19" calcext:value-type="float">
            <text:p>19.0</text:p>
          </table:table-cell>
          <table:table-cell table:formula="of:=ORG.LIBREOFFICE.REGEX([.F265]; &quot;[A-Z]+&quot;)" office:value-type="string" office:string-value="I" calcext:value-type="string">
            <text:p>I</text:p>
          </table:table-cell>
          <table:table-cell table:style-name="ce4" table:formula="of:=VALUE(ORG.LIBREOFFICE.REGEX([.F265]; &quot;[\d\.]+&quot;))" office:value-type="float" office:value="10" calcext:value-type="float">
            <text:p>10.0</text:p>
          </table:table-cell>
          <table:table-cell office:value-type="string" calcext:value-type="string">
            <text:p>C19 - Design changes</text:p>
          </table:table-cell>
          <table:table-cell office:value-type="string" calcext:value-type="string">
            <text:p>I10 - # Introducing issue comments [sum]</text:p>
          </table:table-cell>
          <table:table-cell table:style-name="ce20" office:value-type="string" calcext:value-type="string">
            <text:p>31</text:p>
          </table:table-cell>
          <table:table-cell table:style-name="ce1" table:formula="of:=ORG.LIBREOFFICE.REGEX([.G265]; &quot;^(\d+|\w)&quot;)" office:value-type="string" office:string-value="31" calcext:value-type="string">
            <text:p>31</text:p>
          </table:table-cell>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6 (BG); 17 (CG)</text:p>
          </table:table-cell>
          <table:table-cell table:formula="of:=HYPERLINK(&quot;figures/boxplots/C19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266]; &quot;[A-Z]+&quot;)" office:value-type="string" office:string-value="C" calcext:value-type="string">
            <text:p>C</text:p>
          </table:table-cell>
          <table:table-cell table:style-name="ce4" table:formula="of:=VALUE(ORG.LIBREOFFICE.REGEX([.E266]; &quot;[\d\.]+&quot;))" office:value-type="float" office:value="19" calcext:value-type="float">
            <text:p>19.0</text:p>
          </table:table-cell>
          <table:table-cell table:formula="of:=ORG.LIBREOFFICE.REGEX([.F266]; &quot;[A-Z]+&quot;)" office:value-type="string" office:string-value="ML" calcext:value-type="string">
            <text:p>ML</text:p>
          </table:table-cell>
          <table:table-cell table:style-name="ce4" table:formula="of:=VALUE(ORG.LIBREOFFICE.REGEX([.F266]; &quot;[\d\.]+&quot;))" office:value-type="float" office:value="2" calcext:value-type="float">
            <text:p>2.0</text:p>
          </table:table-cell>
          <table:table-cell office:value-type="string" calcext:value-type="string">
            <text:p>C19 - Design change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26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267]; &quot;[A-Z]+&quot;)" office:value-type="string" office:string-value="C" calcext:value-type="string">
            <text:p>C</text:p>
          </table:table-cell>
          <table:table-cell table:style-name="ce4" table:formula="of:=VALUE(ORG.LIBREOFFICE.REGEX([.E267]; &quot;[\d\.]+&quot;))" office:value-type="float" office:value="19" calcext:value-type="float">
            <text:p>19.0</text:p>
          </table:table-cell>
          <table:table-cell table:formula="of:=ORG.LIBREOFFICE.REGEX([.F267]; &quot;[A-Z]+&quot;)" office:value-type="string" office:string-value="ML" calcext:value-type="string">
            <text:p>ML</text:p>
          </table:table-cell>
          <table:table-cell table:style-name="ce4" table:formula="of:=VALUE(ORG.LIBREOFFICE.REGEX([.F267]; &quot;[\d\.]+&quot;))" office:value-type="float" office:value="5" calcext:value-type="float">
            <text:p>5.0</text:p>
          </table:table-cell>
          <table:table-cell office:value-type="string" calcext:value-type="string">
            <text:p>C19 - Design change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26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268]; &quot;[A-Z]+&quot;)" office:value-type="string" office:string-value="C" calcext:value-type="string">
            <text:p>C</text:p>
          </table:table-cell>
          <table:table-cell table:style-name="ce4" table:formula="of:=VALUE(ORG.LIBREOFFICE.REGEX([.E268]; &quot;[\d\.]+&quot;))" office:value-type="float" office:value="19" calcext:value-type="float">
            <text:p>19.0</text:p>
          </table:table-cell>
          <table:table-cell table:formula="of:=ORG.LIBREOFFICE.REGEX([.F268]; &quot;[A-Z]+&quot;)" office:value-type="string" office:string-value="O" calcext:value-type="string">
            <text:p>O</text:p>
          </table:table-cell>
          <table:table-cell table:style-name="ce4" table:formula="of:=VALUE(ORG.LIBREOFFICE.REGEX([.F268]; &quot;[\d\.]+&quot;))" office:value-type="float" office:value="3" calcext:value-type="float">
            <text:p>3.0</text:p>
          </table:table-cell>
          <table:table-cell office:value-type="string" calcext:value-type="string">
            <text:p>C19 - Design change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26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2" table:visibility="filter">
          <table:table-cell table:formula="of:=ORG.LIBREOFFICE.REGEX([.E269]; &quot;[A-Z]+&quot;)" office:value-type="string" office:string-value="C" calcext:value-type="string">
            <text:p>C</text:p>
          </table:table-cell>
          <table:table-cell table:style-name="ce4" table:formula="of:=VALUE(ORG.LIBREOFFICE.REGEX([.E269]; &quot;[\d\.]+&quot;))" office:value-type="float" office:value="19" calcext:value-type="float">
            <text:p>19.0</text:p>
          </table:table-cell>
          <table:table-cell table:formula="of:=ORG.LIBREOFFICE.REGEX([.F269]; &quot;[A-Z]+&quot;)" office:value-type="string" office:string-value="R" calcext:value-type="string">
            <text:p>R</text:p>
          </table:table-cell>
          <table:table-cell table:style-name="ce4" table:formula="of:=VALUE(ORG.LIBREOFFICE.REGEX([.F269]; &quot;[\d\.]+&quot;))" office:value-type="float" office:value="3" calcext:value-type="float">
            <text:p>3.0</text:p>
          </table:table-cell>
          <table:table-cell office:value-type="string" calcext:value-type="string">
            <text:p>C19 - Design changes</text:p>
          </table:table-cell>
          <table:table-cell office:value-type="string" calcext:value-type="string">
            <text:p>R3 - # Reviewers [sum]</text:p>
          </table:table-cell>
          <table:table-cell table:style-name="ce20" office:value-type="string" calcext:value-type="string">
            <text:p>1</text:p>
          </table:table-cell>
          <table:table-cell table:style-name="ce1" table:formula="of:=ORG.LIBREOFFICE.REGEX([.G269]; &quot;^(\d+|\w)&quot;)" office:value-type="string" office:string-value="1" calcext:value-type="string">
            <text:p>1</text:p>
          </table:table-cell>
          <table:table-cell office:value-type="string" calcext:value-type="string">
            <text:p>BG and CG: no relation (very weak)</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C19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270]; &quot;[A-Z]+&quot;)" office:value-type="string" office:string-value="C" calcext:value-type="string">
            <text:p>C</text:p>
          </table:table-cell>
          <table:table-cell table:style-name="ce4" table:formula="of:=VALUE(ORG.LIBREOFFICE.REGEX([.E270]; &quot;[\d\.]+&quot;))" office:value-type="float" office:value="19" calcext:value-type="float">
            <text:p>19.0</text:p>
          </table:table-cell>
          <table:table-cell table:formula="of:=ORG.LIBREOFFICE.REGEX([.F270]; &quot;[A-Z]+&quot;)" office:value-type="string" office:string-value="R" calcext:value-type="string">
            <text:p>R</text:p>
          </table:table-cell>
          <table:table-cell table:style-name="ce4" table:formula="of:=VALUE(ORG.LIBREOFFICE.REGEX([.F270]; &quot;[\d\.]+&quot;))" office:value-type="float" office:value="5" calcext:value-type="float">
            <text:p>5.0</text:p>
          </table:table-cell>
          <table:table-cell office:value-type="string" calcext:value-type="string">
            <text:p>C19 - Design changes</text:p>
          </table:table-cell>
          <table:table-cell office:value-type="string" calcext:value-type="string">
            <text:p>R5 - # Review comments [sum]</text:p>
          </table:table-cell>
          <table:table-cell table:style-name="ce20" office:value-type="string" calcext:value-type="string">
            <text:p>1</text:p>
          </table:table-cell>
          <table:table-cell table:style-name="ce1" table:formula="of:=ORG.LIBREOFFICE.REGEX([.G270]; &quot;^(\d+|\w)&quot;)" office:value-type="string" office:string-value="1" calcext:value-type="string">
            <text:p>1</text:p>
          </table:table-cell>
          <table:table-cell table:style-name="ce12" office:value-type="string" calcext:value-type="string">
            <office:annotation draw:style-name="gr6" draw:text-style-name="P2" svg:width="8.971cm" svg:height="4.523cm" svg:x="19.325cm" svg:y="1670.809cm" draw:caption-point-x="25.607cm" draw:caption-point-y="-1643.965cm">
              <dc:creator>Lukas Schulte</dc:creator>
              <dc:date>2025-03-10T00:00:00</dc:date>
              <text:p text:style-name="P1"><text:span text:style-name="T1">Number of comments can be interpreted both ways. Either it means that the task is complex/controversial and therefore likely to introduce bugs, or it is just very well planned out in the discussion and therefore less likely to be bug-introducing...</text:span></text:p>
              <text:p text:style-name="P1"><text:span text:style-name="T1">Range of BG is a lot higher again in this case. Without outliers only slightly.</text:span></text:p>
            </office:annotation>
            <text:p>BG: no clear relation</text:p>
            <text:p>CG: true relates to more comments (too weak)</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C19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271]; &quot;[A-Z]+&quot;)" office:value-type="string" office:string-value="C" calcext:value-type="string">
            <text:p>C</text:p>
          </table:table-cell>
          <table:table-cell table:style-name="ce4" table:formula="of:=VALUE(ORG.LIBREOFFICE.REGEX([.E271]; &quot;[\d\.]+&quot;))" office:value-type="float" office:value="19" calcext:value-type="float">
            <text:p>19.0</text:p>
          </table:table-cell>
          <table:table-cell table:formula="of:=ORG.LIBREOFFICE.REGEX([.F271]; &quot;[A-Z]+&quot;)" office:value-type="string" office:string-value="R" calcext:value-type="string">
            <text:p>R</text:p>
          </table:table-cell>
          <table:table-cell table:style-name="ce4" table:formula="of:=VALUE(ORG.LIBREOFFICE.REGEX([.F271]; &quot;[\d\.]+&quot;))" office:value-type="float" office:value="6" calcext:value-type="float">
            <text:p>6.0</text:p>
          </table:table-cell>
          <table:table-cell office:value-type="string" calcext:value-type="string">
            <text:p>C19 - Design changes</text:p>
          </table:table-cell>
          <table:table-cell office:value-type="string" calcext:value-type="string">
            <text:p>R6 - # Rounds of code review [sum]</text:p>
          </table:table-cell>
          <table:table-cell table:style-name="ce20" office:value-type="string" calcext:value-type="string">
            <text:p>1</text:p>
          </table:table-cell>
          <table:table-cell table:style-name="ce1" table:formula="of:=ORG.LIBREOFFICE.REGEX([.G271]; &quot;^(\d+|\w)&quot;)" office:value-type="string" office:string-value="1" calcext:value-type="string">
            <text:p>1</text:p>
          </table:table-cell>
          <table:table-cell table:style-name="ce12" office:value-type="string" calcext:value-type="string">
            <office:annotation draw:style-name="gr7" draw:text-style-name="P2" svg:width="8.971cm" svg:height="2.062cm" svg:x="19.325cm" svg:y="1678.33cm" draw:caption-point-x="25.607cm" draw:caption-point-y="-1651.486cm">
              <dc:creator>Lukas Schulte</dc:creator>
              <dc:date>2025-03-10T00:00:00</dc:date>
              <text:p text:style-name="P1"><text:span text:style-name="T1">More rounds of review make sense when the design is changed. This is not the case in the BG, but there the number of rounds of review is higher by default already.</text:span></text:p>
            </office:annotation>
            <text:p>BG true relates to less rounds of review (too weak)</text:p>
            <text:p>CG: true relates to more rounds of review (too weak)</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C19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72]; &quot;[A-Z]+&quot;)" office:value-type="string" office:string-value="C" calcext:value-type="string">
            <text:p>C</text:p>
          </table:table-cell>
          <table:table-cell table:style-name="ce4" table:formula="of:=VALUE(ORG.LIBREOFFICE.REGEX([.E272]; &quot;[\d\.]+&quot;))" office:value-type="float" office:value="20" calcext:value-type="float">
            <text:p>20.0</text:p>
          </table:table-cell>
          <table:table-cell table:formula="of:=ORG.LIBREOFFICE.REGEX([.F272]; &quot;[A-Z]+&quot;)" office:value-type="string" office:string-value="C" calcext:value-type="string">
            <text:p>C</text:p>
          </table:table-cell>
          <table:table-cell table:style-name="ce4" table:formula="of:=VALUE(ORG.LIBREOFFICE.REGEX([.F272]; &quot;[\d\.]+&quot;))" office:value-type="float" office:value="3" calcext:value-type="float">
            <text:p>3.0</text:p>
          </table:table-cell>
          <table:table-cell office:value-type="string" calcext:value-type="string">
            <text:p>C20 - Bug-introducing design changes</text:p>
          </table:table-cell>
          <table:table-cell office:value-type="string" calcext:value-type="string">
            <text:p>C3 - # Files changed</text:p>
          </table:table-cell>
          <table:table-cell office:value-type="string" calcext:value-type="string">
            <text:p>32</text:p>
          </table:table-cell>
          <table:table-cell table:style-name="ce1" table:formula="of:=ORG.LIBREOFFICE.REGEX([.G272];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0 (BG); 0 (CG)</text:p>
          </table:table-cell>
          <table:table-cell table:formula="of:=HYPERLINK(&quot;figures/boxplots/C20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73]; &quot;[A-Z]+&quot;)" office:value-type="string" office:string-value="C" calcext:value-type="string">
            <text:p>C</text:p>
          </table:table-cell>
          <table:table-cell table:style-name="ce4" table:formula="of:=VALUE(ORG.LIBREOFFICE.REGEX([.E273]; &quot;[\d\.]+&quot;))" office:value-type="float" office:value="20" calcext:value-type="float">
            <text:p>20.0</text:p>
          </table:table-cell>
          <table:table-cell table:formula="of:=ORG.LIBREOFFICE.REGEX([.F273]; &quot;[A-Z]+&quot;)" office:value-type="string" office:string-value="C" calcext:value-type="string">
            <text:p>C</text:p>
          </table:table-cell>
          <table:table-cell table:style-name="ce4" table:formula="of:=VALUE(ORG.LIBREOFFICE.REGEX([.F273]; &quot;[\d\.]+&quot;))" office:value-type="float" office:value="4" calcext:value-type="float">
            <text:p>4.0</text:p>
          </table:table-cell>
          <table:table-cell office:value-type="string" calcext:value-type="string">
            <text:p>C20 - Bug-introducing design changes</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273];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0 (BG); 0 (CG)</text:p>
          </table:table-cell>
          <table:table-cell table:formula="of:=HYPERLINK(&quot;figures/boxplots/C20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74]; &quot;[A-Z]+&quot;)" office:value-type="string" office:string-value="C" calcext:value-type="string">
            <text:p>C</text:p>
          </table:table-cell>
          <table:table-cell table:style-name="ce4" table:formula="of:=VALUE(ORG.LIBREOFFICE.REGEX([.E274]; &quot;[\d\.]+&quot;))" office:value-type="float" office:value="20" calcext:value-type="float">
            <text:p>20.0</text:p>
          </table:table-cell>
          <table:table-cell table:formula="of:=ORG.LIBREOFFICE.REGEX([.F274]; &quot;[A-Z]+&quot;)" office:value-type="string" office:string-value="C" calcext:value-type="string">
            <text:p>C</text:p>
          </table:table-cell>
          <table:table-cell table:style-name="ce4" table:formula="of:=VALUE(ORG.LIBREOFFICE.REGEX([.F274]; &quot;[\d\.]+&quot;))" office:value-type="float" office:value="5" calcext:value-type="float">
            <text:p>5.0</text:p>
          </table:table-cell>
          <table:table-cell office:value-type="string" calcext:value-type="string">
            <text:p>C20 - Bug-introducing design changes</text:p>
          </table:table-cell>
          <table:table-cell office:value-type="string" calcext:value-type="string">
            <text:p>C5 - Commit total line bugginess</text:p>
          </table:table-cell>
          <table:table-cell office:value-type="string" calcext:value-type="string">
            <text:p>32</text:p>
          </table:table-cell>
          <table:table-cell table:style-name="ce1" table:formula="of:=ORG.LIBREOFFICE.REGEX([.G274];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0 (BG); 0 (CG)</text:p>
          </table:table-cell>
          <table:table-cell table:formula="of:=HYPERLINK(&quot;figures/boxplots/C20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75]; &quot;[A-Z]+&quot;)" office:value-type="string" office:string-value="C" calcext:value-type="string">
            <text:p>C</text:p>
          </table:table-cell>
          <table:table-cell table:style-name="ce4" table:formula="of:=VALUE(ORG.LIBREOFFICE.REGEX([.E275]; &quot;[\d\.]+&quot;))" office:value-type="float" office:value="20" calcext:value-type="float">
            <text:p>20.0</text:p>
          </table:table-cell>
          <table:table-cell table:formula="of:=ORG.LIBREOFFICE.REGEX([.F275]; &quot;[A-Z]+&quot;)" office:value-type="string" office:string-value="C" calcext:value-type="string">
            <text:p>C</text:p>
          </table:table-cell>
          <table:table-cell table:style-name="ce4" table:formula="of:=VALUE(ORG.LIBREOFFICE.REGEX([.F275]; &quot;[\d\.]+&quot;))" office:value-type="float" office:value="6" calcext:value-type="float">
            <text:p>6.0</text:p>
          </table:table-cell>
          <table:table-cell office:value-type="string" calcext:value-type="string">
            <text:p>C20 - Bug-introducing design changes</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275];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0 (BG); 0 (CG)</text:p>
          </table:table-cell>
          <table:table-cell table:formula="of:=HYPERLINK(&quot;figures/boxplots/C20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76]; &quot;[A-Z]+&quot;)" office:value-type="string" office:string-value="C" calcext:value-type="string">
            <text:p>C</text:p>
          </table:table-cell>
          <table:table-cell table:style-name="ce4" table:formula="of:=VALUE(ORG.LIBREOFFICE.REGEX([.E276]; &quot;[\d\.]+&quot;))" office:value-type="float" office:value="20" calcext:value-type="float">
            <text:p>20.0</text:p>
          </table:table-cell>
          <table:table-cell table:formula="of:=ORG.LIBREOFFICE.REGEX([.F276]; &quot;[A-Z]+&quot;)" office:value-type="string" office:string-value="F" calcext:value-type="string">
            <text:p>F</text:p>
          </table:table-cell>
          <table:table-cell table:style-name="ce4" table:formula="of:=VALUE(ORG.LIBREOFFICE.REGEX([.F276]; &quot;[\d\.]+&quot;))" office:value-type="float" office:value="4" calcext:value-type="float">
            <text:p>4.0</text:p>
          </table:table-cell>
          <table:table-cell office:value-type="string" calcext:value-type="string">
            <text:p>C20 - Bug-introducing design changes</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27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0 (BG); 0 (CG)</text:p>
          </table:table-cell>
          <table:table-cell table:formula="of:=HYPERLINK(&quot;figures/boxplots/C20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77]; &quot;[A-Z]+&quot;)" office:value-type="string" office:string-value="C" calcext:value-type="string">
            <text:p>C</text:p>
          </table:table-cell>
          <table:table-cell table:style-name="ce4" table:formula="of:=VALUE(ORG.LIBREOFFICE.REGEX([.E277]; &quot;[\d\.]+&quot;))" office:value-type="float" office:value="20" calcext:value-type="float">
            <text:p>20.0</text:p>
          </table:table-cell>
          <table:table-cell table:formula="of:=ORG.LIBREOFFICE.REGEX([.F277]; &quot;[A-Z]+&quot;)" office:value-type="string" office:string-value="F" calcext:value-type="string">
            <text:p>F</text:p>
          </table:table-cell>
          <table:table-cell table:style-name="ce4" table:formula="of:=VALUE(ORG.LIBREOFFICE.REGEX([.F277]; &quot;[\d\.]+&quot;))" office:value-type="float" office:value="9" calcext:value-type="float">
            <text:p>9.0</text:p>
          </table:table-cell>
          <table:table-cell office:value-type="string" calcext:value-type="string">
            <text:p>C20 - Bug-introducing design changes</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27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0 (BG); 0 (CG)</text:p>
          </table:table-cell>
          <table:table-cell table:formula="of:=HYPERLINK(&quot;figures/boxplots/C20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table-cell table:formula="of:=ORG.LIBREOFFICE.REGEX([.E278]; &quot;[A-Z]+&quot;)" office:value-type="string" office:string-value="C" calcext:value-type="string">
            <text:p>C</text:p>
          </table:table-cell>
          <table:table-cell table:style-name="ce4" table:formula="of:=VALUE(ORG.LIBREOFFICE.REGEX([.E278]; &quot;[\d\.]+&quot;))" office:value-type="float" office:value="20" calcext:value-type="float">
            <text:p>20.0</text:p>
          </table:table-cell>
          <table:table-cell table:formula="of:=ORG.LIBREOFFICE.REGEX([.F278]; &quot;[A-Z]+&quot;)" office:value-type="string" office:string-value="I" calcext:value-type="string">
            <text:p>I</text:p>
          </table:table-cell>
          <table:table-cell table:style-name="ce4" table:formula="of:=VALUE(ORG.LIBREOFFICE.REGEX([.F278]; &quot;[\d\.]+&quot;))" office:value-type="float" office:value="5" calcext:value-type="float">
            <text:p>5.0</text:p>
          </table:table-cell>
          <table:table-cell office:value-type="string" calcext:value-type="string">
            <text:p>C20 - Bug-introducing design changes</text:p>
          </table:table-cell>
          <table:table-cell office:value-type="string" calcext:value-type="string">
            <text:p>I5 - # Introducing issue discussants [sum]</text:p>
          </table:table-cell>
          <table:table-cell office:value-type="string" calcext:value-type="string">
            <text:p>31</text:p>
          </table:table-cell>
          <table:table-cell table:style-name="ce1" table:formula="of:=ORG.LIBREOFFICE.REGEX([.G27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C20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79]; &quot;[A-Z]+&quot;)" office:value-type="string" office:string-value="C" calcext:value-type="string">
            <text:p>C</text:p>
          </table:table-cell>
          <table:table-cell table:style-name="ce4" table:formula="of:=VALUE(ORG.LIBREOFFICE.REGEX([.E279]; &quot;[\d\.]+&quot;))" office:value-type="float" office:value="20" calcext:value-type="float">
            <text:p>20.0</text:p>
          </table:table-cell>
          <table:table-cell table:formula="of:=ORG.LIBREOFFICE.REGEX([.F279]; &quot;[A-Z]+&quot;)" office:value-type="string" office:string-value="I" calcext:value-type="string">
            <text:p>I</text:p>
          </table:table-cell>
          <table:table-cell table:style-name="ce4" table:formula="of:=VALUE(ORG.LIBREOFFICE.REGEX([.F279]; &quot;[\d\.]+&quot;))" office:value-type="float" office:value="7" calcext:value-type="float">
            <text:p>7.0</text:p>
          </table:table-cell>
          <table:table-cell office:value-type="string" calcext:value-type="string">
            <text:p>C20 - Bug-introducing design changes</text:p>
          </table:table-cell>
          <table:table-cell office:value-type="string" calcext:value-type="string">
            <text:p>I7 - # Introducing issue commits [sum]</text:p>
          </table:table-cell>
          <table:table-cell office:value-type="string" calcext:value-type="string">
            <text:p>31</text:p>
          </table:table-cell>
          <table:table-cell table:style-name="ce1" table:formula="of:=ORG.LIBREOFFICE.REGEX([.G27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0 (BG); 0 (CG)</text:p>
          </table:table-cell>
          <table:table-cell table:formula="of:=HYPERLINK(&quot;figures/boxplots/C20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80]; &quot;[A-Z]+&quot;)" office:value-type="string" office:string-value="C" calcext:value-type="string">
            <text:p>C</text:p>
          </table:table-cell>
          <table:table-cell table:style-name="ce4" table:formula="of:=VALUE(ORG.LIBREOFFICE.REGEX([.E280]; &quot;[\d\.]+&quot;))" office:value-type="float" office:value="20" calcext:value-type="float">
            <text:p>20.0</text:p>
          </table:table-cell>
          <table:table-cell table:formula="of:=ORG.LIBREOFFICE.REGEX([.F280]; &quot;[A-Z]+&quot;)" office:value-type="string" office:string-value="I" calcext:value-type="string">
            <text:p>I</text:p>
          </table:table-cell>
          <table:table-cell table:style-name="ce4" table:formula="of:=VALUE(ORG.LIBREOFFICE.REGEX([.F280]; &quot;[\d\.]+&quot;))" office:value-type="float" office:value="10" calcext:value-type="float">
            <text:p>10.0</text:p>
          </table:table-cell>
          <table:table-cell office:value-type="string" calcext:value-type="string">
            <text:p>C20 - Bug-introducing design changes</text:p>
          </table:table-cell>
          <table:table-cell office:value-type="string" calcext:value-type="string">
            <text:p>I10 - # Introducing issue comments [sum]</text:p>
          </table:table-cell>
          <table:table-cell office:value-type="string" calcext:value-type="string">
            <text:p>31</text:p>
          </table:table-cell>
          <table:table-cell table:style-name="ce1" table:formula="of:=ORG.LIBREOFFICE.REGEX([.G28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C20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281]; &quot;[A-Z]+&quot;)" office:value-type="string" office:string-value="C" calcext:value-type="string">
            <text:p>C</text:p>
          </table:table-cell>
          <table:table-cell table:style-name="ce4" table:formula="of:=VALUE(ORG.LIBREOFFICE.REGEX([.E281]; &quot;[\d\.]+&quot;))" office:value-type="float" office:value="20" calcext:value-type="float">
            <text:p>20.0</text:p>
          </table:table-cell>
          <table:table-cell table:formula="of:=ORG.LIBREOFFICE.REGEX([.F281]; &quot;[A-Z]+&quot;)" office:value-type="string" office:string-value="ML" calcext:value-type="string">
            <text:p>ML</text:p>
          </table:table-cell>
          <table:table-cell table:style-name="ce4" table:formula="of:=VALUE(ORG.LIBREOFFICE.REGEX([.F281]; &quot;[\d\.]+&quot;))" office:value-type="float" office:value="2" calcext:value-type="float">
            <text:p>2.0</text:p>
          </table:table-cell>
          <table:table-cell office:value-type="string" calcext:value-type="string">
            <text:p>C20 - Bug-introducing design change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28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282]; &quot;[A-Z]+&quot;)" office:value-type="string" office:string-value="C" calcext:value-type="string">
            <text:p>C</text:p>
          </table:table-cell>
          <table:table-cell table:style-name="ce4" table:formula="of:=VALUE(ORG.LIBREOFFICE.REGEX([.E282]; &quot;[\d\.]+&quot;))" office:value-type="float" office:value="20" calcext:value-type="float">
            <text:p>20.0</text:p>
          </table:table-cell>
          <table:table-cell table:formula="of:=ORG.LIBREOFFICE.REGEX([.F282]; &quot;[A-Z]+&quot;)" office:value-type="string" office:string-value="ML" calcext:value-type="string">
            <text:p>ML</text:p>
          </table:table-cell>
          <table:table-cell table:style-name="ce4" table:formula="of:=VALUE(ORG.LIBREOFFICE.REGEX([.F282]; &quot;[\d\.]+&quot;))" office:value-type="float" office:value="5" calcext:value-type="float">
            <text:p>5.0</text:p>
          </table:table-cell>
          <table:table-cell office:value-type="string" calcext:value-type="string">
            <text:p>C20 - Bug-introducing design change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28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283]; &quot;[A-Z]+&quot;)" office:value-type="string" office:string-value="C" calcext:value-type="string">
            <text:p>C</text:p>
          </table:table-cell>
          <table:table-cell table:style-name="ce4" table:formula="of:=VALUE(ORG.LIBREOFFICE.REGEX([.E283]; &quot;[\d\.]+&quot;))" office:value-type="float" office:value="20" calcext:value-type="float">
            <text:p>20.0</text:p>
          </table:table-cell>
          <table:table-cell table:formula="of:=ORG.LIBREOFFICE.REGEX([.F283]; &quot;[A-Z]+&quot;)" office:value-type="string" office:string-value="O" calcext:value-type="string">
            <text:p>O</text:p>
          </table:table-cell>
          <table:table-cell table:style-name="ce4" table:formula="of:=VALUE(ORG.LIBREOFFICE.REGEX([.F283]; &quot;[\d\.]+&quot;))" office:value-type="float" office:value="3" calcext:value-type="float">
            <text:p>3.0</text:p>
          </table:table-cell>
          <table:table-cell office:value-type="string" calcext:value-type="string">
            <text:p>C20 - Bug-introducing design change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28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3" table:visibility="filter">
          <table:table-cell table:formula="of:=ORG.LIBREOFFICE.REGEX([.E284]; &quot;[A-Z]+&quot;)" office:value-type="string" office:string-value="C" calcext:value-type="string">
            <text:p>C</text:p>
          </table:table-cell>
          <table:table-cell table:style-name="ce4" table:formula="of:=VALUE(ORG.LIBREOFFICE.REGEX([.E284]; &quot;[\d\.]+&quot;))" office:value-type="float" office:value="20" calcext:value-type="float">
            <text:p>20.0</text:p>
          </table:table-cell>
          <table:table-cell table:formula="of:=ORG.LIBREOFFICE.REGEX([.F284]; &quot;[A-Z]+&quot;)" office:value-type="string" office:string-value="R" calcext:value-type="string">
            <text:p>R</text:p>
          </table:table-cell>
          <table:table-cell table:style-name="ce4" table:formula="of:=VALUE(ORG.LIBREOFFICE.REGEX([.F284]; &quot;[\d\.]+&quot;))" office:value-type="float" office:value="3" calcext:value-type="float">
            <text:p>3.0</text:p>
          </table:table-cell>
          <table:table-cell office:value-type="string" calcext:value-type="string">
            <text:p>C20 - Bug-introducing design changes</text:p>
          </table:table-cell>
          <table:table-cell office:value-type="string" calcext:value-type="string">
            <text:p>R3 - # Reviewers [sum]</text:p>
          </table:table-cell>
          <table:table-cell office:value-type="string" calcext:value-type="string">
            <text:p>31</text:p>
          </table:table-cell>
          <table:table-cell table:style-name="ce1" table:formula="of:=ORG.LIBREOFFICE.REGEX([.G284];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7 (BG); 0 (CG)</text:p>
          </table:table-cell>
          <table:table-cell table:formula="of:=HYPERLINK(&quot;figures/boxplots/C20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85]; &quot;[A-Z]+&quot;)" office:value-type="string" office:string-value="C" calcext:value-type="string">
            <text:p>C</text:p>
          </table:table-cell>
          <table:table-cell table:style-name="ce4" table:formula="of:=VALUE(ORG.LIBREOFFICE.REGEX([.E285]; &quot;[\d\.]+&quot;))" office:value-type="float" office:value="20" calcext:value-type="float">
            <text:p>20.0</text:p>
          </table:table-cell>
          <table:table-cell table:formula="of:=ORG.LIBREOFFICE.REGEX([.F285]; &quot;[A-Z]+&quot;)" office:value-type="string" office:string-value="R" calcext:value-type="string">
            <text:p>R</text:p>
          </table:table-cell>
          <table:table-cell table:style-name="ce4" table:formula="of:=VALUE(ORG.LIBREOFFICE.REGEX([.F285]; &quot;[\d\.]+&quot;))" office:value-type="float" office:value="5" calcext:value-type="float">
            <text:p>5.0</text:p>
          </table:table-cell>
          <table:table-cell office:value-type="string" calcext:value-type="string">
            <text:p>C20 - Bug-introducing design changes</text:p>
          </table:table-cell>
          <table:table-cell office:value-type="string" calcext:value-type="string">
            <text:p>R5 - # Review comments [sum]</text:p>
          </table:table-cell>
          <table:table-cell office:value-type="string" calcext:value-type="string">
            <text:p>32</text:p>
          </table:table-cell>
          <table:table-cell table:style-name="ce1" table:formula="of:=ORG.LIBREOFFICE.REGEX([.G285];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False</text:p>
            <text:p>Abs. count: 37 (BG); 0 (CG)</text:p>
          </table:table-cell>
          <table:table-cell table:formula="of:=HYPERLINK(&quot;figures/boxplots/C20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86]; &quot;[A-Z]+&quot;)" office:value-type="string" office:string-value="C" calcext:value-type="string">
            <text:p>C</text:p>
          </table:table-cell>
          <table:table-cell table:style-name="ce4" table:formula="of:=VALUE(ORG.LIBREOFFICE.REGEX([.E286]; &quot;[\d\.]+&quot;))" office:value-type="float" office:value="20" calcext:value-type="float">
            <text:p>20.0</text:p>
          </table:table-cell>
          <table:table-cell table:formula="of:=ORG.LIBREOFFICE.REGEX([.F286]; &quot;[A-Z]+&quot;)" office:value-type="string" office:string-value="R" calcext:value-type="string">
            <text:p>R</text:p>
          </table:table-cell>
          <table:table-cell table:style-name="ce4" table:formula="of:=VALUE(ORG.LIBREOFFICE.REGEX([.F286]; &quot;[\d\.]+&quot;))" office:value-type="float" office:value="6" calcext:value-type="float">
            <text:p>6.0</text:p>
          </table:table-cell>
          <table:table-cell office:value-type="string" calcext:value-type="string">
            <text:p>C20 - Bug-introducing design changes</text:p>
          </table:table-cell>
          <table:table-cell office:value-type="string" calcext:value-type="string">
            <text:p>R6 - # Rounds of code review [sum]</text:p>
          </table:table-cell>
          <table:table-cell office:value-type="string" calcext:value-type="string">
            <text:p>31</text:p>
          </table:table-cell>
          <table:table-cell table:style-name="ce1" table:formula="of:=ORG.LIBREOFFICE.REGEX([.G28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7 (BG); 0 (CG)</text:p>
          </table:table-cell>
          <table:table-cell table:formula="of:=HYPERLINK(&quot;figures/boxplots/C20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287]; &quot;[A-Z]+&quot;)" office:value-type="string" office:string-value="C" calcext:value-type="string">
            <text:p>C</text:p>
          </table:table-cell>
          <table:table-cell table:style-name="ce4" table:formula="of:=VALUE(ORG.LIBREOFFICE.REGEX([.E287]; &quot;[\d\.]+&quot;))" office:value-type="float" office:value="21" calcext:value-type="float">
            <text:p>21.0</text:p>
          </table:table-cell>
          <table:table-cell table:formula="of:=ORG.LIBREOFFICE.REGEX([.F287]; &quot;[A-Z]+&quot;)" office:value-type="string" office:string-value="C" calcext:value-type="string">
            <text:p>C</text:p>
          </table:table-cell>
          <table:table-cell table:style-name="ce4" table:formula="of:=VALUE(ORG.LIBREOFFICE.REGEX([.F287]; &quot;[\d\.]+&quot;))" office:value-type="float" office:value="3" calcext:value-type="float">
            <text:p>3.0</text:p>
          </table:table-cell>
          <table:table-cell office:value-type="string" calcext:value-type="string">
            <text:p>C21 - Change of external dependencies</text:p>
          </table:table-cell>
          <table:table-cell office:value-type="string" calcext:value-type="string">
            <text:p>C3 - # Files changed</text:p>
          </table:table-cell>
          <table:table-cell table:style-name="ce20" office:value-type="string" calcext:value-type="string">
            <text:p>2.1</text:p>
          </table:table-cell>
          <table:table-cell table:style-name="ce1" table:formula="of:=ORG.LIBREOFFICE.REGEX([.G287]; &quot;^(\d+|\w)&quot;)" office:value-type="string" office:string-value="2" calcext:value-type="string">
            <text:p>2</text:p>
          </table:table-cell>
          <table:table-cell office:value-type="string" calcext:value-type="string">
            <office:annotation draw:style-name="gr8" draw:text-style-name="P2" svg:width="8.841cm" svg:height="2.407cm" svg:x="28.104cm" svg:y="2199.489cm" draw:caption-point-x="16.828cm" draw:caption-point-y="-2170.989cm">
              <dc:creator>Lukas Schulte</dc:creator>
              <dc:date>2025-03-10T00:00:00</dc:date>
              <text:p text:style-name="P1"><text:span text:style-name="T1">While the relation follows the same trend, there are a lot more changed files in the BG</text:span></text:p>
            </office:annotation>
            <text:p>BG and CG: true relates to more files changed</text:p>
          </table:table-cell>
          <table:table-cell table:style-name="ce12" office:value-type="string" calcext:value-type="string">
            <text:p>BG: Kruskal-Wallis - Significant difference True</text:p>
            <text:p>CG: Kruskal-Wallis - Significant difference True</text:p>
            <text:p>Abs. count: 71 (BG); 71 (CG)</text:p>
          </table:table-cell>
          <table:table-cell table:formula="of:=HYPERLINK(&quot;figures/boxplots/C21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88]; &quot;[A-Z]+&quot;)" office:value-type="string" office:string-value="C" calcext:value-type="string">
            <text:p>C</text:p>
          </table:table-cell>
          <table:table-cell table:style-name="ce4" table:formula="of:=VALUE(ORG.LIBREOFFICE.REGEX([.E288]; &quot;[\d\.]+&quot;))" office:value-type="float" office:value="21" calcext:value-type="float">
            <text:p>21.0</text:p>
          </table:table-cell>
          <table:table-cell table:formula="of:=ORG.LIBREOFFICE.REGEX([.F288]; &quot;[A-Z]+&quot;)" office:value-type="string" office:string-value="C" calcext:value-type="string">
            <text:p>C</text:p>
          </table:table-cell>
          <table:table-cell table:style-name="ce4" table:formula="of:=VALUE(ORG.LIBREOFFICE.REGEX([.F288]; &quot;[\d\.]+&quot;))" office:value-type="float" office:value="4" calcext:value-type="float">
            <text:p>4.0</text:p>
          </table:table-cell>
          <table:table-cell office:value-type="string" calcext:value-type="string">
            <text:p>C21 - Change of external dependencies</text:p>
          </table:table-cell>
          <table:table-cell office:value-type="string" calcext:value-type="string">
            <text:p>C4 - Commit file bugginess</text:p>
          </table:table-cell>
          <table:table-cell table:style-name="ce20" office:value-type="string" calcext:value-type="string">
            <text:p>32</text:p>
          </table:table-cell>
          <table:table-cell table:style-name="ce1" table:formula="of:=ORG.LIBREOFFICE.REGEX([.G288];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21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89]; &quot;[A-Z]+&quot;)" office:value-type="string" office:string-value="C" calcext:value-type="string">
            <text:p>C</text:p>
          </table:table-cell>
          <table:table-cell table:style-name="ce4" table:formula="of:=VALUE(ORG.LIBREOFFICE.REGEX([.E289]; &quot;[\d\.]+&quot;))" office:value-type="float" office:value="21" calcext:value-type="float">
            <text:p>21.0</text:p>
          </table:table-cell>
          <table:table-cell table:formula="of:=ORG.LIBREOFFICE.REGEX([.F289]; &quot;[A-Z]+&quot;)" office:value-type="string" office:string-value="C" calcext:value-type="string">
            <text:p>C</text:p>
          </table:table-cell>
          <table:table-cell table:style-name="ce4" table:formula="of:=VALUE(ORG.LIBREOFFICE.REGEX([.F289]; &quot;[\d\.]+&quot;))" office:value-type="float" office:value="5" calcext:value-type="float">
            <text:p>5.0</text:p>
          </table:table-cell>
          <table:table-cell office:value-type="string" calcext:value-type="string">
            <text:p>C21 - Change of external dependencies</text:p>
          </table:table-cell>
          <table:table-cell office:value-type="string" calcext:value-type="string">
            <text:p>C5 - Commit total line bugginess</text:p>
          </table:table-cell>
          <table:table-cell table:style-name="ce20" office:value-type="string" calcext:value-type="string">
            <text:p>32</text:p>
          </table:table-cell>
          <table:table-cell table:style-name="ce1" table:formula="of:=ORG.LIBREOFFICE.REGEX([.G289];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21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90]; &quot;[A-Z]+&quot;)" office:value-type="string" office:string-value="C" calcext:value-type="string">
            <text:p>C</text:p>
          </table:table-cell>
          <table:table-cell table:style-name="ce4" table:formula="of:=VALUE(ORG.LIBREOFFICE.REGEX([.E290]; &quot;[\d\.]+&quot;))" office:value-type="float" office:value="21" calcext:value-type="float">
            <text:p>21.0</text:p>
          </table:table-cell>
          <table:table-cell table:formula="of:=ORG.LIBREOFFICE.REGEX([.F290]; &quot;[A-Z]+&quot;)" office:value-type="string" office:string-value="C" calcext:value-type="string">
            <text:p>C</text:p>
          </table:table-cell>
          <table:table-cell table:style-name="ce4" table:formula="of:=VALUE(ORG.LIBREOFFICE.REGEX([.F290]; &quot;[\d\.]+&quot;))" office:value-type="float" office:value="6" calcext:value-type="float">
            <text:p>6.0</text:p>
          </table:table-cell>
          <table:table-cell office:value-type="string" calcext:value-type="string">
            <text:p>C21 - Change of external dependencies</text:p>
          </table:table-cell>
          <table:table-cell office:value-type="string" calcext:value-type="string">
            <text:p>C6 - Commit file line bugginess</text:p>
          </table:table-cell>
          <table:table-cell table:style-name="ce20" office:value-type="string" calcext:value-type="string">
            <text:p>32</text:p>
          </table:table-cell>
          <table:table-cell table:style-name="ce1" table:formula="of:=ORG.LIBREOFFICE.REGEX([.G290];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C21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91]; &quot;[A-Z]+&quot;)" office:value-type="string" office:string-value="C" calcext:value-type="string">
            <text:p>C</text:p>
          </table:table-cell>
          <table:table-cell table:style-name="ce4" table:formula="of:=VALUE(ORG.LIBREOFFICE.REGEX([.E291]; &quot;[\d\.]+&quot;))" office:value-type="float" office:value="21" calcext:value-type="float">
            <text:p>21.0</text:p>
          </table:table-cell>
          <table:table-cell table:formula="of:=ORG.LIBREOFFICE.REGEX([.F291]; &quot;[A-Z]+&quot;)" office:value-type="string" office:string-value="F" calcext:value-type="string">
            <text:p>F</text:p>
          </table:table-cell>
          <table:table-cell table:style-name="ce4" table:formula="of:=VALUE(ORG.LIBREOFFICE.REGEX([.F291]; &quot;[\d\.]+&quot;))" office:value-type="float" office:value="4" calcext:value-type="float">
            <text:p>4.0</text:p>
          </table:table-cell>
          <table:table-cell office:value-type="string" calcext:value-type="string">
            <text:p>C21 - Change of external dependencies</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29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21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292]; &quot;[A-Z]+&quot;)" office:value-type="string" office:string-value="C" calcext:value-type="string">
            <text:p>C</text:p>
          </table:table-cell>
          <table:table-cell table:style-name="ce4" table:formula="of:=VALUE(ORG.LIBREOFFICE.REGEX([.E292]; &quot;[\d\.]+&quot;))" office:value-type="float" office:value="21" calcext:value-type="float">
            <text:p>21.0</text:p>
          </table:table-cell>
          <table:table-cell table:formula="of:=ORG.LIBREOFFICE.REGEX([.F292]; &quot;[A-Z]+&quot;)" office:value-type="string" office:string-value="F" calcext:value-type="string">
            <text:p>F</text:p>
          </table:table-cell>
          <table:table-cell table:style-name="ce4" table:formula="of:=VALUE(ORG.LIBREOFFICE.REGEX([.F292]; &quot;[\d\.]+&quot;))" office:value-type="float" office:value="9" calcext:value-type="float">
            <text:p>9.0</text:p>
          </table:table-cell>
          <table:table-cell office:value-type="string" calcext:value-type="string">
            <text:p>C21 - Change of external dependencies</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292];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C21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table-cell table:formula="of:=ORG.LIBREOFFICE.REGEX([.E293]; &quot;[A-Z]+&quot;)" office:value-type="string" office:string-value="C" calcext:value-type="string">
            <text:p>C</text:p>
          </table:table-cell>
          <table:table-cell table:style-name="ce4" table:formula="of:=VALUE(ORG.LIBREOFFICE.REGEX([.E293]; &quot;[\d\.]+&quot;))" office:value-type="float" office:value="21" calcext:value-type="float">
            <text:p>21.0</text:p>
          </table:table-cell>
          <table:table-cell table:formula="of:=ORG.LIBREOFFICE.REGEX([.F293]; &quot;[A-Z]+&quot;)" office:value-type="string" office:string-value="I" calcext:value-type="string">
            <text:p>I</text:p>
          </table:table-cell>
          <table:table-cell table:style-name="ce4" table:formula="of:=VALUE(ORG.LIBREOFFICE.REGEX([.F293]; &quot;[\d\.]+&quot;))" office:value-type="float" office:value="5" calcext:value-type="float">
            <text:p>5.0</text:p>
          </table:table-cell>
          <table:table-cell office:value-type="string" calcext:value-type="string">
            <text:p>C21 - Change of external dependencies</text:p>
          </table:table-cell>
          <table:table-cell office:value-type="string" calcext:value-type="string">
            <text:p>I5 - # Introducing issue discussants [sum]</text:p>
          </table:table-cell>
          <table:table-cell table:style-name="ce20" office:value-type="string" calcext:value-type="string">
            <text:p>31</text:p>
          </table:table-cell>
          <table:table-cell table:style-name="ce1" table:formula="of:=ORG.LIBREOFFICE.REGEX([.G293]; &quot;^(\d+|\w)&quot;)" office:value-type="string" office:string-value="31" calcext:value-type="string">
            <text:p>31</text:p>
          </table:table-cell>
          <table:table-cell office:value-type="string" calcext:value-type="string">
            <text:p>BG: no relation</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6 (BG); 17 (CG)</text:p>
          </table:table-cell>
          <table:table-cell table:formula="of:=HYPERLINK(&quot;figures/boxplots/C21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294]; &quot;[A-Z]+&quot;)" office:value-type="string" office:string-value="C" calcext:value-type="string">
            <text:p>C</text:p>
          </table:table-cell>
          <table:table-cell table:style-name="ce4" table:formula="of:=VALUE(ORG.LIBREOFFICE.REGEX([.E294]; &quot;[\d\.]+&quot;))" office:value-type="float" office:value="21" calcext:value-type="float">
            <text:p>21.0</text:p>
          </table:table-cell>
          <table:table-cell table:formula="of:=ORG.LIBREOFFICE.REGEX([.F294]; &quot;[A-Z]+&quot;)" office:value-type="string" office:string-value="I" calcext:value-type="string">
            <text:p>I</text:p>
          </table:table-cell>
          <table:table-cell table:style-name="ce4" table:formula="of:=VALUE(ORG.LIBREOFFICE.REGEX([.F294]; &quot;[\d\.]+&quot;))" office:value-type="float" office:value="7" calcext:value-type="float">
            <text:p>7.0</text:p>
          </table:table-cell>
          <table:table-cell office:value-type="string" calcext:value-type="string">
            <text:p>C21 - Change of external dependencies</text:p>
          </table:table-cell>
          <table:table-cell office:value-type="string" calcext:value-type="string">
            <text:p>I7 - # Introducing issue commits [sum]</text:p>
          </table:table-cell>
          <table:table-cell table:style-name="ce20" office:value-type="string" calcext:value-type="string">
            <text:p>31</text:p>
          </table:table-cell>
          <table:table-cell table:style-name="ce1" table:formula="of:=ORG.LIBREOFFICE.REGEX([.G294]; &quot;^(\d+|\w)&quot;)" office:value-type="string" office:string-value="31" calcext:value-type="string">
            <text:p>31</text:p>
          </table:table-cell>
          <table:table-cell office:value-type="string" calcext:value-type="string">
            <text:p>BG: no relation</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51 (BG); 28 (CG)</text:p>
          </table:table-cell>
          <table:table-cell table:formula="of:=HYPERLINK(&quot;figures/boxplots/C21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295]; &quot;[A-Z]+&quot;)" office:value-type="string" office:string-value="C" calcext:value-type="string">
            <text:p>C</text:p>
          </table:table-cell>
          <table:table-cell table:style-name="ce4" table:formula="of:=VALUE(ORG.LIBREOFFICE.REGEX([.E295]; &quot;[\d\.]+&quot;))" office:value-type="float" office:value="21" calcext:value-type="float">
            <text:p>21.0</text:p>
          </table:table-cell>
          <table:table-cell table:formula="of:=ORG.LIBREOFFICE.REGEX([.F295]; &quot;[A-Z]+&quot;)" office:value-type="string" office:string-value="I" calcext:value-type="string">
            <text:p>I</text:p>
          </table:table-cell>
          <table:table-cell table:style-name="ce4" table:formula="of:=VALUE(ORG.LIBREOFFICE.REGEX([.F295]; &quot;[\d\.]+&quot;))" office:value-type="float" office:value="10" calcext:value-type="float">
            <text:p>10.0</text:p>
          </table:table-cell>
          <table:table-cell office:value-type="string" calcext:value-type="string">
            <text:p>C21 - Change of external dependencies</text:p>
          </table:table-cell>
          <table:table-cell office:value-type="string" calcext:value-type="string">
            <text:p>I10 - # Introducing issue comments [sum]</text:p>
          </table:table-cell>
          <table:table-cell table:style-name="ce20" office:value-type="string" calcext:value-type="string">
            <text:p>31</text:p>
          </table:table-cell>
          <table:table-cell table:style-name="ce1" table:formula="of:=ORG.LIBREOFFICE.REGEX([.G295]; &quot;^(\d+|\w)&quot;)" office:value-type="string" office:string-value="31" calcext:value-type="string">
            <text:p>31</text:p>
          </table:table-cell>
          <table:table-cell office:value-type="string" calcext:value-type="string">
            <text:p>BG: true relates to more comments (very weak)</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6 (BG); 17 (CG)</text:p>
          </table:table-cell>
          <table:table-cell table:formula="of:=HYPERLINK(&quot;figures/boxplots/C21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296]; &quot;[A-Z]+&quot;)" office:value-type="string" office:string-value="C" calcext:value-type="string">
            <text:p>C</text:p>
          </table:table-cell>
          <table:table-cell table:style-name="ce4" table:formula="of:=VALUE(ORG.LIBREOFFICE.REGEX([.E296]; &quot;[\d\.]+&quot;))" office:value-type="float" office:value="21" calcext:value-type="float">
            <text:p>21.0</text:p>
          </table:table-cell>
          <table:table-cell table:formula="of:=ORG.LIBREOFFICE.REGEX([.F296]; &quot;[A-Z]+&quot;)" office:value-type="string" office:string-value="ML" calcext:value-type="string">
            <text:p>ML</text:p>
          </table:table-cell>
          <table:table-cell table:style-name="ce4" table:formula="of:=VALUE(ORG.LIBREOFFICE.REGEX([.F296]; &quot;[\d\.]+&quot;))" office:value-type="float" office:value="2" calcext:value-type="float">
            <text:p>2.0</text:p>
          </table:table-cell>
          <table:table-cell office:value-type="string" calcext:value-type="string">
            <text:p>C21 - Change of external dependencie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29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297]; &quot;[A-Z]+&quot;)" office:value-type="string" office:string-value="C" calcext:value-type="string">
            <text:p>C</text:p>
          </table:table-cell>
          <table:table-cell table:style-name="ce4" table:formula="of:=VALUE(ORG.LIBREOFFICE.REGEX([.E297]; &quot;[\d\.]+&quot;))" office:value-type="float" office:value="21" calcext:value-type="float">
            <text:p>21.0</text:p>
          </table:table-cell>
          <table:table-cell table:formula="of:=ORG.LIBREOFFICE.REGEX([.F297]; &quot;[A-Z]+&quot;)" office:value-type="string" office:string-value="ML" calcext:value-type="string">
            <text:p>ML</text:p>
          </table:table-cell>
          <table:table-cell table:style-name="ce4" table:formula="of:=VALUE(ORG.LIBREOFFICE.REGEX([.F297]; &quot;[\d\.]+&quot;))" office:value-type="float" office:value="5" calcext:value-type="float">
            <text:p>5.0</text:p>
          </table:table-cell>
          <table:table-cell office:value-type="string" calcext:value-type="string">
            <text:p>C21 - Change of external dependencie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29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298]; &quot;[A-Z]+&quot;)" office:value-type="string" office:string-value="C" calcext:value-type="string">
            <text:p>C</text:p>
          </table:table-cell>
          <table:table-cell table:style-name="ce4" table:formula="of:=VALUE(ORG.LIBREOFFICE.REGEX([.E298]; &quot;[\d\.]+&quot;))" office:value-type="float" office:value="21" calcext:value-type="float">
            <text:p>21.0</text:p>
          </table:table-cell>
          <table:table-cell table:formula="of:=ORG.LIBREOFFICE.REGEX([.F298]; &quot;[A-Z]+&quot;)" office:value-type="string" office:string-value="O" calcext:value-type="string">
            <text:p>O</text:p>
          </table:table-cell>
          <table:table-cell table:style-name="ce4" table:formula="of:=VALUE(ORG.LIBREOFFICE.REGEX([.F298]; &quot;[\d\.]+&quot;))" office:value-type="float" office:value="3" calcext:value-type="float">
            <text:p>3.0</text:p>
          </table:table-cell>
          <table:table-cell office:value-type="string" calcext:value-type="string">
            <text:p>C21 - Change of external dependencie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29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2" table:visibility="filter">
          <table:table-cell table:formula="of:=ORG.LIBREOFFICE.REGEX([.E299]; &quot;[A-Z]+&quot;)" office:value-type="string" office:string-value="C" calcext:value-type="string">
            <text:p>C</text:p>
          </table:table-cell>
          <table:table-cell table:style-name="ce4" table:formula="of:=VALUE(ORG.LIBREOFFICE.REGEX([.E299]; &quot;[\d\.]+&quot;))" office:value-type="float" office:value="21" calcext:value-type="float">
            <text:p>21.0</text:p>
          </table:table-cell>
          <table:table-cell table:formula="of:=ORG.LIBREOFFICE.REGEX([.F299]; &quot;[A-Z]+&quot;)" office:value-type="string" office:string-value="R" calcext:value-type="string">
            <text:p>R</text:p>
          </table:table-cell>
          <table:table-cell table:style-name="ce4" table:formula="of:=VALUE(ORG.LIBREOFFICE.REGEX([.F299]; &quot;[\d\.]+&quot;))" office:value-type="float" office:value="3" calcext:value-type="float">
            <text:p>3.0</text:p>
          </table:table-cell>
          <table:table-cell office:value-type="string" calcext:value-type="string">
            <text:p>C21 - Change of external dependencies</text:p>
          </table:table-cell>
          <table:table-cell office:value-type="string" calcext:value-type="string">
            <text:p>R3 - # Reviewers [sum]</text:p>
          </table:table-cell>
          <table:table-cell table:style-name="ce20" office:value-type="string" calcext:value-type="string">
            <text:p>1</text:p>
          </table:table-cell>
          <table:table-cell table:style-name="ce1" table:formula="of:=ORG.LIBREOFFICE.REGEX([.G299]; &quot;^(\d+|\w)&quot;)" office:value-type="string" office:string-value="1" calcext:value-type="string">
            <text:p>1</text:p>
          </table:table-cell>
          <table:table-cell table:style-name="ce12" office:value-type="string" calcext:value-type="string">
            <text:p>BG: true relates to more reviewers (very weak)</text:p>
            <text:p>CG: true relates to less reviewers (very weak)</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C21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300]; &quot;[A-Z]+&quot;)" office:value-type="string" office:string-value="C" calcext:value-type="string">
            <text:p>C</text:p>
          </table:table-cell>
          <table:table-cell table:style-name="ce4" table:formula="of:=VALUE(ORG.LIBREOFFICE.REGEX([.E300]; &quot;[\d\.]+&quot;))" office:value-type="float" office:value="21" calcext:value-type="float">
            <text:p>21.0</text:p>
          </table:table-cell>
          <table:table-cell table:formula="of:=ORG.LIBREOFFICE.REGEX([.F300]; &quot;[A-Z]+&quot;)" office:value-type="string" office:string-value="R" calcext:value-type="string">
            <text:p>R</text:p>
          </table:table-cell>
          <table:table-cell table:style-name="ce4" table:formula="of:=VALUE(ORG.LIBREOFFICE.REGEX([.F300]; &quot;[\d\.]+&quot;))" office:value-type="float" office:value="5" calcext:value-type="float">
            <text:p>5.0</text:p>
          </table:table-cell>
          <table:table-cell office:value-type="string" calcext:value-type="string">
            <text:p>C21 - Change of external dependencies</text:p>
          </table:table-cell>
          <table:table-cell office:value-type="string" calcext:value-type="string">
            <text:p>R5 - # Review comments [sum]</text:p>
          </table:table-cell>
          <table:table-cell table:style-name="ce20" office:value-type="string" calcext:value-type="string">
            <text:p>1</text:p>
          </table:table-cell>
          <table:table-cell table:style-name="ce1" table:formula="of:=ORG.LIBREOFFICE.REGEX([.G300]; &quot;^(\d+|\w)&quot;)" office:value-type="string" office:string-value="1" calcext:value-type="string">
            <text:p>1</text:p>
          </table:table-cell>
          <table:table-cell office:value-type="string" calcext:value-type="string">
            <text:p>BG and CG: true relates to less reviewers (very weak)</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C21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301]; &quot;[A-Z]+&quot;)" office:value-type="string" office:string-value="C" calcext:value-type="string">
            <text:p>C</text:p>
          </table:table-cell>
          <table:table-cell table:style-name="ce4" table:formula="of:=VALUE(ORG.LIBREOFFICE.REGEX([.E301]; &quot;[\d\.]+&quot;))" office:value-type="float" office:value="21" calcext:value-type="float">
            <text:p>21.0</text:p>
          </table:table-cell>
          <table:table-cell table:formula="of:=ORG.LIBREOFFICE.REGEX([.F301]; &quot;[A-Z]+&quot;)" office:value-type="string" office:string-value="R" calcext:value-type="string">
            <text:p>R</text:p>
          </table:table-cell>
          <table:table-cell table:style-name="ce4" table:formula="of:=VALUE(ORG.LIBREOFFICE.REGEX([.F301]; &quot;[\d\.]+&quot;))" office:value-type="float" office:value="6" calcext:value-type="float">
            <text:p>6.0</text:p>
          </table:table-cell>
          <table:table-cell office:value-type="string" calcext:value-type="string">
            <text:p>C21 - Change of external dependencies</text:p>
          </table:table-cell>
          <table:table-cell office:value-type="string" calcext:value-type="string">
            <text:p>R6 - # Rounds of code review [sum]</text:p>
          </table:table-cell>
          <table:table-cell table:style-name="ce20" office:value-type="string" calcext:value-type="string">
            <text:p>1</text:p>
          </table:table-cell>
          <table:table-cell table:style-name="ce1" table:formula="of:=ORG.LIBREOFFICE.REGEX([.G301]; &quot;^(\d+|\w)&quot;)" office:value-type="string" office:string-value="1" calcext:value-type="string">
            <text:p>1</text:p>
          </table:table-cell>
          <table:table-cell table:style-name="ce12" office:value-type="string" calcext:value-type="string">
            <text:p>BG: no relation</text:p>
            <text:p>CG: true relates to less rounds of review (very weak)</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C21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02]; &quot;[A-Z]+&quot;)" office:value-type="string" office:string-value="C" calcext:value-type="string">
            <text:p>C</text:p>
          </table:table-cell>
          <table:table-cell table:style-name="ce4" table:formula="of:=VALUE(ORG.LIBREOFFICE.REGEX([.E302]; &quot;[\d\.]+&quot;))" office:value-type="float" office:value="22" calcext:value-type="float">
            <text:p>22.0</text:p>
          </table:table-cell>
          <table:table-cell table:formula="of:=ORG.LIBREOFFICE.REGEX([.F302]; &quot;[A-Z]+&quot;)" office:value-type="string" office:string-value="C" calcext:value-type="string">
            <text:p>C</text:p>
          </table:table-cell>
          <table:table-cell table:style-name="ce4" table:formula="of:=VALUE(ORG.LIBREOFFICE.REGEX([.F302]; &quot;[\d\.]+&quot;))" office:value-type="float" office:value="3" calcext:value-type="float">
            <text:p>3.0</text:p>
          </table:table-cell>
          <table:table-cell office:value-type="string" calcext:value-type="string">
            <text:p>C22 - Bug-introducing dependency changes</text:p>
          </table:table-cell>
          <table:table-cell office:value-type="string" calcext:value-type="string">
            <text:p>C3 - # Files changed</text:p>
          </table:table-cell>
          <table:table-cell office:value-type="string" calcext:value-type="string">
            <text:p>32</text:p>
          </table:table-cell>
          <table:table-cell table:style-name="ce1" table:formula="of:=ORG.LIBREOFFICE.REGEX([.G302];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0 (BG); 0 (CG)</text:p>
          </table:table-cell>
          <table:table-cell table:formula="of:=HYPERLINK(&quot;figures/boxplots/C22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03]; &quot;[A-Z]+&quot;)" office:value-type="string" office:string-value="C" calcext:value-type="string">
            <text:p>C</text:p>
          </table:table-cell>
          <table:table-cell table:style-name="ce4" table:formula="of:=VALUE(ORG.LIBREOFFICE.REGEX([.E303]; &quot;[\d\.]+&quot;))" office:value-type="float" office:value="22" calcext:value-type="float">
            <text:p>22.0</text:p>
          </table:table-cell>
          <table:table-cell table:formula="of:=ORG.LIBREOFFICE.REGEX([.F303]; &quot;[A-Z]+&quot;)" office:value-type="string" office:string-value="C" calcext:value-type="string">
            <text:p>C</text:p>
          </table:table-cell>
          <table:table-cell table:style-name="ce4" table:formula="of:=VALUE(ORG.LIBREOFFICE.REGEX([.F303]; &quot;[\d\.]+&quot;))" office:value-type="float" office:value="4" calcext:value-type="float">
            <text:p>4.0</text:p>
          </table:table-cell>
          <table:table-cell office:value-type="string" calcext:value-type="string">
            <text:p>C22 - Bug-introducing dependency changes</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303];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0 (BG); 0 (CG)</text:p>
          </table:table-cell>
          <table:table-cell table:formula="of:=HYPERLINK(&quot;figures/boxplots/C22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04]; &quot;[A-Z]+&quot;)" office:value-type="string" office:string-value="C" calcext:value-type="string">
            <text:p>C</text:p>
          </table:table-cell>
          <table:table-cell table:style-name="ce4" table:formula="of:=VALUE(ORG.LIBREOFFICE.REGEX([.E304]; &quot;[\d\.]+&quot;))" office:value-type="float" office:value="22" calcext:value-type="float">
            <text:p>22.0</text:p>
          </table:table-cell>
          <table:table-cell table:formula="of:=ORG.LIBREOFFICE.REGEX([.F304]; &quot;[A-Z]+&quot;)" office:value-type="string" office:string-value="C" calcext:value-type="string">
            <text:p>C</text:p>
          </table:table-cell>
          <table:table-cell table:style-name="ce4" table:formula="of:=VALUE(ORG.LIBREOFFICE.REGEX([.F304]; &quot;[\d\.]+&quot;))" office:value-type="float" office:value="5" calcext:value-type="float">
            <text:p>5.0</text:p>
          </table:table-cell>
          <table:table-cell office:value-type="string" calcext:value-type="string">
            <text:p>C22 - Bug-introducing dependency changes</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304];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True</text:p>
            <text:p>Abs. count: 70 (BG); 0 (CG)</text:p>
          </table:table-cell>
          <table:table-cell table:formula="of:=HYPERLINK(&quot;figures/boxplots/C22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05]; &quot;[A-Z]+&quot;)" office:value-type="string" office:string-value="C" calcext:value-type="string">
            <text:p>C</text:p>
          </table:table-cell>
          <table:table-cell table:style-name="ce4" table:formula="of:=VALUE(ORG.LIBREOFFICE.REGEX([.E305]; &quot;[\d\.]+&quot;))" office:value-type="float" office:value="22" calcext:value-type="float">
            <text:p>22.0</text:p>
          </table:table-cell>
          <table:table-cell table:formula="of:=ORG.LIBREOFFICE.REGEX([.F305]; &quot;[A-Z]+&quot;)" office:value-type="string" office:string-value="C" calcext:value-type="string">
            <text:p>C</text:p>
          </table:table-cell>
          <table:table-cell table:style-name="ce4" table:formula="of:=VALUE(ORG.LIBREOFFICE.REGEX([.F305]; &quot;[\d\.]+&quot;))" office:value-type="float" office:value="6" calcext:value-type="float">
            <text:p>6.0</text:p>
          </table:table-cell>
          <table:table-cell office:value-type="string" calcext:value-type="string">
            <text:p>C22 - Bug-introducing dependency changes</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305];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0 (BG); 0 (CG)</text:p>
          </table:table-cell>
          <table:table-cell table:formula="of:=HYPERLINK(&quot;figures/boxplots/C22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06]; &quot;[A-Z]+&quot;)" office:value-type="string" office:string-value="C" calcext:value-type="string">
            <text:p>C</text:p>
          </table:table-cell>
          <table:table-cell table:style-name="ce4" table:formula="of:=VALUE(ORG.LIBREOFFICE.REGEX([.E306]; &quot;[\d\.]+&quot;))" office:value-type="float" office:value="22" calcext:value-type="float">
            <text:p>22.0</text:p>
          </table:table-cell>
          <table:table-cell table:formula="of:=ORG.LIBREOFFICE.REGEX([.F306]; &quot;[A-Z]+&quot;)" office:value-type="string" office:string-value="F" calcext:value-type="string">
            <text:p>F</text:p>
          </table:table-cell>
          <table:table-cell table:style-name="ce4" table:formula="of:=VALUE(ORG.LIBREOFFICE.REGEX([.F306]; &quot;[\d\.]+&quot;))" office:value-type="float" office:value="4" calcext:value-type="float">
            <text:p>4.0</text:p>
          </table:table-cell>
          <table:table-cell office:value-type="string" calcext:value-type="string">
            <text:p>C22 - Bug-introducing dependency changes</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30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0 (BG); 0 (CG)</text:p>
          </table:table-cell>
          <table:table-cell table:formula="of:=HYPERLINK(&quot;figures/boxplots/C22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07]; &quot;[A-Z]+&quot;)" office:value-type="string" office:string-value="C" calcext:value-type="string">
            <text:p>C</text:p>
          </table:table-cell>
          <table:table-cell table:style-name="ce4" table:formula="of:=VALUE(ORG.LIBREOFFICE.REGEX([.E307]; &quot;[\d\.]+&quot;))" office:value-type="float" office:value="22" calcext:value-type="float">
            <text:p>22.0</text:p>
          </table:table-cell>
          <table:table-cell table:formula="of:=ORG.LIBREOFFICE.REGEX([.F307]; &quot;[A-Z]+&quot;)" office:value-type="string" office:string-value="F" calcext:value-type="string">
            <text:p>F</text:p>
          </table:table-cell>
          <table:table-cell table:style-name="ce4" table:formula="of:=VALUE(ORG.LIBREOFFICE.REGEX([.F307]; &quot;[\d\.]+&quot;))" office:value-type="float" office:value="9" calcext:value-type="float">
            <text:p>9.0</text:p>
          </table:table-cell>
          <table:table-cell office:value-type="string" calcext:value-type="string">
            <text:p>C22 - Bug-introducing dependency changes</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30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0 (BG); 0 (CG)</text:p>
          </table:table-cell>
          <table:table-cell table:formula="of:=HYPERLINK(&quot;figures/boxplots/C22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table-cell table:formula="of:=ORG.LIBREOFFICE.REGEX([.E308]; &quot;[A-Z]+&quot;)" office:value-type="string" office:string-value="C" calcext:value-type="string">
            <text:p>C</text:p>
          </table:table-cell>
          <table:table-cell table:style-name="ce4" table:formula="of:=VALUE(ORG.LIBREOFFICE.REGEX([.E308]; &quot;[\d\.]+&quot;))" office:value-type="float" office:value="22" calcext:value-type="float">
            <text:p>22.0</text:p>
          </table:table-cell>
          <table:table-cell table:formula="of:=ORG.LIBREOFFICE.REGEX([.F308]; &quot;[A-Z]+&quot;)" office:value-type="string" office:string-value="I" calcext:value-type="string">
            <text:p>I</text:p>
          </table:table-cell>
          <table:table-cell table:style-name="ce4" table:formula="of:=VALUE(ORG.LIBREOFFICE.REGEX([.F308]; &quot;[\d\.]+&quot;))" office:value-type="float" office:value="5" calcext:value-type="float">
            <text:p>5.0</text:p>
          </table:table-cell>
          <table:table-cell office:value-type="string" calcext:value-type="string">
            <text:p>C22 - Bug-introducing dependency changes</text:p>
          </table:table-cell>
          <table:table-cell office:value-type="string" calcext:value-type="string">
            <text:p>I5 - # Introducing issue discussants [sum]</text:p>
          </table:table-cell>
          <table:table-cell office:value-type="string" calcext:value-type="string">
            <text:p>31</text:p>
          </table:table-cell>
          <table:table-cell table:style-name="ce1" table:formula="of:=ORG.LIBREOFFICE.REGEX([.G30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C22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09]; &quot;[A-Z]+&quot;)" office:value-type="string" office:string-value="C" calcext:value-type="string">
            <text:p>C</text:p>
          </table:table-cell>
          <table:table-cell table:style-name="ce4" table:formula="of:=VALUE(ORG.LIBREOFFICE.REGEX([.E309]; &quot;[\d\.]+&quot;))" office:value-type="float" office:value="22" calcext:value-type="float">
            <text:p>22.0</text:p>
          </table:table-cell>
          <table:table-cell table:formula="of:=ORG.LIBREOFFICE.REGEX([.F309]; &quot;[A-Z]+&quot;)" office:value-type="string" office:string-value="I" calcext:value-type="string">
            <text:p>I</text:p>
          </table:table-cell>
          <table:table-cell table:style-name="ce4" table:formula="of:=VALUE(ORG.LIBREOFFICE.REGEX([.F309]; &quot;[\d\.]+&quot;))" office:value-type="float" office:value="7" calcext:value-type="float">
            <text:p>7.0</text:p>
          </table:table-cell>
          <table:table-cell office:value-type="string" calcext:value-type="string">
            <text:p>C22 - Bug-introducing dependency changes</text:p>
          </table:table-cell>
          <table:table-cell office:value-type="string" calcext:value-type="string">
            <text:p>I7 - # Introducing issue commits [sum]</text:p>
          </table:table-cell>
          <table:table-cell office:value-type="string" calcext:value-type="string">
            <text:p>31</text:p>
          </table:table-cell>
          <table:table-cell table:style-name="ce1" table:formula="of:=ORG.LIBREOFFICE.REGEX([.G30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0 (BG); 0 (CG)</text:p>
          </table:table-cell>
          <table:table-cell table:formula="of:=HYPERLINK(&quot;figures/boxplots/C22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10]; &quot;[A-Z]+&quot;)" office:value-type="string" office:string-value="C" calcext:value-type="string">
            <text:p>C</text:p>
          </table:table-cell>
          <table:table-cell table:style-name="ce4" table:formula="of:=VALUE(ORG.LIBREOFFICE.REGEX([.E310]; &quot;[\d\.]+&quot;))" office:value-type="float" office:value="22" calcext:value-type="float">
            <text:p>22.0</text:p>
          </table:table-cell>
          <table:table-cell table:formula="of:=ORG.LIBREOFFICE.REGEX([.F310]; &quot;[A-Z]+&quot;)" office:value-type="string" office:string-value="I" calcext:value-type="string">
            <text:p>I</text:p>
          </table:table-cell>
          <table:table-cell table:style-name="ce4" table:formula="of:=VALUE(ORG.LIBREOFFICE.REGEX([.F310]; &quot;[\d\.]+&quot;))" office:value-type="float" office:value="10" calcext:value-type="float">
            <text:p>10.0</text:p>
          </table:table-cell>
          <table:table-cell office:value-type="string" calcext:value-type="string">
            <text:p>C22 - Bug-introducing dependency changes</text:p>
          </table:table-cell>
          <table:table-cell office:value-type="string" calcext:value-type="string">
            <text:p>I10 - # Introducing issue comments [sum]</text:p>
          </table:table-cell>
          <table:table-cell office:value-type="string" calcext:value-type="string">
            <text:p>31</text:p>
          </table:table-cell>
          <table:table-cell table:style-name="ce1" table:formula="of:=ORG.LIBREOFFICE.REGEX([.G31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C22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311]; &quot;[A-Z]+&quot;)" office:value-type="string" office:string-value="C" calcext:value-type="string">
            <text:p>C</text:p>
          </table:table-cell>
          <table:table-cell table:style-name="ce4" table:formula="of:=VALUE(ORG.LIBREOFFICE.REGEX([.E311]; &quot;[\d\.]+&quot;))" office:value-type="float" office:value="22" calcext:value-type="float">
            <text:p>22.0</text:p>
          </table:table-cell>
          <table:table-cell table:formula="of:=ORG.LIBREOFFICE.REGEX([.F311]; &quot;[A-Z]+&quot;)" office:value-type="string" office:string-value="ML" calcext:value-type="string">
            <text:p>ML</text:p>
          </table:table-cell>
          <table:table-cell table:style-name="ce4" table:formula="of:=VALUE(ORG.LIBREOFFICE.REGEX([.F311]; &quot;[\d\.]+&quot;))" office:value-type="float" office:value="2" calcext:value-type="float">
            <text:p>2.0</text:p>
          </table:table-cell>
          <table:table-cell office:value-type="string" calcext:value-type="string">
            <text:p>C22 - Bug-introducing dependency change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31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312]; &quot;[A-Z]+&quot;)" office:value-type="string" office:string-value="C" calcext:value-type="string">
            <text:p>C</text:p>
          </table:table-cell>
          <table:table-cell table:style-name="ce4" table:formula="of:=VALUE(ORG.LIBREOFFICE.REGEX([.E312]; &quot;[\d\.]+&quot;))" office:value-type="float" office:value="22" calcext:value-type="float">
            <text:p>22.0</text:p>
          </table:table-cell>
          <table:table-cell table:formula="of:=ORG.LIBREOFFICE.REGEX([.F312]; &quot;[A-Z]+&quot;)" office:value-type="string" office:string-value="ML" calcext:value-type="string">
            <text:p>ML</text:p>
          </table:table-cell>
          <table:table-cell table:style-name="ce4" table:formula="of:=VALUE(ORG.LIBREOFFICE.REGEX([.F312]; &quot;[\d\.]+&quot;))" office:value-type="float" office:value="5" calcext:value-type="float">
            <text:p>5.0</text:p>
          </table:table-cell>
          <table:table-cell office:value-type="string" calcext:value-type="string">
            <text:p>C22 - Bug-introducing dependency change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31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313]; &quot;[A-Z]+&quot;)" office:value-type="string" office:string-value="C" calcext:value-type="string">
            <text:p>C</text:p>
          </table:table-cell>
          <table:table-cell table:style-name="ce4" table:formula="of:=VALUE(ORG.LIBREOFFICE.REGEX([.E313]; &quot;[\d\.]+&quot;))" office:value-type="float" office:value="22" calcext:value-type="float">
            <text:p>22.0</text:p>
          </table:table-cell>
          <table:table-cell table:formula="of:=ORG.LIBREOFFICE.REGEX([.F313]; &quot;[A-Z]+&quot;)" office:value-type="string" office:string-value="O" calcext:value-type="string">
            <text:p>O</text:p>
          </table:table-cell>
          <table:table-cell table:style-name="ce4" table:formula="of:=VALUE(ORG.LIBREOFFICE.REGEX([.F313]; &quot;[\d\.]+&quot;))" office:value-type="float" office:value="3" calcext:value-type="float">
            <text:p>3.0</text:p>
          </table:table-cell>
          <table:table-cell office:value-type="string" calcext:value-type="string">
            <text:p>C22 - Bug-introducing dependency change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31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314]; &quot;[A-Z]+&quot;)" office:value-type="string" office:string-value="C" calcext:value-type="string">
            <text:p>C</text:p>
          </table:table-cell>
          <table:table-cell table:style-name="ce4" table:formula="of:=VALUE(ORG.LIBREOFFICE.REGEX([.E314]; &quot;[\d\.]+&quot;))" office:value-type="float" office:value="22" calcext:value-type="float">
            <text:p>22.0</text:p>
          </table:table-cell>
          <table:table-cell table:formula="of:=ORG.LIBREOFFICE.REGEX([.F314]; &quot;[A-Z]+&quot;)" office:value-type="string" office:string-value="R" calcext:value-type="string">
            <text:p>R</text:p>
          </table:table-cell>
          <table:table-cell table:style-name="ce4" table:formula="of:=VALUE(ORG.LIBREOFFICE.REGEX([.F314]; &quot;[\d\.]+&quot;))" office:value-type="float" office:value="3" calcext:value-type="float">
            <text:p>3.0</text:p>
          </table:table-cell>
          <table:table-cell office:value-type="string" calcext:value-type="string">
            <text:p>C22 - Bug-introducing dependency changes</text:p>
          </table:table-cell>
          <table:table-cell office:value-type="string" calcext:value-type="string">
            <text:p>R3 - # Reviewers [sum]</text:p>
          </table:table-cell>
          <table:table-cell office:value-type="string" calcext:value-type="string">
            <text:p>E</text:p>
          </table:table-cell>
          <table:table-cell table:style-name="ce1" table:formula="of:=ORG.LIBREOFFICE.REGEX([.G31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315]; &quot;[A-Z]+&quot;)" office:value-type="string" office:string-value="C" calcext:value-type="string">
            <text:p>C</text:p>
          </table:table-cell>
          <table:table-cell table:style-name="ce4" table:formula="of:=VALUE(ORG.LIBREOFFICE.REGEX([.E315]; &quot;[\d\.]+&quot;))" office:value-type="float" office:value="22" calcext:value-type="float">
            <text:p>22.0</text:p>
          </table:table-cell>
          <table:table-cell table:formula="of:=ORG.LIBREOFFICE.REGEX([.F315]; &quot;[A-Z]+&quot;)" office:value-type="string" office:string-value="R" calcext:value-type="string">
            <text:p>R</text:p>
          </table:table-cell>
          <table:table-cell table:style-name="ce4" table:formula="of:=VALUE(ORG.LIBREOFFICE.REGEX([.F315]; &quot;[\d\.]+&quot;))" office:value-type="float" office:value="5" calcext:value-type="float">
            <text:p>5.0</text:p>
          </table:table-cell>
          <table:table-cell office:value-type="string" calcext:value-type="string">
            <text:p>C22 - Bug-introducing dependency changes</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31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316]; &quot;[A-Z]+&quot;)" office:value-type="string" office:string-value="C" calcext:value-type="string">
            <text:p>C</text:p>
          </table:table-cell>
          <table:table-cell table:style-name="ce4" table:formula="of:=VALUE(ORG.LIBREOFFICE.REGEX([.E316]; &quot;[\d\.]+&quot;))" office:value-type="float" office:value="22" calcext:value-type="float">
            <text:p>22.0</text:p>
          </table:table-cell>
          <table:table-cell table:formula="of:=ORG.LIBREOFFICE.REGEX([.F316]; &quot;[A-Z]+&quot;)" office:value-type="string" office:string-value="R" calcext:value-type="string">
            <text:p>R</text:p>
          </table:table-cell>
          <table:table-cell table:style-name="ce4" table:formula="of:=VALUE(ORG.LIBREOFFICE.REGEX([.F316]; &quot;[\d\.]+&quot;))" office:value-type="float" office:value="6" calcext:value-type="float">
            <text:p>6.0</text:p>
          </table:table-cell>
          <table:table-cell office:value-type="string" calcext:value-type="string">
            <text:p>C22 - Bug-introducing dependency changes</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316];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2" table:visibility="filter">
          <table:table-cell table:formula="of:=ORG.LIBREOFFICE.REGEX([.E317]; &quot;[A-Z]+&quot;)" office:value-type="string" office:string-value="CI" calcext:value-type="string">
            <text:p>CI</text:p>
          </table:table-cell>
          <table:table-cell table:style-name="ce4" table:formula="of:=VALUE(ORG.LIBREOFFICE.REGEX([.E317]; &quot;[\d\.]+&quot;))" office:value-type="float" office:value="2" calcext:value-type="float">
            <text:p>2.0</text:p>
          </table:table-cell>
          <table:table-cell table:formula="of:=ORG.LIBREOFFICE.REGEX([.F317]; &quot;[A-Z]+&quot;)" office:value-type="string" office:string-value="C" calcext:value-type="string">
            <text:p>C</text:p>
          </table:table-cell>
          <table:table-cell table:style-name="ce4" table:formula="of:=VALUE(ORG.LIBREOFFICE.REGEX([.F317]; &quot;[\d\.]+&quot;))" office:value-type="float" office:value="3" calcext:value-type="float">
            <text:p>3.0</text:p>
          </table:table-cell>
          <table:table-cell office:value-type="string" calcext:value-type="string">
            <text:p>CI2 - CI build status</text:p>
          </table:table-cell>
          <table:table-cell office:value-type="string" calcext:value-type="string">
            <text:p>C3 - # Files changed</text:p>
          </table:table-cell>
          <table:table-cell table:style-name="ce20" office:value-type="string" calcext:value-type="string">
            <text:p>1</text:p>
          </table:table-cell>
          <table:table-cell table:style-name="ce1" table:formula="of:=ORG.LIBREOFFICE.REGEX([.G317]; &quot;^(\d+|\w)&quot;)" office:value-type="string" office:string-value="1" calcext:value-type="string">
            <text:p>1</text:p>
          </table:table-cell>
          <table:table-cell table:style-name="ce12" office:value-type="string" calcext:value-type="string">
            <text:p>BG and CG: only too weak relations</text:p>
          </table:table-cell>
          <table:table-cell table:style-name="ce12" office:value-type="string" calcext:value-type="string">
            <text:p>BG: Kruskal-Wallis - Significant difference False</text:p>
            <text:p>CG: Kruskal-Wallis - Significant difference False</text:p>
            <text:p>Abs. count: 31 (BG); 31 (CG)</text:p>
          </table:table-cell>
          <table:table-cell table:formula="of:=HYPERLINK(&quot;figures/boxplots/CI2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18]; &quot;[A-Z]+&quot;)" office:value-type="string" office:string-value="CI" calcext:value-type="string">
            <text:p>CI</text:p>
          </table:table-cell>
          <table:table-cell table:style-name="ce4" table:formula="of:=VALUE(ORG.LIBREOFFICE.REGEX([.E318]; &quot;[\d\.]+&quot;))" office:value-type="float" office:value="2" calcext:value-type="float">
            <text:p>2.0</text:p>
          </table:table-cell>
          <table:table-cell table:formula="of:=ORG.LIBREOFFICE.REGEX([.F318]; &quot;[A-Z]+&quot;)" office:value-type="string" office:string-value="C" calcext:value-type="string">
            <text:p>C</text:p>
          </table:table-cell>
          <table:table-cell table:style-name="ce4" table:formula="of:=VALUE(ORG.LIBREOFFICE.REGEX([.F318]; &quot;[\d\.]+&quot;))" office:value-type="float" office:value="4" calcext:value-type="float">
            <text:p>4.0</text:p>
          </table:table-cell>
          <table:table-cell office:value-type="string" calcext:value-type="string">
            <text:p>CI2 - CI build status</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31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1 (BG); 0 (CG)</text:p>
          </table:table-cell>
          <table:table-cell table:formula="of:=HYPERLINK(&quot;figures/boxplots/CI2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19]; &quot;[A-Z]+&quot;)" office:value-type="string" office:string-value="CI" calcext:value-type="string">
            <text:p>CI</text:p>
          </table:table-cell>
          <table:table-cell table:style-name="ce4" table:formula="of:=VALUE(ORG.LIBREOFFICE.REGEX([.E319]; &quot;[\d\.]+&quot;))" office:value-type="float" office:value="2" calcext:value-type="float">
            <text:p>2.0</text:p>
          </table:table-cell>
          <table:table-cell table:formula="of:=ORG.LIBREOFFICE.REGEX([.F319]; &quot;[A-Z]+&quot;)" office:value-type="string" office:string-value="C" calcext:value-type="string">
            <text:p>C</text:p>
          </table:table-cell>
          <table:table-cell table:style-name="ce4" table:formula="of:=VALUE(ORG.LIBREOFFICE.REGEX([.F319]; &quot;[\d\.]+&quot;))" office:value-type="float" office:value="5" calcext:value-type="float">
            <text:p>5.0</text:p>
          </table:table-cell>
          <table:table-cell office:value-type="string" calcext:value-type="string">
            <text:p>CI2 - CI build status</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31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1 (BG); 0 (CG)</text:p>
          </table:table-cell>
          <table:table-cell table:formula="of:=HYPERLINK(&quot;figures/boxplots/CI2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20]; &quot;[A-Z]+&quot;)" office:value-type="string" office:string-value="CI" calcext:value-type="string">
            <text:p>CI</text:p>
          </table:table-cell>
          <table:table-cell table:style-name="ce4" table:formula="of:=VALUE(ORG.LIBREOFFICE.REGEX([.E320]; &quot;[\d\.]+&quot;))" office:value-type="float" office:value="2" calcext:value-type="float">
            <text:p>2.0</text:p>
          </table:table-cell>
          <table:table-cell table:formula="of:=ORG.LIBREOFFICE.REGEX([.F320]; &quot;[A-Z]+&quot;)" office:value-type="string" office:string-value="C" calcext:value-type="string">
            <text:p>C</text:p>
          </table:table-cell>
          <table:table-cell table:style-name="ce4" table:formula="of:=VALUE(ORG.LIBREOFFICE.REGEX([.F320]; &quot;[\d\.]+&quot;))" office:value-type="float" office:value="6" calcext:value-type="float">
            <text:p>6.0</text:p>
          </table:table-cell>
          <table:table-cell office:value-type="string" calcext:value-type="string">
            <text:p>CI2 - CI build status</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32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1 (BG); 0 (CG)</text:p>
          </table:table-cell>
          <table:table-cell table:formula="of:=HYPERLINK(&quot;figures/boxplots/CI2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21]; &quot;[A-Z]+&quot;)" office:value-type="string" office:string-value="CI" calcext:value-type="string">
            <text:p>CI</text:p>
          </table:table-cell>
          <table:table-cell table:style-name="ce4" table:formula="of:=VALUE(ORG.LIBREOFFICE.REGEX([.E321]; &quot;[\d\.]+&quot;))" office:value-type="float" office:value="2" calcext:value-type="float">
            <text:p>2.0</text:p>
          </table:table-cell>
          <table:table-cell table:formula="of:=ORG.LIBREOFFICE.REGEX([.F321]; &quot;[A-Z]+&quot;)" office:value-type="string" office:string-value="F" calcext:value-type="string">
            <text:p>F</text:p>
          </table:table-cell>
          <table:table-cell table:style-name="ce4" table:formula="of:=VALUE(ORG.LIBREOFFICE.REGEX([.F321]; &quot;[\d\.]+&quot;))" office:value-type="float" office:value="4" calcext:value-type="float">
            <text:p>4.0</text:p>
          </table:table-cell>
          <table:table-cell office:value-type="string" calcext:value-type="string">
            <text:p>CI2 - CI build status</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32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1 (BG); 0 (CG)</text:p>
          </table:table-cell>
          <table:table-cell table:formula="of:=HYPERLINK(&quot;figures/boxplots/CI2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22]; &quot;[A-Z]+&quot;)" office:value-type="string" office:string-value="CI" calcext:value-type="string">
            <text:p>CI</text:p>
          </table:table-cell>
          <table:table-cell table:style-name="ce4" table:formula="of:=VALUE(ORG.LIBREOFFICE.REGEX([.E322]; &quot;[\d\.]+&quot;))" office:value-type="float" office:value="2" calcext:value-type="float">
            <text:p>2.0</text:p>
          </table:table-cell>
          <table:table-cell table:formula="of:=ORG.LIBREOFFICE.REGEX([.F322]; &quot;[A-Z]+&quot;)" office:value-type="string" office:string-value="F" calcext:value-type="string">
            <text:p>F</text:p>
          </table:table-cell>
          <table:table-cell table:style-name="ce4" table:formula="of:=VALUE(ORG.LIBREOFFICE.REGEX([.F322]; &quot;[\d\.]+&quot;))" office:value-type="float" office:value="9" calcext:value-type="float">
            <text:p>9.0</text:p>
          </table:table-cell>
          <table:table-cell office:value-type="string" calcext:value-type="string">
            <text:p>CI2 - CI build status</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322];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1 (BG); 0 (CG)</text:p>
          </table:table-cell>
          <table:table-cell table:formula="of:=HYPERLINK(&quot;figures/boxplots/CI2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table-cell table:formula="of:=ORG.LIBREOFFICE.REGEX([.E323]; &quot;[A-Z]+&quot;)" office:value-type="string" office:string-value="CI" calcext:value-type="string">
            <text:p>CI</text:p>
          </table:table-cell>
          <table:table-cell table:style-name="ce4" table:formula="of:=VALUE(ORG.LIBREOFFICE.REGEX([.E323]; &quot;[\d\.]+&quot;))" office:value-type="float" office:value="2" calcext:value-type="float">
            <text:p>2.0</text:p>
          </table:table-cell>
          <table:table-cell table:formula="of:=ORG.LIBREOFFICE.REGEX([.F323]; &quot;[A-Z]+&quot;)" office:value-type="string" office:string-value="I" calcext:value-type="string">
            <text:p>I</text:p>
          </table:table-cell>
          <table:table-cell table:style-name="ce4" table:formula="of:=VALUE(ORG.LIBREOFFICE.REGEX([.F323]; &quot;[\d\.]+&quot;))" office:value-type="float" office:value="5" calcext:value-type="float">
            <text:p>5.0</text:p>
          </table:table-cell>
          <table:table-cell office:value-type="string" calcext:value-type="string">
            <text:p>CI2 - CI build status</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32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4" table:visibility="filter">
          <table:table-cell table:formula="of:=ORG.LIBREOFFICE.REGEX([.E324]; &quot;[A-Z]+&quot;)" office:value-type="string" office:string-value="CI" calcext:value-type="string">
            <text:p>CI</text:p>
          </table:table-cell>
          <table:table-cell table:style-name="ce4" table:formula="of:=VALUE(ORG.LIBREOFFICE.REGEX([.E324]; &quot;[\d\.]+&quot;))" office:value-type="float" office:value="2" calcext:value-type="float">
            <text:p>2.0</text:p>
          </table:table-cell>
          <table:table-cell table:formula="of:=ORG.LIBREOFFICE.REGEX([.F324]; &quot;[A-Z]+&quot;)" office:value-type="string" office:string-value="I" calcext:value-type="string">
            <text:p>I</text:p>
          </table:table-cell>
          <table:table-cell table:style-name="ce4" table:formula="of:=VALUE(ORG.LIBREOFFICE.REGEX([.F324]; &quot;[\d\.]+&quot;))" office:value-type="float" office:value="7" calcext:value-type="float">
            <text:p>7.0</text:p>
          </table:table-cell>
          <table:table-cell office:value-type="string" calcext:value-type="string">
            <text:p>CI2 - CI build status</text:p>
          </table:table-cell>
          <table:table-cell office:value-type="string" calcext:value-type="string">
            <text:p>I7 - # Introducing issue commits [sum]</text:p>
          </table:table-cell>
          <table:table-cell table:style-name="ce20" office:value-type="string" calcext:value-type="string">
            <text:p>31</text:p>
          </table:table-cell>
          <table:table-cell table:style-name="ce1" table:formula="of:=ORG.LIBREOFFICE.REGEX([.G324]; &quot;^(\d+|\w)&quot;)" office:value-type="string" office:string-value="31" calcext:value-type="string">
            <text:p>31</text:p>
          </table:table-cell>
          <table:table-cell office:value-type="string" calcext:value-type="string">
            <text:p>BG: no relation</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26 (BG); 18 (CG)</text:p>
          </table:table-cell>
          <table:table-cell table:formula="of:=HYPERLINK(&quot;figures/boxplots/CI2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325]; &quot;[A-Z]+&quot;)" office:value-type="string" office:string-value="CI" calcext:value-type="string">
            <text:p>CI</text:p>
          </table:table-cell>
          <table:table-cell table:style-name="ce4" table:formula="of:=VALUE(ORG.LIBREOFFICE.REGEX([.E325]; &quot;[\d\.]+&quot;))" office:value-type="float" office:value="2" calcext:value-type="float">
            <text:p>2.0</text:p>
          </table:table-cell>
          <table:table-cell table:formula="of:=ORG.LIBREOFFICE.REGEX([.F325]; &quot;[A-Z]+&quot;)" office:value-type="string" office:string-value="I" calcext:value-type="string">
            <text:p>I</text:p>
          </table:table-cell>
          <table:table-cell table:style-name="ce4" table:formula="of:=VALUE(ORG.LIBREOFFICE.REGEX([.F325]; &quot;[\d\.]+&quot;))" office:value-type="float" office:value="10" calcext:value-type="float">
            <text:p>10.0</text:p>
          </table:table-cell>
          <table:table-cell office:value-type="string" calcext:value-type="string">
            <text:p>CI2 - CI build status</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325];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326]; &quot;[A-Z]+&quot;)" office:value-type="string" office:string-value="CI" calcext:value-type="string">
            <text:p>CI</text:p>
          </table:table-cell>
          <table:table-cell table:style-name="ce4" table:formula="of:=VALUE(ORG.LIBREOFFICE.REGEX([.E326]; &quot;[\d\.]+&quot;))" office:value-type="float" office:value="2" calcext:value-type="float">
            <text:p>2.0</text:p>
          </table:table-cell>
          <table:table-cell table:formula="of:=ORG.LIBREOFFICE.REGEX([.F326]; &quot;[A-Z]+&quot;)" office:value-type="string" office:string-value="ML" calcext:value-type="string">
            <text:p>ML</text:p>
          </table:table-cell>
          <table:table-cell table:style-name="ce4" table:formula="of:=VALUE(ORG.LIBREOFFICE.REGEX([.F326]; &quot;[\d\.]+&quot;))" office:value-type="float" office:value="2" calcext:value-type="float">
            <text:p>2.0</text:p>
          </table:table-cell>
          <table:table-cell office:value-type="string" calcext:value-type="string">
            <text:p>CI2 - CI build statu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32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327]; &quot;[A-Z]+&quot;)" office:value-type="string" office:string-value="CI" calcext:value-type="string">
            <text:p>CI</text:p>
          </table:table-cell>
          <table:table-cell table:style-name="ce4" table:formula="of:=VALUE(ORG.LIBREOFFICE.REGEX([.E327]; &quot;[\d\.]+&quot;))" office:value-type="float" office:value="2" calcext:value-type="float">
            <text:p>2.0</text:p>
          </table:table-cell>
          <table:table-cell table:formula="of:=ORG.LIBREOFFICE.REGEX([.F327]; &quot;[A-Z]+&quot;)" office:value-type="string" office:string-value="ML" calcext:value-type="string">
            <text:p>ML</text:p>
          </table:table-cell>
          <table:table-cell table:style-name="ce4" table:formula="of:=VALUE(ORG.LIBREOFFICE.REGEX([.F327]; &quot;[\d\.]+&quot;))" office:value-type="float" office:value="5" calcext:value-type="float">
            <text:p>5.0</text:p>
          </table:table-cell>
          <table:table-cell office:value-type="string" calcext:value-type="string">
            <text:p>CI2 - CI build statu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32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328]; &quot;[A-Z]+&quot;)" office:value-type="string" office:string-value="CI" calcext:value-type="string">
            <text:p>CI</text:p>
          </table:table-cell>
          <table:table-cell table:style-name="ce4" table:formula="of:=VALUE(ORG.LIBREOFFICE.REGEX([.E328]; &quot;[\d\.]+&quot;))" office:value-type="float" office:value="2" calcext:value-type="float">
            <text:p>2.0</text:p>
          </table:table-cell>
          <table:table-cell table:formula="of:=ORG.LIBREOFFICE.REGEX([.F328]; &quot;[A-Z]+&quot;)" office:value-type="string" office:string-value="O" calcext:value-type="string">
            <text:p>O</text:p>
          </table:table-cell>
          <table:table-cell table:style-name="ce4" table:formula="of:=VALUE(ORG.LIBREOFFICE.REGEX([.F328]; &quot;[\d\.]+&quot;))" office:value-type="float" office:value="3" calcext:value-type="float">
            <text:p>3.0</text:p>
          </table:table-cell>
          <table:table-cell office:value-type="string" calcext:value-type="string">
            <text:p>CI2 - CI build statu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32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2" table:visibility="filter">
          <table:table-cell table:formula="of:=ORG.LIBREOFFICE.REGEX([.E329]; &quot;[A-Z]+&quot;)" office:value-type="string" office:string-value="CI" calcext:value-type="string">
            <text:p>CI</text:p>
          </table:table-cell>
          <table:table-cell table:style-name="ce4" table:formula="of:=VALUE(ORG.LIBREOFFICE.REGEX([.E329]; &quot;[\d\.]+&quot;))" office:value-type="float" office:value="2" calcext:value-type="float">
            <text:p>2.0</text:p>
          </table:table-cell>
          <table:table-cell table:formula="of:=ORG.LIBREOFFICE.REGEX([.F329]; &quot;[A-Z]+&quot;)" office:value-type="string" office:string-value="R" calcext:value-type="string">
            <text:p>R</text:p>
          </table:table-cell>
          <table:table-cell table:style-name="ce4" table:formula="of:=VALUE(ORG.LIBREOFFICE.REGEX([.F329]; &quot;[\d\.]+&quot;))" office:value-type="float" office:value="3" calcext:value-type="float">
            <text:p>3.0</text:p>
          </table:table-cell>
          <table:table-cell office:value-type="string" calcext:value-type="string">
            <text:p>CI2 - CI build status</text:p>
          </table:table-cell>
          <table:table-cell office:value-type="string" calcext:value-type="string">
            <text:p>R3 - # Reviewers [sum]</text:p>
          </table:table-cell>
          <table:table-cell table:style-name="ce20" office:value-type="string" calcext:value-type="string">
            <text:p>3.4</text:p>
          </table:table-cell>
          <table:table-cell table:style-name="ce1" table:formula="of:=ORG.LIBREOFFICE.REGEX([.G329]; &quot;^(\d+|\w)&quot;)" office:value-type="string" office:string-value="3" calcext:value-type="string">
            <text:p>3</text:p>
          </table:table-cell>
          <table:table-cell table:style-name="ce12" office:value-type="string" calcext:value-type="string">
            <text:p>BG: failures relate to more reviewers</text:p>
            <text:p>CG: too weak</text:p>
            <text:p>Same scale</text:p>
          </table:table-cell>
          <table:table-cell table:style-name="ce12" office:value-type="string" calcext:value-type="string">
            <text:p>BG: Kruskal-Wallis - Significant difference True</text:p>
            <text:p>CG: Kruskal-Wallis - Significant difference False</text:p>
            <text:p>Abs. count: 31 (BG); 31 (CG)</text:p>
          </table:table-cell>
          <table:table-cell table:formula="of:=HYPERLINK(&quot;figures/boxplots/CI2_R3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2" table:visibility="filter">
          <table:table-cell table:formula="of:=ORG.LIBREOFFICE.REGEX([.E330]; &quot;[A-Z]+&quot;)" office:value-type="string" office:string-value="CI" calcext:value-type="string">
            <text:p>CI</text:p>
          </table:table-cell>
          <table:table-cell table:style-name="ce4" table:formula="of:=VALUE(ORG.LIBREOFFICE.REGEX([.E330]; &quot;[\d\.]+&quot;))" office:value-type="float" office:value="2" calcext:value-type="float">
            <text:p>2.0</text:p>
          </table:table-cell>
          <table:table-cell table:formula="of:=ORG.LIBREOFFICE.REGEX([.F330]; &quot;[A-Z]+&quot;)" office:value-type="string" office:string-value="R" calcext:value-type="string">
            <text:p>R</text:p>
          </table:table-cell>
          <table:table-cell table:style-name="ce4" table:formula="of:=VALUE(ORG.LIBREOFFICE.REGEX([.F330]; &quot;[\d\.]+&quot;))" office:value-type="float" office:value="5" calcext:value-type="float">
            <text:p>5.0</text:p>
          </table:table-cell>
          <table:table-cell office:value-type="string" calcext:value-type="string">
            <text:p>CI2 - CI build status</text:p>
          </table:table-cell>
          <table:table-cell office:value-type="string" calcext:value-type="string">
            <text:p>R5 - # Review comments [sum]</text:p>
          </table:table-cell>
          <table:table-cell table:style-name="ce20" office:value-type="string" calcext:value-type="string">
            <text:p>2.1</text:p>
          </table:table-cell>
          <table:table-cell table:style-name="ce1" table:formula="of:=ORG.LIBREOFFICE.REGEX([.G330]; &quot;^(\d+|\w)&quot;)" office:value-type="string" office:string-value="2" calcext:value-type="string">
            <text:p>2</text:p>
          </table:table-cell>
          <table:table-cell office:value-type="string" calcext:value-type="string">
            <text:p>BG and CG: success relates to less comments</text:p>
          </table:table-cell>
          <table:table-cell table:style-name="ce12" office:value-type="string" calcext:value-type="string">
            <text:p>BG: Kruskal-Wallis - Significant difference True</text:p>
            <text:p>CG: Kruskal-Wallis - Significant difference True</text:p>
            <text:p>Abs. count: 31 (BG); 31 (CG)</text:p>
          </table:table-cell>
          <table:table-cell table:formula="of:=HYPERLINK(&quot;figures/boxplots/CI2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331]; &quot;[A-Z]+&quot;)" office:value-type="string" office:string-value="CI" calcext:value-type="string">
            <text:p>CI</text:p>
          </table:table-cell>
          <table:table-cell table:style-name="ce4" table:formula="of:=VALUE(ORG.LIBREOFFICE.REGEX([.E331]; &quot;[\d\.]+&quot;))" office:value-type="float" office:value="2" calcext:value-type="float">
            <text:p>2.0</text:p>
          </table:table-cell>
          <table:table-cell table:formula="of:=ORG.LIBREOFFICE.REGEX([.F331]; &quot;[A-Z]+&quot;)" office:value-type="string" office:string-value="R" calcext:value-type="string">
            <text:p>R</text:p>
          </table:table-cell>
          <table:table-cell table:style-name="ce4" table:formula="of:=VALUE(ORG.LIBREOFFICE.REGEX([.F331]; &quot;[\d\.]+&quot;))" office:value-type="float" office:value="6" calcext:value-type="float">
            <text:p>6.0</text:p>
          </table:table-cell>
          <table:table-cell office:value-type="string" calcext:value-type="string">
            <text:p>CI2 - CI build status</text:p>
          </table:table-cell>
          <table:table-cell office:value-type="string" calcext:value-type="string">
            <text:p>R6 - # Rounds of code review [sum]</text:p>
          </table:table-cell>
          <table:table-cell office:value-type="string" calcext:value-type="string">
            <text:p>3.3</text:p>
          </table:table-cell>
          <table:table-cell table:style-name="ce1" table:formula="of:=ORG.LIBREOFFICE.REGEX([.G331]; &quot;^(\d+|\w)&quot;)" office:value-type="string" office:string-value="3" calcext:value-type="string">
            <text:p>3</text:p>
          </table:table-cell>
          <table:table-cell table:style-name="ce12" office:value-type="string" calcext:value-type="string">
            <text:p>BG: no clear relation</text:p>
            <text:p>CG:success relates to less rounds of review (weak)</text:p>
          </table:table-cell>
          <table:table-cell table:style-name="ce12" office:value-type="string" calcext:value-type="string">
            <text:p>BG: Kruskal-Wallis - Significant difference False</text:p>
            <text:p>CG: Kruskal-Wallis - Significant difference False</text:p>
            <text:p>Abs. count: 31 (BG); 31 (CG)</text:p>
          </table:table-cell>
          <table:table-cell table:formula="of:=HYPERLINK(&quot;figures/boxplots/CI2_R6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2" table:visibility="filter">
          <table:table-cell table:formula="of:=ORG.LIBREOFFICE.REGEX([.E332]; &quot;[A-Z]+&quot;)" office:value-type="string" office:string-value="CI" calcext:value-type="string">
            <text:p>CI</text:p>
          </table:table-cell>
          <table:table-cell table:style-name="ce4" table:formula="of:=VALUE(ORG.LIBREOFFICE.REGEX([.E332]; &quot;[\d\.]+&quot;))" office:value-type="float" office:value="3" calcext:value-type="float">
            <text:p>3.0</text:p>
          </table:table-cell>
          <table:table-cell table:formula="of:=ORG.LIBREOFFICE.REGEX([.F332]; &quot;[A-Z]+&quot;)" office:value-type="string" office:string-value="C" calcext:value-type="string">
            <text:p>C</text:p>
          </table:table-cell>
          <table:table-cell table:style-name="ce4" table:formula="of:=VALUE(ORG.LIBREOFFICE.REGEX([.F332]; &quot;[\d\.]+&quot;))" office:value-type="float" office:value="3" calcext:value-type="float">
            <text:p>3.0</text:p>
          </table:table-cell>
          <table:table-cell office:value-type="string" calcext:value-type="string">
            <text:p>CI3 - CI build status change</text:p>
          </table:table-cell>
          <table:table-cell office:value-type="string" calcext:value-type="string">
            <text:p>C3 - # Files changed</text:p>
          </table:table-cell>
          <table:table-cell table:style-name="ce20" office:value-type="string" calcext:value-type="string">
            <text:p>3.3</text:p>
          </table:table-cell>
          <table:table-cell table:style-name="ce1" table:formula="of:=ORG.LIBREOFFICE.REGEX([.G332]; &quot;^(\d+|\w)&quot;)" office:value-type="string" office:string-value="3" calcext:value-type="string">
            <text:p>3</text:p>
          </table:table-cell>
          <table:table-cell table:style-name="ce12" office:value-type="string" calcext:value-type="string">
            <text:p>BG: true relates to more files changed (very weak)</text:p>
            <text:p>CG: true relates to less files changed (weak)</text:p>
          </table:table-cell>
          <table:table-cell table:style-name="ce12" office:value-type="string" calcext:value-type="string">
            <text:p>BG: Kruskal-Wallis - Significant difference False</text:p>
            <text:p>CG: Kruskal-Wallis - Significant difference False</text:p>
            <text:p>Abs. count: 31 (BG); 31 (CG)</text:p>
          </table:table-cell>
          <table:table-cell table:formula="of:=HYPERLINK(&quot;figures/boxplots/CI3_C3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3" table:visibility="filter">
          <table:table-cell table:formula="of:=ORG.LIBREOFFICE.REGEX([.E333]; &quot;[A-Z]+&quot;)" office:value-type="string" office:string-value="CI" calcext:value-type="string">
            <text:p>CI</text:p>
          </table:table-cell>
          <table:table-cell table:style-name="ce4" table:formula="of:=VALUE(ORG.LIBREOFFICE.REGEX([.E333]; &quot;[\d\.]+&quot;))" office:value-type="float" office:value="3" calcext:value-type="float">
            <text:p>3.0</text:p>
          </table:table-cell>
          <table:table-cell table:formula="of:=ORG.LIBREOFFICE.REGEX([.F333]; &quot;[A-Z]+&quot;)" office:value-type="string" office:string-value="C" calcext:value-type="string">
            <text:p>C</text:p>
          </table:table-cell>
          <table:table-cell table:style-name="ce4" table:formula="of:=VALUE(ORG.LIBREOFFICE.REGEX([.F333]; &quot;[\d\.]+&quot;))" office:value-type="float" office:value="4" calcext:value-type="float">
            <text:p>4.0</text:p>
          </table:table-cell>
          <table:table-cell office:value-type="string" calcext:value-type="string">
            <text:p>CI3 - CI build status change</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333];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1 (BG); 0 (CG)</text:p>
          </table:table-cell>
          <table:table-cell table:formula="of:=HYPERLINK(&quot;figures/boxplots/CI3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34]; &quot;[A-Z]+&quot;)" office:value-type="string" office:string-value="CI" calcext:value-type="string">
            <text:p>CI</text:p>
          </table:table-cell>
          <table:table-cell table:style-name="ce4" table:formula="of:=VALUE(ORG.LIBREOFFICE.REGEX([.E334]; &quot;[\d\.]+&quot;))" office:value-type="float" office:value="3" calcext:value-type="float">
            <text:p>3.0</text:p>
          </table:table-cell>
          <table:table-cell table:formula="of:=ORG.LIBREOFFICE.REGEX([.F334]; &quot;[A-Z]+&quot;)" office:value-type="string" office:string-value="C" calcext:value-type="string">
            <text:p>C</text:p>
          </table:table-cell>
          <table:table-cell table:style-name="ce4" table:formula="of:=VALUE(ORG.LIBREOFFICE.REGEX([.F334]; &quot;[\d\.]+&quot;))" office:value-type="float" office:value="5" calcext:value-type="float">
            <text:p>5.0</text:p>
          </table:table-cell>
          <table:table-cell office:value-type="string" calcext:value-type="string">
            <text:p>CI3 - CI build status change</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334];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1 (BG); 0 (CG)</text:p>
          </table:table-cell>
          <table:table-cell table:formula="of:=HYPERLINK(&quot;figures/boxplots/CI3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35]; &quot;[A-Z]+&quot;)" office:value-type="string" office:string-value="CI" calcext:value-type="string">
            <text:p>CI</text:p>
          </table:table-cell>
          <table:table-cell table:style-name="ce4" table:formula="of:=VALUE(ORG.LIBREOFFICE.REGEX([.E335]; &quot;[\d\.]+&quot;))" office:value-type="float" office:value="3" calcext:value-type="float">
            <text:p>3.0</text:p>
          </table:table-cell>
          <table:table-cell table:formula="of:=ORG.LIBREOFFICE.REGEX([.F335]; &quot;[A-Z]+&quot;)" office:value-type="string" office:string-value="C" calcext:value-type="string">
            <text:p>C</text:p>
          </table:table-cell>
          <table:table-cell table:style-name="ce4" table:formula="of:=VALUE(ORG.LIBREOFFICE.REGEX([.F335]; &quot;[\d\.]+&quot;))" office:value-type="float" office:value="6" calcext:value-type="float">
            <text:p>6.0</text:p>
          </table:table-cell>
          <table:table-cell office:value-type="string" calcext:value-type="string">
            <text:p>CI3 - CI build status change</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335];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1 (BG); 0 (CG)</text:p>
          </table:table-cell>
          <table:table-cell table:formula="of:=HYPERLINK(&quot;figures/boxplots/CI3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36]; &quot;[A-Z]+&quot;)" office:value-type="string" office:string-value="CI" calcext:value-type="string">
            <text:p>CI</text:p>
          </table:table-cell>
          <table:table-cell table:style-name="ce4" table:formula="of:=VALUE(ORG.LIBREOFFICE.REGEX([.E336]; &quot;[\d\.]+&quot;))" office:value-type="float" office:value="3" calcext:value-type="float">
            <text:p>3.0</text:p>
          </table:table-cell>
          <table:table-cell table:formula="of:=ORG.LIBREOFFICE.REGEX([.F336]; &quot;[A-Z]+&quot;)" office:value-type="string" office:string-value="F" calcext:value-type="string">
            <text:p>F</text:p>
          </table:table-cell>
          <table:table-cell table:style-name="ce4" table:formula="of:=VALUE(ORG.LIBREOFFICE.REGEX([.F336]; &quot;[\d\.]+&quot;))" office:value-type="float" office:value="4" calcext:value-type="float">
            <text:p>4.0</text:p>
          </table:table-cell>
          <table:table-cell office:value-type="string" calcext:value-type="string">
            <text:p>CI3 - CI build status change</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33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1 (BG); 0 (CG)</text:p>
          </table:table-cell>
          <table:table-cell table:formula="of:=HYPERLINK(&quot;figures/boxplots/CI3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37]; &quot;[A-Z]+&quot;)" office:value-type="string" office:string-value="CI" calcext:value-type="string">
            <text:p>CI</text:p>
          </table:table-cell>
          <table:table-cell table:style-name="ce4" table:formula="of:=VALUE(ORG.LIBREOFFICE.REGEX([.E337]; &quot;[\d\.]+&quot;))" office:value-type="float" office:value="3" calcext:value-type="float">
            <text:p>3.0</text:p>
          </table:table-cell>
          <table:table-cell table:formula="of:=ORG.LIBREOFFICE.REGEX([.F337]; &quot;[A-Z]+&quot;)" office:value-type="string" office:string-value="F" calcext:value-type="string">
            <text:p>F</text:p>
          </table:table-cell>
          <table:table-cell table:style-name="ce4" table:formula="of:=VALUE(ORG.LIBREOFFICE.REGEX([.F337]; &quot;[\d\.]+&quot;))" office:value-type="float" office:value="9" calcext:value-type="float">
            <text:p>9.0</text:p>
          </table:table-cell>
          <table:table-cell office:value-type="string" calcext:value-type="string">
            <text:p>CI3 - CI build status change</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33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1 (BG); 0 (CG)</text:p>
          </table:table-cell>
          <table:table-cell table:formula="of:=HYPERLINK(&quot;figures/boxplots/CI3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table-cell table:formula="of:=ORG.LIBREOFFICE.REGEX([.E338]; &quot;[A-Z]+&quot;)" office:value-type="string" office:string-value="CI" calcext:value-type="string">
            <text:p>CI</text:p>
          </table:table-cell>
          <table:table-cell table:style-name="ce4" table:formula="of:=VALUE(ORG.LIBREOFFICE.REGEX([.E338]; &quot;[\d\.]+&quot;))" office:value-type="float" office:value="3" calcext:value-type="float">
            <text:p>3.0</text:p>
          </table:table-cell>
          <table:table-cell table:formula="of:=ORG.LIBREOFFICE.REGEX([.F338]; &quot;[A-Z]+&quot;)" office:value-type="string" office:string-value="I" calcext:value-type="string">
            <text:p>I</text:p>
          </table:table-cell>
          <table:table-cell table:style-name="ce4" table:formula="of:=VALUE(ORG.LIBREOFFICE.REGEX([.F338]; &quot;[\d\.]+&quot;))" office:value-type="float" office:value="5" calcext:value-type="float">
            <text:p>5.0</text:p>
          </table:table-cell>
          <table:table-cell office:value-type="string" calcext:value-type="string">
            <text:p>CI3 - CI build status change</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33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2" table:visibility="filter">
          <table:table-cell table:formula="of:=ORG.LIBREOFFICE.REGEX([.E339]; &quot;[A-Z]+&quot;)" office:value-type="string" office:string-value="CI" calcext:value-type="string">
            <text:p>CI</text:p>
          </table:table-cell>
          <table:table-cell table:style-name="ce4" table:formula="of:=VALUE(ORG.LIBREOFFICE.REGEX([.E339]; &quot;[\d\.]+&quot;))" office:value-type="float" office:value="3" calcext:value-type="float">
            <text:p>3.0</text:p>
          </table:table-cell>
          <table:table-cell table:formula="of:=ORG.LIBREOFFICE.REGEX([.F339]; &quot;[A-Z]+&quot;)" office:value-type="string" office:string-value="I" calcext:value-type="string">
            <text:p>I</text:p>
          </table:table-cell>
          <table:table-cell table:style-name="ce4" table:formula="of:=VALUE(ORG.LIBREOFFICE.REGEX([.F339]; &quot;[\d\.]+&quot;))" office:value-type="float" office:value="7" calcext:value-type="float">
            <text:p>7.0</text:p>
          </table:table-cell>
          <table:table-cell office:value-type="string" calcext:value-type="string">
            <text:p>CI3 - CI build status change</text:p>
          </table:table-cell>
          <table:table-cell office:value-type="string" calcext:value-type="string">
            <text:p>I7 - # Introducing issue commits [sum]</text:p>
          </table:table-cell>
          <table:table-cell table:style-name="ce20" office:value-type="string" calcext:value-type="string">
            <text:p>3.3</text:p>
          </table:table-cell>
          <table:table-cell table:style-name="ce1" table:formula="of:=ORG.LIBREOFFICE.REGEX([.G339]; &quot;^(\d+|\w)&quot;)" office:value-type="string" office:string-value="3" calcext:value-type="string">
            <text:p>3</text:p>
          </table:table-cell>
          <table:table-cell table:style-name="ce12" office:value-type="string" calcext:value-type="string">
            <text:p>BG: true relates to less commits (very weak)</text:p>
            <text:p>CG: true relates to less commits</text:p>
          </table:table-cell>
          <table:table-cell table:style-name="ce12" office:value-type="string" calcext:value-type="string">
            <text:p>BG: Kruskal-Wallis - Significant difference False</text:p>
            <text:p>CG: Kruskal-Wallis - Significant difference False</text:p>
            <text:p>Abs. count: 26 (BG); 18 (CG)</text:p>
          </table:table-cell>
          <table:table-cell table:formula="of:=HYPERLINK(&quot;figures/boxplots/CI3_I7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1" table:visibility="filter">
          <table:table-cell table:formula="of:=ORG.LIBREOFFICE.REGEX([.E340]; &quot;[A-Z]+&quot;)" office:value-type="string" office:string-value="CI" calcext:value-type="string">
            <text:p>CI</text:p>
          </table:table-cell>
          <table:table-cell table:style-name="ce4" table:formula="of:=VALUE(ORG.LIBREOFFICE.REGEX([.E340]; &quot;[\d\.]+&quot;))" office:value-type="float" office:value="3" calcext:value-type="float">
            <text:p>3.0</text:p>
          </table:table-cell>
          <table:table-cell table:formula="of:=ORG.LIBREOFFICE.REGEX([.F340]; &quot;[A-Z]+&quot;)" office:value-type="string" office:string-value="I" calcext:value-type="string">
            <text:p>I</text:p>
          </table:table-cell>
          <table:table-cell table:style-name="ce4" table:formula="of:=VALUE(ORG.LIBREOFFICE.REGEX([.F340]; &quot;[\d\.]+&quot;))" office:value-type="float" office:value="10" calcext:value-type="float">
            <text:p>10.0</text:p>
          </table:table-cell>
          <table:table-cell office:value-type="string" calcext:value-type="string">
            <text:p>CI3 - CI build status change</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340];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341]; &quot;[A-Z]+&quot;)" office:value-type="string" office:string-value="CI" calcext:value-type="string">
            <text:p>CI</text:p>
          </table:table-cell>
          <table:table-cell table:style-name="ce4" table:formula="of:=VALUE(ORG.LIBREOFFICE.REGEX([.E341]; &quot;[\d\.]+&quot;))" office:value-type="float" office:value="3" calcext:value-type="float">
            <text:p>3.0</text:p>
          </table:table-cell>
          <table:table-cell table:formula="of:=ORG.LIBREOFFICE.REGEX([.F341]; &quot;[A-Z]+&quot;)" office:value-type="string" office:string-value="ML" calcext:value-type="string">
            <text:p>ML</text:p>
          </table:table-cell>
          <table:table-cell table:style-name="ce4" table:formula="of:=VALUE(ORG.LIBREOFFICE.REGEX([.F341]; &quot;[\d\.]+&quot;))" office:value-type="float" office:value="2" calcext:value-type="float">
            <text:p>2.0</text:p>
          </table:table-cell>
          <table:table-cell office:value-type="string" calcext:value-type="string">
            <text:p>CI3 - CI build status change</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34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342]; &quot;[A-Z]+&quot;)" office:value-type="string" office:string-value="CI" calcext:value-type="string">
            <text:p>CI</text:p>
          </table:table-cell>
          <table:table-cell table:style-name="ce4" table:formula="of:=VALUE(ORG.LIBREOFFICE.REGEX([.E342]; &quot;[\d\.]+&quot;))" office:value-type="float" office:value="3" calcext:value-type="float">
            <text:p>3.0</text:p>
          </table:table-cell>
          <table:table-cell table:formula="of:=ORG.LIBREOFFICE.REGEX([.F342]; &quot;[A-Z]+&quot;)" office:value-type="string" office:string-value="ML" calcext:value-type="string">
            <text:p>ML</text:p>
          </table:table-cell>
          <table:table-cell table:style-name="ce4" table:formula="of:=VALUE(ORG.LIBREOFFICE.REGEX([.F342]; &quot;[\d\.]+&quot;))" office:value-type="float" office:value="5" calcext:value-type="float">
            <text:p>5.0</text:p>
          </table:table-cell>
          <table:table-cell office:value-type="string" calcext:value-type="string">
            <text:p>CI3 - CI build status change</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34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343]; &quot;[A-Z]+&quot;)" office:value-type="string" office:string-value="CI" calcext:value-type="string">
            <text:p>CI</text:p>
          </table:table-cell>
          <table:table-cell table:style-name="ce4" table:formula="of:=VALUE(ORG.LIBREOFFICE.REGEX([.E343]; &quot;[\d\.]+&quot;))" office:value-type="float" office:value="3" calcext:value-type="float">
            <text:p>3.0</text:p>
          </table:table-cell>
          <table:table-cell table:formula="of:=ORG.LIBREOFFICE.REGEX([.F343]; &quot;[A-Z]+&quot;)" office:value-type="string" office:string-value="O" calcext:value-type="string">
            <text:p>O</text:p>
          </table:table-cell>
          <table:table-cell table:style-name="ce4" table:formula="of:=VALUE(ORG.LIBREOFFICE.REGEX([.F343]; &quot;[\d\.]+&quot;))" office:value-type="float" office:value="3" calcext:value-type="float">
            <text:p>3.0</text:p>
          </table:table-cell>
          <table:table-cell office:value-type="string" calcext:value-type="string">
            <text:p>CI3 - CI build status change</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34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2" table:visibility="filter">
          <table:table-cell table:formula="of:=ORG.LIBREOFFICE.REGEX([.E344]; &quot;[A-Z]+&quot;)" office:value-type="string" office:string-value="CI" calcext:value-type="string">
            <text:p>CI</text:p>
          </table:table-cell>
          <table:table-cell table:style-name="ce4" table:formula="of:=VALUE(ORG.LIBREOFFICE.REGEX([.E344]; &quot;[\d\.]+&quot;))" office:value-type="float" office:value="3" calcext:value-type="float">
            <text:p>3.0</text:p>
          </table:table-cell>
          <table:table-cell table:formula="of:=ORG.LIBREOFFICE.REGEX([.F344]; &quot;[A-Z]+&quot;)" office:value-type="string" office:string-value="R" calcext:value-type="string">
            <text:p>R</text:p>
          </table:table-cell>
          <table:table-cell table:style-name="ce4" table:formula="of:=VALUE(ORG.LIBREOFFICE.REGEX([.F344]; &quot;[\d\.]+&quot;))" office:value-type="float" office:value="3" calcext:value-type="float">
            <text:p>3.0</text:p>
          </table:table-cell>
          <table:table-cell office:value-type="string" calcext:value-type="string">
            <text:p>CI3 - CI build status change</text:p>
          </table:table-cell>
          <table:table-cell office:value-type="string" calcext:value-type="string">
            <text:p>R3 - # Reviewers [sum]</text:p>
          </table:table-cell>
          <table:table-cell table:style-name="ce20" office:value-type="string" calcext:value-type="string">
            <text:p>3.3</text:p>
          </table:table-cell>
          <table:table-cell table:style-name="ce1" table:formula="of:=ORG.LIBREOFFICE.REGEX([.G344]; &quot;^(\d+|\w)&quot;)" office:value-type="string" office:string-value="3" calcext:value-type="string">
            <text:p>3</text:p>
          </table:table-cell>
          <table:table-cell table:style-name="ce12" office:value-type="string" calcext:value-type="string">
            <text:p>BG: true relates to more reviewers (very weak)</text:p>
            <text:p>CG: true relates to less reviewers</text:p>
          </table:table-cell>
          <table:table-cell table:style-name="ce12" office:value-type="string" calcext:value-type="string">
            <text:p>BG: Kruskal-Wallis - Significant difference False</text:p>
            <text:p>CG: Kruskal-Wallis - Significant difference True</text:p>
            <text:p>Abs. count: 31 (BG); 31 (CG)</text:p>
          </table:table-cell>
          <table:table-cell table:formula="of:=HYPERLINK(&quot;figures/boxplots/CI3_R3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2" table:visibility="filter">
          <table:table-cell table:formula="of:=ORG.LIBREOFFICE.REGEX([.E345]; &quot;[A-Z]+&quot;)" office:value-type="string" office:string-value="CI" calcext:value-type="string">
            <text:p>CI</text:p>
          </table:table-cell>
          <table:table-cell table:style-name="ce4" table:formula="of:=VALUE(ORG.LIBREOFFICE.REGEX([.E345]; &quot;[\d\.]+&quot;))" office:value-type="float" office:value="3" calcext:value-type="float">
            <text:p>3.0</text:p>
          </table:table-cell>
          <table:table-cell table:formula="of:=ORG.LIBREOFFICE.REGEX([.F345]; &quot;[A-Z]+&quot;)" office:value-type="string" office:string-value="R" calcext:value-type="string">
            <text:p>R</text:p>
          </table:table-cell>
          <table:table-cell table:style-name="ce4" table:formula="of:=VALUE(ORG.LIBREOFFICE.REGEX([.F345]; &quot;[\d\.]+&quot;))" office:value-type="float" office:value="5" calcext:value-type="float">
            <text:p>5.0</text:p>
          </table:table-cell>
          <table:table-cell office:value-type="string" calcext:value-type="string">
            <text:p>CI3 - CI build status change</text:p>
          </table:table-cell>
          <table:table-cell office:value-type="string" calcext:value-type="string">
            <text:p>R5 - # Review comments [sum]</text:p>
          </table:table-cell>
          <table:table-cell table:style-name="ce20" office:value-type="string" calcext:value-type="string">
            <text:p>3.3</text:p>
          </table:table-cell>
          <table:table-cell table:style-name="ce1" table:formula="of:=ORG.LIBREOFFICE.REGEX([.G345]; &quot;^(\d+|\w)&quot;)" office:value-type="string" office:string-value="3" calcext:value-type="string">
            <text:p>3</text:p>
          </table:table-cell>
          <table:table-cell table:style-name="ce12" office:value-type="string" calcext:value-type="string">
            <text:p>BG: no clear relation</text:p>
            <text:p>CG: true relates to less comments</text:p>
          </table:table-cell>
          <table:table-cell table:style-name="ce12" office:value-type="string" calcext:value-type="string">
            <text:p>BG: Kruskal-Wallis - Significant difference False</text:p>
            <text:p>CG: Kruskal-Wallis - Significant difference True</text:p>
            <text:p>Abs. count: 31 (BG); 31 (CG)</text:p>
          </table:table-cell>
          <table:table-cell table:formula="of:=HYPERLINK(&quot;figures/boxplots/CI3_R5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2" table:visibility="filter">
          <table:table-cell table:formula="of:=ORG.LIBREOFFICE.REGEX([.E346]; &quot;[A-Z]+&quot;)" office:value-type="string" office:string-value="CI" calcext:value-type="string">
            <text:p>CI</text:p>
          </table:table-cell>
          <table:table-cell table:style-name="ce4" table:formula="of:=VALUE(ORG.LIBREOFFICE.REGEX([.E346]; &quot;[\d\.]+&quot;))" office:value-type="float" office:value="3" calcext:value-type="float">
            <text:p>3.0</text:p>
          </table:table-cell>
          <table:table-cell table:formula="of:=ORG.LIBREOFFICE.REGEX([.F346]; &quot;[A-Z]+&quot;)" office:value-type="string" office:string-value="R" calcext:value-type="string">
            <text:p>R</text:p>
          </table:table-cell>
          <table:table-cell table:style-name="ce4" table:formula="of:=VALUE(ORG.LIBREOFFICE.REGEX([.F346]; &quot;[\d\.]+&quot;))" office:value-type="float" office:value="6" calcext:value-type="float">
            <text:p>6.0</text:p>
          </table:table-cell>
          <table:table-cell office:value-type="string" calcext:value-type="string">
            <text:p>CI3 - CI build status change</text:p>
          </table:table-cell>
          <table:table-cell office:value-type="string" calcext:value-type="string">
            <text:p>R6 - # Rounds of code review [sum]</text:p>
          </table:table-cell>
          <table:table-cell office:value-type="string" calcext:value-type="string">
            <text:p>1</text:p>
          </table:table-cell>
          <table:table-cell table:style-name="ce1" table:formula="of:=ORG.LIBREOFFICE.REGEX([.G346]; &quot;^(\d+|\w)&quot;)" office:value-type="string" office:string-value="1" calcext:value-type="string">
            <text:p>1</text:p>
          </table:table-cell>
          <table:table-cell office:value-type="string" calcext:value-type="string">
            <text:p>BG and CG: only too weak relations</text:p>
          </table:table-cell>
          <table:table-cell table:style-name="ce12" office:value-type="string" calcext:value-type="string">
            <text:p>BG: Kruskal-Wallis - Significant difference False</text:p>
            <text:p>CG: Kruskal-Wallis - Significant difference False</text:p>
            <text:p>Abs. count: 31 (BG); 31 (CG)</text:p>
          </table:table-cell>
          <table:table-cell table:formula="of:=HYPERLINK(&quot;figures/boxplots/CI3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47]; &quot;[A-Z]+&quot;)" office:value-type="string" office:string-value="F" calcext:value-type="string">
            <text:p>F</text:p>
          </table:table-cell>
          <table:table-cell table:style-name="ce4" table:formula="of:=VALUE(ORG.LIBREOFFICE.REGEX([.E347]; &quot;[\d\.]+&quot;))" office:value-type="float" office:value="2" calcext:value-type="float">
            <text:p>2.0</text:p>
          </table:table-cell>
          <table:table-cell table:formula="of:=ORG.LIBREOFFICE.REGEX([.F347]; &quot;[A-Z]+&quot;)" office:value-type="string" office:string-value="C" calcext:value-type="string">
            <text:p>C</text:p>
          </table:table-cell>
          <table:table-cell table:style-name="ce4" table:formula="of:=VALUE(ORG.LIBREOFFICE.REGEX([.F347]; &quot;[\d\.]+&quot;))" office:value-type="float" office:value="3" calcext:value-type="float">
            <text:p>3.0</text:p>
          </table:table-cell>
          <table:table-cell office:value-type="string" calcext:value-type="string">
            <text:p>F2 - Bug severity [max]</text:p>
          </table:table-cell>
          <table:table-cell office:value-type="string" calcext:value-type="string">
            <text:p>C3 - # Files changed</text:p>
          </table:table-cell>
          <table:table-cell office:value-type="string" calcext:value-type="string">
            <text:p>31</text:p>
          </table:table-cell>
          <table:table-cell table:style-name="ce1" table:formula="of:=ORG.LIBREOFFICE.REGEX([.G34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33 (BG); 0 (CG)</text:p>
          </table:table-cell>
          <table:table-cell table:formula="of:=HYPERLINK(&quot;figures/boxplots/F2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48]; &quot;[A-Z]+&quot;)" office:value-type="string" office:string-value="F" calcext:value-type="string">
            <text:p>F</text:p>
          </table:table-cell>
          <table:table-cell table:style-name="ce4" table:formula="of:=VALUE(ORG.LIBREOFFICE.REGEX([.E348]; &quot;[\d\.]+&quot;))" office:value-type="float" office:value="2" calcext:value-type="float">
            <text:p>2.0</text:p>
          </table:table-cell>
          <table:table-cell table:formula="of:=ORG.LIBREOFFICE.REGEX([.F348]; &quot;[A-Z]+&quot;)" office:value-type="string" office:string-value="C" calcext:value-type="string">
            <text:p>C</text:p>
          </table:table-cell>
          <table:table-cell table:style-name="ce4" table:formula="of:=VALUE(ORG.LIBREOFFICE.REGEX([.F348]; &quot;[\d\.]+&quot;))" office:value-type="float" office:value="4" calcext:value-type="float">
            <text:p>4.0</text:p>
          </table:table-cell>
          <table:table-cell office:value-type="string" calcext:value-type="string">
            <text:p>F2 - Bug severity [max]</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34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33 (BG); 0 (CG)</text:p>
          </table:table-cell>
          <table:table-cell table:formula="of:=HYPERLINK(&quot;figures/boxplots/F2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49]; &quot;[A-Z]+&quot;)" office:value-type="string" office:string-value="F" calcext:value-type="string">
            <text:p>F</text:p>
          </table:table-cell>
          <table:table-cell table:style-name="ce4" table:formula="of:=VALUE(ORG.LIBREOFFICE.REGEX([.E349]; &quot;[\d\.]+&quot;))" office:value-type="float" office:value="2" calcext:value-type="float">
            <text:p>2.0</text:p>
          </table:table-cell>
          <table:table-cell table:formula="of:=ORG.LIBREOFFICE.REGEX([.F349]; &quot;[A-Z]+&quot;)" office:value-type="string" office:string-value="C" calcext:value-type="string">
            <text:p>C</text:p>
          </table:table-cell>
          <table:table-cell table:style-name="ce4" table:formula="of:=VALUE(ORG.LIBREOFFICE.REGEX([.F349]; &quot;[\d\.]+&quot;))" office:value-type="float" office:value="5" calcext:value-type="float">
            <text:p>5.0</text:p>
          </table:table-cell>
          <table:table-cell office:value-type="string" calcext:value-type="string">
            <text:p>F2 - Bug severity [max]</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34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33 (BG); 0 (CG)</text:p>
          </table:table-cell>
          <table:table-cell table:formula="of:=HYPERLINK(&quot;figures/boxplots/F2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50]; &quot;[A-Z]+&quot;)" office:value-type="string" office:string-value="F" calcext:value-type="string">
            <text:p>F</text:p>
          </table:table-cell>
          <table:table-cell table:style-name="ce4" table:formula="of:=VALUE(ORG.LIBREOFFICE.REGEX([.E350]; &quot;[\d\.]+&quot;))" office:value-type="float" office:value="2" calcext:value-type="float">
            <text:p>2.0</text:p>
          </table:table-cell>
          <table:table-cell table:formula="of:=ORG.LIBREOFFICE.REGEX([.F350]; &quot;[A-Z]+&quot;)" office:value-type="string" office:string-value="C" calcext:value-type="string">
            <text:p>C</text:p>
          </table:table-cell>
          <table:table-cell table:style-name="ce4" table:formula="of:=VALUE(ORG.LIBREOFFICE.REGEX([.F350]; &quot;[\d\.]+&quot;))" office:value-type="float" office:value="6" calcext:value-type="float">
            <text:p>6.0</text:p>
          </table:table-cell>
          <table:table-cell office:value-type="string" calcext:value-type="string">
            <text:p>F2 - Bug severity [max]</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35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33 (BG); 0 (CG)</text:p>
          </table:table-cell>
          <table:table-cell table:formula="of:=HYPERLINK(&quot;figures/boxplots/F2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51]; &quot;[A-Z]+&quot;)" office:value-type="string" office:string-value="F" calcext:value-type="string">
            <text:p>F</text:p>
          </table:table-cell>
          <table:table-cell table:style-name="ce4" table:formula="of:=VALUE(ORG.LIBREOFFICE.REGEX([.E351]; &quot;[\d\.]+&quot;))" office:value-type="float" office:value="2" calcext:value-type="float">
            <text:p>2.0</text:p>
          </table:table-cell>
          <table:table-cell table:formula="of:=ORG.LIBREOFFICE.REGEX([.F351]; &quot;[A-Z]+&quot;)" office:value-type="string" office:string-value="F" calcext:value-type="string">
            <text:p>F</text:p>
          </table:table-cell>
          <table:table-cell table:style-name="ce4" table:formula="of:=VALUE(ORG.LIBREOFFICE.REGEX([.F351]; &quot;[\d\.]+&quot;))" office:value-type="float" office:value="4" calcext:value-type="float">
            <text:p>4.0</text:p>
          </table:table-cell>
          <table:table-cell office:value-type="string" calcext:value-type="string">
            <text:p>F2 - Bug severity [max]</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35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33 (BG); 0 (CG)</text:p>
          </table:table-cell>
          <table:table-cell table:formula="of:=HYPERLINK(&quot;figures/boxplots/F2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52]; &quot;[A-Z]+&quot;)" office:value-type="string" office:string-value="F" calcext:value-type="string">
            <text:p>F</text:p>
          </table:table-cell>
          <table:table-cell table:style-name="ce4" table:formula="of:=VALUE(ORG.LIBREOFFICE.REGEX([.E352]; &quot;[\d\.]+&quot;))" office:value-type="float" office:value="2" calcext:value-type="float">
            <text:p>2.0</text:p>
          </table:table-cell>
          <table:table-cell table:formula="of:=ORG.LIBREOFFICE.REGEX([.F352]; &quot;[A-Z]+&quot;)" office:value-type="string" office:string-value="F" calcext:value-type="string">
            <text:p>F</text:p>
          </table:table-cell>
          <table:table-cell table:style-name="ce4" table:formula="of:=VALUE(ORG.LIBREOFFICE.REGEX([.F352]; &quot;[\d\.]+&quot;))" office:value-type="float" office:value="9" calcext:value-type="float">
            <text:p>9.0</text:p>
          </table:table-cell>
          <table:table-cell office:value-type="string" calcext:value-type="string">
            <text:p>F2 - Bug severity [max]</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352];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33 (BG); 0 (CG)</text:p>
          </table:table-cell>
          <table:table-cell table:formula="of:=HYPERLINK(&quot;figures/boxplots/F2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table-cell table:formula="of:=ORG.LIBREOFFICE.REGEX([.E353]; &quot;[A-Z]+&quot;)" office:value-type="string" office:string-value="F" calcext:value-type="string">
            <text:p>F</text:p>
          </table:table-cell>
          <table:table-cell table:style-name="ce4" table:formula="of:=VALUE(ORG.LIBREOFFICE.REGEX([.E353]; &quot;[\d\.]+&quot;))" office:value-type="float" office:value="2" calcext:value-type="float">
            <text:p>2.0</text:p>
          </table:table-cell>
          <table:table-cell table:formula="of:=ORG.LIBREOFFICE.REGEX([.F353]; &quot;[A-Z]+&quot;)" office:value-type="string" office:string-value="I" calcext:value-type="string">
            <text:p>I</text:p>
          </table:table-cell>
          <table:table-cell table:style-name="ce4" table:formula="of:=VALUE(ORG.LIBREOFFICE.REGEX([.F353]; &quot;[\d\.]+&quot;))" office:value-type="float" office:value="5" calcext:value-type="float">
            <text:p>5.0</text:p>
          </table:table-cell>
          <table:table-cell office:value-type="string" calcext:value-type="string">
            <text:p>F2 - Bug severity [max]</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35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3" table:visibility="filter">
          <table:table-cell table:formula="of:=ORG.LIBREOFFICE.REGEX([.E354]; &quot;[A-Z]+&quot;)" office:value-type="string" office:string-value="F" calcext:value-type="string">
            <text:p>F</text:p>
          </table:table-cell>
          <table:table-cell table:style-name="ce4" table:formula="of:=VALUE(ORG.LIBREOFFICE.REGEX([.E354]; &quot;[\d\.]+&quot;))" office:value-type="float" office:value="2" calcext:value-type="float">
            <text:p>2.0</text:p>
          </table:table-cell>
          <table:table-cell table:formula="of:=ORG.LIBREOFFICE.REGEX([.F354]; &quot;[A-Z]+&quot;)" office:value-type="string" office:string-value="I" calcext:value-type="string">
            <text:p>I</text:p>
          </table:table-cell>
          <table:table-cell table:style-name="ce4" table:formula="of:=VALUE(ORG.LIBREOFFICE.REGEX([.F354]; &quot;[\d\.]+&quot;))" office:value-type="float" office:value="7" calcext:value-type="float">
            <text:p>7.0</text:p>
          </table:table-cell>
          <table:table-cell office:value-type="string" calcext:value-type="string">
            <text:p>F2 - Bug severity [max]</text:p>
          </table:table-cell>
          <table:table-cell office:value-type="string" calcext:value-type="string">
            <text:p>I7 - # Introducing issue commits [sum]</text:p>
          </table:table-cell>
          <table:table-cell office:value-type="string" calcext:value-type="string">
            <text:p>31</text:p>
          </table:table-cell>
          <table:table-cell table:style-name="ce1" table:formula="of:=ORG.LIBREOFFICE.REGEX([.G354];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26 (BG); 0 (CG)</text:p>
          </table:table-cell>
          <table:table-cell table:formula="of:=HYPERLINK(&quot;figures/boxplots/F2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355]; &quot;[A-Z]+&quot;)" office:value-type="string" office:string-value="F" calcext:value-type="string">
            <text:p>F</text:p>
          </table:table-cell>
          <table:table-cell table:style-name="ce4" table:formula="of:=VALUE(ORG.LIBREOFFICE.REGEX([.E355]; &quot;[\d\.]+&quot;))" office:value-type="float" office:value="2" calcext:value-type="float">
            <text:p>2.0</text:p>
          </table:table-cell>
          <table:table-cell table:formula="of:=ORG.LIBREOFFICE.REGEX([.F355]; &quot;[A-Z]+&quot;)" office:value-type="string" office:string-value="I" calcext:value-type="string">
            <text:p>I</text:p>
          </table:table-cell>
          <table:table-cell table:style-name="ce4" table:formula="of:=VALUE(ORG.LIBREOFFICE.REGEX([.F355]; &quot;[\d\.]+&quot;))" office:value-type="float" office:value="10" calcext:value-type="float">
            <text:p>10.0</text:p>
          </table:table-cell>
          <table:table-cell office:value-type="string" calcext:value-type="string">
            <text:p>F2 - Bug severity [max]</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355];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356]; &quot;[A-Z]+&quot;)" office:value-type="string" office:string-value="F" calcext:value-type="string">
            <text:p>F</text:p>
          </table:table-cell>
          <table:table-cell table:style-name="ce4" table:formula="of:=VALUE(ORG.LIBREOFFICE.REGEX([.E356]; &quot;[\d\.]+&quot;))" office:value-type="float" office:value="2" calcext:value-type="float">
            <text:p>2.0</text:p>
          </table:table-cell>
          <table:table-cell table:formula="of:=ORG.LIBREOFFICE.REGEX([.F356]; &quot;[A-Z]+&quot;)" office:value-type="string" office:string-value="ML" calcext:value-type="string">
            <text:p>ML</text:p>
          </table:table-cell>
          <table:table-cell table:style-name="ce4" table:formula="of:=VALUE(ORG.LIBREOFFICE.REGEX([.F356]; &quot;[\d\.]+&quot;))" office:value-type="float" office:value="2" calcext:value-type="float">
            <text:p>2.0</text:p>
          </table:table-cell>
          <table:table-cell office:value-type="string" calcext:value-type="string">
            <text:p>F2 - Bug severity [max]</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35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357]; &quot;[A-Z]+&quot;)" office:value-type="string" office:string-value="F" calcext:value-type="string">
            <text:p>F</text:p>
          </table:table-cell>
          <table:table-cell table:style-name="ce4" table:formula="of:=VALUE(ORG.LIBREOFFICE.REGEX([.E357]; &quot;[\d\.]+&quot;))" office:value-type="float" office:value="2" calcext:value-type="float">
            <text:p>2.0</text:p>
          </table:table-cell>
          <table:table-cell table:formula="of:=ORG.LIBREOFFICE.REGEX([.F357]; &quot;[A-Z]+&quot;)" office:value-type="string" office:string-value="ML" calcext:value-type="string">
            <text:p>ML</text:p>
          </table:table-cell>
          <table:table-cell table:style-name="ce4" table:formula="of:=VALUE(ORG.LIBREOFFICE.REGEX([.F357]; &quot;[\d\.]+&quot;))" office:value-type="float" office:value="5" calcext:value-type="float">
            <text:p>5.0</text:p>
          </table:table-cell>
          <table:table-cell office:value-type="string" calcext:value-type="string">
            <text:p>F2 - Bug severity [max]</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35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358]; &quot;[A-Z]+&quot;)" office:value-type="string" office:string-value="F" calcext:value-type="string">
            <text:p>F</text:p>
          </table:table-cell>
          <table:table-cell table:style-name="ce4" table:formula="of:=VALUE(ORG.LIBREOFFICE.REGEX([.E358]; &quot;[\d\.]+&quot;))" office:value-type="float" office:value="2" calcext:value-type="float">
            <text:p>2.0</text:p>
          </table:table-cell>
          <table:table-cell table:formula="of:=ORG.LIBREOFFICE.REGEX([.F358]; &quot;[A-Z]+&quot;)" office:value-type="string" office:string-value="O" calcext:value-type="string">
            <text:p>O</text:p>
          </table:table-cell>
          <table:table-cell table:style-name="ce4" table:formula="of:=VALUE(ORG.LIBREOFFICE.REGEX([.F358]; &quot;[\d\.]+&quot;))" office:value-type="float" office:value="3" calcext:value-type="float">
            <text:p>3.0</text:p>
          </table:table-cell>
          <table:table-cell office:value-type="string" calcext:value-type="string">
            <text:p>F2 - Bug severity [max]</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35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3" table:visibility="filter">
          <table:table-cell table:formula="of:=ORG.LIBREOFFICE.REGEX([.E359]; &quot;[A-Z]+&quot;)" office:value-type="string" office:string-value="F" calcext:value-type="string">
            <text:p>F</text:p>
          </table:table-cell>
          <table:table-cell table:style-name="ce4" table:formula="of:=VALUE(ORG.LIBREOFFICE.REGEX([.E359]; &quot;[\d\.]+&quot;))" office:value-type="float" office:value="2" calcext:value-type="float">
            <text:p>2.0</text:p>
          </table:table-cell>
          <table:table-cell table:formula="of:=ORG.LIBREOFFICE.REGEX([.F359]; &quot;[A-Z]+&quot;)" office:value-type="string" office:string-value="R" calcext:value-type="string">
            <text:p>R</text:p>
          </table:table-cell>
          <table:table-cell table:style-name="ce4" table:formula="of:=VALUE(ORG.LIBREOFFICE.REGEX([.F359]; &quot;[\d\.]+&quot;))" office:value-type="float" office:value="3" calcext:value-type="float">
            <text:p>3.0</text:p>
          </table:table-cell>
          <table:table-cell office:value-type="string" calcext:value-type="string">
            <text:p>F2 - Bug severity [max]</text:p>
          </table:table-cell>
          <table:table-cell office:value-type="string" calcext:value-type="string">
            <text:p>R3 - # Reviewers [sum]</text:p>
          </table:table-cell>
          <table:table-cell office:value-type="string" calcext:value-type="string">
            <text:p>31</text:p>
          </table:table-cell>
          <table:table-cell table:style-name="ce1" table:formula="of:=ORG.LIBREOFFICE.REGEX([.G35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31 (BG); 0 (CG)</text:p>
          </table:table-cell>
          <table:table-cell table:formula="of:=HYPERLINK(&quot;figures/boxplots/F2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60]; &quot;[A-Z]+&quot;)" office:value-type="string" office:string-value="F" calcext:value-type="string">
            <text:p>F</text:p>
          </table:table-cell>
          <table:table-cell table:style-name="ce4" table:formula="of:=VALUE(ORG.LIBREOFFICE.REGEX([.E360]; &quot;[\d\.]+&quot;))" office:value-type="float" office:value="2" calcext:value-type="float">
            <text:p>2.0</text:p>
          </table:table-cell>
          <table:table-cell table:formula="of:=ORG.LIBREOFFICE.REGEX([.F360]; &quot;[A-Z]+&quot;)" office:value-type="string" office:string-value="R" calcext:value-type="string">
            <text:p>R</text:p>
          </table:table-cell>
          <table:table-cell table:style-name="ce4" table:formula="of:=VALUE(ORG.LIBREOFFICE.REGEX([.F360]; &quot;[\d\.]+&quot;))" office:value-type="float" office:value="5" calcext:value-type="float">
            <text:p>5.0</text:p>
          </table:table-cell>
          <table:table-cell office:value-type="string" calcext:value-type="string">
            <text:p>F2 - Bug severity [max]</text:p>
          </table:table-cell>
          <table:table-cell office:value-type="string" calcext:value-type="string">
            <text:p>R5 - # Review comments [sum]</text:p>
          </table:table-cell>
          <table:table-cell office:value-type="string" calcext:value-type="string">
            <text:p>31</text:p>
          </table:table-cell>
          <table:table-cell table:style-name="ce1" table:formula="of:=ORG.LIBREOFFICE.REGEX([.G36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31 (BG); 0 (CG)</text:p>
          </table:table-cell>
          <table:table-cell table:formula="of:=HYPERLINK(&quot;figures/boxplots/F2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61]; &quot;[A-Z]+&quot;)" office:value-type="string" office:string-value="F" calcext:value-type="string">
            <text:p>F</text:p>
          </table:table-cell>
          <table:table-cell table:style-name="ce4" table:formula="of:=VALUE(ORG.LIBREOFFICE.REGEX([.E361]; &quot;[\d\.]+&quot;))" office:value-type="float" office:value="2" calcext:value-type="float">
            <text:p>2.0</text:p>
          </table:table-cell>
          <table:table-cell table:formula="of:=ORG.LIBREOFFICE.REGEX([.F361]; &quot;[A-Z]+&quot;)" office:value-type="string" office:string-value="R" calcext:value-type="string">
            <text:p>R</text:p>
          </table:table-cell>
          <table:table-cell table:style-name="ce4" table:formula="of:=VALUE(ORG.LIBREOFFICE.REGEX([.F361]; &quot;[\d\.]+&quot;))" office:value-type="float" office:value="6" calcext:value-type="float">
            <text:p>6.0</text:p>
          </table:table-cell>
          <table:table-cell office:value-type="string" calcext:value-type="string">
            <text:p>F2 - Bug severity [max]</text:p>
          </table:table-cell>
          <table:table-cell office:value-type="string" calcext:value-type="string">
            <text:p>R6 - # Rounds of code review [sum]</text:p>
          </table:table-cell>
          <table:table-cell office:value-type="string" calcext:value-type="string">
            <text:p>31</text:p>
          </table:table-cell>
          <table:table-cell table:style-name="ce1" table:formula="of:=ORG.LIBREOFFICE.REGEX([.G36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31 (BG); 0 (CG)</text:p>
          </table:table-cell>
          <table:table-cell table:formula="of:=HYPERLINK(&quot;figures/boxplots/F2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62]; &quot;[A-Z]+&quot;)" office:value-type="string" office:string-value="F" calcext:value-type="string">
            <text:p>F</text:p>
          </table:table-cell>
          <table:table-cell table:style-name="ce4" table:formula="of:=VALUE(ORG.LIBREOFFICE.REGEX([.E362]; &quot;[\d\.]+&quot;))" office:value-type="float" office:value="3" calcext:value-type="float">
            <text:p>3.0</text:p>
          </table:table-cell>
          <table:table-cell table:formula="of:=ORG.LIBREOFFICE.REGEX([.F362]; &quot;[A-Z]+&quot;)" office:value-type="string" office:string-value="C" calcext:value-type="string">
            <text:p>C</text:p>
          </table:table-cell>
          <table:table-cell table:style-name="ce4" table:formula="of:=VALUE(ORG.LIBREOFFICE.REGEX([.F362]; &quot;[\d\.]+&quot;))" office:value-type="float" office:value="3" calcext:value-type="float">
            <text:p>3.0</text:p>
          </table:table-cell>
          <table:table-cell office:value-type="string" calcext:value-type="string">
            <text:p>F3 - Bug labels</text:p>
          </table:table-cell>
          <table:table-cell office:value-type="string" calcext:value-type="string">
            <text:p>C3 - # Files changed</text:p>
          </table:table-cell>
          <table:table-cell office:value-type="string" calcext:value-type="string">
            <text:p>32 (ovr)</text:p>
          </table:table-cell>
          <table:table-cell table:style-name="ce1" table:formula="of:=ORG.LIBREOFFICE.REGEX([.G362]; &quot;^(\d+|\w)&quot;)" office:value-type="string" office:string-value="32" calcext:value-type="string">
            <text:p>32</text:p>
          </table:table-cell>
          <table:table-cell office:value-type="string" calcext:value-type="string">
            <text:p>BG: multiple relations</text:p>
          </table:table-cell>
          <table:table-cell table:style-name="Default"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F3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63]; &quot;[A-Z]+&quot;)" office:value-type="string" office:string-value="F" calcext:value-type="string">
            <text:p>F</text:p>
          </table:table-cell>
          <table:table-cell table:style-name="ce4" table:formula="of:=VALUE(ORG.LIBREOFFICE.REGEX([.E363]; &quot;[\d\.]+&quot;))" office:value-type="float" office:value="3" calcext:value-type="float">
            <text:p>3.0</text:p>
          </table:table-cell>
          <table:table-cell table:formula="of:=ORG.LIBREOFFICE.REGEX([.F363]; &quot;[A-Z]+&quot;)" office:value-type="string" office:string-value="C" calcext:value-type="string">
            <text:p>C</text:p>
          </table:table-cell>
          <table:table-cell table:style-name="ce4" table:formula="of:=VALUE(ORG.LIBREOFFICE.REGEX([.F363]; &quot;[\d\.]+&quot;))" office:value-type="float" office:value="4" calcext:value-type="float">
            <text:p>4.0</text:p>
          </table:table-cell>
          <table:table-cell office:value-type="string" calcext:value-type="string">
            <text:p>F3 - Bug labels</text:p>
          </table:table-cell>
          <table:table-cell office:value-type="string" calcext:value-type="string">
            <text:p>C4 - Commit file bugginess</text:p>
          </table:table-cell>
          <table:table-cell office:value-type="string" calcext:value-type="string">
            <text:p>32 (ovr)</text:p>
          </table:table-cell>
          <table:table-cell table:style-name="ce1" table:formula="of:=ORG.LIBREOFFICE.REGEX([.G363]; &quot;^(\d+|\w)&quot;)" office:value-type="string" office:string-value="32" calcext:value-type="string">
            <text:p>32</text:p>
          </table:table-cell>
          <table:table-cell office:value-type="string" calcext:value-type="string">
            <text:p>BG: multiple relations</text:p>
          </table:table-cell>
          <table:table-cell table:style-name="Default"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3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64]; &quot;[A-Z]+&quot;)" office:value-type="string" office:string-value="F" calcext:value-type="string">
            <text:p>F</text:p>
          </table:table-cell>
          <table:table-cell table:style-name="ce4" table:formula="of:=VALUE(ORG.LIBREOFFICE.REGEX([.E364]; &quot;[\d\.]+&quot;))" office:value-type="float" office:value="3" calcext:value-type="float">
            <text:p>3.0</text:p>
          </table:table-cell>
          <table:table-cell table:formula="of:=ORG.LIBREOFFICE.REGEX([.F364]; &quot;[A-Z]+&quot;)" office:value-type="string" office:string-value="C" calcext:value-type="string">
            <text:p>C</text:p>
          </table:table-cell>
          <table:table-cell table:style-name="ce4" table:formula="of:=VALUE(ORG.LIBREOFFICE.REGEX([.F364]; &quot;[\d\.]+&quot;))" office:value-type="float" office:value="5" calcext:value-type="float">
            <text:p>5.0</text:p>
          </table:table-cell>
          <table:table-cell office:value-type="string" calcext:value-type="string">
            <text:p>F3 - Bug labels</text:p>
          </table:table-cell>
          <table:table-cell office:value-type="string" calcext:value-type="string">
            <text:p>C5 - Commit total line bugginess</text:p>
          </table:table-cell>
          <table:table-cell office:value-type="string" calcext:value-type="string">
            <text:p>32 (ovr)</text:p>
          </table:table-cell>
          <table:table-cell table:style-name="ce1" table:formula="of:=ORG.LIBREOFFICE.REGEX([.G364]; &quot;^(\d+|\w)&quot;)" office:value-type="string" office:string-value="32" calcext:value-type="string">
            <text:p>32</text:p>
          </table:table-cell>
          <table:table-cell office:value-type="string" calcext:value-type="string">
            <text:p>BG: multiple relations (weak)</text:p>
          </table:table-cell>
          <table:table-cell table:style-name="Default"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3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65]; &quot;[A-Z]+&quot;)" office:value-type="string" office:string-value="F" calcext:value-type="string">
            <text:p>F</text:p>
          </table:table-cell>
          <table:table-cell table:style-name="ce4" table:formula="of:=VALUE(ORG.LIBREOFFICE.REGEX([.E365]; &quot;[\d\.]+&quot;))" office:value-type="float" office:value="3" calcext:value-type="float">
            <text:p>3.0</text:p>
          </table:table-cell>
          <table:table-cell table:formula="of:=ORG.LIBREOFFICE.REGEX([.F365]; &quot;[A-Z]+&quot;)" office:value-type="string" office:string-value="C" calcext:value-type="string">
            <text:p>C</text:p>
          </table:table-cell>
          <table:table-cell table:style-name="ce4" table:formula="of:=VALUE(ORG.LIBREOFFICE.REGEX([.F365]; &quot;[\d\.]+&quot;))" office:value-type="float" office:value="6" calcext:value-type="float">
            <text:p>6.0</text:p>
          </table:table-cell>
          <table:table-cell office:value-type="string" calcext:value-type="string">
            <text:p>F3 - Bug labels</text:p>
          </table:table-cell>
          <table:table-cell office:value-type="string" calcext:value-type="string">
            <text:p>C6 - Commit file line bugginess</text:p>
          </table:table-cell>
          <table:table-cell office:value-type="string" calcext:value-type="string">
            <text:p>32 (ovr)</text:p>
          </table:table-cell>
          <table:table-cell table:style-name="ce1" table:formula="of:=ORG.LIBREOFFICE.REGEX([.G365]; &quot;^(\d+|\w)&quot;)" office:value-type="string" office:string-value="32" calcext:value-type="string">
            <text:p>32</text:p>
          </table:table-cell>
          <table:table-cell office:value-type="string" calcext:value-type="string">
            <text:p>BG: multiple relations</text:p>
          </table:table-cell>
          <table:table-cell table:style-name="Default"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F3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66]; &quot;[A-Z]+&quot;)" office:value-type="string" office:string-value="F" calcext:value-type="string">
            <text:p>F</text:p>
          </table:table-cell>
          <table:table-cell table:style-name="ce4" table:formula="of:=VALUE(ORG.LIBREOFFICE.REGEX([.E366]; &quot;[\d\.]+&quot;))" office:value-type="float" office:value="3" calcext:value-type="float">
            <text:p>3.0</text:p>
          </table:table-cell>
          <table:table-cell table:formula="of:=ORG.LIBREOFFICE.REGEX([.F366]; &quot;[A-Z]+&quot;)" office:value-type="string" office:string-value="F" calcext:value-type="string">
            <text:p>F</text:p>
          </table:table-cell>
          <table:table-cell table:style-name="ce4" table:formula="of:=VALUE(ORG.LIBREOFFICE.REGEX([.F366]; &quot;[\d\.]+&quot;))" office:value-type="float" office:value="4" calcext:value-type="float">
            <text:p>4.0</text:p>
          </table:table-cell>
          <table:table-cell office:value-type="string" calcext:value-type="string">
            <text:p>F3 - Bug labels</text:p>
          </table:table-cell>
          <table:table-cell office:value-type="string" calcext:value-type="string">
            <text:p>F4 - # Bug discussants</text:p>
          </table:table-cell>
          <table:table-cell office:value-type="string" calcext:value-type="string">
            <text:p>32 (ovr)</text:p>
          </table:table-cell>
          <table:table-cell table:style-name="ce1" table:formula="of:=ORG.LIBREOFFICE.REGEX([.G366]; &quot;^(\d+|\w)&quot;)" office:value-type="string" office:string-value="32" calcext:value-type="string">
            <text:p>32</text:p>
          </table:table-cell>
          <table:table-cell office:value-type="string" calcext:value-type="string">
            <text:p>BG: multiple relations</text:p>
          </table:table-cell>
          <table:table-cell table:style-name="Default"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F3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67]; &quot;[A-Z]+&quot;)" office:value-type="string" office:string-value="F" calcext:value-type="string">
            <text:p>F</text:p>
          </table:table-cell>
          <table:table-cell table:style-name="ce4" table:formula="of:=VALUE(ORG.LIBREOFFICE.REGEX([.E367]; &quot;[\d\.]+&quot;))" office:value-type="float" office:value="3" calcext:value-type="float">
            <text:p>3.0</text:p>
          </table:table-cell>
          <table:table-cell table:formula="of:=ORG.LIBREOFFICE.REGEX([.F367]; &quot;[A-Z]+&quot;)" office:value-type="string" office:string-value="F" calcext:value-type="string">
            <text:p>F</text:p>
          </table:table-cell>
          <table:table-cell table:style-name="ce4" table:formula="of:=VALUE(ORG.LIBREOFFICE.REGEX([.F367]; &quot;[\d\.]+&quot;))" office:value-type="float" office:value="9" calcext:value-type="float">
            <text:p>9.0</text:p>
          </table:table-cell>
          <table:table-cell office:value-type="string" calcext:value-type="string">
            <text:p>F3 - Bug labels</text:p>
          </table:table-cell>
          <table:table-cell office:value-type="string" calcext:value-type="string">
            <text:p>F9 - # Bug comments [sum]</text:p>
          </table:table-cell>
          <table:table-cell office:value-type="string" calcext:value-type="string">
            <text:p>32 (ovr)</text:p>
          </table:table-cell>
          <table:table-cell table:style-name="ce1" table:formula="of:=ORG.LIBREOFFICE.REGEX([.G367]; &quot;^(\d+|\w)&quot;)" office:value-type="string" office:string-value="32" calcext:value-type="string">
            <text:p>32</text:p>
          </table:table-cell>
          <table:table-cell office:value-type="string" calcext:value-type="string">
            <text:p>BG: multiple relations</text:p>
          </table:table-cell>
          <table:table-cell table:style-name="Default"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F3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table-cell table:formula="of:=ORG.LIBREOFFICE.REGEX([.E368]; &quot;[A-Z]+&quot;)" office:value-type="string" office:string-value="F" calcext:value-type="string">
            <text:p>F</text:p>
          </table:table-cell>
          <table:table-cell table:style-name="ce4" table:formula="of:=VALUE(ORG.LIBREOFFICE.REGEX([.E368]; &quot;[\d\.]+&quot;))" office:value-type="float" office:value="3" calcext:value-type="float">
            <text:p>3.0</text:p>
          </table:table-cell>
          <table:table-cell table:formula="of:=ORG.LIBREOFFICE.REGEX([.F368]; &quot;[A-Z]+&quot;)" office:value-type="string" office:string-value="I" calcext:value-type="string">
            <text:p>I</text:p>
          </table:table-cell>
          <table:table-cell table:style-name="ce4" table:formula="of:=VALUE(ORG.LIBREOFFICE.REGEX([.F368]; &quot;[\d\.]+&quot;))" office:value-type="float" office:value="5" calcext:value-type="float">
            <text:p>5.0</text:p>
          </table:table-cell>
          <table:table-cell office:value-type="string" calcext:value-type="string">
            <text:p>F3 - Bug labels</text:p>
          </table:table-cell>
          <table:table-cell office:value-type="string" calcext:value-type="string">
            <text:p>I5 - # Introducing issue discussants [sum]</text:p>
          </table:table-cell>
          <table:table-cell office:value-type="string" calcext:value-type="string">
            <text:p>32 (ovr)</text:p>
          </table:table-cell>
          <table:table-cell table:style-name="ce1" table:formula="of:=ORG.LIBREOFFICE.REGEX([.G368]; &quot;^(\d+|\w)&quot;)" office:value-type="string" office:string-value="32" calcext:value-type="string">
            <text:p>32</text:p>
          </table:table-cell>
          <table:table-cell office:value-type="string" calcext:value-type="string">
            <text:p>BG: bug relates to less than rest</text:p>
          </table:table-cell>
          <table:table-cell table:style-name="Default"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F3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69]; &quot;[A-Z]+&quot;)" office:value-type="string" office:string-value="F" calcext:value-type="string">
            <text:p>F</text:p>
          </table:table-cell>
          <table:table-cell table:style-name="ce4" table:formula="of:=VALUE(ORG.LIBREOFFICE.REGEX([.E369]; &quot;[\d\.]+&quot;))" office:value-type="float" office:value="3" calcext:value-type="float">
            <text:p>3.0</text:p>
          </table:table-cell>
          <table:table-cell table:formula="of:=ORG.LIBREOFFICE.REGEX([.F369]; &quot;[A-Z]+&quot;)" office:value-type="string" office:string-value="I" calcext:value-type="string">
            <text:p>I</text:p>
          </table:table-cell>
          <table:table-cell table:style-name="ce4" table:formula="of:=VALUE(ORG.LIBREOFFICE.REGEX([.F369]; &quot;[\d\.]+&quot;))" office:value-type="float" office:value="7" calcext:value-type="float">
            <text:p>7.0</text:p>
          </table:table-cell>
          <table:table-cell office:value-type="string" calcext:value-type="string">
            <text:p>F3 - Bug labels</text:p>
          </table:table-cell>
          <table:table-cell office:value-type="string" calcext:value-type="string">
            <text:p>I7 - # Introducing issue commits [sum]</text:p>
          </table:table-cell>
          <table:table-cell office:value-type="string" calcext:value-type="string">
            <text:p>31</text:p>
          </table:table-cell>
          <table:table-cell table:style-name="ce1" table:formula="of:=ORG.LIBREOFFICE.REGEX([.G369]; &quot;^(\d+|\w)&quot;)" office:value-type="string" office:string-value="31" calcext:value-type="string">
            <text:p>31</text:p>
          </table:table-cell>
          <table:table-cell office:value-type="string" calcext:value-type="string">
            <text:p>BG: too weak</text:p>
          </table:table-cell>
          <table:table-cell table:style-name="Default"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F3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70]; &quot;[A-Z]+&quot;)" office:value-type="string" office:string-value="F" calcext:value-type="string">
            <text:p>F</text:p>
          </table:table-cell>
          <table:table-cell table:style-name="ce4" table:formula="of:=VALUE(ORG.LIBREOFFICE.REGEX([.E370]; &quot;[\d\.]+&quot;))" office:value-type="float" office:value="3" calcext:value-type="float">
            <text:p>3.0</text:p>
          </table:table-cell>
          <table:table-cell table:formula="of:=ORG.LIBREOFFICE.REGEX([.F370]; &quot;[A-Z]+&quot;)" office:value-type="string" office:string-value="I" calcext:value-type="string">
            <text:p>I</text:p>
          </table:table-cell>
          <table:table-cell table:style-name="ce4" table:formula="of:=VALUE(ORG.LIBREOFFICE.REGEX([.F370]; &quot;[\d\.]+&quot;))" office:value-type="float" office:value="10" calcext:value-type="float">
            <text:p>10.0</text:p>
          </table:table-cell>
          <table:table-cell office:value-type="string" calcext:value-type="string">
            <text:p>F3 - Bug labels</text:p>
          </table:table-cell>
          <table:table-cell office:value-type="string" calcext:value-type="string">
            <text:p>I10 - # Introducing issue comments [sum]</text:p>
          </table:table-cell>
          <table:table-cell office:value-type="string" calcext:value-type="string">
            <text:p>32 (ovr)</text:p>
          </table:table-cell>
          <table:table-cell table:style-name="ce1" table:formula="of:=ORG.LIBREOFFICE.REGEX([.G370]; &quot;^(\d+|\w)&quot;)" office:value-type="string" office:string-value="32" calcext:value-type="string">
            <text:p>32</text:p>
          </table:table-cell>
          <table:table-cell office:value-type="string" calcext:value-type="string">
            <text:p>version relates to less than rest, relevant component to more</text:p>
          </table:table-cell>
          <table:table-cell table:style-name="Default"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F3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371]; &quot;[A-Z]+&quot;)" office:value-type="string" office:string-value="F" calcext:value-type="string">
            <text:p>F</text:p>
          </table:table-cell>
          <table:table-cell table:style-name="ce4" table:formula="of:=VALUE(ORG.LIBREOFFICE.REGEX([.E371]; &quot;[\d\.]+&quot;))" office:value-type="float" office:value="3" calcext:value-type="float">
            <text:p>3.0</text:p>
          </table:table-cell>
          <table:table-cell table:formula="of:=ORG.LIBREOFFICE.REGEX([.F371]; &quot;[A-Z]+&quot;)" office:value-type="string" office:string-value="ML" calcext:value-type="string">
            <text:p>ML</text:p>
          </table:table-cell>
          <table:table-cell table:style-name="ce4" table:formula="of:=VALUE(ORG.LIBREOFFICE.REGEX([.F371]; &quot;[\d\.]+&quot;))" office:value-type="float" office:value="2" calcext:value-type="float">
            <text:p>2.0</text:p>
          </table:table-cell>
          <table:table-cell office:value-type="string" calcext:value-type="string">
            <text:p>F3 - Bug label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371]; &quot;^(\d+|\w)&quot;)" office:value-type="string" office:string-value="E" calcext:value-type="string">
            <text:p>E</text:p>
          </table:table-cell>
          <table:table-cell office:value-type="string" calcext:value-type="string">
            <text:p>No frequent labels for both groups</text:p>
          </table:table-cell>
          <table:table-cell table:style-name="Default"/>
          <table:table-cell table:number-columns-repeated="2"/>
          <table:table-cell table:style-name="ce17"/>
          <table:table-cell table:number-columns-repeated="1011"/>
        </table:table-row>
        <table:table-row table:style-name="ro1" table:visibility="filter">
          <table:table-cell table:formula="of:=ORG.LIBREOFFICE.REGEX([.E372]; &quot;[A-Z]+&quot;)" office:value-type="string" office:string-value="F" calcext:value-type="string">
            <text:p>F</text:p>
          </table:table-cell>
          <table:table-cell table:style-name="ce4" table:formula="of:=VALUE(ORG.LIBREOFFICE.REGEX([.E372]; &quot;[\d\.]+&quot;))" office:value-type="float" office:value="3" calcext:value-type="float">
            <text:p>3.0</text:p>
          </table:table-cell>
          <table:table-cell table:formula="of:=ORG.LIBREOFFICE.REGEX([.F372]; &quot;[A-Z]+&quot;)" office:value-type="string" office:string-value="ML" calcext:value-type="string">
            <text:p>ML</text:p>
          </table:table-cell>
          <table:table-cell table:style-name="ce4" table:formula="of:=VALUE(ORG.LIBREOFFICE.REGEX([.F372]; &quot;[\d\.]+&quot;))" office:value-type="float" office:value="5" calcext:value-type="float">
            <text:p>5.0</text:p>
          </table:table-cell>
          <table:table-cell office:value-type="string" calcext:value-type="string">
            <text:p>F3 - Bug label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372]; &quot;^(\d+|\w)&quot;)" office:value-type="string" office:string-value="E" calcext:value-type="string">
            <text:p>E</text:p>
          </table:table-cell>
          <table:table-cell office:value-type="string" calcext:value-type="string">
            <text:p>No frequent labels for both groups</text:p>
          </table:table-cell>
          <table:table-cell table:style-name="Default"/>
          <table:table-cell table:number-columns-repeated="2"/>
          <table:table-cell table:style-name="ce17"/>
          <table:table-cell table:number-columns-repeated="1011"/>
        </table:table-row>
        <table:table-row table:style-name="ro1" table:visibility="filter">
          <table:table-cell table:formula="of:=ORG.LIBREOFFICE.REGEX([.E373]; &quot;[A-Z]+&quot;)" office:value-type="string" office:string-value="F" calcext:value-type="string">
            <text:p>F</text:p>
          </table:table-cell>
          <table:table-cell table:style-name="ce4" table:formula="of:=VALUE(ORG.LIBREOFFICE.REGEX([.E373]; &quot;[\d\.]+&quot;))" office:value-type="float" office:value="3" calcext:value-type="float">
            <text:p>3.0</text:p>
          </table:table-cell>
          <table:table-cell table:formula="of:=ORG.LIBREOFFICE.REGEX([.F373]; &quot;[A-Z]+&quot;)" office:value-type="string" office:string-value="O" calcext:value-type="string">
            <text:p>O</text:p>
          </table:table-cell>
          <table:table-cell table:style-name="ce4" table:formula="of:=VALUE(ORG.LIBREOFFICE.REGEX([.F373]; &quot;[\d\.]+&quot;))" office:value-type="float" office:value="3" calcext:value-type="float">
            <text:p>3.0</text:p>
          </table:table-cell>
          <table:table-cell office:value-type="string" calcext:value-type="string">
            <text:p>F3 - Bug label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373]; &quot;^(\d+|\w)&quot;)" office:value-type="string" office:string-value="E" calcext:value-type="string">
            <text:p>E</text:p>
          </table:table-cell>
          <table:table-cell office:value-type="string" calcext:value-type="string">
            <text:p>No frequent labels for both groups</text:p>
          </table:table-cell>
          <table:table-cell table:style-name="Default"/>
          <table:table-cell table:number-columns-repeated="2"/>
          <table:table-cell table:style-name="ce17"/>
          <table:table-cell table:number-columns-repeated="1011"/>
        </table:table-row>
        <table:table-row table:style-name="ro3" table:visibility="filter">
          <table:table-cell table:formula="of:=ORG.LIBREOFFICE.REGEX([.E374]; &quot;[A-Z]+&quot;)" office:value-type="string" office:string-value="F" calcext:value-type="string">
            <text:p>F</text:p>
          </table:table-cell>
          <table:table-cell table:style-name="ce4" table:formula="of:=VALUE(ORG.LIBREOFFICE.REGEX([.E374]; &quot;[\d\.]+&quot;))" office:value-type="float" office:value="3" calcext:value-type="float">
            <text:p>3.0</text:p>
          </table:table-cell>
          <table:table-cell table:formula="of:=ORG.LIBREOFFICE.REGEX([.F374]; &quot;[A-Z]+&quot;)" office:value-type="string" office:string-value="R" calcext:value-type="string">
            <text:p>R</text:p>
          </table:table-cell>
          <table:table-cell table:style-name="ce4" table:formula="of:=VALUE(ORG.LIBREOFFICE.REGEX([.F374]; &quot;[\d\.]+&quot;))" office:value-type="float" office:value="3" calcext:value-type="float">
            <text:p>3.0</text:p>
          </table:table-cell>
          <table:table-cell office:value-type="string" calcext:value-type="string">
            <text:p>F3 - Bug labels</text:p>
          </table:table-cell>
          <table:table-cell office:value-type="string" calcext:value-type="string">
            <text:p>R3 - # Reviewers [sum]</text:p>
          </table:table-cell>
          <table:table-cell office:value-type="string" calcext:value-type="string">
            <text:p>31</text:p>
          </table:table-cell>
          <table:table-cell table:style-name="ce1" table:formula="of:=ORG.LIBREOFFICE.REGEX([.G374]; &quot;^(\d+|\w)&quot;)" office:value-type="string" office:string-value="31" calcext:value-type="string">
            <text:p>31</text:p>
          </table:table-cell>
          <table:table-cell office:value-type="string" calcext:value-type="string">
            <text:p>BG: no clear relation</text:p>
          </table:table-cell>
          <table:table-cell table:style-name="Default"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F3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75]; &quot;[A-Z]+&quot;)" office:value-type="string" office:string-value="F" calcext:value-type="string">
            <text:p>F</text:p>
          </table:table-cell>
          <table:table-cell table:style-name="ce4" table:formula="of:=VALUE(ORG.LIBREOFFICE.REGEX([.E375]; &quot;[\d\.]+&quot;))" office:value-type="float" office:value="3" calcext:value-type="float">
            <text:p>3.0</text:p>
          </table:table-cell>
          <table:table-cell table:formula="of:=ORG.LIBREOFFICE.REGEX([.F375]; &quot;[A-Z]+&quot;)" office:value-type="string" office:string-value="R" calcext:value-type="string">
            <text:p>R</text:p>
          </table:table-cell>
          <table:table-cell table:style-name="ce4" table:formula="of:=VALUE(ORG.LIBREOFFICE.REGEX([.F375]; &quot;[\d\.]+&quot;))" office:value-type="float" office:value="5" calcext:value-type="float">
            <text:p>5.0</text:p>
          </table:table-cell>
          <table:table-cell office:value-type="string" calcext:value-type="string">
            <text:p>F3 - Bug labels</text:p>
          </table:table-cell>
          <table:table-cell office:value-type="string" calcext:value-type="string">
            <text:p>R5 - # Review comments [sum]</text:p>
          </table:table-cell>
          <table:table-cell office:value-type="string" calcext:value-type="string">
            <text:p>31</text:p>
          </table:table-cell>
          <table:table-cell table:style-name="ce1" table:formula="of:=ORG.LIBREOFFICE.REGEX([.G375]; &quot;^(\d+|\w)&quot;)" office:value-type="string" office:string-value="31" calcext:value-type="string">
            <text:p>31</text:p>
          </table:table-cell>
          <table:table-cell office:value-type="string" calcext:value-type="string">
            <text:p>BG: no clear relation</text:p>
          </table:table-cell>
          <table:table-cell table:style-name="Default"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F3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76]; &quot;[A-Z]+&quot;)" office:value-type="string" office:string-value="F" calcext:value-type="string">
            <text:p>F</text:p>
          </table:table-cell>
          <table:table-cell table:style-name="ce4" table:formula="of:=VALUE(ORG.LIBREOFFICE.REGEX([.E376]; &quot;[\d\.]+&quot;))" office:value-type="float" office:value="3" calcext:value-type="float">
            <text:p>3.0</text:p>
          </table:table-cell>
          <table:table-cell table:formula="of:=ORG.LIBREOFFICE.REGEX([.F376]; &quot;[A-Z]+&quot;)" office:value-type="string" office:string-value="R" calcext:value-type="string">
            <text:p>R</text:p>
          </table:table-cell>
          <table:table-cell table:style-name="ce4" table:formula="of:=VALUE(ORG.LIBREOFFICE.REGEX([.F376]; &quot;[\d\.]+&quot;))" office:value-type="float" office:value="6" calcext:value-type="float">
            <text:p>6.0</text:p>
          </table:table-cell>
          <table:table-cell office:value-type="string" calcext:value-type="string">
            <text:p>F3 - Bug labels</text:p>
          </table:table-cell>
          <table:table-cell office:value-type="string" calcext:value-type="string">
            <text:p>R6 - # Rounds of code review [sum]</text:p>
          </table:table-cell>
          <table:table-cell office:value-type="string" calcext:value-type="string">
            <text:p>32 (ovr)</text:p>
          </table:table-cell>
          <table:table-cell table:style-name="ce1" table:formula="of:=ORG.LIBREOFFICE.REGEX([.G376]; &quot;^(\d+|\w)&quot;)" office:value-type="string" office:string-value="32" calcext:value-type="string">
            <text:p>32</text:p>
          </table:table-cell>
          <table:table-cell office:value-type="string" calcext:value-type="string">
            <text:p>BG: relevant component relates to more than rest</text:p>
          </table:table-cell>
          <table:table-cell table:style-name="Default"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F3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77]; &quot;[A-Z]+&quot;)" office:value-type="string" office:string-value="F" calcext:value-type="string">
            <text:p>F</text:p>
          </table:table-cell>
          <table:table-cell table:style-name="ce4" table:formula="of:=VALUE(ORG.LIBREOFFICE.REGEX([.E377]; &quot;[\d\.]+&quot;))" office:value-type="float" office:value="4.1" calcext:value-type="float">
            <text:p>4.1</text:p>
          </table:table-cell>
          <table:table-cell table:formula="of:=ORG.LIBREOFFICE.REGEX([.F377]; &quot;[A-Z]+&quot;)" office:value-type="string" office:string-value="C" calcext:value-type="string">
            <text:p>C</text:p>
          </table:table-cell>
          <table:table-cell table:style-name="ce4" table:formula="of:=VALUE(ORG.LIBREOFFICE.REGEX([.F377]; &quot;[\d\.]+&quot;))" office:value-type="float" office:value="3" calcext:value-type="float">
            <text:p>3.0</text:p>
          </table:table-cell>
          <table:table-cell office:value-type="string" calcext:value-type="string">
            <text:p>F4.1 - Bug discussant roles</text:p>
          </table:table-cell>
          <table:table-cell office:value-type="string" calcext:value-type="string">
            <text:p>C3 - # Files changed</text:p>
          </table:table-cell>
          <table:table-cell office:value-type="string" calcext:value-type="string">
            <text:p>31</text:p>
          </table:table-cell>
          <table:table-cell table:style-name="ce1" table:formula="of:=ORG.LIBREOFFICE.REGEX([.G37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4.1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78]; &quot;[A-Z]+&quot;)" office:value-type="string" office:string-value="F" calcext:value-type="string">
            <text:p>F</text:p>
          </table:table-cell>
          <table:table-cell table:style-name="ce4" table:formula="of:=VALUE(ORG.LIBREOFFICE.REGEX([.E378]; &quot;[\d\.]+&quot;))" office:value-type="float" office:value="4.1" calcext:value-type="float">
            <text:p>4.1</text:p>
          </table:table-cell>
          <table:table-cell table:formula="of:=ORG.LIBREOFFICE.REGEX([.F378]; &quot;[A-Z]+&quot;)" office:value-type="string" office:string-value="C" calcext:value-type="string">
            <text:p>C</text:p>
          </table:table-cell>
          <table:table-cell table:style-name="ce4" table:formula="of:=VALUE(ORG.LIBREOFFICE.REGEX([.F378]; &quot;[\d\.]+&quot;))" office:value-type="float" office:value="4" calcext:value-type="float">
            <text:p>4.0</text:p>
          </table:table-cell>
          <table:table-cell office:value-type="string" calcext:value-type="string">
            <text:p>F4.1 - Bug discussant roles</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37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4.1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79]; &quot;[A-Z]+&quot;)" office:value-type="string" office:string-value="F" calcext:value-type="string">
            <text:p>F</text:p>
          </table:table-cell>
          <table:table-cell table:style-name="ce4" table:formula="of:=VALUE(ORG.LIBREOFFICE.REGEX([.E379]; &quot;[\d\.]+&quot;))" office:value-type="float" office:value="4.1" calcext:value-type="float">
            <text:p>4.1</text:p>
          </table:table-cell>
          <table:table-cell table:formula="of:=ORG.LIBREOFFICE.REGEX([.F379]; &quot;[A-Z]+&quot;)" office:value-type="string" office:string-value="C" calcext:value-type="string">
            <text:p>C</text:p>
          </table:table-cell>
          <table:table-cell table:style-name="ce4" table:formula="of:=VALUE(ORG.LIBREOFFICE.REGEX([.F379]; &quot;[\d\.]+&quot;))" office:value-type="float" office:value="5" calcext:value-type="float">
            <text:p>5.0</text:p>
          </table:table-cell>
          <table:table-cell office:value-type="string" calcext:value-type="string">
            <text:p>F4.1 - Bug discussant roles</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37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4.1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80]; &quot;[A-Z]+&quot;)" office:value-type="string" office:string-value="F" calcext:value-type="string">
            <text:p>F</text:p>
          </table:table-cell>
          <table:table-cell table:style-name="ce4" table:formula="of:=VALUE(ORG.LIBREOFFICE.REGEX([.E380]; &quot;[\d\.]+&quot;))" office:value-type="float" office:value="4.1" calcext:value-type="float">
            <text:p>4.1</text:p>
          </table:table-cell>
          <table:table-cell table:formula="of:=ORG.LIBREOFFICE.REGEX([.F380]; &quot;[A-Z]+&quot;)" office:value-type="string" office:string-value="C" calcext:value-type="string">
            <text:p>C</text:p>
          </table:table-cell>
          <table:table-cell table:style-name="ce4" table:formula="of:=VALUE(ORG.LIBREOFFICE.REGEX([.F380]; &quot;[\d\.]+&quot;))" office:value-type="float" office:value="6" calcext:value-type="float">
            <text:p>6.0</text:p>
          </table:table-cell>
          <table:table-cell office:value-type="string" calcext:value-type="string">
            <text:p>F4.1 - Bug discussant roles</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38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4.1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81]; &quot;[A-Z]+&quot;)" office:value-type="string" office:string-value="F" calcext:value-type="string">
            <text:p>F</text:p>
          </table:table-cell>
          <table:table-cell table:style-name="ce4" table:formula="of:=VALUE(ORG.LIBREOFFICE.REGEX([.E381]; &quot;[\d\.]+&quot;))" office:value-type="float" office:value="4.1" calcext:value-type="float">
            <text:p>4.1</text:p>
          </table:table-cell>
          <table:table-cell table:formula="of:=ORG.LIBREOFFICE.REGEX([.F381]; &quot;[A-Z]+&quot;)" office:value-type="string" office:string-value="F" calcext:value-type="string">
            <text:p>F</text:p>
          </table:table-cell>
          <table:table-cell table:style-name="ce4" table:formula="of:=VALUE(ORG.LIBREOFFICE.REGEX([.F381]; &quot;[\d\.]+&quot;))" office:value-type="float" office:value="4" calcext:value-type="float">
            <text:p>4.0</text:p>
          </table:table-cell>
          <table:table-cell office:value-type="string" calcext:value-type="string">
            <text:p>F4.1 - Bug discussant roles</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38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F4.1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82]; &quot;[A-Z]+&quot;)" office:value-type="string" office:string-value="F" calcext:value-type="string">
            <text:p>F</text:p>
          </table:table-cell>
          <table:table-cell table:style-name="ce4" table:formula="of:=VALUE(ORG.LIBREOFFICE.REGEX([.E382]; &quot;[\d\.]+&quot;))" office:value-type="float" office:value="4.1" calcext:value-type="float">
            <text:p>4.1</text:p>
          </table:table-cell>
          <table:table-cell table:formula="of:=ORG.LIBREOFFICE.REGEX([.F382]; &quot;[A-Z]+&quot;)" office:value-type="string" office:string-value="F" calcext:value-type="string">
            <text:p>F</text:p>
          </table:table-cell>
          <table:table-cell table:style-name="ce4" table:formula="of:=VALUE(ORG.LIBREOFFICE.REGEX([.F382]; &quot;[\d\.]+&quot;))" office:value-type="float" office:value="9" calcext:value-type="float">
            <text:p>9.0</text:p>
          </table:table-cell>
          <table:table-cell office:value-type="string" calcext:value-type="string">
            <text:p>F4.1 - Bug discussant roles</text:p>
          </table:table-cell>
          <table:table-cell office:value-type="string" calcext:value-type="string">
            <text:p>F9 - # Bug comments [sum]</text:p>
          </table:table-cell>
          <table:table-cell office:value-type="string" calcext:value-type="string">
            <text:p>32</text:p>
          </table:table-cell>
          <table:table-cell table:style-name="ce1" table:formula="of:=ORG.LIBREOFFICE.REGEX([.G382]; &quot;^(\d+|\w)&quot;)" office:value-type="string" office:string-value="32" calcext:value-type="string">
            <text:p>32</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F4.1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table-cell table:formula="of:=ORG.LIBREOFFICE.REGEX([.E383]; &quot;[A-Z]+&quot;)" office:value-type="string" office:string-value="F" calcext:value-type="string">
            <text:p>F</text:p>
          </table:table-cell>
          <table:table-cell table:style-name="ce4" table:formula="of:=VALUE(ORG.LIBREOFFICE.REGEX([.E383]; &quot;[\d\.]+&quot;))" office:value-type="float" office:value="4.1" calcext:value-type="float">
            <text:p>4.1</text:p>
          </table:table-cell>
          <table:table-cell table:formula="of:=ORG.LIBREOFFICE.REGEX([.F383]; &quot;[A-Z]+&quot;)" office:value-type="string" office:string-value="I" calcext:value-type="string">
            <text:p>I</text:p>
          </table:table-cell>
          <table:table-cell table:style-name="ce4" table:formula="of:=VALUE(ORG.LIBREOFFICE.REGEX([.F383]; &quot;[\d\.]+&quot;))" office:value-type="float" office:value="5" calcext:value-type="float">
            <text:p>5.0</text:p>
          </table:table-cell>
          <table:table-cell office:value-type="string" calcext:value-type="string">
            <text:p>F4.1 - Bug discussant roles</text:p>
          </table:table-cell>
          <table:table-cell office:value-type="string" calcext:value-type="string">
            <text:p>I5 - # Introducing issue discussants [sum]</text:p>
          </table:table-cell>
          <table:table-cell office:value-type="string" calcext:value-type="string">
            <text:p>31</text:p>
          </table:table-cell>
          <table:table-cell table:style-name="ce1" table:formula="of:=ORG.LIBREOFFICE.REGEX([.G383];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F4.1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84]; &quot;[A-Z]+&quot;)" office:value-type="string" office:string-value="F" calcext:value-type="string">
            <text:p>F</text:p>
          </table:table-cell>
          <table:table-cell table:style-name="ce4" table:formula="of:=VALUE(ORG.LIBREOFFICE.REGEX([.E384]; &quot;[\d\.]+&quot;))" office:value-type="float" office:value="4.1" calcext:value-type="float">
            <text:p>4.1</text:p>
          </table:table-cell>
          <table:table-cell table:formula="of:=ORG.LIBREOFFICE.REGEX([.F384]; &quot;[A-Z]+&quot;)" office:value-type="string" office:string-value="I" calcext:value-type="string">
            <text:p>I</text:p>
          </table:table-cell>
          <table:table-cell table:style-name="ce4" table:formula="of:=VALUE(ORG.LIBREOFFICE.REGEX([.F384]; &quot;[\d\.]+&quot;))" office:value-type="float" office:value="7" calcext:value-type="float">
            <text:p>7.0</text:p>
          </table:table-cell>
          <table:table-cell office:value-type="string" calcext:value-type="string">
            <text:p>F4.1 - Bug discussant roles</text:p>
          </table:table-cell>
          <table:table-cell office:value-type="string" calcext:value-type="string">
            <text:p>I7 - # Introducing issue commits [sum]</text:p>
          </table:table-cell>
          <table:table-cell office:value-type="string" calcext:value-type="string">
            <text:p>31</text:p>
          </table:table-cell>
          <table:table-cell table:style-name="ce1" table:formula="of:=ORG.LIBREOFFICE.REGEX([.G384];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F4.1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85]; &quot;[A-Z]+&quot;)" office:value-type="string" office:string-value="F" calcext:value-type="string">
            <text:p>F</text:p>
          </table:table-cell>
          <table:table-cell table:style-name="ce4" table:formula="of:=VALUE(ORG.LIBREOFFICE.REGEX([.E385]; &quot;[\d\.]+&quot;))" office:value-type="float" office:value="4.1" calcext:value-type="float">
            <text:p>4.1</text:p>
          </table:table-cell>
          <table:table-cell table:formula="of:=ORG.LIBREOFFICE.REGEX([.F385]; &quot;[A-Z]+&quot;)" office:value-type="string" office:string-value="I" calcext:value-type="string">
            <text:p>I</text:p>
          </table:table-cell>
          <table:table-cell table:style-name="ce4" table:formula="of:=VALUE(ORG.LIBREOFFICE.REGEX([.F385]; &quot;[\d\.]+&quot;))" office:value-type="float" office:value="10" calcext:value-type="float">
            <text:p>10.0</text:p>
          </table:table-cell>
          <table:table-cell office:value-type="string" calcext:value-type="string">
            <text:p>F4.1 - Bug discussant roles</text:p>
          </table:table-cell>
          <table:table-cell office:value-type="string" calcext:value-type="string">
            <text:p>I10 - # Introducing issue comments [sum]</text:p>
          </table:table-cell>
          <table:table-cell office:value-type="string" calcext:value-type="string">
            <text:p>31</text:p>
          </table:table-cell>
          <table:table-cell table:style-name="ce1" table:formula="of:=ORG.LIBREOFFICE.REGEX([.G385];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F4.1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386]; &quot;[A-Z]+&quot;)" office:value-type="string" office:string-value="F" calcext:value-type="string">
            <text:p>F</text:p>
          </table:table-cell>
          <table:table-cell table:style-name="ce4" table:formula="of:=VALUE(ORG.LIBREOFFICE.REGEX([.E386]; &quot;[\d\.]+&quot;))" office:value-type="float" office:value="4.1" calcext:value-type="float">
            <text:p>4.1</text:p>
          </table:table-cell>
          <table:table-cell table:formula="of:=ORG.LIBREOFFICE.REGEX([.F386]; &quot;[A-Z]+&quot;)" office:value-type="string" office:string-value="ML" calcext:value-type="string">
            <text:p>ML</text:p>
          </table:table-cell>
          <table:table-cell table:style-name="ce4" table:formula="of:=VALUE(ORG.LIBREOFFICE.REGEX([.F386]; &quot;[\d\.]+&quot;))" office:value-type="float" office:value="2" calcext:value-type="float">
            <text:p>2.0</text:p>
          </table:table-cell>
          <table:table-cell office:value-type="string" calcext:value-type="string">
            <text:p>F4.1 - Bug discussant role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38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387]; &quot;[A-Z]+&quot;)" office:value-type="string" office:string-value="F" calcext:value-type="string">
            <text:p>F</text:p>
          </table:table-cell>
          <table:table-cell table:style-name="ce4" table:formula="of:=VALUE(ORG.LIBREOFFICE.REGEX([.E387]; &quot;[\d\.]+&quot;))" office:value-type="float" office:value="4.1" calcext:value-type="float">
            <text:p>4.1</text:p>
          </table:table-cell>
          <table:table-cell table:formula="of:=ORG.LIBREOFFICE.REGEX([.F387]; &quot;[A-Z]+&quot;)" office:value-type="string" office:string-value="ML" calcext:value-type="string">
            <text:p>ML</text:p>
          </table:table-cell>
          <table:table-cell table:style-name="ce4" table:formula="of:=VALUE(ORG.LIBREOFFICE.REGEX([.F387]; &quot;[\d\.]+&quot;))" office:value-type="float" office:value="5" calcext:value-type="float">
            <text:p>5.0</text:p>
          </table:table-cell>
          <table:table-cell office:value-type="string" calcext:value-type="string">
            <text:p>F4.1 - Bug discussant role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38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388]; &quot;[A-Z]+&quot;)" office:value-type="string" office:string-value="F" calcext:value-type="string">
            <text:p>F</text:p>
          </table:table-cell>
          <table:table-cell table:style-name="ce4" table:formula="of:=VALUE(ORG.LIBREOFFICE.REGEX([.E388]; &quot;[\d\.]+&quot;))" office:value-type="float" office:value="4.1" calcext:value-type="float">
            <text:p>4.1</text:p>
          </table:table-cell>
          <table:table-cell table:formula="of:=ORG.LIBREOFFICE.REGEX([.F388]; &quot;[A-Z]+&quot;)" office:value-type="string" office:string-value="O" calcext:value-type="string">
            <text:p>O</text:p>
          </table:table-cell>
          <table:table-cell table:style-name="ce4" table:formula="of:=VALUE(ORG.LIBREOFFICE.REGEX([.F388]; &quot;[\d\.]+&quot;))" office:value-type="float" office:value="3" calcext:value-type="float">
            <text:p>3.0</text:p>
          </table:table-cell>
          <table:table-cell office:value-type="string" calcext:value-type="string">
            <text:p>F4.1 - Bug discussant role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38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3" table:visibility="filter">
          <table:table-cell table:formula="of:=ORG.LIBREOFFICE.REGEX([.E389]; &quot;[A-Z]+&quot;)" office:value-type="string" office:string-value="F" calcext:value-type="string">
            <text:p>F</text:p>
          </table:table-cell>
          <table:table-cell table:style-name="ce4" table:formula="of:=VALUE(ORG.LIBREOFFICE.REGEX([.E389]; &quot;[\d\.]+&quot;))" office:value-type="float" office:value="4.1" calcext:value-type="float">
            <text:p>4.1</text:p>
          </table:table-cell>
          <table:table-cell table:formula="of:=ORG.LIBREOFFICE.REGEX([.F389]; &quot;[A-Z]+&quot;)" office:value-type="string" office:string-value="R" calcext:value-type="string">
            <text:p>R</text:p>
          </table:table-cell>
          <table:table-cell table:style-name="ce4" table:formula="of:=VALUE(ORG.LIBREOFFICE.REGEX([.F389]; &quot;[\d\.]+&quot;))" office:value-type="float" office:value="3" calcext:value-type="float">
            <text:p>3.0</text:p>
          </table:table-cell>
          <table:table-cell office:value-type="string" calcext:value-type="string">
            <text:p>F4.1 - Bug discussant roles</text:p>
          </table:table-cell>
          <table:table-cell office:value-type="string" calcext:value-type="string">
            <text:p>R3 - # Reviewers [sum]</text:p>
          </table:table-cell>
          <table:table-cell office:value-type="string" calcext:value-type="string">
            <text:p>31</text:p>
          </table:table-cell>
          <table:table-cell table:style-name="ce1" table:formula="of:=ORG.LIBREOFFICE.REGEX([.G38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F4.1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90]; &quot;[A-Z]+&quot;)" office:value-type="string" office:string-value="F" calcext:value-type="string">
            <text:p>F</text:p>
          </table:table-cell>
          <table:table-cell table:style-name="ce4" table:formula="of:=VALUE(ORG.LIBREOFFICE.REGEX([.E390]; &quot;[\d\.]+&quot;))" office:value-type="float" office:value="4.1" calcext:value-type="float">
            <text:p>4.1</text:p>
          </table:table-cell>
          <table:table-cell table:formula="of:=ORG.LIBREOFFICE.REGEX([.F390]; &quot;[A-Z]+&quot;)" office:value-type="string" office:string-value="R" calcext:value-type="string">
            <text:p>R</text:p>
          </table:table-cell>
          <table:table-cell table:style-name="ce4" table:formula="of:=VALUE(ORG.LIBREOFFICE.REGEX([.F390]; &quot;[\d\.]+&quot;))" office:value-type="float" office:value="5" calcext:value-type="float">
            <text:p>5.0</text:p>
          </table:table-cell>
          <table:table-cell office:value-type="string" calcext:value-type="string">
            <text:p>F4.1 - Bug discussant roles</text:p>
          </table:table-cell>
          <table:table-cell office:value-type="string" calcext:value-type="string">
            <text:p>R5 - # Review comments [sum]</text:p>
          </table:table-cell>
          <table:table-cell office:value-type="string" calcext:value-type="string">
            <text:p>31</text:p>
          </table:table-cell>
          <table:table-cell table:style-name="ce1" table:formula="of:=ORG.LIBREOFFICE.REGEX([.G390]; &quot;^(\d+|\w)&quot;)" office:value-type="string" office:string-value="31" calcext:value-type="string">
            <text:p>31</text:p>
          </table:table-cell>
          <table:table-cell office:value-type="string" calcext:value-type="string">
            <text:p>BG: relations too weak</text:p>
          </table:table-cell>
          <table:table-cell table:style-name="ce12"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F4.1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91]; &quot;[A-Z]+&quot;)" office:value-type="string" office:string-value="F" calcext:value-type="string">
            <text:p>F</text:p>
          </table:table-cell>
          <table:table-cell table:style-name="ce4" table:formula="of:=VALUE(ORG.LIBREOFFICE.REGEX([.E391]; &quot;[\d\.]+&quot;))" office:value-type="float" office:value="4.1" calcext:value-type="float">
            <text:p>4.1</text:p>
          </table:table-cell>
          <table:table-cell table:formula="of:=ORG.LIBREOFFICE.REGEX([.F391]; &quot;[A-Z]+&quot;)" office:value-type="string" office:string-value="R" calcext:value-type="string">
            <text:p>R</text:p>
          </table:table-cell>
          <table:table-cell table:style-name="ce4" table:formula="of:=VALUE(ORG.LIBREOFFICE.REGEX([.F391]; &quot;[\d\.]+&quot;))" office:value-type="float" office:value="6" calcext:value-type="float">
            <text:p>6.0</text:p>
          </table:table-cell>
          <table:table-cell office:value-type="string" calcext:value-type="string">
            <text:p>F4.1 - Bug discussant roles</text:p>
          </table:table-cell>
          <table:table-cell office:value-type="string" calcext:value-type="string">
            <text:p>R6 - # Rounds of code review [sum]</text:p>
          </table:table-cell>
          <table:table-cell office:value-type="string" calcext:value-type="string">
            <text:p>31</text:p>
          </table:table-cell>
          <table:table-cell table:style-name="ce1" table:formula="of:=ORG.LIBREOFFICE.REGEX([.G391]; &quot;^(\d+|\w)&quot;)" office:value-type="string" office:string-value="31" calcext:value-type="string">
            <text:p>31</text:p>
          </table:table-cell>
          <table:table-cell office:value-type="string" calcext:value-type="string">
            <text:p>BG: relations too weak</text:p>
          </table:table-cell>
          <table:table-cell table:style-name="ce12"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F4.1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92]; &quot;[A-Z]+&quot;)" office:value-type="string" office:string-value="F" calcext:value-type="string">
            <text:p>F</text:p>
          </table:table-cell>
          <table:table-cell table:style-name="ce4" table:formula="of:=VALUE(ORG.LIBREOFFICE.REGEX([.E392]; &quot;[\d\.]+&quot;))" office:value-type="float" office:value="4.2" calcext:value-type="float">
            <text:p>4.2</text:p>
          </table:table-cell>
          <table:table-cell table:formula="of:=ORG.LIBREOFFICE.REGEX([.F392]; &quot;[A-Z]+&quot;)" office:value-type="string" office:string-value="C" calcext:value-type="string">
            <text:p>C</text:p>
          </table:table-cell>
          <table:table-cell table:style-name="ce4" table:formula="of:=VALUE(ORG.LIBREOFFICE.REGEX([.F392]; &quot;[\d\.]+&quot;))" office:value-type="float" office:value="3" calcext:value-type="float">
            <text:p>3.0</text:p>
          </table:table-cell>
          <table:table-cell office:value-type="string" calcext:value-type="string">
            <text:p>F4.2 - Bug reporter role [max]</text:p>
          </table:table-cell>
          <table:table-cell office:value-type="string" calcext:value-type="string">
            <text:p>C3 - # Files changed</text:p>
          </table:table-cell>
          <table:table-cell office:value-type="string" calcext:value-type="string">
            <text:p>31</text:p>
          </table:table-cell>
          <table:table-cell table:style-name="ce1" table:formula="of:=ORG.LIBREOFFICE.REGEX([.G392];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4.2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93]; &quot;[A-Z]+&quot;)" office:value-type="string" office:string-value="F" calcext:value-type="string">
            <text:p>F</text:p>
          </table:table-cell>
          <table:table-cell table:style-name="ce4" table:formula="of:=VALUE(ORG.LIBREOFFICE.REGEX([.E393]; &quot;[\d\.]+&quot;))" office:value-type="float" office:value="4.2" calcext:value-type="float">
            <text:p>4.2</text:p>
          </table:table-cell>
          <table:table-cell table:formula="of:=ORG.LIBREOFFICE.REGEX([.F393]; &quot;[A-Z]+&quot;)" office:value-type="string" office:string-value="C" calcext:value-type="string">
            <text:p>C</text:p>
          </table:table-cell>
          <table:table-cell table:style-name="ce4" table:formula="of:=VALUE(ORG.LIBREOFFICE.REGEX([.F393]; &quot;[\d\.]+&quot;))" office:value-type="float" office:value="4" calcext:value-type="float">
            <text:p>4.0</text:p>
          </table:table-cell>
          <table:table-cell office:value-type="string" calcext:value-type="string">
            <text:p>F4.2 - Bug reporter role [max]</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393];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4.2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94]; &quot;[A-Z]+&quot;)" office:value-type="string" office:string-value="F" calcext:value-type="string">
            <text:p>F</text:p>
          </table:table-cell>
          <table:table-cell table:style-name="ce4" table:formula="of:=VALUE(ORG.LIBREOFFICE.REGEX([.E394]; &quot;[\d\.]+&quot;))" office:value-type="float" office:value="4.2" calcext:value-type="float">
            <text:p>4.2</text:p>
          </table:table-cell>
          <table:table-cell table:formula="of:=ORG.LIBREOFFICE.REGEX([.F394]; &quot;[A-Z]+&quot;)" office:value-type="string" office:string-value="C" calcext:value-type="string">
            <text:p>C</text:p>
          </table:table-cell>
          <table:table-cell table:style-name="ce4" table:formula="of:=VALUE(ORG.LIBREOFFICE.REGEX([.F394]; &quot;[\d\.]+&quot;))" office:value-type="float" office:value="5" calcext:value-type="float">
            <text:p>5.0</text:p>
          </table:table-cell>
          <table:table-cell office:value-type="string" calcext:value-type="string">
            <text:p>F4.2 - Bug reporter role [max]</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394];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4.2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95]; &quot;[A-Z]+&quot;)" office:value-type="string" office:string-value="F" calcext:value-type="string">
            <text:p>F</text:p>
          </table:table-cell>
          <table:table-cell table:style-name="ce4" table:formula="of:=VALUE(ORG.LIBREOFFICE.REGEX([.E395]; &quot;[\d\.]+&quot;))" office:value-type="float" office:value="4.2" calcext:value-type="float">
            <text:p>4.2</text:p>
          </table:table-cell>
          <table:table-cell table:formula="of:=ORG.LIBREOFFICE.REGEX([.F395]; &quot;[A-Z]+&quot;)" office:value-type="string" office:string-value="C" calcext:value-type="string">
            <text:p>C</text:p>
          </table:table-cell>
          <table:table-cell table:style-name="ce4" table:formula="of:=VALUE(ORG.LIBREOFFICE.REGEX([.F395]; &quot;[\d\.]+&quot;))" office:value-type="float" office:value="6" calcext:value-type="float">
            <text:p>6.0</text:p>
          </table:table-cell>
          <table:table-cell office:value-type="string" calcext:value-type="string">
            <text:p>F4.2 - Bug reporter role [max]</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395];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4.2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96]; &quot;[A-Z]+&quot;)" office:value-type="string" office:string-value="F" calcext:value-type="string">
            <text:p>F</text:p>
          </table:table-cell>
          <table:table-cell table:style-name="ce4" table:formula="of:=VALUE(ORG.LIBREOFFICE.REGEX([.E396]; &quot;[\d\.]+&quot;))" office:value-type="float" office:value="4.2" calcext:value-type="float">
            <text:p>4.2</text:p>
          </table:table-cell>
          <table:table-cell table:formula="of:=ORG.LIBREOFFICE.REGEX([.F396]; &quot;[A-Z]+&quot;)" office:value-type="string" office:string-value="F" calcext:value-type="string">
            <text:p>F</text:p>
          </table:table-cell>
          <table:table-cell table:style-name="ce4" table:formula="of:=VALUE(ORG.LIBREOFFICE.REGEX([.F396]; &quot;[\d\.]+&quot;))" office:value-type="float" office:value="4" calcext:value-type="float">
            <text:p>4.0</text:p>
          </table:table-cell>
          <table:table-cell office:value-type="string" calcext:value-type="string">
            <text:p>F4.2 - Bug reporter role [max]</text:p>
          </table:table-cell>
          <table:table-cell office:value-type="string" calcext:value-type="string">
            <text:p>F4 - # Bug discussants</text:p>
          </table:table-cell>
          <table:table-cell office:value-type="string" calcext:value-type="string">
            <text:p>32</text:p>
          </table:table-cell>
          <table:table-cell table:style-name="ce1" table:formula="of:=ORG.LIBREOFFICE.REGEX([.G396]; &quot;^(\d+|\w)&quot;)" office:value-type="string" office:string-value="32" calcext:value-type="string">
            <text:p>32</text:p>
          </table:table-cell>
          <table:table-cell office:value-type="string" calcext:value-type="string">
            <text:p>BG: peripheral relates to more discussants</text:p>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F4.2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97]; &quot;[A-Z]+&quot;)" office:value-type="string" office:string-value="F" calcext:value-type="string">
            <text:p>F</text:p>
          </table:table-cell>
          <table:table-cell table:style-name="ce4" table:formula="of:=VALUE(ORG.LIBREOFFICE.REGEX([.E397]; &quot;[\d\.]+&quot;))" office:value-type="float" office:value="4.2" calcext:value-type="float">
            <text:p>4.2</text:p>
          </table:table-cell>
          <table:table-cell table:formula="of:=ORG.LIBREOFFICE.REGEX([.F397]; &quot;[A-Z]+&quot;)" office:value-type="string" office:string-value="F" calcext:value-type="string">
            <text:p>F</text:p>
          </table:table-cell>
          <table:table-cell table:style-name="ce4" table:formula="of:=VALUE(ORG.LIBREOFFICE.REGEX([.F397]; &quot;[\d\.]+&quot;))" office:value-type="float" office:value="9" calcext:value-type="float">
            <text:p>9.0</text:p>
          </table:table-cell>
          <table:table-cell office:value-type="string" calcext:value-type="string">
            <text:p>F4.2 - Bug reporter role [max]</text:p>
          </table:table-cell>
          <table:table-cell office:value-type="string" calcext:value-type="string">
            <text:p>F9 - # Bug comments [sum]</text:p>
          </table:table-cell>
          <table:table-cell office:value-type="string" calcext:value-type="string">
            <text:p>32</text:p>
          </table:table-cell>
          <table:table-cell table:style-name="ce1" table:formula="of:=ORG.LIBREOFFICE.REGEX([.G397]; &quot;^(\d+|\w)&quot;)" office:value-type="string" office:string-value="32" calcext:value-type="string">
            <text:p>32</text:p>
          </table:table-cell>
          <table:table-cell office:value-type="string" calcext:value-type="string">
            <text:p>BG: peripheral realates to more comments</text:p>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F4.2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table-cell table:formula="of:=ORG.LIBREOFFICE.REGEX([.E398]; &quot;[A-Z]+&quot;)" office:value-type="string" office:string-value="F" calcext:value-type="string">
            <text:p>F</text:p>
          </table:table-cell>
          <table:table-cell table:style-name="ce4" table:formula="of:=VALUE(ORG.LIBREOFFICE.REGEX([.E398]; &quot;[\d\.]+&quot;))" office:value-type="float" office:value="4.2" calcext:value-type="float">
            <text:p>4.2</text:p>
          </table:table-cell>
          <table:table-cell table:formula="of:=ORG.LIBREOFFICE.REGEX([.F398]; &quot;[A-Z]+&quot;)" office:value-type="string" office:string-value="I" calcext:value-type="string">
            <text:p>I</text:p>
          </table:table-cell>
          <table:table-cell table:style-name="ce4" table:formula="of:=VALUE(ORG.LIBREOFFICE.REGEX([.F398]; &quot;[\d\.]+&quot;))" office:value-type="float" office:value="5" calcext:value-type="float">
            <text:p>5.0</text:p>
          </table:table-cell>
          <table:table-cell office:value-type="string" calcext:value-type="string">
            <text:p>F4.2 - Bug reporter role [max]</text:p>
          </table:table-cell>
          <table:table-cell office:value-type="string" calcext:value-type="string">
            <text:p>I5 - # Introducing issue discussants [sum]</text:p>
          </table:table-cell>
          <table:table-cell office:value-type="string" calcext:value-type="string">
            <text:p>31</text:p>
          </table:table-cell>
          <table:table-cell table:style-name="ce1" table:formula="of:=ORG.LIBREOFFICE.REGEX([.G39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36 (BG); 0 (CG)</text:p>
          </table:table-cell>
          <table:table-cell table:formula="of:=HYPERLINK(&quot;figures/boxplots/F4.2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399]; &quot;[A-Z]+&quot;)" office:value-type="string" office:string-value="F" calcext:value-type="string">
            <text:p>F</text:p>
          </table:table-cell>
          <table:table-cell table:style-name="ce4" table:formula="of:=VALUE(ORG.LIBREOFFICE.REGEX([.E399]; &quot;[\d\.]+&quot;))" office:value-type="float" office:value="4.2" calcext:value-type="float">
            <text:p>4.2</text:p>
          </table:table-cell>
          <table:table-cell table:formula="of:=ORG.LIBREOFFICE.REGEX([.F399]; &quot;[A-Z]+&quot;)" office:value-type="string" office:string-value="I" calcext:value-type="string">
            <text:p>I</text:p>
          </table:table-cell>
          <table:table-cell table:style-name="ce4" table:formula="of:=VALUE(ORG.LIBREOFFICE.REGEX([.F399]; &quot;[\d\.]+&quot;))" office:value-type="float" office:value="7" calcext:value-type="float">
            <text:p>7.0</text:p>
          </table:table-cell>
          <table:table-cell office:value-type="string" calcext:value-type="string">
            <text:p>F4.2 - Bug reporter role [max]</text:p>
          </table:table-cell>
          <table:table-cell office:value-type="string" calcext:value-type="string">
            <text:p>I7 - # Introducing issue commits [sum]</text:p>
          </table:table-cell>
          <table:table-cell office:value-type="string" calcext:value-type="string">
            <text:p>32</text:p>
          </table:table-cell>
          <table:table-cell table:style-name="ce1" table:formula="of:=ORG.LIBREOFFICE.REGEX([.G399]; &quot;^(\d+|\w)&quot;)" office:value-type="string" office:string-value="32" calcext:value-type="string">
            <text:p>32</text:p>
          </table:table-cell>
          <table:table-cell office:value-type="string" calcext:value-type="string">
            <text:p>BG: core relates to more commits, peripheral to less</text:p>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F4.2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00]; &quot;[A-Z]+&quot;)" office:value-type="string" office:string-value="F" calcext:value-type="string">
            <text:p>F</text:p>
          </table:table-cell>
          <table:table-cell table:style-name="ce4" table:formula="of:=VALUE(ORG.LIBREOFFICE.REGEX([.E400]; &quot;[\d\.]+&quot;))" office:value-type="float" office:value="4.2" calcext:value-type="float">
            <text:p>4.2</text:p>
          </table:table-cell>
          <table:table-cell table:formula="of:=ORG.LIBREOFFICE.REGEX([.F400]; &quot;[A-Z]+&quot;)" office:value-type="string" office:string-value="I" calcext:value-type="string">
            <text:p>I</text:p>
          </table:table-cell>
          <table:table-cell table:style-name="ce4" table:formula="of:=VALUE(ORG.LIBREOFFICE.REGEX([.F400]; &quot;[\d\.]+&quot;))" office:value-type="float" office:value="10" calcext:value-type="float">
            <text:p>10.0</text:p>
          </table:table-cell>
          <table:table-cell office:value-type="string" calcext:value-type="string">
            <text:p>F4.2 - Bug reporter role [max]</text:p>
          </table:table-cell>
          <table:table-cell office:value-type="string" calcext:value-type="string">
            <text:p>I10 - # Introducing issue comments [sum]</text:p>
          </table:table-cell>
          <table:table-cell office:value-type="string" calcext:value-type="string">
            <text:p>32 (ovr)</text:p>
          </table:table-cell>
          <table:table-cell table:style-name="ce1" table:formula="of:=ORG.LIBREOFFICE.REGEX([.G400]; &quot;^(\d+|\w)&quot;)" office:value-type="string" office:string-value="32" calcext:value-type="string">
            <text:p>32</text:p>
          </table:table-cell>
          <table:table-cell office:value-type="string" calcext:value-type="string">
            <text:p>BG: not involved relates to more comments than not</text:p>
          </table:table-cell>
          <table:table-cell table:style-name="ce12" office:value-type="string" calcext:value-type="string">
            <text:p>BG and CG: no common fully valid labels</text:p>
            <text:p>CG: no frequent labels</text:p>
            <text:p>Not enough data for Kruskal-Wallis</text:p>
            <text:p>Abs. count: 36 (BG); 0 (CG)</text:p>
          </table:table-cell>
          <table:table-cell table:formula="of:=HYPERLINK(&quot;figures/boxplots/F4.2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401]; &quot;[A-Z]+&quot;)" office:value-type="string" office:string-value="F" calcext:value-type="string">
            <text:p>F</text:p>
          </table:table-cell>
          <table:table-cell table:style-name="ce4" table:formula="of:=VALUE(ORG.LIBREOFFICE.REGEX([.E401]; &quot;[\d\.]+&quot;))" office:value-type="float" office:value="4.2" calcext:value-type="float">
            <text:p>4.2</text:p>
          </table:table-cell>
          <table:table-cell table:formula="of:=ORG.LIBREOFFICE.REGEX([.F401]; &quot;[A-Z]+&quot;)" office:value-type="string" office:string-value="ML" calcext:value-type="string">
            <text:p>ML</text:p>
          </table:table-cell>
          <table:table-cell table:style-name="ce4" table:formula="of:=VALUE(ORG.LIBREOFFICE.REGEX([.F401]; &quot;[\d\.]+&quot;))" office:value-type="float" office:value="2" calcext:value-type="float">
            <text:p>2.0</text:p>
          </table:table-cell>
          <table:table-cell office:value-type="string" calcext:value-type="string">
            <text:p>F4.2 - Bug reporter role [max]</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40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402]; &quot;[A-Z]+&quot;)" office:value-type="string" office:string-value="F" calcext:value-type="string">
            <text:p>F</text:p>
          </table:table-cell>
          <table:table-cell table:style-name="ce4" table:formula="of:=VALUE(ORG.LIBREOFFICE.REGEX([.E402]; &quot;[\d\.]+&quot;))" office:value-type="float" office:value="4.2" calcext:value-type="float">
            <text:p>4.2</text:p>
          </table:table-cell>
          <table:table-cell table:formula="of:=ORG.LIBREOFFICE.REGEX([.F402]; &quot;[A-Z]+&quot;)" office:value-type="string" office:string-value="ML" calcext:value-type="string">
            <text:p>ML</text:p>
          </table:table-cell>
          <table:table-cell table:style-name="ce4" table:formula="of:=VALUE(ORG.LIBREOFFICE.REGEX([.F402]; &quot;[\d\.]+&quot;))" office:value-type="float" office:value="5" calcext:value-type="float">
            <text:p>5.0</text:p>
          </table:table-cell>
          <table:table-cell office:value-type="string" calcext:value-type="string">
            <text:p>F4.2 - Bug reporter role [max]</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40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403]; &quot;[A-Z]+&quot;)" office:value-type="string" office:string-value="F" calcext:value-type="string">
            <text:p>F</text:p>
          </table:table-cell>
          <table:table-cell table:style-name="ce4" table:formula="of:=VALUE(ORG.LIBREOFFICE.REGEX([.E403]; &quot;[\d\.]+&quot;))" office:value-type="float" office:value="4.2" calcext:value-type="float">
            <text:p>4.2</text:p>
          </table:table-cell>
          <table:table-cell table:formula="of:=ORG.LIBREOFFICE.REGEX([.F403]; &quot;[A-Z]+&quot;)" office:value-type="string" office:string-value="O" calcext:value-type="string">
            <text:p>O</text:p>
          </table:table-cell>
          <table:table-cell table:style-name="ce4" table:formula="of:=VALUE(ORG.LIBREOFFICE.REGEX([.F403]; &quot;[\d\.]+&quot;))" office:value-type="float" office:value="3" calcext:value-type="float">
            <text:p>3.0</text:p>
          </table:table-cell>
          <table:table-cell office:value-type="string" calcext:value-type="string">
            <text:p>F4.2 - Bug reporter role [max]</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40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3" table:visibility="filter">
          <table:table-cell table:formula="of:=ORG.LIBREOFFICE.REGEX([.E404]; &quot;[A-Z]+&quot;)" office:value-type="string" office:string-value="F" calcext:value-type="string">
            <text:p>F</text:p>
          </table:table-cell>
          <table:table-cell table:style-name="ce4" table:formula="of:=VALUE(ORG.LIBREOFFICE.REGEX([.E404]; &quot;[\d\.]+&quot;))" office:value-type="float" office:value="4.2" calcext:value-type="float">
            <text:p>4.2</text:p>
          </table:table-cell>
          <table:table-cell table:formula="of:=ORG.LIBREOFFICE.REGEX([.F404]; &quot;[A-Z]+&quot;)" office:value-type="string" office:string-value="R" calcext:value-type="string">
            <text:p>R</text:p>
          </table:table-cell>
          <table:table-cell table:style-name="ce4" table:formula="of:=VALUE(ORG.LIBREOFFICE.REGEX([.F404]; &quot;[\d\.]+&quot;))" office:value-type="float" office:value="3" calcext:value-type="float">
            <text:p>3.0</text:p>
          </table:table-cell>
          <table:table-cell office:value-type="string" calcext:value-type="string">
            <text:p>F4.2 - Bug reporter role [max]</text:p>
          </table:table-cell>
          <table:table-cell office:value-type="string" calcext:value-type="string">
            <text:p>R3 - # Reviewers [sum]</text:p>
          </table:table-cell>
          <table:table-cell office:value-type="string" calcext:value-type="string">
            <text:p>32</text:p>
          </table:table-cell>
          <table:table-cell table:style-name="ce1" table:formula="of:=ORG.LIBREOFFICE.REGEX([.G404]; &quot;^(\d+|\w)&quot;)" office:value-type="string" office:string-value="32" calcext:value-type="string">
            <text:p>32</text:p>
          </table:table-cell>
          <table:table-cell office:value-type="string" calcext:value-type="string">
            <text:p>BG: not involved relates to less reviewers</text:p>
          </table:table-cell>
          <table:table-cell table:style-name="ce12" office:value-type="string" calcext:value-type="string">
            <text:p>BG and CG: no common fully valid labels</text:p>
            <text:p>CG: no frequent labels</text:p>
            <text:p>BG: Kruskal-Wallis - Significant difference True</text:p>
            <text:p>Abs. count: 38 (BG); 0 (CG)</text:p>
          </table:table-cell>
          <table:table-cell table:formula="of:=HYPERLINK(&quot;figures/boxplots/F4.2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05]; &quot;[A-Z]+&quot;)" office:value-type="string" office:string-value="F" calcext:value-type="string">
            <text:p>F</text:p>
          </table:table-cell>
          <table:table-cell table:style-name="ce4" table:formula="of:=VALUE(ORG.LIBREOFFICE.REGEX([.E405]; &quot;[\d\.]+&quot;))" office:value-type="float" office:value="4.2" calcext:value-type="float">
            <text:p>4.2</text:p>
          </table:table-cell>
          <table:table-cell table:formula="of:=ORG.LIBREOFFICE.REGEX([.F405]; &quot;[A-Z]+&quot;)" office:value-type="string" office:string-value="R" calcext:value-type="string">
            <text:p>R</text:p>
          </table:table-cell>
          <table:table-cell table:style-name="ce4" table:formula="of:=VALUE(ORG.LIBREOFFICE.REGEX([.F405]; &quot;[\d\.]+&quot;))" office:value-type="float" office:value="5" calcext:value-type="float">
            <text:p>5.0</text:p>
          </table:table-cell>
          <table:table-cell office:value-type="string" calcext:value-type="string">
            <text:p>F4.2 - Bug reporter role [max]</text:p>
          </table:table-cell>
          <table:table-cell office:value-type="string" calcext:value-type="string">
            <text:p>R5 - # Review comments [sum]</text:p>
          </table:table-cell>
          <table:table-cell office:value-type="string" calcext:value-type="string">
            <text:p>32</text:p>
          </table:table-cell>
          <table:table-cell table:style-name="ce1" table:formula="of:=ORG.LIBREOFFICE.REGEX([.G405]; &quot;^(\d+|\w)&quot;)" office:value-type="string" office:string-value="32" calcext:value-type="string">
            <text:p>32</text:p>
          </table:table-cell>
          <table:table-cell office:value-type="string" calcext:value-type="string">
            <text:p>BG: not involved relates to less comments</text:p>
          </table:table-cell>
          <table:table-cell table:style-name="ce12" office:value-type="string" calcext:value-type="string">
            <text:p>BG and CG: no common fully valid labels</text:p>
            <text:p>CG: no frequent labels</text:p>
            <text:p>BG: Kruskal-Wallis - Significant difference True</text:p>
            <text:p>Abs. count: 38 (BG); 0 (CG)</text:p>
          </table:table-cell>
          <table:table-cell table:formula="of:=HYPERLINK(&quot;figures/boxplots/F4.2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06]; &quot;[A-Z]+&quot;)" office:value-type="string" office:string-value="F" calcext:value-type="string">
            <text:p>F</text:p>
          </table:table-cell>
          <table:table-cell table:style-name="ce4" table:formula="of:=VALUE(ORG.LIBREOFFICE.REGEX([.E406]; &quot;[\d\.]+&quot;))" office:value-type="float" office:value="4.2" calcext:value-type="float">
            <text:p>4.2</text:p>
          </table:table-cell>
          <table:table-cell table:formula="of:=ORG.LIBREOFFICE.REGEX([.F406]; &quot;[A-Z]+&quot;)" office:value-type="string" office:string-value="R" calcext:value-type="string">
            <text:p>R</text:p>
          </table:table-cell>
          <table:table-cell table:style-name="ce4" table:formula="of:=VALUE(ORG.LIBREOFFICE.REGEX([.F406]; &quot;[\d\.]+&quot;))" office:value-type="float" office:value="6" calcext:value-type="float">
            <text:p>6.0</text:p>
          </table:table-cell>
          <table:table-cell office:value-type="string" calcext:value-type="string">
            <text:p>F4.2 - Bug reporter role [max]</text:p>
          </table:table-cell>
          <table:table-cell office:value-type="string" calcext:value-type="string">
            <text:p>R6 - # Rounds of code review [sum]</text:p>
          </table:table-cell>
          <table:table-cell office:value-type="string" calcext:value-type="string">
            <text:p>32</text:p>
          </table:table-cell>
          <table:table-cell table:style-name="ce1" table:formula="of:=ORG.LIBREOFFICE.REGEX([.G406]; &quot;^(\d+|\w)&quot;)" office:value-type="string" office:string-value="32" calcext:value-type="string">
            <text:p>32</text:p>
          </table:table-cell>
          <table:table-cell office:value-type="string" calcext:value-type="string">
            <text:p>BG: not involved relates to less rounds (weak)</text:p>
          </table:table-cell>
          <table:table-cell table:style-name="ce12" office:value-type="string" calcext:value-type="string">
            <text:p>BG and CG: no common fully valid labels</text:p>
            <text:p>CG: no frequent labels</text:p>
            <text:p>BG: Kruskal-Wallis - Significant difference True</text:p>
            <text:p>Abs. count: 38 (BG); 0 (CG)</text:p>
          </table:table-cell>
          <table:table-cell table:formula="of:=HYPERLINK(&quot;figures/boxplots/F4.2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07]; &quot;[A-Z]+&quot;)" office:value-type="string" office:string-value="F" calcext:value-type="string">
            <text:p>F</text:p>
          </table:table-cell>
          <table:table-cell table:style-name="ce4" table:formula="of:=VALUE(ORG.LIBREOFFICE.REGEX([.E407]; &quot;[\d\.]+&quot;))" office:value-type="float" office:value="4.3" calcext:value-type="float">
            <text:p>4.3</text:p>
          </table:table-cell>
          <table:table-cell table:formula="of:=ORG.LIBREOFFICE.REGEX([.F407]; &quot;[A-Z]+&quot;)" office:value-type="string" office:string-value="C" calcext:value-type="string">
            <text:p>C</text:p>
          </table:table-cell>
          <table:table-cell table:style-name="ce4" table:formula="of:=VALUE(ORG.LIBREOFFICE.REGEX([.F407]; &quot;[\d\.]+&quot;))" office:value-type="float" office:value="3" calcext:value-type="float">
            <text:p>3.0</text:p>
          </table:table-cell>
          <table:table-cell office:value-type="string" calcext:value-type="string">
            <text:p>F4.3 - Bug assignee role [max]</text:p>
          </table:table-cell>
          <table:table-cell office:value-type="string" calcext:value-type="string">
            <text:p>C3 - # Files changed</text:p>
          </table:table-cell>
          <table:table-cell office:value-type="string" calcext:value-type="string">
            <text:p>32</text:p>
          </table:table-cell>
          <table:table-cell table:style-name="ce1" table:formula="of:=ORG.LIBREOFFICE.REGEX([.G407]; &quot;^(\d+|\w)&quot;)" office:value-type="string" office:string-value="32" calcext:value-type="string">
            <text:p>32</text:p>
          </table:table-cell>
          <table:table-cell office:value-type="string" calcext:value-type="string">
            <text:p>BG: not involved relates to more files changed in upper quartile</text:p>
          </table:table-cell>
          <table:table-cell table:style-name="ce12" office:value-type="string" calcext:value-type="string">
            <text:p>BG and CG: no common fully valid labels</text:p>
            <text:p>CG: no frequent labels</text:p>
            <text:p>BG: Kruskal-Wallis - Significant difference False</text:p>
            <text:p>Abs. count: 54 (BG); 0 (CG)</text:p>
          </table:table-cell>
          <table:table-cell table:formula="of:=HYPERLINK(&quot;figures/boxplots/F4.3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08]; &quot;[A-Z]+&quot;)" office:value-type="string" office:string-value="F" calcext:value-type="string">
            <text:p>F</text:p>
          </table:table-cell>
          <table:table-cell table:style-name="ce4" table:formula="of:=VALUE(ORG.LIBREOFFICE.REGEX([.E408]; &quot;[\d\.]+&quot;))" office:value-type="float" office:value="4.3" calcext:value-type="float">
            <text:p>4.3</text:p>
          </table:table-cell>
          <table:table-cell table:formula="of:=ORG.LIBREOFFICE.REGEX([.F408]; &quot;[A-Z]+&quot;)" office:value-type="string" office:string-value="C" calcext:value-type="string">
            <text:p>C</text:p>
          </table:table-cell>
          <table:table-cell table:style-name="ce4" table:formula="of:=VALUE(ORG.LIBREOFFICE.REGEX([.F408]; &quot;[\d\.]+&quot;))" office:value-type="float" office:value="4" calcext:value-type="float">
            <text:p>4.0</text:p>
          </table:table-cell>
          <table:table-cell office:value-type="string" calcext:value-type="string">
            <text:p>F4.3 - Bug assignee role [max]</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40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4 (BG); 0 (CG)</text:p>
          </table:table-cell>
          <table:table-cell table:formula="of:=HYPERLINK(&quot;figures/boxplots/F4.3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09]; &quot;[A-Z]+&quot;)" office:value-type="string" office:string-value="F" calcext:value-type="string">
            <text:p>F</text:p>
          </table:table-cell>
          <table:table-cell table:style-name="ce4" table:formula="of:=VALUE(ORG.LIBREOFFICE.REGEX([.E409]; &quot;[\d\.]+&quot;))" office:value-type="float" office:value="4.3" calcext:value-type="float">
            <text:p>4.3</text:p>
          </table:table-cell>
          <table:table-cell table:formula="of:=ORG.LIBREOFFICE.REGEX([.F409]; &quot;[A-Z]+&quot;)" office:value-type="string" office:string-value="C" calcext:value-type="string">
            <text:p>C</text:p>
          </table:table-cell>
          <table:table-cell table:style-name="ce4" table:formula="of:=VALUE(ORG.LIBREOFFICE.REGEX([.F409]; &quot;[\d\.]+&quot;))" office:value-type="float" office:value="5" calcext:value-type="float">
            <text:p>5.0</text:p>
          </table:table-cell>
          <table:table-cell office:value-type="string" calcext:value-type="string">
            <text:p>F4.3 - Bug assignee role [max]</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40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4 (BG); 0 (CG)</text:p>
          </table:table-cell>
          <table:table-cell table:formula="of:=HYPERLINK(&quot;figures/boxplots/F4.3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10]; &quot;[A-Z]+&quot;)" office:value-type="string" office:string-value="F" calcext:value-type="string">
            <text:p>F</text:p>
          </table:table-cell>
          <table:table-cell table:style-name="ce4" table:formula="of:=VALUE(ORG.LIBREOFFICE.REGEX([.E410]; &quot;[\d\.]+&quot;))" office:value-type="float" office:value="4.3" calcext:value-type="float">
            <text:p>4.3</text:p>
          </table:table-cell>
          <table:table-cell table:formula="of:=ORG.LIBREOFFICE.REGEX([.F410]; &quot;[A-Z]+&quot;)" office:value-type="string" office:string-value="C" calcext:value-type="string">
            <text:p>C</text:p>
          </table:table-cell>
          <table:table-cell table:style-name="ce4" table:formula="of:=VALUE(ORG.LIBREOFFICE.REGEX([.F410]; &quot;[\d\.]+&quot;))" office:value-type="float" office:value="6" calcext:value-type="float">
            <text:p>6.0</text:p>
          </table:table-cell>
          <table:table-cell office:value-type="string" calcext:value-type="string">
            <text:p>F4.3 - Bug assignee role [max]</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410]; &quot;^(\d+|\w)&quot;)" office:value-type="string" office:string-value="32" calcext:value-type="string">
            <text:p>32</text:p>
          </table:table-cell>
          <table:table-cell office:value-type="string" calcext:value-type="string">
            <text:p>BG: not involved relates to more bugginess</text:p>
          </table:table-cell>
          <table:table-cell table:style-name="ce12" office:value-type="string" calcext:value-type="string">
            <text:p>BG and CG: no common fully valid labels</text:p>
            <text:p>CG: no frequent labels</text:p>
            <text:p>BG: Kruskal-Wallis - Significant difference False</text:p>
            <text:p>Abs. count: 54 (BG); 0 (CG)</text:p>
          </table:table-cell>
          <table:table-cell table:formula="of:=HYPERLINK(&quot;figures/boxplots/F4.3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11]; &quot;[A-Z]+&quot;)" office:value-type="string" office:string-value="F" calcext:value-type="string">
            <text:p>F</text:p>
          </table:table-cell>
          <table:table-cell table:style-name="ce4" table:formula="of:=VALUE(ORG.LIBREOFFICE.REGEX([.E411]; &quot;[\d\.]+&quot;))" office:value-type="float" office:value="4.3" calcext:value-type="float">
            <text:p>4.3</text:p>
          </table:table-cell>
          <table:table-cell table:formula="of:=ORG.LIBREOFFICE.REGEX([.F411]; &quot;[A-Z]+&quot;)" office:value-type="string" office:string-value="F" calcext:value-type="string">
            <text:p>F</text:p>
          </table:table-cell>
          <table:table-cell table:style-name="ce4" table:formula="of:=VALUE(ORG.LIBREOFFICE.REGEX([.F411]; &quot;[\d\.]+&quot;))" office:value-type="float" office:value="4" calcext:value-type="float">
            <text:p>4.0</text:p>
          </table:table-cell>
          <table:table-cell office:value-type="string" calcext:value-type="string">
            <text:p>F4.3 - Bug assignee role [max]</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41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4 (BG); 0 (CG)</text:p>
          </table:table-cell>
          <table:table-cell table:formula="of:=HYPERLINK(&quot;figures/boxplots/F4.3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12]; &quot;[A-Z]+&quot;)" office:value-type="string" office:string-value="F" calcext:value-type="string">
            <text:p>F</text:p>
          </table:table-cell>
          <table:table-cell table:style-name="ce4" table:formula="of:=VALUE(ORG.LIBREOFFICE.REGEX([.E412]; &quot;[\d\.]+&quot;))" office:value-type="float" office:value="4.3" calcext:value-type="float">
            <text:p>4.3</text:p>
          </table:table-cell>
          <table:table-cell table:formula="of:=ORG.LIBREOFFICE.REGEX([.F412]; &quot;[A-Z]+&quot;)" office:value-type="string" office:string-value="F" calcext:value-type="string">
            <text:p>F</text:p>
          </table:table-cell>
          <table:table-cell table:style-name="ce4" table:formula="of:=VALUE(ORG.LIBREOFFICE.REGEX([.F412]; &quot;[\d\.]+&quot;))" office:value-type="float" office:value="9" calcext:value-type="float">
            <text:p>9.0</text:p>
          </table:table-cell>
          <table:table-cell office:value-type="string" calcext:value-type="string">
            <text:p>F4.3 - Bug assignee role [max]</text:p>
          </table:table-cell>
          <table:table-cell office:value-type="string" calcext:value-type="string">
            <text:p>F9 - # Bug comments [sum]</text:p>
          </table:table-cell>
          <table:table-cell office:value-type="string" calcext:value-type="string">
            <text:p>32</text:p>
          </table:table-cell>
          <table:table-cell table:style-name="ce1" table:formula="of:=ORG.LIBREOFFICE.REGEX([.G412]; &quot;^(\d+|\w)&quot;)" office:value-type="string" office:string-value="32" calcext:value-type="string">
            <text:p>32</text:p>
          </table:table-cell>
          <table:table-cell office:value-type="string" calcext:value-type="string">
            <text:p>BG: peripheral relates to more comments (weak)</text:p>
          </table:table-cell>
          <table:table-cell table:style-name="ce12" office:value-type="string" calcext:value-type="string">
            <text:p>BG and CG: no common fully valid labels</text:p>
            <text:p>CG: no frequent labels</text:p>
            <text:p>BG: Kruskal-Wallis - Significant difference False</text:p>
            <text:p>Abs. count: 54 (BG); 0 (CG)</text:p>
          </table:table-cell>
          <table:table-cell table:formula="of:=HYPERLINK(&quot;figures/boxplots/F4.3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table-cell table:formula="of:=ORG.LIBREOFFICE.REGEX([.E413]; &quot;[A-Z]+&quot;)" office:value-type="string" office:string-value="F" calcext:value-type="string">
            <text:p>F</text:p>
          </table:table-cell>
          <table:table-cell table:style-name="ce4" table:formula="of:=VALUE(ORG.LIBREOFFICE.REGEX([.E413]; &quot;[\d\.]+&quot;))" office:value-type="float" office:value="4.3" calcext:value-type="float">
            <text:p>4.3</text:p>
          </table:table-cell>
          <table:table-cell table:formula="of:=ORG.LIBREOFFICE.REGEX([.F413]; &quot;[A-Z]+&quot;)" office:value-type="string" office:string-value="I" calcext:value-type="string">
            <text:p>I</text:p>
          </table:table-cell>
          <table:table-cell table:style-name="ce4" table:formula="of:=VALUE(ORG.LIBREOFFICE.REGEX([.F413]; &quot;[\d\.]+&quot;))" office:value-type="float" office:value="5" calcext:value-type="float">
            <text:p>5.0</text:p>
          </table:table-cell>
          <table:table-cell office:value-type="string" calcext:value-type="string">
            <text:p>F4.3 - Bug assignee role [max]</text:p>
          </table:table-cell>
          <table:table-cell office:value-type="string" calcext:value-type="string">
            <text:p>I5 - # Introducing issue discussants [sum]</text:p>
          </table:table-cell>
          <table:table-cell office:value-type="string" calcext:value-type="string">
            <text:p>31</text:p>
          </table:table-cell>
          <table:table-cell table:style-name="ce1" table:formula="of:=ORG.LIBREOFFICE.REGEX([.G413];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26 (BG); 0 (CG)</text:p>
          </table:table-cell>
          <table:table-cell table:formula="of:=HYPERLINK(&quot;figures/boxplots/F4.3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14]; &quot;[A-Z]+&quot;)" office:value-type="string" office:string-value="F" calcext:value-type="string">
            <text:p>F</text:p>
          </table:table-cell>
          <table:table-cell table:style-name="ce4" table:formula="of:=VALUE(ORG.LIBREOFFICE.REGEX([.E414]; &quot;[\d\.]+&quot;))" office:value-type="float" office:value="4.3" calcext:value-type="float">
            <text:p>4.3</text:p>
          </table:table-cell>
          <table:table-cell table:formula="of:=ORG.LIBREOFFICE.REGEX([.F414]; &quot;[A-Z]+&quot;)" office:value-type="string" office:string-value="I" calcext:value-type="string">
            <text:p>I</text:p>
          </table:table-cell>
          <table:table-cell table:style-name="ce4" table:formula="of:=VALUE(ORG.LIBREOFFICE.REGEX([.F414]; &quot;[\d\.]+&quot;))" office:value-type="float" office:value="7" calcext:value-type="float">
            <text:p>7.0</text:p>
          </table:table-cell>
          <table:table-cell office:value-type="string" calcext:value-type="string">
            <text:p>F4.3 - Bug assignee role [max]</text:p>
          </table:table-cell>
          <table:table-cell office:value-type="string" calcext:value-type="string">
            <text:p>I7 - # Introducing issue commits [sum]</text:p>
          </table:table-cell>
          <table:table-cell office:value-type="string" calcext:value-type="string">
            <text:p>32</text:p>
          </table:table-cell>
          <table:table-cell table:style-name="ce1" table:formula="of:=ORG.LIBREOFFICE.REGEX([.G414]; &quot;^(\d+|\w)&quot;)" office:value-type="string" office:string-value="32" calcext:value-type="string">
            <text:p>32</text:p>
          </table:table-cell>
          <table:table-cell office:value-type="string" calcext:value-type="string">
            <text:p>BG: core relates to more commits</text:p>
          </table:table-cell>
          <table:table-cell table:style-name="ce12" office:value-type="string" calcext:value-type="string">
            <text:p>BG and CG: no common fully valid labels</text:p>
            <text:p>CG: no frequent labels</text:p>
            <text:p>BG: Kruskal-Wallis - Significant difference True</text:p>
            <text:p>Abs. count: 41 (BG); 0 (CG)</text:p>
          </table:table-cell>
          <table:table-cell table:formula="of:=HYPERLINK(&quot;figures/boxplots/F4.3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15]; &quot;[A-Z]+&quot;)" office:value-type="string" office:string-value="F" calcext:value-type="string">
            <text:p>F</text:p>
          </table:table-cell>
          <table:table-cell table:style-name="ce4" table:formula="of:=VALUE(ORG.LIBREOFFICE.REGEX([.E415]; &quot;[\d\.]+&quot;))" office:value-type="float" office:value="4.3" calcext:value-type="float">
            <text:p>4.3</text:p>
          </table:table-cell>
          <table:table-cell table:formula="of:=ORG.LIBREOFFICE.REGEX([.F415]; &quot;[A-Z]+&quot;)" office:value-type="string" office:string-value="I" calcext:value-type="string">
            <text:p>I</text:p>
          </table:table-cell>
          <table:table-cell table:style-name="ce4" table:formula="of:=VALUE(ORG.LIBREOFFICE.REGEX([.F415]; &quot;[\d\.]+&quot;))" office:value-type="float" office:value="10" calcext:value-type="float">
            <text:p>10.0</text:p>
          </table:table-cell>
          <table:table-cell office:value-type="string" calcext:value-type="string">
            <text:p>F4.3 - Bug assignee role [max]</text:p>
          </table:table-cell>
          <table:table-cell office:value-type="string" calcext:value-type="string">
            <text:p>I10 - # Introducing issue comments [sum]</text:p>
          </table:table-cell>
          <table:table-cell office:value-type="string" calcext:value-type="string">
            <text:p>31</text:p>
          </table:table-cell>
          <table:table-cell table:style-name="ce1" table:formula="of:=ORG.LIBREOFFICE.REGEX([.G415];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26 (BG); 0 (CG)</text:p>
          </table:table-cell>
          <table:table-cell table:formula="of:=HYPERLINK(&quot;figures/boxplots/F4.3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416]; &quot;[A-Z]+&quot;)" office:value-type="string" office:string-value="F" calcext:value-type="string">
            <text:p>F</text:p>
          </table:table-cell>
          <table:table-cell table:style-name="ce4" table:formula="of:=VALUE(ORG.LIBREOFFICE.REGEX([.E416]; &quot;[\d\.]+&quot;))" office:value-type="float" office:value="4.3" calcext:value-type="float">
            <text:p>4.3</text:p>
          </table:table-cell>
          <table:table-cell table:formula="of:=ORG.LIBREOFFICE.REGEX([.F416]; &quot;[A-Z]+&quot;)" office:value-type="string" office:string-value="ML" calcext:value-type="string">
            <text:p>ML</text:p>
          </table:table-cell>
          <table:table-cell table:style-name="ce4" table:formula="of:=VALUE(ORG.LIBREOFFICE.REGEX([.F416]; &quot;[\d\.]+&quot;))" office:value-type="float" office:value="2" calcext:value-type="float">
            <text:p>2.0</text:p>
          </table:table-cell>
          <table:table-cell office:value-type="string" calcext:value-type="string">
            <text:p>F4.3 - Bug assignee role [max]</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41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417]; &quot;[A-Z]+&quot;)" office:value-type="string" office:string-value="F" calcext:value-type="string">
            <text:p>F</text:p>
          </table:table-cell>
          <table:table-cell table:style-name="ce4" table:formula="of:=VALUE(ORG.LIBREOFFICE.REGEX([.E417]; &quot;[\d\.]+&quot;))" office:value-type="float" office:value="4.3" calcext:value-type="float">
            <text:p>4.3</text:p>
          </table:table-cell>
          <table:table-cell table:formula="of:=ORG.LIBREOFFICE.REGEX([.F417]; &quot;[A-Z]+&quot;)" office:value-type="string" office:string-value="ML" calcext:value-type="string">
            <text:p>ML</text:p>
          </table:table-cell>
          <table:table-cell table:style-name="ce4" table:formula="of:=VALUE(ORG.LIBREOFFICE.REGEX([.F417]; &quot;[\d\.]+&quot;))" office:value-type="float" office:value="5" calcext:value-type="float">
            <text:p>5.0</text:p>
          </table:table-cell>
          <table:table-cell office:value-type="string" calcext:value-type="string">
            <text:p>F4.3 - Bug assignee role [max]</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41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418]; &quot;[A-Z]+&quot;)" office:value-type="string" office:string-value="F" calcext:value-type="string">
            <text:p>F</text:p>
          </table:table-cell>
          <table:table-cell table:style-name="ce4" table:formula="of:=VALUE(ORG.LIBREOFFICE.REGEX([.E418]; &quot;[\d\.]+&quot;))" office:value-type="float" office:value="4.3" calcext:value-type="float">
            <text:p>4.3</text:p>
          </table:table-cell>
          <table:table-cell table:formula="of:=ORG.LIBREOFFICE.REGEX([.F418]; &quot;[A-Z]+&quot;)" office:value-type="string" office:string-value="O" calcext:value-type="string">
            <text:p>O</text:p>
          </table:table-cell>
          <table:table-cell table:style-name="ce4" table:formula="of:=VALUE(ORG.LIBREOFFICE.REGEX([.F418]; &quot;[\d\.]+&quot;))" office:value-type="float" office:value="3" calcext:value-type="float">
            <text:p>3.0</text:p>
          </table:table-cell>
          <table:table-cell office:value-type="string" calcext:value-type="string">
            <text:p>F4.3 - Bug assignee role [max]</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41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3" table:visibility="filter">
          <table:table-cell table:formula="of:=ORG.LIBREOFFICE.REGEX([.E419]; &quot;[A-Z]+&quot;)" office:value-type="string" office:string-value="F" calcext:value-type="string">
            <text:p>F</text:p>
          </table:table-cell>
          <table:table-cell table:style-name="ce4" table:formula="of:=VALUE(ORG.LIBREOFFICE.REGEX([.E419]; &quot;[\d\.]+&quot;))" office:value-type="float" office:value="4.3" calcext:value-type="float">
            <text:p>4.3</text:p>
          </table:table-cell>
          <table:table-cell table:formula="of:=ORG.LIBREOFFICE.REGEX([.F419]; &quot;[A-Z]+&quot;)" office:value-type="string" office:string-value="R" calcext:value-type="string">
            <text:p>R</text:p>
          </table:table-cell>
          <table:table-cell table:style-name="ce4" table:formula="of:=VALUE(ORG.LIBREOFFICE.REGEX([.F419]; &quot;[\d\.]+&quot;))" office:value-type="float" office:value="3" calcext:value-type="float">
            <text:p>3.0</text:p>
          </table:table-cell>
          <table:table-cell office:value-type="string" calcext:value-type="string">
            <text:p>F4.3 - Bug assignee role [max]</text:p>
          </table:table-cell>
          <table:table-cell office:value-type="string" calcext:value-type="string">
            <text:p>R3 - # Reviewers [sum]</text:p>
          </table:table-cell>
          <table:table-cell office:value-type="string" calcext:value-type="string">
            <text:p>31</text:p>
          </table:table-cell>
          <table:table-cell table:style-name="ce1" table:formula="of:=ORG.LIBREOFFICE.REGEX([.G41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5 (BG); 0 (CG)</text:p>
          </table:table-cell>
          <table:table-cell table:formula="of:=HYPERLINK(&quot;figures/boxplots/F4.3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20]; &quot;[A-Z]+&quot;)" office:value-type="string" office:string-value="F" calcext:value-type="string">
            <text:p>F</text:p>
          </table:table-cell>
          <table:table-cell table:style-name="ce4" table:formula="of:=VALUE(ORG.LIBREOFFICE.REGEX([.E420]; &quot;[\d\.]+&quot;))" office:value-type="float" office:value="4.3" calcext:value-type="float">
            <text:p>4.3</text:p>
          </table:table-cell>
          <table:table-cell table:formula="of:=ORG.LIBREOFFICE.REGEX([.F420]; &quot;[A-Z]+&quot;)" office:value-type="string" office:string-value="R" calcext:value-type="string">
            <text:p>R</text:p>
          </table:table-cell>
          <table:table-cell table:style-name="ce4" table:formula="of:=VALUE(ORG.LIBREOFFICE.REGEX([.F420]; &quot;[\d\.]+&quot;))" office:value-type="float" office:value="5" calcext:value-type="float">
            <text:p>5.0</text:p>
          </table:table-cell>
          <table:table-cell office:value-type="string" calcext:value-type="string">
            <text:p>F4.3 - Bug assignee role [max]</text:p>
          </table:table-cell>
          <table:table-cell office:value-type="string" calcext:value-type="string">
            <text:p>R5 - # Review comments [sum]</text:p>
          </table:table-cell>
          <table:table-cell office:value-type="string" calcext:value-type="string">
            <text:p>31</text:p>
          </table:table-cell>
          <table:table-cell table:style-name="ce1" table:formula="of:=ORG.LIBREOFFICE.REGEX([.G42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5 (BG); 0 (CG)</text:p>
          </table:table-cell>
          <table:table-cell table:formula="of:=HYPERLINK(&quot;figures/boxplots/F4.3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21]; &quot;[A-Z]+&quot;)" office:value-type="string" office:string-value="F" calcext:value-type="string">
            <text:p>F</text:p>
          </table:table-cell>
          <table:table-cell table:style-name="ce4" table:formula="of:=VALUE(ORG.LIBREOFFICE.REGEX([.E421]; &quot;[\d\.]+&quot;))" office:value-type="float" office:value="4.3" calcext:value-type="float">
            <text:p>4.3</text:p>
          </table:table-cell>
          <table:table-cell table:formula="of:=ORG.LIBREOFFICE.REGEX([.F421]; &quot;[A-Z]+&quot;)" office:value-type="string" office:string-value="R" calcext:value-type="string">
            <text:p>R</text:p>
          </table:table-cell>
          <table:table-cell table:style-name="ce4" table:formula="of:=VALUE(ORG.LIBREOFFICE.REGEX([.F421]; &quot;[\d\.]+&quot;))" office:value-type="float" office:value="6" calcext:value-type="float">
            <text:p>6.0</text:p>
          </table:table-cell>
          <table:table-cell office:value-type="string" calcext:value-type="string">
            <text:p>F4.3 - Bug assignee role [max]</text:p>
          </table:table-cell>
          <table:table-cell office:value-type="string" calcext:value-type="string">
            <text:p>R6 - # Rounds of code review [sum]</text:p>
          </table:table-cell>
          <table:table-cell office:value-type="string" calcext:value-type="string">
            <text:p>31</text:p>
          </table:table-cell>
          <table:table-cell table:style-name="ce1" table:formula="of:=ORG.LIBREOFFICE.REGEX([.G42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5 (BG); 0 (CG)</text:p>
          </table:table-cell>
          <table:table-cell table:formula="of:=HYPERLINK(&quot;figures/boxplots/F4.3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22]; &quot;[A-Z]+&quot;)" office:value-type="string" office:string-value="F" calcext:value-type="string">
            <text:p>F</text:p>
          </table:table-cell>
          <table:table-cell table:style-name="ce4" table:formula="of:=VALUE(ORG.LIBREOFFICE.REGEX([.E422]; &quot;[\d\.]+&quot;))" office:value-type="float" office:value="4.4" calcext:value-type="float">
            <text:p>4.4</text:p>
          </table:table-cell>
          <table:table-cell table:formula="of:=ORG.LIBREOFFICE.REGEX([.F422]; &quot;[A-Z]+&quot;)" office:value-type="string" office:string-value="C" calcext:value-type="string">
            <text:p>C</text:p>
          </table:table-cell>
          <table:table-cell table:style-name="ce4" table:formula="of:=VALUE(ORG.LIBREOFFICE.REGEX([.F422]; &quot;[\d\.]+&quot;))" office:value-type="float" office:value="3" calcext:value-type="float">
            <text:p>3.0</text:p>
          </table:table-cell>
          <table:table-cell office:value-type="string" calcext:value-type="string">
            <text:p>F4.4 - Bug creator role [max]</text:p>
          </table:table-cell>
          <table:table-cell office:value-type="string" calcext:value-type="string">
            <text:p>C3 - # Files changed</text:p>
          </table:table-cell>
          <table:table-cell office:value-type="string" calcext:value-type="string">
            <text:p>32</text:p>
          </table:table-cell>
          <table:table-cell table:style-name="ce1" table:formula="of:=ORG.LIBREOFFICE.REGEX([.G422]; &quot;^(\d+|\w)&quot;)" office:value-type="string" office:string-value="32" calcext:value-type="string">
            <text:p>32</text:p>
          </table:table-cell>
          <table:table-cell office:value-type="string" calcext:value-type="string">
            <text:p>BG: not involved relates to more files changed in upper quartile</text:p>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4.4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23]; &quot;[A-Z]+&quot;)" office:value-type="string" office:string-value="F" calcext:value-type="string">
            <text:p>F</text:p>
          </table:table-cell>
          <table:table-cell table:style-name="ce4" table:formula="of:=VALUE(ORG.LIBREOFFICE.REGEX([.E423]; &quot;[\d\.]+&quot;))" office:value-type="float" office:value="4.4" calcext:value-type="float">
            <text:p>4.4</text:p>
          </table:table-cell>
          <table:table-cell table:formula="of:=ORG.LIBREOFFICE.REGEX([.F423]; &quot;[A-Z]+&quot;)" office:value-type="string" office:string-value="C" calcext:value-type="string">
            <text:p>C</text:p>
          </table:table-cell>
          <table:table-cell table:style-name="ce4" table:formula="of:=VALUE(ORG.LIBREOFFICE.REGEX([.F423]; &quot;[\d\.]+&quot;))" office:value-type="float" office:value="4" calcext:value-type="float">
            <text:p>4.0</text:p>
          </table:table-cell>
          <table:table-cell office:value-type="string" calcext:value-type="string">
            <text:p>F4.4 - Bug creator role [max]</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423];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4.4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24]; &quot;[A-Z]+&quot;)" office:value-type="string" office:string-value="F" calcext:value-type="string">
            <text:p>F</text:p>
          </table:table-cell>
          <table:table-cell table:style-name="ce4" table:formula="of:=VALUE(ORG.LIBREOFFICE.REGEX([.E424]; &quot;[\d\.]+&quot;))" office:value-type="float" office:value="4.4" calcext:value-type="float">
            <text:p>4.4</text:p>
          </table:table-cell>
          <table:table-cell table:formula="of:=ORG.LIBREOFFICE.REGEX([.F424]; &quot;[A-Z]+&quot;)" office:value-type="string" office:string-value="C" calcext:value-type="string">
            <text:p>C</text:p>
          </table:table-cell>
          <table:table-cell table:style-name="ce4" table:formula="of:=VALUE(ORG.LIBREOFFICE.REGEX([.F424]; &quot;[\d\.]+&quot;))" office:value-type="float" office:value="5" calcext:value-type="float">
            <text:p>5.0</text:p>
          </table:table-cell>
          <table:table-cell office:value-type="string" calcext:value-type="string">
            <text:p>F4.4 - Bug creator role [max]</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424];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4.4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25]; &quot;[A-Z]+&quot;)" office:value-type="string" office:string-value="F" calcext:value-type="string">
            <text:p>F</text:p>
          </table:table-cell>
          <table:table-cell table:style-name="ce4" table:formula="of:=VALUE(ORG.LIBREOFFICE.REGEX([.E425]; &quot;[\d\.]+&quot;))" office:value-type="float" office:value="4.4" calcext:value-type="float">
            <text:p>4.4</text:p>
          </table:table-cell>
          <table:table-cell table:formula="of:=ORG.LIBREOFFICE.REGEX([.F425]; &quot;[A-Z]+&quot;)" office:value-type="string" office:string-value="C" calcext:value-type="string">
            <text:p>C</text:p>
          </table:table-cell>
          <table:table-cell table:style-name="ce4" table:formula="of:=VALUE(ORG.LIBREOFFICE.REGEX([.F425]; &quot;[\d\.]+&quot;))" office:value-type="float" office:value="6" calcext:value-type="float">
            <text:p>6.0</text:p>
          </table:table-cell>
          <table:table-cell office:value-type="string" calcext:value-type="string">
            <text:p>F4.4 - Bug creator role [max]</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425]; &quot;^(\d+|\w)&quot;)" office:value-type="string" office:string-value="32" calcext:value-type="string">
            <text:p>32</text:p>
          </table:table-cell>
          <table:table-cell office:value-type="string" calcext:value-type="string">
            <text:p>BG: not involved less skewed to less bugginess</text:p>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4.4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26]; &quot;[A-Z]+&quot;)" office:value-type="string" office:string-value="F" calcext:value-type="string">
            <text:p>F</text:p>
          </table:table-cell>
          <table:table-cell table:style-name="ce4" table:formula="of:=VALUE(ORG.LIBREOFFICE.REGEX([.E426]; &quot;[\d\.]+&quot;))" office:value-type="float" office:value="4.4" calcext:value-type="float">
            <text:p>4.4</text:p>
          </table:table-cell>
          <table:table-cell table:formula="of:=ORG.LIBREOFFICE.REGEX([.F426]; &quot;[A-Z]+&quot;)" office:value-type="string" office:string-value="F" calcext:value-type="string">
            <text:p>F</text:p>
          </table:table-cell>
          <table:table-cell table:style-name="ce4" table:formula="of:=VALUE(ORG.LIBREOFFICE.REGEX([.F426]; &quot;[\d\.]+&quot;))" office:value-type="float" office:value="4" calcext:value-type="float">
            <text:p>4.0</text:p>
          </table:table-cell>
          <table:table-cell office:value-type="string" calcext:value-type="string">
            <text:p>F4.4 - Bug creator role [max]</text:p>
          </table:table-cell>
          <table:table-cell office:value-type="string" calcext:value-type="string">
            <text:p>F4 - # Bug discussants</text:p>
          </table:table-cell>
          <table:table-cell office:value-type="string" calcext:value-type="string">
            <text:p>32</text:p>
          </table:table-cell>
          <table:table-cell table:style-name="ce1" table:formula="of:=ORG.LIBREOFFICE.REGEX([.G426]; &quot;^(\d+|\w)&quot;)" office:value-type="string" office:string-value="32" calcext:value-type="string">
            <text:p>32</text:p>
          </table:table-cell>
          <table:table-cell office:value-type="string" calcext:value-type="string">
            <text:p>BG: peripheral relates to more discussants</text:p>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F4.4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27]; &quot;[A-Z]+&quot;)" office:value-type="string" office:string-value="F" calcext:value-type="string">
            <text:p>F</text:p>
          </table:table-cell>
          <table:table-cell table:style-name="ce4" table:formula="of:=VALUE(ORG.LIBREOFFICE.REGEX([.E427]; &quot;[\d\.]+&quot;))" office:value-type="float" office:value="4.4" calcext:value-type="float">
            <text:p>4.4</text:p>
          </table:table-cell>
          <table:table-cell table:formula="of:=ORG.LIBREOFFICE.REGEX([.F427]; &quot;[A-Z]+&quot;)" office:value-type="string" office:string-value="F" calcext:value-type="string">
            <text:p>F</text:p>
          </table:table-cell>
          <table:table-cell table:style-name="ce4" table:formula="of:=VALUE(ORG.LIBREOFFICE.REGEX([.F427]; &quot;[\d\.]+&quot;))" office:value-type="float" office:value="9" calcext:value-type="float">
            <text:p>9.0</text:p>
          </table:table-cell>
          <table:table-cell office:value-type="string" calcext:value-type="string">
            <text:p>F4.4 - Bug creator role [max]</text:p>
          </table:table-cell>
          <table:table-cell office:value-type="string" calcext:value-type="string">
            <text:p>F9 - # Bug comments [sum]</text:p>
          </table:table-cell>
          <table:table-cell office:value-type="string" calcext:value-type="string">
            <text:p>32</text:p>
          </table:table-cell>
          <table:table-cell table:style-name="ce1" table:formula="of:=ORG.LIBREOFFICE.REGEX([.G427]; &quot;^(\d+|\w)&quot;)" office:value-type="string" office:string-value="32" calcext:value-type="string">
            <text:p>32</text:p>
          </table:table-cell>
          <table:table-cell office:value-type="string" calcext:value-type="string">
            <text:p>BG: peripheral relates to more comments</text:p>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F4.4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table-cell table:formula="of:=ORG.LIBREOFFICE.REGEX([.E428]; &quot;[A-Z]+&quot;)" office:value-type="string" office:string-value="F" calcext:value-type="string">
            <text:p>F</text:p>
          </table:table-cell>
          <table:table-cell table:style-name="ce4" table:formula="of:=VALUE(ORG.LIBREOFFICE.REGEX([.E428]; &quot;[\d\.]+&quot;))" office:value-type="float" office:value="4.4" calcext:value-type="float">
            <text:p>4.4</text:p>
          </table:table-cell>
          <table:table-cell table:formula="of:=ORG.LIBREOFFICE.REGEX([.F428]; &quot;[A-Z]+&quot;)" office:value-type="string" office:string-value="I" calcext:value-type="string">
            <text:p>I</text:p>
          </table:table-cell>
          <table:table-cell table:style-name="ce4" table:formula="of:=VALUE(ORG.LIBREOFFICE.REGEX([.F428]; &quot;[\d\.]+&quot;))" office:value-type="float" office:value="5" calcext:value-type="float">
            <text:p>5.0</text:p>
          </table:table-cell>
          <table:table-cell office:value-type="string" calcext:value-type="string">
            <text:p>F4.4 - Bug creator role [max]</text:p>
          </table:table-cell>
          <table:table-cell office:value-type="string" calcext:value-type="string">
            <text:p>I5 - # Introducing issue discussants [sum]</text:p>
          </table:table-cell>
          <table:table-cell office:value-type="string" calcext:value-type="string">
            <text:p>31</text:p>
          </table:table-cell>
          <table:table-cell table:style-name="ce1" table:formula="of:=ORG.LIBREOFFICE.REGEX([.G42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36 (BG); 0 (CG)</text:p>
          </table:table-cell>
          <table:table-cell table:formula="of:=HYPERLINK(&quot;figures/boxplots/F4.4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29]; &quot;[A-Z]+&quot;)" office:value-type="string" office:string-value="F" calcext:value-type="string">
            <text:p>F</text:p>
          </table:table-cell>
          <table:table-cell table:style-name="ce4" table:formula="of:=VALUE(ORG.LIBREOFFICE.REGEX([.E429]; &quot;[\d\.]+&quot;))" office:value-type="float" office:value="4.4" calcext:value-type="float">
            <text:p>4.4</text:p>
          </table:table-cell>
          <table:table-cell table:formula="of:=ORG.LIBREOFFICE.REGEX([.F429]; &quot;[A-Z]+&quot;)" office:value-type="string" office:string-value="I" calcext:value-type="string">
            <text:p>I</text:p>
          </table:table-cell>
          <table:table-cell table:style-name="ce4" table:formula="of:=VALUE(ORG.LIBREOFFICE.REGEX([.F429]; &quot;[\d\.]+&quot;))" office:value-type="float" office:value="7" calcext:value-type="float">
            <text:p>7.0</text:p>
          </table:table-cell>
          <table:table-cell office:value-type="string" calcext:value-type="string">
            <text:p>F4.4 - Bug creator role [max]</text:p>
          </table:table-cell>
          <table:table-cell office:value-type="string" calcext:value-type="string">
            <text:p>I7 - # Introducing issue commits [sum]</text:p>
          </table:table-cell>
          <table:table-cell office:value-type="string" calcext:value-type="string">
            <text:p>32</text:p>
          </table:table-cell>
          <table:table-cell table:style-name="ce1" table:formula="of:=ORG.LIBREOFFICE.REGEX([.G429]; &quot;^(\d+|\w)&quot;)" office:value-type="string" office:string-value="32" calcext:value-type="string">
            <text:p>32</text:p>
          </table:table-cell>
          <table:table-cell office:value-type="string" calcext:value-type="string">
            <text:p>BG: core relates to more commits</text:p>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F4.4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30]; &quot;[A-Z]+&quot;)" office:value-type="string" office:string-value="F" calcext:value-type="string">
            <text:p>F</text:p>
          </table:table-cell>
          <table:table-cell table:style-name="ce4" table:formula="of:=VALUE(ORG.LIBREOFFICE.REGEX([.E430]; &quot;[\d\.]+&quot;))" office:value-type="float" office:value="4.4" calcext:value-type="float">
            <text:p>4.4</text:p>
          </table:table-cell>
          <table:table-cell table:formula="of:=ORG.LIBREOFFICE.REGEX([.F430]; &quot;[A-Z]+&quot;)" office:value-type="string" office:string-value="I" calcext:value-type="string">
            <text:p>I</text:p>
          </table:table-cell>
          <table:table-cell table:style-name="ce4" table:formula="of:=VALUE(ORG.LIBREOFFICE.REGEX([.F430]; &quot;[\d\.]+&quot;))" office:value-type="float" office:value="10" calcext:value-type="float">
            <text:p>10.0</text:p>
          </table:table-cell>
          <table:table-cell office:value-type="string" calcext:value-type="string">
            <text:p>F4.4 - Bug creator role [max]</text:p>
          </table:table-cell>
          <table:table-cell office:value-type="string" calcext:value-type="string">
            <text:p>I10 - # Introducing issue comments [sum]</text:p>
          </table:table-cell>
          <table:table-cell office:value-type="string" calcext:value-type="string">
            <text:p>32</text:p>
          </table:table-cell>
          <table:table-cell table:style-name="ce1" table:formula="of:=ORG.LIBREOFFICE.REGEX([.G430]; &quot;^(\d+|\w)&quot;)" office:value-type="string" office:string-value="32" calcext:value-type="string">
            <text:p>32</text:p>
          </table:table-cell>
          <table:table-cell office:value-type="string" calcext:value-type="string">
            <text:p>BG: not involved relates to more comments than not</text:p>
          </table:table-cell>
          <table:table-cell table:style-name="ce12" office:value-type="string" calcext:value-type="string">
            <text:p>BG and CG: no common fully valid labels</text:p>
            <text:p>CG: no frequent labels</text:p>
            <text:p>Not enough data for Kruskal-Wallis</text:p>
            <text:p>Abs. count: 36 (BG); 0 (CG)</text:p>
          </table:table-cell>
          <table:table-cell table:formula="of:=HYPERLINK(&quot;figures/boxplots/F4.4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431]; &quot;[A-Z]+&quot;)" office:value-type="string" office:string-value="F" calcext:value-type="string">
            <text:p>F</text:p>
          </table:table-cell>
          <table:table-cell table:style-name="ce4" table:formula="of:=VALUE(ORG.LIBREOFFICE.REGEX([.E431]; &quot;[\d\.]+&quot;))" office:value-type="float" office:value="4.4" calcext:value-type="float">
            <text:p>4.4</text:p>
          </table:table-cell>
          <table:table-cell table:formula="of:=ORG.LIBREOFFICE.REGEX([.F431]; &quot;[A-Z]+&quot;)" office:value-type="string" office:string-value="ML" calcext:value-type="string">
            <text:p>ML</text:p>
          </table:table-cell>
          <table:table-cell table:style-name="ce4" table:formula="of:=VALUE(ORG.LIBREOFFICE.REGEX([.F431]; &quot;[\d\.]+&quot;))" office:value-type="float" office:value="2" calcext:value-type="float">
            <text:p>2.0</text:p>
          </table:table-cell>
          <table:table-cell office:value-type="string" calcext:value-type="string">
            <text:p>F4.4 - Bug creator role [max]</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43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432]; &quot;[A-Z]+&quot;)" office:value-type="string" office:string-value="F" calcext:value-type="string">
            <text:p>F</text:p>
          </table:table-cell>
          <table:table-cell table:style-name="ce4" table:formula="of:=VALUE(ORG.LIBREOFFICE.REGEX([.E432]; &quot;[\d\.]+&quot;))" office:value-type="float" office:value="4.4" calcext:value-type="float">
            <text:p>4.4</text:p>
          </table:table-cell>
          <table:table-cell table:formula="of:=ORG.LIBREOFFICE.REGEX([.F432]; &quot;[A-Z]+&quot;)" office:value-type="string" office:string-value="ML" calcext:value-type="string">
            <text:p>ML</text:p>
          </table:table-cell>
          <table:table-cell table:style-name="ce4" table:formula="of:=VALUE(ORG.LIBREOFFICE.REGEX([.F432]; &quot;[\d\.]+&quot;))" office:value-type="float" office:value="5" calcext:value-type="float">
            <text:p>5.0</text:p>
          </table:table-cell>
          <table:table-cell office:value-type="string" calcext:value-type="string">
            <text:p>F4.4 - Bug creator role [max]</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43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433]; &quot;[A-Z]+&quot;)" office:value-type="string" office:string-value="F" calcext:value-type="string">
            <text:p>F</text:p>
          </table:table-cell>
          <table:table-cell table:style-name="ce4" table:formula="of:=VALUE(ORG.LIBREOFFICE.REGEX([.E433]; &quot;[\d\.]+&quot;))" office:value-type="float" office:value="4.4" calcext:value-type="float">
            <text:p>4.4</text:p>
          </table:table-cell>
          <table:table-cell table:formula="of:=ORG.LIBREOFFICE.REGEX([.F433]; &quot;[A-Z]+&quot;)" office:value-type="string" office:string-value="O" calcext:value-type="string">
            <text:p>O</text:p>
          </table:table-cell>
          <table:table-cell table:style-name="ce4" table:formula="of:=VALUE(ORG.LIBREOFFICE.REGEX([.F433]; &quot;[\d\.]+&quot;))" office:value-type="float" office:value="3" calcext:value-type="float">
            <text:p>3.0</text:p>
          </table:table-cell>
          <table:table-cell office:value-type="string" calcext:value-type="string">
            <text:p>F4.4 - Bug creator role [max]</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43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3" table:visibility="filter">
          <table:table-cell table:formula="of:=ORG.LIBREOFFICE.REGEX([.E434]; &quot;[A-Z]+&quot;)" office:value-type="string" office:string-value="F" calcext:value-type="string">
            <text:p>F</text:p>
          </table:table-cell>
          <table:table-cell table:style-name="ce4" table:formula="of:=VALUE(ORG.LIBREOFFICE.REGEX([.E434]; &quot;[\d\.]+&quot;))" office:value-type="float" office:value="4.4" calcext:value-type="float">
            <text:p>4.4</text:p>
          </table:table-cell>
          <table:table-cell table:formula="of:=ORG.LIBREOFFICE.REGEX([.F434]; &quot;[A-Z]+&quot;)" office:value-type="string" office:string-value="R" calcext:value-type="string">
            <text:p>R</text:p>
          </table:table-cell>
          <table:table-cell table:style-name="ce4" table:formula="of:=VALUE(ORG.LIBREOFFICE.REGEX([.F434]; &quot;[\d\.]+&quot;))" office:value-type="float" office:value="3" calcext:value-type="float">
            <text:p>3.0</text:p>
          </table:table-cell>
          <table:table-cell office:value-type="string" calcext:value-type="string">
            <text:p>F4.4 - Bug creator role [max]</text:p>
          </table:table-cell>
          <table:table-cell office:value-type="string" calcext:value-type="string">
            <text:p>R3 - # Reviewers [sum]</text:p>
          </table:table-cell>
          <table:table-cell office:value-type="string" calcext:value-type="string">
            <text:p>32</text:p>
          </table:table-cell>
          <table:table-cell table:style-name="ce1" table:formula="of:=ORG.LIBREOFFICE.REGEX([.G434]; &quot;^(\d+|\w)&quot;)" office:value-type="string" office:string-value="32" calcext:value-type="string">
            <text:p>32</text:p>
          </table:table-cell>
          <table:table-cell office:value-type="string" calcext:value-type="string">
            <text:p>BG: not involved relates to less reviewers</text:p>
          </table:table-cell>
          <table:table-cell table:style-name="ce12" office:value-type="string" calcext:value-type="string">
            <text:p>BG and CG: no common fully valid labels</text:p>
            <text:p>CG: no frequent labels</text:p>
            <text:p>BG: Kruskal-Wallis - Significant difference True</text:p>
            <text:p>Abs. count: 38 (BG); 0 (CG)</text:p>
          </table:table-cell>
          <table:table-cell table:formula="of:=HYPERLINK(&quot;figures/boxplots/F4.4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35]; &quot;[A-Z]+&quot;)" office:value-type="string" office:string-value="F" calcext:value-type="string">
            <text:p>F</text:p>
          </table:table-cell>
          <table:table-cell table:style-name="ce4" table:formula="of:=VALUE(ORG.LIBREOFFICE.REGEX([.E435]; &quot;[\d\.]+&quot;))" office:value-type="float" office:value="4.4" calcext:value-type="float">
            <text:p>4.4</text:p>
          </table:table-cell>
          <table:table-cell table:formula="of:=ORG.LIBREOFFICE.REGEX([.F435]; &quot;[A-Z]+&quot;)" office:value-type="string" office:string-value="R" calcext:value-type="string">
            <text:p>R</text:p>
          </table:table-cell>
          <table:table-cell table:style-name="ce4" table:formula="of:=VALUE(ORG.LIBREOFFICE.REGEX([.F435]; &quot;[\d\.]+&quot;))" office:value-type="float" office:value="5" calcext:value-type="float">
            <text:p>5.0</text:p>
          </table:table-cell>
          <table:table-cell office:value-type="string" calcext:value-type="string">
            <text:p>F4.4 - Bug creator role [max]</text:p>
          </table:table-cell>
          <table:table-cell office:value-type="string" calcext:value-type="string">
            <text:p>R5 - # Review comments [sum]</text:p>
          </table:table-cell>
          <table:table-cell office:value-type="string" calcext:value-type="string">
            <text:p>32</text:p>
          </table:table-cell>
          <table:table-cell table:style-name="ce1" table:formula="of:=ORG.LIBREOFFICE.REGEX([.G435]; &quot;^(\d+|\w)&quot;)" office:value-type="string" office:string-value="32" calcext:value-type="string">
            <text:p>32</text:p>
          </table:table-cell>
          <table:table-cell office:value-type="string" calcext:value-type="string">
            <text:p>BG: not involved relates to less comments</text:p>
          </table:table-cell>
          <table:table-cell table:style-name="ce12" office:value-type="string" calcext:value-type="string">
            <text:p>BG and CG: no common fully valid labels</text:p>
            <text:p>CG: no frequent labels</text:p>
            <text:p>BG: Kruskal-Wallis - Significant difference True</text:p>
            <text:p>Abs. count: 38 (BG); 0 (CG)</text:p>
          </table:table-cell>
          <table:table-cell table:formula="of:=HYPERLINK(&quot;figures/boxplots/F4.4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36]; &quot;[A-Z]+&quot;)" office:value-type="string" office:string-value="F" calcext:value-type="string">
            <text:p>F</text:p>
          </table:table-cell>
          <table:table-cell table:style-name="ce4" table:formula="of:=VALUE(ORG.LIBREOFFICE.REGEX([.E436]; &quot;[\d\.]+&quot;))" office:value-type="float" office:value="4.4" calcext:value-type="float">
            <text:p>4.4</text:p>
          </table:table-cell>
          <table:table-cell table:formula="of:=ORG.LIBREOFFICE.REGEX([.F436]; &quot;[A-Z]+&quot;)" office:value-type="string" office:string-value="R" calcext:value-type="string">
            <text:p>R</text:p>
          </table:table-cell>
          <table:table-cell table:style-name="ce4" table:formula="of:=VALUE(ORG.LIBREOFFICE.REGEX([.F436]; &quot;[\d\.]+&quot;))" office:value-type="float" office:value="6" calcext:value-type="float">
            <text:p>6.0</text:p>
          </table:table-cell>
          <table:table-cell office:value-type="string" calcext:value-type="string">
            <text:p>F4.4 - Bug creator role [max]</text:p>
          </table:table-cell>
          <table:table-cell office:value-type="string" calcext:value-type="string">
            <text:p>R6 - # Rounds of code review [sum]</text:p>
          </table:table-cell>
          <table:table-cell office:value-type="string" calcext:value-type="string">
            <text:p>32</text:p>
          </table:table-cell>
          <table:table-cell table:style-name="ce1" table:formula="of:=ORG.LIBREOFFICE.REGEX([.G436]; &quot;^(\d+|\w)&quot;)" office:value-type="string" office:string-value="32" calcext:value-type="string">
            <text:p>32</text:p>
          </table:table-cell>
          <table:table-cell office:value-type="string" calcext:value-type="string">
            <text:p>BG: not involved relates to less rounds of review</text:p>
          </table:table-cell>
          <table:table-cell table:style-name="ce12" office:value-type="string" calcext:value-type="string">
            <text:p>BG and CG: no common fully valid labels</text:p>
            <text:p>CG: no frequent labels</text:p>
            <text:p>BG: Kruskal-Wallis - Significant difference True</text:p>
            <text:p>Abs. count: 38 (BG); 0 (CG)</text:p>
          </table:table-cell>
          <table:table-cell table:formula="of:=HYPERLINK(&quot;figures/boxplots/F4.4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37]; &quot;[A-Z]+&quot;)" office:value-type="string" office:string-value="F" calcext:value-type="string">
            <text:p>F</text:p>
          </table:table-cell>
          <table:table-cell table:style-name="ce4" table:formula="of:=VALUE(ORG.LIBREOFFICE.REGEX([.E437]; &quot;[\d\.]+&quot;))" office:value-type="float" office:value="5" calcext:value-type="float">
            <text:p>5.0</text:p>
          </table:table-cell>
          <table:table-cell table:formula="of:=ORG.LIBREOFFICE.REGEX([.F437]; &quot;[A-Z]+&quot;)" office:value-type="string" office:string-value="C" calcext:value-type="string">
            <text:p>C</text:p>
          </table:table-cell>
          <table:table-cell table:style-name="ce4" table:formula="of:=VALUE(ORG.LIBREOFFICE.REGEX([.F437]; &quot;[\d\.]+&quot;))" office:value-type="float" office:value="3" calcext:value-type="float">
            <text:p>3.0</text:p>
          </table:table-cell>
          <table:table-cell office:value-type="string" calcext:value-type="string">
            <text:p>F5 - Aspects of the Bug discussion: action</text:p>
          </table:table-cell>
          <table:table-cell office:value-type="string" calcext:value-type="string">
            <text:p>C3 - # Files changed</text:p>
          </table:table-cell>
          <table:table-cell office:value-type="string" calcext:value-type="string">
            <text:p>31</text:p>
          </table:table-cell>
          <table:table-cell table:style-name="ce1" table:formula="of:=ORG.LIBREOFFICE.REGEX([.G43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5_C3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38]; &quot;[A-Z]+&quot;)" office:value-type="string" office:string-value="F" calcext:value-type="string">
            <text:p>F</text:p>
          </table:table-cell>
          <table:table-cell table:style-name="ce4" table:formula="of:=VALUE(ORG.LIBREOFFICE.REGEX([.E438]; &quot;[\d\.]+&quot;))" office:value-type="float" office:value="5" calcext:value-type="float">
            <text:p>5.0</text:p>
          </table:table-cell>
          <table:table-cell table:formula="of:=ORG.LIBREOFFICE.REGEX([.F438]; &quot;[A-Z]+&quot;)" office:value-type="string" office:string-value="C" calcext:value-type="string">
            <text:p>C</text:p>
          </table:table-cell>
          <table:table-cell table:style-name="ce4" table:formula="of:=VALUE(ORG.LIBREOFFICE.REGEX([.F438]; &quot;[\d\.]+&quot;))" office:value-type="float" office:value="3" calcext:value-type="float">
            <text:p>3.0</text:p>
          </table:table-cell>
          <table:table-cell office:value-type="string" calcext:value-type="string">
            <text:p>F5 - Aspects of the Bug discussion: target</text:p>
          </table:table-cell>
          <table:table-cell office:value-type="string" calcext:value-type="string">
            <text:p>C3 - # Files changed</text:p>
          </table:table-cell>
          <table:table-cell office:value-type="string" calcext:value-type="string">
            <text:p>31</text:p>
          </table:table-cell>
          <table:table-cell table:style-name="ce1" table:formula="of:=ORG.LIBREOFFICE.REGEX([.G43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5_C3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39]; &quot;[A-Z]+&quot;)" office:value-type="string" office:string-value="F" calcext:value-type="string">
            <text:p>F</text:p>
          </table:table-cell>
          <table:table-cell table:style-name="ce4" table:formula="of:=VALUE(ORG.LIBREOFFICE.REGEX([.E439]; &quot;[\d\.]+&quot;))" office:value-type="float" office:value="5" calcext:value-type="float">
            <text:p>5.0</text:p>
          </table:table-cell>
          <table:table-cell table:formula="of:=ORG.LIBREOFFICE.REGEX([.F439]; &quot;[A-Z]+&quot;)" office:value-type="string" office:string-value="C" calcext:value-type="string">
            <text:p>C</text:p>
          </table:table-cell>
          <table:table-cell table:style-name="ce4" table:formula="of:=VALUE(ORG.LIBREOFFICE.REGEX([.F439]; &quot;[\d\.]+&quot;))" office:value-type="float" office:value="3" calcext:value-type="float">
            <text:p>3.0</text:p>
          </table:table-cell>
          <table:table-cell office:value-type="string" calcext:value-type="string">
            <text:p>F5 - Aspects of the Bug discussion: topic</text:p>
          </table:table-cell>
          <table:table-cell office:value-type="string" calcext:value-type="string">
            <text:p>C3 - # Files changed</text:p>
          </table:table-cell>
          <table:table-cell office:value-type="string" calcext:value-type="string">
            <text:p>32</text:p>
          </table:table-cell>
          <table:table-cell table:style-name="ce1" table:formula="of:=ORG.LIBREOFFICE.REGEX([.G439]; &quot;^(\d+|\w)&quot;)" office:value-type="string" office:string-value="32" calcext:value-type="string">
            <text:p>32</text:p>
          </table:table-cell>
          <table:table-cell office:value-type="string" calcext:value-type="string">
            <text:p>BG: expected behavior has large upper quartile</text:p>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5_C3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40]; &quot;[A-Z]+&quot;)" office:value-type="string" office:string-value="F" calcext:value-type="string">
            <text:p>F</text:p>
          </table:table-cell>
          <table:table-cell table:style-name="ce4" table:formula="of:=VALUE(ORG.LIBREOFFICE.REGEX([.E440]; &quot;[\d\.]+&quot;))" office:value-type="float" office:value="5" calcext:value-type="float">
            <text:p>5.0</text:p>
          </table:table-cell>
          <table:table-cell table:formula="of:=ORG.LIBREOFFICE.REGEX([.F440]; &quot;[A-Z]+&quot;)" office:value-type="string" office:string-value="C" calcext:value-type="string">
            <text:p>C</text:p>
          </table:table-cell>
          <table:table-cell table:style-name="ce4" table:formula="of:=VALUE(ORG.LIBREOFFICE.REGEX([.F440]; &quot;[\d\.]+&quot;))" office:value-type="float" office:value="4" calcext:value-type="float">
            <text:p>4.0</text:p>
          </table:table-cell>
          <table:table-cell office:value-type="string" calcext:value-type="string">
            <text:p>F5 - Aspects of the Bug discussion: action</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44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5_C4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41]; &quot;[A-Z]+&quot;)" office:value-type="string" office:string-value="F" calcext:value-type="string">
            <text:p>F</text:p>
          </table:table-cell>
          <table:table-cell table:style-name="ce4" table:formula="of:=VALUE(ORG.LIBREOFFICE.REGEX([.E441]; &quot;[\d\.]+&quot;))" office:value-type="float" office:value="5" calcext:value-type="float">
            <text:p>5.0</text:p>
          </table:table-cell>
          <table:table-cell table:formula="of:=ORG.LIBREOFFICE.REGEX([.F441]; &quot;[A-Z]+&quot;)" office:value-type="string" office:string-value="C" calcext:value-type="string">
            <text:p>C</text:p>
          </table:table-cell>
          <table:table-cell table:style-name="ce4" table:formula="of:=VALUE(ORG.LIBREOFFICE.REGEX([.F441]; &quot;[\d\.]+&quot;))" office:value-type="float" office:value="4" calcext:value-type="float">
            <text:p>4.0</text:p>
          </table:table-cell>
          <table:table-cell office:value-type="string" calcext:value-type="string">
            <text:p>F5 - Aspects of the Bug discussion: target</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44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5_C4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42]; &quot;[A-Z]+&quot;)" office:value-type="string" office:string-value="F" calcext:value-type="string">
            <text:p>F</text:p>
          </table:table-cell>
          <table:table-cell table:style-name="ce4" table:formula="of:=VALUE(ORG.LIBREOFFICE.REGEX([.E442]; &quot;[\d\.]+&quot;))" office:value-type="float" office:value="5" calcext:value-type="float">
            <text:p>5.0</text:p>
          </table:table-cell>
          <table:table-cell table:formula="of:=ORG.LIBREOFFICE.REGEX([.F442]; &quot;[A-Z]+&quot;)" office:value-type="string" office:string-value="C" calcext:value-type="string">
            <text:p>C</text:p>
          </table:table-cell>
          <table:table-cell table:style-name="ce4" table:formula="of:=VALUE(ORG.LIBREOFFICE.REGEX([.F442]; &quot;[\d\.]+&quot;))" office:value-type="float" office:value="4" calcext:value-type="float">
            <text:p>4.0</text:p>
          </table:table-cell>
          <table:table-cell office:value-type="string" calcext:value-type="string">
            <text:p>F5 - Aspects of the Bug discussion: topic</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442]; &quot;^(\d+|\w)&quot;)" office:value-type="string" office:string-value="32" calcext:value-type="string">
            <text:p>32</text:p>
          </table:table-cell>
          <table:table-cell office:value-type="string" calcext:value-type="string">
            <text:p>BG: multiple relations</text:p>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5_C4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43]; &quot;[A-Z]+&quot;)" office:value-type="string" office:string-value="F" calcext:value-type="string">
            <text:p>F</text:p>
          </table:table-cell>
          <table:table-cell table:style-name="ce4" table:formula="of:=VALUE(ORG.LIBREOFFICE.REGEX([.E443]; &quot;[\d\.]+&quot;))" office:value-type="float" office:value="5" calcext:value-type="float">
            <text:p>5.0</text:p>
          </table:table-cell>
          <table:table-cell table:formula="of:=ORG.LIBREOFFICE.REGEX([.F443]; &quot;[A-Z]+&quot;)" office:value-type="string" office:string-value="C" calcext:value-type="string">
            <text:p>C</text:p>
          </table:table-cell>
          <table:table-cell table:style-name="ce4" table:formula="of:=VALUE(ORG.LIBREOFFICE.REGEX([.F443]; &quot;[\d\.]+&quot;))" office:value-type="float" office:value="5" calcext:value-type="float">
            <text:p>5.0</text:p>
          </table:table-cell>
          <table:table-cell office:value-type="string" calcext:value-type="string">
            <text:p>F5 - Aspects of the Bug discussion: action</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443];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5_C5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44]; &quot;[A-Z]+&quot;)" office:value-type="string" office:string-value="F" calcext:value-type="string">
            <text:p>F</text:p>
          </table:table-cell>
          <table:table-cell table:style-name="ce4" table:formula="of:=VALUE(ORG.LIBREOFFICE.REGEX([.E444]; &quot;[\d\.]+&quot;))" office:value-type="float" office:value="5" calcext:value-type="float">
            <text:p>5.0</text:p>
          </table:table-cell>
          <table:table-cell table:formula="of:=ORG.LIBREOFFICE.REGEX([.F444]; &quot;[A-Z]+&quot;)" office:value-type="string" office:string-value="C" calcext:value-type="string">
            <text:p>C</text:p>
          </table:table-cell>
          <table:table-cell table:style-name="ce4" table:formula="of:=VALUE(ORG.LIBREOFFICE.REGEX([.F444]; &quot;[\d\.]+&quot;))" office:value-type="float" office:value="5" calcext:value-type="float">
            <text:p>5.0</text:p>
          </table:table-cell>
          <table:table-cell office:value-type="string" calcext:value-type="string">
            <text:p>F5 - Aspects of the Bug discussion: target</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444];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5_C5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45]; &quot;[A-Z]+&quot;)" office:value-type="string" office:string-value="F" calcext:value-type="string">
            <text:p>F</text:p>
          </table:table-cell>
          <table:table-cell table:style-name="ce4" table:formula="of:=VALUE(ORG.LIBREOFFICE.REGEX([.E445]; &quot;[\d\.]+&quot;))" office:value-type="float" office:value="5" calcext:value-type="float">
            <text:p>5.0</text:p>
          </table:table-cell>
          <table:table-cell table:formula="of:=ORG.LIBREOFFICE.REGEX([.F445]; &quot;[A-Z]+&quot;)" office:value-type="string" office:string-value="C" calcext:value-type="string">
            <text:p>C</text:p>
          </table:table-cell>
          <table:table-cell table:style-name="ce4" table:formula="of:=VALUE(ORG.LIBREOFFICE.REGEX([.F445]; &quot;[\d\.]+&quot;))" office:value-type="float" office:value="5" calcext:value-type="float">
            <text:p>5.0</text:p>
          </table:table-cell>
          <table:table-cell office:value-type="string" calcext:value-type="string">
            <text:p>F5 - Aspects of the Bug discussion: topic</text:p>
          </table:table-cell>
          <table:table-cell office:value-type="string" calcext:value-type="string">
            <text:p>C5 - Commit total line bugginess</text:p>
          </table:table-cell>
          <table:table-cell office:value-type="string" calcext:value-type="string">
            <text:p>32</text:p>
          </table:table-cell>
          <table:table-cell table:style-name="ce1" table:formula="of:=ORG.LIBREOFFICE.REGEX([.G445]; &quot;^(\d+|\w)&quot;)" office:value-type="string" office:string-value="32" calcext:value-type="string">
            <text:p>32</text:p>
          </table:table-cell>
          <table:table-cell office:value-type="string" calcext:value-type="string">
            <text:p>BG: multiple relations (weak)</text:p>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5_C5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46]; &quot;[A-Z]+&quot;)" office:value-type="string" office:string-value="F" calcext:value-type="string">
            <text:p>F</text:p>
          </table:table-cell>
          <table:table-cell table:style-name="ce4" table:formula="of:=VALUE(ORG.LIBREOFFICE.REGEX([.E446]; &quot;[\d\.]+&quot;))" office:value-type="float" office:value="5" calcext:value-type="float">
            <text:p>5.0</text:p>
          </table:table-cell>
          <table:table-cell table:formula="of:=ORG.LIBREOFFICE.REGEX([.F446]; &quot;[A-Z]+&quot;)" office:value-type="string" office:string-value="C" calcext:value-type="string">
            <text:p>C</text:p>
          </table:table-cell>
          <table:table-cell table:style-name="ce4" table:formula="of:=VALUE(ORG.LIBREOFFICE.REGEX([.F446]; &quot;[\d\.]+&quot;))" office:value-type="float" office:value="6" calcext:value-type="float">
            <text:p>6.0</text:p>
          </table:table-cell>
          <table:table-cell office:value-type="string" calcext:value-type="string">
            <text:p>F5 - Aspects of the Bug discussion: action</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44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5_C6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47]; &quot;[A-Z]+&quot;)" office:value-type="string" office:string-value="F" calcext:value-type="string">
            <text:p>F</text:p>
          </table:table-cell>
          <table:table-cell table:style-name="ce4" table:formula="of:=VALUE(ORG.LIBREOFFICE.REGEX([.E447]; &quot;[\d\.]+&quot;))" office:value-type="float" office:value="5" calcext:value-type="float">
            <text:p>5.0</text:p>
          </table:table-cell>
          <table:table-cell table:formula="of:=ORG.LIBREOFFICE.REGEX([.F447]; &quot;[A-Z]+&quot;)" office:value-type="string" office:string-value="C" calcext:value-type="string">
            <text:p>C</text:p>
          </table:table-cell>
          <table:table-cell table:style-name="ce4" table:formula="of:=VALUE(ORG.LIBREOFFICE.REGEX([.F447]; &quot;[\d\.]+&quot;))" office:value-type="float" office:value="6" calcext:value-type="float">
            <text:p>6.0</text:p>
          </table:table-cell>
          <table:table-cell office:value-type="string" calcext:value-type="string">
            <text:p>F5 - Aspects of the Bug discussion: target</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447]; &quot;^(\d+|\w)&quot;)" office:value-type="string" office:string-value="32" calcext:value-type="string">
            <text:p>32</text:p>
          </table:table-cell>
          <table:table-cell office:value-type="string" calcext:value-type="string">
            <text:p>BG: change relates to less bugginess</text:p>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5_C6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48]; &quot;[A-Z]+&quot;)" office:value-type="string" office:string-value="F" calcext:value-type="string">
            <text:p>F</text:p>
          </table:table-cell>
          <table:table-cell table:style-name="ce4" table:formula="of:=VALUE(ORG.LIBREOFFICE.REGEX([.E448]; &quot;[\d\.]+&quot;))" office:value-type="float" office:value="5" calcext:value-type="float">
            <text:p>5.0</text:p>
          </table:table-cell>
          <table:table-cell table:formula="of:=ORG.LIBREOFFICE.REGEX([.F448]; &quot;[A-Z]+&quot;)" office:value-type="string" office:string-value="C" calcext:value-type="string">
            <text:p>C</text:p>
          </table:table-cell>
          <table:table-cell table:style-name="ce4" table:formula="of:=VALUE(ORG.LIBREOFFICE.REGEX([.F448]; &quot;[\d\.]+&quot;))" office:value-type="float" office:value="6" calcext:value-type="float">
            <text:p>6.0</text:p>
          </table:table-cell>
          <table:table-cell office:value-type="string" calcext:value-type="string">
            <text:p>F5 - Aspects of the Bug discussion: topic</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448]; &quot;^(\d+|\w)&quot;)" office:value-type="string" office:string-value="32" calcext:value-type="string">
            <text:p>32</text:p>
          </table:table-cell>
          <table:table-cell office:value-type="string" calcext:value-type="string">
            <text:p>BG: multiple relations</text:p>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F5_C6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49]; &quot;[A-Z]+&quot;)" office:value-type="string" office:string-value="F" calcext:value-type="string">
            <text:p>F</text:p>
          </table:table-cell>
          <table:table-cell table:style-name="ce4" table:formula="of:=VALUE(ORG.LIBREOFFICE.REGEX([.E449]; &quot;[\d\.]+&quot;))" office:value-type="float" office:value="5" calcext:value-type="float">
            <text:p>5.0</text:p>
          </table:table-cell>
          <table:table-cell table:formula="of:=ORG.LIBREOFFICE.REGEX([.F449]; &quot;[A-Z]+&quot;)" office:value-type="string" office:string-value="F" calcext:value-type="string">
            <text:p>F</text:p>
          </table:table-cell>
          <table:table-cell table:style-name="ce4" table:formula="of:=VALUE(ORG.LIBREOFFICE.REGEX([.F449]; &quot;[\d\.]+&quot;))" office:value-type="float" office:value="4" calcext:value-type="float">
            <text:p>4.0</text:p>
          </table:table-cell>
          <table:table-cell office:value-type="string" calcext:value-type="string">
            <text:p>F5 - Aspects of the Bug discussion: action</text:p>
          </table:table-cell>
          <table:table-cell office:value-type="string" calcext:value-type="string">
            <text:p>F4 - # Bug discussants</text:p>
          </table:table-cell>
          <table:table-cell office:value-type="string" calcext:value-type="string">
            <text:p>32</text:p>
          </table:table-cell>
          <table:table-cell table:style-name="ce1" table:formula="of:=ORG.LIBREOFFICE.REGEX([.G449]; &quot;^(\d+|\w)&quot;)" office:value-type="string" office:string-value="32" calcext:value-type="string">
            <text:p>32</text:p>
          </table:table-cell>
          <table:table-cell office:value-type="string" calcext:value-type="string">
            <text:p>BG: informing relates to less discussants, but it also has 71 observations, so thats all the possible observations</text:p>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F5_F4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50]; &quot;[A-Z]+&quot;)" office:value-type="string" office:string-value="F" calcext:value-type="string">
            <text:p>F</text:p>
          </table:table-cell>
          <table:table-cell table:style-name="ce4" table:formula="of:=VALUE(ORG.LIBREOFFICE.REGEX([.E450]; &quot;[\d\.]+&quot;))" office:value-type="float" office:value="5" calcext:value-type="float">
            <text:p>5.0</text:p>
          </table:table-cell>
          <table:table-cell table:formula="of:=ORG.LIBREOFFICE.REGEX([.F450]; &quot;[A-Z]+&quot;)" office:value-type="string" office:string-value="F" calcext:value-type="string">
            <text:p>F</text:p>
          </table:table-cell>
          <table:table-cell table:style-name="ce4" table:formula="of:=VALUE(ORG.LIBREOFFICE.REGEX([.F450]; &quot;[\d\.]+&quot;))" office:value-type="float" office:value="4" calcext:value-type="float">
            <text:p>4.0</text:p>
          </table:table-cell>
          <table:table-cell office:value-type="string" calcext:value-type="string">
            <text:p>F5 - Aspects of the Bug discussion: target</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45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F5_F4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51]; &quot;[A-Z]+&quot;)" office:value-type="string" office:string-value="F" calcext:value-type="string">
            <text:p>F</text:p>
          </table:table-cell>
          <table:table-cell table:style-name="ce4" table:formula="of:=VALUE(ORG.LIBREOFFICE.REGEX([.E451]; &quot;[\d\.]+&quot;))" office:value-type="float" office:value="5" calcext:value-type="float">
            <text:p>5.0</text:p>
          </table:table-cell>
          <table:table-cell table:formula="of:=ORG.LIBREOFFICE.REGEX([.F451]; &quot;[A-Z]+&quot;)" office:value-type="string" office:string-value="F" calcext:value-type="string">
            <text:p>F</text:p>
          </table:table-cell>
          <table:table-cell table:style-name="ce4" table:formula="of:=VALUE(ORG.LIBREOFFICE.REGEX([.F451]; &quot;[\d\.]+&quot;))" office:value-type="float" office:value="4" calcext:value-type="float">
            <text:p>4.0</text:p>
          </table:table-cell>
          <table:table-cell office:value-type="string" calcext:value-type="string">
            <text:p>F5 - Aspects of the Bug discussion: topic</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451]; &quot;^(\d+|\w)&quot;)" office:value-type="string" office:string-value="31" calcext:value-type="string">
            <text:p>31</text:p>
          </table:table-cell>
          <table:table-cell office:value-type="string" calcext:value-type="string">
            <text:p>BG: no clear relation</text:p>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F5_F4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52]; &quot;[A-Z]+&quot;)" office:value-type="string" office:string-value="F" calcext:value-type="string">
            <text:p>F</text:p>
          </table:table-cell>
          <table:table-cell table:style-name="ce4" table:formula="of:=VALUE(ORG.LIBREOFFICE.REGEX([.E452]; &quot;[\d\.]+&quot;))" office:value-type="float" office:value="5" calcext:value-type="float">
            <text:p>5.0</text:p>
          </table:table-cell>
          <table:table-cell table:formula="of:=ORG.LIBREOFFICE.REGEX([.F452]; &quot;[A-Z]+&quot;)" office:value-type="string" office:string-value="F" calcext:value-type="string">
            <text:p>F</text:p>
          </table:table-cell>
          <table:table-cell table:style-name="ce4" table:formula="of:=VALUE(ORG.LIBREOFFICE.REGEX([.F452]; &quot;[\d\.]+&quot;))" office:value-type="float" office:value="9" calcext:value-type="float">
            <text:p>9.0</text:p>
          </table:table-cell>
          <table:table-cell office:value-type="string" calcext:value-type="string">
            <text:p>F5 - Aspects of the Bug discussion: action</text:p>
          </table:table-cell>
          <table:table-cell office:value-type="string" calcext:value-type="string">
            <text:p>F9 - # Bug comments [sum]</text:p>
          </table:table-cell>
          <table:table-cell office:value-type="string" calcext:value-type="string">
            <text:p>32</text:p>
          </table:table-cell>
          <table:table-cell table:style-name="ce1" table:formula="of:=ORG.LIBREOFFICE.REGEX([.G452]; &quot;^(\d+|\w)&quot;)" office:value-type="string" office:string-value="32" calcext:value-type="string">
            <text:p>32</text:p>
          </table:table-cell>
          <table:table-cell office:value-type="string" calcext:value-type="string">
            <text:p>BG: discussing relates to more comments</text:p>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F5_F9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53]; &quot;[A-Z]+&quot;)" office:value-type="string" office:string-value="F" calcext:value-type="string">
            <text:p>F</text:p>
          </table:table-cell>
          <table:table-cell table:style-name="ce4" table:formula="of:=VALUE(ORG.LIBREOFFICE.REGEX([.E453]; &quot;[\d\.]+&quot;))" office:value-type="float" office:value="5" calcext:value-type="float">
            <text:p>5.0</text:p>
          </table:table-cell>
          <table:table-cell table:formula="of:=ORG.LIBREOFFICE.REGEX([.F453]; &quot;[A-Z]+&quot;)" office:value-type="string" office:string-value="F" calcext:value-type="string">
            <text:p>F</text:p>
          </table:table-cell>
          <table:table-cell table:style-name="ce4" table:formula="of:=VALUE(ORG.LIBREOFFICE.REGEX([.F453]; &quot;[\d\.]+&quot;))" office:value-type="float" office:value="9" calcext:value-type="float">
            <text:p>9.0</text:p>
          </table:table-cell>
          <table:table-cell office:value-type="string" calcext:value-type="string">
            <text:p>F5 - Aspects of the Bug discussion: target</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453]; &quot;^(\d+|\w)&quot;)" office:value-type="string" office:string-value="31" calcext:value-type="string">
            <text:p>31</text:p>
          </table:table-cell>
          <table:table-cell office:value-type="string" calcext:value-type="string">
            <text:p>BG: no clear relation</text:p>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F5_F9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54]; &quot;[A-Z]+&quot;)" office:value-type="string" office:string-value="F" calcext:value-type="string">
            <text:p>F</text:p>
          </table:table-cell>
          <table:table-cell table:style-name="ce4" table:formula="of:=VALUE(ORG.LIBREOFFICE.REGEX([.E454]; &quot;[\d\.]+&quot;))" office:value-type="float" office:value="5" calcext:value-type="float">
            <text:p>5.0</text:p>
          </table:table-cell>
          <table:table-cell table:formula="of:=ORG.LIBREOFFICE.REGEX([.F454]; &quot;[A-Z]+&quot;)" office:value-type="string" office:string-value="F" calcext:value-type="string">
            <text:p>F</text:p>
          </table:table-cell>
          <table:table-cell table:style-name="ce4" table:formula="of:=VALUE(ORG.LIBREOFFICE.REGEX([.F454]; &quot;[\d\.]+&quot;))" office:value-type="float" office:value="9" calcext:value-type="float">
            <text:p>9.0</text:p>
          </table:table-cell>
          <table:table-cell office:value-type="string" calcext:value-type="string">
            <text:p>F5 - Aspects of the Bug discussion: topic</text:p>
          </table:table-cell>
          <table:table-cell office:value-type="string" calcext:value-type="string">
            <text:p>F9 - # Bug comments [sum]</text:p>
          </table:table-cell>
          <table:table-cell office:value-type="string" calcext:value-type="string">
            <text:p>32</text:p>
          </table:table-cell>
          <table:table-cell table:style-name="ce1" table:formula="of:=ORG.LIBREOFFICE.REGEX([.G454]; &quot;^(\d+|\w)&quot;)" office:value-type="string" office:string-value="32" calcext:value-type="string">
            <text:p>32</text:p>
          </table:table-cell>
          <table:table-cell office:value-type="string" calcext:value-type="string">
            <text:p>BG: multiple relations</text:p>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F5_F9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table-cell table:formula="of:=ORG.LIBREOFFICE.REGEX([.E455]; &quot;[A-Z]+&quot;)" office:value-type="string" office:string-value="F" calcext:value-type="string">
            <text:p>F</text:p>
          </table:table-cell>
          <table:table-cell table:style-name="ce4" table:formula="of:=VALUE(ORG.LIBREOFFICE.REGEX([.E455]; &quot;[\d\.]+&quot;))" office:value-type="float" office:value="5" calcext:value-type="float">
            <text:p>5.0</text:p>
          </table:table-cell>
          <table:table-cell table:formula="of:=ORG.LIBREOFFICE.REGEX([.F455]; &quot;[A-Z]+&quot;)" office:value-type="string" office:string-value="I" calcext:value-type="string">
            <text:p>I</text:p>
          </table:table-cell>
          <table:table-cell table:style-name="ce4" table:formula="of:=VALUE(ORG.LIBREOFFICE.REGEX([.F455]; &quot;[\d\.]+&quot;))" office:value-type="float" office:value="5" calcext:value-type="float">
            <text:p>5.0</text:p>
          </table:table-cell>
          <table:table-cell office:value-type="string" calcext:value-type="string">
            <text:p>F5 - Aspects of the Bug discussion: action</text:p>
          </table:table-cell>
          <table:table-cell office:value-type="string" calcext:value-type="string">
            <text:p>I5 - # Introducing issue discussants [sum]</text:p>
          </table:table-cell>
          <table:table-cell office:value-type="string" calcext:value-type="string">
            <text:p>31</text:p>
          </table:table-cell>
          <table:table-cell table:style-name="ce1" table:formula="of:=ORG.LIBREOFFICE.REGEX([.G455];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F5_I5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table-cell table:formula="of:=ORG.LIBREOFFICE.REGEX([.E456]; &quot;[A-Z]+&quot;)" office:value-type="string" office:string-value="F" calcext:value-type="string">
            <text:p>F</text:p>
          </table:table-cell>
          <table:table-cell table:style-name="ce4" table:formula="of:=VALUE(ORG.LIBREOFFICE.REGEX([.E456]; &quot;[\d\.]+&quot;))" office:value-type="float" office:value="5" calcext:value-type="float">
            <text:p>5.0</text:p>
          </table:table-cell>
          <table:table-cell table:formula="of:=ORG.LIBREOFFICE.REGEX([.F456]; &quot;[A-Z]+&quot;)" office:value-type="string" office:string-value="I" calcext:value-type="string">
            <text:p>I</text:p>
          </table:table-cell>
          <table:table-cell table:style-name="ce4" table:formula="of:=VALUE(ORG.LIBREOFFICE.REGEX([.F456]; &quot;[\d\.]+&quot;))" office:value-type="float" office:value="5" calcext:value-type="float">
            <text:p>5.0</text:p>
          </table:table-cell>
          <table:table-cell office:value-type="string" calcext:value-type="string">
            <text:p>F5 - Aspects of the Bug discussion: target</text:p>
          </table:table-cell>
          <table:table-cell office:value-type="string" calcext:value-type="string">
            <text:p>I5 - # Introducing issue discussants [sum]</text:p>
          </table:table-cell>
          <table:table-cell office:value-type="string" calcext:value-type="string">
            <text:p>31</text:p>
          </table:table-cell>
          <table:table-cell table:style-name="ce1" table:formula="of:=ORG.LIBREOFFICE.REGEX([.G45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F5_I5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table-cell table:formula="of:=ORG.LIBREOFFICE.REGEX([.E457]; &quot;[A-Z]+&quot;)" office:value-type="string" office:string-value="F" calcext:value-type="string">
            <text:p>F</text:p>
          </table:table-cell>
          <table:table-cell table:style-name="ce4" table:formula="of:=VALUE(ORG.LIBREOFFICE.REGEX([.E457]; &quot;[\d\.]+&quot;))" office:value-type="float" office:value="5" calcext:value-type="float">
            <text:p>5.0</text:p>
          </table:table-cell>
          <table:table-cell table:formula="of:=ORG.LIBREOFFICE.REGEX([.F457]; &quot;[A-Z]+&quot;)" office:value-type="string" office:string-value="I" calcext:value-type="string">
            <text:p>I</text:p>
          </table:table-cell>
          <table:table-cell table:style-name="ce4" table:formula="of:=VALUE(ORG.LIBREOFFICE.REGEX([.F457]; &quot;[\d\.]+&quot;))" office:value-type="float" office:value="5" calcext:value-type="float">
            <text:p>5.0</text:p>
          </table:table-cell>
          <table:table-cell office:value-type="string" calcext:value-type="string">
            <text:p>F5 - Aspects of the Bug discussion: topic</text:p>
          </table:table-cell>
          <table:table-cell office:value-type="string" calcext:value-type="string">
            <text:p>I5 - # Introducing issue discussants [sum]</text:p>
          </table:table-cell>
          <table:table-cell office:value-type="string" calcext:value-type="string">
            <text:p>31</text:p>
          </table:table-cell>
          <table:table-cell table:style-name="ce1" table:formula="of:=ORG.LIBREOFFICE.REGEX([.G45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F5_I5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58]; &quot;[A-Z]+&quot;)" office:value-type="string" office:string-value="F" calcext:value-type="string">
            <text:p>F</text:p>
          </table:table-cell>
          <table:table-cell table:style-name="ce4" table:formula="of:=VALUE(ORG.LIBREOFFICE.REGEX([.E458]; &quot;[\d\.]+&quot;))" office:value-type="float" office:value="5" calcext:value-type="float">
            <text:p>5.0</text:p>
          </table:table-cell>
          <table:table-cell table:formula="of:=ORG.LIBREOFFICE.REGEX([.F458]; &quot;[A-Z]+&quot;)" office:value-type="string" office:string-value="I" calcext:value-type="string">
            <text:p>I</text:p>
          </table:table-cell>
          <table:table-cell table:style-name="ce4" table:formula="of:=VALUE(ORG.LIBREOFFICE.REGEX([.F458]; &quot;[\d\.]+&quot;))" office:value-type="float" office:value="7" calcext:value-type="float">
            <text:p>7.0</text:p>
          </table:table-cell>
          <table:table-cell office:value-type="string" calcext:value-type="string">
            <text:p>F5 - Aspects of the Bug discussion: action</text:p>
          </table:table-cell>
          <table:table-cell office:value-type="string" calcext:value-type="string">
            <text:p>I7 - # Introducing issue commits [sum]</text:p>
          </table:table-cell>
          <table:table-cell office:value-type="string" calcext:value-type="string">
            <text:p>31</text:p>
          </table:table-cell>
          <table:table-cell table:style-name="ce1" table:formula="of:=ORG.LIBREOFFICE.REGEX([.G45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F5_I7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59]; &quot;[A-Z]+&quot;)" office:value-type="string" office:string-value="F" calcext:value-type="string">
            <text:p>F</text:p>
          </table:table-cell>
          <table:table-cell table:style-name="ce4" table:formula="of:=VALUE(ORG.LIBREOFFICE.REGEX([.E459]; &quot;[\d\.]+&quot;))" office:value-type="float" office:value="5" calcext:value-type="float">
            <text:p>5.0</text:p>
          </table:table-cell>
          <table:table-cell table:formula="of:=ORG.LIBREOFFICE.REGEX([.F459]; &quot;[A-Z]+&quot;)" office:value-type="string" office:string-value="I" calcext:value-type="string">
            <text:p>I</text:p>
          </table:table-cell>
          <table:table-cell table:style-name="ce4" table:formula="of:=VALUE(ORG.LIBREOFFICE.REGEX([.F459]; &quot;[\d\.]+&quot;))" office:value-type="float" office:value="7" calcext:value-type="float">
            <text:p>7.0</text:p>
          </table:table-cell>
          <table:table-cell office:value-type="string" calcext:value-type="string">
            <text:p>F5 - Aspects of the Bug discussion: target</text:p>
          </table:table-cell>
          <table:table-cell office:value-type="string" calcext:value-type="string">
            <text:p>I7 - # Introducing issue commits [sum]</text:p>
          </table:table-cell>
          <table:table-cell office:value-type="string" calcext:value-type="string">
            <text:p>31</text:p>
          </table:table-cell>
          <table:table-cell table:style-name="ce1" table:formula="of:=ORG.LIBREOFFICE.REGEX([.G45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F5_I7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60]; &quot;[A-Z]+&quot;)" office:value-type="string" office:string-value="F" calcext:value-type="string">
            <text:p>F</text:p>
          </table:table-cell>
          <table:table-cell table:style-name="ce4" table:formula="of:=VALUE(ORG.LIBREOFFICE.REGEX([.E460]; &quot;[\d\.]+&quot;))" office:value-type="float" office:value="5" calcext:value-type="float">
            <text:p>5.0</text:p>
          </table:table-cell>
          <table:table-cell table:formula="of:=ORG.LIBREOFFICE.REGEX([.F460]; &quot;[A-Z]+&quot;)" office:value-type="string" office:string-value="I" calcext:value-type="string">
            <text:p>I</text:p>
          </table:table-cell>
          <table:table-cell table:style-name="ce4" table:formula="of:=VALUE(ORG.LIBREOFFICE.REGEX([.F460]; &quot;[\d\.]+&quot;))" office:value-type="float" office:value="7" calcext:value-type="float">
            <text:p>7.0</text:p>
          </table:table-cell>
          <table:table-cell office:value-type="string" calcext:value-type="string">
            <text:p>F5 - Aspects of the Bug discussion: topic</text:p>
          </table:table-cell>
          <table:table-cell office:value-type="string" calcext:value-type="string">
            <text:p>I7 - # Introducing issue commits [sum]</text:p>
          </table:table-cell>
          <table:table-cell office:value-type="string" calcext:value-type="string">
            <text:p>31</text:p>
          </table:table-cell>
          <table:table-cell table:style-name="ce1" table:formula="of:=ORG.LIBREOFFICE.REGEX([.G46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F5_I7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61]; &quot;[A-Z]+&quot;)" office:value-type="string" office:string-value="F" calcext:value-type="string">
            <text:p>F</text:p>
          </table:table-cell>
          <table:table-cell table:style-name="ce4" table:formula="of:=VALUE(ORG.LIBREOFFICE.REGEX([.E461]; &quot;[\d\.]+&quot;))" office:value-type="float" office:value="5" calcext:value-type="float">
            <text:p>5.0</text:p>
          </table:table-cell>
          <table:table-cell table:formula="of:=ORG.LIBREOFFICE.REGEX([.F461]; &quot;[A-Z]+&quot;)" office:value-type="string" office:string-value="I" calcext:value-type="string">
            <text:p>I</text:p>
          </table:table-cell>
          <table:table-cell table:style-name="ce4" table:formula="of:=VALUE(ORG.LIBREOFFICE.REGEX([.F461]; &quot;[\d\.]+&quot;))" office:value-type="float" office:value="10" calcext:value-type="float">
            <text:p>10.0</text:p>
          </table:table-cell>
          <table:table-cell office:value-type="string" calcext:value-type="string">
            <text:p>F5 - Aspects of the Bug discussion: action</text:p>
          </table:table-cell>
          <table:table-cell office:value-type="string" calcext:value-type="string">
            <text:p>I10 - # Introducing issue comments [sum]</text:p>
          </table:table-cell>
          <table:table-cell office:value-type="string" calcext:value-type="string">
            <text:p>31</text:p>
          </table:table-cell>
          <table:table-cell table:style-name="ce1" table:formula="of:=ORG.LIBREOFFICE.REGEX([.G46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F5_I10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62]; &quot;[A-Z]+&quot;)" office:value-type="string" office:string-value="F" calcext:value-type="string">
            <text:p>F</text:p>
          </table:table-cell>
          <table:table-cell table:style-name="ce4" table:formula="of:=VALUE(ORG.LIBREOFFICE.REGEX([.E462]; &quot;[\d\.]+&quot;))" office:value-type="float" office:value="5" calcext:value-type="float">
            <text:p>5.0</text:p>
          </table:table-cell>
          <table:table-cell table:formula="of:=ORG.LIBREOFFICE.REGEX([.F462]; &quot;[A-Z]+&quot;)" office:value-type="string" office:string-value="I" calcext:value-type="string">
            <text:p>I</text:p>
          </table:table-cell>
          <table:table-cell table:style-name="ce4" table:formula="of:=VALUE(ORG.LIBREOFFICE.REGEX([.F462]; &quot;[\d\.]+&quot;))" office:value-type="float" office:value="10" calcext:value-type="float">
            <text:p>10.0</text:p>
          </table:table-cell>
          <table:table-cell office:value-type="string" calcext:value-type="string">
            <text:p>F5 - Aspects of the Bug discussion: target</text:p>
          </table:table-cell>
          <table:table-cell office:value-type="string" calcext:value-type="string">
            <text:p>I10 - # Introducing issue comments [sum]</text:p>
          </table:table-cell>
          <table:table-cell office:value-type="string" calcext:value-type="string">
            <text:p>31</text:p>
          </table:table-cell>
          <table:table-cell table:style-name="ce1" table:formula="of:=ORG.LIBREOFFICE.REGEX([.G462];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F5_I10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63]; &quot;[A-Z]+&quot;)" office:value-type="string" office:string-value="F" calcext:value-type="string">
            <text:p>F</text:p>
          </table:table-cell>
          <table:table-cell table:style-name="ce4" table:formula="of:=VALUE(ORG.LIBREOFFICE.REGEX([.E463]; &quot;[\d\.]+&quot;))" office:value-type="float" office:value="5" calcext:value-type="float">
            <text:p>5.0</text:p>
          </table:table-cell>
          <table:table-cell table:formula="of:=ORG.LIBREOFFICE.REGEX([.F463]; &quot;[A-Z]+&quot;)" office:value-type="string" office:string-value="I" calcext:value-type="string">
            <text:p>I</text:p>
          </table:table-cell>
          <table:table-cell table:style-name="ce4" table:formula="of:=VALUE(ORG.LIBREOFFICE.REGEX([.F463]; &quot;[\d\.]+&quot;))" office:value-type="float" office:value="10" calcext:value-type="float">
            <text:p>10.0</text:p>
          </table:table-cell>
          <table:table-cell office:value-type="string" calcext:value-type="string">
            <text:p>F5 - Aspects of the Bug discussion: topic</text:p>
          </table:table-cell>
          <table:table-cell office:value-type="string" calcext:value-type="string">
            <text:p>I10 - # Introducing issue comments [sum]</text:p>
          </table:table-cell>
          <table:table-cell office:value-type="string" calcext:value-type="string">
            <text:p>31</text:p>
          </table:table-cell>
          <table:table-cell table:style-name="ce1" table:formula="of:=ORG.LIBREOFFICE.REGEX([.G463];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F5_I10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464]; &quot;[A-Z]+&quot;)" office:value-type="string" office:string-value="F" calcext:value-type="string">
            <text:p>F</text:p>
          </table:table-cell>
          <table:table-cell table:style-name="ce4" table:formula="of:=VALUE(ORG.LIBREOFFICE.REGEX([.E464]; &quot;[\d\.]+&quot;))" office:value-type="float" office:value="5" calcext:value-type="float">
            <text:p>5.0</text:p>
          </table:table-cell>
          <table:table-cell table:formula="of:=ORG.LIBREOFFICE.REGEX([.F464]; &quot;[A-Z]+&quot;)" office:value-type="string" office:string-value="ML" calcext:value-type="string">
            <text:p>ML</text:p>
          </table:table-cell>
          <table:table-cell table:style-name="ce4" table:formula="of:=VALUE(ORG.LIBREOFFICE.REGEX([.F464]; &quot;[\d\.]+&quot;))" office:value-type="float" office:value="2" calcext:value-type="float">
            <text:p>2.0</text:p>
          </table:table-cell>
          <table:table-cell office:value-type="string" calcext:value-type="string">
            <text:p>F5 - Aspects of the Bug discussion: action</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464];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465]; &quot;[A-Z]+&quot;)" office:value-type="string" office:string-value="F" calcext:value-type="string">
            <text:p>F</text:p>
          </table:table-cell>
          <table:table-cell table:style-name="ce4" table:formula="of:=VALUE(ORG.LIBREOFFICE.REGEX([.E465]; &quot;[\d\.]+&quot;))" office:value-type="float" office:value="5" calcext:value-type="float">
            <text:p>5.0</text:p>
          </table:table-cell>
          <table:table-cell table:formula="of:=ORG.LIBREOFFICE.REGEX([.F465]; &quot;[A-Z]+&quot;)" office:value-type="string" office:string-value="ML" calcext:value-type="string">
            <text:p>ML</text:p>
          </table:table-cell>
          <table:table-cell table:style-name="ce4" table:formula="of:=VALUE(ORG.LIBREOFFICE.REGEX([.F465]; &quot;[\d\.]+&quot;))" office:value-type="float" office:value="2" calcext:value-type="float">
            <text:p>2.0</text:p>
          </table:table-cell>
          <table:table-cell office:value-type="string" calcext:value-type="string">
            <text:p>F5 - Aspects of the Bug discussion: target</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465];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466]; &quot;[A-Z]+&quot;)" office:value-type="string" office:string-value="F" calcext:value-type="string">
            <text:p>F</text:p>
          </table:table-cell>
          <table:table-cell table:style-name="ce4" table:formula="of:=VALUE(ORG.LIBREOFFICE.REGEX([.E466]; &quot;[\d\.]+&quot;))" office:value-type="float" office:value="5" calcext:value-type="float">
            <text:p>5.0</text:p>
          </table:table-cell>
          <table:table-cell table:formula="of:=ORG.LIBREOFFICE.REGEX([.F466]; &quot;[A-Z]+&quot;)" office:value-type="string" office:string-value="ML" calcext:value-type="string">
            <text:p>ML</text:p>
          </table:table-cell>
          <table:table-cell table:style-name="ce4" table:formula="of:=VALUE(ORG.LIBREOFFICE.REGEX([.F466]; &quot;[\d\.]+&quot;))" office:value-type="float" office:value="2" calcext:value-type="float">
            <text:p>2.0</text:p>
          </table:table-cell>
          <table:table-cell office:value-type="string" calcext:value-type="string">
            <text:p>F5 - Aspects of the Bug discussion: topic</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46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467]; &quot;[A-Z]+&quot;)" office:value-type="string" office:string-value="F" calcext:value-type="string">
            <text:p>F</text:p>
          </table:table-cell>
          <table:table-cell table:style-name="ce4" table:formula="of:=VALUE(ORG.LIBREOFFICE.REGEX([.E467]; &quot;[\d\.]+&quot;))" office:value-type="float" office:value="5" calcext:value-type="float">
            <text:p>5.0</text:p>
          </table:table-cell>
          <table:table-cell table:formula="of:=ORG.LIBREOFFICE.REGEX([.F467]; &quot;[A-Z]+&quot;)" office:value-type="string" office:string-value="ML" calcext:value-type="string">
            <text:p>ML</text:p>
          </table:table-cell>
          <table:table-cell table:style-name="ce4" table:formula="of:=VALUE(ORG.LIBREOFFICE.REGEX([.F467]; &quot;[\d\.]+&quot;))" office:value-type="float" office:value="5" calcext:value-type="float">
            <text:p>5.0</text:p>
          </table:table-cell>
          <table:table-cell office:value-type="string" calcext:value-type="string">
            <text:p>F5 - Aspects of the Bug discussion: action</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46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468]; &quot;[A-Z]+&quot;)" office:value-type="string" office:string-value="F" calcext:value-type="string">
            <text:p>F</text:p>
          </table:table-cell>
          <table:table-cell table:style-name="ce4" table:formula="of:=VALUE(ORG.LIBREOFFICE.REGEX([.E468]; &quot;[\d\.]+&quot;))" office:value-type="float" office:value="5" calcext:value-type="float">
            <text:p>5.0</text:p>
          </table:table-cell>
          <table:table-cell table:formula="of:=ORG.LIBREOFFICE.REGEX([.F468]; &quot;[A-Z]+&quot;)" office:value-type="string" office:string-value="ML" calcext:value-type="string">
            <text:p>ML</text:p>
          </table:table-cell>
          <table:table-cell table:style-name="ce4" table:formula="of:=VALUE(ORG.LIBREOFFICE.REGEX([.F468]; &quot;[\d\.]+&quot;))" office:value-type="float" office:value="5" calcext:value-type="float">
            <text:p>5.0</text:p>
          </table:table-cell>
          <table:table-cell office:value-type="string" calcext:value-type="string">
            <text:p>F5 - Aspects of the Bug discussion: target</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46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469]; &quot;[A-Z]+&quot;)" office:value-type="string" office:string-value="F" calcext:value-type="string">
            <text:p>F</text:p>
          </table:table-cell>
          <table:table-cell table:style-name="ce4" table:formula="of:=VALUE(ORG.LIBREOFFICE.REGEX([.E469]; &quot;[\d\.]+&quot;))" office:value-type="float" office:value="5" calcext:value-type="float">
            <text:p>5.0</text:p>
          </table:table-cell>
          <table:table-cell table:formula="of:=ORG.LIBREOFFICE.REGEX([.F469]; &quot;[A-Z]+&quot;)" office:value-type="string" office:string-value="ML" calcext:value-type="string">
            <text:p>ML</text:p>
          </table:table-cell>
          <table:table-cell table:style-name="ce4" table:formula="of:=VALUE(ORG.LIBREOFFICE.REGEX([.F469]; &quot;[\d\.]+&quot;))" office:value-type="float" office:value="5" calcext:value-type="float">
            <text:p>5.0</text:p>
          </table:table-cell>
          <table:table-cell office:value-type="string" calcext:value-type="string">
            <text:p>F5 - Aspects of the Bug discussion: topic</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46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470]; &quot;[A-Z]+&quot;)" office:value-type="string" office:string-value="F" calcext:value-type="string">
            <text:p>F</text:p>
          </table:table-cell>
          <table:table-cell table:style-name="ce4" table:formula="of:=VALUE(ORG.LIBREOFFICE.REGEX([.E470]; &quot;[\d\.]+&quot;))" office:value-type="float" office:value="5" calcext:value-type="float">
            <text:p>5.0</text:p>
          </table:table-cell>
          <table:table-cell table:formula="of:=ORG.LIBREOFFICE.REGEX([.F470]; &quot;[A-Z]+&quot;)" office:value-type="string" office:string-value="O" calcext:value-type="string">
            <text:p>O</text:p>
          </table:table-cell>
          <table:table-cell table:style-name="ce4" table:formula="of:=VALUE(ORG.LIBREOFFICE.REGEX([.F470]; &quot;[\d\.]+&quot;))" office:value-type="float" office:value="3" calcext:value-type="float">
            <text:p>3.0</text:p>
          </table:table-cell>
          <table:table-cell office:value-type="string" calcext:value-type="string">
            <text:p>F5 - Aspects of the Bug discussion: action</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470];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471]; &quot;[A-Z]+&quot;)" office:value-type="string" office:string-value="F" calcext:value-type="string">
            <text:p>F</text:p>
          </table:table-cell>
          <table:table-cell table:style-name="ce4" table:formula="of:=VALUE(ORG.LIBREOFFICE.REGEX([.E471]; &quot;[\d\.]+&quot;))" office:value-type="float" office:value="5" calcext:value-type="float">
            <text:p>5.0</text:p>
          </table:table-cell>
          <table:table-cell table:formula="of:=ORG.LIBREOFFICE.REGEX([.F471]; &quot;[A-Z]+&quot;)" office:value-type="string" office:string-value="O" calcext:value-type="string">
            <text:p>O</text:p>
          </table:table-cell>
          <table:table-cell table:style-name="ce4" table:formula="of:=VALUE(ORG.LIBREOFFICE.REGEX([.F471]; &quot;[\d\.]+&quot;))" office:value-type="float" office:value="3" calcext:value-type="float">
            <text:p>3.0</text:p>
          </table:table-cell>
          <table:table-cell office:value-type="string" calcext:value-type="string">
            <text:p>F5 - Aspects of the Bug discussion: target</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47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472]; &quot;[A-Z]+&quot;)" office:value-type="string" office:string-value="F" calcext:value-type="string">
            <text:p>F</text:p>
          </table:table-cell>
          <table:table-cell table:style-name="ce4" table:formula="of:=VALUE(ORG.LIBREOFFICE.REGEX([.E472]; &quot;[\d\.]+&quot;))" office:value-type="float" office:value="5" calcext:value-type="float">
            <text:p>5.0</text:p>
          </table:table-cell>
          <table:table-cell table:formula="of:=ORG.LIBREOFFICE.REGEX([.F472]; &quot;[A-Z]+&quot;)" office:value-type="string" office:string-value="O" calcext:value-type="string">
            <text:p>O</text:p>
          </table:table-cell>
          <table:table-cell table:style-name="ce4" table:formula="of:=VALUE(ORG.LIBREOFFICE.REGEX([.F472]; &quot;[\d\.]+&quot;))" office:value-type="float" office:value="3" calcext:value-type="float">
            <text:p>3.0</text:p>
          </table:table-cell>
          <table:table-cell office:value-type="string" calcext:value-type="string">
            <text:p>F5 - Aspects of the Bug discussion: topic</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472];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3" table:visibility="filter">
          <table:table-cell table:formula="of:=ORG.LIBREOFFICE.REGEX([.E473]; &quot;[A-Z]+&quot;)" office:value-type="string" office:string-value="F" calcext:value-type="string">
            <text:p>F</text:p>
          </table:table-cell>
          <table:table-cell table:style-name="ce4" table:formula="of:=VALUE(ORG.LIBREOFFICE.REGEX([.E473]; &quot;[\d\.]+&quot;))" office:value-type="float" office:value="5" calcext:value-type="float">
            <text:p>5.0</text:p>
          </table:table-cell>
          <table:table-cell table:formula="of:=ORG.LIBREOFFICE.REGEX([.F473]; &quot;[A-Z]+&quot;)" office:value-type="string" office:string-value="R" calcext:value-type="string">
            <text:p>R</text:p>
          </table:table-cell>
          <table:table-cell table:style-name="ce4" table:formula="of:=VALUE(ORG.LIBREOFFICE.REGEX([.F473]; &quot;[\d\.]+&quot;))" office:value-type="float" office:value="3" calcext:value-type="float">
            <text:p>3.0</text:p>
          </table:table-cell>
          <table:table-cell office:value-type="string" calcext:value-type="string">
            <text:p>F5 - Aspects of the Bug discussion: action</text:p>
          </table:table-cell>
          <table:table-cell office:value-type="string" calcext:value-type="string">
            <text:p>R3 - # Reviewers [sum]</text:p>
          </table:table-cell>
          <table:table-cell office:value-type="string" calcext:value-type="string">
            <text:p>31</text:p>
          </table:table-cell>
          <table:table-cell table:style-name="ce1" table:formula="of:=ORG.LIBREOFFICE.REGEX([.G473];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F5_R3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474]; &quot;[A-Z]+&quot;)" office:value-type="string" office:string-value="F" calcext:value-type="string">
            <text:p>F</text:p>
          </table:table-cell>
          <table:table-cell table:style-name="ce4" table:formula="of:=VALUE(ORG.LIBREOFFICE.REGEX([.E474]; &quot;[\d\.]+&quot;))" office:value-type="float" office:value="5" calcext:value-type="float">
            <text:p>5.0</text:p>
          </table:table-cell>
          <table:table-cell table:formula="of:=ORG.LIBREOFFICE.REGEX([.F474]; &quot;[A-Z]+&quot;)" office:value-type="string" office:string-value="R" calcext:value-type="string">
            <text:p>R</text:p>
          </table:table-cell>
          <table:table-cell table:style-name="ce4" table:formula="of:=VALUE(ORG.LIBREOFFICE.REGEX([.F474]; &quot;[\d\.]+&quot;))" office:value-type="float" office:value="3" calcext:value-type="float">
            <text:p>3.0</text:p>
          </table:table-cell>
          <table:table-cell office:value-type="string" calcext:value-type="string">
            <text:p>F5 - Aspects of the Bug discussion: target</text:p>
          </table:table-cell>
          <table:table-cell office:value-type="string" calcext:value-type="string">
            <text:p>R3 - # Reviewers [sum]</text:p>
          </table:table-cell>
          <table:table-cell office:value-type="string" calcext:value-type="string">
            <text:p>E</text:p>
          </table:table-cell>
          <table:table-cell table:style-name="ce1" table:formula="of:=ORG.LIBREOFFICE.REGEX([.G47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3" table:visibility="filter">
          <table:table-cell table:formula="of:=ORG.LIBREOFFICE.REGEX([.E475]; &quot;[A-Z]+&quot;)" office:value-type="string" office:string-value="F" calcext:value-type="string">
            <text:p>F</text:p>
          </table:table-cell>
          <table:table-cell table:style-name="ce4" table:formula="of:=VALUE(ORG.LIBREOFFICE.REGEX([.E475]; &quot;[\d\.]+&quot;))" office:value-type="float" office:value="5" calcext:value-type="float">
            <text:p>5.0</text:p>
          </table:table-cell>
          <table:table-cell table:formula="of:=ORG.LIBREOFFICE.REGEX([.F475]; &quot;[A-Z]+&quot;)" office:value-type="string" office:string-value="R" calcext:value-type="string">
            <text:p>R</text:p>
          </table:table-cell>
          <table:table-cell table:style-name="ce4" table:formula="of:=VALUE(ORG.LIBREOFFICE.REGEX([.F475]; &quot;[\d\.]+&quot;))" office:value-type="float" office:value="3" calcext:value-type="float">
            <text:p>3.0</text:p>
          </table:table-cell>
          <table:table-cell office:value-type="string" calcext:value-type="string">
            <text:p>F5 - Aspects of the Bug discussion: topic</text:p>
          </table:table-cell>
          <table:table-cell office:value-type="string" calcext:value-type="string">
            <text:p>R3 - # Reviewers [sum]</text:p>
          </table:table-cell>
          <table:table-cell office:value-type="string" calcext:value-type="string">
            <text:p>32</text:p>
          </table:table-cell>
          <table:table-cell table:style-name="ce1" table:formula="of:=ORG.LIBREOFFICE.REGEX([.G475]; &quot;^(\d+|\w)&quot;)" office:value-type="string" office:string-value="32" calcext:value-type="string">
            <text:p>32</text:p>
          </table:table-cell>
          <table:table-cell office:value-type="string" calcext:value-type="string">
            <text:p>BG: related review link relates to more, triage to less</text:p>
          </table:table-cell>
          <table:table-cell table:style-name="ce12"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F5_R3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76]; &quot;[A-Z]+&quot;)" office:value-type="string" office:string-value="F" calcext:value-type="string">
            <text:p>F</text:p>
          </table:table-cell>
          <table:table-cell table:style-name="ce4" table:formula="of:=VALUE(ORG.LIBREOFFICE.REGEX([.E476]; &quot;[\d\.]+&quot;))" office:value-type="float" office:value="5" calcext:value-type="float">
            <text:p>5.0</text:p>
          </table:table-cell>
          <table:table-cell table:formula="of:=ORG.LIBREOFFICE.REGEX([.F476]; &quot;[A-Z]+&quot;)" office:value-type="string" office:string-value="R" calcext:value-type="string">
            <text:p>R</text:p>
          </table:table-cell>
          <table:table-cell table:style-name="ce4" table:formula="of:=VALUE(ORG.LIBREOFFICE.REGEX([.F476]; &quot;[\d\.]+&quot;))" office:value-type="float" office:value="5" calcext:value-type="float">
            <text:p>5.0</text:p>
          </table:table-cell>
          <table:table-cell office:value-type="string" calcext:value-type="string">
            <text:p>F5 - Aspects of the Bug discussion: action</text:p>
          </table:table-cell>
          <table:table-cell office:value-type="string" calcext:value-type="string">
            <text:p>R5 - # Review comments [sum]</text:p>
          </table:table-cell>
          <table:table-cell office:value-type="string" calcext:value-type="string">
            <text:p>31</text:p>
          </table:table-cell>
          <table:table-cell table:style-name="ce1" table:formula="of:=ORG.LIBREOFFICE.REGEX([.G47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F5_R5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477]; &quot;[A-Z]+&quot;)" office:value-type="string" office:string-value="F" calcext:value-type="string">
            <text:p>F</text:p>
          </table:table-cell>
          <table:table-cell table:style-name="ce4" table:formula="of:=VALUE(ORG.LIBREOFFICE.REGEX([.E477]; &quot;[\d\.]+&quot;))" office:value-type="float" office:value="5" calcext:value-type="float">
            <text:p>5.0</text:p>
          </table:table-cell>
          <table:table-cell table:formula="of:=ORG.LIBREOFFICE.REGEX([.F477]; &quot;[A-Z]+&quot;)" office:value-type="string" office:string-value="R" calcext:value-type="string">
            <text:p>R</text:p>
          </table:table-cell>
          <table:table-cell table:style-name="ce4" table:formula="of:=VALUE(ORG.LIBREOFFICE.REGEX([.F477]; &quot;[\d\.]+&quot;))" office:value-type="float" office:value="5" calcext:value-type="float">
            <text:p>5.0</text:p>
          </table:table-cell>
          <table:table-cell office:value-type="string" calcext:value-type="string">
            <text:p>F5 - Aspects of the Bug discussion: target</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47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3" table:visibility="filter">
          <table:table-cell table:formula="of:=ORG.LIBREOFFICE.REGEX([.E478]; &quot;[A-Z]+&quot;)" office:value-type="string" office:string-value="F" calcext:value-type="string">
            <text:p>F</text:p>
          </table:table-cell>
          <table:table-cell table:style-name="ce4" table:formula="of:=VALUE(ORG.LIBREOFFICE.REGEX([.E478]; &quot;[\d\.]+&quot;))" office:value-type="float" office:value="5" calcext:value-type="float">
            <text:p>5.0</text:p>
          </table:table-cell>
          <table:table-cell table:formula="of:=ORG.LIBREOFFICE.REGEX([.F478]; &quot;[A-Z]+&quot;)" office:value-type="string" office:string-value="R" calcext:value-type="string">
            <text:p>R</text:p>
          </table:table-cell>
          <table:table-cell table:style-name="ce4" table:formula="of:=VALUE(ORG.LIBREOFFICE.REGEX([.F478]; &quot;[\d\.]+&quot;))" office:value-type="float" office:value="5" calcext:value-type="float">
            <text:p>5.0</text:p>
          </table:table-cell>
          <table:table-cell office:value-type="string" calcext:value-type="string">
            <text:p>F5 - Aspects of the Bug discussion: topic</text:p>
          </table:table-cell>
          <table:table-cell office:value-type="string" calcext:value-type="string">
            <text:p>R5 - # Review comments [sum]</text:p>
          </table:table-cell>
          <table:table-cell office:value-type="string" calcext:value-type="string">
            <text:p>32</text:p>
          </table:table-cell>
          <table:table-cell table:style-name="ce1" table:formula="of:=ORG.LIBREOFFICE.REGEX([.G478]; &quot;^(\d+|\w)&quot;)" office:value-type="string" office:string-value="32" calcext:value-type="string">
            <text:p>32</text:p>
          </table:table-cell>
          <table:table-cell office:value-type="string" calcext:value-type="string">
            <text:p>BG: related review link relates to more</text:p>
          </table:table-cell>
          <table:table-cell table:style-name="ce12"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F5_R5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79]; &quot;[A-Z]+&quot;)" office:value-type="string" office:string-value="F" calcext:value-type="string">
            <text:p>F</text:p>
          </table:table-cell>
          <table:table-cell table:style-name="ce4" table:formula="of:=VALUE(ORG.LIBREOFFICE.REGEX([.E479]; &quot;[\d\.]+&quot;))" office:value-type="float" office:value="5" calcext:value-type="float">
            <text:p>5.0</text:p>
          </table:table-cell>
          <table:table-cell table:formula="of:=ORG.LIBREOFFICE.REGEX([.F479]; &quot;[A-Z]+&quot;)" office:value-type="string" office:string-value="R" calcext:value-type="string">
            <text:p>R</text:p>
          </table:table-cell>
          <table:table-cell table:style-name="ce4" table:formula="of:=VALUE(ORG.LIBREOFFICE.REGEX([.F479]; &quot;[\d\.]+&quot;))" office:value-type="float" office:value="6" calcext:value-type="float">
            <text:p>6.0</text:p>
          </table:table-cell>
          <table:table-cell office:value-type="string" calcext:value-type="string">
            <text:p>F5 - Aspects of the Bug discussion: action</text:p>
          </table:table-cell>
          <table:table-cell office:value-type="string" calcext:value-type="string">
            <text:p>R6 - # Rounds of code review [sum]</text:p>
          </table:table-cell>
          <table:table-cell office:value-type="string" calcext:value-type="string">
            <text:p>31</text:p>
          </table:table-cell>
          <table:table-cell table:style-name="ce1" table:formula="of:=ORG.LIBREOFFICE.REGEX([.G47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F5_R6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480]; &quot;[A-Z]+&quot;)" office:value-type="string" office:string-value="F" calcext:value-type="string">
            <text:p>F</text:p>
          </table:table-cell>
          <table:table-cell table:style-name="ce4" table:formula="of:=VALUE(ORG.LIBREOFFICE.REGEX([.E480]; &quot;[\d\.]+&quot;))" office:value-type="float" office:value="5" calcext:value-type="float">
            <text:p>5.0</text:p>
          </table:table-cell>
          <table:table-cell table:formula="of:=ORG.LIBREOFFICE.REGEX([.F480]; &quot;[A-Z]+&quot;)" office:value-type="string" office:string-value="R" calcext:value-type="string">
            <text:p>R</text:p>
          </table:table-cell>
          <table:table-cell table:style-name="ce4" table:formula="of:=VALUE(ORG.LIBREOFFICE.REGEX([.F480]; &quot;[\d\.]+&quot;))" office:value-type="float" office:value="6" calcext:value-type="float">
            <text:p>6.0</text:p>
          </table:table-cell>
          <table:table-cell office:value-type="string" calcext:value-type="string">
            <text:p>F5 - Aspects of the Bug discussion: target</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48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3" table:visibility="filter">
          <table:table-cell table:formula="of:=ORG.LIBREOFFICE.REGEX([.E481]; &quot;[A-Z]+&quot;)" office:value-type="string" office:string-value="F" calcext:value-type="string">
            <text:p>F</text:p>
          </table:table-cell>
          <table:table-cell table:style-name="ce4" table:formula="of:=VALUE(ORG.LIBREOFFICE.REGEX([.E481]; &quot;[\d\.]+&quot;))" office:value-type="float" office:value="5" calcext:value-type="float">
            <text:p>5.0</text:p>
          </table:table-cell>
          <table:table-cell table:formula="of:=ORG.LIBREOFFICE.REGEX([.F481]; &quot;[A-Z]+&quot;)" office:value-type="string" office:string-value="R" calcext:value-type="string">
            <text:p>R</text:p>
          </table:table-cell>
          <table:table-cell table:style-name="ce4" table:formula="of:=VALUE(ORG.LIBREOFFICE.REGEX([.F481]; &quot;[\d\.]+&quot;))" office:value-type="float" office:value="6" calcext:value-type="float">
            <text:p>6.0</text:p>
          </table:table-cell>
          <table:table-cell office:value-type="string" calcext:value-type="string">
            <text:p>F5 - Aspects of the Bug discussion: topic</text:p>
          </table:table-cell>
          <table:table-cell office:value-type="string" calcext:value-type="string">
            <text:p>R6 - # Rounds of code review [sum]</text:p>
          </table:table-cell>
          <table:table-cell office:value-type="string" calcext:value-type="string">
            <text:p>31</text:p>
          </table:table-cell>
          <table:table-cell table:style-name="ce1" table:formula="of:=ORG.LIBREOFFICE.REGEX([.G481]; &quot;^(\d+|\w)&quot;)" office:value-type="string" office:string-value="31" calcext:value-type="string">
            <text:p>31</text:p>
          </table:table-cell>
          <table:table-cell office:value-type="string" calcext:value-type="string">
            <text:p>BG: related review link relates to more (too weak)</text:p>
          </table:table-cell>
          <table:table-cell table:style-name="ce12"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F5_R6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82]; &quot;[A-Z]+&quot;)" office:value-type="string" office:string-value="F" calcext:value-type="string">
            <text:p>F</text:p>
          </table:table-cell>
          <table:table-cell table:style-name="ce4" table:formula="of:=VALUE(ORG.LIBREOFFICE.REGEX([.E482]; &quot;[\d\.]+&quot;))" office:value-type="float" office:value="6" calcext:value-type="float">
            <text:p>6.0</text:p>
          </table:table-cell>
          <table:table-cell table:formula="of:=ORG.LIBREOFFICE.REGEX([.F482]; &quot;[A-Z]+&quot;)" office:value-type="string" office:string-value="C" calcext:value-type="string">
            <text:p>C</text:p>
          </table:table-cell>
          <table:table-cell table:style-name="ce4" table:formula="of:=VALUE(ORG.LIBREOFFICE.REGEX([.F482]; &quot;[\d\.]+&quot;))" office:value-type="float" office:value="3" calcext:value-type="float">
            <text:p>3.0</text:p>
          </table:table-cell>
          <table:table-cell office:value-type="string" calcext:value-type="string">
            <text:p>F6 - Type of Bug [main]</text:p>
          </table:table-cell>
          <table:table-cell office:value-type="string" calcext:value-type="string">
            <text:p>C3 - # Files changed</text:p>
          </table:table-cell>
          <table:table-cell office:value-type="string" calcext:value-type="string">
            <text:p>31</text:p>
          </table:table-cell>
          <table:table-cell table:style-name="ce1" table:formula="of:=ORG.LIBREOFFICE.REGEX([.G482];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71 (BG); 0 (CG)</text:p>
          </table:table-cell>
          <table:table-cell table:formula="of:=HYPERLINK(&quot;figures/boxplots/F6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83]; &quot;[A-Z]+&quot;)" office:value-type="string" office:string-value="F" calcext:value-type="string">
            <text:p>F</text:p>
          </table:table-cell>
          <table:table-cell table:style-name="ce4" table:formula="of:=VALUE(ORG.LIBREOFFICE.REGEX([.E483]; &quot;[\d\.]+&quot;))" office:value-type="float" office:value="6" calcext:value-type="float">
            <text:p>6.0</text:p>
          </table:table-cell>
          <table:table-cell table:formula="of:=ORG.LIBREOFFICE.REGEX([.F483]; &quot;[A-Z]+&quot;)" office:value-type="string" office:string-value="C" calcext:value-type="string">
            <text:p>C</text:p>
          </table:table-cell>
          <table:table-cell table:style-name="ce4" table:formula="of:=VALUE(ORG.LIBREOFFICE.REGEX([.F483]; &quot;[\d\.]+&quot;))" office:value-type="float" office:value="4" calcext:value-type="float">
            <text:p>4.0</text:p>
          </table:table-cell>
          <table:table-cell office:value-type="string" calcext:value-type="string">
            <text:p>F6 - Type of Bug [main]</text:p>
          </table:table-cell>
          <table:table-cell office:value-type="string" calcext:value-type="string">
            <text:p>C4 - Commit file bugginess</text:p>
          </table:table-cell>
          <table:table-cell office:value-type="string" calcext:value-type="string">
            <text:p>32 (ovr)</text:p>
          </table:table-cell>
          <table:table-cell table:style-name="ce1" table:formula="of:=ORG.LIBREOFFICE.REGEX([.G483]; &quot;^(\d+|\w)&quot;)" office:value-type="string" office:string-value="32" calcext:value-type="string">
            <text:p>32</text:p>
          </table:table-cell>
          <table:table-cell office:value-type="string" calcext:value-type="string">
            <text:p>BG: program anomaly issue relates to less bugginess than rest (weak)</text:p>
          </table:table-cell>
          <table:table-cell table:style-name="ce12" office:value-type="string" calcext:value-type="string">
            <text:p>BG and CG: no common fully valid labels</text:p>
            <text:p>CG: no frequent labels</text:p>
            <text:p>Not enough data for Kruskal-Wallis</text:p>
            <text:p>Abs. count: 71 (BG); 0 (CG)</text:p>
          </table:table-cell>
          <table:table-cell table:formula="of:=HYPERLINK(&quot;figures/boxplots/F6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84]; &quot;[A-Z]+&quot;)" office:value-type="string" office:string-value="F" calcext:value-type="string">
            <text:p>F</text:p>
          </table:table-cell>
          <table:table-cell table:style-name="ce4" table:formula="of:=VALUE(ORG.LIBREOFFICE.REGEX([.E484]; &quot;[\d\.]+&quot;))" office:value-type="float" office:value="6" calcext:value-type="float">
            <text:p>6.0</text:p>
          </table:table-cell>
          <table:table-cell table:formula="of:=ORG.LIBREOFFICE.REGEX([.F484]; &quot;[A-Z]+&quot;)" office:value-type="string" office:string-value="C" calcext:value-type="string">
            <text:p>C</text:p>
          </table:table-cell>
          <table:table-cell table:style-name="ce4" table:formula="of:=VALUE(ORG.LIBREOFFICE.REGEX([.F484]; &quot;[\d\.]+&quot;))" office:value-type="float" office:value="5" calcext:value-type="float">
            <text:p>5.0</text:p>
          </table:table-cell>
          <table:table-cell office:value-type="string" calcext:value-type="string">
            <text:p>F6 - Type of Bug [main]</text:p>
          </table:table-cell>
          <table:table-cell office:value-type="string" calcext:value-type="string">
            <text:p>C5 - Commit total line bugginess</text:p>
          </table:table-cell>
          <table:table-cell office:value-type="string" calcext:value-type="string">
            <text:p>32 (ovr)</text:p>
          </table:table-cell>
          <table:table-cell table:style-name="ce1" table:formula="of:=ORG.LIBREOFFICE.REGEX([.G484]; &quot;^(\d+|\w)&quot;)" office:value-type="string" office:string-value="32" calcext:value-type="string">
            <text:p>32</text:p>
          </table:table-cell>
          <table:table-cell office:value-type="string" calcext:value-type="string">
            <text:p>BG: program anomaly issue relates to less bugginess than rest (weak)</text:p>
          </table:table-cell>
          <table:table-cell table:style-name="ce12" office:value-type="string" calcext:value-type="string">
            <text:p>BG and CG: no common fully valid labels</text:p>
            <text:p>CG: no frequent labels</text:p>
            <text:p>Not enough data for Kruskal-Wallis</text:p>
            <text:p>Abs. count: 71 (BG); 0 (CG)</text:p>
          </table:table-cell>
          <table:table-cell table:formula="of:=HYPERLINK(&quot;figures/boxplots/F6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85]; &quot;[A-Z]+&quot;)" office:value-type="string" office:string-value="F" calcext:value-type="string">
            <text:p>F</text:p>
          </table:table-cell>
          <table:table-cell table:style-name="ce4" table:formula="of:=VALUE(ORG.LIBREOFFICE.REGEX([.E485]; &quot;[\d\.]+&quot;))" office:value-type="float" office:value="6" calcext:value-type="float">
            <text:p>6.0</text:p>
          </table:table-cell>
          <table:table-cell table:formula="of:=ORG.LIBREOFFICE.REGEX([.F485]; &quot;[A-Z]+&quot;)" office:value-type="string" office:string-value="C" calcext:value-type="string">
            <text:p>C</text:p>
          </table:table-cell>
          <table:table-cell table:style-name="ce4" table:formula="of:=VALUE(ORG.LIBREOFFICE.REGEX([.F485]; &quot;[\d\.]+&quot;))" office:value-type="float" office:value="6" calcext:value-type="float">
            <text:p>6.0</text:p>
          </table:table-cell>
          <table:table-cell office:value-type="string" calcext:value-type="string">
            <text:p>F6 - Type of Bug [main]</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485]; &quot;^(\d+|\w)&quot;)" office:value-type="string" office:string-value="31" calcext:value-type="string">
            <text:p>31</text:p>
          </table:table-cell>
          <table:table-cell office:value-type="string" calcext:value-type="string">
            <text:p>BG: program anomaly issue relates to less bugginess than rest (too weak)</text:p>
          </table:table-cell>
          <table:table-cell table:style-name="ce12" office:value-type="string" calcext:value-type="string">
            <text:p>BG and CG: no common fully valid labels</text:p>
            <text:p>CG: no frequent labels</text:p>
            <text:p>Not enough data for Kruskal-Wallis</text:p>
            <text:p>Abs. count: 71 (BG); 0 (CG)</text:p>
          </table:table-cell>
          <table:table-cell table:formula="of:=HYPERLINK(&quot;figures/boxplots/F6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86]; &quot;[A-Z]+&quot;)" office:value-type="string" office:string-value="F" calcext:value-type="string">
            <text:p>F</text:p>
          </table:table-cell>
          <table:table-cell table:style-name="ce4" table:formula="of:=VALUE(ORG.LIBREOFFICE.REGEX([.E486]; &quot;[\d\.]+&quot;))" office:value-type="float" office:value="6" calcext:value-type="float">
            <text:p>6.0</text:p>
          </table:table-cell>
          <table:table-cell table:formula="of:=ORG.LIBREOFFICE.REGEX([.F486]; &quot;[A-Z]+&quot;)" office:value-type="string" office:string-value="F" calcext:value-type="string">
            <text:p>F</text:p>
          </table:table-cell>
          <table:table-cell table:style-name="ce4" table:formula="of:=VALUE(ORG.LIBREOFFICE.REGEX([.F486]; &quot;[\d\.]+&quot;))" office:value-type="float" office:value="4" calcext:value-type="float">
            <text:p>4.0</text:p>
          </table:table-cell>
          <table:table-cell office:value-type="string" calcext:value-type="string">
            <text:p>F6 - Type of Bug [main]</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48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71 (BG); 0 (CG)</text:p>
          </table:table-cell>
          <table:table-cell table:formula="of:=HYPERLINK(&quot;figures/boxplots/F6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487]; &quot;[A-Z]+&quot;)" office:value-type="string" office:string-value="F" calcext:value-type="string">
            <text:p>F</text:p>
          </table:table-cell>
          <table:table-cell table:style-name="ce4" table:formula="of:=VALUE(ORG.LIBREOFFICE.REGEX([.E487]; &quot;[\d\.]+&quot;))" office:value-type="float" office:value="6" calcext:value-type="float">
            <text:p>6.0</text:p>
          </table:table-cell>
          <table:table-cell table:formula="of:=ORG.LIBREOFFICE.REGEX([.F487]; &quot;[A-Z]+&quot;)" office:value-type="string" office:string-value="F" calcext:value-type="string">
            <text:p>F</text:p>
          </table:table-cell>
          <table:table-cell table:style-name="ce4" table:formula="of:=VALUE(ORG.LIBREOFFICE.REGEX([.F487]; &quot;[\d\.]+&quot;))" office:value-type="float" office:value="9" calcext:value-type="float">
            <text:p>9.0</text:p>
          </table:table-cell>
          <table:table-cell office:value-type="string" calcext:value-type="string">
            <text:p>F6 - Type of Bug [main]</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48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71 (BG); 0 (CG)</text:p>
          </table:table-cell>
          <table:table-cell table:formula="of:=HYPERLINK(&quot;figures/boxplots/F6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table-cell table:formula="of:=ORG.LIBREOFFICE.REGEX([.E488]; &quot;[A-Z]+&quot;)" office:value-type="string" office:string-value="F" calcext:value-type="string">
            <text:p>F</text:p>
          </table:table-cell>
          <table:table-cell table:style-name="ce4" table:formula="of:=VALUE(ORG.LIBREOFFICE.REGEX([.E488]; &quot;[\d\.]+&quot;))" office:value-type="float" office:value="6" calcext:value-type="float">
            <text:p>6.0</text:p>
          </table:table-cell>
          <table:table-cell table:formula="of:=ORG.LIBREOFFICE.REGEX([.F488]; &quot;[A-Z]+&quot;)" office:value-type="string" office:string-value="I" calcext:value-type="string">
            <text:p>I</text:p>
          </table:table-cell>
          <table:table-cell table:style-name="ce4" table:formula="of:=VALUE(ORG.LIBREOFFICE.REGEX([.F488]; &quot;[\d\.]+&quot;))" office:value-type="float" office:value="5" calcext:value-type="float">
            <text:p>5.0</text:p>
          </table:table-cell>
          <table:table-cell office:value-type="string" calcext:value-type="string">
            <text:p>F6 - Type of Bug [main]</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48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3" table:visibility="filter">
          <table:table-cell table:formula="of:=ORG.LIBREOFFICE.REGEX([.E489]; &quot;[A-Z]+&quot;)" office:value-type="string" office:string-value="F" calcext:value-type="string">
            <text:p>F</text:p>
          </table:table-cell>
          <table:table-cell table:style-name="ce4" table:formula="of:=VALUE(ORG.LIBREOFFICE.REGEX([.E489]; &quot;[\d\.]+&quot;))" office:value-type="float" office:value="6" calcext:value-type="float">
            <text:p>6.0</text:p>
          </table:table-cell>
          <table:table-cell table:formula="of:=ORG.LIBREOFFICE.REGEX([.F489]; &quot;[A-Z]+&quot;)" office:value-type="string" office:string-value="I" calcext:value-type="string">
            <text:p>I</text:p>
          </table:table-cell>
          <table:table-cell table:style-name="ce4" table:formula="of:=VALUE(ORG.LIBREOFFICE.REGEX([.F489]; &quot;[\d\.]+&quot;))" office:value-type="float" office:value="7" calcext:value-type="float">
            <text:p>7.0</text:p>
          </table:table-cell>
          <table:table-cell office:value-type="string" calcext:value-type="string">
            <text:p>F6 - Type of Bug [main]</text:p>
          </table:table-cell>
          <table:table-cell office:value-type="string" calcext:value-type="string">
            <text:p>I7 - # Introducing issue commits [sum]</text:p>
          </table:table-cell>
          <table:table-cell office:value-type="string" calcext:value-type="string">
            <text:p>31</text:p>
          </table:table-cell>
          <table:table-cell table:style-name="ce1" table:formula="of:=ORG.LIBREOFFICE.REGEX([.G48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51 (BG); 0 (CG)</text:p>
          </table:table-cell>
          <table:table-cell table:formula="of:=HYPERLINK(&quot;figures/boxplots/F6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490]; &quot;[A-Z]+&quot;)" office:value-type="string" office:string-value="F" calcext:value-type="string">
            <text:p>F</text:p>
          </table:table-cell>
          <table:table-cell table:style-name="ce4" table:formula="of:=VALUE(ORG.LIBREOFFICE.REGEX([.E490]; &quot;[\d\.]+&quot;))" office:value-type="float" office:value="6" calcext:value-type="float">
            <text:p>6.0</text:p>
          </table:table-cell>
          <table:table-cell table:formula="of:=ORG.LIBREOFFICE.REGEX([.F490]; &quot;[A-Z]+&quot;)" office:value-type="string" office:string-value="I" calcext:value-type="string">
            <text:p>I</text:p>
          </table:table-cell>
          <table:table-cell table:style-name="ce4" table:formula="of:=VALUE(ORG.LIBREOFFICE.REGEX([.F490]; &quot;[\d\.]+&quot;))" office:value-type="float" office:value="10" calcext:value-type="float">
            <text:p>10.0</text:p>
          </table:table-cell>
          <table:table-cell office:value-type="string" calcext:value-type="string">
            <text:p>F6 - Type of Bug [main]</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49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491]; &quot;[A-Z]+&quot;)" office:value-type="string" office:string-value="F" calcext:value-type="string">
            <text:p>F</text:p>
          </table:table-cell>
          <table:table-cell table:style-name="ce4" table:formula="of:=VALUE(ORG.LIBREOFFICE.REGEX([.E491]; &quot;[\d\.]+&quot;))" office:value-type="float" office:value="6" calcext:value-type="float">
            <text:p>6.0</text:p>
          </table:table-cell>
          <table:table-cell table:formula="of:=ORG.LIBREOFFICE.REGEX([.F491]; &quot;[A-Z]+&quot;)" office:value-type="string" office:string-value="ML" calcext:value-type="string">
            <text:p>ML</text:p>
          </table:table-cell>
          <table:table-cell table:style-name="ce4" table:formula="of:=VALUE(ORG.LIBREOFFICE.REGEX([.F491]; &quot;[\d\.]+&quot;))" office:value-type="float" office:value="2" calcext:value-type="float">
            <text:p>2.0</text:p>
          </table:table-cell>
          <table:table-cell office:value-type="string" calcext:value-type="string">
            <text:p>F6 - Type of Bug [main]</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49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492]; &quot;[A-Z]+&quot;)" office:value-type="string" office:string-value="F" calcext:value-type="string">
            <text:p>F</text:p>
          </table:table-cell>
          <table:table-cell table:style-name="ce4" table:formula="of:=VALUE(ORG.LIBREOFFICE.REGEX([.E492]; &quot;[\d\.]+&quot;))" office:value-type="float" office:value="6" calcext:value-type="float">
            <text:p>6.0</text:p>
          </table:table-cell>
          <table:table-cell table:formula="of:=ORG.LIBREOFFICE.REGEX([.F492]; &quot;[A-Z]+&quot;)" office:value-type="string" office:string-value="ML" calcext:value-type="string">
            <text:p>ML</text:p>
          </table:table-cell>
          <table:table-cell table:style-name="ce4" table:formula="of:=VALUE(ORG.LIBREOFFICE.REGEX([.F492]; &quot;[\d\.]+&quot;))" office:value-type="float" office:value="5" calcext:value-type="float">
            <text:p>5.0</text:p>
          </table:table-cell>
          <table:table-cell office:value-type="string" calcext:value-type="string">
            <text:p>F6 - Type of Bug [main]</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49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493]; &quot;[A-Z]+&quot;)" office:value-type="string" office:string-value="F" calcext:value-type="string">
            <text:p>F</text:p>
          </table:table-cell>
          <table:table-cell table:style-name="ce4" table:formula="of:=VALUE(ORG.LIBREOFFICE.REGEX([.E493]; &quot;[\d\.]+&quot;))" office:value-type="float" office:value="6" calcext:value-type="float">
            <text:p>6.0</text:p>
          </table:table-cell>
          <table:table-cell table:formula="of:=ORG.LIBREOFFICE.REGEX([.F493]; &quot;[A-Z]+&quot;)" office:value-type="string" office:string-value="O" calcext:value-type="string">
            <text:p>O</text:p>
          </table:table-cell>
          <table:table-cell table:style-name="ce4" table:formula="of:=VALUE(ORG.LIBREOFFICE.REGEX([.F493]; &quot;[\d\.]+&quot;))" office:value-type="float" office:value="3" calcext:value-type="float">
            <text:p>3.0</text:p>
          </table:table-cell>
          <table:table-cell office:value-type="string" calcext:value-type="string">
            <text:p>F6 - Type of Bug [main]</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49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494]; &quot;[A-Z]+&quot;)" office:value-type="string" office:string-value="F" calcext:value-type="string">
            <text:p>F</text:p>
          </table:table-cell>
          <table:table-cell table:style-name="ce4" table:formula="of:=VALUE(ORG.LIBREOFFICE.REGEX([.E494]; &quot;[\d\.]+&quot;))" office:value-type="float" office:value="6" calcext:value-type="float">
            <text:p>6.0</text:p>
          </table:table-cell>
          <table:table-cell table:formula="of:=ORG.LIBREOFFICE.REGEX([.F494]; &quot;[A-Z]+&quot;)" office:value-type="string" office:string-value="R" calcext:value-type="string">
            <text:p>R</text:p>
          </table:table-cell>
          <table:table-cell table:style-name="ce4" table:formula="of:=VALUE(ORG.LIBREOFFICE.REGEX([.F494]; &quot;[\d\.]+&quot;))" office:value-type="float" office:value="3" calcext:value-type="float">
            <text:p>3.0</text:p>
          </table:table-cell>
          <table:table-cell office:value-type="string" calcext:value-type="string">
            <text:p>F6 - Type of Bug [main]</text:p>
          </table:table-cell>
          <table:table-cell office:value-type="string" calcext:value-type="string">
            <text:p>R3 - # Reviewers [sum]</text:p>
          </table:table-cell>
          <table:table-cell office:value-type="string" calcext:value-type="string">
            <text:p>E</text:p>
          </table:table-cell>
          <table:table-cell table:style-name="ce1" table:formula="of:=ORG.LIBREOFFICE.REGEX([.G49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495]; &quot;[A-Z]+&quot;)" office:value-type="string" office:string-value="F" calcext:value-type="string">
            <text:p>F</text:p>
          </table:table-cell>
          <table:table-cell table:style-name="ce4" table:formula="of:=VALUE(ORG.LIBREOFFICE.REGEX([.E495]; &quot;[\d\.]+&quot;))" office:value-type="float" office:value="6" calcext:value-type="float">
            <text:p>6.0</text:p>
          </table:table-cell>
          <table:table-cell table:formula="of:=ORG.LIBREOFFICE.REGEX([.F495]; &quot;[A-Z]+&quot;)" office:value-type="string" office:string-value="R" calcext:value-type="string">
            <text:p>R</text:p>
          </table:table-cell>
          <table:table-cell table:style-name="ce4" table:formula="of:=VALUE(ORG.LIBREOFFICE.REGEX([.F495]; &quot;[\d\.]+&quot;))" office:value-type="float" office:value="5" calcext:value-type="float">
            <text:p>5.0</text:p>
          </table:table-cell>
          <table:table-cell office:value-type="string" calcext:value-type="string">
            <text:p>F6 - Type of Bug [main]</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49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496]; &quot;[A-Z]+&quot;)" office:value-type="string" office:string-value="F" calcext:value-type="string">
            <text:p>F</text:p>
          </table:table-cell>
          <table:table-cell table:style-name="ce4" table:formula="of:=VALUE(ORG.LIBREOFFICE.REGEX([.E496]; &quot;[\d\.]+&quot;))" office:value-type="float" office:value="6" calcext:value-type="float">
            <text:p>6.0</text:p>
          </table:table-cell>
          <table:table-cell table:formula="of:=ORG.LIBREOFFICE.REGEX([.F496]; &quot;[A-Z]+&quot;)" office:value-type="string" office:string-value="R" calcext:value-type="string">
            <text:p>R</text:p>
          </table:table-cell>
          <table:table-cell table:style-name="ce4" table:formula="of:=VALUE(ORG.LIBREOFFICE.REGEX([.F496]; &quot;[\d\.]+&quot;))" office:value-type="float" office:value="6" calcext:value-type="float">
            <text:p>6.0</text:p>
          </table:table-cell>
          <table:table-cell office:value-type="string" calcext:value-type="string">
            <text:p>F6 - Type of Bug [main]</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496];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497]; &quot;[A-Z]+&quot;)" office:value-type="string" office:string-value="F" calcext:value-type="string">
            <text:p>F</text:p>
          </table:table-cell>
          <table:table-cell table:style-name="ce4" table:formula="of:=VALUE(ORG.LIBREOFFICE.REGEX([.E497]; &quot;[\d\.]+&quot;))" office:value-type="float" office:value="7" calcext:value-type="float">
            <text:p>7.0</text:p>
          </table:table-cell>
          <table:table-cell table:formula="of:=ORG.LIBREOFFICE.REGEX([.F497]; &quot;[A-Z]+&quot;)" office:value-type="string" office:string-value="C" calcext:value-type="string">
            <text:p>C</text:p>
          </table:table-cell>
          <table:table-cell table:style-name="ce4" table:formula="of:=VALUE(ORG.LIBREOFFICE.REGEX([.F497]; &quot;[\d\.]+&quot;))" office:value-type="float" office:value="3" calcext:value-type="float">
            <text:p>3.0</text:p>
          </table:table-cell>
          <table:table-cell office:value-type="string" calcext:value-type="string">
            <text:p>F7 - Has duplicates? [any]</text:p>
          </table:table-cell>
          <table:table-cell office:value-type="string" calcext:value-type="string">
            <text:p>C3 - # Files changed</text:p>
          </table:table-cell>
          <table:table-cell office:value-type="string" calcext:value-type="string">
            <text:p>E</text:p>
          </table:table-cell>
          <table:table-cell table:style-name="ce1" table:formula="of:=ORG.LIBREOFFICE.REGEX([.G49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498]; &quot;[A-Z]+&quot;)" office:value-type="string" office:string-value="F" calcext:value-type="string">
            <text:p>F</text:p>
          </table:table-cell>
          <table:table-cell table:style-name="ce4" table:formula="of:=VALUE(ORG.LIBREOFFICE.REGEX([.E498]; &quot;[\d\.]+&quot;))" office:value-type="float" office:value="7" calcext:value-type="float">
            <text:p>7.0</text:p>
          </table:table-cell>
          <table:table-cell table:formula="of:=ORG.LIBREOFFICE.REGEX([.F498]; &quot;[A-Z]+&quot;)" office:value-type="string" office:string-value="C" calcext:value-type="string">
            <text:p>C</text:p>
          </table:table-cell>
          <table:table-cell table:style-name="ce4" table:formula="of:=VALUE(ORG.LIBREOFFICE.REGEX([.F498]; &quot;[\d\.]+&quot;))" office:value-type="float" office:value="4" calcext:value-type="float">
            <text:p>4.0</text:p>
          </table:table-cell>
          <table:table-cell office:value-type="string" calcext:value-type="string">
            <text:p>F7 - Has duplicates? [any]</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49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499]; &quot;[A-Z]+&quot;)" office:value-type="string" office:string-value="F" calcext:value-type="string">
            <text:p>F</text:p>
          </table:table-cell>
          <table:table-cell table:style-name="ce4" table:formula="of:=VALUE(ORG.LIBREOFFICE.REGEX([.E499]; &quot;[\d\.]+&quot;))" office:value-type="float" office:value="7" calcext:value-type="float">
            <text:p>7.0</text:p>
          </table:table-cell>
          <table:table-cell table:formula="of:=ORG.LIBREOFFICE.REGEX([.F499]; &quot;[A-Z]+&quot;)" office:value-type="string" office:string-value="C" calcext:value-type="string">
            <text:p>C</text:p>
          </table:table-cell>
          <table:table-cell table:style-name="ce4" table:formula="of:=VALUE(ORG.LIBREOFFICE.REGEX([.F499]; &quot;[\d\.]+&quot;))" office:value-type="float" office:value="5" calcext:value-type="float">
            <text:p>5.0</text:p>
          </table:table-cell>
          <table:table-cell office:value-type="string" calcext:value-type="string">
            <text:p>F7 - Has duplicates? [any]</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49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00]; &quot;[A-Z]+&quot;)" office:value-type="string" office:string-value="F" calcext:value-type="string">
            <text:p>F</text:p>
          </table:table-cell>
          <table:table-cell table:style-name="ce4" table:formula="of:=VALUE(ORG.LIBREOFFICE.REGEX([.E500]; &quot;[\d\.]+&quot;))" office:value-type="float" office:value="7" calcext:value-type="float">
            <text:p>7.0</text:p>
          </table:table-cell>
          <table:table-cell table:formula="of:=ORG.LIBREOFFICE.REGEX([.F500]; &quot;[A-Z]+&quot;)" office:value-type="string" office:string-value="C" calcext:value-type="string">
            <text:p>C</text:p>
          </table:table-cell>
          <table:table-cell table:style-name="ce4" table:formula="of:=VALUE(ORG.LIBREOFFICE.REGEX([.F500]; &quot;[\d\.]+&quot;))" office:value-type="float" office:value="6" calcext:value-type="float">
            <text:p>6.0</text:p>
          </table:table-cell>
          <table:table-cell office:value-type="string" calcext:value-type="string">
            <text:p>F7 - Has duplicates? [any]</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50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01]; &quot;[A-Z]+&quot;)" office:value-type="string" office:string-value="F" calcext:value-type="string">
            <text:p>F</text:p>
          </table:table-cell>
          <table:table-cell table:style-name="ce4" table:formula="of:=VALUE(ORG.LIBREOFFICE.REGEX([.E501]; &quot;[\d\.]+&quot;))" office:value-type="float" office:value="7" calcext:value-type="float">
            <text:p>7.0</text:p>
          </table:table-cell>
          <table:table-cell table:formula="of:=ORG.LIBREOFFICE.REGEX([.F501]; &quot;[A-Z]+&quot;)" office:value-type="string" office:string-value="F" calcext:value-type="string">
            <text:p>F</text:p>
          </table:table-cell>
          <table:table-cell table:style-name="ce4" table:formula="of:=VALUE(ORG.LIBREOFFICE.REGEX([.F501]; &quot;[\d\.]+&quot;))" office:value-type="float" office:value="4" calcext:value-type="float">
            <text:p>4.0</text:p>
          </table:table-cell>
          <table:table-cell office:value-type="string" calcext:value-type="string">
            <text:p>F7 - Has duplicates? [any]</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501];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02]; &quot;[A-Z]+&quot;)" office:value-type="string" office:string-value="F" calcext:value-type="string">
            <text:p>F</text:p>
          </table:table-cell>
          <table:table-cell table:style-name="ce4" table:formula="of:=VALUE(ORG.LIBREOFFICE.REGEX([.E502]; &quot;[\d\.]+&quot;))" office:value-type="float" office:value="7" calcext:value-type="float">
            <text:p>7.0</text:p>
          </table:table-cell>
          <table:table-cell table:formula="of:=ORG.LIBREOFFICE.REGEX([.F502]; &quot;[A-Z]+&quot;)" office:value-type="string" office:string-value="F" calcext:value-type="string">
            <text:p>F</text:p>
          </table:table-cell>
          <table:table-cell table:style-name="ce4" table:formula="of:=VALUE(ORG.LIBREOFFICE.REGEX([.F502]; &quot;[\d\.]+&quot;))" office:value-type="float" office:value="9" calcext:value-type="float">
            <text:p>9.0</text:p>
          </table:table-cell>
          <table:table-cell office:value-type="string" calcext:value-type="string">
            <text:p>F7 - Has duplicates? [any]</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50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table-cell table:formula="of:=ORG.LIBREOFFICE.REGEX([.E503]; &quot;[A-Z]+&quot;)" office:value-type="string" office:string-value="F" calcext:value-type="string">
            <text:p>F</text:p>
          </table:table-cell>
          <table:table-cell table:style-name="ce4" table:formula="of:=VALUE(ORG.LIBREOFFICE.REGEX([.E503]; &quot;[\d\.]+&quot;))" office:value-type="float" office:value="7" calcext:value-type="float">
            <text:p>7.0</text:p>
          </table:table-cell>
          <table:table-cell table:formula="of:=ORG.LIBREOFFICE.REGEX([.F503]; &quot;[A-Z]+&quot;)" office:value-type="string" office:string-value="I" calcext:value-type="string">
            <text:p>I</text:p>
          </table:table-cell>
          <table:table-cell table:style-name="ce4" table:formula="of:=VALUE(ORG.LIBREOFFICE.REGEX([.F503]; &quot;[\d\.]+&quot;))" office:value-type="float" office:value="5" calcext:value-type="float">
            <text:p>5.0</text:p>
          </table:table-cell>
          <table:table-cell office:value-type="string" calcext:value-type="string">
            <text:p>F7 - Has duplicates? [any]</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50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04]; &quot;[A-Z]+&quot;)" office:value-type="string" office:string-value="F" calcext:value-type="string">
            <text:p>F</text:p>
          </table:table-cell>
          <table:table-cell table:style-name="ce4" table:formula="of:=VALUE(ORG.LIBREOFFICE.REGEX([.E504]; &quot;[\d\.]+&quot;))" office:value-type="float" office:value="7" calcext:value-type="float">
            <text:p>7.0</text:p>
          </table:table-cell>
          <table:table-cell table:formula="of:=ORG.LIBREOFFICE.REGEX([.F504]; &quot;[A-Z]+&quot;)" office:value-type="string" office:string-value="I" calcext:value-type="string">
            <text:p>I</text:p>
          </table:table-cell>
          <table:table-cell table:style-name="ce4" table:formula="of:=VALUE(ORG.LIBREOFFICE.REGEX([.F504]; &quot;[\d\.]+&quot;))" office:value-type="float" office:value="7" calcext:value-type="float">
            <text:p>7.0</text:p>
          </table:table-cell>
          <table:table-cell office:value-type="string" calcext:value-type="string">
            <text:p>F7 - Has duplicates? [any]</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50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05]; &quot;[A-Z]+&quot;)" office:value-type="string" office:string-value="F" calcext:value-type="string">
            <text:p>F</text:p>
          </table:table-cell>
          <table:table-cell table:style-name="ce4" table:formula="of:=VALUE(ORG.LIBREOFFICE.REGEX([.E505]; &quot;[\d\.]+&quot;))" office:value-type="float" office:value="7" calcext:value-type="float">
            <text:p>7.0</text:p>
          </table:table-cell>
          <table:table-cell table:formula="of:=ORG.LIBREOFFICE.REGEX([.F505]; &quot;[A-Z]+&quot;)" office:value-type="string" office:string-value="I" calcext:value-type="string">
            <text:p>I</text:p>
          </table:table-cell>
          <table:table-cell table:style-name="ce4" table:formula="of:=VALUE(ORG.LIBREOFFICE.REGEX([.F505]; &quot;[\d\.]+&quot;))" office:value-type="float" office:value="10" calcext:value-type="float">
            <text:p>10.0</text:p>
          </table:table-cell>
          <table:table-cell office:value-type="string" calcext:value-type="string">
            <text:p>F7 - Has duplicates? [any]</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50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06]; &quot;[A-Z]+&quot;)" office:value-type="string" office:string-value="F" calcext:value-type="string">
            <text:p>F</text:p>
          </table:table-cell>
          <table:table-cell table:style-name="ce4" table:formula="of:=VALUE(ORG.LIBREOFFICE.REGEX([.E506]; &quot;[\d\.]+&quot;))" office:value-type="float" office:value="7" calcext:value-type="float">
            <text:p>7.0</text:p>
          </table:table-cell>
          <table:table-cell table:formula="of:=ORG.LIBREOFFICE.REGEX([.F506]; &quot;[A-Z]+&quot;)" office:value-type="string" office:string-value="ML" calcext:value-type="string">
            <text:p>ML</text:p>
          </table:table-cell>
          <table:table-cell table:style-name="ce4" table:formula="of:=VALUE(ORG.LIBREOFFICE.REGEX([.F506]; &quot;[\d\.]+&quot;))" office:value-type="float" office:value="2" calcext:value-type="float">
            <text:p>2.0</text:p>
          </table:table-cell>
          <table:table-cell office:value-type="string" calcext:value-type="string">
            <text:p>F7 - Has duplicates? [any]</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50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507]; &quot;[A-Z]+&quot;)" office:value-type="string" office:string-value="F" calcext:value-type="string">
            <text:p>F</text:p>
          </table:table-cell>
          <table:table-cell table:style-name="ce4" table:formula="of:=VALUE(ORG.LIBREOFFICE.REGEX([.E507]; &quot;[\d\.]+&quot;))" office:value-type="float" office:value="7" calcext:value-type="float">
            <text:p>7.0</text:p>
          </table:table-cell>
          <table:table-cell table:formula="of:=ORG.LIBREOFFICE.REGEX([.F507]; &quot;[A-Z]+&quot;)" office:value-type="string" office:string-value="ML" calcext:value-type="string">
            <text:p>ML</text:p>
          </table:table-cell>
          <table:table-cell table:style-name="ce4" table:formula="of:=VALUE(ORG.LIBREOFFICE.REGEX([.F507]; &quot;[\d\.]+&quot;))" office:value-type="float" office:value="5" calcext:value-type="float">
            <text:p>5.0</text:p>
          </table:table-cell>
          <table:table-cell office:value-type="string" calcext:value-type="string">
            <text:p>F7 - Has duplicates? [any]</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50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08]; &quot;[A-Z]+&quot;)" office:value-type="string" office:string-value="F" calcext:value-type="string">
            <text:p>F</text:p>
          </table:table-cell>
          <table:table-cell table:style-name="ce4" table:formula="of:=VALUE(ORG.LIBREOFFICE.REGEX([.E508]; &quot;[\d\.]+&quot;))" office:value-type="float" office:value="7" calcext:value-type="float">
            <text:p>7.0</text:p>
          </table:table-cell>
          <table:table-cell table:formula="of:=ORG.LIBREOFFICE.REGEX([.F508]; &quot;[A-Z]+&quot;)" office:value-type="string" office:string-value="O" calcext:value-type="string">
            <text:p>O</text:p>
          </table:table-cell>
          <table:table-cell table:style-name="ce4" table:formula="of:=VALUE(ORG.LIBREOFFICE.REGEX([.F508]; &quot;[\d\.]+&quot;))" office:value-type="float" office:value="3" calcext:value-type="float">
            <text:p>3.0</text:p>
          </table:table-cell>
          <table:table-cell office:value-type="string" calcext:value-type="string">
            <text:p>F7 - Has duplicates? [any]</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50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509]; &quot;[A-Z]+&quot;)" office:value-type="string" office:string-value="F" calcext:value-type="string">
            <text:p>F</text:p>
          </table:table-cell>
          <table:table-cell table:style-name="ce4" table:formula="of:=VALUE(ORG.LIBREOFFICE.REGEX([.E509]; &quot;[\d\.]+&quot;))" office:value-type="float" office:value="7" calcext:value-type="float">
            <text:p>7.0</text:p>
          </table:table-cell>
          <table:table-cell table:formula="of:=ORG.LIBREOFFICE.REGEX([.F509]; &quot;[A-Z]+&quot;)" office:value-type="string" office:string-value="R" calcext:value-type="string">
            <text:p>R</text:p>
          </table:table-cell>
          <table:table-cell table:style-name="ce4" table:formula="of:=VALUE(ORG.LIBREOFFICE.REGEX([.F509]; &quot;[\d\.]+&quot;))" office:value-type="float" office:value="3" calcext:value-type="float">
            <text:p>3.0</text:p>
          </table:table-cell>
          <table:table-cell office:value-type="string" calcext:value-type="string">
            <text:p>F7 - Has duplicates? [any]</text:p>
          </table:table-cell>
          <table:table-cell office:value-type="string" calcext:value-type="string">
            <text:p>R3 - # Reviewers [sum]</text:p>
          </table:table-cell>
          <table:table-cell office:value-type="string" calcext:value-type="string">
            <text:p>E</text:p>
          </table:table-cell>
          <table:table-cell table:style-name="ce1" table:formula="of:=ORG.LIBREOFFICE.REGEX([.G50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10]; &quot;[A-Z]+&quot;)" office:value-type="string" office:string-value="F" calcext:value-type="string">
            <text:p>F</text:p>
          </table:table-cell>
          <table:table-cell table:style-name="ce4" table:formula="of:=VALUE(ORG.LIBREOFFICE.REGEX([.E510]; &quot;[\d\.]+&quot;))" office:value-type="float" office:value="7" calcext:value-type="float">
            <text:p>7.0</text:p>
          </table:table-cell>
          <table:table-cell table:formula="of:=ORG.LIBREOFFICE.REGEX([.F510]; &quot;[A-Z]+&quot;)" office:value-type="string" office:string-value="R" calcext:value-type="string">
            <text:p>R</text:p>
          </table:table-cell>
          <table:table-cell table:style-name="ce4" table:formula="of:=VALUE(ORG.LIBREOFFICE.REGEX([.F510]; &quot;[\d\.]+&quot;))" office:value-type="float" office:value="5" calcext:value-type="float">
            <text:p>5.0</text:p>
          </table:table-cell>
          <table:table-cell office:value-type="string" calcext:value-type="string">
            <text:p>F7 - Has duplicates? [any]</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51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11]; &quot;[A-Z]+&quot;)" office:value-type="string" office:string-value="F" calcext:value-type="string">
            <text:p>F</text:p>
          </table:table-cell>
          <table:table-cell table:style-name="ce4" table:formula="of:=VALUE(ORG.LIBREOFFICE.REGEX([.E511]; &quot;[\d\.]+&quot;))" office:value-type="float" office:value="7" calcext:value-type="float">
            <text:p>7.0</text:p>
          </table:table-cell>
          <table:table-cell table:formula="of:=ORG.LIBREOFFICE.REGEX([.F511]; &quot;[A-Z]+&quot;)" office:value-type="string" office:string-value="R" calcext:value-type="string">
            <text:p>R</text:p>
          </table:table-cell>
          <table:table-cell table:style-name="ce4" table:formula="of:=VALUE(ORG.LIBREOFFICE.REGEX([.F511]; &quot;[\d\.]+&quot;))" office:value-type="float" office:value="6" calcext:value-type="float">
            <text:p>6.0</text:p>
          </table:table-cell>
          <table:table-cell office:value-type="string" calcext:value-type="string">
            <text:p>F7 - Has duplicates? [any]</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511];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12]; &quot;[A-Z]+&quot;)" office:value-type="string" office:string-value="F" calcext:value-type="string">
            <text:p>F</text:p>
          </table:table-cell>
          <table:table-cell table:style-name="ce4" table:formula="of:=VALUE(ORG.LIBREOFFICE.REGEX([.E512]; &quot;[\d\.]+&quot;))" office:value-type="float" office:value="8" calcext:value-type="float">
            <text:p>8.0</text:p>
          </table:table-cell>
          <table:table-cell table:formula="of:=ORG.LIBREOFFICE.REGEX([.F512]; &quot;[A-Z]+&quot;)" office:value-type="string" office:string-value="C" calcext:value-type="string">
            <text:p>C</text:p>
          </table:table-cell>
          <table:table-cell table:style-name="ce4" table:formula="of:=VALUE(ORG.LIBREOFFICE.REGEX([.F512]; &quot;[\d\.]+&quot;))" office:value-type="float" office:value="3" calcext:value-type="float">
            <text:p>3.0</text:p>
          </table:table-cell>
          <table:table-cell office:value-type="string" calcext:value-type="string">
            <text:p>F8 - Bug reopened [any]</text:p>
          </table:table-cell>
          <table:table-cell office:value-type="string" calcext:value-type="string">
            <text:p>C3 - # Files changed</text:p>
          </table:table-cell>
          <table:table-cell office:value-type="string" calcext:value-type="string">
            <text:p>E</text:p>
          </table:table-cell>
          <table:table-cell table:style-name="ce1" table:formula="of:=ORG.LIBREOFFICE.REGEX([.G51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13]; &quot;[A-Z]+&quot;)" office:value-type="string" office:string-value="F" calcext:value-type="string">
            <text:p>F</text:p>
          </table:table-cell>
          <table:table-cell table:style-name="ce4" table:formula="of:=VALUE(ORG.LIBREOFFICE.REGEX([.E513]; &quot;[\d\.]+&quot;))" office:value-type="float" office:value="8" calcext:value-type="float">
            <text:p>8.0</text:p>
          </table:table-cell>
          <table:table-cell table:formula="of:=ORG.LIBREOFFICE.REGEX([.F513]; &quot;[A-Z]+&quot;)" office:value-type="string" office:string-value="C" calcext:value-type="string">
            <text:p>C</text:p>
          </table:table-cell>
          <table:table-cell table:style-name="ce4" table:formula="of:=VALUE(ORG.LIBREOFFICE.REGEX([.F513]; &quot;[\d\.]+&quot;))" office:value-type="float" office:value="4" calcext:value-type="float">
            <text:p>4.0</text:p>
          </table:table-cell>
          <table:table-cell office:value-type="string" calcext:value-type="string">
            <text:p>F8 - Bug reopened [any]</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51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14]; &quot;[A-Z]+&quot;)" office:value-type="string" office:string-value="F" calcext:value-type="string">
            <text:p>F</text:p>
          </table:table-cell>
          <table:table-cell table:style-name="ce4" table:formula="of:=VALUE(ORG.LIBREOFFICE.REGEX([.E514]; &quot;[\d\.]+&quot;))" office:value-type="float" office:value="8" calcext:value-type="float">
            <text:p>8.0</text:p>
          </table:table-cell>
          <table:table-cell table:formula="of:=ORG.LIBREOFFICE.REGEX([.F514]; &quot;[A-Z]+&quot;)" office:value-type="string" office:string-value="C" calcext:value-type="string">
            <text:p>C</text:p>
          </table:table-cell>
          <table:table-cell table:style-name="ce4" table:formula="of:=VALUE(ORG.LIBREOFFICE.REGEX([.F514]; &quot;[\d\.]+&quot;))" office:value-type="float" office:value="5" calcext:value-type="float">
            <text:p>5.0</text:p>
          </table:table-cell>
          <table:table-cell office:value-type="string" calcext:value-type="string">
            <text:p>F8 - Bug reopened [any]</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51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15]; &quot;[A-Z]+&quot;)" office:value-type="string" office:string-value="F" calcext:value-type="string">
            <text:p>F</text:p>
          </table:table-cell>
          <table:table-cell table:style-name="ce4" table:formula="of:=VALUE(ORG.LIBREOFFICE.REGEX([.E515]; &quot;[\d\.]+&quot;))" office:value-type="float" office:value="8" calcext:value-type="float">
            <text:p>8.0</text:p>
          </table:table-cell>
          <table:table-cell table:formula="of:=ORG.LIBREOFFICE.REGEX([.F515]; &quot;[A-Z]+&quot;)" office:value-type="string" office:string-value="C" calcext:value-type="string">
            <text:p>C</text:p>
          </table:table-cell>
          <table:table-cell table:style-name="ce4" table:formula="of:=VALUE(ORG.LIBREOFFICE.REGEX([.F515]; &quot;[\d\.]+&quot;))" office:value-type="float" office:value="6" calcext:value-type="float">
            <text:p>6.0</text:p>
          </table:table-cell>
          <table:table-cell office:value-type="string" calcext:value-type="string">
            <text:p>F8 - Bug reopened [any]</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51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16]; &quot;[A-Z]+&quot;)" office:value-type="string" office:string-value="F" calcext:value-type="string">
            <text:p>F</text:p>
          </table:table-cell>
          <table:table-cell table:style-name="ce4" table:formula="of:=VALUE(ORG.LIBREOFFICE.REGEX([.E516]; &quot;[\d\.]+&quot;))" office:value-type="float" office:value="8" calcext:value-type="float">
            <text:p>8.0</text:p>
          </table:table-cell>
          <table:table-cell table:formula="of:=ORG.LIBREOFFICE.REGEX([.F516]; &quot;[A-Z]+&quot;)" office:value-type="string" office:string-value="F" calcext:value-type="string">
            <text:p>F</text:p>
          </table:table-cell>
          <table:table-cell table:style-name="ce4" table:formula="of:=VALUE(ORG.LIBREOFFICE.REGEX([.F516]; &quot;[\d\.]+&quot;))" office:value-type="float" office:value="4" calcext:value-type="float">
            <text:p>4.0</text:p>
          </table:table-cell>
          <table:table-cell office:value-type="string" calcext:value-type="string">
            <text:p>F8 - Bug reopened [any]</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516];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17]; &quot;[A-Z]+&quot;)" office:value-type="string" office:string-value="F" calcext:value-type="string">
            <text:p>F</text:p>
          </table:table-cell>
          <table:table-cell table:style-name="ce4" table:formula="of:=VALUE(ORG.LIBREOFFICE.REGEX([.E517]; &quot;[\d\.]+&quot;))" office:value-type="float" office:value="8" calcext:value-type="float">
            <text:p>8.0</text:p>
          </table:table-cell>
          <table:table-cell table:formula="of:=ORG.LIBREOFFICE.REGEX([.F517]; &quot;[A-Z]+&quot;)" office:value-type="string" office:string-value="F" calcext:value-type="string">
            <text:p>F</text:p>
          </table:table-cell>
          <table:table-cell table:style-name="ce4" table:formula="of:=VALUE(ORG.LIBREOFFICE.REGEX([.F517]; &quot;[\d\.]+&quot;))" office:value-type="float" office:value="9" calcext:value-type="float">
            <text:p>9.0</text:p>
          </table:table-cell>
          <table:table-cell office:value-type="string" calcext:value-type="string">
            <text:p>F8 - Bug reopened [any]</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51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table-cell table:formula="of:=ORG.LIBREOFFICE.REGEX([.E518]; &quot;[A-Z]+&quot;)" office:value-type="string" office:string-value="F" calcext:value-type="string">
            <text:p>F</text:p>
          </table:table-cell>
          <table:table-cell table:style-name="ce4" table:formula="of:=VALUE(ORG.LIBREOFFICE.REGEX([.E518]; &quot;[\d\.]+&quot;))" office:value-type="float" office:value="8" calcext:value-type="float">
            <text:p>8.0</text:p>
          </table:table-cell>
          <table:table-cell table:formula="of:=ORG.LIBREOFFICE.REGEX([.F518]; &quot;[A-Z]+&quot;)" office:value-type="string" office:string-value="I" calcext:value-type="string">
            <text:p>I</text:p>
          </table:table-cell>
          <table:table-cell table:style-name="ce4" table:formula="of:=VALUE(ORG.LIBREOFFICE.REGEX([.F518]; &quot;[\d\.]+&quot;))" office:value-type="float" office:value="5" calcext:value-type="float">
            <text:p>5.0</text:p>
          </table:table-cell>
          <table:table-cell office:value-type="string" calcext:value-type="string">
            <text:p>F8 - Bug reopened [any]</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51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19]; &quot;[A-Z]+&quot;)" office:value-type="string" office:string-value="F" calcext:value-type="string">
            <text:p>F</text:p>
          </table:table-cell>
          <table:table-cell table:style-name="ce4" table:formula="of:=VALUE(ORG.LIBREOFFICE.REGEX([.E519]; &quot;[\d\.]+&quot;))" office:value-type="float" office:value="8" calcext:value-type="float">
            <text:p>8.0</text:p>
          </table:table-cell>
          <table:table-cell table:formula="of:=ORG.LIBREOFFICE.REGEX([.F519]; &quot;[A-Z]+&quot;)" office:value-type="string" office:string-value="I" calcext:value-type="string">
            <text:p>I</text:p>
          </table:table-cell>
          <table:table-cell table:style-name="ce4" table:formula="of:=VALUE(ORG.LIBREOFFICE.REGEX([.F519]; &quot;[\d\.]+&quot;))" office:value-type="float" office:value="7" calcext:value-type="float">
            <text:p>7.0</text:p>
          </table:table-cell>
          <table:table-cell office:value-type="string" calcext:value-type="string">
            <text:p>F8 - Bug reopened [any]</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51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20]; &quot;[A-Z]+&quot;)" office:value-type="string" office:string-value="F" calcext:value-type="string">
            <text:p>F</text:p>
          </table:table-cell>
          <table:table-cell table:style-name="ce4" table:formula="of:=VALUE(ORG.LIBREOFFICE.REGEX([.E520]; &quot;[\d\.]+&quot;))" office:value-type="float" office:value="8" calcext:value-type="float">
            <text:p>8.0</text:p>
          </table:table-cell>
          <table:table-cell table:formula="of:=ORG.LIBREOFFICE.REGEX([.F520]; &quot;[A-Z]+&quot;)" office:value-type="string" office:string-value="I" calcext:value-type="string">
            <text:p>I</text:p>
          </table:table-cell>
          <table:table-cell table:style-name="ce4" table:formula="of:=VALUE(ORG.LIBREOFFICE.REGEX([.F520]; &quot;[\d\.]+&quot;))" office:value-type="float" office:value="10" calcext:value-type="float">
            <text:p>10.0</text:p>
          </table:table-cell>
          <table:table-cell office:value-type="string" calcext:value-type="string">
            <text:p>F8 - Bug reopened [any]</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52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21]; &quot;[A-Z]+&quot;)" office:value-type="string" office:string-value="F" calcext:value-type="string">
            <text:p>F</text:p>
          </table:table-cell>
          <table:table-cell table:style-name="ce4" table:formula="of:=VALUE(ORG.LIBREOFFICE.REGEX([.E521]; &quot;[\d\.]+&quot;))" office:value-type="float" office:value="8" calcext:value-type="float">
            <text:p>8.0</text:p>
          </table:table-cell>
          <table:table-cell table:formula="of:=ORG.LIBREOFFICE.REGEX([.F521]; &quot;[A-Z]+&quot;)" office:value-type="string" office:string-value="ML" calcext:value-type="string">
            <text:p>ML</text:p>
          </table:table-cell>
          <table:table-cell table:style-name="ce4" table:formula="of:=VALUE(ORG.LIBREOFFICE.REGEX([.F521]; &quot;[\d\.]+&quot;))" office:value-type="float" office:value="2" calcext:value-type="float">
            <text:p>2.0</text:p>
          </table:table-cell>
          <table:table-cell office:value-type="string" calcext:value-type="string">
            <text:p>F8 - Bug reopened [any]</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52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522]; &quot;[A-Z]+&quot;)" office:value-type="string" office:string-value="F" calcext:value-type="string">
            <text:p>F</text:p>
          </table:table-cell>
          <table:table-cell table:style-name="ce4" table:formula="of:=VALUE(ORG.LIBREOFFICE.REGEX([.E522]; &quot;[\d\.]+&quot;))" office:value-type="float" office:value="8" calcext:value-type="float">
            <text:p>8.0</text:p>
          </table:table-cell>
          <table:table-cell table:formula="of:=ORG.LIBREOFFICE.REGEX([.F522]; &quot;[A-Z]+&quot;)" office:value-type="string" office:string-value="ML" calcext:value-type="string">
            <text:p>ML</text:p>
          </table:table-cell>
          <table:table-cell table:style-name="ce4" table:formula="of:=VALUE(ORG.LIBREOFFICE.REGEX([.F522]; &quot;[\d\.]+&quot;))" office:value-type="float" office:value="5" calcext:value-type="float">
            <text:p>5.0</text:p>
          </table:table-cell>
          <table:table-cell office:value-type="string" calcext:value-type="string">
            <text:p>F8 - Bug reopened [any]</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52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23]; &quot;[A-Z]+&quot;)" office:value-type="string" office:string-value="F" calcext:value-type="string">
            <text:p>F</text:p>
          </table:table-cell>
          <table:table-cell table:style-name="ce4" table:formula="of:=VALUE(ORG.LIBREOFFICE.REGEX([.E523]; &quot;[\d\.]+&quot;))" office:value-type="float" office:value="8" calcext:value-type="float">
            <text:p>8.0</text:p>
          </table:table-cell>
          <table:table-cell table:formula="of:=ORG.LIBREOFFICE.REGEX([.F523]; &quot;[A-Z]+&quot;)" office:value-type="string" office:string-value="O" calcext:value-type="string">
            <text:p>O</text:p>
          </table:table-cell>
          <table:table-cell table:style-name="ce4" table:formula="of:=VALUE(ORG.LIBREOFFICE.REGEX([.F523]; &quot;[\d\.]+&quot;))" office:value-type="float" office:value="3" calcext:value-type="float">
            <text:p>3.0</text:p>
          </table:table-cell>
          <table:table-cell office:value-type="string" calcext:value-type="string">
            <text:p>F8 - Bug reopened [any]</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52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524]; &quot;[A-Z]+&quot;)" office:value-type="string" office:string-value="F" calcext:value-type="string">
            <text:p>F</text:p>
          </table:table-cell>
          <table:table-cell table:style-name="ce4" table:formula="of:=VALUE(ORG.LIBREOFFICE.REGEX([.E524]; &quot;[\d\.]+&quot;))" office:value-type="float" office:value="8" calcext:value-type="float">
            <text:p>8.0</text:p>
          </table:table-cell>
          <table:table-cell table:formula="of:=ORG.LIBREOFFICE.REGEX([.F524]; &quot;[A-Z]+&quot;)" office:value-type="string" office:string-value="R" calcext:value-type="string">
            <text:p>R</text:p>
          </table:table-cell>
          <table:table-cell table:style-name="ce4" table:formula="of:=VALUE(ORG.LIBREOFFICE.REGEX([.F524]; &quot;[\d\.]+&quot;))" office:value-type="float" office:value="3" calcext:value-type="float">
            <text:p>3.0</text:p>
          </table:table-cell>
          <table:table-cell office:value-type="string" calcext:value-type="string">
            <text:p>F8 - Bug reopened [any]</text:p>
          </table:table-cell>
          <table:table-cell office:value-type="string" calcext:value-type="string">
            <text:p>R3 - # Reviewers [sum]</text:p>
          </table:table-cell>
          <table:table-cell office:value-type="string" calcext:value-type="string">
            <text:p>E</text:p>
          </table:table-cell>
          <table:table-cell table:style-name="ce1" table:formula="of:=ORG.LIBREOFFICE.REGEX([.G52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25]; &quot;[A-Z]+&quot;)" office:value-type="string" office:string-value="F" calcext:value-type="string">
            <text:p>F</text:p>
          </table:table-cell>
          <table:table-cell table:style-name="ce4" table:formula="of:=VALUE(ORG.LIBREOFFICE.REGEX([.E525]; &quot;[\d\.]+&quot;))" office:value-type="float" office:value="8" calcext:value-type="float">
            <text:p>8.0</text:p>
          </table:table-cell>
          <table:table-cell table:formula="of:=ORG.LIBREOFFICE.REGEX([.F525]; &quot;[A-Z]+&quot;)" office:value-type="string" office:string-value="R" calcext:value-type="string">
            <text:p>R</text:p>
          </table:table-cell>
          <table:table-cell table:style-name="ce4" table:formula="of:=VALUE(ORG.LIBREOFFICE.REGEX([.F525]; &quot;[\d\.]+&quot;))" office:value-type="float" office:value="5" calcext:value-type="float">
            <text:p>5.0</text:p>
          </table:table-cell>
          <table:table-cell office:value-type="string" calcext:value-type="string">
            <text:p>F8 - Bug reopened [any]</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52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26]; &quot;[A-Z]+&quot;)" office:value-type="string" office:string-value="F" calcext:value-type="string">
            <text:p>F</text:p>
          </table:table-cell>
          <table:table-cell table:style-name="ce4" table:formula="of:=VALUE(ORG.LIBREOFFICE.REGEX([.E526]; &quot;[\d\.]+&quot;))" office:value-type="float" office:value="8" calcext:value-type="float">
            <text:p>8.0</text:p>
          </table:table-cell>
          <table:table-cell table:formula="of:=ORG.LIBREOFFICE.REGEX([.F526]; &quot;[A-Z]+&quot;)" office:value-type="string" office:string-value="R" calcext:value-type="string">
            <text:p>R</text:p>
          </table:table-cell>
          <table:table-cell table:style-name="ce4" table:formula="of:=VALUE(ORG.LIBREOFFICE.REGEX([.F526]; &quot;[\d\.]+&quot;))" office:value-type="float" office:value="6" calcext:value-type="float">
            <text:p>6.0</text:p>
          </table:table-cell>
          <table:table-cell office:value-type="string" calcext:value-type="string">
            <text:p>F8 - Bug reopened [any]</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526];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2" table:visibility="filter">
          <table:table-cell table:formula="of:=ORG.LIBREOFFICE.REGEX([.E527]; &quot;[A-Z]+&quot;)" office:value-type="string" office:string-value="I" calcext:value-type="string">
            <text:p>I</text:p>
          </table:table-cell>
          <table:table-cell table:style-name="ce4" table:formula="of:=VALUE(ORG.LIBREOFFICE.REGEX([.E527]; &quot;[\d\.]+&quot;))" office:value-type="float" office:value="2" calcext:value-type="float">
            <text:p>2.0</text:p>
          </table:table-cell>
          <table:table-cell table:formula="of:=ORG.LIBREOFFICE.REGEX([.F527]; &quot;[A-Z]+&quot;)" office:value-type="string" office:string-value="C" calcext:value-type="string">
            <text:p>C</text:p>
          </table:table-cell>
          <table:table-cell table:style-name="ce4" table:formula="of:=VALUE(ORG.LIBREOFFICE.REGEX([.F527]; &quot;[\d\.]+&quot;))" office:value-type="float" office:value="3" calcext:value-type="float">
            <text:p>3.0</text:p>
          </table:table-cell>
          <table:table-cell office:value-type="string" calcext:value-type="string">
            <text:p>I2 - Introducing issue types [main]</text:p>
          </table:table-cell>
          <table:table-cell office:value-type="string" calcext:value-type="string">
            <text:p>C3 - # Files changed</text:p>
          </table:table-cell>
          <table:table-cell table:style-name="ce20" office:value-type="string" calcext:value-type="string">
            <text:p>3.3</text:p>
          </table:table-cell>
          <table:table-cell table:style-name="ce1" table:formula="of:=ORG.LIBREOFFICE.REGEX([.G527]; &quot;^(\d+|\w)&quot;)" office:value-type="string" office:string-value="3" calcext:value-type="string">
            <text:p>3</text:p>
          </table:table-cell>
          <table:table-cell table:style-name="ce12" office:value-type="string" calcext:value-type="string">
            <text:p>BG: bug relates to less files changed, feature and improvement to more</text:p>
            <text:p>CG: no clear relation (improvement relates to more files changed, very weak)</text:p>
          </table:table-cell>
          <table:table-cell table:style-name="ce12" office:value-type="string" calcext:value-type="string">
            <text:p>BG: Kruskal-Wallis - Significant difference True</text:p>
            <text:p>CG: Kruskal-Wallis - Significant difference False</text:p>
            <text:p>Abs. count: 51 (BG); 28 (CG)</text:p>
          </table:table-cell>
          <table:table-cell table:formula="of:=HYPERLINK(&quot;figures/boxplots/I2_C3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3" table:visibility="filter">
          <table:table-cell table:formula="of:=ORG.LIBREOFFICE.REGEX([.E528]; &quot;[A-Z]+&quot;)" office:value-type="string" office:string-value="I" calcext:value-type="string">
            <text:p>I</text:p>
          </table:table-cell>
          <table:table-cell table:style-name="ce4" table:formula="of:=VALUE(ORG.LIBREOFFICE.REGEX([.E528]; &quot;[\d\.]+&quot;))" office:value-type="float" office:value="2" calcext:value-type="float">
            <text:p>2.0</text:p>
          </table:table-cell>
          <table:table-cell table:formula="of:=ORG.LIBREOFFICE.REGEX([.F528]; &quot;[A-Z]+&quot;)" office:value-type="string" office:string-value="C" calcext:value-type="string">
            <text:p>C</text:p>
          </table:table-cell>
          <table:table-cell table:style-name="ce4" table:formula="of:=VALUE(ORG.LIBREOFFICE.REGEX([.F528]; &quot;[\d\.]+&quot;))" office:value-type="float" office:value="4" calcext:value-type="float">
            <text:p>4.0</text:p>
          </table:table-cell>
          <table:table-cell office:value-type="string" calcext:value-type="string">
            <text:p>I2 - Introducing issue types [main]</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528]; &quot;^(\d+|\w)&quot;)" office:value-type="string" office:string-value="32" calcext:value-type="string">
            <text:p>32</text:p>
          </table:table-cell>
          <table:table-cell office:value-type="string" calcext:value-type="string">
            <text:p>BG: bug relates to more bugginess</text:p>
          </table:table-cell>
          <table:table-cell table:style-name="ce12" office:value-type="string" calcext:value-type="string">
            <text:p>BG and CG: no common fully valid labels</text:p>
            <text:p>CG: no frequent labels</text:p>
            <text:p>BG: Kruskal-Wallis - Significant difference True</text:p>
            <text:p>Abs. count: 51 (BG); 0 (CG)</text:p>
          </table:table-cell>
          <table:table-cell table:formula="of:=HYPERLINK(&quot;figures/boxplots/I2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29]; &quot;[A-Z]+&quot;)" office:value-type="string" office:string-value="I" calcext:value-type="string">
            <text:p>I</text:p>
          </table:table-cell>
          <table:table-cell table:style-name="ce4" table:formula="of:=VALUE(ORG.LIBREOFFICE.REGEX([.E529]; &quot;[\d\.]+&quot;))" office:value-type="float" office:value="2" calcext:value-type="float">
            <text:p>2.0</text:p>
          </table:table-cell>
          <table:table-cell table:formula="of:=ORG.LIBREOFFICE.REGEX([.F529]; &quot;[A-Z]+&quot;)" office:value-type="string" office:string-value="C" calcext:value-type="string">
            <text:p>C</text:p>
          </table:table-cell>
          <table:table-cell table:style-name="ce4" table:formula="of:=VALUE(ORG.LIBREOFFICE.REGEX([.F529]; &quot;[\d\.]+&quot;))" office:value-type="float" office:value="5" calcext:value-type="float">
            <text:p>5.0</text:p>
          </table:table-cell>
          <table:table-cell office:value-type="string" calcext:value-type="string">
            <text:p>I2 - Introducing issue types [main]</text:p>
          </table:table-cell>
          <table:table-cell office:value-type="string" calcext:value-type="string">
            <text:p>C5 - Commit total line bugginess</text:p>
          </table:table-cell>
          <table:table-cell office:value-type="string" calcext:value-type="string">
            <text:p>32</text:p>
          </table:table-cell>
          <table:table-cell table:style-name="ce1" table:formula="of:=ORG.LIBREOFFICE.REGEX([.G529]; &quot;^(\d+|\w)&quot;)" office:value-type="string" office:string-value="32" calcext:value-type="string">
            <text:p>32</text:p>
          </table:table-cell>
          <table:table-cell office:value-type="string" calcext:value-type="string">
            <text:p>BG: bug relates to more bugginess</text:p>
          </table:table-cell>
          <table:table-cell table:style-name="ce12" office:value-type="string" calcext:value-type="string">
            <text:p>BG and CG: no common fully valid labels</text:p>
            <text:p>CG: no frequent labels</text:p>
            <text:p>BG: Kruskal-Wallis - Significant difference True</text:p>
            <text:p>Abs. count: 51 (BG); 0 (CG)</text:p>
          </table:table-cell>
          <table:table-cell table:formula="of:=HYPERLINK(&quot;figures/boxplots/I2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30]; &quot;[A-Z]+&quot;)" office:value-type="string" office:string-value="I" calcext:value-type="string">
            <text:p>I</text:p>
          </table:table-cell>
          <table:table-cell table:style-name="ce4" table:formula="of:=VALUE(ORG.LIBREOFFICE.REGEX([.E530]; &quot;[\d\.]+&quot;))" office:value-type="float" office:value="2" calcext:value-type="float">
            <text:p>2.0</text:p>
          </table:table-cell>
          <table:table-cell table:formula="of:=ORG.LIBREOFFICE.REGEX([.F530]; &quot;[A-Z]+&quot;)" office:value-type="string" office:string-value="C" calcext:value-type="string">
            <text:p>C</text:p>
          </table:table-cell>
          <table:table-cell table:style-name="ce4" table:formula="of:=VALUE(ORG.LIBREOFFICE.REGEX([.F530]; &quot;[\d\.]+&quot;))" office:value-type="float" office:value="6" calcext:value-type="float">
            <text:p>6.0</text:p>
          </table:table-cell>
          <table:table-cell office:value-type="string" calcext:value-type="string">
            <text:p>I2 - Introducing issue types [main]</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530]; &quot;^(\d+|\w)&quot;)" office:value-type="string" office:string-value="32" calcext:value-type="string">
            <text:p>32</text:p>
          </table:table-cell>
          <table:table-cell office:value-type="string" calcext:value-type="string">
            <text:p>BG: feature relates to more bugginess, bug to less</text:p>
          </table:table-cell>
          <table:table-cell table:style-name="ce12" office:value-type="string" calcext:value-type="string">
            <text:p>BG and CG: no common fully valid labels</text:p>
            <text:p>CG: no frequent labels</text:p>
            <text:p>BG: Kruskal-Wallis - Significant difference True</text:p>
            <text:p>Abs. count: 51 (BG); 0 (CG)</text:p>
          </table:table-cell>
          <table:table-cell table:formula="of:=HYPERLINK(&quot;figures/boxplots/I2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31]; &quot;[A-Z]+&quot;)" office:value-type="string" office:string-value="I" calcext:value-type="string">
            <text:p>I</text:p>
          </table:table-cell>
          <table:table-cell table:style-name="ce4" table:formula="of:=VALUE(ORG.LIBREOFFICE.REGEX([.E531]; &quot;[\d\.]+&quot;))" office:value-type="float" office:value="2" calcext:value-type="float">
            <text:p>2.0</text:p>
          </table:table-cell>
          <table:table-cell table:formula="of:=ORG.LIBREOFFICE.REGEX([.F531]; &quot;[A-Z]+&quot;)" office:value-type="string" office:string-value="F" calcext:value-type="string">
            <text:p>F</text:p>
          </table:table-cell>
          <table:table-cell table:style-name="ce4" table:formula="of:=VALUE(ORG.LIBREOFFICE.REGEX([.F531]; &quot;[\d\.]+&quot;))" office:value-type="float" office:value="4" calcext:value-type="float">
            <text:p>4.0</text:p>
          </table:table-cell>
          <table:table-cell office:value-type="string" calcext:value-type="string">
            <text:p>I2 - Introducing issue types [main]</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53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2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32]; &quot;[A-Z]+&quot;)" office:value-type="string" office:string-value="I" calcext:value-type="string">
            <text:p>I</text:p>
          </table:table-cell>
          <table:table-cell table:style-name="ce4" table:formula="of:=VALUE(ORG.LIBREOFFICE.REGEX([.E532]; &quot;[\d\.]+&quot;))" office:value-type="float" office:value="2" calcext:value-type="float">
            <text:p>2.0</text:p>
          </table:table-cell>
          <table:table-cell table:formula="of:=ORG.LIBREOFFICE.REGEX([.F532]; &quot;[A-Z]+&quot;)" office:value-type="string" office:string-value="F" calcext:value-type="string">
            <text:p>F</text:p>
          </table:table-cell>
          <table:table-cell table:style-name="ce4" table:formula="of:=VALUE(ORG.LIBREOFFICE.REGEX([.F532]; &quot;[\d\.]+&quot;))" office:value-type="float" office:value="9" calcext:value-type="float">
            <text:p>9.0</text:p>
          </table:table-cell>
          <table:table-cell office:value-type="string" calcext:value-type="string">
            <text:p>I2 - Introducing issue types [main]</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532];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2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table-cell table:formula="of:=ORG.LIBREOFFICE.REGEX([.E533]; &quot;[A-Z]+&quot;)" office:value-type="string" office:string-value="I" calcext:value-type="string">
            <text:p>I</text:p>
          </table:table-cell>
          <table:table-cell table:style-name="ce4" table:formula="of:=VALUE(ORG.LIBREOFFICE.REGEX([.E533]; &quot;[\d\.]+&quot;))" office:value-type="float" office:value="2" calcext:value-type="float">
            <text:p>2.0</text:p>
          </table:table-cell>
          <table:table-cell table:formula="of:=ORG.LIBREOFFICE.REGEX([.F533]; &quot;[A-Z]+&quot;)" office:value-type="string" office:string-value="I" calcext:value-type="string">
            <text:p>I</text:p>
          </table:table-cell>
          <table:table-cell table:style-name="ce4" table:formula="of:=VALUE(ORG.LIBREOFFICE.REGEX([.F533]; &quot;[\d\.]+&quot;))" office:value-type="float" office:value="5" calcext:value-type="float">
            <text:p>5.0</text:p>
          </table:table-cell>
          <table:table-cell office:value-type="string" calcext:value-type="string">
            <text:p>I2 - Introducing issue types [main]</text:p>
          </table:table-cell>
          <table:table-cell office:value-type="string" calcext:value-type="string">
            <text:p>I5 - # Introducing issue discussants [sum]</text:p>
          </table:table-cell>
          <table:table-cell table:style-name="ce20" office:value-type="string" calcext:value-type="string">
            <text:p>31</text:p>
          </table:table-cell>
          <table:table-cell table:style-name="ce1" table:formula="of:=ORG.LIBREOFFICE.REGEX([.G533]; &quot;^(\d+|\w)&quot;)" office:value-type="string" office:string-value="31" calcext:value-type="string">
            <text:p>31</text:p>
          </table:table-cell>
          <table:table-cell office:value-type="string" calcext:value-type="string">
            <text:p>BG: no clear relation</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6 (BG); 17 (CG)</text:p>
          </table:table-cell>
          <table:table-cell table:formula="of:=HYPERLINK(&quot;figures/boxplots/I2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534]; &quot;[A-Z]+&quot;)" office:value-type="string" office:string-value="I" calcext:value-type="string">
            <text:p>I</text:p>
          </table:table-cell>
          <table:table-cell table:style-name="ce4" table:formula="of:=VALUE(ORG.LIBREOFFICE.REGEX([.E534]; &quot;[\d\.]+&quot;))" office:value-type="float" office:value="2" calcext:value-type="float">
            <text:p>2.0</text:p>
          </table:table-cell>
          <table:table-cell table:formula="of:=ORG.LIBREOFFICE.REGEX([.F534]; &quot;[A-Z]+&quot;)" office:value-type="string" office:string-value="I" calcext:value-type="string">
            <text:p>I</text:p>
          </table:table-cell>
          <table:table-cell table:style-name="ce4" table:formula="of:=VALUE(ORG.LIBREOFFICE.REGEX([.F534]; &quot;[\d\.]+&quot;))" office:value-type="float" office:value="7" calcext:value-type="float">
            <text:p>7.0</text:p>
          </table:table-cell>
          <table:table-cell office:value-type="string" calcext:value-type="string">
            <text:p>I2 - Introducing issue types [main]</text:p>
          </table:table-cell>
          <table:table-cell office:value-type="string" calcext:value-type="string">
            <text:p>I7 - # Introducing issue commits [sum]</text:p>
          </table:table-cell>
          <table:table-cell table:style-name="ce20" office:value-type="string" calcext:value-type="string">
            <text:p>3.3</text:p>
          </table:table-cell>
          <table:table-cell table:style-name="ce1" table:formula="of:=ORG.LIBREOFFICE.REGEX([.G534]; &quot;^(\d+|\w)&quot;)" office:value-type="string" office:string-value="3" calcext:value-type="string">
            <text:p>3</text:p>
          </table:table-cell>
          <table:table-cell table:style-name="ce12" office:value-type="string" calcext:value-type="string">
            <text:p>BG: no relation</text:p>
            <text:p>CG: bug relates to less commits, feature to more</text:p>
          </table:table-cell>
          <table:table-cell table:style-name="ce12" office:value-type="string" calcext:value-type="string">
            <text:p>BG: Kruskal-Wallis - Significant difference False</text:p>
            <text:p>CG: Kruskal-Wallis - Significant difference True</text:p>
            <text:p>Abs. count: 51 (BG); 28 (CG)</text:p>
          </table:table-cell>
          <table:table-cell table:formula="of:=HYPERLINK(&quot;figures/boxplots/I2_I7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4" table:visibility="filter">
          <table:table-cell table:formula="of:=ORG.LIBREOFFICE.REGEX([.E535]; &quot;[A-Z]+&quot;)" office:value-type="string" office:string-value="I" calcext:value-type="string">
            <text:p>I</text:p>
          </table:table-cell>
          <table:table-cell table:style-name="ce4" table:formula="of:=VALUE(ORG.LIBREOFFICE.REGEX([.E535]; &quot;[\d\.]+&quot;))" office:value-type="float" office:value="2" calcext:value-type="float">
            <text:p>2.0</text:p>
          </table:table-cell>
          <table:table-cell table:formula="of:=ORG.LIBREOFFICE.REGEX([.F535]; &quot;[A-Z]+&quot;)" office:value-type="string" office:string-value="I" calcext:value-type="string">
            <text:p>I</text:p>
          </table:table-cell>
          <table:table-cell table:style-name="ce4" table:formula="of:=VALUE(ORG.LIBREOFFICE.REGEX([.F535]; &quot;[\d\.]+&quot;))" office:value-type="float" office:value="10" calcext:value-type="float">
            <text:p>10.0</text:p>
          </table:table-cell>
          <table:table-cell office:value-type="string" calcext:value-type="string">
            <text:p>I2 - Introducing issue types [main]</text:p>
          </table:table-cell>
          <table:table-cell office:value-type="string" calcext:value-type="string">
            <text:p>I10 - # Introducing issue comments [sum]</text:p>
          </table:table-cell>
          <table:table-cell table:style-name="ce20" office:value-type="string" calcext:value-type="string">
            <text:p>32</text:p>
          </table:table-cell>
          <table:table-cell table:style-name="ce1" table:formula="of:=ORG.LIBREOFFICE.REGEX([.G535]; &quot;^(\d+|\w)&quot;)" office:value-type="string" office:string-value="32" calcext:value-type="string">
            <text:p>32</text:p>
          </table:table-cell>
          <table:table-cell office:value-type="string" calcext:value-type="string">
            <text:p>BG feature relates to less comments, bug and improvement to more</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6 (BG); 17 (CG)</text:p>
          </table:table-cell>
          <table:table-cell table:formula="of:=HYPERLINK(&quot;figures/boxplots/I2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536]; &quot;[A-Z]+&quot;)" office:value-type="string" office:string-value="I" calcext:value-type="string">
            <text:p>I</text:p>
          </table:table-cell>
          <table:table-cell table:style-name="ce4" table:formula="of:=VALUE(ORG.LIBREOFFICE.REGEX([.E536]; &quot;[\d\.]+&quot;))" office:value-type="float" office:value="2" calcext:value-type="float">
            <text:p>2.0</text:p>
          </table:table-cell>
          <table:table-cell table:formula="of:=ORG.LIBREOFFICE.REGEX([.F536]; &quot;[A-Z]+&quot;)" office:value-type="string" office:string-value="ML" calcext:value-type="string">
            <text:p>ML</text:p>
          </table:table-cell>
          <table:table-cell table:style-name="ce4" table:formula="of:=VALUE(ORG.LIBREOFFICE.REGEX([.F536]; &quot;[\d\.]+&quot;))" office:value-type="float" office:value="2" calcext:value-type="float">
            <text:p>2.0</text:p>
          </table:table-cell>
          <table:table-cell office:value-type="string" calcext:value-type="string">
            <text:p>I2 - Introducing issue types [main]</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53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537]; &quot;[A-Z]+&quot;)" office:value-type="string" office:string-value="I" calcext:value-type="string">
            <text:p>I</text:p>
          </table:table-cell>
          <table:table-cell table:style-name="ce4" table:formula="of:=VALUE(ORG.LIBREOFFICE.REGEX([.E537]; &quot;[\d\.]+&quot;))" office:value-type="float" office:value="2" calcext:value-type="float">
            <text:p>2.0</text:p>
          </table:table-cell>
          <table:table-cell table:formula="of:=ORG.LIBREOFFICE.REGEX([.F537]; &quot;[A-Z]+&quot;)" office:value-type="string" office:string-value="ML" calcext:value-type="string">
            <text:p>ML</text:p>
          </table:table-cell>
          <table:table-cell table:style-name="ce4" table:formula="of:=VALUE(ORG.LIBREOFFICE.REGEX([.F537]; &quot;[\d\.]+&quot;))" office:value-type="float" office:value="5" calcext:value-type="float">
            <text:p>5.0</text:p>
          </table:table-cell>
          <table:table-cell office:value-type="string" calcext:value-type="string">
            <text:p>I2 - Introducing issue types [main]</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53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538]; &quot;[A-Z]+&quot;)" office:value-type="string" office:string-value="I" calcext:value-type="string">
            <text:p>I</text:p>
          </table:table-cell>
          <table:table-cell table:style-name="ce4" table:formula="of:=VALUE(ORG.LIBREOFFICE.REGEX([.E538]; &quot;[\d\.]+&quot;))" office:value-type="float" office:value="2" calcext:value-type="float">
            <text:p>2.0</text:p>
          </table:table-cell>
          <table:table-cell table:formula="of:=ORG.LIBREOFFICE.REGEX([.F538]; &quot;[A-Z]+&quot;)" office:value-type="string" office:string-value="O" calcext:value-type="string">
            <text:p>O</text:p>
          </table:table-cell>
          <table:table-cell table:style-name="ce4" table:formula="of:=VALUE(ORG.LIBREOFFICE.REGEX([.F538]; &quot;[\d\.]+&quot;))" office:value-type="float" office:value="3" calcext:value-type="float">
            <text:p>3.0</text:p>
          </table:table-cell>
          <table:table-cell office:value-type="string" calcext:value-type="string">
            <text:p>I2 - Introducing issue types [main]</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53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2" table:visibility="filter">
          <table:table-cell table:formula="of:=ORG.LIBREOFFICE.REGEX([.E539]; &quot;[A-Z]+&quot;)" office:value-type="string" office:string-value="I" calcext:value-type="string">
            <text:p>I</text:p>
          </table:table-cell>
          <table:table-cell table:style-name="ce4" table:formula="of:=VALUE(ORG.LIBREOFFICE.REGEX([.E539]; &quot;[\d\.]+&quot;))" office:value-type="float" office:value="2" calcext:value-type="float">
            <text:p>2.0</text:p>
          </table:table-cell>
          <table:table-cell table:formula="of:=ORG.LIBREOFFICE.REGEX([.F539]; &quot;[A-Z]+&quot;)" office:value-type="string" office:string-value="R" calcext:value-type="string">
            <text:p>R</text:p>
          </table:table-cell>
          <table:table-cell table:style-name="ce4" table:formula="of:=VALUE(ORG.LIBREOFFICE.REGEX([.F539]; &quot;[\d\.]+&quot;))" office:value-type="float" office:value="3" calcext:value-type="float">
            <text:p>3.0</text:p>
          </table:table-cell>
          <table:table-cell office:value-type="string" calcext:value-type="string">
            <text:p>I2 - Introducing issue types [main]</text:p>
          </table:table-cell>
          <table:table-cell office:value-type="string" calcext:value-type="string">
            <text:p>R3 - # Reviewers [sum]</text:p>
          </table:table-cell>
          <table:table-cell table:style-name="ce20" office:value-type="string" calcext:value-type="string">
            <text:p>3.2 (ovr)</text:p>
          </table:table-cell>
          <table:table-cell table:style-name="ce1" table:formula="of:=ORG.LIBREOFFICE.REGEX([.G539]; &quot;^(\d+|\w)&quot;)" office:value-type="string" office:string-value="3" calcext:value-type="string">
            <text:p>3</text:p>
          </table:table-cell>
          <table:table-cell table:style-name="ce12" office:value-type="string" calcext:value-type="string">
            <text:p>BG: feature relates to more reviewers; bug to less (very weak)</text:p>
            <text:p>CG: bug relates to less reviewers</text:p>
          </table:table-cell>
          <table:table-cell table:style-name="ce12" office:value-type="string" calcext:value-type="string">
            <text:p>BG: Kruskal-Wallis - Significant difference False</text:p>
            <text:p>Not enough data for Kruskal-Wallis</text:p>
            <text:p>Abs. count: 32 (BG); 21 (CG)</text:p>
          </table:table-cell>
          <table:table-cell table:formula="of:=HYPERLINK(&quot;figures/boxplots/I2_R3_histogram_boxplot.pdf&quot;; &quot;CLICK&quot;)" office:value-type="string" office:string-value="CLICK" calcext:value-type="string">
            <text:p>CLICK</text:p>
          </table:table-cell>
          <table:table-cell/>
          <table:table-cell table:style-name="ce33"/>
          <table:table-cell table:number-columns-repeated="1011"/>
        </table:table-row>
        <table:table-row table:style-name="ro2" table:visibility="filter">
          <table:table-cell table:formula="of:=ORG.LIBREOFFICE.REGEX([.E540]; &quot;[A-Z]+&quot;)" office:value-type="string" office:string-value="I" calcext:value-type="string">
            <text:p>I</text:p>
          </table:table-cell>
          <table:table-cell table:style-name="ce4" table:formula="of:=VALUE(ORG.LIBREOFFICE.REGEX([.E540]; &quot;[\d\.]+&quot;))" office:value-type="float" office:value="2" calcext:value-type="float">
            <text:p>2.0</text:p>
          </table:table-cell>
          <table:table-cell table:formula="of:=ORG.LIBREOFFICE.REGEX([.F540]; &quot;[A-Z]+&quot;)" office:value-type="string" office:string-value="R" calcext:value-type="string">
            <text:p>R</text:p>
          </table:table-cell>
          <table:table-cell table:style-name="ce4" table:formula="of:=VALUE(ORG.LIBREOFFICE.REGEX([.F540]; &quot;[\d\.]+&quot;))" office:value-type="float" office:value="5" calcext:value-type="float">
            <text:p>5.0</text:p>
          </table:table-cell>
          <table:table-cell office:value-type="string" calcext:value-type="string">
            <text:p>I2 - Introducing issue types [main]</text:p>
          </table:table-cell>
          <table:table-cell office:value-type="string" calcext:value-type="string">
            <text:p>R5 - # Review comments [sum]</text:p>
          </table:table-cell>
          <table:table-cell table:style-name="ce20" office:value-type="string" calcext:value-type="string">
            <text:p>2.1 (ovr)</text:p>
          </table:table-cell>
          <table:table-cell table:style-name="ce1" table:formula="of:=ORG.LIBREOFFICE.REGEX([.G540]; &quot;^(\d+|\w)&quot;)" office:value-type="string" office:string-value="2" calcext:value-type="string">
            <text:p>2</text:p>
          </table:table-cell>
          <table:table-cell table:style-name="ce12" office:value-type="string" calcext:value-type="string">
            <text:p>BG and CG: bug relates to less comments</text:p>
            <text:p>BG: feature relates to more</text:p>
          </table:table-cell>
          <table:table-cell table:style-name="ce12" office:value-type="string" calcext:value-type="string">
            <text:p>BG: Kruskal-Wallis - Significant difference False</text:p>
            <text:p>Not enough data for Kruskal-Wallis</text:p>
            <text:p>Abs. count: 32 (BG); 21 (CG)</text:p>
          </table:table-cell>
          <table:table-cell table:formula="of:=HYPERLINK(&quot;figures/boxplots/I2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541]; &quot;[A-Z]+&quot;)" office:value-type="string" office:string-value="I" calcext:value-type="string">
            <text:p>I</text:p>
          </table:table-cell>
          <table:table-cell table:style-name="ce4" table:formula="of:=VALUE(ORG.LIBREOFFICE.REGEX([.E541]; &quot;[\d\.]+&quot;))" office:value-type="float" office:value="2" calcext:value-type="float">
            <text:p>2.0</text:p>
          </table:table-cell>
          <table:table-cell table:formula="of:=ORG.LIBREOFFICE.REGEX([.F541]; &quot;[A-Z]+&quot;)" office:value-type="string" office:string-value="R" calcext:value-type="string">
            <text:p>R</text:p>
          </table:table-cell>
          <table:table-cell table:style-name="ce4" table:formula="of:=VALUE(ORG.LIBREOFFICE.REGEX([.F541]; &quot;[\d\.]+&quot;))" office:value-type="float" office:value="6" calcext:value-type="float">
            <text:p>6.0</text:p>
          </table:table-cell>
          <table:table-cell office:value-type="string" calcext:value-type="string">
            <text:p>I2 - Introducing issue types [main]</text:p>
          </table:table-cell>
          <table:table-cell office:value-type="string" calcext:value-type="string">
            <text:p>R6 - # Rounds of code review [sum]</text:p>
          </table:table-cell>
          <table:table-cell table:style-name="ce20" office:value-type="string" calcext:value-type="string">
            <text:p>3.3 (ovr)</text:p>
          </table:table-cell>
          <table:table-cell table:style-name="ce1" table:formula="of:=ORG.LIBREOFFICE.REGEX([.G541]; &quot;^(\d+|\w)&quot;)" office:value-type="string" office:string-value="3" calcext:value-type="string">
            <text:p>3</text:p>
          </table:table-cell>
          <table:table-cell table:style-name="ce12" office:value-type="string" calcext:value-type="string">
            <text:p>BG: bug relates to less rounds of review</text:p>
            <text:p>CG: no clear relation</text:p>
          </table:table-cell>
          <table:table-cell table:style-name="ce12" office:value-type="string" calcext:value-type="string">
            <text:p>BG: Kruskal-Wallis - Significant difference True</text:p>
            <text:p>Not enough data for Kruskal-Wallis</text:p>
            <text:p>Abs. count: 32 (BG); 21 (CG)</text:p>
          </table:table-cell>
          <table:table-cell table:formula="of:=HYPERLINK(&quot;figures/boxplots/I2_R6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2" table:visibility="filter">
          <table:table-cell table:formula="of:=ORG.LIBREOFFICE.REGEX([.E542]; &quot;[A-Z]+&quot;)" office:value-type="string" office:string-value="I" calcext:value-type="string">
            <text:p>I</text:p>
          </table:table-cell>
          <table:table-cell table:style-name="ce4" table:formula="of:=VALUE(ORG.LIBREOFFICE.REGEX([.E542]; &quot;[\d\.]+&quot;))" office:value-type="float" office:value="3" calcext:value-type="float">
            <text:p>3.0</text:p>
          </table:table-cell>
          <table:table-cell table:formula="of:=ORG.LIBREOFFICE.REGEX([.F542]; &quot;[A-Z]+&quot;)" office:value-type="string" office:string-value="C" calcext:value-type="string">
            <text:p>C</text:p>
          </table:table-cell>
          <table:table-cell table:style-name="ce4" table:formula="of:=VALUE(ORG.LIBREOFFICE.REGEX([.F542]; &quot;[\d\.]+&quot;))" office:value-type="float" office:value="3" calcext:value-type="float">
            <text:p>3.0</text:p>
          </table:table-cell>
          <table:table-cell office:value-type="string" calcext:value-type="string">
            <text:p>I3 - Introducing issue severity [max]</text:p>
          </table:table-cell>
          <table:table-cell office:value-type="string" calcext:value-type="string">
            <text:p>C3 - # Files changed</text:p>
          </table:table-cell>
          <table:table-cell table:style-name="ce20" office:value-type="string" calcext:value-type="string">
            <text:p>3.1 (ovr)</text:p>
          </table:table-cell>
          <table:table-cell table:style-name="ce1" table:formula="of:=ORG.LIBREOFFICE.REGEX([.G542]; &quot;^(\d+|\w)&quot;)" office:value-type="string" office:string-value="3" calcext:value-type="string">
            <text:p>3</text:p>
          </table:table-cell>
          <table:table-cell table:style-name="ce12" office:value-type="string" calcext:value-type="string">
            <text:p>BG: medium relates to more files changed</text:p>
            <text:p>CG: medium relates to less files changed</text:p>
          </table:table-cell>
          <table:table-cell table:style-name="ce12" office:value-type="string" calcext:value-type="string">
            <text:p>Not enough data for Kruskal-Wallis</text:p>
            <text:p>Not enough data for Kruskal-Wallis</text:p>
            <text:p>Abs. count: 26 (BG); 18 (CG)</text:p>
          </table:table-cell>
          <table:table-cell table:formula="of:=HYPERLINK(&quot;figures/boxplots/I3_C3_histogram_boxplot.pdf&quot;; &quot;CLICK&quot;)" office:value-type="string" office:string-value="CLICK" calcext:value-type="string">
            <text:p>CLICK</text:p>
          </table:table-cell>
          <table:table-cell/>
          <table:table-cell table:style-name="ce33" office:value-type="boolean" office:boolean-value="true" calcext:value-type="boolean">
            <text:p>TRUE</text:p>
          </table:table-cell>
          <table:table-cell table:number-columns-repeated="1011"/>
        </table:table-row>
        <table:table-row table:style-name="ro3" table:visibility="filter">
          <table:table-cell table:formula="of:=ORG.LIBREOFFICE.REGEX([.E543]; &quot;[A-Z]+&quot;)" office:value-type="string" office:string-value="I" calcext:value-type="string">
            <text:p>I</text:p>
          </table:table-cell>
          <table:table-cell table:style-name="ce4" table:formula="of:=VALUE(ORG.LIBREOFFICE.REGEX([.E543]; &quot;[\d\.]+&quot;))" office:value-type="float" office:value="3" calcext:value-type="float">
            <text:p>3.0</text:p>
          </table:table-cell>
          <table:table-cell table:formula="of:=ORG.LIBREOFFICE.REGEX([.F543]; &quot;[A-Z]+&quot;)" office:value-type="string" office:string-value="C" calcext:value-type="string">
            <text:p>C</text:p>
          </table:table-cell>
          <table:table-cell table:style-name="ce4" table:formula="of:=VALUE(ORG.LIBREOFFICE.REGEX([.F543]; &quot;[\d\.]+&quot;))" office:value-type="float" office:value="4" calcext:value-type="float">
            <text:p>4.0</text:p>
          </table:table-cell>
          <table:table-cell office:value-type="string" calcext:value-type="string">
            <text:p>I3 - Introducing issue severity [max]</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543]; &quot;^(\d+|\w)&quot;)" office:value-type="string" office:string-value="32" calcext:value-type="string">
            <text:p>32</text:p>
          </table:table-cell>
          <table:table-cell office:value-type="string" calcext:value-type="string">
            <text:p>BG: medium relates to less bugginess (weak)</text:p>
          </table:table-cell>
          <table:table-cell table:style-name="ce12" office:value-type="string" calcext:value-type="string">
            <text:p>BG and CG: no common fully valid labels</text:p>
            <text:p>CG: no frequent labels</text:p>
            <text:p>Not enough data for Kruskal-Wallis</text:p>
            <text:p>Abs. count: 26 (BG); 0 (CG)</text:p>
          </table:table-cell>
          <table:table-cell table:formula="of:=HYPERLINK(&quot;figures/boxplots/I3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44]; &quot;[A-Z]+&quot;)" office:value-type="string" office:string-value="I" calcext:value-type="string">
            <text:p>I</text:p>
          </table:table-cell>
          <table:table-cell table:style-name="ce4" table:formula="of:=VALUE(ORG.LIBREOFFICE.REGEX([.E544]; &quot;[\d\.]+&quot;))" office:value-type="float" office:value="3" calcext:value-type="float">
            <text:p>3.0</text:p>
          </table:table-cell>
          <table:table-cell table:formula="of:=ORG.LIBREOFFICE.REGEX([.F544]; &quot;[A-Z]+&quot;)" office:value-type="string" office:string-value="C" calcext:value-type="string">
            <text:p>C</text:p>
          </table:table-cell>
          <table:table-cell table:style-name="ce4" table:formula="of:=VALUE(ORG.LIBREOFFICE.REGEX([.F544]; &quot;[\d\.]+&quot;))" office:value-type="float" office:value="5" calcext:value-type="float">
            <text:p>5.0</text:p>
          </table:table-cell>
          <table:table-cell office:value-type="string" calcext:value-type="string">
            <text:p>I3 - Introducing issue severity [max]</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544];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26 (BG); 0 (CG)</text:p>
          </table:table-cell>
          <table:table-cell table:formula="of:=HYPERLINK(&quot;figures/boxplots/I3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45]; &quot;[A-Z]+&quot;)" office:value-type="string" office:string-value="I" calcext:value-type="string">
            <text:p>I</text:p>
          </table:table-cell>
          <table:table-cell table:style-name="ce4" table:formula="of:=VALUE(ORG.LIBREOFFICE.REGEX([.E545]; &quot;[\d\.]+&quot;))" office:value-type="float" office:value="3" calcext:value-type="float">
            <text:p>3.0</text:p>
          </table:table-cell>
          <table:table-cell table:formula="of:=ORG.LIBREOFFICE.REGEX([.F545]; &quot;[A-Z]+&quot;)" office:value-type="string" office:string-value="C" calcext:value-type="string">
            <text:p>C</text:p>
          </table:table-cell>
          <table:table-cell table:style-name="ce4" table:formula="of:=VALUE(ORG.LIBREOFFICE.REGEX([.F545]; &quot;[\d\.]+&quot;))" office:value-type="float" office:value="6" calcext:value-type="float">
            <text:p>6.0</text:p>
          </table:table-cell>
          <table:table-cell office:value-type="string" calcext:value-type="string">
            <text:p>I3 - Introducing issue severity [max]</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545]; &quot;^(\d+|\w)&quot;)" office:value-type="string" office:string-value="32" calcext:value-type="string">
            <text:p>32</text:p>
          </table:table-cell>
          <table:table-cell office:value-type="string" calcext:value-type="string">
            <text:p>BG: medium relates to more bugginess (weak)</text:p>
          </table:table-cell>
          <table:table-cell table:style-name="ce12" office:value-type="string" calcext:value-type="string">
            <text:p>BG and CG: no common fully valid labels</text:p>
            <text:p>CG: no frequent labels</text:p>
            <text:p>Not enough data for Kruskal-Wallis</text:p>
            <text:p>Abs. count: 26 (BG); 0 (CG)</text:p>
          </table:table-cell>
          <table:table-cell table:formula="of:=HYPERLINK(&quot;figures/boxplots/I3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46]; &quot;[A-Z]+&quot;)" office:value-type="string" office:string-value="I" calcext:value-type="string">
            <text:p>I</text:p>
          </table:table-cell>
          <table:table-cell table:style-name="ce4" table:formula="of:=VALUE(ORG.LIBREOFFICE.REGEX([.E546]; &quot;[\d\.]+&quot;))" office:value-type="float" office:value="3" calcext:value-type="float">
            <text:p>3.0</text:p>
          </table:table-cell>
          <table:table-cell table:formula="of:=ORG.LIBREOFFICE.REGEX([.F546]; &quot;[A-Z]+&quot;)" office:value-type="string" office:string-value="F" calcext:value-type="string">
            <text:p>F</text:p>
          </table:table-cell>
          <table:table-cell table:style-name="ce4" table:formula="of:=VALUE(ORG.LIBREOFFICE.REGEX([.F546]; &quot;[\d\.]+&quot;))" office:value-type="float" office:value="4" calcext:value-type="float">
            <text:p>4.0</text:p>
          </table:table-cell>
          <table:table-cell office:value-type="string" calcext:value-type="string">
            <text:p>I3 - Introducing issue severity [max]</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54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26 (BG); 0 (CG)</text:p>
          </table:table-cell>
          <table:table-cell table:formula="of:=HYPERLINK(&quot;figures/boxplots/I3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47]; &quot;[A-Z]+&quot;)" office:value-type="string" office:string-value="I" calcext:value-type="string">
            <text:p>I</text:p>
          </table:table-cell>
          <table:table-cell table:style-name="ce4" table:formula="of:=VALUE(ORG.LIBREOFFICE.REGEX([.E547]; &quot;[\d\.]+&quot;))" office:value-type="float" office:value="3" calcext:value-type="float">
            <text:p>3.0</text:p>
          </table:table-cell>
          <table:table-cell table:formula="of:=ORG.LIBREOFFICE.REGEX([.F547]; &quot;[A-Z]+&quot;)" office:value-type="string" office:string-value="F" calcext:value-type="string">
            <text:p>F</text:p>
          </table:table-cell>
          <table:table-cell table:style-name="ce4" table:formula="of:=VALUE(ORG.LIBREOFFICE.REGEX([.F547]; &quot;[\d\.]+&quot;))" office:value-type="float" office:value="9" calcext:value-type="float">
            <text:p>9.0</text:p>
          </table:table-cell>
          <table:table-cell office:value-type="string" calcext:value-type="string">
            <text:p>I3 - Introducing issue severity [max]</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54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26 (BG); 0 (CG)</text:p>
          </table:table-cell>
          <table:table-cell table:formula="of:=HYPERLINK(&quot;figures/boxplots/I3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table-cell table:formula="of:=ORG.LIBREOFFICE.REGEX([.E548]; &quot;[A-Z]+&quot;)" office:value-type="string" office:string-value="I" calcext:value-type="string">
            <text:p>I</text:p>
          </table:table-cell>
          <table:table-cell table:style-name="ce4" table:formula="of:=VALUE(ORG.LIBREOFFICE.REGEX([.E548]; &quot;[\d\.]+&quot;))" office:value-type="float" office:value="3" calcext:value-type="float">
            <text:p>3.0</text:p>
          </table:table-cell>
          <table:table-cell table:formula="of:=ORG.LIBREOFFICE.REGEX([.F548]; &quot;[A-Z]+&quot;)" office:value-type="string" office:string-value="I" calcext:value-type="string">
            <text:p>I</text:p>
          </table:table-cell>
          <table:table-cell table:style-name="ce4" table:formula="of:=VALUE(ORG.LIBREOFFICE.REGEX([.F548]; &quot;[\d\.]+&quot;))" office:value-type="float" office:value="5" calcext:value-type="float">
            <text:p>5.0</text:p>
          </table:table-cell>
          <table:table-cell office:value-type="string" calcext:value-type="string">
            <text:p>I3 - Introducing issue severity [max]</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54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2" table:visibility="filter">
          <table:table-cell table:formula="of:=ORG.LIBREOFFICE.REGEX([.E549]; &quot;[A-Z]+&quot;)" office:value-type="string" office:string-value="I" calcext:value-type="string">
            <text:p>I</text:p>
          </table:table-cell>
          <table:table-cell table:style-name="ce4" table:formula="of:=VALUE(ORG.LIBREOFFICE.REGEX([.E549]; &quot;[\d\.]+&quot;))" office:value-type="float" office:value="3" calcext:value-type="float">
            <text:p>3.0</text:p>
          </table:table-cell>
          <table:table-cell table:formula="of:=ORG.LIBREOFFICE.REGEX([.F549]; &quot;[A-Z]+&quot;)" office:value-type="string" office:string-value="I" calcext:value-type="string">
            <text:p>I</text:p>
          </table:table-cell>
          <table:table-cell table:style-name="ce4" table:formula="of:=VALUE(ORG.LIBREOFFICE.REGEX([.F549]; &quot;[\d\.]+&quot;))" office:value-type="float" office:value="7" calcext:value-type="float">
            <text:p>7.0</text:p>
          </table:table-cell>
          <table:table-cell office:value-type="string" calcext:value-type="string">
            <text:p>I3 - Introducing issue severity [max]</text:p>
          </table:table-cell>
          <table:table-cell office:value-type="string" calcext:value-type="string">
            <text:p>I7 - # Introducing issue commits [sum]</text:p>
          </table:table-cell>
          <table:table-cell table:style-name="ce20" office:value-type="string" calcext:value-type="string">
            <text:p>2.1 (ovr)</text:p>
          </table:table-cell>
          <table:table-cell table:style-name="ce1" table:formula="of:=ORG.LIBREOFFICE.REGEX([.G549]; &quot;^(\d+|\w)&quot;)" office:value-type="string" office:string-value="2" calcext:value-type="string">
            <text:p>2</text:p>
          </table:table-cell>
          <table:table-cell office:value-type="string" calcext:value-type="string">
            <text:p>BG and CG: medium relates to more commits</text:p>
          </table:table-cell>
          <table:table-cell table:style-name="ce12" office:value-type="string" calcext:value-type="string">
            <text:p>Not enough data for Kruskal-Wallis</text:p>
            <text:p>Not enough data for Kruskal-Wallis</text:p>
            <text:p>Abs. count: 26 (BG); 18 (CG)</text:p>
          </table:table-cell>
          <table:table-cell table:formula="of:=HYPERLINK(&quot;figures/boxplots/I3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550]; &quot;[A-Z]+&quot;)" office:value-type="string" office:string-value="I" calcext:value-type="string">
            <text:p>I</text:p>
          </table:table-cell>
          <table:table-cell table:style-name="ce4" table:formula="of:=VALUE(ORG.LIBREOFFICE.REGEX([.E550]; &quot;[\d\.]+&quot;))" office:value-type="float" office:value="3" calcext:value-type="float">
            <text:p>3.0</text:p>
          </table:table-cell>
          <table:table-cell table:formula="of:=ORG.LIBREOFFICE.REGEX([.F550]; &quot;[A-Z]+&quot;)" office:value-type="string" office:string-value="I" calcext:value-type="string">
            <text:p>I</text:p>
          </table:table-cell>
          <table:table-cell table:style-name="ce4" table:formula="of:=VALUE(ORG.LIBREOFFICE.REGEX([.F550]; &quot;[\d\.]+&quot;))" office:value-type="float" office:value="10" calcext:value-type="float">
            <text:p>10.0</text:p>
          </table:table-cell>
          <table:table-cell office:value-type="string" calcext:value-type="string">
            <text:p>I3 - Introducing issue severity [max]</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550];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551]; &quot;[A-Z]+&quot;)" office:value-type="string" office:string-value="I" calcext:value-type="string">
            <text:p>I</text:p>
          </table:table-cell>
          <table:table-cell table:style-name="ce4" table:formula="of:=VALUE(ORG.LIBREOFFICE.REGEX([.E551]; &quot;[\d\.]+&quot;))" office:value-type="float" office:value="3" calcext:value-type="float">
            <text:p>3.0</text:p>
          </table:table-cell>
          <table:table-cell table:formula="of:=ORG.LIBREOFFICE.REGEX([.F551]; &quot;[A-Z]+&quot;)" office:value-type="string" office:string-value="ML" calcext:value-type="string">
            <text:p>ML</text:p>
          </table:table-cell>
          <table:table-cell table:style-name="ce4" table:formula="of:=VALUE(ORG.LIBREOFFICE.REGEX([.F551]; &quot;[\d\.]+&quot;))" office:value-type="float" office:value="2" calcext:value-type="float">
            <text:p>2.0</text:p>
          </table:table-cell>
          <table:table-cell office:value-type="string" calcext:value-type="string">
            <text:p>I3 - Introducing issue severity [max]</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55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552]; &quot;[A-Z]+&quot;)" office:value-type="string" office:string-value="I" calcext:value-type="string">
            <text:p>I</text:p>
          </table:table-cell>
          <table:table-cell table:style-name="ce4" table:formula="of:=VALUE(ORG.LIBREOFFICE.REGEX([.E552]; &quot;[\d\.]+&quot;))" office:value-type="float" office:value="3" calcext:value-type="float">
            <text:p>3.0</text:p>
          </table:table-cell>
          <table:table-cell table:formula="of:=ORG.LIBREOFFICE.REGEX([.F552]; &quot;[A-Z]+&quot;)" office:value-type="string" office:string-value="ML" calcext:value-type="string">
            <text:p>ML</text:p>
          </table:table-cell>
          <table:table-cell table:style-name="ce4" table:formula="of:=VALUE(ORG.LIBREOFFICE.REGEX([.F552]; &quot;[\d\.]+&quot;))" office:value-type="float" office:value="5" calcext:value-type="float">
            <text:p>5.0</text:p>
          </table:table-cell>
          <table:table-cell office:value-type="string" calcext:value-type="string">
            <text:p>I3 - Introducing issue severity [max]</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552];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553]; &quot;[A-Z]+&quot;)" office:value-type="string" office:string-value="I" calcext:value-type="string">
            <text:p>I</text:p>
          </table:table-cell>
          <table:table-cell table:style-name="ce4" table:formula="of:=VALUE(ORG.LIBREOFFICE.REGEX([.E553]; &quot;[\d\.]+&quot;))" office:value-type="float" office:value="3" calcext:value-type="float">
            <text:p>3.0</text:p>
          </table:table-cell>
          <table:table-cell table:formula="of:=ORG.LIBREOFFICE.REGEX([.F553]; &quot;[A-Z]+&quot;)" office:value-type="string" office:string-value="O" calcext:value-type="string">
            <text:p>O</text:p>
          </table:table-cell>
          <table:table-cell table:style-name="ce4" table:formula="of:=VALUE(ORG.LIBREOFFICE.REGEX([.F553]; &quot;[\d\.]+&quot;))" office:value-type="float" office:value="3" calcext:value-type="float">
            <text:p>3.0</text:p>
          </table:table-cell>
          <table:table-cell office:value-type="string" calcext:value-type="string">
            <text:p>I3 - Introducing issue severity [max]</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55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2" table:visibility="filter">
          <table:table-cell table:formula="of:=ORG.LIBREOFFICE.REGEX([.E554]; &quot;[A-Z]+&quot;)" office:value-type="string" office:string-value="I" calcext:value-type="string">
            <text:p>I</text:p>
          </table:table-cell>
          <table:table-cell table:style-name="ce4" table:formula="of:=VALUE(ORG.LIBREOFFICE.REGEX([.E554]; &quot;[\d\.]+&quot;))" office:value-type="float" office:value="3" calcext:value-type="float">
            <text:p>3.0</text:p>
          </table:table-cell>
          <table:table-cell table:formula="of:=ORG.LIBREOFFICE.REGEX([.F554]; &quot;[A-Z]+&quot;)" office:value-type="string" office:string-value="R" calcext:value-type="string">
            <text:p>R</text:p>
          </table:table-cell>
          <table:table-cell table:style-name="ce4" table:formula="of:=VALUE(ORG.LIBREOFFICE.REGEX([.F554]; &quot;[\d\.]+&quot;))" office:value-type="float" office:value="3" calcext:value-type="float">
            <text:p>3.0</text:p>
          </table:table-cell>
          <table:table-cell office:value-type="string" calcext:value-type="string">
            <text:p>I3 - Introducing issue severity [max]</text:p>
          </table:table-cell>
          <table:table-cell office:value-type="string" calcext:value-type="string">
            <text:p>R3 - # Reviewers [sum]</text:p>
          </table:table-cell>
          <table:table-cell table:style-name="ce20" office:value-type="string" calcext:value-type="string">
            <text:p>3.3 (ovr)</text:p>
          </table:table-cell>
          <table:table-cell table:style-name="ce1" table:formula="of:=ORG.LIBREOFFICE.REGEX([.G554]; &quot;^(\d+|\w)&quot;)" office:value-type="string" office:string-value="3" calcext:value-type="string">
            <text:p>3</text:p>
          </table:table-cell>
          <table:table-cell table:style-name="ce12" office:value-type="string" calcext:value-type="string">
            <text:p>BG: medium relates to less reviewers</text:p>
            <text:p>CG: medium relates to less reviewers (too weak)</text:p>
          </table:table-cell>
          <table:table-cell table:style-name="ce12" office:value-type="string" calcext:value-type="string">
            <text:p>Not enough data for Kruskal-Wallis</text:p>
            <text:p>Not enough data for Kruskal-Wallis</text:p>
            <text:p>Abs. count: 26 (BG); 18 (CG)</text:p>
          </table:table-cell>
          <table:table-cell table:formula="of:=HYPERLINK(&quot;figures/boxplots/I3_R3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2" table:visibility="filter">
          <table:table-cell table:formula="of:=ORG.LIBREOFFICE.REGEX([.E555]; &quot;[A-Z]+&quot;)" office:value-type="string" office:string-value="I" calcext:value-type="string">
            <text:p>I</text:p>
          </table:table-cell>
          <table:table-cell table:style-name="ce4" table:formula="of:=VALUE(ORG.LIBREOFFICE.REGEX([.E555]; &quot;[\d\.]+&quot;))" office:value-type="float" office:value="3" calcext:value-type="float">
            <text:p>3.0</text:p>
          </table:table-cell>
          <table:table-cell table:formula="of:=ORG.LIBREOFFICE.REGEX([.F555]; &quot;[A-Z]+&quot;)" office:value-type="string" office:string-value="R" calcext:value-type="string">
            <text:p>R</text:p>
          </table:table-cell>
          <table:table-cell table:style-name="ce4" table:formula="of:=VALUE(ORG.LIBREOFFICE.REGEX([.F555]; &quot;[\d\.]+&quot;))" office:value-type="float" office:value="5" calcext:value-type="float">
            <text:p>5.0</text:p>
          </table:table-cell>
          <table:table-cell office:value-type="string" calcext:value-type="string">
            <text:p>I3 - Introducing issue severity [max]</text:p>
          </table:table-cell>
          <table:table-cell office:value-type="string" calcext:value-type="string">
            <text:p>R5 - # Review comments [sum]</text:p>
          </table:table-cell>
          <table:table-cell table:style-name="ce20" office:value-type="string" calcext:value-type="string">
            <text:p>3.3 (ovr)</text:p>
          </table:table-cell>
          <table:table-cell table:style-name="ce1" table:formula="of:=ORG.LIBREOFFICE.REGEX([.G555]; &quot;^(\d+|\w)&quot;)" office:value-type="string" office:string-value="3" calcext:value-type="string">
            <text:p>3</text:p>
          </table:table-cell>
          <table:table-cell table:style-name="ce12" office:value-type="string" calcext:value-type="string">
            <text:p>BG: medium relates to less comments</text:p>
            <text:p>CG: medium relates to less comments (too weak)</text:p>
          </table:table-cell>
          <table:table-cell table:style-name="ce12" office:value-type="string" calcext:value-type="string">
            <text:p>Not enough data for Kruskal-Wallis</text:p>
            <text:p>Not enough data for Kruskal-Wallis</text:p>
            <text:p>Abs. count: 26 (BG); 18 (CG)</text:p>
          </table:table-cell>
          <table:table-cell table:formula="of:=HYPERLINK(&quot;figures/boxplots/I3_R5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2" table:visibility="filter">
          <table:table-cell table:formula="of:=ORG.LIBREOFFICE.REGEX([.E556]; &quot;[A-Z]+&quot;)" office:value-type="string" office:string-value="I" calcext:value-type="string">
            <text:p>I</text:p>
          </table:table-cell>
          <table:table-cell table:style-name="ce4" table:formula="of:=VALUE(ORG.LIBREOFFICE.REGEX([.E556]; &quot;[\d\.]+&quot;))" office:value-type="float" office:value="3" calcext:value-type="float">
            <text:p>3.0</text:p>
          </table:table-cell>
          <table:table-cell table:formula="of:=ORG.LIBREOFFICE.REGEX([.F556]; &quot;[A-Z]+&quot;)" office:value-type="string" office:string-value="R" calcext:value-type="string">
            <text:p>R</text:p>
          </table:table-cell>
          <table:table-cell table:style-name="ce4" table:formula="of:=VALUE(ORG.LIBREOFFICE.REGEX([.F556]; &quot;[\d\.]+&quot;))" office:value-type="float" office:value="6" calcext:value-type="float">
            <text:p>6.0</text:p>
          </table:table-cell>
          <table:table-cell office:value-type="string" calcext:value-type="string">
            <text:p>I3 - Introducing issue severity [max]</text:p>
          </table:table-cell>
          <table:table-cell office:value-type="string" calcext:value-type="string">
            <text:p>R6 - # Rounds of code review [sum]</text:p>
          </table:table-cell>
          <table:table-cell table:style-name="ce20" office:value-type="string" calcext:value-type="string">
            <text:p>3.3 (ovr)</text:p>
          </table:table-cell>
          <table:table-cell table:style-name="ce1" table:formula="of:=ORG.LIBREOFFICE.REGEX([.G556]; &quot;^(\d+|\w)&quot;)" office:value-type="string" office:string-value="3" calcext:value-type="string">
            <text:p>3</text:p>
          </table:table-cell>
          <table:table-cell table:style-name="ce12" office:value-type="string" calcext:value-type="string">
            <text:p>BG: medium relates to more rounds of review</text:p>
            <text:p>CG: no clear relation</text:p>
          </table:table-cell>
          <table:table-cell table:style-name="ce12" office:value-type="string" calcext:value-type="string">
            <text:p>Not enough data for Kruskal-Wallis</text:p>
            <text:p>Not enough data for Kruskal-Wallis</text:p>
            <text:p>Abs. count: 26 (BG); 18 (CG)</text:p>
          </table:table-cell>
          <table:table-cell table:formula="of:=HYPERLINK(&quot;figures/boxplots/I3_R6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2" table:visibility="filter">
          <table:table-cell table:formula="of:=ORG.LIBREOFFICE.REGEX([.E557]; &quot;[A-Z]+&quot;)" office:value-type="string" office:string-value="I" calcext:value-type="string">
            <text:p>I</text:p>
          </table:table-cell>
          <table:table-cell table:style-name="ce4" table:formula="of:=VALUE(ORG.LIBREOFFICE.REGEX([.E557]; &quot;[\d\.]+&quot;))" office:value-type="float" office:value="4" calcext:value-type="float">
            <text:p>4.0</text:p>
          </table:table-cell>
          <table:table-cell table:formula="of:=ORG.LIBREOFFICE.REGEX([.F557]; &quot;[A-Z]+&quot;)" office:value-type="string" office:string-value="C" calcext:value-type="string">
            <text:p>C</text:p>
          </table:table-cell>
          <table:table-cell table:style-name="ce4" table:formula="of:=VALUE(ORG.LIBREOFFICE.REGEX([.F557]; &quot;[\d\.]+&quot;))" office:value-type="float" office:value="3" calcext:value-type="float">
            <text:p>3.0</text:p>
          </table:table-cell>
          <table:table-cell table:style-name="ce17" office:value-type="string" calcext:value-type="string">
            <text:p>I4 - Introducing issue labels</text:p>
          </table:table-cell>
          <table:table-cell table:style-name="ce17" office:value-type="string" calcext:value-type="string">
            <text:p>C3 - # Files changed</text:p>
          </table:table-cell>
          <table:table-cell office:value-type="string" calcext:value-type="string">
            <text:p>3.3 (ovr)</text:p>
          </table:table-cell>
          <table:table-cell table:style-name="ce1" table:formula="of:=ORG.LIBREOFFICE.REGEX([.G557]; &quot;^(\d+|\w)&quot;)" office:value-type="string" office:string-value="3" calcext:value-type="string">
            <text:p>3</text:p>
          </table:table-cell>
          <table:table-cell office:value-type="string" calcext:value-type="string">
            <text:p>BG: version and feature relate to more than rest</text:p>
            <text:p>CG: no clear relation</text:p>
          </table:table-cell>
          <table:table-cell table:style-name="Default" office:value-type="string" calcext:value-type="string">
            <text:p>BG: Kruskal-Wallis - Significant difference False</text:p>
            <text:p>Not enough data for Kruskal-Wallis</text:p>
            <text:p>Abs. count: 51 (BG); 28 (CG)</text:p>
          </table:table-cell>
          <table:table-cell table:formula="of:=HYPERLINK(&quot;figures/boxplots/I4_C3_histogram_boxplot.pdf&quot;; &quot;CLICK&quot;)" office:value-type="string" office:string-value="CLICK" calcext:value-type="string">
            <text:p>CLICK</text:p>
          </table:table-cell>
          <table:table-cell/>
          <table:table-cell table:style-name="ce17"/>
          <table:table-cell office:value-type="string" calcext:value-type="string">
            <text:p>BG</text:p>
          </table:table-cell>
          <table:table-cell table:number-columns-repeated="1010"/>
        </table:table-row>
        <table:table-row table:style-name="ro3" table:visibility="filter">
          <table:table-cell table:formula="of:=ORG.LIBREOFFICE.REGEX([.E558]; &quot;[A-Z]+&quot;)" office:value-type="string" office:string-value="I" calcext:value-type="string">
            <text:p>I</text:p>
          </table:table-cell>
          <table:table-cell table:style-name="ce4" table:formula="of:=VALUE(ORG.LIBREOFFICE.REGEX([.E558]; &quot;[\d\.]+&quot;))" office:value-type="float" office:value="4" calcext:value-type="float">
            <text:p>4.0</text:p>
          </table:table-cell>
          <table:table-cell table:formula="of:=ORG.LIBREOFFICE.REGEX([.F558]; &quot;[A-Z]+&quot;)" office:value-type="string" office:string-value="C" calcext:value-type="string">
            <text:p>C</text:p>
          </table:table-cell>
          <table:table-cell table:style-name="ce4" table:formula="of:=VALUE(ORG.LIBREOFFICE.REGEX([.F558]; &quot;[\d\.]+&quot;))" office:value-type="float" office:value="4" calcext:value-type="float">
            <text:p>4.0</text:p>
          </table:table-cell>
          <table:table-cell table:style-name="ce17" office:value-type="string" calcext:value-type="string">
            <text:p>I4 - Introducing issue labels</text:p>
          </table:table-cell>
          <table:table-cell table:style-name="ce17" office:value-type="string" calcext:value-type="string">
            <text:p>C4 - Commit file bugginess</text:p>
          </table:table-cell>
          <table:table-cell office:value-type="string" calcext:value-type="string">
            <text:p>32</text:p>
          </table:table-cell>
          <table:table-cell table:style-name="ce1" table:formula="of:=ORG.LIBREOFFICE.REGEX([.G558]; &quot;^(\d+|\w)&quot;)" office:value-type="string" office:string-value="32" calcext:value-type="string">
            <text:p>32</text:p>
          </table:table-cell>
          <table:table-cell office:value-type="string" calcext:value-type="string">
            <text:p>BG: feature, version relates to less bugginess</text:p>
          </table:table-cell>
          <table:table-cell table:style-name="Default"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4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59]; &quot;[A-Z]+&quot;)" office:value-type="string" office:string-value="I" calcext:value-type="string">
            <text:p>I</text:p>
          </table:table-cell>
          <table:table-cell table:style-name="ce4" table:formula="of:=VALUE(ORG.LIBREOFFICE.REGEX([.E559]; &quot;[\d\.]+&quot;))" office:value-type="float" office:value="4" calcext:value-type="float">
            <text:p>4.0</text:p>
          </table:table-cell>
          <table:table-cell table:formula="of:=ORG.LIBREOFFICE.REGEX([.F559]; &quot;[A-Z]+&quot;)" office:value-type="string" office:string-value="C" calcext:value-type="string">
            <text:p>C</text:p>
          </table:table-cell>
          <table:table-cell table:style-name="ce4" table:formula="of:=VALUE(ORG.LIBREOFFICE.REGEX([.F559]; &quot;[\d\.]+&quot;))" office:value-type="float" office:value="5" calcext:value-type="float">
            <text:p>5.0</text:p>
          </table:table-cell>
          <table:table-cell table:style-name="ce17" office:value-type="string" calcext:value-type="string">
            <text:p>I4 - Introducing issue labels</text:p>
          </table:table-cell>
          <table:table-cell table:style-name="ce17" office:value-type="string" calcext:value-type="string">
            <text:p>C5 - Commit total line bugginess</text:p>
          </table:table-cell>
          <table:table-cell office:value-type="string" calcext:value-type="string">
            <text:p>32</text:p>
          </table:table-cell>
          <table:table-cell table:style-name="ce1" table:formula="of:=ORG.LIBREOFFICE.REGEX([.G559]; &quot;^(\d+|\w)&quot;)" office:value-type="string" office:string-value="32" calcext:value-type="string">
            <text:p>32</text:p>
          </table:table-cell>
          <table:table-cell office:value-type="string" calcext:value-type="string">
            <text:p>BG: feature relates to less bugginess</text:p>
          </table:table-cell>
          <table:table-cell table:style-name="Default"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4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60]; &quot;[A-Z]+&quot;)" office:value-type="string" office:string-value="I" calcext:value-type="string">
            <text:p>I</text:p>
          </table:table-cell>
          <table:table-cell table:style-name="ce4" table:formula="of:=VALUE(ORG.LIBREOFFICE.REGEX([.E560]; &quot;[\d\.]+&quot;))" office:value-type="float" office:value="4" calcext:value-type="float">
            <text:p>4.0</text:p>
          </table:table-cell>
          <table:table-cell table:formula="of:=ORG.LIBREOFFICE.REGEX([.F560]; &quot;[A-Z]+&quot;)" office:value-type="string" office:string-value="C" calcext:value-type="string">
            <text:p>C</text:p>
          </table:table-cell>
          <table:table-cell table:style-name="ce4" table:formula="of:=VALUE(ORG.LIBREOFFICE.REGEX([.F560]; &quot;[\d\.]+&quot;))" office:value-type="float" office:value="6" calcext:value-type="float">
            <text:p>6.0</text:p>
          </table:table-cell>
          <table:table-cell table:style-name="ce17" office:value-type="string" calcext:value-type="string">
            <text:p>I4 - Introducing issue labels</text:p>
          </table:table-cell>
          <table:table-cell table:style-name="ce17" office:value-type="string" calcext:value-type="string">
            <text:p>C6 - Commit file line bugginess</text:p>
          </table:table-cell>
          <table:table-cell office:value-type="string" calcext:value-type="string">
            <text:p>32</text:p>
          </table:table-cell>
          <table:table-cell table:style-name="ce1" table:formula="of:=ORG.LIBREOFFICE.REGEX([.G560]; &quot;^(\d+|\w)&quot;)" office:value-type="string" office:string-value="32" calcext:value-type="string">
            <text:p>32</text:p>
          </table:table-cell>
          <table:table-cell office:value-type="string" calcext:value-type="string">
            <text:p>BG: feature relates to more bugginess</text:p>
          </table:table-cell>
          <table:table-cell table:style-name="Default" office:value-type="string" calcext:value-type="string">
            <text:p>BG and CG: no common fully valid labels</text:p>
            <text:p>CG: no frequent labels</text:p>
            <text:p>BG: Kruskal-Wallis - Significant difference True</text:p>
            <text:p>Abs. count: 51 (BG); 0 (CG)</text:p>
          </table:table-cell>
          <table:table-cell table:formula="of:=HYPERLINK(&quot;figures/boxplots/I4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61]; &quot;[A-Z]+&quot;)" office:value-type="string" office:string-value="I" calcext:value-type="string">
            <text:p>I</text:p>
          </table:table-cell>
          <table:table-cell table:style-name="ce4" table:formula="of:=VALUE(ORG.LIBREOFFICE.REGEX([.E561]; &quot;[\d\.]+&quot;))" office:value-type="float" office:value="4" calcext:value-type="float">
            <text:p>4.0</text:p>
          </table:table-cell>
          <table:table-cell table:formula="of:=ORG.LIBREOFFICE.REGEX([.F561]; &quot;[A-Z]+&quot;)" office:value-type="string" office:string-value="F" calcext:value-type="string">
            <text:p>F</text:p>
          </table:table-cell>
          <table:table-cell table:style-name="ce4" table:formula="of:=VALUE(ORG.LIBREOFFICE.REGEX([.F561]; &quot;[\d\.]+&quot;))" office:value-type="float" office:value="4" calcext:value-type="float">
            <text:p>4.0</text:p>
          </table:table-cell>
          <table:table-cell table:style-name="ce17" office:value-type="string" calcext:value-type="string">
            <text:p>I4 - Introducing issue labels</text:p>
          </table:table-cell>
          <table:table-cell table:style-name="ce17" office:value-type="string" calcext:value-type="string">
            <text:p>F4 - # Bug discussants</text:p>
          </table:table-cell>
          <table:table-cell office:value-type="string" calcext:value-type="string">
            <text:p>31</text:p>
          </table:table-cell>
          <table:table-cell table:style-name="ce1" table:formula="of:=ORG.LIBREOFFICE.REGEX([.G561]; &quot;^(\d+|\w)&quot;)" office:value-type="string" office:string-value="31" calcext:value-type="string">
            <text:p>31</text:p>
          </table:table-cell>
          <table:table-cell office:value-type="string" calcext:value-type="string">
            <text:p>BG and CG: no clear relation</text:p>
          </table:table-cell>
          <table:table-cell table:style-name="Default"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4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62]; &quot;[A-Z]+&quot;)" office:value-type="string" office:string-value="I" calcext:value-type="string">
            <text:p>I</text:p>
          </table:table-cell>
          <table:table-cell table:style-name="ce4" table:formula="of:=VALUE(ORG.LIBREOFFICE.REGEX([.E562]; &quot;[\d\.]+&quot;))" office:value-type="float" office:value="4" calcext:value-type="float">
            <text:p>4.0</text:p>
          </table:table-cell>
          <table:table-cell table:formula="of:=ORG.LIBREOFFICE.REGEX([.F562]; &quot;[A-Z]+&quot;)" office:value-type="string" office:string-value="F" calcext:value-type="string">
            <text:p>F</text:p>
          </table:table-cell>
          <table:table-cell table:style-name="ce4" table:formula="of:=VALUE(ORG.LIBREOFFICE.REGEX([.F562]; &quot;[\d\.]+&quot;))" office:value-type="float" office:value="9" calcext:value-type="float">
            <text:p>9.0</text:p>
          </table:table-cell>
          <table:table-cell table:style-name="ce17" office:value-type="string" calcext:value-type="string">
            <text:p>I4 - Introducing issue labels</text:p>
          </table:table-cell>
          <table:table-cell table:style-name="ce17" office:value-type="string" calcext:value-type="string">
            <text:p>F9 - # Bug comments [sum]</text:p>
          </table:table-cell>
          <table:table-cell office:value-type="string" calcext:value-type="string">
            <text:p>32 (ovr)</text:p>
          </table:table-cell>
          <table:table-cell table:style-name="ce1" table:formula="of:=ORG.LIBREOFFICE.REGEX([.G562]; &quot;^(\d+|\w)&quot;)" office:value-type="string" office:string-value="32" calcext:value-type="string">
            <text:p>32</text:p>
          </table:table-cell>
          <table:table-cell office:value-type="string" calcext:value-type="string">
            <text:p>BG: version and feature relate to less than rest</text:p>
          </table:table-cell>
          <table:table-cell table:style-name="Default"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4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table-cell table:formula="of:=ORG.LIBREOFFICE.REGEX([.E563]; &quot;[A-Z]+&quot;)" office:value-type="string" office:string-value="I" calcext:value-type="string">
            <text:p>I</text:p>
          </table:table-cell>
          <table:table-cell table:style-name="ce4" table:formula="of:=VALUE(ORG.LIBREOFFICE.REGEX([.E563]; &quot;[\d\.]+&quot;))" office:value-type="float" office:value="4" calcext:value-type="float">
            <text:p>4.0</text:p>
          </table:table-cell>
          <table:table-cell table:formula="of:=ORG.LIBREOFFICE.REGEX([.F563]; &quot;[A-Z]+&quot;)" office:value-type="string" office:string-value="I" calcext:value-type="string">
            <text:p>I</text:p>
          </table:table-cell>
          <table:table-cell table:style-name="ce4" table:formula="of:=VALUE(ORG.LIBREOFFICE.REGEX([.F563]; &quot;[\d\.]+&quot;))" office:value-type="float" office:value="5" calcext:value-type="float">
            <text:p>5.0</text:p>
          </table:table-cell>
          <table:table-cell table:style-name="ce17" office:value-type="string" calcext:value-type="string">
            <text:p>I4 - Introducing issue labels</text:p>
          </table:table-cell>
          <table:table-cell table:style-name="ce17" office:value-type="string" calcext:value-type="string">
            <text:p>I5 - # Introducing issue discussants [sum]</text:p>
          </table:table-cell>
          <table:table-cell office:value-type="string" calcext:value-type="string">
            <text:p>31</text:p>
          </table:table-cell>
          <table:table-cell table:style-name="ce1" table:formula="of:=ORG.LIBREOFFICE.REGEX([.G563]; &quot;^(\d+|\w)&quot;)" office:value-type="string" office:string-value="31" calcext:value-type="string">
            <text:p>31</text:p>
          </table:table-cell>
          <table:table-cell office:value-type="string" calcext:value-type="string">
            <text:p>BG: no clear relation</text:p>
          </table:table-cell>
          <table:table-cell table:style-name="Default" office:value-type="string" calcext:value-type="string">
            <text:p>BG and CG: no common fully valid labels</text:p>
            <text:p>CG: no fully valid labels</text:p>
            <text:p>BG: Kruskal-Wallis - Significant difference False</text:p>
            <text:p>Not enough data for Kruskal-Wallis</text:p>
            <text:p>Abs. count: 36 (BG); 17 (CG)</text:p>
          </table:table-cell>
          <table:table-cell table:formula="of:=HYPERLINK(&quot;figures/boxplots/I4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564]; &quot;[A-Z]+&quot;)" office:value-type="string" office:string-value="I" calcext:value-type="string">
            <text:p>I</text:p>
          </table:table-cell>
          <table:table-cell table:style-name="ce4" table:formula="of:=VALUE(ORG.LIBREOFFICE.REGEX([.E564]; &quot;[\d\.]+&quot;))" office:value-type="float" office:value="4" calcext:value-type="float">
            <text:p>4.0</text:p>
          </table:table-cell>
          <table:table-cell table:formula="of:=ORG.LIBREOFFICE.REGEX([.F564]; &quot;[A-Z]+&quot;)" office:value-type="string" office:string-value="I" calcext:value-type="string">
            <text:p>I</text:p>
          </table:table-cell>
          <table:table-cell table:style-name="ce4" table:formula="of:=VALUE(ORG.LIBREOFFICE.REGEX([.F564]; &quot;[\d\.]+&quot;))" office:value-type="float" office:value="7" calcext:value-type="float">
            <text:p>7.0</text:p>
          </table:table-cell>
          <table:table-cell table:style-name="ce17" office:value-type="string" calcext:value-type="string">
            <text:p>I4 - Introducing issue labels</text:p>
          </table:table-cell>
          <table:table-cell table:style-name="ce17" office:value-type="string" calcext:value-type="string">
            <text:p>I7 - # Introducing issue commits [sum]</text:p>
          </table:table-cell>
          <table:table-cell office:value-type="string" calcext:value-type="string">
            <text:p>2.1</text:p>
          </table:table-cell>
          <table:table-cell table:style-name="ce1" table:formula="of:=ORG.LIBREOFFICE.REGEX([.G564]; &quot;^(\d+|\w)&quot;)" office:value-type="string" office:string-value="2" calcext:value-type="string">
            <text:p>2</text:p>
          </table:table-cell>
          <table:table-cell office:value-type="string" calcext:value-type="string">
            <text:p>BG and CG: version relates to less commits</text:p>
          </table:table-cell>
          <table:table-cell table:style-name="Default" office:value-type="string" calcext:value-type="string">
            <text:p>BG: Kruskal-Wallis - Significant difference False</text:p>
            <text:p>Not enough data for Kruskal-Wallis</text:p>
            <text:p>Abs. count: 51 (BG); 28 (CG)</text:p>
          </table:table-cell>
          <table:table-cell table:formula="of:=HYPERLINK(&quot;figures/boxplots/I4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565]; &quot;[A-Z]+&quot;)" office:value-type="string" office:string-value="I" calcext:value-type="string">
            <text:p>I</text:p>
          </table:table-cell>
          <table:table-cell table:style-name="ce4" table:formula="of:=VALUE(ORG.LIBREOFFICE.REGEX([.E565]; &quot;[\d\.]+&quot;))" office:value-type="float" office:value="4" calcext:value-type="float">
            <text:p>4.0</text:p>
          </table:table-cell>
          <table:table-cell table:formula="of:=ORG.LIBREOFFICE.REGEX([.F565]; &quot;[A-Z]+&quot;)" office:value-type="string" office:string-value="I" calcext:value-type="string">
            <text:p>I</text:p>
          </table:table-cell>
          <table:table-cell table:style-name="ce4" table:formula="of:=VALUE(ORG.LIBREOFFICE.REGEX([.F565]; &quot;[\d\.]+&quot;))" office:value-type="float" office:value="10" calcext:value-type="float">
            <text:p>10.0</text:p>
          </table:table-cell>
          <table:table-cell table:style-name="ce17" office:value-type="string" calcext:value-type="string">
            <text:p>I4 - Introducing issue labels</text:p>
          </table:table-cell>
          <table:table-cell table:style-name="ce17" office:value-type="string" calcext:value-type="string">
            <text:p>I10 - # Introducing issue comments [sum]</text:p>
          </table:table-cell>
          <table:table-cell office:value-type="string" calcext:value-type="string">
            <text:p>32</text:p>
          </table:table-cell>
          <table:table-cell table:style-name="ce1" table:formula="of:=ORG.LIBREOFFICE.REGEX([.G565]; &quot;^(\d+|\w)&quot;)" office:value-type="string" office:string-value="32" calcext:value-type="string">
            <text:p>32</text:p>
          </table:table-cell>
          <table:table-cell office:value-type="string" calcext:value-type="string">
            <text:p>BG: feature relates to less, relevant component to more comments</text:p>
          </table:table-cell>
          <table:table-cell table:style-name="Default" office:value-type="string" calcext:value-type="string">
            <text:p>BG and CG: no common fully valid labels</text:p>
            <text:p>CG: no fully valid labels</text:p>
            <text:p>BG: Kruskal-Wallis - Significant difference False</text:p>
            <text:p>Not enough data for Kruskal-Wallis</text:p>
            <text:p>Abs. count: 36 (BG); 17 (CG)</text:p>
          </table:table-cell>
          <table:table-cell table:formula="of:=HYPERLINK(&quot;figures/boxplots/I4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566]; &quot;[A-Z]+&quot;)" office:value-type="string" office:string-value="I" calcext:value-type="string">
            <text:p>I</text:p>
          </table:table-cell>
          <table:table-cell table:style-name="ce4" table:formula="of:=VALUE(ORG.LIBREOFFICE.REGEX([.E566]; &quot;[\d\.]+&quot;))" office:value-type="float" office:value="4" calcext:value-type="float">
            <text:p>4.0</text:p>
          </table:table-cell>
          <table:table-cell table:formula="of:=ORG.LIBREOFFICE.REGEX([.F566]; &quot;[A-Z]+&quot;)" office:value-type="string" office:string-value="ML" calcext:value-type="string">
            <text:p>ML</text:p>
          </table:table-cell>
          <table:table-cell table:style-name="ce4" table:formula="of:=VALUE(ORG.LIBREOFFICE.REGEX([.F566]; &quot;[\d\.]+&quot;))" office:value-type="float" office:value="2" calcext:value-type="float">
            <text:p>2.0</text:p>
          </table:table-cell>
          <table:table-cell table:style-name="ce17" office:value-type="string" calcext:value-type="string">
            <text:p>I4 - Introducing issue labels</text:p>
          </table:table-cell>
          <table:table-cell table:style-name="ce17" office:value-type="string" calcext:value-type="string">
            <text:p>ML2 - # ML bug discussants [sum]</text:p>
          </table:table-cell>
          <table:table-cell office:value-type="string" calcext:value-type="string">
            <text:p>E</text:p>
          </table:table-cell>
          <table:table-cell table:style-name="ce1" table:formula="of:=ORG.LIBREOFFICE.REGEX([.G566]; &quot;^(\d+|\w)&quot;)" office:value-type="string" office:string-value="E" calcext:value-type="string">
            <text:p>E</text:p>
          </table:table-cell>
          <table:table-cell office:value-type="string" calcext:value-type="string">
            <text:p>No frequent labels for both groups</text:p>
          </table:table-cell>
          <table:table-cell table:style-name="Default"/>
          <table:table-cell table:number-columns-repeated="2"/>
          <table:table-cell table:style-name="ce17"/>
          <table:table-cell table:number-columns-repeated="1011"/>
        </table:table-row>
        <table:table-row table:style-name="ro1" table:visibility="filter">
          <table:table-cell table:formula="of:=ORG.LIBREOFFICE.REGEX([.E567]; &quot;[A-Z]+&quot;)" office:value-type="string" office:string-value="I" calcext:value-type="string">
            <text:p>I</text:p>
          </table:table-cell>
          <table:table-cell table:style-name="ce4" table:formula="of:=VALUE(ORG.LIBREOFFICE.REGEX([.E567]; &quot;[\d\.]+&quot;))" office:value-type="float" office:value="4" calcext:value-type="float">
            <text:p>4.0</text:p>
          </table:table-cell>
          <table:table-cell table:formula="of:=ORG.LIBREOFFICE.REGEX([.F567]; &quot;[A-Z]+&quot;)" office:value-type="string" office:string-value="ML" calcext:value-type="string">
            <text:p>ML</text:p>
          </table:table-cell>
          <table:table-cell table:style-name="ce4" table:formula="of:=VALUE(ORG.LIBREOFFICE.REGEX([.F567]; &quot;[\d\.]+&quot;))" office:value-type="float" office:value="5" calcext:value-type="float">
            <text:p>5.0</text:p>
          </table:table-cell>
          <table:table-cell table:style-name="ce17" office:value-type="string" calcext:value-type="string">
            <text:p>I4 - Introducing issue labels</text:p>
          </table:table-cell>
          <table:table-cell table:style-name="ce17" office:value-type="string" calcext:value-type="string">
            <text:p>ML5 - # ML introducing change discussants [sum]</text:p>
          </table:table-cell>
          <table:table-cell office:value-type="string" calcext:value-type="string">
            <text:p>E</text:p>
          </table:table-cell>
          <table:table-cell table:style-name="ce1" table:formula="of:=ORG.LIBREOFFICE.REGEX([.G567]; &quot;^(\d+|\w)&quot;)" office:value-type="string" office:string-value="E" calcext:value-type="string">
            <text:p>E</text:p>
          </table:table-cell>
          <table:table-cell office:value-type="string" calcext:value-type="string">
            <text:p>No frequent labels for both groups</text:p>
          </table:table-cell>
          <table:table-cell table:style-name="Default"/>
          <table:table-cell table:number-columns-repeated="2"/>
          <table:table-cell table:style-name="ce17"/>
          <table:table-cell table:number-columns-repeated="1011"/>
        </table:table-row>
        <table:table-row table:style-name="ro1" table:visibility="filter">
          <table:table-cell table:formula="of:=ORG.LIBREOFFICE.REGEX([.E568]; &quot;[A-Z]+&quot;)" office:value-type="string" office:string-value="I" calcext:value-type="string">
            <text:p>I</text:p>
          </table:table-cell>
          <table:table-cell table:style-name="ce4" table:formula="of:=VALUE(ORG.LIBREOFFICE.REGEX([.E568]; &quot;[\d\.]+&quot;))" office:value-type="float" office:value="4" calcext:value-type="float">
            <text:p>4.0</text:p>
          </table:table-cell>
          <table:table-cell table:formula="of:=ORG.LIBREOFFICE.REGEX([.F568]; &quot;[A-Z]+&quot;)" office:value-type="string" office:string-value="O" calcext:value-type="string">
            <text:p>O</text:p>
          </table:table-cell>
          <table:table-cell table:style-name="ce4" table:formula="of:=VALUE(ORG.LIBREOFFICE.REGEX([.F568]; &quot;[\d\.]+&quot;))" office:value-type="float" office:value="3" calcext:value-type="float">
            <text:p>3.0</text:p>
          </table:table-cell>
          <table:table-cell table:style-name="ce17" office:value-type="string" calcext:value-type="string">
            <text:p>I4 - Introducing issue labels</text:p>
          </table:table-cell>
          <table:table-cell table:style-name="ce17" office:value-type="string" calcext:value-type="string">
            <text:p>O3 - # Discussants in other media [sum]</text:p>
          </table:table-cell>
          <table:table-cell office:value-type="string" calcext:value-type="string">
            <text:p>E</text:p>
          </table:table-cell>
          <table:table-cell table:style-name="ce1" table:formula="of:=ORG.LIBREOFFICE.REGEX([.G568]; &quot;^(\d+|\w)&quot;)" office:value-type="string" office:string-value="E" calcext:value-type="string">
            <text:p>E</text:p>
          </table:table-cell>
          <table:table-cell office:value-type="string" calcext:value-type="string">
            <text:p>No frequent labels for both groups</text:p>
          </table:table-cell>
          <table:table-cell table:style-name="Default"/>
          <table:table-cell table:number-columns-repeated="2"/>
          <table:table-cell table:style-name="ce17"/>
          <table:table-cell table:number-columns-repeated="1011"/>
        </table:table-row>
        <table:table-row table:style-name="ro3" table:visibility="filter">
          <table:table-cell table:formula="of:=ORG.LIBREOFFICE.REGEX([.E569]; &quot;[A-Z]+&quot;)" office:value-type="string" office:string-value="I" calcext:value-type="string">
            <text:p>I</text:p>
          </table:table-cell>
          <table:table-cell table:style-name="ce4" table:formula="of:=VALUE(ORG.LIBREOFFICE.REGEX([.E569]; &quot;[\d\.]+&quot;))" office:value-type="float" office:value="4" calcext:value-type="float">
            <text:p>4.0</text:p>
          </table:table-cell>
          <table:table-cell table:formula="of:=ORG.LIBREOFFICE.REGEX([.F569]; &quot;[A-Z]+&quot;)" office:value-type="string" office:string-value="R" calcext:value-type="string">
            <text:p>R</text:p>
          </table:table-cell>
          <table:table-cell table:style-name="ce4" table:formula="of:=VALUE(ORG.LIBREOFFICE.REGEX([.F569]; &quot;[\d\.]+&quot;))" office:value-type="float" office:value="3" calcext:value-type="float">
            <text:p>3.0</text:p>
          </table:table-cell>
          <table:table-cell table:style-name="ce17" office:value-type="string" calcext:value-type="string">
            <text:p>I4 - Introducing issue labels</text:p>
          </table:table-cell>
          <table:table-cell table:style-name="ce17" office:value-type="string" calcext:value-type="string">
            <text:p>R3 - # Reviewers [sum]</text:p>
          </table:table-cell>
          <table:table-cell office:value-type="string" calcext:value-type="string">
            <text:p>32 (ovr)</text:p>
          </table:table-cell>
          <table:table-cell table:style-name="ce1" table:formula="of:=ORG.LIBREOFFICE.REGEX([.G569]; &quot;^(\d+|\w)&quot;)" office:value-type="string" office:string-value="32" calcext:value-type="string">
            <text:p>32</text:p>
          </table:table-cell>
          <table:table-cell office:value-type="string" calcext:value-type="string">
            <text:p>BG: relevant component relates to less than rest</text:p>
          </table:table-cell>
          <table:table-cell table:style-name="Default" office:value-type="string" calcext:value-type="string">
            <text:p>BG and CG: no common fully valid labels</text:p>
            <text:p>CG: no frequent labels</text:p>
            <text:p>Not enough data for Kruskal-Wallis</text:p>
            <text:p>Abs. count: 32 (BG); 21 (CG)</text:p>
          </table:table-cell>
          <table:table-cell table:formula="of:=HYPERLINK(&quot;figures/boxplots/I4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70]; &quot;[A-Z]+&quot;)" office:value-type="string" office:string-value="I" calcext:value-type="string">
            <text:p>I</text:p>
          </table:table-cell>
          <table:table-cell table:style-name="ce4" table:formula="of:=VALUE(ORG.LIBREOFFICE.REGEX([.E570]; &quot;[\d\.]+&quot;))" office:value-type="float" office:value="4" calcext:value-type="float">
            <text:p>4.0</text:p>
          </table:table-cell>
          <table:table-cell table:formula="of:=ORG.LIBREOFFICE.REGEX([.F570]; &quot;[A-Z]+&quot;)" office:value-type="string" office:string-value="R" calcext:value-type="string">
            <text:p>R</text:p>
          </table:table-cell>
          <table:table-cell table:style-name="ce4" table:formula="of:=VALUE(ORG.LIBREOFFICE.REGEX([.F570]; &quot;[\d\.]+&quot;))" office:value-type="float" office:value="5" calcext:value-type="float">
            <text:p>5.0</text:p>
          </table:table-cell>
          <table:table-cell table:style-name="ce17" office:value-type="string" calcext:value-type="string">
            <text:p>I4 - Introducing issue labels</text:p>
          </table:table-cell>
          <table:table-cell table:style-name="ce17" office:value-type="string" calcext:value-type="string">
            <text:p>R5 - # Review comments [sum]</text:p>
          </table:table-cell>
          <table:table-cell office:value-type="string" calcext:value-type="string">
            <text:p>32 (ovr)</text:p>
          </table:table-cell>
          <table:table-cell table:style-name="ce1" table:formula="of:=ORG.LIBREOFFICE.REGEX([.G570]; &quot;^(\d+|\w)&quot;)" office:value-type="string" office:string-value="32" calcext:value-type="string">
            <text:p>32</text:p>
          </table:table-cell>
          <table:table-cell office:value-type="string" calcext:value-type="string">
            <text:p>BG: relevant component relates to less than rest</text:p>
          </table:table-cell>
          <table:table-cell table:style-name="Default" office:value-type="string" calcext:value-type="string">
            <text:p>BG and CG: no common fully valid labels</text:p>
            <text:p>CG: no frequent labels</text:p>
            <text:p>Not enough data for Kruskal-Wallis</text:p>
            <text:p>Abs. count: 32 (BG); 21 (CG)</text:p>
          </table:table-cell>
          <table:table-cell table:formula="of:=HYPERLINK(&quot;figures/boxplots/I4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71]; &quot;[A-Z]+&quot;)" office:value-type="string" office:string-value="I" calcext:value-type="string">
            <text:p>I</text:p>
          </table:table-cell>
          <table:table-cell table:style-name="ce4" table:formula="of:=VALUE(ORG.LIBREOFFICE.REGEX([.E571]; &quot;[\d\.]+&quot;))" office:value-type="float" office:value="4" calcext:value-type="float">
            <text:p>4.0</text:p>
          </table:table-cell>
          <table:table-cell table:formula="of:=ORG.LIBREOFFICE.REGEX([.F571]; &quot;[A-Z]+&quot;)" office:value-type="string" office:string-value="R" calcext:value-type="string">
            <text:p>R</text:p>
          </table:table-cell>
          <table:table-cell table:style-name="ce4" table:formula="of:=VALUE(ORG.LIBREOFFICE.REGEX([.F571]; &quot;[\d\.]+&quot;))" office:value-type="float" office:value="6" calcext:value-type="float">
            <text:p>6.0</text:p>
          </table:table-cell>
          <table:table-cell table:style-name="ce17" office:value-type="string" calcext:value-type="string">
            <text:p>I4 - Introducing issue labels</text:p>
          </table:table-cell>
          <table:table-cell table:style-name="ce17" office:value-type="string" calcext:value-type="string">
            <text:p>R6 - # Rounds of code review [sum]</text:p>
          </table:table-cell>
          <table:table-cell office:value-type="string" calcext:value-type="string">
            <text:p>32 (ovr)</text:p>
          </table:table-cell>
          <table:table-cell table:style-name="ce1" table:formula="of:=ORG.LIBREOFFICE.REGEX([.G571]; &quot;^(\d+|\w)&quot;)" office:value-type="string" office:string-value="32" calcext:value-type="string">
            <text:p>32</text:p>
          </table:table-cell>
          <table:table-cell office:value-type="string" calcext:value-type="string">
            <text:p>BG: relevant component relates to less than rest</text:p>
          </table:table-cell>
          <table:table-cell table:style-name="Default" office:value-type="string" calcext:value-type="string">
            <text:p>BG and CG: no common fully valid labels</text:p>
            <text:p>CG: no frequent labels</text:p>
            <text:p>Not enough data for Kruskal-Wallis</text:p>
            <text:p>Abs. count: 32 (BG); 21 (CG)</text:p>
          </table:table-cell>
          <table:table-cell table:formula="of:=HYPERLINK(&quot;figures/boxplots/I4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572]; &quot;[A-Z]+&quot;)" office:value-type="string" office:string-value="I" calcext:value-type="string">
            <text:p>I</text:p>
          </table:table-cell>
          <table:table-cell table:style-name="ce4" table:formula="of:=VALUE(ORG.LIBREOFFICE.REGEX([.E572]; &quot;[\d\.]+&quot;))" office:value-type="float" office:value="5.1" calcext:value-type="float">
            <text:p>5.1</text:p>
          </table:table-cell>
          <table:table-cell table:formula="of:=ORG.LIBREOFFICE.REGEX([.F572]; &quot;[A-Z]+&quot;)" office:value-type="string" office:string-value="C" calcext:value-type="string">
            <text:p>C</text:p>
          </table:table-cell>
          <table:table-cell table:style-name="ce4" table:formula="of:=VALUE(ORG.LIBREOFFICE.REGEX([.F572]; &quot;[\d\.]+&quot;))" office:value-type="float" office:value="3" calcext:value-type="float">
            <text:p>3.0</text:p>
          </table:table-cell>
          <table:table-cell office:value-type="string" calcext:value-type="string">
            <text:p>I5.1 - Introducing issue discussant roles</text:p>
          </table:table-cell>
          <table:table-cell office:value-type="string" calcext:value-type="string">
            <text:p>C3 - # Files changed</text:p>
          </table:table-cell>
          <table:table-cell table:style-name="ce20" office:value-type="string" calcext:value-type="string">
            <text:p>31</text:p>
          </table:table-cell>
          <table:table-cell table:style-name="ce1" table:formula="of:=ORG.LIBREOFFICE.REGEX([.G572]; &quot;^(\d+|\w)&quot;)" office:value-type="string" office:string-value="31" calcext:value-type="string">
            <text:p>31</text:p>
          </table:table-cell>
          <table:table-cell office:value-type="string" calcext:value-type="string">
            <text:p>BG: no clear relation</text:p>
          </table:table-cell>
          <table:table-cell table:style-name="ce12" office:value-type="string" calcext:value-type="string">
            <text:p>BG and CG: no common fully valid labels</text:p>
            <text:p>CG: no fully valid labels</text:p>
            <text:p>BG: Kruskal-Wallis - Significant difference False</text:p>
            <text:p>CG: Kruskal-Wallis - Significant difference False</text:p>
            <text:p>Abs. count: 36 (BG); 17 (CG)</text:p>
          </table:table-cell>
          <table:table-cell table:formula="of:=HYPERLINK(&quot;figures/boxplots/I5.1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73]; &quot;[A-Z]+&quot;)" office:value-type="string" office:string-value="I" calcext:value-type="string">
            <text:p>I</text:p>
          </table:table-cell>
          <table:table-cell table:style-name="ce4" table:formula="of:=VALUE(ORG.LIBREOFFICE.REGEX([.E573]; &quot;[\d\.]+&quot;))" office:value-type="float" office:value="5.1" calcext:value-type="float">
            <text:p>5.1</text:p>
          </table:table-cell>
          <table:table-cell table:formula="of:=ORG.LIBREOFFICE.REGEX([.F573]; &quot;[A-Z]+&quot;)" office:value-type="string" office:string-value="C" calcext:value-type="string">
            <text:p>C</text:p>
          </table:table-cell>
          <table:table-cell table:style-name="ce4" table:formula="of:=VALUE(ORG.LIBREOFFICE.REGEX([.F573]; &quot;[\d\.]+&quot;))" office:value-type="float" office:value="4" calcext:value-type="float">
            <text:p>4.0</text:p>
          </table:table-cell>
          <table:table-cell office:value-type="string" calcext:value-type="string">
            <text:p>I5.1 - Introducing issue discussant roles</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573];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I5.1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74]; &quot;[A-Z]+&quot;)" office:value-type="string" office:string-value="I" calcext:value-type="string">
            <text:p>I</text:p>
          </table:table-cell>
          <table:table-cell table:style-name="ce4" table:formula="of:=VALUE(ORG.LIBREOFFICE.REGEX([.E574]; &quot;[\d\.]+&quot;))" office:value-type="float" office:value="5.1" calcext:value-type="float">
            <text:p>5.1</text:p>
          </table:table-cell>
          <table:table-cell table:formula="of:=ORG.LIBREOFFICE.REGEX([.F574]; &quot;[A-Z]+&quot;)" office:value-type="string" office:string-value="C" calcext:value-type="string">
            <text:p>C</text:p>
          </table:table-cell>
          <table:table-cell table:style-name="ce4" table:formula="of:=VALUE(ORG.LIBREOFFICE.REGEX([.F574]; &quot;[\d\.]+&quot;))" office:value-type="float" office:value="5" calcext:value-type="float">
            <text:p>5.0</text:p>
          </table:table-cell>
          <table:table-cell office:value-type="string" calcext:value-type="string">
            <text:p>I5.1 - Introducing issue discussant roles</text:p>
          </table:table-cell>
          <table:table-cell office:value-type="string" calcext:value-type="string">
            <text:p>C5 - Commit total line bugginess</text:p>
          </table:table-cell>
          <table:table-cell office:value-type="string" calcext:value-type="string">
            <text:p>32 (ovr)</text:p>
          </table:table-cell>
          <table:table-cell table:style-name="ce1" table:formula="of:=ORG.LIBREOFFICE.REGEX([.G574]; &quot;^(\d+|\w)&quot;)" office:value-type="string" office:string-value="32" calcext:value-type="string">
            <text:p>32</text:p>
          </table:table-cell>
          <table:table-cell office:value-type="string" calcext:value-type="string">
            <text:p>BG: core relates to less bugginess than rest</text:p>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I5.1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75]; &quot;[A-Z]+&quot;)" office:value-type="string" office:string-value="I" calcext:value-type="string">
            <text:p>I</text:p>
          </table:table-cell>
          <table:table-cell table:style-name="ce4" table:formula="of:=VALUE(ORG.LIBREOFFICE.REGEX([.E575]; &quot;[\d\.]+&quot;))" office:value-type="float" office:value="5.1" calcext:value-type="float">
            <text:p>5.1</text:p>
          </table:table-cell>
          <table:table-cell table:formula="of:=ORG.LIBREOFFICE.REGEX([.F575]; &quot;[A-Z]+&quot;)" office:value-type="string" office:string-value="C" calcext:value-type="string">
            <text:p>C</text:p>
          </table:table-cell>
          <table:table-cell table:style-name="ce4" table:formula="of:=VALUE(ORG.LIBREOFFICE.REGEX([.F575]; &quot;[\d\.]+&quot;))" office:value-type="float" office:value="6" calcext:value-type="float">
            <text:p>6.0</text:p>
          </table:table-cell>
          <table:table-cell office:value-type="string" calcext:value-type="string">
            <text:p>I5.1 - Introducing issue discussant roles</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575];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I5.1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76]; &quot;[A-Z]+&quot;)" office:value-type="string" office:string-value="I" calcext:value-type="string">
            <text:p>I</text:p>
          </table:table-cell>
          <table:table-cell table:style-name="ce4" table:formula="of:=VALUE(ORG.LIBREOFFICE.REGEX([.E576]; &quot;[\d\.]+&quot;))" office:value-type="float" office:value="5.1" calcext:value-type="float">
            <text:p>5.1</text:p>
          </table:table-cell>
          <table:table-cell table:formula="of:=ORG.LIBREOFFICE.REGEX([.F576]; &quot;[A-Z]+&quot;)" office:value-type="string" office:string-value="F" calcext:value-type="string">
            <text:p>F</text:p>
          </table:table-cell>
          <table:table-cell table:style-name="ce4" table:formula="of:=VALUE(ORG.LIBREOFFICE.REGEX([.F576]; &quot;[\d\.]+&quot;))" office:value-type="float" office:value="4" calcext:value-type="float">
            <text:p>4.0</text:p>
          </table:table-cell>
          <table:table-cell office:value-type="string" calcext:value-type="string">
            <text:p>I5.1 - Introducing issue discussant roles</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57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I5.1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77]; &quot;[A-Z]+&quot;)" office:value-type="string" office:string-value="I" calcext:value-type="string">
            <text:p>I</text:p>
          </table:table-cell>
          <table:table-cell table:style-name="ce4" table:formula="of:=VALUE(ORG.LIBREOFFICE.REGEX([.E577]; &quot;[\d\.]+&quot;))" office:value-type="float" office:value="5.1" calcext:value-type="float">
            <text:p>5.1</text:p>
          </table:table-cell>
          <table:table-cell table:formula="of:=ORG.LIBREOFFICE.REGEX([.F577]; &quot;[A-Z]+&quot;)" office:value-type="string" office:string-value="F" calcext:value-type="string">
            <text:p>F</text:p>
          </table:table-cell>
          <table:table-cell table:style-name="ce4" table:formula="of:=VALUE(ORG.LIBREOFFICE.REGEX([.F577]; &quot;[\d\.]+&quot;))" office:value-type="float" office:value="9" calcext:value-type="float">
            <text:p>9.0</text:p>
          </table:table-cell>
          <table:table-cell office:value-type="string" calcext:value-type="string">
            <text:p>I5.1 - Introducing issue discussant roles</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57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6 (BG); 0 (CG)</text:p>
          </table:table-cell>
          <table:table-cell table:formula="of:=HYPERLINK(&quot;figures/boxplots/I5.1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table-cell table:formula="of:=ORG.LIBREOFFICE.REGEX([.E578]; &quot;[A-Z]+&quot;)" office:value-type="string" office:string-value="I" calcext:value-type="string">
            <text:p>I</text:p>
          </table:table-cell>
          <table:table-cell table:style-name="ce4" table:formula="of:=VALUE(ORG.LIBREOFFICE.REGEX([.E578]; &quot;[\d\.]+&quot;))" office:value-type="float" office:value="5.1" calcext:value-type="float">
            <text:p>5.1</text:p>
          </table:table-cell>
          <table:table-cell table:formula="of:=ORG.LIBREOFFICE.REGEX([.F578]; &quot;[A-Z]+&quot;)" office:value-type="string" office:string-value="I" calcext:value-type="string">
            <text:p>I</text:p>
          </table:table-cell>
          <table:table-cell table:style-name="ce4" table:formula="of:=VALUE(ORG.LIBREOFFICE.REGEX([.F578]; &quot;[\d\.]+&quot;))" office:value-type="float" office:value="5" calcext:value-type="float">
            <text:p>5.0</text:p>
          </table:table-cell>
          <table:table-cell office:value-type="string" calcext:value-type="string">
            <text:p>I5.1 - Introducing issue discussant roles</text:p>
          </table:table-cell>
          <table:table-cell office:value-type="string" calcext:value-type="string">
            <text:p>I5 - # Introducing issue discussants [sum]</text:p>
          </table:table-cell>
          <table:table-cell table:style-name="ce20" office:value-type="string" calcext:value-type="string">
            <text:p>31</text:p>
          </table:table-cell>
          <table:table-cell table:style-name="ce1" table:formula="of:=ORG.LIBREOFFICE.REGEX([.G578]; &quot;^(\d+|\w)&quot;)" office:value-type="string" office:string-value="31" calcext:value-type="string">
            <text:p>31</text:p>
          </table:table-cell>
          <table:table-cell office:value-type="string" calcext:value-type="string">
            <text:p>BG: no clear relation</text:p>
          </table:table-cell>
          <table:table-cell table:style-name="ce12" office:value-type="string" calcext:value-type="string">
            <text:p>BG and CG: no common fully valid labels</text:p>
            <text:p>CG: no fully valid labels</text:p>
            <text:p>BG: Kruskal-Wallis - Significant difference False</text:p>
            <text:p>CG: Kruskal-Wallis - Significant difference False</text:p>
            <text:p>Abs. count: 36 (BG); 17 (CG)</text:p>
          </table:table-cell>
          <table:table-cell table:formula="of:=HYPERLINK(&quot;figures/boxplots/I5.1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579]; &quot;[A-Z]+&quot;)" office:value-type="string" office:string-value="I" calcext:value-type="string">
            <text:p>I</text:p>
          </table:table-cell>
          <table:table-cell table:style-name="ce4" table:formula="of:=VALUE(ORG.LIBREOFFICE.REGEX([.E579]; &quot;[\d\.]+&quot;))" office:value-type="float" office:value="5.1" calcext:value-type="float">
            <text:p>5.1</text:p>
          </table:table-cell>
          <table:table-cell table:formula="of:=ORG.LIBREOFFICE.REGEX([.F579]; &quot;[A-Z]+&quot;)" office:value-type="string" office:string-value="I" calcext:value-type="string">
            <text:p>I</text:p>
          </table:table-cell>
          <table:table-cell table:style-name="ce4" table:formula="of:=VALUE(ORG.LIBREOFFICE.REGEX([.F579]; &quot;[\d\.]+&quot;))" office:value-type="float" office:value="7" calcext:value-type="float">
            <text:p>7.0</text:p>
          </table:table-cell>
          <table:table-cell office:value-type="string" calcext:value-type="string">
            <text:p>I5.1 - Introducing issue discussant roles</text:p>
          </table:table-cell>
          <table:table-cell office:value-type="string" calcext:value-type="string">
            <text:p>I7 - # Introducing issue commits [sum]</text:p>
          </table:table-cell>
          <table:table-cell table:style-name="ce20" office:value-type="string" calcext:value-type="string">
            <text:p>31</text:p>
          </table:table-cell>
          <table:table-cell table:style-name="ce1" table:formula="of:=ORG.LIBREOFFICE.REGEX([.G579]; &quot;^(\d+|\w)&quot;)" office:value-type="string" office:string-value="31" calcext:value-type="string">
            <text:p>31</text:p>
          </table:table-cell>
          <table:table-cell office:value-type="string" calcext:value-type="string">
            <text:p>BG: no clear relation</text:p>
          </table:table-cell>
          <table:table-cell table:style-name="ce12" office:value-type="string" calcext:value-type="string">
            <text:p>BG and CG: no common fully valid labels</text:p>
            <text:p>CG: no fully valid labels</text:p>
            <text:p>BG: Kruskal-Wallis - Significant difference False</text:p>
            <text:p>CG: Kruskal-Wallis - Significant difference False</text:p>
            <text:p>Abs. count: 36 (BG); 17 (CG)</text:p>
          </table:table-cell>
          <table:table-cell table:formula="of:=HYPERLINK(&quot;figures/boxplots/I5.1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580]; &quot;[A-Z]+&quot;)" office:value-type="string" office:string-value="I" calcext:value-type="string">
            <text:p>I</text:p>
          </table:table-cell>
          <table:table-cell table:style-name="ce4" table:formula="of:=VALUE(ORG.LIBREOFFICE.REGEX([.E580]; &quot;[\d\.]+&quot;))" office:value-type="float" office:value="5.1" calcext:value-type="float">
            <text:p>5.1</text:p>
          </table:table-cell>
          <table:table-cell table:formula="of:=ORG.LIBREOFFICE.REGEX([.F580]; &quot;[A-Z]+&quot;)" office:value-type="string" office:string-value="I" calcext:value-type="string">
            <text:p>I</text:p>
          </table:table-cell>
          <table:table-cell table:style-name="ce4" table:formula="of:=VALUE(ORG.LIBREOFFICE.REGEX([.F580]; &quot;[\d\.]+&quot;))" office:value-type="float" office:value="10" calcext:value-type="float">
            <text:p>10.0</text:p>
          </table:table-cell>
          <table:table-cell office:value-type="string" calcext:value-type="string">
            <text:p>I5.1 - Introducing issue discussant roles</text:p>
          </table:table-cell>
          <table:table-cell office:value-type="string" calcext:value-type="string">
            <text:p>I10 - # Introducing issue comments [sum]</text:p>
          </table:table-cell>
          <table:table-cell table:style-name="ce20" office:value-type="string" calcext:value-type="string">
            <text:p>31</text:p>
          </table:table-cell>
          <table:table-cell table:style-name="ce1" table:formula="of:=ORG.LIBREOFFICE.REGEX([.G580]; &quot;^(\d+|\w)&quot;)" office:value-type="string" office:string-value="31" calcext:value-type="string">
            <text:p>31</text:p>
          </table:table-cell>
          <table:table-cell office:value-type="string" calcext:value-type="string">
            <text:p>BG: no clear relation</text:p>
          </table:table-cell>
          <table:table-cell table:style-name="ce12" office:value-type="string" calcext:value-type="string">
            <text:p>BG and CG: no common fully valid labels</text:p>
            <text:p>CG: no fully valid labels</text:p>
            <text:p>BG: Kruskal-Wallis - Significant difference False</text:p>
            <text:p>CG: Kruskal-Wallis - Significant difference False</text:p>
            <text:p>Abs. count: 36 (BG); 17 (CG)</text:p>
          </table:table-cell>
          <table:table-cell table:formula="of:=HYPERLINK(&quot;figures/boxplots/I5.1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581]; &quot;[A-Z]+&quot;)" office:value-type="string" office:string-value="I" calcext:value-type="string">
            <text:p>I</text:p>
          </table:table-cell>
          <table:table-cell table:style-name="ce4" table:formula="of:=VALUE(ORG.LIBREOFFICE.REGEX([.E581]; &quot;[\d\.]+&quot;))" office:value-type="float" office:value="5.1" calcext:value-type="float">
            <text:p>5.1</text:p>
          </table:table-cell>
          <table:table-cell table:formula="of:=ORG.LIBREOFFICE.REGEX([.F581]; &quot;[A-Z]+&quot;)" office:value-type="string" office:string-value="ML" calcext:value-type="string">
            <text:p>ML</text:p>
          </table:table-cell>
          <table:table-cell table:style-name="ce4" table:formula="of:=VALUE(ORG.LIBREOFFICE.REGEX([.F581]; &quot;[\d\.]+&quot;))" office:value-type="float" office:value="2" calcext:value-type="float">
            <text:p>2.0</text:p>
          </table:table-cell>
          <table:table-cell office:value-type="string" calcext:value-type="string">
            <text:p>I5.1 - Introducing issue discussant role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581];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1" table:visibility="filter">
          <table:table-cell table:formula="of:=ORG.LIBREOFFICE.REGEX([.E582]; &quot;[A-Z]+&quot;)" office:value-type="string" office:string-value="I" calcext:value-type="string">
            <text:p>I</text:p>
          </table:table-cell>
          <table:table-cell table:style-name="ce4" table:formula="of:=VALUE(ORG.LIBREOFFICE.REGEX([.E582]; &quot;[\d\.]+&quot;))" office:value-type="float" office:value="5.1" calcext:value-type="float">
            <text:p>5.1</text:p>
          </table:table-cell>
          <table:table-cell table:formula="of:=ORG.LIBREOFFICE.REGEX([.F582]; &quot;[A-Z]+&quot;)" office:value-type="string" office:string-value="ML" calcext:value-type="string">
            <text:p>ML</text:p>
          </table:table-cell>
          <table:table-cell table:style-name="ce4" table:formula="of:=VALUE(ORG.LIBREOFFICE.REGEX([.F582]; &quot;[\d\.]+&quot;))" office:value-type="float" office:value="5" calcext:value-type="float">
            <text:p>5.0</text:p>
          </table:table-cell>
          <table:table-cell office:value-type="string" calcext:value-type="string">
            <text:p>I5.1 - Introducing issue discussant role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582];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583]; &quot;[A-Z]+&quot;)" office:value-type="string" office:string-value="I" calcext:value-type="string">
            <text:p>I</text:p>
          </table:table-cell>
          <table:table-cell table:style-name="ce4" table:formula="of:=VALUE(ORG.LIBREOFFICE.REGEX([.E583]; &quot;[\d\.]+&quot;))" office:value-type="float" office:value="5.1" calcext:value-type="float">
            <text:p>5.1</text:p>
          </table:table-cell>
          <table:table-cell table:formula="of:=ORG.LIBREOFFICE.REGEX([.F583]; &quot;[A-Z]+&quot;)" office:value-type="string" office:string-value="O" calcext:value-type="string">
            <text:p>O</text:p>
          </table:table-cell>
          <table:table-cell table:style-name="ce4" table:formula="of:=VALUE(ORG.LIBREOFFICE.REGEX([.F583]; &quot;[\d\.]+&quot;))" office:value-type="float" office:value="3" calcext:value-type="float">
            <text:p>3.0</text:p>
          </table:table-cell>
          <table:table-cell office:value-type="string" calcext:value-type="string">
            <text:p>I5.1 - Introducing issue discussant role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58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584]; &quot;[A-Z]+&quot;)" office:value-type="string" office:string-value="I" calcext:value-type="string">
            <text:p>I</text:p>
          </table:table-cell>
          <table:table-cell table:style-name="ce4" table:formula="of:=VALUE(ORG.LIBREOFFICE.REGEX([.E584]; &quot;[\d\.]+&quot;))" office:value-type="float" office:value="5.1" calcext:value-type="float">
            <text:p>5.1</text:p>
          </table:table-cell>
          <table:table-cell table:formula="of:=ORG.LIBREOFFICE.REGEX([.F584]; &quot;[A-Z]+&quot;)" office:value-type="string" office:string-value="R" calcext:value-type="string">
            <text:p>R</text:p>
          </table:table-cell>
          <table:table-cell table:style-name="ce4" table:formula="of:=VALUE(ORG.LIBREOFFICE.REGEX([.F584]; &quot;[\d\.]+&quot;))" office:value-type="float" office:value="3" calcext:value-type="float">
            <text:p>3.0</text:p>
          </table:table-cell>
          <table:table-cell office:value-type="string" calcext:value-type="string">
            <text:p>I5.1 - Introducing issue discussant roles</text:p>
          </table:table-cell>
          <table:table-cell office:value-type="string" calcext:value-type="string">
            <text:p>R3 - # Reviewers [sum]</text:p>
          </table:table-cell>
          <table:table-cell office:value-type="string" calcext:value-type="string">
            <text:p>E</text:p>
          </table:table-cell>
          <table:table-cell table:style-name="ce1" table:formula="of:=ORG.LIBREOFFICE.REGEX([.G58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85]; &quot;[A-Z]+&quot;)" office:value-type="string" office:string-value="I" calcext:value-type="string">
            <text:p>I</text:p>
          </table:table-cell>
          <table:table-cell table:style-name="ce4" table:formula="of:=VALUE(ORG.LIBREOFFICE.REGEX([.E585]; &quot;[\d\.]+&quot;))" office:value-type="float" office:value="5.1" calcext:value-type="float">
            <text:p>5.1</text:p>
          </table:table-cell>
          <table:table-cell table:formula="of:=ORG.LIBREOFFICE.REGEX([.F585]; &quot;[A-Z]+&quot;)" office:value-type="string" office:string-value="R" calcext:value-type="string">
            <text:p>R</text:p>
          </table:table-cell>
          <table:table-cell table:style-name="ce4" table:formula="of:=VALUE(ORG.LIBREOFFICE.REGEX([.F585]; &quot;[\d\.]+&quot;))" office:value-type="float" office:value="5" calcext:value-type="float">
            <text:p>5.0</text:p>
          </table:table-cell>
          <table:table-cell office:value-type="string" calcext:value-type="string">
            <text:p>I5.1 - Introducing issue discussant roles</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58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586]; &quot;[A-Z]+&quot;)" office:value-type="string" office:string-value="I" calcext:value-type="string">
            <text:p>I</text:p>
          </table:table-cell>
          <table:table-cell table:style-name="ce4" table:formula="of:=VALUE(ORG.LIBREOFFICE.REGEX([.E586]; &quot;[\d\.]+&quot;))" office:value-type="float" office:value="5.1" calcext:value-type="float">
            <text:p>5.1</text:p>
          </table:table-cell>
          <table:table-cell table:formula="of:=ORG.LIBREOFFICE.REGEX([.F586]; &quot;[A-Z]+&quot;)" office:value-type="string" office:string-value="R" calcext:value-type="string">
            <text:p>R</text:p>
          </table:table-cell>
          <table:table-cell table:style-name="ce4" table:formula="of:=VALUE(ORG.LIBREOFFICE.REGEX([.F586]; &quot;[\d\.]+&quot;))" office:value-type="float" office:value="6" calcext:value-type="float">
            <text:p>6.0</text:p>
          </table:table-cell>
          <table:table-cell office:value-type="string" calcext:value-type="string">
            <text:p>I5.1 - Introducing issue discussant roles</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586];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2" table:visibility="filter">
          <table:table-cell table:formula="of:=ORG.LIBREOFFICE.REGEX([.E587]; &quot;[A-Z]+&quot;)" office:value-type="string" office:string-value="I" calcext:value-type="string">
            <text:p>I</text:p>
          </table:table-cell>
          <table:table-cell table:style-name="ce4" table:formula="of:=VALUE(ORG.LIBREOFFICE.REGEX([.E587]; &quot;[\d\.]+&quot;))" office:value-type="float" office:value="5.2" calcext:value-type="float">
            <text:p>5.2</text:p>
          </table:table-cell>
          <table:table-cell table:formula="of:=ORG.LIBREOFFICE.REGEX([.F587]; &quot;[A-Z]+&quot;)" office:value-type="string" office:string-value="C" calcext:value-type="string">
            <text:p>C</text:p>
          </table:table-cell>
          <table:table-cell table:style-name="ce4" table:formula="of:=VALUE(ORG.LIBREOFFICE.REGEX([.F587]; &quot;[\d\.]+&quot;))" office:value-type="float" office:value="3" calcext:value-type="float">
            <text:p>3.0</text:p>
          </table:table-cell>
          <table:table-cell office:value-type="string" calcext:value-type="string">
            <text:p>I5.2 - Introducing issue reporter role [max]</text:p>
          </table:table-cell>
          <table:table-cell office:value-type="string" calcext:value-type="string">
            <text:p>C3 - # Files changed</text:p>
          </table:table-cell>
          <table:table-cell office:value-type="string" calcext:value-type="string">
            <text:p>1</text:p>
          </table:table-cell>
          <table:table-cell table:style-name="ce1" table:formula="of:=ORG.LIBREOFFICE.REGEX([.G587]; &quot;^(\d+|\w)&quot;)" office:value-type="string" office:string-value="1" calcext:value-type="string">
            <text:p>1</text:p>
          </table:table-cell>
          <table:table-cell office:value-type="string" calcext:value-type="string">
            <text:p>BG and CG: no clear relation</text:p>
          </table:table-cell>
          <table:table-cell table:style-name="ce12" office:value-type="string" calcext:value-type="string">
            <text:p>BG: Kruskal-Wallis - Significant difference False</text:p>
            <text:p>CG: Kruskal-Wallis - Significant difference False</text:p>
            <text:p>Abs. count: 51 (BG); 28 (CG)</text:p>
          </table:table-cell>
          <table:table-cell table:formula="of:=HYPERLINK(&quot;figures/boxplots/I5.2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88]; &quot;[A-Z]+&quot;)" office:value-type="string" office:string-value="I" calcext:value-type="string">
            <text:p>I</text:p>
          </table:table-cell>
          <table:table-cell table:style-name="ce4" table:formula="of:=VALUE(ORG.LIBREOFFICE.REGEX([.E588]; &quot;[\d\.]+&quot;))" office:value-type="float" office:value="5.2" calcext:value-type="float">
            <text:p>5.2</text:p>
          </table:table-cell>
          <table:table-cell table:formula="of:=ORG.LIBREOFFICE.REGEX([.F588]; &quot;[A-Z]+&quot;)" office:value-type="string" office:string-value="C" calcext:value-type="string">
            <text:p>C</text:p>
          </table:table-cell>
          <table:table-cell table:style-name="ce4" table:formula="of:=VALUE(ORG.LIBREOFFICE.REGEX([.F588]; &quot;[\d\.]+&quot;))" office:value-type="float" office:value="4" calcext:value-type="float">
            <text:p>4.0</text:p>
          </table:table-cell>
          <table:table-cell office:value-type="string" calcext:value-type="string">
            <text:p>I5.2 - Introducing issue reporter role [max]</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58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5.2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89]; &quot;[A-Z]+&quot;)" office:value-type="string" office:string-value="I" calcext:value-type="string">
            <text:p>I</text:p>
          </table:table-cell>
          <table:table-cell table:style-name="ce4" table:formula="of:=VALUE(ORG.LIBREOFFICE.REGEX([.E589]; &quot;[\d\.]+&quot;))" office:value-type="float" office:value="5.2" calcext:value-type="float">
            <text:p>5.2</text:p>
          </table:table-cell>
          <table:table-cell table:formula="of:=ORG.LIBREOFFICE.REGEX([.F589]; &quot;[A-Z]+&quot;)" office:value-type="string" office:string-value="C" calcext:value-type="string">
            <text:p>C</text:p>
          </table:table-cell>
          <table:table-cell table:style-name="ce4" table:formula="of:=VALUE(ORG.LIBREOFFICE.REGEX([.F589]; &quot;[\d\.]+&quot;))" office:value-type="float" office:value="5" calcext:value-type="float">
            <text:p>5.0</text:p>
          </table:table-cell>
          <table:table-cell office:value-type="string" calcext:value-type="string">
            <text:p>I5.2 - Introducing issue reporter role [max]</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58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5.2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90]; &quot;[A-Z]+&quot;)" office:value-type="string" office:string-value="I" calcext:value-type="string">
            <text:p>I</text:p>
          </table:table-cell>
          <table:table-cell table:style-name="ce4" table:formula="of:=VALUE(ORG.LIBREOFFICE.REGEX([.E590]; &quot;[\d\.]+&quot;))" office:value-type="float" office:value="5.2" calcext:value-type="float">
            <text:p>5.2</text:p>
          </table:table-cell>
          <table:table-cell table:formula="of:=ORG.LIBREOFFICE.REGEX([.F590]; &quot;[A-Z]+&quot;)" office:value-type="string" office:string-value="C" calcext:value-type="string">
            <text:p>C</text:p>
          </table:table-cell>
          <table:table-cell table:style-name="ce4" table:formula="of:=VALUE(ORG.LIBREOFFICE.REGEX([.F590]; &quot;[\d\.]+&quot;))" office:value-type="float" office:value="6" calcext:value-type="float">
            <text:p>6.0</text:p>
          </table:table-cell>
          <table:table-cell office:value-type="string" calcext:value-type="string">
            <text:p>I5.2 - Introducing issue reporter role [max]</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59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5.2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91]; &quot;[A-Z]+&quot;)" office:value-type="string" office:string-value="I" calcext:value-type="string">
            <text:p>I</text:p>
          </table:table-cell>
          <table:table-cell table:style-name="ce4" table:formula="of:=VALUE(ORG.LIBREOFFICE.REGEX([.E591]; &quot;[\d\.]+&quot;))" office:value-type="float" office:value="5.2" calcext:value-type="float">
            <text:p>5.2</text:p>
          </table:table-cell>
          <table:table-cell table:formula="of:=ORG.LIBREOFFICE.REGEX([.F591]; &quot;[A-Z]+&quot;)" office:value-type="string" office:string-value="F" calcext:value-type="string">
            <text:p>F</text:p>
          </table:table-cell>
          <table:table-cell table:style-name="ce4" table:formula="of:=VALUE(ORG.LIBREOFFICE.REGEX([.F591]; &quot;[\d\.]+&quot;))" office:value-type="float" office:value="4" calcext:value-type="float">
            <text:p>4.0</text:p>
          </table:table-cell>
          <table:table-cell office:value-type="string" calcext:value-type="string">
            <text:p>I5.2 - Introducing issue reporter role [max]</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59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5.2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592]; &quot;[A-Z]+&quot;)" office:value-type="string" office:string-value="I" calcext:value-type="string">
            <text:p>I</text:p>
          </table:table-cell>
          <table:table-cell table:style-name="ce4" table:formula="of:=VALUE(ORG.LIBREOFFICE.REGEX([.E592]; &quot;[\d\.]+&quot;))" office:value-type="float" office:value="5.2" calcext:value-type="float">
            <text:p>5.2</text:p>
          </table:table-cell>
          <table:table-cell table:formula="of:=ORG.LIBREOFFICE.REGEX([.F592]; &quot;[A-Z]+&quot;)" office:value-type="string" office:string-value="F" calcext:value-type="string">
            <text:p>F</text:p>
          </table:table-cell>
          <table:table-cell table:style-name="ce4" table:formula="of:=VALUE(ORG.LIBREOFFICE.REGEX([.F592]; &quot;[\d\.]+&quot;))" office:value-type="float" office:value="9" calcext:value-type="float">
            <text:p>9.0</text:p>
          </table:table-cell>
          <table:table-cell office:value-type="string" calcext:value-type="string">
            <text:p>I5.2 - Introducing issue reporter role [max]</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592];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5.2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table-cell table:formula="of:=ORG.LIBREOFFICE.REGEX([.E593]; &quot;[A-Z]+&quot;)" office:value-type="string" office:string-value="I" calcext:value-type="string">
            <text:p>I</text:p>
          </table:table-cell>
          <table:table-cell table:style-name="ce4" table:formula="of:=VALUE(ORG.LIBREOFFICE.REGEX([.E593]; &quot;[\d\.]+&quot;))" office:value-type="float" office:value="5.2" calcext:value-type="float">
            <text:p>5.2</text:p>
          </table:table-cell>
          <table:table-cell table:formula="of:=ORG.LIBREOFFICE.REGEX([.F593]; &quot;[A-Z]+&quot;)" office:value-type="string" office:string-value="I" calcext:value-type="string">
            <text:p>I</text:p>
          </table:table-cell>
          <table:table-cell table:style-name="ce4" table:formula="of:=VALUE(ORG.LIBREOFFICE.REGEX([.F593]; &quot;[\d\.]+&quot;))" office:value-type="float" office:value="5" calcext:value-type="float">
            <text:p>5.0</text:p>
          </table:table-cell>
          <table:table-cell office:value-type="string" calcext:value-type="string">
            <text:p>I5.2 - Introducing issue reporter role [max]</text:p>
          </table:table-cell>
          <table:table-cell office:value-type="string" calcext:value-type="string">
            <text:p>I5 - # Introducing issue discussants [sum]</text:p>
          </table:table-cell>
          <table:table-cell table:style-name="ce20" office:value-type="string" calcext:value-type="string">
            <text:p>2.1</text:p>
          </table:table-cell>
          <table:table-cell table:style-name="ce1" table:formula="of:=ORG.LIBREOFFICE.REGEX([.G593]; &quot;^(\d+|\w)&quot;)" office:value-type="string" office:string-value="2" calcext:value-type="string">
            <text:p>2</text:p>
          </table:table-cell>
          <table:table-cell office:value-type="string" calcext:value-type="string">
            <text:p>BG and CG: core relates to less discussants</text:p>
          </table:table-cell>
          <table:table-cell table:style-name="ce12" office:value-type="string" calcext:value-type="string">
            <text:p>BG: Kruskal-Wallis - Significant difference True</text:p>
            <text:p>CG: Kruskal-Wallis - Significant difference False</text:p>
            <text:p>Abs. count: 36 (BG); 17 (CG)</text:p>
          </table:table-cell>
          <table:table-cell table:formula="of:=HYPERLINK(&quot;figures/boxplots/I5.2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594]; &quot;[A-Z]+&quot;)" office:value-type="string" office:string-value="I" calcext:value-type="string">
            <text:p>I</text:p>
          </table:table-cell>
          <table:table-cell table:style-name="ce4" table:formula="of:=VALUE(ORG.LIBREOFFICE.REGEX([.E594]; &quot;[\d\.]+&quot;))" office:value-type="float" office:value="5.2" calcext:value-type="float">
            <text:p>5.2</text:p>
          </table:table-cell>
          <table:table-cell table:formula="of:=ORG.LIBREOFFICE.REGEX([.F594]; &quot;[A-Z]+&quot;)" office:value-type="string" office:string-value="I" calcext:value-type="string">
            <text:p>I</text:p>
          </table:table-cell>
          <table:table-cell table:style-name="ce4" table:formula="of:=VALUE(ORG.LIBREOFFICE.REGEX([.F594]; &quot;[\d\.]+&quot;))" office:value-type="float" office:value="7" calcext:value-type="float">
            <text:p>7.0</text:p>
          </table:table-cell>
          <table:table-cell office:value-type="string" calcext:value-type="string">
            <text:p>I5.2 - Introducing issue reporter role [max]</text:p>
          </table:table-cell>
          <table:table-cell office:value-type="string" calcext:value-type="string">
            <text:p>I7 - # Introducing issue commits [sum]</text:p>
          </table:table-cell>
          <table:table-cell table:style-name="ce20" office:value-type="string" calcext:value-type="string">
            <text:p>1</text:p>
          </table:table-cell>
          <table:table-cell table:style-name="ce1" table:formula="of:=ORG.LIBREOFFICE.REGEX([.G594]; &quot;^(\d+|\w)&quot;)" office:value-type="string" office:string-value="1" calcext:value-type="string">
            <text:p>1</text:p>
          </table:table-cell>
          <table:table-cell office:value-type="string" calcext:value-type="string">
            <text:p>BG and CG: no relation</text:p>
          </table:table-cell>
          <table:table-cell table:style-name="ce12" office:value-type="string" calcext:value-type="string">
            <text:p>BG: Kruskal-Wallis - Significant difference False</text:p>
            <text:p>CG: Kruskal-Wallis - Significant difference False</text:p>
            <text:p>Abs. count: 51 (BG); 28 (CG)</text:p>
          </table:table-cell>
          <table:table-cell table:formula="of:=HYPERLINK(&quot;figures/boxplots/I5.2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595]; &quot;[A-Z]+&quot;)" office:value-type="string" office:string-value="I" calcext:value-type="string">
            <text:p>I</text:p>
          </table:table-cell>
          <table:table-cell table:style-name="ce4" table:formula="of:=VALUE(ORG.LIBREOFFICE.REGEX([.E595]; &quot;[\d\.]+&quot;))" office:value-type="float" office:value="5.2" calcext:value-type="float">
            <text:p>5.2</text:p>
          </table:table-cell>
          <table:table-cell table:formula="of:=ORG.LIBREOFFICE.REGEX([.F595]; &quot;[A-Z]+&quot;)" office:value-type="string" office:string-value="I" calcext:value-type="string">
            <text:p>I</text:p>
          </table:table-cell>
          <table:table-cell table:style-name="ce4" table:formula="of:=VALUE(ORG.LIBREOFFICE.REGEX([.F595]; &quot;[\d\.]+&quot;))" office:value-type="float" office:value="10" calcext:value-type="float">
            <text:p>10.0</text:p>
          </table:table-cell>
          <table:table-cell office:value-type="string" calcext:value-type="string">
            <text:p>I5.2 - Introducing issue reporter role [max]</text:p>
          </table:table-cell>
          <table:table-cell office:value-type="string" calcext:value-type="string">
            <text:p>I10 - # Introducing issue comments [sum]</text:p>
          </table:table-cell>
          <table:table-cell table:style-name="ce20" office:value-type="string" calcext:value-type="string">
            <text:p>2.1</text:p>
          </table:table-cell>
          <table:table-cell table:style-name="ce1" table:formula="of:=ORG.LIBREOFFICE.REGEX([.G595]; &quot;^(\d+|\w)&quot;)" office:value-type="string" office:string-value="2" calcext:value-type="string">
            <text:p>2</text:p>
          </table:table-cell>
          <table:table-cell office:value-type="string" calcext:value-type="string">
            <text:p>BG and CG: core relates to less comments, not involved to more</text:p>
          </table:table-cell>
          <table:table-cell table:style-name="ce12" office:value-type="string" calcext:value-type="string">
            <text:p>BG: Kruskal-Wallis - Significant difference True</text:p>
            <text:p>CG: Kruskal-Wallis - Significant difference False</text:p>
            <text:p>Abs. count: 36 (BG); 17 (CG)</text:p>
          </table:table-cell>
          <table:table-cell table:formula="of:=HYPERLINK(&quot;figures/boxplots/I5.2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596]; &quot;[A-Z]+&quot;)" office:value-type="string" office:string-value="I" calcext:value-type="string">
            <text:p>I</text:p>
          </table:table-cell>
          <table:table-cell table:style-name="ce4" table:formula="of:=VALUE(ORG.LIBREOFFICE.REGEX([.E596]; &quot;[\d\.]+&quot;))" office:value-type="float" office:value="5.2" calcext:value-type="float">
            <text:p>5.2</text:p>
          </table:table-cell>
          <table:table-cell table:formula="of:=ORG.LIBREOFFICE.REGEX([.F596]; &quot;[A-Z]+&quot;)" office:value-type="string" office:string-value="ML" calcext:value-type="string">
            <text:p>ML</text:p>
          </table:table-cell>
          <table:table-cell table:style-name="ce4" table:formula="of:=VALUE(ORG.LIBREOFFICE.REGEX([.F596]; &quot;[\d\.]+&quot;))" office:value-type="float" office:value="2" calcext:value-type="float">
            <text:p>2.0</text:p>
          </table:table-cell>
          <table:table-cell office:value-type="string" calcext:value-type="string">
            <text:p>I5.2 - Introducing issue reporter role [max]</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59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597]; &quot;[A-Z]+&quot;)" office:value-type="string" office:string-value="I" calcext:value-type="string">
            <text:p>I</text:p>
          </table:table-cell>
          <table:table-cell table:style-name="ce4" table:formula="of:=VALUE(ORG.LIBREOFFICE.REGEX([.E597]; &quot;[\d\.]+&quot;))" office:value-type="float" office:value="5.2" calcext:value-type="float">
            <text:p>5.2</text:p>
          </table:table-cell>
          <table:table-cell table:formula="of:=ORG.LIBREOFFICE.REGEX([.F597]; &quot;[A-Z]+&quot;)" office:value-type="string" office:string-value="ML" calcext:value-type="string">
            <text:p>ML</text:p>
          </table:table-cell>
          <table:table-cell table:style-name="ce4" table:formula="of:=VALUE(ORG.LIBREOFFICE.REGEX([.F597]; &quot;[\d\.]+&quot;))" office:value-type="float" office:value="5" calcext:value-type="float">
            <text:p>5.0</text:p>
          </table:table-cell>
          <table:table-cell office:value-type="string" calcext:value-type="string">
            <text:p>I5.2 - Introducing issue reporter role [max]</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59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598]; &quot;[A-Z]+&quot;)" office:value-type="string" office:string-value="I" calcext:value-type="string">
            <text:p>I</text:p>
          </table:table-cell>
          <table:table-cell table:style-name="ce4" table:formula="of:=VALUE(ORG.LIBREOFFICE.REGEX([.E598]; &quot;[\d\.]+&quot;))" office:value-type="float" office:value="5.2" calcext:value-type="float">
            <text:p>5.2</text:p>
          </table:table-cell>
          <table:table-cell table:formula="of:=ORG.LIBREOFFICE.REGEX([.F598]; &quot;[A-Z]+&quot;)" office:value-type="string" office:string-value="O" calcext:value-type="string">
            <text:p>O</text:p>
          </table:table-cell>
          <table:table-cell table:style-name="ce4" table:formula="of:=VALUE(ORG.LIBREOFFICE.REGEX([.F598]; &quot;[\d\.]+&quot;))" office:value-type="float" office:value="3" calcext:value-type="float">
            <text:p>3.0</text:p>
          </table:table-cell>
          <table:table-cell office:value-type="string" calcext:value-type="string">
            <text:p>I5.2 - Introducing issue reporter role [max]</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59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3" table:visibility="filter">
          <table:table-cell table:formula="of:=ORG.LIBREOFFICE.REGEX([.E599]; &quot;[A-Z]+&quot;)" office:value-type="string" office:string-value="I" calcext:value-type="string">
            <text:p>I</text:p>
          </table:table-cell>
          <table:table-cell table:style-name="ce4" table:formula="of:=VALUE(ORG.LIBREOFFICE.REGEX([.E599]; &quot;[\d\.]+&quot;))" office:value-type="float" office:value="5.2" calcext:value-type="float">
            <text:p>5.2</text:p>
          </table:table-cell>
          <table:table-cell table:formula="of:=ORG.LIBREOFFICE.REGEX([.F599]; &quot;[A-Z]+&quot;)" office:value-type="string" office:string-value="R" calcext:value-type="string">
            <text:p>R</text:p>
          </table:table-cell>
          <table:table-cell table:style-name="ce4" table:formula="of:=VALUE(ORG.LIBREOFFICE.REGEX([.F599]; &quot;[\d\.]+&quot;))" office:value-type="float" office:value="3" calcext:value-type="float">
            <text:p>3.0</text:p>
          </table:table-cell>
          <table:table-cell office:value-type="string" calcext:value-type="string">
            <text:p>I5.2 - Introducing issue reporter role [max]</text:p>
          </table:table-cell>
          <table:table-cell office:value-type="string" calcext:value-type="string">
            <text:p>R3 - # Reviewers [sum]</text:p>
          </table:table-cell>
          <table:table-cell office:value-type="string" calcext:value-type="string">
            <text:p>31</text:p>
          </table:table-cell>
          <table:table-cell table:style-name="ce1" table:formula="of:=ORG.LIBREOFFICE.REGEX([.G59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2 (BG); 21 (CG)</text:p>
          </table:table-cell>
          <table:table-cell table:formula="of:=HYPERLINK(&quot;figures/boxplots/I5.2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00]; &quot;[A-Z]+&quot;)" office:value-type="string" office:string-value="I" calcext:value-type="string">
            <text:p>I</text:p>
          </table:table-cell>
          <table:table-cell table:style-name="ce4" table:formula="of:=VALUE(ORG.LIBREOFFICE.REGEX([.E600]; &quot;[\d\.]+&quot;))" office:value-type="float" office:value="5.2" calcext:value-type="float">
            <text:p>5.2</text:p>
          </table:table-cell>
          <table:table-cell table:formula="of:=ORG.LIBREOFFICE.REGEX([.F600]; &quot;[A-Z]+&quot;)" office:value-type="string" office:string-value="R" calcext:value-type="string">
            <text:p>R</text:p>
          </table:table-cell>
          <table:table-cell table:style-name="ce4" table:formula="of:=VALUE(ORG.LIBREOFFICE.REGEX([.F600]; &quot;[\d\.]+&quot;))" office:value-type="float" office:value="5" calcext:value-type="float">
            <text:p>5.0</text:p>
          </table:table-cell>
          <table:table-cell office:value-type="string" calcext:value-type="string">
            <text:p>I5.2 - Introducing issue reporter role [max]</text:p>
          </table:table-cell>
          <table:table-cell office:value-type="string" calcext:value-type="string">
            <text:p>R5 - # Review comments [sum]</text:p>
          </table:table-cell>
          <table:table-cell office:value-type="string" calcext:value-type="string">
            <text:p>31</text:p>
          </table:table-cell>
          <table:table-cell table:style-name="ce1" table:formula="of:=ORG.LIBREOFFICE.REGEX([.G60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2 (BG); 21 (CG)</text:p>
          </table:table-cell>
          <table:table-cell table:formula="of:=HYPERLINK(&quot;figures/boxplots/I5.2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01]; &quot;[A-Z]+&quot;)" office:value-type="string" office:string-value="I" calcext:value-type="string">
            <text:p>I</text:p>
          </table:table-cell>
          <table:table-cell table:style-name="ce4" table:formula="of:=VALUE(ORG.LIBREOFFICE.REGEX([.E601]; &quot;[\d\.]+&quot;))" office:value-type="float" office:value="5.2" calcext:value-type="float">
            <text:p>5.2</text:p>
          </table:table-cell>
          <table:table-cell table:formula="of:=ORG.LIBREOFFICE.REGEX([.F601]; &quot;[A-Z]+&quot;)" office:value-type="string" office:string-value="R" calcext:value-type="string">
            <text:p>R</text:p>
          </table:table-cell>
          <table:table-cell table:style-name="ce4" table:formula="of:=VALUE(ORG.LIBREOFFICE.REGEX([.F601]; &quot;[\d\.]+&quot;))" office:value-type="float" office:value="6" calcext:value-type="float">
            <text:p>6.0</text:p>
          </table:table-cell>
          <table:table-cell office:value-type="string" calcext:value-type="string">
            <text:p>I5.2 - Introducing issue reporter role [max]</text:p>
          </table:table-cell>
          <table:table-cell office:value-type="string" calcext:value-type="string">
            <text:p>R6 - # Rounds of code review [sum]</text:p>
          </table:table-cell>
          <table:table-cell office:value-type="string" calcext:value-type="string">
            <text:p>31</text:p>
          </table:table-cell>
          <table:table-cell table:style-name="ce1" table:formula="of:=ORG.LIBREOFFICE.REGEX([.G60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2 (BG); 21 (CG)</text:p>
          </table:table-cell>
          <table:table-cell table:formula="of:=HYPERLINK(&quot;figures/boxplots/I5.2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602]; &quot;[A-Z]+&quot;)" office:value-type="string" office:string-value="I" calcext:value-type="string">
            <text:p>I</text:p>
          </table:table-cell>
          <table:table-cell table:style-name="ce4" table:formula="of:=VALUE(ORG.LIBREOFFICE.REGEX([.E602]; &quot;[\d\.]+&quot;))" office:value-type="float" office:value="5.3" calcext:value-type="float">
            <text:p>5.3</text:p>
          </table:table-cell>
          <table:table-cell table:formula="of:=ORG.LIBREOFFICE.REGEX([.F602]; &quot;[A-Z]+&quot;)" office:value-type="string" office:string-value="C" calcext:value-type="string">
            <text:p>C</text:p>
          </table:table-cell>
          <table:table-cell table:style-name="ce4" table:formula="of:=VALUE(ORG.LIBREOFFICE.REGEX([.F602]; &quot;[\d\.]+&quot;))" office:value-type="float" office:value="3" calcext:value-type="float">
            <text:p>3.0</text:p>
          </table:table-cell>
          <table:table-cell office:value-type="string" calcext:value-type="string">
            <text:p>I5.3 - Introducing issue assignee role [max]</text:p>
          </table:table-cell>
          <table:table-cell office:value-type="string" calcext:value-type="string">
            <text:p>C3 - # Files changed</text:p>
          </table:table-cell>
          <table:table-cell office:value-type="string" calcext:value-type="string">
            <text:p>1</text:p>
          </table:table-cell>
          <table:table-cell table:style-name="ce1" table:formula="of:=ORG.LIBREOFFICE.REGEX([.G602]; &quot;^(\d+|\w)&quot;)" office:value-type="string" office:string-value="1" calcext:value-type="string">
            <text:p>1</text:p>
          </table:table-cell>
          <table:table-cell table:style-name="ce12" office:value-type="string" calcext:value-type="string">
            <text:p>BG: core and not involved relate to more files changed (very weak)</text:p>
            <text:p>CG: no relation</text:p>
          </table:table-cell>
          <table:table-cell table:style-name="ce12" office:value-type="string" calcext:value-type="string">
            <text:p>BG: Kruskal-Wallis - Significant difference False</text:p>
            <text:p>CG: Kruskal-Wallis - Significant difference False</text:p>
            <text:p>Abs. count: 35 (BG); 22 (CG)</text:p>
          </table:table-cell>
          <table:table-cell table:formula="of:=HYPERLINK(&quot;figures/boxplots/I5.3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03]; &quot;[A-Z]+&quot;)" office:value-type="string" office:string-value="I" calcext:value-type="string">
            <text:p>I</text:p>
          </table:table-cell>
          <table:table-cell table:style-name="ce4" table:formula="of:=VALUE(ORG.LIBREOFFICE.REGEX([.E603]; &quot;[\d\.]+&quot;))" office:value-type="float" office:value="5.3" calcext:value-type="float">
            <text:p>5.3</text:p>
          </table:table-cell>
          <table:table-cell table:formula="of:=ORG.LIBREOFFICE.REGEX([.F603]; &quot;[A-Z]+&quot;)" office:value-type="string" office:string-value="C" calcext:value-type="string">
            <text:p>C</text:p>
          </table:table-cell>
          <table:table-cell table:style-name="ce4" table:formula="of:=VALUE(ORG.LIBREOFFICE.REGEX([.F603]; &quot;[\d\.]+&quot;))" office:value-type="float" office:value="4" calcext:value-type="float">
            <text:p>4.0</text:p>
          </table:table-cell>
          <table:table-cell office:value-type="string" calcext:value-type="string">
            <text:p>I5.3 - Introducing issue assignee role [max]</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603];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5 (BG); 0 (CG)</text:p>
          </table:table-cell>
          <table:table-cell table:formula="of:=HYPERLINK(&quot;figures/boxplots/I5.3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04]; &quot;[A-Z]+&quot;)" office:value-type="string" office:string-value="I" calcext:value-type="string">
            <text:p>I</text:p>
          </table:table-cell>
          <table:table-cell table:style-name="ce4" table:formula="of:=VALUE(ORG.LIBREOFFICE.REGEX([.E604]; &quot;[\d\.]+&quot;))" office:value-type="float" office:value="5.3" calcext:value-type="float">
            <text:p>5.3</text:p>
          </table:table-cell>
          <table:table-cell table:formula="of:=ORG.LIBREOFFICE.REGEX([.F604]; &quot;[A-Z]+&quot;)" office:value-type="string" office:string-value="C" calcext:value-type="string">
            <text:p>C</text:p>
          </table:table-cell>
          <table:table-cell table:style-name="ce4" table:formula="of:=VALUE(ORG.LIBREOFFICE.REGEX([.F604]; &quot;[\d\.]+&quot;))" office:value-type="float" office:value="5" calcext:value-type="float">
            <text:p>5.0</text:p>
          </table:table-cell>
          <table:table-cell office:value-type="string" calcext:value-type="string">
            <text:p>I5.3 - Introducing issue assignee role [max]</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604];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5 (BG); 0 (CG)</text:p>
          </table:table-cell>
          <table:table-cell table:formula="of:=HYPERLINK(&quot;figures/boxplots/I5.3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05]; &quot;[A-Z]+&quot;)" office:value-type="string" office:string-value="I" calcext:value-type="string">
            <text:p>I</text:p>
          </table:table-cell>
          <table:table-cell table:style-name="ce4" table:formula="of:=VALUE(ORG.LIBREOFFICE.REGEX([.E605]; &quot;[\d\.]+&quot;))" office:value-type="float" office:value="5.3" calcext:value-type="float">
            <text:p>5.3</text:p>
          </table:table-cell>
          <table:table-cell table:formula="of:=ORG.LIBREOFFICE.REGEX([.F605]; &quot;[A-Z]+&quot;)" office:value-type="string" office:string-value="C" calcext:value-type="string">
            <text:p>C</text:p>
          </table:table-cell>
          <table:table-cell table:style-name="ce4" table:formula="of:=VALUE(ORG.LIBREOFFICE.REGEX([.F605]; &quot;[\d\.]+&quot;))" office:value-type="float" office:value="6" calcext:value-type="float">
            <text:p>6.0</text:p>
          </table:table-cell>
          <table:table-cell office:value-type="string" calcext:value-type="string">
            <text:p>I5.3 - Introducing issue assignee role [max]</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605];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5 (BG); 0 (CG)</text:p>
          </table:table-cell>
          <table:table-cell table:formula="of:=HYPERLINK(&quot;figures/boxplots/I5.3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06]; &quot;[A-Z]+&quot;)" office:value-type="string" office:string-value="I" calcext:value-type="string">
            <text:p>I</text:p>
          </table:table-cell>
          <table:table-cell table:style-name="ce4" table:formula="of:=VALUE(ORG.LIBREOFFICE.REGEX([.E606]; &quot;[\d\.]+&quot;))" office:value-type="float" office:value="5.3" calcext:value-type="float">
            <text:p>5.3</text:p>
          </table:table-cell>
          <table:table-cell table:formula="of:=ORG.LIBREOFFICE.REGEX([.F606]; &quot;[A-Z]+&quot;)" office:value-type="string" office:string-value="F" calcext:value-type="string">
            <text:p>F</text:p>
          </table:table-cell>
          <table:table-cell table:style-name="ce4" table:formula="of:=VALUE(ORG.LIBREOFFICE.REGEX([.F606]; &quot;[\d\.]+&quot;))" office:value-type="float" office:value="4" calcext:value-type="float">
            <text:p>4.0</text:p>
          </table:table-cell>
          <table:table-cell office:value-type="string" calcext:value-type="string">
            <text:p>I5.3 - Introducing issue assignee role [max]</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60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5 (BG); 0 (CG)</text:p>
          </table:table-cell>
          <table:table-cell table:formula="of:=HYPERLINK(&quot;figures/boxplots/I5.3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07]; &quot;[A-Z]+&quot;)" office:value-type="string" office:string-value="I" calcext:value-type="string">
            <text:p>I</text:p>
          </table:table-cell>
          <table:table-cell table:style-name="ce4" table:formula="of:=VALUE(ORG.LIBREOFFICE.REGEX([.E607]; &quot;[\d\.]+&quot;))" office:value-type="float" office:value="5.3" calcext:value-type="float">
            <text:p>5.3</text:p>
          </table:table-cell>
          <table:table-cell table:formula="of:=ORG.LIBREOFFICE.REGEX([.F607]; &quot;[A-Z]+&quot;)" office:value-type="string" office:string-value="F" calcext:value-type="string">
            <text:p>F</text:p>
          </table:table-cell>
          <table:table-cell table:style-name="ce4" table:formula="of:=VALUE(ORG.LIBREOFFICE.REGEX([.F607]; &quot;[\d\.]+&quot;))" office:value-type="float" office:value="9" calcext:value-type="float">
            <text:p>9.0</text:p>
          </table:table-cell>
          <table:table-cell office:value-type="string" calcext:value-type="string">
            <text:p>I5.3 - Introducing issue assignee role [max]</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60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5 (BG); 0 (CG)</text:p>
          </table:table-cell>
          <table:table-cell table:formula="of:=HYPERLINK(&quot;figures/boxplots/I5.3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table-cell table:formula="of:=ORG.LIBREOFFICE.REGEX([.E608]; &quot;[A-Z]+&quot;)" office:value-type="string" office:string-value="I" calcext:value-type="string">
            <text:p>I</text:p>
          </table:table-cell>
          <table:table-cell table:style-name="ce4" table:formula="of:=VALUE(ORG.LIBREOFFICE.REGEX([.E608]; &quot;[\d\.]+&quot;))" office:value-type="float" office:value="5.3" calcext:value-type="float">
            <text:p>5.3</text:p>
          </table:table-cell>
          <table:table-cell table:formula="of:=ORG.LIBREOFFICE.REGEX([.F608]; &quot;[A-Z]+&quot;)" office:value-type="string" office:string-value="I" calcext:value-type="string">
            <text:p>I</text:p>
          </table:table-cell>
          <table:table-cell table:style-name="ce4" table:formula="of:=VALUE(ORG.LIBREOFFICE.REGEX([.F608]; &quot;[\d\.]+&quot;))" office:value-type="float" office:value="5" calcext:value-type="float">
            <text:p>5.0</text:p>
          </table:table-cell>
          <table:table-cell office:value-type="string" calcext:value-type="string">
            <text:p>I5.3 - Introducing issue assignee role [max]</text:p>
          </table:table-cell>
          <table:table-cell office:value-type="string" calcext:value-type="string">
            <text:p>I5 - # Introducing issue discussants [sum]</text:p>
          </table:table-cell>
          <table:table-cell office:value-type="string" calcext:value-type="string">
            <text:p>31</text:p>
          </table:table-cell>
          <table:table-cell table:style-name="ce1" table:formula="of:=ORG.LIBREOFFICE.REGEX([.G60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20 (BG); 11 (CG)</text:p>
          </table:table-cell>
          <table:table-cell table:formula="of:=HYPERLINK(&quot;figures/boxplots/I5.3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609]; &quot;[A-Z]+&quot;)" office:value-type="string" office:string-value="I" calcext:value-type="string">
            <text:p>I</text:p>
          </table:table-cell>
          <table:table-cell table:style-name="ce4" table:formula="of:=VALUE(ORG.LIBREOFFICE.REGEX([.E609]; &quot;[\d\.]+&quot;))" office:value-type="float" office:value="5.3" calcext:value-type="float">
            <text:p>5.3</text:p>
          </table:table-cell>
          <table:table-cell table:formula="of:=ORG.LIBREOFFICE.REGEX([.F609]; &quot;[A-Z]+&quot;)" office:value-type="string" office:string-value="I" calcext:value-type="string">
            <text:p>I</text:p>
          </table:table-cell>
          <table:table-cell table:style-name="ce4" table:formula="of:=VALUE(ORG.LIBREOFFICE.REGEX([.F609]; &quot;[\d\.]+&quot;))" office:value-type="float" office:value="7" calcext:value-type="float">
            <text:p>7.0</text:p>
          </table:table-cell>
          <table:table-cell office:value-type="string" calcext:value-type="string">
            <text:p>I5.3 - Introducing issue assignee role [max]</text:p>
          </table:table-cell>
          <table:table-cell office:value-type="string" calcext:value-type="string">
            <text:p>I7 - # Introducing issue commits [sum]</text:p>
          </table:table-cell>
          <table:table-cell table:style-name="ce20" office:value-type="string" calcext:value-type="string">
            <text:p>3.1</text:p>
          </table:table-cell>
          <table:table-cell table:style-name="ce1" table:formula="of:=ORG.LIBREOFFICE.REGEX([.G609]; &quot;^(\d+|\w)&quot;)" office:value-type="string" office:string-value="3" calcext:value-type="string">
            <text:p>3</text:p>
          </table:table-cell>
          <table:table-cell table:style-name="ce12" office:value-type="string" calcext:value-type="string">
            <text:p>BG: core relates to more commits</text:p>
            <text:p>CG: core relates to less commits, peripheral to a lot more</text:p>
          </table:table-cell>
          <table:table-cell table:style-name="ce12" office:value-type="string" calcext:value-type="string">
            <text:p>BG: Kruskal-Wallis - Significant difference False</text:p>
            <text:p>CG: Kruskal-Wallis - Significant difference True</text:p>
            <text:p>Abs. count: 35 (BG); 22 (CG)</text:p>
          </table:table-cell>
          <table:table-cell table:formula="of:=HYPERLINK(&quot;figures/boxplots/I5.3_I7_histogram_boxplot.pdf&quot;; &quot;CLICK&quot;)" office:value-type="string" office:string-value="CLICK" calcext:value-type="string">
            <text:p>CLICK</text:p>
          </table:table-cell>
          <table:table-cell/>
          <table:table-cell table:style-name="ce33" office:value-type="boolean" office:boolean-value="true" calcext:value-type="boolean">
            <text:p>TRUE</text:p>
          </table:table-cell>
          <table:table-cell table:number-columns-repeated="1011"/>
        </table:table-row>
        <table:table-row table:style-name="ro3" table:visibility="filter">
          <table:table-cell table:formula="of:=ORG.LIBREOFFICE.REGEX([.E610]; &quot;[A-Z]+&quot;)" office:value-type="string" office:string-value="I" calcext:value-type="string">
            <text:p>I</text:p>
          </table:table-cell>
          <table:table-cell table:style-name="ce4" table:formula="of:=VALUE(ORG.LIBREOFFICE.REGEX([.E610]; &quot;[\d\.]+&quot;))" office:value-type="float" office:value="5.3" calcext:value-type="float">
            <text:p>5.3</text:p>
          </table:table-cell>
          <table:table-cell table:formula="of:=ORG.LIBREOFFICE.REGEX([.F610]; &quot;[A-Z]+&quot;)" office:value-type="string" office:string-value="I" calcext:value-type="string">
            <text:p>I</text:p>
          </table:table-cell>
          <table:table-cell table:style-name="ce4" table:formula="of:=VALUE(ORG.LIBREOFFICE.REGEX([.F610]; &quot;[\d\.]+&quot;))" office:value-type="float" office:value="10" calcext:value-type="float">
            <text:p>10.0</text:p>
          </table:table-cell>
          <table:table-cell office:value-type="string" calcext:value-type="string">
            <text:p>I5.3 - Introducing issue assignee role [max]</text:p>
          </table:table-cell>
          <table:table-cell office:value-type="string" calcext:value-type="string">
            <text:p>I10 - # Introducing issue comments [sum]</text:p>
          </table:table-cell>
          <table:table-cell office:value-type="string" calcext:value-type="string">
            <text:p>31</text:p>
          </table:table-cell>
          <table:table-cell table:style-name="ce1" table:formula="of:=ORG.LIBREOFFICE.REGEX([.G61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20 (BG); 11 (CG)</text:p>
          </table:table-cell>
          <table:table-cell table:formula="of:=HYPERLINK(&quot;figures/boxplots/I5.3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611]; &quot;[A-Z]+&quot;)" office:value-type="string" office:string-value="I" calcext:value-type="string">
            <text:p>I</text:p>
          </table:table-cell>
          <table:table-cell table:style-name="ce4" table:formula="of:=VALUE(ORG.LIBREOFFICE.REGEX([.E611]; &quot;[\d\.]+&quot;))" office:value-type="float" office:value="5.3" calcext:value-type="float">
            <text:p>5.3</text:p>
          </table:table-cell>
          <table:table-cell table:formula="of:=ORG.LIBREOFFICE.REGEX([.F611]; &quot;[A-Z]+&quot;)" office:value-type="string" office:string-value="ML" calcext:value-type="string">
            <text:p>ML</text:p>
          </table:table-cell>
          <table:table-cell table:style-name="ce4" table:formula="of:=VALUE(ORG.LIBREOFFICE.REGEX([.F611]; &quot;[\d\.]+&quot;))" office:value-type="float" office:value="2" calcext:value-type="float">
            <text:p>2.0</text:p>
          </table:table-cell>
          <table:table-cell office:value-type="string" calcext:value-type="string">
            <text:p>I5.3 - Introducing issue assignee role [max]</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61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612]; &quot;[A-Z]+&quot;)" office:value-type="string" office:string-value="I" calcext:value-type="string">
            <text:p>I</text:p>
          </table:table-cell>
          <table:table-cell table:style-name="ce4" table:formula="of:=VALUE(ORG.LIBREOFFICE.REGEX([.E612]; &quot;[\d\.]+&quot;))" office:value-type="float" office:value="5.3" calcext:value-type="float">
            <text:p>5.3</text:p>
          </table:table-cell>
          <table:table-cell table:formula="of:=ORG.LIBREOFFICE.REGEX([.F612]; &quot;[A-Z]+&quot;)" office:value-type="string" office:string-value="ML" calcext:value-type="string">
            <text:p>ML</text:p>
          </table:table-cell>
          <table:table-cell table:style-name="ce4" table:formula="of:=VALUE(ORG.LIBREOFFICE.REGEX([.F612]; &quot;[\d\.]+&quot;))" office:value-type="float" office:value="5" calcext:value-type="float">
            <text:p>5.0</text:p>
          </table:table-cell>
          <table:table-cell office:value-type="string" calcext:value-type="string">
            <text:p>I5.3 - Introducing issue assignee role [max]</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612];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613]; &quot;[A-Z]+&quot;)" office:value-type="string" office:string-value="I" calcext:value-type="string">
            <text:p>I</text:p>
          </table:table-cell>
          <table:table-cell table:style-name="ce4" table:formula="of:=VALUE(ORG.LIBREOFFICE.REGEX([.E613]; &quot;[\d\.]+&quot;))" office:value-type="float" office:value="5.3" calcext:value-type="float">
            <text:p>5.3</text:p>
          </table:table-cell>
          <table:table-cell table:formula="of:=ORG.LIBREOFFICE.REGEX([.F613]; &quot;[A-Z]+&quot;)" office:value-type="string" office:string-value="O" calcext:value-type="string">
            <text:p>O</text:p>
          </table:table-cell>
          <table:table-cell table:style-name="ce4" table:formula="of:=VALUE(ORG.LIBREOFFICE.REGEX([.F613]; &quot;[\d\.]+&quot;))" office:value-type="float" office:value="3" calcext:value-type="float">
            <text:p>3.0</text:p>
          </table:table-cell>
          <table:table-cell office:value-type="string" calcext:value-type="string">
            <text:p>I5.3 - Introducing issue assignee role [max]</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613];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3" table:visibility="filter">
          <table:table-cell table:formula="of:=ORG.LIBREOFFICE.REGEX([.E614]; &quot;[A-Z]+&quot;)" office:value-type="string" office:string-value="I" calcext:value-type="string">
            <text:p>I</text:p>
          </table:table-cell>
          <table:table-cell table:style-name="ce4" table:formula="of:=VALUE(ORG.LIBREOFFICE.REGEX([.E614]; &quot;[\d\.]+&quot;))" office:value-type="float" office:value="5.3" calcext:value-type="float">
            <text:p>5.3</text:p>
          </table:table-cell>
          <table:table-cell table:formula="of:=ORG.LIBREOFFICE.REGEX([.F614]; &quot;[A-Z]+&quot;)" office:value-type="string" office:string-value="R" calcext:value-type="string">
            <text:p>R</text:p>
          </table:table-cell>
          <table:table-cell table:style-name="ce4" table:formula="of:=VALUE(ORG.LIBREOFFICE.REGEX([.F614]; &quot;[\d\.]+&quot;))" office:value-type="float" office:value="3" calcext:value-type="float">
            <text:p>3.0</text:p>
          </table:table-cell>
          <table:table-cell office:value-type="string" calcext:value-type="string">
            <text:p>I5.3 - Introducing issue assignee role [max]</text:p>
          </table:table-cell>
          <table:table-cell office:value-type="string" calcext:value-type="string">
            <text:p>R3 - # Reviewers [sum]</text:p>
          </table:table-cell>
          <table:table-cell table:style-name="ce20" office:value-type="string" calcext:value-type="string">
            <text:p>1</text:p>
          </table:table-cell>
          <table:table-cell table:style-name="ce1" table:formula="of:=ORG.LIBREOFFICE.REGEX([.G614]; &quot;^(\d+|\w)&quot;)" office:value-type="string" office:string-value="1" calcext:value-type="string">
            <text:p>1</text:p>
          </table:table-cell>
          <table:table-cell/>
          <table:table-cell table:style-name="ce12" office:value-type="string" calcext:value-type="string">
            <text:p>BG and CG: no common fully valid labels</text:p>
            <text:p>BG: Kruskal-Wallis - Significant difference False</text:p>
            <text:p>Not enough data for Kruskal-Wallis</text:p>
            <text:p>Abs. count: 30 (BG); 19 (CG)</text:p>
          </table:table-cell>
          <table:table-cell table:formula="of:=HYPERLINK(&quot;figures/boxplots/I5.3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15]; &quot;[A-Z]+&quot;)" office:value-type="string" office:string-value="I" calcext:value-type="string">
            <text:p>I</text:p>
          </table:table-cell>
          <table:table-cell table:style-name="ce4" table:formula="of:=VALUE(ORG.LIBREOFFICE.REGEX([.E615]; &quot;[\d\.]+&quot;))" office:value-type="float" office:value="5.3" calcext:value-type="float">
            <text:p>5.3</text:p>
          </table:table-cell>
          <table:table-cell table:formula="of:=ORG.LIBREOFFICE.REGEX([.F615]; &quot;[A-Z]+&quot;)" office:value-type="string" office:string-value="R" calcext:value-type="string">
            <text:p>R</text:p>
          </table:table-cell>
          <table:table-cell table:style-name="ce4" table:formula="of:=VALUE(ORG.LIBREOFFICE.REGEX([.F615]; &quot;[\d\.]+&quot;))" office:value-type="float" office:value="5" calcext:value-type="float">
            <text:p>5.0</text:p>
          </table:table-cell>
          <table:table-cell office:value-type="string" calcext:value-type="string">
            <text:p>I5.3 - Introducing issue assignee role [max]</text:p>
          </table:table-cell>
          <table:table-cell office:value-type="string" calcext:value-type="string">
            <text:p>R5 - # Review comments [sum]</text:p>
          </table:table-cell>
          <table:table-cell table:style-name="ce20" office:value-type="string" calcext:value-type="string">
            <text:p>3.3</text:p>
          </table:table-cell>
          <table:table-cell table:style-name="ce1" table:formula="of:=ORG.LIBREOFFICE.REGEX([.G615]; &quot;^(\d+|\w)&quot;)" office:value-type="string" office:string-value="3" calcext:value-type="string">
            <text:p>3</text:p>
          </table:table-cell>
          <table:table-cell table:style-name="ce12" office:value-type="string" calcext:value-type="string">
            <text:p>BG: no relation</text:p>
            <text:p>CG: peripheral relates to more comments</text:p>
          </table:table-cell>
          <table:table-cell table:style-name="ce12" office:value-type="string" calcext:value-type="string">
            <text:p>BG and CG: no common fully valid labels</text:p>
            <text:p>BG: Kruskal-Wallis - Significant difference False</text:p>
            <text:p>Not enough data for Kruskal-Wallis</text:p>
            <text:p>Abs. count: 30 (BG); 19 (CG)</text:p>
          </table:table-cell>
          <table:table-cell table:formula="of:=HYPERLINK(&quot;figures/boxplots/I5.3_R5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3" table:visibility="filter">
          <table:table-cell table:formula="of:=ORG.LIBREOFFICE.REGEX([.E616]; &quot;[A-Z]+&quot;)" office:value-type="string" office:string-value="I" calcext:value-type="string">
            <text:p>I</text:p>
          </table:table-cell>
          <table:table-cell table:style-name="ce4" table:formula="of:=VALUE(ORG.LIBREOFFICE.REGEX([.E616]; &quot;[\d\.]+&quot;))" office:value-type="float" office:value="5.3" calcext:value-type="float">
            <text:p>5.3</text:p>
          </table:table-cell>
          <table:table-cell table:formula="of:=ORG.LIBREOFFICE.REGEX([.F616]; &quot;[A-Z]+&quot;)" office:value-type="string" office:string-value="R" calcext:value-type="string">
            <text:p>R</text:p>
          </table:table-cell>
          <table:table-cell table:style-name="ce4" table:formula="of:=VALUE(ORG.LIBREOFFICE.REGEX([.F616]; &quot;[\d\.]+&quot;))" office:value-type="float" office:value="6" calcext:value-type="float">
            <text:p>6.0</text:p>
          </table:table-cell>
          <table:table-cell office:value-type="string" calcext:value-type="string">
            <text:p>I5.3 - Introducing issue assignee role [max]</text:p>
          </table:table-cell>
          <table:table-cell office:value-type="string" calcext:value-type="string">
            <text:p>R6 - # Rounds of code review [sum]</text:p>
          </table:table-cell>
          <table:table-cell table:style-name="ce20" office:value-type="string" calcext:value-type="string">
            <text:p>3.1 (nc)</text:p>
          </table:table-cell>
          <table:table-cell table:style-name="ce1" table:formula="of:=ORG.LIBREOFFICE.REGEX([.G616]; &quot;^(\d+|\w)&quot;)" office:value-type="string" office:string-value="3" calcext:value-type="string">
            <text:p>3</text:p>
          </table:table-cell>
          <table:table-cell office:value-type="string" calcext:value-type="string">
            <text:p>BG: core relates to less, not involved to more</text:p>
            <text:p>CG: peripheral relates to more than rest</text:p>
          </table:table-cell>
          <table:table-cell table:style-name="ce12" office:value-type="string" calcext:value-type="string">
            <text:p>BG and CG: no common fully valid labels</text:p>
            <text:p>BG: Kruskal-Wallis - Significant difference False</text:p>
            <text:p>Not enough data for Kruskal-Wallis</text:p>
            <text:p>Abs. count: 30 (BG); 19 (CG)</text:p>
          </table:table-cell>
          <table:table-cell table:formula="of:=HYPERLINK(&quot;figures/boxplots/I5.3_R6_histogram_boxplot.pdf&quot;; &quot;CLICK&quot;)" office:value-type="string" office:string-value="CLICK" calcext:value-type="string">
            <text:p>CLICK</text:p>
          </table:table-cell>
          <table:table-cell table:number-columns-repeated="1013"/>
        </table:table-row>
        <table:table-row table:style-name="ro2" table:visibility="filter">
          <table:table-cell table:formula="of:=ORG.LIBREOFFICE.REGEX([.E617]; &quot;[A-Z]+&quot;)" office:value-type="string" office:string-value="I" calcext:value-type="string">
            <text:p>I</text:p>
          </table:table-cell>
          <table:table-cell table:style-name="ce4" table:formula="of:=VALUE(ORG.LIBREOFFICE.REGEX([.E617]; &quot;[\d\.]+&quot;))" office:value-type="float" office:value="5.4" calcext:value-type="float">
            <text:p>5.4</text:p>
          </table:table-cell>
          <table:table-cell table:formula="of:=ORG.LIBREOFFICE.REGEX([.F617]; &quot;[A-Z]+&quot;)" office:value-type="string" office:string-value="C" calcext:value-type="string">
            <text:p>C</text:p>
          </table:table-cell>
          <table:table-cell table:style-name="ce4" table:formula="of:=VALUE(ORG.LIBREOFFICE.REGEX([.F617]; &quot;[\d\.]+&quot;))" office:value-type="float" office:value="3" calcext:value-type="float">
            <text:p>3.0</text:p>
          </table:table-cell>
          <table:table-cell office:value-type="string" calcext:value-type="string">
            <text:p>I5.4 - Introducing issue creator role [max]</text:p>
          </table:table-cell>
          <table:table-cell office:value-type="string" calcext:value-type="string">
            <text:p>C3 - # Files changed</text:p>
          </table:table-cell>
          <table:table-cell table:style-name="ce20" office:value-type="string" calcext:value-type="string">
            <text:p>1</text:p>
          </table:table-cell>
          <table:table-cell table:style-name="ce1" table:formula="of:=ORG.LIBREOFFICE.REGEX([.G617]; &quot;^(\d+|\w)&quot;)" office:value-type="string" office:string-value="1" calcext:value-type="string">
            <text:p>1</text:p>
          </table:table-cell>
          <table:table-cell/>
          <table:table-cell table:style-name="ce12" office:value-type="string" calcext:value-type="string">
            <text:p>BG: Kruskal-Wallis - Significant difference False</text:p>
            <text:p>CG: Kruskal-Wallis - Significant difference False</text:p>
            <text:p>Abs. count: 48 (BG); 26 (CG)</text:p>
          </table:table-cell>
          <table:table-cell table:formula="of:=HYPERLINK(&quot;figures/boxplots/I5.4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18]; &quot;[A-Z]+&quot;)" office:value-type="string" office:string-value="I" calcext:value-type="string">
            <text:p>I</text:p>
          </table:table-cell>
          <table:table-cell table:style-name="ce4" table:formula="of:=VALUE(ORG.LIBREOFFICE.REGEX([.E618]; &quot;[\d\.]+&quot;))" office:value-type="float" office:value="5.4" calcext:value-type="float">
            <text:p>5.4</text:p>
          </table:table-cell>
          <table:table-cell table:formula="of:=ORG.LIBREOFFICE.REGEX([.F618]; &quot;[A-Z]+&quot;)" office:value-type="string" office:string-value="C" calcext:value-type="string">
            <text:p>C</text:p>
          </table:table-cell>
          <table:table-cell table:style-name="ce4" table:formula="of:=VALUE(ORG.LIBREOFFICE.REGEX([.F618]; &quot;[\d\.]+&quot;))" office:value-type="float" office:value="4" calcext:value-type="float">
            <text:p>4.0</text:p>
          </table:table-cell>
          <table:table-cell office:value-type="string" calcext:value-type="string">
            <text:p>I5.4 - Introducing issue creator role [max]</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61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48 (BG); 0 (CG)</text:p>
          </table:table-cell>
          <table:table-cell table:formula="of:=HYPERLINK(&quot;figures/boxplots/I5.4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19]; &quot;[A-Z]+&quot;)" office:value-type="string" office:string-value="I" calcext:value-type="string">
            <text:p>I</text:p>
          </table:table-cell>
          <table:table-cell table:style-name="ce4" table:formula="of:=VALUE(ORG.LIBREOFFICE.REGEX([.E619]; &quot;[\d\.]+&quot;))" office:value-type="float" office:value="5.4" calcext:value-type="float">
            <text:p>5.4</text:p>
          </table:table-cell>
          <table:table-cell table:formula="of:=ORG.LIBREOFFICE.REGEX([.F619]; &quot;[A-Z]+&quot;)" office:value-type="string" office:string-value="C" calcext:value-type="string">
            <text:p>C</text:p>
          </table:table-cell>
          <table:table-cell table:style-name="ce4" table:formula="of:=VALUE(ORG.LIBREOFFICE.REGEX([.F619]; &quot;[\d\.]+&quot;))" office:value-type="float" office:value="5" calcext:value-type="float">
            <text:p>5.0</text:p>
          </table:table-cell>
          <table:table-cell office:value-type="string" calcext:value-type="string">
            <text:p>I5.4 - Introducing issue creator role [max]</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61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48 (BG); 0 (CG)</text:p>
          </table:table-cell>
          <table:table-cell table:formula="of:=HYPERLINK(&quot;figures/boxplots/I5.4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20]; &quot;[A-Z]+&quot;)" office:value-type="string" office:string-value="I" calcext:value-type="string">
            <text:p>I</text:p>
          </table:table-cell>
          <table:table-cell table:style-name="ce4" table:formula="of:=VALUE(ORG.LIBREOFFICE.REGEX([.E620]; &quot;[\d\.]+&quot;))" office:value-type="float" office:value="5.4" calcext:value-type="float">
            <text:p>5.4</text:p>
          </table:table-cell>
          <table:table-cell table:formula="of:=ORG.LIBREOFFICE.REGEX([.F620]; &quot;[A-Z]+&quot;)" office:value-type="string" office:string-value="C" calcext:value-type="string">
            <text:p>C</text:p>
          </table:table-cell>
          <table:table-cell table:style-name="ce4" table:formula="of:=VALUE(ORG.LIBREOFFICE.REGEX([.F620]; &quot;[\d\.]+&quot;))" office:value-type="float" office:value="6" calcext:value-type="float">
            <text:p>6.0</text:p>
          </table:table-cell>
          <table:table-cell office:value-type="string" calcext:value-type="string">
            <text:p>I5.4 - Introducing issue creator role [max]</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62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48 (BG); 0 (CG)</text:p>
          </table:table-cell>
          <table:table-cell table:formula="of:=HYPERLINK(&quot;figures/boxplots/I5.4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21]; &quot;[A-Z]+&quot;)" office:value-type="string" office:string-value="I" calcext:value-type="string">
            <text:p>I</text:p>
          </table:table-cell>
          <table:table-cell table:style-name="ce4" table:formula="of:=VALUE(ORG.LIBREOFFICE.REGEX([.E621]; &quot;[\d\.]+&quot;))" office:value-type="float" office:value="5.4" calcext:value-type="float">
            <text:p>5.4</text:p>
          </table:table-cell>
          <table:table-cell table:formula="of:=ORG.LIBREOFFICE.REGEX([.F621]; &quot;[A-Z]+&quot;)" office:value-type="string" office:string-value="F" calcext:value-type="string">
            <text:p>F</text:p>
          </table:table-cell>
          <table:table-cell table:style-name="ce4" table:formula="of:=VALUE(ORG.LIBREOFFICE.REGEX([.F621]; &quot;[\d\.]+&quot;))" office:value-type="float" office:value="4" calcext:value-type="float">
            <text:p>4.0</text:p>
          </table:table-cell>
          <table:table-cell office:value-type="string" calcext:value-type="string">
            <text:p>I5.4 - Introducing issue creator role [max]</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62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48 (BG); 0 (CG)</text:p>
          </table:table-cell>
          <table:table-cell table:formula="of:=HYPERLINK(&quot;figures/boxplots/I5.4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22]; &quot;[A-Z]+&quot;)" office:value-type="string" office:string-value="I" calcext:value-type="string">
            <text:p>I</text:p>
          </table:table-cell>
          <table:table-cell table:style-name="ce4" table:formula="of:=VALUE(ORG.LIBREOFFICE.REGEX([.E622]; &quot;[\d\.]+&quot;))" office:value-type="float" office:value="5.4" calcext:value-type="float">
            <text:p>5.4</text:p>
          </table:table-cell>
          <table:table-cell table:formula="of:=ORG.LIBREOFFICE.REGEX([.F622]; &quot;[A-Z]+&quot;)" office:value-type="string" office:string-value="F" calcext:value-type="string">
            <text:p>F</text:p>
          </table:table-cell>
          <table:table-cell table:style-name="ce4" table:formula="of:=VALUE(ORG.LIBREOFFICE.REGEX([.F622]; &quot;[\d\.]+&quot;))" office:value-type="float" office:value="9" calcext:value-type="float">
            <text:p>9.0</text:p>
          </table:table-cell>
          <table:table-cell office:value-type="string" calcext:value-type="string">
            <text:p>I5.4 - Introducing issue creator role [max]</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622];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48 (BG); 0 (CG)</text:p>
          </table:table-cell>
          <table:table-cell table:formula="of:=HYPERLINK(&quot;figures/boxplots/I5.4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table-cell table:formula="of:=ORG.LIBREOFFICE.REGEX([.E623]; &quot;[A-Z]+&quot;)" office:value-type="string" office:string-value="I" calcext:value-type="string">
            <text:p>I</text:p>
          </table:table-cell>
          <table:table-cell table:style-name="ce4" table:formula="of:=VALUE(ORG.LIBREOFFICE.REGEX([.E623]; &quot;[\d\.]+&quot;))" office:value-type="float" office:value="5.4" calcext:value-type="float">
            <text:p>5.4</text:p>
          </table:table-cell>
          <table:table-cell table:formula="of:=ORG.LIBREOFFICE.REGEX([.F623]; &quot;[A-Z]+&quot;)" office:value-type="string" office:string-value="I" calcext:value-type="string">
            <text:p>I</text:p>
          </table:table-cell>
          <table:table-cell table:style-name="ce4" table:formula="of:=VALUE(ORG.LIBREOFFICE.REGEX([.F623]; &quot;[\d\.]+&quot;))" office:value-type="float" office:value="5" calcext:value-type="float">
            <text:p>5.0</text:p>
          </table:table-cell>
          <table:table-cell office:value-type="string" calcext:value-type="string">
            <text:p>I5.4 - Introducing issue creator role [max]</text:p>
          </table:table-cell>
          <table:table-cell office:value-type="string" calcext:value-type="string">
            <text:p>I5 - # Introducing issue discussants [sum]</text:p>
          </table:table-cell>
          <table:table-cell table:style-name="ce20" office:value-type="string" calcext:value-type="string">
            <text:p>2.1</text:p>
          </table:table-cell>
          <table:table-cell table:style-name="ce1" table:formula="of:=ORG.LIBREOFFICE.REGEX([.G623]; &quot;^(\d+|\w)&quot;)" office:value-type="string" office:string-value="2" calcext:value-type="string">
            <text:p>2</text:p>
          </table:table-cell>
          <table:table-cell/>
          <table:table-cell table:style-name="ce12" office:value-type="string" calcext:value-type="string">
            <text:p>BG: Kruskal-Wallis - Significant difference True</text:p>
            <text:p>CG: Kruskal-Wallis - Significant difference False</text:p>
            <text:p>Abs. count: 36 (BG); 17 (CG)</text:p>
          </table:table-cell>
          <table:table-cell table:formula="of:=HYPERLINK(&quot;figures/boxplots/I5.4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624]; &quot;[A-Z]+&quot;)" office:value-type="string" office:string-value="I" calcext:value-type="string">
            <text:p>I</text:p>
          </table:table-cell>
          <table:table-cell table:style-name="ce4" table:formula="of:=VALUE(ORG.LIBREOFFICE.REGEX([.E624]; &quot;[\d\.]+&quot;))" office:value-type="float" office:value="5.4" calcext:value-type="float">
            <text:p>5.4</text:p>
          </table:table-cell>
          <table:table-cell table:formula="of:=ORG.LIBREOFFICE.REGEX([.F624]; &quot;[A-Z]+&quot;)" office:value-type="string" office:string-value="I" calcext:value-type="string">
            <text:p>I</text:p>
          </table:table-cell>
          <table:table-cell table:style-name="ce4" table:formula="of:=VALUE(ORG.LIBREOFFICE.REGEX([.F624]; &quot;[\d\.]+&quot;))" office:value-type="float" office:value="7" calcext:value-type="float">
            <text:p>7.0</text:p>
          </table:table-cell>
          <table:table-cell office:value-type="string" calcext:value-type="string">
            <text:p>I5.4 - Introducing issue creator role [max]</text:p>
          </table:table-cell>
          <table:table-cell office:value-type="string" calcext:value-type="string">
            <text:p>I7 - # Introducing issue commits [sum]</text:p>
          </table:table-cell>
          <table:table-cell table:style-name="ce20" office:value-type="string" calcext:value-type="string">
            <text:p>1</text:p>
          </table:table-cell>
          <table:table-cell table:style-name="ce1" table:formula="of:=ORG.LIBREOFFICE.REGEX([.G624]; &quot;^(\d+|\w)&quot;)" office:value-type="string" office:string-value="1" calcext:value-type="string">
            <text:p>1</text:p>
          </table:table-cell>
          <table:table-cell/>
          <table:table-cell table:style-name="ce12" office:value-type="string" calcext:value-type="string">
            <text:p>BG: Kruskal-Wallis - Significant difference False</text:p>
            <text:p>CG: Kruskal-Wallis - Significant difference False</text:p>
            <text:p>Abs. count: 48 (BG); 26 (CG)</text:p>
          </table:table-cell>
          <table:table-cell table:formula="of:=HYPERLINK(&quot;figures/boxplots/I5.4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625]; &quot;[A-Z]+&quot;)" office:value-type="string" office:string-value="I" calcext:value-type="string">
            <text:p>I</text:p>
          </table:table-cell>
          <table:table-cell table:style-name="ce4" table:formula="of:=VALUE(ORG.LIBREOFFICE.REGEX([.E625]; &quot;[\d\.]+&quot;))" office:value-type="float" office:value="5.4" calcext:value-type="float">
            <text:p>5.4</text:p>
          </table:table-cell>
          <table:table-cell table:formula="of:=ORG.LIBREOFFICE.REGEX([.F625]; &quot;[A-Z]+&quot;)" office:value-type="string" office:string-value="I" calcext:value-type="string">
            <text:p>I</text:p>
          </table:table-cell>
          <table:table-cell table:style-name="ce4" table:formula="of:=VALUE(ORG.LIBREOFFICE.REGEX([.F625]; &quot;[\d\.]+&quot;))" office:value-type="float" office:value="10" calcext:value-type="float">
            <text:p>10.0</text:p>
          </table:table-cell>
          <table:table-cell office:value-type="string" calcext:value-type="string">
            <text:p>I5.4 - Introducing issue creator role [max]</text:p>
          </table:table-cell>
          <table:table-cell office:value-type="string" calcext:value-type="string">
            <text:p>I10 - # Introducing issue comments [sum]</text:p>
          </table:table-cell>
          <table:table-cell table:style-name="ce20" office:value-type="string" calcext:value-type="string">
            <text:p>2.1</text:p>
          </table:table-cell>
          <table:table-cell table:style-name="ce1" table:formula="of:=ORG.LIBREOFFICE.REGEX([.G625]; &quot;^(\d+|\w)&quot;)" office:value-type="string" office:string-value="2" calcext:value-type="string">
            <text:p>2</text:p>
          </table:table-cell>
          <table:table-cell/>
          <table:table-cell table:style-name="ce12" office:value-type="string" calcext:value-type="string">
            <text:p>BG: Kruskal-Wallis - Significant difference True</text:p>
            <text:p>CG: Kruskal-Wallis - Significant difference False</text:p>
            <text:p>Abs. count: 36 (BG); 17 (CG)</text:p>
          </table:table-cell>
          <table:table-cell table:formula="of:=HYPERLINK(&quot;figures/boxplots/I5.4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626]; &quot;[A-Z]+&quot;)" office:value-type="string" office:string-value="I" calcext:value-type="string">
            <text:p>I</text:p>
          </table:table-cell>
          <table:table-cell table:style-name="ce4" table:formula="of:=VALUE(ORG.LIBREOFFICE.REGEX([.E626]; &quot;[\d\.]+&quot;))" office:value-type="float" office:value="5.4" calcext:value-type="float">
            <text:p>5.4</text:p>
          </table:table-cell>
          <table:table-cell table:formula="of:=ORG.LIBREOFFICE.REGEX([.F626]; &quot;[A-Z]+&quot;)" office:value-type="string" office:string-value="ML" calcext:value-type="string">
            <text:p>ML</text:p>
          </table:table-cell>
          <table:table-cell table:style-name="ce4" table:formula="of:=VALUE(ORG.LIBREOFFICE.REGEX([.F626]; &quot;[\d\.]+&quot;))" office:value-type="float" office:value="2" calcext:value-type="float">
            <text:p>2.0</text:p>
          </table:table-cell>
          <table:table-cell office:value-type="string" calcext:value-type="string">
            <text:p>I5.4 - Introducing issue creator role [max]</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62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627]; &quot;[A-Z]+&quot;)" office:value-type="string" office:string-value="I" calcext:value-type="string">
            <text:p>I</text:p>
          </table:table-cell>
          <table:table-cell table:style-name="ce4" table:formula="of:=VALUE(ORG.LIBREOFFICE.REGEX([.E627]; &quot;[\d\.]+&quot;))" office:value-type="float" office:value="5.4" calcext:value-type="float">
            <text:p>5.4</text:p>
          </table:table-cell>
          <table:table-cell table:formula="of:=ORG.LIBREOFFICE.REGEX([.F627]; &quot;[A-Z]+&quot;)" office:value-type="string" office:string-value="ML" calcext:value-type="string">
            <text:p>ML</text:p>
          </table:table-cell>
          <table:table-cell table:style-name="ce4" table:formula="of:=VALUE(ORG.LIBREOFFICE.REGEX([.F627]; &quot;[\d\.]+&quot;))" office:value-type="float" office:value="5" calcext:value-type="float">
            <text:p>5.0</text:p>
          </table:table-cell>
          <table:table-cell office:value-type="string" calcext:value-type="string">
            <text:p>I5.4 - Introducing issue creator role [max]</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62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628]; &quot;[A-Z]+&quot;)" office:value-type="string" office:string-value="I" calcext:value-type="string">
            <text:p>I</text:p>
          </table:table-cell>
          <table:table-cell table:style-name="ce4" table:formula="of:=VALUE(ORG.LIBREOFFICE.REGEX([.E628]; &quot;[\d\.]+&quot;))" office:value-type="float" office:value="5.4" calcext:value-type="float">
            <text:p>5.4</text:p>
          </table:table-cell>
          <table:table-cell table:formula="of:=ORG.LIBREOFFICE.REGEX([.F628]; &quot;[A-Z]+&quot;)" office:value-type="string" office:string-value="O" calcext:value-type="string">
            <text:p>O</text:p>
          </table:table-cell>
          <table:table-cell table:style-name="ce4" table:formula="of:=VALUE(ORG.LIBREOFFICE.REGEX([.F628]; &quot;[\d\.]+&quot;))" office:value-type="float" office:value="3" calcext:value-type="float">
            <text:p>3.0</text:p>
          </table:table-cell>
          <table:table-cell office:value-type="string" calcext:value-type="string">
            <text:p>I5.4 - Introducing issue creator role [max]</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62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3" table:visibility="filter">
          <table:table-cell table:formula="of:=ORG.LIBREOFFICE.REGEX([.E629]; &quot;[A-Z]+&quot;)" office:value-type="string" office:string-value="I" calcext:value-type="string">
            <text:p>I</text:p>
          </table:table-cell>
          <table:table-cell table:style-name="ce4" table:formula="of:=VALUE(ORG.LIBREOFFICE.REGEX([.E629]; &quot;[\d\.]+&quot;))" office:value-type="float" office:value="5.4" calcext:value-type="float">
            <text:p>5.4</text:p>
          </table:table-cell>
          <table:table-cell table:formula="of:=ORG.LIBREOFFICE.REGEX([.F629]; &quot;[A-Z]+&quot;)" office:value-type="string" office:string-value="R" calcext:value-type="string">
            <text:p>R</text:p>
          </table:table-cell>
          <table:table-cell table:style-name="ce4" table:formula="of:=VALUE(ORG.LIBREOFFICE.REGEX([.F629]; &quot;[\d\.]+&quot;))" office:value-type="float" office:value="3" calcext:value-type="float">
            <text:p>3.0</text:p>
          </table:table-cell>
          <table:table-cell office:value-type="string" calcext:value-type="string">
            <text:p>I5.4 - Introducing issue creator role [max]</text:p>
          </table:table-cell>
          <table:table-cell office:value-type="string" calcext:value-type="string">
            <text:p>R3 - # Reviewers [sum]</text:p>
          </table:table-cell>
          <table:table-cell office:value-type="string" calcext:value-type="string">
            <text:p>31</text:p>
          </table:table-cell>
          <table:table-cell table:style-name="ce1" table:formula="of:=ORG.LIBREOFFICE.REGEX([.G62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29 (BG); 19 (CG)</text:p>
          </table:table-cell>
          <table:table-cell table:formula="of:=HYPERLINK(&quot;figures/boxplots/I5.4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30]; &quot;[A-Z]+&quot;)" office:value-type="string" office:string-value="I" calcext:value-type="string">
            <text:p>I</text:p>
          </table:table-cell>
          <table:table-cell table:style-name="ce4" table:formula="of:=VALUE(ORG.LIBREOFFICE.REGEX([.E630]; &quot;[\d\.]+&quot;))" office:value-type="float" office:value="5.4" calcext:value-type="float">
            <text:p>5.4</text:p>
          </table:table-cell>
          <table:table-cell table:formula="of:=ORG.LIBREOFFICE.REGEX([.F630]; &quot;[A-Z]+&quot;)" office:value-type="string" office:string-value="R" calcext:value-type="string">
            <text:p>R</text:p>
          </table:table-cell>
          <table:table-cell table:style-name="ce4" table:formula="of:=VALUE(ORG.LIBREOFFICE.REGEX([.F630]; &quot;[\d\.]+&quot;))" office:value-type="float" office:value="5" calcext:value-type="float">
            <text:p>5.0</text:p>
          </table:table-cell>
          <table:table-cell office:value-type="string" calcext:value-type="string">
            <text:p>I5.4 - Introducing issue creator role [max]</text:p>
          </table:table-cell>
          <table:table-cell office:value-type="string" calcext:value-type="string">
            <text:p>R5 - # Review comments [sum]</text:p>
          </table:table-cell>
          <table:table-cell office:value-type="string" calcext:value-type="string">
            <text:p>31</text:p>
          </table:table-cell>
          <table:table-cell table:style-name="ce1" table:formula="of:=ORG.LIBREOFFICE.REGEX([.G63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29 (BG); 19 (CG)</text:p>
          </table:table-cell>
          <table:table-cell table:formula="of:=HYPERLINK(&quot;figures/boxplots/I5.4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31]; &quot;[A-Z]+&quot;)" office:value-type="string" office:string-value="I" calcext:value-type="string">
            <text:p>I</text:p>
          </table:table-cell>
          <table:table-cell table:style-name="ce4" table:formula="of:=VALUE(ORG.LIBREOFFICE.REGEX([.E631]; &quot;[\d\.]+&quot;))" office:value-type="float" office:value="5.4" calcext:value-type="float">
            <text:p>5.4</text:p>
          </table:table-cell>
          <table:table-cell table:formula="of:=ORG.LIBREOFFICE.REGEX([.F631]; &quot;[A-Z]+&quot;)" office:value-type="string" office:string-value="R" calcext:value-type="string">
            <text:p>R</text:p>
          </table:table-cell>
          <table:table-cell table:style-name="ce4" table:formula="of:=VALUE(ORG.LIBREOFFICE.REGEX([.F631]; &quot;[\d\.]+&quot;))" office:value-type="float" office:value="6" calcext:value-type="float">
            <text:p>6.0</text:p>
          </table:table-cell>
          <table:table-cell office:value-type="string" calcext:value-type="string">
            <text:p>I5.4 - Introducing issue creator role [max]</text:p>
          </table:table-cell>
          <table:table-cell office:value-type="string" calcext:value-type="string">
            <text:p>R6 - # Rounds of code review [sum]</text:p>
          </table:table-cell>
          <table:table-cell office:value-type="string" calcext:value-type="string">
            <text:p>31</text:p>
          </table:table-cell>
          <table:table-cell table:style-name="ce1" table:formula="of:=ORG.LIBREOFFICE.REGEX([.G63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29 (BG); 19 (CG)</text:p>
          </table:table-cell>
          <table:table-cell table:formula="of:=HYPERLINK(&quot;figures/boxplots/I5.4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632]; &quot;[A-Z]+&quot;)" office:value-type="string" office:string-value="I" calcext:value-type="string">
            <text:p>I</text:p>
          </table:table-cell>
          <table:table-cell table:style-name="ce4" table:formula="of:=VALUE(ORG.LIBREOFFICE.REGEX([.E632]; &quot;[\d\.]+&quot;))" office:value-type="float" office:value="6" calcext:value-type="float">
            <text:p>6.0</text:p>
          </table:table-cell>
          <table:table-cell table:formula="of:=ORG.LIBREOFFICE.REGEX([.F632]; &quot;[A-Z]+&quot;)" office:value-type="string" office:string-value="C" calcext:value-type="string">
            <text:p>C</text:p>
          </table:table-cell>
          <table:table-cell table:style-name="ce4" table:formula="of:=VALUE(ORG.LIBREOFFICE.REGEX([.F632]; &quot;[\d\.]+&quot;))" office:value-type="float" office:value="3" calcext:value-type="float">
            <text:p>3.0</text:p>
          </table:table-cell>
          <table:table-cell office:value-type="string" calcext:value-type="string">
            <text:p>I6 - Aspects of introducing issue discussion: action</text:p>
          </table:table-cell>
          <table:table-cell office:value-type="string" calcext:value-type="string">
            <text:p>C3 - # Files changed</text:p>
          </table:table-cell>
          <table:table-cell table:style-name="ce20" office:value-type="string" calcext:value-type="string">
            <text:p>31</text:p>
          </table:table-cell>
          <table:table-cell table:style-name="ce1" table:formula="of:=ORG.LIBREOFFICE.REGEX([.G632]; &quot;^(\d+|\w)&quot;)" office:value-type="string" office:string-value="31" calcext:value-type="string">
            <text:p>31</text:p>
          </table:table-cell>
          <table:table-cell office:value-type="string" calcext:value-type="string">
            <text:p>BG: no relation</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51 (BG); 28 (CG)</text:p>
          </table:table-cell>
          <table:table-cell table:formula="of:=HYPERLINK(&quot;figures/boxplots/I6_C3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633]; &quot;[A-Z]+&quot;)" office:value-type="string" office:string-value="I" calcext:value-type="string">
            <text:p>I</text:p>
          </table:table-cell>
          <table:table-cell table:style-name="ce4" table:formula="of:=VALUE(ORG.LIBREOFFICE.REGEX([.E633]; &quot;[\d\.]+&quot;))" office:value-type="float" office:value="6" calcext:value-type="float">
            <text:p>6.0</text:p>
          </table:table-cell>
          <table:table-cell table:formula="of:=ORG.LIBREOFFICE.REGEX([.F633]; &quot;[A-Z]+&quot;)" office:value-type="string" office:string-value="C" calcext:value-type="string">
            <text:p>C</text:p>
          </table:table-cell>
          <table:table-cell table:style-name="ce4" table:formula="of:=VALUE(ORG.LIBREOFFICE.REGEX([.F633]; &quot;[\d\.]+&quot;))" office:value-type="float" office:value="3" calcext:value-type="float">
            <text:p>3.0</text:p>
          </table:table-cell>
          <table:table-cell office:value-type="string" calcext:value-type="string">
            <text:p>I6 - Aspects of introducing issue discussion: target</text:p>
          </table:table-cell>
          <table:table-cell office:value-type="string" calcext:value-type="string">
            <text:p>C3 - # Files changed</text:p>
          </table:table-cell>
          <table:table-cell table:style-name="ce20" office:value-type="string" calcext:value-type="string">
            <text:p>3.3 (ovr)</text:p>
          </table:table-cell>
          <table:table-cell table:style-name="ce1" table:formula="of:=ORG.LIBREOFFICE.REGEX([.G633]; &quot;^(\d+|\w)&quot;)" office:value-type="string" office:string-value="3" calcext:value-type="string">
            <text:p>3</text:p>
          </table:table-cell>
          <table:table-cell table:style-name="ce12" office:value-type="string" calcext:value-type="string">
            <text:p>BG: change, dev::process, ref::ext:.disc::source relate to less files changed</text:p>
            <text:p>CG: no relation</text:p>
          </table:table-cell>
          <table:table-cell table:style-name="ce12" office:value-type="string" calcext:value-type="string">
            <text:p>BG: Kruskal-Wallis - Significant difference False</text:p>
            <text:p>CG: Kruskal-Wallis - Significant difference False</text:p>
            <text:p>Abs. count: 51 (BG); 28 (CG)</text:p>
          </table:table-cell>
          <table:table-cell table:formula="of:=HYPERLINK(&quot;figures/boxplots/I6_C3_target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2" table:visibility="filter">
          <table:table-cell table:formula="of:=ORG.LIBREOFFICE.REGEX([.E634]; &quot;[A-Z]+&quot;)" office:value-type="string" office:string-value="I" calcext:value-type="string">
            <text:p>I</text:p>
          </table:table-cell>
          <table:table-cell table:style-name="ce4" table:formula="of:=VALUE(ORG.LIBREOFFICE.REGEX([.E634]; &quot;[\d\.]+&quot;))" office:value-type="float" office:value="6" calcext:value-type="float">
            <text:p>6.0</text:p>
          </table:table-cell>
          <table:table-cell table:formula="of:=ORG.LIBREOFFICE.REGEX([.F634]; &quot;[A-Z]+&quot;)" office:value-type="string" office:string-value="C" calcext:value-type="string">
            <text:p>C</text:p>
          </table:table-cell>
          <table:table-cell table:style-name="ce4" table:formula="of:=VALUE(ORG.LIBREOFFICE.REGEX([.F634]; &quot;[\d\.]+&quot;))" office:value-type="float" office:value="3" calcext:value-type="float">
            <text:p>3.0</text:p>
          </table:table-cell>
          <table:table-cell office:value-type="string" calcext:value-type="string">
            <text:p>I6 - Aspects of introducing issue discussion: topic</text:p>
          </table:table-cell>
          <table:table-cell office:value-type="string" calcext:value-type="string">
            <text:p>C3 - # Files changed</text:p>
          </table:table-cell>
          <table:table-cell table:style-name="ce20" office:value-type="string" calcext:value-type="string">
            <text:p>3.3</text:p>
          </table:table-cell>
          <table:table-cell table:style-name="ce1" table:formula="of:=ORG.LIBREOFFICE.REGEX([.G634]; &quot;^(\d+|\w)&quot;)" office:value-type="string" office:string-value="3" calcext:value-type="string">
            <text:p>3</text:p>
          </table:table-cell>
          <table:table-cell office:value-type="string" calcext:value-type="string">
            <text:p>BG: higher upper quartiles</text:p>
          </table:table-cell>
          <table:table-cell table:style-name="ce12" office:value-type="string" calcext:value-type="string">
            <text:p>BG: Kruskal-Wallis - Significant difference True</text:p>
            <text:p>CG: Kruskal-Wallis - Significant difference False</text:p>
            <text:p>Abs. count: 51 (BG); 28 (CG)</text:p>
          </table:table-cell>
          <table:table-cell table:formula="of:=HYPERLINK(&quot;figures/boxplots/I6_C3_topic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3" table:visibility="filter">
          <table:table-cell table:formula="of:=ORG.LIBREOFFICE.REGEX([.E635]; &quot;[A-Z]+&quot;)" office:value-type="string" office:string-value="I" calcext:value-type="string">
            <text:p>I</text:p>
          </table:table-cell>
          <table:table-cell table:style-name="ce4" table:formula="of:=VALUE(ORG.LIBREOFFICE.REGEX([.E635]; &quot;[\d\.]+&quot;))" office:value-type="float" office:value="6" calcext:value-type="float">
            <text:p>6.0</text:p>
          </table:table-cell>
          <table:table-cell table:formula="of:=ORG.LIBREOFFICE.REGEX([.F635]; &quot;[A-Z]+&quot;)" office:value-type="string" office:string-value="C" calcext:value-type="string">
            <text:p>C</text:p>
          </table:table-cell>
          <table:table-cell table:style-name="ce4" table:formula="of:=VALUE(ORG.LIBREOFFICE.REGEX([.F635]; &quot;[\d\.]+&quot;))" office:value-type="float" office:value="4" calcext:value-type="float">
            <text:p>4.0</text:p>
          </table:table-cell>
          <table:table-cell office:value-type="string" calcext:value-type="string">
            <text:p>I6 - Aspects of introducing issue discussion: action</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635];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6_C4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36]; &quot;[A-Z]+&quot;)" office:value-type="string" office:string-value="I" calcext:value-type="string">
            <text:p>I</text:p>
          </table:table-cell>
          <table:table-cell table:style-name="ce4" table:formula="of:=VALUE(ORG.LIBREOFFICE.REGEX([.E636]; &quot;[\d\.]+&quot;))" office:value-type="float" office:value="6" calcext:value-type="float">
            <text:p>6.0</text:p>
          </table:table-cell>
          <table:table-cell table:formula="of:=ORG.LIBREOFFICE.REGEX([.F636]; &quot;[A-Z]+&quot;)" office:value-type="string" office:string-value="C" calcext:value-type="string">
            <text:p>C</text:p>
          </table:table-cell>
          <table:table-cell table:style-name="ce4" table:formula="of:=VALUE(ORG.LIBREOFFICE.REGEX([.F636]; &quot;[\d\.]+&quot;))" office:value-type="float" office:value="4" calcext:value-type="float">
            <text:p>4.0</text:p>
          </table:table-cell>
          <table:table-cell office:value-type="string" calcext:value-type="string">
            <text:p>I6 - Aspects of introducing issue discussion: target</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636]; &quot;^(\d+|\w)&quot;)" office:value-type="string" office:string-value="31" calcext:value-type="string">
            <text:p>31</text:p>
          </table:table-cell>
          <table:table-cell office:value-type="string" calcext:value-type="string">
            <text:p>BG: relations too weak</text:p>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6_C4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37]; &quot;[A-Z]+&quot;)" office:value-type="string" office:string-value="I" calcext:value-type="string">
            <text:p>I</text:p>
          </table:table-cell>
          <table:table-cell table:style-name="ce4" table:formula="of:=VALUE(ORG.LIBREOFFICE.REGEX([.E637]; &quot;[\d\.]+&quot;))" office:value-type="float" office:value="6" calcext:value-type="float">
            <text:p>6.0</text:p>
          </table:table-cell>
          <table:table-cell table:formula="of:=ORG.LIBREOFFICE.REGEX([.F637]; &quot;[A-Z]+&quot;)" office:value-type="string" office:string-value="C" calcext:value-type="string">
            <text:p>C</text:p>
          </table:table-cell>
          <table:table-cell table:style-name="ce4" table:formula="of:=VALUE(ORG.LIBREOFFICE.REGEX([.F637]; &quot;[\d\.]+&quot;))" office:value-type="float" office:value="4" calcext:value-type="float">
            <text:p>4.0</text:p>
          </table:table-cell>
          <table:table-cell office:value-type="string" calcext:value-type="string">
            <text:p>I6 - Aspects of introducing issue discussion: topic</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637]; &quot;^(\d+|\w)&quot;)" office:value-type="string" office:string-value="32" calcext:value-type="string">
            <text:p>32</text:p>
          </table:table-cell>
          <table:table-cell office:value-type="string" calcext:value-type="string">
            <text:p>BG: bug fix relates to more, documentation to less</text:p>
          </table:table-cell>
          <table:table-cell table:style-name="ce12" office:value-type="string" calcext:value-type="string">
            <text:p>BG and CG: no common fully valid labels</text:p>
            <text:p>CG: no frequent labels</text:p>
            <text:p>BG: Kruskal-Wallis - Significant difference True</text:p>
            <text:p>Abs. count: 51 (BG); 0 (CG)</text:p>
          </table:table-cell>
          <table:table-cell table:formula="of:=HYPERLINK(&quot;figures/boxplots/I6_C4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38]; &quot;[A-Z]+&quot;)" office:value-type="string" office:string-value="I" calcext:value-type="string">
            <text:p>I</text:p>
          </table:table-cell>
          <table:table-cell table:style-name="ce4" table:formula="of:=VALUE(ORG.LIBREOFFICE.REGEX([.E638]; &quot;[\d\.]+&quot;))" office:value-type="float" office:value="6" calcext:value-type="float">
            <text:p>6.0</text:p>
          </table:table-cell>
          <table:table-cell table:formula="of:=ORG.LIBREOFFICE.REGEX([.F638]; &quot;[A-Z]+&quot;)" office:value-type="string" office:string-value="C" calcext:value-type="string">
            <text:p>C</text:p>
          </table:table-cell>
          <table:table-cell table:style-name="ce4" table:formula="of:=VALUE(ORG.LIBREOFFICE.REGEX([.F638]; &quot;[\d\.]+&quot;))" office:value-type="float" office:value="5" calcext:value-type="float">
            <text:p>5.0</text:p>
          </table:table-cell>
          <table:table-cell office:value-type="string" calcext:value-type="string">
            <text:p>I6 - Aspects of introducing issue discussion: action</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63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6_C5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39]; &quot;[A-Z]+&quot;)" office:value-type="string" office:string-value="I" calcext:value-type="string">
            <text:p>I</text:p>
          </table:table-cell>
          <table:table-cell table:style-name="ce4" table:formula="of:=VALUE(ORG.LIBREOFFICE.REGEX([.E639]; &quot;[\d\.]+&quot;))" office:value-type="float" office:value="6" calcext:value-type="float">
            <text:p>6.0</text:p>
          </table:table-cell>
          <table:table-cell table:formula="of:=ORG.LIBREOFFICE.REGEX([.F639]; &quot;[A-Z]+&quot;)" office:value-type="string" office:string-value="C" calcext:value-type="string">
            <text:p>C</text:p>
          </table:table-cell>
          <table:table-cell table:style-name="ce4" table:formula="of:=VALUE(ORG.LIBREOFFICE.REGEX([.F639]; &quot;[\d\.]+&quot;))" office:value-type="float" office:value="5" calcext:value-type="float">
            <text:p>5.0</text:p>
          </table:table-cell>
          <table:table-cell office:value-type="string" calcext:value-type="string">
            <text:p>I6 - Aspects of introducing issue discussion: target</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639]; &quot;^(\d+|\w)&quot;)" office:value-type="string" office:string-value="31" calcext:value-type="string">
            <text:p>31</text:p>
          </table:table-cell>
          <table:table-cell office:value-type="string" calcext:value-type="string">
            <text:p>BG: change relates to more bugginess (too weak)</text:p>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6_C5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40]; &quot;[A-Z]+&quot;)" office:value-type="string" office:string-value="I" calcext:value-type="string">
            <text:p>I</text:p>
          </table:table-cell>
          <table:table-cell table:style-name="ce4" table:formula="of:=VALUE(ORG.LIBREOFFICE.REGEX([.E640]; &quot;[\d\.]+&quot;))" office:value-type="float" office:value="6" calcext:value-type="float">
            <text:p>6.0</text:p>
          </table:table-cell>
          <table:table-cell table:formula="of:=ORG.LIBREOFFICE.REGEX([.F640]; &quot;[A-Z]+&quot;)" office:value-type="string" office:string-value="C" calcext:value-type="string">
            <text:p>C</text:p>
          </table:table-cell>
          <table:table-cell table:style-name="ce4" table:formula="of:=VALUE(ORG.LIBREOFFICE.REGEX([.F640]; &quot;[\d\.]+&quot;))" office:value-type="float" office:value="5" calcext:value-type="float">
            <text:p>5.0</text:p>
          </table:table-cell>
          <table:table-cell office:value-type="string" calcext:value-type="string">
            <text:p>I6 - Aspects of introducing issue discussion: topic</text:p>
          </table:table-cell>
          <table:table-cell office:value-type="string" calcext:value-type="string">
            <text:p>C5 - Commit total line bugginess</text:p>
          </table:table-cell>
          <table:table-cell office:value-type="string" calcext:value-type="string">
            <text:p>32</text:p>
          </table:table-cell>
          <table:table-cell table:style-name="ce1" table:formula="of:=ORG.LIBREOFFICE.REGEX([.G640]; &quot;^(\d+|\w)&quot;)" office:value-type="string" office:string-value="32" calcext:value-type="string">
            <text:p>32</text:p>
          </table:table-cell>
          <table:table-cell office:value-type="string" calcext:value-type="string">
            <text:p>BG: multiple weak relations</text:p>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6_C5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41]; &quot;[A-Z]+&quot;)" office:value-type="string" office:string-value="I" calcext:value-type="string">
            <text:p>I</text:p>
          </table:table-cell>
          <table:table-cell table:style-name="ce4" table:formula="of:=VALUE(ORG.LIBREOFFICE.REGEX([.E641]; &quot;[\d\.]+&quot;))" office:value-type="float" office:value="6" calcext:value-type="float">
            <text:p>6.0</text:p>
          </table:table-cell>
          <table:table-cell table:formula="of:=ORG.LIBREOFFICE.REGEX([.F641]; &quot;[A-Z]+&quot;)" office:value-type="string" office:string-value="C" calcext:value-type="string">
            <text:p>C</text:p>
          </table:table-cell>
          <table:table-cell table:style-name="ce4" table:formula="of:=VALUE(ORG.LIBREOFFICE.REGEX([.F641]; &quot;[\d\.]+&quot;))" office:value-type="float" office:value="6" calcext:value-type="float">
            <text:p>6.0</text:p>
          </table:table-cell>
          <table:table-cell office:value-type="string" calcext:value-type="string">
            <text:p>I6 - Aspects of introducing issue discussion: action</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64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6_C6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42]; &quot;[A-Z]+&quot;)" office:value-type="string" office:string-value="I" calcext:value-type="string">
            <text:p>I</text:p>
          </table:table-cell>
          <table:table-cell table:style-name="ce4" table:formula="of:=VALUE(ORG.LIBREOFFICE.REGEX([.E642]; &quot;[\d\.]+&quot;))" office:value-type="float" office:value="6" calcext:value-type="float">
            <text:p>6.0</text:p>
          </table:table-cell>
          <table:table-cell table:formula="of:=ORG.LIBREOFFICE.REGEX([.F642]; &quot;[A-Z]+&quot;)" office:value-type="string" office:string-value="C" calcext:value-type="string">
            <text:p>C</text:p>
          </table:table-cell>
          <table:table-cell table:style-name="ce4" table:formula="of:=VALUE(ORG.LIBREOFFICE.REGEX([.F642]; &quot;[\d\.]+&quot;))" office:value-type="float" office:value="6" calcext:value-type="float">
            <text:p>6.0</text:p>
          </table:table-cell>
          <table:table-cell office:value-type="string" calcext:value-type="string">
            <text:p>I6 - Aspects of introducing issue discussion: target</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642]; &quot;^(\d+|\w)&quot;)" office:value-type="string" office:string-value="32" calcext:value-type="string">
            <text:p>32</text:p>
          </table:table-cell>
          <table:table-cell office:value-type="string" calcext:value-type="string">
            <text:p>BG: change smaller upper quartile</text:p>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6_C6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43]; &quot;[A-Z]+&quot;)" office:value-type="string" office:string-value="I" calcext:value-type="string">
            <text:p>I</text:p>
          </table:table-cell>
          <table:table-cell table:style-name="ce4" table:formula="of:=VALUE(ORG.LIBREOFFICE.REGEX([.E643]; &quot;[\d\.]+&quot;))" office:value-type="float" office:value="6" calcext:value-type="float">
            <text:p>6.0</text:p>
          </table:table-cell>
          <table:table-cell table:formula="of:=ORG.LIBREOFFICE.REGEX([.F643]; &quot;[A-Z]+&quot;)" office:value-type="string" office:string-value="C" calcext:value-type="string">
            <text:p>C</text:p>
          </table:table-cell>
          <table:table-cell table:style-name="ce4" table:formula="of:=VALUE(ORG.LIBREOFFICE.REGEX([.F643]; &quot;[\d\.]+&quot;))" office:value-type="float" office:value="6" calcext:value-type="float">
            <text:p>6.0</text:p>
          </table:table-cell>
          <table:table-cell office:value-type="string" calcext:value-type="string">
            <text:p>I6 - Aspects of introducing issue discussion: topic</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643]; &quot;^(\d+|\w)&quot;)" office:value-type="string" office:string-value="32" calcext:value-type="string">
            <text:p>32</text:p>
          </table:table-cell>
          <table:table-cell office:value-type="string" calcext:value-type="string">
            <text:p>BG: documentation relates to more bugginess</text:p>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6_C6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44]; &quot;[A-Z]+&quot;)" office:value-type="string" office:string-value="I" calcext:value-type="string">
            <text:p>I</text:p>
          </table:table-cell>
          <table:table-cell table:style-name="ce4" table:formula="of:=VALUE(ORG.LIBREOFFICE.REGEX([.E644]; &quot;[\d\.]+&quot;))" office:value-type="float" office:value="6" calcext:value-type="float">
            <text:p>6.0</text:p>
          </table:table-cell>
          <table:table-cell table:formula="of:=ORG.LIBREOFFICE.REGEX([.F644]; &quot;[A-Z]+&quot;)" office:value-type="string" office:string-value="F" calcext:value-type="string">
            <text:p>F</text:p>
          </table:table-cell>
          <table:table-cell table:style-name="ce4" table:formula="of:=VALUE(ORG.LIBREOFFICE.REGEX([.F644]; &quot;[\d\.]+&quot;))" office:value-type="float" office:value="4" calcext:value-type="float">
            <text:p>4.0</text:p>
          </table:table-cell>
          <table:table-cell office:value-type="string" calcext:value-type="string">
            <text:p>I6 - Aspects of introducing issue discussion: action</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644];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6_F4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45]; &quot;[A-Z]+&quot;)" office:value-type="string" office:string-value="I" calcext:value-type="string">
            <text:p>I</text:p>
          </table:table-cell>
          <table:table-cell table:style-name="ce4" table:formula="of:=VALUE(ORG.LIBREOFFICE.REGEX([.E645]; &quot;[\d\.]+&quot;))" office:value-type="float" office:value="6" calcext:value-type="float">
            <text:p>6.0</text:p>
          </table:table-cell>
          <table:table-cell table:formula="of:=ORG.LIBREOFFICE.REGEX([.F645]; &quot;[A-Z]+&quot;)" office:value-type="string" office:string-value="F" calcext:value-type="string">
            <text:p>F</text:p>
          </table:table-cell>
          <table:table-cell table:style-name="ce4" table:formula="of:=VALUE(ORG.LIBREOFFICE.REGEX([.F645]; &quot;[\d\.]+&quot;))" office:value-type="float" office:value="4" calcext:value-type="float">
            <text:p>4.0</text:p>
          </table:table-cell>
          <table:table-cell office:value-type="string" calcext:value-type="string">
            <text:p>I6 - Aspects of introducing issue discussion: target</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645];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6_F4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46]; &quot;[A-Z]+&quot;)" office:value-type="string" office:string-value="I" calcext:value-type="string">
            <text:p>I</text:p>
          </table:table-cell>
          <table:table-cell table:style-name="ce4" table:formula="of:=VALUE(ORG.LIBREOFFICE.REGEX([.E646]; &quot;[\d\.]+&quot;))" office:value-type="float" office:value="6" calcext:value-type="float">
            <text:p>6.0</text:p>
          </table:table-cell>
          <table:table-cell table:formula="of:=ORG.LIBREOFFICE.REGEX([.F646]; &quot;[A-Z]+&quot;)" office:value-type="string" office:string-value="F" calcext:value-type="string">
            <text:p>F</text:p>
          </table:table-cell>
          <table:table-cell table:style-name="ce4" table:formula="of:=VALUE(ORG.LIBREOFFICE.REGEX([.F646]; &quot;[\d\.]+&quot;))" office:value-type="float" office:value="4" calcext:value-type="float">
            <text:p>4.0</text:p>
          </table:table-cell>
          <table:table-cell office:value-type="string" calcext:value-type="string">
            <text:p>I6 - Aspects of introducing issue discussion: topic</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64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6_F4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47]; &quot;[A-Z]+&quot;)" office:value-type="string" office:string-value="I" calcext:value-type="string">
            <text:p>I</text:p>
          </table:table-cell>
          <table:table-cell table:style-name="ce4" table:formula="of:=VALUE(ORG.LIBREOFFICE.REGEX([.E647]; &quot;[\d\.]+&quot;))" office:value-type="float" office:value="6" calcext:value-type="float">
            <text:p>6.0</text:p>
          </table:table-cell>
          <table:table-cell table:formula="of:=ORG.LIBREOFFICE.REGEX([.F647]; &quot;[A-Z]+&quot;)" office:value-type="string" office:string-value="F" calcext:value-type="string">
            <text:p>F</text:p>
          </table:table-cell>
          <table:table-cell table:style-name="ce4" table:formula="of:=VALUE(ORG.LIBREOFFICE.REGEX([.F647]; &quot;[\d\.]+&quot;))" office:value-type="float" office:value="9" calcext:value-type="float">
            <text:p>9.0</text:p>
          </table:table-cell>
          <table:table-cell office:value-type="string" calcext:value-type="string">
            <text:p>I6 - Aspects of introducing issue discussion: action</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64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6_F9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48]; &quot;[A-Z]+&quot;)" office:value-type="string" office:string-value="I" calcext:value-type="string">
            <text:p>I</text:p>
          </table:table-cell>
          <table:table-cell table:style-name="ce4" table:formula="of:=VALUE(ORG.LIBREOFFICE.REGEX([.E648]; &quot;[\d\.]+&quot;))" office:value-type="float" office:value="6" calcext:value-type="float">
            <text:p>6.0</text:p>
          </table:table-cell>
          <table:table-cell table:formula="of:=ORG.LIBREOFFICE.REGEX([.F648]; &quot;[A-Z]+&quot;)" office:value-type="string" office:string-value="F" calcext:value-type="string">
            <text:p>F</text:p>
          </table:table-cell>
          <table:table-cell table:style-name="ce4" table:formula="of:=VALUE(ORG.LIBREOFFICE.REGEX([.F648]; &quot;[\d\.]+&quot;))" office:value-type="float" office:value="9" calcext:value-type="float">
            <text:p>9.0</text:p>
          </table:table-cell>
          <table:table-cell office:value-type="string" calcext:value-type="string">
            <text:p>I6 - Aspects of introducing issue discussion: target</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64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6_F9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49]; &quot;[A-Z]+&quot;)" office:value-type="string" office:string-value="I" calcext:value-type="string">
            <text:p>I</text:p>
          </table:table-cell>
          <table:table-cell table:style-name="ce4" table:formula="of:=VALUE(ORG.LIBREOFFICE.REGEX([.E649]; &quot;[\d\.]+&quot;))" office:value-type="float" office:value="6" calcext:value-type="float">
            <text:p>6.0</text:p>
          </table:table-cell>
          <table:table-cell table:formula="of:=ORG.LIBREOFFICE.REGEX([.F649]; &quot;[A-Z]+&quot;)" office:value-type="string" office:string-value="F" calcext:value-type="string">
            <text:p>F</text:p>
          </table:table-cell>
          <table:table-cell table:style-name="ce4" table:formula="of:=VALUE(ORG.LIBREOFFICE.REGEX([.F649]; &quot;[\d\.]+&quot;))" office:value-type="float" office:value="9" calcext:value-type="float">
            <text:p>9.0</text:p>
          </table:table-cell>
          <table:table-cell office:value-type="string" calcext:value-type="string">
            <text:p>I6 - Aspects of introducing issue discussion: topic</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64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6_F9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table-cell table:formula="of:=ORG.LIBREOFFICE.REGEX([.E650]; &quot;[A-Z]+&quot;)" office:value-type="string" office:string-value="I" calcext:value-type="string">
            <text:p>I</text:p>
          </table:table-cell>
          <table:table-cell table:style-name="ce4" table:formula="of:=VALUE(ORG.LIBREOFFICE.REGEX([.E650]; &quot;[\d\.]+&quot;))" office:value-type="float" office:value="6" calcext:value-type="float">
            <text:p>6.0</text:p>
          </table:table-cell>
          <table:table-cell table:formula="of:=ORG.LIBREOFFICE.REGEX([.F650]; &quot;[A-Z]+&quot;)" office:value-type="string" office:string-value="I" calcext:value-type="string">
            <text:p>I</text:p>
          </table:table-cell>
          <table:table-cell table:style-name="ce4" table:formula="of:=VALUE(ORG.LIBREOFFICE.REGEX([.F650]; &quot;[\d\.]+&quot;))" office:value-type="float" office:value="5" calcext:value-type="float">
            <text:p>5.0</text:p>
          </table:table-cell>
          <table:table-cell office:value-type="string" calcext:value-type="string">
            <text:p>I6 - Aspects of introducing issue discussion: action</text:p>
          </table:table-cell>
          <table:table-cell office:value-type="string" calcext:value-type="string">
            <text:p>I5 - # Introducing issue discussants [sum]</text:p>
          </table:table-cell>
          <table:table-cell table:style-name="ce20" office:value-type="string" calcext:value-type="string">
            <text:p>32 (ovr)</text:p>
          </table:table-cell>
          <table:table-cell table:style-name="ce1" table:formula="of:=ORG.LIBREOFFICE.REGEX([.G650]; &quot;^(\d+|\w)&quot;)" office:value-type="string" office:string-value="32" calcext:value-type="string">
            <text:p>32</text:p>
          </table:table-cell>
          <table:table-cell office:value-type="string" calcext:value-type="string">
            <text:p>BG: discussing and requesting relate to more discussants</text:p>
          </table:table-cell>
          <table:table-cell table:style-name="ce12" office:value-type="string" calcext:value-type="string">
            <text:p>BG and CG: no common fully valid labels</text:p>
            <text:p>CG: no fully valid labels</text:p>
            <text:p>BG: Kruskal-Wallis - Significant difference True</text:p>
            <text:p>Not enough data for Kruskal-Wallis</text:p>
            <text:p>Abs. count: 36 (BG); 17 (CG)</text:p>
          </table:table-cell>
          <table:table-cell table:formula="of:=HYPERLINK(&quot;figures/boxplots/I6_I5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table-cell table:formula="of:=ORG.LIBREOFFICE.REGEX([.E651]; &quot;[A-Z]+&quot;)" office:value-type="string" office:string-value="I" calcext:value-type="string">
            <text:p>I</text:p>
          </table:table-cell>
          <table:table-cell table:style-name="ce4" table:formula="of:=VALUE(ORG.LIBREOFFICE.REGEX([.E651]; &quot;[\d\.]+&quot;))" office:value-type="float" office:value="6" calcext:value-type="float">
            <text:p>6.0</text:p>
          </table:table-cell>
          <table:table-cell table:formula="of:=ORG.LIBREOFFICE.REGEX([.F651]; &quot;[A-Z]+&quot;)" office:value-type="string" office:string-value="I" calcext:value-type="string">
            <text:p>I</text:p>
          </table:table-cell>
          <table:table-cell table:style-name="ce4" table:formula="of:=VALUE(ORG.LIBREOFFICE.REGEX([.F651]; &quot;[\d\.]+&quot;))" office:value-type="float" office:value="5" calcext:value-type="float">
            <text:p>5.0</text:p>
          </table:table-cell>
          <table:table-cell office:value-type="string" calcext:value-type="string">
            <text:p>I6 - Aspects of introducing issue discussion: target</text:p>
          </table:table-cell>
          <table:table-cell office:value-type="string" calcext:value-type="string">
            <text:p>I5 - # Introducing issue discussants [sum]</text:p>
          </table:table-cell>
          <table:table-cell table:style-name="ce20" office:value-type="string" calcext:value-type="string">
            <text:p>32</text:p>
          </table:table-cell>
          <table:table-cell table:style-name="ce1" table:formula="of:=ORG.LIBREOFFICE.REGEX([.G651]; &quot;^(\d+|\w)&quot;)" office:value-type="string" office:string-value="32" calcext:value-type="string">
            <text:p>32</text:p>
          </table:table-cell>
          <table:table-cell office:value-type="string" calcext:value-type="string">
            <text:p>BG: change and development::process relate to more discussants</text:p>
          </table:table-cell>
          <table:table-cell table:style-name="ce12" office:value-type="string" calcext:value-type="string">
            <text:p>BG and CG: no common fully valid labels</text:p>
            <text:p>CG: no fully valid labels</text:p>
            <text:p>BG: Kruskal-Wallis - Significant difference False</text:p>
            <text:p>CG: Kruskal-Wallis - Significant difference False</text:p>
            <text:p>Abs. count: 36 (BG); 17 (CG)</text:p>
          </table:table-cell>
          <table:table-cell table:formula="of:=HYPERLINK(&quot;figures/boxplots/I6_I5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table-cell table:formula="of:=ORG.LIBREOFFICE.REGEX([.E652]; &quot;[A-Z]+&quot;)" office:value-type="string" office:string-value="I" calcext:value-type="string">
            <text:p>I</text:p>
          </table:table-cell>
          <table:table-cell table:style-name="ce4" table:formula="of:=VALUE(ORG.LIBREOFFICE.REGEX([.E652]; &quot;[\d\.]+&quot;))" office:value-type="float" office:value="6" calcext:value-type="float">
            <text:p>6.0</text:p>
          </table:table-cell>
          <table:table-cell table:formula="of:=ORG.LIBREOFFICE.REGEX([.F652]; &quot;[A-Z]+&quot;)" office:value-type="string" office:string-value="I" calcext:value-type="string">
            <text:p>I</text:p>
          </table:table-cell>
          <table:table-cell table:style-name="ce4" table:formula="of:=VALUE(ORG.LIBREOFFICE.REGEX([.F652]; &quot;[\d\.]+&quot;))" office:value-type="float" office:value="5" calcext:value-type="float">
            <text:p>5.0</text:p>
          </table:table-cell>
          <table:table-cell office:value-type="string" calcext:value-type="string">
            <text:p>I6 - Aspects of introducing issue discussion: topic</text:p>
          </table:table-cell>
          <table:table-cell office:value-type="string" calcext:value-type="string">
            <text:p>I5 - # Introducing issue discussants [sum]</text:p>
          </table:table-cell>
          <table:table-cell table:style-name="ce20" office:value-type="string" calcext:value-type="string">
            <text:p>32</text:p>
          </table:table-cell>
          <table:table-cell table:style-name="ce1" table:formula="of:=ORG.LIBREOFFICE.REGEX([.G652]; &quot;^(\d+|\w)&quot;)" office:value-type="string" office:string-value="32" calcext:value-type="string">
            <text:p>32</text:p>
          </table:table-cell>
          <table:table-cell office:value-type="string" calcext:value-type="string">
            <text:p>BG: documentation, progress, triage relate to more discussants</text:p>
          </table:table-cell>
          <table:table-cell table:style-name="ce12" office:value-type="string" calcext:value-type="string">
            <text:p>BG and CG: no common fully valid labels</text:p>
            <text:p>CG: no fully valid labels</text:p>
            <text:p>BG: Kruskal-Wallis - Significant difference False</text:p>
            <text:p>CG: Kruskal-Wallis - Significant difference False</text:p>
            <text:p>Abs. count: 36 (BG); 17 (CG)</text:p>
          </table:table-cell>
          <table:table-cell table:formula="of:=HYPERLINK(&quot;figures/boxplots/I6_I5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653]; &quot;[A-Z]+&quot;)" office:value-type="string" office:string-value="I" calcext:value-type="string">
            <text:p>I</text:p>
          </table:table-cell>
          <table:table-cell table:style-name="ce4" table:formula="of:=VALUE(ORG.LIBREOFFICE.REGEX([.E653]; &quot;[\d\.]+&quot;))" office:value-type="float" office:value="6" calcext:value-type="float">
            <text:p>6.0</text:p>
          </table:table-cell>
          <table:table-cell table:formula="of:=ORG.LIBREOFFICE.REGEX([.F653]; &quot;[A-Z]+&quot;)" office:value-type="string" office:string-value="I" calcext:value-type="string">
            <text:p>I</text:p>
          </table:table-cell>
          <table:table-cell table:style-name="ce4" table:formula="of:=VALUE(ORG.LIBREOFFICE.REGEX([.F653]; &quot;[\d\.]+&quot;))" office:value-type="float" office:value="7" calcext:value-type="float">
            <text:p>7.0</text:p>
          </table:table-cell>
          <table:table-cell office:value-type="string" calcext:value-type="string">
            <text:p>I6 - Aspects of introducing issue discussion: action</text:p>
          </table:table-cell>
          <table:table-cell office:value-type="string" calcext:value-type="string">
            <text:p>I7 - # Introducing issue commits [sum]</text:p>
          </table:table-cell>
          <table:table-cell table:style-name="ce20" office:value-type="string" calcext:value-type="string">
            <text:p>31</text:p>
          </table:table-cell>
          <table:table-cell table:style-name="ce1" table:formula="of:=ORG.LIBREOFFICE.REGEX([.G653]; &quot;^(\d+|\w)&quot;)" office:value-type="string" office:string-value="31" calcext:value-type="string">
            <text:p>31</text:p>
          </table:table-cell>
          <table:table-cell office:value-type="string" calcext:value-type="string">
            <text:p>BG: no relation</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51 (BG); 28 (CG)</text:p>
          </table:table-cell>
          <table:table-cell table:formula="of:=HYPERLINK(&quot;figures/boxplots/I6_I7_action_histogram_boxplot.pdf&quot;; &quot;CLICK&quot;)" office:value-type="string" office:string-value="CLICK" calcext:value-type="string">
            <text:p>CLICK</text:p>
          </table:table-cell>
          <table:table-cell table:number-columns-repeated="1013"/>
        </table:table-row>
        <table:table-row table:style-name="ro2" table:visibility="filter">
          <table:table-cell table:formula="of:=ORG.LIBREOFFICE.REGEX([.E654]; &quot;[A-Z]+&quot;)" office:value-type="string" office:string-value="I" calcext:value-type="string">
            <text:p>I</text:p>
          </table:table-cell>
          <table:table-cell table:style-name="ce4" table:formula="of:=VALUE(ORG.LIBREOFFICE.REGEX([.E654]; &quot;[\d\.]+&quot;))" office:value-type="float" office:value="6" calcext:value-type="float">
            <text:p>6.0</text:p>
          </table:table-cell>
          <table:table-cell table:formula="of:=ORG.LIBREOFFICE.REGEX([.F654]; &quot;[A-Z]+&quot;)" office:value-type="string" office:string-value="I" calcext:value-type="string">
            <text:p>I</text:p>
          </table:table-cell>
          <table:table-cell table:style-name="ce4" table:formula="of:=VALUE(ORG.LIBREOFFICE.REGEX([.F654]; &quot;[\d\.]+&quot;))" office:value-type="float" office:value="7" calcext:value-type="float">
            <text:p>7.0</text:p>
          </table:table-cell>
          <table:table-cell office:value-type="string" calcext:value-type="string">
            <text:p>I6 - Aspects of introducing issue discussion: target</text:p>
          </table:table-cell>
          <table:table-cell office:value-type="string" calcext:value-type="string">
            <text:p>I7 - # Introducing issue commits [sum]</text:p>
          </table:table-cell>
          <table:table-cell table:style-name="ce20" office:value-type="string" calcext:value-type="string">
            <text:p>31</text:p>
          </table:table-cell>
          <table:table-cell table:style-name="ce1" table:formula="of:=ORG.LIBREOFFICE.REGEX([.G654]; &quot;^(\d+|\w)&quot;)" office:value-type="string" office:string-value="31" calcext:value-type="string">
            <text:p>31</text:p>
          </table:table-cell>
          <table:table-cell table:style-name="ce12" office:value-type="string" calcext:value-type="string">
            <text:p>BG: ref::ext::disc::source relates to less commits (weak)</text:p>
            <text:p>CG: ref::ext:.disc::source relates to more commits</text:p>
          </table:table-cell>
          <table:table-cell table:style-name="ce12" office:value-type="string" calcext:value-type="string">
            <text:p>BG: Kruskal-Wallis - Significant difference False</text:p>
            <text:p>CG: Kruskal-Wallis - Significant difference False</text:p>
            <text:p>Abs. count: 51 (BG); 28 (CG)</text:p>
          </table:table-cell>
          <table:table-cell table:formula="of:=HYPERLINK(&quot;figures/boxplots/I6_I7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655]; &quot;[A-Z]+&quot;)" office:value-type="string" office:string-value="I" calcext:value-type="string">
            <text:p>I</text:p>
          </table:table-cell>
          <table:table-cell table:style-name="ce4" table:formula="of:=VALUE(ORG.LIBREOFFICE.REGEX([.E655]; &quot;[\d\.]+&quot;))" office:value-type="float" office:value="6" calcext:value-type="float">
            <text:p>6.0</text:p>
          </table:table-cell>
          <table:table-cell table:formula="of:=ORG.LIBREOFFICE.REGEX([.F655]; &quot;[A-Z]+&quot;)" office:value-type="string" office:string-value="I" calcext:value-type="string">
            <text:p>I</text:p>
          </table:table-cell>
          <table:table-cell table:style-name="ce4" table:formula="of:=VALUE(ORG.LIBREOFFICE.REGEX([.F655]; &quot;[\d\.]+&quot;))" office:value-type="float" office:value="7" calcext:value-type="float">
            <text:p>7.0</text:p>
          </table:table-cell>
          <table:table-cell office:value-type="string" calcext:value-type="string">
            <text:p>I6 - Aspects of introducing issue discussion: topic</text:p>
          </table:table-cell>
          <table:table-cell office:value-type="string" calcext:value-type="string">
            <text:p>I7 - # Introducing issue commits [sum]</text:p>
          </table:table-cell>
          <table:table-cell table:style-name="ce20" office:value-type="string" calcext:value-type="string">
            <text:p>3.3</text:p>
          </table:table-cell>
          <table:table-cell table:style-name="ce1" table:formula="of:=ORG.LIBREOFFICE.REGEX([.G655]; &quot;^(\d+|\w)&quot;)" office:value-type="string" office:string-value="3" calcext:value-type="string">
            <text:p>3</text:p>
          </table:table-cell>
          <table:table-cell table:style-name="ce12" office:value-type="string" calcext:value-type="string">
            <text:p>BG: no relation</text:p>
            <text:p>CG: current::dev::cycle, progress relates to more commits, wrong::behavior to less</text:p>
          </table:table-cell>
          <table:table-cell table:style-name="ce12" office:value-type="string" calcext:value-type="string">
            <text:p>BG: Kruskal-Wallis - Significant difference False</text:p>
            <text:p>CG: Kruskal-Wallis - Significant difference True</text:p>
            <text:p>Abs. count: 51 (BG); 28 (CG)</text:p>
          </table:table-cell>
          <table:table-cell table:formula="of:=HYPERLINK(&quot;figures/boxplots/I6_I7_topic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4" table:visibility="filter">
          <table:table-cell table:formula="of:=ORG.LIBREOFFICE.REGEX([.E656]; &quot;[A-Z]+&quot;)" office:value-type="string" office:string-value="I" calcext:value-type="string">
            <text:p>I</text:p>
          </table:table-cell>
          <table:table-cell table:style-name="ce4" table:formula="of:=VALUE(ORG.LIBREOFFICE.REGEX([.E656]; &quot;[\d\.]+&quot;))" office:value-type="float" office:value="6" calcext:value-type="float">
            <text:p>6.0</text:p>
          </table:table-cell>
          <table:table-cell table:formula="of:=ORG.LIBREOFFICE.REGEX([.F656]; &quot;[A-Z]+&quot;)" office:value-type="string" office:string-value="I" calcext:value-type="string">
            <text:p>I</text:p>
          </table:table-cell>
          <table:table-cell table:style-name="ce4" table:formula="of:=VALUE(ORG.LIBREOFFICE.REGEX([.F656]; &quot;[\d\.]+&quot;))" office:value-type="float" office:value="10" calcext:value-type="float">
            <text:p>10.0</text:p>
          </table:table-cell>
          <table:table-cell office:value-type="string" calcext:value-type="string">
            <text:p>I6 - Aspects of introducing issue discussion: action</text:p>
          </table:table-cell>
          <table:table-cell office:value-type="string" calcext:value-type="string">
            <text:p>I10 - # Introducing issue comments [sum]</text:p>
          </table:table-cell>
          <table:table-cell table:style-name="ce20" office:value-type="string" calcext:value-type="string">
            <text:p>32 (ovr)</text:p>
          </table:table-cell>
          <table:table-cell table:style-name="ce1" table:formula="of:=ORG.LIBREOFFICE.REGEX([.G656]; &quot;^(\d+|\w)&quot;)" office:value-type="string" office:string-value="32" calcext:value-type="string">
            <text:p>32</text:p>
          </table:table-cell>
          <table:table-cell office:value-type="string" calcext:value-type="string">
            <text:p>BG: discussing and requesting relate to more comments</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6 (BG); 17 (CG)</text:p>
          </table:table-cell>
          <table:table-cell table:formula="of:=HYPERLINK(&quot;figures/boxplots/I6_I10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657]; &quot;[A-Z]+&quot;)" office:value-type="string" office:string-value="I" calcext:value-type="string">
            <text:p>I</text:p>
          </table:table-cell>
          <table:table-cell table:style-name="ce4" table:formula="of:=VALUE(ORG.LIBREOFFICE.REGEX([.E657]; &quot;[\d\.]+&quot;))" office:value-type="float" office:value="6" calcext:value-type="float">
            <text:p>6.0</text:p>
          </table:table-cell>
          <table:table-cell table:formula="of:=ORG.LIBREOFFICE.REGEX([.F657]; &quot;[A-Z]+&quot;)" office:value-type="string" office:string-value="I" calcext:value-type="string">
            <text:p>I</text:p>
          </table:table-cell>
          <table:table-cell table:style-name="ce4" table:formula="of:=VALUE(ORG.LIBREOFFICE.REGEX([.F657]; &quot;[\d\.]+&quot;))" office:value-type="float" office:value="10" calcext:value-type="float">
            <text:p>10.0</text:p>
          </table:table-cell>
          <table:table-cell office:value-type="string" calcext:value-type="string">
            <text:p>I6 - Aspects of introducing issue discussion: target</text:p>
          </table:table-cell>
          <table:table-cell office:value-type="string" calcext:value-type="string">
            <text:p>I10 - # Introducing issue comments [sum]</text:p>
          </table:table-cell>
          <table:table-cell table:style-name="ce20" office:value-type="string" calcext:value-type="string">
            <text:p>32</text:p>
          </table:table-cell>
          <table:table-cell table:style-name="ce1" table:formula="of:=ORG.LIBREOFFICE.REGEX([.G657]; &quot;^(\d+|\w)&quot;)" office:value-type="string" office:string-value="32" calcext:value-type="string">
            <text:p>32</text:p>
          </table:table-cell>
          <table:table-cell office:value-type="string" calcext:value-type="string">
            <text:p>BG: change and dev::process relate to more comments</text:p>
          </table:table-cell>
          <table:table-cell table:style-name="ce12" office:value-type="string" calcext:value-type="string">
            <text:p>BG and CG: no common fully valid labels</text:p>
            <text:p>CG: no fully valid labels</text:p>
            <text:p>BG: Kruskal-Wallis - Significant difference False</text:p>
            <text:p>CG: Kruskal-Wallis - Significant difference False</text:p>
            <text:p>Abs. count: 36 (BG); 17 (CG)</text:p>
          </table:table-cell>
          <table:table-cell table:formula="of:=HYPERLINK(&quot;figures/boxplots/I6_I10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658]; &quot;[A-Z]+&quot;)" office:value-type="string" office:string-value="I" calcext:value-type="string">
            <text:p>I</text:p>
          </table:table-cell>
          <table:table-cell table:style-name="ce4" table:formula="of:=VALUE(ORG.LIBREOFFICE.REGEX([.E658]; &quot;[\d\.]+&quot;))" office:value-type="float" office:value="6" calcext:value-type="float">
            <text:p>6.0</text:p>
          </table:table-cell>
          <table:table-cell table:formula="of:=ORG.LIBREOFFICE.REGEX([.F658]; &quot;[A-Z]+&quot;)" office:value-type="string" office:string-value="I" calcext:value-type="string">
            <text:p>I</text:p>
          </table:table-cell>
          <table:table-cell table:style-name="ce4" table:formula="of:=VALUE(ORG.LIBREOFFICE.REGEX([.F658]; &quot;[\d\.]+&quot;))" office:value-type="float" office:value="10" calcext:value-type="float">
            <text:p>10.0</text:p>
          </table:table-cell>
          <table:table-cell office:value-type="string" calcext:value-type="string">
            <text:p>I6 - Aspects of introducing issue discussion: topic</text:p>
          </table:table-cell>
          <table:table-cell office:value-type="string" calcext:value-type="string">
            <text:p>I10 - # Introducing issue comments [sum]</text:p>
          </table:table-cell>
          <table:table-cell table:style-name="ce20" office:value-type="string" calcext:value-type="string">
            <text:p>32</text:p>
          </table:table-cell>
          <table:table-cell table:style-name="ce1" table:formula="of:=ORG.LIBREOFFICE.REGEX([.G658]; &quot;^(\d+|\w)&quot;)" office:value-type="string" office:string-value="32" calcext:value-type="string">
            <text:p>32</text:p>
          </table:table-cell>
          <table:table-cell office:value-type="string" calcext:value-type="string">
            <text:p>BG: frequent labels relate to more comments than rest</text:p>
          </table:table-cell>
          <table:table-cell table:style-name="ce12" office:value-type="string" calcext:value-type="string">
            <text:p>BG and CG: no common fully valid labels</text:p>
            <text:p>CG: no fully valid labels</text:p>
            <text:p>BG: Kruskal-Wallis - Significant difference False</text:p>
            <text:p>CG: Kruskal-Wallis - Significant difference False</text:p>
            <text:p>Abs. count: 36 (BG); 17 (CG)</text:p>
          </table:table-cell>
          <table:table-cell table:formula="of:=HYPERLINK(&quot;figures/boxplots/I6_I10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659]; &quot;[A-Z]+&quot;)" office:value-type="string" office:string-value="I" calcext:value-type="string">
            <text:p>I</text:p>
          </table:table-cell>
          <table:table-cell table:style-name="ce4" table:formula="of:=VALUE(ORG.LIBREOFFICE.REGEX([.E659]; &quot;[\d\.]+&quot;))" office:value-type="float" office:value="6" calcext:value-type="float">
            <text:p>6.0</text:p>
          </table:table-cell>
          <table:table-cell table:formula="of:=ORG.LIBREOFFICE.REGEX([.F659]; &quot;[A-Z]+&quot;)" office:value-type="string" office:string-value="ML" calcext:value-type="string">
            <text:p>ML</text:p>
          </table:table-cell>
          <table:table-cell table:style-name="ce4" table:formula="of:=VALUE(ORG.LIBREOFFICE.REGEX([.F659]; &quot;[\d\.]+&quot;))" office:value-type="float" office:value="2" calcext:value-type="float">
            <text:p>2.0</text:p>
          </table:table-cell>
          <table:table-cell office:value-type="string" calcext:value-type="string">
            <text:p>I6 - Aspects of introducing issue discussion: action</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659];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660]; &quot;[A-Z]+&quot;)" office:value-type="string" office:string-value="I" calcext:value-type="string">
            <text:p>I</text:p>
          </table:table-cell>
          <table:table-cell table:style-name="ce4" table:formula="of:=VALUE(ORG.LIBREOFFICE.REGEX([.E660]; &quot;[\d\.]+&quot;))" office:value-type="float" office:value="6" calcext:value-type="float">
            <text:p>6.0</text:p>
          </table:table-cell>
          <table:table-cell table:formula="of:=ORG.LIBREOFFICE.REGEX([.F660]; &quot;[A-Z]+&quot;)" office:value-type="string" office:string-value="ML" calcext:value-type="string">
            <text:p>ML</text:p>
          </table:table-cell>
          <table:table-cell table:style-name="ce4" table:formula="of:=VALUE(ORG.LIBREOFFICE.REGEX([.F660]; &quot;[\d\.]+&quot;))" office:value-type="float" office:value="2" calcext:value-type="float">
            <text:p>2.0</text:p>
          </table:table-cell>
          <table:table-cell office:value-type="string" calcext:value-type="string">
            <text:p>I6 - Aspects of introducing issue discussion: target</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660];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661]; &quot;[A-Z]+&quot;)" office:value-type="string" office:string-value="I" calcext:value-type="string">
            <text:p>I</text:p>
          </table:table-cell>
          <table:table-cell table:style-name="ce4" table:formula="of:=VALUE(ORG.LIBREOFFICE.REGEX([.E661]; &quot;[\d\.]+&quot;))" office:value-type="float" office:value="6" calcext:value-type="float">
            <text:p>6.0</text:p>
          </table:table-cell>
          <table:table-cell table:formula="of:=ORG.LIBREOFFICE.REGEX([.F661]; &quot;[A-Z]+&quot;)" office:value-type="string" office:string-value="ML" calcext:value-type="string">
            <text:p>ML</text:p>
          </table:table-cell>
          <table:table-cell table:style-name="ce4" table:formula="of:=VALUE(ORG.LIBREOFFICE.REGEX([.F661]; &quot;[\d\.]+&quot;))" office:value-type="float" office:value="2" calcext:value-type="float">
            <text:p>2.0</text:p>
          </table:table-cell>
          <table:table-cell office:value-type="string" calcext:value-type="string">
            <text:p>I6 - Aspects of introducing issue discussion: topic</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66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662]; &quot;[A-Z]+&quot;)" office:value-type="string" office:string-value="I" calcext:value-type="string">
            <text:p>I</text:p>
          </table:table-cell>
          <table:table-cell table:style-name="ce4" table:formula="of:=VALUE(ORG.LIBREOFFICE.REGEX([.E662]; &quot;[\d\.]+&quot;))" office:value-type="float" office:value="6" calcext:value-type="float">
            <text:p>6.0</text:p>
          </table:table-cell>
          <table:table-cell table:formula="of:=ORG.LIBREOFFICE.REGEX([.F662]; &quot;[A-Z]+&quot;)" office:value-type="string" office:string-value="ML" calcext:value-type="string">
            <text:p>ML</text:p>
          </table:table-cell>
          <table:table-cell table:style-name="ce4" table:formula="of:=VALUE(ORG.LIBREOFFICE.REGEX([.F662]; &quot;[\d\.]+&quot;))" office:value-type="float" office:value="5" calcext:value-type="float">
            <text:p>5.0</text:p>
          </table:table-cell>
          <table:table-cell office:value-type="string" calcext:value-type="string">
            <text:p>I6 - Aspects of introducing issue discussion: action</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66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663]; &quot;[A-Z]+&quot;)" office:value-type="string" office:string-value="I" calcext:value-type="string">
            <text:p>I</text:p>
          </table:table-cell>
          <table:table-cell table:style-name="ce4" table:formula="of:=VALUE(ORG.LIBREOFFICE.REGEX([.E663]; &quot;[\d\.]+&quot;))" office:value-type="float" office:value="6" calcext:value-type="float">
            <text:p>6.0</text:p>
          </table:table-cell>
          <table:table-cell table:formula="of:=ORG.LIBREOFFICE.REGEX([.F663]; &quot;[A-Z]+&quot;)" office:value-type="string" office:string-value="ML" calcext:value-type="string">
            <text:p>ML</text:p>
          </table:table-cell>
          <table:table-cell table:style-name="ce4" table:formula="of:=VALUE(ORG.LIBREOFFICE.REGEX([.F663]; &quot;[\d\.]+&quot;))" office:value-type="float" office:value="5" calcext:value-type="float">
            <text:p>5.0</text:p>
          </table:table-cell>
          <table:table-cell office:value-type="string" calcext:value-type="string">
            <text:p>I6 - Aspects of introducing issue discussion: target</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66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664]; &quot;[A-Z]+&quot;)" office:value-type="string" office:string-value="I" calcext:value-type="string">
            <text:p>I</text:p>
          </table:table-cell>
          <table:table-cell table:style-name="ce4" table:formula="of:=VALUE(ORG.LIBREOFFICE.REGEX([.E664]; &quot;[\d\.]+&quot;))" office:value-type="float" office:value="6" calcext:value-type="float">
            <text:p>6.0</text:p>
          </table:table-cell>
          <table:table-cell table:formula="of:=ORG.LIBREOFFICE.REGEX([.F664]; &quot;[A-Z]+&quot;)" office:value-type="string" office:string-value="ML" calcext:value-type="string">
            <text:p>ML</text:p>
          </table:table-cell>
          <table:table-cell table:style-name="ce4" table:formula="of:=VALUE(ORG.LIBREOFFICE.REGEX([.F664]; &quot;[\d\.]+&quot;))" office:value-type="float" office:value="5" calcext:value-type="float">
            <text:p>5.0</text:p>
          </table:table-cell>
          <table:table-cell office:value-type="string" calcext:value-type="string">
            <text:p>I6 - Aspects of introducing issue discussion: topic</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66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665]; &quot;[A-Z]+&quot;)" office:value-type="string" office:string-value="I" calcext:value-type="string">
            <text:p>I</text:p>
          </table:table-cell>
          <table:table-cell table:style-name="ce4" table:formula="of:=VALUE(ORG.LIBREOFFICE.REGEX([.E665]; &quot;[\d\.]+&quot;))" office:value-type="float" office:value="6" calcext:value-type="float">
            <text:p>6.0</text:p>
          </table:table-cell>
          <table:table-cell table:formula="of:=ORG.LIBREOFFICE.REGEX([.F665]; &quot;[A-Z]+&quot;)" office:value-type="string" office:string-value="O" calcext:value-type="string">
            <text:p>O</text:p>
          </table:table-cell>
          <table:table-cell table:style-name="ce4" table:formula="of:=VALUE(ORG.LIBREOFFICE.REGEX([.F665]; &quot;[\d\.]+&quot;))" office:value-type="float" office:value="3" calcext:value-type="float">
            <text:p>3.0</text:p>
          </table:table-cell>
          <table:table-cell office:value-type="string" calcext:value-type="string">
            <text:p>I6 - Aspects of introducing issue discussion: action</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665];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666]; &quot;[A-Z]+&quot;)" office:value-type="string" office:string-value="I" calcext:value-type="string">
            <text:p>I</text:p>
          </table:table-cell>
          <table:table-cell table:style-name="ce4" table:formula="of:=VALUE(ORG.LIBREOFFICE.REGEX([.E666]; &quot;[\d\.]+&quot;))" office:value-type="float" office:value="6" calcext:value-type="float">
            <text:p>6.0</text:p>
          </table:table-cell>
          <table:table-cell table:formula="of:=ORG.LIBREOFFICE.REGEX([.F666]; &quot;[A-Z]+&quot;)" office:value-type="string" office:string-value="O" calcext:value-type="string">
            <text:p>O</text:p>
          </table:table-cell>
          <table:table-cell table:style-name="ce4" table:formula="of:=VALUE(ORG.LIBREOFFICE.REGEX([.F666]; &quot;[\d\.]+&quot;))" office:value-type="float" office:value="3" calcext:value-type="float">
            <text:p>3.0</text:p>
          </table:table-cell>
          <table:table-cell office:value-type="string" calcext:value-type="string">
            <text:p>I6 - Aspects of introducing issue discussion: target</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66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667]; &quot;[A-Z]+&quot;)" office:value-type="string" office:string-value="I" calcext:value-type="string">
            <text:p>I</text:p>
          </table:table-cell>
          <table:table-cell table:style-name="ce4" table:formula="of:=VALUE(ORG.LIBREOFFICE.REGEX([.E667]; &quot;[\d\.]+&quot;))" office:value-type="float" office:value="6" calcext:value-type="float">
            <text:p>6.0</text:p>
          </table:table-cell>
          <table:table-cell table:formula="of:=ORG.LIBREOFFICE.REGEX([.F667]; &quot;[A-Z]+&quot;)" office:value-type="string" office:string-value="O" calcext:value-type="string">
            <text:p>O</text:p>
          </table:table-cell>
          <table:table-cell table:style-name="ce4" table:formula="of:=VALUE(ORG.LIBREOFFICE.REGEX([.F667]; &quot;[\d\.]+&quot;))" office:value-type="float" office:value="3" calcext:value-type="float">
            <text:p>3.0</text:p>
          </table:table-cell>
          <table:table-cell office:value-type="string" calcext:value-type="string">
            <text:p>I6 - Aspects of introducing issue discussion: topic</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66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4" table:visibility="filter">
          <table:table-cell table:formula="of:=ORG.LIBREOFFICE.REGEX([.E668]; &quot;[A-Z]+&quot;)" office:value-type="string" office:string-value="I" calcext:value-type="string">
            <text:p>I</text:p>
          </table:table-cell>
          <table:table-cell table:style-name="ce4" table:formula="of:=VALUE(ORG.LIBREOFFICE.REGEX([.E668]; &quot;[\d\.]+&quot;))" office:value-type="float" office:value="6" calcext:value-type="float">
            <text:p>6.0</text:p>
          </table:table-cell>
          <table:table-cell table:formula="of:=ORG.LIBREOFFICE.REGEX([.F668]; &quot;[A-Z]+&quot;)" office:value-type="string" office:string-value="R" calcext:value-type="string">
            <text:p>R</text:p>
          </table:table-cell>
          <table:table-cell table:style-name="ce4" table:formula="of:=VALUE(ORG.LIBREOFFICE.REGEX([.F668]; &quot;[\d\.]+&quot;))" office:value-type="float" office:value="3" calcext:value-type="float">
            <text:p>3.0</text:p>
          </table:table-cell>
          <table:table-cell office:value-type="string" calcext:value-type="string">
            <text:p>I6 - Aspects of introducing issue discussion: action</text:p>
          </table:table-cell>
          <table:table-cell office:value-type="string" calcext:value-type="string">
            <text:p>R3 - # Reviewers [sum]</text:p>
          </table:table-cell>
          <table:table-cell table:style-name="ce20" office:value-type="string" calcext:value-type="string">
            <text:p>31</text:p>
          </table:table-cell>
          <table:table-cell table:style-name="ce1" table:formula="of:=ORG.LIBREOFFICE.REGEX([.G668]; &quot;^(\d+|\w)&quot;)" office:value-type="string" office:string-value="31" calcext:value-type="string">
            <text:p>31</text:p>
          </table:table-cell>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2 (BG); 21 (CG)</text:p>
          </table:table-cell>
          <table:table-cell table:formula="of:=HYPERLINK(&quot;figures/boxplots/I6_R3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669]; &quot;[A-Z]+&quot;)" office:value-type="string" office:string-value="I" calcext:value-type="string">
            <text:p>I</text:p>
          </table:table-cell>
          <table:table-cell table:style-name="ce4" table:formula="of:=VALUE(ORG.LIBREOFFICE.REGEX([.E669]; &quot;[\d\.]+&quot;))" office:value-type="float" office:value="6" calcext:value-type="float">
            <text:p>6.0</text:p>
          </table:table-cell>
          <table:table-cell table:formula="of:=ORG.LIBREOFFICE.REGEX([.F669]; &quot;[A-Z]+&quot;)" office:value-type="string" office:string-value="R" calcext:value-type="string">
            <text:p>R</text:p>
          </table:table-cell>
          <table:table-cell table:style-name="ce4" table:formula="of:=VALUE(ORG.LIBREOFFICE.REGEX([.F669]; &quot;[\d\.]+&quot;))" office:value-type="float" office:value="3" calcext:value-type="float">
            <text:p>3.0</text:p>
          </table:table-cell>
          <table:table-cell office:value-type="string" calcext:value-type="string">
            <text:p>I6 - Aspects of introducing issue discussion: target</text:p>
          </table:table-cell>
          <table:table-cell office:value-type="string" calcext:value-type="string">
            <text:p>R3 - # Reviewers [sum]</text:p>
          </table:table-cell>
          <table:table-cell table:style-name="ce20" office:value-type="string" calcext:value-type="string">
            <text:p>3.3 (ovr)</text:p>
          </table:table-cell>
          <table:table-cell table:style-name="ce1" table:formula="of:=ORG.LIBREOFFICE.REGEX([.G669]; &quot;^(\d+|\w)&quot;)" office:value-type="string" office:string-value="3" calcext:value-type="string">
            <text:p>3</text:p>
          </table:table-cell>
          <table:table-cell table:style-name="ce12" office:value-type="string" calcext:value-type="string">
            <text:p>BG: ref::ext::disc::source relates to more reviewers</text:p>
            <text:p>CG: no clear relation</text:p>
          </table:table-cell>
          <table:table-cell table:style-name="ce12" office:value-type="string" calcext:value-type="string">
            <text:p>BG: Kruskal-Wallis - Significant difference False</text:p>
            <text:p>CG: Kruskal-Wallis - Significant difference False</text:p>
            <text:p>Abs. count: 32 (BG); 21 (CG)</text:p>
          </table:table-cell>
          <table:table-cell table:formula="of:=HYPERLINK(&quot;figures/boxplots/I6_R3_target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3" table:visibility="filter">
          <table:table-cell table:formula="of:=ORG.LIBREOFFICE.REGEX([.E670]; &quot;[A-Z]+&quot;)" office:value-type="string" office:string-value="I" calcext:value-type="string">
            <text:p>I</text:p>
          </table:table-cell>
          <table:table-cell table:style-name="ce4" table:formula="of:=VALUE(ORG.LIBREOFFICE.REGEX([.E670]; &quot;[\d\.]+&quot;))" office:value-type="float" office:value="6" calcext:value-type="float">
            <text:p>6.0</text:p>
          </table:table-cell>
          <table:table-cell table:formula="of:=ORG.LIBREOFFICE.REGEX([.F670]; &quot;[A-Z]+&quot;)" office:value-type="string" office:string-value="R" calcext:value-type="string">
            <text:p>R</text:p>
          </table:table-cell>
          <table:table-cell table:style-name="ce4" table:formula="of:=VALUE(ORG.LIBREOFFICE.REGEX([.F670]; &quot;[\d\.]+&quot;))" office:value-type="float" office:value="3" calcext:value-type="float">
            <text:p>3.0</text:p>
          </table:table-cell>
          <table:table-cell office:value-type="string" calcext:value-type="string">
            <text:p>I6 - Aspects of introducing issue discussion: topic</text:p>
          </table:table-cell>
          <table:table-cell office:value-type="string" calcext:value-type="string">
            <text:p>R3 - # Reviewers [sum]</text:p>
          </table:table-cell>
          <table:table-cell table:style-name="ce20" office:value-type="string" calcext:value-type="string">
            <text:p>2.1 (nc)</text:p>
          </table:table-cell>
          <table:table-cell table:style-name="ce1" table:formula="of:=ORG.LIBREOFFICE.REGEX([.G670]; &quot;^(\d+|\w)&quot;)" office:value-type="string" office:string-value="2" calcext:value-type="string">
            <text:p>2</text:p>
          </table:table-cell>
          <table:table-cell table:style-name="ce12" office:value-type="string" calcext:value-type="string">
            <text:p>BG: progress, current::dev::cycle relates to more reviewers; solution::design, when::present, wrong::behavior relate to less</text:p>
            <text:p>CG: progress, current::dev::cycle relates to more reviewers; wrong::behavior to less</text:p>
          </table:table-cell>
          <table:table-cell table:style-name="ce12" office:value-type="string" calcext:value-type="string">
            <text:p>BG: Kruskal-Wallis - Significant difference False</text:p>
            <text:p>CG: Kruskal-Wallis - Significant difference False</text:p>
            <text:p>Abs. count: 32 (BG); 21 (CG)</text:p>
          </table:table-cell>
          <table:table-cell table:formula="of:=HYPERLINK(&quot;figures/boxplots/I6_R3_topic_histogram_boxplot.pdf&quot;; &quot;CLICK&quot;)" office:value-type="string" office:string-value="CLICK" calcext:value-type="string">
            <text:p>CLICK</text:p>
          </table:table-cell>
          <table:table-cell table:number-columns-repeated="1013"/>
        </table:table-row>
        <table:table-row table:style-name="ro4" table:visibility="filter">
          <table:table-cell table:formula="of:=ORG.LIBREOFFICE.REGEX([.E671]; &quot;[A-Z]+&quot;)" office:value-type="string" office:string-value="I" calcext:value-type="string">
            <text:p>I</text:p>
          </table:table-cell>
          <table:table-cell table:style-name="ce4" table:formula="of:=VALUE(ORG.LIBREOFFICE.REGEX([.E671]; &quot;[\d\.]+&quot;))" office:value-type="float" office:value="6" calcext:value-type="float">
            <text:p>6.0</text:p>
          </table:table-cell>
          <table:table-cell table:formula="of:=ORG.LIBREOFFICE.REGEX([.F671]; &quot;[A-Z]+&quot;)" office:value-type="string" office:string-value="R" calcext:value-type="string">
            <text:p>R</text:p>
          </table:table-cell>
          <table:table-cell table:style-name="ce4" table:formula="of:=VALUE(ORG.LIBREOFFICE.REGEX([.F671]; &quot;[\d\.]+&quot;))" office:value-type="float" office:value="5" calcext:value-type="float">
            <text:p>5.0</text:p>
          </table:table-cell>
          <table:table-cell office:value-type="string" calcext:value-type="string">
            <text:p>I6 - Aspects of introducing issue discussion: action</text:p>
          </table:table-cell>
          <table:table-cell office:value-type="string" calcext:value-type="string">
            <text:p>R5 - # Review comments [sum]</text:p>
          </table:table-cell>
          <table:table-cell table:style-name="ce20" office:value-type="string" calcext:value-type="string">
            <text:p>31</text:p>
          </table:table-cell>
          <table:table-cell table:style-name="ce1" table:formula="of:=ORG.LIBREOFFICE.REGEX([.G671]; &quot;^(\d+|\w)&quot;)" office:value-type="string" office:string-value="31" calcext:value-type="string">
            <text:p>31</text:p>
          </table:table-cell>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2 (BG); 21 (CG)</text:p>
          </table:table-cell>
          <table:table-cell table:formula="of:=HYPERLINK(&quot;figures/boxplots/I6_R5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672]; &quot;[A-Z]+&quot;)" office:value-type="string" office:string-value="I" calcext:value-type="string">
            <text:p>I</text:p>
          </table:table-cell>
          <table:table-cell table:style-name="ce4" table:formula="of:=VALUE(ORG.LIBREOFFICE.REGEX([.E672]; &quot;[\d\.]+&quot;))" office:value-type="float" office:value="6" calcext:value-type="float">
            <text:p>6.0</text:p>
          </table:table-cell>
          <table:table-cell table:formula="of:=ORG.LIBREOFFICE.REGEX([.F672]; &quot;[A-Z]+&quot;)" office:value-type="string" office:string-value="R" calcext:value-type="string">
            <text:p>R</text:p>
          </table:table-cell>
          <table:table-cell table:style-name="ce4" table:formula="of:=VALUE(ORG.LIBREOFFICE.REGEX([.F672]; &quot;[\d\.]+&quot;))" office:value-type="float" office:value="5" calcext:value-type="float">
            <text:p>5.0</text:p>
          </table:table-cell>
          <table:table-cell office:value-type="string" calcext:value-type="string">
            <text:p>I6 - Aspects of introducing issue discussion: target</text:p>
          </table:table-cell>
          <table:table-cell office:value-type="string" calcext:value-type="string">
            <text:p>R5 - # Review comments [sum]</text:p>
          </table:table-cell>
          <table:table-cell table:style-name="ce20" office:value-type="string" calcext:value-type="string">
            <text:p>3.3 (ovr)</text:p>
          </table:table-cell>
          <table:table-cell table:style-name="ce1" table:formula="of:=ORG.LIBREOFFICE.REGEX([.G672]; &quot;^(\d+|\w)&quot;)" office:value-type="string" office:string-value="3" calcext:value-type="string">
            <text:p>3</text:p>
          </table:table-cell>
          <table:table-cell table:style-name="ce12" office:value-type="string" calcext:value-type="string">
            <text:p>BG: external::disc:src relates to more commits</text:p>
          </table:table-cell>
          <table:table-cell table:style-name="ce12" office:value-type="string" calcext:value-type="string">
            <text:p>BG: Kruskal-Wallis - Significant difference False</text:p>
            <text:p>CG: Kruskal-Wallis - Significant difference False</text:p>
            <text:p>Abs. count: 32 (BG); 21 (CG)</text:p>
          </table:table-cell>
          <table:table-cell table:formula="of:=HYPERLINK(&quot;figures/boxplots/I6_R5_target_histogram_boxplot.pdf&quot;; &quot;CLICK&quot;)" office:value-type="string" office:string-value="CLICK" calcext:value-type="string">
            <text:p>CLICK</text:p>
          </table:table-cell>
          <table:table-cell table:number-columns-repeated="2"/>
          <table:table-cell office:value-type="string" calcext:value-type="string">
            <text:p>BG</text:p>
          </table:table-cell>
          <table:table-cell table:number-columns-repeated="1010"/>
        </table:table-row>
        <table:table-row table:style-name="ro3" table:visibility="filter">
          <table:table-cell table:formula="of:=ORG.LIBREOFFICE.REGEX([.E673]; &quot;[A-Z]+&quot;)" office:value-type="string" office:string-value="I" calcext:value-type="string">
            <text:p>I</text:p>
          </table:table-cell>
          <table:table-cell table:style-name="ce4" table:formula="of:=VALUE(ORG.LIBREOFFICE.REGEX([.E673]; &quot;[\d\.]+&quot;))" office:value-type="float" office:value="6" calcext:value-type="float">
            <text:p>6.0</text:p>
          </table:table-cell>
          <table:table-cell table:formula="of:=ORG.LIBREOFFICE.REGEX([.F673]; &quot;[A-Z]+&quot;)" office:value-type="string" office:string-value="R" calcext:value-type="string">
            <text:p>R</text:p>
          </table:table-cell>
          <table:table-cell table:style-name="ce4" table:formula="of:=VALUE(ORG.LIBREOFFICE.REGEX([.F673]; &quot;[\d\.]+&quot;))" office:value-type="float" office:value="5" calcext:value-type="float">
            <text:p>5.0</text:p>
          </table:table-cell>
          <table:table-cell office:value-type="string" calcext:value-type="string">
            <text:p>I6 - Aspects of introducing issue discussion: topic</text:p>
          </table:table-cell>
          <table:table-cell office:value-type="string" calcext:value-type="string">
            <text:p>R5 - # Review comments [sum]</text:p>
          </table:table-cell>
          <table:table-cell table:style-name="ce20" office:value-type="string" calcext:value-type="string">
            <text:p>2.1 (nc)</text:p>
          </table:table-cell>
          <table:table-cell table:style-name="ce1" table:formula="of:=ORG.LIBREOFFICE.REGEX([.G673]; &quot;^(\d+|\w)&quot;)" office:value-type="string" office:string-value="2" calcext:value-type="string">
            <text:p>2</text:p>
          </table:table-cell>
          <table:table-cell table:style-name="ce12" office:value-type="string" calcext:value-type="string">
            <text:p>BG: progress, current::dev::cycle relates to more comments; solution::design, when::present,  wrong::behavior to less</text:p>
            <text:p>CG: current::dev::cycle relates to more comments; wrong::behavior to less; progress too weak</text:p>
          </table:table-cell>
          <table:table-cell table:style-name="ce12" office:value-type="string" calcext:value-type="string">
            <text:p>BG: Kruskal-Wallis - Significant difference False</text:p>
            <text:p>CG: Kruskal-Wallis - Significant difference False</text:p>
            <text:p>Abs. count: 32 (BG); 21 (CG)</text:p>
          </table:table-cell>
          <table:table-cell table:formula="of:=HYPERLINK(&quot;figures/boxplots/I6_R5_topic_histogram_boxplot.pdf&quot;; &quot;CLICK&quot;)" office:value-type="string" office:string-value="CLICK" calcext:value-type="string">
            <text:p>CLICK</text:p>
          </table:table-cell>
          <table:table-cell table:number-columns-repeated="1013"/>
        </table:table-row>
        <table:table-row table:style-name="ro4" table:visibility="filter">
          <table:table-cell table:formula="of:=ORG.LIBREOFFICE.REGEX([.E674]; &quot;[A-Z]+&quot;)" office:value-type="string" office:string-value="I" calcext:value-type="string">
            <text:p>I</text:p>
          </table:table-cell>
          <table:table-cell table:style-name="ce4" table:formula="of:=VALUE(ORG.LIBREOFFICE.REGEX([.E674]; &quot;[\d\.]+&quot;))" office:value-type="float" office:value="6" calcext:value-type="float">
            <text:p>6.0</text:p>
          </table:table-cell>
          <table:table-cell table:formula="of:=ORG.LIBREOFFICE.REGEX([.F674]; &quot;[A-Z]+&quot;)" office:value-type="string" office:string-value="R" calcext:value-type="string">
            <text:p>R</text:p>
          </table:table-cell>
          <table:table-cell table:style-name="ce4" table:formula="of:=VALUE(ORG.LIBREOFFICE.REGEX([.F674]; &quot;[\d\.]+&quot;))" office:value-type="float" office:value="6" calcext:value-type="float">
            <text:p>6.0</text:p>
          </table:table-cell>
          <table:table-cell office:value-type="string" calcext:value-type="string">
            <text:p>I6 - Aspects of introducing issue discussion: action</text:p>
          </table:table-cell>
          <table:table-cell office:value-type="string" calcext:value-type="string">
            <text:p>R6 - # Rounds of code review [sum]</text:p>
          </table:table-cell>
          <table:table-cell table:style-name="ce20" office:value-type="string" calcext:value-type="string">
            <text:p>31</text:p>
          </table:table-cell>
          <table:table-cell table:style-name="ce1" table:formula="of:=ORG.LIBREOFFICE.REGEX([.G674]; &quot;^(\d+|\w)&quot;)" office:value-type="string" office:string-value="31" calcext:value-type="string">
            <text:p>31</text:p>
          </table:table-cell>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32 (BG); 21 (CG)</text:p>
          </table:table-cell>
          <table:table-cell table:formula="of:=HYPERLINK(&quot;figures/boxplots/I6_R6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675]; &quot;[A-Z]+&quot;)" office:value-type="string" office:string-value="I" calcext:value-type="string">
            <text:p>I</text:p>
          </table:table-cell>
          <table:table-cell table:style-name="ce4" table:formula="of:=VALUE(ORG.LIBREOFFICE.REGEX([.E675]; &quot;[\d\.]+&quot;))" office:value-type="float" office:value="6" calcext:value-type="float">
            <text:p>6.0</text:p>
          </table:table-cell>
          <table:table-cell table:formula="of:=ORG.LIBREOFFICE.REGEX([.F675]; &quot;[A-Z]+&quot;)" office:value-type="string" office:string-value="R" calcext:value-type="string">
            <text:p>R</text:p>
          </table:table-cell>
          <table:table-cell table:style-name="ce4" table:formula="of:=VALUE(ORG.LIBREOFFICE.REGEX([.F675]; &quot;[\d\.]+&quot;))" office:value-type="float" office:value="6" calcext:value-type="float">
            <text:p>6.0</text:p>
          </table:table-cell>
          <table:table-cell office:value-type="string" calcext:value-type="string">
            <text:p>I6 - Aspects of introducing issue discussion: target</text:p>
          </table:table-cell>
          <table:table-cell office:value-type="string" calcext:value-type="string">
            <text:p>R6 - # Rounds of code review [sum]</text:p>
          </table:table-cell>
          <table:table-cell table:style-name="ce20" office:value-type="string" calcext:value-type="string">
            <text:p>3.1 (ovr)</text:p>
          </table:table-cell>
          <table:table-cell table:style-name="ce1" table:formula="of:=ORG.LIBREOFFICE.REGEX([.G675]; &quot;^(\d+|\w)&quot;)" office:value-type="string" office:string-value="3" calcext:value-type="string">
            <text:p>3</text:p>
          </table:table-cell>
          <table:table-cell table:style-name="ce12" office:value-type="string" calcext:value-type="string">
            <text:p>BG: change relates to less rounds of review</text:p>
            <text:p>CG: change relates to more rounds of review</text:p>
          </table:table-cell>
          <table:table-cell table:style-name="ce12" office:value-type="string" calcext:value-type="string">
            <text:p>BG: Kruskal-Wallis - Significant difference False</text:p>
            <text:p>CG: Kruskal-Wallis - Significant difference False</text:p>
            <text:p>Abs. count: 32 (BG); 21 (CG)</text:p>
          </table:table-cell>
          <table:table-cell table:formula="of:=HYPERLINK(&quot;figures/boxplots/I6_R6_target_histogram_boxplot.pdf&quot;; &quot;CLICK&quot;)" office:value-type="string" office:string-value="CLICK" calcext:value-type="string">
            <text:p>CLICK</text:p>
          </table:table-cell>
          <table:table-cell/>
          <table:table-cell table:style-name="ce33" office:value-type="boolean" office:boolean-value="true" calcext:value-type="boolean">
            <text:p>TRUE</text:p>
          </table:table-cell>
          <table:table-cell table:number-columns-repeated="1011"/>
        </table:table-row>
        <table:table-row table:style-name="ro2" table:visibility="filter">
          <table:table-cell table:formula="of:=ORG.LIBREOFFICE.REGEX([.E676]; &quot;[A-Z]+&quot;)" office:value-type="string" office:string-value="I" calcext:value-type="string">
            <text:p>I</text:p>
          </table:table-cell>
          <table:table-cell table:style-name="ce4" table:formula="of:=VALUE(ORG.LIBREOFFICE.REGEX([.E676]; &quot;[\d\.]+&quot;))" office:value-type="float" office:value="6" calcext:value-type="float">
            <text:p>6.0</text:p>
          </table:table-cell>
          <table:table-cell table:formula="of:=ORG.LIBREOFFICE.REGEX([.F676]; &quot;[A-Z]+&quot;)" office:value-type="string" office:string-value="R" calcext:value-type="string">
            <text:p>R</text:p>
          </table:table-cell>
          <table:table-cell table:style-name="ce4" table:formula="of:=VALUE(ORG.LIBREOFFICE.REGEX([.F676]; &quot;[\d\.]+&quot;))" office:value-type="float" office:value="6" calcext:value-type="float">
            <text:p>6.0</text:p>
          </table:table-cell>
          <table:table-cell office:value-type="string" calcext:value-type="string">
            <text:p>I6 - Aspects of introducing issue discussion: topic</text:p>
          </table:table-cell>
          <table:table-cell office:value-type="string" calcext:value-type="string">
            <text:p>R6 - # Rounds of code review [sum]</text:p>
          </table:table-cell>
          <table:table-cell table:style-name="ce20" office:value-type="string" calcext:value-type="string">
            <text:p>3.1 (ovr)</text:p>
          </table:table-cell>
          <table:table-cell table:style-name="ce1" table:formula="of:=ORG.LIBREOFFICE.REGEX([.G676]; &quot;^(\d+|\w)&quot;)" office:value-type="string" office:string-value="3" calcext:value-type="string">
            <text:p>3</text:p>
          </table:table-cell>
          <table:table-cell table:style-name="ce12" office:value-type="string" calcext:value-type="string">
            <text:p>BG: current::dev::cycle relates to more rounds; solution::design, when::present, wrong::behavior to less</text:p>
            <text:p>CG: current::dev::cylce relates to more rounds (too weak); progress relates to less</text:p>
          </table:table-cell>
          <table:table-cell table:style-name="ce12" office:value-type="string" calcext:value-type="string">
            <text:p>BG: Kruskal-Wallis - Significant difference True</text:p>
            <text:p>CG: Kruskal-Wallis - Significant difference False</text:p>
            <text:p>Abs. count: 32 (BG); 21 (CG)</text:p>
          </table:table-cell>
          <table:table-cell table:formula="of:=HYPERLINK(&quot;figures/boxplots/I6_R6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677]; &quot;[A-Z]+&quot;)" office:value-type="string" office:string-value="I" calcext:value-type="string">
            <text:p>I</text:p>
          </table:table-cell>
          <table:table-cell table:style-name="ce4" table:formula="of:=VALUE(ORG.LIBREOFFICE.REGEX([.E677]; &quot;[\d\.]+&quot;))" office:value-type="float" office:value="8" calcext:value-type="float">
            <text:p>8.0</text:p>
          </table:table-cell>
          <table:table-cell table:formula="of:=ORG.LIBREOFFICE.REGEX([.F677]; &quot;[A-Z]+&quot;)" office:value-type="string" office:string-value="C" calcext:value-type="string">
            <text:p>C</text:p>
          </table:table-cell>
          <table:table-cell table:style-name="ce4" table:formula="of:=VALUE(ORG.LIBREOFFICE.REGEX([.F677]; &quot;[\d\.]+&quot;))" office:value-type="float" office:value="3" calcext:value-type="float">
            <text:p>3.0</text:p>
          </table:table-cell>
          <table:table-cell office:value-type="string" calcext:value-type="string">
            <text:p>I8 - does it have a wiki? or does it have a specification? [any]</text:p>
          </table:table-cell>
          <table:table-cell office:value-type="string" calcext:value-type="string">
            <text:p>C3 - # Files changed</text:p>
          </table:table-cell>
          <table:table-cell table:style-name="ce20" office:value-type="string" calcext:value-type="string">
            <text:p>31</text:p>
          </table:table-cell>
          <table:table-cell table:style-name="ce1" table:formula="of:=ORG.LIBREOFFICE.REGEX([.G677]; &quot;^(\d+|\w)&quot;)" office:value-type="string" office:string-value="31" calcext:value-type="string">
            <text:p>31</text:p>
          </table:table-cell>
          <table:table-cell office:value-type="string" calcext:value-type="string">
            <text:p>BG: no relation</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51 (BG); 28 (CG)</text:p>
          </table:table-cell>
          <table:table-cell table:formula="of:=HYPERLINK(&quot;figures/boxplots/I8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78]; &quot;[A-Z]+&quot;)" office:value-type="string" office:string-value="I" calcext:value-type="string">
            <text:p>I</text:p>
          </table:table-cell>
          <table:table-cell table:style-name="ce4" table:formula="of:=VALUE(ORG.LIBREOFFICE.REGEX([.E678]; &quot;[\d\.]+&quot;))" office:value-type="float" office:value="8" calcext:value-type="float">
            <text:p>8.0</text:p>
          </table:table-cell>
          <table:table-cell table:formula="of:=ORG.LIBREOFFICE.REGEX([.F678]; &quot;[A-Z]+&quot;)" office:value-type="string" office:string-value="C" calcext:value-type="string">
            <text:p>C</text:p>
          </table:table-cell>
          <table:table-cell table:style-name="ce4" table:formula="of:=VALUE(ORG.LIBREOFFICE.REGEX([.F678]; &quot;[\d\.]+&quot;))" office:value-type="float" office:value="4" calcext:value-type="float">
            <text:p>4.0</text:p>
          </table:table-cell>
          <table:table-cell office:value-type="string" calcext:value-type="string">
            <text:p>I8 - does it have a wiki? or does it have a specification? [any]</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67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8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79]; &quot;[A-Z]+&quot;)" office:value-type="string" office:string-value="I" calcext:value-type="string">
            <text:p>I</text:p>
          </table:table-cell>
          <table:table-cell table:style-name="ce4" table:formula="of:=VALUE(ORG.LIBREOFFICE.REGEX([.E679]; &quot;[\d\.]+&quot;))" office:value-type="float" office:value="8" calcext:value-type="float">
            <text:p>8.0</text:p>
          </table:table-cell>
          <table:table-cell table:formula="of:=ORG.LIBREOFFICE.REGEX([.F679]; &quot;[A-Z]+&quot;)" office:value-type="string" office:string-value="C" calcext:value-type="string">
            <text:p>C</text:p>
          </table:table-cell>
          <table:table-cell table:style-name="ce4" table:formula="of:=VALUE(ORG.LIBREOFFICE.REGEX([.F679]; &quot;[\d\.]+&quot;))" office:value-type="float" office:value="5" calcext:value-type="float">
            <text:p>5.0</text:p>
          </table:table-cell>
          <table:table-cell office:value-type="string" calcext:value-type="string">
            <text:p>I8 - does it have a wiki? or does it have a specification? [any]</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67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8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80]; &quot;[A-Z]+&quot;)" office:value-type="string" office:string-value="I" calcext:value-type="string">
            <text:p>I</text:p>
          </table:table-cell>
          <table:table-cell table:style-name="ce4" table:formula="of:=VALUE(ORG.LIBREOFFICE.REGEX([.E680]; &quot;[\d\.]+&quot;))" office:value-type="float" office:value="8" calcext:value-type="float">
            <text:p>8.0</text:p>
          </table:table-cell>
          <table:table-cell table:formula="of:=ORG.LIBREOFFICE.REGEX([.F680]; &quot;[A-Z]+&quot;)" office:value-type="string" office:string-value="C" calcext:value-type="string">
            <text:p>C</text:p>
          </table:table-cell>
          <table:table-cell table:style-name="ce4" table:formula="of:=VALUE(ORG.LIBREOFFICE.REGEX([.F680]; &quot;[\d\.]+&quot;))" office:value-type="float" office:value="6" calcext:value-type="float">
            <text:p>6.0</text:p>
          </table:table-cell>
          <table:table-cell office:value-type="string" calcext:value-type="string">
            <text:p>I8 - does it have a wiki? or does it have a specification? [any]</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68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51 (BG); 0 (CG)</text:p>
          </table:table-cell>
          <table:table-cell table:formula="of:=HYPERLINK(&quot;figures/boxplots/I8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81]; &quot;[A-Z]+&quot;)" office:value-type="string" office:string-value="I" calcext:value-type="string">
            <text:p>I</text:p>
          </table:table-cell>
          <table:table-cell table:style-name="ce4" table:formula="of:=VALUE(ORG.LIBREOFFICE.REGEX([.E681]; &quot;[\d\.]+&quot;))" office:value-type="float" office:value="8" calcext:value-type="float">
            <text:p>8.0</text:p>
          </table:table-cell>
          <table:table-cell table:formula="of:=ORG.LIBREOFFICE.REGEX([.F681]; &quot;[A-Z]+&quot;)" office:value-type="string" office:string-value="F" calcext:value-type="string">
            <text:p>F</text:p>
          </table:table-cell>
          <table:table-cell table:style-name="ce4" table:formula="of:=VALUE(ORG.LIBREOFFICE.REGEX([.F681]; &quot;[\d\.]+&quot;))" office:value-type="float" office:value="4" calcext:value-type="float">
            <text:p>4.0</text:p>
          </table:table-cell>
          <table:table-cell office:value-type="string" calcext:value-type="string">
            <text:p>I8 - does it have a wiki? or does it have a specification? [any]</text:p>
          </table:table-cell>
          <table:table-cell office:value-type="string" calcext:value-type="string">
            <text:p>F4 - # Bug discussants</text:p>
          </table:table-cell>
          <table:table-cell office:value-type="string" calcext:value-type="string">
            <text:p>32</text:p>
          </table:table-cell>
          <table:table-cell table:style-name="ce1" table:formula="of:=ORG.LIBREOFFICE.REGEX([.G681]; &quot;^(\d+|\w)&quot;)" office:value-type="string" office:string-value="32" calcext:value-type="string">
            <text:p>32</text:p>
          </table:table-cell>
          <table:table-cell office:value-type="string" calcext:value-type="string">
            <text:p>BG: true relates to more discussants</text:p>
          </table:table-cell>
          <table:table-cell table:style-name="ce12" office:value-type="string" calcext:value-type="string">
            <text:p>BG and CG: no common fully valid labels</text:p>
            <text:p>CG: no frequent labels</text:p>
            <text:p>BG: Kruskal-Wallis - Significant difference True</text:p>
            <text:p>Abs. count: 51 (BG); 0 (CG)</text:p>
          </table:table-cell>
          <table:table-cell table:formula="of:=HYPERLINK(&quot;figures/boxplots/I8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682]; &quot;[A-Z]+&quot;)" office:value-type="string" office:string-value="I" calcext:value-type="string">
            <text:p>I</text:p>
          </table:table-cell>
          <table:table-cell table:style-name="ce4" table:formula="of:=VALUE(ORG.LIBREOFFICE.REGEX([.E682]; &quot;[\d\.]+&quot;))" office:value-type="float" office:value="8" calcext:value-type="float">
            <text:p>8.0</text:p>
          </table:table-cell>
          <table:table-cell table:formula="of:=ORG.LIBREOFFICE.REGEX([.F682]; &quot;[A-Z]+&quot;)" office:value-type="string" office:string-value="F" calcext:value-type="string">
            <text:p>F</text:p>
          </table:table-cell>
          <table:table-cell table:style-name="ce4" table:formula="of:=VALUE(ORG.LIBREOFFICE.REGEX([.F682]; &quot;[\d\.]+&quot;))" office:value-type="float" office:value="9" calcext:value-type="float">
            <text:p>9.0</text:p>
          </table:table-cell>
          <table:table-cell office:value-type="string" calcext:value-type="string">
            <text:p>I8 - does it have a wiki? or does it have a specification? [any]</text:p>
          </table:table-cell>
          <table:table-cell office:value-type="string" calcext:value-type="string">
            <text:p>F9 - # Bug comments [sum]</text:p>
          </table:table-cell>
          <table:table-cell office:value-type="string" calcext:value-type="string">
            <text:p>32</text:p>
          </table:table-cell>
          <table:table-cell table:style-name="ce1" table:formula="of:=ORG.LIBREOFFICE.REGEX([.G682]; &quot;^(\d+|\w)&quot;)" office:value-type="string" office:string-value="32" calcext:value-type="string">
            <text:p>32</text:p>
          </table:table-cell>
          <table:table-cell office:value-type="string" calcext:value-type="string">
            <text:p>BG: true relates to more comments</text:p>
          </table:table-cell>
          <table:table-cell table:style-name="ce12" office:value-type="string" calcext:value-type="string">
            <text:p>BG and CG: no common fully valid labels</text:p>
            <text:p>CG: no frequent labels</text:p>
            <text:p>BG: Kruskal-Wallis - Significant difference True</text:p>
            <text:p>Abs. count: 51 (BG); 0 (CG)</text:p>
          </table:table-cell>
          <table:table-cell table:formula="of:=HYPERLINK(&quot;figures/boxplots/I8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table-cell table:formula="of:=ORG.LIBREOFFICE.REGEX([.E683]; &quot;[A-Z]+&quot;)" office:value-type="string" office:string-value="I" calcext:value-type="string">
            <text:p>I</text:p>
          </table:table-cell>
          <table:table-cell table:style-name="ce4" table:formula="of:=VALUE(ORG.LIBREOFFICE.REGEX([.E683]; &quot;[\d\.]+&quot;))" office:value-type="float" office:value="8" calcext:value-type="float">
            <text:p>8.0</text:p>
          </table:table-cell>
          <table:table-cell table:formula="of:=ORG.LIBREOFFICE.REGEX([.F683]; &quot;[A-Z]+&quot;)" office:value-type="string" office:string-value="I" calcext:value-type="string">
            <text:p>I</text:p>
          </table:table-cell>
          <table:table-cell table:style-name="ce4" table:formula="of:=VALUE(ORG.LIBREOFFICE.REGEX([.F683]; &quot;[\d\.]+&quot;))" office:value-type="float" office:value="5" calcext:value-type="float">
            <text:p>5.0</text:p>
          </table:table-cell>
          <table:table-cell office:value-type="string" calcext:value-type="string">
            <text:p>I8 - does it have a wiki? or does it have a specification? [any]</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68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4" table:visibility="filter">
          <table:table-cell table:formula="of:=ORG.LIBREOFFICE.REGEX([.E684]; &quot;[A-Z]+&quot;)" office:value-type="string" office:string-value="I" calcext:value-type="string">
            <text:p>I</text:p>
          </table:table-cell>
          <table:table-cell table:style-name="ce4" table:formula="of:=VALUE(ORG.LIBREOFFICE.REGEX([.E684]; &quot;[\d\.]+&quot;))" office:value-type="float" office:value="8" calcext:value-type="float">
            <text:p>8.0</text:p>
          </table:table-cell>
          <table:table-cell table:formula="of:=ORG.LIBREOFFICE.REGEX([.F684]; &quot;[A-Z]+&quot;)" office:value-type="string" office:string-value="I" calcext:value-type="string">
            <text:p>I</text:p>
          </table:table-cell>
          <table:table-cell table:style-name="ce4" table:formula="of:=VALUE(ORG.LIBREOFFICE.REGEX([.F684]; &quot;[\d\.]+&quot;))" office:value-type="float" office:value="7" calcext:value-type="float">
            <text:p>7.0</text:p>
          </table:table-cell>
          <table:table-cell office:value-type="string" calcext:value-type="string">
            <text:p>I8 - does it have a wiki? or does it have a specification? [any]</text:p>
          </table:table-cell>
          <table:table-cell office:value-type="string" calcext:value-type="string">
            <text:p>I7 - # Introducing issue commits [sum]</text:p>
          </table:table-cell>
          <table:table-cell table:style-name="ce20" office:value-type="string" calcext:value-type="string">
            <text:p>31</text:p>
          </table:table-cell>
          <table:table-cell table:style-name="ce1" table:formula="of:=ORG.LIBREOFFICE.REGEX([.G684]; &quot;^(\d+|\w)&quot;)" office:value-type="string" office:string-value="31" calcext:value-type="string">
            <text:p>31</text:p>
          </table:table-cell>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51 (BG); 28 (CG)</text:p>
          </table:table-cell>
          <table:table-cell table:formula="of:=HYPERLINK(&quot;figures/boxplots/I8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685]; &quot;[A-Z]+&quot;)" office:value-type="string" office:string-value="I" calcext:value-type="string">
            <text:p>I</text:p>
          </table:table-cell>
          <table:table-cell table:style-name="ce4" table:formula="of:=VALUE(ORG.LIBREOFFICE.REGEX([.E685]; &quot;[\d\.]+&quot;))" office:value-type="float" office:value="8" calcext:value-type="float">
            <text:p>8.0</text:p>
          </table:table-cell>
          <table:table-cell table:formula="of:=ORG.LIBREOFFICE.REGEX([.F685]; &quot;[A-Z]+&quot;)" office:value-type="string" office:string-value="I" calcext:value-type="string">
            <text:p>I</text:p>
          </table:table-cell>
          <table:table-cell table:style-name="ce4" table:formula="of:=VALUE(ORG.LIBREOFFICE.REGEX([.F685]; &quot;[\d\.]+&quot;))" office:value-type="float" office:value="10" calcext:value-type="float">
            <text:p>10.0</text:p>
          </table:table-cell>
          <table:table-cell office:value-type="string" calcext:value-type="string">
            <text:p>I8 - does it have a wiki? or does it have a specification? [any]</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68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686]; &quot;[A-Z]+&quot;)" office:value-type="string" office:string-value="I" calcext:value-type="string">
            <text:p>I</text:p>
          </table:table-cell>
          <table:table-cell table:style-name="ce4" table:formula="of:=VALUE(ORG.LIBREOFFICE.REGEX([.E686]; &quot;[\d\.]+&quot;))" office:value-type="float" office:value="8" calcext:value-type="float">
            <text:p>8.0</text:p>
          </table:table-cell>
          <table:table-cell table:formula="of:=ORG.LIBREOFFICE.REGEX([.F686]; &quot;[A-Z]+&quot;)" office:value-type="string" office:string-value="ML" calcext:value-type="string">
            <text:p>ML</text:p>
          </table:table-cell>
          <table:table-cell table:style-name="ce4" table:formula="of:=VALUE(ORG.LIBREOFFICE.REGEX([.F686]; &quot;[\d\.]+&quot;))" office:value-type="float" office:value="2" calcext:value-type="float">
            <text:p>2.0</text:p>
          </table:table-cell>
          <table:table-cell office:value-type="string" calcext:value-type="string">
            <text:p>I8 - does it have a wiki? or does it have a specification? [any]</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68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687]; &quot;[A-Z]+&quot;)" office:value-type="string" office:string-value="I" calcext:value-type="string">
            <text:p>I</text:p>
          </table:table-cell>
          <table:table-cell table:style-name="ce4" table:formula="of:=VALUE(ORG.LIBREOFFICE.REGEX([.E687]; &quot;[\d\.]+&quot;))" office:value-type="float" office:value="8" calcext:value-type="float">
            <text:p>8.0</text:p>
          </table:table-cell>
          <table:table-cell table:formula="of:=ORG.LIBREOFFICE.REGEX([.F687]; &quot;[A-Z]+&quot;)" office:value-type="string" office:string-value="ML" calcext:value-type="string">
            <text:p>ML</text:p>
          </table:table-cell>
          <table:table-cell table:style-name="ce4" table:formula="of:=VALUE(ORG.LIBREOFFICE.REGEX([.F687]; &quot;[\d\.]+&quot;))" office:value-type="float" office:value="5" calcext:value-type="float">
            <text:p>5.0</text:p>
          </table:table-cell>
          <table:table-cell office:value-type="string" calcext:value-type="string">
            <text:p>I8 - does it have a wiki? or does it have a specification? [any]</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68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688]; &quot;[A-Z]+&quot;)" office:value-type="string" office:string-value="I" calcext:value-type="string">
            <text:p>I</text:p>
          </table:table-cell>
          <table:table-cell table:style-name="ce4" table:formula="of:=VALUE(ORG.LIBREOFFICE.REGEX([.E688]; &quot;[\d\.]+&quot;))" office:value-type="float" office:value="8" calcext:value-type="float">
            <text:p>8.0</text:p>
          </table:table-cell>
          <table:table-cell table:formula="of:=ORG.LIBREOFFICE.REGEX([.F688]; &quot;[A-Z]+&quot;)" office:value-type="string" office:string-value="O" calcext:value-type="string">
            <text:p>O</text:p>
          </table:table-cell>
          <table:table-cell table:style-name="ce4" table:formula="of:=VALUE(ORG.LIBREOFFICE.REGEX([.F688]; &quot;[\d\.]+&quot;))" office:value-type="float" office:value="3" calcext:value-type="float">
            <text:p>3.0</text:p>
          </table:table-cell>
          <table:table-cell office:value-type="string" calcext:value-type="string">
            <text:p>I8 - does it have a wiki? or does it have a specification? [any]</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68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4" table:visibility="filter">
          <table:table-cell table:formula="of:=ORG.LIBREOFFICE.REGEX([.E689]; &quot;[A-Z]+&quot;)" office:value-type="string" office:string-value="I" calcext:value-type="string">
            <text:p>I</text:p>
          </table:table-cell>
          <table:table-cell table:style-name="ce4" table:formula="of:=VALUE(ORG.LIBREOFFICE.REGEX([.E689]; &quot;[\d\.]+&quot;))" office:value-type="float" office:value="8" calcext:value-type="float">
            <text:p>8.0</text:p>
          </table:table-cell>
          <table:table-cell table:formula="of:=ORG.LIBREOFFICE.REGEX([.F689]; &quot;[A-Z]+&quot;)" office:value-type="string" office:string-value="R" calcext:value-type="string">
            <text:p>R</text:p>
          </table:table-cell>
          <table:table-cell table:style-name="ce4" table:formula="of:=VALUE(ORG.LIBREOFFICE.REGEX([.F689]; &quot;[\d\.]+&quot;))" office:value-type="float" office:value="3" calcext:value-type="float">
            <text:p>3.0</text:p>
          </table:table-cell>
          <table:table-cell office:value-type="string" calcext:value-type="string">
            <text:p>I8 - does it have a wiki? or does it have a specification? [any]</text:p>
          </table:table-cell>
          <table:table-cell office:value-type="string" calcext:value-type="string">
            <text:p>R3 - # Reviewers [sum]</text:p>
          </table:table-cell>
          <table:table-cell table:style-name="ce20" office:value-type="string" calcext:value-type="string">
            <text:p>32</text:p>
          </table:table-cell>
          <table:table-cell table:style-name="ce1" table:formula="of:=ORG.LIBREOFFICE.REGEX([.G689]; &quot;^(\d+|\w)&quot;)" office:value-type="string" office:string-value="32" calcext:value-type="string">
            <text:p>32</text:p>
          </table:table-cell>
          <table:table-cell office:value-type="string" calcext:value-type="string">
            <text:p>BG: true relates to more reviewers</text:p>
          </table:table-cell>
          <table:table-cell table:style-name="ce12" office:value-type="string" calcext:value-type="string">
            <text:p>BG and CG: no common fully valid labels</text:p>
            <text:p>CG: no fully valid labels</text:p>
            <text:p>BG: Kruskal-Wallis - Significant difference True</text:p>
            <text:p>Not enough data for Kruskal-Wallis</text:p>
            <text:p>Abs. count: 32 (BG); 21 (CG)</text:p>
          </table:table-cell>
          <table:table-cell table:formula="of:=HYPERLINK(&quot;figures/boxplots/I8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690]; &quot;[A-Z]+&quot;)" office:value-type="string" office:string-value="I" calcext:value-type="string">
            <text:p>I</text:p>
          </table:table-cell>
          <table:table-cell table:style-name="ce4" table:formula="of:=VALUE(ORG.LIBREOFFICE.REGEX([.E690]; &quot;[\d\.]+&quot;))" office:value-type="float" office:value="8" calcext:value-type="float">
            <text:p>8.0</text:p>
          </table:table-cell>
          <table:table-cell table:formula="of:=ORG.LIBREOFFICE.REGEX([.F690]; &quot;[A-Z]+&quot;)" office:value-type="string" office:string-value="R" calcext:value-type="string">
            <text:p>R</text:p>
          </table:table-cell>
          <table:table-cell table:style-name="ce4" table:formula="of:=VALUE(ORG.LIBREOFFICE.REGEX([.F690]; &quot;[\d\.]+&quot;))" office:value-type="float" office:value="5" calcext:value-type="float">
            <text:p>5.0</text:p>
          </table:table-cell>
          <table:table-cell office:value-type="string" calcext:value-type="string">
            <text:p>I8 - does it have a wiki? or does it have a specification? [any]</text:p>
          </table:table-cell>
          <table:table-cell office:value-type="string" calcext:value-type="string">
            <text:p>R5 - # Review comments [sum]</text:p>
          </table:table-cell>
          <table:table-cell table:style-name="ce20" office:value-type="string" calcext:value-type="string">
            <text:p>32</text:p>
          </table:table-cell>
          <table:table-cell table:style-name="ce1" table:formula="of:=ORG.LIBREOFFICE.REGEX([.G690]; &quot;^(\d+|\w)&quot;)" office:value-type="string" office:string-value="32" calcext:value-type="string">
            <text:p>32</text:p>
          </table:table-cell>
          <table:table-cell office:value-type="string" calcext:value-type="string">
            <text:p>BG: true relates to more comments</text:p>
          </table:table-cell>
          <table:table-cell table:style-name="ce12" office:value-type="string" calcext:value-type="string">
            <text:p>BG and CG: no common fully valid labels</text:p>
            <text:p>CG: no fully valid labels</text:p>
            <text:p>BG: Kruskal-Wallis - Significant difference True</text:p>
            <text:p>Not enough data for Kruskal-Wallis</text:p>
            <text:p>Abs. count: 32 (BG); 21 (CG)</text:p>
          </table:table-cell>
          <table:table-cell table:formula="of:=HYPERLINK(&quot;figures/boxplots/I8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691]; &quot;[A-Z]+&quot;)" office:value-type="string" office:string-value="I" calcext:value-type="string">
            <text:p>I</text:p>
          </table:table-cell>
          <table:table-cell table:style-name="ce4" table:formula="of:=VALUE(ORG.LIBREOFFICE.REGEX([.E691]; &quot;[\d\.]+&quot;))" office:value-type="float" office:value="8" calcext:value-type="float">
            <text:p>8.0</text:p>
          </table:table-cell>
          <table:table-cell table:formula="of:=ORG.LIBREOFFICE.REGEX([.F691]; &quot;[A-Z]+&quot;)" office:value-type="string" office:string-value="R" calcext:value-type="string">
            <text:p>R</text:p>
          </table:table-cell>
          <table:table-cell table:style-name="ce4" table:formula="of:=VALUE(ORG.LIBREOFFICE.REGEX([.F691]; &quot;[\d\.]+&quot;))" office:value-type="float" office:value="6" calcext:value-type="float">
            <text:p>6.0</text:p>
          </table:table-cell>
          <table:table-cell office:value-type="string" calcext:value-type="string">
            <text:p>I8 - does it have a wiki? or does it have a specification? [any]</text:p>
          </table:table-cell>
          <table:table-cell office:value-type="string" calcext:value-type="string">
            <text:p>R6 - # Rounds of code review [sum]</text:p>
          </table:table-cell>
          <table:table-cell table:style-name="ce20" office:value-type="string" calcext:value-type="string">
            <text:p>32</text:p>
          </table:table-cell>
          <table:table-cell table:style-name="ce1" table:formula="of:=ORG.LIBREOFFICE.REGEX([.G691]; &quot;^(\d+|\w)&quot;)" office:value-type="string" office:string-value="32" calcext:value-type="string">
            <text:p>32</text:p>
          </table:table-cell>
          <table:table-cell office:value-type="string" calcext:value-type="string">
            <text:p>BG: true relates to more rounds of review</text:p>
          </table:table-cell>
          <table:table-cell table:style-name="ce12" office:value-type="string" calcext:value-type="string">
            <text:p>BG and CG: no common fully valid labels</text:p>
            <text:p>CG: no fully valid labels</text:p>
            <text:p>BG: Kruskal-Wallis - Significant difference True</text:p>
            <text:p>Not enough data for Kruskal-Wallis</text:p>
            <text:p>Abs. count: 32 (BG); 21 (CG)</text:p>
          </table:table-cell>
          <table:table-cell table:formula="of:=HYPERLINK(&quot;figures/boxplots/I8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692]; &quot;[A-Z]+&quot;)" office:value-type="string" office:string-value="I" calcext:value-type="string">
            <text:p>I</text:p>
          </table:table-cell>
          <table:table-cell table:style-name="ce4" table:formula="of:=VALUE(ORG.LIBREOFFICE.REGEX([.E692]; &quot;[\d\.]+&quot;))" office:value-type="float" office:value="9" calcext:value-type="float">
            <text:p>9.0</text:p>
          </table:table-cell>
          <table:table-cell table:formula="of:=ORG.LIBREOFFICE.REGEX([.F692]; &quot;[A-Z]+&quot;)" office:value-type="string" office:string-value="C" calcext:value-type="string">
            <text:p>C</text:p>
          </table:table-cell>
          <table:table-cell table:style-name="ce4" table:formula="of:=VALUE(ORG.LIBREOFFICE.REGEX([.F692]; &quot;[\d\.]+&quot;))" office:value-type="float" office:value="3" calcext:value-type="float">
            <text:p>3.0</text:p>
          </table:table-cell>
          <table:table-cell office:value-type="string" calcext:value-type="string">
            <text:p>I9 - Introducing issue reopened [any]</text:p>
          </table:table-cell>
          <table:table-cell office:value-type="string" calcext:value-type="string">
            <text:p>C3 - # Files changed</text:p>
          </table:table-cell>
          <table:table-cell office:value-type="string" calcext:value-type="string">
            <text:p>E</text:p>
          </table:table-cell>
          <table:table-cell table:style-name="ce1" table:formula="of:=ORG.LIBREOFFICE.REGEX([.G69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693]; &quot;[A-Z]+&quot;)" office:value-type="string" office:string-value="I" calcext:value-type="string">
            <text:p>I</text:p>
          </table:table-cell>
          <table:table-cell table:style-name="ce4" table:formula="of:=VALUE(ORG.LIBREOFFICE.REGEX([.E693]; &quot;[\d\.]+&quot;))" office:value-type="float" office:value="9" calcext:value-type="float">
            <text:p>9.0</text:p>
          </table:table-cell>
          <table:table-cell table:formula="of:=ORG.LIBREOFFICE.REGEX([.F693]; &quot;[A-Z]+&quot;)" office:value-type="string" office:string-value="C" calcext:value-type="string">
            <text:p>C</text:p>
          </table:table-cell>
          <table:table-cell table:style-name="ce4" table:formula="of:=VALUE(ORG.LIBREOFFICE.REGEX([.F693]; &quot;[\d\.]+&quot;))" office:value-type="float" office:value="4" calcext:value-type="float">
            <text:p>4.0</text:p>
          </table:table-cell>
          <table:table-cell office:value-type="string" calcext:value-type="string">
            <text:p>I9 - Introducing issue reopened [any]</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69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694]; &quot;[A-Z]+&quot;)" office:value-type="string" office:string-value="I" calcext:value-type="string">
            <text:p>I</text:p>
          </table:table-cell>
          <table:table-cell table:style-name="ce4" table:formula="of:=VALUE(ORG.LIBREOFFICE.REGEX([.E694]; &quot;[\d\.]+&quot;))" office:value-type="float" office:value="9" calcext:value-type="float">
            <text:p>9.0</text:p>
          </table:table-cell>
          <table:table-cell table:formula="of:=ORG.LIBREOFFICE.REGEX([.F694]; &quot;[A-Z]+&quot;)" office:value-type="string" office:string-value="C" calcext:value-type="string">
            <text:p>C</text:p>
          </table:table-cell>
          <table:table-cell table:style-name="ce4" table:formula="of:=VALUE(ORG.LIBREOFFICE.REGEX([.F694]; &quot;[\d\.]+&quot;))" office:value-type="float" office:value="5" calcext:value-type="float">
            <text:p>5.0</text:p>
          </table:table-cell>
          <table:table-cell office:value-type="string" calcext:value-type="string">
            <text:p>I9 - Introducing issue reopened [any]</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69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695]; &quot;[A-Z]+&quot;)" office:value-type="string" office:string-value="I" calcext:value-type="string">
            <text:p>I</text:p>
          </table:table-cell>
          <table:table-cell table:style-name="ce4" table:formula="of:=VALUE(ORG.LIBREOFFICE.REGEX([.E695]; &quot;[\d\.]+&quot;))" office:value-type="float" office:value="9" calcext:value-type="float">
            <text:p>9.0</text:p>
          </table:table-cell>
          <table:table-cell table:formula="of:=ORG.LIBREOFFICE.REGEX([.F695]; &quot;[A-Z]+&quot;)" office:value-type="string" office:string-value="C" calcext:value-type="string">
            <text:p>C</text:p>
          </table:table-cell>
          <table:table-cell table:style-name="ce4" table:formula="of:=VALUE(ORG.LIBREOFFICE.REGEX([.F695]; &quot;[\d\.]+&quot;))" office:value-type="float" office:value="6" calcext:value-type="float">
            <text:p>6.0</text:p>
          </table:table-cell>
          <table:table-cell office:value-type="string" calcext:value-type="string">
            <text:p>I9 - Introducing issue reopened [any]</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69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696]; &quot;[A-Z]+&quot;)" office:value-type="string" office:string-value="I" calcext:value-type="string">
            <text:p>I</text:p>
          </table:table-cell>
          <table:table-cell table:style-name="ce4" table:formula="of:=VALUE(ORG.LIBREOFFICE.REGEX([.E696]; &quot;[\d\.]+&quot;))" office:value-type="float" office:value="9" calcext:value-type="float">
            <text:p>9.0</text:p>
          </table:table-cell>
          <table:table-cell table:formula="of:=ORG.LIBREOFFICE.REGEX([.F696]; &quot;[A-Z]+&quot;)" office:value-type="string" office:string-value="F" calcext:value-type="string">
            <text:p>F</text:p>
          </table:table-cell>
          <table:table-cell table:style-name="ce4" table:formula="of:=VALUE(ORG.LIBREOFFICE.REGEX([.F696]; &quot;[\d\.]+&quot;))" office:value-type="float" office:value="4" calcext:value-type="float">
            <text:p>4.0</text:p>
          </table:table-cell>
          <table:table-cell office:value-type="string" calcext:value-type="string">
            <text:p>I9 - Introducing issue reopened [any]</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696];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697]; &quot;[A-Z]+&quot;)" office:value-type="string" office:string-value="I" calcext:value-type="string">
            <text:p>I</text:p>
          </table:table-cell>
          <table:table-cell table:style-name="ce4" table:formula="of:=VALUE(ORG.LIBREOFFICE.REGEX([.E697]; &quot;[\d\.]+&quot;))" office:value-type="float" office:value="9" calcext:value-type="float">
            <text:p>9.0</text:p>
          </table:table-cell>
          <table:table-cell table:formula="of:=ORG.LIBREOFFICE.REGEX([.F697]; &quot;[A-Z]+&quot;)" office:value-type="string" office:string-value="F" calcext:value-type="string">
            <text:p>F</text:p>
          </table:table-cell>
          <table:table-cell table:style-name="ce4" table:formula="of:=VALUE(ORG.LIBREOFFICE.REGEX([.F697]; &quot;[\d\.]+&quot;))" office:value-type="float" office:value="9" calcext:value-type="float">
            <text:p>9.0</text:p>
          </table:table-cell>
          <table:table-cell office:value-type="string" calcext:value-type="string">
            <text:p>I9 - Introducing issue reopened [any]</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69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table-cell table:formula="of:=ORG.LIBREOFFICE.REGEX([.E698]; &quot;[A-Z]+&quot;)" office:value-type="string" office:string-value="I" calcext:value-type="string">
            <text:p>I</text:p>
          </table:table-cell>
          <table:table-cell table:style-name="ce4" table:formula="of:=VALUE(ORG.LIBREOFFICE.REGEX([.E698]; &quot;[\d\.]+&quot;))" office:value-type="float" office:value="9" calcext:value-type="float">
            <text:p>9.0</text:p>
          </table:table-cell>
          <table:table-cell table:formula="of:=ORG.LIBREOFFICE.REGEX([.F698]; &quot;[A-Z]+&quot;)" office:value-type="string" office:string-value="I" calcext:value-type="string">
            <text:p>I</text:p>
          </table:table-cell>
          <table:table-cell table:style-name="ce4" table:formula="of:=VALUE(ORG.LIBREOFFICE.REGEX([.F698]; &quot;[\d\.]+&quot;))" office:value-type="float" office:value="5" calcext:value-type="float">
            <text:p>5.0</text:p>
          </table:table-cell>
          <table:table-cell office:value-type="string" calcext:value-type="string">
            <text:p>I9 - Introducing issue reopened [any]</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69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699]; &quot;[A-Z]+&quot;)" office:value-type="string" office:string-value="I" calcext:value-type="string">
            <text:p>I</text:p>
          </table:table-cell>
          <table:table-cell table:style-name="ce4" table:formula="of:=VALUE(ORG.LIBREOFFICE.REGEX([.E699]; &quot;[\d\.]+&quot;))" office:value-type="float" office:value="9" calcext:value-type="float">
            <text:p>9.0</text:p>
          </table:table-cell>
          <table:table-cell table:formula="of:=ORG.LIBREOFFICE.REGEX([.F699]; &quot;[A-Z]+&quot;)" office:value-type="string" office:string-value="I" calcext:value-type="string">
            <text:p>I</text:p>
          </table:table-cell>
          <table:table-cell table:style-name="ce4" table:formula="of:=VALUE(ORG.LIBREOFFICE.REGEX([.F699]; &quot;[\d\.]+&quot;))" office:value-type="float" office:value="7" calcext:value-type="float">
            <text:p>7.0</text:p>
          </table:table-cell>
          <table:table-cell office:value-type="string" calcext:value-type="string">
            <text:p>I9 - Introducing issue reopened [any]</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69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00]; &quot;[A-Z]+&quot;)" office:value-type="string" office:string-value="I" calcext:value-type="string">
            <text:p>I</text:p>
          </table:table-cell>
          <table:table-cell table:style-name="ce4" table:formula="of:=VALUE(ORG.LIBREOFFICE.REGEX([.E700]; &quot;[\d\.]+&quot;))" office:value-type="float" office:value="9" calcext:value-type="float">
            <text:p>9.0</text:p>
          </table:table-cell>
          <table:table-cell table:formula="of:=ORG.LIBREOFFICE.REGEX([.F700]; &quot;[A-Z]+&quot;)" office:value-type="string" office:string-value="I" calcext:value-type="string">
            <text:p>I</text:p>
          </table:table-cell>
          <table:table-cell table:style-name="ce4" table:formula="of:=VALUE(ORG.LIBREOFFICE.REGEX([.F700]; &quot;[\d\.]+&quot;))" office:value-type="float" office:value="10" calcext:value-type="float">
            <text:p>10.0</text:p>
          </table:table-cell>
          <table:table-cell office:value-type="string" calcext:value-type="string">
            <text:p>I9 - Introducing issue reopened [any]</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70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01]; &quot;[A-Z]+&quot;)" office:value-type="string" office:string-value="I" calcext:value-type="string">
            <text:p>I</text:p>
          </table:table-cell>
          <table:table-cell table:style-name="ce4" table:formula="of:=VALUE(ORG.LIBREOFFICE.REGEX([.E701]; &quot;[\d\.]+&quot;))" office:value-type="float" office:value="9" calcext:value-type="float">
            <text:p>9.0</text:p>
          </table:table-cell>
          <table:table-cell table:formula="of:=ORG.LIBREOFFICE.REGEX([.F701]; &quot;[A-Z]+&quot;)" office:value-type="string" office:string-value="ML" calcext:value-type="string">
            <text:p>ML</text:p>
          </table:table-cell>
          <table:table-cell table:style-name="ce4" table:formula="of:=VALUE(ORG.LIBREOFFICE.REGEX([.F701]; &quot;[\d\.]+&quot;))" office:value-type="float" office:value="2" calcext:value-type="float">
            <text:p>2.0</text:p>
          </table:table-cell>
          <table:table-cell office:value-type="string" calcext:value-type="string">
            <text:p>I9 - Introducing issue reopened [any]</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70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02]; &quot;[A-Z]+&quot;)" office:value-type="string" office:string-value="I" calcext:value-type="string">
            <text:p>I</text:p>
          </table:table-cell>
          <table:table-cell table:style-name="ce4" table:formula="of:=VALUE(ORG.LIBREOFFICE.REGEX([.E702]; &quot;[\d\.]+&quot;))" office:value-type="float" office:value="9" calcext:value-type="float">
            <text:p>9.0</text:p>
          </table:table-cell>
          <table:table-cell table:formula="of:=ORG.LIBREOFFICE.REGEX([.F702]; &quot;[A-Z]+&quot;)" office:value-type="string" office:string-value="ML" calcext:value-type="string">
            <text:p>ML</text:p>
          </table:table-cell>
          <table:table-cell table:style-name="ce4" table:formula="of:=VALUE(ORG.LIBREOFFICE.REGEX([.F702]; &quot;[\d\.]+&quot;))" office:value-type="float" office:value="5" calcext:value-type="float">
            <text:p>5.0</text:p>
          </table:table-cell>
          <table:table-cell office:value-type="string" calcext:value-type="string">
            <text:p>I9 - Introducing issue reopened [any]</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70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03]; &quot;[A-Z]+&quot;)" office:value-type="string" office:string-value="I" calcext:value-type="string">
            <text:p>I</text:p>
          </table:table-cell>
          <table:table-cell table:style-name="ce4" table:formula="of:=VALUE(ORG.LIBREOFFICE.REGEX([.E703]; &quot;[\d\.]+&quot;))" office:value-type="float" office:value="9" calcext:value-type="float">
            <text:p>9.0</text:p>
          </table:table-cell>
          <table:table-cell table:formula="of:=ORG.LIBREOFFICE.REGEX([.F703]; &quot;[A-Z]+&quot;)" office:value-type="string" office:string-value="O" calcext:value-type="string">
            <text:p>O</text:p>
          </table:table-cell>
          <table:table-cell table:style-name="ce4" table:formula="of:=VALUE(ORG.LIBREOFFICE.REGEX([.F703]; &quot;[\d\.]+&quot;))" office:value-type="float" office:value="3" calcext:value-type="float">
            <text:p>3.0</text:p>
          </table:table-cell>
          <table:table-cell office:value-type="string" calcext:value-type="string">
            <text:p>I9 - Introducing issue reopened [any]</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70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04]; &quot;[A-Z]+&quot;)" office:value-type="string" office:string-value="I" calcext:value-type="string">
            <text:p>I</text:p>
          </table:table-cell>
          <table:table-cell table:style-name="ce4" table:formula="of:=VALUE(ORG.LIBREOFFICE.REGEX([.E704]; &quot;[\d\.]+&quot;))" office:value-type="float" office:value="9" calcext:value-type="float">
            <text:p>9.0</text:p>
          </table:table-cell>
          <table:table-cell table:formula="of:=ORG.LIBREOFFICE.REGEX([.F704]; &quot;[A-Z]+&quot;)" office:value-type="string" office:string-value="R" calcext:value-type="string">
            <text:p>R</text:p>
          </table:table-cell>
          <table:table-cell table:style-name="ce4" table:formula="of:=VALUE(ORG.LIBREOFFICE.REGEX([.F704]; &quot;[\d\.]+&quot;))" office:value-type="float" office:value="3" calcext:value-type="float">
            <text:p>3.0</text:p>
          </table:table-cell>
          <table:table-cell office:value-type="string" calcext:value-type="string">
            <text:p>I9 - Introducing issue reopened [any]</text:p>
          </table:table-cell>
          <table:table-cell office:value-type="string" calcext:value-type="string">
            <text:p>R3 - # Reviewers [sum]</text:p>
          </table:table-cell>
          <table:table-cell office:value-type="string" calcext:value-type="string">
            <text:p>E</text:p>
          </table:table-cell>
          <table:table-cell table:style-name="ce1" table:formula="of:=ORG.LIBREOFFICE.REGEX([.G70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05]; &quot;[A-Z]+&quot;)" office:value-type="string" office:string-value="I" calcext:value-type="string">
            <text:p>I</text:p>
          </table:table-cell>
          <table:table-cell table:style-name="ce4" table:formula="of:=VALUE(ORG.LIBREOFFICE.REGEX([.E705]; &quot;[\d\.]+&quot;))" office:value-type="float" office:value="9" calcext:value-type="float">
            <text:p>9.0</text:p>
          </table:table-cell>
          <table:table-cell table:formula="of:=ORG.LIBREOFFICE.REGEX([.F705]; &quot;[A-Z]+&quot;)" office:value-type="string" office:string-value="R" calcext:value-type="string">
            <text:p>R</text:p>
          </table:table-cell>
          <table:table-cell table:style-name="ce4" table:formula="of:=VALUE(ORG.LIBREOFFICE.REGEX([.F705]; &quot;[\d\.]+&quot;))" office:value-type="float" office:value="5" calcext:value-type="float">
            <text:p>5.0</text:p>
          </table:table-cell>
          <table:table-cell office:value-type="string" calcext:value-type="string">
            <text:p>I9 - Introducing issue reopened [any]</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70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06]; &quot;[A-Z]+&quot;)" office:value-type="string" office:string-value="I" calcext:value-type="string">
            <text:p>I</text:p>
          </table:table-cell>
          <table:table-cell table:style-name="ce4" table:formula="of:=VALUE(ORG.LIBREOFFICE.REGEX([.E706]; &quot;[\d\.]+&quot;))" office:value-type="float" office:value="9" calcext:value-type="float">
            <text:p>9.0</text:p>
          </table:table-cell>
          <table:table-cell table:formula="of:=ORG.LIBREOFFICE.REGEX([.F706]; &quot;[A-Z]+&quot;)" office:value-type="string" office:string-value="R" calcext:value-type="string">
            <text:p>R</text:p>
          </table:table-cell>
          <table:table-cell table:style-name="ce4" table:formula="of:=VALUE(ORG.LIBREOFFICE.REGEX([.F706]; &quot;[\d\.]+&quot;))" office:value-type="float" office:value="6" calcext:value-type="float">
            <text:p>6.0</text:p>
          </table:table-cell>
          <table:table-cell office:value-type="string" calcext:value-type="string">
            <text:p>I9 - Introducing issue reopened [any]</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706];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07]; &quot;[A-Z]+&quot;)" office:value-type="string" office:string-value="ML" calcext:value-type="string">
            <text:p>ML</text:p>
          </table:table-cell>
          <table:table-cell table:style-name="ce4" table:formula="of:=VALUE(ORG.LIBREOFFICE.REGEX([.E707]; &quot;[\d\.]+&quot;))" office:value-type="float" office:value="2.1" calcext:value-type="float">
            <text:p>2.1</text:p>
          </table:table-cell>
          <table:table-cell table:formula="of:=ORG.LIBREOFFICE.REGEX([.F707]; &quot;[A-Z]+&quot;)" office:value-type="string" office:string-value="C" calcext:value-type="string">
            <text:p>C</text:p>
          </table:table-cell>
          <table:table-cell table:style-name="ce4" table:formula="of:=VALUE(ORG.LIBREOFFICE.REGEX([.F707]; &quot;[\d\.]+&quot;))" office:value-type="float" office:value="3" calcext:value-type="float">
            <text:p>3.0</text:p>
          </table:table-cell>
          <table:table-cell office:value-type="string" calcext:value-type="string">
            <text:p>ML2.1 - ML bug discussant roles</text:p>
          </table:table-cell>
          <table:table-cell office:value-type="string" calcext:value-type="string">
            <text:p>C3 - # Files changed</text:p>
          </table:table-cell>
          <table:table-cell office:value-type="string" calcext:value-type="string">
            <text:p>E</text:p>
          </table:table-cell>
          <table:table-cell table:style-name="ce1" table:formula="of:=ORG.LIBREOFFICE.REGEX([.G70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08]; &quot;[A-Z]+&quot;)" office:value-type="string" office:string-value="ML" calcext:value-type="string">
            <text:p>ML</text:p>
          </table:table-cell>
          <table:table-cell table:style-name="ce4" table:formula="of:=VALUE(ORG.LIBREOFFICE.REGEX([.E708]; &quot;[\d\.]+&quot;))" office:value-type="float" office:value="2.1" calcext:value-type="float">
            <text:p>2.1</text:p>
          </table:table-cell>
          <table:table-cell table:formula="of:=ORG.LIBREOFFICE.REGEX([.F708]; &quot;[A-Z]+&quot;)" office:value-type="string" office:string-value="C" calcext:value-type="string">
            <text:p>C</text:p>
          </table:table-cell>
          <table:table-cell table:style-name="ce4" table:formula="of:=VALUE(ORG.LIBREOFFICE.REGEX([.F708]; &quot;[\d\.]+&quot;))" office:value-type="float" office:value="4" calcext:value-type="float">
            <text:p>4.0</text:p>
          </table:table-cell>
          <table:table-cell office:value-type="string" calcext:value-type="string">
            <text:p>ML2.1 - ML bug discussant roles</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70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09]; &quot;[A-Z]+&quot;)" office:value-type="string" office:string-value="ML" calcext:value-type="string">
            <text:p>ML</text:p>
          </table:table-cell>
          <table:table-cell table:style-name="ce4" table:formula="of:=VALUE(ORG.LIBREOFFICE.REGEX([.E709]; &quot;[\d\.]+&quot;))" office:value-type="float" office:value="2.1" calcext:value-type="float">
            <text:p>2.1</text:p>
          </table:table-cell>
          <table:table-cell table:formula="of:=ORG.LIBREOFFICE.REGEX([.F709]; &quot;[A-Z]+&quot;)" office:value-type="string" office:string-value="C" calcext:value-type="string">
            <text:p>C</text:p>
          </table:table-cell>
          <table:table-cell table:style-name="ce4" table:formula="of:=VALUE(ORG.LIBREOFFICE.REGEX([.F709]; &quot;[\d\.]+&quot;))" office:value-type="float" office:value="5" calcext:value-type="float">
            <text:p>5.0</text:p>
          </table:table-cell>
          <table:table-cell office:value-type="string" calcext:value-type="string">
            <text:p>ML2.1 - ML bug discussant roles</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709];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10]; &quot;[A-Z]+&quot;)" office:value-type="string" office:string-value="ML" calcext:value-type="string">
            <text:p>ML</text:p>
          </table:table-cell>
          <table:table-cell table:style-name="ce4" table:formula="of:=VALUE(ORG.LIBREOFFICE.REGEX([.E710]; &quot;[\d\.]+&quot;))" office:value-type="float" office:value="2.1" calcext:value-type="float">
            <text:p>2.1</text:p>
          </table:table-cell>
          <table:table-cell table:formula="of:=ORG.LIBREOFFICE.REGEX([.F710]; &quot;[A-Z]+&quot;)" office:value-type="string" office:string-value="C" calcext:value-type="string">
            <text:p>C</text:p>
          </table:table-cell>
          <table:table-cell table:style-name="ce4" table:formula="of:=VALUE(ORG.LIBREOFFICE.REGEX([.F710]; &quot;[\d\.]+&quot;))" office:value-type="float" office:value="6" calcext:value-type="float">
            <text:p>6.0</text:p>
          </table:table-cell>
          <table:table-cell office:value-type="string" calcext:value-type="string">
            <text:p>ML2.1 - ML bug discussant roles</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710];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11]; &quot;[A-Z]+&quot;)" office:value-type="string" office:string-value="ML" calcext:value-type="string">
            <text:p>ML</text:p>
          </table:table-cell>
          <table:table-cell table:style-name="ce4" table:formula="of:=VALUE(ORG.LIBREOFFICE.REGEX([.E711]; &quot;[\d\.]+&quot;))" office:value-type="float" office:value="2.1" calcext:value-type="float">
            <text:p>2.1</text:p>
          </table:table-cell>
          <table:table-cell table:formula="of:=ORG.LIBREOFFICE.REGEX([.F711]; &quot;[A-Z]+&quot;)" office:value-type="string" office:string-value="F" calcext:value-type="string">
            <text:p>F</text:p>
          </table:table-cell>
          <table:table-cell table:style-name="ce4" table:formula="of:=VALUE(ORG.LIBREOFFICE.REGEX([.F711]; &quot;[\d\.]+&quot;))" office:value-type="float" office:value="4" calcext:value-type="float">
            <text:p>4.0</text:p>
          </table:table-cell>
          <table:table-cell office:value-type="string" calcext:value-type="string">
            <text:p>ML2.1 - ML bug discussant roles</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71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12]; &quot;[A-Z]+&quot;)" office:value-type="string" office:string-value="ML" calcext:value-type="string">
            <text:p>ML</text:p>
          </table:table-cell>
          <table:table-cell table:style-name="ce4" table:formula="of:=VALUE(ORG.LIBREOFFICE.REGEX([.E712]; &quot;[\d\.]+&quot;))" office:value-type="float" office:value="2.1" calcext:value-type="float">
            <text:p>2.1</text:p>
          </table:table-cell>
          <table:table-cell table:formula="of:=ORG.LIBREOFFICE.REGEX([.F712]; &quot;[A-Z]+&quot;)" office:value-type="string" office:string-value="F" calcext:value-type="string">
            <text:p>F</text:p>
          </table:table-cell>
          <table:table-cell table:style-name="ce4" table:formula="of:=VALUE(ORG.LIBREOFFICE.REGEX([.F712]; &quot;[\d\.]+&quot;))" office:value-type="float" office:value="9" calcext:value-type="float">
            <text:p>9.0</text:p>
          </table:table-cell>
          <table:table-cell office:value-type="string" calcext:value-type="string">
            <text:p>ML2.1 - ML bug discussant roles</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712];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table-cell table:formula="of:=ORG.LIBREOFFICE.REGEX([.E713]; &quot;[A-Z]+&quot;)" office:value-type="string" office:string-value="ML" calcext:value-type="string">
            <text:p>ML</text:p>
          </table:table-cell>
          <table:table-cell table:style-name="ce4" table:formula="of:=VALUE(ORG.LIBREOFFICE.REGEX([.E713]; &quot;[\d\.]+&quot;))" office:value-type="float" office:value="2.1" calcext:value-type="float">
            <text:p>2.1</text:p>
          </table:table-cell>
          <table:table-cell table:formula="of:=ORG.LIBREOFFICE.REGEX([.F713]; &quot;[A-Z]+&quot;)" office:value-type="string" office:string-value="I" calcext:value-type="string">
            <text:p>I</text:p>
          </table:table-cell>
          <table:table-cell table:style-name="ce4" table:formula="of:=VALUE(ORG.LIBREOFFICE.REGEX([.F713]; &quot;[\d\.]+&quot;))" office:value-type="float" office:value="5" calcext:value-type="float">
            <text:p>5.0</text:p>
          </table:table-cell>
          <table:table-cell office:value-type="string" calcext:value-type="string">
            <text:p>ML2.1 - ML bug discussant roles</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713];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1" table:visibility="filter">
          <table:table-cell table:formula="of:=ORG.LIBREOFFICE.REGEX([.E714]; &quot;[A-Z]+&quot;)" office:value-type="string" office:string-value="ML" calcext:value-type="string">
            <text:p>ML</text:p>
          </table:table-cell>
          <table:table-cell table:style-name="ce4" table:formula="of:=VALUE(ORG.LIBREOFFICE.REGEX([.E714]; &quot;[\d\.]+&quot;))" office:value-type="float" office:value="2.1" calcext:value-type="float">
            <text:p>2.1</text:p>
          </table:table-cell>
          <table:table-cell table:formula="of:=ORG.LIBREOFFICE.REGEX([.F714]; &quot;[A-Z]+&quot;)" office:value-type="string" office:string-value="I" calcext:value-type="string">
            <text:p>I</text:p>
          </table:table-cell>
          <table:table-cell table:style-name="ce4" table:formula="of:=VALUE(ORG.LIBREOFFICE.REGEX([.F714]; &quot;[\d\.]+&quot;))" office:value-type="float" office:value="7" calcext:value-type="float">
            <text:p>7.0</text:p>
          </table:table-cell>
          <table:table-cell office:value-type="string" calcext:value-type="string">
            <text:p>ML2.1 - ML bug discussant roles</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714];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15]; &quot;[A-Z]+&quot;)" office:value-type="string" office:string-value="ML" calcext:value-type="string">
            <text:p>ML</text:p>
          </table:table-cell>
          <table:table-cell table:style-name="ce4" table:formula="of:=VALUE(ORG.LIBREOFFICE.REGEX([.E715]; &quot;[\d\.]+&quot;))" office:value-type="float" office:value="2.1" calcext:value-type="float">
            <text:p>2.1</text:p>
          </table:table-cell>
          <table:table-cell table:formula="of:=ORG.LIBREOFFICE.REGEX([.F715]; &quot;[A-Z]+&quot;)" office:value-type="string" office:string-value="I" calcext:value-type="string">
            <text:p>I</text:p>
          </table:table-cell>
          <table:table-cell table:style-name="ce4" table:formula="of:=VALUE(ORG.LIBREOFFICE.REGEX([.F715]; &quot;[\d\.]+&quot;))" office:value-type="float" office:value="10" calcext:value-type="float">
            <text:p>10.0</text:p>
          </table:table-cell>
          <table:table-cell office:value-type="string" calcext:value-type="string">
            <text:p>ML2.1 - ML bug discussant roles</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715];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1" table:visibility="filter">
          <table:table-cell table:formula="of:=ORG.LIBREOFFICE.REGEX([.E716]; &quot;[A-Z]+&quot;)" office:value-type="string" office:string-value="ML" calcext:value-type="string">
            <text:p>ML</text:p>
          </table:table-cell>
          <table:table-cell table:style-name="ce4" table:formula="of:=VALUE(ORG.LIBREOFFICE.REGEX([.E716]; &quot;[\d\.]+&quot;))" office:value-type="float" office:value="2.1" calcext:value-type="float">
            <text:p>2.1</text:p>
          </table:table-cell>
          <table:table-cell table:formula="of:=ORG.LIBREOFFICE.REGEX([.F716]; &quot;[A-Z]+&quot;)" office:value-type="string" office:string-value="ML" calcext:value-type="string">
            <text:p>ML</text:p>
          </table:table-cell>
          <table:table-cell table:style-name="ce4" table:formula="of:=VALUE(ORG.LIBREOFFICE.REGEX([.F716]; &quot;[\d\.]+&quot;))" office:value-type="float" office:value="2" calcext:value-type="float">
            <text:p>2.0</text:p>
          </table:table-cell>
          <table:table-cell office:value-type="string" calcext:value-type="string">
            <text:p>ML2.1 - ML bug discussant role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71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17]; &quot;[A-Z]+&quot;)" office:value-type="string" office:string-value="ML" calcext:value-type="string">
            <text:p>ML</text:p>
          </table:table-cell>
          <table:table-cell table:style-name="ce4" table:formula="of:=VALUE(ORG.LIBREOFFICE.REGEX([.E717]; &quot;[\d\.]+&quot;))" office:value-type="float" office:value="2.1" calcext:value-type="float">
            <text:p>2.1</text:p>
          </table:table-cell>
          <table:table-cell table:formula="of:=ORG.LIBREOFFICE.REGEX([.F717]; &quot;[A-Z]+&quot;)" office:value-type="string" office:string-value="ML" calcext:value-type="string">
            <text:p>ML</text:p>
          </table:table-cell>
          <table:table-cell table:style-name="ce4" table:formula="of:=VALUE(ORG.LIBREOFFICE.REGEX([.F717]; &quot;[\d\.]+&quot;))" office:value-type="float" office:value="5" calcext:value-type="float">
            <text:p>5.0</text:p>
          </table:table-cell>
          <table:table-cell office:value-type="string" calcext:value-type="string">
            <text:p>ML2.1 - ML bug discussant role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71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18]; &quot;[A-Z]+&quot;)" office:value-type="string" office:string-value="ML" calcext:value-type="string">
            <text:p>ML</text:p>
          </table:table-cell>
          <table:table-cell table:style-name="ce4" table:formula="of:=VALUE(ORG.LIBREOFFICE.REGEX([.E718]; &quot;[\d\.]+&quot;))" office:value-type="float" office:value="2.1" calcext:value-type="float">
            <text:p>2.1</text:p>
          </table:table-cell>
          <table:table-cell table:formula="of:=ORG.LIBREOFFICE.REGEX([.F718]; &quot;[A-Z]+&quot;)" office:value-type="string" office:string-value="O" calcext:value-type="string">
            <text:p>O</text:p>
          </table:table-cell>
          <table:table-cell table:style-name="ce4" table:formula="of:=VALUE(ORG.LIBREOFFICE.REGEX([.F718]; &quot;[\d\.]+&quot;))" office:value-type="float" office:value="3" calcext:value-type="float">
            <text:p>3.0</text:p>
          </table:table-cell>
          <table:table-cell office:value-type="string" calcext:value-type="string">
            <text:p>ML2.1 - ML bug discussant role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718];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1" table:visibility="filter">
          <table:table-cell table:formula="of:=ORG.LIBREOFFICE.REGEX([.E719]; &quot;[A-Z]+&quot;)" office:value-type="string" office:string-value="ML" calcext:value-type="string">
            <text:p>ML</text:p>
          </table:table-cell>
          <table:table-cell table:style-name="ce4" table:formula="of:=VALUE(ORG.LIBREOFFICE.REGEX([.E719]; &quot;[\d\.]+&quot;))" office:value-type="float" office:value="2.1" calcext:value-type="float">
            <text:p>2.1</text:p>
          </table:table-cell>
          <table:table-cell table:formula="of:=ORG.LIBREOFFICE.REGEX([.F719]; &quot;[A-Z]+&quot;)" office:value-type="string" office:string-value="R" calcext:value-type="string">
            <text:p>R</text:p>
          </table:table-cell>
          <table:table-cell table:style-name="ce4" table:formula="of:=VALUE(ORG.LIBREOFFICE.REGEX([.F719]; &quot;[\d\.]+&quot;))" office:value-type="float" office:value="3" calcext:value-type="float">
            <text:p>3.0</text:p>
          </table:table-cell>
          <table:table-cell office:value-type="string" calcext:value-type="string">
            <text:p>ML2.1 - ML bug discussant roles</text:p>
          </table:table-cell>
          <table:table-cell office:value-type="string" calcext:value-type="string">
            <text:p>R3 - # Reviewers [sum]</text:p>
          </table:table-cell>
          <table:table-cell office:value-type="string" calcext:value-type="string">
            <text:p>E</text:p>
          </table:table-cell>
          <table:table-cell table:style-name="ce1" table:formula="of:=ORG.LIBREOFFICE.REGEX([.G719];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20]; &quot;[A-Z]+&quot;)" office:value-type="string" office:string-value="ML" calcext:value-type="string">
            <text:p>ML</text:p>
          </table:table-cell>
          <table:table-cell table:style-name="ce4" table:formula="of:=VALUE(ORG.LIBREOFFICE.REGEX([.E720]; &quot;[\d\.]+&quot;))" office:value-type="float" office:value="2.1" calcext:value-type="float">
            <text:p>2.1</text:p>
          </table:table-cell>
          <table:table-cell table:formula="of:=ORG.LIBREOFFICE.REGEX([.F720]; &quot;[A-Z]+&quot;)" office:value-type="string" office:string-value="R" calcext:value-type="string">
            <text:p>R</text:p>
          </table:table-cell>
          <table:table-cell table:style-name="ce4" table:formula="of:=VALUE(ORG.LIBREOFFICE.REGEX([.F720]; &quot;[\d\.]+&quot;))" office:value-type="float" office:value="5" calcext:value-type="float">
            <text:p>5.0</text:p>
          </table:table-cell>
          <table:table-cell office:value-type="string" calcext:value-type="string">
            <text:p>ML2.1 - ML bug discussant roles</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720];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21]; &quot;[A-Z]+&quot;)" office:value-type="string" office:string-value="ML" calcext:value-type="string">
            <text:p>ML</text:p>
          </table:table-cell>
          <table:table-cell table:style-name="ce4" table:formula="of:=VALUE(ORG.LIBREOFFICE.REGEX([.E721]; &quot;[\d\.]+&quot;))" office:value-type="float" office:value="2.1" calcext:value-type="float">
            <text:p>2.1</text:p>
          </table:table-cell>
          <table:table-cell table:formula="of:=ORG.LIBREOFFICE.REGEX([.F721]; &quot;[A-Z]+&quot;)" office:value-type="string" office:string-value="R" calcext:value-type="string">
            <text:p>R</text:p>
          </table:table-cell>
          <table:table-cell table:style-name="ce4" table:formula="of:=VALUE(ORG.LIBREOFFICE.REGEX([.F721]; &quot;[\d\.]+&quot;))" office:value-type="float" office:value="6" calcext:value-type="float">
            <text:p>6.0</text:p>
          </table:table-cell>
          <table:table-cell office:value-type="string" calcext:value-type="string">
            <text:p>ML2.1 - ML bug discussant roles</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72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22]; &quot;[A-Z]+&quot;)" office:value-type="string" office:string-value="ML" calcext:value-type="string">
            <text:p>ML</text:p>
          </table:table-cell>
          <table:table-cell table:style-name="ce4" table:formula="of:=VALUE(ORG.LIBREOFFICE.REGEX([.E722]; &quot;[\d\.]+&quot;))" office:value-type="float" office:value="3" calcext:value-type="float">
            <text:p>3.0</text:p>
          </table:table-cell>
          <table:table-cell table:formula="of:=ORG.LIBREOFFICE.REGEX([.F722]; &quot;[A-Z]+&quot;)" office:value-type="string" office:string-value="C" calcext:value-type="string">
            <text:p>C</text:p>
          </table:table-cell>
          <table:table-cell table:style-name="ce4" table:formula="of:=VALUE(ORG.LIBREOFFICE.REGEX([.F722]; &quot;[\d\.]+&quot;))" office:value-type="float" office:value="3" calcext:value-type="float">
            <text:p>3.0</text:p>
          </table:table-cell>
          <table:table-cell office:value-type="string" calcext:value-type="string">
            <text:p>ML3 - Aspects of ML bug discussion: action</text:p>
          </table:table-cell>
          <table:table-cell office:value-type="string" calcext:value-type="string">
            <text:p>C3 - # Files changed</text:p>
          </table:table-cell>
          <table:table-cell office:value-type="string" calcext:value-type="string">
            <text:p>E</text:p>
          </table:table-cell>
          <table:table-cell table:style-name="ce1" table:formula="of:=ORG.LIBREOFFICE.REGEX([.G722];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23]; &quot;[A-Z]+&quot;)" office:value-type="string" office:string-value="ML" calcext:value-type="string">
            <text:p>ML</text:p>
          </table:table-cell>
          <table:table-cell table:style-name="ce4" table:formula="of:=VALUE(ORG.LIBREOFFICE.REGEX([.E723]; &quot;[\d\.]+&quot;))" office:value-type="float" office:value="3" calcext:value-type="float">
            <text:p>3.0</text:p>
          </table:table-cell>
          <table:table-cell table:formula="of:=ORG.LIBREOFFICE.REGEX([.F723]; &quot;[A-Z]+&quot;)" office:value-type="string" office:string-value="C" calcext:value-type="string">
            <text:p>C</text:p>
          </table:table-cell>
          <table:table-cell table:style-name="ce4" table:formula="of:=VALUE(ORG.LIBREOFFICE.REGEX([.F723]; &quot;[\d\.]+&quot;))" office:value-type="float" office:value="3" calcext:value-type="float">
            <text:p>3.0</text:p>
          </table:table-cell>
          <table:table-cell office:value-type="string" calcext:value-type="string">
            <text:p>ML3 - Aspects of ML bug discussion: target</text:p>
          </table:table-cell>
          <table:table-cell office:value-type="string" calcext:value-type="string">
            <text:p>C3 - # Files changed</text:p>
          </table:table-cell>
          <table:table-cell office:value-type="string" calcext:value-type="string">
            <text:p>E</text:p>
          </table:table-cell>
          <table:table-cell table:style-name="ce1" table:formula="of:=ORG.LIBREOFFICE.REGEX([.G72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24]; &quot;[A-Z]+&quot;)" office:value-type="string" office:string-value="ML" calcext:value-type="string">
            <text:p>ML</text:p>
          </table:table-cell>
          <table:table-cell table:style-name="ce4" table:formula="of:=VALUE(ORG.LIBREOFFICE.REGEX([.E724]; &quot;[\d\.]+&quot;))" office:value-type="float" office:value="3" calcext:value-type="float">
            <text:p>3.0</text:p>
          </table:table-cell>
          <table:table-cell table:formula="of:=ORG.LIBREOFFICE.REGEX([.F724]; &quot;[A-Z]+&quot;)" office:value-type="string" office:string-value="C" calcext:value-type="string">
            <text:p>C</text:p>
          </table:table-cell>
          <table:table-cell table:style-name="ce4" table:formula="of:=VALUE(ORG.LIBREOFFICE.REGEX([.F724]; &quot;[\d\.]+&quot;))" office:value-type="float" office:value="3" calcext:value-type="float">
            <text:p>3.0</text:p>
          </table:table-cell>
          <table:table-cell office:value-type="string" calcext:value-type="string">
            <text:p>ML3 - Aspects of ML bug discussion: topic</text:p>
          </table:table-cell>
          <table:table-cell office:value-type="string" calcext:value-type="string">
            <text:p>C3 - # Files changed</text:p>
          </table:table-cell>
          <table:table-cell office:value-type="string" calcext:value-type="string">
            <text:p>E</text:p>
          </table:table-cell>
          <table:table-cell table:style-name="ce1" table:formula="of:=ORG.LIBREOFFICE.REGEX([.G724];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25]; &quot;[A-Z]+&quot;)" office:value-type="string" office:string-value="ML" calcext:value-type="string">
            <text:p>ML</text:p>
          </table:table-cell>
          <table:table-cell table:style-name="ce4" table:formula="of:=VALUE(ORG.LIBREOFFICE.REGEX([.E725]; &quot;[\d\.]+&quot;))" office:value-type="float" office:value="3" calcext:value-type="float">
            <text:p>3.0</text:p>
          </table:table-cell>
          <table:table-cell table:formula="of:=ORG.LIBREOFFICE.REGEX([.F725]; &quot;[A-Z]+&quot;)" office:value-type="string" office:string-value="C" calcext:value-type="string">
            <text:p>C</text:p>
          </table:table-cell>
          <table:table-cell table:style-name="ce4" table:formula="of:=VALUE(ORG.LIBREOFFICE.REGEX([.F725]; &quot;[\d\.]+&quot;))" office:value-type="float" office:value="4" calcext:value-type="float">
            <text:p>4.0</text:p>
          </table:table-cell>
          <table:table-cell office:value-type="string" calcext:value-type="string">
            <text:p>ML3 - Aspects of ML bug discussion: action</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725];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26]; &quot;[A-Z]+&quot;)" office:value-type="string" office:string-value="ML" calcext:value-type="string">
            <text:p>ML</text:p>
          </table:table-cell>
          <table:table-cell table:style-name="ce4" table:formula="of:=VALUE(ORG.LIBREOFFICE.REGEX([.E726]; &quot;[\d\.]+&quot;))" office:value-type="float" office:value="3" calcext:value-type="float">
            <text:p>3.0</text:p>
          </table:table-cell>
          <table:table-cell table:formula="of:=ORG.LIBREOFFICE.REGEX([.F726]; &quot;[A-Z]+&quot;)" office:value-type="string" office:string-value="C" calcext:value-type="string">
            <text:p>C</text:p>
          </table:table-cell>
          <table:table-cell table:style-name="ce4" table:formula="of:=VALUE(ORG.LIBREOFFICE.REGEX([.F726]; &quot;[\d\.]+&quot;))" office:value-type="float" office:value="4" calcext:value-type="float">
            <text:p>4.0</text:p>
          </table:table-cell>
          <table:table-cell office:value-type="string" calcext:value-type="string">
            <text:p>ML3 - Aspects of ML bug discussion: target</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72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27]; &quot;[A-Z]+&quot;)" office:value-type="string" office:string-value="ML" calcext:value-type="string">
            <text:p>ML</text:p>
          </table:table-cell>
          <table:table-cell table:style-name="ce4" table:formula="of:=VALUE(ORG.LIBREOFFICE.REGEX([.E727]; &quot;[\d\.]+&quot;))" office:value-type="float" office:value="3" calcext:value-type="float">
            <text:p>3.0</text:p>
          </table:table-cell>
          <table:table-cell table:formula="of:=ORG.LIBREOFFICE.REGEX([.F727]; &quot;[A-Z]+&quot;)" office:value-type="string" office:string-value="C" calcext:value-type="string">
            <text:p>C</text:p>
          </table:table-cell>
          <table:table-cell table:style-name="ce4" table:formula="of:=VALUE(ORG.LIBREOFFICE.REGEX([.F727]; &quot;[\d\.]+&quot;))" office:value-type="float" office:value="4" calcext:value-type="float">
            <text:p>4.0</text:p>
          </table:table-cell>
          <table:table-cell office:value-type="string" calcext:value-type="string">
            <text:p>ML3 - Aspects of ML bug discussion: topic</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72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28]; &quot;[A-Z]+&quot;)" office:value-type="string" office:string-value="ML" calcext:value-type="string">
            <text:p>ML</text:p>
          </table:table-cell>
          <table:table-cell table:style-name="ce4" table:formula="of:=VALUE(ORG.LIBREOFFICE.REGEX([.E728]; &quot;[\d\.]+&quot;))" office:value-type="float" office:value="3" calcext:value-type="float">
            <text:p>3.0</text:p>
          </table:table-cell>
          <table:table-cell table:formula="of:=ORG.LIBREOFFICE.REGEX([.F728]; &quot;[A-Z]+&quot;)" office:value-type="string" office:string-value="C" calcext:value-type="string">
            <text:p>C</text:p>
          </table:table-cell>
          <table:table-cell table:style-name="ce4" table:formula="of:=VALUE(ORG.LIBREOFFICE.REGEX([.F728]; &quot;[\d\.]+&quot;))" office:value-type="float" office:value="5" calcext:value-type="float">
            <text:p>5.0</text:p>
          </table:table-cell>
          <table:table-cell office:value-type="string" calcext:value-type="string">
            <text:p>ML3 - Aspects of ML bug discussion: action</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72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29]; &quot;[A-Z]+&quot;)" office:value-type="string" office:string-value="ML" calcext:value-type="string">
            <text:p>ML</text:p>
          </table:table-cell>
          <table:table-cell table:style-name="ce4" table:formula="of:=VALUE(ORG.LIBREOFFICE.REGEX([.E729]; &quot;[\d\.]+&quot;))" office:value-type="float" office:value="3" calcext:value-type="float">
            <text:p>3.0</text:p>
          </table:table-cell>
          <table:table-cell table:formula="of:=ORG.LIBREOFFICE.REGEX([.F729]; &quot;[A-Z]+&quot;)" office:value-type="string" office:string-value="C" calcext:value-type="string">
            <text:p>C</text:p>
          </table:table-cell>
          <table:table-cell table:style-name="ce4" table:formula="of:=VALUE(ORG.LIBREOFFICE.REGEX([.F729]; &quot;[\d\.]+&quot;))" office:value-type="float" office:value="5" calcext:value-type="float">
            <text:p>5.0</text:p>
          </table:table-cell>
          <table:table-cell office:value-type="string" calcext:value-type="string">
            <text:p>ML3 - Aspects of ML bug discussion: target</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729];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30]; &quot;[A-Z]+&quot;)" office:value-type="string" office:string-value="ML" calcext:value-type="string">
            <text:p>ML</text:p>
          </table:table-cell>
          <table:table-cell table:style-name="ce4" table:formula="of:=VALUE(ORG.LIBREOFFICE.REGEX([.E730]; &quot;[\d\.]+&quot;))" office:value-type="float" office:value="3" calcext:value-type="float">
            <text:p>3.0</text:p>
          </table:table-cell>
          <table:table-cell table:formula="of:=ORG.LIBREOFFICE.REGEX([.F730]; &quot;[A-Z]+&quot;)" office:value-type="string" office:string-value="C" calcext:value-type="string">
            <text:p>C</text:p>
          </table:table-cell>
          <table:table-cell table:style-name="ce4" table:formula="of:=VALUE(ORG.LIBREOFFICE.REGEX([.F730]; &quot;[\d\.]+&quot;))" office:value-type="float" office:value="5" calcext:value-type="float">
            <text:p>5.0</text:p>
          </table:table-cell>
          <table:table-cell office:value-type="string" calcext:value-type="string">
            <text:p>ML3 - Aspects of ML bug discussion: topic</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730];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31]; &quot;[A-Z]+&quot;)" office:value-type="string" office:string-value="ML" calcext:value-type="string">
            <text:p>ML</text:p>
          </table:table-cell>
          <table:table-cell table:style-name="ce4" table:formula="of:=VALUE(ORG.LIBREOFFICE.REGEX([.E731]; &quot;[\d\.]+&quot;))" office:value-type="float" office:value="3" calcext:value-type="float">
            <text:p>3.0</text:p>
          </table:table-cell>
          <table:table-cell table:formula="of:=ORG.LIBREOFFICE.REGEX([.F731]; &quot;[A-Z]+&quot;)" office:value-type="string" office:string-value="C" calcext:value-type="string">
            <text:p>C</text:p>
          </table:table-cell>
          <table:table-cell table:style-name="ce4" table:formula="of:=VALUE(ORG.LIBREOFFICE.REGEX([.F731]; &quot;[\d\.]+&quot;))" office:value-type="float" office:value="6" calcext:value-type="float">
            <text:p>6.0</text:p>
          </table:table-cell>
          <table:table-cell office:value-type="string" calcext:value-type="string">
            <text:p>ML3 - Aspects of ML bug discussion: action</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73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32]; &quot;[A-Z]+&quot;)" office:value-type="string" office:string-value="ML" calcext:value-type="string">
            <text:p>ML</text:p>
          </table:table-cell>
          <table:table-cell table:style-name="ce4" table:formula="of:=VALUE(ORG.LIBREOFFICE.REGEX([.E732]; &quot;[\d\.]+&quot;))" office:value-type="float" office:value="3" calcext:value-type="float">
            <text:p>3.0</text:p>
          </table:table-cell>
          <table:table-cell table:formula="of:=ORG.LIBREOFFICE.REGEX([.F732]; &quot;[A-Z]+&quot;)" office:value-type="string" office:string-value="C" calcext:value-type="string">
            <text:p>C</text:p>
          </table:table-cell>
          <table:table-cell table:style-name="ce4" table:formula="of:=VALUE(ORG.LIBREOFFICE.REGEX([.F732]; &quot;[\d\.]+&quot;))" office:value-type="float" office:value="6" calcext:value-type="float">
            <text:p>6.0</text:p>
          </table:table-cell>
          <table:table-cell office:value-type="string" calcext:value-type="string">
            <text:p>ML3 - Aspects of ML bug discussion: target</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732];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33]; &quot;[A-Z]+&quot;)" office:value-type="string" office:string-value="ML" calcext:value-type="string">
            <text:p>ML</text:p>
          </table:table-cell>
          <table:table-cell table:style-name="ce4" table:formula="of:=VALUE(ORG.LIBREOFFICE.REGEX([.E733]; &quot;[\d\.]+&quot;))" office:value-type="float" office:value="3" calcext:value-type="float">
            <text:p>3.0</text:p>
          </table:table-cell>
          <table:table-cell table:formula="of:=ORG.LIBREOFFICE.REGEX([.F733]; &quot;[A-Z]+&quot;)" office:value-type="string" office:string-value="C" calcext:value-type="string">
            <text:p>C</text:p>
          </table:table-cell>
          <table:table-cell table:style-name="ce4" table:formula="of:=VALUE(ORG.LIBREOFFICE.REGEX([.F733]; &quot;[\d\.]+&quot;))" office:value-type="float" office:value="6" calcext:value-type="float">
            <text:p>6.0</text:p>
          </table:table-cell>
          <table:table-cell office:value-type="string" calcext:value-type="string">
            <text:p>ML3 - Aspects of ML bug discussion: topic</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73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34]; &quot;[A-Z]+&quot;)" office:value-type="string" office:string-value="ML" calcext:value-type="string">
            <text:p>ML</text:p>
          </table:table-cell>
          <table:table-cell table:style-name="ce4" table:formula="of:=VALUE(ORG.LIBREOFFICE.REGEX([.E734]; &quot;[\d\.]+&quot;))" office:value-type="float" office:value="3" calcext:value-type="float">
            <text:p>3.0</text:p>
          </table:table-cell>
          <table:table-cell table:formula="of:=ORG.LIBREOFFICE.REGEX([.F734]; &quot;[A-Z]+&quot;)" office:value-type="string" office:string-value="F" calcext:value-type="string">
            <text:p>F</text:p>
          </table:table-cell>
          <table:table-cell table:style-name="ce4" table:formula="of:=VALUE(ORG.LIBREOFFICE.REGEX([.F734]; &quot;[\d\.]+&quot;))" office:value-type="float" office:value="4" calcext:value-type="float">
            <text:p>4.0</text:p>
          </table:table-cell>
          <table:table-cell office:value-type="string" calcext:value-type="string">
            <text:p>ML3 - Aspects of ML bug discussion: action</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734];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35]; &quot;[A-Z]+&quot;)" office:value-type="string" office:string-value="ML" calcext:value-type="string">
            <text:p>ML</text:p>
          </table:table-cell>
          <table:table-cell table:style-name="ce4" table:formula="of:=VALUE(ORG.LIBREOFFICE.REGEX([.E735]; &quot;[\d\.]+&quot;))" office:value-type="float" office:value="3" calcext:value-type="float">
            <text:p>3.0</text:p>
          </table:table-cell>
          <table:table-cell table:formula="of:=ORG.LIBREOFFICE.REGEX([.F735]; &quot;[A-Z]+&quot;)" office:value-type="string" office:string-value="F" calcext:value-type="string">
            <text:p>F</text:p>
          </table:table-cell>
          <table:table-cell table:style-name="ce4" table:formula="of:=VALUE(ORG.LIBREOFFICE.REGEX([.F735]; &quot;[\d\.]+&quot;))" office:value-type="float" office:value="4" calcext:value-type="float">
            <text:p>4.0</text:p>
          </table:table-cell>
          <table:table-cell office:value-type="string" calcext:value-type="string">
            <text:p>ML3 - Aspects of ML bug discussion: target</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735];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36]; &quot;[A-Z]+&quot;)" office:value-type="string" office:string-value="ML" calcext:value-type="string">
            <text:p>ML</text:p>
          </table:table-cell>
          <table:table-cell table:style-name="ce4" table:formula="of:=VALUE(ORG.LIBREOFFICE.REGEX([.E736]; &quot;[\d\.]+&quot;))" office:value-type="float" office:value="3" calcext:value-type="float">
            <text:p>3.0</text:p>
          </table:table-cell>
          <table:table-cell table:formula="of:=ORG.LIBREOFFICE.REGEX([.F736]; &quot;[A-Z]+&quot;)" office:value-type="string" office:string-value="F" calcext:value-type="string">
            <text:p>F</text:p>
          </table:table-cell>
          <table:table-cell table:style-name="ce4" table:formula="of:=VALUE(ORG.LIBREOFFICE.REGEX([.F736]; &quot;[\d\.]+&quot;))" office:value-type="float" office:value="4" calcext:value-type="float">
            <text:p>4.0</text:p>
          </table:table-cell>
          <table:table-cell office:value-type="string" calcext:value-type="string">
            <text:p>ML3 - Aspects of ML bug discussion: topic</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73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37]; &quot;[A-Z]+&quot;)" office:value-type="string" office:string-value="ML" calcext:value-type="string">
            <text:p>ML</text:p>
          </table:table-cell>
          <table:table-cell table:style-name="ce4" table:formula="of:=VALUE(ORG.LIBREOFFICE.REGEX([.E737]; &quot;[\d\.]+&quot;))" office:value-type="float" office:value="3" calcext:value-type="float">
            <text:p>3.0</text:p>
          </table:table-cell>
          <table:table-cell table:formula="of:=ORG.LIBREOFFICE.REGEX([.F737]; &quot;[A-Z]+&quot;)" office:value-type="string" office:string-value="F" calcext:value-type="string">
            <text:p>F</text:p>
          </table:table-cell>
          <table:table-cell table:style-name="ce4" table:formula="of:=VALUE(ORG.LIBREOFFICE.REGEX([.F737]; &quot;[\d\.]+&quot;))" office:value-type="float" office:value="9" calcext:value-type="float">
            <text:p>9.0</text:p>
          </table:table-cell>
          <table:table-cell office:value-type="string" calcext:value-type="string">
            <text:p>ML3 - Aspects of ML bug discussion: action</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73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38]; &quot;[A-Z]+&quot;)" office:value-type="string" office:string-value="ML" calcext:value-type="string">
            <text:p>ML</text:p>
          </table:table-cell>
          <table:table-cell table:style-name="ce4" table:formula="of:=VALUE(ORG.LIBREOFFICE.REGEX([.E738]; &quot;[\d\.]+&quot;))" office:value-type="float" office:value="3" calcext:value-type="float">
            <text:p>3.0</text:p>
          </table:table-cell>
          <table:table-cell table:formula="of:=ORG.LIBREOFFICE.REGEX([.F738]; &quot;[A-Z]+&quot;)" office:value-type="string" office:string-value="F" calcext:value-type="string">
            <text:p>F</text:p>
          </table:table-cell>
          <table:table-cell table:style-name="ce4" table:formula="of:=VALUE(ORG.LIBREOFFICE.REGEX([.F738]; &quot;[\d\.]+&quot;))" office:value-type="float" office:value="9" calcext:value-type="float">
            <text:p>9.0</text:p>
          </table:table-cell>
          <table:table-cell office:value-type="string" calcext:value-type="string">
            <text:p>ML3 - Aspects of ML bug discussion: target</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73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39]; &quot;[A-Z]+&quot;)" office:value-type="string" office:string-value="ML" calcext:value-type="string">
            <text:p>ML</text:p>
          </table:table-cell>
          <table:table-cell table:style-name="ce4" table:formula="of:=VALUE(ORG.LIBREOFFICE.REGEX([.E739]; &quot;[\d\.]+&quot;))" office:value-type="float" office:value="3" calcext:value-type="float">
            <text:p>3.0</text:p>
          </table:table-cell>
          <table:table-cell table:formula="of:=ORG.LIBREOFFICE.REGEX([.F739]; &quot;[A-Z]+&quot;)" office:value-type="string" office:string-value="F" calcext:value-type="string">
            <text:p>F</text:p>
          </table:table-cell>
          <table:table-cell table:style-name="ce4" table:formula="of:=VALUE(ORG.LIBREOFFICE.REGEX([.F739]; &quot;[\d\.]+&quot;))" office:value-type="float" office:value="9" calcext:value-type="float">
            <text:p>9.0</text:p>
          </table:table-cell>
          <table:table-cell office:value-type="string" calcext:value-type="string">
            <text:p>ML3 - Aspects of ML bug discussion: topic</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739];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table-cell table:formula="of:=ORG.LIBREOFFICE.REGEX([.E740]; &quot;[A-Z]+&quot;)" office:value-type="string" office:string-value="ML" calcext:value-type="string">
            <text:p>ML</text:p>
          </table:table-cell>
          <table:table-cell table:style-name="ce4" table:formula="of:=VALUE(ORG.LIBREOFFICE.REGEX([.E740]; &quot;[\d\.]+&quot;))" office:value-type="float" office:value="3" calcext:value-type="float">
            <text:p>3.0</text:p>
          </table:table-cell>
          <table:table-cell table:formula="of:=ORG.LIBREOFFICE.REGEX([.F740]; &quot;[A-Z]+&quot;)" office:value-type="string" office:string-value="I" calcext:value-type="string">
            <text:p>I</text:p>
          </table:table-cell>
          <table:table-cell table:style-name="ce4" table:formula="of:=VALUE(ORG.LIBREOFFICE.REGEX([.F740]; &quot;[\d\.]+&quot;))" office:value-type="float" office:value="5" calcext:value-type="float">
            <text:p>5.0</text:p>
          </table:table-cell>
          <table:table-cell office:value-type="string" calcext:value-type="string">
            <text:p>ML3 - Aspects of ML bug discussion: action</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740];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1">
          <table:table-cell table:formula="of:=ORG.LIBREOFFICE.REGEX([.E741]; &quot;[A-Z]+&quot;)" office:value-type="string" office:string-value="ML" calcext:value-type="string">
            <text:p>ML</text:p>
          </table:table-cell>
          <table:table-cell table:style-name="ce4" table:formula="of:=VALUE(ORG.LIBREOFFICE.REGEX([.E741]; &quot;[\d\.]+&quot;))" office:value-type="float" office:value="3" calcext:value-type="float">
            <text:p>3.0</text:p>
          </table:table-cell>
          <table:table-cell table:formula="of:=ORG.LIBREOFFICE.REGEX([.F741]; &quot;[A-Z]+&quot;)" office:value-type="string" office:string-value="I" calcext:value-type="string">
            <text:p>I</text:p>
          </table:table-cell>
          <table:table-cell table:style-name="ce4" table:formula="of:=VALUE(ORG.LIBREOFFICE.REGEX([.F741]; &quot;[\d\.]+&quot;))" office:value-type="float" office:value="5" calcext:value-type="float">
            <text:p>5.0</text:p>
          </table:table-cell>
          <table:table-cell office:value-type="string" calcext:value-type="string">
            <text:p>ML3 - Aspects of ML bug discussion: target</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741];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1">
          <table:table-cell table:formula="of:=ORG.LIBREOFFICE.REGEX([.E742]; &quot;[A-Z]+&quot;)" office:value-type="string" office:string-value="ML" calcext:value-type="string">
            <text:p>ML</text:p>
          </table:table-cell>
          <table:table-cell table:style-name="ce4" table:formula="of:=VALUE(ORG.LIBREOFFICE.REGEX([.E742]; &quot;[\d\.]+&quot;))" office:value-type="float" office:value="3" calcext:value-type="float">
            <text:p>3.0</text:p>
          </table:table-cell>
          <table:table-cell table:formula="of:=ORG.LIBREOFFICE.REGEX([.F742]; &quot;[A-Z]+&quot;)" office:value-type="string" office:string-value="I" calcext:value-type="string">
            <text:p>I</text:p>
          </table:table-cell>
          <table:table-cell table:style-name="ce4" table:formula="of:=VALUE(ORG.LIBREOFFICE.REGEX([.F742]; &quot;[\d\.]+&quot;))" office:value-type="float" office:value="5" calcext:value-type="float">
            <text:p>5.0</text:p>
          </table:table-cell>
          <table:table-cell office:value-type="string" calcext:value-type="string">
            <text:p>ML3 - Aspects of ML bug discussion: topic</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742];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1" table:visibility="filter">
          <table:table-cell table:formula="of:=ORG.LIBREOFFICE.REGEX([.E743]; &quot;[A-Z]+&quot;)" office:value-type="string" office:string-value="ML" calcext:value-type="string">
            <text:p>ML</text:p>
          </table:table-cell>
          <table:table-cell table:style-name="ce4" table:formula="of:=VALUE(ORG.LIBREOFFICE.REGEX([.E743]; &quot;[\d\.]+&quot;))" office:value-type="float" office:value="3" calcext:value-type="float">
            <text:p>3.0</text:p>
          </table:table-cell>
          <table:table-cell table:formula="of:=ORG.LIBREOFFICE.REGEX([.F743]; &quot;[A-Z]+&quot;)" office:value-type="string" office:string-value="I" calcext:value-type="string">
            <text:p>I</text:p>
          </table:table-cell>
          <table:table-cell table:style-name="ce4" table:formula="of:=VALUE(ORG.LIBREOFFICE.REGEX([.F743]; &quot;[\d\.]+&quot;))" office:value-type="float" office:value="7" calcext:value-type="float">
            <text:p>7.0</text:p>
          </table:table-cell>
          <table:table-cell office:value-type="string" calcext:value-type="string">
            <text:p>ML3 - Aspects of ML bug discussion: action</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74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44]; &quot;[A-Z]+&quot;)" office:value-type="string" office:string-value="ML" calcext:value-type="string">
            <text:p>ML</text:p>
          </table:table-cell>
          <table:table-cell table:style-name="ce4" table:formula="of:=VALUE(ORG.LIBREOFFICE.REGEX([.E744]; &quot;[\d\.]+&quot;))" office:value-type="float" office:value="3" calcext:value-type="float">
            <text:p>3.0</text:p>
          </table:table-cell>
          <table:table-cell table:formula="of:=ORG.LIBREOFFICE.REGEX([.F744]; &quot;[A-Z]+&quot;)" office:value-type="string" office:string-value="I" calcext:value-type="string">
            <text:p>I</text:p>
          </table:table-cell>
          <table:table-cell table:style-name="ce4" table:formula="of:=VALUE(ORG.LIBREOFFICE.REGEX([.F744]; &quot;[\d\.]+&quot;))" office:value-type="float" office:value="7" calcext:value-type="float">
            <text:p>7.0</text:p>
          </table:table-cell>
          <table:table-cell office:value-type="string" calcext:value-type="string">
            <text:p>ML3 - Aspects of ML bug discussion: target</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744];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45]; &quot;[A-Z]+&quot;)" office:value-type="string" office:string-value="ML" calcext:value-type="string">
            <text:p>ML</text:p>
          </table:table-cell>
          <table:table-cell table:style-name="ce4" table:formula="of:=VALUE(ORG.LIBREOFFICE.REGEX([.E745]; &quot;[\d\.]+&quot;))" office:value-type="float" office:value="3" calcext:value-type="float">
            <text:p>3.0</text:p>
          </table:table-cell>
          <table:table-cell table:formula="of:=ORG.LIBREOFFICE.REGEX([.F745]; &quot;[A-Z]+&quot;)" office:value-type="string" office:string-value="I" calcext:value-type="string">
            <text:p>I</text:p>
          </table:table-cell>
          <table:table-cell table:style-name="ce4" table:formula="of:=VALUE(ORG.LIBREOFFICE.REGEX([.F745]; &quot;[\d\.]+&quot;))" office:value-type="float" office:value="7" calcext:value-type="float">
            <text:p>7.0</text:p>
          </table:table-cell>
          <table:table-cell office:value-type="string" calcext:value-type="string">
            <text:p>ML3 - Aspects of ML bug discussion: topic</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745];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46]; &quot;[A-Z]+&quot;)" office:value-type="string" office:string-value="ML" calcext:value-type="string">
            <text:p>ML</text:p>
          </table:table-cell>
          <table:table-cell table:style-name="ce4" table:formula="of:=VALUE(ORG.LIBREOFFICE.REGEX([.E746]; &quot;[\d\.]+&quot;))" office:value-type="float" office:value="3" calcext:value-type="float">
            <text:p>3.0</text:p>
          </table:table-cell>
          <table:table-cell table:formula="of:=ORG.LIBREOFFICE.REGEX([.F746]; &quot;[A-Z]+&quot;)" office:value-type="string" office:string-value="I" calcext:value-type="string">
            <text:p>I</text:p>
          </table:table-cell>
          <table:table-cell table:style-name="ce4" table:formula="of:=VALUE(ORG.LIBREOFFICE.REGEX([.F746]; &quot;[\d\.]+&quot;))" office:value-type="float" office:value="10" calcext:value-type="float">
            <text:p>10.0</text:p>
          </table:table-cell>
          <table:table-cell office:value-type="string" calcext:value-type="string">
            <text:p>ML3 - Aspects of ML bug discussion: action</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746];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1" table:visibility="filter">
          <table:table-cell table:formula="of:=ORG.LIBREOFFICE.REGEX([.E747]; &quot;[A-Z]+&quot;)" office:value-type="string" office:string-value="ML" calcext:value-type="string">
            <text:p>ML</text:p>
          </table:table-cell>
          <table:table-cell table:style-name="ce4" table:formula="of:=VALUE(ORG.LIBREOFFICE.REGEX([.E747]; &quot;[\d\.]+&quot;))" office:value-type="float" office:value="3" calcext:value-type="float">
            <text:p>3.0</text:p>
          </table:table-cell>
          <table:table-cell table:formula="of:=ORG.LIBREOFFICE.REGEX([.F747]; &quot;[A-Z]+&quot;)" office:value-type="string" office:string-value="I" calcext:value-type="string">
            <text:p>I</text:p>
          </table:table-cell>
          <table:table-cell table:style-name="ce4" table:formula="of:=VALUE(ORG.LIBREOFFICE.REGEX([.F747]; &quot;[\d\.]+&quot;))" office:value-type="float" office:value="10" calcext:value-type="float">
            <text:p>10.0</text:p>
          </table:table-cell>
          <table:table-cell office:value-type="string" calcext:value-type="string">
            <text:p>ML3 - Aspects of ML bug discussion: target</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747];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1" table:visibility="filter">
          <table:table-cell table:formula="of:=ORG.LIBREOFFICE.REGEX([.E748]; &quot;[A-Z]+&quot;)" office:value-type="string" office:string-value="ML" calcext:value-type="string">
            <text:p>ML</text:p>
          </table:table-cell>
          <table:table-cell table:style-name="ce4" table:formula="of:=VALUE(ORG.LIBREOFFICE.REGEX([.E748]; &quot;[\d\.]+&quot;))" office:value-type="float" office:value="3" calcext:value-type="float">
            <text:p>3.0</text:p>
          </table:table-cell>
          <table:table-cell table:formula="of:=ORG.LIBREOFFICE.REGEX([.F748]; &quot;[A-Z]+&quot;)" office:value-type="string" office:string-value="I" calcext:value-type="string">
            <text:p>I</text:p>
          </table:table-cell>
          <table:table-cell table:style-name="ce4" table:formula="of:=VALUE(ORG.LIBREOFFICE.REGEX([.F748]; &quot;[\d\.]+&quot;))" office:value-type="float" office:value="10" calcext:value-type="float">
            <text:p>10.0</text:p>
          </table:table-cell>
          <table:table-cell office:value-type="string" calcext:value-type="string">
            <text:p>ML3 - Aspects of ML bug discussion: topic</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748];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1" table:visibility="filter">
          <table:table-cell table:formula="of:=ORG.LIBREOFFICE.REGEX([.E749]; &quot;[A-Z]+&quot;)" office:value-type="string" office:string-value="ML" calcext:value-type="string">
            <text:p>ML</text:p>
          </table:table-cell>
          <table:table-cell table:style-name="ce4" table:formula="of:=VALUE(ORG.LIBREOFFICE.REGEX([.E749]; &quot;[\d\.]+&quot;))" office:value-type="float" office:value="3" calcext:value-type="float">
            <text:p>3.0</text:p>
          </table:table-cell>
          <table:table-cell table:formula="of:=ORG.LIBREOFFICE.REGEX([.F749]; &quot;[A-Z]+&quot;)" office:value-type="string" office:string-value="ML" calcext:value-type="string">
            <text:p>ML</text:p>
          </table:table-cell>
          <table:table-cell table:style-name="ce4" table:formula="of:=VALUE(ORG.LIBREOFFICE.REGEX([.F749]; &quot;[\d\.]+&quot;))" office:value-type="float" office:value="2" calcext:value-type="float">
            <text:p>2.0</text:p>
          </table:table-cell>
          <table:table-cell office:value-type="string" calcext:value-type="string">
            <text:p>ML3 - Aspects of ML bug discussion: action</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749];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50]; &quot;[A-Z]+&quot;)" office:value-type="string" office:string-value="ML" calcext:value-type="string">
            <text:p>ML</text:p>
          </table:table-cell>
          <table:table-cell table:style-name="ce4" table:formula="of:=VALUE(ORG.LIBREOFFICE.REGEX([.E750]; &quot;[\d\.]+&quot;))" office:value-type="float" office:value="3" calcext:value-type="float">
            <text:p>3.0</text:p>
          </table:table-cell>
          <table:table-cell table:formula="of:=ORG.LIBREOFFICE.REGEX([.F750]; &quot;[A-Z]+&quot;)" office:value-type="string" office:string-value="ML" calcext:value-type="string">
            <text:p>ML</text:p>
          </table:table-cell>
          <table:table-cell table:style-name="ce4" table:formula="of:=VALUE(ORG.LIBREOFFICE.REGEX([.F750]; &quot;[\d\.]+&quot;))" office:value-type="float" office:value="2" calcext:value-type="float">
            <text:p>2.0</text:p>
          </table:table-cell>
          <table:table-cell office:value-type="string" calcext:value-type="string">
            <text:p>ML3 - Aspects of ML bug discussion: target</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750];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51]; &quot;[A-Z]+&quot;)" office:value-type="string" office:string-value="ML" calcext:value-type="string">
            <text:p>ML</text:p>
          </table:table-cell>
          <table:table-cell table:style-name="ce4" table:formula="of:=VALUE(ORG.LIBREOFFICE.REGEX([.E751]; &quot;[\d\.]+&quot;))" office:value-type="float" office:value="3" calcext:value-type="float">
            <text:p>3.0</text:p>
          </table:table-cell>
          <table:table-cell table:formula="of:=ORG.LIBREOFFICE.REGEX([.F751]; &quot;[A-Z]+&quot;)" office:value-type="string" office:string-value="ML" calcext:value-type="string">
            <text:p>ML</text:p>
          </table:table-cell>
          <table:table-cell table:style-name="ce4" table:formula="of:=VALUE(ORG.LIBREOFFICE.REGEX([.F751]; &quot;[\d\.]+&quot;))" office:value-type="float" office:value="2" calcext:value-type="float">
            <text:p>2.0</text:p>
          </table:table-cell>
          <table:table-cell office:value-type="string" calcext:value-type="string">
            <text:p>ML3 - Aspects of ML bug discussion: topic</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75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52]; &quot;[A-Z]+&quot;)" office:value-type="string" office:string-value="ML" calcext:value-type="string">
            <text:p>ML</text:p>
          </table:table-cell>
          <table:table-cell table:style-name="ce4" table:formula="of:=VALUE(ORG.LIBREOFFICE.REGEX([.E752]; &quot;[\d\.]+&quot;))" office:value-type="float" office:value="3" calcext:value-type="float">
            <text:p>3.0</text:p>
          </table:table-cell>
          <table:table-cell table:formula="of:=ORG.LIBREOFFICE.REGEX([.F752]; &quot;[A-Z]+&quot;)" office:value-type="string" office:string-value="ML" calcext:value-type="string">
            <text:p>ML</text:p>
          </table:table-cell>
          <table:table-cell table:style-name="ce4" table:formula="of:=VALUE(ORG.LIBREOFFICE.REGEX([.F752]; &quot;[\d\.]+&quot;))" office:value-type="float" office:value="5" calcext:value-type="float">
            <text:p>5.0</text:p>
          </table:table-cell>
          <table:table-cell office:value-type="string" calcext:value-type="string">
            <text:p>ML3 - Aspects of ML bug discussion: action</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752];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53]; &quot;[A-Z]+&quot;)" office:value-type="string" office:string-value="ML" calcext:value-type="string">
            <text:p>ML</text:p>
          </table:table-cell>
          <table:table-cell table:style-name="ce4" table:formula="of:=VALUE(ORG.LIBREOFFICE.REGEX([.E753]; &quot;[\d\.]+&quot;))" office:value-type="float" office:value="3" calcext:value-type="float">
            <text:p>3.0</text:p>
          </table:table-cell>
          <table:table-cell table:formula="of:=ORG.LIBREOFFICE.REGEX([.F753]; &quot;[A-Z]+&quot;)" office:value-type="string" office:string-value="ML" calcext:value-type="string">
            <text:p>ML</text:p>
          </table:table-cell>
          <table:table-cell table:style-name="ce4" table:formula="of:=VALUE(ORG.LIBREOFFICE.REGEX([.F753]; &quot;[\d\.]+&quot;))" office:value-type="float" office:value="5" calcext:value-type="float">
            <text:p>5.0</text:p>
          </table:table-cell>
          <table:table-cell office:value-type="string" calcext:value-type="string">
            <text:p>ML3 - Aspects of ML bug discussion: target</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75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54]; &quot;[A-Z]+&quot;)" office:value-type="string" office:string-value="ML" calcext:value-type="string">
            <text:p>ML</text:p>
          </table:table-cell>
          <table:table-cell table:style-name="ce4" table:formula="of:=VALUE(ORG.LIBREOFFICE.REGEX([.E754]; &quot;[\d\.]+&quot;))" office:value-type="float" office:value="3" calcext:value-type="float">
            <text:p>3.0</text:p>
          </table:table-cell>
          <table:table-cell table:formula="of:=ORG.LIBREOFFICE.REGEX([.F754]; &quot;[A-Z]+&quot;)" office:value-type="string" office:string-value="ML" calcext:value-type="string">
            <text:p>ML</text:p>
          </table:table-cell>
          <table:table-cell table:style-name="ce4" table:formula="of:=VALUE(ORG.LIBREOFFICE.REGEX([.F754]; &quot;[\d\.]+&quot;))" office:value-type="float" office:value="5" calcext:value-type="float">
            <text:p>5.0</text:p>
          </table:table-cell>
          <table:table-cell office:value-type="string" calcext:value-type="string">
            <text:p>ML3 - Aspects of ML bug discussion: topic</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754];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55]; &quot;[A-Z]+&quot;)" office:value-type="string" office:string-value="ML" calcext:value-type="string">
            <text:p>ML</text:p>
          </table:table-cell>
          <table:table-cell table:style-name="ce4" table:formula="of:=VALUE(ORG.LIBREOFFICE.REGEX([.E755]; &quot;[\d\.]+&quot;))" office:value-type="float" office:value="3" calcext:value-type="float">
            <text:p>3.0</text:p>
          </table:table-cell>
          <table:table-cell table:formula="of:=ORG.LIBREOFFICE.REGEX([.F755]; &quot;[A-Z]+&quot;)" office:value-type="string" office:string-value="O" calcext:value-type="string">
            <text:p>O</text:p>
          </table:table-cell>
          <table:table-cell table:style-name="ce4" table:formula="of:=VALUE(ORG.LIBREOFFICE.REGEX([.F755]; &quot;[\d\.]+&quot;))" office:value-type="float" office:value="3" calcext:value-type="float">
            <text:p>3.0</text:p>
          </table:table-cell>
          <table:table-cell office:value-type="string" calcext:value-type="string">
            <text:p>ML3 - Aspects of ML bug discussion: action</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755];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1" table:visibility="filter">
          <table:table-cell table:formula="of:=ORG.LIBREOFFICE.REGEX([.E756]; &quot;[A-Z]+&quot;)" office:value-type="string" office:string-value="ML" calcext:value-type="string">
            <text:p>ML</text:p>
          </table:table-cell>
          <table:table-cell table:style-name="ce4" table:formula="of:=VALUE(ORG.LIBREOFFICE.REGEX([.E756]; &quot;[\d\.]+&quot;))" office:value-type="float" office:value="3" calcext:value-type="float">
            <text:p>3.0</text:p>
          </table:table-cell>
          <table:table-cell table:formula="of:=ORG.LIBREOFFICE.REGEX([.F756]; &quot;[A-Z]+&quot;)" office:value-type="string" office:string-value="O" calcext:value-type="string">
            <text:p>O</text:p>
          </table:table-cell>
          <table:table-cell table:style-name="ce4" table:formula="of:=VALUE(ORG.LIBREOFFICE.REGEX([.F756]; &quot;[\d\.]+&quot;))" office:value-type="float" office:value="3" calcext:value-type="float">
            <text:p>3.0</text:p>
          </table:table-cell>
          <table:table-cell office:value-type="string" calcext:value-type="string">
            <text:p>ML3 - Aspects of ML bug discussion: target</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756];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1" table:visibility="filter">
          <table:table-cell table:formula="of:=ORG.LIBREOFFICE.REGEX([.E757]; &quot;[A-Z]+&quot;)" office:value-type="string" office:string-value="ML" calcext:value-type="string">
            <text:p>ML</text:p>
          </table:table-cell>
          <table:table-cell table:style-name="ce4" table:formula="of:=VALUE(ORG.LIBREOFFICE.REGEX([.E757]; &quot;[\d\.]+&quot;))" office:value-type="float" office:value="3" calcext:value-type="float">
            <text:p>3.0</text:p>
          </table:table-cell>
          <table:table-cell table:formula="of:=ORG.LIBREOFFICE.REGEX([.F757]; &quot;[A-Z]+&quot;)" office:value-type="string" office:string-value="O" calcext:value-type="string">
            <text:p>O</text:p>
          </table:table-cell>
          <table:table-cell table:style-name="ce4" table:formula="of:=VALUE(ORG.LIBREOFFICE.REGEX([.F757]; &quot;[\d\.]+&quot;))" office:value-type="float" office:value="3" calcext:value-type="float">
            <text:p>3.0</text:p>
          </table:table-cell>
          <table:table-cell office:value-type="string" calcext:value-type="string">
            <text:p>ML3 - Aspects of ML bug discussion: topic</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757];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1" table:visibility="filter">
          <table:table-cell table:formula="of:=ORG.LIBREOFFICE.REGEX([.E758]; &quot;[A-Z]+&quot;)" office:value-type="string" office:string-value="ML" calcext:value-type="string">
            <text:p>ML</text:p>
          </table:table-cell>
          <table:table-cell table:style-name="ce4" table:formula="of:=VALUE(ORG.LIBREOFFICE.REGEX([.E758]; &quot;[\d\.]+&quot;))" office:value-type="float" office:value="3" calcext:value-type="float">
            <text:p>3.0</text:p>
          </table:table-cell>
          <table:table-cell table:formula="of:=ORG.LIBREOFFICE.REGEX([.F758]; &quot;[A-Z]+&quot;)" office:value-type="string" office:string-value="R" calcext:value-type="string">
            <text:p>R</text:p>
          </table:table-cell>
          <table:table-cell table:style-name="ce4" table:formula="of:=VALUE(ORG.LIBREOFFICE.REGEX([.F758]; &quot;[\d\.]+&quot;))" office:value-type="float" office:value="3" calcext:value-type="float">
            <text:p>3.0</text:p>
          </table:table-cell>
          <table:table-cell office:value-type="string" calcext:value-type="string">
            <text:p>ML3 - Aspects of ML bug discussion: action</text:p>
          </table:table-cell>
          <table:table-cell office:value-type="string" calcext:value-type="string">
            <text:p>R3 - # Reviewers [sum]</text:p>
          </table:table-cell>
          <table:table-cell office:value-type="string" calcext:value-type="string">
            <text:p>E</text:p>
          </table:table-cell>
          <table:table-cell table:style-name="ce1" table:formula="of:=ORG.LIBREOFFICE.REGEX([.G75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59]; &quot;[A-Z]+&quot;)" office:value-type="string" office:string-value="ML" calcext:value-type="string">
            <text:p>ML</text:p>
          </table:table-cell>
          <table:table-cell table:style-name="ce4" table:formula="of:=VALUE(ORG.LIBREOFFICE.REGEX([.E759]; &quot;[\d\.]+&quot;))" office:value-type="float" office:value="3" calcext:value-type="float">
            <text:p>3.0</text:p>
          </table:table-cell>
          <table:table-cell table:formula="of:=ORG.LIBREOFFICE.REGEX([.F759]; &quot;[A-Z]+&quot;)" office:value-type="string" office:string-value="R" calcext:value-type="string">
            <text:p>R</text:p>
          </table:table-cell>
          <table:table-cell table:style-name="ce4" table:formula="of:=VALUE(ORG.LIBREOFFICE.REGEX([.F759]; &quot;[\d\.]+&quot;))" office:value-type="float" office:value="3" calcext:value-type="float">
            <text:p>3.0</text:p>
          </table:table-cell>
          <table:table-cell office:value-type="string" calcext:value-type="string">
            <text:p>ML3 - Aspects of ML bug discussion: target</text:p>
          </table:table-cell>
          <table:table-cell office:value-type="string" calcext:value-type="string">
            <text:p>R3 - # Reviewers [sum]</text:p>
          </table:table-cell>
          <table:table-cell office:value-type="string" calcext:value-type="string">
            <text:p>E</text:p>
          </table:table-cell>
          <table:table-cell table:style-name="ce1" table:formula="of:=ORG.LIBREOFFICE.REGEX([.G759];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60]; &quot;[A-Z]+&quot;)" office:value-type="string" office:string-value="ML" calcext:value-type="string">
            <text:p>ML</text:p>
          </table:table-cell>
          <table:table-cell table:style-name="ce4" table:formula="of:=VALUE(ORG.LIBREOFFICE.REGEX([.E760]; &quot;[\d\.]+&quot;))" office:value-type="float" office:value="3" calcext:value-type="float">
            <text:p>3.0</text:p>
          </table:table-cell>
          <table:table-cell table:formula="of:=ORG.LIBREOFFICE.REGEX([.F760]; &quot;[A-Z]+&quot;)" office:value-type="string" office:string-value="R" calcext:value-type="string">
            <text:p>R</text:p>
          </table:table-cell>
          <table:table-cell table:style-name="ce4" table:formula="of:=VALUE(ORG.LIBREOFFICE.REGEX([.F760]; &quot;[\d\.]+&quot;))" office:value-type="float" office:value="3" calcext:value-type="float">
            <text:p>3.0</text:p>
          </table:table-cell>
          <table:table-cell office:value-type="string" calcext:value-type="string">
            <text:p>ML3 - Aspects of ML bug discussion: topic</text:p>
          </table:table-cell>
          <table:table-cell office:value-type="string" calcext:value-type="string">
            <text:p>R3 - # Reviewers [sum]</text:p>
          </table:table-cell>
          <table:table-cell office:value-type="string" calcext:value-type="string">
            <text:p>E</text:p>
          </table:table-cell>
          <table:table-cell table:style-name="ce1" table:formula="of:=ORG.LIBREOFFICE.REGEX([.G760];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61]; &quot;[A-Z]+&quot;)" office:value-type="string" office:string-value="ML" calcext:value-type="string">
            <text:p>ML</text:p>
          </table:table-cell>
          <table:table-cell table:style-name="ce4" table:formula="of:=VALUE(ORG.LIBREOFFICE.REGEX([.E761]; &quot;[\d\.]+&quot;))" office:value-type="float" office:value="3" calcext:value-type="float">
            <text:p>3.0</text:p>
          </table:table-cell>
          <table:table-cell table:formula="of:=ORG.LIBREOFFICE.REGEX([.F761]; &quot;[A-Z]+&quot;)" office:value-type="string" office:string-value="R" calcext:value-type="string">
            <text:p>R</text:p>
          </table:table-cell>
          <table:table-cell table:style-name="ce4" table:formula="of:=VALUE(ORG.LIBREOFFICE.REGEX([.F761]; &quot;[\d\.]+&quot;))" office:value-type="float" office:value="5" calcext:value-type="float">
            <text:p>5.0</text:p>
          </table:table-cell>
          <table:table-cell office:value-type="string" calcext:value-type="string">
            <text:p>ML3 - Aspects of ML bug discussion: action</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76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62]; &quot;[A-Z]+&quot;)" office:value-type="string" office:string-value="ML" calcext:value-type="string">
            <text:p>ML</text:p>
          </table:table-cell>
          <table:table-cell table:style-name="ce4" table:formula="of:=VALUE(ORG.LIBREOFFICE.REGEX([.E762]; &quot;[\d\.]+&quot;))" office:value-type="float" office:value="3" calcext:value-type="float">
            <text:p>3.0</text:p>
          </table:table-cell>
          <table:table-cell table:formula="of:=ORG.LIBREOFFICE.REGEX([.F762]; &quot;[A-Z]+&quot;)" office:value-type="string" office:string-value="R" calcext:value-type="string">
            <text:p>R</text:p>
          </table:table-cell>
          <table:table-cell table:style-name="ce4" table:formula="of:=VALUE(ORG.LIBREOFFICE.REGEX([.F762]; &quot;[\d\.]+&quot;))" office:value-type="float" office:value="5" calcext:value-type="float">
            <text:p>5.0</text:p>
          </table:table-cell>
          <table:table-cell office:value-type="string" calcext:value-type="string">
            <text:p>ML3 - Aspects of ML bug discussion: target</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762];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63]; &quot;[A-Z]+&quot;)" office:value-type="string" office:string-value="ML" calcext:value-type="string">
            <text:p>ML</text:p>
          </table:table-cell>
          <table:table-cell table:style-name="ce4" table:formula="of:=VALUE(ORG.LIBREOFFICE.REGEX([.E763]; &quot;[\d\.]+&quot;))" office:value-type="float" office:value="3" calcext:value-type="float">
            <text:p>3.0</text:p>
          </table:table-cell>
          <table:table-cell table:formula="of:=ORG.LIBREOFFICE.REGEX([.F763]; &quot;[A-Z]+&quot;)" office:value-type="string" office:string-value="R" calcext:value-type="string">
            <text:p>R</text:p>
          </table:table-cell>
          <table:table-cell table:style-name="ce4" table:formula="of:=VALUE(ORG.LIBREOFFICE.REGEX([.F763]; &quot;[\d\.]+&quot;))" office:value-type="float" office:value="5" calcext:value-type="float">
            <text:p>5.0</text:p>
          </table:table-cell>
          <table:table-cell office:value-type="string" calcext:value-type="string">
            <text:p>ML3 - Aspects of ML bug discussion: topic</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76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64]; &quot;[A-Z]+&quot;)" office:value-type="string" office:string-value="ML" calcext:value-type="string">
            <text:p>ML</text:p>
          </table:table-cell>
          <table:table-cell table:style-name="ce4" table:formula="of:=VALUE(ORG.LIBREOFFICE.REGEX([.E764]; &quot;[\d\.]+&quot;))" office:value-type="float" office:value="3" calcext:value-type="float">
            <text:p>3.0</text:p>
          </table:table-cell>
          <table:table-cell table:formula="of:=ORG.LIBREOFFICE.REGEX([.F764]; &quot;[A-Z]+&quot;)" office:value-type="string" office:string-value="R" calcext:value-type="string">
            <text:p>R</text:p>
          </table:table-cell>
          <table:table-cell table:style-name="ce4" table:formula="of:=VALUE(ORG.LIBREOFFICE.REGEX([.F764]; &quot;[\d\.]+&quot;))" office:value-type="float" office:value="6" calcext:value-type="float">
            <text:p>6.0</text:p>
          </table:table-cell>
          <table:table-cell office:value-type="string" calcext:value-type="string">
            <text:p>ML3 - Aspects of ML bug discussion: action</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764];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65]; &quot;[A-Z]+&quot;)" office:value-type="string" office:string-value="ML" calcext:value-type="string">
            <text:p>ML</text:p>
          </table:table-cell>
          <table:table-cell table:style-name="ce4" table:formula="of:=VALUE(ORG.LIBREOFFICE.REGEX([.E765]; &quot;[\d\.]+&quot;))" office:value-type="float" office:value="3" calcext:value-type="float">
            <text:p>3.0</text:p>
          </table:table-cell>
          <table:table-cell table:formula="of:=ORG.LIBREOFFICE.REGEX([.F765]; &quot;[A-Z]+&quot;)" office:value-type="string" office:string-value="R" calcext:value-type="string">
            <text:p>R</text:p>
          </table:table-cell>
          <table:table-cell table:style-name="ce4" table:formula="of:=VALUE(ORG.LIBREOFFICE.REGEX([.F765]; &quot;[\d\.]+&quot;))" office:value-type="float" office:value="6" calcext:value-type="float">
            <text:p>6.0</text:p>
          </table:table-cell>
          <table:table-cell office:value-type="string" calcext:value-type="string">
            <text:p>ML3 - Aspects of ML bug discussion: target</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765];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66]; &quot;[A-Z]+&quot;)" office:value-type="string" office:string-value="ML" calcext:value-type="string">
            <text:p>ML</text:p>
          </table:table-cell>
          <table:table-cell table:style-name="ce4" table:formula="of:=VALUE(ORG.LIBREOFFICE.REGEX([.E766]; &quot;[\d\.]+&quot;))" office:value-type="float" office:value="3" calcext:value-type="float">
            <text:p>3.0</text:p>
          </table:table-cell>
          <table:table-cell table:formula="of:=ORG.LIBREOFFICE.REGEX([.F766]; &quot;[A-Z]+&quot;)" office:value-type="string" office:string-value="R" calcext:value-type="string">
            <text:p>R</text:p>
          </table:table-cell>
          <table:table-cell table:style-name="ce4" table:formula="of:=VALUE(ORG.LIBREOFFICE.REGEX([.F766]; &quot;[\d\.]+&quot;))" office:value-type="float" office:value="6" calcext:value-type="float">
            <text:p>6.0</text:p>
          </table:table-cell>
          <table:table-cell office:value-type="string" calcext:value-type="string">
            <text:p>ML3 - Aspects of ML bug discussion: topic</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76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67]; &quot;[A-Z]+&quot;)" office:value-type="string" office:string-value="ML" calcext:value-type="string">
            <text:p>ML</text:p>
          </table:table-cell>
          <table:table-cell table:style-name="ce4" table:formula="of:=VALUE(ORG.LIBREOFFICE.REGEX([.E767]; &quot;[\d\.]+&quot;))" office:value-type="float" office:value="5.1" calcext:value-type="float">
            <text:p>5.1</text:p>
          </table:table-cell>
          <table:table-cell table:formula="of:=ORG.LIBREOFFICE.REGEX([.F767]; &quot;[A-Z]+&quot;)" office:value-type="string" office:string-value="C" calcext:value-type="string">
            <text:p>C</text:p>
          </table:table-cell>
          <table:table-cell table:style-name="ce4" table:formula="of:=VALUE(ORG.LIBREOFFICE.REGEX([.F767]; &quot;[\d\.]+&quot;))" office:value-type="float" office:value="3" calcext:value-type="float">
            <text:p>3.0</text:p>
          </table:table-cell>
          <table:table-cell office:value-type="string" calcext:value-type="string">
            <text:p>ML5.1 - ML introducing change discussant roles</text:p>
          </table:table-cell>
          <table:table-cell office:value-type="string" calcext:value-type="string">
            <text:p>C3 - # Files changed</text:p>
          </table:table-cell>
          <table:table-cell office:value-type="string" calcext:value-type="string">
            <text:p>E</text:p>
          </table:table-cell>
          <table:table-cell table:style-name="ce1" table:formula="of:=ORG.LIBREOFFICE.REGEX([.G76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68]; &quot;[A-Z]+&quot;)" office:value-type="string" office:string-value="ML" calcext:value-type="string">
            <text:p>ML</text:p>
          </table:table-cell>
          <table:table-cell table:style-name="ce4" table:formula="of:=VALUE(ORG.LIBREOFFICE.REGEX([.E768]; &quot;[\d\.]+&quot;))" office:value-type="float" office:value="5.1" calcext:value-type="float">
            <text:p>5.1</text:p>
          </table:table-cell>
          <table:table-cell table:formula="of:=ORG.LIBREOFFICE.REGEX([.F768]; &quot;[A-Z]+&quot;)" office:value-type="string" office:string-value="C" calcext:value-type="string">
            <text:p>C</text:p>
          </table:table-cell>
          <table:table-cell table:style-name="ce4" table:formula="of:=VALUE(ORG.LIBREOFFICE.REGEX([.F768]; &quot;[\d\.]+&quot;))" office:value-type="float" office:value="4" calcext:value-type="float">
            <text:p>4.0</text:p>
          </table:table-cell>
          <table:table-cell office:value-type="string" calcext:value-type="string">
            <text:p>ML5.1 - ML introducing change discussant roles</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76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69]; &quot;[A-Z]+&quot;)" office:value-type="string" office:string-value="ML" calcext:value-type="string">
            <text:p>ML</text:p>
          </table:table-cell>
          <table:table-cell table:style-name="ce4" table:formula="of:=VALUE(ORG.LIBREOFFICE.REGEX([.E769]; &quot;[\d\.]+&quot;))" office:value-type="float" office:value="5.1" calcext:value-type="float">
            <text:p>5.1</text:p>
          </table:table-cell>
          <table:table-cell table:formula="of:=ORG.LIBREOFFICE.REGEX([.F769]; &quot;[A-Z]+&quot;)" office:value-type="string" office:string-value="C" calcext:value-type="string">
            <text:p>C</text:p>
          </table:table-cell>
          <table:table-cell table:style-name="ce4" table:formula="of:=VALUE(ORG.LIBREOFFICE.REGEX([.F769]; &quot;[\d\.]+&quot;))" office:value-type="float" office:value="5" calcext:value-type="float">
            <text:p>5.0</text:p>
          </table:table-cell>
          <table:table-cell office:value-type="string" calcext:value-type="string">
            <text:p>ML5.1 - ML introducing change discussant roles</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76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70]; &quot;[A-Z]+&quot;)" office:value-type="string" office:string-value="ML" calcext:value-type="string">
            <text:p>ML</text:p>
          </table:table-cell>
          <table:table-cell table:style-name="ce4" table:formula="of:=VALUE(ORG.LIBREOFFICE.REGEX([.E770]; &quot;[\d\.]+&quot;))" office:value-type="float" office:value="5.1" calcext:value-type="float">
            <text:p>5.1</text:p>
          </table:table-cell>
          <table:table-cell table:formula="of:=ORG.LIBREOFFICE.REGEX([.F770]; &quot;[A-Z]+&quot;)" office:value-type="string" office:string-value="C" calcext:value-type="string">
            <text:p>C</text:p>
          </table:table-cell>
          <table:table-cell table:style-name="ce4" table:formula="of:=VALUE(ORG.LIBREOFFICE.REGEX([.F770]; &quot;[\d\.]+&quot;))" office:value-type="float" office:value="6" calcext:value-type="float">
            <text:p>6.0</text:p>
          </table:table-cell>
          <table:table-cell office:value-type="string" calcext:value-type="string">
            <text:p>ML5.1 - ML introducing change discussant roles</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77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71]; &quot;[A-Z]+&quot;)" office:value-type="string" office:string-value="ML" calcext:value-type="string">
            <text:p>ML</text:p>
          </table:table-cell>
          <table:table-cell table:style-name="ce4" table:formula="of:=VALUE(ORG.LIBREOFFICE.REGEX([.E771]; &quot;[\d\.]+&quot;))" office:value-type="float" office:value="5.1" calcext:value-type="float">
            <text:p>5.1</text:p>
          </table:table-cell>
          <table:table-cell table:formula="of:=ORG.LIBREOFFICE.REGEX([.F771]; &quot;[A-Z]+&quot;)" office:value-type="string" office:string-value="F" calcext:value-type="string">
            <text:p>F</text:p>
          </table:table-cell>
          <table:table-cell table:style-name="ce4" table:formula="of:=VALUE(ORG.LIBREOFFICE.REGEX([.F771]; &quot;[\d\.]+&quot;))" office:value-type="float" office:value="4" calcext:value-type="float">
            <text:p>4.0</text:p>
          </table:table-cell>
          <table:table-cell office:value-type="string" calcext:value-type="string">
            <text:p>ML5.1 - ML introducing change discussant roles</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771];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72]; &quot;[A-Z]+&quot;)" office:value-type="string" office:string-value="ML" calcext:value-type="string">
            <text:p>ML</text:p>
          </table:table-cell>
          <table:table-cell table:style-name="ce4" table:formula="of:=VALUE(ORG.LIBREOFFICE.REGEX([.E772]; &quot;[\d\.]+&quot;))" office:value-type="float" office:value="5.1" calcext:value-type="float">
            <text:p>5.1</text:p>
          </table:table-cell>
          <table:table-cell table:formula="of:=ORG.LIBREOFFICE.REGEX([.F772]; &quot;[A-Z]+&quot;)" office:value-type="string" office:string-value="F" calcext:value-type="string">
            <text:p>F</text:p>
          </table:table-cell>
          <table:table-cell table:style-name="ce4" table:formula="of:=VALUE(ORG.LIBREOFFICE.REGEX([.F772]; &quot;[\d\.]+&quot;))" office:value-type="float" office:value="9" calcext:value-type="float">
            <text:p>9.0</text:p>
          </table:table-cell>
          <table:table-cell office:value-type="string" calcext:value-type="string">
            <text:p>ML5.1 - ML introducing change discussant roles</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77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table-cell table:formula="of:=ORG.LIBREOFFICE.REGEX([.E773]; &quot;[A-Z]+&quot;)" office:value-type="string" office:string-value="ML" calcext:value-type="string">
            <text:p>ML</text:p>
          </table:table-cell>
          <table:table-cell table:style-name="ce4" table:formula="of:=VALUE(ORG.LIBREOFFICE.REGEX([.E773]; &quot;[\d\.]+&quot;))" office:value-type="float" office:value="5.1" calcext:value-type="float">
            <text:p>5.1</text:p>
          </table:table-cell>
          <table:table-cell table:formula="of:=ORG.LIBREOFFICE.REGEX([.F773]; &quot;[A-Z]+&quot;)" office:value-type="string" office:string-value="I" calcext:value-type="string">
            <text:p>I</text:p>
          </table:table-cell>
          <table:table-cell table:style-name="ce4" table:formula="of:=VALUE(ORG.LIBREOFFICE.REGEX([.F773]; &quot;[\d\.]+&quot;))" office:value-type="float" office:value="5" calcext:value-type="float">
            <text:p>5.0</text:p>
          </table:table-cell>
          <table:table-cell office:value-type="string" calcext:value-type="string">
            <text:p>ML5.1 - ML introducing change discussant roles</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77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74]; &quot;[A-Z]+&quot;)" office:value-type="string" office:string-value="ML" calcext:value-type="string">
            <text:p>ML</text:p>
          </table:table-cell>
          <table:table-cell table:style-name="ce4" table:formula="of:=VALUE(ORG.LIBREOFFICE.REGEX([.E774]; &quot;[\d\.]+&quot;))" office:value-type="float" office:value="5.1" calcext:value-type="float">
            <text:p>5.1</text:p>
          </table:table-cell>
          <table:table-cell table:formula="of:=ORG.LIBREOFFICE.REGEX([.F774]; &quot;[A-Z]+&quot;)" office:value-type="string" office:string-value="I" calcext:value-type="string">
            <text:p>I</text:p>
          </table:table-cell>
          <table:table-cell table:style-name="ce4" table:formula="of:=VALUE(ORG.LIBREOFFICE.REGEX([.F774]; &quot;[\d\.]+&quot;))" office:value-type="float" office:value="7" calcext:value-type="float">
            <text:p>7.0</text:p>
          </table:table-cell>
          <table:table-cell office:value-type="string" calcext:value-type="string">
            <text:p>ML5.1 - ML introducing change discussant roles</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77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75]; &quot;[A-Z]+&quot;)" office:value-type="string" office:string-value="ML" calcext:value-type="string">
            <text:p>ML</text:p>
          </table:table-cell>
          <table:table-cell table:style-name="ce4" table:formula="of:=VALUE(ORG.LIBREOFFICE.REGEX([.E775]; &quot;[\d\.]+&quot;))" office:value-type="float" office:value="5.1" calcext:value-type="float">
            <text:p>5.1</text:p>
          </table:table-cell>
          <table:table-cell table:formula="of:=ORG.LIBREOFFICE.REGEX([.F775]; &quot;[A-Z]+&quot;)" office:value-type="string" office:string-value="I" calcext:value-type="string">
            <text:p>I</text:p>
          </table:table-cell>
          <table:table-cell table:style-name="ce4" table:formula="of:=VALUE(ORG.LIBREOFFICE.REGEX([.F775]; &quot;[\d\.]+&quot;))" office:value-type="float" office:value="10" calcext:value-type="float">
            <text:p>10.0</text:p>
          </table:table-cell>
          <table:table-cell office:value-type="string" calcext:value-type="string">
            <text:p>ML5.1 - ML introducing change discussant roles</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775];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76]; &quot;[A-Z]+&quot;)" office:value-type="string" office:string-value="ML" calcext:value-type="string">
            <text:p>ML</text:p>
          </table:table-cell>
          <table:table-cell table:style-name="ce4" table:formula="of:=VALUE(ORG.LIBREOFFICE.REGEX([.E776]; &quot;[\d\.]+&quot;))" office:value-type="float" office:value="5.1" calcext:value-type="float">
            <text:p>5.1</text:p>
          </table:table-cell>
          <table:table-cell table:formula="of:=ORG.LIBREOFFICE.REGEX([.F776]; &quot;[A-Z]+&quot;)" office:value-type="string" office:string-value="ML" calcext:value-type="string">
            <text:p>ML</text:p>
          </table:table-cell>
          <table:table-cell table:style-name="ce4" table:formula="of:=VALUE(ORG.LIBREOFFICE.REGEX([.F776]; &quot;[\d\.]+&quot;))" office:value-type="float" office:value="2" calcext:value-type="float">
            <text:p>2.0</text:p>
          </table:table-cell>
          <table:table-cell office:value-type="string" calcext:value-type="string">
            <text:p>ML5.1 - ML introducing change discussant role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77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777]; &quot;[A-Z]+&quot;)" office:value-type="string" office:string-value="ML" calcext:value-type="string">
            <text:p>ML</text:p>
          </table:table-cell>
          <table:table-cell table:style-name="ce4" table:formula="of:=VALUE(ORG.LIBREOFFICE.REGEX([.E777]; &quot;[\d\.]+&quot;))" office:value-type="float" office:value="5.1" calcext:value-type="float">
            <text:p>5.1</text:p>
          </table:table-cell>
          <table:table-cell table:formula="of:=ORG.LIBREOFFICE.REGEX([.F777]; &quot;[A-Z]+&quot;)" office:value-type="string" office:string-value="ML" calcext:value-type="string">
            <text:p>ML</text:p>
          </table:table-cell>
          <table:table-cell table:style-name="ce4" table:formula="of:=VALUE(ORG.LIBREOFFICE.REGEX([.F777]; &quot;[\d\.]+&quot;))" office:value-type="float" office:value="5" calcext:value-type="float">
            <text:p>5.0</text:p>
          </table:table-cell>
          <table:table-cell office:value-type="string" calcext:value-type="string">
            <text:p>ML5.1 - ML introducing change discussant role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77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78]; &quot;[A-Z]+&quot;)" office:value-type="string" office:string-value="ML" calcext:value-type="string">
            <text:p>ML</text:p>
          </table:table-cell>
          <table:table-cell table:style-name="ce4" table:formula="of:=VALUE(ORG.LIBREOFFICE.REGEX([.E778]; &quot;[\d\.]+&quot;))" office:value-type="float" office:value="5.1" calcext:value-type="float">
            <text:p>5.1</text:p>
          </table:table-cell>
          <table:table-cell table:formula="of:=ORG.LIBREOFFICE.REGEX([.F778]; &quot;[A-Z]+&quot;)" office:value-type="string" office:string-value="O" calcext:value-type="string">
            <text:p>O</text:p>
          </table:table-cell>
          <table:table-cell table:style-name="ce4" table:formula="of:=VALUE(ORG.LIBREOFFICE.REGEX([.F778]; &quot;[\d\.]+&quot;))" office:value-type="float" office:value="3" calcext:value-type="float">
            <text:p>3.0</text:p>
          </table:table-cell>
          <table:table-cell office:value-type="string" calcext:value-type="string">
            <text:p>ML5.1 - ML introducing change discussant role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778];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1" table:visibility="filter">
          <table:table-cell table:formula="of:=ORG.LIBREOFFICE.REGEX([.E779]; &quot;[A-Z]+&quot;)" office:value-type="string" office:string-value="ML" calcext:value-type="string">
            <text:p>ML</text:p>
          </table:table-cell>
          <table:table-cell table:style-name="ce4" table:formula="of:=VALUE(ORG.LIBREOFFICE.REGEX([.E779]; &quot;[\d\.]+&quot;))" office:value-type="float" office:value="5.1" calcext:value-type="float">
            <text:p>5.1</text:p>
          </table:table-cell>
          <table:table-cell table:formula="of:=ORG.LIBREOFFICE.REGEX([.F779]; &quot;[A-Z]+&quot;)" office:value-type="string" office:string-value="R" calcext:value-type="string">
            <text:p>R</text:p>
          </table:table-cell>
          <table:table-cell table:style-name="ce4" table:formula="of:=VALUE(ORG.LIBREOFFICE.REGEX([.F779]; &quot;[\d\.]+&quot;))" office:value-type="float" office:value="3" calcext:value-type="float">
            <text:p>3.0</text:p>
          </table:table-cell>
          <table:table-cell office:value-type="string" calcext:value-type="string">
            <text:p>ML5.1 - ML introducing change discussant roles</text:p>
          </table:table-cell>
          <table:table-cell office:value-type="string" calcext:value-type="string">
            <text:p>R3 - # Reviewers [sum]</text:p>
          </table:table-cell>
          <table:table-cell office:value-type="string" calcext:value-type="string">
            <text:p>E</text:p>
          </table:table-cell>
          <table:table-cell table:style-name="ce1" table:formula="of:=ORG.LIBREOFFICE.REGEX([.G77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80]; &quot;[A-Z]+&quot;)" office:value-type="string" office:string-value="ML" calcext:value-type="string">
            <text:p>ML</text:p>
          </table:table-cell>
          <table:table-cell table:style-name="ce4" table:formula="of:=VALUE(ORG.LIBREOFFICE.REGEX([.E780]; &quot;[\d\.]+&quot;))" office:value-type="float" office:value="5.1" calcext:value-type="float">
            <text:p>5.1</text:p>
          </table:table-cell>
          <table:table-cell table:formula="of:=ORG.LIBREOFFICE.REGEX([.F780]; &quot;[A-Z]+&quot;)" office:value-type="string" office:string-value="R" calcext:value-type="string">
            <text:p>R</text:p>
          </table:table-cell>
          <table:table-cell table:style-name="ce4" table:formula="of:=VALUE(ORG.LIBREOFFICE.REGEX([.F780]; &quot;[\d\.]+&quot;))" office:value-type="float" office:value="5" calcext:value-type="float">
            <text:p>5.0</text:p>
          </table:table-cell>
          <table:table-cell office:value-type="string" calcext:value-type="string">
            <text:p>ML5.1 - ML introducing change discussant roles</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78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81]; &quot;[A-Z]+&quot;)" office:value-type="string" office:string-value="ML" calcext:value-type="string">
            <text:p>ML</text:p>
          </table:table-cell>
          <table:table-cell table:style-name="ce4" table:formula="of:=VALUE(ORG.LIBREOFFICE.REGEX([.E781]; &quot;[\d\.]+&quot;))" office:value-type="float" office:value="5.1" calcext:value-type="float">
            <text:p>5.1</text:p>
          </table:table-cell>
          <table:table-cell table:formula="of:=ORG.LIBREOFFICE.REGEX([.F781]; &quot;[A-Z]+&quot;)" office:value-type="string" office:string-value="R" calcext:value-type="string">
            <text:p>R</text:p>
          </table:table-cell>
          <table:table-cell table:style-name="ce4" table:formula="of:=VALUE(ORG.LIBREOFFICE.REGEX([.F781]; &quot;[\d\.]+&quot;))" office:value-type="float" office:value="6" calcext:value-type="float">
            <text:p>6.0</text:p>
          </table:table-cell>
          <table:table-cell office:value-type="string" calcext:value-type="string">
            <text:p>ML5.1 - ML introducing change discussant roles</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781];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82]; &quot;[A-Z]+&quot;)" office:value-type="string" office:string-value="ML" calcext:value-type="string">
            <text:p>ML</text:p>
          </table:table-cell>
          <table:table-cell table:style-name="ce4" table:formula="of:=VALUE(ORG.LIBREOFFICE.REGEX([.E782]; &quot;[\d\.]+&quot;))" office:value-type="float" office:value="6" calcext:value-type="float">
            <text:p>6.0</text:p>
          </table:table-cell>
          <table:table-cell table:formula="of:=ORG.LIBREOFFICE.REGEX([.F782]; &quot;[A-Z]+&quot;)" office:value-type="string" office:string-value="C" calcext:value-type="string">
            <text:p>C</text:p>
          </table:table-cell>
          <table:table-cell table:style-name="ce4" table:formula="of:=VALUE(ORG.LIBREOFFICE.REGEX([.F782]; &quot;[\d\.]+&quot;))" office:value-type="float" office:value="3" calcext:value-type="float">
            <text:p>3.0</text:p>
          </table:table-cell>
          <table:table-cell office:value-type="string" calcext:value-type="string">
            <text:p>ML6 - Aspects of ML introducing change discussion: action</text:p>
          </table:table-cell>
          <table:table-cell office:value-type="string" calcext:value-type="string">
            <text:p>C3 - # Files changed</text:p>
          </table:table-cell>
          <table:table-cell office:value-type="string" calcext:value-type="string">
            <text:p>E</text:p>
          </table:table-cell>
          <table:table-cell table:style-name="ce1" table:formula="of:=ORG.LIBREOFFICE.REGEX([.G78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83]; &quot;[A-Z]+&quot;)" office:value-type="string" office:string-value="ML" calcext:value-type="string">
            <text:p>ML</text:p>
          </table:table-cell>
          <table:table-cell table:style-name="ce4" table:formula="of:=VALUE(ORG.LIBREOFFICE.REGEX([.E783]; &quot;[\d\.]+&quot;))" office:value-type="float" office:value="6" calcext:value-type="float">
            <text:p>6.0</text:p>
          </table:table-cell>
          <table:table-cell table:formula="of:=ORG.LIBREOFFICE.REGEX([.F783]; &quot;[A-Z]+&quot;)" office:value-type="string" office:string-value="C" calcext:value-type="string">
            <text:p>C</text:p>
          </table:table-cell>
          <table:table-cell table:style-name="ce4" table:formula="of:=VALUE(ORG.LIBREOFFICE.REGEX([.F783]; &quot;[\d\.]+&quot;))" office:value-type="float" office:value="3" calcext:value-type="float">
            <text:p>3.0</text:p>
          </table:table-cell>
          <table:table-cell office:value-type="string" calcext:value-type="string">
            <text:p>ML6 - Aspects of ML introducing change discussion: target</text:p>
          </table:table-cell>
          <table:table-cell office:value-type="string" calcext:value-type="string">
            <text:p>C3 - # Files changed</text:p>
          </table:table-cell>
          <table:table-cell office:value-type="string" calcext:value-type="string">
            <text:p>E</text:p>
          </table:table-cell>
          <table:table-cell table:style-name="ce1" table:formula="of:=ORG.LIBREOFFICE.REGEX([.G78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84]; &quot;[A-Z]+&quot;)" office:value-type="string" office:string-value="ML" calcext:value-type="string">
            <text:p>ML</text:p>
          </table:table-cell>
          <table:table-cell table:style-name="ce4" table:formula="of:=VALUE(ORG.LIBREOFFICE.REGEX([.E784]; &quot;[\d\.]+&quot;))" office:value-type="float" office:value="6" calcext:value-type="float">
            <text:p>6.0</text:p>
          </table:table-cell>
          <table:table-cell table:formula="of:=ORG.LIBREOFFICE.REGEX([.F784]; &quot;[A-Z]+&quot;)" office:value-type="string" office:string-value="C" calcext:value-type="string">
            <text:p>C</text:p>
          </table:table-cell>
          <table:table-cell table:style-name="ce4" table:formula="of:=VALUE(ORG.LIBREOFFICE.REGEX([.F784]; &quot;[\d\.]+&quot;))" office:value-type="float" office:value="3" calcext:value-type="float">
            <text:p>3.0</text:p>
          </table:table-cell>
          <table:table-cell office:value-type="string" calcext:value-type="string">
            <text:p>ML6 - Aspects of ML introducing change discussion: topic</text:p>
          </table:table-cell>
          <table:table-cell office:value-type="string" calcext:value-type="string">
            <text:p>C3 - # Files changed</text:p>
          </table:table-cell>
          <table:table-cell office:value-type="string" calcext:value-type="string">
            <text:p>E</text:p>
          </table:table-cell>
          <table:table-cell table:style-name="ce1" table:formula="of:=ORG.LIBREOFFICE.REGEX([.G78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85]; &quot;[A-Z]+&quot;)" office:value-type="string" office:string-value="ML" calcext:value-type="string">
            <text:p>ML</text:p>
          </table:table-cell>
          <table:table-cell table:style-name="ce4" table:formula="of:=VALUE(ORG.LIBREOFFICE.REGEX([.E785]; &quot;[\d\.]+&quot;))" office:value-type="float" office:value="6" calcext:value-type="float">
            <text:p>6.0</text:p>
          </table:table-cell>
          <table:table-cell table:formula="of:=ORG.LIBREOFFICE.REGEX([.F785]; &quot;[A-Z]+&quot;)" office:value-type="string" office:string-value="C" calcext:value-type="string">
            <text:p>C</text:p>
          </table:table-cell>
          <table:table-cell table:style-name="ce4" table:formula="of:=VALUE(ORG.LIBREOFFICE.REGEX([.F785]; &quot;[\d\.]+&quot;))" office:value-type="float" office:value="4" calcext:value-type="float">
            <text:p>4.0</text:p>
          </table:table-cell>
          <table:table-cell office:value-type="string" calcext:value-type="string">
            <text:p>ML6 - Aspects of ML introducing change discussion: action</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78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86]; &quot;[A-Z]+&quot;)" office:value-type="string" office:string-value="ML" calcext:value-type="string">
            <text:p>ML</text:p>
          </table:table-cell>
          <table:table-cell table:style-name="ce4" table:formula="of:=VALUE(ORG.LIBREOFFICE.REGEX([.E786]; &quot;[\d\.]+&quot;))" office:value-type="float" office:value="6" calcext:value-type="float">
            <text:p>6.0</text:p>
          </table:table-cell>
          <table:table-cell table:formula="of:=ORG.LIBREOFFICE.REGEX([.F786]; &quot;[A-Z]+&quot;)" office:value-type="string" office:string-value="C" calcext:value-type="string">
            <text:p>C</text:p>
          </table:table-cell>
          <table:table-cell table:style-name="ce4" table:formula="of:=VALUE(ORG.LIBREOFFICE.REGEX([.F786]; &quot;[\d\.]+&quot;))" office:value-type="float" office:value="4" calcext:value-type="float">
            <text:p>4.0</text:p>
          </table:table-cell>
          <table:table-cell office:value-type="string" calcext:value-type="string">
            <text:p>ML6 - Aspects of ML introducing change discussion: target</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786];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87]; &quot;[A-Z]+&quot;)" office:value-type="string" office:string-value="ML" calcext:value-type="string">
            <text:p>ML</text:p>
          </table:table-cell>
          <table:table-cell table:style-name="ce4" table:formula="of:=VALUE(ORG.LIBREOFFICE.REGEX([.E787]; &quot;[\d\.]+&quot;))" office:value-type="float" office:value="6" calcext:value-type="float">
            <text:p>6.0</text:p>
          </table:table-cell>
          <table:table-cell table:formula="of:=ORG.LIBREOFFICE.REGEX([.F787]; &quot;[A-Z]+&quot;)" office:value-type="string" office:string-value="C" calcext:value-type="string">
            <text:p>C</text:p>
          </table:table-cell>
          <table:table-cell table:style-name="ce4" table:formula="of:=VALUE(ORG.LIBREOFFICE.REGEX([.F787]; &quot;[\d\.]+&quot;))" office:value-type="float" office:value="4" calcext:value-type="float">
            <text:p>4.0</text:p>
          </table:table-cell>
          <table:table-cell office:value-type="string" calcext:value-type="string">
            <text:p>ML6 - Aspects of ML introducing change discussion: topic</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78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88]; &quot;[A-Z]+&quot;)" office:value-type="string" office:string-value="ML" calcext:value-type="string">
            <text:p>ML</text:p>
          </table:table-cell>
          <table:table-cell table:style-name="ce4" table:formula="of:=VALUE(ORG.LIBREOFFICE.REGEX([.E788]; &quot;[\d\.]+&quot;))" office:value-type="float" office:value="6" calcext:value-type="float">
            <text:p>6.0</text:p>
          </table:table-cell>
          <table:table-cell table:formula="of:=ORG.LIBREOFFICE.REGEX([.F788]; &quot;[A-Z]+&quot;)" office:value-type="string" office:string-value="C" calcext:value-type="string">
            <text:p>C</text:p>
          </table:table-cell>
          <table:table-cell table:style-name="ce4" table:formula="of:=VALUE(ORG.LIBREOFFICE.REGEX([.F788]; &quot;[\d\.]+&quot;))" office:value-type="float" office:value="5" calcext:value-type="float">
            <text:p>5.0</text:p>
          </table:table-cell>
          <table:table-cell office:value-type="string" calcext:value-type="string">
            <text:p>ML6 - Aspects of ML introducing change discussion: action</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78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89]; &quot;[A-Z]+&quot;)" office:value-type="string" office:string-value="ML" calcext:value-type="string">
            <text:p>ML</text:p>
          </table:table-cell>
          <table:table-cell table:style-name="ce4" table:formula="of:=VALUE(ORG.LIBREOFFICE.REGEX([.E789]; &quot;[\d\.]+&quot;))" office:value-type="float" office:value="6" calcext:value-type="float">
            <text:p>6.0</text:p>
          </table:table-cell>
          <table:table-cell table:formula="of:=ORG.LIBREOFFICE.REGEX([.F789]; &quot;[A-Z]+&quot;)" office:value-type="string" office:string-value="C" calcext:value-type="string">
            <text:p>C</text:p>
          </table:table-cell>
          <table:table-cell table:style-name="ce4" table:formula="of:=VALUE(ORG.LIBREOFFICE.REGEX([.F789]; &quot;[\d\.]+&quot;))" office:value-type="float" office:value="5" calcext:value-type="float">
            <text:p>5.0</text:p>
          </table:table-cell>
          <table:table-cell office:value-type="string" calcext:value-type="string">
            <text:p>ML6 - Aspects of ML introducing change discussion: target</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78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90]; &quot;[A-Z]+&quot;)" office:value-type="string" office:string-value="ML" calcext:value-type="string">
            <text:p>ML</text:p>
          </table:table-cell>
          <table:table-cell table:style-name="ce4" table:formula="of:=VALUE(ORG.LIBREOFFICE.REGEX([.E790]; &quot;[\d\.]+&quot;))" office:value-type="float" office:value="6" calcext:value-type="float">
            <text:p>6.0</text:p>
          </table:table-cell>
          <table:table-cell table:formula="of:=ORG.LIBREOFFICE.REGEX([.F790]; &quot;[A-Z]+&quot;)" office:value-type="string" office:string-value="C" calcext:value-type="string">
            <text:p>C</text:p>
          </table:table-cell>
          <table:table-cell table:style-name="ce4" table:formula="of:=VALUE(ORG.LIBREOFFICE.REGEX([.F790]; &quot;[\d\.]+&quot;))" office:value-type="float" office:value="5" calcext:value-type="float">
            <text:p>5.0</text:p>
          </table:table-cell>
          <table:table-cell office:value-type="string" calcext:value-type="string">
            <text:p>ML6 - Aspects of ML introducing change discussion: topic</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79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91]; &quot;[A-Z]+&quot;)" office:value-type="string" office:string-value="ML" calcext:value-type="string">
            <text:p>ML</text:p>
          </table:table-cell>
          <table:table-cell table:style-name="ce4" table:formula="of:=VALUE(ORG.LIBREOFFICE.REGEX([.E791]; &quot;[\d\.]+&quot;))" office:value-type="float" office:value="6" calcext:value-type="float">
            <text:p>6.0</text:p>
          </table:table-cell>
          <table:table-cell table:formula="of:=ORG.LIBREOFFICE.REGEX([.F791]; &quot;[A-Z]+&quot;)" office:value-type="string" office:string-value="C" calcext:value-type="string">
            <text:p>C</text:p>
          </table:table-cell>
          <table:table-cell table:style-name="ce4" table:formula="of:=VALUE(ORG.LIBREOFFICE.REGEX([.F791]; &quot;[\d\.]+&quot;))" office:value-type="float" office:value="6" calcext:value-type="float">
            <text:p>6.0</text:p>
          </table:table-cell>
          <table:table-cell office:value-type="string" calcext:value-type="string">
            <text:p>ML6 - Aspects of ML introducing change discussion: action</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791];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92]; &quot;[A-Z]+&quot;)" office:value-type="string" office:string-value="ML" calcext:value-type="string">
            <text:p>ML</text:p>
          </table:table-cell>
          <table:table-cell table:style-name="ce4" table:formula="of:=VALUE(ORG.LIBREOFFICE.REGEX([.E792]; &quot;[\d\.]+&quot;))" office:value-type="float" office:value="6" calcext:value-type="float">
            <text:p>6.0</text:p>
          </table:table-cell>
          <table:table-cell table:formula="of:=ORG.LIBREOFFICE.REGEX([.F792]; &quot;[A-Z]+&quot;)" office:value-type="string" office:string-value="C" calcext:value-type="string">
            <text:p>C</text:p>
          </table:table-cell>
          <table:table-cell table:style-name="ce4" table:formula="of:=VALUE(ORG.LIBREOFFICE.REGEX([.F792]; &quot;[\d\.]+&quot;))" office:value-type="float" office:value="6" calcext:value-type="float">
            <text:p>6.0</text:p>
          </table:table-cell>
          <table:table-cell office:value-type="string" calcext:value-type="string">
            <text:p>ML6 - Aspects of ML introducing change discussion: target</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79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93]; &quot;[A-Z]+&quot;)" office:value-type="string" office:string-value="ML" calcext:value-type="string">
            <text:p>ML</text:p>
          </table:table-cell>
          <table:table-cell table:style-name="ce4" table:formula="of:=VALUE(ORG.LIBREOFFICE.REGEX([.E793]; &quot;[\d\.]+&quot;))" office:value-type="float" office:value="6" calcext:value-type="float">
            <text:p>6.0</text:p>
          </table:table-cell>
          <table:table-cell table:formula="of:=ORG.LIBREOFFICE.REGEX([.F793]; &quot;[A-Z]+&quot;)" office:value-type="string" office:string-value="C" calcext:value-type="string">
            <text:p>C</text:p>
          </table:table-cell>
          <table:table-cell table:style-name="ce4" table:formula="of:=VALUE(ORG.LIBREOFFICE.REGEX([.F793]; &quot;[\d\.]+&quot;))" office:value-type="float" office:value="6" calcext:value-type="float">
            <text:p>6.0</text:p>
          </table:table-cell>
          <table:table-cell office:value-type="string" calcext:value-type="string">
            <text:p>ML6 - Aspects of ML introducing change discussion: topic</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79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94]; &quot;[A-Z]+&quot;)" office:value-type="string" office:string-value="ML" calcext:value-type="string">
            <text:p>ML</text:p>
          </table:table-cell>
          <table:table-cell table:style-name="ce4" table:formula="of:=VALUE(ORG.LIBREOFFICE.REGEX([.E794]; &quot;[\d\.]+&quot;))" office:value-type="float" office:value="6" calcext:value-type="float">
            <text:p>6.0</text:p>
          </table:table-cell>
          <table:table-cell table:formula="of:=ORG.LIBREOFFICE.REGEX([.F794]; &quot;[A-Z]+&quot;)" office:value-type="string" office:string-value="F" calcext:value-type="string">
            <text:p>F</text:p>
          </table:table-cell>
          <table:table-cell table:style-name="ce4" table:formula="of:=VALUE(ORG.LIBREOFFICE.REGEX([.F794]; &quot;[\d\.]+&quot;))" office:value-type="float" office:value="4" calcext:value-type="float">
            <text:p>4.0</text:p>
          </table:table-cell>
          <table:table-cell office:value-type="string" calcext:value-type="string">
            <text:p>ML6 - Aspects of ML introducing change discussion: action</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79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95]; &quot;[A-Z]+&quot;)" office:value-type="string" office:string-value="ML" calcext:value-type="string">
            <text:p>ML</text:p>
          </table:table-cell>
          <table:table-cell table:style-name="ce4" table:formula="of:=VALUE(ORG.LIBREOFFICE.REGEX([.E795]; &quot;[\d\.]+&quot;))" office:value-type="float" office:value="6" calcext:value-type="float">
            <text:p>6.0</text:p>
          </table:table-cell>
          <table:table-cell table:formula="of:=ORG.LIBREOFFICE.REGEX([.F795]; &quot;[A-Z]+&quot;)" office:value-type="string" office:string-value="F" calcext:value-type="string">
            <text:p>F</text:p>
          </table:table-cell>
          <table:table-cell table:style-name="ce4" table:formula="of:=VALUE(ORG.LIBREOFFICE.REGEX([.F795]; &quot;[\d\.]+&quot;))" office:value-type="float" office:value="4" calcext:value-type="float">
            <text:p>4.0</text:p>
          </table:table-cell>
          <table:table-cell office:value-type="string" calcext:value-type="string">
            <text:p>ML6 - Aspects of ML introducing change discussion: target</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79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96]; &quot;[A-Z]+&quot;)" office:value-type="string" office:string-value="ML" calcext:value-type="string">
            <text:p>ML</text:p>
          </table:table-cell>
          <table:table-cell table:style-name="ce4" table:formula="of:=VALUE(ORG.LIBREOFFICE.REGEX([.E796]; &quot;[\d\.]+&quot;))" office:value-type="float" office:value="6" calcext:value-type="float">
            <text:p>6.0</text:p>
          </table:table-cell>
          <table:table-cell table:formula="of:=ORG.LIBREOFFICE.REGEX([.F796]; &quot;[A-Z]+&quot;)" office:value-type="string" office:string-value="F" calcext:value-type="string">
            <text:p>F</text:p>
          </table:table-cell>
          <table:table-cell table:style-name="ce4" table:formula="of:=VALUE(ORG.LIBREOFFICE.REGEX([.F796]; &quot;[\d\.]+&quot;))" office:value-type="float" office:value="4" calcext:value-type="float">
            <text:p>4.0</text:p>
          </table:table-cell>
          <table:table-cell office:value-type="string" calcext:value-type="string">
            <text:p>ML6 - Aspects of ML introducing change discussion: topic</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796];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97]; &quot;[A-Z]+&quot;)" office:value-type="string" office:string-value="ML" calcext:value-type="string">
            <text:p>ML</text:p>
          </table:table-cell>
          <table:table-cell table:style-name="ce4" table:formula="of:=VALUE(ORG.LIBREOFFICE.REGEX([.E797]; &quot;[\d\.]+&quot;))" office:value-type="float" office:value="6" calcext:value-type="float">
            <text:p>6.0</text:p>
          </table:table-cell>
          <table:table-cell table:formula="of:=ORG.LIBREOFFICE.REGEX([.F797]; &quot;[A-Z]+&quot;)" office:value-type="string" office:string-value="F" calcext:value-type="string">
            <text:p>F</text:p>
          </table:table-cell>
          <table:table-cell table:style-name="ce4" table:formula="of:=VALUE(ORG.LIBREOFFICE.REGEX([.F797]; &quot;[\d\.]+&quot;))" office:value-type="float" office:value="9" calcext:value-type="float">
            <text:p>9.0</text:p>
          </table:table-cell>
          <table:table-cell office:value-type="string" calcext:value-type="string">
            <text:p>ML6 - Aspects of ML introducing change discussion: action</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79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98]; &quot;[A-Z]+&quot;)" office:value-type="string" office:string-value="ML" calcext:value-type="string">
            <text:p>ML</text:p>
          </table:table-cell>
          <table:table-cell table:style-name="ce4" table:formula="of:=VALUE(ORG.LIBREOFFICE.REGEX([.E798]; &quot;[\d\.]+&quot;))" office:value-type="float" office:value="6" calcext:value-type="float">
            <text:p>6.0</text:p>
          </table:table-cell>
          <table:table-cell table:formula="of:=ORG.LIBREOFFICE.REGEX([.F798]; &quot;[A-Z]+&quot;)" office:value-type="string" office:string-value="F" calcext:value-type="string">
            <text:p>F</text:p>
          </table:table-cell>
          <table:table-cell table:style-name="ce4" table:formula="of:=VALUE(ORG.LIBREOFFICE.REGEX([.F798]; &quot;[\d\.]+&quot;))" office:value-type="float" office:value="9" calcext:value-type="float">
            <text:p>9.0</text:p>
          </table:table-cell>
          <table:table-cell office:value-type="string" calcext:value-type="string">
            <text:p>ML6 - Aspects of ML introducing change discussion: target</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79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799]; &quot;[A-Z]+&quot;)" office:value-type="string" office:string-value="ML" calcext:value-type="string">
            <text:p>ML</text:p>
          </table:table-cell>
          <table:table-cell table:style-name="ce4" table:formula="of:=VALUE(ORG.LIBREOFFICE.REGEX([.E799]; &quot;[\d\.]+&quot;))" office:value-type="float" office:value="6" calcext:value-type="float">
            <text:p>6.0</text:p>
          </table:table-cell>
          <table:table-cell table:formula="of:=ORG.LIBREOFFICE.REGEX([.F799]; &quot;[A-Z]+&quot;)" office:value-type="string" office:string-value="F" calcext:value-type="string">
            <text:p>F</text:p>
          </table:table-cell>
          <table:table-cell table:style-name="ce4" table:formula="of:=VALUE(ORG.LIBREOFFICE.REGEX([.F799]; &quot;[\d\.]+&quot;))" office:value-type="float" office:value="9" calcext:value-type="float">
            <text:p>9.0</text:p>
          </table:table-cell>
          <table:table-cell office:value-type="string" calcext:value-type="string">
            <text:p>ML6 - Aspects of ML introducing change discussion: topic</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79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table-cell table:formula="of:=ORG.LIBREOFFICE.REGEX([.E800]; &quot;[A-Z]+&quot;)" office:value-type="string" office:string-value="ML" calcext:value-type="string">
            <text:p>ML</text:p>
          </table:table-cell>
          <table:table-cell table:style-name="ce4" table:formula="of:=VALUE(ORG.LIBREOFFICE.REGEX([.E800]; &quot;[\d\.]+&quot;))" office:value-type="float" office:value="6" calcext:value-type="float">
            <text:p>6.0</text:p>
          </table:table-cell>
          <table:table-cell table:formula="of:=ORG.LIBREOFFICE.REGEX([.F800]; &quot;[A-Z]+&quot;)" office:value-type="string" office:string-value="I" calcext:value-type="string">
            <text:p>I</text:p>
          </table:table-cell>
          <table:table-cell table:style-name="ce4" table:formula="of:=VALUE(ORG.LIBREOFFICE.REGEX([.F800]; &quot;[\d\.]+&quot;))" office:value-type="float" office:value="5" calcext:value-type="float">
            <text:p>5.0</text:p>
          </table:table-cell>
          <table:table-cell office:value-type="string" calcext:value-type="string">
            <text:p>ML6 - Aspects of ML introducing change discussion: action</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800];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table-cell table:formula="of:=ORG.LIBREOFFICE.REGEX([.E801]; &quot;[A-Z]+&quot;)" office:value-type="string" office:string-value="ML" calcext:value-type="string">
            <text:p>ML</text:p>
          </table:table-cell>
          <table:table-cell table:style-name="ce4" table:formula="of:=VALUE(ORG.LIBREOFFICE.REGEX([.E801]; &quot;[\d\.]+&quot;))" office:value-type="float" office:value="6" calcext:value-type="float">
            <text:p>6.0</text:p>
          </table:table-cell>
          <table:table-cell table:formula="of:=ORG.LIBREOFFICE.REGEX([.F801]; &quot;[A-Z]+&quot;)" office:value-type="string" office:string-value="I" calcext:value-type="string">
            <text:p>I</text:p>
          </table:table-cell>
          <table:table-cell table:style-name="ce4" table:formula="of:=VALUE(ORG.LIBREOFFICE.REGEX([.F801]; &quot;[\d\.]+&quot;))" office:value-type="float" office:value="5" calcext:value-type="float">
            <text:p>5.0</text:p>
          </table:table-cell>
          <table:table-cell office:value-type="string" calcext:value-type="string">
            <text:p>ML6 - Aspects of ML introducing change discussion: target</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80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table-cell table:formula="of:=ORG.LIBREOFFICE.REGEX([.E802]; &quot;[A-Z]+&quot;)" office:value-type="string" office:string-value="ML" calcext:value-type="string">
            <text:p>ML</text:p>
          </table:table-cell>
          <table:table-cell table:style-name="ce4" table:formula="of:=VALUE(ORG.LIBREOFFICE.REGEX([.E802]; &quot;[\d\.]+&quot;))" office:value-type="float" office:value="6" calcext:value-type="float">
            <text:p>6.0</text:p>
          </table:table-cell>
          <table:table-cell table:formula="of:=ORG.LIBREOFFICE.REGEX([.F802]; &quot;[A-Z]+&quot;)" office:value-type="string" office:string-value="I" calcext:value-type="string">
            <text:p>I</text:p>
          </table:table-cell>
          <table:table-cell table:style-name="ce4" table:formula="of:=VALUE(ORG.LIBREOFFICE.REGEX([.F802]; &quot;[\d\.]+&quot;))" office:value-type="float" office:value="5" calcext:value-type="float">
            <text:p>5.0</text:p>
          </table:table-cell>
          <table:table-cell office:value-type="string" calcext:value-type="string">
            <text:p>ML6 - Aspects of ML introducing change discussion: topic</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802];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03]; &quot;[A-Z]+&quot;)" office:value-type="string" office:string-value="ML" calcext:value-type="string">
            <text:p>ML</text:p>
          </table:table-cell>
          <table:table-cell table:style-name="ce4" table:formula="of:=VALUE(ORG.LIBREOFFICE.REGEX([.E803]; &quot;[\d\.]+&quot;))" office:value-type="float" office:value="6" calcext:value-type="float">
            <text:p>6.0</text:p>
          </table:table-cell>
          <table:table-cell table:formula="of:=ORG.LIBREOFFICE.REGEX([.F803]; &quot;[A-Z]+&quot;)" office:value-type="string" office:string-value="I" calcext:value-type="string">
            <text:p>I</text:p>
          </table:table-cell>
          <table:table-cell table:style-name="ce4" table:formula="of:=VALUE(ORG.LIBREOFFICE.REGEX([.F803]; &quot;[\d\.]+&quot;))" office:value-type="float" office:value="7" calcext:value-type="float">
            <text:p>7.0</text:p>
          </table:table-cell>
          <table:table-cell office:value-type="string" calcext:value-type="string">
            <text:p>ML6 - Aspects of ML introducing change discussion: action</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80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04]; &quot;[A-Z]+&quot;)" office:value-type="string" office:string-value="ML" calcext:value-type="string">
            <text:p>ML</text:p>
          </table:table-cell>
          <table:table-cell table:style-name="ce4" table:formula="of:=VALUE(ORG.LIBREOFFICE.REGEX([.E804]; &quot;[\d\.]+&quot;))" office:value-type="float" office:value="6" calcext:value-type="float">
            <text:p>6.0</text:p>
          </table:table-cell>
          <table:table-cell table:formula="of:=ORG.LIBREOFFICE.REGEX([.F804]; &quot;[A-Z]+&quot;)" office:value-type="string" office:string-value="I" calcext:value-type="string">
            <text:p>I</text:p>
          </table:table-cell>
          <table:table-cell table:style-name="ce4" table:formula="of:=VALUE(ORG.LIBREOFFICE.REGEX([.F804]; &quot;[\d\.]+&quot;))" office:value-type="float" office:value="7" calcext:value-type="float">
            <text:p>7.0</text:p>
          </table:table-cell>
          <table:table-cell office:value-type="string" calcext:value-type="string">
            <text:p>ML6 - Aspects of ML introducing change discussion: target</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80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05]; &quot;[A-Z]+&quot;)" office:value-type="string" office:string-value="ML" calcext:value-type="string">
            <text:p>ML</text:p>
          </table:table-cell>
          <table:table-cell table:style-name="ce4" table:formula="of:=VALUE(ORG.LIBREOFFICE.REGEX([.E805]; &quot;[\d\.]+&quot;))" office:value-type="float" office:value="6" calcext:value-type="float">
            <text:p>6.0</text:p>
          </table:table-cell>
          <table:table-cell table:formula="of:=ORG.LIBREOFFICE.REGEX([.F805]; &quot;[A-Z]+&quot;)" office:value-type="string" office:string-value="I" calcext:value-type="string">
            <text:p>I</text:p>
          </table:table-cell>
          <table:table-cell table:style-name="ce4" table:formula="of:=VALUE(ORG.LIBREOFFICE.REGEX([.F805]; &quot;[\d\.]+&quot;))" office:value-type="float" office:value="7" calcext:value-type="float">
            <text:p>7.0</text:p>
          </table:table-cell>
          <table:table-cell office:value-type="string" calcext:value-type="string">
            <text:p>ML6 - Aspects of ML introducing change discussion: topic</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80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06]; &quot;[A-Z]+&quot;)" office:value-type="string" office:string-value="ML" calcext:value-type="string">
            <text:p>ML</text:p>
          </table:table-cell>
          <table:table-cell table:style-name="ce4" table:formula="of:=VALUE(ORG.LIBREOFFICE.REGEX([.E806]; &quot;[\d\.]+&quot;))" office:value-type="float" office:value="6" calcext:value-type="float">
            <text:p>6.0</text:p>
          </table:table-cell>
          <table:table-cell table:formula="of:=ORG.LIBREOFFICE.REGEX([.F806]; &quot;[A-Z]+&quot;)" office:value-type="string" office:string-value="I" calcext:value-type="string">
            <text:p>I</text:p>
          </table:table-cell>
          <table:table-cell table:style-name="ce4" table:formula="of:=VALUE(ORG.LIBREOFFICE.REGEX([.F806]; &quot;[\d\.]+&quot;))" office:value-type="float" office:value="10" calcext:value-type="float">
            <text:p>10.0</text:p>
          </table:table-cell>
          <table:table-cell office:value-type="string" calcext:value-type="string">
            <text:p>ML6 - Aspects of ML introducing change discussion: action</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80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07]; &quot;[A-Z]+&quot;)" office:value-type="string" office:string-value="ML" calcext:value-type="string">
            <text:p>ML</text:p>
          </table:table-cell>
          <table:table-cell table:style-name="ce4" table:formula="of:=VALUE(ORG.LIBREOFFICE.REGEX([.E807]; &quot;[\d\.]+&quot;))" office:value-type="float" office:value="6" calcext:value-type="float">
            <text:p>6.0</text:p>
          </table:table-cell>
          <table:table-cell table:formula="of:=ORG.LIBREOFFICE.REGEX([.F807]; &quot;[A-Z]+&quot;)" office:value-type="string" office:string-value="I" calcext:value-type="string">
            <text:p>I</text:p>
          </table:table-cell>
          <table:table-cell table:style-name="ce4" table:formula="of:=VALUE(ORG.LIBREOFFICE.REGEX([.F807]; &quot;[\d\.]+&quot;))" office:value-type="float" office:value="10" calcext:value-type="float">
            <text:p>10.0</text:p>
          </table:table-cell>
          <table:table-cell office:value-type="string" calcext:value-type="string">
            <text:p>ML6 - Aspects of ML introducing change discussion: target</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80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08]; &quot;[A-Z]+&quot;)" office:value-type="string" office:string-value="ML" calcext:value-type="string">
            <text:p>ML</text:p>
          </table:table-cell>
          <table:table-cell table:style-name="ce4" table:formula="of:=VALUE(ORG.LIBREOFFICE.REGEX([.E808]; &quot;[\d\.]+&quot;))" office:value-type="float" office:value="6" calcext:value-type="float">
            <text:p>6.0</text:p>
          </table:table-cell>
          <table:table-cell table:formula="of:=ORG.LIBREOFFICE.REGEX([.F808]; &quot;[A-Z]+&quot;)" office:value-type="string" office:string-value="I" calcext:value-type="string">
            <text:p>I</text:p>
          </table:table-cell>
          <table:table-cell table:style-name="ce4" table:formula="of:=VALUE(ORG.LIBREOFFICE.REGEX([.F808]; &quot;[\d\.]+&quot;))" office:value-type="float" office:value="10" calcext:value-type="float">
            <text:p>10.0</text:p>
          </table:table-cell>
          <table:table-cell office:value-type="string" calcext:value-type="string">
            <text:p>ML6 - Aspects of ML introducing change discussion: topic</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80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09]; &quot;[A-Z]+&quot;)" office:value-type="string" office:string-value="ML" calcext:value-type="string">
            <text:p>ML</text:p>
          </table:table-cell>
          <table:table-cell table:style-name="ce4" table:formula="of:=VALUE(ORG.LIBREOFFICE.REGEX([.E809]; &quot;[\d\.]+&quot;))" office:value-type="float" office:value="6" calcext:value-type="float">
            <text:p>6.0</text:p>
          </table:table-cell>
          <table:table-cell table:formula="of:=ORG.LIBREOFFICE.REGEX([.F809]; &quot;[A-Z]+&quot;)" office:value-type="string" office:string-value="ML" calcext:value-type="string">
            <text:p>ML</text:p>
          </table:table-cell>
          <table:table-cell table:style-name="ce4" table:formula="of:=VALUE(ORG.LIBREOFFICE.REGEX([.F809]; &quot;[\d\.]+&quot;))" office:value-type="float" office:value="2" calcext:value-type="float">
            <text:p>2.0</text:p>
          </table:table-cell>
          <table:table-cell office:value-type="string" calcext:value-type="string">
            <text:p>ML6 - Aspects of ML introducing change discussion: action</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809];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10]; &quot;[A-Z]+&quot;)" office:value-type="string" office:string-value="ML" calcext:value-type="string">
            <text:p>ML</text:p>
          </table:table-cell>
          <table:table-cell table:style-name="ce4" table:formula="of:=VALUE(ORG.LIBREOFFICE.REGEX([.E810]; &quot;[\d\.]+&quot;))" office:value-type="float" office:value="6" calcext:value-type="float">
            <text:p>6.0</text:p>
          </table:table-cell>
          <table:table-cell table:formula="of:=ORG.LIBREOFFICE.REGEX([.F810]; &quot;[A-Z]+&quot;)" office:value-type="string" office:string-value="ML" calcext:value-type="string">
            <text:p>ML</text:p>
          </table:table-cell>
          <table:table-cell table:style-name="ce4" table:formula="of:=VALUE(ORG.LIBREOFFICE.REGEX([.F810]; &quot;[\d\.]+&quot;))" office:value-type="float" office:value="2" calcext:value-type="float">
            <text:p>2.0</text:p>
          </table:table-cell>
          <table:table-cell office:value-type="string" calcext:value-type="string">
            <text:p>ML6 - Aspects of ML introducing change discussion: target</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810];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11]; &quot;[A-Z]+&quot;)" office:value-type="string" office:string-value="ML" calcext:value-type="string">
            <text:p>ML</text:p>
          </table:table-cell>
          <table:table-cell table:style-name="ce4" table:formula="of:=VALUE(ORG.LIBREOFFICE.REGEX([.E811]; &quot;[\d\.]+&quot;))" office:value-type="float" office:value="6" calcext:value-type="float">
            <text:p>6.0</text:p>
          </table:table-cell>
          <table:table-cell table:formula="of:=ORG.LIBREOFFICE.REGEX([.F811]; &quot;[A-Z]+&quot;)" office:value-type="string" office:string-value="ML" calcext:value-type="string">
            <text:p>ML</text:p>
          </table:table-cell>
          <table:table-cell table:style-name="ce4" table:formula="of:=VALUE(ORG.LIBREOFFICE.REGEX([.F811]; &quot;[\d\.]+&quot;))" office:value-type="float" office:value="2" calcext:value-type="float">
            <text:p>2.0</text:p>
          </table:table-cell>
          <table:table-cell office:value-type="string" calcext:value-type="string">
            <text:p>ML6 - Aspects of ML introducing change discussion: topic</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81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12]; &quot;[A-Z]+&quot;)" office:value-type="string" office:string-value="ML" calcext:value-type="string">
            <text:p>ML</text:p>
          </table:table-cell>
          <table:table-cell table:style-name="ce4" table:formula="of:=VALUE(ORG.LIBREOFFICE.REGEX([.E812]; &quot;[\d\.]+&quot;))" office:value-type="float" office:value="6" calcext:value-type="float">
            <text:p>6.0</text:p>
          </table:table-cell>
          <table:table-cell table:formula="of:=ORG.LIBREOFFICE.REGEX([.F812]; &quot;[A-Z]+&quot;)" office:value-type="string" office:string-value="ML" calcext:value-type="string">
            <text:p>ML</text:p>
          </table:table-cell>
          <table:table-cell table:style-name="ce4" table:formula="of:=VALUE(ORG.LIBREOFFICE.REGEX([.F812]; &quot;[\d\.]+&quot;))" office:value-type="float" office:value="5" calcext:value-type="float">
            <text:p>5.0</text:p>
          </table:table-cell>
          <table:table-cell office:value-type="string" calcext:value-type="string">
            <text:p>ML6 - Aspects of ML introducing change discussion: action</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81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13]; &quot;[A-Z]+&quot;)" office:value-type="string" office:string-value="ML" calcext:value-type="string">
            <text:p>ML</text:p>
          </table:table-cell>
          <table:table-cell table:style-name="ce4" table:formula="of:=VALUE(ORG.LIBREOFFICE.REGEX([.E813]; &quot;[\d\.]+&quot;))" office:value-type="float" office:value="6" calcext:value-type="float">
            <text:p>6.0</text:p>
          </table:table-cell>
          <table:table-cell table:formula="of:=ORG.LIBREOFFICE.REGEX([.F813]; &quot;[A-Z]+&quot;)" office:value-type="string" office:string-value="ML" calcext:value-type="string">
            <text:p>ML</text:p>
          </table:table-cell>
          <table:table-cell table:style-name="ce4" table:formula="of:=VALUE(ORG.LIBREOFFICE.REGEX([.F813]; &quot;[\d\.]+&quot;))" office:value-type="float" office:value="5" calcext:value-type="float">
            <text:p>5.0</text:p>
          </table:table-cell>
          <table:table-cell office:value-type="string" calcext:value-type="string">
            <text:p>ML6 - Aspects of ML introducing change discussion: target</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81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14]; &quot;[A-Z]+&quot;)" office:value-type="string" office:string-value="ML" calcext:value-type="string">
            <text:p>ML</text:p>
          </table:table-cell>
          <table:table-cell table:style-name="ce4" table:formula="of:=VALUE(ORG.LIBREOFFICE.REGEX([.E814]; &quot;[\d\.]+&quot;))" office:value-type="float" office:value="6" calcext:value-type="float">
            <text:p>6.0</text:p>
          </table:table-cell>
          <table:table-cell table:formula="of:=ORG.LIBREOFFICE.REGEX([.F814]; &quot;[A-Z]+&quot;)" office:value-type="string" office:string-value="ML" calcext:value-type="string">
            <text:p>ML</text:p>
          </table:table-cell>
          <table:table-cell table:style-name="ce4" table:formula="of:=VALUE(ORG.LIBREOFFICE.REGEX([.F814]; &quot;[\d\.]+&quot;))" office:value-type="float" office:value="5" calcext:value-type="float">
            <text:p>5.0</text:p>
          </table:table-cell>
          <table:table-cell office:value-type="string" calcext:value-type="string">
            <text:p>ML6 - Aspects of ML introducing change discussion: topic</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81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15]; &quot;[A-Z]+&quot;)" office:value-type="string" office:string-value="ML" calcext:value-type="string">
            <text:p>ML</text:p>
          </table:table-cell>
          <table:table-cell table:style-name="ce4" table:formula="of:=VALUE(ORG.LIBREOFFICE.REGEX([.E815]; &quot;[\d\.]+&quot;))" office:value-type="float" office:value="6" calcext:value-type="float">
            <text:p>6.0</text:p>
          </table:table-cell>
          <table:table-cell table:formula="of:=ORG.LIBREOFFICE.REGEX([.F815]; &quot;[A-Z]+&quot;)" office:value-type="string" office:string-value="O" calcext:value-type="string">
            <text:p>O</text:p>
          </table:table-cell>
          <table:table-cell table:style-name="ce4" table:formula="of:=VALUE(ORG.LIBREOFFICE.REGEX([.F815]; &quot;[\d\.]+&quot;))" office:value-type="float" office:value="3" calcext:value-type="float">
            <text:p>3.0</text:p>
          </table:table-cell>
          <table:table-cell office:value-type="string" calcext:value-type="string">
            <text:p>ML6 - Aspects of ML introducing change discussion: action</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815];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1" table:visibility="filter">
          <table:table-cell table:formula="of:=ORG.LIBREOFFICE.REGEX([.E816]; &quot;[A-Z]+&quot;)" office:value-type="string" office:string-value="ML" calcext:value-type="string">
            <text:p>ML</text:p>
          </table:table-cell>
          <table:table-cell table:style-name="ce4" table:formula="of:=VALUE(ORG.LIBREOFFICE.REGEX([.E816]; &quot;[\d\.]+&quot;))" office:value-type="float" office:value="6" calcext:value-type="float">
            <text:p>6.0</text:p>
          </table:table-cell>
          <table:table-cell table:formula="of:=ORG.LIBREOFFICE.REGEX([.F816]; &quot;[A-Z]+&quot;)" office:value-type="string" office:string-value="O" calcext:value-type="string">
            <text:p>O</text:p>
          </table:table-cell>
          <table:table-cell table:style-name="ce4" table:formula="of:=VALUE(ORG.LIBREOFFICE.REGEX([.F816]; &quot;[\d\.]+&quot;))" office:value-type="float" office:value="3" calcext:value-type="float">
            <text:p>3.0</text:p>
          </table:table-cell>
          <table:table-cell office:value-type="string" calcext:value-type="string">
            <text:p>ML6 - Aspects of ML introducing change discussion: target</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816];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1" table:visibility="filter">
          <table:table-cell table:formula="of:=ORG.LIBREOFFICE.REGEX([.E817]; &quot;[A-Z]+&quot;)" office:value-type="string" office:string-value="ML" calcext:value-type="string">
            <text:p>ML</text:p>
          </table:table-cell>
          <table:table-cell table:style-name="ce4" table:formula="of:=VALUE(ORG.LIBREOFFICE.REGEX([.E817]; &quot;[\d\.]+&quot;))" office:value-type="float" office:value="6" calcext:value-type="float">
            <text:p>6.0</text:p>
          </table:table-cell>
          <table:table-cell table:formula="of:=ORG.LIBREOFFICE.REGEX([.F817]; &quot;[A-Z]+&quot;)" office:value-type="string" office:string-value="O" calcext:value-type="string">
            <text:p>O</text:p>
          </table:table-cell>
          <table:table-cell table:style-name="ce4" table:formula="of:=VALUE(ORG.LIBREOFFICE.REGEX([.F817]; &quot;[\d\.]+&quot;))" office:value-type="float" office:value="3" calcext:value-type="float">
            <text:p>3.0</text:p>
          </table:table-cell>
          <table:table-cell office:value-type="string" calcext:value-type="string">
            <text:p>ML6 - Aspects of ML introducing change discussion: topic</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817]; &quot;^(\d+|\w)&quot;)" office:value-type="string" office:string-value="E" calcext:value-type="string">
            <text:p>E</text:p>
          </table:table-cell>
          <table:table-cell office:value-type="string" calcext:value-type="string">
            <text:p>No data for both groups</text:p>
          </table:table-cell>
          <table:table-cell table:number-columns-repeated="3"/>
          <table:table-cell table:style-name="ce17"/>
          <table:table-cell table:number-columns-repeated="1011"/>
        </table:table-row>
        <table:table-row table:style-name="ro1" table:visibility="filter">
          <table:table-cell table:formula="of:=ORG.LIBREOFFICE.REGEX([.E818]; &quot;[A-Z]+&quot;)" office:value-type="string" office:string-value="ML" calcext:value-type="string">
            <text:p>ML</text:p>
          </table:table-cell>
          <table:table-cell table:style-name="ce4" table:formula="of:=VALUE(ORG.LIBREOFFICE.REGEX([.E818]; &quot;[\d\.]+&quot;))" office:value-type="float" office:value="6" calcext:value-type="float">
            <text:p>6.0</text:p>
          </table:table-cell>
          <table:table-cell table:formula="of:=ORG.LIBREOFFICE.REGEX([.F818]; &quot;[A-Z]+&quot;)" office:value-type="string" office:string-value="R" calcext:value-type="string">
            <text:p>R</text:p>
          </table:table-cell>
          <table:table-cell table:style-name="ce4" table:formula="of:=VALUE(ORG.LIBREOFFICE.REGEX([.F818]; &quot;[\d\.]+&quot;))" office:value-type="float" office:value="3" calcext:value-type="float">
            <text:p>3.0</text:p>
          </table:table-cell>
          <table:table-cell office:value-type="string" calcext:value-type="string">
            <text:p>ML6 - Aspects of ML introducing change discussion: action</text:p>
          </table:table-cell>
          <table:table-cell office:value-type="string" calcext:value-type="string">
            <text:p>R3 - # Reviewers [sum]</text:p>
          </table:table-cell>
          <table:table-cell office:value-type="string" calcext:value-type="string">
            <text:p>E</text:p>
          </table:table-cell>
          <table:table-cell table:style-name="ce1" table:formula="of:=ORG.LIBREOFFICE.REGEX([.G81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19]; &quot;[A-Z]+&quot;)" office:value-type="string" office:string-value="ML" calcext:value-type="string">
            <text:p>ML</text:p>
          </table:table-cell>
          <table:table-cell table:style-name="ce4" table:formula="of:=VALUE(ORG.LIBREOFFICE.REGEX([.E819]; &quot;[\d\.]+&quot;))" office:value-type="float" office:value="6" calcext:value-type="float">
            <text:p>6.0</text:p>
          </table:table-cell>
          <table:table-cell table:formula="of:=ORG.LIBREOFFICE.REGEX([.F819]; &quot;[A-Z]+&quot;)" office:value-type="string" office:string-value="R" calcext:value-type="string">
            <text:p>R</text:p>
          </table:table-cell>
          <table:table-cell table:style-name="ce4" table:formula="of:=VALUE(ORG.LIBREOFFICE.REGEX([.F819]; &quot;[\d\.]+&quot;))" office:value-type="float" office:value="3" calcext:value-type="float">
            <text:p>3.0</text:p>
          </table:table-cell>
          <table:table-cell office:value-type="string" calcext:value-type="string">
            <text:p>ML6 - Aspects of ML introducing change discussion: target</text:p>
          </table:table-cell>
          <table:table-cell office:value-type="string" calcext:value-type="string">
            <text:p>R3 - # Reviewers [sum]</text:p>
          </table:table-cell>
          <table:table-cell office:value-type="string" calcext:value-type="string">
            <text:p>E</text:p>
          </table:table-cell>
          <table:table-cell table:style-name="ce1" table:formula="of:=ORG.LIBREOFFICE.REGEX([.G81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20]; &quot;[A-Z]+&quot;)" office:value-type="string" office:string-value="ML" calcext:value-type="string">
            <text:p>ML</text:p>
          </table:table-cell>
          <table:table-cell table:style-name="ce4" table:formula="of:=VALUE(ORG.LIBREOFFICE.REGEX([.E820]; &quot;[\d\.]+&quot;))" office:value-type="float" office:value="6" calcext:value-type="float">
            <text:p>6.0</text:p>
          </table:table-cell>
          <table:table-cell table:formula="of:=ORG.LIBREOFFICE.REGEX([.F820]; &quot;[A-Z]+&quot;)" office:value-type="string" office:string-value="R" calcext:value-type="string">
            <text:p>R</text:p>
          </table:table-cell>
          <table:table-cell table:style-name="ce4" table:formula="of:=VALUE(ORG.LIBREOFFICE.REGEX([.F820]; &quot;[\d\.]+&quot;))" office:value-type="float" office:value="3" calcext:value-type="float">
            <text:p>3.0</text:p>
          </table:table-cell>
          <table:table-cell office:value-type="string" calcext:value-type="string">
            <text:p>ML6 - Aspects of ML introducing change discussion: topic</text:p>
          </table:table-cell>
          <table:table-cell office:value-type="string" calcext:value-type="string">
            <text:p>R3 - # Reviewers [sum]</text:p>
          </table:table-cell>
          <table:table-cell office:value-type="string" calcext:value-type="string">
            <text:p>E</text:p>
          </table:table-cell>
          <table:table-cell table:style-name="ce1" table:formula="of:=ORG.LIBREOFFICE.REGEX([.G82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21]; &quot;[A-Z]+&quot;)" office:value-type="string" office:string-value="ML" calcext:value-type="string">
            <text:p>ML</text:p>
          </table:table-cell>
          <table:table-cell table:style-name="ce4" table:formula="of:=VALUE(ORG.LIBREOFFICE.REGEX([.E821]; &quot;[\d\.]+&quot;))" office:value-type="float" office:value="6" calcext:value-type="float">
            <text:p>6.0</text:p>
          </table:table-cell>
          <table:table-cell table:formula="of:=ORG.LIBREOFFICE.REGEX([.F821]; &quot;[A-Z]+&quot;)" office:value-type="string" office:string-value="R" calcext:value-type="string">
            <text:p>R</text:p>
          </table:table-cell>
          <table:table-cell table:style-name="ce4" table:formula="of:=VALUE(ORG.LIBREOFFICE.REGEX([.F821]; &quot;[\d\.]+&quot;))" office:value-type="float" office:value="5" calcext:value-type="float">
            <text:p>5.0</text:p>
          </table:table-cell>
          <table:table-cell office:value-type="string" calcext:value-type="string">
            <text:p>ML6 - Aspects of ML introducing change discussion: action</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821];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22]; &quot;[A-Z]+&quot;)" office:value-type="string" office:string-value="ML" calcext:value-type="string">
            <text:p>ML</text:p>
          </table:table-cell>
          <table:table-cell table:style-name="ce4" table:formula="of:=VALUE(ORG.LIBREOFFICE.REGEX([.E822]; &quot;[\d\.]+&quot;))" office:value-type="float" office:value="6" calcext:value-type="float">
            <text:p>6.0</text:p>
          </table:table-cell>
          <table:table-cell table:formula="of:=ORG.LIBREOFFICE.REGEX([.F822]; &quot;[A-Z]+&quot;)" office:value-type="string" office:string-value="R" calcext:value-type="string">
            <text:p>R</text:p>
          </table:table-cell>
          <table:table-cell table:style-name="ce4" table:formula="of:=VALUE(ORG.LIBREOFFICE.REGEX([.F822]; &quot;[\d\.]+&quot;))" office:value-type="float" office:value="5" calcext:value-type="float">
            <text:p>5.0</text:p>
          </table:table-cell>
          <table:table-cell office:value-type="string" calcext:value-type="string">
            <text:p>ML6 - Aspects of ML introducing change discussion: target</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82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23]; &quot;[A-Z]+&quot;)" office:value-type="string" office:string-value="ML" calcext:value-type="string">
            <text:p>ML</text:p>
          </table:table-cell>
          <table:table-cell table:style-name="ce4" table:formula="of:=VALUE(ORG.LIBREOFFICE.REGEX([.E823]; &quot;[\d\.]+&quot;))" office:value-type="float" office:value="6" calcext:value-type="float">
            <text:p>6.0</text:p>
          </table:table-cell>
          <table:table-cell table:formula="of:=ORG.LIBREOFFICE.REGEX([.F823]; &quot;[A-Z]+&quot;)" office:value-type="string" office:string-value="R" calcext:value-type="string">
            <text:p>R</text:p>
          </table:table-cell>
          <table:table-cell table:style-name="ce4" table:formula="of:=VALUE(ORG.LIBREOFFICE.REGEX([.F823]; &quot;[\d\.]+&quot;))" office:value-type="float" office:value="5" calcext:value-type="float">
            <text:p>5.0</text:p>
          </table:table-cell>
          <table:table-cell office:value-type="string" calcext:value-type="string">
            <text:p>ML6 - Aspects of ML introducing change discussion: topic</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82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24]; &quot;[A-Z]+&quot;)" office:value-type="string" office:string-value="ML" calcext:value-type="string">
            <text:p>ML</text:p>
          </table:table-cell>
          <table:table-cell table:style-name="ce4" table:formula="of:=VALUE(ORG.LIBREOFFICE.REGEX([.E824]; &quot;[\d\.]+&quot;))" office:value-type="float" office:value="6" calcext:value-type="float">
            <text:p>6.0</text:p>
          </table:table-cell>
          <table:table-cell table:formula="of:=ORG.LIBREOFFICE.REGEX([.F824]; &quot;[A-Z]+&quot;)" office:value-type="string" office:string-value="R" calcext:value-type="string">
            <text:p>R</text:p>
          </table:table-cell>
          <table:table-cell table:style-name="ce4" table:formula="of:=VALUE(ORG.LIBREOFFICE.REGEX([.F824]; &quot;[\d\.]+&quot;))" office:value-type="float" office:value="6" calcext:value-type="float">
            <text:p>6.0</text:p>
          </table:table-cell>
          <table:table-cell office:value-type="string" calcext:value-type="string">
            <text:p>ML6 - Aspects of ML introducing change discussion: action</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82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25]; &quot;[A-Z]+&quot;)" office:value-type="string" office:string-value="ML" calcext:value-type="string">
            <text:p>ML</text:p>
          </table:table-cell>
          <table:table-cell table:style-name="ce4" table:formula="of:=VALUE(ORG.LIBREOFFICE.REGEX([.E825]; &quot;[\d\.]+&quot;))" office:value-type="float" office:value="6" calcext:value-type="float">
            <text:p>6.0</text:p>
          </table:table-cell>
          <table:table-cell table:formula="of:=ORG.LIBREOFFICE.REGEX([.F825]; &quot;[A-Z]+&quot;)" office:value-type="string" office:string-value="R" calcext:value-type="string">
            <text:p>R</text:p>
          </table:table-cell>
          <table:table-cell table:style-name="ce4" table:formula="of:=VALUE(ORG.LIBREOFFICE.REGEX([.F825]; &quot;[\d\.]+&quot;))" office:value-type="float" office:value="6" calcext:value-type="float">
            <text:p>6.0</text:p>
          </table:table-cell>
          <table:table-cell office:value-type="string" calcext:value-type="string">
            <text:p>ML6 - Aspects of ML introducing change discussion: target</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82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26]; &quot;[A-Z]+&quot;)" office:value-type="string" office:string-value="ML" calcext:value-type="string">
            <text:p>ML</text:p>
          </table:table-cell>
          <table:table-cell table:style-name="ce4" table:formula="of:=VALUE(ORG.LIBREOFFICE.REGEX([.E826]; &quot;[\d\.]+&quot;))" office:value-type="float" office:value="6" calcext:value-type="float">
            <text:p>6.0</text:p>
          </table:table-cell>
          <table:table-cell table:formula="of:=ORG.LIBREOFFICE.REGEX([.F826]; &quot;[A-Z]+&quot;)" office:value-type="string" office:string-value="R" calcext:value-type="string">
            <text:p>R</text:p>
          </table:table-cell>
          <table:table-cell table:style-name="ce4" table:formula="of:=VALUE(ORG.LIBREOFFICE.REGEX([.F826]; &quot;[\d\.]+&quot;))" office:value-type="float" office:value="6" calcext:value-type="float">
            <text:p>6.0</text:p>
          </table:table-cell>
          <table:table-cell office:value-type="string" calcext:value-type="string">
            <text:p>ML6 - Aspects of ML introducing change discussion: topic</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826];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27]; &quot;[A-Z]+&quot;)" office:value-type="string" office:string-value="O" calcext:value-type="string">
            <text:p>O</text:p>
          </table:table-cell>
          <table:table-cell table:style-name="ce4" table:formula="of:=VALUE(ORG.LIBREOFFICE.REGEX([.E827]; &quot;[\d\.]+&quot;))" office:value-type="float" office:value="2" calcext:value-type="float">
            <text:p>2.0</text:p>
          </table:table-cell>
          <table:table-cell table:formula="of:=ORG.LIBREOFFICE.REGEX([.F827]; &quot;[A-Z]+&quot;)" office:value-type="string" office:string-value="C" calcext:value-type="string">
            <text:p>C</text:p>
          </table:table-cell>
          <table:table-cell table:style-name="ce4" table:formula="of:=VALUE(ORG.LIBREOFFICE.REGEX([.F827]; &quot;[\d\.]+&quot;))" office:value-type="float" office:value="3" calcext:value-type="float">
            <text:p>3.0</text:p>
          </table:table-cell>
          <table:table-cell office:value-type="string" calcext:value-type="string">
            <text:p>O2 - Type of other media in which bug was discussed</text:p>
          </table:table-cell>
          <table:table-cell office:value-type="string" calcext:value-type="string">
            <text:p>C3 - # Files changed</text:p>
          </table:table-cell>
          <table:table-cell office:value-type="string" calcext:value-type="string">
            <text:p>E</text:p>
          </table:table-cell>
          <table:table-cell table:style-name="ce1" table:formula="of:=ORG.LIBREOFFICE.REGEX([.G82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28]; &quot;[A-Z]+&quot;)" office:value-type="string" office:string-value="O" calcext:value-type="string">
            <text:p>O</text:p>
          </table:table-cell>
          <table:table-cell table:style-name="ce4" table:formula="of:=VALUE(ORG.LIBREOFFICE.REGEX([.E828]; &quot;[\d\.]+&quot;))" office:value-type="float" office:value="2" calcext:value-type="float">
            <text:p>2.0</text:p>
          </table:table-cell>
          <table:table-cell table:formula="of:=ORG.LIBREOFFICE.REGEX([.F828]; &quot;[A-Z]+&quot;)" office:value-type="string" office:string-value="C" calcext:value-type="string">
            <text:p>C</text:p>
          </table:table-cell>
          <table:table-cell table:style-name="ce4" table:formula="of:=VALUE(ORG.LIBREOFFICE.REGEX([.F828]; &quot;[\d\.]+&quot;))" office:value-type="float" office:value="4" calcext:value-type="float">
            <text:p>4.0</text:p>
          </table:table-cell>
          <table:table-cell office:value-type="string" calcext:value-type="string">
            <text:p>O2 - Type of other media in which bug was discussed</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82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29]; &quot;[A-Z]+&quot;)" office:value-type="string" office:string-value="O" calcext:value-type="string">
            <text:p>O</text:p>
          </table:table-cell>
          <table:table-cell table:style-name="ce4" table:formula="of:=VALUE(ORG.LIBREOFFICE.REGEX([.E829]; &quot;[\d\.]+&quot;))" office:value-type="float" office:value="2" calcext:value-type="float">
            <text:p>2.0</text:p>
          </table:table-cell>
          <table:table-cell table:formula="of:=ORG.LIBREOFFICE.REGEX([.F829]; &quot;[A-Z]+&quot;)" office:value-type="string" office:string-value="C" calcext:value-type="string">
            <text:p>C</text:p>
          </table:table-cell>
          <table:table-cell table:style-name="ce4" table:formula="of:=VALUE(ORG.LIBREOFFICE.REGEX([.F829]; &quot;[\d\.]+&quot;))" office:value-type="float" office:value="5" calcext:value-type="float">
            <text:p>5.0</text:p>
          </table:table-cell>
          <table:table-cell office:value-type="string" calcext:value-type="string">
            <text:p>O2 - Type of other media in which bug was discussed</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82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30]; &quot;[A-Z]+&quot;)" office:value-type="string" office:string-value="O" calcext:value-type="string">
            <text:p>O</text:p>
          </table:table-cell>
          <table:table-cell table:style-name="ce4" table:formula="of:=VALUE(ORG.LIBREOFFICE.REGEX([.E830]; &quot;[\d\.]+&quot;))" office:value-type="float" office:value="2" calcext:value-type="float">
            <text:p>2.0</text:p>
          </table:table-cell>
          <table:table-cell table:formula="of:=ORG.LIBREOFFICE.REGEX([.F830]; &quot;[A-Z]+&quot;)" office:value-type="string" office:string-value="C" calcext:value-type="string">
            <text:p>C</text:p>
          </table:table-cell>
          <table:table-cell table:style-name="ce4" table:formula="of:=VALUE(ORG.LIBREOFFICE.REGEX([.F830]; &quot;[\d\.]+&quot;))" office:value-type="float" office:value="6" calcext:value-type="float">
            <text:p>6.0</text:p>
          </table:table-cell>
          <table:table-cell office:value-type="string" calcext:value-type="string">
            <text:p>O2 - Type of other media in which bug was discussed</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83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31]; &quot;[A-Z]+&quot;)" office:value-type="string" office:string-value="O" calcext:value-type="string">
            <text:p>O</text:p>
          </table:table-cell>
          <table:table-cell table:style-name="ce4" table:formula="of:=VALUE(ORG.LIBREOFFICE.REGEX([.E831]; &quot;[\d\.]+&quot;))" office:value-type="float" office:value="2" calcext:value-type="float">
            <text:p>2.0</text:p>
          </table:table-cell>
          <table:table-cell table:formula="of:=ORG.LIBREOFFICE.REGEX([.F831]; &quot;[A-Z]+&quot;)" office:value-type="string" office:string-value="F" calcext:value-type="string">
            <text:p>F</text:p>
          </table:table-cell>
          <table:table-cell table:style-name="ce4" table:formula="of:=VALUE(ORG.LIBREOFFICE.REGEX([.F831]; &quot;[\d\.]+&quot;))" office:value-type="float" office:value="4" calcext:value-type="float">
            <text:p>4.0</text:p>
          </table:table-cell>
          <table:table-cell office:value-type="string" calcext:value-type="string">
            <text:p>O2 - Type of other media in which bug was discussed</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831];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32]; &quot;[A-Z]+&quot;)" office:value-type="string" office:string-value="O" calcext:value-type="string">
            <text:p>O</text:p>
          </table:table-cell>
          <table:table-cell table:style-name="ce4" table:formula="of:=VALUE(ORG.LIBREOFFICE.REGEX([.E832]; &quot;[\d\.]+&quot;))" office:value-type="float" office:value="2" calcext:value-type="float">
            <text:p>2.0</text:p>
          </table:table-cell>
          <table:table-cell table:formula="of:=ORG.LIBREOFFICE.REGEX([.F832]; &quot;[A-Z]+&quot;)" office:value-type="string" office:string-value="F" calcext:value-type="string">
            <text:p>F</text:p>
          </table:table-cell>
          <table:table-cell table:style-name="ce4" table:formula="of:=VALUE(ORG.LIBREOFFICE.REGEX([.F832]; &quot;[\d\.]+&quot;))" office:value-type="float" office:value="9" calcext:value-type="float">
            <text:p>9.0</text:p>
          </table:table-cell>
          <table:table-cell office:value-type="string" calcext:value-type="string">
            <text:p>O2 - Type of other media in which bug was discussed</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83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table-cell table:formula="of:=ORG.LIBREOFFICE.REGEX([.E833]; &quot;[A-Z]+&quot;)" office:value-type="string" office:string-value="O" calcext:value-type="string">
            <text:p>O</text:p>
          </table:table-cell>
          <table:table-cell table:style-name="ce4" table:formula="of:=VALUE(ORG.LIBREOFFICE.REGEX([.E833]; &quot;[\d\.]+&quot;))" office:value-type="float" office:value="2" calcext:value-type="float">
            <text:p>2.0</text:p>
          </table:table-cell>
          <table:table-cell table:formula="of:=ORG.LIBREOFFICE.REGEX([.F833]; &quot;[A-Z]+&quot;)" office:value-type="string" office:string-value="I" calcext:value-type="string">
            <text:p>I</text:p>
          </table:table-cell>
          <table:table-cell table:style-name="ce4" table:formula="of:=VALUE(ORG.LIBREOFFICE.REGEX([.F833]; &quot;[\d\.]+&quot;))" office:value-type="float" office:value="5" calcext:value-type="float">
            <text:p>5.0</text:p>
          </table:table-cell>
          <table:table-cell office:value-type="string" calcext:value-type="string">
            <text:p>O2 - Type of other media in which bug was discussed</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83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34]; &quot;[A-Z]+&quot;)" office:value-type="string" office:string-value="O" calcext:value-type="string">
            <text:p>O</text:p>
          </table:table-cell>
          <table:table-cell table:style-name="ce4" table:formula="of:=VALUE(ORG.LIBREOFFICE.REGEX([.E834]; &quot;[\d\.]+&quot;))" office:value-type="float" office:value="2" calcext:value-type="float">
            <text:p>2.0</text:p>
          </table:table-cell>
          <table:table-cell table:formula="of:=ORG.LIBREOFFICE.REGEX([.F834]; &quot;[A-Z]+&quot;)" office:value-type="string" office:string-value="I" calcext:value-type="string">
            <text:p>I</text:p>
          </table:table-cell>
          <table:table-cell table:style-name="ce4" table:formula="of:=VALUE(ORG.LIBREOFFICE.REGEX([.F834]; &quot;[\d\.]+&quot;))" office:value-type="float" office:value="7" calcext:value-type="float">
            <text:p>7.0</text:p>
          </table:table-cell>
          <table:table-cell office:value-type="string" calcext:value-type="string">
            <text:p>O2 - Type of other media in which bug was discussed</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83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35]; &quot;[A-Z]+&quot;)" office:value-type="string" office:string-value="O" calcext:value-type="string">
            <text:p>O</text:p>
          </table:table-cell>
          <table:table-cell table:style-name="ce4" table:formula="of:=VALUE(ORG.LIBREOFFICE.REGEX([.E835]; &quot;[\d\.]+&quot;))" office:value-type="float" office:value="2" calcext:value-type="float">
            <text:p>2.0</text:p>
          </table:table-cell>
          <table:table-cell table:formula="of:=ORG.LIBREOFFICE.REGEX([.F835]; &quot;[A-Z]+&quot;)" office:value-type="string" office:string-value="I" calcext:value-type="string">
            <text:p>I</text:p>
          </table:table-cell>
          <table:table-cell table:style-name="ce4" table:formula="of:=VALUE(ORG.LIBREOFFICE.REGEX([.F835]; &quot;[\d\.]+&quot;))" office:value-type="float" office:value="10" calcext:value-type="float">
            <text:p>10.0</text:p>
          </table:table-cell>
          <table:table-cell office:value-type="string" calcext:value-type="string">
            <text:p>O2 - Type of other media in which bug was discussed</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835];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36]; &quot;[A-Z]+&quot;)" office:value-type="string" office:string-value="O" calcext:value-type="string">
            <text:p>O</text:p>
          </table:table-cell>
          <table:table-cell table:style-name="ce4" table:formula="of:=VALUE(ORG.LIBREOFFICE.REGEX([.E836]; &quot;[\d\.]+&quot;))" office:value-type="float" office:value="2" calcext:value-type="float">
            <text:p>2.0</text:p>
          </table:table-cell>
          <table:table-cell table:formula="of:=ORG.LIBREOFFICE.REGEX([.F836]; &quot;[A-Z]+&quot;)" office:value-type="string" office:string-value="ML" calcext:value-type="string">
            <text:p>ML</text:p>
          </table:table-cell>
          <table:table-cell table:style-name="ce4" table:formula="of:=VALUE(ORG.LIBREOFFICE.REGEX([.F836]; &quot;[\d\.]+&quot;))" office:value-type="float" office:value="2" calcext:value-type="float">
            <text:p>2.0</text:p>
          </table:table-cell>
          <table:table-cell office:value-type="string" calcext:value-type="string">
            <text:p>O2 - Type of other media in which bug was discussed</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83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37]; &quot;[A-Z]+&quot;)" office:value-type="string" office:string-value="O" calcext:value-type="string">
            <text:p>O</text:p>
          </table:table-cell>
          <table:table-cell table:style-name="ce4" table:formula="of:=VALUE(ORG.LIBREOFFICE.REGEX([.E837]; &quot;[\d\.]+&quot;))" office:value-type="float" office:value="2" calcext:value-type="float">
            <text:p>2.0</text:p>
          </table:table-cell>
          <table:table-cell table:formula="of:=ORG.LIBREOFFICE.REGEX([.F837]; &quot;[A-Z]+&quot;)" office:value-type="string" office:string-value="ML" calcext:value-type="string">
            <text:p>ML</text:p>
          </table:table-cell>
          <table:table-cell table:style-name="ce4" table:formula="of:=VALUE(ORG.LIBREOFFICE.REGEX([.F837]; &quot;[\d\.]+&quot;))" office:value-type="float" office:value="5" calcext:value-type="float">
            <text:p>5.0</text:p>
          </table:table-cell>
          <table:table-cell office:value-type="string" calcext:value-type="string">
            <text:p>O2 - Type of other media in which bug was discussed</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83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38]; &quot;[A-Z]+&quot;)" office:value-type="string" office:string-value="O" calcext:value-type="string">
            <text:p>O</text:p>
          </table:table-cell>
          <table:table-cell table:style-name="ce4" table:formula="of:=VALUE(ORG.LIBREOFFICE.REGEX([.E838]; &quot;[\d\.]+&quot;))" office:value-type="float" office:value="2" calcext:value-type="float">
            <text:p>2.0</text:p>
          </table:table-cell>
          <table:table-cell table:formula="of:=ORG.LIBREOFFICE.REGEX([.F838]; &quot;[A-Z]+&quot;)" office:value-type="string" office:string-value="O" calcext:value-type="string">
            <text:p>O</text:p>
          </table:table-cell>
          <table:table-cell table:style-name="ce4" table:formula="of:=VALUE(ORG.LIBREOFFICE.REGEX([.F838]; &quot;[\d\.]+&quot;))" office:value-type="float" office:value="3" calcext:value-type="float">
            <text:p>3.0</text:p>
          </table:table-cell>
          <table:table-cell office:value-type="string" calcext:value-type="string">
            <text:p>O2 - Type of other media in which bug was discussed</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83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39]; &quot;[A-Z]+&quot;)" office:value-type="string" office:string-value="O" calcext:value-type="string">
            <text:p>O</text:p>
          </table:table-cell>
          <table:table-cell table:style-name="ce4" table:formula="of:=VALUE(ORG.LIBREOFFICE.REGEX([.E839]; &quot;[\d\.]+&quot;))" office:value-type="float" office:value="2" calcext:value-type="float">
            <text:p>2.0</text:p>
          </table:table-cell>
          <table:table-cell table:formula="of:=ORG.LIBREOFFICE.REGEX([.F839]; &quot;[A-Z]+&quot;)" office:value-type="string" office:string-value="R" calcext:value-type="string">
            <text:p>R</text:p>
          </table:table-cell>
          <table:table-cell table:style-name="ce4" table:formula="of:=VALUE(ORG.LIBREOFFICE.REGEX([.F839]; &quot;[\d\.]+&quot;))" office:value-type="float" office:value="3" calcext:value-type="float">
            <text:p>3.0</text:p>
          </table:table-cell>
          <table:table-cell office:value-type="string" calcext:value-type="string">
            <text:p>O2 - Type of other media in which bug was discussed</text:p>
          </table:table-cell>
          <table:table-cell office:value-type="string" calcext:value-type="string">
            <text:p>R3 - # Reviewers [sum]</text:p>
          </table:table-cell>
          <table:table-cell office:value-type="string" calcext:value-type="string">
            <text:p>E</text:p>
          </table:table-cell>
          <table:table-cell table:style-name="ce1" table:formula="of:=ORG.LIBREOFFICE.REGEX([.G83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40]; &quot;[A-Z]+&quot;)" office:value-type="string" office:string-value="O" calcext:value-type="string">
            <text:p>O</text:p>
          </table:table-cell>
          <table:table-cell table:style-name="ce4" table:formula="of:=VALUE(ORG.LIBREOFFICE.REGEX([.E840]; &quot;[\d\.]+&quot;))" office:value-type="float" office:value="2" calcext:value-type="float">
            <text:p>2.0</text:p>
          </table:table-cell>
          <table:table-cell table:formula="of:=ORG.LIBREOFFICE.REGEX([.F840]; &quot;[A-Z]+&quot;)" office:value-type="string" office:string-value="R" calcext:value-type="string">
            <text:p>R</text:p>
          </table:table-cell>
          <table:table-cell table:style-name="ce4" table:formula="of:=VALUE(ORG.LIBREOFFICE.REGEX([.F840]; &quot;[\d\.]+&quot;))" office:value-type="float" office:value="5" calcext:value-type="float">
            <text:p>5.0</text:p>
          </table:table-cell>
          <table:table-cell office:value-type="string" calcext:value-type="string">
            <text:p>O2 - Type of other media in which bug was discussed</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84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41]; &quot;[A-Z]+&quot;)" office:value-type="string" office:string-value="O" calcext:value-type="string">
            <text:p>O</text:p>
          </table:table-cell>
          <table:table-cell table:style-name="ce4" table:formula="of:=VALUE(ORG.LIBREOFFICE.REGEX([.E841]; &quot;[\d\.]+&quot;))" office:value-type="float" office:value="2" calcext:value-type="float">
            <text:p>2.0</text:p>
          </table:table-cell>
          <table:table-cell table:formula="of:=ORG.LIBREOFFICE.REGEX([.F841]; &quot;[A-Z]+&quot;)" office:value-type="string" office:string-value="R" calcext:value-type="string">
            <text:p>R</text:p>
          </table:table-cell>
          <table:table-cell table:style-name="ce4" table:formula="of:=VALUE(ORG.LIBREOFFICE.REGEX([.F841]; &quot;[\d\.]+&quot;))" office:value-type="float" office:value="6" calcext:value-type="float">
            <text:p>6.0</text:p>
          </table:table-cell>
          <table:table-cell office:value-type="string" calcext:value-type="string">
            <text:p>O2 - Type of other media in which bug was discussed</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841];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42]; &quot;[A-Z]+&quot;)" office:value-type="string" office:string-value="O" calcext:value-type="string">
            <text:p>O</text:p>
          </table:table-cell>
          <table:table-cell table:style-name="ce4" table:formula="of:=VALUE(ORG.LIBREOFFICE.REGEX([.E842]; &quot;[\d\.]+&quot;))" office:value-type="float" office:value="3.1" calcext:value-type="float">
            <text:p>3.1</text:p>
          </table:table-cell>
          <table:table-cell table:formula="of:=ORG.LIBREOFFICE.REGEX([.F842]; &quot;[A-Z]+&quot;)" office:value-type="string" office:string-value="C" calcext:value-type="string">
            <text:p>C</text:p>
          </table:table-cell>
          <table:table-cell table:style-name="ce4" table:formula="of:=VALUE(ORG.LIBREOFFICE.REGEX([.F842]; &quot;[\d\.]+&quot;))" office:value-type="float" office:value="3" calcext:value-type="float">
            <text:p>3.0</text:p>
          </table:table-cell>
          <table:table-cell office:value-type="string" calcext:value-type="string">
            <text:p>O3.1 - Discussant roles in other media</text:p>
          </table:table-cell>
          <table:table-cell office:value-type="string" calcext:value-type="string">
            <text:p>C3 - # Files changed</text:p>
          </table:table-cell>
          <table:table-cell office:value-type="string" calcext:value-type="string">
            <text:p>E</text:p>
          </table:table-cell>
          <table:table-cell table:style-name="ce1" table:formula="of:=ORG.LIBREOFFICE.REGEX([.G842];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43]; &quot;[A-Z]+&quot;)" office:value-type="string" office:string-value="O" calcext:value-type="string">
            <text:p>O</text:p>
          </table:table-cell>
          <table:table-cell table:style-name="ce4" table:formula="of:=VALUE(ORG.LIBREOFFICE.REGEX([.E843]; &quot;[\d\.]+&quot;))" office:value-type="float" office:value="3.1" calcext:value-type="float">
            <text:p>3.1</text:p>
          </table:table-cell>
          <table:table-cell table:formula="of:=ORG.LIBREOFFICE.REGEX([.F843]; &quot;[A-Z]+&quot;)" office:value-type="string" office:string-value="C" calcext:value-type="string">
            <text:p>C</text:p>
          </table:table-cell>
          <table:table-cell table:style-name="ce4" table:formula="of:=VALUE(ORG.LIBREOFFICE.REGEX([.F843]; &quot;[\d\.]+&quot;))" office:value-type="float" office:value="4" calcext:value-type="float">
            <text:p>4.0</text:p>
          </table:table-cell>
          <table:table-cell office:value-type="string" calcext:value-type="string">
            <text:p>O3.1 - Discussant roles in other media</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84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44]; &quot;[A-Z]+&quot;)" office:value-type="string" office:string-value="O" calcext:value-type="string">
            <text:p>O</text:p>
          </table:table-cell>
          <table:table-cell table:style-name="ce4" table:formula="of:=VALUE(ORG.LIBREOFFICE.REGEX([.E844]; &quot;[\d\.]+&quot;))" office:value-type="float" office:value="3.1" calcext:value-type="float">
            <text:p>3.1</text:p>
          </table:table-cell>
          <table:table-cell table:formula="of:=ORG.LIBREOFFICE.REGEX([.F844]; &quot;[A-Z]+&quot;)" office:value-type="string" office:string-value="C" calcext:value-type="string">
            <text:p>C</text:p>
          </table:table-cell>
          <table:table-cell table:style-name="ce4" table:formula="of:=VALUE(ORG.LIBREOFFICE.REGEX([.F844]; &quot;[\d\.]+&quot;))" office:value-type="float" office:value="5" calcext:value-type="float">
            <text:p>5.0</text:p>
          </table:table-cell>
          <table:table-cell office:value-type="string" calcext:value-type="string">
            <text:p>O3.1 - Discussant roles in other media</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844];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45]; &quot;[A-Z]+&quot;)" office:value-type="string" office:string-value="O" calcext:value-type="string">
            <text:p>O</text:p>
          </table:table-cell>
          <table:table-cell table:style-name="ce4" table:formula="of:=VALUE(ORG.LIBREOFFICE.REGEX([.E845]; &quot;[\d\.]+&quot;))" office:value-type="float" office:value="3.1" calcext:value-type="float">
            <text:p>3.1</text:p>
          </table:table-cell>
          <table:table-cell table:formula="of:=ORG.LIBREOFFICE.REGEX([.F845]; &quot;[A-Z]+&quot;)" office:value-type="string" office:string-value="C" calcext:value-type="string">
            <text:p>C</text:p>
          </table:table-cell>
          <table:table-cell table:style-name="ce4" table:formula="of:=VALUE(ORG.LIBREOFFICE.REGEX([.F845]; &quot;[\d\.]+&quot;))" office:value-type="float" office:value="6" calcext:value-type="float">
            <text:p>6.0</text:p>
          </table:table-cell>
          <table:table-cell office:value-type="string" calcext:value-type="string">
            <text:p>O3.1 - Discussant roles in other media</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845];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46]; &quot;[A-Z]+&quot;)" office:value-type="string" office:string-value="O" calcext:value-type="string">
            <text:p>O</text:p>
          </table:table-cell>
          <table:table-cell table:style-name="ce4" table:formula="of:=VALUE(ORG.LIBREOFFICE.REGEX([.E846]; &quot;[\d\.]+&quot;))" office:value-type="float" office:value="3.1" calcext:value-type="float">
            <text:p>3.1</text:p>
          </table:table-cell>
          <table:table-cell table:formula="of:=ORG.LIBREOFFICE.REGEX([.F846]; &quot;[A-Z]+&quot;)" office:value-type="string" office:string-value="F" calcext:value-type="string">
            <text:p>F</text:p>
          </table:table-cell>
          <table:table-cell table:style-name="ce4" table:formula="of:=VALUE(ORG.LIBREOFFICE.REGEX([.F846]; &quot;[\d\.]+&quot;))" office:value-type="float" office:value="4" calcext:value-type="float">
            <text:p>4.0</text:p>
          </table:table-cell>
          <table:table-cell office:value-type="string" calcext:value-type="string">
            <text:p>O3.1 - Discussant roles in other media</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84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47]; &quot;[A-Z]+&quot;)" office:value-type="string" office:string-value="O" calcext:value-type="string">
            <text:p>O</text:p>
          </table:table-cell>
          <table:table-cell table:style-name="ce4" table:formula="of:=VALUE(ORG.LIBREOFFICE.REGEX([.E847]; &quot;[\d\.]+&quot;))" office:value-type="float" office:value="3.1" calcext:value-type="float">
            <text:p>3.1</text:p>
          </table:table-cell>
          <table:table-cell table:formula="of:=ORG.LIBREOFFICE.REGEX([.F847]; &quot;[A-Z]+&quot;)" office:value-type="string" office:string-value="F" calcext:value-type="string">
            <text:p>F</text:p>
          </table:table-cell>
          <table:table-cell table:style-name="ce4" table:formula="of:=VALUE(ORG.LIBREOFFICE.REGEX([.F847]; &quot;[\d\.]+&quot;))" office:value-type="float" office:value="9" calcext:value-type="float">
            <text:p>9.0</text:p>
          </table:table-cell>
          <table:table-cell office:value-type="string" calcext:value-type="string">
            <text:p>O3.1 - Discussant roles in other media</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84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table-cell table:formula="of:=ORG.LIBREOFFICE.REGEX([.E848]; &quot;[A-Z]+&quot;)" office:value-type="string" office:string-value="O" calcext:value-type="string">
            <text:p>O</text:p>
          </table:table-cell>
          <table:table-cell table:style-name="ce4" table:formula="of:=VALUE(ORG.LIBREOFFICE.REGEX([.E848]; &quot;[\d\.]+&quot;))" office:value-type="float" office:value="3.1" calcext:value-type="float">
            <text:p>3.1</text:p>
          </table:table-cell>
          <table:table-cell table:formula="of:=ORG.LIBREOFFICE.REGEX([.F848]; &quot;[A-Z]+&quot;)" office:value-type="string" office:string-value="I" calcext:value-type="string">
            <text:p>I</text:p>
          </table:table-cell>
          <table:table-cell table:style-name="ce4" table:formula="of:=VALUE(ORG.LIBREOFFICE.REGEX([.F848]; &quot;[\d\.]+&quot;))" office:value-type="float" office:value="5" calcext:value-type="float">
            <text:p>5.0</text:p>
          </table:table-cell>
          <table:table-cell office:value-type="string" calcext:value-type="string">
            <text:p>O3.1 - Discussant roles in other media</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84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49]; &quot;[A-Z]+&quot;)" office:value-type="string" office:string-value="O" calcext:value-type="string">
            <text:p>O</text:p>
          </table:table-cell>
          <table:table-cell table:style-name="ce4" table:formula="of:=VALUE(ORG.LIBREOFFICE.REGEX([.E849]; &quot;[\d\.]+&quot;))" office:value-type="float" office:value="3.1" calcext:value-type="float">
            <text:p>3.1</text:p>
          </table:table-cell>
          <table:table-cell table:formula="of:=ORG.LIBREOFFICE.REGEX([.F849]; &quot;[A-Z]+&quot;)" office:value-type="string" office:string-value="I" calcext:value-type="string">
            <text:p>I</text:p>
          </table:table-cell>
          <table:table-cell table:style-name="ce4" table:formula="of:=VALUE(ORG.LIBREOFFICE.REGEX([.F849]; &quot;[\d\.]+&quot;))" office:value-type="float" office:value="7" calcext:value-type="float">
            <text:p>7.0</text:p>
          </table:table-cell>
          <table:table-cell office:value-type="string" calcext:value-type="string">
            <text:p>O3.1 - Discussant roles in other media</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849];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50]; &quot;[A-Z]+&quot;)" office:value-type="string" office:string-value="O" calcext:value-type="string">
            <text:p>O</text:p>
          </table:table-cell>
          <table:table-cell table:style-name="ce4" table:formula="of:=VALUE(ORG.LIBREOFFICE.REGEX([.E850]; &quot;[\d\.]+&quot;))" office:value-type="float" office:value="3.1" calcext:value-type="float">
            <text:p>3.1</text:p>
          </table:table-cell>
          <table:table-cell table:formula="of:=ORG.LIBREOFFICE.REGEX([.F850]; &quot;[A-Z]+&quot;)" office:value-type="string" office:string-value="I" calcext:value-type="string">
            <text:p>I</text:p>
          </table:table-cell>
          <table:table-cell table:style-name="ce4" table:formula="of:=VALUE(ORG.LIBREOFFICE.REGEX([.F850]; &quot;[\d\.]+&quot;))" office:value-type="float" office:value="10" calcext:value-type="float">
            <text:p>10.0</text:p>
          </table:table-cell>
          <table:table-cell office:value-type="string" calcext:value-type="string">
            <text:p>O3.1 - Discussant roles in other media</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850];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51]; &quot;[A-Z]+&quot;)" office:value-type="string" office:string-value="O" calcext:value-type="string">
            <text:p>O</text:p>
          </table:table-cell>
          <table:table-cell table:style-name="ce4" table:formula="of:=VALUE(ORG.LIBREOFFICE.REGEX([.E851]; &quot;[\d\.]+&quot;))" office:value-type="float" office:value="3.1" calcext:value-type="float">
            <text:p>3.1</text:p>
          </table:table-cell>
          <table:table-cell table:formula="of:=ORG.LIBREOFFICE.REGEX([.F851]; &quot;[A-Z]+&quot;)" office:value-type="string" office:string-value="ML" calcext:value-type="string">
            <text:p>ML</text:p>
          </table:table-cell>
          <table:table-cell table:style-name="ce4" table:formula="of:=VALUE(ORG.LIBREOFFICE.REGEX([.F851]; &quot;[\d\.]+&quot;))" office:value-type="float" office:value="2" calcext:value-type="float">
            <text:p>2.0</text:p>
          </table:table-cell>
          <table:table-cell office:value-type="string" calcext:value-type="string">
            <text:p>O3.1 - Discussant roles in other media</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85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52]; &quot;[A-Z]+&quot;)" office:value-type="string" office:string-value="O" calcext:value-type="string">
            <text:p>O</text:p>
          </table:table-cell>
          <table:table-cell table:style-name="ce4" table:formula="of:=VALUE(ORG.LIBREOFFICE.REGEX([.E852]; &quot;[\d\.]+&quot;))" office:value-type="float" office:value="3.1" calcext:value-type="float">
            <text:p>3.1</text:p>
          </table:table-cell>
          <table:table-cell table:formula="of:=ORG.LIBREOFFICE.REGEX([.F852]; &quot;[A-Z]+&quot;)" office:value-type="string" office:string-value="ML" calcext:value-type="string">
            <text:p>ML</text:p>
          </table:table-cell>
          <table:table-cell table:style-name="ce4" table:formula="of:=VALUE(ORG.LIBREOFFICE.REGEX([.F852]; &quot;[\d\.]+&quot;))" office:value-type="float" office:value="5" calcext:value-type="float">
            <text:p>5.0</text:p>
          </table:table-cell>
          <table:table-cell office:value-type="string" calcext:value-type="string">
            <text:p>O3.1 - Discussant roles in other media</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852];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53]; &quot;[A-Z]+&quot;)" office:value-type="string" office:string-value="O" calcext:value-type="string">
            <text:p>O</text:p>
          </table:table-cell>
          <table:table-cell table:style-name="ce4" table:formula="of:=VALUE(ORG.LIBREOFFICE.REGEX([.E853]; &quot;[\d\.]+&quot;))" office:value-type="float" office:value="3.1" calcext:value-type="float">
            <text:p>3.1</text:p>
          </table:table-cell>
          <table:table-cell table:formula="of:=ORG.LIBREOFFICE.REGEX([.F853]; &quot;[A-Z]+&quot;)" office:value-type="string" office:string-value="O" calcext:value-type="string">
            <text:p>O</text:p>
          </table:table-cell>
          <table:table-cell table:style-name="ce4" table:formula="of:=VALUE(ORG.LIBREOFFICE.REGEX([.F853]; &quot;[\d\.]+&quot;))" office:value-type="float" office:value="3" calcext:value-type="float">
            <text:p>3.0</text:p>
          </table:table-cell>
          <table:table-cell office:value-type="string" calcext:value-type="string">
            <text:p>O3.1 - Discussant roles in other media</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85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54]; &quot;[A-Z]+&quot;)" office:value-type="string" office:string-value="O" calcext:value-type="string">
            <text:p>O</text:p>
          </table:table-cell>
          <table:table-cell table:style-name="ce4" table:formula="of:=VALUE(ORG.LIBREOFFICE.REGEX([.E854]; &quot;[\d\.]+&quot;))" office:value-type="float" office:value="3.1" calcext:value-type="float">
            <text:p>3.1</text:p>
          </table:table-cell>
          <table:table-cell table:formula="of:=ORG.LIBREOFFICE.REGEX([.F854]; &quot;[A-Z]+&quot;)" office:value-type="string" office:string-value="R" calcext:value-type="string">
            <text:p>R</text:p>
          </table:table-cell>
          <table:table-cell table:style-name="ce4" table:formula="of:=VALUE(ORG.LIBREOFFICE.REGEX([.F854]; &quot;[\d\.]+&quot;))" office:value-type="float" office:value="3" calcext:value-type="float">
            <text:p>3.0</text:p>
          </table:table-cell>
          <table:table-cell office:value-type="string" calcext:value-type="string">
            <text:p>O3.1 - Discussant roles in other media</text:p>
          </table:table-cell>
          <table:table-cell office:value-type="string" calcext:value-type="string">
            <text:p>R3 - # Reviewers [sum]</text:p>
          </table:table-cell>
          <table:table-cell office:value-type="string" calcext:value-type="string">
            <text:p>E</text:p>
          </table:table-cell>
          <table:table-cell table:style-name="ce1" table:formula="of:=ORG.LIBREOFFICE.REGEX([.G854];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55]; &quot;[A-Z]+&quot;)" office:value-type="string" office:string-value="O" calcext:value-type="string">
            <text:p>O</text:p>
          </table:table-cell>
          <table:table-cell table:style-name="ce4" table:formula="of:=VALUE(ORG.LIBREOFFICE.REGEX([.E855]; &quot;[\d\.]+&quot;))" office:value-type="float" office:value="3.1" calcext:value-type="float">
            <text:p>3.1</text:p>
          </table:table-cell>
          <table:table-cell table:formula="of:=ORG.LIBREOFFICE.REGEX([.F855]; &quot;[A-Z]+&quot;)" office:value-type="string" office:string-value="R" calcext:value-type="string">
            <text:p>R</text:p>
          </table:table-cell>
          <table:table-cell table:style-name="ce4" table:formula="of:=VALUE(ORG.LIBREOFFICE.REGEX([.F855]; &quot;[\d\.]+&quot;))" office:value-type="float" office:value="5" calcext:value-type="float">
            <text:p>5.0</text:p>
          </table:table-cell>
          <table:table-cell office:value-type="string" calcext:value-type="string">
            <text:p>O3.1 - Discussant roles in other media</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855];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56]; &quot;[A-Z]+&quot;)" office:value-type="string" office:string-value="O" calcext:value-type="string">
            <text:p>O</text:p>
          </table:table-cell>
          <table:table-cell table:style-name="ce4" table:formula="of:=VALUE(ORG.LIBREOFFICE.REGEX([.E856]; &quot;[\d\.]+&quot;))" office:value-type="float" office:value="3.1" calcext:value-type="float">
            <text:p>3.1</text:p>
          </table:table-cell>
          <table:table-cell table:formula="of:=ORG.LIBREOFFICE.REGEX([.F856]; &quot;[A-Z]+&quot;)" office:value-type="string" office:string-value="R" calcext:value-type="string">
            <text:p>R</text:p>
          </table:table-cell>
          <table:table-cell table:style-name="ce4" table:formula="of:=VALUE(ORG.LIBREOFFICE.REGEX([.F856]; &quot;[\d\.]+&quot;))" office:value-type="float" office:value="6" calcext:value-type="float">
            <text:p>6.0</text:p>
          </table:table-cell>
          <table:table-cell office:value-type="string" calcext:value-type="string">
            <text:p>O3.1 - Discussant roles in other media</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85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57]; &quot;[A-Z]+&quot;)" office:value-type="string" office:string-value="O" calcext:value-type="string">
            <text:p>O</text:p>
          </table:table-cell>
          <table:table-cell table:style-name="ce4" table:formula="of:=VALUE(ORG.LIBREOFFICE.REGEX([.E857]; &quot;[\d\.]+&quot;))" office:value-type="float" office:value="4" calcext:value-type="float">
            <text:p>4.0</text:p>
          </table:table-cell>
          <table:table-cell table:formula="of:=ORG.LIBREOFFICE.REGEX([.F857]; &quot;[A-Z]+&quot;)" office:value-type="string" office:string-value="C" calcext:value-type="string">
            <text:p>C</text:p>
          </table:table-cell>
          <table:table-cell table:style-name="ce4" table:formula="of:=VALUE(ORG.LIBREOFFICE.REGEX([.F857]; &quot;[\d\.]+&quot;))" office:value-type="float" office:value="3" calcext:value-type="float">
            <text:p>3.0</text:p>
          </table:table-cell>
          <table:table-cell office:value-type="string" calcext:value-type="string">
            <text:p>O4 - Aspects of discussions in other media: action</text:p>
          </table:table-cell>
          <table:table-cell office:value-type="string" calcext:value-type="string">
            <text:p>C3 - # Files changed</text:p>
          </table:table-cell>
          <table:table-cell office:value-type="string" calcext:value-type="string">
            <text:p>E</text:p>
          </table:table-cell>
          <table:table-cell table:style-name="ce1" table:formula="of:=ORG.LIBREOFFICE.REGEX([.G85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58]; &quot;[A-Z]+&quot;)" office:value-type="string" office:string-value="O" calcext:value-type="string">
            <text:p>O</text:p>
          </table:table-cell>
          <table:table-cell table:style-name="ce4" table:formula="of:=VALUE(ORG.LIBREOFFICE.REGEX([.E858]; &quot;[\d\.]+&quot;))" office:value-type="float" office:value="4" calcext:value-type="float">
            <text:p>4.0</text:p>
          </table:table-cell>
          <table:table-cell table:formula="of:=ORG.LIBREOFFICE.REGEX([.F858]; &quot;[A-Z]+&quot;)" office:value-type="string" office:string-value="C" calcext:value-type="string">
            <text:p>C</text:p>
          </table:table-cell>
          <table:table-cell table:style-name="ce4" table:formula="of:=VALUE(ORG.LIBREOFFICE.REGEX([.F858]; &quot;[\d\.]+&quot;))" office:value-type="float" office:value="3" calcext:value-type="float">
            <text:p>3.0</text:p>
          </table:table-cell>
          <table:table-cell office:value-type="string" calcext:value-type="string">
            <text:p>O4 - Aspects of discussions in other media: target</text:p>
          </table:table-cell>
          <table:table-cell office:value-type="string" calcext:value-type="string">
            <text:p>C3 - # Files changed</text:p>
          </table:table-cell>
          <table:table-cell office:value-type="string" calcext:value-type="string">
            <text:p>E</text:p>
          </table:table-cell>
          <table:table-cell table:style-name="ce1" table:formula="of:=ORG.LIBREOFFICE.REGEX([.G85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59]; &quot;[A-Z]+&quot;)" office:value-type="string" office:string-value="O" calcext:value-type="string">
            <text:p>O</text:p>
          </table:table-cell>
          <table:table-cell table:style-name="ce4" table:formula="of:=VALUE(ORG.LIBREOFFICE.REGEX([.E859]; &quot;[\d\.]+&quot;))" office:value-type="float" office:value="4" calcext:value-type="float">
            <text:p>4.0</text:p>
          </table:table-cell>
          <table:table-cell table:formula="of:=ORG.LIBREOFFICE.REGEX([.F859]; &quot;[A-Z]+&quot;)" office:value-type="string" office:string-value="C" calcext:value-type="string">
            <text:p>C</text:p>
          </table:table-cell>
          <table:table-cell table:style-name="ce4" table:formula="of:=VALUE(ORG.LIBREOFFICE.REGEX([.F859]; &quot;[\d\.]+&quot;))" office:value-type="float" office:value="3" calcext:value-type="float">
            <text:p>3.0</text:p>
          </table:table-cell>
          <table:table-cell office:value-type="string" calcext:value-type="string">
            <text:p>O4 - Aspects of discussions in other media: topic</text:p>
          </table:table-cell>
          <table:table-cell office:value-type="string" calcext:value-type="string">
            <text:p>C3 - # Files changed</text:p>
          </table:table-cell>
          <table:table-cell office:value-type="string" calcext:value-type="string">
            <text:p>E</text:p>
          </table:table-cell>
          <table:table-cell table:style-name="ce1" table:formula="of:=ORG.LIBREOFFICE.REGEX([.G85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60]; &quot;[A-Z]+&quot;)" office:value-type="string" office:string-value="O" calcext:value-type="string">
            <text:p>O</text:p>
          </table:table-cell>
          <table:table-cell table:style-name="ce4" table:formula="of:=VALUE(ORG.LIBREOFFICE.REGEX([.E860]; &quot;[\d\.]+&quot;))" office:value-type="float" office:value="4" calcext:value-type="float">
            <text:p>4.0</text:p>
          </table:table-cell>
          <table:table-cell table:formula="of:=ORG.LIBREOFFICE.REGEX([.F860]; &quot;[A-Z]+&quot;)" office:value-type="string" office:string-value="C" calcext:value-type="string">
            <text:p>C</text:p>
          </table:table-cell>
          <table:table-cell table:style-name="ce4" table:formula="of:=VALUE(ORG.LIBREOFFICE.REGEX([.F860]; &quot;[\d\.]+&quot;))" office:value-type="float" office:value="4" calcext:value-type="float">
            <text:p>4.0</text:p>
          </table:table-cell>
          <table:table-cell office:value-type="string" calcext:value-type="string">
            <text:p>O4 - Aspects of discussions in other media: action</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86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61]; &quot;[A-Z]+&quot;)" office:value-type="string" office:string-value="O" calcext:value-type="string">
            <text:p>O</text:p>
          </table:table-cell>
          <table:table-cell table:style-name="ce4" table:formula="of:=VALUE(ORG.LIBREOFFICE.REGEX([.E861]; &quot;[\d\.]+&quot;))" office:value-type="float" office:value="4" calcext:value-type="float">
            <text:p>4.0</text:p>
          </table:table-cell>
          <table:table-cell table:formula="of:=ORG.LIBREOFFICE.REGEX([.F861]; &quot;[A-Z]+&quot;)" office:value-type="string" office:string-value="C" calcext:value-type="string">
            <text:p>C</text:p>
          </table:table-cell>
          <table:table-cell table:style-name="ce4" table:formula="of:=VALUE(ORG.LIBREOFFICE.REGEX([.F861]; &quot;[\d\.]+&quot;))" office:value-type="float" office:value="4" calcext:value-type="float">
            <text:p>4.0</text:p>
          </table:table-cell>
          <table:table-cell office:value-type="string" calcext:value-type="string">
            <text:p>O4 - Aspects of discussions in other media: target</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861];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62]; &quot;[A-Z]+&quot;)" office:value-type="string" office:string-value="O" calcext:value-type="string">
            <text:p>O</text:p>
          </table:table-cell>
          <table:table-cell table:style-name="ce4" table:formula="of:=VALUE(ORG.LIBREOFFICE.REGEX([.E862]; &quot;[\d\.]+&quot;))" office:value-type="float" office:value="4" calcext:value-type="float">
            <text:p>4.0</text:p>
          </table:table-cell>
          <table:table-cell table:formula="of:=ORG.LIBREOFFICE.REGEX([.F862]; &quot;[A-Z]+&quot;)" office:value-type="string" office:string-value="C" calcext:value-type="string">
            <text:p>C</text:p>
          </table:table-cell>
          <table:table-cell table:style-name="ce4" table:formula="of:=VALUE(ORG.LIBREOFFICE.REGEX([.F862]; &quot;[\d\.]+&quot;))" office:value-type="float" office:value="4" calcext:value-type="float">
            <text:p>4.0</text:p>
          </table:table-cell>
          <table:table-cell office:value-type="string" calcext:value-type="string">
            <text:p>O4 - Aspects of discussions in other media: topic</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86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63]; &quot;[A-Z]+&quot;)" office:value-type="string" office:string-value="O" calcext:value-type="string">
            <text:p>O</text:p>
          </table:table-cell>
          <table:table-cell table:style-name="ce4" table:formula="of:=VALUE(ORG.LIBREOFFICE.REGEX([.E863]; &quot;[\d\.]+&quot;))" office:value-type="float" office:value="4" calcext:value-type="float">
            <text:p>4.0</text:p>
          </table:table-cell>
          <table:table-cell table:formula="of:=ORG.LIBREOFFICE.REGEX([.F863]; &quot;[A-Z]+&quot;)" office:value-type="string" office:string-value="C" calcext:value-type="string">
            <text:p>C</text:p>
          </table:table-cell>
          <table:table-cell table:style-name="ce4" table:formula="of:=VALUE(ORG.LIBREOFFICE.REGEX([.F863]; &quot;[\d\.]+&quot;))" office:value-type="float" office:value="5" calcext:value-type="float">
            <text:p>5.0</text:p>
          </table:table-cell>
          <table:table-cell office:value-type="string" calcext:value-type="string">
            <text:p>O4 - Aspects of discussions in other media: action</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86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64]; &quot;[A-Z]+&quot;)" office:value-type="string" office:string-value="O" calcext:value-type="string">
            <text:p>O</text:p>
          </table:table-cell>
          <table:table-cell table:style-name="ce4" table:formula="of:=VALUE(ORG.LIBREOFFICE.REGEX([.E864]; &quot;[\d\.]+&quot;))" office:value-type="float" office:value="4" calcext:value-type="float">
            <text:p>4.0</text:p>
          </table:table-cell>
          <table:table-cell table:formula="of:=ORG.LIBREOFFICE.REGEX([.F864]; &quot;[A-Z]+&quot;)" office:value-type="string" office:string-value="C" calcext:value-type="string">
            <text:p>C</text:p>
          </table:table-cell>
          <table:table-cell table:style-name="ce4" table:formula="of:=VALUE(ORG.LIBREOFFICE.REGEX([.F864]; &quot;[\d\.]+&quot;))" office:value-type="float" office:value="5" calcext:value-type="float">
            <text:p>5.0</text:p>
          </table:table-cell>
          <table:table-cell office:value-type="string" calcext:value-type="string">
            <text:p>O4 - Aspects of discussions in other media: target</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86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65]; &quot;[A-Z]+&quot;)" office:value-type="string" office:string-value="O" calcext:value-type="string">
            <text:p>O</text:p>
          </table:table-cell>
          <table:table-cell table:style-name="ce4" table:formula="of:=VALUE(ORG.LIBREOFFICE.REGEX([.E865]; &quot;[\d\.]+&quot;))" office:value-type="float" office:value="4" calcext:value-type="float">
            <text:p>4.0</text:p>
          </table:table-cell>
          <table:table-cell table:formula="of:=ORG.LIBREOFFICE.REGEX([.F865]; &quot;[A-Z]+&quot;)" office:value-type="string" office:string-value="C" calcext:value-type="string">
            <text:p>C</text:p>
          </table:table-cell>
          <table:table-cell table:style-name="ce4" table:formula="of:=VALUE(ORG.LIBREOFFICE.REGEX([.F865]; &quot;[\d\.]+&quot;))" office:value-type="float" office:value="5" calcext:value-type="float">
            <text:p>5.0</text:p>
          </table:table-cell>
          <table:table-cell office:value-type="string" calcext:value-type="string">
            <text:p>O4 - Aspects of discussions in other media: topic</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86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66]; &quot;[A-Z]+&quot;)" office:value-type="string" office:string-value="O" calcext:value-type="string">
            <text:p>O</text:p>
          </table:table-cell>
          <table:table-cell table:style-name="ce4" table:formula="of:=VALUE(ORG.LIBREOFFICE.REGEX([.E866]; &quot;[\d\.]+&quot;))" office:value-type="float" office:value="4" calcext:value-type="float">
            <text:p>4.0</text:p>
          </table:table-cell>
          <table:table-cell table:formula="of:=ORG.LIBREOFFICE.REGEX([.F866]; &quot;[A-Z]+&quot;)" office:value-type="string" office:string-value="C" calcext:value-type="string">
            <text:p>C</text:p>
          </table:table-cell>
          <table:table-cell table:style-name="ce4" table:formula="of:=VALUE(ORG.LIBREOFFICE.REGEX([.F866]; &quot;[\d\.]+&quot;))" office:value-type="float" office:value="6" calcext:value-type="float">
            <text:p>6.0</text:p>
          </table:table-cell>
          <table:table-cell office:value-type="string" calcext:value-type="string">
            <text:p>O4 - Aspects of discussions in other media: action</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866];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67]; &quot;[A-Z]+&quot;)" office:value-type="string" office:string-value="O" calcext:value-type="string">
            <text:p>O</text:p>
          </table:table-cell>
          <table:table-cell table:style-name="ce4" table:formula="of:=VALUE(ORG.LIBREOFFICE.REGEX([.E867]; &quot;[\d\.]+&quot;))" office:value-type="float" office:value="4" calcext:value-type="float">
            <text:p>4.0</text:p>
          </table:table-cell>
          <table:table-cell table:formula="of:=ORG.LIBREOFFICE.REGEX([.F867]; &quot;[A-Z]+&quot;)" office:value-type="string" office:string-value="C" calcext:value-type="string">
            <text:p>C</text:p>
          </table:table-cell>
          <table:table-cell table:style-name="ce4" table:formula="of:=VALUE(ORG.LIBREOFFICE.REGEX([.F867]; &quot;[\d\.]+&quot;))" office:value-type="float" office:value="6" calcext:value-type="float">
            <text:p>6.0</text:p>
          </table:table-cell>
          <table:table-cell office:value-type="string" calcext:value-type="string">
            <text:p>O4 - Aspects of discussions in other media: target</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86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68]; &quot;[A-Z]+&quot;)" office:value-type="string" office:string-value="O" calcext:value-type="string">
            <text:p>O</text:p>
          </table:table-cell>
          <table:table-cell table:style-name="ce4" table:formula="of:=VALUE(ORG.LIBREOFFICE.REGEX([.E868]; &quot;[\d\.]+&quot;))" office:value-type="float" office:value="4" calcext:value-type="float">
            <text:p>4.0</text:p>
          </table:table-cell>
          <table:table-cell table:formula="of:=ORG.LIBREOFFICE.REGEX([.F868]; &quot;[A-Z]+&quot;)" office:value-type="string" office:string-value="C" calcext:value-type="string">
            <text:p>C</text:p>
          </table:table-cell>
          <table:table-cell table:style-name="ce4" table:formula="of:=VALUE(ORG.LIBREOFFICE.REGEX([.F868]; &quot;[\d\.]+&quot;))" office:value-type="float" office:value="6" calcext:value-type="float">
            <text:p>6.0</text:p>
          </table:table-cell>
          <table:table-cell office:value-type="string" calcext:value-type="string">
            <text:p>O4 - Aspects of discussions in other media: topic</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86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69]; &quot;[A-Z]+&quot;)" office:value-type="string" office:string-value="O" calcext:value-type="string">
            <text:p>O</text:p>
          </table:table-cell>
          <table:table-cell table:style-name="ce4" table:formula="of:=VALUE(ORG.LIBREOFFICE.REGEX([.E869]; &quot;[\d\.]+&quot;))" office:value-type="float" office:value="4" calcext:value-type="float">
            <text:p>4.0</text:p>
          </table:table-cell>
          <table:table-cell table:formula="of:=ORG.LIBREOFFICE.REGEX([.F869]; &quot;[A-Z]+&quot;)" office:value-type="string" office:string-value="F" calcext:value-type="string">
            <text:p>F</text:p>
          </table:table-cell>
          <table:table-cell table:style-name="ce4" table:formula="of:=VALUE(ORG.LIBREOFFICE.REGEX([.F869]; &quot;[\d\.]+&quot;))" office:value-type="float" office:value="4" calcext:value-type="float">
            <text:p>4.0</text:p>
          </table:table-cell>
          <table:table-cell office:value-type="string" calcext:value-type="string">
            <text:p>O4 - Aspects of discussions in other media: action</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86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70]; &quot;[A-Z]+&quot;)" office:value-type="string" office:string-value="O" calcext:value-type="string">
            <text:p>O</text:p>
          </table:table-cell>
          <table:table-cell table:style-name="ce4" table:formula="of:=VALUE(ORG.LIBREOFFICE.REGEX([.E870]; &quot;[\d\.]+&quot;))" office:value-type="float" office:value="4" calcext:value-type="float">
            <text:p>4.0</text:p>
          </table:table-cell>
          <table:table-cell table:formula="of:=ORG.LIBREOFFICE.REGEX([.F870]; &quot;[A-Z]+&quot;)" office:value-type="string" office:string-value="F" calcext:value-type="string">
            <text:p>F</text:p>
          </table:table-cell>
          <table:table-cell table:style-name="ce4" table:formula="of:=VALUE(ORG.LIBREOFFICE.REGEX([.F870]; &quot;[\d\.]+&quot;))" office:value-type="float" office:value="4" calcext:value-type="float">
            <text:p>4.0</text:p>
          </table:table-cell>
          <table:table-cell office:value-type="string" calcext:value-type="string">
            <text:p>O4 - Aspects of discussions in other media: target</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87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71]; &quot;[A-Z]+&quot;)" office:value-type="string" office:string-value="O" calcext:value-type="string">
            <text:p>O</text:p>
          </table:table-cell>
          <table:table-cell table:style-name="ce4" table:formula="of:=VALUE(ORG.LIBREOFFICE.REGEX([.E871]; &quot;[\d\.]+&quot;))" office:value-type="float" office:value="4" calcext:value-type="float">
            <text:p>4.0</text:p>
          </table:table-cell>
          <table:table-cell table:formula="of:=ORG.LIBREOFFICE.REGEX([.F871]; &quot;[A-Z]+&quot;)" office:value-type="string" office:string-value="F" calcext:value-type="string">
            <text:p>F</text:p>
          </table:table-cell>
          <table:table-cell table:style-name="ce4" table:formula="of:=VALUE(ORG.LIBREOFFICE.REGEX([.F871]; &quot;[\d\.]+&quot;))" office:value-type="float" office:value="4" calcext:value-type="float">
            <text:p>4.0</text:p>
          </table:table-cell>
          <table:table-cell office:value-type="string" calcext:value-type="string">
            <text:p>O4 - Aspects of discussions in other media: topic</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871];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72]; &quot;[A-Z]+&quot;)" office:value-type="string" office:string-value="O" calcext:value-type="string">
            <text:p>O</text:p>
          </table:table-cell>
          <table:table-cell table:style-name="ce4" table:formula="of:=VALUE(ORG.LIBREOFFICE.REGEX([.E872]; &quot;[\d\.]+&quot;))" office:value-type="float" office:value="4" calcext:value-type="float">
            <text:p>4.0</text:p>
          </table:table-cell>
          <table:table-cell table:formula="of:=ORG.LIBREOFFICE.REGEX([.F872]; &quot;[A-Z]+&quot;)" office:value-type="string" office:string-value="F" calcext:value-type="string">
            <text:p>F</text:p>
          </table:table-cell>
          <table:table-cell table:style-name="ce4" table:formula="of:=VALUE(ORG.LIBREOFFICE.REGEX([.F872]; &quot;[\d\.]+&quot;))" office:value-type="float" office:value="9" calcext:value-type="float">
            <text:p>9.0</text:p>
          </table:table-cell>
          <table:table-cell office:value-type="string" calcext:value-type="string">
            <text:p>O4 - Aspects of discussions in other media: action</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87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73]; &quot;[A-Z]+&quot;)" office:value-type="string" office:string-value="O" calcext:value-type="string">
            <text:p>O</text:p>
          </table:table-cell>
          <table:table-cell table:style-name="ce4" table:formula="of:=VALUE(ORG.LIBREOFFICE.REGEX([.E873]; &quot;[\d\.]+&quot;))" office:value-type="float" office:value="4" calcext:value-type="float">
            <text:p>4.0</text:p>
          </table:table-cell>
          <table:table-cell table:formula="of:=ORG.LIBREOFFICE.REGEX([.F873]; &quot;[A-Z]+&quot;)" office:value-type="string" office:string-value="F" calcext:value-type="string">
            <text:p>F</text:p>
          </table:table-cell>
          <table:table-cell table:style-name="ce4" table:formula="of:=VALUE(ORG.LIBREOFFICE.REGEX([.F873]; &quot;[\d\.]+&quot;))" office:value-type="float" office:value="9" calcext:value-type="float">
            <text:p>9.0</text:p>
          </table:table-cell>
          <table:table-cell office:value-type="string" calcext:value-type="string">
            <text:p>O4 - Aspects of discussions in other media: target</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87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74]; &quot;[A-Z]+&quot;)" office:value-type="string" office:string-value="O" calcext:value-type="string">
            <text:p>O</text:p>
          </table:table-cell>
          <table:table-cell table:style-name="ce4" table:formula="of:=VALUE(ORG.LIBREOFFICE.REGEX([.E874]; &quot;[\d\.]+&quot;))" office:value-type="float" office:value="4" calcext:value-type="float">
            <text:p>4.0</text:p>
          </table:table-cell>
          <table:table-cell table:formula="of:=ORG.LIBREOFFICE.REGEX([.F874]; &quot;[A-Z]+&quot;)" office:value-type="string" office:string-value="F" calcext:value-type="string">
            <text:p>F</text:p>
          </table:table-cell>
          <table:table-cell table:style-name="ce4" table:formula="of:=VALUE(ORG.LIBREOFFICE.REGEX([.F874]; &quot;[\d\.]+&quot;))" office:value-type="float" office:value="9" calcext:value-type="float">
            <text:p>9.0</text:p>
          </table:table-cell>
          <table:table-cell office:value-type="string" calcext:value-type="string">
            <text:p>O4 - Aspects of discussions in other media: topic</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87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table-cell table:formula="of:=ORG.LIBREOFFICE.REGEX([.E875]; &quot;[A-Z]+&quot;)" office:value-type="string" office:string-value="O" calcext:value-type="string">
            <text:p>O</text:p>
          </table:table-cell>
          <table:table-cell table:style-name="ce4" table:formula="of:=VALUE(ORG.LIBREOFFICE.REGEX([.E875]; &quot;[\d\.]+&quot;))" office:value-type="float" office:value="4" calcext:value-type="float">
            <text:p>4.0</text:p>
          </table:table-cell>
          <table:table-cell table:formula="of:=ORG.LIBREOFFICE.REGEX([.F875]; &quot;[A-Z]+&quot;)" office:value-type="string" office:string-value="I" calcext:value-type="string">
            <text:p>I</text:p>
          </table:table-cell>
          <table:table-cell table:style-name="ce4" table:formula="of:=VALUE(ORG.LIBREOFFICE.REGEX([.F875]; &quot;[\d\.]+&quot;))" office:value-type="float" office:value="5" calcext:value-type="float">
            <text:p>5.0</text:p>
          </table:table-cell>
          <table:table-cell office:value-type="string" calcext:value-type="string">
            <text:p>O4 - Aspects of discussions in other media: action</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875];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table-cell table:formula="of:=ORG.LIBREOFFICE.REGEX([.E876]; &quot;[A-Z]+&quot;)" office:value-type="string" office:string-value="O" calcext:value-type="string">
            <text:p>O</text:p>
          </table:table-cell>
          <table:table-cell table:style-name="ce4" table:formula="of:=VALUE(ORG.LIBREOFFICE.REGEX([.E876]; &quot;[\d\.]+&quot;))" office:value-type="float" office:value="4" calcext:value-type="float">
            <text:p>4.0</text:p>
          </table:table-cell>
          <table:table-cell table:formula="of:=ORG.LIBREOFFICE.REGEX([.F876]; &quot;[A-Z]+&quot;)" office:value-type="string" office:string-value="I" calcext:value-type="string">
            <text:p>I</text:p>
          </table:table-cell>
          <table:table-cell table:style-name="ce4" table:formula="of:=VALUE(ORG.LIBREOFFICE.REGEX([.F876]; &quot;[\d\.]+&quot;))" office:value-type="float" office:value="5" calcext:value-type="float">
            <text:p>5.0</text:p>
          </table:table-cell>
          <table:table-cell office:value-type="string" calcext:value-type="string">
            <text:p>O4 - Aspects of discussions in other media: target</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87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table-cell table:formula="of:=ORG.LIBREOFFICE.REGEX([.E877]; &quot;[A-Z]+&quot;)" office:value-type="string" office:string-value="O" calcext:value-type="string">
            <text:p>O</text:p>
          </table:table-cell>
          <table:table-cell table:style-name="ce4" table:formula="of:=VALUE(ORG.LIBREOFFICE.REGEX([.E877]; &quot;[\d\.]+&quot;))" office:value-type="float" office:value="4" calcext:value-type="float">
            <text:p>4.0</text:p>
          </table:table-cell>
          <table:table-cell table:formula="of:=ORG.LIBREOFFICE.REGEX([.F877]; &quot;[A-Z]+&quot;)" office:value-type="string" office:string-value="I" calcext:value-type="string">
            <text:p>I</text:p>
          </table:table-cell>
          <table:table-cell table:style-name="ce4" table:formula="of:=VALUE(ORG.LIBREOFFICE.REGEX([.F877]; &quot;[\d\.]+&quot;))" office:value-type="float" office:value="5" calcext:value-type="float">
            <text:p>5.0</text:p>
          </table:table-cell>
          <table:table-cell office:value-type="string" calcext:value-type="string">
            <text:p>O4 - Aspects of discussions in other media: topic</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87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78]; &quot;[A-Z]+&quot;)" office:value-type="string" office:string-value="O" calcext:value-type="string">
            <text:p>O</text:p>
          </table:table-cell>
          <table:table-cell table:style-name="ce4" table:formula="of:=VALUE(ORG.LIBREOFFICE.REGEX([.E878]; &quot;[\d\.]+&quot;))" office:value-type="float" office:value="4" calcext:value-type="float">
            <text:p>4.0</text:p>
          </table:table-cell>
          <table:table-cell table:formula="of:=ORG.LIBREOFFICE.REGEX([.F878]; &quot;[A-Z]+&quot;)" office:value-type="string" office:string-value="I" calcext:value-type="string">
            <text:p>I</text:p>
          </table:table-cell>
          <table:table-cell table:style-name="ce4" table:formula="of:=VALUE(ORG.LIBREOFFICE.REGEX([.F878]; &quot;[\d\.]+&quot;))" office:value-type="float" office:value="7" calcext:value-type="float">
            <text:p>7.0</text:p>
          </table:table-cell>
          <table:table-cell office:value-type="string" calcext:value-type="string">
            <text:p>O4 - Aspects of discussions in other media: action</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87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79]; &quot;[A-Z]+&quot;)" office:value-type="string" office:string-value="O" calcext:value-type="string">
            <text:p>O</text:p>
          </table:table-cell>
          <table:table-cell table:style-name="ce4" table:formula="of:=VALUE(ORG.LIBREOFFICE.REGEX([.E879]; &quot;[\d\.]+&quot;))" office:value-type="float" office:value="4" calcext:value-type="float">
            <text:p>4.0</text:p>
          </table:table-cell>
          <table:table-cell table:formula="of:=ORG.LIBREOFFICE.REGEX([.F879]; &quot;[A-Z]+&quot;)" office:value-type="string" office:string-value="I" calcext:value-type="string">
            <text:p>I</text:p>
          </table:table-cell>
          <table:table-cell table:style-name="ce4" table:formula="of:=VALUE(ORG.LIBREOFFICE.REGEX([.F879]; &quot;[\d\.]+&quot;))" office:value-type="float" office:value="7" calcext:value-type="float">
            <text:p>7.0</text:p>
          </table:table-cell>
          <table:table-cell office:value-type="string" calcext:value-type="string">
            <text:p>O4 - Aspects of discussions in other media: target</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87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80]; &quot;[A-Z]+&quot;)" office:value-type="string" office:string-value="O" calcext:value-type="string">
            <text:p>O</text:p>
          </table:table-cell>
          <table:table-cell table:style-name="ce4" table:formula="of:=VALUE(ORG.LIBREOFFICE.REGEX([.E880]; &quot;[\d\.]+&quot;))" office:value-type="float" office:value="4" calcext:value-type="float">
            <text:p>4.0</text:p>
          </table:table-cell>
          <table:table-cell table:formula="of:=ORG.LIBREOFFICE.REGEX([.F880]; &quot;[A-Z]+&quot;)" office:value-type="string" office:string-value="I" calcext:value-type="string">
            <text:p>I</text:p>
          </table:table-cell>
          <table:table-cell table:style-name="ce4" table:formula="of:=VALUE(ORG.LIBREOFFICE.REGEX([.F880]; &quot;[\d\.]+&quot;))" office:value-type="float" office:value="7" calcext:value-type="float">
            <text:p>7.0</text:p>
          </table:table-cell>
          <table:table-cell office:value-type="string" calcext:value-type="string">
            <text:p>O4 - Aspects of discussions in other media: topic</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88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81]; &quot;[A-Z]+&quot;)" office:value-type="string" office:string-value="O" calcext:value-type="string">
            <text:p>O</text:p>
          </table:table-cell>
          <table:table-cell table:style-name="ce4" table:formula="of:=VALUE(ORG.LIBREOFFICE.REGEX([.E881]; &quot;[\d\.]+&quot;))" office:value-type="float" office:value="4" calcext:value-type="float">
            <text:p>4.0</text:p>
          </table:table-cell>
          <table:table-cell table:formula="of:=ORG.LIBREOFFICE.REGEX([.F881]; &quot;[A-Z]+&quot;)" office:value-type="string" office:string-value="I" calcext:value-type="string">
            <text:p>I</text:p>
          </table:table-cell>
          <table:table-cell table:style-name="ce4" table:formula="of:=VALUE(ORG.LIBREOFFICE.REGEX([.F881]; &quot;[\d\.]+&quot;))" office:value-type="float" office:value="10" calcext:value-type="float">
            <text:p>10.0</text:p>
          </table:table-cell>
          <table:table-cell office:value-type="string" calcext:value-type="string">
            <text:p>O4 - Aspects of discussions in other media: action</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88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82]; &quot;[A-Z]+&quot;)" office:value-type="string" office:string-value="O" calcext:value-type="string">
            <text:p>O</text:p>
          </table:table-cell>
          <table:table-cell table:style-name="ce4" table:formula="of:=VALUE(ORG.LIBREOFFICE.REGEX([.E882]; &quot;[\d\.]+&quot;))" office:value-type="float" office:value="4" calcext:value-type="float">
            <text:p>4.0</text:p>
          </table:table-cell>
          <table:table-cell table:formula="of:=ORG.LIBREOFFICE.REGEX([.F882]; &quot;[A-Z]+&quot;)" office:value-type="string" office:string-value="I" calcext:value-type="string">
            <text:p>I</text:p>
          </table:table-cell>
          <table:table-cell table:style-name="ce4" table:formula="of:=VALUE(ORG.LIBREOFFICE.REGEX([.F882]; &quot;[\d\.]+&quot;))" office:value-type="float" office:value="10" calcext:value-type="float">
            <text:p>10.0</text:p>
          </table:table-cell>
          <table:table-cell office:value-type="string" calcext:value-type="string">
            <text:p>O4 - Aspects of discussions in other media: target</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882];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83]; &quot;[A-Z]+&quot;)" office:value-type="string" office:string-value="O" calcext:value-type="string">
            <text:p>O</text:p>
          </table:table-cell>
          <table:table-cell table:style-name="ce4" table:formula="of:=VALUE(ORG.LIBREOFFICE.REGEX([.E883]; &quot;[\d\.]+&quot;))" office:value-type="float" office:value="4" calcext:value-type="float">
            <text:p>4.0</text:p>
          </table:table-cell>
          <table:table-cell table:formula="of:=ORG.LIBREOFFICE.REGEX([.F883]; &quot;[A-Z]+&quot;)" office:value-type="string" office:string-value="I" calcext:value-type="string">
            <text:p>I</text:p>
          </table:table-cell>
          <table:table-cell table:style-name="ce4" table:formula="of:=VALUE(ORG.LIBREOFFICE.REGEX([.F883]; &quot;[\d\.]+&quot;))" office:value-type="float" office:value="10" calcext:value-type="float">
            <text:p>10.0</text:p>
          </table:table-cell>
          <table:table-cell office:value-type="string" calcext:value-type="string">
            <text:p>O4 - Aspects of discussions in other media: topic</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88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84]; &quot;[A-Z]+&quot;)" office:value-type="string" office:string-value="O" calcext:value-type="string">
            <text:p>O</text:p>
          </table:table-cell>
          <table:table-cell table:style-name="ce4" table:formula="of:=VALUE(ORG.LIBREOFFICE.REGEX([.E884]; &quot;[\d\.]+&quot;))" office:value-type="float" office:value="4" calcext:value-type="float">
            <text:p>4.0</text:p>
          </table:table-cell>
          <table:table-cell table:formula="of:=ORG.LIBREOFFICE.REGEX([.F884]; &quot;[A-Z]+&quot;)" office:value-type="string" office:string-value="ML" calcext:value-type="string">
            <text:p>ML</text:p>
          </table:table-cell>
          <table:table-cell table:style-name="ce4" table:formula="of:=VALUE(ORG.LIBREOFFICE.REGEX([.F884]; &quot;[\d\.]+&quot;))" office:value-type="float" office:value="2" calcext:value-type="float">
            <text:p>2.0</text:p>
          </table:table-cell>
          <table:table-cell office:value-type="string" calcext:value-type="string">
            <text:p>O4 - Aspects of discussions in other media: action</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884];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85]; &quot;[A-Z]+&quot;)" office:value-type="string" office:string-value="O" calcext:value-type="string">
            <text:p>O</text:p>
          </table:table-cell>
          <table:table-cell table:style-name="ce4" table:formula="of:=VALUE(ORG.LIBREOFFICE.REGEX([.E885]; &quot;[\d\.]+&quot;))" office:value-type="float" office:value="4" calcext:value-type="float">
            <text:p>4.0</text:p>
          </table:table-cell>
          <table:table-cell table:formula="of:=ORG.LIBREOFFICE.REGEX([.F885]; &quot;[A-Z]+&quot;)" office:value-type="string" office:string-value="ML" calcext:value-type="string">
            <text:p>ML</text:p>
          </table:table-cell>
          <table:table-cell table:style-name="ce4" table:formula="of:=VALUE(ORG.LIBREOFFICE.REGEX([.F885]; &quot;[\d\.]+&quot;))" office:value-type="float" office:value="2" calcext:value-type="float">
            <text:p>2.0</text:p>
          </table:table-cell>
          <table:table-cell office:value-type="string" calcext:value-type="string">
            <text:p>O4 - Aspects of discussions in other media: target</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885];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86]; &quot;[A-Z]+&quot;)" office:value-type="string" office:string-value="O" calcext:value-type="string">
            <text:p>O</text:p>
          </table:table-cell>
          <table:table-cell table:style-name="ce4" table:formula="of:=VALUE(ORG.LIBREOFFICE.REGEX([.E886]; &quot;[\d\.]+&quot;))" office:value-type="float" office:value="4" calcext:value-type="float">
            <text:p>4.0</text:p>
          </table:table-cell>
          <table:table-cell table:formula="of:=ORG.LIBREOFFICE.REGEX([.F886]; &quot;[A-Z]+&quot;)" office:value-type="string" office:string-value="ML" calcext:value-type="string">
            <text:p>ML</text:p>
          </table:table-cell>
          <table:table-cell table:style-name="ce4" table:formula="of:=VALUE(ORG.LIBREOFFICE.REGEX([.F886]; &quot;[\d\.]+&quot;))" office:value-type="float" office:value="2" calcext:value-type="float">
            <text:p>2.0</text:p>
          </table:table-cell>
          <table:table-cell office:value-type="string" calcext:value-type="string">
            <text:p>O4 - Aspects of discussions in other media: topic</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88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87]; &quot;[A-Z]+&quot;)" office:value-type="string" office:string-value="O" calcext:value-type="string">
            <text:p>O</text:p>
          </table:table-cell>
          <table:table-cell table:style-name="ce4" table:formula="of:=VALUE(ORG.LIBREOFFICE.REGEX([.E887]; &quot;[\d\.]+&quot;))" office:value-type="float" office:value="4" calcext:value-type="float">
            <text:p>4.0</text:p>
          </table:table-cell>
          <table:table-cell table:formula="of:=ORG.LIBREOFFICE.REGEX([.F887]; &quot;[A-Z]+&quot;)" office:value-type="string" office:string-value="ML" calcext:value-type="string">
            <text:p>ML</text:p>
          </table:table-cell>
          <table:table-cell table:style-name="ce4" table:formula="of:=VALUE(ORG.LIBREOFFICE.REGEX([.F887]; &quot;[\d\.]+&quot;))" office:value-type="float" office:value="5" calcext:value-type="float">
            <text:p>5.0</text:p>
          </table:table-cell>
          <table:table-cell office:value-type="string" calcext:value-type="string">
            <text:p>O4 - Aspects of discussions in other media: action</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88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88]; &quot;[A-Z]+&quot;)" office:value-type="string" office:string-value="O" calcext:value-type="string">
            <text:p>O</text:p>
          </table:table-cell>
          <table:table-cell table:style-name="ce4" table:formula="of:=VALUE(ORG.LIBREOFFICE.REGEX([.E888]; &quot;[\d\.]+&quot;))" office:value-type="float" office:value="4" calcext:value-type="float">
            <text:p>4.0</text:p>
          </table:table-cell>
          <table:table-cell table:formula="of:=ORG.LIBREOFFICE.REGEX([.F888]; &quot;[A-Z]+&quot;)" office:value-type="string" office:string-value="ML" calcext:value-type="string">
            <text:p>ML</text:p>
          </table:table-cell>
          <table:table-cell table:style-name="ce4" table:formula="of:=VALUE(ORG.LIBREOFFICE.REGEX([.F888]; &quot;[\d\.]+&quot;))" office:value-type="float" office:value="5" calcext:value-type="float">
            <text:p>5.0</text:p>
          </table:table-cell>
          <table:table-cell office:value-type="string" calcext:value-type="string">
            <text:p>O4 - Aspects of discussions in other media: target</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88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89]; &quot;[A-Z]+&quot;)" office:value-type="string" office:string-value="O" calcext:value-type="string">
            <text:p>O</text:p>
          </table:table-cell>
          <table:table-cell table:style-name="ce4" table:formula="of:=VALUE(ORG.LIBREOFFICE.REGEX([.E889]; &quot;[\d\.]+&quot;))" office:value-type="float" office:value="4" calcext:value-type="float">
            <text:p>4.0</text:p>
          </table:table-cell>
          <table:table-cell table:formula="of:=ORG.LIBREOFFICE.REGEX([.F889]; &quot;[A-Z]+&quot;)" office:value-type="string" office:string-value="ML" calcext:value-type="string">
            <text:p>ML</text:p>
          </table:table-cell>
          <table:table-cell table:style-name="ce4" table:formula="of:=VALUE(ORG.LIBREOFFICE.REGEX([.F889]; &quot;[\d\.]+&quot;))" office:value-type="float" office:value="5" calcext:value-type="float">
            <text:p>5.0</text:p>
          </table:table-cell>
          <table:table-cell office:value-type="string" calcext:value-type="string">
            <text:p>O4 - Aspects of discussions in other media: topic</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889];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90]; &quot;[A-Z]+&quot;)" office:value-type="string" office:string-value="O" calcext:value-type="string">
            <text:p>O</text:p>
          </table:table-cell>
          <table:table-cell table:style-name="ce4" table:formula="of:=VALUE(ORG.LIBREOFFICE.REGEX([.E890]; &quot;[\d\.]+&quot;))" office:value-type="float" office:value="4" calcext:value-type="float">
            <text:p>4.0</text:p>
          </table:table-cell>
          <table:table-cell table:formula="of:=ORG.LIBREOFFICE.REGEX([.F890]; &quot;[A-Z]+&quot;)" office:value-type="string" office:string-value="O" calcext:value-type="string">
            <text:p>O</text:p>
          </table:table-cell>
          <table:table-cell table:style-name="ce4" table:formula="of:=VALUE(ORG.LIBREOFFICE.REGEX([.F890]; &quot;[\d\.]+&quot;))" office:value-type="float" office:value="3" calcext:value-type="float">
            <text:p>3.0</text:p>
          </table:table-cell>
          <table:table-cell office:value-type="string" calcext:value-type="string">
            <text:p>O4 - Aspects of discussions in other media: action</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890];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91]; &quot;[A-Z]+&quot;)" office:value-type="string" office:string-value="O" calcext:value-type="string">
            <text:p>O</text:p>
          </table:table-cell>
          <table:table-cell table:style-name="ce4" table:formula="of:=VALUE(ORG.LIBREOFFICE.REGEX([.E891]; &quot;[\d\.]+&quot;))" office:value-type="float" office:value="4" calcext:value-type="float">
            <text:p>4.0</text:p>
          </table:table-cell>
          <table:table-cell table:formula="of:=ORG.LIBREOFFICE.REGEX([.F891]; &quot;[A-Z]+&quot;)" office:value-type="string" office:string-value="O" calcext:value-type="string">
            <text:p>O</text:p>
          </table:table-cell>
          <table:table-cell table:style-name="ce4" table:formula="of:=VALUE(ORG.LIBREOFFICE.REGEX([.F891]; &quot;[\d\.]+&quot;))" office:value-type="float" office:value="3" calcext:value-type="float">
            <text:p>3.0</text:p>
          </table:table-cell>
          <table:table-cell office:value-type="string" calcext:value-type="string">
            <text:p>O4 - Aspects of discussions in other media: target</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89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92]; &quot;[A-Z]+&quot;)" office:value-type="string" office:string-value="O" calcext:value-type="string">
            <text:p>O</text:p>
          </table:table-cell>
          <table:table-cell table:style-name="ce4" table:formula="of:=VALUE(ORG.LIBREOFFICE.REGEX([.E892]; &quot;[\d\.]+&quot;))" office:value-type="float" office:value="4" calcext:value-type="float">
            <text:p>4.0</text:p>
          </table:table-cell>
          <table:table-cell table:formula="of:=ORG.LIBREOFFICE.REGEX([.F892]; &quot;[A-Z]+&quot;)" office:value-type="string" office:string-value="O" calcext:value-type="string">
            <text:p>O</text:p>
          </table:table-cell>
          <table:table-cell table:style-name="ce4" table:formula="of:=VALUE(ORG.LIBREOFFICE.REGEX([.F892]; &quot;[\d\.]+&quot;))" office:value-type="float" office:value="3" calcext:value-type="float">
            <text:p>3.0</text:p>
          </table:table-cell>
          <table:table-cell office:value-type="string" calcext:value-type="string">
            <text:p>O4 - Aspects of discussions in other media: topic</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892];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893]; &quot;[A-Z]+&quot;)" office:value-type="string" office:string-value="O" calcext:value-type="string">
            <text:p>O</text:p>
          </table:table-cell>
          <table:table-cell table:style-name="ce4" table:formula="of:=VALUE(ORG.LIBREOFFICE.REGEX([.E893]; &quot;[\d\.]+&quot;))" office:value-type="float" office:value="4" calcext:value-type="float">
            <text:p>4.0</text:p>
          </table:table-cell>
          <table:table-cell table:formula="of:=ORG.LIBREOFFICE.REGEX([.F893]; &quot;[A-Z]+&quot;)" office:value-type="string" office:string-value="R" calcext:value-type="string">
            <text:p>R</text:p>
          </table:table-cell>
          <table:table-cell table:style-name="ce4" table:formula="of:=VALUE(ORG.LIBREOFFICE.REGEX([.F893]; &quot;[\d\.]+&quot;))" office:value-type="float" office:value="3" calcext:value-type="float">
            <text:p>3.0</text:p>
          </table:table-cell>
          <table:table-cell office:value-type="string" calcext:value-type="string">
            <text:p>O4 - Aspects of discussions in other media: action</text:p>
          </table:table-cell>
          <table:table-cell office:value-type="string" calcext:value-type="string">
            <text:p>R3 - # Reviewers [sum]</text:p>
          </table:table-cell>
          <table:table-cell office:value-type="string" calcext:value-type="string">
            <text:p>E</text:p>
          </table:table-cell>
          <table:table-cell table:style-name="ce1" table:formula="of:=ORG.LIBREOFFICE.REGEX([.G89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94]; &quot;[A-Z]+&quot;)" office:value-type="string" office:string-value="O" calcext:value-type="string">
            <text:p>O</text:p>
          </table:table-cell>
          <table:table-cell table:style-name="ce4" table:formula="of:=VALUE(ORG.LIBREOFFICE.REGEX([.E894]; &quot;[\d\.]+&quot;))" office:value-type="float" office:value="4" calcext:value-type="float">
            <text:p>4.0</text:p>
          </table:table-cell>
          <table:table-cell table:formula="of:=ORG.LIBREOFFICE.REGEX([.F894]; &quot;[A-Z]+&quot;)" office:value-type="string" office:string-value="R" calcext:value-type="string">
            <text:p>R</text:p>
          </table:table-cell>
          <table:table-cell table:style-name="ce4" table:formula="of:=VALUE(ORG.LIBREOFFICE.REGEX([.F894]; &quot;[\d\.]+&quot;))" office:value-type="float" office:value="3" calcext:value-type="float">
            <text:p>3.0</text:p>
          </table:table-cell>
          <table:table-cell office:value-type="string" calcext:value-type="string">
            <text:p>O4 - Aspects of discussions in other media: target</text:p>
          </table:table-cell>
          <table:table-cell office:value-type="string" calcext:value-type="string">
            <text:p>R3 - # Reviewers [sum]</text:p>
          </table:table-cell>
          <table:table-cell office:value-type="string" calcext:value-type="string">
            <text:p>E</text:p>
          </table:table-cell>
          <table:table-cell table:style-name="ce1" table:formula="of:=ORG.LIBREOFFICE.REGEX([.G89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95]; &quot;[A-Z]+&quot;)" office:value-type="string" office:string-value="O" calcext:value-type="string">
            <text:p>O</text:p>
          </table:table-cell>
          <table:table-cell table:style-name="ce4" table:formula="of:=VALUE(ORG.LIBREOFFICE.REGEX([.E895]; &quot;[\d\.]+&quot;))" office:value-type="float" office:value="4" calcext:value-type="float">
            <text:p>4.0</text:p>
          </table:table-cell>
          <table:table-cell table:formula="of:=ORG.LIBREOFFICE.REGEX([.F895]; &quot;[A-Z]+&quot;)" office:value-type="string" office:string-value="R" calcext:value-type="string">
            <text:p>R</text:p>
          </table:table-cell>
          <table:table-cell table:style-name="ce4" table:formula="of:=VALUE(ORG.LIBREOFFICE.REGEX([.F895]; &quot;[\d\.]+&quot;))" office:value-type="float" office:value="3" calcext:value-type="float">
            <text:p>3.0</text:p>
          </table:table-cell>
          <table:table-cell office:value-type="string" calcext:value-type="string">
            <text:p>O4 - Aspects of discussions in other media: topic</text:p>
          </table:table-cell>
          <table:table-cell office:value-type="string" calcext:value-type="string">
            <text:p>R3 - # Reviewers [sum]</text:p>
          </table:table-cell>
          <table:table-cell office:value-type="string" calcext:value-type="string">
            <text:p>E</text:p>
          </table:table-cell>
          <table:table-cell table:style-name="ce1" table:formula="of:=ORG.LIBREOFFICE.REGEX([.G89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96]; &quot;[A-Z]+&quot;)" office:value-type="string" office:string-value="O" calcext:value-type="string">
            <text:p>O</text:p>
          </table:table-cell>
          <table:table-cell table:style-name="ce4" table:formula="of:=VALUE(ORG.LIBREOFFICE.REGEX([.E896]; &quot;[\d\.]+&quot;))" office:value-type="float" office:value="4" calcext:value-type="float">
            <text:p>4.0</text:p>
          </table:table-cell>
          <table:table-cell table:formula="of:=ORG.LIBREOFFICE.REGEX([.F896]; &quot;[A-Z]+&quot;)" office:value-type="string" office:string-value="R" calcext:value-type="string">
            <text:p>R</text:p>
          </table:table-cell>
          <table:table-cell table:style-name="ce4" table:formula="of:=VALUE(ORG.LIBREOFFICE.REGEX([.F896]; &quot;[\d\.]+&quot;))" office:value-type="float" office:value="5" calcext:value-type="float">
            <text:p>5.0</text:p>
          </table:table-cell>
          <table:table-cell office:value-type="string" calcext:value-type="string">
            <text:p>O4 - Aspects of discussions in other media: action</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896];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97]; &quot;[A-Z]+&quot;)" office:value-type="string" office:string-value="O" calcext:value-type="string">
            <text:p>O</text:p>
          </table:table-cell>
          <table:table-cell table:style-name="ce4" table:formula="of:=VALUE(ORG.LIBREOFFICE.REGEX([.E897]; &quot;[\d\.]+&quot;))" office:value-type="float" office:value="4" calcext:value-type="float">
            <text:p>4.0</text:p>
          </table:table-cell>
          <table:table-cell table:formula="of:=ORG.LIBREOFFICE.REGEX([.F897]; &quot;[A-Z]+&quot;)" office:value-type="string" office:string-value="R" calcext:value-type="string">
            <text:p>R</text:p>
          </table:table-cell>
          <table:table-cell table:style-name="ce4" table:formula="of:=VALUE(ORG.LIBREOFFICE.REGEX([.F897]; &quot;[\d\.]+&quot;))" office:value-type="float" office:value="5" calcext:value-type="float">
            <text:p>5.0</text:p>
          </table:table-cell>
          <table:table-cell office:value-type="string" calcext:value-type="string">
            <text:p>O4 - Aspects of discussions in other media: target</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89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98]; &quot;[A-Z]+&quot;)" office:value-type="string" office:string-value="O" calcext:value-type="string">
            <text:p>O</text:p>
          </table:table-cell>
          <table:table-cell table:style-name="ce4" table:formula="of:=VALUE(ORG.LIBREOFFICE.REGEX([.E898]; &quot;[\d\.]+&quot;))" office:value-type="float" office:value="4" calcext:value-type="float">
            <text:p>4.0</text:p>
          </table:table-cell>
          <table:table-cell table:formula="of:=ORG.LIBREOFFICE.REGEX([.F898]; &quot;[A-Z]+&quot;)" office:value-type="string" office:string-value="R" calcext:value-type="string">
            <text:p>R</text:p>
          </table:table-cell>
          <table:table-cell table:style-name="ce4" table:formula="of:=VALUE(ORG.LIBREOFFICE.REGEX([.F898]; &quot;[\d\.]+&quot;))" office:value-type="float" office:value="5" calcext:value-type="float">
            <text:p>5.0</text:p>
          </table:table-cell>
          <table:table-cell office:value-type="string" calcext:value-type="string">
            <text:p>O4 - Aspects of discussions in other media: topic</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89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899]; &quot;[A-Z]+&quot;)" office:value-type="string" office:string-value="O" calcext:value-type="string">
            <text:p>O</text:p>
          </table:table-cell>
          <table:table-cell table:style-name="ce4" table:formula="of:=VALUE(ORG.LIBREOFFICE.REGEX([.E899]; &quot;[\d\.]+&quot;))" office:value-type="float" office:value="4" calcext:value-type="float">
            <text:p>4.0</text:p>
          </table:table-cell>
          <table:table-cell table:formula="of:=ORG.LIBREOFFICE.REGEX([.F899]; &quot;[A-Z]+&quot;)" office:value-type="string" office:string-value="R" calcext:value-type="string">
            <text:p>R</text:p>
          </table:table-cell>
          <table:table-cell table:style-name="ce4" table:formula="of:=VALUE(ORG.LIBREOFFICE.REGEX([.F899]; &quot;[\d\.]+&quot;))" office:value-type="float" office:value="6" calcext:value-type="float">
            <text:p>6.0</text:p>
          </table:table-cell>
          <table:table-cell office:value-type="string" calcext:value-type="string">
            <text:p>O4 - Aspects of discussions in other media: action</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89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00]; &quot;[A-Z]+&quot;)" office:value-type="string" office:string-value="O" calcext:value-type="string">
            <text:p>O</text:p>
          </table:table-cell>
          <table:table-cell table:style-name="ce4" table:formula="of:=VALUE(ORG.LIBREOFFICE.REGEX([.E900]; &quot;[\d\.]+&quot;))" office:value-type="float" office:value="4" calcext:value-type="float">
            <text:p>4.0</text:p>
          </table:table-cell>
          <table:table-cell table:formula="of:=ORG.LIBREOFFICE.REGEX([.F900]; &quot;[A-Z]+&quot;)" office:value-type="string" office:string-value="R" calcext:value-type="string">
            <text:p>R</text:p>
          </table:table-cell>
          <table:table-cell table:style-name="ce4" table:formula="of:=VALUE(ORG.LIBREOFFICE.REGEX([.F900]; &quot;[\d\.]+&quot;))" office:value-type="float" office:value="6" calcext:value-type="float">
            <text:p>6.0</text:p>
          </table:table-cell>
          <table:table-cell office:value-type="string" calcext:value-type="string">
            <text:p>O4 - Aspects of discussions in other media: target</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90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01]; &quot;[A-Z]+&quot;)" office:value-type="string" office:string-value="O" calcext:value-type="string">
            <text:p>O</text:p>
          </table:table-cell>
          <table:table-cell table:style-name="ce4" table:formula="of:=VALUE(ORG.LIBREOFFICE.REGEX([.E901]; &quot;[\d\.]+&quot;))" office:value-type="float" office:value="4" calcext:value-type="float">
            <text:p>4.0</text:p>
          </table:table-cell>
          <table:table-cell table:formula="of:=ORG.LIBREOFFICE.REGEX([.F901]; &quot;[A-Z]+&quot;)" office:value-type="string" office:string-value="R" calcext:value-type="string">
            <text:p>R</text:p>
          </table:table-cell>
          <table:table-cell table:style-name="ce4" table:formula="of:=VALUE(ORG.LIBREOFFICE.REGEX([.F901]; &quot;[\d\.]+&quot;))" office:value-type="float" office:value="6" calcext:value-type="float">
            <text:p>6.0</text:p>
          </table:table-cell>
          <table:table-cell office:value-type="string" calcext:value-type="string">
            <text:p>O4 - Aspects of discussions in other media: topic</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901];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3" table:visibility="filter">
          <table:table-cell table:formula="of:=ORG.LIBREOFFICE.REGEX([.E902]; &quot;[A-Z]+&quot;)" office:value-type="string" office:string-value="O" calcext:value-type="string">
            <text:p>O</text:p>
          </table:table-cell>
          <table:table-cell table:style-name="ce4" table:formula="of:=VALUE(ORG.LIBREOFFICE.REGEX([.E902]; &quot;[\d\.]+&quot;))" office:value-type="float" office:value="5" calcext:value-type="float">
            <text:p>5.0</text:p>
          </table:table-cell>
          <table:table-cell table:formula="of:=ORG.LIBREOFFICE.REGEX([.F902]; &quot;[A-Z]+&quot;)" office:value-type="string" office:string-value="C" calcext:value-type="string">
            <text:p>C</text:p>
          </table:table-cell>
          <table:table-cell table:style-name="ce4" table:formula="of:=VALUE(ORG.LIBREOFFICE.REGEX([.F902]; &quot;[\d\.]+&quot;))" office:value-type="float" office:value="3" calcext:value-type="float">
            <text:p>3.0</text:p>
          </table:table-cell>
          <table:table-cell office:value-type="string" calcext:value-type="string">
            <text:p>O5 - Buggy files arepresent in the BIC?</text:p>
          </table:table-cell>
          <table:table-cell office:value-type="string" calcext:value-type="string">
            <text:p>C3 - # Files changed</text:p>
          </table:table-cell>
          <table:table-cell office:value-type="string" calcext:value-type="string">
            <text:p>32</text:p>
          </table:table-cell>
          <table:table-cell table:style-name="ce1" table:formula="of:=ORG.LIBREOFFICE.REGEX([.G902]; &quot;^(\d+|\w)&quot;)" office:value-type="string" office:string-value="32" calcext:value-type="string">
            <text:p>32</text:p>
          </table:table-cell>
          <table:table-cell office:value-type="string" calcext:value-type="string">
            <text:p>BG: yes partially relates to more files changed</text:p>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O5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03]; &quot;[A-Z]+&quot;)" office:value-type="string" office:string-value="O" calcext:value-type="string">
            <text:p>O</text:p>
          </table:table-cell>
          <table:table-cell table:style-name="ce4" table:formula="of:=VALUE(ORG.LIBREOFFICE.REGEX([.E903]; &quot;[\d\.]+&quot;))" office:value-type="float" office:value="5" calcext:value-type="float">
            <text:p>5.0</text:p>
          </table:table-cell>
          <table:table-cell table:formula="of:=ORG.LIBREOFFICE.REGEX([.F903]; &quot;[A-Z]+&quot;)" office:value-type="string" office:string-value="C" calcext:value-type="string">
            <text:p>C</text:p>
          </table:table-cell>
          <table:table-cell table:style-name="ce4" table:formula="of:=VALUE(ORG.LIBREOFFICE.REGEX([.F903]; &quot;[\d\.]+&quot;))" office:value-type="float" office:value="4" calcext:value-type="float">
            <text:p>4.0</text:p>
          </table:table-cell>
          <table:table-cell office:value-type="string" calcext:value-type="string">
            <text:p>O5 - Buggy files arepresent in the BIC?</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903]; &quot;^(\d+|\w)&quot;)" office:value-type="string" office:string-value="32" calcext:value-type="string">
            <text:p>32</text:p>
          </table:table-cell>
          <table:table-cell office:value-type="string" calcext:value-type="string">
            <text:p>BG: yes partially relates to more less bugginess, yes all to more</text:p>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O5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04]; &quot;[A-Z]+&quot;)" office:value-type="string" office:string-value="O" calcext:value-type="string">
            <text:p>O</text:p>
          </table:table-cell>
          <table:table-cell table:style-name="ce4" table:formula="of:=VALUE(ORG.LIBREOFFICE.REGEX([.E904]; &quot;[\d\.]+&quot;))" office:value-type="float" office:value="5" calcext:value-type="float">
            <text:p>5.0</text:p>
          </table:table-cell>
          <table:table-cell table:formula="of:=ORG.LIBREOFFICE.REGEX([.F904]; &quot;[A-Z]+&quot;)" office:value-type="string" office:string-value="C" calcext:value-type="string">
            <text:p>C</text:p>
          </table:table-cell>
          <table:table-cell table:style-name="ce4" table:formula="of:=VALUE(ORG.LIBREOFFICE.REGEX([.F904]; &quot;[\d\.]+&quot;))" office:value-type="float" office:value="5" calcext:value-type="float">
            <text:p>5.0</text:p>
          </table:table-cell>
          <table:table-cell office:value-type="string" calcext:value-type="string">
            <text:p>O5 - Buggy files arepresent in the BIC?</text:p>
          </table:table-cell>
          <table:table-cell office:value-type="string" calcext:value-type="string">
            <text:p>C5 - Commit total line bugginess</text:p>
          </table:table-cell>
          <table:table-cell office:value-type="string" calcext:value-type="string">
            <text:p>32</text:p>
          </table:table-cell>
          <table:table-cell table:style-name="ce1" table:formula="of:=ORG.LIBREOFFICE.REGEX([.G904]; &quot;^(\d+|\w)&quot;)" office:value-type="string" office:string-value="32" calcext:value-type="string">
            <text:p>32</text:p>
          </table:table-cell>
          <table:table-cell office:value-type="string" calcext:value-type="string">
            <text:p>BG: yes partially relates to more less bugginess, yes all to more</text:p>
          </table:table-cell>
          <table:table-cell table:style-name="ce12" office:value-type="string" calcext:value-type="string">
            <text:p>BG and CG: no common fully valid labels</text:p>
            <text:p>CG: no frequent labels</text:p>
            <text:p>BG: Kruskal-Wallis - Significant difference True</text:p>
            <text:p>Abs. count: 71 (BG); 0 (CG)</text:p>
          </table:table-cell>
          <table:table-cell table:formula="of:=HYPERLINK(&quot;figures/boxplots/O5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05]; &quot;[A-Z]+&quot;)" office:value-type="string" office:string-value="O" calcext:value-type="string">
            <text:p>O</text:p>
          </table:table-cell>
          <table:table-cell table:style-name="ce4" table:formula="of:=VALUE(ORG.LIBREOFFICE.REGEX([.E905]; &quot;[\d\.]+&quot;))" office:value-type="float" office:value="5" calcext:value-type="float">
            <text:p>5.0</text:p>
          </table:table-cell>
          <table:table-cell table:formula="of:=ORG.LIBREOFFICE.REGEX([.F905]; &quot;[A-Z]+&quot;)" office:value-type="string" office:string-value="C" calcext:value-type="string">
            <text:p>C</text:p>
          </table:table-cell>
          <table:table-cell table:style-name="ce4" table:formula="of:=VALUE(ORG.LIBREOFFICE.REGEX([.F905]; &quot;[\d\.]+&quot;))" office:value-type="float" office:value="6" calcext:value-type="float">
            <text:p>6.0</text:p>
          </table:table-cell>
          <table:table-cell office:value-type="string" calcext:value-type="string">
            <text:p>O5 - Buggy files arepresent in the BIC?</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905]; &quot;^(\d+|\w)&quot;)" office:value-type="string" office:string-value="32" calcext:value-type="string">
            <text:p>32</text:p>
          </table:table-cell>
          <table:table-cell office:value-type="string" calcext:value-type="string">
            <text:p>BG: yes partially relates to more more bugginess, yes all to less</text:p>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O5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06]; &quot;[A-Z]+&quot;)" office:value-type="string" office:string-value="O" calcext:value-type="string">
            <text:p>O</text:p>
          </table:table-cell>
          <table:table-cell table:style-name="ce4" table:formula="of:=VALUE(ORG.LIBREOFFICE.REGEX([.E906]; &quot;[\d\.]+&quot;))" office:value-type="float" office:value="5" calcext:value-type="float">
            <text:p>5.0</text:p>
          </table:table-cell>
          <table:table-cell table:formula="of:=ORG.LIBREOFFICE.REGEX([.F906]; &quot;[A-Z]+&quot;)" office:value-type="string" office:string-value="F" calcext:value-type="string">
            <text:p>F</text:p>
          </table:table-cell>
          <table:table-cell table:style-name="ce4" table:formula="of:=VALUE(ORG.LIBREOFFICE.REGEX([.F906]; &quot;[\d\.]+&quot;))" office:value-type="float" office:value="4" calcext:value-type="float">
            <text:p>4.0</text:p>
          </table:table-cell>
          <table:table-cell office:value-type="string" calcext:value-type="string">
            <text:p>O5 - Buggy files arepresent in the BIC?</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90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O5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07]; &quot;[A-Z]+&quot;)" office:value-type="string" office:string-value="O" calcext:value-type="string">
            <text:p>O</text:p>
          </table:table-cell>
          <table:table-cell table:style-name="ce4" table:formula="of:=VALUE(ORG.LIBREOFFICE.REGEX([.E907]; &quot;[\d\.]+&quot;))" office:value-type="float" office:value="5" calcext:value-type="float">
            <text:p>5.0</text:p>
          </table:table-cell>
          <table:table-cell table:formula="of:=ORG.LIBREOFFICE.REGEX([.F907]; &quot;[A-Z]+&quot;)" office:value-type="string" office:string-value="F" calcext:value-type="string">
            <text:p>F</text:p>
          </table:table-cell>
          <table:table-cell table:style-name="ce4" table:formula="of:=VALUE(ORG.LIBREOFFICE.REGEX([.F907]; &quot;[\d\.]+&quot;))" office:value-type="float" office:value="9" calcext:value-type="float">
            <text:p>9.0</text:p>
          </table:table-cell>
          <table:table-cell office:value-type="string" calcext:value-type="string">
            <text:p>O5 - Buggy files arepresent in the BIC?</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90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71 (BG); 0 (CG)</text:p>
          </table:table-cell>
          <table:table-cell table:formula="of:=HYPERLINK(&quot;figures/boxplots/O5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table-cell table:formula="of:=ORG.LIBREOFFICE.REGEX([.E908]; &quot;[A-Z]+&quot;)" office:value-type="string" office:string-value="O" calcext:value-type="string">
            <text:p>O</text:p>
          </table:table-cell>
          <table:table-cell table:style-name="ce4" table:formula="of:=VALUE(ORG.LIBREOFFICE.REGEX([.E908]; &quot;[\d\.]+&quot;))" office:value-type="float" office:value="5" calcext:value-type="float">
            <text:p>5.0</text:p>
          </table:table-cell>
          <table:table-cell table:formula="of:=ORG.LIBREOFFICE.REGEX([.F908]; &quot;[A-Z]+&quot;)" office:value-type="string" office:string-value="I" calcext:value-type="string">
            <text:p>I</text:p>
          </table:table-cell>
          <table:table-cell table:style-name="ce4" table:formula="of:=VALUE(ORG.LIBREOFFICE.REGEX([.F908]; &quot;[\d\.]+&quot;))" office:value-type="float" office:value="5" calcext:value-type="float">
            <text:p>5.0</text:p>
          </table:table-cell>
          <table:table-cell office:value-type="string" calcext:value-type="string">
            <text:p>O5 - Buggy files arepresent in the BIC?</text:p>
          </table:table-cell>
          <table:table-cell office:value-type="string" calcext:value-type="string">
            <text:p>I5 - # Introducing issue discussants [sum]</text:p>
          </table:table-cell>
          <table:table-cell office:value-type="string" calcext:value-type="string">
            <text:p>31</text:p>
          </table:table-cell>
          <table:table-cell table:style-name="ce1" table:formula="of:=ORG.LIBREOFFICE.REGEX([.G90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36 (BG); 0 (CG)</text:p>
          </table:table-cell>
          <table:table-cell table:formula="of:=HYPERLINK(&quot;figures/boxplots/O5_I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09]; &quot;[A-Z]+&quot;)" office:value-type="string" office:string-value="O" calcext:value-type="string">
            <text:p>O</text:p>
          </table:table-cell>
          <table:table-cell table:style-name="ce4" table:formula="of:=VALUE(ORG.LIBREOFFICE.REGEX([.E909]; &quot;[\d\.]+&quot;))" office:value-type="float" office:value="5" calcext:value-type="float">
            <text:p>5.0</text:p>
          </table:table-cell>
          <table:table-cell table:formula="of:=ORG.LIBREOFFICE.REGEX([.F909]; &quot;[A-Z]+&quot;)" office:value-type="string" office:string-value="I" calcext:value-type="string">
            <text:p>I</text:p>
          </table:table-cell>
          <table:table-cell table:style-name="ce4" table:formula="of:=VALUE(ORG.LIBREOFFICE.REGEX([.F909]; &quot;[\d\.]+&quot;))" office:value-type="float" office:value="7" calcext:value-type="float">
            <text:p>7.0</text:p>
          </table:table-cell>
          <table:table-cell office:value-type="string" calcext:value-type="string">
            <text:p>O5 - Buggy files arepresent in the BIC?</text:p>
          </table:table-cell>
          <table:table-cell office:value-type="string" calcext:value-type="string">
            <text:p>I7 - # Introducing issue commits [sum]</text:p>
          </table:table-cell>
          <table:table-cell office:value-type="string" calcext:value-type="string">
            <text:p>31</text:p>
          </table:table-cell>
          <table:table-cell table:style-name="ce1" table:formula="of:=ORG.LIBREOFFICE.REGEX([.G90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51 (BG); 0 (CG)</text:p>
          </table:table-cell>
          <table:table-cell table:formula="of:=HYPERLINK(&quot;figures/boxplots/O5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10]; &quot;[A-Z]+&quot;)" office:value-type="string" office:string-value="O" calcext:value-type="string">
            <text:p>O</text:p>
          </table:table-cell>
          <table:table-cell table:style-name="ce4" table:formula="of:=VALUE(ORG.LIBREOFFICE.REGEX([.E910]; &quot;[\d\.]+&quot;))" office:value-type="float" office:value="5" calcext:value-type="float">
            <text:p>5.0</text:p>
          </table:table-cell>
          <table:table-cell table:formula="of:=ORG.LIBREOFFICE.REGEX([.F910]; &quot;[A-Z]+&quot;)" office:value-type="string" office:string-value="I" calcext:value-type="string">
            <text:p>I</text:p>
          </table:table-cell>
          <table:table-cell table:style-name="ce4" table:formula="of:=VALUE(ORG.LIBREOFFICE.REGEX([.F910]; &quot;[\d\.]+&quot;))" office:value-type="float" office:value="10" calcext:value-type="float">
            <text:p>10.0</text:p>
          </table:table-cell>
          <table:table-cell office:value-type="string" calcext:value-type="string">
            <text:p>O5 - Buggy files arepresent in the BIC?</text:p>
          </table:table-cell>
          <table:table-cell office:value-type="string" calcext:value-type="string">
            <text:p>I10 - # Introducing issue comments [sum]</text:p>
          </table:table-cell>
          <table:table-cell office:value-type="string" calcext:value-type="string">
            <text:p>31</text:p>
          </table:table-cell>
          <table:table-cell table:style-name="ce1" table:formula="of:=ORG.LIBREOFFICE.REGEX([.G910];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36 (BG); 0 (CG)</text:p>
          </table:table-cell>
          <table:table-cell table:formula="of:=HYPERLINK(&quot;figures/boxplots/O5_I10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911]; &quot;[A-Z]+&quot;)" office:value-type="string" office:string-value="O" calcext:value-type="string">
            <text:p>O</text:p>
          </table:table-cell>
          <table:table-cell table:style-name="ce4" table:formula="of:=VALUE(ORG.LIBREOFFICE.REGEX([.E911]; &quot;[\d\.]+&quot;))" office:value-type="float" office:value="5" calcext:value-type="float">
            <text:p>5.0</text:p>
          </table:table-cell>
          <table:table-cell table:formula="of:=ORG.LIBREOFFICE.REGEX([.F911]; &quot;[A-Z]+&quot;)" office:value-type="string" office:string-value="ML" calcext:value-type="string">
            <text:p>ML</text:p>
          </table:table-cell>
          <table:table-cell table:style-name="ce4" table:formula="of:=VALUE(ORG.LIBREOFFICE.REGEX([.F911]; &quot;[\d\.]+&quot;))" office:value-type="float" office:value="2" calcext:value-type="float">
            <text:p>2.0</text:p>
          </table:table-cell>
          <table:table-cell office:value-type="string" calcext:value-type="string">
            <text:p>O5 - Buggy files arepresent in the BIC?</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91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912]; &quot;[A-Z]+&quot;)" office:value-type="string" office:string-value="O" calcext:value-type="string">
            <text:p>O</text:p>
          </table:table-cell>
          <table:table-cell table:style-name="ce4" table:formula="of:=VALUE(ORG.LIBREOFFICE.REGEX([.E912]; &quot;[\d\.]+&quot;))" office:value-type="float" office:value="5" calcext:value-type="float">
            <text:p>5.0</text:p>
          </table:table-cell>
          <table:table-cell table:formula="of:=ORG.LIBREOFFICE.REGEX([.F912]; &quot;[A-Z]+&quot;)" office:value-type="string" office:string-value="ML" calcext:value-type="string">
            <text:p>ML</text:p>
          </table:table-cell>
          <table:table-cell table:style-name="ce4" table:formula="of:=VALUE(ORG.LIBREOFFICE.REGEX([.F912]; &quot;[\d\.]+&quot;))" office:value-type="float" office:value="5" calcext:value-type="float">
            <text:p>5.0</text:p>
          </table:table-cell>
          <table:table-cell office:value-type="string" calcext:value-type="string">
            <text:p>O5 - Buggy files arepresent in the BIC?</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91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13]; &quot;[A-Z]+&quot;)" office:value-type="string" office:string-value="O" calcext:value-type="string">
            <text:p>O</text:p>
          </table:table-cell>
          <table:table-cell table:style-name="ce4" table:formula="of:=VALUE(ORG.LIBREOFFICE.REGEX([.E913]; &quot;[\d\.]+&quot;))" office:value-type="float" office:value="5" calcext:value-type="float">
            <text:p>5.0</text:p>
          </table:table-cell>
          <table:table-cell table:formula="of:=ORG.LIBREOFFICE.REGEX([.F913]; &quot;[A-Z]+&quot;)" office:value-type="string" office:string-value="O" calcext:value-type="string">
            <text:p>O</text:p>
          </table:table-cell>
          <table:table-cell table:style-name="ce4" table:formula="of:=VALUE(ORG.LIBREOFFICE.REGEX([.F913]; &quot;[\d\.]+&quot;))" office:value-type="float" office:value="3" calcext:value-type="float">
            <text:p>3.0</text:p>
          </table:table-cell>
          <table:table-cell office:value-type="string" calcext:value-type="string">
            <text:p>O5 - Buggy files arepresent in the BIC?</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91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3" table:visibility="filter">
          <table:table-cell table:formula="of:=ORG.LIBREOFFICE.REGEX([.E914]; &quot;[A-Z]+&quot;)" office:value-type="string" office:string-value="O" calcext:value-type="string">
            <text:p>O</text:p>
          </table:table-cell>
          <table:table-cell table:style-name="ce4" table:formula="of:=VALUE(ORG.LIBREOFFICE.REGEX([.E914]; &quot;[\d\.]+&quot;))" office:value-type="float" office:value="5" calcext:value-type="float">
            <text:p>5.0</text:p>
          </table:table-cell>
          <table:table-cell table:formula="of:=ORG.LIBREOFFICE.REGEX([.F914]; &quot;[A-Z]+&quot;)" office:value-type="string" office:string-value="R" calcext:value-type="string">
            <text:p>R</text:p>
          </table:table-cell>
          <table:table-cell table:style-name="ce4" table:formula="of:=VALUE(ORG.LIBREOFFICE.REGEX([.F914]; &quot;[\d\.]+&quot;))" office:value-type="float" office:value="3" calcext:value-type="float">
            <text:p>3.0</text:p>
          </table:table-cell>
          <table:table-cell office:value-type="string" calcext:value-type="string">
            <text:p>O5 - Buggy files arepresent in the BIC?</text:p>
          </table:table-cell>
          <table:table-cell office:value-type="string" calcext:value-type="string">
            <text:p>R3 - # Reviewers [sum]</text:p>
          </table:table-cell>
          <table:table-cell office:value-type="string" calcext:value-type="string">
            <text:p>32 (ovr)</text:p>
          </table:table-cell>
          <table:table-cell table:style-name="ce1" table:formula="of:=ORG.LIBREOFFICE.REGEX([.G914]; &quot;^(\d+|\w)&quot;)" office:value-type="string" office:string-value="32" calcext:value-type="string">
            <text:p>32</text:p>
          </table:table-cell>
          <table:table-cell office:value-type="string" calcext:value-type="string">
            <text:p>BG: yes all relates to more than rest</text:p>
          </table:table-cell>
          <table:table-cell table:style-name="ce12" office:value-type="string" calcext:value-type="string">
            <text:p>BG and CG: no common fully valid labels</text:p>
            <text:p>CG: no frequent labels</text:p>
            <text:p>Not enough data for Kruskal-Wallis</text:p>
            <text:p>Abs. count: 38 (BG); 0 (CG)</text:p>
          </table:table-cell>
          <table:table-cell table:formula="of:=HYPERLINK(&quot;figures/boxplots/O5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15]; &quot;[A-Z]+&quot;)" office:value-type="string" office:string-value="O" calcext:value-type="string">
            <text:p>O</text:p>
          </table:table-cell>
          <table:table-cell table:style-name="ce4" table:formula="of:=VALUE(ORG.LIBREOFFICE.REGEX([.E915]; &quot;[\d\.]+&quot;))" office:value-type="float" office:value="5" calcext:value-type="float">
            <text:p>5.0</text:p>
          </table:table-cell>
          <table:table-cell table:formula="of:=ORG.LIBREOFFICE.REGEX([.F915]; &quot;[A-Z]+&quot;)" office:value-type="string" office:string-value="R" calcext:value-type="string">
            <text:p>R</text:p>
          </table:table-cell>
          <table:table-cell table:style-name="ce4" table:formula="of:=VALUE(ORG.LIBREOFFICE.REGEX([.F915]; &quot;[\d\.]+&quot;))" office:value-type="float" office:value="5" calcext:value-type="float">
            <text:p>5.0</text:p>
          </table:table-cell>
          <table:table-cell office:value-type="string" calcext:value-type="string">
            <text:p>O5 - Buggy files arepresent in the BIC?</text:p>
          </table:table-cell>
          <table:table-cell office:value-type="string" calcext:value-type="string">
            <text:p>R5 - # Review comments [sum]</text:p>
          </table:table-cell>
          <table:table-cell office:value-type="string" calcext:value-type="string">
            <text:p>31</text:p>
          </table:table-cell>
          <table:table-cell table:style-name="ce1" table:formula="of:=ORG.LIBREOFFICE.REGEX([.G915];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38 (BG); 0 (CG)</text:p>
          </table:table-cell>
          <table:table-cell table:formula="of:=HYPERLINK(&quot;figures/boxplots/O5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16]; &quot;[A-Z]+&quot;)" office:value-type="string" office:string-value="O" calcext:value-type="string">
            <text:p>O</text:p>
          </table:table-cell>
          <table:table-cell table:style-name="ce4" table:formula="of:=VALUE(ORG.LIBREOFFICE.REGEX([.E916]; &quot;[\d\.]+&quot;))" office:value-type="float" office:value="5" calcext:value-type="float">
            <text:p>5.0</text:p>
          </table:table-cell>
          <table:table-cell table:formula="of:=ORG.LIBREOFFICE.REGEX([.F916]; &quot;[A-Z]+&quot;)" office:value-type="string" office:string-value="R" calcext:value-type="string">
            <text:p>R</text:p>
          </table:table-cell>
          <table:table-cell table:style-name="ce4" table:formula="of:=VALUE(ORG.LIBREOFFICE.REGEX([.F916]; &quot;[\d\.]+&quot;))" office:value-type="float" office:value="6" calcext:value-type="float">
            <text:p>6.0</text:p>
          </table:table-cell>
          <table:table-cell office:value-type="string" calcext:value-type="string">
            <text:p>O5 - Buggy files arepresent in the BIC?</text:p>
          </table:table-cell>
          <table:table-cell office:value-type="string" calcext:value-type="string">
            <text:p>R6 - # Rounds of code review [sum]</text:p>
          </table:table-cell>
          <table:table-cell office:value-type="string" calcext:value-type="string">
            <text:p>31</text:p>
          </table:table-cell>
          <table:table-cell table:style-name="ce1" table:formula="of:=ORG.LIBREOFFICE.REGEX([.G91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Not enough data for Kruskal-Wallis</text:p>
            <text:p>Abs. count: 38 (BG); 0 (CG)</text:p>
          </table:table-cell>
          <table:table-cell table:formula="of:=HYPERLINK(&quot;figures/boxplots/O5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917]; &quot;[A-Z]+&quot;)" office:value-type="string" office:string-value="R" calcext:value-type="string">
            <text:p>R</text:p>
          </table:table-cell>
          <table:table-cell table:style-name="ce4" table:formula="of:=VALUE(ORG.LIBREOFFICE.REGEX([.E917]; &quot;[\d\.]+&quot;))" office:value-type="float" office:value="2" calcext:value-type="float">
            <text:p>2.0</text:p>
          </table:table-cell>
          <table:table-cell table:formula="of:=ORG.LIBREOFFICE.REGEX([.F917]; &quot;[A-Z]+&quot;)" office:value-type="string" office:string-value="C" calcext:value-type="string">
            <text:p>C</text:p>
          </table:table-cell>
          <table:table-cell table:style-name="ce4" table:formula="of:=VALUE(ORG.LIBREOFFICE.REGEX([.F917]; &quot;[\d\.]+&quot;))" office:value-type="float" office:value="3" calcext:value-type="float">
            <text:p>3.0</text:p>
          </table:table-cell>
          <table:table-cell office:value-type="string" calcext:value-type="string">
            <text:p>R2 - Review tool [main]</text:p>
          </table:table-cell>
          <table:table-cell office:value-type="string" calcext:value-type="string">
            <text:p>C3 - # Files changed</text:p>
          </table:table-cell>
          <table:table-cell table:style-name="ce20" office:value-type="string" calcext:value-type="string">
            <text:p>31 (pd)</text:p>
          </table:table-cell>
          <table:table-cell table:style-name="ce1" table:formula="of:=ORG.LIBREOFFICE.REGEX([.G917]; &quot;^(\d+|\w)&quot;)" office:value-type="string" office:string-value="31" calcext:value-type="string">
            <text:p>31</text:p>
          </table:table-cell>
          <table:table-cell office:value-type="string" calcext:value-type="string">
            <text:p>CG: no relation</text:p>
          </table:table-cell>
          <table:table-cell table:style-name="ce12" office:value-type="string" calcext:value-type="string">
            <text:p>BG and CG: no common fully valid labels</text:p>
            <text:p>BG: no fully valid labels</text:p>
            <text:p>Not enough data for Kruskal-Wallis</text:p>
            <text:p>CG: Kruskal-Wallis - Significant difference False</text:p>
            <text:p>Abs. count: 38 (BG); 39 (CG)</text:p>
          </table:table-cell>
          <table:table-cell table:formula="of:=HYPERLINK(&quot;figures/boxplots/R2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918]; &quot;[A-Z]+&quot;)" office:value-type="string" office:string-value="R" calcext:value-type="string">
            <text:p>R</text:p>
          </table:table-cell>
          <table:table-cell table:style-name="ce4" table:formula="of:=VALUE(ORG.LIBREOFFICE.REGEX([.E918]; &quot;[\d\.]+&quot;))" office:value-type="float" office:value="2" calcext:value-type="float">
            <text:p>2.0</text:p>
          </table:table-cell>
          <table:table-cell table:formula="of:=ORG.LIBREOFFICE.REGEX([.F918]; &quot;[A-Z]+&quot;)" office:value-type="string" office:string-value="C" calcext:value-type="string">
            <text:p>C</text:p>
          </table:table-cell>
          <table:table-cell table:style-name="ce4" table:formula="of:=VALUE(ORG.LIBREOFFICE.REGEX([.F918]; &quot;[\d\.]+&quot;))" office:value-type="float" office:value="4" calcext:value-type="float">
            <text:p>4.0</text:p>
          </table:table-cell>
          <table:table-cell office:value-type="string" calcext:value-type="string">
            <text:p>R2 - Review tool [main]</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91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19]; &quot;[A-Z]+&quot;)" office:value-type="string" office:string-value="R" calcext:value-type="string">
            <text:p>R</text:p>
          </table:table-cell>
          <table:table-cell table:style-name="ce4" table:formula="of:=VALUE(ORG.LIBREOFFICE.REGEX([.E919]; &quot;[\d\.]+&quot;))" office:value-type="float" office:value="2" calcext:value-type="float">
            <text:p>2.0</text:p>
          </table:table-cell>
          <table:table-cell table:formula="of:=ORG.LIBREOFFICE.REGEX([.F919]; &quot;[A-Z]+&quot;)" office:value-type="string" office:string-value="C" calcext:value-type="string">
            <text:p>C</text:p>
          </table:table-cell>
          <table:table-cell table:style-name="ce4" table:formula="of:=VALUE(ORG.LIBREOFFICE.REGEX([.F919]; &quot;[\d\.]+&quot;))" office:value-type="float" office:value="5" calcext:value-type="float">
            <text:p>5.0</text:p>
          </table:table-cell>
          <table:table-cell office:value-type="string" calcext:value-type="string">
            <text:p>R2 - Review tool [main]</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91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20]; &quot;[A-Z]+&quot;)" office:value-type="string" office:string-value="R" calcext:value-type="string">
            <text:p>R</text:p>
          </table:table-cell>
          <table:table-cell table:style-name="ce4" table:formula="of:=VALUE(ORG.LIBREOFFICE.REGEX([.E920]; &quot;[\d\.]+&quot;))" office:value-type="float" office:value="2" calcext:value-type="float">
            <text:p>2.0</text:p>
          </table:table-cell>
          <table:table-cell table:formula="of:=ORG.LIBREOFFICE.REGEX([.F920]; &quot;[A-Z]+&quot;)" office:value-type="string" office:string-value="C" calcext:value-type="string">
            <text:p>C</text:p>
          </table:table-cell>
          <table:table-cell table:style-name="ce4" table:formula="of:=VALUE(ORG.LIBREOFFICE.REGEX([.F920]; &quot;[\d\.]+&quot;))" office:value-type="float" office:value="6" calcext:value-type="float">
            <text:p>6.0</text:p>
          </table:table-cell>
          <table:table-cell office:value-type="string" calcext:value-type="string">
            <text:p>R2 - Review tool [main]</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92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21]; &quot;[A-Z]+&quot;)" office:value-type="string" office:string-value="R" calcext:value-type="string">
            <text:p>R</text:p>
          </table:table-cell>
          <table:table-cell table:style-name="ce4" table:formula="of:=VALUE(ORG.LIBREOFFICE.REGEX([.E921]; &quot;[\d\.]+&quot;))" office:value-type="float" office:value="2" calcext:value-type="float">
            <text:p>2.0</text:p>
          </table:table-cell>
          <table:table-cell table:formula="of:=ORG.LIBREOFFICE.REGEX([.F921]; &quot;[A-Z]+&quot;)" office:value-type="string" office:string-value="F" calcext:value-type="string">
            <text:p>F</text:p>
          </table:table-cell>
          <table:table-cell table:style-name="ce4" table:formula="of:=VALUE(ORG.LIBREOFFICE.REGEX([.F921]; &quot;[\d\.]+&quot;))" office:value-type="float" office:value="4" calcext:value-type="float">
            <text:p>4.0</text:p>
          </table:table-cell>
          <table:table-cell office:value-type="string" calcext:value-type="string">
            <text:p>R2 - Review tool [main]</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921];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22]; &quot;[A-Z]+&quot;)" office:value-type="string" office:string-value="R" calcext:value-type="string">
            <text:p>R</text:p>
          </table:table-cell>
          <table:table-cell table:style-name="ce4" table:formula="of:=VALUE(ORG.LIBREOFFICE.REGEX([.E922]; &quot;[\d\.]+&quot;))" office:value-type="float" office:value="2" calcext:value-type="float">
            <text:p>2.0</text:p>
          </table:table-cell>
          <table:table-cell table:formula="of:=ORG.LIBREOFFICE.REGEX([.F922]; &quot;[A-Z]+&quot;)" office:value-type="string" office:string-value="F" calcext:value-type="string">
            <text:p>F</text:p>
          </table:table-cell>
          <table:table-cell table:style-name="ce4" table:formula="of:=VALUE(ORG.LIBREOFFICE.REGEX([.F922]; &quot;[\d\.]+&quot;))" office:value-type="float" office:value="9" calcext:value-type="float">
            <text:p>9.0</text:p>
          </table:table-cell>
          <table:table-cell office:value-type="string" calcext:value-type="string">
            <text:p>R2 - Review tool [main]</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92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table-cell table:formula="of:=ORG.LIBREOFFICE.REGEX([.E923]; &quot;[A-Z]+&quot;)" office:value-type="string" office:string-value="R" calcext:value-type="string">
            <text:p>R</text:p>
          </table:table-cell>
          <table:table-cell table:style-name="ce4" table:formula="of:=VALUE(ORG.LIBREOFFICE.REGEX([.E923]; &quot;[\d\.]+&quot;))" office:value-type="float" office:value="2" calcext:value-type="float">
            <text:p>2.0</text:p>
          </table:table-cell>
          <table:table-cell table:formula="of:=ORG.LIBREOFFICE.REGEX([.F923]; &quot;[A-Z]+&quot;)" office:value-type="string" office:string-value="I" calcext:value-type="string">
            <text:p>I</text:p>
          </table:table-cell>
          <table:table-cell table:style-name="ce4" table:formula="of:=VALUE(ORG.LIBREOFFICE.REGEX([.F923]; &quot;[\d\.]+&quot;))" office:value-type="float" office:value="5" calcext:value-type="float">
            <text:p>5.0</text:p>
          </table:table-cell>
          <table:table-cell office:value-type="string" calcext:value-type="string">
            <text:p>R2 - Review tool [main]</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92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24]; &quot;[A-Z]+&quot;)" office:value-type="string" office:string-value="R" calcext:value-type="string">
            <text:p>R</text:p>
          </table:table-cell>
          <table:table-cell table:style-name="ce4" table:formula="of:=VALUE(ORG.LIBREOFFICE.REGEX([.E924]; &quot;[\d\.]+&quot;))" office:value-type="float" office:value="2" calcext:value-type="float">
            <text:p>2.0</text:p>
          </table:table-cell>
          <table:table-cell table:formula="of:=ORG.LIBREOFFICE.REGEX([.F924]; &quot;[A-Z]+&quot;)" office:value-type="string" office:string-value="I" calcext:value-type="string">
            <text:p>I</text:p>
          </table:table-cell>
          <table:table-cell table:style-name="ce4" table:formula="of:=VALUE(ORG.LIBREOFFICE.REGEX([.F924]; &quot;[\d\.]+&quot;))" office:value-type="float" office:value="7" calcext:value-type="float">
            <text:p>7.0</text:p>
          </table:table-cell>
          <table:table-cell office:value-type="string" calcext:value-type="string">
            <text:p>R2 - Review tool [main]</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92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25]; &quot;[A-Z]+&quot;)" office:value-type="string" office:string-value="R" calcext:value-type="string">
            <text:p>R</text:p>
          </table:table-cell>
          <table:table-cell table:style-name="ce4" table:formula="of:=VALUE(ORG.LIBREOFFICE.REGEX([.E925]; &quot;[\d\.]+&quot;))" office:value-type="float" office:value="2" calcext:value-type="float">
            <text:p>2.0</text:p>
          </table:table-cell>
          <table:table-cell table:formula="of:=ORG.LIBREOFFICE.REGEX([.F925]; &quot;[A-Z]+&quot;)" office:value-type="string" office:string-value="I" calcext:value-type="string">
            <text:p>I</text:p>
          </table:table-cell>
          <table:table-cell table:style-name="ce4" table:formula="of:=VALUE(ORG.LIBREOFFICE.REGEX([.F925]; &quot;[\d\.]+&quot;))" office:value-type="float" office:value="10" calcext:value-type="float">
            <text:p>10.0</text:p>
          </table:table-cell>
          <table:table-cell office:value-type="string" calcext:value-type="string">
            <text:p>R2 - Review tool [main]</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92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26]; &quot;[A-Z]+&quot;)" office:value-type="string" office:string-value="R" calcext:value-type="string">
            <text:p>R</text:p>
          </table:table-cell>
          <table:table-cell table:style-name="ce4" table:formula="of:=VALUE(ORG.LIBREOFFICE.REGEX([.E926]; &quot;[\d\.]+&quot;))" office:value-type="float" office:value="2" calcext:value-type="float">
            <text:p>2.0</text:p>
          </table:table-cell>
          <table:table-cell table:formula="of:=ORG.LIBREOFFICE.REGEX([.F926]; &quot;[A-Z]+&quot;)" office:value-type="string" office:string-value="ML" calcext:value-type="string">
            <text:p>ML</text:p>
          </table:table-cell>
          <table:table-cell table:style-name="ce4" table:formula="of:=VALUE(ORG.LIBREOFFICE.REGEX([.F926]; &quot;[\d\.]+&quot;))" office:value-type="float" office:value="2" calcext:value-type="float">
            <text:p>2.0</text:p>
          </table:table-cell>
          <table:table-cell office:value-type="string" calcext:value-type="string">
            <text:p>R2 - Review tool [main]</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92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927]; &quot;[A-Z]+&quot;)" office:value-type="string" office:string-value="R" calcext:value-type="string">
            <text:p>R</text:p>
          </table:table-cell>
          <table:table-cell table:style-name="ce4" table:formula="of:=VALUE(ORG.LIBREOFFICE.REGEX([.E927]; &quot;[\d\.]+&quot;))" office:value-type="float" office:value="2" calcext:value-type="float">
            <text:p>2.0</text:p>
          </table:table-cell>
          <table:table-cell table:formula="of:=ORG.LIBREOFFICE.REGEX([.F927]; &quot;[A-Z]+&quot;)" office:value-type="string" office:string-value="ML" calcext:value-type="string">
            <text:p>ML</text:p>
          </table:table-cell>
          <table:table-cell table:style-name="ce4" table:formula="of:=VALUE(ORG.LIBREOFFICE.REGEX([.F927]; &quot;[\d\.]+&quot;))" office:value-type="float" office:value="5" calcext:value-type="float">
            <text:p>5.0</text:p>
          </table:table-cell>
          <table:table-cell office:value-type="string" calcext:value-type="string">
            <text:p>R2 - Review tool [main]</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92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28]; &quot;[A-Z]+&quot;)" office:value-type="string" office:string-value="R" calcext:value-type="string">
            <text:p>R</text:p>
          </table:table-cell>
          <table:table-cell table:style-name="ce4" table:formula="of:=VALUE(ORG.LIBREOFFICE.REGEX([.E928]; &quot;[\d\.]+&quot;))" office:value-type="float" office:value="2" calcext:value-type="float">
            <text:p>2.0</text:p>
          </table:table-cell>
          <table:table-cell table:formula="of:=ORG.LIBREOFFICE.REGEX([.F928]; &quot;[A-Z]+&quot;)" office:value-type="string" office:string-value="O" calcext:value-type="string">
            <text:p>O</text:p>
          </table:table-cell>
          <table:table-cell table:style-name="ce4" table:formula="of:=VALUE(ORG.LIBREOFFICE.REGEX([.F928]; &quot;[\d\.]+&quot;))" office:value-type="float" office:value="3" calcext:value-type="float">
            <text:p>3.0</text:p>
          </table:table-cell>
          <table:table-cell office:value-type="string" calcext:value-type="string">
            <text:p>R2 - Review tool [main]</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92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4" table:visibility="filter">
          <table:table-cell table:formula="of:=ORG.LIBREOFFICE.REGEX([.E929]; &quot;[A-Z]+&quot;)" office:value-type="string" office:string-value="R" calcext:value-type="string">
            <text:p>R</text:p>
          </table:table-cell>
          <table:table-cell table:style-name="ce4" table:formula="of:=VALUE(ORG.LIBREOFFICE.REGEX([.E929]; &quot;[\d\.]+&quot;))" office:value-type="float" office:value="2" calcext:value-type="float">
            <text:p>2.0</text:p>
          </table:table-cell>
          <table:table-cell table:formula="of:=ORG.LIBREOFFICE.REGEX([.F929]; &quot;[A-Z]+&quot;)" office:value-type="string" office:string-value="R" calcext:value-type="string">
            <text:p>R</text:p>
          </table:table-cell>
          <table:table-cell table:style-name="ce4" table:formula="of:=VALUE(ORG.LIBREOFFICE.REGEX([.F929]; &quot;[\d\.]+&quot;))" office:value-type="float" office:value="3" calcext:value-type="float">
            <text:p>3.0</text:p>
          </table:table-cell>
          <table:table-cell office:value-type="string" calcext:value-type="string">
            <text:p>R2 - Review tool [main]</text:p>
          </table:table-cell>
          <table:table-cell office:value-type="string" calcext:value-type="string">
            <text:p>R3 - # Reviewers [sum]</text:p>
          </table:table-cell>
          <table:table-cell table:style-name="ce20" office:value-type="string" calcext:value-type="string">
            <text:p>32 (pd)</text:p>
          </table:table-cell>
          <table:table-cell table:style-name="ce1" table:formula="of:=ORG.LIBREOFFICE.REGEX([.G929]; &quot;^(\d+|\w)&quot;)" office:value-type="string" office:string-value="32" calcext:value-type="string">
            <text:p>32</text:p>
          </table:table-cell>
          <table:table-cell office:value-type="string" calcext:value-type="string">
            <text:p>CG: gerrit relates to more reviewers</text:p>
          </table:table-cell>
          <table:table-cell table:style-name="ce12" office:value-type="string" calcext:value-type="string">
            <text:p>BG and CG: no common fully valid labels</text:p>
            <text:p>BG: no fully valid labels</text:p>
            <text:p>Not enough data for Kruskal-Wallis</text:p>
            <text:p>CG: Kruskal-Wallis - Significant difference True</text:p>
            <text:p>Abs. count: 38 (BG); 39 (CG)</text:p>
          </table:table-cell>
          <table:table-cell table:formula="of:=HYPERLINK(&quot;figures/boxplots/R2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930]; &quot;[A-Z]+&quot;)" office:value-type="string" office:string-value="R" calcext:value-type="string">
            <text:p>R</text:p>
          </table:table-cell>
          <table:table-cell table:style-name="ce4" table:formula="of:=VALUE(ORG.LIBREOFFICE.REGEX([.E930]; &quot;[\d\.]+&quot;))" office:value-type="float" office:value="2" calcext:value-type="float">
            <text:p>2.0</text:p>
          </table:table-cell>
          <table:table-cell table:formula="of:=ORG.LIBREOFFICE.REGEX([.F930]; &quot;[A-Z]+&quot;)" office:value-type="string" office:string-value="R" calcext:value-type="string">
            <text:p>R</text:p>
          </table:table-cell>
          <table:table-cell table:style-name="ce4" table:formula="of:=VALUE(ORG.LIBREOFFICE.REGEX([.F930]; &quot;[\d\.]+&quot;))" office:value-type="float" office:value="5" calcext:value-type="float">
            <text:p>5.0</text:p>
          </table:table-cell>
          <table:table-cell office:value-type="string" calcext:value-type="string">
            <text:p>R2 - Review tool [main]</text:p>
          </table:table-cell>
          <table:table-cell office:value-type="string" calcext:value-type="string">
            <text:p>R5 - # Review comments [sum]</text:p>
          </table:table-cell>
          <table:table-cell table:style-name="ce20" office:value-type="string" calcext:value-type="string">
            <text:p>32 (pd)</text:p>
          </table:table-cell>
          <table:table-cell table:style-name="ce1" table:formula="of:=ORG.LIBREOFFICE.REGEX([.G930]; &quot;^(\d+|\w)&quot;)" office:value-type="string" office:string-value="32" calcext:value-type="string">
            <text:p>32</text:p>
          </table:table-cell>
          <table:table-cell office:value-type="string" calcext:value-type="string">
            <text:p>CG: gerrit relates to more comments</text:p>
          </table:table-cell>
          <table:table-cell table:style-name="ce12" office:value-type="string" calcext:value-type="string">
            <text:p>BG and CG: no common fully valid labels</text:p>
            <text:p>BG: no fully valid labels</text:p>
            <text:p>Not enough data for Kruskal-Wallis</text:p>
            <text:p>CG: Kruskal-Wallis - Significant difference True</text:p>
            <text:p>Abs. count: 38 (BG); 39 (CG)</text:p>
          </table:table-cell>
          <table:table-cell table:formula="of:=HYPERLINK(&quot;figures/boxplots/R2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931]; &quot;[A-Z]+&quot;)" office:value-type="string" office:string-value="R" calcext:value-type="string">
            <text:p>R</text:p>
          </table:table-cell>
          <table:table-cell table:style-name="ce4" table:formula="of:=VALUE(ORG.LIBREOFFICE.REGEX([.E931]; &quot;[\d\.]+&quot;))" office:value-type="float" office:value="2" calcext:value-type="float">
            <text:p>2.0</text:p>
          </table:table-cell>
          <table:table-cell table:formula="of:=ORG.LIBREOFFICE.REGEX([.F931]; &quot;[A-Z]+&quot;)" office:value-type="string" office:string-value="R" calcext:value-type="string">
            <text:p>R</text:p>
          </table:table-cell>
          <table:table-cell table:style-name="ce4" table:formula="of:=VALUE(ORG.LIBREOFFICE.REGEX([.F931]; &quot;[\d\.]+&quot;))" office:value-type="float" office:value="6" calcext:value-type="float">
            <text:p>6.0</text:p>
          </table:table-cell>
          <table:table-cell office:value-type="string" calcext:value-type="string">
            <text:p>R2 - Review tool [main]</text:p>
          </table:table-cell>
          <table:table-cell office:value-type="string" calcext:value-type="string">
            <text:p>R6 - # Rounds of code review [sum]</text:p>
          </table:table-cell>
          <table:table-cell table:style-name="ce20" office:value-type="string" calcext:value-type="string">
            <text:p>32 (pd)</text:p>
          </table:table-cell>
          <table:table-cell table:style-name="ce1" table:formula="of:=ORG.LIBREOFFICE.REGEX([.G931]; &quot;^(\d+|\w)&quot;)" office:value-type="string" office:string-value="32" calcext:value-type="string">
            <text:p>32</text:p>
          </table:table-cell>
          <table:table-cell office:value-type="string" calcext:value-type="string">
            <office:annotation draw:style-name="gr9" draw:text-style-name="P2" svg:width="2.203cm" svg:height="3.21cm" svg:x="26.041cm" svg:y="4771.483cm" draw:caption-point-x="18.891cm" draw:caption-point-y="-4696.64cm">
              <dc:creator>Lukas Schulte</dc:creator>
              <dc:date>2025-03-10T00:00:00</dc:date>
              <text:p text:style-name="P1"><text:span text:style-name="T1">In elasticsearch/github the CG does not have any extra rounds of review </text:span></text:p>
            </office:annotation>
            <text:p>CG: gerrit relates to more rounds or review</text:p>
          </table:table-cell>
          <table:table-cell table:style-name="ce12" office:value-type="string" calcext:value-type="string">
            <text:p>BG and CG: no common fully valid labels</text:p>
            <text:p>BG: no fully valid labels</text:p>
            <text:p>Not enough data for Kruskal-Wallis</text:p>
            <text:p>CG: Kruskal-Wallis - Significant difference True</text:p>
            <text:p>Abs. count: 38 (BG); 39 (CG)</text:p>
          </table:table-cell>
          <table:table-cell table:formula="of:=HYPERLINK(&quot;figures/boxplots/R2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932]; &quot;[A-Z]+&quot;)" office:value-type="string" office:string-value="R" calcext:value-type="string">
            <text:p>R</text:p>
          </table:table-cell>
          <table:table-cell table:style-name="ce4" table:formula="of:=VALUE(ORG.LIBREOFFICE.REGEX([.E932]; &quot;[\d\.]+&quot;))" office:value-type="float" office:value="4" calcext:value-type="float">
            <text:p>4.0</text:p>
          </table:table-cell>
          <table:table-cell table:formula="of:=ORG.LIBREOFFICE.REGEX([.F932]; &quot;[A-Z]+&quot;)" office:value-type="string" office:string-value="C" calcext:value-type="string">
            <text:p>C</text:p>
          </table:table-cell>
          <table:table-cell table:style-name="ce4" table:formula="of:=VALUE(ORG.LIBREOFFICE.REGEX([.F932]; &quot;[\d\.]+&quot;))" office:value-type="float" office:value="3" calcext:value-type="float">
            <text:p>3.0</text:p>
          </table:table-cell>
          <table:table-cell office:value-type="string" calcext:value-type="string">
            <text:p>R4 - Reviewer types</text:p>
          </table:table-cell>
          <table:table-cell office:value-type="string" calcext:value-type="string">
            <text:p>C3 - # Files changed</text:p>
          </table:table-cell>
          <table:table-cell table:style-name="ce20" office:value-type="string" calcext:value-type="string">
            <text:p>1 (ovr)</text:p>
          </table:table-cell>
          <table:table-cell table:style-name="ce1" table:formula="of:=ORG.LIBREOFFICE.REGEX([.G932]; &quot;^(\d+|\w)&quot;)" office:value-type="string" office:string-value="1" calcext:value-type="string">
            <text:p>1</text:p>
          </table:table-cell>
          <table:table-cell office:value-type="string" calcext:value-type="string">
            <text:p>BG and CG: no relation</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R4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33]; &quot;[A-Z]+&quot;)" office:value-type="string" office:string-value="R" calcext:value-type="string">
            <text:p>R</text:p>
          </table:table-cell>
          <table:table-cell table:style-name="ce4" table:formula="of:=VALUE(ORG.LIBREOFFICE.REGEX([.E933]; &quot;[\d\.]+&quot;))" office:value-type="float" office:value="4" calcext:value-type="float">
            <text:p>4.0</text:p>
          </table:table-cell>
          <table:table-cell table:formula="of:=ORG.LIBREOFFICE.REGEX([.F933]; &quot;[A-Z]+&quot;)" office:value-type="string" office:string-value="C" calcext:value-type="string">
            <text:p>C</text:p>
          </table:table-cell>
          <table:table-cell table:style-name="ce4" table:formula="of:=VALUE(ORG.LIBREOFFICE.REGEX([.F933]; &quot;[\d\.]+&quot;))" office:value-type="float" office:value="4" calcext:value-type="float">
            <text:p>4.0</text:p>
          </table:table-cell>
          <table:table-cell office:value-type="string" calcext:value-type="string">
            <text:p>R4 - Reviewer types</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933];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R4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34]; &quot;[A-Z]+&quot;)" office:value-type="string" office:string-value="R" calcext:value-type="string">
            <text:p>R</text:p>
          </table:table-cell>
          <table:table-cell table:style-name="ce4" table:formula="of:=VALUE(ORG.LIBREOFFICE.REGEX([.E934]; &quot;[\d\.]+&quot;))" office:value-type="float" office:value="4" calcext:value-type="float">
            <text:p>4.0</text:p>
          </table:table-cell>
          <table:table-cell table:formula="of:=ORG.LIBREOFFICE.REGEX([.F934]; &quot;[A-Z]+&quot;)" office:value-type="string" office:string-value="C" calcext:value-type="string">
            <text:p>C</text:p>
          </table:table-cell>
          <table:table-cell table:style-name="ce4" table:formula="of:=VALUE(ORG.LIBREOFFICE.REGEX([.F934]; &quot;[\d\.]+&quot;))" office:value-type="float" office:value="5" calcext:value-type="float">
            <text:p>5.0</text:p>
          </table:table-cell>
          <table:table-cell office:value-type="string" calcext:value-type="string">
            <text:p>R4 - Reviewer types</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934];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R4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35]; &quot;[A-Z]+&quot;)" office:value-type="string" office:string-value="R" calcext:value-type="string">
            <text:p>R</text:p>
          </table:table-cell>
          <table:table-cell table:style-name="ce4" table:formula="of:=VALUE(ORG.LIBREOFFICE.REGEX([.E935]; &quot;[\d\.]+&quot;))" office:value-type="float" office:value="4" calcext:value-type="float">
            <text:p>4.0</text:p>
          </table:table-cell>
          <table:table-cell table:formula="of:=ORG.LIBREOFFICE.REGEX([.F935]; &quot;[A-Z]+&quot;)" office:value-type="string" office:string-value="C" calcext:value-type="string">
            <text:p>C</text:p>
          </table:table-cell>
          <table:table-cell table:style-name="ce4" table:formula="of:=VALUE(ORG.LIBREOFFICE.REGEX([.F935]; &quot;[\d\.]+&quot;))" office:value-type="float" office:value="6" calcext:value-type="float">
            <text:p>6.0</text:p>
          </table:table-cell>
          <table:table-cell office:value-type="string" calcext:value-type="string">
            <text:p>R4 - Reviewer types</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935]; &quot;^(\d+|\w)&quot;)" office:value-type="string" office:string-value="32" calcext:value-type="string">
            <text:p>32</text:p>
          </table:table-cell>
          <table:table-cell office:value-type="string" calcext:value-type="string">
            <text:p>BG: peripheral has lower upper quartile</text:p>
          </table:table-cell>
          <table:table-cell table:style-name="ce12"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R4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36]; &quot;[A-Z]+&quot;)" office:value-type="string" office:string-value="R" calcext:value-type="string">
            <text:p>R</text:p>
          </table:table-cell>
          <table:table-cell table:style-name="ce4" table:formula="of:=VALUE(ORG.LIBREOFFICE.REGEX([.E936]; &quot;[\d\.]+&quot;))" office:value-type="float" office:value="4" calcext:value-type="float">
            <text:p>4.0</text:p>
          </table:table-cell>
          <table:table-cell table:formula="of:=ORG.LIBREOFFICE.REGEX([.F936]; &quot;[A-Z]+&quot;)" office:value-type="string" office:string-value="F" calcext:value-type="string">
            <text:p>F</text:p>
          </table:table-cell>
          <table:table-cell table:style-name="ce4" table:formula="of:=VALUE(ORG.LIBREOFFICE.REGEX([.F936]; &quot;[\d\.]+&quot;))" office:value-type="float" office:value="4" calcext:value-type="float">
            <text:p>4.0</text:p>
          </table:table-cell>
          <table:table-cell office:value-type="string" calcext:value-type="string">
            <text:p>R4 - Reviewer types</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93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R4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37]; &quot;[A-Z]+&quot;)" office:value-type="string" office:string-value="R" calcext:value-type="string">
            <text:p>R</text:p>
          </table:table-cell>
          <table:table-cell table:style-name="ce4" table:formula="of:=VALUE(ORG.LIBREOFFICE.REGEX([.E937]; &quot;[\d\.]+&quot;))" office:value-type="float" office:value="4" calcext:value-type="float">
            <text:p>4.0</text:p>
          </table:table-cell>
          <table:table-cell table:formula="of:=ORG.LIBREOFFICE.REGEX([.F937]; &quot;[A-Z]+&quot;)" office:value-type="string" office:string-value="F" calcext:value-type="string">
            <text:p>F</text:p>
          </table:table-cell>
          <table:table-cell table:style-name="ce4" table:formula="of:=VALUE(ORG.LIBREOFFICE.REGEX([.F937]; &quot;[\d\.]+&quot;))" office:value-type="float" office:value="9" calcext:value-type="float">
            <text:p>9.0</text:p>
          </table:table-cell>
          <table:table-cell office:value-type="string" calcext:value-type="string">
            <text:p>R4 - Reviewer types</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93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8 (BG); 0 (CG)</text:p>
          </table:table-cell>
          <table:table-cell table:formula="of:=HYPERLINK(&quot;figures/boxplots/R4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table-cell table:formula="of:=ORG.LIBREOFFICE.REGEX([.E938]; &quot;[A-Z]+&quot;)" office:value-type="string" office:string-value="R" calcext:value-type="string">
            <text:p>R</text:p>
          </table:table-cell>
          <table:table-cell table:style-name="ce4" table:formula="of:=VALUE(ORG.LIBREOFFICE.REGEX([.E938]; &quot;[\d\.]+&quot;))" office:value-type="float" office:value="4" calcext:value-type="float">
            <text:p>4.0</text:p>
          </table:table-cell>
          <table:table-cell table:formula="of:=ORG.LIBREOFFICE.REGEX([.F938]; &quot;[A-Z]+&quot;)" office:value-type="string" office:string-value="I" calcext:value-type="string">
            <text:p>I</text:p>
          </table:table-cell>
          <table:table-cell table:style-name="ce4" table:formula="of:=VALUE(ORG.LIBREOFFICE.REGEX([.F938]; &quot;[\d\.]+&quot;))" office:value-type="float" office:value="5" calcext:value-type="float">
            <text:p>5.0</text:p>
          </table:table-cell>
          <table:table-cell office:value-type="string" calcext:value-type="string">
            <text:p>R4 - Reviewer types</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93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2" table:visibility="filter">
          <table:table-cell table:formula="of:=ORG.LIBREOFFICE.REGEX([.E939]; &quot;[A-Z]+&quot;)" office:value-type="string" office:string-value="R" calcext:value-type="string">
            <text:p>R</text:p>
          </table:table-cell>
          <table:table-cell table:style-name="ce4" table:formula="of:=VALUE(ORG.LIBREOFFICE.REGEX([.E939]; &quot;[\d\.]+&quot;))" office:value-type="float" office:value="4" calcext:value-type="float">
            <text:p>4.0</text:p>
          </table:table-cell>
          <table:table-cell table:formula="of:=ORG.LIBREOFFICE.REGEX([.F939]; &quot;[A-Z]+&quot;)" office:value-type="string" office:string-value="I" calcext:value-type="string">
            <text:p>I</text:p>
          </table:table-cell>
          <table:table-cell table:style-name="ce4" table:formula="of:=VALUE(ORG.LIBREOFFICE.REGEX([.F939]; &quot;[\d\.]+&quot;))" office:value-type="float" office:value="7" calcext:value-type="float">
            <text:p>7.0</text:p>
          </table:table-cell>
          <table:table-cell office:value-type="string" calcext:value-type="string">
            <text:p>R4 - Reviewer types</text:p>
          </table:table-cell>
          <table:table-cell office:value-type="string" calcext:value-type="string">
            <text:p>I7 - # Introducing issue commits [sum]</text:p>
          </table:table-cell>
          <table:table-cell table:style-name="ce20" office:value-type="string" calcext:value-type="string">
            <text:p>3.3 (ovr)</text:p>
          </table:table-cell>
          <table:table-cell table:style-name="ce1" table:formula="of:=ORG.LIBREOFFICE.REGEX([.G939]; &quot;^(\d+|\w)&quot;)" office:value-type="string" office:string-value="3" calcext:value-type="string">
            <text:p>3</text:p>
          </table:table-cell>
          <table:table-cell table:style-name="ce12" office:value-type="string" calcext:value-type="string">
            <text:p>BG: no relation</text:p>
            <text:p>CG: peripheral relates to more commits</text:p>
          </table:table-cell>
          <table:table-cell table:style-name="ce12" office:value-type="string" calcext:value-type="string">
            <text:p>BG: Kruskal-Wallis - Significant difference False</text:p>
            <text:p>CG: Kruskal-Wallis - Significant difference False</text:p>
            <text:p>Abs. count: 32 (BG); 21 (CG)</text:p>
          </table:table-cell>
          <table:table-cell table:formula="of:=HYPERLINK(&quot;figures/boxplots/R4_I7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1" table:visibility="filter">
          <table:table-cell table:formula="of:=ORG.LIBREOFFICE.REGEX([.E940]; &quot;[A-Z]+&quot;)" office:value-type="string" office:string-value="R" calcext:value-type="string">
            <text:p>R</text:p>
          </table:table-cell>
          <table:table-cell table:style-name="ce4" table:formula="of:=VALUE(ORG.LIBREOFFICE.REGEX([.E940]; &quot;[\d\.]+&quot;))" office:value-type="float" office:value="4" calcext:value-type="float">
            <text:p>4.0</text:p>
          </table:table-cell>
          <table:table-cell table:formula="of:=ORG.LIBREOFFICE.REGEX([.F940]; &quot;[A-Z]+&quot;)" office:value-type="string" office:string-value="I" calcext:value-type="string">
            <text:p>I</text:p>
          </table:table-cell>
          <table:table-cell table:style-name="ce4" table:formula="of:=VALUE(ORG.LIBREOFFICE.REGEX([.F940]; &quot;[\d\.]+&quot;))" office:value-type="float" office:value="10" calcext:value-type="float">
            <text:p>10.0</text:p>
          </table:table-cell>
          <table:table-cell office:value-type="string" calcext:value-type="string">
            <text:p>R4 - Reviewer types</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94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41]; &quot;[A-Z]+&quot;)" office:value-type="string" office:string-value="R" calcext:value-type="string">
            <text:p>R</text:p>
          </table:table-cell>
          <table:table-cell table:style-name="ce4" table:formula="of:=VALUE(ORG.LIBREOFFICE.REGEX([.E941]; &quot;[\d\.]+&quot;))" office:value-type="float" office:value="4" calcext:value-type="float">
            <text:p>4.0</text:p>
          </table:table-cell>
          <table:table-cell table:formula="of:=ORG.LIBREOFFICE.REGEX([.F941]; &quot;[A-Z]+&quot;)" office:value-type="string" office:string-value="ML" calcext:value-type="string">
            <text:p>ML</text:p>
          </table:table-cell>
          <table:table-cell table:style-name="ce4" table:formula="of:=VALUE(ORG.LIBREOFFICE.REGEX([.F941]; &quot;[\d\.]+&quot;))" office:value-type="float" office:value="2" calcext:value-type="float">
            <text:p>2.0</text:p>
          </table:table-cell>
          <table:table-cell office:value-type="string" calcext:value-type="string">
            <text:p>R4 - Reviewer types</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94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942]; &quot;[A-Z]+&quot;)" office:value-type="string" office:string-value="R" calcext:value-type="string">
            <text:p>R</text:p>
          </table:table-cell>
          <table:table-cell table:style-name="ce4" table:formula="of:=VALUE(ORG.LIBREOFFICE.REGEX([.E942]; &quot;[\d\.]+&quot;))" office:value-type="float" office:value="4" calcext:value-type="float">
            <text:p>4.0</text:p>
          </table:table-cell>
          <table:table-cell table:formula="of:=ORG.LIBREOFFICE.REGEX([.F942]; &quot;[A-Z]+&quot;)" office:value-type="string" office:string-value="ML" calcext:value-type="string">
            <text:p>ML</text:p>
          </table:table-cell>
          <table:table-cell table:style-name="ce4" table:formula="of:=VALUE(ORG.LIBREOFFICE.REGEX([.F942]; &quot;[\d\.]+&quot;))" office:value-type="float" office:value="5" calcext:value-type="float">
            <text:p>5.0</text:p>
          </table:table-cell>
          <table:table-cell office:value-type="string" calcext:value-type="string">
            <text:p>R4 - Reviewer types</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94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43]; &quot;[A-Z]+&quot;)" office:value-type="string" office:string-value="R" calcext:value-type="string">
            <text:p>R</text:p>
          </table:table-cell>
          <table:table-cell table:style-name="ce4" table:formula="of:=VALUE(ORG.LIBREOFFICE.REGEX([.E943]; &quot;[\d\.]+&quot;))" office:value-type="float" office:value="4" calcext:value-type="float">
            <text:p>4.0</text:p>
          </table:table-cell>
          <table:table-cell table:formula="of:=ORG.LIBREOFFICE.REGEX([.F943]; &quot;[A-Z]+&quot;)" office:value-type="string" office:string-value="O" calcext:value-type="string">
            <text:p>O</text:p>
          </table:table-cell>
          <table:table-cell table:style-name="ce4" table:formula="of:=VALUE(ORG.LIBREOFFICE.REGEX([.F943]; &quot;[\d\.]+&quot;))" office:value-type="float" office:value="3" calcext:value-type="float">
            <text:p>3.0</text:p>
          </table:table-cell>
          <table:table-cell office:value-type="string" calcext:value-type="string">
            <text:p>R4 - Reviewer types</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94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2" table:visibility="filter">
          <table:table-cell table:formula="of:=ORG.LIBREOFFICE.REGEX([.E944]; &quot;[A-Z]+&quot;)" office:value-type="string" office:string-value="R" calcext:value-type="string">
            <text:p>R</text:p>
          </table:table-cell>
          <table:table-cell table:style-name="ce4" table:formula="of:=VALUE(ORG.LIBREOFFICE.REGEX([.E944]; &quot;[\d\.]+&quot;))" office:value-type="float" office:value="4" calcext:value-type="float">
            <text:p>4.0</text:p>
          </table:table-cell>
          <table:table-cell table:formula="of:=ORG.LIBREOFFICE.REGEX([.F944]; &quot;[A-Z]+&quot;)" office:value-type="string" office:string-value="R" calcext:value-type="string">
            <text:p>R</text:p>
          </table:table-cell>
          <table:table-cell table:style-name="ce4" table:formula="of:=VALUE(ORG.LIBREOFFICE.REGEX([.F944]; &quot;[\d\.]+&quot;))" office:value-type="float" office:value="3" calcext:value-type="float">
            <text:p>3.0</text:p>
          </table:table-cell>
          <table:table-cell office:value-type="string" calcext:value-type="string">
            <text:p>R4 - Reviewer types</text:p>
          </table:table-cell>
          <table:table-cell office:value-type="string" calcext:value-type="string">
            <text:p>R3 - # Reviewers [sum]</text:p>
          </table:table-cell>
          <table:table-cell table:style-name="ce20" office:value-type="string" calcext:value-type="string">
            <text:p>2.1 (ovr)</text:p>
          </table:table-cell>
          <table:table-cell table:style-name="ce1" table:formula="of:=ORG.LIBREOFFICE.REGEX([.G944]; &quot;^(\d+|\w)&quot;)" office:value-type="string" office:string-value="2" calcext:value-type="string">
            <text:p>2</text:p>
          </table:table-cell>
          <table:table-cell office:value-type="string" calcext:value-type="string">
            <office:annotation draw:style-name="gr10" draw:text-style-name="P2" svg:width="8.789cm" svg:height="5.132cm" svg:x="28.157cm" svg:y="5371.34cm" draw:caption-point-x="16.775cm" draw:caption-point-y="-5296.01cm">
              <dc:creator>Lukas Schulte</dc:creator>
              <dc:date>2025-03-10T00:00:00</dc:date>
              <text:p text:style-name="P1"><text:span text:style-name="T1">When peripheral reviewers are involved, there are more reviewers. Unfortunately in the dataset there are too few reviews without core and not-involved reviewers to compare.</text:span></text:p>
            </office:annotation>
            <text:p>BG and CG: peripheral relates to more reviewers</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R4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945]; &quot;[A-Z]+&quot;)" office:value-type="string" office:string-value="R" calcext:value-type="string">
            <text:p>R</text:p>
          </table:table-cell>
          <table:table-cell table:style-name="ce4" table:formula="of:=VALUE(ORG.LIBREOFFICE.REGEX([.E945]; &quot;[\d\.]+&quot;))" office:value-type="float" office:value="4" calcext:value-type="float">
            <text:p>4.0</text:p>
          </table:table-cell>
          <table:table-cell table:formula="of:=ORG.LIBREOFFICE.REGEX([.F945]; &quot;[A-Z]+&quot;)" office:value-type="string" office:string-value="R" calcext:value-type="string">
            <text:p>R</text:p>
          </table:table-cell>
          <table:table-cell table:style-name="ce4" table:formula="of:=VALUE(ORG.LIBREOFFICE.REGEX([.F945]; &quot;[\d\.]+&quot;))" office:value-type="float" office:value="5" calcext:value-type="float">
            <text:p>5.0</text:p>
          </table:table-cell>
          <table:table-cell office:value-type="string" calcext:value-type="string">
            <text:p>R4 - Reviewer types</text:p>
          </table:table-cell>
          <table:table-cell office:value-type="string" calcext:value-type="string">
            <text:p>R5 - # Review comments [sum]</text:p>
          </table:table-cell>
          <table:table-cell table:style-name="ce20" office:value-type="string" calcext:value-type="string">
            <text:p>2.1 (ovr)</text:p>
          </table:table-cell>
          <table:table-cell table:style-name="ce1" table:formula="of:=ORG.LIBREOFFICE.REGEX([.G945]; &quot;^(\d+|\w)&quot;)" office:value-type="string" office:string-value="2" calcext:value-type="string">
            <text:p>2</text:p>
          </table:table-cell>
          <table:table-cell office:value-type="string" calcext:value-type="string">
            <text:p>BG and CG: peripheral relates to more comments</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R4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946]; &quot;[A-Z]+&quot;)" office:value-type="string" office:string-value="R" calcext:value-type="string">
            <text:p>R</text:p>
          </table:table-cell>
          <table:table-cell table:style-name="ce4" table:formula="of:=VALUE(ORG.LIBREOFFICE.REGEX([.E946]; &quot;[\d\.]+&quot;))" office:value-type="float" office:value="4" calcext:value-type="float">
            <text:p>4.0</text:p>
          </table:table-cell>
          <table:table-cell table:formula="of:=ORG.LIBREOFFICE.REGEX([.F946]; &quot;[A-Z]+&quot;)" office:value-type="string" office:string-value="R" calcext:value-type="string">
            <text:p>R</text:p>
          </table:table-cell>
          <table:table-cell table:style-name="ce4" table:formula="of:=VALUE(ORG.LIBREOFFICE.REGEX([.F946]; &quot;[\d\.]+&quot;))" office:value-type="float" office:value="6" calcext:value-type="float">
            <text:p>6.0</text:p>
          </table:table-cell>
          <table:table-cell office:value-type="string" calcext:value-type="string">
            <text:p>R4 - Reviewer types</text:p>
          </table:table-cell>
          <table:table-cell office:value-type="string" calcext:value-type="string">
            <text:p>R6 - # Rounds of code review [sum]</text:p>
          </table:table-cell>
          <table:table-cell table:style-name="ce20" office:value-type="string" calcext:value-type="string">
            <text:p>2.1 (ovr)</text:p>
          </table:table-cell>
          <table:table-cell table:style-name="ce1" table:formula="of:=ORG.LIBREOFFICE.REGEX([.G946]; &quot;^(\d+|\w)&quot;)" office:value-type="string" office:string-value="2" calcext:value-type="string">
            <text:p>2</text:p>
          </table:table-cell>
          <table:table-cell office:value-type="string" calcext:value-type="string">
            <text:p>BG and CG: peripheral relates to more rounds of review</text:p>
          </table:table-cell>
          <table:table-cell table:style-name="ce12" office:value-type="string" calcext:value-type="string">
            <text:p>BG: Kruskal-Wallis - Significant difference False</text:p>
            <text:p>CG: Kruskal-Wallis - Significant difference False</text:p>
            <text:p>Abs. count: 38 (BG); 39 (CG)</text:p>
          </table:table-cell>
          <table:table-cell table:formula="of:=HYPERLINK(&quot;figures/boxplots/R4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947]; &quot;[A-Z]+&quot;)" office:value-type="string" office:string-value="R" calcext:value-type="string">
            <text:p>R</text:p>
          </table:table-cell>
          <table:table-cell table:style-name="ce4" table:formula="of:=VALUE(ORG.LIBREOFFICE.REGEX([.E947]; &quot;[\d\.]+&quot;))" office:value-type="float" office:value="7" calcext:value-type="float">
            <text:p>7.0</text:p>
          </table:table-cell>
          <table:table-cell table:formula="of:=ORG.LIBREOFFICE.REGEX([.F947]; &quot;[A-Z]+&quot;)" office:value-type="string" office:string-value="C" calcext:value-type="string">
            <text:p>C</text:p>
          </table:table-cell>
          <table:table-cell table:style-name="ce4" table:formula="of:=VALUE(ORG.LIBREOFFICE.REGEX([.F947]; &quot;[\d\.]+&quot;))" office:value-type="float" office:value="3" calcext:value-type="float">
            <text:p>3.0</text:p>
          </table:table-cell>
          <table:table-cell office:value-type="string" calcext:value-type="string">
            <text:p>R7 - Caused changes [any]</text:p>
          </table:table-cell>
          <table:table-cell office:value-type="string" calcext:value-type="string">
            <text:p>C3 - # Files changed</text:p>
          </table:table-cell>
          <table:table-cell table:style-name="ce20" office:value-type="string" calcext:value-type="string">
            <text:p>31</text:p>
          </table:table-cell>
          <table:table-cell table:style-name="ce1" table:formula="of:=ORG.LIBREOFFICE.REGEX([.G947]; &quot;^(\d+|\w)&quot;)" office:value-type="string" office:string-value="31" calcext:value-type="string">
            <text:p>31</text:p>
          </table:table-cell>
          <table:table-cell office:value-type="string" calcext:value-type="string">
            <text:p>CG: no clear relation</text:p>
          </table:table-cell>
          <table:table-cell table:style-name="ce12" office:value-type="string" calcext:value-type="string">
            <text:p>BG and CG: no common fully valid labels</text:p>
            <text:p>BG: no fully valid labels</text:p>
            <text:p>Not enough data for Kruskal-Wallis</text:p>
            <text:p>CG: Kruskal-Wallis - Significant difference False</text:p>
            <text:p>Abs. count: 40 (BG); 39 (CG)</text:p>
          </table:table-cell>
          <table:table-cell table:formula="of:=HYPERLINK(&quot;figures/boxplots/R7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948]; &quot;[A-Z]+&quot;)" office:value-type="string" office:string-value="R" calcext:value-type="string">
            <text:p>R</text:p>
          </table:table-cell>
          <table:table-cell table:style-name="ce4" table:formula="of:=VALUE(ORG.LIBREOFFICE.REGEX([.E948]; &quot;[\d\.]+&quot;))" office:value-type="float" office:value="7" calcext:value-type="float">
            <text:p>7.0</text:p>
          </table:table-cell>
          <table:table-cell table:formula="of:=ORG.LIBREOFFICE.REGEX([.F948]; &quot;[A-Z]+&quot;)" office:value-type="string" office:string-value="C" calcext:value-type="string">
            <text:p>C</text:p>
          </table:table-cell>
          <table:table-cell table:style-name="ce4" table:formula="of:=VALUE(ORG.LIBREOFFICE.REGEX([.F948]; &quot;[\d\.]+&quot;))" office:value-type="float" office:value="4" calcext:value-type="float">
            <text:p>4.0</text:p>
          </table:table-cell>
          <table:table-cell office:value-type="string" calcext:value-type="string">
            <text:p>R7 - Caused changes [any]</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94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49]; &quot;[A-Z]+&quot;)" office:value-type="string" office:string-value="R" calcext:value-type="string">
            <text:p>R</text:p>
          </table:table-cell>
          <table:table-cell table:style-name="ce4" table:formula="of:=VALUE(ORG.LIBREOFFICE.REGEX([.E949]; &quot;[\d\.]+&quot;))" office:value-type="float" office:value="7" calcext:value-type="float">
            <text:p>7.0</text:p>
          </table:table-cell>
          <table:table-cell table:formula="of:=ORG.LIBREOFFICE.REGEX([.F949]; &quot;[A-Z]+&quot;)" office:value-type="string" office:string-value="C" calcext:value-type="string">
            <text:p>C</text:p>
          </table:table-cell>
          <table:table-cell table:style-name="ce4" table:formula="of:=VALUE(ORG.LIBREOFFICE.REGEX([.F949]; &quot;[\d\.]+&quot;))" office:value-type="float" office:value="5" calcext:value-type="float">
            <text:p>5.0</text:p>
          </table:table-cell>
          <table:table-cell office:value-type="string" calcext:value-type="string">
            <text:p>R7 - Caused changes [any]</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94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50]; &quot;[A-Z]+&quot;)" office:value-type="string" office:string-value="R" calcext:value-type="string">
            <text:p>R</text:p>
          </table:table-cell>
          <table:table-cell table:style-name="ce4" table:formula="of:=VALUE(ORG.LIBREOFFICE.REGEX([.E950]; &quot;[\d\.]+&quot;))" office:value-type="float" office:value="7" calcext:value-type="float">
            <text:p>7.0</text:p>
          </table:table-cell>
          <table:table-cell table:formula="of:=ORG.LIBREOFFICE.REGEX([.F950]; &quot;[A-Z]+&quot;)" office:value-type="string" office:string-value="C" calcext:value-type="string">
            <text:p>C</text:p>
          </table:table-cell>
          <table:table-cell table:style-name="ce4" table:formula="of:=VALUE(ORG.LIBREOFFICE.REGEX([.F950]; &quot;[\d\.]+&quot;))" office:value-type="float" office:value="6" calcext:value-type="float">
            <text:p>6.0</text:p>
          </table:table-cell>
          <table:table-cell office:value-type="string" calcext:value-type="string">
            <text:p>R7 - Caused changes [any]</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95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51]; &quot;[A-Z]+&quot;)" office:value-type="string" office:string-value="R" calcext:value-type="string">
            <text:p>R</text:p>
          </table:table-cell>
          <table:table-cell table:style-name="ce4" table:formula="of:=VALUE(ORG.LIBREOFFICE.REGEX([.E951]; &quot;[\d\.]+&quot;))" office:value-type="float" office:value="7" calcext:value-type="float">
            <text:p>7.0</text:p>
          </table:table-cell>
          <table:table-cell table:formula="of:=ORG.LIBREOFFICE.REGEX([.F951]; &quot;[A-Z]+&quot;)" office:value-type="string" office:string-value="F" calcext:value-type="string">
            <text:p>F</text:p>
          </table:table-cell>
          <table:table-cell table:style-name="ce4" table:formula="of:=VALUE(ORG.LIBREOFFICE.REGEX([.F951]; &quot;[\d\.]+&quot;))" office:value-type="float" office:value="4" calcext:value-type="float">
            <text:p>4.0</text:p>
          </table:table-cell>
          <table:table-cell office:value-type="string" calcext:value-type="string">
            <text:p>R7 - Caused changes [any]</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951];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52]; &quot;[A-Z]+&quot;)" office:value-type="string" office:string-value="R" calcext:value-type="string">
            <text:p>R</text:p>
          </table:table-cell>
          <table:table-cell table:style-name="ce4" table:formula="of:=VALUE(ORG.LIBREOFFICE.REGEX([.E952]; &quot;[\d\.]+&quot;))" office:value-type="float" office:value="7" calcext:value-type="float">
            <text:p>7.0</text:p>
          </table:table-cell>
          <table:table-cell table:formula="of:=ORG.LIBREOFFICE.REGEX([.F952]; &quot;[A-Z]+&quot;)" office:value-type="string" office:string-value="F" calcext:value-type="string">
            <text:p>F</text:p>
          </table:table-cell>
          <table:table-cell table:style-name="ce4" table:formula="of:=VALUE(ORG.LIBREOFFICE.REGEX([.F952]; &quot;[\d\.]+&quot;))" office:value-type="float" office:value="9" calcext:value-type="float">
            <text:p>9.0</text:p>
          </table:table-cell>
          <table:table-cell office:value-type="string" calcext:value-type="string">
            <text:p>R7 - Caused changes [any]</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95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table-cell table:formula="of:=ORG.LIBREOFFICE.REGEX([.E953]; &quot;[A-Z]+&quot;)" office:value-type="string" office:string-value="R" calcext:value-type="string">
            <text:p>R</text:p>
          </table:table-cell>
          <table:table-cell table:style-name="ce4" table:formula="of:=VALUE(ORG.LIBREOFFICE.REGEX([.E953]; &quot;[\d\.]+&quot;))" office:value-type="float" office:value="7" calcext:value-type="float">
            <text:p>7.0</text:p>
          </table:table-cell>
          <table:table-cell table:formula="of:=ORG.LIBREOFFICE.REGEX([.F953]; &quot;[A-Z]+&quot;)" office:value-type="string" office:string-value="I" calcext:value-type="string">
            <text:p>I</text:p>
          </table:table-cell>
          <table:table-cell table:style-name="ce4" table:formula="of:=VALUE(ORG.LIBREOFFICE.REGEX([.F953]; &quot;[\d\.]+&quot;))" office:value-type="float" office:value="5" calcext:value-type="float">
            <text:p>5.0</text:p>
          </table:table-cell>
          <table:table-cell office:value-type="string" calcext:value-type="string">
            <text:p>R7 - Caused changes [any]</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95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54]; &quot;[A-Z]+&quot;)" office:value-type="string" office:string-value="R" calcext:value-type="string">
            <text:p>R</text:p>
          </table:table-cell>
          <table:table-cell table:style-name="ce4" table:formula="of:=VALUE(ORG.LIBREOFFICE.REGEX([.E954]; &quot;[\d\.]+&quot;))" office:value-type="float" office:value="7" calcext:value-type="float">
            <text:p>7.0</text:p>
          </table:table-cell>
          <table:table-cell table:formula="of:=ORG.LIBREOFFICE.REGEX([.F954]; &quot;[A-Z]+&quot;)" office:value-type="string" office:string-value="I" calcext:value-type="string">
            <text:p>I</text:p>
          </table:table-cell>
          <table:table-cell table:style-name="ce4" table:formula="of:=VALUE(ORG.LIBREOFFICE.REGEX([.F954]; &quot;[\d\.]+&quot;))" office:value-type="float" office:value="7" calcext:value-type="float">
            <text:p>7.0</text:p>
          </table:table-cell>
          <table:table-cell office:value-type="string" calcext:value-type="string">
            <text:p>R7 - Caused changes [any]</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95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55]; &quot;[A-Z]+&quot;)" office:value-type="string" office:string-value="R" calcext:value-type="string">
            <text:p>R</text:p>
          </table:table-cell>
          <table:table-cell table:style-name="ce4" table:formula="of:=VALUE(ORG.LIBREOFFICE.REGEX([.E955]; &quot;[\d\.]+&quot;))" office:value-type="float" office:value="7" calcext:value-type="float">
            <text:p>7.0</text:p>
          </table:table-cell>
          <table:table-cell table:formula="of:=ORG.LIBREOFFICE.REGEX([.F955]; &quot;[A-Z]+&quot;)" office:value-type="string" office:string-value="I" calcext:value-type="string">
            <text:p>I</text:p>
          </table:table-cell>
          <table:table-cell table:style-name="ce4" table:formula="of:=VALUE(ORG.LIBREOFFICE.REGEX([.F955]; &quot;[\d\.]+&quot;))" office:value-type="float" office:value="10" calcext:value-type="float">
            <text:p>10.0</text:p>
          </table:table-cell>
          <table:table-cell office:value-type="string" calcext:value-type="string">
            <text:p>R7 - Caused changes [any]</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95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56]; &quot;[A-Z]+&quot;)" office:value-type="string" office:string-value="R" calcext:value-type="string">
            <text:p>R</text:p>
          </table:table-cell>
          <table:table-cell table:style-name="ce4" table:formula="of:=VALUE(ORG.LIBREOFFICE.REGEX([.E956]; &quot;[\d\.]+&quot;))" office:value-type="float" office:value="7" calcext:value-type="float">
            <text:p>7.0</text:p>
          </table:table-cell>
          <table:table-cell table:formula="of:=ORG.LIBREOFFICE.REGEX([.F956]; &quot;[A-Z]+&quot;)" office:value-type="string" office:string-value="ML" calcext:value-type="string">
            <text:p>ML</text:p>
          </table:table-cell>
          <table:table-cell table:style-name="ce4" table:formula="of:=VALUE(ORG.LIBREOFFICE.REGEX([.F956]; &quot;[\d\.]+&quot;))" office:value-type="float" office:value="2" calcext:value-type="float">
            <text:p>2.0</text:p>
          </table:table-cell>
          <table:table-cell office:value-type="string" calcext:value-type="string">
            <text:p>R7 - Caused changes [any]</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95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957]; &quot;[A-Z]+&quot;)" office:value-type="string" office:string-value="R" calcext:value-type="string">
            <text:p>R</text:p>
          </table:table-cell>
          <table:table-cell table:style-name="ce4" table:formula="of:=VALUE(ORG.LIBREOFFICE.REGEX([.E957]; &quot;[\d\.]+&quot;))" office:value-type="float" office:value="7" calcext:value-type="float">
            <text:p>7.0</text:p>
          </table:table-cell>
          <table:table-cell table:formula="of:=ORG.LIBREOFFICE.REGEX([.F957]; &quot;[A-Z]+&quot;)" office:value-type="string" office:string-value="ML" calcext:value-type="string">
            <text:p>ML</text:p>
          </table:table-cell>
          <table:table-cell table:style-name="ce4" table:formula="of:=VALUE(ORG.LIBREOFFICE.REGEX([.F957]; &quot;[\d\.]+&quot;))" office:value-type="float" office:value="5" calcext:value-type="float">
            <text:p>5.0</text:p>
          </table:table-cell>
          <table:table-cell office:value-type="string" calcext:value-type="string">
            <text:p>R7 - Caused changes [any]</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95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58]; &quot;[A-Z]+&quot;)" office:value-type="string" office:string-value="R" calcext:value-type="string">
            <text:p>R</text:p>
          </table:table-cell>
          <table:table-cell table:style-name="ce4" table:formula="of:=VALUE(ORG.LIBREOFFICE.REGEX([.E958]; &quot;[\d\.]+&quot;))" office:value-type="float" office:value="7" calcext:value-type="float">
            <text:p>7.0</text:p>
          </table:table-cell>
          <table:table-cell table:formula="of:=ORG.LIBREOFFICE.REGEX([.F958]; &quot;[A-Z]+&quot;)" office:value-type="string" office:string-value="O" calcext:value-type="string">
            <text:p>O</text:p>
          </table:table-cell>
          <table:table-cell table:style-name="ce4" table:formula="of:=VALUE(ORG.LIBREOFFICE.REGEX([.F958]; &quot;[\d\.]+&quot;))" office:value-type="float" office:value="3" calcext:value-type="float">
            <text:p>3.0</text:p>
          </table:table-cell>
          <table:table-cell office:value-type="string" calcext:value-type="string">
            <text:p>R7 - Caused changes [any]</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95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4" table:visibility="filter">
          <table:table-cell table:formula="of:=ORG.LIBREOFFICE.REGEX([.E959]; &quot;[A-Z]+&quot;)" office:value-type="string" office:string-value="R" calcext:value-type="string">
            <text:p>R</text:p>
          </table:table-cell>
          <table:table-cell table:style-name="ce4" table:formula="of:=VALUE(ORG.LIBREOFFICE.REGEX([.E959]; &quot;[\d\.]+&quot;))" office:value-type="float" office:value="7" calcext:value-type="float">
            <text:p>7.0</text:p>
          </table:table-cell>
          <table:table-cell table:formula="of:=ORG.LIBREOFFICE.REGEX([.F959]; &quot;[A-Z]+&quot;)" office:value-type="string" office:string-value="R" calcext:value-type="string">
            <text:p>R</text:p>
          </table:table-cell>
          <table:table-cell table:style-name="ce4" table:formula="of:=VALUE(ORG.LIBREOFFICE.REGEX([.F959]; &quot;[\d\.]+&quot;))" office:value-type="float" office:value="3" calcext:value-type="float">
            <text:p>3.0</text:p>
          </table:table-cell>
          <table:table-cell office:value-type="string" calcext:value-type="string">
            <text:p>R7 - Caused changes [any]</text:p>
          </table:table-cell>
          <table:table-cell office:value-type="string" calcext:value-type="string">
            <text:p>R3 - # Reviewers [sum]</text:p>
          </table:table-cell>
          <table:table-cell table:style-name="ce20" office:value-type="string" calcext:value-type="string">
            <text:p>32</text:p>
          </table:table-cell>
          <table:table-cell table:style-name="ce1" table:formula="of:=ORG.LIBREOFFICE.REGEX([.G959]; &quot;^(\d+|\w)&quot;)" office:value-type="string" office:string-value="32" calcext:value-type="string">
            <text:p>32</text:p>
          </table:table-cell>
          <table:table-cell office:value-type="string" calcext:value-type="string">
            <text:p>CG: true relates to more reviewers</text:p>
          </table:table-cell>
          <table:table-cell table:style-name="ce12" office:value-type="string" calcext:value-type="string">
            <text:p>BG and CG: no common fully valid labels</text:p>
            <text:p>BG: no fully valid labels</text:p>
            <text:p>Not enough data for Kruskal-Wallis</text:p>
            <text:p>CG: Kruskal-Wallis - Significant difference True</text:p>
            <text:p>Abs. count: 38 (BG); 39 (CG)</text:p>
          </table:table-cell>
          <table:table-cell table:formula="of:=HYPERLINK(&quot;figures/boxplots/R7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960]; &quot;[A-Z]+&quot;)" office:value-type="string" office:string-value="R" calcext:value-type="string">
            <text:p>R</text:p>
          </table:table-cell>
          <table:table-cell table:style-name="ce4" table:formula="of:=VALUE(ORG.LIBREOFFICE.REGEX([.E960]; &quot;[\d\.]+&quot;))" office:value-type="float" office:value="7" calcext:value-type="float">
            <text:p>7.0</text:p>
          </table:table-cell>
          <table:table-cell table:formula="of:=ORG.LIBREOFFICE.REGEX([.F960]; &quot;[A-Z]+&quot;)" office:value-type="string" office:string-value="R" calcext:value-type="string">
            <text:p>R</text:p>
          </table:table-cell>
          <table:table-cell table:style-name="ce4" table:formula="of:=VALUE(ORG.LIBREOFFICE.REGEX([.F960]; &quot;[\d\.]+&quot;))" office:value-type="float" office:value="5" calcext:value-type="float">
            <text:p>5.0</text:p>
          </table:table-cell>
          <table:table-cell office:value-type="string" calcext:value-type="string">
            <text:p>R7 - Caused changes [any]</text:p>
          </table:table-cell>
          <table:table-cell office:value-type="string" calcext:value-type="string">
            <text:p>R5 - # Review comments [sum]</text:p>
          </table:table-cell>
          <table:table-cell table:style-name="ce20" office:value-type="string" calcext:value-type="string">
            <text:p>32</text:p>
          </table:table-cell>
          <table:table-cell table:style-name="ce1" table:formula="of:=ORG.LIBREOFFICE.REGEX([.G960]; &quot;^(\d+|\w)&quot;)" office:value-type="string" office:string-value="32" calcext:value-type="string">
            <text:p>32</text:p>
          </table:table-cell>
          <table:table-cell office:value-type="string" calcext:value-type="string">
            <text:p>CG: true relates to more comments</text:p>
          </table:table-cell>
          <table:table-cell table:style-name="ce12" office:value-type="string" calcext:value-type="string">
            <text:p>BG and CG: no common fully valid labels</text:p>
            <text:p>BG: no fully valid labels</text:p>
            <text:p>Not enough data for Kruskal-Wallis</text:p>
            <text:p>CG: Kruskal-Wallis - Significant difference True</text:p>
            <text:p>Abs. count: 38 (BG); 39 (CG)</text:p>
          </table:table-cell>
          <table:table-cell table:formula="of:=HYPERLINK(&quot;figures/boxplots/R7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961]; &quot;[A-Z]+&quot;)" office:value-type="string" office:string-value="R" calcext:value-type="string">
            <text:p>R</text:p>
          </table:table-cell>
          <table:table-cell table:style-name="ce4" table:formula="of:=VALUE(ORG.LIBREOFFICE.REGEX([.E961]; &quot;[\d\.]+&quot;))" office:value-type="float" office:value="7" calcext:value-type="float">
            <text:p>7.0</text:p>
          </table:table-cell>
          <table:table-cell table:formula="of:=ORG.LIBREOFFICE.REGEX([.F961]; &quot;[A-Z]+&quot;)" office:value-type="string" office:string-value="R" calcext:value-type="string">
            <text:p>R</text:p>
          </table:table-cell>
          <table:table-cell table:style-name="ce4" table:formula="of:=VALUE(ORG.LIBREOFFICE.REGEX([.F961]; &quot;[\d\.]+&quot;))" office:value-type="float" office:value="6" calcext:value-type="float">
            <text:p>6.0</text:p>
          </table:table-cell>
          <table:table-cell office:value-type="string" calcext:value-type="string">
            <text:p>R7 - Caused changes [any]</text:p>
          </table:table-cell>
          <table:table-cell office:value-type="string" calcext:value-type="string">
            <text:p>R6 - # Rounds of code review [sum]</text:p>
          </table:table-cell>
          <table:table-cell table:style-name="ce20" office:value-type="string" calcext:value-type="string">
            <text:p>32</text:p>
          </table:table-cell>
          <table:table-cell table:style-name="ce1" table:formula="of:=ORG.LIBREOFFICE.REGEX([.G961]; &quot;^(\d+|\w)&quot;)" office:value-type="string" office:string-value="32" calcext:value-type="string">
            <text:p>32</text:p>
          </table:table-cell>
          <table:table-cell office:value-type="string" calcext:value-type="string">
            <text:p>CG: true relates to more rounds of review</text:p>
          </table:table-cell>
          <table:table-cell table:style-name="ce12" office:value-type="string" calcext:value-type="string">
            <text:p>BG and CG: no common fully valid labels</text:p>
            <text:p>BG: no fully valid labels</text:p>
            <text:p>Not enough data for Kruskal-Wallis</text:p>
            <text:p>CG: Kruskal-Wallis - Significant difference True</text:p>
            <text:p>Abs. count: 38 (BG); 39 (CG)</text:p>
          </table:table-cell>
          <table:table-cell table:formula="of:=HYPERLINK(&quot;figures/boxplots/R7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962]; &quot;[A-Z]+&quot;)" office:value-type="string" office:string-value="R" calcext:value-type="string">
            <text:p>R</text:p>
          </table:table-cell>
          <table:table-cell table:style-name="ce4" table:formula="of:=VALUE(ORG.LIBREOFFICE.REGEX([.E962]; &quot;[\d\.]+&quot;))" office:value-type="float" office:value="8" calcext:value-type="float">
            <text:p>8.0</text:p>
          </table:table-cell>
          <table:table-cell table:formula="of:=ORG.LIBREOFFICE.REGEX([.F962]; &quot;[A-Z]+&quot;)" office:value-type="string" office:string-value="C" calcext:value-type="string">
            <text:p>C</text:p>
          </table:table-cell>
          <table:table-cell table:style-name="ce4" table:formula="of:=VALUE(ORG.LIBREOFFICE.REGEX([.F962]; &quot;[\d\.]+&quot;))" office:value-type="float" office:value="3" calcext:value-type="float">
            <text:p>3.0</text:p>
          </table:table-cell>
          <table:table-cell office:value-type="string" calcext:value-type="string">
            <text:p>R8 - Aspects of review comments: action</text:p>
          </table:table-cell>
          <table:table-cell office:value-type="string" calcext:value-type="string">
            <text:p>C3 - # Files changed</text:p>
          </table:table-cell>
          <table:table-cell office:value-type="string" calcext:value-type="string">
            <text:p>31</text:p>
          </table:table-cell>
          <table:table-cell table:style-name="ce1" table:formula="of:=ORG.LIBREOFFICE.REGEX([.G962]; &quot;^(\d+|\w)&quot;)" office:value-type="string" office:string-value="31" calcext:value-type="string">
            <text:p>31</text:p>
          </table:table-cell>
          <table:table-cell office:value-type="string" calcext:value-type="string">
            <text:p>BG and CG: no relation </text:p>
          </table:table-cell>
          <table:table-cell table:style-name="ce12" office:value-type="string" calcext:value-type="string">
            <text:p>BG and CG: no common fully valid labels</text:p>
            <text:p>BG: no fully valid labels</text:p>
            <text:p>BG: Kruskal-Wallis - Significant difference False</text:p>
            <text:p>CG: Kruskal-Wallis - Significant difference False</text:p>
            <text:p>Abs. count: 39 (BG); 39 (CG)</text:p>
          </table:table-cell>
          <table:table-cell table:formula="of:=HYPERLINK(&quot;figures/boxplots/R8_C3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963]; &quot;[A-Z]+&quot;)" office:value-type="string" office:string-value="R" calcext:value-type="string">
            <text:p>R</text:p>
          </table:table-cell>
          <table:table-cell table:style-name="ce4" table:formula="of:=VALUE(ORG.LIBREOFFICE.REGEX([.E963]; &quot;[\d\.]+&quot;))" office:value-type="float" office:value="8" calcext:value-type="float">
            <text:p>8.0</text:p>
          </table:table-cell>
          <table:table-cell table:formula="of:=ORG.LIBREOFFICE.REGEX([.F963]; &quot;[A-Z]+&quot;)" office:value-type="string" office:string-value="C" calcext:value-type="string">
            <text:p>C</text:p>
          </table:table-cell>
          <table:table-cell table:style-name="ce4" table:formula="of:=VALUE(ORG.LIBREOFFICE.REGEX([.F963]; &quot;[\d\.]+&quot;))" office:value-type="float" office:value="3" calcext:value-type="float">
            <text:p>3.0</text:p>
          </table:table-cell>
          <table:table-cell office:value-type="string" calcext:value-type="string">
            <text:p>R8 - Aspects of review comments: target</text:p>
          </table:table-cell>
          <table:table-cell office:value-type="string" calcext:value-type="string">
            <text:p>C3 - # Files changed</text:p>
          </table:table-cell>
          <table:table-cell table:style-name="ce20" office:value-type="string" calcext:value-type="string">
            <text:p>31</text:p>
          </table:table-cell>
          <table:table-cell table:style-name="ce1" table:formula="of:=ORG.LIBREOFFICE.REGEX([.G963]; &quot;^(\d+|\w)&quot;)" office:value-type="string" office:string-value="31" calcext:value-type="string">
            <text:p>31</text:p>
          </table:table-cell>
          <table:table-cell table:style-name="ce12" office:value-type="string" calcext:value-type="string">
            <text:p>BG and CG: relations too weak</text:p>
          </table:table-cell>
          <table:table-cell table:style-name="ce12" office:value-type="string" calcext:value-type="string">
            <text:p>BG: Kruskal-Wallis - Significant difference False</text:p>
            <text:p>CG: Kruskal-Wallis - Significant difference False</text:p>
            <text:p>Abs. count: 39 (BG); 39 (CG)</text:p>
          </table:table-cell>
          <table:table-cell table:formula="of:=HYPERLINK(&quot;figures/boxplots/R8_C3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64]; &quot;[A-Z]+&quot;)" office:value-type="string" office:string-value="R" calcext:value-type="string">
            <text:p>R</text:p>
          </table:table-cell>
          <table:table-cell table:style-name="ce4" table:formula="of:=VALUE(ORG.LIBREOFFICE.REGEX([.E964]; &quot;[\d\.]+&quot;))" office:value-type="float" office:value="8" calcext:value-type="float">
            <text:p>8.0</text:p>
          </table:table-cell>
          <table:table-cell table:formula="of:=ORG.LIBREOFFICE.REGEX([.F964]; &quot;[A-Z]+&quot;)" office:value-type="string" office:string-value="C" calcext:value-type="string">
            <text:p>C</text:p>
          </table:table-cell>
          <table:table-cell table:style-name="ce4" table:formula="of:=VALUE(ORG.LIBREOFFICE.REGEX([.F964]; &quot;[\d\.]+&quot;))" office:value-type="float" office:value="3" calcext:value-type="float">
            <text:p>3.0</text:p>
          </table:table-cell>
          <table:table-cell office:value-type="string" calcext:value-type="string">
            <text:p>R8 - Aspects of review comments: topic</text:p>
          </table:table-cell>
          <table:table-cell office:value-type="string" calcext:value-type="string">
            <text:p>C3 - # Files changed</text:p>
          </table:table-cell>
          <table:table-cell table:style-name="ce20" office:value-type="string" calcext:value-type="string">
            <text:p>3.1 (ovr)</text:p>
          </table:table-cell>
          <table:table-cell table:style-name="ce1" table:formula="of:=ORG.LIBREOFFICE.REGEX([.G964]; &quot;^(\d+|\w)&quot;)" office:value-type="string" office:string-value="3" calcext:value-type="string">
            <text:p>3</text:p>
          </table:table-cell>
          <table:table-cell table:style-name="ce12" office:value-type="string" calcext:value-type="string">
            <text:p>BG: next::development::cycle, review::comments::added, reversing::changes, structures::and::architecture relates to more files changed; related issue, recheck::known::bugs</text:p>
            <text:p>CG: changes::made relates to more files changed</text:p>
          </table:table-cell>
          <table:table-cell table:style-name="ce12" office:value-type="string" calcext:value-type="string">
            <text:p>BG: Kruskal-Wallis - Significant difference False</text:p>
            <text:p>CG: Kruskal-Wallis - Significant difference False</text:p>
            <text:p>Abs. count: 39 (BG); 39 (CG)</text:p>
          </table:table-cell>
          <table:table-cell table:formula="of:=HYPERLINK(&quot;figures/boxplots/R8_C3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965]; &quot;[A-Z]+&quot;)" office:value-type="string" office:string-value="R" calcext:value-type="string">
            <text:p>R</text:p>
          </table:table-cell>
          <table:table-cell table:style-name="ce4" table:formula="of:=VALUE(ORG.LIBREOFFICE.REGEX([.E965]; &quot;[\d\.]+&quot;))" office:value-type="float" office:value="8" calcext:value-type="float">
            <text:p>8.0</text:p>
          </table:table-cell>
          <table:table-cell table:formula="of:=ORG.LIBREOFFICE.REGEX([.F965]; &quot;[A-Z]+&quot;)" office:value-type="string" office:string-value="C" calcext:value-type="string">
            <text:p>C</text:p>
          </table:table-cell>
          <table:table-cell table:style-name="ce4" table:formula="of:=VALUE(ORG.LIBREOFFICE.REGEX([.F965]; &quot;[\d\.]+&quot;))" office:value-type="float" office:value="4" calcext:value-type="float">
            <text:p>4.0</text:p>
          </table:table-cell>
          <table:table-cell office:value-type="string" calcext:value-type="string">
            <text:p>R8 - Aspects of review comments: action</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96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3" table:visibility="filter">
          <table:table-cell table:formula="of:=ORG.LIBREOFFICE.REGEX([.E966]; &quot;[A-Z]+&quot;)" office:value-type="string" office:string-value="R" calcext:value-type="string">
            <text:p>R</text:p>
          </table:table-cell>
          <table:table-cell table:style-name="ce4" table:formula="of:=VALUE(ORG.LIBREOFFICE.REGEX([.E966]; &quot;[\d\.]+&quot;))" office:value-type="float" office:value="8" calcext:value-type="float">
            <text:p>8.0</text:p>
          </table:table-cell>
          <table:table-cell table:formula="of:=ORG.LIBREOFFICE.REGEX([.F966]; &quot;[A-Z]+&quot;)" office:value-type="string" office:string-value="C" calcext:value-type="string">
            <text:p>C</text:p>
          </table:table-cell>
          <table:table-cell table:style-name="ce4" table:formula="of:=VALUE(ORG.LIBREOFFICE.REGEX([.F966]; &quot;[\d\.]+&quot;))" office:value-type="float" office:value="4" calcext:value-type="float">
            <text:p>4.0</text:p>
          </table:table-cell>
          <table:table-cell office:value-type="string" calcext:value-type="string">
            <text:p>R8 - Aspects of review comments: target</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96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9 (BG); 0 (CG)</text:p>
          </table:table-cell>
          <table:table-cell table:formula="of:=HYPERLINK(&quot;figures/boxplots/R8_C4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67]; &quot;[A-Z]+&quot;)" office:value-type="string" office:string-value="R" calcext:value-type="string">
            <text:p>R</text:p>
          </table:table-cell>
          <table:table-cell table:style-name="ce4" table:formula="of:=VALUE(ORG.LIBREOFFICE.REGEX([.E967]; &quot;[\d\.]+&quot;))" office:value-type="float" office:value="8" calcext:value-type="float">
            <text:p>8.0</text:p>
          </table:table-cell>
          <table:table-cell table:formula="of:=ORG.LIBREOFFICE.REGEX([.F967]; &quot;[A-Z]+&quot;)" office:value-type="string" office:string-value="C" calcext:value-type="string">
            <text:p>C</text:p>
          </table:table-cell>
          <table:table-cell table:style-name="ce4" table:formula="of:=VALUE(ORG.LIBREOFFICE.REGEX([.F967]; &quot;[\d\.]+&quot;))" office:value-type="float" office:value="4" calcext:value-type="float">
            <text:p>4.0</text:p>
          </table:table-cell>
          <table:table-cell office:value-type="string" calcext:value-type="string">
            <text:p>R8 - Aspects of review comments: topic</text:p>
          </table:table-cell>
          <table:table-cell office:value-type="string" calcext:value-type="string">
            <text:p>C4 - Commit file bugginess</text:p>
          </table:table-cell>
          <table:table-cell office:value-type="string" calcext:value-type="string">
            <text:p>31</text:p>
          </table:table-cell>
          <table:table-cell table:style-name="ce1" table:formula="of:=ORG.LIBREOFFICE.REGEX([.G967];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9 (BG); 0 (CG)</text:p>
          </table:table-cell>
          <table:table-cell table:formula="of:=HYPERLINK(&quot;figures/boxplots/R8_C4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968]; &quot;[A-Z]+&quot;)" office:value-type="string" office:string-value="R" calcext:value-type="string">
            <text:p>R</text:p>
          </table:table-cell>
          <table:table-cell table:style-name="ce4" table:formula="of:=VALUE(ORG.LIBREOFFICE.REGEX([.E968]; &quot;[\d\.]+&quot;))" office:value-type="float" office:value="8" calcext:value-type="float">
            <text:p>8.0</text:p>
          </table:table-cell>
          <table:table-cell table:formula="of:=ORG.LIBREOFFICE.REGEX([.F968]; &quot;[A-Z]+&quot;)" office:value-type="string" office:string-value="C" calcext:value-type="string">
            <text:p>C</text:p>
          </table:table-cell>
          <table:table-cell table:style-name="ce4" table:formula="of:=VALUE(ORG.LIBREOFFICE.REGEX([.F968]; &quot;[\d\.]+&quot;))" office:value-type="float" office:value="5" calcext:value-type="float">
            <text:p>5.0</text:p>
          </table:table-cell>
          <table:table-cell office:value-type="string" calcext:value-type="string">
            <text:p>R8 - Aspects of review comments: action</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96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3" table:visibility="filter">
          <table:table-cell table:formula="of:=ORG.LIBREOFFICE.REGEX([.E969]; &quot;[A-Z]+&quot;)" office:value-type="string" office:string-value="R" calcext:value-type="string">
            <text:p>R</text:p>
          </table:table-cell>
          <table:table-cell table:style-name="ce4" table:formula="of:=VALUE(ORG.LIBREOFFICE.REGEX([.E969]; &quot;[\d\.]+&quot;))" office:value-type="float" office:value="8" calcext:value-type="float">
            <text:p>8.0</text:p>
          </table:table-cell>
          <table:table-cell table:formula="of:=ORG.LIBREOFFICE.REGEX([.F969]; &quot;[A-Z]+&quot;)" office:value-type="string" office:string-value="C" calcext:value-type="string">
            <text:p>C</text:p>
          </table:table-cell>
          <table:table-cell table:style-name="ce4" table:formula="of:=VALUE(ORG.LIBREOFFICE.REGEX([.F969]; &quot;[\d\.]+&quot;))" office:value-type="float" office:value="5" calcext:value-type="float">
            <text:p>5.0</text:p>
          </table:table-cell>
          <table:table-cell office:value-type="string" calcext:value-type="string">
            <text:p>R8 - Aspects of review comments: target</text:p>
          </table:table-cell>
          <table:table-cell office:value-type="string" calcext:value-type="string">
            <text:p>C5 - Commit total line bugginess</text:p>
          </table:table-cell>
          <table:table-cell office:value-type="string" calcext:value-type="string">
            <text:p>31</text:p>
          </table:table-cell>
          <table:table-cell table:style-name="ce1" table:formula="of:=ORG.LIBREOFFICE.REGEX([.G96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9 (BG); 0 (CG)</text:p>
          </table:table-cell>
          <table:table-cell table:formula="of:=HYPERLINK(&quot;figures/boxplots/R8_C5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70]; &quot;[A-Z]+&quot;)" office:value-type="string" office:string-value="R" calcext:value-type="string">
            <text:p>R</text:p>
          </table:table-cell>
          <table:table-cell table:style-name="ce4" table:formula="of:=VALUE(ORG.LIBREOFFICE.REGEX([.E970]; &quot;[\d\.]+&quot;))" office:value-type="float" office:value="8" calcext:value-type="float">
            <text:p>8.0</text:p>
          </table:table-cell>
          <table:table-cell table:formula="of:=ORG.LIBREOFFICE.REGEX([.F970]; &quot;[A-Z]+&quot;)" office:value-type="string" office:string-value="C" calcext:value-type="string">
            <text:p>C</text:p>
          </table:table-cell>
          <table:table-cell table:style-name="ce4" table:formula="of:=VALUE(ORG.LIBREOFFICE.REGEX([.F970]; &quot;[\d\.]+&quot;))" office:value-type="float" office:value="5" calcext:value-type="float">
            <text:p>5.0</text:p>
          </table:table-cell>
          <table:table-cell office:value-type="string" calcext:value-type="string">
            <text:p>R8 - Aspects of review comments: topic</text:p>
          </table:table-cell>
          <table:table-cell office:value-type="string" calcext:value-type="string">
            <text:p>C5 - Commit total line bugginess</text:p>
          </table:table-cell>
          <table:table-cell office:value-type="string" calcext:value-type="string">
            <text:p>32</text:p>
          </table:table-cell>
          <table:table-cell table:style-name="ce1" table:formula="of:=ORG.LIBREOFFICE.REGEX([.G970]; &quot;^(\d+|\w)&quot;)" office:value-type="string" office:string-value="32" calcext:value-type="string">
            <text:p>32</text:p>
          </table:table-cell>
          <table:table-cell office:value-type="string" calcext:value-type="string">
            <text:p>BG: multiple weak relations</text:p>
          </table:table-cell>
          <table:table-cell table:style-name="ce12" office:value-type="string" calcext:value-type="string">
            <text:p>BG and CG: no common fully valid labels</text:p>
            <text:p>CG: no frequent labels</text:p>
            <text:p>BG: Kruskal-Wallis - Significant difference False</text:p>
            <text:p>Abs. count: 39 (BG); 0 (CG)</text:p>
          </table:table-cell>
          <table:table-cell table:formula="of:=HYPERLINK(&quot;figures/boxplots/R8_C5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971]; &quot;[A-Z]+&quot;)" office:value-type="string" office:string-value="R" calcext:value-type="string">
            <text:p>R</text:p>
          </table:table-cell>
          <table:table-cell table:style-name="ce4" table:formula="of:=VALUE(ORG.LIBREOFFICE.REGEX([.E971]; &quot;[\d\.]+&quot;))" office:value-type="float" office:value="8" calcext:value-type="float">
            <text:p>8.0</text:p>
          </table:table-cell>
          <table:table-cell table:formula="of:=ORG.LIBREOFFICE.REGEX([.F971]; &quot;[A-Z]+&quot;)" office:value-type="string" office:string-value="C" calcext:value-type="string">
            <text:p>C</text:p>
          </table:table-cell>
          <table:table-cell table:style-name="ce4" table:formula="of:=VALUE(ORG.LIBREOFFICE.REGEX([.F971]; &quot;[\d\.]+&quot;))" office:value-type="float" office:value="6" calcext:value-type="float">
            <text:p>6.0</text:p>
          </table:table-cell>
          <table:table-cell office:value-type="string" calcext:value-type="string">
            <text:p>R8 - Aspects of review comments: action</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971];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3" table:visibility="filter">
          <table:table-cell table:formula="of:=ORG.LIBREOFFICE.REGEX([.E972]; &quot;[A-Z]+&quot;)" office:value-type="string" office:string-value="R" calcext:value-type="string">
            <text:p>R</text:p>
          </table:table-cell>
          <table:table-cell table:style-name="ce4" table:formula="of:=VALUE(ORG.LIBREOFFICE.REGEX([.E972]; &quot;[\d\.]+&quot;))" office:value-type="float" office:value="8" calcext:value-type="float">
            <text:p>8.0</text:p>
          </table:table-cell>
          <table:table-cell table:formula="of:=ORG.LIBREOFFICE.REGEX([.F972]; &quot;[A-Z]+&quot;)" office:value-type="string" office:string-value="C" calcext:value-type="string">
            <text:p>C</text:p>
          </table:table-cell>
          <table:table-cell table:style-name="ce4" table:formula="of:=VALUE(ORG.LIBREOFFICE.REGEX([.F972]; &quot;[\d\.]+&quot;))" office:value-type="float" office:value="6" calcext:value-type="float">
            <text:p>6.0</text:p>
          </table:table-cell>
          <table:table-cell office:value-type="string" calcext:value-type="string">
            <text:p>R8 - Aspects of review comments: target</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972];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9 (BG); 0 (CG)</text:p>
          </table:table-cell>
          <table:table-cell table:formula="of:=HYPERLINK(&quot;figures/boxplots/R8_C6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73]; &quot;[A-Z]+&quot;)" office:value-type="string" office:string-value="R" calcext:value-type="string">
            <text:p>R</text:p>
          </table:table-cell>
          <table:table-cell table:style-name="ce4" table:formula="of:=VALUE(ORG.LIBREOFFICE.REGEX([.E973]; &quot;[\d\.]+&quot;))" office:value-type="float" office:value="8" calcext:value-type="float">
            <text:p>8.0</text:p>
          </table:table-cell>
          <table:table-cell table:formula="of:=ORG.LIBREOFFICE.REGEX([.F973]; &quot;[A-Z]+&quot;)" office:value-type="string" office:string-value="C" calcext:value-type="string">
            <text:p>C</text:p>
          </table:table-cell>
          <table:table-cell table:style-name="ce4" table:formula="of:=VALUE(ORG.LIBREOFFICE.REGEX([.F973]; &quot;[\d\.]+&quot;))" office:value-type="float" office:value="6" calcext:value-type="float">
            <text:p>6.0</text:p>
          </table:table-cell>
          <table:table-cell office:value-type="string" calcext:value-type="string">
            <text:p>R8 - Aspects of review comments: topic</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973];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9 (BG); 0 (CG)</text:p>
          </table:table-cell>
          <table:table-cell table:formula="of:=HYPERLINK(&quot;figures/boxplots/R8_C6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974]; &quot;[A-Z]+&quot;)" office:value-type="string" office:string-value="R" calcext:value-type="string">
            <text:p>R</text:p>
          </table:table-cell>
          <table:table-cell table:style-name="ce4" table:formula="of:=VALUE(ORG.LIBREOFFICE.REGEX([.E974]; &quot;[\d\.]+&quot;))" office:value-type="float" office:value="8" calcext:value-type="float">
            <text:p>8.0</text:p>
          </table:table-cell>
          <table:table-cell table:formula="of:=ORG.LIBREOFFICE.REGEX([.F974]; &quot;[A-Z]+&quot;)" office:value-type="string" office:string-value="F" calcext:value-type="string">
            <text:p>F</text:p>
          </table:table-cell>
          <table:table-cell table:style-name="ce4" table:formula="of:=VALUE(ORG.LIBREOFFICE.REGEX([.F974]; &quot;[\d\.]+&quot;))" office:value-type="float" office:value="4" calcext:value-type="float">
            <text:p>4.0</text:p>
          </table:table-cell>
          <table:table-cell office:value-type="string" calcext:value-type="string">
            <text:p>R8 - Aspects of review comments: action</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97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3" table:visibility="filter">
          <table:table-cell table:formula="of:=ORG.LIBREOFFICE.REGEX([.E975]; &quot;[A-Z]+&quot;)" office:value-type="string" office:string-value="R" calcext:value-type="string">
            <text:p>R</text:p>
          </table:table-cell>
          <table:table-cell table:style-name="ce4" table:formula="of:=VALUE(ORG.LIBREOFFICE.REGEX([.E975]; &quot;[\d\.]+&quot;))" office:value-type="float" office:value="8" calcext:value-type="float">
            <text:p>8.0</text:p>
          </table:table-cell>
          <table:table-cell table:formula="of:=ORG.LIBREOFFICE.REGEX([.F975]; &quot;[A-Z]+&quot;)" office:value-type="string" office:string-value="F" calcext:value-type="string">
            <text:p>F</text:p>
          </table:table-cell>
          <table:table-cell table:style-name="ce4" table:formula="of:=VALUE(ORG.LIBREOFFICE.REGEX([.F975]; &quot;[\d\.]+&quot;))" office:value-type="float" office:value="4" calcext:value-type="float">
            <text:p>4.0</text:p>
          </table:table-cell>
          <table:table-cell office:value-type="string" calcext:value-type="string">
            <text:p>R8 - Aspects of review comments: target</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975];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9 (BG); 0 (CG)</text:p>
          </table:table-cell>
          <table:table-cell table:formula="of:=HYPERLINK(&quot;figures/boxplots/R8_F4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76]; &quot;[A-Z]+&quot;)" office:value-type="string" office:string-value="R" calcext:value-type="string">
            <text:p>R</text:p>
          </table:table-cell>
          <table:table-cell table:style-name="ce4" table:formula="of:=VALUE(ORG.LIBREOFFICE.REGEX([.E976]; &quot;[\d\.]+&quot;))" office:value-type="float" office:value="8" calcext:value-type="float">
            <text:p>8.0</text:p>
          </table:table-cell>
          <table:table-cell table:formula="of:=ORG.LIBREOFFICE.REGEX([.F976]; &quot;[A-Z]+&quot;)" office:value-type="string" office:string-value="F" calcext:value-type="string">
            <text:p>F</text:p>
          </table:table-cell>
          <table:table-cell table:style-name="ce4" table:formula="of:=VALUE(ORG.LIBREOFFICE.REGEX([.F976]; &quot;[\d\.]+&quot;))" office:value-type="float" office:value="4" calcext:value-type="float">
            <text:p>4.0</text:p>
          </table:table-cell>
          <table:table-cell office:value-type="string" calcext:value-type="string">
            <text:p>R8 - Aspects of review comments: topic</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97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9 (BG); 0 (CG)</text:p>
          </table:table-cell>
          <table:table-cell table:formula="of:=HYPERLINK(&quot;figures/boxplots/R8_F4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977]; &quot;[A-Z]+&quot;)" office:value-type="string" office:string-value="R" calcext:value-type="string">
            <text:p>R</text:p>
          </table:table-cell>
          <table:table-cell table:style-name="ce4" table:formula="of:=VALUE(ORG.LIBREOFFICE.REGEX([.E977]; &quot;[\d\.]+&quot;))" office:value-type="float" office:value="8" calcext:value-type="float">
            <text:p>8.0</text:p>
          </table:table-cell>
          <table:table-cell table:formula="of:=ORG.LIBREOFFICE.REGEX([.F977]; &quot;[A-Z]+&quot;)" office:value-type="string" office:string-value="F" calcext:value-type="string">
            <text:p>F</text:p>
          </table:table-cell>
          <table:table-cell table:style-name="ce4" table:formula="of:=VALUE(ORG.LIBREOFFICE.REGEX([.F977]; &quot;[\d\.]+&quot;))" office:value-type="float" office:value="9" calcext:value-type="float">
            <text:p>9.0</text:p>
          </table:table-cell>
          <table:table-cell office:value-type="string" calcext:value-type="string">
            <text:p>R8 - Aspects of review comments: action</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97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3" table:visibility="filter">
          <table:table-cell table:formula="of:=ORG.LIBREOFFICE.REGEX([.E978]; &quot;[A-Z]+&quot;)" office:value-type="string" office:string-value="R" calcext:value-type="string">
            <text:p>R</text:p>
          </table:table-cell>
          <table:table-cell table:style-name="ce4" table:formula="of:=VALUE(ORG.LIBREOFFICE.REGEX([.E978]; &quot;[\d\.]+&quot;))" office:value-type="float" office:value="8" calcext:value-type="float">
            <text:p>8.0</text:p>
          </table:table-cell>
          <table:table-cell table:formula="of:=ORG.LIBREOFFICE.REGEX([.F978]; &quot;[A-Z]+&quot;)" office:value-type="string" office:string-value="F" calcext:value-type="string">
            <text:p>F</text:p>
          </table:table-cell>
          <table:table-cell table:style-name="ce4" table:formula="of:=VALUE(ORG.LIBREOFFICE.REGEX([.F978]; &quot;[\d\.]+&quot;))" office:value-type="float" office:value="9" calcext:value-type="float">
            <text:p>9.0</text:p>
          </table:table-cell>
          <table:table-cell office:value-type="string" calcext:value-type="string">
            <text:p>R8 - Aspects of review comments: target</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978];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9 (BG); 0 (CG)</text:p>
          </table:table-cell>
          <table:table-cell table:formula="of:=HYPERLINK(&quot;figures/boxplots/R8_F9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979]; &quot;[A-Z]+&quot;)" office:value-type="string" office:string-value="R" calcext:value-type="string">
            <text:p>R</text:p>
          </table:table-cell>
          <table:table-cell table:style-name="ce4" table:formula="of:=VALUE(ORG.LIBREOFFICE.REGEX([.E979]; &quot;[\d\.]+&quot;))" office:value-type="float" office:value="8" calcext:value-type="float">
            <text:p>8.0</text:p>
          </table:table-cell>
          <table:table-cell table:formula="of:=ORG.LIBREOFFICE.REGEX([.F979]; &quot;[A-Z]+&quot;)" office:value-type="string" office:string-value="F" calcext:value-type="string">
            <text:p>F</text:p>
          </table:table-cell>
          <table:table-cell table:style-name="ce4" table:formula="of:=VALUE(ORG.LIBREOFFICE.REGEX([.F979]; &quot;[\d\.]+&quot;))" office:value-type="float" office:value="9" calcext:value-type="float">
            <text:p>9.0</text:p>
          </table:table-cell>
          <table:table-cell office:value-type="string" calcext:value-type="string">
            <text:p>R8 - Aspects of review comments: topic</text:p>
          </table:table-cell>
          <table:table-cell office:value-type="string" calcext:value-type="string">
            <text:p>F9 - # Bug comments [sum]</text:p>
          </table:table-cell>
          <table:table-cell office:value-type="string" calcext:value-type="string">
            <text:p>31</text:p>
          </table:table-cell>
          <table:table-cell table:style-name="ce1" table:formula="of:=ORG.LIBREOFFICE.REGEX([.G979];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9 (BG); 0 (CG)</text:p>
          </table:table-cell>
          <table:table-cell table:formula="of:=HYPERLINK(&quot;figures/boxplots/R8_F9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table-cell table:formula="of:=ORG.LIBREOFFICE.REGEX([.E980]; &quot;[A-Z]+&quot;)" office:value-type="string" office:string-value="R" calcext:value-type="string">
            <text:p>R</text:p>
          </table:table-cell>
          <table:table-cell table:style-name="ce4" table:formula="of:=VALUE(ORG.LIBREOFFICE.REGEX([.E980]; &quot;[\d\.]+&quot;))" office:value-type="float" office:value="8" calcext:value-type="float">
            <text:p>8.0</text:p>
          </table:table-cell>
          <table:table-cell table:formula="of:=ORG.LIBREOFFICE.REGEX([.F980]; &quot;[A-Z]+&quot;)" office:value-type="string" office:string-value="I" calcext:value-type="string">
            <text:p>I</text:p>
          </table:table-cell>
          <table:table-cell table:style-name="ce4" table:formula="of:=VALUE(ORG.LIBREOFFICE.REGEX([.F980]; &quot;[\d\.]+&quot;))" office:value-type="float" office:value="5" calcext:value-type="float">
            <text:p>5.0</text:p>
          </table:table-cell>
          <table:table-cell office:value-type="string" calcext:value-type="string">
            <text:p>R8 - Aspects of review comments: action</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98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4">
          <table:table-cell table:formula="of:=ORG.LIBREOFFICE.REGEX([.E981]; &quot;[A-Z]+&quot;)" office:value-type="string" office:string-value="R" calcext:value-type="string">
            <text:p>R</text:p>
          </table:table-cell>
          <table:table-cell table:style-name="ce4" table:formula="of:=VALUE(ORG.LIBREOFFICE.REGEX([.E981]; &quot;[\d\.]+&quot;))" office:value-type="float" office:value="8" calcext:value-type="float">
            <text:p>8.0</text:p>
          </table:table-cell>
          <table:table-cell table:formula="of:=ORG.LIBREOFFICE.REGEX([.F981]; &quot;[A-Z]+&quot;)" office:value-type="string" office:string-value="I" calcext:value-type="string">
            <text:p>I</text:p>
          </table:table-cell>
          <table:table-cell table:style-name="ce4" table:formula="of:=VALUE(ORG.LIBREOFFICE.REGEX([.F981]; &quot;[\d\.]+&quot;))" office:value-type="float" office:value="5" calcext:value-type="float">
            <text:p>5.0</text:p>
          </table:table-cell>
          <table:table-cell office:value-type="string" calcext:value-type="string">
            <text:p>R8 - Aspects of review comments: target</text:p>
          </table:table-cell>
          <table:table-cell office:value-type="string" calcext:value-type="string">
            <text:p>I5 - # Introducing issue discussants [sum]</text:p>
          </table:table-cell>
          <table:table-cell table:style-name="ce20" office:value-type="string" calcext:value-type="string">
            <text:p>31</text:p>
          </table:table-cell>
          <table:table-cell table:style-name="ce1" table:formula="of:=ORG.LIBREOFFICE.REGEX([.G981]; &quot;^(\d+|\w)&quot;)" office:value-type="string" office:string-value="31" calcext:value-type="string">
            <text:p>31</text:p>
          </table:table-cell>
          <table:table-cell office:value-type="string" calcext:value-type="string">
            <text:p>BG: no clear relation</text:p>
          </table:table-cell>
          <table:table-cell table:style-name="ce12" office:value-type="string" calcext:value-type="string">
            <text:p>BG and CG: no common fully valid labels</text:p>
            <text:p>CG: no fully valid labels</text:p>
            <text:p>BG: Kruskal-Wallis - Significant difference False</text:p>
            <text:p>CG: Kruskal-Wallis - Significant difference False</text:p>
            <text:p>Abs. count: 18 (BG); 10 (CG)</text:p>
          </table:table-cell>
          <table:table-cell table:formula="of:=HYPERLINK(&quot;figures/boxplots/R8_I5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table-cell table:formula="of:=ORG.LIBREOFFICE.REGEX([.E982]; &quot;[A-Z]+&quot;)" office:value-type="string" office:string-value="R" calcext:value-type="string">
            <text:p>R</text:p>
          </table:table-cell>
          <table:table-cell table:style-name="ce4" table:formula="of:=VALUE(ORG.LIBREOFFICE.REGEX([.E982]; &quot;[\d\.]+&quot;))" office:value-type="float" office:value="8" calcext:value-type="float">
            <text:p>8.0</text:p>
          </table:table-cell>
          <table:table-cell table:formula="of:=ORG.LIBREOFFICE.REGEX([.F982]; &quot;[A-Z]+&quot;)" office:value-type="string" office:string-value="I" calcext:value-type="string">
            <text:p>I</text:p>
          </table:table-cell>
          <table:table-cell table:style-name="ce4" table:formula="of:=VALUE(ORG.LIBREOFFICE.REGEX([.F982]; &quot;[\d\.]+&quot;))" office:value-type="float" office:value="5" calcext:value-type="float">
            <text:p>5.0</text:p>
          </table:table-cell>
          <table:table-cell office:value-type="string" calcext:value-type="string">
            <text:p>R8 - Aspects of review comments: topic</text:p>
          </table:table-cell>
          <table:table-cell office:value-type="string" calcext:value-type="string">
            <text:p>I5 - # Introducing issue discussants [sum]</text:p>
          </table:table-cell>
          <table:table-cell table:style-name="ce20" office:value-type="string" calcext:value-type="string">
            <text:p>31</text:p>
          </table:table-cell>
          <table:table-cell table:style-name="ce1" table:formula="of:=ORG.LIBREOFFICE.REGEX([.G982]; &quot;^(\d+|\w)&quot;)" office:value-type="string" office:string-value="31" calcext:value-type="string">
            <text:p>31</text:p>
          </table:table-cell>
          <table:table-cell office:value-type="string" calcext:value-type="string">
            <text:p>BG: no relation</text:p>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18 (BG); 10 (CG)</text:p>
          </table:table-cell>
          <table:table-cell table:formula="of:=HYPERLINK(&quot;figures/boxplots/R8_I5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983]; &quot;[A-Z]+&quot;)" office:value-type="string" office:string-value="R" calcext:value-type="string">
            <text:p>R</text:p>
          </table:table-cell>
          <table:table-cell table:style-name="ce4" table:formula="of:=VALUE(ORG.LIBREOFFICE.REGEX([.E983]; &quot;[\d\.]+&quot;))" office:value-type="float" office:value="8" calcext:value-type="float">
            <text:p>8.0</text:p>
          </table:table-cell>
          <table:table-cell table:formula="of:=ORG.LIBREOFFICE.REGEX([.F983]; &quot;[A-Z]+&quot;)" office:value-type="string" office:string-value="I" calcext:value-type="string">
            <text:p>I</text:p>
          </table:table-cell>
          <table:table-cell table:style-name="ce4" table:formula="of:=VALUE(ORG.LIBREOFFICE.REGEX([.F983]; &quot;[\d\.]+&quot;))" office:value-type="float" office:value="7" calcext:value-type="float">
            <text:p>7.0</text:p>
          </table:table-cell>
          <table:table-cell office:value-type="string" calcext:value-type="string">
            <text:p>R8 - Aspects of review comments: action</text:p>
          </table:table-cell>
          <table:table-cell office:value-type="string" calcext:value-type="string">
            <text:p>I7 - # Introducing issue commits [sum]</text:p>
          </table:table-cell>
          <table:table-cell table:style-name="ce20" office:value-type="string" calcext:value-type="string">
            <text:p>31</text:p>
          </table:table-cell>
          <table:table-cell table:style-name="ce1" table:formula="of:=ORG.LIBREOFFICE.REGEX([.G983]; &quot;^(\d+|\w)&quot;)" office:value-type="string" office:string-value="31" calcext:value-type="string">
            <text:p>31</text:p>
          </table:table-cell>
          <table:table-cell office:value-type="string" calcext:value-type="string">
            <text:p>BG: no inverse</text:p>
          </table:table-cell>
          <table:table-cell table:style-name="ce12" office:value-type="string" calcext:value-type="string">
            <text:p>BG and CG: no common fully valid labels</text:p>
            <text:p>BG: no fully valid labels</text:p>
            <text:p>BG: Kruskal-Wallis - Significant difference False</text:p>
            <text:p>CG: Kruskal-Wallis - Significant difference False</text:p>
            <text:p>Abs. count: 33 (BG); 21 (CG)</text:p>
          </table:table-cell>
          <table:table-cell table:formula="of:=HYPERLINK(&quot;figures/boxplots/R8_I7_action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984]; &quot;[A-Z]+&quot;)" office:value-type="string" office:string-value="R" calcext:value-type="string">
            <text:p>R</text:p>
          </table:table-cell>
          <table:table-cell table:style-name="ce4" table:formula="of:=VALUE(ORG.LIBREOFFICE.REGEX([.E984]; &quot;[\d\.]+&quot;))" office:value-type="float" office:value="8" calcext:value-type="float">
            <text:p>8.0</text:p>
          </table:table-cell>
          <table:table-cell table:formula="of:=ORG.LIBREOFFICE.REGEX([.F984]; &quot;[A-Z]+&quot;)" office:value-type="string" office:string-value="I" calcext:value-type="string">
            <text:p>I</text:p>
          </table:table-cell>
          <table:table-cell table:style-name="ce4" table:formula="of:=VALUE(ORG.LIBREOFFICE.REGEX([.F984]; &quot;[\d\.]+&quot;))" office:value-type="float" office:value="7" calcext:value-type="float">
            <text:p>7.0</text:p>
          </table:table-cell>
          <table:table-cell office:value-type="string" calcext:value-type="string">
            <text:p>R8 - Aspects of review comments: target</text:p>
          </table:table-cell>
          <table:table-cell office:value-type="string" calcext:value-type="string">
            <text:p>I7 - # Introducing issue commits [sum]</text:p>
          </table:table-cell>
          <table:table-cell table:style-name="ce20" office:value-type="string" calcext:value-type="string">
            <text:p>1</text:p>
          </table:table-cell>
          <table:table-cell table:style-name="ce1" table:formula="of:=ORG.LIBREOFFICE.REGEX([.G984]; &quot;^(\d+|\w)&quot;)" office:value-type="string" office:string-value="1" calcext:value-type="string">
            <text:p>1</text:p>
          </table:table-cell>
          <table:table-cell/>
          <table:table-cell table:style-name="ce12" office:value-type="string" calcext:value-type="string">
            <text:p>BG: Kruskal-Wallis - Significant difference False</text:p>
            <text:p>CG: Kruskal-Wallis - Significant difference False</text:p>
            <text:p>Abs. count: 33 (BG); 21 (CG)</text:p>
          </table:table-cell>
          <table:table-cell table:formula="of:=HYPERLINK(&quot;figures/boxplots/R8_I7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2" table:visibility="filter">
          <table:table-cell table:formula="of:=ORG.LIBREOFFICE.REGEX([.E985]; &quot;[A-Z]+&quot;)" office:value-type="string" office:string-value="R" calcext:value-type="string">
            <text:p>R</text:p>
          </table:table-cell>
          <table:table-cell table:style-name="ce4" table:formula="of:=VALUE(ORG.LIBREOFFICE.REGEX([.E985]; &quot;[\d\.]+&quot;))" office:value-type="float" office:value="8" calcext:value-type="float">
            <text:p>8.0</text:p>
          </table:table-cell>
          <table:table-cell table:formula="of:=ORG.LIBREOFFICE.REGEX([.F985]; &quot;[A-Z]+&quot;)" office:value-type="string" office:string-value="I" calcext:value-type="string">
            <text:p>I</text:p>
          </table:table-cell>
          <table:table-cell table:style-name="ce4" table:formula="of:=VALUE(ORG.LIBREOFFICE.REGEX([.F985]; &quot;[\d\.]+&quot;))" office:value-type="float" office:value="7" calcext:value-type="float">
            <text:p>7.0</text:p>
          </table:table-cell>
          <table:table-cell office:value-type="string" calcext:value-type="string">
            <text:p>R8 - Aspects of review comments: topic</text:p>
          </table:table-cell>
          <table:table-cell office:value-type="string" calcext:value-type="string">
            <text:p>I7 - # Introducing issue commits [sum]</text:p>
          </table:table-cell>
          <table:table-cell table:style-name="ce20" office:value-type="string" calcext:value-type="string">
            <text:p>31</text:p>
          </table:table-cell>
          <table:table-cell table:style-name="ce1" table:formula="of:=ORG.LIBREOFFICE.REGEX([.G985]; &quot;^(\d+|\w)&quot;)" office:value-type="string" office:string-value="31" calcext:value-type="string">
            <text:p>31</text:p>
          </table:table-cell>
          <table:table-cell/>
          <table:table-cell table:style-name="ce12" office:value-type="string" calcext:value-type="string">
            <text:p>BG: Kruskal-Wallis - Significant difference False</text:p>
            <text:p>CG: Kruskal-Wallis - Significant difference False</text:p>
            <text:p>Abs. count: 33 (BG); 21 (CG)</text:p>
          </table:table-cell>
          <table:table-cell table:formula="of:=HYPERLINK(&quot;figures/boxplots/R8_I7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986]; &quot;[A-Z]+&quot;)" office:value-type="string" office:string-value="R" calcext:value-type="string">
            <text:p>R</text:p>
          </table:table-cell>
          <table:table-cell table:style-name="ce4" table:formula="of:=VALUE(ORG.LIBREOFFICE.REGEX([.E986]; &quot;[\d\.]+&quot;))" office:value-type="float" office:value="8" calcext:value-type="float">
            <text:p>8.0</text:p>
          </table:table-cell>
          <table:table-cell table:formula="of:=ORG.LIBREOFFICE.REGEX([.F986]; &quot;[A-Z]+&quot;)" office:value-type="string" office:string-value="I" calcext:value-type="string">
            <text:p>I</text:p>
          </table:table-cell>
          <table:table-cell table:style-name="ce4" table:formula="of:=VALUE(ORG.LIBREOFFICE.REGEX([.F986]; &quot;[\d\.]+&quot;))" office:value-type="float" office:value="10" calcext:value-type="float">
            <text:p>10.0</text:p>
          </table:table-cell>
          <table:table-cell office:value-type="string" calcext:value-type="string">
            <text:p>R8 - Aspects of review comments: action</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986];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4" table:visibility="filter">
          <table:table-cell table:formula="of:=ORG.LIBREOFFICE.REGEX([.E987]; &quot;[A-Z]+&quot;)" office:value-type="string" office:string-value="R" calcext:value-type="string">
            <text:p>R</text:p>
          </table:table-cell>
          <table:table-cell table:style-name="ce4" table:formula="of:=VALUE(ORG.LIBREOFFICE.REGEX([.E987]; &quot;[\d\.]+&quot;))" office:value-type="float" office:value="8" calcext:value-type="float">
            <text:p>8.0</text:p>
          </table:table-cell>
          <table:table-cell table:formula="of:=ORG.LIBREOFFICE.REGEX([.F987]; &quot;[A-Z]+&quot;)" office:value-type="string" office:string-value="I" calcext:value-type="string">
            <text:p>I</text:p>
          </table:table-cell>
          <table:table-cell table:style-name="ce4" table:formula="of:=VALUE(ORG.LIBREOFFICE.REGEX([.F987]; &quot;[\d\.]+&quot;))" office:value-type="float" office:value="10" calcext:value-type="float">
            <text:p>10.0</text:p>
          </table:table-cell>
          <table:table-cell office:value-type="string" calcext:value-type="string">
            <text:p>R8 - Aspects of review comments: target</text:p>
          </table:table-cell>
          <table:table-cell office:value-type="string" calcext:value-type="string">
            <text:p>I10 - # Introducing issue comments [sum]</text:p>
          </table:table-cell>
          <table:table-cell table:style-name="ce20" office:value-type="string" calcext:value-type="string">
            <text:p>31</text:p>
          </table:table-cell>
          <table:table-cell table:style-name="ce1" table:formula="of:=ORG.LIBREOFFICE.REGEX([.G987]; &quot;^(\d+|\w)&quot;)" office:value-type="string" office:string-value="31" calcext:value-type="string">
            <text:p>31</text:p>
          </table:table-cell>
          <table:table-cell/>
          <table:table-cell table:style-name="ce12" office:value-type="string" calcext:value-type="string">
            <text:p>BG and CG: no common fully valid labels</text:p>
            <text:p>CG: no fully valid labels</text:p>
            <text:p>BG: Kruskal-Wallis - Significant difference False</text:p>
            <text:p>CG: Kruskal-Wallis - Significant difference False</text:p>
            <text:p>Abs. count: 18 (BG); 10 (CG)</text:p>
          </table:table-cell>
          <table:table-cell table:formula="of:=HYPERLINK(&quot;figures/boxplots/R8_I10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988]; &quot;[A-Z]+&quot;)" office:value-type="string" office:string-value="R" calcext:value-type="string">
            <text:p>R</text:p>
          </table:table-cell>
          <table:table-cell table:style-name="ce4" table:formula="of:=VALUE(ORG.LIBREOFFICE.REGEX([.E988]; &quot;[\d\.]+&quot;))" office:value-type="float" office:value="8" calcext:value-type="float">
            <text:p>8.0</text:p>
          </table:table-cell>
          <table:table-cell table:formula="of:=ORG.LIBREOFFICE.REGEX([.F988]; &quot;[A-Z]+&quot;)" office:value-type="string" office:string-value="I" calcext:value-type="string">
            <text:p>I</text:p>
          </table:table-cell>
          <table:table-cell table:style-name="ce4" table:formula="of:=VALUE(ORG.LIBREOFFICE.REGEX([.F988]; &quot;[\d\.]+&quot;))" office:value-type="float" office:value="10" calcext:value-type="float">
            <text:p>10.0</text:p>
          </table:table-cell>
          <table:table-cell office:value-type="string" calcext:value-type="string">
            <text:p>R8 - Aspects of review comments: topic</text:p>
          </table:table-cell>
          <table:table-cell office:value-type="string" calcext:value-type="string">
            <text:p>I10 - # Introducing issue comments [sum]</text:p>
          </table:table-cell>
          <table:table-cell table:style-name="ce20" office:value-type="string" calcext:value-type="string">
            <text:p>32 (ovr)</text:p>
          </table:table-cell>
          <table:table-cell table:style-name="ce1" table:formula="of:=ORG.LIBREOFFICE.REGEX([.G988]; &quot;^(\d+|\w)&quot;)" office:value-type="string" office:string-value="32" calcext:value-type="string">
            <text:p>32</text:p>
          </table:table-cell>
          <table:table-cell/>
          <table:table-cell table:style-name="ce12" office:value-type="string" calcext:value-type="string">
            <text:p>BG and CG: no common fully valid labels</text:p>
            <text:p>CG: no fully valid labels</text:p>
            <text:p>BG: Kruskal-Wallis - Significant difference False</text:p>
            <text:p>Not enough data for Kruskal-Wallis</text:p>
            <text:p>Abs. count: 18 (BG); 10 (CG)</text:p>
          </table:table-cell>
          <table:table-cell table:formula="of:=HYPERLINK(&quot;figures/boxplots/R8_I10_topic_histogram_boxplot.pdf&quot;; &quot;CLICK&quot;)" office:value-type="string" office:string-value="CLICK" calcext:value-type="string">
            <text:p>CLICK</text:p>
          </table:table-cell>
          <table:table-cell table:number-columns-repeated="1013"/>
        </table:table-row>
        <table:table-row table:style-name="ro1" table:visibility="filter">
          <table:table-cell table:formula="of:=ORG.LIBREOFFICE.REGEX([.E989]; &quot;[A-Z]+&quot;)" office:value-type="string" office:string-value="R" calcext:value-type="string">
            <text:p>R</text:p>
          </table:table-cell>
          <table:table-cell table:style-name="ce4" table:formula="of:=VALUE(ORG.LIBREOFFICE.REGEX([.E989]; &quot;[\d\.]+&quot;))" office:value-type="float" office:value="8" calcext:value-type="float">
            <text:p>8.0</text:p>
          </table:table-cell>
          <table:table-cell table:formula="of:=ORG.LIBREOFFICE.REGEX([.F989]; &quot;[A-Z]+&quot;)" office:value-type="string" office:string-value="ML" calcext:value-type="string">
            <text:p>ML</text:p>
          </table:table-cell>
          <table:table-cell table:style-name="ce4" table:formula="of:=VALUE(ORG.LIBREOFFICE.REGEX([.F989]; &quot;[\d\.]+&quot;))" office:value-type="float" office:value="2" calcext:value-type="float">
            <text:p>2.0</text:p>
          </table:table-cell>
          <table:table-cell office:value-type="string" calcext:value-type="string">
            <text:p>R8 - Aspects of review comments: action</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989];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990]; &quot;[A-Z]+&quot;)" office:value-type="string" office:string-value="R" calcext:value-type="string">
            <text:p>R</text:p>
          </table:table-cell>
          <table:table-cell table:style-name="ce4" table:formula="of:=VALUE(ORG.LIBREOFFICE.REGEX([.E990]; &quot;[\d\.]+&quot;))" office:value-type="float" office:value="8" calcext:value-type="float">
            <text:p>8.0</text:p>
          </table:table-cell>
          <table:table-cell table:formula="of:=ORG.LIBREOFFICE.REGEX([.F990]; &quot;[A-Z]+&quot;)" office:value-type="string" office:string-value="ML" calcext:value-type="string">
            <text:p>ML</text:p>
          </table:table-cell>
          <table:table-cell table:style-name="ce4" table:formula="of:=VALUE(ORG.LIBREOFFICE.REGEX([.F990]; &quot;[\d\.]+&quot;))" office:value-type="float" office:value="2" calcext:value-type="float">
            <text:p>2.0</text:p>
          </table:table-cell>
          <table:table-cell office:value-type="string" calcext:value-type="string">
            <text:p>R8 - Aspects of review comments: target</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990];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991]; &quot;[A-Z]+&quot;)" office:value-type="string" office:string-value="R" calcext:value-type="string">
            <text:p>R</text:p>
          </table:table-cell>
          <table:table-cell table:style-name="ce4" table:formula="of:=VALUE(ORG.LIBREOFFICE.REGEX([.E991]; &quot;[\d\.]+&quot;))" office:value-type="float" office:value="8" calcext:value-type="float">
            <text:p>8.0</text:p>
          </table:table-cell>
          <table:table-cell table:formula="of:=ORG.LIBREOFFICE.REGEX([.F991]; &quot;[A-Z]+&quot;)" office:value-type="string" office:string-value="ML" calcext:value-type="string">
            <text:p>ML</text:p>
          </table:table-cell>
          <table:table-cell table:style-name="ce4" table:formula="of:=VALUE(ORG.LIBREOFFICE.REGEX([.F991]; &quot;[\d\.]+&quot;))" office:value-type="float" office:value="2" calcext:value-type="float">
            <text:p>2.0</text:p>
          </table:table-cell>
          <table:table-cell office:value-type="string" calcext:value-type="string">
            <text:p>R8 - Aspects of review comments: topic</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99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992]; &quot;[A-Z]+&quot;)" office:value-type="string" office:string-value="R" calcext:value-type="string">
            <text:p>R</text:p>
          </table:table-cell>
          <table:table-cell table:style-name="ce4" table:formula="of:=VALUE(ORG.LIBREOFFICE.REGEX([.E992]; &quot;[\d\.]+&quot;))" office:value-type="float" office:value="8" calcext:value-type="float">
            <text:p>8.0</text:p>
          </table:table-cell>
          <table:table-cell table:formula="of:=ORG.LIBREOFFICE.REGEX([.F992]; &quot;[A-Z]+&quot;)" office:value-type="string" office:string-value="ML" calcext:value-type="string">
            <text:p>ML</text:p>
          </table:table-cell>
          <table:table-cell table:style-name="ce4" table:formula="of:=VALUE(ORG.LIBREOFFICE.REGEX([.F992]; &quot;[\d\.]+&quot;))" office:value-type="float" office:value="5" calcext:value-type="float">
            <text:p>5.0</text:p>
          </table:table-cell>
          <table:table-cell office:value-type="string" calcext:value-type="string">
            <text:p>R8 - Aspects of review comments: action</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99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93]; &quot;[A-Z]+&quot;)" office:value-type="string" office:string-value="R" calcext:value-type="string">
            <text:p>R</text:p>
          </table:table-cell>
          <table:table-cell table:style-name="ce4" table:formula="of:=VALUE(ORG.LIBREOFFICE.REGEX([.E993]; &quot;[\d\.]+&quot;))" office:value-type="float" office:value="8" calcext:value-type="float">
            <text:p>8.0</text:p>
          </table:table-cell>
          <table:table-cell table:formula="of:=ORG.LIBREOFFICE.REGEX([.F993]; &quot;[A-Z]+&quot;)" office:value-type="string" office:string-value="ML" calcext:value-type="string">
            <text:p>ML</text:p>
          </table:table-cell>
          <table:table-cell table:style-name="ce4" table:formula="of:=VALUE(ORG.LIBREOFFICE.REGEX([.F993]; &quot;[\d\.]+&quot;))" office:value-type="float" office:value="5" calcext:value-type="float">
            <text:p>5.0</text:p>
          </table:table-cell>
          <table:table-cell office:value-type="string" calcext:value-type="string">
            <text:p>R8 - Aspects of review comments: target</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99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94]; &quot;[A-Z]+&quot;)" office:value-type="string" office:string-value="R" calcext:value-type="string">
            <text:p>R</text:p>
          </table:table-cell>
          <table:table-cell table:style-name="ce4" table:formula="of:=VALUE(ORG.LIBREOFFICE.REGEX([.E994]; &quot;[\d\.]+&quot;))" office:value-type="float" office:value="8" calcext:value-type="float">
            <text:p>8.0</text:p>
          </table:table-cell>
          <table:table-cell table:formula="of:=ORG.LIBREOFFICE.REGEX([.F994]; &quot;[A-Z]+&quot;)" office:value-type="string" office:string-value="ML" calcext:value-type="string">
            <text:p>ML</text:p>
          </table:table-cell>
          <table:table-cell table:style-name="ce4" table:formula="of:=VALUE(ORG.LIBREOFFICE.REGEX([.F994]; &quot;[\d\.]+&quot;))" office:value-type="float" office:value="5" calcext:value-type="float">
            <text:p>5.0</text:p>
          </table:table-cell>
          <table:table-cell office:value-type="string" calcext:value-type="string">
            <text:p>R8 - Aspects of review comments: topic</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99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995]; &quot;[A-Z]+&quot;)" office:value-type="string" office:string-value="R" calcext:value-type="string">
            <text:p>R</text:p>
          </table:table-cell>
          <table:table-cell table:style-name="ce4" table:formula="of:=VALUE(ORG.LIBREOFFICE.REGEX([.E995]; &quot;[\d\.]+&quot;))" office:value-type="float" office:value="8" calcext:value-type="float">
            <text:p>8.0</text:p>
          </table:table-cell>
          <table:table-cell table:formula="of:=ORG.LIBREOFFICE.REGEX([.F995]; &quot;[A-Z]+&quot;)" office:value-type="string" office:string-value="O" calcext:value-type="string">
            <text:p>O</text:p>
          </table:table-cell>
          <table:table-cell table:style-name="ce4" table:formula="of:=VALUE(ORG.LIBREOFFICE.REGEX([.F995]; &quot;[\d\.]+&quot;))" office:value-type="float" office:value="3" calcext:value-type="float">
            <text:p>3.0</text:p>
          </table:table-cell>
          <table:table-cell office:value-type="string" calcext:value-type="string">
            <text:p>R8 - Aspects of review comments: action</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995];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996]; &quot;[A-Z]+&quot;)" office:value-type="string" office:string-value="R" calcext:value-type="string">
            <text:p>R</text:p>
          </table:table-cell>
          <table:table-cell table:style-name="ce4" table:formula="of:=VALUE(ORG.LIBREOFFICE.REGEX([.E996]; &quot;[\d\.]+&quot;))" office:value-type="float" office:value="8" calcext:value-type="float">
            <text:p>8.0</text:p>
          </table:table-cell>
          <table:table-cell table:formula="of:=ORG.LIBREOFFICE.REGEX([.F996]; &quot;[A-Z]+&quot;)" office:value-type="string" office:string-value="O" calcext:value-type="string">
            <text:p>O</text:p>
          </table:table-cell>
          <table:table-cell table:style-name="ce4" table:formula="of:=VALUE(ORG.LIBREOFFICE.REGEX([.F996]; &quot;[\d\.]+&quot;))" office:value-type="float" office:value="3" calcext:value-type="float">
            <text:p>3.0</text:p>
          </table:table-cell>
          <table:table-cell office:value-type="string" calcext:value-type="string">
            <text:p>R8 - Aspects of review comments: target</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99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997]; &quot;[A-Z]+&quot;)" office:value-type="string" office:string-value="R" calcext:value-type="string">
            <text:p>R</text:p>
          </table:table-cell>
          <table:table-cell table:style-name="ce4" table:formula="of:=VALUE(ORG.LIBREOFFICE.REGEX([.E997]; &quot;[\d\.]+&quot;))" office:value-type="float" office:value="8" calcext:value-type="float">
            <text:p>8.0</text:p>
          </table:table-cell>
          <table:table-cell table:formula="of:=ORG.LIBREOFFICE.REGEX([.F997]; &quot;[A-Z]+&quot;)" office:value-type="string" office:string-value="O" calcext:value-type="string">
            <text:p>O</text:p>
          </table:table-cell>
          <table:table-cell table:style-name="ce4" table:formula="of:=VALUE(ORG.LIBREOFFICE.REGEX([.F997]; &quot;[\d\.]+&quot;))" office:value-type="float" office:value="3" calcext:value-type="float">
            <text:p>3.0</text:p>
          </table:table-cell>
          <table:table-cell office:value-type="string" calcext:value-type="string">
            <text:p>R8 - Aspects of review comments: topic</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997];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4" table:visibility="filter">
          <table:table-cell table:formula="of:=ORG.LIBREOFFICE.REGEX([.E998]; &quot;[A-Z]+&quot;)" office:value-type="string" office:string-value="R" calcext:value-type="string">
            <text:p>R</text:p>
          </table:table-cell>
          <table:table-cell table:style-name="ce4" table:formula="of:=VALUE(ORG.LIBREOFFICE.REGEX([.E998]; &quot;[\d\.]+&quot;))" office:value-type="float" office:value="8" calcext:value-type="float">
            <text:p>8.0</text:p>
          </table:table-cell>
          <table:table-cell table:formula="of:=ORG.LIBREOFFICE.REGEX([.F998]; &quot;[A-Z]+&quot;)" office:value-type="string" office:string-value="R" calcext:value-type="string">
            <text:p>R</text:p>
          </table:table-cell>
          <table:table-cell table:style-name="ce4" table:formula="of:=VALUE(ORG.LIBREOFFICE.REGEX([.F998]; &quot;[\d\.]+&quot;))" office:value-type="float" office:value="3" calcext:value-type="float">
            <text:p>3.0</text:p>
          </table:table-cell>
          <table:table-cell office:value-type="string" calcext:value-type="string">
            <text:p>R8 - Aspects of review comments: action</text:p>
          </table:table-cell>
          <table:table-cell office:value-type="string" calcext:value-type="string">
            <text:p>R3 - # Reviewers [sum]</text:p>
          </table:table-cell>
          <table:table-cell table:style-name="ce20" office:value-type="string" calcext:value-type="string">
            <text:p>3.3 (ovr)</text:p>
          </table:table-cell>
          <table:table-cell table:style-name="ce1" table:formula="of:=ORG.LIBREOFFICE.REGEX([.G998]; &quot;^(\d+|\w)&quot;)" office:value-type="string" office:string-value="3" calcext:value-type="string">
            <text:p>3</text:p>
          </table:table-cell>
          <table:table-cell office:value-type="string" calcext:value-type="string">
            <text:p>CG: requesting and discussing (weak) relates to more reviewers</text:p>
          </table:table-cell>
          <table:table-cell table:style-name="ce12" office:value-type="string" calcext:value-type="string">
            <text:p>BG and CG: no common fully valid labels</text:p>
            <text:p>BG: no fully valid labels</text:p>
            <text:p>BG: Kruskal-Wallis - Significant difference False</text:p>
            <text:p>CG: Kruskal-Wallis - Significant difference False</text:p>
            <text:p>Abs. count: 37 (BG); 39 (CG)</text:p>
          </table:table-cell>
          <table:table-cell table:formula="of:=HYPERLINK(&quot;figures/boxplots/R8_R3_action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2" table:visibility="filter">
          <table:table-cell table:formula="of:=ORG.LIBREOFFICE.REGEX([.E999]; &quot;[A-Z]+&quot;)" office:value-type="string" office:string-value="R" calcext:value-type="string">
            <text:p>R</text:p>
          </table:table-cell>
          <table:table-cell table:style-name="ce4" table:formula="of:=VALUE(ORG.LIBREOFFICE.REGEX([.E999]; &quot;[\d\.]+&quot;))" office:value-type="float" office:value="8" calcext:value-type="float">
            <text:p>8.0</text:p>
          </table:table-cell>
          <table:table-cell table:formula="of:=ORG.LIBREOFFICE.REGEX([.F999]; &quot;[A-Z]+&quot;)" office:value-type="string" office:string-value="R" calcext:value-type="string">
            <text:p>R</text:p>
          </table:table-cell>
          <table:table-cell table:style-name="ce4" table:formula="of:=VALUE(ORG.LIBREOFFICE.REGEX([.F999]; &quot;[\d\.]+&quot;))" office:value-type="float" office:value="3" calcext:value-type="float">
            <text:p>3.0</text:p>
          </table:table-cell>
          <table:table-cell office:value-type="string" calcext:value-type="string">
            <text:p>R8 - Aspects of review comments: target</text:p>
          </table:table-cell>
          <table:table-cell office:value-type="string" calcext:value-type="string">
            <text:p>R3 - # Reviewers [sum]</text:p>
          </table:table-cell>
          <table:table-cell table:style-name="ce20" office:value-type="string" calcext:value-type="string">
            <text:p>2.2 (ovr)</text:p>
          </table:table-cell>
          <table:table-cell table:style-name="ce1" table:formula="of:=ORG.LIBREOFFICE.REGEX([.G999]; &quot;^(\d+|\w)&quot;)" office:value-type="string" office:string-value="2" calcext:value-type="string">
            <text:p>2</text:p>
          </table:table-cell>
          <table:table-cell office:value-type="string" calcext:value-type="string">
            <text:p>BG and CG: refactoring and not::approval::submission relate to more reviewers</text:p>
          </table:table-cell>
          <table:table-cell table:style-name="ce12" office:value-type="string" calcext:value-type="string">
            <text:p>BG: Kruskal-Wallis - Significant difference False</text:p>
            <text:p>CG: Kruskal-Wallis - Significant difference False</text:p>
            <text:p>Abs. count: 37 (BG); 39 (CG)</text:p>
          </table:table-cell>
          <table:table-cell table:formula="of:=HYPERLINK(&quot;figures/boxplots/R8_R3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000]; &quot;[A-Z]+&quot;)" office:value-type="string" office:string-value="R" calcext:value-type="string">
            <text:p>R</text:p>
          </table:table-cell>
          <table:table-cell table:style-name="ce4" table:formula="of:=VALUE(ORG.LIBREOFFICE.REGEX([.E1000]; &quot;[\d\.]+&quot;))" office:value-type="float" office:value="8" calcext:value-type="float">
            <text:p>8.0</text:p>
          </table:table-cell>
          <table:table-cell table:formula="of:=ORG.LIBREOFFICE.REGEX([.F1000]; &quot;[A-Z]+&quot;)" office:value-type="string" office:string-value="R" calcext:value-type="string">
            <text:p>R</text:p>
          </table:table-cell>
          <table:table-cell table:style-name="ce4" table:formula="of:=VALUE(ORG.LIBREOFFICE.REGEX([.F1000]; &quot;[\d\.]+&quot;))" office:value-type="float" office:value="3" calcext:value-type="float">
            <text:p>3.0</text:p>
          </table:table-cell>
          <table:table-cell office:value-type="string" calcext:value-type="string">
            <text:p>R8 - Aspects of review comments: topic</text:p>
          </table:table-cell>
          <table:table-cell office:value-type="string" calcext:value-type="string">
            <text:p>R3 - # Reviewers [sum]</text:p>
          </table:table-cell>
          <table:table-cell table:style-name="ce20" office:value-type="string" calcext:value-type="string">
            <text:p>3.1 (ovr)</text:p>
          </table:table-cell>
          <table:table-cell table:style-name="ce1" table:formula="of:=ORG.LIBREOFFICE.REGEX([.G1000]; &quot;^(\d+|\w)&quot;)" office:value-type="string" office:string-value="3" calcext:value-type="string">
            <text:p>3</text:p>
          </table:table-cell>
          <table:table-cell table:style-name="ce12" office:value-type="string" calcext:value-type="string">
            <text:p>BG: next::development::cycle, review::comments::added, reversing::changes, structures::and::architecture relates to more reviewers; related issue, recheck::known::bugs </text:p>
            <text:p>CG: changes::made relates to more reviewers</text:p>
          </table:table-cell>
          <table:table-cell table:style-name="ce12" office:value-type="string" calcext:value-type="string">
            <text:p>BG: Kruskal-Wallis - Significant difference False</text:p>
            <text:p>CG: Kruskal-Wallis - Significant difference False</text:p>
            <text:p>Abs. count: 37 (BG); 39 (CG)</text:p>
          </table:table-cell>
          <table:table-cell table:formula="of:=HYPERLINK(&quot;figures/boxplots/R8_R3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1001]; &quot;[A-Z]+&quot;)" office:value-type="string" office:string-value="R" calcext:value-type="string">
            <text:p>R</text:p>
          </table:table-cell>
          <table:table-cell table:style-name="ce4" table:formula="of:=VALUE(ORG.LIBREOFFICE.REGEX([.E1001]; &quot;[\d\.]+&quot;))" office:value-type="float" office:value="8" calcext:value-type="float">
            <text:p>8.0</text:p>
          </table:table-cell>
          <table:table-cell table:formula="of:=ORG.LIBREOFFICE.REGEX([.F1001]; &quot;[A-Z]+&quot;)" office:value-type="string" office:string-value="R" calcext:value-type="string">
            <text:p>R</text:p>
          </table:table-cell>
          <table:table-cell table:style-name="ce4" table:formula="of:=VALUE(ORG.LIBREOFFICE.REGEX([.F1001]; &quot;[\d\.]+&quot;))" office:value-type="float" office:value="5" calcext:value-type="float">
            <text:p>5.0</text:p>
          </table:table-cell>
          <table:table-cell office:value-type="string" calcext:value-type="string">
            <text:p>R8 - Aspects of review comments: action</text:p>
          </table:table-cell>
          <table:table-cell office:value-type="string" calcext:value-type="string">
            <text:p>R5 - # Review comments [sum]</text:p>
          </table:table-cell>
          <table:table-cell table:style-name="ce20" office:value-type="string" calcext:value-type="string">
            <text:p>3.3 (ovr)</text:p>
          </table:table-cell>
          <table:table-cell table:style-name="ce1" table:formula="of:=ORG.LIBREOFFICE.REGEX([.G1001]; &quot;^(\d+|\w)&quot;)" office:value-type="string" office:string-value="3" calcext:value-type="string">
            <text:p>3</text:p>
          </table:table-cell>
          <table:table-cell office:value-type="string" calcext:value-type="string">
            <text:p>CG: requesting and discussing (weak) relates to more comments</text:p>
          </table:table-cell>
          <table:table-cell table:style-name="ce12" office:value-type="string" calcext:value-type="string">
            <text:p>BG and CG: no common fully valid labels</text:p>
            <text:p>BG: no fully valid labels</text:p>
            <text:p>BG: Kruskal-Wallis - Significant difference False</text:p>
            <text:p>CG: Kruskal-Wallis - Significant difference False</text:p>
            <text:p>Abs. count: 37 (BG); 39 (CG)</text:p>
          </table:table-cell>
          <table:table-cell table:formula="of:=HYPERLINK(&quot;figures/boxplots/R8_R5_action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2" table:visibility="filter">
          <table:table-cell table:formula="of:=ORG.LIBREOFFICE.REGEX([.E1002]; &quot;[A-Z]+&quot;)" office:value-type="string" office:string-value="R" calcext:value-type="string">
            <text:p>R</text:p>
          </table:table-cell>
          <table:table-cell table:style-name="ce4" table:formula="of:=VALUE(ORG.LIBREOFFICE.REGEX([.E1002]; &quot;[\d\.]+&quot;))" office:value-type="float" office:value="8" calcext:value-type="float">
            <text:p>8.0</text:p>
          </table:table-cell>
          <table:table-cell table:formula="of:=ORG.LIBREOFFICE.REGEX([.F1002]; &quot;[A-Z]+&quot;)" office:value-type="string" office:string-value="R" calcext:value-type="string">
            <text:p>R</text:p>
          </table:table-cell>
          <table:table-cell table:style-name="ce4" table:formula="of:=VALUE(ORG.LIBREOFFICE.REGEX([.F1002]; &quot;[\d\.]+&quot;))" office:value-type="float" office:value="5" calcext:value-type="float">
            <text:p>5.0</text:p>
          </table:table-cell>
          <table:table-cell office:value-type="string" calcext:value-type="string">
            <text:p>R8 - Aspects of review comments: target</text:p>
          </table:table-cell>
          <table:table-cell office:value-type="string" calcext:value-type="string">
            <text:p>R5 - # Review comments [sum]</text:p>
          </table:table-cell>
          <table:table-cell table:style-name="ce20" office:value-type="string" calcext:value-type="string">
            <text:p>2.1 (ovr)</text:p>
          </table:table-cell>
          <table:table-cell table:style-name="ce1" table:formula="of:=ORG.LIBREOFFICE.REGEX([.G1002]; &quot;^(\d+|\w)&quot;)" office:value-type="string" office:string-value="2" calcext:value-type="string">
            <text:p>2</text:p>
          </table:table-cell>
          <table:table-cell office:value-type="string" calcext:value-type="string">
            <text:p>BG and CG: refactoring and not::approval::submission relate to more comments</text:p>
          </table:table-cell>
          <table:table-cell table:style-name="ce12" office:value-type="string" calcext:value-type="string">
            <text:p>BG: Kruskal-Wallis - Significant difference False</text:p>
            <text:p>CG: Kruskal-Wallis - Significant difference False</text:p>
            <text:p>Abs. count: 37 (BG); 39 (CG)</text:p>
          </table:table-cell>
          <table:table-cell table:formula="of:=HYPERLINK(&quot;figures/boxplots/R8_R5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1003]; &quot;[A-Z]+&quot;)" office:value-type="string" office:string-value="R" calcext:value-type="string">
            <text:p>R</text:p>
          </table:table-cell>
          <table:table-cell table:style-name="ce4" table:formula="of:=VALUE(ORG.LIBREOFFICE.REGEX([.E1003]; &quot;[\d\.]+&quot;))" office:value-type="float" office:value="8" calcext:value-type="float">
            <text:p>8.0</text:p>
          </table:table-cell>
          <table:table-cell table:formula="of:=ORG.LIBREOFFICE.REGEX([.F1003]; &quot;[A-Z]+&quot;)" office:value-type="string" office:string-value="R" calcext:value-type="string">
            <text:p>R</text:p>
          </table:table-cell>
          <table:table-cell table:style-name="ce4" table:formula="of:=VALUE(ORG.LIBREOFFICE.REGEX([.F1003]; &quot;[\d\.]+&quot;))" office:value-type="float" office:value="5" calcext:value-type="float">
            <text:p>5.0</text:p>
          </table:table-cell>
          <table:table-cell office:value-type="string" calcext:value-type="string">
            <text:p>R8 - Aspects of review comments: topic</text:p>
          </table:table-cell>
          <table:table-cell office:value-type="string" calcext:value-type="string">
            <text:p>R5 - # Review comments [sum]</text:p>
          </table:table-cell>
          <table:table-cell table:style-name="ce20" office:value-type="string" calcext:value-type="string">
            <text:p>3.1 (ovr)</text:p>
          </table:table-cell>
          <table:table-cell table:style-name="ce1" table:formula="of:=ORG.LIBREOFFICE.REGEX([.G1003]; &quot;^(\d+|\w)&quot;)" office:value-type="string" office:string-value="3" calcext:value-type="string">
            <text:p>3</text:p>
          </table:table-cell>
          <table:table-cell table:style-name="ce12" office:value-type="string" calcext:value-type="string">
            <office:annotation draw:style-name="gr11" draw:text-style-name="P2" svg:width="9.165cm" svg:height="1.781cm" svg:x="19.061cm" svg:y="4724.149cm" draw:caption-point-x="25.871cm" draw:caption-point-y="-4643.725cm">
              <dc:creator>Lukas Schulte</dc:creator>
              <dc:date>2025-03-10T00:00:00</dc:date>
              <text:p text:style-name="P1"><text:span text:style-name="T1">The topics that relate to more comments in the BG group have a stronger association with required changes than the ones in the CG.</text:span></text:p>
              <text:p text:style-name="P1"><text:span text:style-name="T1">Similar regarding rounds of review.</text:span></text:p>
            </office:annotation>
            <text:p>BG: cleaner::code, debugging::and::logging, documentation, intended::process, re::use::structure, reckeck::CI, recheck::known::bugs, and more relate to more comments</text:p>
            <text:p>CG: recheck::known::bugs, review::comments::addressed relates to more comments</text:p>
          </table:table-cell>
          <table:table-cell table:style-name="ce12" office:value-type="string" calcext:value-type="string">
            <text:p>BG: Kruskal-Wallis - Significant difference False</text:p>
            <text:p>CG: Kruskal-Wallis - Significant difference False</text:p>
            <text:p>Abs. count: 37 (BG); 39 (CG)</text:p>
          </table:table-cell>
          <table:table-cell table:formula="of:=HYPERLINK(&quot;figures/boxplots/R8_R5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1004]; &quot;[A-Z]+&quot;)" office:value-type="string" office:string-value="R" calcext:value-type="string">
            <text:p>R</text:p>
          </table:table-cell>
          <table:table-cell table:style-name="ce4" table:formula="of:=VALUE(ORG.LIBREOFFICE.REGEX([.E1004]; &quot;[\d\.]+&quot;))" office:value-type="float" office:value="8" calcext:value-type="float">
            <text:p>8.0</text:p>
          </table:table-cell>
          <table:table-cell table:formula="of:=ORG.LIBREOFFICE.REGEX([.F1004]; &quot;[A-Z]+&quot;)" office:value-type="string" office:string-value="R" calcext:value-type="string">
            <text:p>R</text:p>
          </table:table-cell>
          <table:table-cell table:style-name="ce4" table:formula="of:=VALUE(ORG.LIBREOFFICE.REGEX([.F1004]; &quot;[\d\.]+&quot;))" office:value-type="float" office:value="6" calcext:value-type="float">
            <text:p>6.0</text:p>
          </table:table-cell>
          <table:table-cell office:value-type="string" calcext:value-type="string">
            <text:p>R8 - Aspects of review comments: action</text:p>
          </table:table-cell>
          <table:table-cell office:value-type="string" calcext:value-type="string">
            <text:p>R6 - # Rounds of code review [sum]</text:p>
          </table:table-cell>
          <table:table-cell table:style-name="ce20" office:value-type="string" calcext:value-type="string">
            <text:p>3.3 (ovr)</text:p>
          </table:table-cell>
          <table:table-cell table:style-name="ce1" table:formula="of:=ORG.LIBREOFFICE.REGEX([.G1004]; &quot;^(\d+|\w)&quot;)" office:value-type="string" office:string-value="3" calcext:value-type="string">
            <text:p>3</text:p>
          </table:table-cell>
          <table:table-cell office:value-type="string" calcext:value-type="string">
            <text:p>CG: discussing and requesting relates to more rounds of review</text:p>
          </table:table-cell>
          <table:table-cell table:style-name="ce12" office:value-type="string" calcext:value-type="string">
            <text:p>BG and CG: no common fully valid labels</text:p>
            <text:p>BG: no fully valid labels</text:p>
            <text:p>BG: Kruskal-Wallis - Significant difference False</text:p>
            <text:p>CG: Kruskal-Wallis - Significant difference False</text:p>
            <text:p>Abs. count: 37 (BG); 39 (CG)</text:p>
          </table:table-cell>
          <table:table-cell table:formula="of:=HYPERLINK(&quot;figures/boxplots/R8_R6_action_histogram_boxplot.pdf&quot;; &quot;CLICK&quot;)" office:value-type="string" office:string-value="CLICK" calcext:value-type="string">
            <text:p>CLICK</text:p>
          </table:table-cell>
          <table:table-cell table:number-columns-repeated="2"/>
          <table:table-cell office:value-type="string" calcext:value-type="string">
            <text:p>CG</text:p>
          </table:table-cell>
          <table:table-cell table:number-columns-repeated="1010"/>
        </table:table-row>
        <table:table-row table:style-name="ro3" table:visibility="filter">
          <table:table-cell table:formula="of:=ORG.LIBREOFFICE.REGEX([.E1005]; &quot;[A-Z]+&quot;)" office:value-type="string" office:string-value="R" calcext:value-type="string">
            <text:p>R</text:p>
          </table:table-cell>
          <table:table-cell table:style-name="ce4" table:formula="of:=VALUE(ORG.LIBREOFFICE.REGEX([.E1005]; &quot;[\d\.]+&quot;))" office:value-type="float" office:value="8" calcext:value-type="float">
            <text:p>8.0</text:p>
          </table:table-cell>
          <table:table-cell table:formula="of:=ORG.LIBREOFFICE.REGEX([.F1005]; &quot;[A-Z]+&quot;)" office:value-type="string" office:string-value="R" calcext:value-type="string">
            <text:p>R</text:p>
          </table:table-cell>
          <table:table-cell table:style-name="ce4" table:formula="of:=VALUE(ORG.LIBREOFFICE.REGEX([.F1005]; &quot;[\d\.]+&quot;))" office:value-type="float" office:value="6" calcext:value-type="float">
            <text:p>6.0</text:p>
          </table:table-cell>
          <table:table-cell office:value-type="string" calcext:value-type="string">
            <text:p>R8 - Aspects of review comments: target</text:p>
          </table:table-cell>
          <table:table-cell office:value-type="string" calcext:value-type="string">
            <text:p>R6 - # Rounds of code review [sum]</text:p>
          </table:table-cell>
          <table:table-cell table:style-name="ce20" office:value-type="string" calcext:value-type="string">
            <text:p>2.1 (ovr)</text:p>
          </table:table-cell>
          <table:table-cell table:style-name="ce1" table:formula="of:=ORG.LIBREOFFICE.REGEX([.G1005]; &quot;^(\d+|\w)&quot;)" office:value-type="string" office:string-value="2" calcext:value-type="string">
            <text:p>2</text:p>
          </table:table-cell>
          <table:table-cell table:style-name="ce12" office:value-type="string" calcext:value-type="string">
            <text:p>BG and CG: refactoring and not::approval::submission relate to more rounds of review</text:p>
            <text:p>CG: ref::external::discussion::source relates to more rounds of review</text:p>
            <text:p>BG: ref::external::discussion::source relates to less rounds of review</text:p>
          </table:table-cell>
          <table:table-cell table:style-name="ce12" office:value-type="string" calcext:value-type="string">
            <text:p>BG: Kruskal-Wallis - Significant difference False</text:p>
            <text:p>CG: Kruskal-Wallis - Significant difference False</text:p>
            <text:p>Abs. count: 37 (BG); 39 (CG)</text:p>
          </table:table-cell>
          <table:table-cell table:formula="of:=HYPERLINK(&quot;figures/boxplots/R8_R6_target_histogram_boxplot.pdf&quot;; &quot;CLICK&quot;)" office:value-type="string" office:string-value="CLICK" calcext:value-type="string">
            <text:p>CLICK</text:p>
          </table:table-cell>
          <table:table-cell/>
          <table:table-cell table:style-name="ce17"/>
          <table:table-cell table:number-columns-repeated="1011"/>
        </table:table-row>
        <table:table-row table:style-name="ro4" table:visibility="filter">
          <table:table-cell table:formula="of:=ORG.LIBREOFFICE.REGEX([.E1006]; &quot;[A-Z]+&quot;)" office:value-type="string" office:string-value="R" calcext:value-type="string">
            <text:p>R</text:p>
          </table:table-cell>
          <table:table-cell table:style-name="ce4" table:formula="of:=VALUE(ORG.LIBREOFFICE.REGEX([.E1006]; &quot;[\d\.]+&quot;))" office:value-type="float" office:value="8" calcext:value-type="float">
            <text:p>8.0</text:p>
          </table:table-cell>
          <table:table-cell table:formula="of:=ORG.LIBREOFFICE.REGEX([.F1006]; &quot;[A-Z]+&quot;)" office:value-type="string" office:string-value="R" calcext:value-type="string">
            <text:p>R</text:p>
          </table:table-cell>
          <table:table-cell table:style-name="ce4" table:formula="of:=VALUE(ORG.LIBREOFFICE.REGEX([.F1006]; &quot;[\d\.]+&quot;))" office:value-type="float" office:value="6" calcext:value-type="float">
            <text:p>6.0</text:p>
          </table:table-cell>
          <table:table-cell office:value-type="string" calcext:value-type="string">
            <text:p>R8 - Aspects of review comments: topic</text:p>
          </table:table-cell>
          <table:table-cell office:value-type="string" calcext:value-type="string">
            <text:p>R6 - # Rounds of code review [sum]</text:p>
          </table:table-cell>
          <table:table-cell table:style-name="ce20" office:value-type="string" calcext:value-type="string">
            <text:p>3.1 (ovr)</text:p>
          </table:table-cell>
          <table:table-cell table:style-name="ce1" table:formula="of:=ORG.LIBREOFFICE.REGEX([.G1006]; &quot;^(\d+|\w)&quot;)" office:value-type="string" office:string-value="3" calcext:value-type="string">
            <text:p>3</text:p>
          </table:table-cell>
          <table:table-cell table:style-name="ce12" office:value-type="string" calcext:value-type="string">
            <text:p>BG: re::use::structures, recheck::known::bugs, related::issue, remove::unused::structures, simplify::strucutres, test::error relate to more rounds of review</text:p>
            <text:p>CG: recheck::known::bugs, related::issue, review::comments::addressed relate to more rounds of review</text:p>
          </table:table-cell>
          <table:table-cell table:style-name="ce12" office:value-type="string" calcext:value-type="string">
            <text:p>BG: Kruskal-Wallis - Significant difference False</text:p>
            <text:p>CG: Kruskal-Wallis - Significant difference False</text:p>
            <text:p>Abs. count: 37 (BG); 39 (CG)</text:p>
          </table:table-cell>
          <table:table-cell table:formula="of:=HYPERLINK(&quot;figures/boxplots/R8_R6_topic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007]; &quot;[A-Z]+&quot;)" office:value-type="string" office:string-value="R" calcext:value-type="string">
            <text:p>R</text:p>
          </table:table-cell>
          <table:table-cell table:style-name="ce4" table:formula="of:=VALUE(ORG.LIBREOFFICE.REGEX([.E1007]; &quot;[\d\.]+&quot;))" office:value-type="float" office:value="9" calcext:value-type="float">
            <text:p>9.0</text:p>
          </table:table-cell>
          <table:table-cell table:formula="of:=ORG.LIBREOFFICE.REGEX([.F1007]; &quot;[A-Z]+&quot;)" office:value-type="string" office:string-value="C" calcext:value-type="string">
            <text:p>C</text:p>
          </table:table-cell>
          <table:table-cell table:style-name="ce4" table:formula="of:=VALUE(ORG.LIBREOFFICE.REGEX([.F1007]; &quot;[\d\.]+&quot;))" office:value-type="float" office:value="3" calcext:value-type="float">
            <text:p>3.0</text:p>
          </table:table-cell>
          <table:table-cell office:value-type="string" calcext:value-type="string">
            <text:p>R9 - Bug covering review comments [any]</text:p>
          </table:table-cell>
          <table:table-cell office:value-type="string" calcext:value-type="string">
            <text:p>C3 - # Files changed</text:p>
          </table:table-cell>
          <table:table-cell office:value-type="string" calcext:value-type="string">
            <text:p>32</text:p>
          </table:table-cell>
          <table:table-cell table:style-name="ce1" table:formula="of:=ORG.LIBREOFFICE.REGEX([.G1007]; &quot;^(\d+|\w)&quot;)" office:value-type="string" office:string-value="32" calcext:value-type="string">
            <text:p>32</text:p>
          </table:table-cell>
          <table:table-cell office:value-type="string" calcext:value-type="string">
            <text:p>BG: true relates to less</text:p>
          </table:table-cell>
          <table:table-cell table:style-name="ce12" office:value-type="string" calcext:value-type="string">
            <text:p>BG and CG: no common fully valid labels</text:p>
            <text:p>CG: no frequent labels</text:p>
            <text:p>BG: Kruskal-Wallis - Significant difference True</text:p>
            <text:p>Abs. count: 40 (BG); 0 (CG)</text:p>
          </table:table-cell>
          <table:table-cell table:formula="of:=HYPERLINK(&quot;figures/boxplots/R9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008]; &quot;[A-Z]+&quot;)" office:value-type="string" office:string-value="R" calcext:value-type="string">
            <text:p>R</text:p>
          </table:table-cell>
          <table:table-cell table:style-name="ce4" table:formula="of:=VALUE(ORG.LIBREOFFICE.REGEX([.E1008]; &quot;[\d\.]+&quot;))" office:value-type="float" office:value="9" calcext:value-type="float">
            <text:p>9.0</text:p>
          </table:table-cell>
          <table:table-cell table:formula="of:=ORG.LIBREOFFICE.REGEX([.F1008]; &quot;[A-Z]+&quot;)" office:value-type="string" office:string-value="C" calcext:value-type="string">
            <text:p>C</text:p>
          </table:table-cell>
          <table:table-cell table:style-name="ce4" table:formula="of:=VALUE(ORG.LIBREOFFICE.REGEX([.F1008]; &quot;[\d\.]+&quot;))" office:value-type="float" office:value="4" calcext:value-type="float">
            <text:p>4.0</text:p>
          </table:table-cell>
          <table:table-cell office:value-type="string" calcext:value-type="string">
            <text:p>R9 - Bug covering review comments [any]</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1008]; &quot;^(\d+|\w)&quot;)" office:value-type="string" office:string-value="32" calcext:value-type="string">
            <text:p>32</text:p>
          </table:table-cell>
          <table:table-cell office:value-type="string" calcext:value-type="string">
            <text:p>BG: true relates to more </text:p>
          </table:table-cell>
          <table:table-cell table:style-name="ce12" office:value-type="string" calcext:value-type="string">
            <text:p>BG and CG: no common fully valid labels</text:p>
            <text:p>CG: no frequent labels</text:p>
            <text:p>BG: Kruskal-Wallis - Significant difference True</text:p>
            <text:p>Abs. count: 40 (BG); 0 (CG)</text:p>
          </table:table-cell>
          <table:table-cell table:formula="of:=HYPERLINK(&quot;figures/boxplots/R9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009]; &quot;[A-Z]+&quot;)" office:value-type="string" office:string-value="R" calcext:value-type="string">
            <text:p>R</text:p>
          </table:table-cell>
          <table:table-cell table:style-name="ce4" table:formula="of:=VALUE(ORG.LIBREOFFICE.REGEX([.E1009]; &quot;[\d\.]+&quot;))" office:value-type="float" office:value="9" calcext:value-type="float">
            <text:p>9.0</text:p>
          </table:table-cell>
          <table:table-cell table:formula="of:=ORG.LIBREOFFICE.REGEX([.F1009]; &quot;[A-Z]+&quot;)" office:value-type="string" office:string-value="C" calcext:value-type="string">
            <text:p>C</text:p>
          </table:table-cell>
          <table:table-cell table:style-name="ce4" table:formula="of:=VALUE(ORG.LIBREOFFICE.REGEX([.F1009]; &quot;[\d\.]+&quot;))" office:value-type="float" office:value="5" calcext:value-type="float">
            <text:p>5.0</text:p>
          </table:table-cell>
          <table:table-cell office:value-type="string" calcext:value-type="string">
            <text:p>R9 - Bug covering review comments [any]</text:p>
          </table:table-cell>
          <table:table-cell office:value-type="string" calcext:value-type="string">
            <text:p>C5 - Commit total line bugginess</text:p>
          </table:table-cell>
          <table:table-cell office:value-type="string" calcext:value-type="string">
            <text:p>32</text:p>
          </table:table-cell>
          <table:table-cell table:style-name="ce1" table:formula="of:=ORG.LIBREOFFICE.REGEX([.G1009]; &quot;^(\d+|\w)&quot;)" office:value-type="string" office:string-value="32" calcext:value-type="string">
            <text:p>32</text:p>
          </table:table-cell>
          <table:table-cell office:value-type="string" calcext:value-type="string">
            <text:p>BG: true relates to more </text:p>
          </table:table-cell>
          <table:table-cell table:style-name="ce12" office:value-type="string" calcext:value-type="string">
            <text:p>BG and CG: no common fully valid labels</text:p>
            <text:p>CG: no frequent labels</text:p>
            <text:p>BG: Kruskal-Wallis - Significant difference True</text:p>
            <text:p>Abs. count: 40 (BG); 0 (CG)</text:p>
          </table:table-cell>
          <table:table-cell table:formula="of:=HYPERLINK(&quot;figures/boxplots/R9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010]; &quot;[A-Z]+&quot;)" office:value-type="string" office:string-value="R" calcext:value-type="string">
            <text:p>R</text:p>
          </table:table-cell>
          <table:table-cell table:style-name="ce4" table:formula="of:=VALUE(ORG.LIBREOFFICE.REGEX([.E1010]; &quot;[\d\.]+&quot;))" office:value-type="float" office:value="9" calcext:value-type="float">
            <text:p>9.0</text:p>
          </table:table-cell>
          <table:table-cell table:formula="of:=ORG.LIBREOFFICE.REGEX([.F1010]; &quot;[A-Z]+&quot;)" office:value-type="string" office:string-value="C" calcext:value-type="string">
            <text:p>C</text:p>
          </table:table-cell>
          <table:table-cell table:style-name="ce4" table:formula="of:=VALUE(ORG.LIBREOFFICE.REGEX([.F1010]; &quot;[\d\.]+&quot;))" office:value-type="float" office:value="6" calcext:value-type="float">
            <text:p>6.0</text:p>
          </table:table-cell>
          <table:table-cell office:value-type="string" calcext:value-type="string">
            <text:p>R9 - Bug covering review comments [any]</text:p>
          </table:table-cell>
          <table:table-cell office:value-type="string" calcext:value-type="string">
            <text:p>C6 - Commit file line bugginess</text:p>
          </table:table-cell>
          <table:table-cell office:value-type="string" calcext:value-type="string">
            <text:p>32</text:p>
          </table:table-cell>
          <table:table-cell table:style-name="ce1" table:formula="of:=ORG.LIBREOFFICE.REGEX([.G1010]; &quot;^(\d+|\w)&quot;)" office:value-type="string" office:string-value="32" calcext:value-type="string">
            <text:p>32</text:p>
          </table:table-cell>
          <table:table-cell office:value-type="string" calcext:value-type="string">
            <text:p>BG: true relates to less </text:p>
          </table:table-cell>
          <table:table-cell table:style-name="ce12" office:value-type="string" calcext:value-type="string">
            <text:p>BG and CG: no common fully valid labels</text:p>
            <text:p>CG: no frequent labels</text:p>
            <text:p>BG: Kruskal-Wallis - Significant difference True</text:p>
            <text:p>Abs. count: 40 (BG); 0 (CG)</text:p>
          </table:table-cell>
          <table:table-cell table:formula="of:=HYPERLINK(&quot;figures/boxplots/R9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011]; &quot;[A-Z]+&quot;)" office:value-type="string" office:string-value="R" calcext:value-type="string">
            <text:p>R</text:p>
          </table:table-cell>
          <table:table-cell table:style-name="ce4" table:formula="of:=VALUE(ORG.LIBREOFFICE.REGEX([.E1011]; &quot;[\d\.]+&quot;))" office:value-type="float" office:value="9" calcext:value-type="float">
            <text:p>9.0</text:p>
          </table:table-cell>
          <table:table-cell table:formula="of:=ORG.LIBREOFFICE.REGEX([.F1011]; &quot;[A-Z]+&quot;)" office:value-type="string" office:string-value="F" calcext:value-type="string">
            <text:p>F</text:p>
          </table:table-cell>
          <table:table-cell table:style-name="ce4" table:formula="of:=VALUE(ORG.LIBREOFFICE.REGEX([.F1011]; &quot;[\d\.]+&quot;))" office:value-type="float" office:value="4" calcext:value-type="float">
            <text:p>4.0</text:p>
          </table:table-cell>
          <table:table-cell office:value-type="string" calcext:value-type="string">
            <text:p>R9 - Bug covering review comments [any]</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1011];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40 (BG); 0 (CG)</text:p>
          </table:table-cell>
          <table:table-cell table:formula="of:=HYPERLINK(&quot;figures/boxplots/R9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012]; &quot;[A-Z]+&quot;)" office:value-type="string" office:string-value="R" calcext:value-type="string">
            <text:p>R</text:p>
          </table:table-cell>
          <table:table-cell table:style-name="ce4" table:formula="of:=VALUE(ORG.LIBREOFFICE.REGEX([.E1012]; &quot;[\d\.]+&quot;))" office:value-type="float" office:value="9" calcext:value-type="float">
            <text:p>9.0</text:p>
          </table:table-cell>
          <table:table-cell table:formula="of:=ORG.LIBREOFFICE.REGEX([.F1012]; &quot;[A-Z]+&quot;)" office:value-type="string" office:string-value="F" calcext:value-type="string">
            <text:p>F</text:p>
          </table:table-cell>
          <table:table-cell table:style-name="ce4" table:formula="of:=VALUE(ORG.LIBREOFFICE.REGEX([.F1012]; &quot;[\d\.]+&quot;))" office:value-type="float" office:value="9" calcext:value-type="float">
            <text:p>9.0</text:p>
          </table:table-cell>
          <table:table-cell office:value-type="string" calcext:value-type="string">
            <text:p>R9 - Bug covering review comments [any]</text:p>
          </table:table-cell>
          <table:table-cell office:value-type="string" calcext:value-type="string">
            <text:p>F9 - # Bug comments [sum]</text:p>
          </table:table-cell>
          <table:table-cell office:value-type="string" calcext:value-type="string">
            <text:p>32</text:p>
          </table:table-cell>
          <table:table-cell table:style-name="ce1" table:formula="of:=ORG.LIBREOFFICE.REGEX([.G1012]; &quot;^(\d+|\w)&quot;)" office:value-type="string" office:string-value="32" calcext:value-type="string">
            <text:p>32</text:p>
          </table:table-cell>
          <table:table-cell office:value-type="string" calcext:value-type="string">
            <text:p>BG: true relates to more </text:p>
          </table:table-cell>
          <table:table-cell table:style-name="ce12" office:value-type="string" calcext:value-type="string">
            <text:p>BG and CG: no common fully valid labels</text:p>
            <text:p>CG: no frequent labels</text:p>
            <text:p>BG: Kruskal-Wallis - Significant difference False</text:p>
            <text:p>Abs. count: 40 (BG); 0 (CG)</text:p>
          </table:table-cell>
          <table:table-cell table:formula="of:=HYPERLINK(&quot;figures/boxplots/R9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table-cell table:formula="of:=ORG.LIBREOFFICE.REGEX([.E1013]; &quot;[A-Z]+&quot;)" office:value-type="string" office:string-value="R" calcext:value-type="string">
            <text:p>R</text:p>
          </table:table-cell>
          <table:table-cell table:style-name="ce4" table:formula="of:=VALUE(ORG.LIBREOFFICE.REGEX([.E1013]; &quot;[\d\.]+&quot;))" office:value-type="float" office:value="9" calcext:value-type="float">
            <text:p>9.0</text:p>
          </table:table-cell>
          <table:table-cell table:formula="of:=ORG.LIBREOFFICE.REGEX([.F1013]; &quot;[A-Z]+&quot;)" office:value-type="string" office:string-value="I" calcext:value-type="string">
            <text:p>I</text:p>
          </table:table-cell>
          <table:table-cell table:style-name="ce4" table:formula="of:=VALUE(ORG.LIBREOFFICE.REGEX([.F1013]; &quot;[\d\.]+&quot;))" office:value-type="float" office:value="5" calcext:value-type="float">
            <text:p>5.0</text:p>
          </table:table-cell>
          <table:table-cell office:value-type="string" calcext:value-type="string">
            <text:p>R9 - Bug covering review comments [any]</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101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3" table:visibility="filter">
          <table:table-cell table:formula="of:=ORG.LIBREOFFICE.REGEX([.E1014]; &quot;[A-Z]+&quot;)" office:value-type="string" office:string-value="R" calcext:value-type="string">
            <text:p>R</text:p>
          </table:table-cell>
          <table:table-cell table:style-name="ce4" table:formula="of:=VALUE(ORG.LIBREOFFICE.REGEX([.E1014]; &quot;[\d\.]+&quot;))" office:value-type="float" office:value="9" calcext:value-type="float">
            <text:p>9.0</text:p>
          </table:table-cell>
          <table:table-cell table:formula="of:=ORG.LIBREOFFICE.REGEX([.F1014]; &quot;[A-Z]+&quot;)" office:value-type="string" office:string-value="I" calcext:value-type="string">
            <text:p>I</text:p>
          </table:table-cell>
          <table:table-cell table:style-name="ce4" table:formula="of:=VALUE(ORG.LIBREOFFICE.REGEX([.F1014]; &quot;[\d\.]+&quot;))" office:value-type="float" office:value="7" calcext:value-type="float">
            <text:p>7.0</text:p>
          </table:table-cell>
          <table:table-cell office:value-type="string" calcext:value-type="string">
            <text:p>R9 - Bug covering review comments [any]</text:p>
          </table:table-cell>
          <table:table-cell office:value-type="string" calcext:value-type="string">
            <text:p>I7 - # Introducing issue commits [sum]</text:p>
          </table:table-cell>
          <table:table-cell office:value-type="string" calcext:value-type="string">
            <text:p>32</text:p>
          </table:table-cell>
          <table:table-cell table:style-name="ce1" table:formula="of:=ORG.LIBREOFFICE.REGEX([.G1014]; &quot;^(\d+|\w)&quot;)" office:value-type="string" office:string-value="32" calcext:value-type="string">
            <text:p>32</text:p>
          </table:table-cell>
          <table:table-cell office:value-type="string" calcext:value-type="string">
            <text:p>BG: true relates to less </text:p>
          </table:table-cell>
          <table:table-cell table:style-name="ce12" office:value-type="string" calcext:value-type="string">
            <text:p>BG and CG: no common fully valid labels</text:p>
            <text:p>CG: no frequent labels</text:p>
            <text:p>BG: Kruskal-Wallis - Significant difference False</text:p>
            <text:p>Abs. count: 34 (BG); 0 (CG)</text:p>
          </table:table-cell>
          <table:table-cell table:formula="of:=HYPERLINK(&quot;figures/boxplots/R9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1015]; &quot;[A-Z]+&quot;)" office:value-type="string" office:string-value="R" calcext:value-type="string">
            <text:p>R</text:p>
          </table:table-cell>
          <table:table-cell table:style-name="ce4" table:formula="of:=VALUE(ORG.LIBREOFFICE.REGEX([.E1015]; &quot;[\d\.]+&quot;))" office:value-type="float" office:value="9" calcext:value-type="float">
            <text:p>9.0</text:p>
          </table:table-cell>
          <table:table-cell table:formula="of:=ORG.LIBREOFFICE.REGEX([.F1015]; &quot;[A-Z]+&quot;)" office:value-type="string" office:string-value="I" calcext:value-type="string">
            <text:p>I</text:p>
          </table:table-cell>
          <table:table-cell table:style-name="ce4" table:formula="of:=VALUE(ORG.LIBREOFFICE.REGEX([.F1015]; &quot;[\d\.]+&quot;))" office:value-type="float" office:value="10" calcext:value-type="float">
            <text:p>10.0</text:p>
          </table:table-cell>
          <table:table-cell office:value-type="string" calcext:value-type="string">
            <text:p>R9 - Bug covering review comments [any]</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101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16]; &quot;[A-Z]+&quot;)" office:value-type="string" office:string-value="R" calcext:value-type="string">
            <text:p>R</text:p>
          </table:table-cell>
          <table:table-cell table:style-name="ce4" table:formula="of:=VALUE(ORG.LIBREOFFICE.REGEX([.E1016]; &quot;[\d\.]+&quot;))" office:value-type="float" office:value="9" calcext:value-type="float">
            <text:p>9.0</text:p>
          </table:table-cell>
          <table:table-cell table:formula="of:=ORG.LIBREOFFICE.REGEX([.F1016]; &quot;[A-Z]+&quot;)" office:value-type="string" office:string-value="ML" calcext:value-type="string">
            <text:p>ML</text:p>
          </table:table-cell>
          <table:table-cell table:style-name="ce4" table:formula="of:=VALUE(ORG.LIBREOFFICE.REGEX([.F1016]; &quot;[\d\.]+&quot;))" office:value-type="float" office:value="2" calcext:value-type="float">
            <text:p>2.0</text:p>
          </table:table-cell>
          <table:table-cell office:value-type="string" calcext:value-type="string">
            <text:p>R9 - Bug covering review comments [any]</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101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1017]; &quot;[A-Z]+&quot;)" office:value-type="string" office:string-value="R" calcext:value-type="string">
            <text:p>R</text:p>
          </table:table-cell>
          <table:table-cell table:style-name="ce4" table:formula="of:=VALUE(ORG.LIBREOFFICE.REGEX([.E1017]; &quot;[\d\.]+&quot;))" office:value-type="float" office:value="9" calcext:value-type="float">
            <text:p>9.0</text:p>
          </table:table-cell>
          <table:table-cell table:formula="of:=ORG.LIBREOFFICE.REGEX([.F1017]; &quot;[A-Z]+&quot;)" office:value-type="string" office:string-value="ML" calcext:value-type="string">
            <text:p>ML</text:p>
          </table:table-cell>
          <table:table-cell table:style-name="ce4" table:formula="of:=VALUE(ORG.LIBREOFFICE.REGEX([.F1017]; &quot;[\d\.]+&quot;))" office:value-type="float" office:value="5" calcext:value-type="float">
            <text:p>5.0</text:p>
          </table:table-cell>
          <table:table-cell office:value-type="string" calcext:value-type="string">
            <text:p>R9 - Bug covering review comments [any]</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101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18]; &quot;[A-Z]+&quot;)" office:value-type="string" office:string-value="R" calcext:value-type="string">
            <text:p>R</text:p>
          </table:table-cell>
          <table:table-cell table:style-name="ce4" table:formula="of:=VALUE(ORG.LIBREOFFICE.REGEX([.E1018]; &quot;[\d\.]+&quot;))" office:value-type="float" office:value="9" calcext:value-type="float">
            <text:p>9.0</text:p>
          </table:table-cell>
          <table:table-cell table:formula="of:=ORG.LIBREOFFICE.REGEX([.F1018]; &quot;[A-Z]+&quot;)" office:value-type="string" office:string-value="O" calcext:value-type="string">
            <text:p>O</text:p>
          </table:table-cell>
          <table:table-cell table:style-name="ce4" table:formula="of:=VALUE(ORG.LIBREOFFICE.REGEX([.F1018]; &quot;[\d\.]+&quot;))" office:value-type="float" office:value="3" calcext:value-type="float">
            <text:p>3.0</text:p>
          </table:table-cell>
          <table:table-cell office:value-type="string" calcext:value-type="string">
            <text:p>R9 - Bug covering review comments [any]</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101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3" table:visibility="filter">
          <table:table-cell table:formula="of:=ORG.LIBREOFFICE.REGEX([.E1019]; &quot;[A-Z]+&quot;)" office:value-type="string" office:string-value="R" calcext:value-type="string">
            <text:p>R</text:p>
          </table:table-cell>
          <table:table-cell table:style-name="ce4" table:formula="of:=VALUE(ORG.LIBREOFFICE.REGEX([.E1019]; &quot;[\d\.]+&quot;))" office:value-type="float" office:value="9" calcext:value-type="float">
            <text:p>9.0</text:p>
          </table:table-cell>
          <table:table-cell table:formula="of:=ORG.LIBREOFFICE.REGEX([.F1019]; &quot;[A-Z]+&quot;)" office:value-type="string" office:string-value="R" calcext:value-type="string">
            <text:p>R</text:p>
          </table:table-cell>
          <table:table-cell table:style-name="ce4" table:formula="of:=VALUE(ORG.LIBREOFFICE.REGEX([.F1019]; &quot;[\d\.]+&quot;))" office:value-type="float" office:value="3" calcext:value-type="float">
            <text:p>3.0</text:p>
          </table:table-cell>
          <table:table-cell office:value-type="string" calcext:value-type="string">
            <text:p>R9 - Bug covering review comments [any]</text:p>
          </table:table-cell>
          <table:table-cell office:value-type="string" calcext:value-type="string">
            <text:p>R3 - # Reviewers [sum]</text:p>
          </table:table-cell>
          <table:table-cell office:value-type="string" calcext:value-type="string">
            <text:p>32</text:p>
          </table:table-cell>
          <table:table-cell table:style-name="ce1" table:formula="of:=ORG.LIBREOFFICE.REGEX([.G1019]; &quot;^(\d+|\w)&quot;)" office:value-type="string" office:string-value="32" calcext:value-type="string">
            <text:p>32</text:p>
          </table:table-cell>
          <table:table-cell office:value-type="string" calcext:value-type="string">
            <text:p>BG: true relates to more </text:p>
          </table:table-cell>
          <table:table-cell table:style-name="ce12" office:value-type="string" calcext:value-type="string">
            <text:p>BG and CG: no common fully valid labels</text:p>
            <text:p>CG: no frequent labels</text:p>
            <text:p>BG: Kruskal-Wallis - Significant difference True</text:p>
            <text:p>Abs. count: 38 (BG); 0 (CG)</text:p>
          </table:table-cell>
          <table:table-cell table:formula="of:=HYPERLINK(&quot;figures/boxplots/R9_R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020]; &quot;[A-Z]+&quot;)" office:value-type="string" office:string-value="R" calcext:value-type="string">
            <text:p>R</text:p>
          </table:table-cell>
          <table:table-cell table:style-name="ce4" table:formula="of:=VALUE(ORG.LIBREOFFICE.REGEX([.E1020]; &quot;[\d\.]+&quot;))" office:value-type="float" office:value="9" calcext:value-type="float">
            <text:p>9.0</text:p>
          </table:table-cell>
          <table:table-cell table:formula="of:=ORG.LIBREOFFICE.REGEX([.F1020]; &quot;[A-Z]+&quot;)" office:value-type="string" office:string-value="R" calcext:value-type="string">
            <text:p>R</text:p>
          </table:table-cell>
          <table:table-cell table:style-name="ce4" table:formula="of:=VALUE(ORG.LIBREOFFICE.REGEX([.F1020]; &quot;[\d\.]+&quot;))" office:value-type="float" office:value="5" calcext:value-type="float">
            <text:p>5.0</text:p>
          </table:table-cell>
          <table:table-cell office:value-type="string" calcext:value-type="string">
            <text:p>R9 - Bug covering review comments [any]</text:p>
          </table:table-cell>
          <table:table-cell office:value-type="string" calcext:value-type="string">
            <text:p>R5 - # Review comments [sum]</text:p>
          </table:table-cell>
          <table:table-cell office:value-type="string" calcext:value-type="string">
            <text:p>32</text:p>
          </table:table-cell>
          <table:table-cell table:style-name="ce1" table:formula="of:=ORG.LIBREOFFICE.REGEX([.G1020]; &quot;^(\d+|\w)&quot;)" office:value-type="string" office:string-value="32" calcext:value-type="string">
            <text:p>32</text:p>
          </table:table-cell>
          <table:table-cell office:value-type="string" calcext:value-type="string">
            <text:p>BG: true relates to more </text:p>
          </table:table-cell>
          <table:table-cell table:style-name="ce12" office:value-type="string" calcext:value-type="string">
            <text:p>BG and CG: no common fully valid labels</text:p>
            <text:p>CG: no frequent labels</text:p>
            <text:p>BG: Kruskal-Wallis - Significant difference True</text:p>
            <text:p>Abs. count: 38 (BG); 0 (CG)</text:p>
          </table:table-cell>
          <table:table-cell table:formula="of:=HYPERLINK(&quot;figures/boxplots/R9_R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021]; &quot;[A-Z]+&quot;)" office:value-type="string" office:string-value="R" calcext:value-type="string">
            <text:p>R</text:p>
          </table:table-cell>
          <table:table-cell table:style-name="ce4" table:formula="of:=VALUE(ORG.LIBREOFFICE.REGEX([.E1021]; &quot;[\d\.]+&quot;))" office:value-type="float" office:value="9" calcext:value-type="float">
            <text:p>9.0</text:p>
          </table:table-cell>
          <table:table-cell table:formula="of:=ORG.LIBREOFFICE.REGEX([.F1021]; &quot;[A-Z]+&quot;)" office:value-type="string" office:string-value="R" calcext:value-type="string">
            <text:p>R</text:p>
          </table:table-cell>
          <table:table-cell table:style-name="ce4" table:formula="of:=VALUE(ORG.LIBREOFFICE.REGEX([.F1021]; &quot;[\d\.]+&quot;))" office:value-type="float" office:value="6" calcext:value-type="float">
            <text:p>6.0</text:p>
          </table:table-cell>
          <table:table-cell office:value-type="string" calcext:value-type="string">
            <text:p>R9 - Bug covering review comments [any]</text:p>
          </table:table-cell>
          <table:table-cell office:value-type="string" calcext:value-type="string">
            <text:p>R6 - # Rounds of code review [sum]</text:p>
          </table:table-cell>
          <table:table-cell office:value-type="string" calcext:value-type="string">
            <text:p>32</text:p>
          </table:table-cell>
          <table:table-cell table:style-name="ce1" table:formula="of:=ORG.LIBREOFFICE.REGEX([.G1021]; &quot;^(\d+|\w)&quot;)" office:value-type="string" office:string-value="32" calcext:value-type="string">
            <text:p>32</text:p>
          </table:table-cell>
          <table:table-cell office:value-type="string" calcext:value-type="string">
            <text:p>BG: true relates to more </text:p>
          </table:table-cell>
          <table:table-cell table:style-name="ce12" office:value-type="string" calcext:value-type="string">
            <text:p>BG and CG: no common fully valid labels</text:p>
            <text:p>CG: no frequent labels</text:p>
            <text:p>BG: Kruskal-Wallis - Significant difference True</text:p>
            <text:p>Abs. count: 38 (BG); 0 (CG)</text:p>
          </table:table-cell>
          <table:table-cell table:formula="of:=HYPERLINK(&quot;figures/boxplots/R9_R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022]; &quot;[A-Z]+&quot;)" office:value-type="string" office:string-value="R" calcext:value-type="string">
            <text:p>R</text:p>
          </table:table-cell>
          <table:table-cell table:style-name="ce4" table:formula="of:=VALUE(ORG.LIBREOFFICE.REGEX([.E1022]; &quot;[\d\.]+&quot;))" office:value-type="float" office:value="10" calcext:value-type="float">
            <text:p>10.0</text:p>
          </table:table-cell>
          <table:table-cell table:formula="of:=ORG.LIBREOFFICE.REGEX([.F1022]; &quot;[A-Z]+&quot;)" office:value-type="string" office:string-value="C" calcext:value-type="string">
            <text:p>C</text:p>
          </table:table-cell>
          <table:table-cell table:style-name="ce4" table:formula="of:=VALUE(ORG.LIBREOFFICE.REGEX([.F1022]; &quot;[\d\.]+&quot;))" office:value-type="float" office:value="3" calcext:value-type="float">
            <text:p>3.0</text:p>
          </table:table-cell>
          <table:table-cell office:value-type="string" calcext:value-type="string">
            <text:p>R10 - Bug covering review changes [any]</text:p>
          </table:table-cell>
          <table:table-cell office:value-type="string" calcext:value-type="string">
            <text:p>C3 - # Files changed</text:p>
          </table:table-cell>
          <table:table-cell office:value-type="string" calcext:value-type="string">
            <text:p>32</text:p>
          </table:table-cell>
          <table:table-cell table:style-name="ce1" table:formula="of:=ORG.LIBREOFFICE.REGEX([.G1022]; &quot;^(\d+|\w)&quot;)" office:value-type="string" office:string-value="32" calcext:value-type="string">
            <text:p>32</text:p>
          </table:table-cell>
          <table:table-cell office:value-type="string" calcext:value-type="string">
            <text:p>BG: true relates to less </text:p>
          </table:table-cell>
          <table:table-cell table:style-name="ce12" office:value-type="string" calcext:value-type="string">
            <text:p>BG and CG: no common fully valid labels</text:p>
            <text:p>CG: no frequent labels</text:p>
            <text:p>BG: Kruskal-Wallis - Significant difference True</text:p>
            <text:p>Abs. count: 39 (BG); 0 (CG)</text:p>
          </table:table-cell>
          <table:table-cell table:formula="of:=HYPERLINK(&quot;figures/boxplots/R10_C3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023]; &quot;[A-Z]+&quot;)" office:value-type="string" office:string-value="R" calcext:value-type="string">
            <text:p>R</text:p>
          </table:table-cell>
          <table:table-cell table:style-name="ce4" table:formula="of:=VALUE(ORG.LIBREOFFICE.REGEX([.E1023]; &quot;[\d\.]+&quot;))" office:value-type="float" office:value="10" calcext:value-type="float">
            <text:p>10.0</text:p>
          </table:table-cell>
          <table:table-cell table:formula="of:=ORG.LIBREOFFICE.REGEX([.F1023]; &quot;[A-Z]+&quot;)" office:value-type="string" office:string-value="C" calcext:value-type="string">
            <text:p>C</text:p>
          </table:table-cell>
          <table:table-cell table:style-name="ce4" table:formula="of:=VALUE(ORG.LIBREOFFICE.REGEX([.F1023]; &quot;[\d\.]+&quot;))" office:value-type="float" office:value="4" calcext:value-type="float">
            <text:p>4.0</text:p>
          </table:table-cell>
          <table:table-cell office:value-type="string" calcext:value-type="string">
            <text:p>R10 - Bug covering review changes [any]</text:p>
          </table:table-cell>
          <table:table-cell office:value-type="string" calcext:value-type="string">
            <text:p>C4 - Commit file bugginess</text:p>
          </table:table-cell>
          <table:table-cell office:value-type="string" calcext:value-type="string">
            <text:p>32</text:p>
          </table:table-cell>
          <table:table-cell table:style-name="ce1" table:formula="of:=ORG.LIBREOFFICE.REGEX([.G1023]; &quot;^(\d+|\w)&quot;)" office:value-type="string" office:string-value="32" calcext:value-type="string">
            <text:p>32</text:p>
          </table:table-cell>
          <table:table-cell office:value-type="string" calcext:value-type="string">
            <text:p>BG: true relates to more </text:p>
          </table:table-cell>
          <table:table-cell table:style-name="ce12" office:value-type="string" calcext:value-type="string">
            <text:p>BG and CG: no common fully valid labels</text:p>
            <text:p>CG: no frequent labels</text:p>
            <text:p>BG: Kruskal-Wallis - Significant difference True</text:p>
            <text:p>Abs. count: 39 (BG); 0 (CG)</text:p>
          </table:table-cell>
          <table:table-cell table:formula="of:=HYPERLINK(&quot;figures/boxplots/R10_C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024]; &quot;[A-Z]+&quot;)" office:value-type="string" office:string-value="R" calcext:value-type="string">
            <text:p>R</text:p>
          </table:table-cell>
          <table:table-cell table:style-name="ce4" table:formula="of:=VALUE(ORG.LIBREOFFICE.REGEX([.E1024]; &quot;[\d\.]+&quot;))" office:value-type="float" office:value="10" calcext:value-type="float">
            <text:p>10.0</text:p>
          </table:table-cell>
          <table:table-cell table:formula="of:=ORG.LIBREOFFICE.REGEX([.F1024]; &quot;[A-Z]+&quot;)" office:value-type="string" office:string-value="C" calcext:value-type="string">
            <text:p>C</text:p>
          </table:table-cell>
          <table:table-cell table:style-name="ce4" table:formula="of:=VALUE(ORG.LIBREOFFICE.REGEX([.F1024]; &quot;[\d\.]+&quot;))" office:value-type="float" office:value="5" calcext:value-type="float">
            <text:p>5.0</text:p>
          </table:table-cell>
          <table:table-cell office:value-type="string" calcext:value-type="string">
            <text:p>R10 - Bug covering review changes [any]</text:p>
          </table:table-cell>
          <table:table-cell office:value-type="string" calcext:value-type="string">
            <text:p>C5 - Commit total line bugginess</text:p>
          </table:table-cell>
          <table:table-cell office:value-type="string" calcext:value-type="string">
            <text:p>32</text:p>
          </table:table-cell>
          <table:table-cell table:style-name="ce1" table:formula="of:=ORG.LIBREOFFICE.REGEX([.G1024]; &quot;^(\d+|\w)&quot;)" office:value-type="string" office:string-value="32" calcext:value-type="string">
            <text:p>32</text:p>
          </table:table-cell>
          <table:table-cell office:value-type="string" calcext:value-type="string">
            <text:p>BG: true relates to more </text:p>
          </table:table-cell>
          <table:table-cell table:style-name="ce12" office:value-type="string" calcext:value-type="string">
            <text:p>BG and CG: no common fully valid labels</text:p>
            <text:p>CG: no frequent labels</text:p>
            <text:p>BG: Kruskal-Wallis - Significant difference True</text:p>
            <text:p>Abs. count: 39 (BG); 0 (CG)</text:p>
          </table:table-cell>
          <table:table-cell table:formula="of:=HYPERLINK(&quot;figures/boxplots/R10_C5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025]; &quot;[A-Z]+&quot;)" office:value-type="string" office:string-value="R" calcext:value-type="string">
            <text:p>R</text:p>
          </table:table-cell>
          <table:table-cell table:style-name="ce4" table:formula="of:=VALUE(ORG.LIBREOFFICE.REGEX([.E1025]; &quot;[\d\.]+&quot;))" office:value-type="float" office:value="10" calcext:value-type="float">
            <text:p>10.0</text:p>
          </table:table-cell>
          <table:table-cell table:formula="of:=ORG.LIBREOFFICE.REGEX([.F1025]; &quot;[A-Z]+&quot;)" office:value-type="string" office:string-value="C" calcext:value-type="string">
            <text:p>C</text:p>
          </table:table-cell>
          <table:table-cell table:style-name="ce4" table:formula="of:=VALUE(ORG.LIBREOFFICE.REGEX([.F1025]; &quot;[\d\.]+&quot;))" office:value-type="float" office:value="6" calcext:value-type="float">
            <text:p>6.0</text:p>
          </table:table-cell>
          <table:table-cell office:value-type="string" calcext:value-type="string">
            <text:p>R10 - Bug covering review changes [any]</text:p>
          </table:table-cell>
          <table:table-cell office:value-type="string" calcext:value-type="string">
            <text:p>C6 - Commit file line bugginess</text:p>
          </table:table-cell>
          <table:table-cell office:value-type="string" calcext:value-type="string">
            <text:p>31</text:p>
          </table:table-cell>
          <table:table-cell table:style-name="ce1" table:formula="of:=ORG.LIBREOFFICE.REGEX([.G1025];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9 (BG); 0 (CG)</text:p>
          </table:table-cell>
          <table:table-cell table:formula="of:=HYPERLINK(&quot;figures/boxplots/R10_C6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026]; &quot;[A-Z]+&quot;)" office:value-type="string" office:string-value="R" calcext:value-type="string">
            <text:p>R</text:p>
          </table:table-cell>
          <table:table-cell table:style-name="ce4" table:formula="of:=VALUE(ORG.LIBREOFFICE.REGEX([.E1026]; &quot;[\d\.]+&quot;))" office:value-type="float" office:value="10" calcext:value-type="float">
            <text:p>10.0</text:p>
          </table:table-cell>
          <table:table-cell table:formula="of:=ORG.LIBREOFFICE.REGEX([.F1026]; &quot;[A-Z]+&quot;)" office:value-type="string" office:string-value="F" calcext:value-type="string">
            <text:p>F</text:p>
          </table:table-cell>
          <table:table-cell table:style-name="ce4" table:formula="of:=VALUE(ORG.LIBREOFFICE.REGEX([.F1026]; &quot;[\d\.]+&quot;))" office:value-type="float" office:value="4" calcext:value-type="float">
            <text:p>4.0</text:p>
          </table:table-cell>
          <table:table-cell office:value-type="string" calcext:value-type="string">
            <text:p>R10 - Bug covering review changes [any]</text:p>
          </table:table-cell>
          <table:table-cell office:value-type="string" calcext:value-type="string">
            <text:p>F4 - # Bug discussants</text:p>
          </table:table-cell>
          <table:table-cell office:value-type="string" calcext:value-type="string">
            <text:p>31</text:p>
          </table:table-cell>
          <table:table-cell table:style-name="ce1" table:formula="of:=ORG.LIBREOFFICE.REGEX([.G1026]; &quot;^(\d+|\w)&quot;)" office:value-type="string" office:string-value="31" calcext:value-type="string">
            <text:p>31</text:p>
          </table:table-cell>
          <table:table-cell/>
          <table:table-cell table:style-name="ce12" office:value-type="string" calcext:value-type="string">
            <text:p>BG and CG: no common fully valid labels</text:p>
            <text:p>CG: no frequent labels</text:p>
            <text:p>BG: Kruskal-Wallis - Significant difference False</text:p>
            <text:p>Abs. count: 39 (BG); 0 (CG)</text:p>
          </table:table-cell>
          <table:table-cell table:formula="of:=HYPERLINK(&quot;figures/boxplots/R10_F4_histogram_boxplot.pdf&quot;; &quot;CLICK&quot;)" office:value-type="string" office:string-value="CLICK" calcext:value-type="string">
            <text:p>CLICK</text:p>
          </table:table-cell>
          <table:table-cell/>
          <table:table-cell table:style-name="ce17"/>
          <table:table-cell table:number-columns-repeated="1011"/>
        </table:table-row>
        <table:table-row table:style-name="ro3" table:visibility="filter">
          <table:table-cell table:formula="of:=ORG.LIBREOFFICE.REGEX([.E1027]; &quot;[A-Z]+&quot;)" office:value-type="string" office:string-value="R" calcext:value-type="string">
            <text:p>R</text:p>
          </table:table-cell>
          <table:table-cell table:style-name="ce4" table:formula="of:=VALUE(ORG.LIBREOFFICE.REGEX([.E1027]; &quot;[\d\.]+&quot;))" office:value-type="float" office:value="10" calcext:value-type="float">
            <text:p>10.0</text:p>
          </table:table-cell>
          <table:table-cell table:formula="of:=ORG.LIBREOFFICE.REGEX([.F1027]; &quot;[A-Z]+&quot;)" office:value-type="string" office:string-value="F" calcext:value-type="string">
            <text:p>F</text:p>
          </table:table-cell>
          <table:table-cell table:style-name="ce4" table:formula="of:=VALUE(ORG.LIBREOFFICE.REGEX([.F1027]; &quot;[\d\.]+&quot;))" office:value-type="float" office:value="9" calcext:value-type="float">
            <text:p>9.0</text:p>
          </table:table-cell>
          <table:table-cell office:value-type="string" calcext:value-type="string">
            <text:p>R10 - Bug covering review changes [any]</text:p>
          </table:table-cell>
          <table:table-cell office:value-type="string" calcext:value-type="string">
            <text:p>F9 - # Bug comments [sum]</text:p>
          </table:table-cell>
          <table:table-cell office:value-type="string" calcext:value-type="string">
            <text:p>32</text:p>
          </table:table-cell>
          <table:table-cell table:style-name="ce1" table:formula="of:=ORG.LIBREOFFICE.REGEX([.G1027]; &quot;^(\d+|\w)&quot;)" office:value-type="string" office:string-value="32" calcext:value-type="string">
            <text:p>32</text:p>
          </table:table-cell>
          <table:table-cell office:value-type="string" calcext:value-type="string">
            <text:p>BG: true relates to more </text:p>
          </table:table-cell>
          <table:table-cell table:style-name="ce12" office:value-type="string" calcext:value-type="string">
            <text:p>BG and CG: no common fully valid labels</text:p>
            <text:p>CG: no frequent labels</text:p>
            <text:p>BG: Kruskal-Wallis - Significant difference False</text:p>
            <text:p>Abs. count: 39 (BG); 0 (CG)</text:p>
          </table:table-cell>
          <table:table-cell table:formula="of:=HYPERLINK(&quot;figures/boxplots/R10_F9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table-cell table:formula="of:=ORG.LIBREOFFICE.REGEX([.E1028]; &quot;[A-Z]+&quot;)" office:value-type="string" office:string-value="R" calcext:value-type="string">
            <text:p>R</text:p>
          </table:table-cell>
          <table:table-cell table:style-name="ce4" table:formula="of:=VALUE(ORG.LIBREOFFICE.REGEX([.E1028]; &quot;[\d\.]+&quot;))" office:value-type="float" office:value="10" calcext:value-type="float">
            <text:p>10.0</text:p>
          </table:table-cell>
          <table:table-cell table:formula="of:=ORG.LIBREOFFICE.REGEX([.F1028]; &quot;[A-Z]+&quot;)" office:value-type="string" office:string-value="I" calcext:value-type="string">
            <text:p>I</text:p>
          </table:table-cell>
          <table:table-cell table:style-name="ce4" table:formula="of:=VALUE(ORG.LIBREOFFICE.REGEX([.F1028]; &quot;[\d\.]+&quot;))" office:value-type="float" office:value="5" calcext:value-type="float">
            <text:p>5.0</text:p>
          </table:table-cell>
          <table:table-cell office:value-type="string" calcext:value-type="string">
            <text:p>R10 - Bug covering review changes [any]</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102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3" table:visibility="filter">
          <table:table-cell table:formula="of:=ORG.LIBREOFFICE.REGEX([.E1029]; &quot;[A-Z]+&quot;)" office:value-type="string" office:string-value="R" calcext:value-type="string">
            <text:p>R</text:p>
          </table:table-cell>
          <table:table-cell table:style-name="ce4" table:formula="of:=VALUE(ORG.LIBREOFFICE.REGEX([.E1029]; &quot;[\d\.]+&quot;))" office:value-type="float" office:value="10" calcext:value-type="float">
            <text:p>10.0</text:p>
          </table:table-cell>
          <table:table-cell table:formula="of:=ORG.LIBREOFFICE.REGEX([.F1029]; &quot;[A-Z]+&quot;)" office:value-type="string" office:string-value="I" calcext:value-type="string">
            <text:p>I</text:p>
          </table:table-cell>
          <table:table-cell table:style-name="ce4" table:formula="of:=VALUE(ORG.LIBREOFFICE.REGEX([.F1029]; &quot;[\d\.]+&quot;))" office:value-type="float" office:value="7" calcext:value-type="float">
            <text:p>7.0</text:p>
          </table:table-cell>
          <table:table-cell office:value-type="string" calcext:value-type="string">
            <text:p>R10 - Bug covering review changes [any]</text:p>
          </table:table-cell>
          <table:table-cell office:value-type="string" calcext:value-type="string">
            <text:p>I7 - # Introducing issue commits [sum]</text:p>
          </table:table-cell>
          <table:table-cell office:value-type="string" calcext:value-type="string">
            <text:p>32</text:p>
          </table:table-cell>
          <table:table-cell table:style-name="ce1" table:formula="of:=ORG.LIBREOFFICE.REGEX([.G1029]; &quot;^(\d+|\w)&quot;)" office:value-type="string" office:string-value="32" calcext:value-type="string">
            <text:p>32</text:p>
          </table:table-cell>
          <table:table-cell office:value-type="string" calcext:value-type="string">
            <text:p>BG: true relates to less </text:p>
          </table:table-cell>
          <table:table-cell table:style-name="ce12" office:value-type="string" calcext:value-type="string">
            <text:p>BG and CG: no common fully valid labels</text:p>
            <text:p>CG: no frequent labels</text:p>
            <text:p>BG: Kruskal-Wallis - Significant difference False</text:p>
            <text:p>Abs. count: 33 (BG); 0 (CG)</text:p>
          </table:table-cell>
          <table:table-cell table:formula="of:=HYPERLINK(&quot;figures/boxplots/R10_I7_histogram_boxplot.pdf&quot;; &quot;CLICK&quot;)" office:value-type="string" office:string-value="CLICK" calcext:value-type="string">
            <text:p>CLICK</text:p>
          </table:table-cell>
          <table:table-cell/>
          <table:table-cell table:style-name="ce17"/>
          <table:table-cell table:number-columns-repeated="1011"/>
        </table:table-row>
        <table:table-row table:style-name="ro1" table:visibility="filter">
          <table:table-cell table:formula="of:=ORG.LIBREOFFICE.REGEX([.E1030]; &quot;[A-Z]+&quot;)" office:value-type="string" office:string-value="R" calcext:value-type="string">
            <text:p>R</text:p>
          </table:table-cell>
          <table:table-cell table:style-name="ce4" table:formula="of:=VALUE(ORG.LIBREOFFICE.REGEX([.E1030]; &quot;[\d\.]+&quot;))" office:value-type="float" office:value="10" calcext:value-type="float">
            <text:p>10.0</text:p>
          </table:table-cell>
          <table:table-cell table:formula="of:=ORG.LIBREOFFICE.REGEX([.F1030]; &quot;[A-Z]+&quot;)" office:value-type="string" office:string-value="I" calcext:value-type="string">
            <text:p>I</text:p>
          </table:table-cell>
          <table:table-cell table:style-name="ce4" table:formula="of:=VALUE(ORG.LIBREOFFICE.REGEX([.F1030]; &quot;[\d\.]+&quot;))" office:value-type="float" office:value="10" calcext:value-type="float">
            <text:p>10.0</text:p>
          </table:table-cell>
          <table:table-cell office:value-type="string" calcext:value-type="string">
            <text:p>R10 - Bug covering review changes [any]</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103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31]; &quot;[A-Z]+&quot;)" office:value-type="string" office:string-value="R" calcext:value-type="string">
            <text:p>R</text:p>
          </table:table-cell>
          <table:table-cell table:style-name="ce4" table:formula="of:=VALUE(ORG.LIBREOFFICE.REGEX([.E1031]; &quot;[\d\.]+&quot;))" office:value-type="float" office:value="10" calcext:value-type="float">
            <text:p>10.0</text:p>
          </table:table-cell>
          <table:table-cell table:formula="of:=ORG.LIBREOFFICE.REGEX([.F1031]; &quot;[A-Z]+&quot;)" office:value-type="string" office:string-value="ML" calcext:value-type="string">
            <text:p>ML</text:p>
          </table:table-cell>
          <table:table-cell table:style-name="ce4" table:formula="of:=VALUE(ORG.LIBREOFFICE.REGEX([.F1031]; &quot;[\d\.]+&quot;))" office:value-type="float" office:value="2" calcext:value-type="float">
            <text:p>2.0</text:p>
          </table:table-cell>
          <table:table-cell office:value-type="string" calcext:value-type="string">
            <text:p>R10 - Bug covering review changes [any]</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1031];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1032]; &quot;[A-Z]+&quot;)" office:value-type="string" office:string-value="R" calcext:value-type="string">
            <text:p>R</text:p>
          </table:table-cell>
          <table:table-cell table:style-name="ce4" table:formula="of:=VALUE(ORG.LIBREOFFICE.REGEX([.E1032]; &quot;[\d\.]+&quot;))" office:value-type="float" office:value="10" calcext:value-type="float">
            <text:p>10.0</text:p>
          </table:table-cell>
          <table:table-cell table:formula="of:=ORG.LIBREOFFICE.REGEX([.F1032]; &quot;[A-Z]+&quot;)" office:value-type="string" office:string-value="ML" calcext:value-type="string">
            <text:p>ML</text:p>
          </table:table-cell>
          <table:table-cell table:style-name="ce4" table:formula="of:=VALUE(ORG.LIBREOFFICE.REGEX([.F1032]; &quot;[\d\.]+&quot;))" office:value-type="float" office:value="5" calcext:value-type="float">
            <text:p>5.0</text:p>
          </table:table-cell>
          <table:table-cell office:value-type="string" calcext:value-type="string">
            <text:p>R10 - Bug covering review changes [any]</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103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33]; &quot;[A-Z]+&quot;)" office:value-type="string" office:string-value="R" calcext:value-type="string">
            <text:p>R</text:p>
          </table:table-cell>
          <table:table-cell table:style-name="ce4" table:formula="of:=VALUE(ORG.LIBREOFFICE.REGEX([.E1033]; &quot;[\d\.]+&quot;))" office:value-type="float" office:value="10" calcext:value-type="float">
            <text:p>10.0</text:p>
          </table:table-cell>
          <table:table-cell table:formula="of:=ORG.LIBREOFFICE.REGEX([.F1033]; &quot;[A-Z]+&quot;)" office:value-type="string" office:string-value="O" calcext:value-type="string">
            <text:p>O</text:p>
          </table:table-cell>
          <table:table-cell table:style-name="ce4" table:formula="of:=VALUE(ORG.LIBREOFFICE.REGEX([.F1033]; &quot;[\d\.]+&quot;))" office:value-type="float" office:value="3" calcext:value-type="float">
            <text:p>3.0</text:p>
          </table:table-cell>
          <table:table-cell office:value-type="string" calcext:value-type="string">
            <text:p>R10 - Bug covering review changes [any]</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1033];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1034]; &quot;[A-Z]+&quot;)" office:value-type="string" office:string-value="R" calcext:value-type="string">
            <text:p>R</text:p>
          </table:table-cell>
          <table:table-cell table:style-name="ce4" table:formula="of:=VALUE(ORG.LIBREOFFICE.REGEX([.E1034]; &quot;[\d\.]+&quot;))" office:value-type="float" office:value="10" calcext:value-type="float">
            <text:p>10.0</text:p>
          </table:table-cell>
          <table:table-cell table:formula="of:=ORG.LIBREOFFICE.REGEX([.F1034]; &quot;[A-Z]+&quot;)" office:value-type="string" office:string-value="R" calcext:value-type="string">
            <text:p>R</text:p>
          </table:table-cell>
          <table:table-cell table:style-name="ce4" table:formula="of:=VALUE(ORG.LIBREOFFICE.REGEX([.F1034]; &quot;[\d\.]+&quot;))" office:value-type="float" office:value="3" calcext:value-type="float">
            <text:p>3.0</text:p>
          </table:table-cell>
          <table:table-cell office:value-type="string" calcext:value-type="string">
            <text:p>R10 - Bug covering review changes [any]</text:p>
          </table:table-cell>
          <table:table-cell office:value-type="string" calcext:value-type="string">
            <text:p>R3 - # Reviewers [sum]</text:p>
          </table:table-cell>
          <table:table-cell office:value-type="string" calcext:value-type="string">
            <text:p>E</text:p>
          </table:table-cell>
          <table:table-cell table:style-name="ce1" table:formula="of:=ORG.LIBREOFFICE.REGEX([.G103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35]; &quot;[A-Z]+&quot;)" office:value-type="string" office:string-value="R" calcext:value-type="string">
            <text:p>R</text:p>
          </table:table-cell>
          <table:table-cell table:style-name="ce4" table:formula="of:=VALUE(ORG.LIBREOFFICE.REGEX([.E1035]; &quot;[\d\.]+&quot;))" office:value-type="float" office:value="10" calcext:value-type="float">
            <text:p>10.0</text:p>
          </table:table-cell>
          <table:table-cell table:formula="of:=ORG.LIBREOFFICE.REGEX([.F1035]; &quot;[A-Z]+&quot;)" office:value-type="string" office:string-value="R" calcext:value-type="string">
            <text:p>R</text:p>
          </table:table-cell>
          <table:table-cell table:style-name="ce4" table:formula="of:=VALUE(ORG.LIBREOFFICE.REGEX([.F1035]; &quot;[\d\.]+&quot;))" office:value-type="float" office:value="5" calcext:value-type="float">
            <text:p>5.0</text:p>
          </table:table-cell>
          <table:table-cell office:value-type="string" calcext:value-type="string">
            <text:p>R10 - Bug covering review changes [any]</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103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36]; &quot;[A-Z]+&quot;)" office:value-type="string" office:string-value="R" calcext:value-type="string">
            <text:p>R</text:p>
          </table:table-cell>
          <table:table-cell table:style-name="ce4" table:formula="of:=VALUE(ORG.LIBREOFFICE.REGEX([.E1036]; &quot;[\d\.]+&quot;))" office:value-type="float" office:value="10" calcext:value-type="float">
            <text:p>10.0</text:p>
          </table:table-cell>
          <table:table-cell table:formula="of:=ORG.LIBREOFFICE.REGEX([.F1036]; &quot;[A-Z]+&quot;)" office:value-type="string" office:string-value="R" calcext:value-type="string">
            <text:p>R</text:p>
          </table:table-cell>
          <table:table-cell table:style-name="ce4" table:formula="of:=VALUE(ORG.LIBREOFFICE.REGEX([.F1036]; &quot;[\d\.]+&quot;))" office:value-type="float" office:value="6" calcext:value-type="float">
            <text:p>6.0</text:p>
          </table:table-cell>
          <table:table-cell office:value-type="string" calcext:value-type="string">
            <text:p>R10 - Bug covering review changes [any]</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1036];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37]; &quot;[A-Z]+&quot;)" office:value-type="string" office:string-value="R" calcext:value-type="string">
            <text:p>R</text:p>
          </table:table-cell>
          <table:table-cell table:style-name="ce4" table:formula="of:=VALUE(ORG.LIBREOFFICE.REGEX([.E1037]; &quot;[\d\.]+&quot;))" office:value-type="float" office:value="11" calcext:value-type="float">
            <text:p>11.0</text:p>
          </table:table-cell>
          <table:table-cell table:formula="of:=ORG.LIBREOFFICE.REGEX([.F1037]; &quot;[A-Z]+&quot;)" office:value-type="string" office:string-value="C" calcext:value-type="string">
            <text:p>C</text:p>
          </table:table-cell>
          <table:table-cell table:style-name="ce4" table:formula="of:=VALUE(ORG.LIBREOFFICE.REGEX([.F1037]; &quot;[\d\.]+&quot;))" office:value-type="float" office:value="3" calcext:value-type="float">
            <text:p>3.0</text:p>
          </table:table-cell>
          <table:table-cell office:value-type="string" calcext:value-type="string">
            <text:p>R11 - Review branch</text:p>
          </table:table-cell>
          <table:table-cell office:value-type="string" calcext:value-type="string">
            <text:p>C3 - # Files changed</text:p>
          </table:table-cell>
          <table:table-cell office:value-type="string" calcext:value-type="string">
            <text:p>E</text:p>
          </table:table-cell>
          <table:table-cell table:style-name="ce1" table:formula="of:=ORG.LIBREOFFICE.REGEX([.G103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38]; &quot;[A-Z]+&quot;)" office:value-type="string" office:string-value="R" calcext:value-type="string">
            <text:p>R</text:p>
          </table:table-cell>
          <table:table-cell table:style-name="ce4" table:formula="of:=VALUE(ORG.LIBREOFFICE.REGEX([.E1038]; &quot;[\d\.]+&quot;))" office:value-type="float" office:value="11" calcext:value-type="float">
            <text:p>11.0</text:p>
          </table:table-cell>
          <table:table-cell table:formula="of:=ORG.LIBREOFFICE.REGEX([.F1038]; &quot;[A-Z]+&quot;)" office:value-type="string" office:string-value="C" calcext:value-type="string">
            <text:p>C</text:p>
          </table:table-cell>
          <table:table-cell table:style-name="ce4" table:formula="of:=VALUE(ORG.LIBREOFFICE.REGEX([.F1038]; &quot;[\d\.]+&quot;))" office:value-type="float" office:value="4" calcext:value-type="float">
            <text:p>4.0</text:p>
          </table:table-cell>
          <table:table-cell office:value-type="string" calcext:value-type="string">
            <text:p>R11 - Review branch</text:p>
          </table:table-cell>
          <table:table-cell office:value-type="string" calcext:value-type="string">
            <text:p>C4 - Commit file bugginess</text:p>
          </table:table-cell>
          <table:table-cell office:value-type="string" calcext:value-type="string">
            <text:p>E</text:p>
          </table:table-cell>
          <table:table-cell table:style-name="ce1" table:formula="of:=ORG.LIBREOFFICE.REGEX([.G1038];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39]; &quot;[A-Z]+&quot;)" office:value-type="string" office:string-value="R" calcext:value-type="string">
            <text:p>R</text:p>
          </table:table-cell>
          <table:table-cell table:style-name="ce4" table:formula="of:=VALUE(ORG.LIBREOFFICE.REGEX([.E1039]; &quot;[\d\.]+&quot;))" office:value-type="float" office:value="11" calcext:value-type="float">
            <text:p>11.0</text:p>
          </table:table-cell>
          <table:table-cell table:formula="of:=ORG.LIBREOFFICE.REGEX([.F1039]; &quot;[A-Z]+&quot;)" office:value-type="string" office:string-value="C" calcext:value-type="string">
            <text:p>C</text:p>
          </table:table-cell>
          <table:table-cell table:style-name="ce4" table:formula="of:=VALUE(ORG.LIBREOFFICE.REGEX([.F1039]; &quot;[\d\.]+&quot;))" office:value-type="float" office:value="5" calcext:value-type="float">
            <text:p>5.0</text:p>
          </table:table-cell>
          <table:table-cell office:value-type="string" calcext:value-type="string">
            <text:p>R11 - Review branch</text:p>
          </table:table-cell>
          <table:table-cell office:value-type="string" calcext:value-type="string">
            <text:p>C5 - Commit total line bugginess</text:p>
          </table:table-cell>
          <table:table-cell office:value-type="string" calcext:value-type="string">
            <text:p>E</text:p>
          </table:table-cell>
          <table:table-cell table:style-name="ce1" table:formula="of:=ORG.LIBREOFFICE.REGEX([.G103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40]; &quot;[A-Z]+&quot;)" office:value-type="string" office:string-value="R" calcext:value-type="string">
            <text:p>R</text:p>
          </table:table-cell>
          <table:table-cell table:style-name="ce4" table:formula="of:=VALUE(ORG.LIBREOFFICE.REGEX([.E1040]; &quot;[\d\.]+&quot;))" office:value-type="float" office:value="11" calcext:value-type="float">
            <text:p>11.0</text:p>
          </table:table-cell>
          <table:table-cell table:formula="of:=ORG.LIBREOFFICE.REGEX([.F1040]; &quot;[A-Z]+&quot;)" office:value-type="string" office:string-value="C" calcext:value-type="string">
            <text:p>C</text:p>
          </table:table-cell>
          <table:table-cell table:style-name="ce4" table:formula="of:=VALUE(ORG.LIBREOFFICE.REGEX([.F1040]; &quot;[\d\.]+&quot;))" office:value-type="float" office:value="6" calcext:value-type="float">
            <text:p>6.0</text:p>
          </table:table-cell>
          <table:table-cell office:value-type="string" calcext:value-type="string">
            <text:p>R11 - Review branch</text:p>
          </table:table-cell>
          <table:table-cell office:value-type="string" calcext:value-type="string">
            <text:p>C6 - Commit file line bugginess</text:p>
          </table:table-cell>
          <table:table-cell office:value-type="string" calcext:value-type="string">
            <text:p>E</text:p>
          </table:table-cell>
          <table:table-cell table:style-name="ce1" table:formula="of:=ORG.LIBREOFFICE.REGEX([.G104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41]; &quot;[A-Z]+&quot;)" office:value-type="string" office:string-value="R" calcext:value-type="string">
            <text:p>R</text:p>
          </table:table-cell>
          <table:table-cell table:style-name="ce4" table:formula="of:=VALUE(ORG.LIBREOFFICE.REGEX([.E1041]; &quot;[\d\.]+&quot;))" office:value-type="float" office:value="11" calcext:value-type="float">
            <text:p>11.0</text:p>
          </table:table-cell>
          <table:table-cell table:formula="of:=ORG.LIBREOFFICE.REGEX([.F1041]; &quot;[A-Z]+&quot;)" office:value-type="string" office:string-value="F" calcext:value-type="string">
            <text:p>F</text:p>
          </table:table-cell>
          <table:table-cell table:style-name="ce4" table:formula="of:=VALUE(ORG.LIBREOFFICE.REGEX([.F1041]; &quot;[\d\.]+&quot;))" office:value-type="float" office:value="4" calcext:value-type="float">
            <text:p>4.0</text:p>
          </table:table-cell>
          <table:table-cell office:value-type="string" calcext:value-type="string">
            <text:p>R11 - Review branch</text:p>
          </table:table-cell>
          <table:table-cell office:value-type="string" calcext:value-type="string">
            <text:p>F4 - # Bug discussants</text:p>
          </table:table-cell>
          <table:table-cell office:value-type="string" calcext:value-type="string">
            <text:p>E</text:p>
          </table:table-cell>
          <table:table-cell table:style-name="ce1" table:formula="of:=ORG.LIBREOFFICE.REGEX([.G1041];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42]; &quot;[A-Z]+&quot;)" office:value-type="string" office:string-value="R" calcext:value-type="string">
            <text:p>R</text:p>
          </table:table-cell>
          <table:table-cell table:style-name="ce4" table:formula="of:=VALUE(ORG.LIBREOFFICE.REGEX([.E1042]; &quot;[\d\.]+&quot;))" office:value-type="float" office:value="11" calcext:value-type="float">
            <text:p>11.0</text:p>
          </table:table-cell>
          <table:table-cell table:formula="of:=ORG.LIBREOFFICE.REGEX([.F1042]; &quot;[A-Z]+&quot;)" office:value-type="string" office:string-value="F" calcext:value-type="string">
            <text:p>F</text:p>
          </table:table-cell>
          <table:table-cell table:style-name="ce4" table:formula="of:=VALUE(ORG.LIBREOFFICE.REGEX([.F1042]; &quot;[\d\.]+&quot;))" office:value-type="float" office:value="9" calcext:value-type="float">
            <text:p>9.0</text:p>
          </table:table-cell>
          <table:table-cell office:value-type="string" calcext:value-type="string">
            <text:p>R11 - Review branch</text:p>
          </table:table-cell>
          <table:table-cell office:value-type="string" calcext:value-type="string">
            <text:p>F9 - # Bug comments [sum]</text:p>
          </table:table-cell>
          <table:table-cell office:value-type="string" calcext:value-type="string">
            <text:p>E</text:p>
          </table:table-cell>
          <table:table-cell table:style-name="ce1" table:formula="of:=ORG.LIBREOFFICE.REGEX([.G1042];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table-cell table:formula="of:=ORG.LIBREOFFICE.REGEX([.E1043]; &quot;[A-Z]+&quot;)" office:value-type="string" office:string-value="R" calcext:value-type="string">
            <text:p>R</text:p>
          </table:table-cell>
          <table:table-cell table:style-name="ce4" table:formula="of:=VALUE(ORG.LIBREOFFICE.REGEX([.E1043]; &quot;[\d\.]+&quot;))" office:value-type="float" office:value="11" calcext:value-type="float">
            <text:p>11.0</text:p>
          </table:table-cell>
          <table:table-cell table:formula="of:=ORG.LIBREOFFICE.REGEX([.F1043]; &quot;[A-Z]+&quot;)" office:value-type="string" office:string-value="I" calcext:value-type="string">
            <text:p>I</text:p>
          </table:table-cell>
          <table:table-cell table:style-name="ce4" table:formula="of:=VALUE(ORG.LIBREOFFICE.REGEX([.F1043]; &quot;[\d\.]+&quot;))" office:value-type="float" office:value="5" calcext:value-type="float">
            <text:p>5.0</text:p>
          </table:table-cell>
          <table:table-cell office:value-type="string" calcext:value-type="string">
            <text:p>R11 - Review branch</text:p>
          </table:table-cell>
          <table:table-cell office:value-type="string" calcext:value-type="string">
            <text:p>I5 - # Introducing issue discussants [sum]</text:p>
          </table:table-cell>
          <table:table-cell office:value-type="string" calcext:value-type="string">
            <text:p>E</text:p>
          </table:table-cell>
          <table:table-cell table:style-name="ce1" table:formula="of:=ORG.LIBREOFFICE.REGEX([.G1043];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44]; &quot;[A-Z]+&quot;)" office:value-type="string" office:string-value="R" calcext:value-type="string">
            <text:p>R</text:p>
          </table:table-cell>
          <table:table-cell table:style-name="ce4" table:formula="of:=VALUE(ORG.LIBREOFFICE.REGEX([.E1044]; &quot;[\d\.]+&quot;))" office:value-type="float" office:value="11" calcext:value-type="float">
            <text:p>11.0</text:p>
          </table:table-cell>
          <table:table-cell table:formula="of:=ORG.LIBREOFFICE.REGEX([.F1044]; &quot;[A-Z]+&quot;)" office:value-type="string" office:string-value="I" calcext:value-type="string">
            <text:p>I</text:p>
          </table:table-cell>
          <table:table-cell table:style-name="ce4" table:formula="of:=VALUE(ORG.LIBREOFFICE.REGEX([.F1044]; &quot;[\d\.]+&quot;))" office:value-type="float" office:value="7" calcext:value-type="float">
            <text:p>7.0</text:p>
          </table:table-cell>
          <table:table-cell office:value-type="string" calcext:value-type="string">
            <text:p>R11 - Review branch</text:p>
          </table:table-cell>
          <table:table-cell office:value-type="string" calcext:value-type="string">
            <text:p>I7 - # Introducing issue commits [sum]</text:p>
          </table:table-cell>
          <table:table-cell office:value-type="string" calcext:value-type="string">
            <text:p>E</text:p>
          </table:table-cell>
          <table:table-cell table:style-name="ce1" table:formula="of:=ORG.LIBREOFFICE.REGEX([.G1044];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45]; &quot;[A-Z]+&quot;)" office:value-type="string" office:string-value="R" calcext:value-type="string">
            <text:p>R</text:p>
          </table:table-cell>
          <table:table-cell table:style-name="ce4" table:formula="of:=VALUE(ORG.LIBREOFFICE.REGEX([.E1045]; &quot;[\d\.]+&quot;))" office:value-type="float" office:value="11" calcext:value-type="float">
            <text:p>11.0</text:p>
          </table:table-cell>
          <table:table-cell table:formula="of:=ORG.LIBREOFFICE.REGEX([.F1045]; &quot;[A-Z]+&quot;)" office:value-type="string" office:string-value="I" calcext:value-type="string">
            <text:p>I</text:p>
          </table:table-cell>
          <table:table-cell table:style-name="ce4" table:formula="of:=VALUE(ORG.LIBREOFFICE.REGEX([.F1045]; &quot;[\d\.]+&quot;))" office:value-type="float" office:value="10" calcext:value-type="float">
            <text:p>10.0</text:p>
          </table:table-cell>
          <table:table-cell office:value-type="string" calcext:value-type="string">
            <text:p>R11 - Review branch</text:p>
          </table:table-cell>
          <table:table-cell office:value-type="string" calcext:value-type="string">
            <text:p>I10 - # Introducing issue comments [sum]</text:p>
          </table:table-cell>
          <table:table-cell office:value-type="string" calcext:value-type="string">
            <text:p>E</text:p>
          </table:table-cell>
          <table:table-cell table:style-name="ce1" table:formula="of:=ORG.LIBREOFFICE.REGEX([.G1045];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46]; &quot;[A-Z]+&quot;)" office:value-type="string" office:string-value="R" calcext:value-type="string">
            <text:p>R</text:p>
          </table:table-cell>
          <table:table-cell table:style-name="ce4" table:formula="of:=VALUE(ORG.LIBREOFFICE.REGEX([.E1046]; &quot;[\d\.]+&quot;))" office:value-type="float" office:value="11" calcext:value-type="float">
            <text:p>11.0</text:p>
          </table:table-cell>
          <table:table-cell table:formula="of:=ORG.LIBREOFFICE.REGEX([.F1046]; &quot;[A-Z]+&quot;)" office:value-type="string" office:string-value="ML" calcext:value-type="string">
            <text:p>ML</text:p>
          </table:table-cell>
          <table:table-cell table:style-name="ce4" table:formula="of:=VALUE(ORG.LIBREOFFICE.REGEX([.F1046]; &quot;[\d\.]+&quot;))" office:value-type="float" office:value="2" calcext:value-type="float">
            <text:p>2.0</text:p>
          </table:table-cell>
          <table:table-cell office:value-type="string" calcext:value-type="string">
            <text:p>R11 - Review branch</text:p>
          </table:table-cell>
          <table:table-cell office:value-type="string" calcext:value-type="string">
            <text:p>ML2 - # ML bug discussants [sum]</text:p>
          </table:table-cell>
          <table:table-cell office:value-type="string" calcext:value-type="string">
            <text:p>E</text:p>
          </table:table-cell>
          <table:table-cell table:style-name="ce1" table:formula="of:=ORG.LIBREOFFICE.REGEX([.G1046];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1047]; &quot;[A-Z]+&quot;)" office:value-type="string" office:string-value="R" calcext:value-type="string">
            <text:p>R</text:p>
          </table:table-cell>
          <table:table-cell table:style-name="ce4" table:formula="of:=VALUE(ORG.LIBREOFFICE.REGEX([.E1047]; &quot;[\d\.]+&quot;))" office:value-type="float" office:value="11" calcext:value-type="float">
            <text:p>11.0</text:p>
          </table:table-cell>
          <table:table-cell table:formula="of:=ORG.LIBREOFFICE.REGEX([.F1047]; &quot;[A-Z]+&quot;)" office:value-type="string" office:string-value="ML" calcext:value-type="string">
            <text:p>ML</text:p>
          </table:table-cell>
          <table:table-cell table:style-name="ce4" table:formula="of:=VALUE(ORG.LIBREOFFICE.REGEX([.F1047]; &quot;[\d\.]+&quot;))" office:value-type="float" office:value="5" calcext:value-type="float">
            <text:p>5.0</text:p>
          </table:table-cell>
          <table:table-cell office:value-type="string" calcext:value-type="string">
            <text:p>R11 - Review branch</text:p>
          </table:table-cell>
          <table:table-cell office:value-type="string" calcext:value-type="string">
            <text:p>ML5 - # ML introducing change discussants [sum]</text:p>
          </table:table-cell>
          <table:table-cell office:value-type="string" calcext:value-type="string">
            <text:p>E</text:p>
          </table:table-cell>
          <table:table-cell table:style-name="ce1" table:formula="of:=ORG.LIBREOFFICE.REGEX([.G1047];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48]; &quot;[A-Z]+&quot;)" office:value-type="string" office:string-value="R" calcext:value-type="string">
            <text:p>R</text:p>
          </table:table-cell>
          <table:table-cell table:style-name="ce4" table:formula="of:=VALUE(ORG.LIBREOFFICE.REGEX([.E1048]; &quot;[\d\.]+&quot;))" office:value-type="float" office:value="11" calcext:value-type="float">
            <text:p>11.0</text:p>
          </table:table-cell>
          <table:table-cell table:formula="of:=ORG.LIBREOFFICE.REGEX([.F1048]; &quot;[A-Z]+&quot;)" office:value-type="string" office:string-value="O" calcext:value-type="string">
            <text:p>O</text:p>
          </table:table-cell>
          <table:table-cell table:style-name="ce4" table:formula="of:=VALUE(ORG.LIBREOFFICE.REGEX([.F1048]; &quot;[\d\.]+&quot;))" office:value-type="float" office:value="3" calcext:value-type="float">
            <text:p>3.0</text:p>
          </table:table-cell>
          <table:table-cell office:value-type="string" calcext:value-type="string">
            <text:p>R11 - Review branch</text:p>
          </table:table-cell>
          <table:table-cell office:value-type="string" calcext:value-type="string">
            <text:p>O3 - # Discussants in other media [sum]</text:p>
          </table:table-cell>
          <table:table-cell office:value-type="string" calcext:value-type="string">
            <text:p>E</text:p>
          </table:table-cell>
          <table:table-cell table:style-name="ce1" table:formula="of:=ORG.LIBREOFFICE.REGEX([.G1048]; &quot;^(\d+|\w)&quot;)" office:value-type="string" office:string-value="E" calcext:value-type="string">
            <text:p>E</text:p>
          </table:table-cell>
          <table:table-cell office:value-type="string" calcext:value-type="string">
            <text:p>No frequent labels for both groups</text:p>
          </table:table-cell>
          <table:table-cell table:number-columns-repeated="3"/>
          <table:table-cell table:style-name="ce17"/>
          <table:table-cell table:number-columns-repeated="1011"/>
        </table:table-row>
        <table:table-row table:style-name="ro1" table:visibility="filter">
          <table:table-cell table:formula="of:=ORG.LIBREOFFICE.REGEX([.E1049]; &quot;[A-Z]+&quot;)" office:value-type="string" office:string-value="R" calcext:value-type="string">
            <text:p>R</text:p>
          </table:table-cell>
          <table:table-cell table:style-name="ce4" table:formula="of:=VALUE(ORG.LIBREOFFICE.REGEX([.E1049]; &quot;[\d\.]+&quot;))" office:value-type="float" office:value="11" calcext:value-type="float">
            <text:p>11.0</text:p>
          </table:table-cell>
          <table:table-cell table:formula="of:=ORG.LIBREOFFICE.REGEX([.F1049]; &quot;[A-Z]+&quot;)" office:value-type="string" office:string-value="R" calcext:value-type="string">
            <text:p>R</text:p>
          </table:table-cell>
          <table:table-cell table:style-name="ce4" table:formula="of:=VALUE(ORG.LIBREOFFICE.REGEX([.F1049]; &quot;[\d\.]+&quot;))" office:value-type="float" office:value="3" calcext:value-type="float">
            <text:p>3.0</text:p>
          </table:table-cell>
          <table:table-cell office:value-type="string" calcext:value-type="string">
            <text:p>R11 - Review branch</text:p>
          </table:table-cell>
          <table:table-cell office:value-type="string" calcext:value-type="string">
            <text:p>R3 - # Reviewers [sum]</text:p>
          </table:table-cell>
          <table:table-cell office:value-type="string" calcext:value-type="string">
            <text:p>E</text:p>
          </table:table-cell>
          <table:table-cell table:style-name="ce1" table:formula="of:=ORG.LIBREOFFICE.REGEX([.G1049];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50]; &quot;[A-Z]+&quot;)" office:value-type="string" office:string-value="R" calcext:value-type="string">
            <text:p>R</text:p>
          </table:table-cell>
          <table:table-cell table:style-name="ce4" table:formula="of:=VALUE(ORG.LIBREOFFICE.REGEX([.E1050]; &quot;[\d\.]+&quot;))" office:value-type="float" office:value="11" calcext:value-type="float">
            <text:p>11.0</text:p>
          </table:table-cell>
          <table:table-cell table:formula="of:=ORG.LIBREOFFICE.REGEX([.F1050]; &quot;[A-Z]+&quot;)" office:value-type="string" office:string-value="R" calcext:value-type="string">
            <text:p>R</text:p>
          </table:table-cell>
          <table:table-cell table:style-name="ce4" table:formula="of:=VALUE(ORG.LIBREOFFICE.REGEX([.F1050]; &quot;[\d\.]+&quot;))" office:value-type="float" office:value="5" calcext:value-type="float">
            <text:p>5.0</text:p>
          </table:table-cell>
          <table:table-cell office:value-type="string" calcext:value-type="string">
            <text:p>R11 - Review branch</text:p>
          </table:table-cell>
          <table:table-cell office:value-type="string" calcext:value-type="string">
            <text:p>R5 - # Review comments [sum]</text:p>
          </table:table-cell>
          <table:table-cell office:value-type="string" calcext:value-type="string">
            <text:p>E</text:p>
          </table:table-cell>
          <table:table-cell table:style-name="ce1" table:formula="of:=ORG.LIBREOFFICE.REGEX([.G1050];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visibility="filter">
          <table:table-cell table:formula="of:=ORG.LIBREOFFICE.REGEX([.E1051]; &quot;[A-Z]+&quot;)" office:value-type="string" office:string-value="R" calcext:value-type="string">
            <text:p>R</text:p>
          </table:table-cell>
          <table:table-cell table:style-name="ce4" table:formula="of:=VALUE(ORG.LIBREOFFICE.REGEX([.E1051]; &quot;[\d\.]+&quot;))" office:value-type="float" office:value="11" calcext:value-type="float">
            <text:p>11.0</text:p>
          </table:table-cell>
          <table:table-cell table:formula="of:=ORG.LIBREOFFICE.REGEX([.F1051]; &quot;[A-Z]+&quot;)" office:value-type="string" office:string-value="R" calcext:value-type="string">
            <text:p>R</text:p>
          </table:table-cell>
          <table:table-cell table:style-name="ce4" table:formula="of:=VALUE(ORG.LIBREOFFICE.REGEX([.F1051]; &quot;[\d\.]+&quot;))" office:value-type="float" office:value="6" calcext:value-type="float">
            <text:p>6.0</text:p>
          </table:table-cell>
          <table:table-cell office:value-type="string" calcext:value-type="string">
            <text:p>R11 - Review branch</text:p>
          </table:table-cell>
          <table:table-cell office:value-type="string" calcext:value-type="string">
            <text:p>R6 - # Rounds of code review [sum]</text:p>
          </table:table-cell>
          <table:table-cell office:value-type="string" calcext:value-type="string">
            <text:p>E</text:p>
          </table:table-cell>
          <table:table-cell table:style-name="ce1" table:formula="of:=ORG.LIBREOFFICE.REGEX([.G1051]; &quot;^(\d+|\w)&quot;)" office:value-type="string" office:string-value="E" calcext:value-type="string">
            <text:p>E</text:p>
          </table:table-cell>
          <table:table-cell office:value-type="string" calcext:value-type="string">
            <text:p>No fully valid labels for both groups. Cannot compare.</text:p>
          </table:table-cell>
          <table:table-cell table:number-columns-repeated="3"/>
          <table:table-cell table:style-name="ce17"/>
          <table:table-cell table:number-columns-repeated="1011"/>
        </table:table-row>
        <table:table-row table:style-name="ro1" table:number-rows-repeated="1047524">
          <table:table-cell table:number-columns-repeated="1024"/>
        </table:table-row>
        <table:table-row table:style-name="ro1">
          <table:table-cell table:number-columns-repeated="1024"/>
        </table:table-row>
        <calcext:conditional-formats>
          <calcext:conditional-format calcext:target-range-address="Sheet1.H1:Sheet1.H1 Sheet1.M1:Sheet1.M1">
            <calcext:condition calcext:apply-style-name="ConditionalStyle_2" calcext:value="contains-text(&quot;3.5&quot;)" calcext:base-cell-address="Sheet1.H1"/>
            <calcext:condition calcext:apply-style-name="ConditionalStyle_1" calcext:value="contains-text(&quot;1.1&quot;)" calcext:base-cell-address="Sheet1.H1"/>
          </calcext:conditional-format>
        </calcext:conditional-formats>
      </table:table>
      <table:named-expressions/>
      <table:database-ranges>
        <table:database-range table:name="__Anonymous_Sheet_DB__0" table:target-range-address="Sheet1.A1:Sheet1.N1051" table:display-filter-buttons="true">
          <table:filter>
            <table:filter-and>
              <table:filter-condition table:value="I5 - # Introducing issue discussants [sum]" table:operator="=" table:field-number="5"/>
            </table:filter-and>
          </table:filter>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mbria" svg:font-family="Cambria"/>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84">
      <number:number number:decimal-places="13" number:min-decimal-places="13" number:min-integer-digits="1"/>
    </number:number-style>
    <number:percentage-style style:name="N181">
      <number:number number:decimal-places="1" number:min-decimal-places="1" number:min-integer-digits="1"/>
      <number:text>%</number:text>
    </number:percentage-style>
    <number:number-style style:name="N180">
      <number:number number:decimal-places="3" number:min-decimal-places="3" number:min-integer-digits="1"/>
    </number:number-style>
    <number:number-style style:name="N179P0" style:volatile="true">
      <number:number number:decimal-places="2" number:min-decimal-places="2" number:min-integer-digits="1" number:grouping="true"/>
    </number:number-style>
    <number:number-style style:name="N179">
      <number:text>-</number:text>
      <number:number number:decimal-places="2" number:min-decimal-places="2" number:min-integer-digits="1" number:grouping="true"/>
      <style:map style:condition="value()&gt;=0" style:apply-style-name="N179P0"/>
    </number:number-style>
    <number:currency-style style:name="N176P0" style:volatile="true">
      <number:currency-symbol/>
      <number:number number:decimal-places="0" number:min-decimal-places="0" number:min-integer-digits="1" number:grouping="true"/>
      <number:text> _)</number:text>
    </number:currency-style>
    <number:currency-style style:name="N176">
      <style:text-properties fo:color="#ff0000"/>
      <number:text>(</number:text>
      <number:currency-symbol/>
      <number:number number:decimal-places="0" number:min-decimal-places="0" number:min-integer-digits="1" number:grouping="true"/>
      <number:text>)</number:text>
      <style:map style:condition="value()&gt;=0" style:apply-style-name="N176P0"/>
    </number:currency-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_-</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currency-style style:name="N170P0" style:volatile="true">
      <number:currency-symbol/>
      <number:number number:decimal-places="2" number:min-decimal-places="2" number:min-integer-digits="1" number:grouping="true"/>
      <number:text> _)</number:text>
    </number:currency-style>
    <number:currency-style style:name="N170">
      <style:text-properties fo:color="#ff0000"/>
      <number:text>(</number:text>
      <number:currency-symbol/>
      <number:number number:decimal-places="2" number:min-decimal-places="2" number:min-integer-digits="1" number:grouping="true"/>
      <number:text>)</number:text>
      <style:map style:condition="value()&gt;=0" style:apply-style-name="N170P0"/>
    </number:currency-style>
    <number:number-style style:name="N168P0" style:volatile="true">
      <number:number number:decimal-places="2" number:min-decimal-places="2" number:min-integer-digits="1" number:grouping="true"/>
    </number:number-style>
    <number:number-style style:name="N168">
      <style:text-properties fo:color="#ff0000"/>
      <number:text>-</number:text>
      <number:number number:decimal-places="2" number:min-decimal-places="2" number:min-integer-digits="1" number:grouping="true"/>
      <style:map style:condition="value()&gt;=0" style:apply-style-name="N168P0"/>
    </number:number-style>
    <number:date-style style:name="N167">
      <number:month/>
      <number:text>/</number:text>
      <number:day/>
      <number:text>/</number:text>
      <number:year number:style="long"/>
    </number:date-style>
    <number:number-style style:name="N166">
      <number:number number:decimal-places="12" number:min-decimal-places="12" number:min-integer-digits="1"/>
    </number:number-style>
    <number:date-style style:name="N165">
      <number:day/>
      <number:text>-</number:text>
      <number:month number:textual="true"/>
      <number:text>-</number:text>
      <number:year/>
    </number:date-style>
    <number:number-style style:name="N164P0" style:volatile="true">
      <number:number number:decimal-places="0" number:min-decimal-places="0" number:min-integer-digits="1" number:grouping="true"/>
    </number:number-style>
    <number:number-style style:name="N164">
      <style:text-properties fo:color="#ff0000"/>
      <number:text>-</number:text>
      <number:number number:decimal-places="0" number:min-decimal-places="0" number:min-integer-digits="1" number:grouping="true"/>
      <style:map style:condition="value()&gt;=0" style:apply-style-name="N164P0"/>
    </number:number-style>
    <number:date-style style:name="N163">
      <number:day/>
      <number:text>-</number:text>
      <number:month number:textual="true"/>
    </number:date-style>
    <number:number-style style:name="N162">
      <number:number number:decimal-places="11" number:min-decimal-places="11" number:min-integer-digits="1"/>
    </number:number-style>
    <number:time-style style:name="N161">
      <number:hours/>
      <number:text>:</number:text>
      <number:minutes number:style="long"/>
    </number:time-style>
    <number:number-style style:name="N160P0" style:volatile="true">
      <number:number number:decimal-places="0" number:min-decimal-places="0" number:min-integer-digits="1" number:grouping="true"/>
    </number:number-style>
    <number:number-style style:name="N160">
      <number:text>-</number:text>
      <number:number number:decimal-places="0" number:min-decimal-places="0" number:min-integer-digits="1" number:grouping="true"/>
      <style:map style:condition="value()&gt;=0" style:apply-style-name="N160P0"/>
    </number:number-style>
    <number:time-style style:name="N159">
      <number:hours/>
      <number:text>:</number:text>
      <number:minutes number:style="long"/>
      <number:text>:</number:text>
      <number:seconds number:style="long"/>
    </number:time-style>
    <number:date-style style:name="N158">
      <number:month/>
      <number:text>/</number:text>
      <number:day/>
      <number:text>/</number:text>
      <number:year number:style="long"/>
      <number:text> </number:text>
      <number:hours/>
      <number:text>:</number:text>
      <number:minutes number:style="long"/>
    </number:date-style>
    <number:number-style style:name="N157P0" style:volatile="true">
      <number:number number:decimal-places="0" number:min-decimal-places="0" number:min-integer-digits="1" number:grouping="true"/>
      <number:text> </number:text>
    </number:number-style>
    <number:number-style style:name="N157">
      <style:text-properties fo:color="#ff0000"/>
      <number:text>(</number:text>
      <number:number number:decimal-places="0" number:min-decimal-places="0" number:min-integer-digits="1" number:grouping="true"/>
      <number:text>)</number:text>
      <style:map style:condition="value()&gt;=0" style:apply-style-name="N157P0"/>
    </number:number-style>
    <number:number-style style:name="N155P0" style:volatile="true">
      <number:text> £</number:text>
      <number:fill-character> </number:fill-character>
      <number:number number:decimal-places="2" number:min-decimal-places="2" number:min-integer-digits="1" number:grouping="true"/>
      <number:text> </number:text>
    </number:number-style>
    <number:number-style style:name="N155P1" style:volatile="true">
      <number:text>-£</number:text>
      <number:fill-character> </number:fill-character>
      <number:number number:decimal-places="2" number:min-decimal-places="2" number:min-integer-digits="1" number:grouping="true"/>
      <number:text> </number:text>
    </number:number-style>
    <number:number-style style:name="N155P2" style:volatile="true">
      <number:text> £</number:text>
      <number:fill-character> </number:fill-character>
      <number:text>-</number:text>
      <number:number number:decimal-places="0" number: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1P0" style:volatile="true">
      <number:number number:decimal-places="2" number:min-decimal-places="2" number:min-integer-digits="1" number:grouping="true"/>
      <number:text> </number:text>
    </number:number-style>
    <number:number-style style:name="N151">
      <style:text-properties fo:color="#ff0000"/>
      <number:text>(</number:text>
      <number:number number:decimal-places="2" number:min-decimal-places="2" number:min-integer-digits="1" number:grouping="true"/>
      <number:text>)</number:text>
      <style:map style:condition="value()&gt;=0" style:apply-style-name="N151P0"/>
    </number:number-style>
    <number:number-style style:name="N149P0" style:volatile="true">
      <number:text> </number:text>
      <number:fill-character> </number:fill-character>
      <number:number number:decimal-places="0" number:min-decimal-places="0" number:min-integer-digits="1" number:grouping="true"/>
      <number:text> </number:text>
    </number:number-style>
    <number:number-style style:name="N149P1" style:volatile="true">
      <number:text> </number:text>
      <number:fill-character> </number:fill-character>
      <number:text>(</number:text>
      <number:number number:decimal-places="0" number:min-decimal-places="0" number:min-integer-digits="1" number:grouping="true"/>
      <number:text>)</number:text>
    </number:number-style>
    <number:number-style style:name="N149P2" style:volatile="true">
      <number:text> </number:text>
      <number:fill-character> </number:fill-character>
      <number:text>- _)</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currency-style style:name="N146P0" style:volatile="true">
      <number:currency-symbol/>
      <number:fill-character> </number:fill-character>
      <number:number number:decimal-places="0" number:min-decimal-places="0" number:min-integer-digits="1" number:grouping="true"/>
      <number:text> _)</number:text>
    </number:currency-style>
    <number:currency-style style:name="N146P1" style:volatile="true">
      <number:currency-symbol/>
      <number:fill-character> </number:fill-character>
      <number:text>(</number:text>
      <number:number number:decimal-places="0" number:min-decimal-places="0" number:min-integer-digits="1" number:grouping="true"/>
      <number:text>)</number:text>
    </number:currency-style>
    <number:currency-style style:name="N146P2" style:volatile="true">
      <number:currency-symbol/>
      <number:fill-character> </number:fill-character>
      <number:text>- _)</number:text>
    </number:currency-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 </number:text>
      <number:fill-character> </number:fill-character>
      <number:text>(</number:text>
      <number:number number:decimal-places="2" number:min-decimal-places="2" number:min-integer-digits="1" number:grouping="true"/>
      <number:text>)</number:text>
    </number:number-style>
    <number:number-style style:name="N142P2" style:volatile="true">
      <number:text> </number:text>
      <number:fill-character> </number:fill-character>
      <number:text>-</number:text>
      <number:number number:decimal-places="0" number:min-decimal-places="0" number:min-integer-digits="2"/>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currency-style style:name="N139P0" style:volatile="true">
      <number:currency-symbol/>
      <number:fill-character> </number:fill-character>
      <number:number number:decimal-places="2" number:min-decimal-places="2" number:min-integer-digits="1" number:grouping="true"/>
      <number:text> _)</number:text>
    </number:currency-style>
    <number:currency-style style:name="N139P1" style:volatile="true">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currency-symbol/>
      <number:fill-character> </number:fill-character>
      <number:text>-</number:text>
      <number:number number:decimal-places="0" number:min-decimal-places="0" number:min-integer-digits="2"/>
      <number:text> _)</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percentage-style style:name="N135">
      <number:number number:decimal-places="3" number:min-decimal-places="3" number:min-integer-digits="1"/>
      <number:text>%</number:text>
    </number:percentage-style>
    <number:number-style style:name="N134">
      <number:scientific-number number:decimal-places="1" number:min-decimal-places="1" number:min-integer-digits="1" number:min-exponent-digits="1" number:exponent-interval="3" number:forced-exponent-sign="true"/>
    </number:number-style>
    <number:number-style style:name="N133">
      <number:number number:decimal-places="1" number:min-decimal-places="1" number:min-integer-digits="1" number:grouping="true"/>
    </number:number-style>
    <number:number-style style:name="N132">
      <number:number number:decimal-places="1" number:min-decimal-places="1" number:min-integer-digits="1"/>
    </number:number-style>
    <number:date-style style:name="N131">
      <number:day number:style="long"/>
      <number:text>-</number:text>
      <number:month number:textual="true"/>
    </number:date-style>
    <number:date-style style:name="N130">
      <number:month number:textual="true"/>
      <number:text>-</number:text>
      <number:year/>
    </number:date-style>
    <number:time-style style:name="N129">
      <number:hours/>
      <number:text>:</number:text>
      <number:minutes number:style="long"/>
      <number:text> </number:text>
      <number:am-pm/>
    </number:time-style>
    <number:number-style style:name="N128P0" style:volatile="true">
      <number:text> </number:text>
      <number:fill-character> </number:fill-character>
      <number:number number:decimal-places="0" number:min-decimal-places="0" number:min-integer-digits="1" number:grouping="true"/>
      <number:text> </number:text>
    </number:number-style>
    <number:number-style style:name="N128P1" style:volatile="true">
      <number:text>-</number:text>
      <number:fill-character> </number:fill-character>
      <number:number number:decimal-places="0" number:min-decimal-places="0" number:min-integer-digits="1" number:grouping="true"/>
      <number:text> </number:text>
    </number:number-style>
    <number:number-style style:name="N128P2" style:volatile="true">
      <number:text> </number:text>
      <number:fill-character> </number: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83">
      <number:number number:decimal-places="15" number:min-decimal-places="15" number:min-integer-digits="1"/>
    </number:number-style>
    <number:time-style style:name="N124">
      <number:minutes number:style="long"/>
      <number:text>:</number:text>
      <number:seconds number:style="long" number:decimal-places="1"/>
    </number:time-style>
    <number:number-style style:name="N182">
      <number:number number:decimal-places="16" number:min-decimal-places="16" number:min-integer-digits="1"/>
    </number:number-style>
    <number:number-style style:name="N123P0" style:volatile="true">
      <number:text> £</number:text>
      <number:fill-character> </number:fill-character>
      <number:number number:decimal-places="0" number:min-decimal-places="0" number:min-integer-digits="1" number:grouping="true"/>
      <number:text> </number:text>
    </number:number-style>
    <number:number-style style:name="N123P1" style:volatile="true">
      <number:text>-£</number:text>
      <number:fill-character> </number:fill-character>
      <number:number number:decimal-places="0" number:min-decimal-places="0" number:min-integer-digits="1" number:grouping="true"/>
      <number:text> </number:text>
    </number:number-style>
    <number:number-style style:name="N123P2" style:volatile="true">
      <number:text>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currency-style style:name="N178P0" style:volatile="true">
      <number:currency-symbol/>
      <number:number number:decimal-places="0" number:min-decimal-places="0" number:min-integer-digits="1" number:grouping="true"/>
      <number:text> _)</number:text>
    </number:currency-style>
    <number:currency-style style:name="N178">
      <number:text>(</number:text>
      <number:currency-symbol/>
      <number:number number:decimal-places="0" number:min-decimal-places="0" number:min-integer-digits="1" number:grouping="true"/>
      <number:text>)</number:text>
      <style:map style:condition="value()&gt;=0" style:apply-style-name="N178P0"/>
    </number:currency-style>
    <number:date-style style:name="N119">
      <number:day number:style="long"/>
      <number:text>-</number:text>
      <number:month number:textual="true"/>
      <number:text>-</number:text>
      <number:year/>
    </number:date-style>
    <number:time-style style:name="N177">
      <number:minutes number:style="long"/>
      <number:text>:</number:text>
      <number:seconds number:style="long"/>
    </number:time-style>
    <number:currency-style style:name="N118P0" style:volatile="true">
      <number:currency-symbol number:language="en" number:country="US">$</number:currency-symbol>
      <number:number number:decimal-places="2" number:min-decimal-places="2"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8P0"/>
    </number:currency-style>
    <number:time-style style:name="N116">
      <number:hours/>
      <number:text>:</number:text>
      <number:minutes number:style="long"/>
      <number:text>:</number:text>
      <number:seconds number:style="long"/>
      <number:text> </number:text>
      <number:am-pm/>
    </number:time-style>
    <number:number-style style:name="N174P0" style:volatile="true">
      <number:text> </number:text>
      <number:fill-character> </number:fill-character>
      <number:number number:decimal-places="2" number:min-decimal-places="2" number:min-integer-digits="1" number:grouping="true"/>
      <number:text> </number:text>
    </number:number-style>
    <number:number-style style:name="N174P1" style:volatile="true">
      <number:text>-</number:text>
      <number:fill-character> </number:fill-character>
      <number:number number:decimal-places="2" number:min-decimal-places="2" number:min-integer-digits="1" number:grouping="true"/>
      <number:text> </number:text>
    </number:number-style>
    <number:number-style style:name="N174P2" style:volatile="true">
      <number:text> </number:text>
      <number:fill-character> </number:fill-character>
      <number:text>-</number:text>
      <number:number number:decimal-places="0" number:min-decimal-places="0" number:min-integer-digits="2"/>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time-style style:name="N115" number:truncate-on-overflow="false">
      <number:hours/>
      <number:text>:</number:text>
      <number:minutes number:style="long"/>
      <number:text>:</number:text>
      <number:seconds number:style="long"/>
    </number:time-style>
    <number:currency-style style:name="N173P0" style:volatile="true">
      <number:currency-symbol/>
      <number:number number:decimal-places="2" number:min-decimal-places="2" number:min-integer-digits="1" number:grouping="true"/>
      <number:text> _)</number:text>
    </number:currency-style>
    <number:currency-style style:name="N173">
      <number:text>(</number:text>
      <number:currency-symbol/>
      <number:number number:decimal-places="2" number:min-decimal-places="2" number:min-integer-digits="1" number:grouping="true"/>
      <number:text>)</number:text>
      <style:map style:condition="value()&gt;=0" style:apply-style-name="N173P0"/>
    </number:currency-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number:text>
      <number:fill-character> </number:fill-character>
      <number:number number:decimal-places="2" number:min-decimal-places="2" number:min-integer-digits="1" number:grouping="true"/>
      <number:text> </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2" style:display-name="ConditionalStyle_2" style:family="table-cell" style:parent-style-name="Default">
      <style:text-properties fo:color="#cc0000" style:font-name="Calibri" fo:font-family="Calibri" style:font-family-generic="swiss" fo:font-size="11pt" style:font-size-asian="11pt" style:font-name-complex="Calibri" style:font-family-complex="Calibri" style:font-family-generic-complex="swiss" style:font-size-complex="11pt"/>
    </style:style>
    <style:style style:name="ConditionalStyle_5f_1" style:display-name="ConditionalStyle_1" style:family="table-cell" style:parent-style-name="Default">
      <style:text-properties fo:color="#cc0000" style:font-name="Calibri" fo:font-family="Calibri" style:font-family-generic="swiss" fo:font-size="11pt" style:font-size-asian="11pt" style:font-name-complex="Calibri" style:font-family-complex="Calibri" style:font-family-generic-complex="swiss" style:font-size-complex="11pt"/>
    </style:style>
    <draw:marker draw:name="msArrowEnd_20_5" draw:display-name="msArrowEnd 5" svg:viewBox="0 0 300 300" svg:d="M150 0l150 300h-300z"/>
  </office:styles>
  <office:automatic-styles>
    <style:page-layout style:name="Mpm1">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penpyxl</meta:initial-creator>
    <meta:editing-cycles>36</meta:editing-cycles>
    <meta:creation-date>2025-01-29T09:02:34</meta:creation-date>
    <dc:date>2025-04-11T16:46:41.791407236</dc:date>
    <dc:language>en-US</dc:language>
    <meta:editing-duration>P1DT11H27M1S</meta:editing-duration>
    <meta:generator>LibreOffice/7.3.7.2$Linux_X86_64 LibreOffice_project/30$Build-2</meta:generator>
    <meta:document-statistic meta:table-count="1" meta:cell-count="10351" meta:object-count="0"/>
    <meta:user-defined meta:name="AppVersion">16.0300</meta:user-defined>
  </office:meta>
</office:document-meta>
</file>